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D085463572746166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D085463572746166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281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2098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7717in"/>
    </style:style>
    <style:style style:name="co14" style:family="table-column">
      <style:table-column-properties fo:break-before="auto" style:column-width="0.8146in"/>
    </style:style>
    <style:style style:name="co15" style:family="table-column">
      <style:table-column-properties fo:break-before="auto" style:column-width="4.37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756in"/>
    </style:style>
    <style:style style:name="co18" style:family="table-column">
      <style:table-column-properties fo:break-before="auto" style:column-width="1.3937in"/>
    </style:style>
    <style:style style:name="co19" style:family="table-column">
      <style:table-column-properties fo:break-before="auto" style:column-width="5.2035in"/>
    </style:style>
    <style:style style:name="co20" style:family="table-column">
      <style:table-column-properties fo:break-before="auto" style:column-width="0.861in"/>
    </style:style>
    <style:style style:name="co21" style:family="table-column">
      <style:table-column-properties fo:break-before="auto" style:column-width="1.4181in"/>
    </style:style>
    <style:style style:name="co22" style:family="table-column">
      <style:table-column-properties fo:break-before="auto" style:column-width="1.0752in"/>
    </style:style>
    <style:style style:name="co23" style:family="table-column">
      <style:table-column-properties fo:break-before="auto" style:column-width="1.9083in"/>
    </style:style>
    <style:style style:name="co24" style:family="table-column">
      <style:table-column-properties fo:break-before="auto" style:column-width="1.4154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2.1583in"/>
    </style:style>
    <style:style style:name="co27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01" style:family="table-cell" style:parent-style-name="Default"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3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112" style:family="table-cell" style:parent-style-name="Default">
      <style:text-properties style:font-name="Liberation Sans" style:font-name-complex="Liberation Sans"/>
    </style:style>
    <style:style style:name="ce71" style:family="table-cell" style:parent-style-name="Default"/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94" style:family="table-cell" style:parent-style-name="Default" style:data-style-name="N124">
      <style:table-cell-properties fo:border="none"/>
      <style:text-properties style:font-name="Liberation Sans" style:font-name-complex="Liberation Sans"/>
    </style:style>
    <style:style style:name="ce95" style:family="table-cell" style:parent-style-name="Default" style:data-style-name="N124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20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69" style:family="table-cell" style:parent-style-name="Default">
      <style:table-cell-properties fo:background-color="#cccccc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70" style:family="table-cell" style:parent-style-name="Default">
      <style:table-cell-properties fo:background-color="#cccccc"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71" style:family="table-cell" style:parent-style-name="Default">
      <style:table-cell-properties fo:background-color="#cccccc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7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7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7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7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7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0" style:family="table-cell" style:parent-style-name="Pivot_20_Table_20_Category" style:data-style-name="N0">
      <style:table-cell-properties fo:border="0.99pt solid #000000"/>
    </style:style>
    <style:style style:name="ce18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8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8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84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8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6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8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8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9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208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148" style:family="table-cell" style:parent-style-name="Default" style:data-style-name="N0"/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name-complex="Liberation Sans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246" style:family="table-cell" style:parent-style-name="Default">
      <style:text-properties style:font-name="Liberation Sans" fo:font-weight="bold" style:font-weight-asian="bold" style:font-name-complex="Liberation Sans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101"/>
        <table:table-column table:style-name="co2" table:default-cell-style-name="ce107"/>
        <table:table-column table:style-name="co3" table:default-cell-style-name="ce101"/>
        <table:table-column table:style-name="co4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8" table:default-cell-style-name="ce80"/>
        <table:table-column table:style-name="co9" table:default-cell-style-name="ce94"/>
        <table:table-column table:style-name="co10" table:number-columns-repeated="28" table:default-cell-style-name="ce101"/>
        <table:table-column table:style-name="co10" table:default-cell-style-name="ce40"/>
        <table:table-column table:style-name="co10" table:default-cell-style-name="ce101"/>
        <table:table-column table:style-name="co10" table:default-cell-style-name="ce40"/>
        <table:table-column table:style-name="co10" table:number-columns-repeated="6" table:default-cell-style-name="ce101"/>
        <table:table-column table:style-name="co10" table:default-cell-style-name="ce40"/>
        <table:table-column table:style-name="co10" table:number-columns-repeated="8" table:default-cell-style-name="ce101"/>
        <table:table-column table:style-name="co10" table:number-columns-repeated="2" table:default-cell-style-name="ce40"/>
        <table:table-column table:style-name="co10" table:default-cell-style-name="ce101"/>
        <table:table-column table:style-name="co10" table:default-cell-style-name="ce40"/>
        <table:table-column table:style-name="co10" table:number-columns-repeated="6" table:default-cell-style-name="ce101"/>
        <table:table-column table:style-name="co10" table:default-cell-style-name="ce40"/>
        <table:table-column table:style-name="co10" table:number-columns-repeated="5" table:default-cell-style-name="ce101"/>
        <table:table-column table:style-name="co10" table:default-cell-style-name="ce40"/>
        <table:table-column table:style-name="co10" table:number-columns-repeated="3" table:default-cell-style-name="ce101"/>
        <table:table-column table:style-name="co10" table:number-columns-repeated="2" table:default-cell-style-name="ce40"/>
        <table:table-column table:style-name="co10" table:number-columns-repeated="7" table:default-cell-style-name="ce101"/>
        <table:table-column table:style-name="co10" table:default-cell-style-name="ce40"/>
        <table:table-column table:style-name="co10" table:number-columns-repeated="2" table:default-cell-style-name="ce101"/>
        <table:table-column table:style-name="co10" table:default-cell-style-name="ce40"/>
        <table:table-column table:style-name="co10" table:number-columns-repeated="2" table:default-cell-style-name="ce101"/>
        <table:table-column table:style-name="co10" table:number-columns-repeated="96" table:default-cell-style-name="ce40"/>
        <table:table-column table:style-name="co10" table:default-cell-style-name="ce171"/>
        <table:table-column table:style-name="co10" table:number-columns-repeated="19" table:default-cell-style-name="ce40"/>
        <table:table-column table:style-name="co10" table:number-columns-repeated="816" table:default-cell-style-name="ce101"/>
        <table:table-row table:style-name="ro1">
          <table:table-cell table:style-name="ce1"/>
          <table:table-cell table:style-name="ce7"/>
          <table:table-cell table:style-name="ce13"/>
          <table:table-cell table:style-name="ce60" table:formula="of:=&quot;WADs: &quot; &amp; SUMPRODUCT(NOT(ISBLANK([.D4:.D1048576])))" office:value-type="string" office:string-value="WADs: 503" calcext:value-type="string">
            <text:p>WADs: 503</text:p>
          </table:table-cell>
          <table:table-cell table:style-name="ce78" table:formula="of:=&quot;Voters: &quot; &amp; SUMPRODUCT(NOT(ISBLANK([.L2:.AMJ2])))" office:value-type="string" office:string-value="Voters: 197" calcext:value-type="string">
            <text:p>Voters: 197</text:p>
          </table:table-cell>
          <table:table-cell table:style-name="ce83"/>
          <table:table-cell table:style-name="ce78" table:formula="of:=&quot;D2: &quot;&amp;ROUND(100*COUNTIF([.G4:.G10000];&quot;=Doom II&quot;)/COUNTA([.G4:.G10000]))&amp;&quot;%&quot;" office:value-type="string" office:string-value="D2: 81%" calcext:value-type="string">
            <text:p>D2: 81%</text:p>
          </table:table-cell>
          <table:table-cell table:style-name="ce78" table:formula="of:=&quot;MW: &quot;&amp;COUNTIF([.H$1:.H$1048576];&quot;&gt;=27&quot;)" office:value-type="string" office:string-value="MW: 168" calcext:value-type="string">
            <text:p>MW: 168</text:p>
          </table:table-cell>
          <table:table-cell table:style-name="ce84" table:formula="of:=&quot;Sum: &quot;&amp;SUM([.L1:.AMJ1])" office:value-type="string" office:string-value="Sum: 10810" calcext:value-type="string" table:number-columns-spanned="2" table:number-rows-spanned="1">
            <text:p>Sum: 10810</text:p>
          </table:table-cell>
          <table:covered-table-cell table:style-name="ce90"/>
          <table:table-cell table:style-name="ce93"/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20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120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120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82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20" table:formula="of:=SUM([.BF4:.BF1048576])" office:value-type="float" office:value="55" calcext:value-type="float">
            <text:p>55</text:p>
          </table:table-cell>
          <table:table-cell table:style-name="ce120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120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120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120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82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120" table:formula="of:=SUM([.BZ4:.BZ1048576])" office:value-type="float" office:value="55" calcext:value-type="float">
            <text:p>55</text:p>
          </table:table-cell>
          <table:table-cell table:style-name="ce120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2" calcext:value-type="float">
            <text:p>52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20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20" table:formula="of:=SUM([.CL4:.CL1048576])" office:value-type="float" office:value="55" calcext:value-type="float">
            <text:p>55</text:p>
          </table:table-cell>
          <table:table-cell table:style-name="ce82" table:formula="of:=SUM([.CM4:.CM1048576])" office:value-type="float" office:value="55" calcext:value-type="float">
            <text:p>55</text:p>
          </table:table-cell>
          <table:table-cell table:style-name="ce82" table:formula="of:=SUM([.CN4:.CN1048576])" office:value-type="float" office:value="55" calcext:value-type="float">
            <text:p>55</text:p>
          </table:table-cell>
          <table:table-cell table:style-name="ce120" table:formula="of:=SUM([.CO4:.CO1048576])" office:value-type="float" office:value="55" calcext:value-type="float">
            <text:p>55</text:p>
          </table:table-cell>
          <table:table-cell table:style-name="ce120" table:formula="of:=SUM([.CP4:.CP1048576])" office:value-type="float" office:value="55" calcext:value-type="float">
            <text:p>55</text:p>
          </table:table-cell>
          <table:table-cell table:style-name="ce120" table:formula="of:=SUM([.CQ4:.CQ1048576])" office:value-type="float" office:value="55" calcext:value-type="float">
            <text:p>55</text:p>
          </table:table-cell>
          <table:table-cell table:style-name="ce120" table:formula="of:=SUM([.CR4:.CR1048576])" office:value-type="float" office:value="55" calcext:value-type="float">
            <text:p>55</text:p>
          </table:table-cell>
          <table:table-cell table:style-name="ce120" table:formula="of:=SUM([.CS4:.CS1048576])" office:value-type="float" office:value="55" calcext:value-type="float">
            <text:p>55</text:p>
          </table:table-cell>
          <table:table-cell table:style-name="ce120" table:formula="of:=SUM([.CT4:.CT1048576])" office:value-type="float" office:value="55" calcext:value-type="float">
            <text:p>55</text:p>
          </table:table-cell>
          <table:table-cell table:style-name="ce120" table:formula="of:=SUM([.CU4:.CU1048576])" office:value-type="float" office:value="55" calcext:value-type="float">
            <text:p>55</text:p>
          </table:table-cell>
          <table:table-cell table:style-name="ce120" table:formula="of:=SUM([.CV4:.CV1048576])" office:value-type="float" office:value="55" calcext:value-type="float">
            <text:p>55</text:p>
          </table:table-cell>
          <table:table-cell table:style-name="ce120" table:formula="of:=SUM([.CW4:.CW1048576])" office:value-type="float" office:value="55" calcext:value-type="float">
            <text:p>55</text:p>
          </table:table-cell>
          <table:table-cell table:style-name="ce120" table:formula="of:=SUM([.CX4:.CX1048576])" office:value-type="float" office:value="55" calcext:value-type="float">
            <text:p>55</text:p>
          </table:table-cell>
          <table:table-cell table:style-name="ce120" table:formula="of:=SUM([.CY4:.CY1048576])" office:value-type="float" office:value="55" calcext:value-type="float">
            <text:p>55</text:p>
          </table:table-cell>
          <table:table-cell table:style-name="ce120" table:formula="of:=SUM([.CZ4:.CZ1048576])" office:value-type="float" office:value="55" calcext:value-type="float">
            <text:p>55</text:p>
          </table:table-cell>
          <table:table-cell table:style-name="ce120" table:formula="of:=SUM([.DA4:.DA1048576])" office:value-type="float" office:value="55" calcext:value-type="float">
            <text:p>55</text:p>
          </table:table-cell>
          <table:table-cell table:style-name="ce120" table:formula="of:=SUM([.DB4:.DB1048576])" office:value-type="float" office:value="55" calcext:value-type="float">
            <text:p>55</text:p>
          </table:table-cell>
          <table:table-cell table:style-name="ce120" table:formula="of:=SUM([.DC4:.DC1048576])" office:value-type="float" office:value="55" calcext:value-type="float">
            <text:p>55</text:p>
          </table:table-cell>
          <table:table-cell table:style-name="ce120" table:formula="of:=SUM([.DD4:.DD1048576])" office:value-type="float" office:value="55" calcext:value-type="float">
            <text:p>55</text:p>
          </table:table-cell>
          <table:table-cell table:style-name="ce120" table:formula="of:=SUM([.DE4:.DE1048576])" office:value-type="float" office:value="55" calcext:value-type="float">
            <text:p>55</text:p>
          </table:table-cell>
          <table:table-cell table:style-name="ce120" table:formula="of:=SUM([.DF4:.DF1048576])" office:value-type="float" office:value="55" calcext:value-type="float">
            <text:p>55</text:p>
          </table:table-cell>
          <table:table-cell table:style-name="ce120" table:formula="of:=SUM([.DG4:.DG1048576])" office:value-type="float" office:value="55" calcext:value-type="float">
            <text:p>55</text:p>
          </table:table-cell>
          <table:table-cell table:style-name="ce120" table:formula="of:=SUM([.DH4:.DH1048576])" office:value-type="float" office:value="55" calcext:value-type="float">
            <text:p>55</text:p>
          </table:table-cell>
          <table:table-cell table:style-name="ce120" table:formula="of:=SUM([.DI4:.DI1048576])" office:value-type="float" office:value="55" calcext:value-type="float">
            <text:p>55</text:p>
          </table:table-cell>
          <table:table-cell table:style-name="ce120" table:formula="of:=SUM([.DJ4:.DJ1048576])" office:value-type="float" office:value="55" calcext:value-type="float">
            <text:p>55</text:p>
          </table:table-cell>
          <table:table-cell table:style-name="ce120" table:formula="of:=SUM([.DK4:.DK1048576])" office:value-type="float" office:value="55" calcext:value-type="float">
            <text:p>55</text:p>
          </table:table-cell>
          <table:table-cell table:style-name="ce120" table:formula="of:=SUM([.DL4:.DL1048576])" office:value-type="float" office:value="55" calcext:value-type="float">
            <text:p>55</text:p>
          </table:table-cell>
          <table:table-cell table:style-name="ce120" table:formula="of:=SUM([.DM4:.DM1048576])" office:value-type="float" office:value="55" calcext:value-type="float">
            <text:p>55</text:p>
          </table:table-cell>
          <table:table-cell table:style-name="ce120" table:formula="of:=SUM([.DN4:.DN1048576])" office:value-type="float" office:value="55" calcext:value-type="float">
            <text:p>55</text:p>
          </table:table-cell>
          <table:table-cell table:style-name="ce120" table:formula="of:=SUM([.DO4:.DO1048576])" office:value-type="float" office:value="55" calcext:value-type="float">
            <text:p>55</text:p>
          </table:table-cell>
          <table:table-cell table:style-name="ce120" table:formula="of:=SUM([.DP4:.DP1048576])" office:value-type="float" office:value="55" calcext:value-type="float">
            <text:p>55</text:p>
          </table:table-cell>
          <table:table-cell table:style-name="ce120" table:formula="of:=SUM([.DQ4:.DQ1048576])" office:value-type="float" office:value="55" calcext:value-type="float">
            <text:p>55</text:p>
          </table:table-cell>
          <table:table-cell table:style-name="ce120" table:formula="of:=SUM([.DR4:.DR1048576])" office:value-type="float" office:value="55" calcext:value-type="float">
            <text:p>55</text:p>
          </table:table-cell>
          <table:table-cell table:style-name="ce120" table:formula="of:=SUM([.DS4:.DS1048576])" office:value-type="float" office:value="55" calcext:value-type="float">
            <text:p>55</text:p>
          </table:table-cell>
          <table:table-cell table:style-name="ce120" table:formula="of:=SUM([.DT4:.DT1048576])" office:value-type="float" office:value="55" calcext:value-type="float">
            <text:p>55</text:p>
          </table:table-cell>
          <table:table-cell table:style-name="ce120" table:formula="of:=SUM([.DU4:.DU1048576])" office:value-type="float" office:value="55" calcext:value-type="float">
            <text:p>55</text:p>
          </table:table-cell>
          <table:table-cell table:style-name="ce120" table:formula="of:=SUM([.DV4:.DV1048576])" office:value-type="float" office:value="55" calcext:value-type="float">
            <text:p>55</text:p>
          </table:table-cell>
          <table:table-cell table:style-name="ce120" table:formula="of:=SUM([.DW4:.DW1048576])" office:value-type="float" office:value="55" calcext:value-type="float">
            <text:p>55</text:p>
          </table:table-cell>
          <table:table-cell table:style-name="ce120" table:formula="of:=SUM([.DX4:.DX1048576])" office:value-type="float" office:value="55" calcext:value-type="float">
            <text:p>55</text:p>
          </table:table-cell>
          <table:table-cell table:style-name="ce120" table:formula="of:=SUM([.DY4:.DY1048576])" office:value-type="float" office:value="55" calcext:value-type="float">
            <text:p>55</text:p>
          </table:table-cell>
          <table:table-cell table:style-name="ce120" table:formula="of:=SUM([.DZ4:.DZ1048576])" office:value-type="float" office:value="55" calcext:value-type="float">
            <text:p>55</text:p>
          </table:table-cell>
          <table:table-cell table:style-name="ce120" table:formula="of:=SUM([.EA4:.EA1048576])" office:value-type="float" office:value="55" calcext:value-type="float">
            <text:p>55</text:p>
          </table:table-cell>
          <table:table-cell table:style-name="ce120" table:formula="of:=SUM([.EB4:.EB1048576])" office:value-type="float" office:value="55" calcext:value-type="float">
            <text:p>55</text:p>
          </table:table-cell>
          <table:table-cell table:style-name="ce120" table:formula="of:=SUM([.EC4:.EC1048576])" office:value-type="float" office:value="55" calcext:value-type="float">
            <text:p>55</text:p>
          </table:table-cell>
          <table:table-cell table:style-name="ce120" table:formula="of:=SUM([.ED4:.ED1048576])" office:value-type="float" office:value="55" calcext:value-type="float">
            <text:p>55</text:p>
          </table:table-cell>
          <table:table-cell table:style-name="ce120" table:formula="of:=SUM([.EE4:.EE1048576])" office:value-type="float" office:value="55" calcext:value-type="float">
            <text:p>55</text:p>
          </table:table-cell>
          <table:table-cell table:style-name="ce120" table:formula="of:=SUM([.EF4:.EF1048576])" office:value-type="float" office:value="55" calcext:value-type="float">
            <text:p>55</text:p>
          </table:table-cell>
          <table:table-cell table:style-name="ce120" table:formula="of:=SUM([.EG4:.EG1048576])" office:value-type="float" office:value="55" calcext:value-type="float">
            <text:p>55</text:p>
          </table:table-cell>
          <table:table-cell table:style-name="ce120" table:formula="of:=SUM([.EH4:.EH1048576])" office:value-type="float" office:value="55" calcext:value-type="float">
            <text:p>55</text:p>
          </table:table-cell>
          <table:table-cell table:style-name="ce120" table:formula="of:=SUM([.EI4:.EI1048576])" office:value-type="float" office:value="55" calcext:value-type="float">
            <text:p>55</text:p>
          </table:table-cell>
          <table:table-cell table:style-name="ce120" table:formula="of:=SUM([.EJ4:.EJ1048576])" office:value-type="float" office:value="55" calcext:value-type="float">
            <text:p>55</text:p>
          </table:table-cell>
          <table:table-cell table:style-name="ce120" table:formula="of:=SUM([.EK4:.EK1048576])" office:value-type="float" office:value="55" calcext:value-type="float">
            <text:p>55</text:p>
          </table:table-cell>
          <table:table-cell table:style-name="ce120" table:formula="of:=SUM([.EL4:.EL1048576])" office:value-type="float" office:value="55" calcext:value-type="float">
            <text:p>55</text:p>
          </table:table-cell>
          <table:table-cell table:style-name="ce120" table:formula="of:=SUM([.EM4:.EM1048576])" office:value-type="float" office:value="55" calcext:value-type="float">
            <text:p>55</text:p>
          </table:table-cell>
          <table:table-cell table:style-name="ce120" table:formula="of:=SUM([.EN4:.EN1048576])" office:value-type="float" office:value="55" calcext:value-type="float">
            <text:p>55</text:p>
          </table:table-cell>
          <table:table-cell table:style-name="ce120" table:formula="of:=SUM([.EO4:.EO1048576])" office:value-type="float" office:value="55" calcext:value-type="float">
            <text:p>55</text:p>
          </table:table-cell>
          <table:table-cell table:style-name="ce120" table:formula="of:=SUM([.EP4:.EP1048576])" office:value-type="float" office:value="55" calcext:value-type="float">
            <text:p>55</text:p>
          </table:table-cell>
          <table:table-cell table:style-name="ce120" table:formula="of:=SUM([.EQ4:.EQ1048576])" office:value-type="float" office:value="55" calcext:value-type="float">
            <text:p>55</text:p>
          </table:table-cell>
          <table:table-cell table:style-name="ce120" table:formula="of:=SUM([.ER4:.ER1048576])" office:value-type="float" office:value="55" calcext:value-type="float">
            <text:p>55</text:p>
          </table:table-cell>
          <table:table-cell table:style-name="ce120" table:formula="of:=SUM([.ES4:.ES1048576])" office:value-type="float" office:value="55" calcext:value-type="float">
            <text:p>55</text:p>
          </table:table-cell>
          <table:table-cell table:style-name="ce120" table:formula="of:=SUM([.ET4:.ET1048576])" office:value-type="float" office:value="55" calcext:value-type="float">
            <text:p>55</text:p>
          </table:table-cell>
          <table:table-cell table:style-name="ce120" table:formula="of:=SUM([.EU4:.EU1048576])" office:value-type="float" office:value="55" calcext:value-type="float">
            <text:p>55</text:p>
          </table:table-cell>
          <table:table-cell table:style-name="ce120" table:formula="of:=SUM([.EV4:.EV1048576])" office:value-type="float" office:value="55" calcext:value-type="float">
            <text:p>55</text:p>
          </table:table-cell>
          <table:table-cell table:style-name="ce120" table:formula="of:=SUM([.EW4:.EW1048576])" office:value-type="float" office:value="55" calcext:value-type="float">
            <text:p>55</text:p>
          </table:table-cell>
          <table:table-cell table:style-name="ce120" table:formula="of:=SUM([.EX4:.EX1048576])" office:value-type="float" office:value="55" calcext:value-type="float">
            <text:p>55</text:p>
          </table:table-cell>
          <table:table-cell table:style-name="ce120" table:formula="of:=SUM([.EY4:.EY1048576])" office:value-type="float" office:value="55" calcext:value-type="float">
            <text:p>55</text:p>
          </table:table-cell>
          <table:table-cell table:style-name="ce120" table:formula="of:=SUM([.EZ4:.EZ1048576])" office:value-type="float" office:value="55" calcext:value-type="float">
            <text:p>55</text:p>
          </table:table-cell>
          <table:table-cell table:style-name="ce120" table:formula="of:=SUM([.FA4:.FA1048576])" office:value-type="float" office:value="55" calcext:value-type="float">
            <text:p>55</text:p>
          </table:table-cell>
          <table:table-cell table:style-name="ce120" table:formula="of:=SUM([.FB4:.FB1048576])" office:value-type="float" office:value="55" calcext:value-type="float">
            <text:p>55</text:p>
          </table:table-cell>
          <table:table-cell table:style-name="ce120" table:formula="of:=SUM([.FC4:.FC1048576])" office:value-type="float" office:value="55" calcext:value-type="float">
            <text:p>55</text:p>
          </table:table-cell>
          <table:table-cell table:style-name="ce120" table:formula="of:=SUM([.FD4:.FD1048576])" office:value-type="float" office:value="55" calcext:value-type="float">
            <text:p>55</text:p>
          </table:table-cell>
          <table:table-cell table:style-name="ce120" table:formula="of:=SUM([.FE4:.FE1048576])" office:value-type="float" office:value="55" calcext:value-type="float">
            <text:p>55</text:p>
          </table:table-cell>
          <table:table-cell table:style-name="ce120" table:formula="of:=SUM([.FF4:.FF1048576])" office:value-type="float" office:value="55" calcext:value-type="float">
            <text:p>55</text:p>
          </table:table-cell>
          <table:table-cell table:style-name="ce120" table:formula="of:=SUM([.FG4:.FG1048576])" office:value-type="float" office:value="55" calcext:value-type="float">
            <text:p>55</text:p>
          </table:table-cell>
          <table:table-cell table:style-name="ce120" table:formula="of:=SUM([.FH4:.FH1048576])" office:value-type="float" office:value="55" calcext:value-type="float">
            <text:p>55</text:p>
          </table:table-cell>
          <table:table-cell table:style-name="ce120" table:formula="of:=SUM([.FI4:.FI1048576])" office:value-type="float" office:value="55" calcext:value-type="float">
            <text:p>55</text:p>
          </table:table-cell>
          <table:table-cell table:style-name="ce120" table:formula="of:=SUM([.FJ4:.FJ1048576])" office:value-type="float" office:value="55" calcext:value-type="float">
            <text:p>55</text:p>
          </table:table-cell>
          <table:table-cell table:style-name="ce120" table:formula="of:=SUM([.FK4:.FK1048576])" office:value-type="float" office:value="55" calcext:value-type="float">
            <text:p>55</text:p>
          </table:table-cell>
          <table:table-cell table:style-name="ce120" table:formula="of:=SUM([.FL4:.FL1048576])" office:value-type="float" office:value="55" calcext:value-type="float">
            <text:p>55</text:p>
          </table:table-cell>
          <table:table-cell table:style-name="ce120" table:formula="of:=SUM([.FM4:.FM1048576])" office:value-type="float" office:value="55" calcext:value-type="float">
            <text:p>55</text:p>
          </table:table-cell>
          <table:table-cell table:style-name="ce120" table:formula="of:=SUM([.FN4:.FN1048576])" office:value-type="float" office:value="55" calcext:value-type="float">
            <text:p>55</text:p>
          </table:table-cell>
          <table:table-cell table:style-name="ce120" table:formula="of:=SUM([.FO4:.FO1048576])" office:value-type="float" office:value="55" calcext:value-type="float">
            <text:p>55</text:p>
          </table:table-cell>
          <table:table-cell table:style-name="ce120" table:formula="of:=SUM([.FP4:.FP1048576])" office:value-type="float" office:value="54" calcext:value-type="float">
            <text:p>54</text:p>
          </table:table-cell>
          <table:table-cell table:style-name="ce120" table:formula="of:=SUM([.FQ4:.FQ1048576])" office:value-type="float" office:value="55" calcext:value-type="float">
            <text:p>55</text:p>
          </table:table-cell>
          <table:table-cell table:style-name="ce120" table:formula="of:=SUM([.FR4:.FR1048576])" office:value-type="float" office:value="55" calcext:value-type="float">
            <text:p>55</text:p>
          </table:table-cell>
          <table:table-cell table:style-name="ce120" table:formula="of:=SUM([.FS4:.FS1048576])" office:value-type="float" office:value="55" calcext:value-type="float">
            <text:p>55</text:p>
          </table:table-cell>
          <table:table-cell table:style-name="ce120" table:formula="of:=SUM([.FT4:.FT1048576])" office:value-type="float" office:value="55" calcext:value-type="float">
            <text:p>55</text:p>
          </table:table-cell>
          <table:table-cell table:style-name="ce120" table:formula="of:=SUM([.FU4:.FU1048576])" office:value-type="float" office:value="55" calcext:value-type="float">
            <text:p>55</text:p>
          </table:table-cell>
          <table:table-cell table:style-name="ce120" table:formula="of:=SUM([.FV4:.FV1048576])" office:value-type="float" office:value="55" calcext:value-type="float">
            <text:p>55</text:p>
          </table:table-cell>
          <table:table-cell table:style-name="ce120" table:formula="of:=SUM([.FW4:.FW1048576])" office:value-type="float" office:value="50" calcext:value-type="float">
            <text:p>50</text:p>
          </table:table-cell>
          <table:table-cell table:style-name="ce120" table:formula="of:=SUM([.FX4:.FX1048576])" office:value-type="float" office:value="55" calcext:value-type="float">
            <text:p>55</text:p>
          </table:table-cell>
          <table:table-cell table:style-name="ce120" table:formula="of:=SUM([.FY4:.FY1048576])" office:value-type="float" office:value="55" calcext:value-type="float">
            <text:p>55</text:p>
          </table:table-cell>
          <table:table-cell table:style-name="ce120" table:formula="of:=SUM([.FZ4:.FZ1048576])" office:value-type="float" office:value="55" calcext:value-type="float">
            <text:p>55</text:p>
          </table:table-cell>
          <table:table-cell table:style-name="ce120" table:formula="of:=SUM([.GA4:.GA1048576])" office:value-type="float" office:value="55" calcext:value-type="float">
            <text:p>55</text:p>
          </table:table-cell>
          <table:table-cell table:style-name="ce120" table:formula="of:=SUM([.GB4:.GB1048576])" office:value-type="float" office:value="50" calcext:value-type="float">
            <text:p>50</text:p>
          </table:table-cell>
          <table:table-cell table:style-name="ce120" table:formula="of:=SUM([.GC4:.GC1048576])" office:value-type="float" office:value="55" calcext:value-type="float">
            <text:p>55</text:p>
          </table:table-cell>
          <table:table-cell table:style-name="ce120" table:formula="of:=SUM([.GD4:.GD1048576])" office:value-type="float" office:value="55" calcext:value-type="float">
            <text:p>55</text:p>
          </table:table-cell>
          <table:table-cell table:style-name="ce120" table:formula="of:=SUM([.GE4:.GE1048576])" office:value-type="float" office:value="55" calcext:value-type="float">
            <text:p>55</text:p>
          </table:table-cell>
          <table:table-cell table:style-name="ce120" table:formula="of:=SUM([.GF4:.GF1048576])" office:value-type="float" office:value="55" calcext:value-type="float">
            <text:p>55</text:p>
          </table:table-cell>
          <table:table-cell table:style-name="ce169" table:formula="of:=SUM([.GG4:.GG1048576])" office:value-type="float" office:value="55" calcext:value-type="float">
            <text:p>55</text:p>
          </table:table-cell>
          <table:table-cell table:style-name="ce120" table:formula="of:=SUM([.GH4:.GH1048576])" office:value-type="float" office:value="55" calcext:value-type="float">
            <text:p>55</text:p>
          </table:table-cell>
          <table:table-cell table:style-name="ce120" table:formula="of:=SUM([.GI4:.GI1048576])" office:value-type="float" office:value="55" calcext:value-type="float">
            <text:p>55</text:p>
          </table:table-cell>
          <table:table-cell table:style-name="ce120" table:formula="of:=SUM([.GJ4:.GJ1048576])" office:value-type="float" office:value="55" calcext:value-type="float">
            <text:p>55</text:p>
          </table:table-cell>
          <table:table-cell table:style-name="ce120" table:formula="of:=SUM([.GK4:.GK1048576])" office:value-type="float" office:value="51" calcext:value-type="float">
            <text:p>51</text:p>
          </table:table-cell>
          <table:table-cell table:style-name="ce120" table:formula="of:=SUM([.GL4:.GL1048576])" office:value-type="float" office:value="52" calcext:value-type="float">
            <text:p>52</text:p>
          </table:table-cell>
          <table:table-cell table:style-name="ce120" table:formula="of:=SUM([.GM4:.GM1048576])" office:value-type="float" office:value="55" calcext:value-type="float">
            <text:p>55</text:p>
          </table:table-cell>
          <table:table-cell table:style-name="ce120" table:formula="of:=SUM([.GN4:.GN1048576])" office:value-type="float" office:value="55" calcext:value-type="float">
            <text:p>55</text:p>
          </table:table-cell>
          <table:table-cell table:style-name="ce120" table:formula="of:=SUM([.GO4:.GO1048576])" office:value-type="float" office:value="55" calcext:value-type="float">
            <text:p>55</text:p>
          </table:table-cell>
          <table:table-cell table:style-name="ce120" table:formula="of:=SUM([.GP4:.GP1048576])" office:value-type="float" office:value="55" calcext:value-type="float">
            <text:p>55</text:p>
          </table:table-cell>
          <table:table-cell table:style-name="ce120" table:formula="of:=SUM([.GQ4:.GQ1048576])" office:value-type="float" office:value="55" calcext:value-type="float">
            <text:p>55</text:p>
          </table:table-cell>
          <table:table-cell table:style-name="ce120" table:formula="of:=SUM([.GR4:.GR1048576])" office:value-type="float" office:value="51" calcext:value-type="float">
            <text:p>51</text:p>
          </table:table-cell>
          <table:table-cell table:style-name="ce120" table:formula="of:=SUM([.GS4:.GS1048576])" office:value-type="float" office:value="55" calcext:value-type="float">
            <text:p>55</text:p>
          </table:table-cell>
          <table:table-cell table:style-name="ce120" table:formula="of:=SUM([.GT4:.GT1048576])" office:value-type="float" office:value="55" calcext:value-type="float">
            <text:p>55</text:p>
          </table:table-cell>
          <table:table-cell table:style-name="ce120" table:formula="of:=SUM([.GU4:.GU1048576])" office:value-type="float" office:value="55" calcext:value-type="float">
            <text:p>55</text:p>
          </table:table-cell>
          <table:table-cell table:style-name="ce120" table:formula="of:=SUM([.GV4:.GV1048576])" office:value-type="float" office:value="55" calcext:value-type="float">
            <text:p>55</text:p>
          </table:table-cell>
          <table:table-cell table:style-name="ce120" table:formula="of:=SUM([.GW4:.GW1048576])" office:value-type="float" office:value="55" calcext:value-type="float">
            <text:p>55</text:p>
          </table:table-cell>
          <table:table-cell table:style-name="ce120" table:formula="of:=SUM([.GX4:.GX1048576])" office:value-type="float" office:value="55" calcext:value-type="float">
            <text:p>55</text:p>
          </table:table-cell>
          <table:table-cell table:style-name="ce120" table:formula="of:=SUM([.GY4:.GY1048576])" office:value-type="float" office:value="55" calcext:value-type="float">
            <text:p>55</text:p>
          </table:table-cell>
          <table:table-cell table:style-name="ce120" table:formula="of:=SUM([.GZ4:.GZ1048576])" office:value-type="float" office:value="55" calcext:value-type="float">
            <text:p>55</text:p>
          </table:table-cell>
          <table:table-cell table:style-name="ce120" table:formula="of:=SUM([.HA4:.HA1048576])" office:value-type="float" office:value="0" calcext:value-type="float">
            <text:p>0</text:p>
          </table:table-cell>
          <table:table-cell table:style-name="ce82" table:number-columns-repeated="815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4" office:value-type="string" calcext:value-type="string">
            <text:p>Maps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4" office:value-type="string" calcext:value-type="string">
            <text:p>Average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office:annotation draw:style-name="gr1" draw:text-style-name="P2" svg:width="1.1413in" svg:height="0.7083in" svg:x="28.4693in" svg:y="0in" draw:caption-point-x="-0.2402in" draw:caption-point-y="0.1815in">
              <dc:date>2022-05-03T00:00:00</dc:date>
              <text:p text:style-name="P1"><text:span text:style-name="T1">new name: Ex Inferis</text:span></text:p>
            </office:annotation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office:annotation draw:style-name="gr1" draw:text-style-name="P2" svg:width="1.1413in" svg:height="0.7083in" svg:x="32.8736in" svg:y="0in" draw:caption-point-x="-0.2402in" draw:caption-point-y="0.1815in">
              <dc:date>2022-05-02T00:00:00</dc:date>
              <text:p text:style-name="P1"><text:span text:style-name="T1">New user name: </text:span></text:p>
              <text:p text:style-name="P1"><text:span text:style-name="T1">game</text:span></text:p>
              <text:p text:style-name="P1"><text:span text:style-name="T1">Pixel Fiend</text:span></text:p>
            </office:annotation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5" office:value-type="string" calcext:value-type="string">
            <text:p>Ezepov</text:p>
          </table:table-cell>
          <table:table-cell table:style-name="ce170" office:value-type="string" calcext:value-type="string">
            <text:p>akolai</text:p>
          </table:table-cell>
          <table:table-cell table:style-name="ce115" office:value-type="string" calcext:value-type="string">
            <text:p>Doomlover77</text:p>
          </table:table-cell>
          <table:table-cell table:style-name="ce115" office:value-type="string" calcext:value-type="string">
            <text:p>LadyMistDragon</text:p>
          </table:table-cell>
          <table:table-cell table:style-name="ce115" office:value-type="string" calcext:value-type="string">
            <text:p>Maribo</text:p>
          </table:table-cell>
          <table:table-cell table:style-name="ce115" office:value-type="string" calcext:value-type="string">
            <text:p>DoomPlayer00</text:p>
          </table:table-cell>
          <table:table-cell table:style-name="ce115" office:value-type="string" calcext:value-type="string">
            <text:p>sincity2100</text:p>
          </table:table-cell>
          <table:table-cell table:style-name="ce115" office:value-type="string" calcext:value-type="string">
            <text:p>RHhe82</text:p>
          </table:table-cell>
          <table:table-cell table:style-name="ce115" office:value-type="string" calcext:value-type="string">
            <text:p>Katamori</text:p>
          </table:table-cell>
          <table:table-cell table:style-name="ce115" office:value-type="string" calcext:value-type="string">
            <text:p>erzboesewicht</text:p>
          </table:table-cell>
          <table:table-cell table:style-name="ce115" office:value-type="string" calcext:value-type="string">
            <text:p>KineticBeverage</text:p>
          </table:table-cell>
          <table:table-cell table:style-name="ce115" office:value-type="string" calcext:value-type="string">
            <text:p>Dubium</text:p>
          </table:table-cell>
          <table:table-cell table:style-name="ce115" office:value-type="string" calcext:value-type="string">
            <text:p>Nefelibeta</text:p>
          </table:table-cell>
          <table:table-cell table:style-name="ce115" office:value-type="string" calcext:value-type="string">
            <text:p>tonytheparrot</text:p>
          </table:table-cell>
          <table:table-cell table:style-name="ce115" office:value-type="string" calcext:value-type="string">
            <text:p>rzh</text:p>
          </table:table-cell>
          <table:table-cell table:style-name="ce115" office:value-type="string" calcext:value-type="string">
            <text:p><text:s/>Foodles</text:p>
          </table:table-cell>
          <table:table-cell table:style-name="ce115" office:value-type="string" calcext:value-type="string">
            <text:p>NiGHTS108</text:p>
          </table:table-cell>
          <table:table-cell table:style-name="ce115" office:value-type="string" calcext:value-type="string">
            <text:p>Thelokk</text:p>
          </table:table-cell>
          <table:table-cell table:style-name="ce115" office:value-type="string" calcext:value-type="string">
            <text:p>Keykhosrau</text:p>
          </table:table-cell>
          <table:table-cell table:style-name="ce115" office:value-type="string" calcext:value-type="string">
            <text:p>doombedoom</text:p>
          </table:table-cell>
          <table:table-cell table:style-name="ce115" office:value-type="string" calcext:value-type="string">
            <text:p>Bep</text:p>
          </table:table-cell>
          <table:table-cell table:style-name="ce118" table:number-columns-repeated="81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L4:.AMJ4])" office:value-type="float" office:value="474" calcext:value-type="float">
            <text:p>474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:.AMJ4]); &quot;&quot;; [.L$2:.AMJ$2] &amp; &quot;:&quot; &amp; UNICHAR(160) &amp; [.L4:.AMJ4]))" office:value-type="string" office:string-value="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" calcext:value-type="string">
            <text:p>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</text:p>
          </table:table-cell>
          <table:table-cell table:style-name="ce17" table:formula="of:=SUMPRODUCT(NOT(ISBLANK([.L4:.AMJ4])))" office:value-type="float" office:value="73" calcext:value-type="float">
            <text:p>73</text:p>
          </table:table-cell>
          <table:table-cell table:style-name="ce95" table:formula="of:=IF([.J4]&gt;2;AVERAGE([.L4:.AMJ4]);0)" office:value-type="float" office:value="6.49315068493151" calcext:value-type="float">
            <text:p>6.4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2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L5:.AMJ5])" office:value-type="float" office:value="440" calcext:value-type="float">
            <text:p>440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:.AMJ5]); &quot;&quot;; [.L$2:.AMJ$2] &amp; &quot;:&quot; &amp; UNICHAR(160) &amp; [.L5:.AMJ5]))" office:value-type="string" office:string-value="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" calcext:value-type="string">
            <text:p>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</text:p>
          </table:table-cell>
          <table:table-cell table:style-name="ce17" table:formula="of:=SUMPRODUCT(NOT(ISBLANK([.L5:.AMJ5])))" office:value-type="float" office:value="70" calcext:value-type="float">
            <text:p>70</text:p>
          </table:table-cell>
          <table:table-cell table:style-name="ce95" table:formula="of:=IF([.J5]&gt;2;AVERAGE([.L5:.AMJ5]);0)" office:value-type="float" office:value="6.28571428571429" calcext:value-type="float">
            <text:p>6.2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2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L6:.AMJ6])" office:value-type="float" office:value="429" calcext:value-type="float">
            <text:p>429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:.AMJ6]); &quot;&quot;; [.L$2:.AMJ$2] &amp; &quot;:&quot; &amp; UNICHAR(160) &amp; [.L6:.AMJ6]))" office:value-type="string" office:string-value="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" calcext:value-type="string">
            <text:p>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</text:p>
          </table:table-cell>
          <table:table-cell table:style-name="ce17" table:formula="of:=SUMPRODUCT(NOT(ISBLANK([.L6:.AMJ6])))" office:value-type="float" office:value="77" calcext:value-type="float">
            <text:p>77</text:p>
          </table:table-cell>
          <table:table-cell table:style-name="ce95" table:formula="of:=IF([.J6]&gt;2;AVERAGE([.L6:.AMJ6]);0)" office:value-type="float" office:value="5.57142857142857" calcext:value-type="float">
            <text:p>5.5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2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L7:.AMJ7])" office:value-type="float" office:value="404" calcext:value-type="float">
            <text:p>404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:.AMJ7]); &quot;&quot;; [.L$2:.AMJ$2] &amp; &quot;:&quot; &amp; UNICHAR(160) &amp; [.L7:.AMJ7]))" office:value-type="string" office:string-value="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" calcext:value-type="string">
            <text:p>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<text:s/>Foodles: 9, doombedoom: 5</text:p>
          </table:table-cell>
          <table:table-cell table:style-name="ce17" table:formula="of:=SUMPRODUCT(NOT(ISBLANK([.L7:.AMJ7])))" office:value-type="float" office:value="65" calcext:value-type="float">
            <text:p>65</text:p>
          </table:table-cell>
          <table:table-cell table:style-name="ce95" table:formula="of:=IF([.J7]&gt;2;AVERAGE([.L7:.AMJ7]);0)" office:value-type="float" office:value="6.21538461538462" calcext:value-type="float">
            <text:p>6.2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17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L8:.AMJ8])" office:value-type="float" office:value="381" calcext:value-type="float">
            <text:p>38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:.AMJ8]); &quot;&quot;; [.L$2:.AMJ$2] &amp; &quot;:&quot; &amp; UNICHAR(160) &amp; [.L8:.AMJ8]))" office:value-type="string" office:string-value="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" calcext:value-type="string">
            <text:p>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</text:p>
          </table:table-cell>
          <table:table-cell table:style-name="ce17" table:formula="of:=SUMPRODUCT(NOT(ISBLANK([.L8:.AMJ8])))" office:value-type="float" office:value="67" calcext:value-type="float">
            <text:p>67</text:p>
          </table:table-cell>
          <table:table-cell table:style-name="ce95" table:formula="of:=IF([.J8]&gt;2;AVERAGE([.L8:.AMJ8]);0)" office:value-type="float" office:value="5.6865671641791" calcext:value-type="float">
            <text:p>5.68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1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L9:.AMJ9])" office:value-type="float" office:value="343" calcext:value-type="float">
            <text:p>34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:.AMJ9]); &quot;&quot;; [.L$2:.AMJ$2] &amp; &quot;:&quot; &amp; UNICHAR(160) &amp; [.L9:.AMJ9]))" office:value-type="string" office:string-value="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" calcext:value-type="string">
            <text:p>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<text:s/>Foodles: 5</text:p>
          </table:table-cell>
          <table:table-cell table:style-name="ce17" table:formula="of:=SUMPRODUCT(NOT(ISBLANK([.L9:.AMJ9])))" office:value-type="float" office:value="50" calcext:value-type="float">
            <text:p>50</text:p>
          </table:table-cell>
          <table:table-cell table:style-name="ce95" table:formula="of:=IF([.J9]&gt;2;AVERAGE([.L9:.AMJ9]);0)" office:value-type="float" office:value="6.86" calcext:value-type="float">
            <text:p>6.86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L10:.AMJ10])" office:value-type="float" office:value="309" calcext:value-type="float">
            <text:p>309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0:.AMJ10]); &quot;&quot;; [.L$2:.AMJ$2] &amp; &quot;:&quot; &amp; UNICHAR(160) &amp; [.L10:.AMJ10]))" office:value-type="string" office:string-value="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" calcext:value-type="string">
            <text:p>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</text:p>
          </table:table-cell>
          <table:table-cell table:style-name="ce17" table:formula="of:=SUMPRODUCT(NOT(ISBLANK([.L10:.AMJ10])))" office:value-type="float" office:value="59" calcext:value-type="float">
            <text:p>59</text:p>
          </table:table-cell>
          <table:table-cell table:style-name="ce95" table:formula="of:=IF([.J10]&gt;2;AVERAGE([.L10:.AMJ10]);0)" office:value-type="float" office:value="5.23728813559322" calcext:value-type="float">
            <text:p>5.2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1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L11:.AMJ11])" office:value-type="float" office:value="307" calcext:value-type="float">
            <text:p>30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:.AMJ11]); &quot;&quot;; [.L$2:.AMJ$2] &amp; &quot;:&quot; &amp; UNICHAR(160) &amp; [.L11:.AMJ11]))" office:value-type="string" office:string-value="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" calcext:value-type="string">
            <text:p>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</text:p>
          </table:table-cell>
          <table:table-cell table:style-name="ce17" table:formula="of:=SUMPRODUCT(NOT(ISBLANK([.L11:.AMJ11])))" office:value-type="float" office:value="54" calcext:value-type="float">
            <text:p>54</text:p>
          </table:table-cell>
          <table:table-cell table:style-name="ce95" table:formula="of:=IF([.J11]&gt;2;AVERAGE([.L11:.AMJ11]);0)" office:value-type="float" office:value="5.68518518518519" calcext:value-type="float">
            <text:p>5.68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number-columns-repeated="83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L12:.AMJ12])" office:value-type="float" office:value="274" calcext:value-type="float">
            <text:p>274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:.AMJ12]); &quot;&quot;; [.L$2:.AMJ$2] &amp; &quot;:&quot; &amp; UNICHAR(160) &amp; [.L12:.AMJ12]))" office:value-type="string" office:string-value="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" calcext:value-type="string">
            <text:p>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</text:p>
          </table:table-cell>
          <table:table-cell table:style-name="ce17" table:formula="of:=SUMPRODUCT(NOT(ISBLANK([.L12:.AMJ12])))" office:value-type="float" office:value="52" calcext:value-type="float">
            <text:p>52</text:p>
          </table:table-cell>
          <table:table-cell table:style-name="ce95" table:formula="of:=IF([.J12]&gt;2;AVERAGE([.L12:.AMJ12]);0)" office:value-type="float" office:value="5.26923076923077" calcext:value-type="float">
            <text:p>5.26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L13:.AMJ13])" office:value-type="float" office:value="213" calcext:value-type="float">
            <text:p>213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:.AMJ13]); &quot;&quot;; [.L$2:.AMJ$2] &amp; &quot;:&quot; &amp; UNICHAR(160) &amp; [.L13:.AMJ13]))" office:value-type="string" office:string-value="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" calcext:value-type="string">
            <text:p>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</text:p>
          </table:table-cell>
          <table:table-cell table:style-name="ce17" table:formula="of:=SUMPRODUCT(NOT(ISBLANK([.L13:.AMJ13])))" office:value-type="float" office:value="43" calcext:value-type="float">
            <text:p>43</text:p>
          </table:table-cell>
          <table:table-cell table:style-name="ce95" table:formula="of:=IF([.J13]&gt;2;AVERAGE([.L13:.AMJ13]);0)" office:value-type="float" office:value="4.95348837209302" calcext:value-type="float">
            <text:p>4.95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1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L14:.AMJ14])" office:value-type="float" office:value="172" calcext:value-type="float">
            <text:p>172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4:.AMJ14]); &quot;&quot;; [.L$2:.AMJ$2] &amp; &quot;:&quot; &amp; UNICHAR(160) &amp; [.L14:.AMJ14]))" office:value-type="string" office:string-value="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" calcext:value-type="string">
            <text:p>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</text:p>
          </table:table-cell>
          <table:table-cell table:style-name="ce17" table:formula="of:=SUMPRODUCT(NOT(ISBLANK([.L14:.AMJ14])))" office:value-type="float" office:value="31" calcext:value-type="float">
            <text:p>31</text:p>
          </table:table-cell>
          <table:table-cell table:style-name="ce95" table:formula="of:=IF([.J14]&gt;2;AVERAGE([.L14:.AMJ14]);0)" office:value-type="float" office:value="5.54838709677419" calcext:value-type="float">
            <text:p>5.5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2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L15:.AMJ15])" office:value-type="float" office:value="148" calcext:value-type="float">
            <text:p>148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:.AMJ15]); &quot;&quot;; [.L$2:.AMJ$2] &amp; &quot;:&quot; &amp; UNICHAR(160) &amp; [.L15:.AMJ15]))" office:value-type="string" office:string-value="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" calcext:value-type="string">
            <text:p>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<text:s/>Foodles: 3</text:p>
          </table:table-cell>
          <table:table-cell table:style-name="ce17" table:formula="of:=SUMPRODUCT(NOT(ISBLANK([.L15:.AMJ15])))" office:value-type="float" office:value="28" calcext:value-type="float">
            <text:p>28</text:p>
          </table:table-cell>
          <table:table-cell table:style-name="ce95" table:formula="of:=IF([.J15]&gt;2;AVERAGE([.L15:.AMJ15]);0)" office:value-type="float" office:value="5.28571428571429" calcext:value-type="float">
            <text:p>5.28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82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L16:.AMJ16])" office:value-type="float" office:value="145" calcext:value-type="float">
            <text:p>145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16:.AMJ16]); &quot;&quot;; [.L$2:.AMJ$2] &amp; &quot;:&quot; &amp; UNICHAR(160) &amp; [.L16:.AMJ16]))" office:value-type="string" office:string-value="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" calcext:value-type="string">
            <text:p>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<text:s/>Foodles: 5, Thelokk: 1, Keykhosrau: 5</text:p>
          </table:table-cell>
          <table:table-cell table:style-name="ce17" table:formula="of:=SUMPRODUCT(NOT(ISBLANK([.L16:.AMJ16])))" office:value-type="float" office:value="24" calcext:value-type="float">
            <text:p>24</text:p>
          </table:table-cell>
          <table:table-cell table:style-name="ce95" table:formula="of:=IF([.J16]&gt;2;AVERAGE([.L16:.AMJ16]);0)" office:value-type="float" office:value="6.04166666666667" calcext:value-type="float">
            <text:p>6.04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L17:.AMJ17])" office:value-type="float" office:value="121" calcext:value-type="float">
            <text:p>12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:.AMJ17]); &quot;&quot;; [.L$2:.AMJ$2] &amp; &quot;:&quot; &amp; UNICHAR(160) &amp; [.L17:.AMJ17]))" office:value-type="string" office:string-value="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" calcext:value-type="string">
            <text:p>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<text:s/>Foodles: 2</text:p>
          </table:table-cell>
          <table:table-cell table:style-name="ce17" table:formula="of:=SUMPRODUCT(NOT(ISBLANK([.L17:.AMJ17])))" office:value-type="float" office:value="25" calcext:value-type="float">
            <text:p>25</text:p>
          </table:table-cell>
          <table:table-cell table:style-name="ce95" table:formula="of:=IF([.J17]&gt;2;AVERAGE([.L17:.AMJ17]);0)" office:value-type="float" office:value="4.84" calcext:value-type="float">
            <text:p>4.84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L18:.AMJ18])" office:value-type="float" office:value="118" calcext:value-type="float">
            <text:p>11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8:.AMJ18]); &quot;&quot;; [.L$2:.AMJ$2] &amp; &quot;:&quot; &amp; UNICHAR(160) &amp; [.L18:.AMJ18]))" office:value-type="string" office:string-value="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" calcext:value-type="string">
            <text:p>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</text:p>
          </table:table-cell>
          <table:table-cell table:style-name="ce17" table:formula="of:=SUMPRODUCT(NOT(ISBLANK([.L18:.AMJ18])))" office:value-type="float" office:value="22" calcext:value-type="float">
            <text:p>22</text:p>
          </table:table-cell>
          <table:table-cell table:style-name="ce95" table:formula="of:=IF([.J18]&gt;2;AVERAGE([.L18:.AMJ18]);0)" office:value-type="float" office:value="5.36363636363636" calcext:value-type="float">
            <text:p>5.36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2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L19:.AMJ19])" office:value-type="float" office:value="118" calcext:value-type="float">
            <text:p>118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:.AMJ19]); &quot;&quot;; [.L$2:.AMJ$2] &amp; &quot;:&quot; &amp; UNICHAR(160) &amp; [.L19:.AMJ19]))" office:value-type="string" office:string-value="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" calcext:value-type="string">
            <text:p>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</text:p>
          </table:table-cell>
          <table:table-cell table:style-name="ce17" table:formula="of:=SUMPRODUCT(NOT(ISBLANK([.L19:.AMJ19])))" office:value-type="float" office:value="22" calcext:value-type="float">
            <text:p>22</text:p>
          </table:table-cell>
          <table:table-cell table:style-name="ce95" table:formula="of:=IF([.J19]&gt;2;AVERAGE([.L19:.AMJ19]);0)" office:value-type="float" office:value="5.36363636363636" calcext:value-type="float">
            <text:p>5.36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L20:.AMJ20])" office:value-type="float" office:value="115" calcext:value-type="float">
            <text:p>115</text:p>
          </table:table-cell>
          <table:table-cell office:value-type="string" calcext:value-type="string">
            <text:p>Memento Mori II</text:p>
          </table:table-cell>
          <table:table-cell office:value-type="string" calcext:value-type="string">
            <text:p><text:a xlink:href="https://doomwiki.org/wiki/Memento_Mori_II" xlink:type="simple">https://doomwiki.org/wiki/Memento_Mori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0:.AMJ20]); &quot;&quot;; [.L$2:.AMJ$2] &amp; &quot;:&quot; &amp; UNICHAR(160) &amp; [.L20:.AMJ20]))" office:value-type="string" office:string-value="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" calcext:value-type="string">
            <text:p>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</text:p>
          </table:table-cell>
          <table:table-cell table:style-name="ce17" table:formula="of:=SUMPRODUCT(NOT(ISBLANK([.L20:.AMJ20])))" office:value-type="float" office:value="25" calcext:value-type="float">
            <text:p>25</text:p>
          </table:table-cell>
          <table:table-cell table:style-name="ce95" table:formula="of:=IF([.J20]&gt;2;AVERAGE([.L20:.AMJ20]);0)" office:value-type="float" office:value="4.6" calcext:value-type="float">
            <text:p>4.600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1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L21:.AMJ21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:.AMJ21]); &quot;&quot;; [.L$2:.AMJ$2] &amp; &quot;:&quot; &amp; UNICHAR(160) &amp; [.L21:.AMJ21]))" office:value-type="string" office:string-value="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" calcext:value-type="string">
            <text:p>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</text:p>
          </table:table-cell>
          <table:table-cell table:style-name="ce17" table:formula="of:=SUMPRODUCT(NOT(ISBLANK([.L21:.AMJ21])))" office:value-type="float" office:value="24" calcext:value-type="float">
            <text:p>24</text:p>
          </table:table-cell>
          <table:table-cell table:style-name="ce95" table:formula="of:=IF([.J21]&gt;2;AVERAGE([.L21:.AMJ21]);0)" office:value-type="float" office:value="4.41666666666667" calcext:value-type="float">
            <text:p>4.4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L22:.AMJ22])" office:value-type="float" office:value="101" calcext:value-type="float">
            <text:p>101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2:.AMJ22]); &quot;&quot;; [.L$2:.AMJ$2] &amp; &quot;:&quot; &amp; UNICHAR(160) &amp; [.L22:.AMJ22]))" office:value-type="string" office:string-value="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" calcext:value-type="string">
            <text:p>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</text:p>
          </table:table-cell>
          <table:table-cell table:style-name="ce17" table:formula="of:=SUMPRODUCT(NOT(ISBLANK([.L22:.AMJ22])))" office:value-type="float" office:value="20" calcext:value-type="float">
            <text:p>20</text:p>
          </table:table-cell>
          <table:table-cell table:style-name="ce95" table:formula="of:=IF([.J22]&gt;2;AVERAGE([.L22:.AMJ22]);0)" office:value-type="float" office:value="5.05" calcext:value-type="float">
            <text:p>5.0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L23:.AMJ23])" office:value-type="float" office:value="100" calcext:value-type="float">
            <text:p>100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:.AMJ23]); &quot;&quot;; [.L$2:.AMJ$2] &amp; &quot;:&quot; &amp; UNICHAR(160) &amp; [.L23:.AMJ23]))" office:value-type="string" office:string-value="Spectra: 9, bLOCKbOYgAMES: 2, GarrettChan: 1, dylux: 6, tmorrow: 2, ReaperAA: 2, Polri: 3, SilverMiner: 3, P41R47: 10, Willy W.: 5, Sotenga: 10, MtPain27: 3, GratefulName: 2, TheGreenZap: 6, Xeogred: 5, nikitsune: 9, xdude_gamer: 8, sincity2100: 7, RHhe82: 7" calcext:value-type="string">
            <text:p>Spectra: 9, bLOCKbOYgAMES: 2, GarrettChan: 1, dylux: 6, tmorrow: 2, ReaperAA: 2, Polri: 3, SilverMiner: 3, P41R47: 10, Willy W.: 5, Sotenga: 10, MtPain27: 3, GratefulName: 2, TheGreenZap: 6, Xeogred: 5, nikitsune: 9, xdude_gamer: 8, sincity2100: 7, RHhe82: 7</text:p>
          </table:table-cell>
          <table:table-cell table:style-name="ce17" table:formula="of:=SUMPRODUCT(NOT(ISBLANK([.L23:.AMJ23])))" office:value-type="float" office:value="19" calcext:value-type="float">
            <text:p>19</text:p>
          </table:table-cell>
          <table:table-cell table:style-name="ce95" table:formula="of:=IF([.J23]&gt;2;AVERAGE([.L23:.AMJ23]);0)" office:value-type="float" office:value="5.26315789473684" calcext:value-type="float">
            <text:p>5.263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table:number-columns-repeated="82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L24:.AMJ24])" office:value-type="float" office:value="99" calcext:value-type="float">
            <text:p>99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:.AMJ24]); &quot;&quot;; [.L$2:.AMJ$2] &amp; &quot;:&quot; &amp; UNICHAR(160) &amp; [.L24:.AMJ24]))" office:value-type="string" office:string-value="Dragonfly: 6, Budoka: 10, Jaromir Bergmann: 6, Payload4367: 3, Deadwing: 6, Snikle: 7, Omniarch: 5, Dimon12321: 7, MtPain27: 3, TJG1289: 5, Azure_Horror: 9, sapphics: 10, msx2plus: 5, nikitsune: 1, Ezepov: 2, Nefelibeta: 5, NiGHTS108: 9" calcext:value-type="string">
            <text:p>Dragonfly: 6, Budoka: 10, Jaromir Bergmann: 6, Payload4367: 3, Deadwing: 6, Snikle: 7, Omniarch: 5, Dimon12321: 7, MtPain27: 3, TJG1289: 5, Azure_Horror: 9, sapphics: 10, msx2plus: 5, nikitsune: 1, Ezepov: 2, Nefelibeta: 5, NiGHTS108: 9</text:p>
          </table:table-cell>
          <table:table-cell table:style-name="ce17" table:formula="of:=SUMPRODUCT(NOT(ISBLANK([.L24:.AMJ24])))" office:value-type="float" office:value="17" calcext:value-type="float">
            <text:p>17</text:p>
          </table:table-cell>
          <table:table-cell table:style-name="ce95" table:formula="of:=IF([.J24]&gt;2;AVERAGE([.L24:.AMJ24]);0)" office:value-type="float" office:value="5.82352941176471" calcext:value-type="float">
            <text:p>5.824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2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L25:.AMJ25])" office:value-type="float" office:value="93" calcext:value-type="float">
            <text:p>9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:.AMJ25]); &quot;&quot;; [.L$2:.AMJ$2] &amp; &quot;:&quot; &amp; UNICHAR(160) &amp; [.L25:.AMJ25]))" office:value-type="string" office:string-value="Grazza: 7, roadworx: 2, fveitsi: 5, T-Rex: 5, Roofi: 4, StoneMason: 4, Philnemba: 7, Grain of Salt: 6, tmorrow: 3, purist: 5, Scorpius: 7, eharper256: 4, SilverMiner: 2, Pierrot: 10, smeghammer: 5, P41R47: 8, Willy W.: 2, dei_eldren: 2, cannonball: 5" calcext:value-type="string">
            <text:p>Grazza: 7, roadworx: 2, fveitsi: 5, T-Rex: 5, Roofi: 4, StoneMason: 4, Philnemba: 7, Grain of Salt: 6, tmorrow: 3, purist: 5, Scorpius: 7, eharper256: 4, SilverMiner: 2, Pierrot: 10, smeghammer: 5, P41R47: 8, Willy W.: 2, dei_eldren: 2, cannonball: 5</text:p>
          </table:table-cell>
          <table:table-cell table:style-name="ce17" table:formula="of:=SUMPRODUCT(NOT(ISBLANK([.L25:.AMJ25])))" office:value-type="float" office:value="19" calcext:value-type="float">
            <text:p>19</text:p>
          </table:table-cell>
          <table:table-cell table:style-name="ce95" table:formula="of:=IF([.J25]&gt;2;AVERAGE([.L25:.AMJ25]);0)" office:value-type="float" office:value="4.89473684210526" calcext:value-type="float">
            <text:p>4.89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L26:.AMJ26])" office:value-type="float" office:value="90" calcext:value-type="float">
            <text:p>90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6:.AMJ26]); &quot;&quot;; [.L$2:.AMJ$2] &amp; &quot;:&quot; &amp; UNICHAR(160) &amp; [.L26:.AMJ26]))" office:value-type="string" office:string-value="ella guro: 1, WH-Wilou84: 4, justsomemusicguy: 8, T-Rex: 9, valkiriforce: 6, NaZa: 6, tmorrow: 2, pcorf: 5, DJVCardMaster: 3, Scorpius: 6, I_Punch_Demons: 7, ASaltShaker: 7, AtticTelephone: 10, vdgg: 1, Uncle 80: 6, Li'l devil: 2, Hitherto: 3, doombedoom: 4" calcext:value-type="string">
            <text:p>ella guro: 1, WH-Wilou84: 4, justsomemusicguy: 8, T-Rex: 9, valkiriforce: 6, NaZa: 6, tmorrow: 2, pcorf: 5, DJVCardMaster: 3, Scorpius: 6, I_Punch_Demons: 7, ASaltShaker: 7, AtticTelephone: 10, vdgg: 1, Uncle 80: 6, Li'l devil: 2, Hitherto: 3, doombedoom: 4</text:p>
          </table:table-cell>
          <table:table-cell table:style-name="ce17" table:formula="of:=SUMPRODUCT(NOT(ISBLANK([.L26:.AMJ26])))" office:value-type="float" office:value="18" calcext:value-type="float">
            <text:p>18</text:p>
          </table:table-cell>
          <table:table-cell table:style-name="ce95" table:formula="of:=IF([.J26]&gt;2;AVERAGE([.L26:.AMJ26]);0)" office:value-type="float" office:value="5" calcext:value-type="float">
            <text:p>5.00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1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L27:.AMJ27])" office:value-type="float" office:value="88" calcext:value-type="float">
            <text:p>88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:.AMJ27]); &quot;&quot;; [.L$2:.AMJ$2] &amp; &quot;:&quot; &amp; UNICHAR(160) &amp; [.L27:.AMJ27]))" office:value-type="string" office:string-value="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" calcext:value-type="string">
            <text:p>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</text:p>
          </table:table-cell>
          <table:table-cell table:style-name="ce17" table:formula="of:=SUMPRODUCT(NOT(ISBLANK([.L27:.AMJ27])))" office:value-type="float" office:value="19" calcext:value-type="float">
            <text:p>19</text:p>
          </table:table-cell>
          <table:table-cell table:style-name="ce95" table:formula="of:=IF([.J27]&gt;2;AVERAGE([.L27:.AMJ27]);0)" office:value-type="float" office:value="4.63157894736842" calcext:value-type="float">
            <text:p>4.63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1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L28:.AMJ28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:.AMJ28]); &quot;&quot;; [.L$2:.AMJ$2] &amp; &quot;:&quot; &amp; UNICHAR(160) &amp; [.L28:.AMJ28]))" office:value-type="string" office:string-value="Diabolución: 10, 4everDoomed: 4, Jaromir Bergmann: 10, STILES: 2, termrork: 5, Worm318: 2, &lt;&lt;Rewind: 2, DooM Bear: 7, northivanastan: 5, dei_eldren: 7, Fadri: 2, Dimon12321: 1, dosboot: 10, lokbustam257: 5, Xeogred: 2, PBeGood4: 7, xdude_gamer: 2" calcext:value-type="string">
            <text:p>Diabolución: 10, 4everDoomed: 4, Jaromir Bergmann: 10, STILES: 2, termrork: 5, Worm318: 2, &lt;&lt;Rewind: 2, DooM Bear: 7, northivanastan: 5, dei_eldren: 7, Fadri: 2, Dimon12321: 1, dosboot: 10, lokbustam257: 5, Xeogred: 2, PBeGood4: 7, xdude_gamer: 2</text:p>
          </table:table-cell>
          <table:table-cell table:style-name="ce17" table:formula="of:=SUMPRODUCT(NOT(ISBLANK([.L28:.AMJ28])))" office:value-type="float" office:value="17" calcext:value-type="float">
            <text:p>17</text:p>
          </table:table-cell>
          <table:table-cell table:style-name="ce95" table:formula="of:=IF([.J28]&gt;2;AVERAGE([.L28:.AMJ28]);0)" office:value-type="float" office:value="4.88235294117647" calcext:value-type="float">
            <text:p>4.882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L29:.AMJ29])" office:value-type="float" office:value="83" calcext:value-type="float">
            <text:p>83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9:.AMJ29]); &quot;&quot;; [.L$2:.AMJ$2] &amp; &quot;:&quot; &amp; UNICHAR(160) &amp; [.L29:.AMJ29]))" office:value-type="string" office:string-value="guitardz: 5, purist: 5, termrork: 5, Tartlman: 1, Worm318: 2, Deadwing: 10, northivanastan: 4, Fadri: 5, VanaheimRanger: 7, i suck at nicknames: 6, PBeGood4: 6, Hitherto: 5, RHhe82: 2, Dubium: 10, rzh: 5, Keykhosrau: 5" calcext:value-type="string">
            <text:p>guitardz: 5, purist: 5, termrork: 5, Tartlman: 1, Worm318: 2, Deadwing: 10, northivanastan: 4, Fadri: 5, VanaheimRanger: 7, i suck at nicknames: 6, PBeGood4: 6, Hitherto: 5, RHhe82: 2, Dubium: 10, rzh: 5, Keykhosrau: 5</text:p>
          </table:table-cell>
          <table:table-cell table:style-name="ce17" table:formula="of:=SUMPRODUCT(NOT(ISBLANK([.L29:.AMJ29])))" office:value-type="float" office:value="16" calcext:value-type="float">
            <text:p>16</text:p>
          </table:table-cell>
          <table:table-cell table:style-name="ce95" table:formula="of:=IF([.J29]&gt;2;AVERAGE([.L29:.AMJ29]);0)" office:value-type="float" office:value="5.1875" calcext:value-type="float">
            <text:p>5.188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L30:.AMJ30])" office:value-type="float" office:value="82" calcext:value-type="float">
            <text:p>8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30:.AMJ30]); &quot;&quot;; [.L$2:.AMJ$2] &amp; &quot;:&quot; &amp; UNICHAR(160) &amp; [.L30:.AMJ30]))" office:value-type="string" office:string-value="Not Jabba: 5, Vorpal: 5, ella guro: 6, yakfak: 9, NoisyVelvet: 1, STILES: 6, Polri: 5, Tartlman: 6, Worm318: 9, Omniarch: 10, Ryath: 5, cannonball: 3, TheGreenZap: 6, rzh: 5, doombedoom: 1" calcext:value-type="string">
            <text:p>Not Jabba: 5, Vorpal: 5, ella guro: 6, yakfak: 9, NoisyVelvet: 1, STILES: 6, Polri: 5, Tartlman: 6, Worm318: 9, Omniarch: 10, Ryath: 5, cannonball: 3, TheGreenZap: 6, rzh: 5, doombedoom: 1</text:p>
          </table:table-cell>
          <table:table-cell table:style-name="ce17" table:formula="of:=SUMPRODUCT(NOT(ISBLANK([.L30:.AMJ30])))" office:value-type="float" office:value="15" calcext:value-type="float">
            <text:p>15</text:p>
          </table:table-cell>
          <table:table-cell table:style-name="ce95" table:formula="of:=IF([.J30]&gt;2;AVERAGE([.L30:.AMJ30]);0)" office:value-type="float" office:value="5.46666666666667" calcext:value-type="float">
            <text:p>5.4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L31:.AMJ31])" office:value-type="float" office:value="81" calcext:value-type="float">
            <text:p>8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:.AMJ31]); &quot;&quot;; [.L$2:.AMJ$2] &amp; &quot;:&quot; &amp; UNICHAR(160) &amp; [.L31:.AMJ31]))" office:value-type="string" office:string-value="Malrionn: 10, Phobus: 3, HUNdebLeonidasX: 4, Ziad EL Zein: 5, Simomarchi: 5, STILES: 9, Polri: 2, eharper256: 5, DOEL: 8, Pierrot: 3, Endless: 3, Horus: 2, Midnight_00: 6, Lewonx: 5, TheGreenZap: 6, Xeogred: 3, sincity2100: 2" calcext:value-type="string">
            <text:p>Malrionn: 10, Phobus: 3, HUNdebLeonidasX: 4, Ziad EL Zein: 5, Simomarchi: 5, STILES: 9, Polri: 2, eharper256: 5, DOEL: 8, Pierrot: 3, Endless: 3, Horus: 2, Midnight_00: 6, Lewonx: 5, TheGreenZap: 6, Xeogred: 3, sincity2100: 2</text:p>
          </table:table-cell>
          <table:table-cell table:style-name="ce17" table:formula="of:=SUMPRODUCT(NOT(ISBLANK([.L31:.AMJ31])))" office:value-type="float" office:value="17" calcext:value-type="float">
            <text:p>17</text:p>
          </table:table-cell>
          <table:table-cell table:style-name="ce95" table:formula="of:=IF([.J31]&gt;2;AVERAGE([.L31:.AMJ31]);0)" office:value-type="float" office:value="4.76470588235294" calcext:value-type="float">
            <text:p>4.76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3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L32:.AMJ32])" office:value-type="float" office:value="80" calcext:value-type="float">
            <text:p>8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2:.AMJ32]); &quot;&quot;; [.L$2:.AMJ$2] &amp; &quot;:&quot; &amp; UNICHAR(160) &amp; [.L32:.AMJ32]))" office:value-type="string" office:string-value="Not Jabba: 2, Spectre01: 8, Malrionn: 7, bLOCKbOYgAMES: 9, HUNdebLeonidasX: 7, Bryan T: 5, Odal: 6, Octillion: 10, Polri: 1, OniriA: 8, E.M.: 5, Xeogred: 5, Dubium: 7" calcext:value-type="string">
            <text:p>Not Jabba: 2, Spectre01: 8, Malrionn: 7, bLOCKbOYgAMES: 9, HUNdebLeonidasX: 7, Bryan T: 5, Odal: 6, Octillion: 10, Polri: 1, OniriA: 8, E.M.: 5, Xeogred: 5, Dubium: 7</text:p>
          </table:table-cell>
          <table:table-cell table:style-name="ce17" table:formula="of:=SUMPRODUCT(NOT(ISBLANK([.L32:.AMJ32])))" office:value-type="float" office:value="13" calcext:value-type="float">
            <text:p>13</text:p>
          </table:table-cell>
          <table:table-cell table:style-name="ce95" table:formula="of:=IF([.J32]&gt;2;AVERAGE([.L32:.AMJ32]);0)" office:value-type="float" office:value="6.15384615384615" calcext:value-type="float">
            <text:p>6.1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82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L33:.AMJ33])" office:value-type="float" office:value="78" calcext:value-type="float">
            <text:p>7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:.AMJ33]); &quot;&quot;; [.L$2:.AMJ$2] &amp; &quot;:&quot; &amp; UNICHAR(160) &amp; [.L33:.AMJ33]))" office:value-type="string" office:string-value="Dime: 8, NoisyVelvet: 5, pcorf: 5, purist: 10, Polri: 3, CinnamonKilljoy: 8, Endless: 3, Marn: 5, Warrex: 2, E.M.: 5, jerk-o: 5, dosboot: 10, BohdanZPM: 4, Xeogred: 3, erzboesewicht: 2" calcext:value-type="string">
            <text:p>Dime: 8, NoisyVelvet: 5, pcorf: 5, purist: 10, Polri: 3, CinnamonKilljoy: 8, Endless: 3, Marn: 5, Warrex: 2, E.M.: 5, jerk-o: 5, dosboot: 10, BohdanZPM: 4, Xeogred: 3, erzboesewicht: 2</text:p>
          </table:table-cell>
          <table:table-cell table:style-name="ce17" table:formula="of:=SUMPRODUCT(NOT(ISBLANK([.L33:.AMJ33])))" office:value-type="float" office:value="15" calcext:value-type="float">
            <text:p>15</text:p>
          </table:table-cell>
          <table:table-cell table:style-name="ce95" table:formula="of:=IF([.J33]&gt;2;AVERAGE([.L33:.AMJ33]);0)" office:value-type="float" office:value="5.2" calcext:value-type="float">
            <text:p>5.20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L34:.AMJ34])" office:value-type="float" office:value="78" calcext:value-type="float">
            <text:p>7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4:.AMJ34]); &quot;&quot;; [.L$2:.AMJ$2] &amp; &quot;:&quot; &amp; UNICHAR(160) &amp; [.L34:.AMJ34]))" office:value-type="string" office:string-value="Mr. Freeze: 4, Malrionn: 2, MFG38: 4, WH-Wilou84: 1, Greyenko: 9, Altima: 6, Ziad EL Zein: 5, purist: 5, Polri: 4, CinnamonKilljoy: 7, eharper256: 4, Endless: 2, Warrex: 5, Omniarch: 5, dei_eldren: 5, jerk-o: 5, LadyMistDragon: 3, erzboesewicht: 2" calcext:value-type="string">
            <text:p>Mr. Freeze: 4, Malrionn: 2, MFG38: 4, WH-Wilou84: 1, Greyenko: 9, Altima: 6, Ziad EL Zein: 5, purist: 5, Polri: 4, CinnamonKilljoy: 7, eharper256: 4, Endless: 2, Warrex: 5, Omniarch: 5, dei_eldren: 5, jerk-o: 5, LadyMistDragon: 3, erzboesewicht: 2</text:p>
          </table:table-cell>
          <table:table-cell table:style-name="ce17" table:formula="of:=SUMPRODUCT(NOT(ISBLANK([.L34:.AMJ34])))" office:value-type="float" office:value="18" calcext:value-type="float">
            <text:p>18</text:p>
          </table:table-cell>
          <table:table-cell table:style-name="ce95" table:formula="of:=IF([.J34]&gt;2;AVERAGE([.L34:.AMJ34]);0)" office:value-type="float" office:value="4.33333333333333" calcext:value-type="float">
            <text:p>4.33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L35:.AMJ35])" office:value-type="float" office:value="74" calcext:value-type="float">
            <text:p>74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:.AMJ35]); &quot;&quot;; [.L$2:.AMJ$2] &amp; &quot;:&quot; &amp; UNICHAR(160) &amp; [.L35:.AMJ35]))" office:value-type="string" office:string-value="ShoDemo: 6, NuMetalManiak: 9, Spectre01: 7, yakfak: 2, Talvi: 2, HUNdebLeonidasX: 9, TheMightyHeracross: 5, Arbys550: 1, OniriA: 2, DOEL: 6, SOSU: 9, Hitherto: 7, Katamori: 1, rzh: 5,  Foodles: 3" calcext:value-type="string">
            <text:p>ShoDemo: 6, NuMetalManiak: 9, Spectre01: 7, yakfak: 2, Talvi: 2, HUNdebLeonidasX: 9, TheMightyHeracross: 5, Arbys550: 1, OniriA: 2, DOEL: 6, SOSU: 9, Hitherto: 7, Katamori: 1, rzh: 5, <text:s/>Foodles: 3</text:p>
          </table:table-cell>
          <table:table-cell table:style-name="ce17" table:formula="of:=SUMPRODUCT(NOT(ISBLANK([.L35:.AMJ35])))" office:value-type="float" office:value="15" calcext:value-type="float">
            <text:p>15</text:p>
          </table:table-cell>
          <table:table-cell table:style-name="ce95" table:formula="of:=IF([.J35]&gt;2;AVERAGE([.L35:.AMJ35]);0)" office:value-type="float" office:value="4.93333333333333" calcext:value-type="float">
            <text:p>4.93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2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L36:.AMJ36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6:.AMJ36]); &quot;&quot;; [.L$2:.AMJ$2] &amp; &quot;:&quot; &amp; UNICHAR(160) &amp; [.L36:.AMJ36]))" office:value-type="string" office:string-value="Jaws In Space: 10, Dime: 5, Phobus: 6, Dragonfly: 4, Soundblock: 2, Rince-wind: 5, CinnamonKilljoy: 7, Payload4367: 6, SilverMiner: 5, SOSU: 10, Sotenga: 2, Fadri: 2, Lewonx: 7" calcext:value-type="string">
            <text:p>Jaws In Space: 10, Dime: 5, Phobus: 6, Dragonfly: 4, Soundblock: 2, Rince-wind: 5, CinnamonKilljoy: 7, Payload4367: 6, SilverMiner: 5, SOSU: 10, Sotenga: 2, Fadri: 2, Lewonx: 7</text:p>
          </table:table-cell>
          <table:table-cell table:style-name="ce17" table:formula="of:=SUMPRODUCT(NOT(ISBLANK([.L36:.AMJ36])))" office:value-type="float" office:value="13" calcext:value-type="float">
            <text:p>13</text:p>
          </table:table-cell>
          <table:table-cell table:style-name="ce95" table:formula="of:=IF([.J36]&gt;2;AVERAGE([.L36:.AMJ36]);0)" office:value-type="float" office:value="5.46153846153846" calcext:value-type="float">
            <text:p>5.46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5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L37:.AMJ37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7:.AMJ37]); &quot;&quot;; [.L$2:.AMJ$2] &amp; &quot;:&quot; &amp; UNICHAR(160) &amp; [.L37:.AMJ37]))" office:value-type="string" office:string-value="Cynical: 10, NuMetalManiak: 10, justsomemusicguy: 7, JudgeDeadd: 2, Talvi: 4, Greyenko: 8, Philnemba: 9, bemused: 1, NoisyVelvet: 3, Polri: 3, &lt;&lt;Rewind: 5, Marn: 5" calcext:value-type="string">
            <text:p>Cynical: 10, NuMetalManiak: 10, justsomemusicguy: 7, JudgeDeadd: 2, Talvi: 4, Greyenko: 8, Philnemba: 9, bemused: 1, NoisyVelvet: 3, Polri: 3, &lt;&lt;Rewind: 5, Marn: 5</text:p>
          </table:table-cell>
          <table:table-cell table:style-name="ce17" table:formula="of:=SUMPRODUCT(NOT(ISBLANK([.L37:.AMJ37])))" office:value-type="float" office:value="12" calcext:value-type="float">
            <text:p>12</text:p>
          </table:table-cell>
          <table:table-cell table:style-name="ce95" table:formula="of:=IF([.J37]&gt;2;AVERAGE([.L37:.AMJ37]);0)" office:value-type="float" office:value="5.58333333333333" calcext:value-type="float">
            <text:p>5.58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L38:.AMJ38])" office:value-type="float" office:value="66" calcext:value-type="float">
            <text:p>66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:.AMJ38]); &quot;&quot;; [.L$2:.AMJ$2] &amp; &quot;:&quot; &amp; UNICHAR(160) &amp; [.L38:.AMJ38]))" office:value-type="string" office:string-value="Vorpal: 5, Nancsi: 9, Diabolución: 10, 4everDoomed: 7, STILES: 7, CinnamonKilljoy: 3, Endless: 6, waciej: 2, Fadri: 4, lokbustam257: 7, Xeogred: 2, RHhe82: 4" calcext:value-type="string">
            <text:p>Vorpal: 5, Nancsi: 9, Diabolución: 10, 4everDoomed: 7, STILES: 7, CinnamonKilljoy: 3, Endless: 6, waciej: 2, Fadri: 4, lokbustam257: 7, Xeogred: 2, RHhe82: 4</text:p>
          </table:table-cell>
          <table:table-cell table:style-name="ce17" table:formula="of:=SUMPRODUCT(NOT(ISBLANK([.L38:.AMJ38])))" office:value-type="float" office:value="12" calcext:value-type="float">
            <text:p>12</text:p>
          </table:table-cell>
          <table:table-cell table:style-name="ce95" table:formula="of:=IF([.J38]&gt;2;AVERAGE([.L38:.AMJ38]);0)" office:value-type="float" office:value="5.5" calcext:value-type="float">
            <text:p>5.5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L39:.AMJ39])" office:value-type="float" office:value="63" calcext:value-type="float">
            <text:p>63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39:.AMJ39]); &quot;&quot;; [.L$2:.AMJ$2] &amp; &quot;:&quot; &amp; UNICHAR(160) &amp; [.L39:.AMJ39]))" office:value-type="string" office:string-value="Cynical: 5, Spectre01: 3, 7hm: 4, GarrettChan: 5, Poncho: 9, Nirvana: 4, guitardz: 5, Makedounia: 1, Ivory Duke: 1, VanaheimRanger: 6, Azure_Horror: 2, Uncle 80: 5, sapphics: 5, Ezepov: 8" calcext:value-type="string">
            <text:p>Cynical: 5, Spectre01: 3, 7hm: 4, GarrettChan: 5, Poncho: 9, Nirvana: 4, guitardz: 5, Makedounia: 1, Ivory Duke: 1, VanaheimRanger: 6, Azure_Horror: 2, Uncle 80: 5, sapphics: 5, Ezepov: 8</text:p>
          </table:table-cell>
          <table:table-cell table:style-name="ce17" table:formula="of:=SUMPRODUCT(NOT(ISBLANK([.L39:.AMJ39])))" office:value-type="float" office:value="14" calcext:value-type="float">
            <text:p>14</text:p>
          </table:table-cell>
          <table:table-cell table:style-name="ce95" table:formula="of:=IF([.J39]&gt;2;AVERAGE([.L39:.AMJ39]);0)" office:value-type="float" office:value="4.5" calcext:value-type="float">
            <text:p>4.5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3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L40:.AMJ40])" office:value-type="float" office:value="61" calcext:value-type="float">
            <text:p>61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0:.AMJ40]); &quot;&quot;; [.L$2:.AMJ$2] &amp; &quot;:&quot; &amp; UNICHAR(160) &amp; [.L40:.AMJ40]))" office:value-type="string" office:string-value="Cynical: 8, Chamelenoel: 7, antares031: 5, WH-Wilou84: 2, darkreaver: 1, Polri: 2, Pierrot: 4, Demion: 5, Boy: 3, SCF: 1, whybmonotacrab: 7, nikitsune: 9, Katamori: 7" calcext:value-type="string">
            <text:p>Cynical: 8, Chamelenoel: 7, antares031: 5, WH-Wilou84: 2, darkreaver: 1, Polri: 2, Pierrot: 4, Demion: 5, Boy: 3, SCF: 1, whybmonotacrab: 7, nikitsune: 9, Katamori: 7</text:p>
          </table:table-cell>
          <table:table-cell table:style-name="ce17" table:formula="of:=SUMPRODUCT(NOT(ISBLANK([.L40:.AMJ40])))" office:value-type="float" office:value="13" calcext:value-type="float">
            <text:p>13</text:p>
          </table:table-cell>
          <table:table-cell table:style-name="ce95" table:formula="of:=IF([.J40]&gt;2;AVERAGE([.L40:.AMJ40]);0)" office:value-type="float" office:value="4.69230769230769" calcext:value-type="float">
            <text:p>4.6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82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L41:.AMJ41])" office:value-type="float" office:value="59" calcext:value-type="float">
            <text:p>5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1:.AMJ41]); &quot;&quot;; [.L$2:.AMJ$2] &amp; &quot;:&quot; &amp; UNICHAR(160) &amp; [.L41:.AMJ41]))" office:value-type="string" office:string-value="Not Jabba: 7, Spectre01: 2, ella guro: 10, yakfak: 10, Rince-wind: 5, Hansen79: 5, P41R47: 7, SOSU: 8, rzh: 5" calcext:value-type="string">
            <text:p>Not Jabba: 7, Spectre01: 2, ella guro: 10, yakfak: 10, Rince-wind: 5, Hansen79: 5, P41R47: 7, SOSU: 8, rzh: 5</text:p>
          </table:table-cell>
          <table:table-cell table:style-name="ce17" table:formula="of:=SUMPRODUCT(NOT(ISBLANK([.L41:.AMJ41])))" office:value-type="float" office:value="9" calcext:value-type="float">
            <text:p>9</text:p>
          </table:table-cell>
          <table:table-cell table:style-name="ce95" table:formula="of:=IF([.J41]&gt;2;AVERAGE([.L41:.AMJ41]);0)" office:value-type="float" office:value="6.55555555555556" calcext:value-type="float">
            <text:p>6.55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L42:.AMJ42])" office:value-type="float" office:value="57" calcext:value-type="float">
            <text:p>57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2:.AMJ42]); &quot;&quot;; [.L$2:.AMJ$2] &amp; &quot;:&quot; &amp; UNICHAR(160) &amp; [.L42:.AMJ42]))" office:value-type="string" office:string-value="MFG38: 6, WH-Wilou84: 3, Talvi: 1, GarrettChan: 7, bemused: 3, Nirvana: 6, Nazgul9: 5, Hansen79: 5, Snikle: 3, Andromeda: 10, PBeGood4: 8" calcext:value-type="string">
            <text:p>MFG38: 6, WH-Wilou84: 3, Talvi: 1, GarrettChan: 7, bemused: 3, Nirvana: 6, Nazgul9: 5, Hansen79: 5, Snikle: 3, Andromeda: 10, PBeGood4: 8</text:p>
          </table:table-cell>
          <table:table-cell table:style-name="ce17" table:formula="of:=SUMPRODUCT(NOT(ISBLANK([.L42:.AMJ42])))" office:value-type="float" office:value="11" calcext:value-type="float">
            <text:p>11</text:p>
          </table:table-cell>
          <table:table-cell table:style-name="ce95" table:formula="of:=IF([.J42]&gt;2;AVERAGE([.L42:.AMJ42]);0)" office:value-type="float" office:value="5.18181818181818" calcext:value-type="float">
            <text:p>5.182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84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L43:.AMJ43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:.AMJ43]); &quot;&quot;; [.L$2:.AMJ$2] &amp; &quot;:&quot; &amp; UNICHAR(160) &amp; [.L43:.AMJ43]))" office:value-type="string" office:string-value="Sky: 9, ShoDemo: 5, Ed: 5, JudgeDeadd: 5, Woolie Wool: 8, Squadallah: 7, termrork: 5, Marn: 5, Sotenga: 6" calcext:value-type="string">
            <text:p>Sky: 9, ShoDemo: 5, Ed: 5, JudgeDeadd: 5, Woolie Wool: 8, Squadallah: 7, termrork: 5, Marn: 5, Sotenga: 6</text:p>
          </table:table-cell>
          <table:table-cell table:style-name="ce17" table:formula="of:=SUMPRODUCT(NOT(ISBLANK([.L43:.AMJ43])))" office:value-type="float" office:value="9" calcext:value-type="float">
            <text:p>9</text:p>
          </table:table-cell>
          <table:table-cell table:style-name="ce95" table:formula="of:=IF([.J43]&gt;2;AVERAGE([.L43:.AMJ43]);0)" office:value-type="float" office:value="6.11111111111111" calcext:value-type="float">
            <text:p>6.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L44:.AMJ44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4:.AMJ44]); &quot;&quot;; [.L$2:.AMJ$2] &amp; &quot;:&quot; &amp; UNICHAR(160) &amp; [.L44:.AMJ44]))" office:value-type="string" office:string-value="Sky: 2, WH-Wilou84: 3, bLOCKbOYgAMES: 8, soner du: 9, m8f: 5, termrork: 5, joepallai: 3, Deflektor: 10, Demion: 2, Midnight_00: 2, Fadri: 3" calcext:value-type="string">
            <text:p>Sky: 2, WH-Wilou84: 3, bLOCKbOYgAMES: 8, soner du: 9, m8f: 5, termrork: 5, joepallai: 3, Deflektor: 10, Demion: 2, Midnight_00: 2, Fadri: 3</text:p>
          </table:table-cell>
          <table:table-cell table:style-name="ce17" table:formula="of:=SUMPRODUCT(NOT(ISBLANK([.L44:.AMJ44])))" office:value-type="float" office:value="11" calcext:value-type="float">
            <text:p>11</text:p>
          </table:table-cell>
          <table:table-cell table:style-name="ce95" table:formula="of:=IF([.J44]&gt;2;AVERAGE([.L44:.AMJ44]);0)" office:value-type="float" office:value="4.72727272727273" calcext:value-type="float">
            <text:p>4.7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L45:.AMJ45])" office:value-type="float" office:value="49" calcext:value-type="float">
            <text:p>49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5:.AMJ45]); &quot;&quot;; [.L$2:.AMJ$2] &amp; &quot;:&quot; &amp; UNICHAR(160) &amp; [.L45:.AMJ45]))" office:value-type="string" office:string-value="Cynical: 6, Dime: 9, Nate River: 4, Poncho: 5, Gaia74: 3, Deflektor: 8, Marn: 5, Boy: 5, Ezepov: 2, erzboesewicht: 2" calcext:value-type="string">
            <text:p>Cynical: 6, Dime: 9, Nate River: 4, Poncho: 5, Gaia74: 3, Deflektor: 8, Marn: 5, Boy: 5, Ezepov: 2, erzboesewicht: 2</text:p>
          </table:table-cell>
          <table:table-cell table:style-name="ce17" table:formula="of:=SUMPRODUCT(NOT(ISBLANK([.L45:.AMJ45])))" office:value-type="float" office:value="10" calcext:value-type="float">
            <text:p>10</text:p>
          </table:table-cell>
          <table:table-cell table:style-name="ce95" table:formula="of:=IF([.J45]&gt;2;AVERAGE([.L45:.AMJ45]);0)" office:value-type="float" office:value="4.9" calcext:value-type="float">
            <text:p>4.9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L46:.AMJ46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:.AMJ46]); &quot;&quot;; [.L$2:.AMJ$2] &amp; &quot;:&quot; &amp; UNICHAR(160) &amp; [.L46:.AMJ46]))" office:value-type="string" office:string-value="Mr. Freeze: 5, HyperLuke: 7, Voltcom9: 5, bonnie: 4, Dragonfly: 8, Philnemba: 5, Hansen79: 3, waciej: 10" calcext:value-type="string">
            <text:p>Mr. Freeze: 5, HyperLuke: 7, Voltcom9: 5, bonnie: 4, Dragonfly: 8, Philnemba: 5, Hansen79: 3, waciej: 10</text:p>
          </table:table-cell>
          <table:table-cell table:style-name="ce17" table:formula="of:=SUMPRODUCT(NOT(ISBLANK([.L46:.AMJ46])))" office:value-type="float" office:value="8" calcext:value-type="float">
            <text:p>8</text:p>
          </table:table-cell>
          <table:table-cell table:style-name="ce95" table:formula="of:=IF([.J46]&gt;2;AVERAGE([.L46:.AMJ46]);0)" office:value-type="float" office:value="5.875" calcext:value-type="float">
            <text:p>5.87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L47:.AMJ47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:.AMJ47]); &quot;&quot;; [.L$2:.AMJ$2] &amp; &quot;:&quot; &amp; UNICHAR(160) &amp; [.L47:.AMJ47]))" office:value-type="string" office:string-value="Grazza: 6, ella guro: 4, JudgeDeadd: 1, T-Rex: 1, Squadallah: 9, smeghammer: 5, vdgg: 1, Ryath: 10, Li'l devil: 10" calcext:value-type="string">
            <text:p>Grazza: 6, ella guro: 4, JudgeDeadd: 1, T-Rex: 1, Squadallah: 9, smeghammer: 5, vdgg: 1, Ryath: 10, Li'l devil: 10</text:p>
          </table:table-cell>
          <table:table-cell table:style-name="ce17" table:formula="of:=SUMPRODUCT(NOT(ISBLANK([.L47:.AMJ47])))" office:value-type="float" office:value="9" calcext:value-type="float">
            <text:p>9</text:p>
          </table:table-cell>
          <table:table-cell table:style-name="ce95" table:formula="of:=IF([.J47]&gt;2;AVERAGE([.L47:.AMJ47]);0)" office:value-type="float" office:value="5.22222222222222" calcext:value-type="float">
            <text:p>5.222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L48:.AMJ48])" office:value-type="float" office:value="46" calcext:value-type="float">
            <text:p>46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8:.AMJ48]); &quot;&quot;; [.L$2:.AMJ$2] &amp; &quot;:&quot; &amp; UNICHAR(160) &amp; [.L48:.AMJ48]))" office:value-type="string" office:string-value="OniriA: 9, rd: 7, Endless: 8, Snikle: 6, MtPain27: 7, TJG1289: 5, Maribo: 4" calcext:value-type="string">
            <text:p>OniriA: 9, rd: 7, Endless: 8, Snikle: 6, MtPain27: 7, TJG1289: 5, Maribo: 4</text:p>
          </table:table-cell>
          <table:table-cell table:style-name="ce17" table:formula="of:=SUMPRODUCT(NOT(ISBLANK([.L48:.AMJ48])))" office:value-type="float" office:value="7" calcext:value-type="float">
            <text:p>7</text:p>
          </table:table-cell>
          <table:table-cell table:style-name="ce95" table:formula="of:=IF([.J48]&gt;2;AVERAGE([.L48:.AMJ48]);0)" office:value-type="float" office:value="6.57142857142857" calcext:value-type="float">
            <text:p>6.571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83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L49:.AMJ49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9:.AMJ49]); &quot;&quot;; [.L$2:.AMJ$2] &amp; &quot;:&quot; &amp; UNICHAR(160) &amp; [.L49:.AMJ49]))" office:value-type="string" office:string-value="Ralphis: 6, Grazza: 8, T-Rex: 3, valkiriforce: 8, A.H. Sankhatayan: 10, Dimon12321: 1, xdude_gamer: 9" calcext:value-type="string">
            <text:p>Ralphis: 6, Grazza: 8, T-Rex: 3, valkiriforce: 8, A.H. Sankhatayan: 10, Dimon12321: 1, xdude_gamer: 9</text:p>
          </table:table-cell>
          <table:table-cell table:style-name="ce17" table:formula="of:=SUMPRODUCT(NOT(ISBLANK([.L49:.AMJ49])))" office:value-type="float" office:value="7" calcext:value-type="float">
            <text:p>7</text:p>
          </table:table-cell>
          <table:table-cell table:style-name="ce95" table:formula="of:=IF([.J49]&gt;2;AVERAGE([.L49:.AMJ49]);0)" office:value-type="float" office:value="6.42857142857143" calcext:value-type="float">
            <text:p>6.429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3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L50:.AMJ50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50:.AMJ50]); &quot;&quot;; [.L$2:.AMJ$2] &amp; &quot;:&quot; &amp; UNICHAR(160) &amp; [.L50:.AMJ50]))" office:value-type="string" office:string-value="Graf Zahl: 6, Voltcom9: 7, tchkb: 2, Apaul27: 7, 4everDoomed: 5, Rince-wind: 1, Jaromir Bergmann: 2, Lewonx: 10, Li'l devil: 3" calcext:value-type="string">
            <text:p>Graf Zahl: 6, Voltcom9: 7, tchkb: 2, Apaul27: 7, 4everDoomed: 5, Rince-wind: 1, Jaromir Bergmann: 2, Lewonx: 10, Li'l devil: 3</text:p>
          </table:table-cell>
          <table:table-cell table:style-name="ce17" table:formula="of:=SUMPRODUCT(NOT(ISBLANK([.L50:.AMJ50])))" office:value-type="float" office:value="9" calcext:value-type="float">
            <text:p>9</text:p>
          </table:table-cell>
          <table:table-cell table:style-name="ce95" table:formula="of:=IF([.J50]&gt;2;AVERAGE([.L50:.AMJ50]);0)" office:value-type="float" office:value="4.77777777777778" calcext:value-type="float">
            <text:p>4.77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L51:.AMJ51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51:.AMJ51]); &quot;&quot;; [.L$2:.AMJ$2] &amp; &quot;:&quot; &amp; UNICHAR(160) &amp; [.L51:.AMJ51]))" office:value-type="string" office:string-value="Dragonfly: 2, TechnoDoomed1: 10, Lorenz0: 7, Octillion: 7, OniriA: 3, Ivory Duke: 3, ASaltShaker: 9, Lewonx: 1" calcext:value-type="string">
            <text:p>Dragonfly: 2, TechnoDoomed1: 10, Lorenz0: 7, Octillion: 7, OniriA: 3, Ivory Duke: 3, ASaltShaker: 9, Lewonx: 1</text:p>
          </table:table-cell>
          <table:table-cell table:style-name="ce17" table:formula="of:=SUMPRODUCT(NOT(ISBLANK([.L51:.AMJ51])))" office:value-type="float" office:value="8" calcext:value-type="float">
            <text:p>8</text:p>
          </table:table-cell>
          <table:table-cell table:style-name="ce95" table:formula="of:=IF([.J51]&gt;2;AVERAGE([.L51:.AMJ51]);0)" office:value-type="float" office:value="5.25" calcext:value-type="float">
            <text:p>5.250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L52:.AMJ52])" office:value-type="float" office:value="41" calcext:value-type="float">
            <text:p>41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2:.AMJ52]); &quot;&quot;; [.L$2:.AMJ$2] &amp; &quot;:&quot; &amp; UNICHAR(160) &amp; [.L52:.AMJ52]))" office:value-type="string" office:string-value="42PercentHealth: 3, ShoDemo: 1, 7hm: 7, justsomemusicguy: 3, bonnie: 7, NoisyVelvet: 4, TheNerdTurtle2: 3, termrork: 5, AtticTelephone: 5, Maribo: 1, Keykhosrau: 2" calcext:value-type="string">
            <text:p>42PercentHealth: 3, ShoDemo: 1, 7hm: 7, justsomemusicguy: 3, bonnie: 7, NoisyVelvet: 4, TheNerdTurtle2: 3, termrork: 5, AtticTelephone: 5, Maribo: 1, Keykhosrau: 2</text:p>
          </table:table-cell>
          <table:table-cell table:style-name="ce17" table:formula="of:=SUMPRODUCT(NOT(ISBLANK([.L52:.AMJ52])))" office:value-type="float" office:value="11" calcext:value-type="float">
            <text:p>11</text:p>
          </table:table-cell>
          <table:table-cell table:style-name="ce95" table:formula="of:=IF([.J52]&gt;2;AVERAGE([.L52:.AMJ52]);0)" office:value-type="float" office:value="3.72727272727273" calcext:value-type="float">
            <text:p>3.72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L53:.AMJ53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3:.AMJ53]); &quot;&quot;; [.L$2:.AMJ$2] &amp; &quot;:&quot; &amp; UNICHAR(160) &amp; [.L53:.AMJ53]))" office:value-type="string" office:string-value="Not Jabba: 2, roadworx: 2, Altima: 7, NaZa: 2, Poncho: 1, dylux: 5, Ziad EL Zein: 5, Scorpius: 2, Makedounia: 3, Deadwing: 5, DoomDork: 1, ASaltShaker: 2, Midnight_00: 3" calcext:value-type="string">
            <text:p>Not Jabba: 2, roadworx: 2, Altima: 7, NaZa: 2, Poncho: 1, dylux: 5, Ziad EL Zein: 5, Scorpius: 2, Makedounia: 3, Deadwing: 5, DoomDork: 1, ASaltShaker: 2, Midnight_00: 3</text:p>
          </table:table-cell>
          <table:table-cell table:style-name="ce17" table:formula="of:=SUMPRODUCT(NOT(ISBLANK([.L53:.AMJ53])))" office:value-type="float" office:value="13" calcext:value-type="float">
            <text:p>13</text:p>
          </table:table-cell>
          <table:table-cell table:style-name="ce95" table:formula="of:=IF([.J53]&gt;2;AVERAGE([.L53:.AMJ53]);0)" office:value-type="float" office:value="3.07692307692308" calcext:value-type="float">
            <text:p>3.0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L54:.AMJ54])" office:value-type="float" office:value="40" calcext:value-type="float">
            <text:p>40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54:.AMJ54]); &quot;&quot;; [.L$2:.AMJ$2] &amp; &quot;:&quot; &amp; UNICHAR(160) &amp; [.L54:.AMJ54]))" office:value-type="string" office:string-value="yakfak: 6, Grain of Salt: 8, bemused: 4, Andromeda: 9, KineticBeverage: 8, Nefelibeta: 5" calcext:value-type="string">
            <text:p>yakfak: 6, Grain of Salt: 8, bemused: 4, Andromeda: 9, KineticBeverage: 8, Nefelibeta: 5</text:p>
          </table:table-cell>
          <table:table-cell table:style-name="ce17" table:formula="of:=SUMPRODUCT(NOT(ISBLANK([.L54:.AMJ54])))" office:value-type="float" office:value="6" calcext:value-type="float">
            <text:p>6</text:p>
          </table:table-cell>
          <table:table-cell table:style-name="ce95" table:formula="of:=IF([.J54]&gt;2;AVERAGE([.L54:.AMJ54]);0)" office:value-type="float" office:value="6.66666666666667" calcext:value-type="float">
            <text:p>6.667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48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L55:.AMJ55])" office:value-type="float" office:value="39" calcext:value-type="float">
            <text:p>3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5:.AMJ55]); &quot;&quot;; [.L$2:.AMJ$2] &amp; &quot;:&quot; &amp; UNICHAR(160) &amp; [.L55:.AMJ55]))" office:value-type="string" office:string-value="Sky: 7, darkreaver: 10, Roofi: 6, Paul977: 6, akolai: 5, Nefelibeta: 5" calcext:value-type="string">
            <text:p>Sky: 7, darkreaver: 10, Roofi: 6, Paul977: 6, akolai: 5, Nefelibeta: 5</text:p>
          </table:table-cell>
          <table:table-cell table:style-name="ce17" table:formula="of:=SUMPRODUCT(NOT(ISBLANK([.L55:.AMJ55])))" office:value-type="float" office:value="6" calcext:value-type="float">
            <text:p>6</text:p>
          </table:table-cell>
          <table:table-cell table:style-name="ce95" table:formula="of:=IF([.J55]&gt;2;AVERAGE([.L55:.AMJ55]);0)" office:value-type="float" office:value="6.5" calcext:value-type="float">
            <text:p>6.5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L56:.AMJ56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56:.AMJ56]); &quot;&quot;; [.L$2:.AMJ$2] &amp; &quot;:&quot; &amp; UNICHAR(160) &amp; [.L56:.AMJ56]))" office:value-type="string" office:string-value="Sky: 5, Grazza: 9, ella guro: 5, A.H. Sankhatayan: 10, AtticTelephone: 5, Boy: 5" calcext:value-type="string">
            <text:p>Sky: 5, Grazza: 9, ella guro: 5, A.H. Sankhatayan: 10, AtticTelephone: 5, Boy: 5</text:p>
          </table:table-cell>
          <table:table-cell table:style-name="ce17" table:formula="of:=SUMPRODUCT(NOT(ISBLANK([.L56:.AMJ56])))" office:value-type="float" office:value="6" calcext:value-type="float">
            <text:p>6</text:p>
          </table:table-cell>
          <table:table-cell table:style-name="ce95" table:formula="of:=IF([.J56]&gt;2;AVERAGE([.L56:.AMJ56]);0)" office:value-type="float" office:value="6.5" calcext:value-type="float">
            <text:p>6.5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L57:.AMJ57])" office:value-type="float" office:value="38" calcext:value-type="float">
            <text:p>38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57:.AMJ57]); &quot;&quot;; [.L$2:.AMJ$2] &amp; &quot;:&quot; &amp; UNICHAR(160) &amp; [.L57:.AMJ57]))" office:value-type="string" office:string-value="ReaperAA: 10, rd: 5, MtPain27: 2, TJG1289: 1, i suck at nicknames: 8, GratefulName: 8, Dubium: 3, NiGHTS108: 1" calcext:value-type="string">
            <text:p>ReaperAA: 10, rd: 5, MtPain27: 2, TJG1289: 1, i suck at nicknames: 8, GratefulName: 8, Dubium: 3, NiGHTS108: 1</text:p>
          </table:table-cell>
          <table:table-cell table:style-name="ce17" table:formula="of:=SUMPRODUCT(NOT(ISBLANK([.L57:.AMJ57])))" office:value-type="float" office:value="8" calcext:value-type="float">
            <text:p>8</text:p>
          </table:table-cell>
          <table:table-cell table:style-name="ce95" table:formula="of:=IF([.J57]&gt;2;AVERAGE([.L57:.AMJ57]);0)" office:value-type="float" office:value="4.75" calcext:value-type="float">
            <text:p>4.750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2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L58:.AMJ58])" office:value-type="float" office:value="36" calcext:value-type="float">
            <text:p>36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37" calcext:value-type="float">
            <text:p>37</text:p>
          </table:table-cell>
          <table:table-cell table:style-name="ce16" table:number-matrix-columns-spanned="1" table:number-matrix-rows-spanned="1" table:formula="of:=COM.MICROSOFT.TEXTJOIN(&quot;, &quot;; 1; IF(ISBLANK([.L58:.AMJ58]); &quot;&quot;; [.L$2:.AMJ$2] &amp; &quot;:&quot; &amp; UNICHAR(160) &amp; [.L58:.AMJ58]))" office:value-type="string" office:string-value="soner du: 4, Philnemba: 8, tmorrow: 2, Red-XIII: 3, joepallai: 1, SilverMiner: 6, smeghammer: 3, Endless: 1, vdgg: 1, cannonball: 1, sincity2100: 1, Bep: 5" calcext:value-type="string">
            <text:p>soner du: 4, Philnemba: 8, tmorrow: 2, Red-XIII: 3, joepallai: 1, SilverMiner: 6, smeghammer: 3, Endless: 1, vdgg: 1, cannonball: 1, sincity2100: 1, Bep: 5</text:p>
          </table:table-cell>
          <table:table-cell table:style-name="ce17" table:formula="of:=SUMPRODUCT(NOT(ISBLANK([.L58:.AMJ58])))" office:value-type="float" office:value="12" calcext:value-type="float">
            <text:p>12</text:p>
          </table:table-cell>
          <table:table-cell table:style-name="ce95" table:formula="of:=IF([.J58]&gt;2;AVERAGE([.L58:.AMJ58]);0)" office:value-type="float" office:value="3" calcext:value-type="float">
            <text:p>3.00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L59:.AMJ59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59:.AMJ59]); &quot;&quot;; [.L$2:.AMJ$2] &amp; &quot;:&quot; &amp; UNICHAR(160) &amp; [.L59:.AMJ59]))" office:value-type="string" office:string-value="TechnoDoomed1: 9, Bryan T: 5, Squadallah: 8, DoomDork: 2, Deflektor: 4, behemoth_667: 6, TJG1289: 2" calcext:value-type="string">
            <text:p>TechnoDoomed1: 9, Bryan T: 5, Squadallah: 8, DoomDork: 2, Deflektor: 4, behemoth_667: 6, TJG1289: 2</text:p>
          </table:table-cell>
          <table:table-cell table:style-name="ce17" table:formula="of:=SUMPRODUCT(NOT(ISBLANK([.L59:.AMJ59])))" office:value-type="float" office:value="7" calcext:value-type="float">
            <text:p>7</text:p>
          </table:table-cell>
          <table:table-cell table:style-name="ce95" table:formula="of:=IF([.J59]&gt;2;AVERAGE([.L59:.AMJ59]);0)" office:value-type="float" office:value="5.14285714285714" calcext:value-type="float">
            <text:p>5.14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5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L60:.AMJ60])" office:value-type="float" office:value="36" calcext:value-type="float">
            <text:p>36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0:.AMJ60]); &quot;&quot;; [.L$2:.AMJ$2] &amp; &quot;:&quot; &amp; UNICHAR(160) &amp; [.L60:.AMJ60]))" office:value-type="string" office:string-value="maxmanium: 2, CinnamonKilljoy: 8, Warrex: 10, Horus: 2, Azure_Horror: 3, erzboesewicht: 2, Thelokk: 9" calcext:value-type="string">
            <text:p>maxmanium: 2, CinnamonKilljoy: 8, Warrex: 10, Horus: 2, Azure_Horror: 3, erzboesewicht: 2, Thelokk: 9</text:p>
          </table:table-cell>
          <table:table-cell table:style-name="ce17" table:formula="of:=SUMPRODUCT(NOT(ISBLANK([.L60:.AMJ60])))" office:value-type="float" office:value="7" calcext:value-type="float">
            <text:p>7</text:p>
          </table:table-cell>
          <table:table-cell table:style-name="ce95" table:formula="of:=IF([.J60]&gt;2;AVERAGE([.L60:.AMJ60]);0)" office:value-type="float" office:value="5.14285714285714" calcext:value-type="float">
            <text:p>5.143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81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L61:.AMJ61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1:.AMJ61]); &quot;&quot;; [.L$2:.AMJ$2] &amp; &quot;:&quot; &amp; UNICHAR(160) &amp; [.L61:.AMJ61]))" office:value-type="string" office:string-value="Nine Inch Heels: 3, Paul977: 10, bLOCKbOYgAMES: 3, Altima: 5, NoisyVelvet: 3, Odal: 7, Polri: 3, Scorpius: 1" calcext:value-type="string">
            <text:p>Nine Inch Heels: 3, Paul977: 10, bLOCKbOYgAMES: 3, Altima: 5, NoisyVelvet: 3, Odal: 7, Polri: 3, Scorpius: 1</text:p>
          </table:table-cell>
          <table:table-cell table:style-name="ce17" table:formula="of:=SUMPRODUCT(NOT(ISBLANK([.L61:.AMJ61])))" office:value-type="float" office:value="8" calcext:value-type="float">
            <text:p>8</text:p>
          </table:table-cell>
          <table:table-cell table:style-name="ce95" table:formula="of:=IF([.J61]&gt;2;AVERAGE([.L61:.AMJ61]);0)" office:value-type="float" office:value="4.375" calcext:value-type="float">
            <text:p>4.3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L62:.AMJ62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2:.AMJ62]); &quot;&quot;; [.L$2:.AMJ$2] &amp; &quot;:&quot; &amp; UNICHAR(160) &amp; [.L62:.AMJ62]))" office:value-type="string" office:string-value="Jaws In Space: 7, Dime: 10, guitardz: 2, Nancsi: 1, Jaromir Bergmann: 4, smeghammer: 3, TheGreenZap: 6" calcext:value-type="string">
            <text:p>Jaws In Space: 7, Dime: 10, guitardz: 2, Nancsi: 1, Jaromir Bergmann: 4, smeghammer: 3, TheGreenZap: 6</text:p>
          </table:table-cell>
          <table:table-cell table:style-name="ce17" table:formula="of:=SUMPRODUCT(NOT(ISBLANK([.L62:.AMJ62])))" office:value-type="float" office:value="7" calcext:value-type="float">
            <text:p>7</text:p>
          </table:table-cell>
          <table:table-cell table:style-name="ce95" table:formula="of:=IF([.J62]&gt;2;AVERAGE([.L62:.AMJ62]);0)" office:value-type="float" office:value="4.71428571428571" calcext:value-type="float">
            <text:p>4.7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L63:.AMJ63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63:.AMJ63]); &quot;&quot;; [.L$2:.AMJ$2] &amp; &quot;:&quot; &amp; UNICHAR(160) &amp; [.L63:.AMJ63]))" office:value-type="string" office:string-value="Doomkid: 10, Ralphis: 7, antares031: 8, toxic.rat: 8" calcext:value-type="string">
            <text:p>Doomkid: 10, Ralphis: 7, antares031: 8, toxic.rat: 8</text:p>
          </table:table-cell>
          <table:table-cell table:style-name="ce17" table:formula="of:=SUMPRODUCT(NOT(ISBLANK([.L63:.AMJ63])))" office:value-type="float" office:value="4" calcext:value-type="float">
            <text:p>4</text:p>
          </table:table-cell>
          <table:table-cell table:style-name="ce95" table:formula="of:=IF([.J63]&gt;2;AVERAGE([.L63:.AMJ63]);0)" office:value-type="float" office:value="8.25" calcext:value-type="float">
            <text:p>8.25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9" calcext:value-type="float">
            <text:p>59</text:p>
          </table:table-cell>
          <table:table-cell table:formula="of:=SUM([.L64:.AMJ64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64:.AMJ64]); &quot;&quot;; [.L$2:.AMJ$2] &amp; &quot;:&quot; &amp; UNICHAR(160) &amp; [.L64:.AMJ64]))" office:value-type="string" office:string-value="WH-Wilou84: 2, Nate River: 9, Soundblock: 3, Lazorinc: 6, Nirvana: 10, NoisyVelvet: 3" calcext:value-type="string">
            <text:p>WH-Wilou84: 2, Nate River: 9, Soundblock: 3, Lazorinc: 6, Nirvana: 10, NoisyVelvet: 3</text:p>
          </table:table-cell>
          <table:table-cell table:style-name="ce17" table:formula="of:=SUMPRODUCT(NOT(ISBLANK([.L64:.AMJ64])))" office:value-type="float" office:value="6" calcext:value-type="float">
            <text:p>6</text:p>
          </table:table-cell>
          <table:table-cell table:style-name="ce95" table:formula="of:=IF([.J64]&gt;2;AVERAGE([.L64:.AMJ64]);0)" office:value-type="float" office:value="5.5" calcext:value-type="float">
            <text:p>5.50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L65:.AMJ65])" office:value-type="float" office:value="32" calcext:value-type="float">
            <text:p>32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5:.AMJ65]); &quot;&quot;; [.L$2:.AMJ$2] &amp; &quot;:&quot; &amp; UNICHAR(160) &amp; [.L65:.AMJ65]))" office:value-type="string" office:string-value="WH-Wilou84: 1, Soundblock: 2, Nirvana: 9, NoisyVelvet: 1, Willy W.: 7, jerk-o: 7, Nefelibeta: 5" calcext:value-type="string">
            <text:p>WH-Wilou84: 1, Soundblock: 2, Nirvana: 9, NoisyVelvet: 1, Willy W.: 7, jerk-o: 7, Nefelibeta: 5</text:p>
          </table:table-cell>
          <table:table-cell table:style-name="ce17" table:formula="of:=SUMPRODUCT(NOT(ISBLANK([.L65:.AMJ65])))" office:value-type="float" office:value="7" calcext:value-type="float">
            <text:p>7</text:p>
          </table:table-cell>
          <table:table-cell table:style-name="ce95" table:formula="of:=IF([.J65]&gt;2;AVERAGE([.L65:.AMJ65]);0)" office:value-type="float" office:value="4.57142857142857" calcext:value-type="float">
            <text:p>4.57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L66:.AMJ66])" office:value-type="float" office:value="32" calcext:value-type="float">
            <text:p>32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66:.AMJ66]); &quot;&quot;; [.L$2:.AMJ$2] &amp; &quot;:&quot; &amp; UNICHAR(160) &amp; [.L66:.AMJ66]))" office:value-type="string" office:string-value="guitardz: 10, MtPain27: 4, RHhe82: 8, tonytheparrot: 2, NiGHTS108: 8" calcext:value-type="string">
            <text:p>guitardz: 10, MtPain27: 4, RHhe82: 8, tonytheparrot: 2, NiGHTS108: 8</text:p>
          </table:table-cell>
          <table:table-cell table:style-name="ce17" table:formula="of:=SUMPRODUCT(NOT(ISBLANK([.L66:.AMJ66])))" office:value-type="float" office:value="5" calcext:value-type="float">
            <text:p>5</text:p>
          </table:table-cell>
          <table:table-cell table:style-name="ce95" table:formula="of:=IF([.J66]&gt;2;AVERAGE([.L66:.AMJ66]);0)" office:value-type="float" office:value="6.4" calcext:value-type="float">
            <text:p>6.400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70"/>
          <table:table-cell office:value-type="float" office:value="4" calcext:value-type="float">
            <text:p>4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2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L67:.AMJ67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47" calcext:value-type="float">
            <text:p>47</text:p>
          </table:table-cell>
          <table:table-cell table:style-name="ce16" table:number-matrix-columns-spanned="1" table:number-matrix-rows-spanned="1" table:formula="of:=COM.MICROSOFT.TEXTJOIN(&quot;, &quot;; 1; IF(ISBLANK([.L67:.AMJ67]); &quot;&quot;; [.L$2:.AMJ$2] &amp; &quot;:&quot; &amp; UNICHAR(160) &amp; [.L67:.AMJ67]))" office:value-type="string" office:string-value="Nine Inch Heels: 4, AnonimVio: 5, fveitsi: 5, Outrageous Videos: 3, Simomarchi: 2, Gaia74: 5, maxmanium: 1, waciej: 6" calcext:value-type="string">
            <text:p>Nine Inch Heels: 4, AnonimVio: 5, fveitsi: 5, Outrageous Videos: 3, Simomarchi: 2, Gaia74: 5, maxmanium: 1, waciej: 6</text:p>
          </table:table-cell>
          <table:table-cell table:style-name="ce17" table:formula="of:=SUMPRODUCT(NOT(ISBLANK([.L67:.AMJ67])))" office:value-type="float" office:value="8" calcext:value-type="float">
            <text:p>8</text:p>
          </table:table-cell>
          <table:table-cell table:style-name="ce95" table:formula="of:=IF([.J67]&gt;2;AVERAGE([.L67:.AMJ67]);0)" office:value-type="float" office:value="3.875" calcext:value-type="float">
            <text:p>3.8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L68:.AMJ68])" office:value-type="float" office:value="31" calcext:value-type="float">
            <text:p>3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68:.AMJ68]); &quot;&quot;; [.L$2:.AMJ$2] &amp; &quot;:&quot; &amp; UNICHAR(160) &amp; [.L68:.AMJ68]))" office:value-type="string" office:string-value="MFG38: 1, everennui: 8, bonnie: 10, TechnoDoomed1: 3, Payload4367: 2, Dimon12321: 5, Maribo: 2" calcext:value-type="string">
            <text:p>MFG38: 1, everennui: 8, bonnie: 10, TechnoDoomed1: 3, Payload4367: 2, Dimon12321: 5, Maribo: 2</text:p>
          </table:table-cell>
          <table:table-cell table:style-name="ce17" table:formula="of:=SUMPRODUCT(NOT(ISBLANK([.L68:.AMJ68])))" office:value-type="float" office:value="7" calcext:value-type="float">
            <text:p>7</text:p>
          </table:table-cell>
          <table:table-cell table:style-name="ce95" table:formula="of:=IF([.J68]&gt;2;AVERAGE([.L68:.AMJ68]);0)" office:value-type="float" office:value="4.42857142857143" calcext:value-type="float">
            <text:p>4.42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L69:.AMJ69])" office:value-type="float" office:value="30" calcext:value-type="float">
            <text:p>30</text:p>
          </table:table-cell>
          <table:table-cell table:style-name="ce112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69:.AMJ69]); &quot;&quot;; [.L$2:.AMJ$2] &amp; &quot;:&quot; &amp; UNICHAR(160) &amp; [.L69:.AMJ69]))" office:value-type="string" office:string-value="rd: 7, Hansen79: 3, VanaheimRanger: 4, SCF: 5, sapphics: 10, nikitsune: 1" calcext:value-type="string">
            <text:p>rd: 7, Hansen79: 3, VanaheimRanger: 4, SCF: 5, sapphics: 10, nikitsune: 1</text:p>
          </table:table-cell>
          <table:table-cell table:style-name="ce17" table:formula="of:=SUMPRODUCT(NOT(ISBLANK([.L69:.AMJ69])))" office:value-type="float" office:value="6" calcext:value-type="float">
            <text:p>6</text:p>
          </table:table-cell>
          <table:table-cell table:style-name="ce95" table:formula="of:=IF([.J69]&gt;2;AVERAGE([.L69:.AMJ69]);0)" office:value-type="float" office:value="5" calcext:value-type="float">
            <text:p>5.000</text:p>
          </table:table-cell>
          <table:table-cell table:number-columns-repeated="110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L70:.AMJ70])" office:value-type="float" office:value="30" calcext:value-type="float">
            <text:p>30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70:.AMJ70]); &quot;&quot;; [.L$2:.AMJ$2] &amp; &quot;:&quot; &amp; UNICHAR(160) &amp; [.L70:.AMJ70]))" office:value-type="string" office:string-value="Rince-wind: 5, rd: 5, Omniarch: 5, Ryath: 5, rzh: 5, Bep: 5" calcext:value-type="string">
            <text:p>Rince-wind: 5, rd: 5, Omniarch: 5, Ryath: 5, rzh: 5, Bep: 5</text:p>
          </table:table-cell>
          <table:table-cell table:style-name="ce17" table:formula="of:=SUMPRODUCT(NOT(ISBLANK([.L70:.AMJ70])))" office:value-type="float" office:value="6" calcext:value-type="float">
            <text:p>6</text:p>
          </table:table-cell>
          <table:table-cell table:style-name="ce95" table:formula="of:=IF([.J70]&gt;2;AVERAGE([.L70:.AMJ70]);0)" office:value-type="float" office:value="5" calcext:value-type="float">
            <text:p>5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L71:.AMJ71])" office:value-type="float" office:value="30" calcext:value-type="float">
            <text:p>30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71:.AMJ71]); &quot;&quot;; [.L$2:.AMJ$2] &amp; &quot;:&quot; &amp; UNICHAR(160) &amp; [.L71:.AMJ71]))" office:value-type="string" office:string-value="Dimon12321: 10, Azure_Horror: 5, TheGreenZap: 10, Ezepov: 2, NiGHTS108: 3" calcext:value-type="string">
            <text:p>Dimon12321: 10, Azure_Horror: 5, TheGreenZap: 10, Ezepov: 2, NiGHTS108: 3</text:p>
          </table:table-cell>
          <table:table-cell table:style-name="ce17" table:formula="of:=SUMPRODUCT(NOT(ISBLANK([.L71:.AMJ71])))" office:value-type="float" office:value="5" calcext:value-type="float">
            <text:p>5</text:p>
          </table:table-cell>
          <table:table-cell table:style-name="ce95" table:formula="of:=IF([.J71]&gt;2;AVERAGE([.L71:.AMJ71]);0)" office:value-type="float" office:value="6" calcext:value-type="float">
            <text:p>6.000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82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L72:.AMJ72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72:.AMJ72]); &quot;&quot;; [.L$2:.AMJ$2] &amp; &quot;:&quot; &amp; UNICHAR(160) &amp; [.L72:.AMJ72]))" office:value-type="string" office:string-value="Jaws In Space: 5, guitardz: 5, Nancsi: 8, Diabolución: 5, Jaromir Bergmann: 1, Marn: 5, DooM Bear: 1" calcext:value-type="string">
            <text:p>Jaws In Space: 5, guitardz: 5, Nancsi: 8, Diabolución: 5, Jaromir Bergmann: 1, Marn: 5, DooM Bear: 1</text:p>
          </table:table-cell>
          <table:table-cell table:style-name="ce17" table:formula="of:=SUMPRODUCT(NOT(ISBLANK([.L72:.AMJ72])))" office:value-type="float" office:value="7" calcext:value-type="float">
            <text:p>7</text:p>
          </table:table-cell>
          <table:table-cell table:style-name="ce95" table:formula="of:=IF([.J72]&gt;2;AVERAGE([.L72:.AMJ72]);0)" office:value-type="float" office:value="4.28571428571429" calcext:value-type="float">
            <text:p>4.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L73:.AMJ73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73:.AMJ73]); &quot;&quot;; [.L$2:.AMJ$2] &amp; &quot;:&quot; &amp; UNICHAR(160) &amp; [.L73:.AMJ73]))" office:value-type="string" office:string-value="HyperLuke: 8, Talvi: 4, Greyenko: 4, TechnoDoomed1: 2, TheMightyHeracross: 3, Ziad EL Zein: 5, Ivory Duke: 4" calcext:value-type="string">
            <text:p>HyperLuke: 8, Talvi: 4, Greyenko: 4, TechnoDoomed1: 2, TheMightyHeracross: 3, Ziad EL Zein: 5, Ivory Duke: 4</text:p>
          </table:table-cell>
          <table:table-cell table:style-name="ce17" table:formula="of:=SUMPRODUCT(NOT(ISBLANK([.L73:.AMJ73])))" office:value-type="float" office:value="7" calcext:value-type="float">
            <text:p>7</text:p>
          </table:table-cell>
          <table:table-cell table:style-name="ce95" table:formula="of:=IF([.J73]&gt;2;AVERAGE([.L73:.AMJ73]);0)" office:value-type="float" office:value="4.28571428571429" calcext:value-type="float">
            <text:p>4.28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L74:.AMJ74])" office:value-type="float" office:value="29" calcext:value-type="float">
            <text:p>29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4:.AMJ74]); &quot;&quot;; [.L$2:.AMJ$2] &amp; &quot;:&quot; &amp; UNICHAR(160) &amp; [.L74:.AMJ74]))" office:value-type="string" office:string-value="yakfak: 8, JudgeDeadd: 4, soner du: 10, Uncle 80: 4, doombedoom: 3" calcext:value-type="string">
            <text:p>yakfak: 8, JudgeDeadd: 4, soner du: 10, Uncle 80: 4, doombedoom: 3</text:p>
          </table:table-cell>
          <table:table-cell table:style-name="ce17" table:formula="of:=SUMPRODUCT(NOT(ISBLANK([.L74:.AMJ74])))" office:value-type="float" office:value="5" calcext:value-type="float">
            <text:p>5</text:p>
          </table:table-cell>
          <table:table-cell table:style-name="ce95" table:formula="of:=IF([.J74]&gt;2;AVERAGE([.L74:.AMJ74]);0)" office:value-type="float" office:value="5.8" calcext:value-type="float">
            <text:p>5.800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L75:.AMJ75])" office:value-type="float" office:value="29" calcext:value-type="float">
            <text:p>29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75:.AMJ75]); &quot;&quot;; [.L$2:.AMJ$2] &amp; &quot;:&quot; &amp; UNICHAR(160) &amp; [.L75:.AMJ75]))" office:value-type="string" office:string-value="everennui: 2, Nate River: 8, Nirvana: 1, Makedounia: 2, Andromeda: 7, VanaheimRanger: 5, RHhe82: 4" calcext:value-type="string">
            <text:p>everennui: 2, Nate River: 8, Nirvana: 1, Makedounia: 2, Andromeda: 7, VanaheimRanger: 5, RHhe82: 4</text:p>
          </table:table-cell>
          <table:table-cell table:style-name="ce17" table:formula="of:=SUMPRODUCT(NOT(ISBLANK([.L75:.AMJ75])))" office:value-type="float" office:value="7" calcext:value-type="float">
            <text:p>7</text:p>
          </table:table-cell>
          <table:table-cell table:style-name="ce95" table:formula="of:=IF([.J75]&gt;2;AVERAGE([.L75:.AMJ75]);0)" office:value-type="float" office:value="4.14285714285714" calcext:value-type="float">
            <text:p>4.14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L76:.AMJ76])" office:value-type="float" office:value="29" calcext:value-type="float">
            <text:p>29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s://doomwiki.org/wiki/Perdition%27s_Gate" xlink:type="simple">https://doomwiki.org/wiki/Perdition's_Gat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6:.AMJ76]); &quot;&quot;; [.L$2:.AMJ$2] &amp; &quot;:&quot; &amp; UNICHAR(160) &amp; [.L76:.AMJ76]))" office:value-type="string" office:string-value="Vorpal: 5, Nate River: 1, bonnie: 10, P41R47: 3, E.M.: 5, rzh: 5" calcext:value-type="string">
            <text:p>Vorpal: 5, Nate River: 1, bonnie: 10, P41R47: 3, E.M.: 5, rzh: 5</text:p>
          </table:table-cell>
          <table:table-cell table:style-name="ce17" table:formula="of:=SUMPRODUCT(NOT(ISBLANK([.L76:.AMJ76])))" office:value-type="float" office:value="6" calcext:value-type="float">
            <text:p>6</text:p>
          </table:table-cell>
          <table:table-cell table:style-name="ce95" table:formula="of:=IF([.J76]&gt;2;AVERAGE([.L76:.AMJ76]);0)" office:value-type="float" office:value="4.83333333333333" calcext:value-type="float">
            <text:p>4.8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L77:.AMJ77])" office:value-type="float" office:value="29" calcext:value-type="float">
            <text:p>29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77:.AMJ77]); &quot;&quot;; [.L$2:.AMJ$2] &amp; &quot;:&quot; &amp; UNICHAR(160) &amp; [.L77:.AMJ77]))" office:value-type="string" office:string-value="HyperLuke: 1, Outrageous Videos: 1, bemused: 2, Apaul27: 8, tmorrow: 3, Arbys550: 3, Simomarchi: 6, maxmanium: 1, Nazgul9: 4" calcext:value-type="string">
            <text:p>HyperLuke: 1, Outrageous Videos: 1, bemused: 2, Apaul27: 8, tmorrow: 3, Arbys550: 3, Simomarchi: 6, maxmanium: 1, Nazgul9: 4</text:p>
          </table:table-cell>
          <table:table-cell table:style-name="ce17" table:formula="of:=SUMPRODUCT(NOT(ISBLANK([.L77:.AMJ77])))" office:value-type="float" office:value="9" calcext:value-type="float">
            <text:p>9</text:p>
          </table:table-cell>
          <table:table-cell table:style-name="ce95" table:formula="of:=IF([.J77]&gt;2;AVERAGE([.L77:.AMJ77]);0)" office:value-type="float" office:value="3.22222222222222" calcext:value-type="float">
            <text:p>3.22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L78:.AMJ78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78:.AMJ78]); &quot;&quot;; [.L$2:.AMJ$2] &amp; &quot;:&quot; &amp; UNICHAR(160) &amp; [.L78:.AMJ78]))" office:value-type="string" office:string-value="Ivory Duke: 7, Hansen79: 4, SOSU: 2, Ryath: 5, SCF: 2, GratefulName: 2, Uncle 80: 5" calcext:value-type="string">
            <text:p>Ivory Duke: 7, Hansen79: 4, SOSU: 2, Ryath: 5, SCF: 2, GratefulName: 2, Uncle 80: 5</text:p>
          </table:table-cell>
          <table:table-cell table:style-name="ce17" table:formula="of:=SUMPRODUCT(NOT(ISBLANK([.L78:.AMJ78])))" office:value-type="float" office:value="7" calcext:value-type="float">
            <text:p>7</text:p>
          </table:table-cell>
          <table:table-cell table:style-name="ce95" table:formula="of:=IF([.J78]&gt;2;AVERAGE([.L78:.AMJ78]);0)" office:value-type="float" office:value="3.85714285714286" calcext:value-type="float">
            <text:p>3.85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4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L79:.AMJ79])" office:value-type="float" office:value="27" calcext:value-type="float">
            <text:p>27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s://doomwiki.org/wiki/REKKR" xlink:type="simple">https://doomwiki.org/wiki/REKKR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79:.AMJ79]); &quot;&quot;; [.L$2:.AMJ$2] &amp; &quot;:&quot; &amp; UNICHAR(160) &amp; [.L79:.AMJ79]))" office:value-type="string" office:string-value="soner du: 8, Rince-wind: 5, Dimon12321: 6, Hitherto: 3, rzh: 5" calcext:value-type="string">
            <text:p>soner du: 8, Rince-wind: 5, Dimon12321: 6, Hitherto: 3, rzh: 5</text:p>
          </table:table-cell>
          <table:table-cell table:style-name="ce17" table:formula="of:=SUMPRODUCT(NOT(ISBLANK([.L79:.AMJ79])))" office:value-type="float" office:value="5" calcext:value-type="float">
            <text:p>5</text:p>
          </table:table-cell>
          <table:table-cell table:style-name="ce95" table:formula="of:=IF([.J79]&gt;2;AVERAGE([.L79:.AMJ79]);0)" office:value-type="float" office:value="5.4" calcext:value-type="float">
            <text:p>5.400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L80:.AMJ80])" office:value-type="float" office:value="27" calcext:value-type="float">
            <text:p>27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0:.AMJ80]); &quot;&quot;; [.L$2:.AMJ$2] &amp; &quot;:&quot; &amp; UNICHAR(160) &amp; [.L80:.AMJ80]))" office:value-type="string" office:string-value="Not Jabba: 1, Grazza: 3, Altima: 4, termrork: 5, SilverMiner: 5, P41R47: 3, Katamori: 6" calcext:value-type="string">
            <text:p>Not Jabba: 1, Grazza: 3, Altima: 4, termrork: 5, SilverMiner: 5, P41R47: 3, Katamori: 6</text:p>
          </table:table-cell>
          <table:table-cell table:style-name="ce17" table:formula="of:=SUMPRODUCT(NOT(ISBLANK([.L80:.AMJ80])))" office:value-type="float" office:value="7" calcext:value-type="float">
            <text:p>7</text:p>
          </table:table-cell>
          <table:table-cell table:style-name="ce95" table:formula="of:=IF([.J80]&gt;2;AVERAGE([.L80:.AMJ80]);0)" office:value-type="float" office:value="3.85714285714286" calcext:value-type="float">
            <text:p>3.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6" calcext:value-type="float">
            <text:p>6</text:p>
          </table:table-cell>
          <table:table-cell table:number-columns-repeated="82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L81:.AMJ81])" office:value-type="float" office:value="26" calcext:value-type="float">
            <text:p>26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81:.AMJ81]); &quot;&quot;; [.L$2:.AMJ$2] &amp; &quot;:&quot; &amp; UNICHAR(160) &amp; [.L81:.AMJ81]))" office:value-type="string" office:string-value="Arbys550: 8, rd: 4, &lt;&lt;Rewind: 10, akolai: 4" calcext:value-type="string">
            <text:p>Arbys550: 8, rd: 4, &lt;&lt;Rewind: 10, akolai: 4</text:p>
          </table:table-cell>
          <table:table-cell table:style-name="ce17" table:formula="of:=SUMPRODUCT(NOT(ISBLANK([.L81:.AMJ81])))" office:value-type="float" office:value="4" calcext:value-type="float">
            <text:p>4</text:p>
          </table:table-cell>
          <table:table-cell table:style-name="ce95" table:formula="of:=IF([.J81]&gt;2;AVERAGE([.L81:.AMJ81]);0)" office:value-type="float" office:value="6.5" calcext:value-type="float">
            <text:p>6.500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54"/>
          <table:table-cell office:value-type="float" office:value="4" calcext:value-type="float">
            <text:p>4</text:p>
          </table:table-cell>
          <table:table-cell table:number-columns-repeated="83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L82:.AMJ82])" office:value-type="float" office:value="26" calcext:value-type="float">
            <text:p>26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82:.AMJ82]); &quot;&quot;; [.L$2:.AMJ$2] &amp; &quot;:&quot; &amp; UNICHAR(160) &amp; [.L82:.AMJ82]))" office:value-type="string" office:string-value="Nine Inch Heels: 8, ShoDemo: 2, Outrageous Videos: 9, Nazgul9: 6, Andromeda: 1" calcext:value-type="string">
            <text:p>Nine Inch Heels: 8, ShoDemo: 2, Outrageous Videos: 9, Nazgul9: 6, Andromeda: 1</text:p>
          </table:table-cell>
          <table:table-cell table:style-name="ce17" table:formula="of:=SUMPRODUCT(NOT(ISBLANK([.L82:.AMJ82])))" office:value-type="float" office:value="5" calcext:value-type="float">
            <text:p>5</text:p>
          </table:table-cell>
          <table:table-cell table:style-name="ce95" table:formula="of:=IF([.J82]&gt;2;AVERAGE([.L82:.AMJ82]);0)" office:value-type="float" office:value="5.2" calcext:value-type="float">
            <text:p>5.2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L83:.AMJ83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3:.AMJ83]); &quot;&quot;; [.L$2:.AMJ$2] &amp; &quot;:&quot; &amp; UNICHAR(160) &amp; [.L83:.AMJ83]))" office:value-type="string" office:string-value="Voltcom9: 8, Soundblock: 3, purist: 3, maxmanium: 8, ASaltShaker: 4" calcext:value-type="string">
            <text:p>Voltcom9: 8, Soundblock: 3, purist: 3, maxmanium: 8, ASaltShaker: 4</text:p>
          </table:table-cell>
          <table:table-cell table:style-name="ce17" table:formula="of:=SUMPRODUCT(NOT(ISBLANK([.L83:.AMJ83])))" office:value-type="float" office:value="5" calcext:value-type="float">
            <text:p>5</text:p>
          </table:table-cell>
          <table:table-cell table:style-name="ce95" table:formula="of:=IF([.J83]&gt;2;AVERAGE([.L83:.AMJ83]);0)" office:value-type="float" office:value="5.2" calcext:value-type="float">
            <text:p>5.200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L84:.AMJ84])" office:value-type="float" office:value="25" calcext:value-type="float">
            <text:p>25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84:.AMJ84]); &quot;&quot;; [.L$2:.AMJ$2] &amp; &quot;:&quot; &amp; UNICHAR(160) &amp; [.L84:.AMJ84]))" office:value-type="string" office:string-value="&lt;&lt;Rewind: 4, TJG1289: 3, Ezepov: 8, Katamori: 10" calcext:value-type="string">
            <text:p>&lt;&lt;Rewind: 4, TJG1289: 3, Ezepov: 8, Katamori: 10</text:p>
          </table:table-cell>
          <table:table-cell table:style-name="ce17" table:formula="of:=SUMPRODUCT(NOT(ISBLANK([.L84:.AMJ84])))" office:value-type="float" office:value="4" calcext:value-type="float">
            <text:p>4</text:p>
          </table:table-cell>
          <table:table-cell table:style-name="ce95" table:formula="of:=IF([.J84]&gt;2;AVERAGE([.L84:.AMJ84]);0)" office:value-type="float" office:value="6.25" calcext:value-type="float">
            <text:p>6.25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L85:.AMJ85])" office:value-type="float" office:value="25" calcext:value-type="float">
            <text:p>25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85:.AMJ85]); &quot;&quot;; [.L$2:.AMJ$2] &amp; &quot;:&quot; &amp; UNICHAR(160) &amp; [.L85:.AMJ85]))" office:value-type="string" office:string-value="Ed: 5, Graf Zahl: 1, SilverMiner: 10, smeghammer: 6, doombedoom: 3" calcext:value-type="string">
            <text:p>Ed: 5, Graf Zahl: 1, SilverMiner: 10, smeghammer: 6, doombedoom: 3</text:p>
          </table:table-cell>
          <table:table-cell table:style-name="ce17" table:formula="of:=SUMPRODUCT(NOT(ISBLANK([.L85:.AMJ85])))" office:value-type="float" office:value="5" calcext:value-type="float">
            <text:p>5</text:p>
          </table:table-cell>
          <table:table-cell table:style-name="ce95" table:formula="of:=IF([.J85]&gt;2;AVERAGE([.L85:.AMJ85]);0)" office:value-type="float" office:value="5" calcext:value-type="float">
            <text:p>5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1" calcext:value-type="float">
            <text:p>81</text:p>
          </table:table-cell>
          <table:table-cell table:formula="of:=SUM([.L86:.AMJ8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86:.AMJ86]); &quot;&quot;; [.L$2:.AMJ$2] &amp; &quot;:&quot; &amp; UNICHAR(160) &amp; [.L86:.AMJ86]))" office:value-type="string" office:string-value="Graf Zahl: 10, Phobus: 9, TechnoDoomed1: 6" calcext:value-type="string">
            <text:p>Graf Zahl: 10, Phobus: 9, TechnoDoomed1: 6</text:p>
          </table:table-cell>
          <table:table-cell table:style-name="ce17" table:formula="of:=SUMPRODUCT(NOT(ISBLANK([.L86:.AMJ86])))" office:value-type="float" office:value="3" calcext:value-type="float">
            <text:p>3</text:p>
          </table:table-cell>
          <table:table-cell table:style-name="ce95" table:formula="of:=IF([.J86]&gt;2;AVERAGE([.L86:.AMJ86]);0)" office:value-type="float" office:value="8.33333333333333" calcext:value-type="float">
            <text:p>8.33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5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L87:.AMJ87])" office:value-type="float" office:value="24" calcext:value-type="float">
            <text:p>24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87:.AMJ87]); &quot;&quot;; [.L$2:.AMJ$2] &amp; &quot;:&quot; &amp; UNICHAR(160) &amp; [.L87:.AMJ87]))" office:value-type="string" office:string-value="Dimon12321: 6, SCF: 6, Azure_Horror: 7, whybmonotacrab: 2, nikitsune: 1, DoomPlayer00: 2" calcext:value-type="string">
            <text:p>Dimon12321: 6, SCF: 6, Azure_Horror: 7, whybmonotacrab: 2, nikitsune: 1, DoomPlayer00: 2</text:p>
          </table:table-cell>
          <table:table-cell table:style-name="ce17" table:formula="of:=SUMPRODUCT(NOT(ISBLANK([.L87:.AMJ87])))" office:value-type="float" office:value="6" calcext:value-type="float">
            <text:p>6</text:p>
          </table:table-cell>
          <table:table-cell table:style-name="ce95" table:formula="of:=IF([.J87]&gt;2;AVERAGE([.L87:.AMJ87]);0)" office:value-type="float" office:value="4" calcext:value-type="float">
            <text:p>4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L88:.AMJ88])" office:value-type="float" office:value="24" calcext:value-type="float">
            <text:p>2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88:.AMJ88]); &quot;&quot;; [.L$2:.AMJ$2] &amp; &quot;:&quot; &amp; UNICHAR(160) &amp; [.L88:.AMJ88]))" office:value-type="string" office:string-value="Mr. Freeze: 7, WH-Wilou84: 5, joepallai: 1, DJVCardMaster: 1, waciej: 4, Maribo: 5, doombedoom: 1" calcext:value-type="string">
            <text:p>Mr. Freeze: 7, WH-Wilou84: 5, joepallai: 1, DJVCardMaster: 1, waciej: 4, Maribo: 5, doombedoom: 1</text:p>
          </table:table-cell>
          <table:table-cell table:style-name="ce17" table:formula="of:=SUMPRODUCT(NOT(ISBLANK([.L88:.AMJ88])))" office:value-type="float" office:value="7" calcext:value-type="float">
            <text:p>7</text:p>
          </table:table-cell>
          <table:table-cell table:style-name="ce95" table:formula="of:=IF([.J88]&gt;2;AVERAGE([.L88:.AMJ88]);0)" office:value-type="float" office:value="3.42857142857143" calcext:value-type="float">
            <text:p>3.429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L89:.AMJ89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89:.AMJ89]); &quot;&quot;; [.L$2:.AMJ$2] &amp; &quot;:&quot; &amp; UNICHAR(160) &amp; [.L89:.AMJ89]))" office:value-type="string" office:string-value="Roofi: 10, Outrageous Videos: 8, Grain of Salt: 4, Simomarchi: 1" calcext:value-type="string">
            <text:p>Roofi: 10, Outrageous Videos: 8, Grain of Salt: 4, Simomarchi: 1</text:p>
          </table:table-cell>
          <table:table-cell table:style-name="ce17" table:formula="of:=SUMPRODUCT(NOT(ISBLANK([.L89:.AMJ89])))" office:value-type="float" office:value="4" calcext:value-type="float">
            <text:p>4</text:p>
          </table:table-cell>
          <table:table-cell table:style-name="ce95" table:formula="of:=IF([.J89]&gt;2;AVERAGE([.L89:.AMJ89]);0)" office:value-type="float" office:value="5.75" calcext:value-type="float">
            <text:p>5.750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L90:.AMJ90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90:.AMJ90]); &quot;&quot;; [.L$2:.AMJ$2] &amp; &quot;:&quot; &amp; UNICHAR(160) &amp; [.L90:.AMJ90]))" office:value-type="string" office:string-value="ella guro: 9, 7hm: 5, Grain of Salt: 3, NoisyVelvet: 1, vdgg: 4" calcext:value-type="string">
            <text:p>ella guro: 9, 7hm: 5, Grain of Salt: 3, NoisyVelvet: 1, vdgg: 4</text:p>
          </table:table-cell>
          <table:table-cell table:style-name="ce17" table:formula="of:=SUMPRODUCT(NOT(ISBLANK([.L90:.AMJ90])))" office:value-type="float" office:value="5" calcext:value-type="float">
            <text:p>5</text:p>
          </table:table-cell>
          <table:table-cell table:style-name="ce95" table:formula="of:=IF([.J90]&gt;2;AVERAGE([.L90:.AMJ90]);0)" office:value-type="float" office:value="4.4" calcext:value-type="float">
            <text:p>4.400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L91:.AMJ91])" office:value-type="float" office:value="22" calcext:value-type="float">
            <text:p>22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91:.AMJ91]); &quot;&quot;; [.L$2:.AMJ$2] &amp; &quot;:&quot; &amp; UNICHAR(160) &amp; [.L91:.AMJ91]))" office:value-type="string" office:string-value="Sky: 8, darkreaver: 5, Maribo: 9" calcext:value-type="string">
            <text:p>Sky: 8, darkreaver: 5, Maribo: 9</text:p>
          </table:table-cell>
          <table:table-cell table:style-name="ce17" table:formula="of:=SUMPRODUCT(NOT(ISBLANK([.L91:.AMJ91])))" office:value-type="float" office:value="3" calcext:value-type="float">
            <text:p>3</text:p>
          </table:table-cell>
          <table:table-cell table:style-name="ce95" table:formula="of:=IF([.J91]&gt;2;AVERAGE([.L91:.AMJ91]);0)" office:value-type="float" office:value="7.33333333333333" calcext:value-type="float">
            <text:p>7.33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139"/>
          <table:table-cell office:value-type="float" office:value="9" calcext:value-type="float">
            <text:p>9</text:p>
          </table:table-cell>
          <table:table-cell table:number-columns-repeated="83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L92:.AMJ92])" office:value-type="float" office:value="22" calcext:value-type="float">
            <text:p>22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92:.AMJ92]); &quot;&quot;; [.L$2:.AMJ$2] &amp; &quot;:&quot; &amp; UNICHAR(160) &amp; [.L92:.AMJ92]))" office:value-type="string" office:string-value="Chamelenoel: 10, everennui: 4, Nate River: 2, Lorenz0: 4, Ezepov: 2" calcext:value-type="string">
            <text:p>Chamelenoel: 10, everennui: 4, Nate River: 2, Lorenz0: 4, Ezepov: 2</text:p>
          </table:table-cell>
          <table:table-cell table:style-name="ce17" table:formula="of:=SUMPRODUCT(NOT(ISBLANK([.L92:.AMJ92])))" office:value-type="float" office:value="5" calcext:value-type="float">
            <text:p>5</text:p>
          </table:table-cell>
          <table:table-cell table:style-name="ce95" table:formula="of:=IF([.J92]&gt;2;AVERAGE([.L92:.AMJ92]);0)" office:value-type="float" office:value="4.4" calcext:value-type="float">
            <text:p>4.400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7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L93:.AMJ93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93:.AMJ93]); &quot;&quot;; [.L$2:.AMJ$2] &amp; &quot;:&quot; &amp; UNICHAR(160) &amp; [.L93:.AMJ93]))" office:value-type="string" office:string-value="MFG38: 5, Voltcom9: 3, TechnoDoomed1: 4, Ziad EL Zein: 5, Octillion: 5" calcext:value-type="string">
            <text:p>MFG38: 5, Voltcom9: 3, TechnoDoomed1: 4, Ziad EL Zein: 5, Octillion: 5</text:p>
          </table:table-cell>
          <table:table-cell table:style-name="ce17" table:formula="of:=SUMPRODUCT(NOT(ISBLANK([.L93:.AMJ93])))" office:value-type="float" office:value="5" calcext:value-type="float">
            <text:p>5</text:p>
          </table:table-cell>
          <table:table-cell table:style-name="ce95" table:formula="of:=IF([.J93]&gt;2;AVERAGE([.L93:.AMJ93]);0)" office:value-type="float" office:value="4.4" calcext:value-type="float">
            <text:p>4.400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L94:.AMJ94])" office:value-type="float" office:value="21" calcext:value-type="float">
            <text:p>21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94:.AMJ94]); &quot;&quot;; [.L$2:.AMJ$2] &amp; &quot;:&quot; &amp; UNICHAR(160) &amp; [.L94:.AMJ94]))" office:value-type="string" office:string-value="Azure_Horror: 9, LadyMistDragon: 9, tonytheparrot: 3" calcext:value-type="string">
            <text:p>Azure_Horror: 9, LadyMistDragon: 9, tonytheparrot: 3</text:p>
          </table:table-cell>
          <table:table-cell table:style-name="ce17" table:formula="of:=SUMPRODUCT(NOT(ISBLANK([.L94:.AMJ94])))" office:value-type="float" office:value="3" calcext:value-type="float">
            <text:p>3</text:p>
          </table:table-cell>
          <table:table-cell table:style-name="ce95" table:formula="of:=IF([.J94]&gt;2;AVERAGE([.L94:.AMJ94]);0)" office:value-type="float" office:value="7" calcext:value-type="float">
            <text:p>7.000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23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L95:.AMJ95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5:.AMJ95]); &quot;&quot;; [.L$2:.AMJ$2] &amp; &quot;:&quot; &amp; UNICHAR(160) &amp; [.L95:.AMJ95]))" office:value-type="string" office:string-value="Sky: 10, tchkb: 1, Midnight_00: 9, vdgg: 1" calcext:value-type="string">
            <text:p>Sky: 10, tchkb: 1, Midnight_00: 9, vdgg: 1</text:p>
          </table:table-cell>
          <table:table-cell table:style-name="ce17" table:formula="of:=SUMPRODUCT(NOT(ISBLANK([.L95:.AMJ95])))" office:value-type="float" office:value="4" calcext:value-type="float">
            <text:p>4</text:p>
          </table:table-cell>
          <table:table-cell table:style-name="ce95" table:formula="of:=IF([.J95]&gt;2;AVERAGE([.L95:.AMJ95]);0)" office:value-type="float" office:value="5.25" calcext:value-type="float">
            <text:p>5.2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L96:.AMJ96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96:.AMJ96]); &quot;&quot;; [.L$2:.AMJ$2] &amp; &quot;:&quot; &amp; UNICHAR(160) &amp; [.L96:.AMJ96]))" office:value-type="string" office:string-value="Jaromir Bergmann: 9, OniriA: 7, I_Punch_Demons: 5" calcext:value-type="string">
            <text:p>Jaromir Bergmann: 9, OniriA: 7, I_Punch_Demons: 5</text:p>
          </table:table-cell>
          <table:table-cell table:style-name="ce17" table:formula="of:=SUMPRODUCT(NOT(ISBLANK([.L96:.AMJ96])))" office:value-type="float" office:value="3" calcext:value-type="float">
            <text:p>3</text:p>
          </table:table-cell>
          <table:table-cell table:style-name="ce95" table:formula="of:=IF([.J96]&gt;2;AVERAGE([.L96:.AMJ96]);0)" office:value-type="float" office:value="7" calcext:value-type="float">
            <text:p>7.000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4" calcext:value-type="float">
            <text:p>94</text:p>
          </table:table-cell>
          <table:table-cell table:formula="of:=SUM([.L97:.AMJ97])" office:value-type="float" office:value="20" calcext:value-type="float">
            <text:p>20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97:.AMJ97]); &quot;&quot;; [.L$2:.AMJ$2] &amp; &quot;:&quot; &amp; UNICHAR(160) &amp; [.L97:.AMJ97]))" office:value-type="string" office:string-value="m8f: 5, DJVCardMaster: 6, Katamori: 9" calcext:value-type="string">
            <text:p>m8f: 5, DJVCardMaster: 6, Katamori: 9</text:p>
          </table:table-cell>
          <table:table-cell table:style-name="ce17" table:formula="of:=SUMPRODUCT(NOT(ISBLANK([.L97:.AMJ97])))" office:value-type="float" office:value="3" calcext:value-type="float">
            <text:p>3</text:p>
          </table:table-cell>
          <table:table-cell table:style-name="ce95" table:formula="of:=IF([.J97]&gt;2;AVERAGE([.L97:.AMJ97]);0)" office:value-type="float" office:value="6.66666666666667" calcext:value-type="float">
            <text:p>6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78"/>
          <table:table-cell office:value-type="float" office:value="9" calcext:value-type="float">
            <text:p>9</text:p>
          </table:table-cell>
          <table:table-cell table:number-columns-repeated="82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4" calcext:value-type="float">
            <text:p>94</text:p>
          </table:table-cell>
          <table:table-cell table:formula="of:=SUM([.L98:.AMJ98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9" calcext:value-type="float">
            <text:p>59</text:p>
          </table:table-cell>
          <table:table-cell table:style-name="ce16" table:number-matrix-columns-spanned="1" table:number-matrix-rows-spanned="1" table:formula="of:=COM.MICROSOFT.TEXTJOIN(&quot;, &quot;; 1; IF(ISBLANK([.L98:.AMJ98]); &quot;&quot;; [.L$2:.AMJ$2] &amp; &quot;:&quot; &amp; UNICHAR(160) &amp; [.L98:.AMJ98]))" office:value-type="string" office:string-value="guitardz: 5, 4everDoomed: 8, Warrex: 7" calcext:value-type="string">
            <text:p>guitardz: 5, 4everDoomed: 8, Warrex: 7</text:p>
          </table:table-cell>
          <table:table-cell table:style-name="ce17" table:formula="of:=SUMPRODUCT(NOT(ISBLANK([.L98:.AMJ98])))" office:value-type="float" office:value="3" calcext:value-type="float">
            <text:p>3</text:p>
          </table:table-cell>
          <table:table-cell table:style-name="ce95" table:formula="of:=IF([.J98]&gt;2;AVERAGE([.L98:.AMJ98]);0)" office:value-type="float" office:value="6.66666666666667" calcext:value-type="float">
            <text:p>6.66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4" calcext:value-type="float">
            <text:p>94</text:p>
          </table:table-cell>
          <table:table-cell table:formula="of:=SUM([.L99:.AMJ99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99:.AMJ99]); &quot;&quot;; [.L$2:.AMJ$2] &amp; &quot;:&quot; &amp; UNICHAR(160) &amp; [.L99:.AMJ99]))" office:value-type="string" office:string-value="Chamelenoel: 6, AnonimVio: 9, E.M.: 5" calcext:value-type="string">
            <text:p>Chamelenoel: 6, AnonimVio: 9, E.M.: 5</text:p>
          </table:table-cell>
          <table:table-cell table:style-name="ce17" table:formula="of:=SUMPRODUCT(NOT(ISBLANK([.L99:.AMJ99])))" office:value-type="float" office:value="3" calcext:value-type="float">
            <text:p>3</text:p>
          </table:table-cell>
          <table:table-cell table:style-name="ce95" table:formula="of:=IF([.J99]&gt;2;AVERAGE([.L99:.AMJ99]);0)" office:value-type="float" office:value="6.66666666666667" calcext:value-type="float">
            <text:p>6.667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4" calcext:value-type="float">
            <text:p>94</text:p>
          </table:table-cell>
          <table:table-cell table:formula="of:=SUM([.L100:.AMJ100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00:.AMJ100]); &quot;&quot;; [.L$2:.AMJ$2] &amp; &quot;:&quot; &amp; UNICHAR(160) &amp; [.L100:.AMJ100]))" office:value-type="string" office:string-value="Malrionn: 7, MFG38: 7, 4everDoomed: 6" calcext:value-type="string">
            <text:p>Malrionn: 7, MFG38: 7, 4everDoomed: 6</text:p>
          </table:table-cell>
          <table:table-cell table:style-name="ce17" table:formula="of:=SUMPRODUCT(NOT(ISBLANK([.L100:.AMJ100])))" office:value-type="float" office:value="3" calcext:value-type="float">
            <text:p>3</text:p>
          </table:table-cell>
          <table:table-cell table:style-name="ce95" table:formula="of:=IF([.J100]&gt;2;AVERAGE([.L100:.AMJ100]);0)" office:value-type="float" office:value="6.66666666666667" calcext:value-type="float">
            <text:p>6.667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L101:.AMJ101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1:.AMJ101]); &quot;&quot;; [.L$2:.AMJ$2] &amp; &quot;:&quot; &amp; UNICHAR(160) &amp; [.L101:.AMJ101]))" office:value-type="string" office:string-value="Jaws In Space: 9, Vorpal: 5, guitardz: 1, Nancsi: 4" calcext:value-type="string">
            <text:p>Jaws In Space: 9, Vorpal: 5, guitardz: 1, Nancsi: 4</text:p>
          </table:table-cell>
          <table:table-cell table:style-name="ce17" table:formula="of:=SUMPRODUCT(NOT(ISBLANK([.L101:.AMJ101])))" office:value-type="float" office:value="4" calcext:value-type="float">
            <text:p>4</text:p>
          </table:table-cell>
          <table:table-cell table:style-name="ce95" table:formula="of:=IF([.J101]&gt;2;AVERAGE([.L101:.AMJ101]);0)" office:value-type="float" office:value="4.75" calcext:value-type="float">
            <text:p>4.7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L102:.AMJ102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2:.AMJ102]); &quot;&quot;; [.L$2:.AMJ$2] &amp; &quot;:&quot; &amp; UNICHAR(160) &amp; [.L102:.AMJ102]))" office:value-type="string" office:string-value="NuMetalManiak: 5, everennui: 5, Forli: 4, DOEL: 5" calcext:value-type="string">
            <text:p>NuMetalManiak: 5, everennui: 5, Forli: 4, DOEL: 5</text:p>
          </table:table-cell>
          <table:table-cell table:style-name="ce17" table:formula="of:=SUMPRODUCT(NOT(ISBLANK([.L102:.AMJ102])))" office:value-type="float" office:value="4" calcext:value-type="float">
            <text:p>4</text:p>
          </table:table-cell>
          <table:table-cell table:style-name="ce95" table:formula="of:=IF([.J102]&gt;2;AVERAGE([.L102:.AMJ102]);0)" office:value-type="float" office:value="4.75" calcext:value-type="float">
            <text:p>4.75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L103:.AMJ103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3:.AMJ103]); &quot;&quot;; [.L$2:.AMJ$2] &amp; &quot;:&quot; &amp; UNICHAR(160) &amp; [.L103:.AMJ103]))" office:value-type="string" office:string-value="roadworx: 4, soner du: 3, Philnemba: 3, NaZa: 1, P41R47: 3, Marn: 5" calcext:value-type="string">
            <text:p>roadworx: 4, soner du: 3, Philnemba: 3, NaZa: 1, P41R47: 3, Marn: 5</text:p>
          </table:table-cell>
          <table:table-cell table:style-name="ce17" table:formula="of:=SUMPRODUCT(NOT(ISBLANK([.L103:.AMJ103])))" office:value-type="float" office:value="6" calcext:value-type="float">
            <text:p>6</text:p>
          </table:table-cell>
          <table:table-cell table:style-name="ce95" table:formula="of:=IF([.J103]&gt;2;AVERAGE([.L103:.AMJ103]);0)" office:value-type="float" office:value="3.16666666666667" calcext:value-type="float">
            <text:p>3.167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L104:.AMJ104])" office:value-type="float" office:value="19" calcext:value-type="float">
            <text:p>19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04:.AMJ104]); &quot;&quot;; [.L$2:.AMJ$2] &amp; &quot;:&quot; &amp; UNICHAR(160) &amp; [.L104:.AMJ104]))" office:value-type="string" office:string-value="msx2plus: 5, akolai: 4, KineticBeverage: 10" calcext:value-type="string">
            <text:p>msx2plus: 5, akolai: 4, KineticBeverage: 10</text:p>
          </table:table-cell>
          <table:table-cell table:style-name="ce17" table:formula="of:=SUMPRODUCT(NOT(ISBLANK([.L104:.AMJ104])))" office:value-type="float" office:value="3" calcext:value-type="float">
            <text:p>3</text:p>
          </table:table-cell>
          <table:table-cell table:style-name="ce95" table:formula="of:=IF([.J104]&gt;2;AVERAGE([.L104:.AMJ104]);0)" office:value-type="float" office:value="6.33333333333333" calcext:value-type="float">
            <text:p>6.333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2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L105:.AMJ105])" office:value-type="float" office:value="19" calcext:value-type="float">
            <text:p>19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105:.AMJ105]); &quot;&quot;; [.L$2:.AMJ$2] &amp; &quot;:&quot; &amp; UNICHAR(160) &amp; [.L105:.AMJ105]))" office:value-type="string" office:string-value="TJG1289: 2, Doomlover77: 9,  Foodles: 8" calcext:value-type="string">
            <text:p>TJG1289: 2, Doomlover77: 9, <text:s/>Foodles: 8</text:p>
          </table:table-cell>
          <table:table-cell table:style-name="ce17" table:formula="of:=SUMPRODUCT(NOT(ISBLANK([.L105:.AMJ105])))" office:value-type="float" office:value="3" calcext:value-type="float">
            <text:p>3</text:p>
          </table:table-cell>
          <table:table-cell table:style-name="ce95" table:formula="of:=IF([.J105]&gt;2;AVERAGE([.L105:.AMJ105]);0)" office:value-type="float" office:value="6.33333333333333" calcext:value-type="float">
            <text:p>6.333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82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L106:.AMJ106])" office:value-type="float" office:value="19" calcext:value-type="float">
            <text:p>19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106:.AMJ106]); &quot;&quot;; [.L$2:.AMJ$2] &amp; &quot;:&quot; &amp; UNICHAR(160) &amp; [.L106:.AMJ106]))" office:value-type="string" office:string-value="Graf Zahl: 4, joepallai: 2, vdgg: 8, doombedoom: 5" calcext:value-type="string">
            <text:p>Graf Zahl: 4, joepallai: 2, vdgg: 8, doombedoom: 5</text:p>
          </table:table-cell>
          <table:table-cell table:style-name="ce17" table:formula="of:=SUMPRODUCT(NOT(ISBLANK([.L106:.AMJ106])))" office:value-type="float" office:value="4" calcext:value-type="float">
            <text:p>4</text:p>
          </table:table-cell>
          <table:table-cell table:style-name="ce95" table:formula="of:=IF([.J106]&gt;2;AVERAGE([.L106:.AMJ106]);0)" office:value-type="float" office:value="4.75" calcext:value-type="float">
            <text:p>4.750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17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L107:.AMJ107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07:.AMJ107]); &quot;&quot;; [.L$2:.AMJ$2] &amp; &quot;:&quot; &amp; UNICHAR(160) &amp; [.L107:.AMJ107]))" office:value-type="string" office:string-value="Chamelenoel: 1, JudgeDeadd: 4, Phobus: 10, Dimon12321: 4" calcext:value-type="string">
            <text:p>Chamelenoel: 1, JudgeDeadd: 4, Phobus: 10, Dimon12321: 4</text:p>
          </table:table-cell>
          <table:table-cell table:style-name="ce17" table:formula="of:=SUMPRODUCT(NOT(ISBLANK([.L107:.AMJ107])))" office:value-type="float" office:value="4" calcext:value-type="float">
            <text:p>4</text:p>
          </table:table-cell>
          <table:table-cell table:style-name="ce95" table:formula="of:=IF([.J107]&gt;2;AVERAGE([.L107:.AMJ107]);0)" office:value-type="float" office:value="4.75" calcext:value-type="float">
            <text:p>4.75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L108:.AMJ108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08:.AMJ108]); &quot;&quot;; [.L$2:.AMJ$2] &amp; &quot;:&quot; &amp; UNICHAR(160) &amp; [.L108:.AMJ108]))" office:value-type="string" office:string-value="yakfak: 4, Payload4367: 5, Ragu: 9" calcext:value-type="string">
            <text:p>yakfak: 4, Payload4367: 5, Ragu: 9</text:p>
          </table:table-cell>
          <table:table-cell table:style-name="ce17" table:formula="of:=SUMPRODUCT(NOT(ISBLANK([.L108:.AMJ108])))" office:value-type="float" office:value="3" calcext:value-type="float">
            <text:p>3</text:p>
          </table:table-cell>
          <table:table-cell table:style-name="ce95" table:formula="of:=IF([.J108]&gt;2;AVERAGE([.L108:.AMJ108]);0)" office:value-type="float" office:value="6" calcext:value-type="float">
            <text:p>6.000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4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L109:.AMJ109])" office:value-type="float" office:value="18" calcext:value-type="float">
            <text:p>18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doomwiki.org/wiki/Eternal_Doom_IV:_Return_from_Oblivion" xlink:type="simple">https://doomwiki.org/wiki/Eternal_Doom_IV:_Return_from_Oblivion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09:.AMJ109]); &quot;&quot;; [.L$2:.AMJ$2] &amp; &quot;:&quot; &amp; UNICHAR(160) &amp; [.L109:.AMJ109]))" office:value-type="string" office:string-value="m8f: 5, Fadri: 4,  Foodles: 8, doombedoom: 1" calcext:value-type="string">
            <text:p>m8f: 5, Fadri: 4, <text:s/>Foodles: 8, doombedoom: 1</text:p>
          </table:table-cell>
          <table:table-cell table:style-name="ce17" table:formula="of:=SUMPRODUCT(NOT(ISBLANK([.L109:.AMJ109])))" office:value-type="float" office:value="4" calcext:value-type="float">
            <text:p>4</text:p>
          </table:table-cell>
          <table:table-cell table:style-name="ce95" table:formula="of:=IF([.J109]&gt;2;AVERAGE([.L109:.AMJ109]);0)" office:value-type="float" office:value="4.5" calcext:value-type="float">
            <text:p>4.500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4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L110:.AMJ110])" office:value-type="float" office:value="18" calcext:value-type="float">
            <text:p>18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0:.AMJ110]); &quot;&quot;; [.L$2:.AMJ$2] &amp; &quot;:&quot; &amp; UNICHAR(160) &amp; [.L110:.AMJ110]))" office:value-type="string" office:string-value="bonnie: 10, P41R47: 3, Katamori: 5" calcext:value-type="string">
            <text:p>bonnie: 10, P41R47: 3, Katamori: 5</text:p>
          </table:table-cell>
          <table:table-cell table:style-name="ce17" table:formula="of:=SUMPRODUCT(NOT(ISBLANK([.L110:.AMJ110])))" office:value-type="float" office:value="3" calcext:value-type="float">
            <text:p>3</text:p>
          </table:table-cell>
          <table:table-cell table:style-name="ce95" table:formula="of:=IF([.J110]&gt;2;AVERAGE([.L110:.AMJ110]);0)" office:value-type="float" office:value="6" calcext:value-type="float">
            <text:p>6.000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5" calcext:value-type="float">
            <text:p>5</text:p>
          </table:table-cell>
          <table:table-cell table:number-columns-repeated="82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L111:.AMJ111])" office:value-type="float" office:value="18" calcext:value-type="float">
            <text:p>18</text:p>
          </table:table-cell>
          <table:table-cell table:style-name="ce11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11:.AMJ111]); &quot;&quot;; [.L$2:.AMJ$2] &amp; &quot;:&quot; &amp; UNICHAR(160) &amp; [.L111:.AMJ111]))" office:value-type="string" office:string-value="Nancsi: 6, Diabolución: 5, Marn: 5, DooM Bear: 2" calcext:value-type="string">
            <text:p>Nancsi: 6, Diabolución: 5, Marn: 5, DooM Bear: 2</text:p>
          </table:table-cell>
          <table:table-cell table:style-name="ce17" table:formula="of:=SUMPRODUCT(NOT(ISBLANK([.L111:.AMJ111])))" office:value-type="float" office:value="4" calcext:value-type="float">
            <text:p>4</text:p>
          </table:table-cell>
          <table:table-cell table:style-name="ce95" table:formula="of:=IF([.J111]&gt;2;AVERAGE([.L111:.AMJ111]);0)" office:value-type="float" office:value="4.5" calcext:value-type="float">
            <text:p>4.500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L112:.AMJ112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2:.AMJ112]); &quot;&quot;; [.L$2:.AMJ$2] &amp; &quot;:&quot; &amp; UNICHAR(160) &amp; [.L112:.AMJ112]))" office:value-type="string" office:string-value="Outrageous Videos: 5, tmorrow: 3, Simomarchi: 10" calcext:value-type="string">
            <text:p>Outrageous Videos: 5, tmorrow: 3, Simomarchi: 10</text:p>
          </table:table-cell>
          <table:table-cell table:style-name="ce17" table:formula="of:=SUMPRODUCT(NOT(ISBLANK([.L112:.AMJ112])))" office:value-type="float" office:value="3" calcext:value-type="float">
            <text:p>3</text:p>
          </table:table-cell>
          <table:table-cell table:style-name="ce95" table:formula="of:=IF([.J112]&gt;2;AVERAGE([.L112:.AMJ112]);0)" office:value-type="float" office:value="6" calcext:value-type="float">
            <text:p>6.000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L113:.AMJ113])" office:value-type="float" office:value="18" calcext:value-type="float">
            <text:p>18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3:.AMJ113]); &quot;&quot;; [.L$2:.AMJ$2] &amp; &quot;:&quot; &amp; UNICHAR(160) &amp; [.L113:.AMJ113]))" office:value-type="string" office:string-value="Li'l devil: 6, PBeGood4: 2, nikitsune: 1, Katamori: 2, Dubium: 2, rzh: 5" calcext:value-type="string">
            <text:p>Li'l devil: 6, PBeGood4: 2, nikitsune: 1, Katamori: 2, Dubium: 2, rzh: 5</text:p>
          </table:table-cell>
          <table:table-cell table:style-name="ce17" table:formula="of:=SUMPRODUCT(NOT(ISBLANK([.L113:.AMJ113])))" office:value-type="float" office:value="6" calcext:value-type="float">
            <text:p>6</text:p>
          </table:table-cell>
          <table:table-cell table:style-name="ce95" table:formula="of:=IF([.J113]&gt;2;AVERAGE([.L113:.AMJ113]);0)" office:value-type="float" office:value="3" calcext:value-type="float">
            <text:p>3.000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L114:.AMJ114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14:.AMJ114]); &quot;&quot;; [.L$2:.AMJ$2] &amp; &quot;:&quot; &amp; UNICHAR(160) &amp; [.L114:.AMJ114]))" office:value-type="string" office:string-value="Dragonfly: 7, guitardz: 2, Jaromir Bergmann: 5, VanaheimRanger: 3" calcext:value-type="string">
            <text:p>Dragonfly: 7, guitardz: 2, Jaromir Bergmann: 5, VanaheimRanger: 3</text:p>
          </table:table-cell>
          <table:table-cell table:style-name="ce17" table:formula="of:=SUMPRODUCT(NOT(ISBLANK([.L114:.AMJ114])))" office:value-type="float" office:value="4" calcext:value-type="float">
            <text:p>4</text:p>
          </table:table-cell>
          <table:table-cell table:style-name="ce95" table:formula="of:=IF([.J114]&gt;2;AVERAGE([.L114:.AMJ114]);0)" office:value-type="float" office:value="4.25" calcext:value-type="float">
            <text:p>4.250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L115:.AMJ115])" office:value-type="float" office:value="17" calcext:value-type="float">
            <text:p>17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5:.AMJ115]); &quot;&quot;; [.L$2:.AMJ$2] &amp; &quot;:&quot; &amp; UNICHAR(160) &amp; [.L115:.AMJ115]))" office:value-type="string" office:string-value="Mr. Freeze: 3, Lewonx: 10, sincity2100: 4" calcext:value-type="string">
            <text:p>Mr. Freeze: 3, Lewonx: 10, sincity2100: 4</text:p>
          </table:table-cell>
          <table:table-cell table:style-name="ce17" table:formula="of:=SUMPRODUCT(NOT(ISBLANK([.L115:.AMJ115])))" office:value-type="float" office:value="3" calcext:value-type="float">
            <text:p>3</text:p>
          </table:table-cell>
          <table:table-cell table:style-name="ce95" table:formula="of:=IF([.J115]&gt;2;AVERAGE([.L115:.AMJ115]);0)" office:value-type="float" office:value="5.66666666666667" calcext:value-type="float">
            <text:p>5.66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L116:.AMJ116])" office:value-type="float" office:value="17" calcext:value-type="float">
            <text:p>17</text:p>
          </table:table-cell>
          <table:table-cell office:value-type="string" calcext:value-type="string">
            <text:p>Finely Crafted Fetish Film</text:p>
          </table:table-cell>
          <table:table-cell office:value-type="string" calcext:value-type="string">
            <text:p><text:a xlink:href="https://www.doomworld.com/forum/topic/104608-finely-crafted-fetish-film-7-puzzle-maps-for-boom/" xlink:type="simple">https://www.doomworld.com/forum/topic/104608-finely-crafted-fetish-film-7-puzzle-maps-for-b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16:.AMJ116]); &quot;&quot;; [.L$2:.AMJ$2] &amp; &quot;:&quot; &amp; UNICHAR(160) &amp; [.L116:.AMJ116]))" office:value-type="string" office:string-value="akolai: 10, KineticBeverage: 7" calcext:value-type="string">
            <text:p>akolai: 10, KineticBeverage: 7</text:p>
          </table:table-cell>
          <table:table-cell table:style-name="ce17" table:formula="of:=SUMPRODUCT(NOT(ISBLANK([.L116:.AMJ116])))" office:value-type="float" office:value="2" calcext:value-type="float">
            <text:p>2</text:p>
          </table:table-cell>
          <table:table-cell table:style-name="ce95" table:formula="of:=IF([.J116]&gt;2;AVERAGE([.L116:.AMJ116]);0)" office:value-type="float" office:value="0" calcext:value-type="float">
            <text:p>.000</text:p>
          </table:table-cell>
          <table:table-cell table:number-columns-repeated="177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L117:.AMJ117])" office:value-type="float" office:value="17" calcext:value-type="float">
            <text:p>1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17:.AMJ117]); &quot;&quot;; [.L$2:.AMJ$2] &amp; &quot;:&quot; &amp; UNICHAR(160) &amp; [.L117:.AMJ117]))" office:value-type="string" office:string-value="Not Jabba: 5, Sky: 6, ax34: 4, Ezepov: 2" calcext:value-type="string">
            <text:p>Not Jabba: 5, Sky: 6, ax34: 4, Ezepov: 2</text:p>
          </table:table-cell>
          <table:table-cell table:style-name="ce17" table:formula="of:=SUMPRODUCT(NOT(ISBLANK([.L117:.AMJ117])))" office:value-type="float" office:value="4" calcext:value-type="float">
            <text:p>4</text:p>
          </table:table-cell>
          <table:table-cell table:style-name="ce95" table:formula="of:=IF([.J117]&gt;2;AVERAGE([.L117:.AMJ117]);0)" office:value-type="float" office:value="4.25" calcext:value-type="float">
            <text:p>4.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62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L118:.AMJ118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118:.AMJ118]); &quot;&quot;; [.L$2:.AMJ$2] &amp; &quot;:&quot; &amp; UNICHAR(160) &amp; [.L118:.AMJ118]))" office:value-type="string" office:string-value="Jaws In Space: 6, Doomkid: 3, everennui: 2, NoisyVelvet: 1, m8f: 4, sapphics: 1" calcext:value-type="string">
            <text:p>Jaws In Space: 6, Doomkid: 3, everennui: 2, NoisyVelvet: 1, m8f: 4, sapphics: 1</text:p>
          </table:table-cell>
          <table:table-cell table:style-name="ce17" table:formula="of:=SUMPRODUCT(NOT(ISBLANK([.L118:.AMJ118])))" office:value-type="float" office:value="6" calcext:value-type="float">
            <text:p>6</text:p>
          </table:table-cell>
          <table:table-cell table:style-name="ce95" table:formula="of:=IF([.J118]&gt;2;AVERAGE([.L118:.AMJ118]);0)" office:value-type="float" office:value="2.83333333333333" calcext:value-type="float">
            <text:p>2.8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1" calcext:value-type="float">
            <text:p>111</text:p>
          </table:table-cell>
          <table:table-cell table:formula="of:=SUM([.L119:.AMJ119])" office:value-type="float" office:value="17" calcext:value-type="float">
            <text:p>1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9" calcext:value-type="float">
            <text:p>39</text:p>
          </table:table-cell>
          <table:table-cell table:style-name="ce16" table:number-matrix-columns-spanned="1" table:number-matrix-rows-spanned="1" table:formula="of:=COM.MICROSOFT.TEXTJOIN(&quot;, &quot;; 1; IF(ISBLANK([.L119:.AMJ119]); &quot;&quot;; [.L$2:.AMJ$2] &amp; &quot;:&quot; &amp; UNICHAR(160) &amp; [.L119:.AMJ119]))" office:value-type="string" office:string-value="MFG38: 2, termrork: 5, Katamori: 10" calcext:value-type="string">
            <text:p>MFG38: 2, termrork: 5, Katamori: 10</text:p>
          </table:table-cell>
          <table:table-cell table:style-name="ce17" table:formula="of:=SUMPRODUCT(NOT(ISBLANK([.L119:.AMJ119])))" office:value-type="float" office:value="3" calcext:value-type="float">
            <text:p>3</text:p>
          </table:table-cell>
          <table:table-cell table:style-name="ce95" table:formula="of:=IF([.J119]&gt;2;AVERAGE([.L119:.AMJ119]);0)" office:value-type="float" office:value="5.66666666666667" calcext:value-type="float">
            <text:p>5.667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6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1" calcext:value-type="float">
            <text:p>111</text:p>
          </table:table-cell>
          <table:table-cell table:formula="of:=SUM([.L120:.AMJ120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20:.AMJ120]); &quot;&quot;; [.L$2:.AMJ$2] &amp; &quot;:&quot; &amp; UNICHAR(160) &amp; [.L120:.AMJ120]))" office:value-type="string" office:string-value="Malrionn: 10, behemoth_667: 5, TheGreenZap: 2" calcext:value-type="string">
            <text:p>Malrionn: 10, behemoth_667: 5, TheGreenZap: 2</text:p>
          </table:table-cell>
          <table:table-cell table:style-name="ce17" table:formula="of:=SUMPRODUCT(NOT(ISBLANK([.L120:.AMJ120])))" office:value-type="float" office:value="3" calcext:value-type="float">
            <text:p>3</text:p>
          </table:table-cell>
          <table:table-cell table:style-name="ce95" table:formula="of:=IF([.J120]&gt;2;AVERAGE([.L120:.AMJ120]);0)" office:value-type="float" office:value="5.66666666666667" calcext:value-type="float">
            <text:p>5.66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1" calcext:value-type="float">
            <text:p>111</text:p>
          </table:table-cell>
          <table:table-cell table:formula="of:=SUM([.L121:.AMJ121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121:.AMJ121]); &quot;&quot;; [.L$2:.AMJ$2] &amp; &quot;:&quot; &amp; UNICHAR(160) &amp; [.L121:.AMJ121]))" office:value-type="string" office:string-value="Dragonfly: 5, Simomarchi: 9, doombedoom: 3" calcext:value-type="string">
            <text:p>Dragonfly: 5, Simomarchi: 9, doombedoom: 3</text:p>
          </table:table-cell>
          <table:table-cell table:style-name="ce17" table:formula="of:=SUMPRODUCT(NOT(ISBLANK([.L121:.AMJ121])))" office:value-type="float" office:value="3" calcext:value-type="float">
            <text:p>3</text:p>
          </table:table-cell>
          <table:table-cell table:style-name="ce95" table:formula="of:=IF([.J121]&gt;2;AVERAGE([.L121:.AMJ121]);0)" office:value-type="float" office:value="5.66666666666667" calcext:value-type="float">
            <text:p>5.66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9" calcext:value-type="float">
            <text:p>119</text:p>
          </table:table-cell>
          <table:table-cell table:formula="of:=SUM([.L122:.AMJ122])" office:value-type="float" office:value="16" calcext:value-type="float">
            <text:p>16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22:.AMJ122]); &quot;&quot;; [.L$2:.AMJ$2] &amp; &quot;:&quot; &amp; UNICHAR(160) &amp; [.L122:.AMJ122]))" office:value-type="string" office:string-value="dosboot: 10, Xeogred: 5, LadyMistDragon: 1" calcext:value-type="string">
            <text:p>dosboot: 10, Xeogred: 5, LadyMistDragon: 1</text:p>
          </table:table-cell>
          <table:table-cell table:style-name="ce17" table:formula="of:=SUMPRODUCT(NOT(ISBLANK([.L122:.AMJ122])))" office:value-type="float" office:value="3" calcext:value-type="float">
            <text:p>3</text:p>
          </table:table-cell>
          <table:table-cell table:style-name="ce95" table:formula="of:=IF([.J122]&gt;2;AVERAGE([.L122:.AMJ122]);0)" office:value-type="float" office:value="5.33333333333333" calcext:value-type="float">
            <text:p>5.333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9" calcext:value-type="float">
            <text:p>119</text:p>
          </table:table-cell>
          <table:table-cell table:formula="of:=SUM([.L123:.AMJ123])" office:value-type="float" office:value="16" calcext:value-type="float">
            <text:p>16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23:.AMJ123]); &quot;&quot;; [.L$2:.AMJ$2] &amp; &quot;:&quot; &amp; UNICHAR(160) &amp; [.L123:.AMJ123]))" office:value-type="string" office:string-value="JudgeDeadd: 2, OniriA: 8,  Foodles: 6" calcext:value-type="string">
            <text:p>JudgeDeadd: 2, OniriA: 8, <text:s/>Foodles: 6</text:p>
          </table:table-cell>
          <table:table-cell table:style-name="ce17" table:formula="of:=SUMPRODUCT(NOT(ISBLANK([.L123:.AMJ123])))" office:value-type="float" office:value="3" calcext:value-type="float">
            <text:p>3</text:p>
          </table:table-cell>
          <table:table-cell table:style-name="ce95" table:formula="of:=IF([.J123]&gt;2;AVERAGE([.L123:.AMJ123]);0)" office:value-type="float" office:value="5.33333333333333" calcext:value-type="float">
            <text:p>5.33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82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9" calcext:value-type="float">
            <text:p>119</text:p>
          </table:table-cell>
          <table:table-cell table:formula="of:=SUM([.L124:.AMJ124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24:.AMJ124]); &quot;&quot;; [.L$2:.AMJ$2] &amp; &quot;:&quot; &amp; UNICHAR(160) &amp; [.L124:.AMJ124]))" office:value-type="string" office:string-value="bzzrak: 10, joepallai: 6" calcext:value-type="string">
            <text:p>bzzrak: 10, joepallai: 6</text:p>
          </table:table-cell>
          <table:table-cell table:style-name="ce17" table:formula="of:=SUMPRODUCT(NOT(ISBLANK([.L124:.AMJ124])))" office:value-type="float" office:value="2" calcext:value-type="float">
            <text:p>2</text:p>
          </table:table-cell>
          <table:table-cell table:style-name="ce95" table:formula="of:=IF([.J124]&gt;2;AVERAGE([.L124:.AMJ124]);0)" office:value-type="float" office:value="0" calcext:value-type="float">
            <text:p>.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9" calcext:value-type="float">
            <text:p>119</text:p>
          </table:table-cell>
          <table:table-cell table:formula="of:=SUM([.L125:.AMJ125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5:.AMJ125]); &quot;&quot;; [.L$2:.AMJ$2] &amp; &quot;:&quot; &amp; UNICHAR(160) &amp; [.L125:.AMJ125]))" office:value-type="string" office:string-value="Bryan T: 5, dylux: 8, Octillion: 3" calcext:value-type="string">
            <text:p>Bryan T: 5, dylux: 8, Octillion: 3</text:p>
          </table:table-cell>
          <table:table-cell table:style-name="ce17" table:formula="of:=SUMPRODUCT(NOT(ISBLANK([.L125:.AMJ125])))" office:value-type="float" office:value="3" calcext:value-type="float">
            <text:p>3</text:p>
          </table:table-cell>
          <table:table-cell table:style-name="ce95" table:formula="of:=IF([.J125]&gt;2;AVERAGE([.L125:.AMJ125]);0)" office:value-type="float" office:value="5.33333333333333" calcext:value-type="float">
            <text:p>5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9" calcext:value-type="float">
            <text:p>119</text:p>
          </table:table-cell>
          <table:table-cell table:formula="of:=SUM([.L126:.AMJ126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26:.AMJ126]); &quot;&quot;; [.L$2:.AMJ$2] &amp; &quot;:&quot; &amp; UNICHAR(160) &amp; [.L126:.AMJ126]))" office:value-type="string" office:string-value="Woolie Wool: 5, dylux: 7, eharper256: 4" calcext:value-type="string">
            <text:p>Woolie Wool: 5, dylux: 7, eharper256: 4</text:p>
          </table:table-cell>
          <table:table-cell table:style-name="ce17" table:formula="of:=SUMPRODUCT(NOT(ISBLANK([.L126:.AMJ126])))" office:value-type="float" office:value="3" calcext:value-type="float">
            <text:p>3</text:p>
          </table:table-cell>
          <table:table-cell table:style-name="ce95" table:formula="of:=IF([.J126]&gt;2;AVERAGE([.L126:.AMJ126]);0)" office:value-type="float" office:value="5.33333333333333" calcext:value-type="float">
            <text:p>5.33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9" calcext:value-type="float">
            <text:p>119</text:p>
          </table:table-cell>
          <table:table-cell table:formula="of:=SUM([.L127:.AMJ127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27:.AMJ127]); &quot;&quot;; [.L$2:.AMJ$2] &amp; &quot;:&quot; &amp; UNICHAR(160) &amp; [.L127:.AMJ127]))" office:value-type="string" office:string-value="JudgeDeadd: 3, Squadallah: 1, Apaul27: 9, TheMightyHeracross: 3" calcext:value-type="string">
            <text:p>JudgeDeadd: 3, Squadallah: 1, Apaul27: 9, TheMightyHeracross: 3</text:p>
          </table:table-cell>
          <table:table-cell table:style-name="ce17" table:formula="of:=SUMPRODUCT(NOT(ISBLANK([.L127:.AMJ127])))" office:value-type="float" office:value="4" calcext:value-type="float">
            <text:p>4</text:p>
          </table:table-cell>
          <table:table-cell table:style-name="ce95" table:formula="of:=IF([.J127]&gt;2;AVERAGE([.L127:.AMJ127]);0)" office:value-type="float" office:value="4" calcext:value-type="float">
            <text:p>4.000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9" calcext:value-type="float">
            <text:p>119</text:p>
          </table:table-cell>
          <table:table-cell table:formula="of:=SUM([.L128:.AMJ128])" office:value-type="float" office:value="16" calcext:value-type="float">
            <text:p>16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28:.AMJ128]); &quot;&quot;; [.L$2:.AMJ$2] &amp; &quot;:&quot; &amp; UNICHAR(160) &amp; [.L128:.AMJ128]))" office:value-type="string" office:string-value="T-Rex: 3, valkiriforce: 1, Ragu: 10, erzboesewicht: 2" calcext:value-type="string">
            <text:p>T-Rex: 3, valkiriforce: 1, Ragu: 10, erzboesewicht: 2</text:p>
          </table:table-cell>
          <table:table-cell table:style-name="ce17" table:formula="of:=SUMPRODUCT(NOT(ISBLANK([.L128:.AMJ128])))" office:value-type="float" office:value="4" calcext:value-type="float">
            <text:p>4</text:p>
          </table:table-cell>
          <table:table-cell table:style-name="ce95" table:formula="of:=IF([.J128]&gt;2;AVERAGE([.L128:.AMJ128]);0)" office:value-type="float" office:value="4" calcext:value-type="float">
            <text:p>4.000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L129:.AMJ129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9:.AMJ129]); &quot;&quot;; [.L$2:.AMJ$2] &amp; &quot;:&quot; &amp; UNICHAR(160) &amp; [.L129:.AMJ129]))" office:value-type="string" office:string-value="termrork: 5, Red-XIII: 10" calcext:value-type="string">
            <text:p>termrork: 5, Red-XIII: 10</text:p>
          </table:table-cell>
          <table:table-cell table:style-name="ce17" table:formula="of:=SUMPRODUCT(NOT(ISBLANK([.L129:.AMJ129])))" office:value-type="float" office:value="2" calcext:value-type="float">
            <text:p>2</text:p>
          </table:table-cell>
          <table:table-cell table:style-name="ce95" table:formula="of:=IF([.J129]&gt;2;AVERAGE([.L129:.AMJ129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3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L130:.AMJ130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30:.AMJ130]); &quot;&quot;; [.L$2:.AMJ$2] &amp; &quot;:&quot; &amp; UNICHAR(160) &amp; [.L130:.AMJ130]))" office:value-type="string" office:string-value="Chamelenoel: 3, northivanastan: 6, jerk-o: 3, xdude_gamer: 3" calcext:value-type="string">
            <text:p>Chamelenoel: 3, northivanastan: 6, jerk-o: 3, xdude_gamer: 3</text:p>
          </table:table-cell>
          <table:table-cell table:style-name="ce17" table:formula="of:=SUMPRODUCT(NOT(ISBLANK([.L130:.AMJ130])))" office:value-type="float" office:value="4" calcext:value-type="float">
            <text:p>4</text:p>
          </table:table-cell>
          <table:table-cell table:style-name="ce95" table:formula="of:=IF([.J130]&gt;2;AVERAGE([.L130:.AMJ130]);0)" office:value-type="float" office:value="3.75" calcext:value-type="float">
            <text:p>3.75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L131:.AMJ131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1:.AMJ131]); &quot;&quot;; [.L$2:.AMJ$2] &amp; &quot;:&quot; &amp; UNICHAR(160) &amp; [.L131:.AMJ131]))" office:value-type="string" office:string-value="Spectra: 1, Voltcom9: 1, TheMightyHeracross: 3, northivanastan: 3, jerk-o: 3, xdude_gamer: 4" calcext:value-type="string">
            <text:p>Spectra: 1, Voltcom9: 1, TheMightyHeracross: 3, northivanastan: 3, jerk-o: 3, xdude_gamer: 4</text:p>
          </table:table-cell>
          <table:table-cell table:style-name="ce17" table:formula="of:=SUMPRODUCT(NOT(ISBLANK([.L131:.AMJ131])))" office:value-type="float" office:value="6" calcext:value-type="float">
            <text:p>6</text:p>
          </table:table-cell>
          <table:table-cell table:style-name="ce95" table:formula="of:=IF([.J131]&gt;2;AVERAGE([.L131:.AMJ131]);0)" office:value-type="float" office:value="2.5" calcext:value-type="float">
            <text:p>2.50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3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L132:.AMJ132])" office:value-type="float" office:value="15" calcext:value-type="float">
            <text:p>15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32:.AMJ132]); &quot;&quot;; [.L$2:.AMJ$2] &amp; &quot;:&quot; &amp; UNICHAR(160) &amp; [.L132:.AMJ132]))" office:value-type="string" office:string-value="Nazgul9: 4, Andromeda: 2, SCF: 1, whybmonotacrab: 1, KineticBeverage: 3, NiGHTS108: 4" calcext:value-type="string">
            <text:p>Nazgul9: 4, Andromeda: 2, SCF: 1, whybmonotacrab: 1, KineticBeverage: 3, NiGHTS108: 4</text:p>
          </table:table-cell>
          <table:table-cell table:style-name="ce17" table:formula="of:=SUMPRODUCT(NOT(ISBLANK([.L132:.AMJ132])))" office:value-type="float" office:value="6" calcext:value-type="float">
            <text:p>6</text:p>
          </table:table-cell>
          <table:table-cell table:style-name="ce95" table:formula="of:=IF([.J132]&gt;2;AVERAGE([.L132:.AMJ132]);0)" office:value-type="float" office:value="2.5" calcext:value-type="float">
            <text:p>2.500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2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L133:.AMJ133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33:.AMJ133]); &quot;&quot;; [.L$2:.AMJ$2] &amp; &quot;:&quot; &amp; UNICHAR(160) &amp; [.L133:.AMJ133]))" office:value-type="string" office:string-value="joepallai: 4, vdgg: 6, Hitherto: 5" calcext:value-type="string">
            <text:p>joepallai: 4, vdgg: 6, Hitherto: 5</text:p>
          </table:table-cell>
          <table:table-cell table:style-name="ce17" table:formula="of:=SUMPRODUCT(NOT(ISBLANK([.L133:.AMJ133])))" office:value-type="float" office:value="3" calcext:value-type="float">
            <text:p>3</text:p>
          </table:table-cell>
          <table:table-cell table:style-name="ce95" table:formula="of:=IF([.J133]&gt;2;AVERAGE([.L133:.AMJ133]);0)" office:value-type="float" office:value="5" calcext:value-type="float">
            <text:p>5.000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L134:.AMJ134])" office:value-type="float" office:value="15" calcext:value-type="float">
            <text:p>15</text:p>
          </table:table-cell>
          <table:table-cell table:style-name="ce112" office:value-type="string" calcext:value-type="string">
            <text:p>The Ultimate Doom II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34:.AMJ134]); &quot;&quot;; [.L$2:.AMJ$2] &amp; &quot;:&quot; &amp; UNICHAR(160) &amp; [.L134:.AMJ134]))" office:value-type="string" office:string-value="Ivory Duke: 5, lokbustam257: 10" calcext:value-type="string">
            <text:p>Ivory Duke: 5, lokbustam257: 10</text:p>
          </table:table-cell>
          <table:table-cell table:style-name="ce17" table:formula="of:=SUMPRODUCT(NOT(ISBLANK([.L134:.AMJ134])))" office:value-type="float" office:value="2" calcext:value-type="float">
            <text:p>2</text:p>
          </table:table-cell>
          <table:table-cell table:style-name="ce95" table:formula="of:=IF([.J134]&gt;2;AVERAGE([.L134:.AMJ134]);0)" office:value-type="float" office:value="0" calcext:value-type="float">
            <text:p>.000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L135:.AMJ13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doomwiki.org/wiki/Doom_64_for_Doom_II" xlink:type="simple">https://doomwiki.org/wiki/Doom_64_for_Doom_II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5:.AMJ135]); &quot;&quot;; [.L$2:.AMJ$2] &amp; &quot;:&quot; &amp; UNICHAR(160) &amp; [.L135:.AMJ135]))" office:value-type="string" office:string-value="Roofi: 1, Woolie Wool: 1, I_Punch_Demons: 2, Warrex: 10" calcext:value-type="string">
            <text:p>Roofi: 1, Woolie Wool: 1, I_Punch_Demons: 2, Warrex: 10</text:p>
          </table:table-cell>
          <table:table-cell table:style-name="ce17" table:formula="of:=SUMPRODUCT(NOT(ISBLANK([.L135:.AMJ135])))" office:value-type="float" office:value="4" calcext:value-type="float">
            <text:p>4</text:p>
          </table:table-cell>
          <table:table-cell table:style-name="ce95" table:formula="of:=IF([.J135]&gt;2;AVERAGE([.L135:.AMJ135]);0)" office:value-type="float" office:value="3.5" calcext:value-type="float">
            <text:p>3.500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L136:.AMJ136])" office:value-type="float" office:value="14" calcext:value-type="float">
            <text:p>14</text:p>
          </table:table-cell>
          <table:table-cell office:value-type="string" calcext:value-type="string">
            <text:p>Faithless: Trilogy</text:p>
          </table:table-cell>
          <table:table-cell office:value-type="string" calcext:value-type="string">
            <text:p><text:a xlink:href="https://doomwiki.org/wiki/Faithless:_Trilogy" xlink:type="simple">https://doomwiki.org/wiki/Faithless:_Trilogy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eretic</text:p>
          </table:table-cell>
          <table:table-cell office:value-type="float" office:value="28" calcext:value-type="float">
            <text:p>28</text:p>
          </table:table-cell>
          <table:table-cell table:style-name="ce16" table:number-matrix-columns-spanned="1" table:number-matrix-rows-spanned="1" table:formula="of:=COM.MICROSOFT.TEXTJOIN(&quot;, &quot;; 1; IF(ISBLANK([.L136:.AMJ136]); &quot;&quot;; [.L$2:.AMJ$2] &amp; &quot;:&quot; &amp; UNICHAR(160) &amp; [.L136:.AMJ136]))" office:value-type="string" office:string-value="ReaperAA: 4, Rince-wind: 5, Ryath: 5" calcext:value-type="string">
            <text:p>ReaperAA: 4, Rince-wind: 5, Ryath: 5</text:p>
          </table:table-cell>
          <table:table-cell table:style-name="ce17" table:formula="of:=SUMPRODUCT(NOT(ISBLANK([.L136:.AMJ136])))" office:value-type="float" office:value="3" calcext:value-type="float">
            <text:p>3</text:p>
          </table:table-cell>
          <table:table-cell table:style-name="ce95" table:formula="of:=IF([.J136]&gt;2;AVERAGE([.L136:.AMJ136]);0)" office:value-type="float" office:value="4.66666666666667" calcext:value-type="float">
            <text:p>4.667</text:p>
          </table:table-cell>
          <table:table-cell table:number-columns-repeated="8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L137:.AMJ137])" office:value-type="float" office:value="14" calcext:value-type="float">
            <text:p>14</text:p>
          </table:table-cell>
          <table:table-cell office:value-type="string" calcext:value-type="string">
            <text:p>Fractured﻿﻿﻿ Worlds﻿</text:p>
          </table:table-cell>
          <table:table-cell office:value-type="string" calcext:value-type="string">
            <text:p><text:a xlink:href="https://www.doomworld.com/idgames/levels/doom2/Ports/d-f/fw" xlink:type="simple">https://www.doomworld.com/idgames/levels/doom2/Ports/d-f/fw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37:.AMJ137]); &quot;&quot;; [.L$2:.AMJ$2] &amp; &quot;:&quot; &amp; UNICHAR(160) &amp; [.L137:.AMJ137]))" office:value-type="string" office:string-value="whybmonotacrab: 2, akolai: 7, Nefelibeta: 5" calcext:value-type="string">
            <text:p>whybmonotacrab: 2, akolai: 7, Nefelibeta: 5</text:p>
          </table:table-cell>
          <table:table-cell table:style-name="ce17" table:formula="of:=SUMPRODUCT(NOT(ISBLANK([.L137:.AMJ137])))" office:value-type="float" office:value="3" calcext:value-type="float">
            <text:p>3</text:p>
          </table:table-cell>
          <table:table-cell table:style-name="ce95" table:formula="of:=IF([.J137]&gt;2;AVERAGE([.L137:.AMJ137]);0)" office:value-type="float" office:value="4.66666666666667" calcext:value-type="float">
            <text:p>4.667</text:p>
          </table:table-cell>
          <table:table-cell table:number-columns-repeated="168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L138:.AMJ138])" office:value-type="float" office:value="14" calcext:value-type="float">
            <text:p>14</text:p>
          </table:table-cell>
          <table:table-cell office:value-type="string" calcext:value-type="string">
            <text:p>JUMPWAD</text:p>
          </table:table-cell>
          <table:table-cell office:value-type="string" calcext:value-type="string">
            <text:p><text:a xlink:href="https://www.doomworld.com/forum/topic/129577-jumpwad-7-platforming-maps-by-ribbiks-and-me-d/" xlink:type="simple">https://www.doomworld.com/forum/topic/129577-jumpwad-7-platforming-maps-by-ribbiks-and-me-d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38:.AMJ138]); &quot;&quot;; [.L$2:.AMJ$2] &amp; &quot;:&quot; &amp; UNICHAR(160) &amp; [.L138:.AMJ138]))" office:value-type="string" office:string-value="akolai: 5, Maribo: 9" calcext:value-type="string">
            <text:p>akolai: 5, Maribo: 9</text:p>
          </table:table-cell>
          <table:table-cell table:style-name="ce17" table:formula="of:=SUMPRODUCT(NOT(ISBLANK([.L138:.AMJ138])))" office:value-type="float" office:value="2" calcext:value-type="float">
            <text:p>2</text:p>
          </table:table-cell>
          <table:table-cell table:style-name="ce95" table:formula="of:=IF([.J138]&gt;2;AVERAGE([.L138:.AMJ138]);0)" office:value-type="float" office:value="0" calcext:value-type="float">
            <text:p>.000</text:p>
          </table:table-cell>
          <table:table-cell table:number-columns-repeated="17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3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L139:.AMJ139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39:.AMJ139]); &quot;&quot;; [.L$2:.AMJ$2] &amp; &quot;:&quot; &amp; UNICHAR(160) &amp; [.L139:.AMJ139]))" office:value-type="string" office:string-value="Lorenz0: 5, JuanchoES: 1, whybmonotacrab: 8" calcext:value-type="string">
            <text:p>Lorenz0: 5, JuanchoES: 1, whybmonotacrab: 8</text:p>
          </table:table-cell>
          <table:table-cell table:style-name="ce17" table:formula="of:=SUMPRODUCT(NOT(ISBLANK([.L139:.AMJ139])))" office:value-type="float" office:value="3" calcext:value-type="float">
            <text:p>3</text:p>
          </table:table-cell>
          <table:table-cell table:style-name="ce95" table:formula="of:=IF([.J139]&gt;2;AVERAGE([.L139:.AMJ139]);0)" office:value-type="float" office:value="4.66666666666667" calcext:value-type="float">
            <text:p>4.667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4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L140:.AMJ140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40:.AMJ140]); &quot;&quot;; [.L$2:.AMJ$2] &amp; &quot;:&quot; &amp; UNICHAR(160) &amp; [.L140:.AMJ140]))" office:value-type="string" office:string-value="Octillion: 9, joepallai: 1, BohdanZPM: 4" calcext:value-type="string">
            <text:p>Octillion: 9, joepallai: 1, BohdanZPM: 4</text:p>
          </table:table-cell>
          <table:table-cell table:style-name="ce17" table:formula="of:=SUMPRODUCT(NOT(ISBLANK([.L140:.AMJ140])))" office:value-type="float" office:value="3" calcext:value-type="float">
            <text:p>3</text:p>
          </table:table-cell>
          <table:table-cell table:style-name="ce95" table:formula="of:=IF([.J140]&gt;2;AVERAGE([.L140:.AMJ140]);0)" office:value-type="float" office:value="4.66666666666667" calcext:value-type="float">
            <text:p>4.667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L141:.AMJ141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41:.AMJ141]); &quot;&quot;; [.L$2:.AMJ$2] &amp; &quot;:&quot; &amp; UNICHAR(160) &amp; [.L141:.AMJ141]))" office:value-type="string" office:string-value="Spectra: 8, Pierrot: 6" calcext:value-type="string">
            <text:p>Spectra: 8, Pierrot: 6</text:p>
          </table:table-cell>
          <table:table-cell table:style-name="ce17" table:formula="of:=SUMPRODUCT(NOT(ISBLANK([.L141:.AMJ141])))" office:value-type="float" office:value="2" calcext:value-type="float">
            <text:p>2</text:p>
          </table:table-cell>
          <table:table-cell table:style-name="ce95" table:formula="of:=IF([.J141]&gt;2;AVERAGE([.L141:.AMJ141]);0)" office:value-type="float" office:value="0" calcext:value-type="float">
            <text:p>.000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L142:.AMJ142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42:.AMJ142]); &quot;&quot;; [.L$2:.AMJ$2] &amp; &quot;:&quot; &amp; UNICHAR(160) &amp; [.L142:.AMJ142]))" office:value-type="string" office:string-value="WH-Wilou84: 2, TheNerdTurtle2: 9, jerk-o: 3" calcext:value-type="string">
            <text:p>WH-Wilou84: 2, TheNerdTurtle2: 9, jerk-o: 3</text:p>
          </table:table-cell>
          <table:table-cell table:style-name="ce17" table:formula="of:=SUMPRODUCT(NOT(ISBLANK([.L142:.AMJ142])))" office:value-type="float" office:value="3" calcext:value-type="float">
            <text:p>3</text:p>
          </table:table-cell>
          <table:table-cell table:style-name="ce95" table:formula="of:=IF([.J142]&gt;2;AVERAGE([.L142:.AMJ142]);0)" office:value-type="float" office:value="4.66666666666667" calcext:value-type="float">
            <text:p>4.667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40" calcext:value-type="float">
            <text:p>140</text:p>
          </table:table-cell>
          <table:table-cell table:formula="of:=SUM([.L143:.AMJ143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43:.AMJ143]); &quot;&quot;; [.L$2:.AMJ$2] &amp; &quot;:&quot; &amp; UNICHAR(160) &amp; [.L143:.AMJ143]))" office:value-type="string" office:string-value="Nine Inch Heels: 2, Voltcom9: 2, JudgeDeadd: 1, NoisyVelvet: 3, Pierrot: 5" calcext:value-type="string">
            <text:p>Nine Inch Heels: 2, Voltcom9: 2, JudgeDeadd: 1, NoisyVelvet: 3, Pierrot: 5</text:p>
          </table:table-cell>
          <table:table-cell table:style-name="ce17" table:formula="of:=SUMPRODUCT(NOT(ISBLANK([.L143:.AMJ143])))" office:value-type="float" office:value="5" calcext:value-type="float">
            <text:p>5</text:p>
          </table:table-cell>
          <table:table-cell table:style-name="ce95" table:formula="of:=IF([.J143]&gt;2;AVERAGE([.L143:.AMJ143]);0)" office:value-type="float" office:value="2.6" calcext:value-type="float">
            <text:p>2.6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40" calcext:value-type="float">
            <text:p>140</text:p>
          </table:table-cell>
          <table:table-cell table:formula="of:=SUM([.L144:.AMJ144])" office:value-type="float" office:value="13" calcext:value-type="float">
            <text:p>13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144:.AMJ144]); &quot;&quot;; [.L$2:.AMJ$2] &amp; &quot;:&quot; &amp; UNICHAR(160) &amp; [.L144:.AMJ144]))" office:value-type="string" office:string-value="everennui: 1, TheNerdTurtle2: 7, Keykhosrau: 5" calcext:value-type="string">
            <text:p>everennui: 1, TheNerdTurtle2: 7, Keykhosrau: 5</text:p>
          </table:table-cell>
          <table:table-cell table:style-name="ce17" table:formula="of:=SUMPRODUCT(NOT(ISBLANK([.L144:.AMJ144])))" office:value-type="float" office:value="3" calcext:value-type="float">
            <text:p>3</text:p>
          </table:table-cell>
          <table:table-cell table:style-name="ce95" table:formula="of:=IF([.J144]&gt;2;AVERAGE([.L144:.AMJ144]);0)" office:value-type="float" office:value="4.33333333333333" calcext:value-type="float">
            <text:p>4.333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117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0" calcext:value-type="float">
            <text:p>140</text:p>
          </table:table-cell>
          <table:table-cell table:formula="of:=SUM([.L145:.AMJ145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5:.AMJ145]); &quot;&quot;; [.L$2:.AMJ$2] &amp; &quot;:&quot; &amp; UNICHAR(160) &amp; [.L145:.AMJ145]))" office:value-type="string" office:string-value="Nancsi: 7, 4everDoomed: 5, Gaia74: 1" calcext:value-type="string">
            <text:p>Nancsi: 7, 4everDoomed: 5, Gaia74: 1</text:p>
          </table:table-cell>
          <table:table-cell table:style-name="ce17" table:formula="of:=SUMPRODUCT(NOT(ISBLANK([.L145:.AMJ145])))" office:value-type="float" office:value="3" calcext:value-type="float">
            <text:p>3</text:p>
          </table:table-cell>
          <table:table-cell table:style-name="ce95" table:formula="of:=IF([.J145]&gt;2;AVERAGE([.L145:.AMJ145]);0)" office:value-type="float" office:value="4.33333333333333" calcext:value-type="float">
            <text:p>4.33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0" calcext:value-type="float">
            <text:p>140</text:p>
          </table:table-cell>
          <table:table-cell table:formula="of:=SUM([.L146:.AMJ146])" office:value-type="float" office:value="13" calcext:value-type="float">
            <text:p>13</text:p>
          </table:table-cell>
          <table:table-cell table:style-name="ce71" office:value-type="string" calcext:value-type="string">
            <text:p>Haste</text:p>
          </table:table-cell>
          <table:table-cell table:style-name="Default" office:value-type="string" calcext:value-type="string">
            <text:p><text:a xlink:href="https://doomwiki.org/wiki/Haste_(WAD)" xlink:type="simple">https://doomwiki.org/wiki/Haste_(WAD)</text:a>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46:.AMJ146]); &quot;&quot;; [.L$2:.AMJ$2] &amp; &quot;:&quot; &amp; UNICHAR(160) &amp; [.L146:.AMJ146]))" office:value-type="string" office:string-value="Andromeda: 8, NiGHTS108: 5" calcext:value-type="string">
            <text:p>Andromeda: 8, NiGHTS108: 5</text:p>
          </table:table-cell>
          <table:table-cell table:style-name="ce17" table:formula="of:=SUMPRODUCT(NOT(ISBLANK([.L146:.AMJ146])))" office:value-type="float" office:value="2" calcext:value-type="float">
            <text:p>2</text:p>
          </table:table-cell>
          <table:table-cell table:style-name="ce95" table:formula="of:=IF([.J146]&gt;2;AVERAGE([.L146:.AMJ146]);0)" office:value-type="float" office:value="0" calcext:value-type="float">
            <text:p>.000</text:p>
          </table:table-cell>
          <table:table-cell table:number-columns-repeated="137"/>
          <table:table-cell office:value-type="float" office:value="8" calcext:value-type="float">
            <text:p>8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820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0" calcext:value-type="float">
            <text:p>140</text:p>
          </table:table-cell>
          <table:table-cell table:formula="of:=SUM([.L147:.AMJ147])" office:value-type="float" office:value="13" calcext:value-type="float">
            <text:p>13</text:p>
          </table:table-cell>
          <table:table-cell office:value-type="string" calcext:value-type="string">
            <text:p>Old Still Life</text:p>
          </table:table-cell>
          <table:table-cell office:value-type="string" calcext:value-type="string">
            <text:p><text:a xlink:href="https://www.doomworld.com/forum/topic/124976-old-still-life-wad/" xlink:type="simple">https://www.doomworld.com/forum/topic/124976-old-still-life-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47:.AMJ147]); &quot;&quot;; [.L$2:.AMJ$2] &amp; &quot;:&quot; &amp; UNICHAR(160) &amp; [.L147:.AMJ147]))" office:value-type="string" office:string-value="akolai: 5, Thelokk: 8" calcext:value-type="string">
            <text:p>akolai: 5, Thelokk: 8</text:p>
          </table:table-cell>
          <table:table-cell table:style-name="ce17" table:formula="of:=SUMPRODUCT(NOT(ISBLANK([.L147:.AMJ147])))" office:value-type="float" office:value="2" calcext:value-type="float">
            <text:p>2</text:p>
          </table:table-cell>
          <table:table-cell table:style-name="ce95" table:formula="of:=IF([.J147]&gt;2;AVERAGE([.L147:.AMJ147]);0)" office:value-type="float" office:value="0" calcext:value-type="float">
            <text:p>.000</text:p>
          </table:table-cell>
          <table:table-cell table:number-columns-repeated="177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81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0" calcext:value-type="float">
            <text:p>140</text:p>
          </table:table-cell>
          <table:table-cell table:formula="of:=SUM([.L148:.AMJ148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148:.AMJ148]); &quot;&quot;; [.L$2:.AMJ$2] &amp; &quot;:&quot; &amp; UNICHAR(160) &amp; [.L148:.AMJ148]))" office:value-type="string" office:string-value="ella guro: 8, yakfak: 5" calcext:value-type="string">
            <text:p>ella guro: 8, yakfak: 5</text:p>
          </table:table-cell>
          <table:table-cell table:style-name="ce17" table:formula="of:=SUMPRODUCT(NOT(ISBLANK([.L148:.AMJ148])))" office:value-type="float" office:value="2" calcext:value-type="float">
            <text:p>2</text:p>
          </table:table-cell>
          <table:table-cell table:style-name="ce95" table:formula="of:=IF([.J148]&gt;2;AVERAGE([.L148:.AMJ148]);0)" office:value-type="float" office:value="0" calcext:value-type="float">
            <text:p>.000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0" calcext:value-type="float">
            <text:p>140</text:p>
          </table:table-cell>
          <table:table-cell table:formula="of:=SUM([.L149:.AMJ149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49:.AMJ149]); &quot;&quot;; [.L$2:.AMJ$2] &amp; &quot;:&quot; &amp; UNICHAR(160) &amp; [.L149:.AMJ149]))" office:value-type="string" office:string-value="Grazza: 4, P41R47: 9" calcext:value-type="string">
            <text:p>Grazza: 4, P41R47: 9</text:p>
          </table:table-cell>
          <table:table-cell table:style-name="ce17" table:formula="of:=SUMPRODUCT(NOT(ISBLANK([.L149:.AMJ149])))" office:value-type="float" office:value="2" calcext:value-type="float">
            <text:p>2</text:p>
          </table:table-cell>
          <table:table-cell table:style-name="ce95" table:formula="of:=IF([.J149]&gt;2;AVERAGE([.L149:.AMJ149]);0)" office:value-type="float" office:value="0" calcext:value-type="float">
            <text:p>.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0" calcext:value-type="float">
            <text:p>140</text:p>
          </table:table-cell>
          <table:table-cell table:formula="of:=SUM([.L150:.AMJ150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150:.AMJ150]); &quot;&quot;; [.L$2:.AMJ$2] &amp; &quot;:&quot; &amp; UNICHAR(160) &amp; [.L150:.AMJ150]))" office:value-type="string" office:string-value="tmorrow: 2, eharper256: 5, Warrex: 2, toxic.rat: 4" calcext:value-type="string">
            <text:p>tmorrow: 2, eharper256: 5, Warrex: 2, toxic.rat: 4</text:p>
          </table:table-cell>
          <table:table-cell table:style-name="ce17" table:formula="of:=SUMPRODUCT(NOT(ISBLANK([.L150:.AMJ150])))" office:value-type="float" office:value="4" calcext:value-type="float">
            <text:p>4</text:p>
          </table:table-cell>
          <table:table-cell table:style-name="ce95" table:formula="of:=IF([.J150]&gt;2;AVERAGE([.L150:.AMJ150]);0)" office:value-type="float" office:value="3.25" calcext:value-type="float">
            <text:p>3.25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0" calcext:value-type="float">
            <text:p>140</text:p>
          </table:table-cell>
          <table:table-cell table:formula="of:=SUM([.L151:.AMJ151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1:.AMJ151]); &quot;&quot;; [.L$2:.AMJ$2] &amp; &quot;:&quot; &amp; UNICHAR(160) &amp; [.L151:.AMJ151]))" office:value-type="string" office:string-value="AnonimVio: 10, Apaul27: 1, jerk-o: 2" calcext:value-type="string">
            <text:p>AnonimVio: 10, Apaul27: 1, jerk-o: 2</text:p>
          </table:table-cell>
          <table:table-cell table:style-name="ce17" table:formula="of:=SUMPRODUCT(NOT(ISBLANK([.L151:.AMJ151])))" office:value-type="float" office:value="3" calcext:value-type="float">
            <text:p>3</text:p>
          </table:table-cell>
          <table:table-cell table:style-name="ce95" table:formula="of:=IF([.J151]&gt;2;AVERAGE([.L151:.AMJ151]);0)" office:value-type="float" office:value="4.33333333333333" calcext:value-type="float">
            <text:p>4.33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0" calcext:value-type="float">
            <text:p>140</text:p>
          </table:table-cell>
          <table:table-cell table:formula="of:=SUM([.L152:.AMJ152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2:.AMJ152]); &quot;&quot;; [.L$2:.AMJ$2] &amp; &quot;:&quot; &amp; UNICHAR(160) &amp; [.L152:.AMJ152]))" office:value-type="string" office:string-value="Phobus: 8, Ziad EL Zein: 5" calcext:value-type="string">
            <text:p>Phobus: 8, Ziad EL Zein: 5</text:p>
          </table:table-cell>
          <table:table-cell table:style-name="ce17" table:formula="of:=SUMPRODUCT(NOT(ISBLANK([.L152:.AMJ152])))" office:value-type="float" office:value="2" calcext:value-type="float">
            <text:p>2</text:p>
          </table:table-cell>
          <table:table-cell table:style-name="ce95" table:formula="of:=IF([.J152]&gt;2;AVERAGE([.L152:.AMJ152]);0)" office:value-type="float" office:value="0" calcext:value-type="float">
            <text:p>.000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L153:.AMJ153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3:.AMJ153]); &quot;&quot;; [.L$2:.AMJ$2] &amp; &quot;:&quot; &amp; UNICHAR(160) &amp; [.L153:.AMJ153]))" office:value-type="string" office:string-value="valkiriforce: 2, A.H. Sankhatayan: 10" calcext:value-type="string">
            <text:p>valkiriforce: 2, A.H. Sankhatayan: 10</text:p>
          </table:table-cell>
          <table:table-cell table:style-name="ce17" table:formula="of:=SUMPRODUCT(NOT(ISBLANK([.L153:.AMJ153])))" office:value-type="float" office:value="2" calcext:value-type="float">
            <text:p>2</text:p>
          </table:table-cell>
          <table:table-cell table:style-name="ce95" table:formula="of:=IF([.J153]&gt;2;AVERAGE([.L153:.AMJ153]);0)" office:value-type="float" office:value="0" calcext:value-type="float">
            <text:p>.000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L154:.AMJ154])" office:value-type="float" office:value="12" calcext:value-type="float">
            <text:p>12</text:p>
          </table:table-cell>
          <table:table-cell table:style-name="ce71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54:.AMJ154]); &quot;&quot;; [.L$2:.AMJ$2] &amp; &quot;:&quot; &amp; UNICHAR(160) &amp; [.L154:.AMJ154]))" office:value-type="string" office:string-value="Arbys550: 9, KineticBeverage: 3" calcext:value-type="string">
            <text:p>Arbys550: 9, KineticBeverage: 3</text:p>
          </table:table-cell>
          <table:table-cell table:style-name="ce17" table:formula="of:=SUMPRODUCT(NOT(ISBLANK([.L154:.AMJ154])))" office:value-type="float" office:value="2" calcext:value-type="float">
            <text:p>2</text:p>
          </table:table-cell>
          <table:table-cell table:style-name="ce95" table:formula="of:=IF([.J154]&gt;2;AVERAGE([.L154:.AMJ154]);0)" office:value-type="float" office:value="0" calcext:value-type="float">
            <text:p>.000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104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L155:.AMJ155])" office:value-type="float" office:value="12" calcext:value-type="float">
            <text:p>12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55:.AMJ155]); &quot;&quot;; [.L$2:.AMJ$2] &amp; &quot;:&quot; &amp; UNICHAR(160) &amp; [.L155:.AMJ155]))" office:value-type="string" office:string-value="HyperLuke: 4, Greyenko: 3, Keykhosrau: 5" calcext:value-type="string">
            <text:p>HyperLuke: 4, Greyenko: 3, Keykhosrau: 5</text:p>
          </table:table-cell>
          <table:table-cell table:style-name="ce17" table:formula="of:=SUMPRODUCT(NOT(ISBLANK([.L155:.AMJ155])))" office:value-type="float" office:value="3" calcext:value-type="float">
            <text:p>3</text:p>
          </table:table-cell>
          <table:table-cell table:style-name="ce95" table:formula="of:=IF([.J155]&gt;2;AVERAGE([.L155:.AMJ155]);0)" office:value-type="float" office:value="4" calcext:value-type="float">
            <text:p>4.000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140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L156:.AMJ156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6:.AMJ156]); &quot;&quot;; [.L$2:.AMJ$2] &amp; &quot;:&quot; &amp; UNICHAR(160) &amp; [.L156:.AMJ156]))" office:value-type="string" office:string-value="Nine Inch Heels: 5, everennui: 5, Nancsi: 2" calcext:value-type="string">
            <text:p>Nine Inch Heels: 5, everennui: 5, Nancsi: 2</text:p>
          </table:table-cell>
          <table:table-cell table:style-name="ce17" table:formula="of:=SUMPRODUCT(NOT(ISBLANK([.L156:.AMJ156])))" office:value-type="float" office:value="3" calcext:value-type="float">
            <text:p>3</text:p>
          </table:table-cell>
          <table:table-cell table:style-name="ce95" table:formula="of:=IF([.J156]&gt;2;AVERAGE([.L156:.AMJ156]);0)" office:value-type="float" office:value="4" calcext:value-type="float">
            <text:p>4.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L157:.AMJ157])" office:value-type="float" office:value="12" calcext:value-type="float">
            <text:p>12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57:.AMJ157]); &quot;&quot;; [.L$2:.AMJ$2] &amp; &quot;:&quot; &amp; UNICHAR(160) &amp; [.L157:.AMJ157]))" office:value-type="string" office:string-value="Ryath: 5, Ezepov: 2, rzh: 5" calcext:value-type="string">
            <text:p>Ryath: 5, Ezepov: 2, rzh: 5</text:p>
          </table:table-cell>
          <table:table-cell table:style-name="ce17" table:formula="of:=SUMPRODUCT(NOT(ISBLANK([.L157:.AMJ157])))" office:value-type="float" office:value="3" calcext:value-type="float">
            <text:p>3</text:p>
          </table:table-cell>
          <table:table-cell table:style-name="ce95" table:formula="of:=IF([.J157]&gt;2;AVERAGE([.L157:.AMJ157]);0)" office:value-type="float" office:value="4" calcext:value-type="float">
            <text:p>4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L158:.AMJ158])" office:value-type="float" office:value="12" calcext:value-type="float">
            <text:p>12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<text:a xlink:href="https://www.doomworld.com/forum/topic/125238-judgment-32-map-mbf21-megawad-rc1/" xlink:type="simple">https://www.doomworld.com/forum/topic/125238-judgment-32-map-mbf21-megawad-rc1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158:.AMJ158]); &quot;&quot;; [.L$2:.AMJ$2] &amp; &quot;:&quot; &amp; UNICHAR(160) &amp; [.L158:.AMJ158]))" office:value-type="string" office:string-value="&lt;&lt;Rewind: 10, whybmonotacrab: 2" calcext:value-type="string">
            <text:p>&lt;&lt;Rewind: 10, whybmonotacrab: 2</text:p>
          </table:table-cell>
          <table:table-cell table:style-name="ce17" table:formula="of:=SUMPRODUCT(NOT(ISBLANK([.L158:.AMJ158])))" office:value-type="float" office:value="2" calcext:value-type="float">
            <text:p>2</text:p>
          </table:table-cell>
          <table:table-cell table:style-name="ce95" table:formula="of:=IF([.J158]&gt;2;AVERAGE([.L158:.AMJ158]);0)" office:value-type="float" office:value="0" calcext:value-type="float">
            <text:p>.000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L159:.AMJ159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59:.AMJ159]); &quot;&quot;; [.L$2:.AMJ$2] &amp; &quot;:&quot; &amp; UNICHAR(160) &amp; [.L159:.AMJ159]))" office:value-type="string" office:string-value="dosboot: 10, Xeogred: 2" calcext:value-type="string">
            <text:p>dosboot: 10, Xeogred: 2</text:p>
          </table:table-cell>
          <table:table-cell table:style-name="ce17" table:formula="of:=SUMPRODUCT(NOT(ISBLANK([.L159:.AMJ159])))" office:value-type="float" office:value="2" calcext:value-type="float">
            <text:p>2</text:p>
          </table:table-cell>
          <table:table-cell table:style-name="ce95" table:formula="of:=IF([.J159]&gt;2;AVERAGE([.L159:.AMJ159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L160:.AMJ160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60:.AMJ160]); &quot;&quot;; [.L$2:.AMJ$2] &amp; &quot;:&quot; &amp; UNICHAR(160) &amp; [.L160:.AMJ160]))" office:value-type="string" office:string-value="everennui: 2, Outrageous Videos: 4, Nazgul9: 6" calcext:value-type="string">
            <text:p>everennui: 2, Outrageous Videos: 4, Nazgul9: 6</text:p>
          </table:table-cell>
          <table:table-cell table:style-name="ce17" table:formula="of:=SUMPRODUCT(NOT(ISBLANK([.L160:.AMJ160])))" office:value-type="float" office:value="3" calcext:value-type="float">
            <text:p>3</text:p>
          </table:table-cell>
          <table:table-cell table:style-name="ce95" table:formula="of:=IF([.J160]&gt;2;AVERAGE([.L160:.AMJ160]);0)" office:value-type="float" office:value="4" calcext:value-type="float">
            <text:p>4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L161:.AMJ161])" office:value-type="float" office:value="12" calcext:value-type="float">
            <text:p>12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1:.AMJ161]); &quot;&quot;; [.L$2:.AMJ$2] &amp; &quot;:&quot; &amp; UNICHAR(160) &amp; [.L161:.AMJ161]))" office:value-type="string" office:string-value="Roofi: 7, Maribo: 5" calcext:value-type="string">
            <text:p>Roofi: 7, Maribo: 5</text:p>
          </table:table-cell>
          <table:table-cell table:style-name="ce17" table:formula="of:=SUMPRODUCT(NOT(ISBLANK([.L161:.AMJ161])))" office:value-type="float" office:value="2" calcext:value-type="float">
            <text:p>2</text:p>
          </table:table-cell>
          <table:table-cell table:style-name="ce95" table:formula="of:=IF([.J161]&gt;2;AVERAGE([.L161:.AMJ161]);0)" office:value-type="float" office:value="0" calcext:value-type="float">
            <text:p>.000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3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L162:.AMJ162])" office:value-type="float" office:value="12" calcext:value-type="float">
            <text:p>12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2:.AMJ162]); &quot;&quot;; [.L$2:.AMJ$2] &amp; &quot;:&quot; &amp; UNICHAR(160) &amp; [.L162:.AMJ162]))" office:value-type="string" office:string-value="Makedounia: 4, DOEL: 7, MtPain27: 1" calcext:value-type="string">
            <text:p>Makedounia: 4, DOEL: 7, MtPain27: 1</text:p>
          </table:table-cell>
          <table:table-cell table:style-name="ce17" table:formula="of:=SUMPRODUCT(NOT(ISBLANK([.L162:.AMJ162])))" office:value-type="float" office:value="3" calcext:value-type="float">
            <text:p>3</text:p>
          </table:table-cell>
          <table:table-cell table:style-name="ce95" table:formula="of:=IF([.J162]&gt;2;AVERAGE([.L162:.AMJ162]);0)" office:value-type="float" office:value="4" calcext:value-type="float">
            <text:p>4.000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L163:.AMJ163])" office:value-type="float" office:value="12" calcext:value-type="float">
            <text:p>12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3:.AMJ163]); &quot;&quot;; [.L$2:.AMJ$2] &amp; &quot;:&quot; &amp; UNICHAR(160) &amp; [.L163:.AMJ163]))" office:value-type="string" office:string-value="rd: 5, dei_eldren: 3, Thelokk: 4" calcext:value-type="string">
            <text:p>rd: 5, dei_eldren: 3, Thelokk: 4</text:p>
          </table:table-cell>
          <table:table-cell table:style-name="ce17" table:formula="of:=SUMPRODUCT(NOT(ISBLANK([.L163:.AMJ163])))" office:value-type="float" office:value="3" calcext:value-type="float">
            <text:p>3</text:p>
          </table:table-cell>
          <table:table-cell table:style-name="ce95" table:formula="of:=IF([.J163]&gt;2;AVERAGE([.L163:.AMJ163]);0)" office:value-type="float" office:value="4" calcext:value-type="float">
            <text:p>4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81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L164:.AMJ164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4:.AMJ164]); &quot;&quot;; [.L$2:.AMJ$2] &amp; &quot;:&quot; &amp; UNICHAR(160) &amp; [.L164:.AMJ164]))" office:value-type="string" office:string-value="Spectra: 6, P41R47: 6" calcext:value-type="string">
            <text:p>Spectra: 6, P41R47: 6</text:p>
          </table:table-cell>
          <table:table-cell table:style-name="ce17" table:formula="of:=SUMPRODUCT(NOT(ISBLANK([.L164:.AMJ164])))" office:value-type="float" office:value="2" calcext:value-type="float">
            <text:p>2</text:p>
          </table:table-cell>
          <table:table-cell table:style-name="ce95" table:formula="of:=IF([.J164]&gt;2;AVERAGE([.L164:.AMJ164]);0)" office:value-type="float" office:value="0" calcext:value-type="float">
            <text:p>.000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L165:.AMJ165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65:.AMJ165]); &quot;&quot;; [.L$2:.AMJ$2] &amp; &quot;:&quot; &amp; UNICHAR(160) &amp; [.L165:.AMJ165]))" office:value-type="string" office:string-value="Doomkid: 2, A.H. Sankhatayan: 1, Fadri: 2, nikitsune: 7" calcext:value-type="string">
            <text:p>Doomkid: 2, A.H. Sankhatayan: 1, Fadri: 2, nikitsune: 7</text:p>
          </table:table-cell>
          <table:table-cell table:style-name="ce17" table:formula="of:=SUMPRODUCT(NOT(ISBLANK([.L165:.AMJ165])))" office:value-type="float" office:value="4" calcext:value-type="float">
            <text:p>4</text:p>
          </table:table-cell>
          <table:table-cell table:style-name="ce95" table:formula="of:=IF([.J165]&gt;2;AVERAGE([.L165:.AMJ165]);0)" office:value-type="float" office:value="3" calcext:value-type="float">
            <text:p>3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3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3" calcext:value-type="float">
            <text:p>163</text:p>
          </table:table-cell>
          <table:table-cell table:formula="of:=SUM([.L166:.AMJ166])" office:value-type="float" office:value="11" calcext:value-type="float">
            <text:p>11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6:.AMJ166]); &quot;&quot;; [.L$2:.AMJ$2] &amp; &quot;:&quot; &amp; UNICHAR(160) &amp; [.L166:.AMJ166]))" office:value-type="string" office:string-value="TechnoDoomed1: 5, Rince-wind: 5,  Foodles: 1" calcext:value-type="string">
            <text:p>TechnoDoomed1: 5, Rince-wind: 5, <text:s/>Foodles: 1</text:p>
          </table:table-cell>
          <table:table-cell table:style-name="ce17" table:formula="of:=SUMPRODUCT(NOT(ISBLANK([.L166:.AMJ166])))" office:value-type="float" office:value="3" calcext:value-type="float">
            <text:p>3</text:p>
          </table:table-cell>
          <table:table-cell table:style-name="ce95" table:formula="of:=IF([.J166]&gt;2;AVERAGE([.L166:.AMJ166]);0)" office:value-type="float" office:value="3.66666666666667" calcext:value-type="float">
            <text:p>3.667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9"/>
          <table:table-cell office:value-type="float" office:value="1" calcext:value-type="float">
            <text:p>1</text:p>
          </table:table-cell>
          <table:table-cell table:number-columns-repeated="82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3" calcext:value-type="float">
            <text:p>163</text:p>
          </table:table-cell>
          <table:table-cell table:formula="of:=SUM([.L167:.AMJ167])" office:value-type="float" office:value="11" calcext:value-type="float">
            <text:p>11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67:.AMJ167]); &quot;&quot;; [.L$2:.AMJ$2] &amp; &quot;:&quot; &amp; UNICHAR(160) &amp; [.L167:.AMJ167]))" office:value-type="string" office:string-value="roadworx: 2, eharper256: 4, RHhe82: 5" calcext:value-type="string">
            <text:p>roadworx: 2, eharper256: 4, RHhe82: 5</text:p>
          </table:table-cell>
          <table:table-cell table:style-name="ce17" table:formula="of:=SUMPRODUCT(NOT(ISBLANK([.L167:.AMJ167])))" office:value-type="float" office:value="3" calcext:value-type="float">
            <text:p>3</text:p>
          </table:table-cell>
          <table:table-cell table:style-name="ce95" table:formula="of:=IF([.J167]&gt;2;AVERAGE([.L167:.AMJ167]);0)" office:value-type="float" office:value="3.66666666666667" calcext:value-type="float">
            <text:p>3.667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75"/>
          <table:table-cell office:value-type="float" office:value="5" calcext:value-type="float">
            <text:p>5</text:p>
          </table:table-cell>
          <table:table-cell table:number-columns-repeated="82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3" calcext:value-type="float">
            <text:p>163</text:p>
          </table:table-cell>
          <table:table-cell table:formula="of:=SUM([.L168:.AMJ168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8:.AMJ168]); &quot;&quot;; [.L$2:.AMJ$2] &amp; &quot;:&quot; &amp; UNICHAR(160) &amp; [.L168:.AMJ168]))" office:value-type="string" office:string-value="yakfak: 7, m8f: 4" calcext:value-type="string">
            <text:p>yakfak: 7, m8f: 4</text:p>
          </table:table-cell>
          <table:table-cell table:style-name="ce17" table:formula="of:=SUMPRODUCT(NOT(ISBLANK([.L168:.AMJ168])))" office:value-type="float" office:value="2" calcext:value-type="float">
            <text:p>2</text:p>
          </table:table-cell>
          <table:table-cell table:style-name="ce95" table:formula="of:=IF([.J168]&gt;2;AVERAGE([.L168:.AMJ168]);0)" office:value-type="float" office:value="0" calcext:value-type="float">
            <text:p>.000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3" calcext:value-type="float">
            <text:p>163</text:p>
          </table:table-cell>
          <table:table-cell table:formula="of:=SUM([.L169:.AMJ169])" office:value-type="float" office:value="11" calcext:value-type="float">
            <text:p>1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69:.AMJ169]); &quot;&quot;; [.L$2:.AMJ$2] &amp; &quot;:&quot; &amp; UNICHAR(160) &amp; [.L169:.AMJ169]))" office:value-type="string" office:string-value="TheMightyHeracross: 2, Worm318: 3, Warrex: 5, SOSU: 1" calcext:value-type="string">
            <text:p>TheMightyHeracross: 2, Worm318: 3, Warrex: 5, SOSU: 1</text:p>
          </table:table-cell>
          <table:table-cell table:style-name="ce17" table:formula="of:=SUMPRODUCT(NOT(ISBLANK([.L169:.AMJ169])))" office:value-type="float" office:value="4" calcext:value-type="float">
            <text:p>4</text:p>
          </table:table-cell>
          <table:table-cell table:style-name="ce95" table:formula="of:=IF([.J169]&gt;2;AVERAGE([.L169:.AMJ169]);0)" office:value-type="float" office:value="2.75" calcext:value-type="float">
            <text:p>2.750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3" calcext:value-type="float">
            <text:p>163</text:p>
          </table:table-cell>
          <table:table-cell table:formula="of:=SUM([.L170:.AMJ170])" office:value-type="float" office:value="11" calcext:value-type="float">
            <text:p>11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0:.AMJ170]); &quot;&quot;; [.L$2:.AMJ$2] &amp; &quot;:&quot; &amp; UNICHAR(160) &amp; [.L170:.AMJ170]))" office:value-type="string" office:string-value="Odal: 4, CinnamonKilljoy: 5, erzboesewicht: 2" calcext:value-type="string">
            <text:p>Odal: 4, CinnamonKilljoy: 5, erzboesewicht: 2</text:p>
          </table:table-cell>
          <table:table-cell table:style-name="ce17" table:formula="of:=SUMPRODUCT(NOT(ISBLANK([.L170:.AMJ170])))" office:value-type="float" office:value="3" calcext:value-type="float">
            <text:p>3</text:p>
          </table:table-cell>
          <table:table-cell table:style-name="ce95" table:formula="of:=IF([.J170]&gt;2;AVERAGE([.L170:.AMJ170]);0)" office:value-type="float" office:value="3.66666666666667" calcext:value-type="float">
            <text:p>3.667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3" calcext:value-type="float">
            <text:p>163</text:p>
          </table:table-cell>
          <table:table-cell table:formula="of:=SUM([.L171:.AMJ171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1:.AMJ171]); &quot;&quot;; [.L$2:.AMJ$2] &amp; &quot;:&quot; &amp; UNICHAR(160) &amp; [.L171:.AMJ171]))" office:value-type="string" office:string-value="Jaws In Space: 2, Ed: 5, joepallai: 3, Ragu: 1" calcext:value-type="string">
            <text:p>Jaws In Space: 2, Ed: 5, joepallai: 3, Ragu: 1</text:p>
          </table:table-cell>
          <table:table-cell table:style-name="ce17" table:formula="of:=SUMPRODUCT(NOT(ISBLANK([.L171:.AMJ171])))" office:value-type="float" office:value="4" calcext:value-type="float">
            <text:p>4</text:p>
          </table:table-cell>
          <table:table-cell table:style-name="ce95" table:formula="of:=IF([.J171]&gt;2;AVERAGE([.L171:.AMJ171]);0)" office:value-type="float" office:value="2.75" calcext:value-type="float">
            <text:p>2.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3" calcext:value-type="float">
            <text:p>163</text:p>
          </table:table-cell>
          <table:table-cell table:formula="of:=SUM([.L172:.AMJ172])" office:value-type="float" office:value="11" calcext:value-type="float">
            <text:p>11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72:.AMJ172]); &quot;&quot;; [.L$2:.AMJ$2] &amp; &quot;:&quot; &amp; UNICHAR(160) &amp; [.L172:.AMJ172]))" office:value-type="string" office:string-value="Bryan T: 5, ReaperAA: 5, MtPain27: 1" calcext:value-type="string">
            <text:p>Bryan T: 5, ReaperAA: 5, MtPain27: 1</text:p>
          </table:table-cell>
          <table:table-cell table:style-name="ce17" table:formula="of:=SUMPRODUCT(NOT(ISBLANK([.L172:.AMJ172])))" office:value-type="float" office:value="3" calcext:value-type="float">
            <text:p>3</text:p>
          </table:table-cell>
          <table:table-cell table:style-name="ce95" table:formula="of:=IF([.J172]&gt;2;AVERAGE([.L172:.AMJ172]);0)" office:value-type="float" office:value="3.66666666666667" calcext:value-type="float">
            <text:p>3.667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3" calcext:value-type="float">
            <text:p>163</text:p>
          </table:table-cell>
          <table:table-cell table:formula="of:=SUM([.L173:.AMJ173])" office:value-type="float" office:value="11" calcext:value-type="float">
            <text:p>11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3:.AMJ173]); &quot;&quot;; [.L$2:.AMJ$2] &amp; &quot;:&quot; &amp; UNICHAR(160) &amp; [.L173:.AMJ173]))" office:value-type="string" office:string-value="MtPain27: 2, msx2plus: 5, Maribo: 4" calcext:value-type="string">
            <text:p>MtPain27: 2, msx2plus: 5, Maribo: 4</text:p>
          </table:table-cell>
          <table:table-cell table:style-name="ce17" table:formula="of:=SUMPRODUCT(NOT(ISBLANK([.L173:.AMJ173])))" office:value-type="float" office:value="3" calcext:value-type="float">
            <text:p>3</text:p>
          </table:table-cell>
          <table:table-cell table:style-name="ce95" table:formula="of:=IF([.J173]&gt;2;AVERAGE([.L173:.AMJ173]);0)" office:value-type="float" office:value="3.66666666666667" calcext:value-type="float">
            <text:p>3.667</text:p>
          </table:table-cell>
          <table:table-cell table:number-columns-repeated="15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3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3" calcext:value-type="float">
            <text:p>163</text:p>
          </table:table-cell>
          <table:table-cell table:formula="of:=SUM([.L174:.AMJ174])" office:value-type="float" office:value="11" calcext:value-type="float">
            <text:p>11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4:.AMJ174]); &quot;&quot;; [.L$2:.AMJ$2] &amp; &quot;:&quot; &amp; UNICHAR(160) &amp; [.L174:.AMJ174]))" office:value-type="string" office:string-value="Deadwing: 6, rzh: 5" calcext:value-type="string">
            <text:p>Deadwing: 6, rzh: 5</text:p>
          </table:table-cell>
          <table:table-cell table:style-name="ce17" table:formula="of:=SUMPRODUCT(NOT(ISBLANK([.L174:.AMJ174])))" office:value-type="float" office:value="2" calcext:value-type="float">
            <text:p>2</text:p>
          </table:table-cell>
          <table:table-cell table:style-name="ce95" table:formula="of:=IF([.J174]&gt;2;AVERAGE([.L174:.AMJ174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3" calcext:value-type="float">
            <text:p>163</text:p>
          </table:table-cell>
          <table:table-cell table:formula="of:=SUM([.L175:.AMJ175])" office:value-type="float" office:value="11" calcext:value-type="float">
            <text:p>11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75:.AMJ175]); &quot;&quot;; [.L$2:.AMJ$2] &amp; &quot;:&quot; &amp; UNICHAR(160) &amp; [.L175:.AMJ175]))" office:value-type="string" office:string-value="Deadwing: 6, Ezepov: 5" calcext:value-type="string">
            <text:p>Deadwing: 6, Ezepov: 5</text:p>
          </table:table-cell>
          <table:table-cell table:style-name="ce17" table:formula="of:=SUMPRODUCT(NOT(ISBLANK([.L175:.AMJ175])))" office:value-type="float" office:value="2" calcext:value-type="float">
            <text:p>2</text:p>
          </table:table-cell>
          <table:table-cell table:style-name="ce95" table:formula="of:=IF([.J175]&gt;2;AVERAGE([.L175:.AMJ175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60"/>
          <table:table-cell office:value-type="float" office:value="5" calcext:value-type="float">
            <text:p>5</text:p>
          </table:table-cell>
          <table:table-cell table:number-columns-repeated="836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3" calcext:value-type="float">
            <text:p>163</text:p>
          </table:table-cell>
          <table:table-cell table:formula="of:=SUM([.L176:.AMJ176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76:.AMJ176]); &quot;&quot;; [.L$2:.AMJ$2] &amp; &quot;:&quot; &amp; UNICHAR(160) &amp; [.L176:.AMJ176]))" office:value-type="string" office:string-value="Ralphis: 6, Phobus: 5" calcext:value-type="string">
            <text:p>Ralphis: 6, Phobus: 5</text:p>
          </table:table-cell>
          <table:table-cell table:style-name="ce17" table:formula="of:=SUMPRODUCT(NOT(ISBLANK([.L176:.AMJ176])))" office:value-type="float" office:value="2" calcext:value-type="float">
            <text:p>2</text:p>
          </table:table-cell>
          <table:table-cell table:style-name="ce95" table:formula="of:=IF([.J176]&gt;2;AVERAGE([.L176:.AMJ176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3" calcext:value-type="float">
            <text:p>163</text:p>
          </table:table-cell>
          <table:table-cell table:formula="of:=SUM([.L177:.AMJ177])" office:value-type="float" office:value="11" calcext:value-type="float">
            <text:p>11</text:p>
          </table:table-cell>
          <table:table-cell office:value-type="string" calcext:value-type="string">
            <text:p>Wormwood: Expanded Universe</text:p>
          </table:table-cell>
          <table:table-cell office:value-type="string" calcext:value-type="string">
            <text:p><text:a xlink:href="http://www.rbkz.net/doom/" xlink:type="simple">http://www.rbkz.net/doom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77:.AMJ177]); &quot;&quot;; [.L$2:.AMJ$2] &amp; &quot;:&quot; &amp; UNICHAR(160) &amp; [.L177:.AMJ177]))" office:value-type="string" office:string-value="akolai: 2, KineticBeverage: 4, Nefelibeta: 5" calcext:value-type="string">
            <text:p>akolai: 2, KineticBeverage: 4, Nefelibeta: 5</text:p>
          </table:table-cell>
          <table:table-cell table:style-name="ce17" table:formula="of:=SUMPRODUCT(NOT(ISBLANK([.L177:.AMJ177])))" office:value-type="float" office:value="3" calcext:value-type="float">
            <text:p>3</text:p>
          </table:table-cell>
          <table:table-cell table:style-name="ce95" table:formula="of:=IF([.J177]&gt;2;AVERAGE([.L177:.AMJ177]);0)" office:value-type="float" office:value="3.66666666666667" calcext:value-type="float">
            <text:p>3.667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5" calcext:value-type="float">
            <text:p>175</text:p>
          </table:table-cell>
          <table:table-cell table:formula="of:=SUM([.L178:.AMJ178])" office:value-type="float" office:value="10" calcext:value-type="float">
            <text:p>10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<text:a xlink:href="https://www.doomworld.com/idgames/levels/doom/Ports/0-9/007ltsd" xlink:type="simple">https://www.doomworld.com/idgames/levels/doom/Ports/0-9/007lts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78:.AMJ178]); &quot;&quot;; [.L$2:.AMJ$2] &amp; &quot;:&quot; &amp; UNICHAR(160) &amp; [.L178:.AMJ178]))" office:value-type="string" office:string-value="Doomlover77: 10" calcext:value-type="string">
            <text:p>Doomlover77: 10</text:p>
          </table:table-cell>
          <table:table-cell table:style-name="ce17" table:formula="of:=SUMPRODUCT(NOT(ISBLANK([.L178:.AMJ178])))" office:value-type="float" office:value="1" calcext:value-type="float">
            <text:p>1</text:p>
          </table:table-cell>
          <table:table-cell table:style-name="ce95" table:formula="of:=IF([.J178]&gt;2;AVERAGE([.L178:.AMJ178]);0)" office:value-type="float" office:value="0" calcext:value-type="float">
            <text:p>.000</text:p>
          </table:table-cell>
          <table:table-cell table:number-columns-repeated="178"/>
          <table:table-cell office:value-type="float" office:value="10" calcext:value-type="float">
            <text:p>10</text:p>
          </table:table-cell>
          <table:table-cell table:number-columns-repeated="834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5" calcext:value-type="float">
            <text:p>175</text:p>
          </table:table-cell>
          <table:table-cell table:formula="of:=SUM([.L179:.AMJ179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179:.AMJ179]); &quot;&quot;; [.L$2:.AMJ$2] &amp; &quot;:&quot; &amp; UNICHAR(160) &amp; [.L179:.AMJ179]))" office:value-type="string" office:string-value="TheNerdTurtle2: 2, Li'l devil: 8" calcext:value-type="string">
            <text:p>TheNerdTurtle2: 2, Li'l devil: 8</text:p>
          </table:table-cell>
          <table:table-cell table:style-name="ce17" table:formula="of:=SUMPRODUCT(NOT(ISBLANK([.L179:.AMJ179])))" office:value-type="float" office:value="2" calcext:value-type="float">
            <text:p>2</text:p>
          </table:table-cell>
          <table:table-cell table:style-name="ce95" table:formula="of:=IF([.J179]&gt;2;AVERAGE([.L179:.AMJ179]);0)" office:value-type="float" office:value="0" calcext:value-type="float">
            <text:p>.000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5" calcext:value-type="float">
            <text:p>175</text:p>
          </table:table-cell>
          <table:table-cell table:formula="of:=SUM([.L180:.AMJ180])" office:value-type="float" office:value="10" calcext:value-type="float">
            <text:p>10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80:.AMJ180]); &quot;&quot;; [.L$2:.AMJ$2] &amp; &quot;:&quot; &amp; UNICHAR(160) &amp; [.L180:.AMJ180]))" office:value-type="string" office:string-value="ella guro: 2, Li'l devil: 3, Bep: 5" calcext:value-type="string">
            <text:p>ella guro: 2, Li'l devil: 3, Bep: 5</text:p>
          </table:table-cell>
          <table:table-cell table:style-name="ce17" table:formula="of:=SUMPRODUCT(NOT(ISBLANK([.L180:.AMJ180])))" office:value-type="float" office:value="3" calcext:value-type="float">
            <text:p>3</text:p>
          </table:table-cell>
          <table:table-cell table:style-name="ce95" table:formula="of:=IF([.J180]&gt;2;AVERAGE([.L180:.AMJ180]);0)" office:value-type="float" office:value="3.33333333333333" calcext:value-type="float">
            <text:p>3.33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5" calcext:value-type="float">
            <text:p>175</text:p>
          </table:table-cell>
          <table:table-cell table:formula="of:=SUM([.L181:.AMJ18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81:.AMJ181]); &quot;&quot;; [.L$2:.AMJ$2] &amp; &quot;:&quot; &amp; UNICHAR(160) &amp; [.L181:.AMJ181]))" office:value-type="string" office:string-value="Rince-wind: 5, eharper256: 5" calcext:value-type="string">
            <text:p>Rince-wind: 5, eharper256: 5</text:p>
          </table:table-cell>
          <table:table-cell table:style-name="ce17" table:formula="of:=SUMPRODUCT(NOT(ISBLANK([.L181:.AMJ181])))" office:value-type="float" office:value="2" calcext:value-type="float">
            <text:p>2</text:p>
          </table:table-cell>
          <table:table-cell table:style-name="ce95" table:formula="of:=IF([.J181]&gt;2;AVERAGE([.L181:.AMJ181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5" calcext:value-type="float">
            <text:p>175</text:p>
          </table:table-cell>
          <table:table-cell table:formula="of:=SUM([.L182:.AMJ182])" office:value-type="float" office:value="10" calcext:value-type="float">
            <text:p>10</text:p>
          </table:table-cell>
          <table:table-cell office:value-type="string" calcext:value-type="string">
            <text:p>Chex Quest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ndalone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182:.AMJ182]); &quot;&quot;; [.L$2:.AMJ$2] &amp; &quot;:&quot; &amp; UNICHAR(160) &amp; [.L182:.AMJ182]))" office:value-type="string" office:string-value="bzzrak: 7, doombedoom: 3" calcext:value-type="string">
            <text:p>bzzrak: 7, doombedoom: 3</text:p>
          </table:table-cell>
          <table:table-cell table:style-name="ce17" table:formula="of:=SUMPRODUCT(NOT(ISBLANK([.L182:.AMJ182])))" office:value-type="float" office:value="2" calcext:value-type="float">
            <text:p>2</text:p>
          </table:table-cell>
          <table:table-cell table:style-name="ce95" table:formula="of:=IF([.J182]&gt;2;AVERAGE([.L182:.AMJ182]);0)" office:value-type="float" office:value="0" calcext:value-type="float">
            <text:p>.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8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5" calcext:value-type="float">
            <text:p>175</text:p>
          </table:table-cell>
          <table:table-cell table:formula="of:=SUM([.L183:.AMJ183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83:.AMJ183]); &quot;&quot;; [.L$2:.AMJ$2] &amp; &quot;:&quot; &amp; UNICHAR(160) &amp; [.L183:.AMJ183]))" office:value-type="string" office:string-value="A.H. Sankhatayan: 10" calcext:value-type="string">
            <text:p>A.H. Sankhatayan: 10</text:p>
          </table:table-cell>
          <table:table-cell table:style-name="ce17" table:formula="of:=SUMPRODUCT(NOT(ISBLANK([.L183:.AMJ183])))" office:value-type="float" office:value="1" calcext:value-type="float">
            <text:p>1</text:p>
          </table:table-cell>
          <table:table-cell table:style-name="ce95" table:formula="of:=IF([.J183]&gt;2;AVERAGE([.L183:.AMJ183]);0)" office:value-type="float" office:value="0" calcext:value-type="float">
            <text:p>.000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5" calcext:value-type="float">
            <text:p>175</text:p>
          </table:table-cell>
          <table:table-cell table:formula="of:=SUM([.L184:.AMJ184])" office:value-type="float" office:value="10" calcext:value-type="float">
            <text:p>10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184:.AMJ184]); &quot;&quot;; [.L$2:.AMJ$2] &amp; &quot;:&quot; &amp; UNICHAR(160) &amp; [.L184:.AMJ184]))" office:value-type="string" office:string-value="TJG1289: 5, Keykhosrau: 5" calcext:value-type="string">
            <text:p>TJG1289: 5, Keykhosrau: 5</text:p>
          </table:table-cell>
          <table:table-cell table:style-name="ce17" table:formula="of:=SUMPRODUCT(NOT(ISBLANK([.L184:.AMJ184])))" office:value-type="float" office:value="2" calcext:value-type="float">
            <text:p>2</text:p>
          </table:table-cell>
          <table:table-cell table:style-name="ce95" table:formula="of:=IF([.J184]&gt;2;AVERAGE([.L184:.AMJ184]);0)" office:value-type="float" office:value="0" calcext:value-type="float">
            <text:p>.000</text:p>
          </table:table-cell>
          <table:table-cell table:number-columns-repeated="154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5" calcext:value-type="float">
            <text:p>175</text:p>
          </table:table-cell>
          <table:table-cell table:formula="of:=SUM([.L185:.AMJ185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85:.AMJ185]); &quot;&quot;; [.L$2:.AMJ$2] &amp; &quot;:&quot; &amp; UNICHAR(160) &amp; [.L185:.AMJ185]))" office:value-type="string" office:string-value="WH-Wilou84: 2, darkreaver: 4, Paul977: 4" calcext:value-type="string">
            <text:p>WH-Wilou84: 2, darkreaver: 4, Paul977: 4</text:p>
          </table:table-cell>
          <table:table-cell table:style-name="ce17" table:formula="of:=SUMPRODUCT(NOT(ISBLANK([.L185:.AMJ185])))" office:value-type="float" office:value="3" calcext:value-type="float">
            <text:p>3</text:p>
          </table:table-cell>
          <table:table-cell table:style-name="ce95" table:formula="of:=IF([.J185]&gt;2;AVERAGE([.L185:.AMJ185]);0)" office:value-type="float" office:value="3.33333333333333" calcext:value-type="float">
            <text:p>3.33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5" calcext:value-type="float">
            <text:p>175</text:p>
          </table:table-cell>
          <table:table-cell table:formula="of:=SUM([.L186:.AMJ186])" office:value-type="float" office:value="10" calcext:value-type="float">
            <text:p>10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86:.AMJ186]); &quot;&quot;; [.L$2:.AMJ$2] &amp; &quot;:&quot; &amp; UNICHAR(160) &amp; [.L186:.AMJ186]))" office:value-type="string" office:string-value="bemused: 8, NiGHTS108: 2" calcext:value-type="string">
            <text:p>bemused: 8, NiGHTS108: 2</text:p>
          </table:table-cell>
          <table:table-cell table:style-name="ce17" table:formula="of:=SUMPRODUCT(NOT(ISBLANK([.L186:.AMJ186])))" office:value-type="float" office:value="2" calcext:value-type="float">
            <text:p>2</text:p>
          </table:table-cell>
          <table:table-cell table:style-name="ce95" table:formula="of:=IF([.J186]&gt;2;AVERAGE([.L186:.AMJ186]);0)" office:value-type="float" office:value="0" calcext:value-type="float">
            <text:p>.000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126"/>
          <table:table-cell office:value-type="float" office:value="2" calcext:value-type="float">
            <text:p>2</text:p>
          </table:table-cell>
          <table:table-cell table:number-columns-repeated="820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5" calcext:value-type="float">
            <text:p>175</text:p>
          </table:table-cell>
          <table:table-cell table:formula="of:=SUM([.L187:.AMJ187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187:.AMJ187]); &quot;&quot;; [.L$2:.AMJ$2] &amp; &quot;:&quot; &amp; UNICHAR(160) &amp; [.L187:.AMJ187]))" office:value-type="string" office:string-value="Vorpal: 5, Uncle 80: 2, Hitherto: 3" calcext:value-type="string">
            <text:p>Vorpal: 5, Uncle 80: 2, Hitherto: 3</text:p>
          </table:table-cell>
          <table:table-cell table:style-name="ce17" table:formula="of:=SUMPRODUCT(NOT(ISBLANK([.L187:.AMJ187])))" office:value-type="float" office:value="3" calcext:value-type="float">
            <text:p>3</text:p>
          </table:table-cell>
          <table:table-cell table:style-name="ce95" table:formula="of:=IF([.J187]&gt;2;AVERAGE([.L187:.AMJ187]);0)" office:value-type="float" office:value="3.33333333333333" calcext:value-type="float">
            <text:p>3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5" calcext:value-type="float">
            <text:p>175</text:p>
          </table:table-cell>
          <table:table-cell table:formula="of:=SUM([.L188:.AMJ188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188:.AMJ188]); &quot;&quot;; [.L$2:.AMJ$2] &amp; &quot;:&quot; &amp; UNICHAR(160) &amp; [.L188:.AMJ188]))" office:value-type="string" office:string-value="dosboot: 10" calcext:value-type="string">
            <text:p>dosboot: 10</text:p>
          </table:table-cell>
          <table:table-cell table:style-name="ce17" table:formula="of:=SUMPRODUCT(NOT(ISBLANK([.L188:.AMJ188])))" office:value-type="float" office:value="1" calcext:value-type="float">
            <text:p>1</text:p>
          </table:table-cell>
          <table:table-cell table:style-name="ce95" table:formula="of:=IF([.J188]&gt;2;AVERAGE([.L188:.AMJ188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6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5" calcext:value-type="float">
            <text:p>175</text:p>
          </table:table-cell>
          <table:table-cell table:formula="of:=SUM([.L189:.AMJ189])" office:value-type="float" office:value="10" calcext:value-type="float">
            <text:p>10</text:p>
          </table:table-cell>
          <table:table-cell table:style-name="ce112" office:value-type="string" calcext:value-type="string">
            <text:p>Redemption Of The Slain</text:p>
          </table:table-cell>
          <table:table-cell office:value-type="string" calcext:value-type="string">
            <text:p><text:a xlink:href="https://doomwiki.org/wiki/Redemption_of_the_Slain" xlink:type="simple">https://doomwiki.org/wiki/Redemption_of_the_Slai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89:.AMJ189]); &quot;&quot;; [.L$2:.AMJ$2] &amp; &quot;:&quot; &amp; UNICHAR(160) &amp; [.L189:.AMJ189]))" office:value-type="string" office:string-value="Nancsi: 10" calcext:value-type="string">
            <text:p>Nancsi: 10</text:p>
          </table:table-cell>
          <table:table-cell table:style-name="ce17" table:formula="of:=SUMPRODUCT(NOT(ISBLANK([.L189:.AMJ189])))" office:value-type="float" office:value="1" calcext:value-type="float">
            <text:p>1</text:p>
          </table:table-cell>
          <table:table-cell table:style-name="ce95" table:formula="of:=IF([.J189]&gt;2;AVERAGE([.L189:.AMJ189]);0)" office:value-type="float" office:value="0" calcext:value-type="float">
            <text:p>.000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5" calcext:value-type="float">
            <text:p>175</text:p>
          </table:table-cell>
          <table:table-cell table:formula="of:=SUM([.L190:.AMJ190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190:.AMJ190]); &quot;&quot;; [.L$2:.AMJ$2] &amp; &quot;:&quot; &amp; UNICHAR(160) &amp; [.L190:.AMJ190]))" office:value-type="string" office:string-value="everennui: 2, Lorenz0: 8" calcext:value-type="string">
            <text:p>everennui: 2, Lorenz0: 8</text:p>
          </table:table-cell>
          <table:table-cell table:style-name="ce17" table:formula="of:=SUMPRODUCT(NOT(ISBLANK([.L190:.AMJ190])))" office:value-type="float" office:value="2" calcext:value-type="float">
            <text:p>2</text:p>
          </table:table-cell>
          <table:table-cell table:style-name="ce95" table:formula="of:=IF([.J190]&gt;2;AVERAGE([.L190:.AMJ190]);0)" office:value-type="float" office:value="0" calcext:value-type="float">
            <text:p>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4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5" calcext:value-type="float">
            <text:p>175</text:p>
          </table:table-cell>
          <table:table-cell table:formula="of:=SUM([.L191:.AMJ191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0" calcext:value-type="float">
            <text:p>60</text:p>
          </table:table-cell>
          <table:table-cell table:style-name="ce16" table:number-matrix-columns-spanned="1" table:number-matrix-rows-spanned="1" table:formula="of:=COM.MICROSOFT.TEXTJOIN(&quot;, &quot;; 1; IF(ISBLANK([.L191:.AMJ191]); &quot;&quot;; [.L$2:.AMJ$2] &amp; &quot;:&quot; &amp; UNICHAR(160) &amp; [.L191:.AMJ191]))" office:value-type="string" office:string-value="Bryan T: 5, vdgg: 1, BohdanZPM: 4" calcext:value-type="string">
            <text:p>Bryan T: 5, vdgg: 1, BohdanZPM: 4</text:p>
          </table:table-cell>
          <table:table-cell table:style-name="ce17" table:formula="of:=SUMPRODUCT(NOT(ISBLANK([.L191:.AMJ191])))" office:value-type="float" office:value="3" calcext:value-type="float">
            <text:p>3</text:p>
          </table:table-cell>
          <table:table-cell table:style-name="ce95" table:formula="of:=IF([.J191]&gt;2;AVERAGE([.L191:.AMJ191]);0)" office:value-type="float" office:value="3.33333333333333" calcext:value-type="float">
            <text:p>3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5" calcext:value-type="float">
            <text:p>175</text:p>
          </table:table-cell>
          <table:table-cell table:formula="of:=SUM([.L192:.AMJ192])" office:value-type="float" office:value="10" calcext:value-type="float">
            <text:p>10</text:p>
          </table:table-cell>
          <table:table-cell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92:.AMJ192]); &quot;&quot;; [.L$2:.AMJ$2] &amp; &quot;:&quot; &amp; UNICHAR(160) &amp; [.L192:.AMJ192]))" office:value-type="string" office:string-value="sapphics: 1, akolai: 4, KineticBeverage: 5" calcext:value-type="string">
            <text:p>sapphics: 1, akolai: 4, KineticBeverage: 5</text:p>
          </table:table-cell>
          <table:table-cell table:style-name="ce17" table:formula="of:=SUMPRODUCT(NOT(ISBLANK([.L192:.AMJ192])))" office:value-type="float" office:value="3" calcext:value-type="float">
            <text:p>3</text:p>
          </table:table-cell>
          <table:table-cell table:style-name="ce95" table:formula="of:=IF([.J192]&gt;2;AVERAGE([.L192:.AMJ192]);0)" office:value-type="float" office:value="3.33333333333333" calcext:value-type="float">
            <text:p>3.333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5" calcext:value-type="float">
            <text:p>175</text:p>
          </table:table-cell>
          <table:table-cell table:formula="of:=SUM([.L193:.AMJ193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3:.AMJ193]); &quot;&quot;; [.L$2:.AMJ$2] &amp; &quot;:&quot; &amp; UNICHAR(160) &amp; [.L193:.AMJ193]))" office:value-type="string" office:string-value="Dime: 6, dylux: 2, tmorrow: 2" calcext:value-type="string">
            <text:p>Dime: 6, dylux: 2, tmorrow: 2</text:p>
          </table:table-cell>
          <table:table-cell table:style-name="ce17" table:formula="of:=SUMPRODUCT(NOT(ISBLANK([.L193:.AMJ193])))" office:value-type="float" office:value="3" calcext:value-type="float">
            <text:p>3</text:p>
          </table:table-cell>
          <table:table-cell table:style-name="ce95" table:formula="of:=IF([.J193]&gt;2;AVERAGE([.L193:.AMJ193]);0)" office:value-type="float" office:value="3.33333333333333" calcext:value-type="float">
            <text:p>3.33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5" calcext:value-type="float">
            <text:p>175</text:p>
          </table:table-cell>
          <table:table-cell table:formula="of:=SUM([.L194:.AMJ194])" office:value-type="float" office:value="10" calcext:value-type="float">
            <text:p>10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<text:a xlink:href="https://www.doomworld.com/vb/thread/110060" xlink:type="simple">https://www.doomworld.com/vb/thread/11006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94:.AMJ194]); &quot;&quot;; [.L$2:.AMJ$2] &amp; &quot;:&quot; &amp; UNICHAR(160) &amp; [.L194:.AMJ194]))" office:value-type="string" office:string-value="Maribo: 5, Nefelibeta: 5" calcext:value-type="string">
            <text:p>Maribo: 5, Nefelibeta: 5</text:p>
          </table:table-cell>
          <table:table-cell table:style-name="ce17" table:formula="of:=SUMPRODUCT(NOT(ISBLANK([.L194:.AMJ194])))" office:value-type="float" office:value="2" calcext:value-type="float">
            <text:p>2</text:p>
          </table:table-cell>
          <table:table-cell table:style-name="ce95" table:formula="of:=IF([.J194]&gt;2;AVERAGE([.L194:.AMJ194]);0)" office:value-type="float" office:value="0" calcext:value-type="float">
            <text:p>.000</text:p>
          </table:table-cell>
          <table:table-cell table:number-columns-repeated="18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2" calcext:value-type="float">
            <text:p>192</text:p>
          </table:table-cell>
          <table:table-cell table:formula="of:=SUM([.L195:.AMJ195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95:.AMJ195]); &quot;&quot;; [.L$2:.AMJ$2] &amp; &quot;:&quot; &amp; UNICHAR(160) &amp; [.L195:.AMJ195]))" office:value-type="string" office:string-value="Dragonfly: 1, Gaia74: 2, Worm318: 1, ax34: 4, Li'l devil: 1" calcext:value-type="string">
            <text:p>Dragonfly: 1, Gaia74: 2, Worm318: 1, ax34: 4, Li'l devil: 1</text:p>
          </table:table-cell>
          <table:table-cell table:style-name="ce17" table:formula="of:=SUMPRODUCT(NOT(ISBLANK([.L195:.AMJ195])))" office:value-type="float" office:value="5" calcext:value-type="float">
            <text:p>5</text:p>
          </table:table-cell>
          <table:table-cell table:style-name="ce95" table:formula="of:=IF([.J195]&gt;2;AVERAGE([.L195:.AMJ195]);0)" office:value-type="float" office:value="1.8" calcext:value-type="float">
            <text:p>1.80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4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2" calcext:value-type="float">
            <text:p>192</text:p>
          </table:table-cell>
          <table:table-cell table:formula="of:=SUM([.L196:.AMJ196])" office:value-type="float" office:value="9" calcext:value-type="float">
            <text:p>9</text:p>
          </table:table-cell>
          <table:table-cell table:style-name="ce71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L196:.AMJ196]); &quot;&quot;; [.L$2:.AMJ$2] &amp; &quot;:&quot; &amp; UNICHAR(160) &amp; [.L196:.AMJ196]))" office:value-type="string" office:string-value="jerk-o: 9" calcext:value-type="string">
            <text:p>jerk-o: 9</text:p>
          </table:table-cell>
          <table:table-cell table:style-name="ce17" table:formula="of:=SUMPRODUCT(NOT(ISBLANK([.L196:.AMJ196])))" office:value-type="float" office:value="1" calcext:value-type="float">
            <text:p>1</text:p>
          </table:table-cell>
          <table:table-cell table:style-name="ce95" table:formula="of:=IF([.J196]&gt;2;AVERAGE([.L196:.AMJ196]);0)" office:value-type="float" office:value="0" calcext:value-type="float">
            <text:p>.000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2" calcext:value-type="float">
            <text:p>192</text:p>
          </table:table-cell>
          <table:table-cell table:formula="of:=SUM([.L197:.AMJ197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97:.AMJ197]); &quot;&quot;; [.L$2:.AMJ$2] &amp; &quot;:&quot; &amp; UNICHAR(160) &amp; [.L197:.AMJ197]))" office:value-type="string" office:string-value="maxmanium: 9" calcext:value-type="string">
            <text:p>maxmanium: 9</text:p>
          </table:table-cell>
          <table:table-cell table:style-name="ce17" table:formula="of:=SUMPRODUCT(NOT(ISBLANK([.L197:.AMJ197])))" office:value-type="float" office:value="1" calcext:value-type="float">
            <text:p>1</text:p>
          </table:table-cell>
          <table:table-cell table:style-name="ce95" table:formula="of:=IF([.J197]&gt;2;AVERAGE([.L197:.AMJ197]);0)" office:value-type="float" office:value="0" calcext:value-type="float">
            <text:p>.000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2" calcext:value-type="float">
            <text:p>192</text:p>
          </table:table-cell>
          <table:table-cell table:formula="of:=SUM([.L198:.AMJ198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98:.AMJ198]); &quot;&quot;; [.L$2:.AMJ$2] &amp; &quot;:&quot; &amp; UNICHAR(160) &amp; [.L198:.AMJ198]))" office:value-type="string" office:string-value="Talvi: 3, HUNdebLeonidasX: 6" calcext:value-type="string">
            <text:p>Talvi: 3, HUNdebLeonidasX: 6</text:p>
          </table:table-cell>
          <table:table-cell table:style-name="ce17" table:formula="of:=SUMPRODUCT(NOT(ISBLANK([.L198:.AMJ198])))" office:value-type="float" office:value="2" calcext:value-type="float">
            <text:p>2</text:p>
          </table:table-cell>
          <table:table-cell table:style-name="ce95" table:formula="of:=IF([.J198]&gt;2;AVERAGE([.L198:.AMJ198]);0)" office:value-type="float" office:value="0" calcext:value-type="float">
            <text:p>.000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2" calcext:value-type="float">
            <text:p>192</text:p>
          </table:table-cell>
          <table:table-cell table:formula="of:=SUM([.L199:.AMJ199])" office:value-type="float" office:value="9" calcext:value-type="float">
            <text:p>9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99:.AMJ199]); &quot;&quot;; [.L$2:.AMJ$2] &amp; &quot;:&quot; &amp; UNICHAR(160) &amp; [.L199:.AMJ199]))" office:value-type="string" office:string-value="joepallai: 5, Hitherto: 3, doombedoom: 1" calcext:value-type="string">
            <text:p>joepallai: 5, Hitherto: 3, doombedoom: 1</text:p>
          </table:table-cell>
          <table:table-cell table:style-name="ce17" table:formula="of:=SUMPRODUCT(NOT(ISBLANK([.L199:.AMJ199])))" office:value-type="float" office:value="3" calcext:value-type="float">
            <text:p>3</text:p>
          </table:table-cell>
          <table:table-cell table:style-name="ce95" table:formula="of:=IF([.J199]&gt;2;AVERAGE([.L199:.AMJ199]);0)" office:value-type="float" office:value="3" calcext:value-type="float">
            <text:p>3.000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2" calcext:value-type="float">
            <text:p>192</text:p>
          </table:table-cell>
          <table:table-cell table:formula="of:=SUM([.L200:.AMJ200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00:.AMJ200]); &quot;&quot;; [.L$2:.AMJ$2] &amp; &quot;:&quot; &amp; UNICHAR(160) &amp; [.L200:.AMJ200]))" office:value-type="string" office:string-value="bzzrak: 9" calcext:value-type="string">
            <text:p>bzzrak: 9</text:p>
          </table:table-cell>
          <table:table-cell table:style-name="ce17" table:formula="of:=SUMPRODUCT(NOT(ISBLANK([.L200:.AMJ200])))" office:value-type="float" office:value="1" calcext:value-type="float">
            <text:p>1</text:p>
          </table:table-cell>
          <table:table-cell table:style-name="ce95" table:formula="of:=IF([.J200]&gt;2;AVERAGE([.L200:.AMJ200]);0)" office:value-type="float" office:value="0" calcext:value-type="float">
            <text:p>.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2" calcext:value-type="float">
            <text:p>192</text:p>
          </table:table-cell>
          <table:table-cell table:formula="of:=SUM([.L201:.AMJ201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201:.AMJ201]); &quot;&quot;; [.L$2:.AMJ$2] &amp; &quot;:&quot; &amp; UNICHAR(160) &amp; [.L201:.AMJ201]))" office:value-type="string" office:string-value="Voltcom9: 9" calcext:value-type="string">
            <text:p>Voltcom9: 9</text:p>
          </table:table-cell>
          <table:table-cell table:style-name="ce17" table:formula="of:=SUMPRODUCT(NOT(ISBLANK([.L201:.AMJ201])))" office:value-type="float" office:value="1" calcext:value-type="float">
            <text:p>1</text:p>
          </table:table-cell>
          <table:table-cell table:style-name="ce95" table:formula="of:=IF([.J201]&gt;2;AVERAGE([.L201:.AMJ201]);0)" office:value-type="float" office:value="0" calcext:value-type="float">
            <text:p>.000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2" calcext:value-type="float">
            <text:p>192</text:p>
          </table:table-cell>
          <table:table-cell table:formula="of:=SUM([.L202:.AMJ202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80" calcext:value-type="float">
            <text:p>80</text:p>
          </table:table-cell>
          <table:table-cell table:style-name="ce16" table:number-matrix-columns-spanned="1" table:number-matrix-rows-spanned="1" table:formula="of:=COM.MICROSOFT.TEXTJOIN(&quot;, &quot;; 1; IF(ISBLANK([.L202:.AMJ202]); &quot;&quot;; [.L$2:.AMJ$2] &amp; &quot;:&quot; &amp; UNICHAR(160) &amp; [.L202:.AMJ202]))" office:value-type="string" office:string-value="HyperLuke: 9" calcext:value-type="string">
            <text:p>HyperLuke: 9</text:p>
          </table:table-cell>
          <table:table-cell table:style-name="ce17" table:formula="of:=SUMPRODUCT(NOT(ISBLANK([.L202:.AMJ202])))" office:value-type="float" office:value="1" calcext:value-type="float">
            <text:p>1</text:p>
          </table:table-cell>
          <table:table-cell table:style-name="ce95" table:formula="of:=IF([.J202]&gt;2;AVERAGE([.L202:.AMJ202]);0)" office:value-type="float" office:value="0" calcext:value-type="float">
            <text:p>.0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2" calcext:value-type="float">
            <text:p>192</text:p>
          </table:table-cell>
          <table:table-cell table:formula="of:=SUM([.L203:.AMJ203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203:.AMJ203]); &quot;&quot;; [.L$2:.AMJ$2] &amp; &quot;:&quot; &amp; UNICHAR(160) &amp; [.L203:.AMJ203]))" office:value-type="string" office:string-value="Soundblock: 3, valkiriforce: 1, joepallai: 4, dosboot: 1" calcext:value-type="string">
            <text:p>Soundblock: 3, valkiriforce: 1, joepallai: 4, dosboot: 1</text:p>
          </table:table-cell>
          <table:table-cell table:style-name="ce17" table:formula="of:=SUMPRODUCT(NOT(ISBLANK([.L203:.AMJ203])))" office:value-type="float" office:value="4" calcext:value-type="float">
            <text:p>4</text:p>
          </table:table-cell>
          <table:table-cell table:style-name="ce95" table:formula="of:=IF([.J203]&gt;2;AVERAGE([.L203:.AMJ203]);0)" office:value-type="float" office:value="2.25" calcext:value-type="float">
            <text:p>2.25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2" calcext:value-type="float">
            <text:p>192</text:p>
          </table:table-cell>
          <table:table-cell table:formula="of:=SUM([.L204:.AMJ204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04:.AMJ204]); &quot;&quot;; [.L$2:.AMJ$2] &amp; &quot;:&quot; &amp; UNICHAR(160) &amp; [.L204:.AMJ204]))" office:value-type="string" office:string-value="Roofi: 9" calcext:value-type="string">
            <text:p>Roofi: 9</text:p>
          </table:table-cell>
          <table:table-cell table:style-name="ce17" table:formula="of:=SUMPRODUCT(NOT(ISBLANK([.L204:.AMJ204])))" office:value-type="float" office:value="1" calcext:value-type="float">
            <text:p>1</text:p>
          </table:table-cell>
          <table:table-cell table:style-name="ce95" table:formula="of:=IF([.J204]&gt;2;AVERAGE([.L204:.AMJ204]);0)" office:value-type="float" office:value="0" calcext:value-type="float">
            <text:p>.000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2" calcext:value-type="float">
            <text:p>192</text:p>
          </table:table-cell>
          <table:table-cell table:formula="of:=SUM([.L205:.AMJ205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5:.AMJ205]); &quot;&quot;; [.L$2:.AMJ$2] &amp; &quot;:&quot; &amp; UNICHAR(160) &amp; [.L205:.AMJ205]))" office:value-type="string" office:string-value="Doomkid: 3, joepallai: 6" calcext:value-type="string">
            <text:p>Doomkid: 3, joepallai: 6</text:p>
          </table:table-cell>
          <table:table-cell table:style-name="ce17" table:formula="of:=SUMPRODUCT(NOT(ISBLANK([.L205:.AMJ205])))" office:value-type="float" office:value="2" calcext:value-type="float">
            <text:p>2</text:p>
          </table:table-cell>
          <table:table-cell table:style-name="ce95" table:formula="of:=IF([.J205]&gt;2;AVERAGE([.L205:.AMJ205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2" calcext:value-type="float">
            <text:p>192</text:p>
          </table:table-cell>
          <table:table-cell table:formula="of:=SUM([.L206:.AMJ206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06:.AMJ206]); &quot;&quot;; [.L$2:.AMJ$2] &amp; &quot;:&quot; &amp; UNICHAR(160) &amp; [.L206:.AMJ206]))" office:value-type="string" office:string-value="Graf Zahl: 9" calcext:value-type="string">
            <text:p>Graf Zahl: 9</text:p>
          </table:table-cell>
          <table:table-cell table:style-name="ce17" table:formula="of:=SUMPRODUCT(NOT(ISBLANK([.L206:.AMJ206])))" office:value-type="float" office:value="1" calcext:value-type="float">
            <text:p>1</text:p>
          </table:table-cell>
          <table:table-cell table:style-name="ce95" table:formula="of:=IF([.J206]&gt;2;AVERAGE([.L206:.AMJ206]);0)" office:value-type="float" office:value="0" calcext:value-type="float">
            <text:p>.000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2" calcext:value-type="float">
            <text:p>192</text:p>
          </table:table-cell>
          <table:table-cell table:formula="of:=SUM([.L207:.AMJ207])" office:value-type="float" office:value="9" calcext:value-type="float">
            <text:p>9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doomwiki.org/wiki/Mock_2:_The_Speed_of_Stupid" xlink:type="simple">https://doomwiki.org/wiki/Mock_2:_The_Speed_of_Stup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207:.AMJ207]); &quot;&quot;; [.L$2:.AMJ$2] &amp; &quot;:&quot; &amp; UNICHAR(160) &amp; [.L207:.AMJ207]))" office:value-type="string" office:string-value="AnonimVio: 7, Keykhosrau: 2" calcext:value-type="string">
            <text:p>AnonimVio: 7, Keykhosrau: 2</text:p>
          </table:table-cell>
          <table:table-cell table:style-name="ce17" table:formula="of:=SUMPRODUCT(NOT(ISBLANK([.L207:.AMJ207])))" office:value-type="float" office:value="2" calcext:value-type="float">
            <text:p>2</text:p>
          </table:table-cell>
          <table:table-cell table:style-name="ce95" table:formula="of:=IF([.J207]&gt;2;AVERAGE([.L207:.AMJ207]);0)" office:value-type="float" office:value="0" calcext:value-type="float">
            <text:p>.000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169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2" calcext:value-type="float">
            <text:p>192</text:p>
          </table:table-cell>
          <table:table-cell table:formula="of:=SUM([.L208:.AMJ208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208:.AMJ208]); &quot;&quot;; [.L$2:.AMJ$2] &amp; &quot;:&quot; &amp; UNICHAR(160) &amp; [.L208:.AMJ208]))" office:value-type="string" office:string-value="roadworx: 4, T-Rex: 1, Ragu: 4" calcext:value-type="string">
            <text:p>roadworx: 4, T-Rex: 1, Ragu: 4</text:p>
          </table:table-cell>
          <table:table-cell table:style-name="ce17" table:formula="of:=SUMPRODUCT(NOT(ISBLANK([.L208:.AMJ208])))" office:value-type="float" office:value="3" calcext:value-type="float">
            <text:p>3</text:p>
          </table:table-cell>
          <table:table-cell table:style-name="ce95" table:formula="of:=IF([.J208]&gt;2;AVERAGE([.L208:.AMJ208]);0)" office:value-type="float" office:value="3" calcext:value-type="float">
            <text:p>3.00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2" calcext:value-type="float">
            <text:p>192</text:p>
          </table:table-cell>
          <table:table-cell table:formula="of:=SUM([.L209:.AMJ209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209:.AMJ209]); &quot;&quot;; [.L$2:.AMJ$2] &amp; &quot;:&quot; &amp; UNICHAR(160) &amp; [.L209:.AMJ209]))" office:value-type="string" office:string-value="Apaul27: 9" calcext:value-type="string">
            <text:p>Apaul27: 9</text:p>
          </table:table-cell>
          <table:table-cell table:style-name="ce17" table:formula="of:=SUMPRODUCT(NOT(ISBLANK([.L209:.AMJ209])))" office:value-type="float" office:value="1" calcext:value-type="float">
            <text:p>1</text:p>
          </table:table-cell>
          <table:table-cell table:style-name="ce95" table:formula="of:=IF([.J209]&gt;2;AVERAGE([.L209:.AMJ209]);0)" office:value-type="float" office:value="0" calcext:value-type="float">
            <text:p>.000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2" calcext:value-type="float">
            <text:p>192</text:p>
          </table:table-cell>
          <table:table-cell table:formula="of:=SUM([.L210:.AMJ210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10:.AMJ210]); &quot;&quot;; [.L$2:.AMJ$2] &amp; &quot;:&quot; &amp; UNICHAR(160) &amp; [.L210:.AMJ210]))" office:value-type="string" office:string-value="AnonimVio: 3, Li'l devil: 1, msx2plus: 5" calcext:value-type="string">
            <text:p>AnonimVio: 3, Li'l devil: 1, msx2plus: 5</text:p>
          </table:table-cell>
          <table:table-cell table:style-name="ce17" table:formula="of:=SUMPRODUCT(NOT(ISBLANK([.L210:.AMJ210])))" office:value-type="float" office:value="3" calcext:value-type="float">
            <text:p>3</text:p>
          </table:table-cell>
          <table:table-cell table:style-name="ce95" table:formula="of:=IF([.J210]&gt;2;AVERAGE([.L210:.AMJ210]);0)" office:value-type="float" office:value="3" calcext:value-type="float">
            <text:p>3.000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2" calcext:value-type="float">
            <text:p>192</text:p>
          </table:table-cell>
          <table:table-cell table:formula="of:=SUM([.L211:.AMJ211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1:.AMJ211]); &quot;&quot;; [.L$2:.AMJ$2] &amp; &quot;:&quot; &amp; UNICHAR(160) &amp; [.L211:.AMJ211]))" office:value-type="string" office:string-value="MFG38: 9" calcext:value-type="string">
            <text:p>MFG38: 9</text:p>
          </table:table-cell>
          <table:table-cell table:style-name="ce17" table:formula="of:=SUMPRODUCT(NOT(ISBLANK([.L211:.AMJ211])))" office:value-type="float" office:value="1" calcext:value-type="float">
            <text:p>1</text:p>
          </table:table-cell>
          <table:table-cell table:style-name="ce95" table:formula="of:=IF([.J211]&gt;2;AVERAGE([.L211:.AMJ211]);0)" office:value-type="float" office:value="0" calcext:value-type="float">
            <text:p>.000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9" calcext:value-type="float">
            <text:p>209</text:p>
          </table:table-cell>
          <table:table-cell table:formula="of:=SUM([.L212:.AMJ212])" office:value-type="float" office:value="8" calcext:value-type="float">
            <text:p>8</text:p>
          </table:table-cell>
          <table:table-cell office:value-type="string" calcext:value-type="string">
            <text:p>1000 Lines 3: Community Project</text:p>
          </table:table-cell>
          <table:table-cell office:value-type="string" calcext:value-type="string">
            <text:p><text:a xlink:href="https://www.doomworld.com/forum/topic/125479-1000-lines-3-community-project-released/?tab=comments#comment-2407876" xlink:type="simple">https://www.doomworld.com/forum/topic/125479-1000-lines-3-community-project-released/?tab=comments#comment-2407876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12:.AMJ212]); &quot;&quot;; [.L$2:.AMJ$2] &amp; &quot;:&quot; &amp; UNICHAR(160) &amp; [.L212:.AMJ212]))" office:value-type="string" office:string-value="ReaperAA: 6, LadyMistDragon: 2" calcext:value-type="string">
            <text:p>ReaperAA: 6, LadyMistDragon: 2</text:p>
          </table:table-cell>
          <table:table-cell table:style-name="ce17" table:formula="of:=SUMPRODUCT(NOT(ISBLANK([.L212:.AMJ212])))" office:value-type="float" office:value="2" calcext:value-type="float">
            <text:p>2</text:p>
          </table:table-cell>
          <table:table-cell table:style-name="ce95" table:formula="of:=IF([.J212]&gt;2;AVERAGE([.L212:.AMJ212]);0)" office:value-type="float" office:value="0" calcext:value-type="float">
            <text:p>.000</text:p>
          </table:table-cell>
          <table:table-cell table:number-columns-repeated="82"/>
          <table:table-cell office:value-type="float" office:value="6" calcext:value-type="float">
            <text:p>6</text:p>
          </table:table-cell>
          <table:table-cell table:number-columns-repeated="96"/>
          <table:table-cell office:value-type="float" office:value="2" calcext:value-type="float">
            <text:p>2</text:p>
          </table:table-cell>
          <table:table-cell table:number-columns-repeated="833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9" calcext:value-type="float">
            <text:p>209</text:p>
          </table:table-cell>
          <table:table-cell table:formula="of:=SUM([.L213:.AMJ21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13:.AMJ213]); &quot;&quot;; [.L$2:.AMJ$2] &amp; &quot;:&quot; &amp; UNICHAR(160) &amp; [.L213:.AMJ213]))" office:value-type="string" office:string-value="tmorrow: 2, Worm318: 6" calcext:value-type="string">
            <text:p>tmorrow: 2, Worm318: 6</text:p>
          </table:table-cell>
          <table:table-cell table:style-name="ce17" table:formula="of:=SUMPRODUCT(NOT(ISBLANK([.L213:.AMJ213])))" office:value-type="float" office:value="2" calcext:value-type="float">
            <text:p>2</text:p>
          </table:table-cell>
          <table:table-cell table:style-name="ce95" table:formula="of:=IF([.J213]&gt;2;AVERAGE([.L213:.AMJ213]);0)" office:value-type="float" office:value="0" calcext:value-type="float">
            <text:p>.00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9" calcext:value-type="float">
            <text:p>209</text:p>
          </table:table-cell>
          <table:table-cell table:formula="of:=SUM([.L214:.AMJ214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4:.AMJ214]); &quot;&quot;; [.L$2:.AMJ$2] &amp; &quot;:&quot; &amp; UNICHAR(160) &amp; [.L214:.AMJ214]))" office:value-type="string" office:string-value="Pierrot: 2, smeghammer: 6" calcext:value-type="string">
            <text:p>Pierrot: 2, smeghammer: 6</text:p>
          </table:table-cell>
          <table:table-cell table:style-name="ce17" table:formula="of:=SUMPRODUCT(NOT(ISBLANK([.L214:.AMJ214])))" office:value-type="float" office:value="2" calcext:value-type="float">
            <text:p>2</text:p>
          </table:table-cell>
          <table:table-cell table:style-name="ce95" table:formula="of:=IF([.J214]&gt;2;AVERAGE([.L214:.AMJ214]);0)" office:value-type="float" office:value="0" calcext:value-type="float">
            <text:p>.000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9" calcext:value-type="float">
            <text:p>209</text:p>
          </table:table-cell>
          <table:table-cell table:formula="of:=SUM([.L215:.AMJ215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5:.AMJ215]); &quot;&quot;; [.L$2:.AMJ$2] &amp; &quot;:&quot; &amp; UNICHAR(160) &amp; [.L215:.AMJ215]))" office:value-type="string" office:string-value="Jaws In Space: 4, Doomkid: 3, toxic.rat: 1" calcext:value-type="string">
            <text:p>Jaws In Space: 4, Doomkid: 3, toxic.rat: 1</text:p>
          </table:table-cell>
          <table:table-cell table:style-name="ce17" table:formula="of:=SUMPRODUCT(NOT(ISBLANK([.L215:.AMJ215])))" office:value-type="float" office:value="3" calcext:value-type="float">
            <text:p>3</text:p>
          </table:table-cell>
          <table:table-cell table:style-name="ce95" table:formula="of:=IF([.J215]&gt;2;AVERAGE([.L215:.AMJ215]);0)" office:value-type="float" office:value="2.66666666666667" calcext:value-type="float">
            <text:p>2.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9" calcext:value-type="float">
            <text:p>209</text:p>
          </table:table-cell>
          <table:table-cell table:formula="of:=SUM([.L216:.AMJ216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6:.AMJ216]); &quot;&quot;; [.L$2:.AMJ$2] &amp; &quot;:&quot; &amp; UNICHAR(160) &amp; [.L216:.AMJ216]))" office:value-type="string" office:string-value="AnonimVio: 8" calcext:value-type="string">
            <text:p>AnonimVio: 8</text:p>
          </table:table-cell>
          <table:table-cell table:style-name="ce17" table:formula="of:=SUMPRODUCT(NOT(ISBLANK([.L216:.AMJ216])))" office:value-type="float" office:value="1" calcext:value-type="float">
            <text:p>1</text:p>
          </table:table-cell>
          <table:table-cell table:style-name="ce95" table:formula="of:=IF([.J216]&gt;2;AVERAGE([.L216:.AMJ216]);0)" office:value-type="float" office:value="0" calcext:value-type="float">
            <text:p>.000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88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9" calcext:value-type="float">
            <text:p>209</text:p>
          </table:table-cell>
          <table:table-cell table:formula="of:=SUM([.L217:.AMJ217])" office:value-type="float" office:value="8" calcext:value-type="float">
            <text:p>8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17:.AMJ217]); &quot;&quot;; [.L$2:.AMJ$2] &amp; &quot;:&quot; &amp; UNICHAR(160) &amp; [.L217:.AMJ217]))" office:value-type="string" office:string-value="Philnemba: 2, NaZa: 4, Keykhosrau: 2" calcext:value-type="string">
            <text:p>Philnemba: 2, NaZa: 4, Keykhosrau: 2</text:p>
          </table:table-cell>
          <table:table-cell table:style-name="ce17" table:formula="of:=SUMPRODUCT(NOT(ISBLANK([.L217:.AMJ217])))" office:value-type="float" office:value="3" calcext:value-type="float">
            <text:p>3</text:p>
          </table:table-cell>
          <table:table-cell table:style-name="ce95" table:formula="of:=IF([.J217]&gt;2;AVERAGE([.L217:.AMJ217]);0)" office:value-type="float" office:value="2.66666666666667" calcext:value-type="float">
            <text:p>2.667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30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9" calcext:value-type="float">
            <text:p>209</text:p>
          </table:table-cell>
          <table:table-cell table:formula="of:=SUM([.L218:.AMJ218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8:.AMJ218]); &quot;&quot;; [.L$2:.AMJ$2] &amp; &quot;:&quot; &amp; UNICHAR(160) &amp; [.L218:.AMJ218]))" office:value-type="string" office:string-value="Outrageous Videos: 2, bemused: 6" calcext:value-type="string">
            <text:p>Outrageous Videos: 2, bemused: 6</text:p>
          </table:table-cell>
          <table:table-cell table:style-name="ce17" table:formula="of:=SUMPRODUCT(NOT(ISBLANK([.L218:.AMJ218])))" office:value-type="float" office:value="2" calcext:value-type="float">
            <text:p>2</text:p>
          </table:table-cell>
          <table:table-cell table:style-name="ce95" table:formula="of:=IF([.J218]&gt;2;AVERAGE([.L218:.AMJ218]);0)" office:value-type="float" office:value="0" calcext:value-type="float">
            <text:p>.000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9" calcext:value-type="float">
            <text:p>209</text:p>
          </table:table-cell>
          <table:table-cell table:formula="of:=SUM([.L219:.AMJ219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9:.AMJ219]); &quot;&quot;; [.L$2:.AMJ$2] &amp; &quot;:&quot; &amp; UNICHAR(160) &amp; [.L219:.AMJ219]))" office:value-type="string" office:string-value="bzzrak: 8" calcext:value-type="string">
            <text:p>bzzrak: 8</text:p>
          </table:table-cell>
          <table:table-cell table:style-name="ce17" table:formula="of:=SUMPRODUCT(NOT(ISBLANK([.L219:.AMJ219])))" office:value-type="float" office:value="1" calcext:value-type="float">
            <text:p>1</text:p>
          </table:table-cell>
          <table:table-cell table:style-name="ce95" table:formula="of:=IF([.J219]&gt;2;AVERAGE([.L219:.AMJ219]);0)" office:value-type="float" office:value="0" calcext:value-type="float">
            <text:p>.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9" calcext:value-type="float">
            <text:p>209</text:p>
          </table:table-cell>
          <table:table-cell table:formula="of:=SUM([.L220:.AMJ220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0:.AMJ220]); &quot;&quot;; [.L$2:.AMJ$2] &amp; &quot;:&quot; &amp; UNICHAR(160) &amp; [.L220:.AMJ220]))" office:value-type="string" office:string-value="Jaws In Space: 4, m8f: 4" calcext:value-type="string">
            <text:p>Jaws In Space: 4, m8f: 4</text:p>
          </table:table-cell>
          <table:table-cell table:style-name="ce17" table:formula="of:=SUMPRODUCT(NOT(ISBLANK([.L220:.AMJ220])))" office:value-type="float" office:value="2" calcext:value-type="float">
            <text:p>2</text:p>
          </table:table-cell>
          <table:table-cell table:style-name="ce95" table:formula="of:=IF([.J220]&gt;2;AVERAGE([.L220:.AMJ220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9" calcext:value-type="float">
            <text:p>209</text:p>
          </table:table-cell>
          <table:table-cell table:formula="of:=SUM([.L221:.AMJ221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1:.AMJ221]); &quot;&quot;; [.L$2:.AMJ$2] &amp; &quot;:&quot; &amp; UNICHAR(160) &amp; [.L221:.AMJ221]))" office:value-type="string" office:string-value="Jaws In Space: 4, m8f: 4" calcext:value-type="string">
            <text:p>Jaws In Space: 4, m8f: 4</text:p>
          </table:table-cell>
          <table:table-cell table:style-name="ce17" table:formula="of:=SUMPRODUCT(NOT(ISBLANK([.L221:.AMJ221])))" office:value-type="float" office:value="2" calcext:value-type="float">
            <text:p>2</text:p>
          </table:table-cell>
          <table:table-cell table:style-name="ce95" table:formula="of:=IF([.J221]&gt;2;AVERAGE([.L221:.AMJ221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9" calcext:value-type="float">
            <text:p>209</text:p>
          </table:table-cell>
          <table:table-cell table:formula="of:=SUM([.L222:.AMJ222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22:.AMJ222]); &quot;&quot;; [.L$2:.AMJ$2] &amp; &quot;:&quot; &amp; UNICHAR(160) &amp; [.L222:.AMJ222]))" office:value-type="string" office:string-value="Graf Zahl: 8" calcext:value-type="string">
            <text:p>Graf Zahl: 8</text:p>
          </table:table-cell>
          <table:table-cell table:style-name="ce17" table:formula="of:=SUMPRODUCT(NOT(ISBLANK([.L222:.AMJ222])))" office:value-type="float" office:value="1" calcext:value-type="float">
            <text:p>1</text:p>
          </table:table-cell>
          <table:table-cell table:style-name="ce95" table:formula="of:=IF([.J222]&gt;2;AVERAGE([.L222:.AMJ222]);0)" office:value-type="float" office:value="0" calcext:value-type="float">
            <text:p>.000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9" calcext:value-type="float">
            <text:p>209</text:p>
          </table:table-cell>
          <table:table-cell table:formula="of:=SUM([.L223:.AMJ223])" office:value-type="float" office:value="8" calcext:value-type="float">
            <text:p>8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223:.AMJ223]); &quot;&quot;; [.L$2:.AMJ$2] &amp; &quot;:&quot; &amp; UNICHAR(160) &amp; [.L223:.AMJ223]))" office:value-type="string" office:string-value="Diabolución: 1, DJVCardMaster: 2, Keykhosrau: 5" calcext:value-type="string">
            <text:p>Diabolución: 1, DJVCardMaster: 2, Keykhosrau: 5</text:p>
          </table:table-cell>
          <table:table-cell table:style-name="ce17" table:formula="of:=SUMPRODUCT(NOT(ISBLANK([.L223:.AMJ223])))" office:value-type="float" office:value="3" calcext:value-type="float">
            <text:p>3</text:p>
          </table:table-cell>
          <table:table-cell table:style-name="ce95" table:formula="of:=IF([.J223]&gt;2;AVERAGE([.L223:.AMJ223]);0)" office:value-type="float" office:value="2.66666666666667" calcext:value-type="float">
            <text:p>2.667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88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9" calcext:value-type="float">
            <text:p>209</text:p>
          </table:table-cell>
          <table:table-cell table:formula="of:=SUM([.L224:.AMJ224])" office:value-type="float" office:value="8" calcext:value-type="float">
            <text:p>8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24:.AMJ224]); &quot;&quot;; [.L$2:.AMJ$2] &amp; &quot;:&quot; &amp; UNICHAR(160) &amp; [.L224:.AMJ224]))" office:value-type="string" office:string-value="Nirvana: 2, I_Punch_Demons: 1, Andromeda: 5" calcext:value-type="string">
            <text:p>Nirvana: 2, I_Punch_Demons: 1, Andromeda: 5</text:p>
          </table:table-cell>
          <table:table-cell table:style-name="ce17" table:formula="of:=SUMPRODUCT(NOT(ISBLANK([.L224:.AMJ224])))" office:value-type="float" office:value="3" calcext:value-type="float">
            <text:p>3</text:p>
          </table:table-cell>
          <table:table-cell table:style-name="ce95" table:formula="of:=IF([.J224]&gt;2;AVERAGE([.L224:.AMJ224]);0)" office:value-type="float" office:value="2.66666666666667" calcext:value-type="float">
            <text:p>2.667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9" calcext:value-type="float">
            <text:p>209</text:p>
          </table:table-cell>
          <table:table-cell table:formula="of:=SUM([.L225:.AMJ225])" office:value-type="float" office:value="8" calcext:value-type="float">
            <text:p>8</text:p>
          </table:table-cell>
          <table:table-cell office:value-type="string" calcext:value-type="string">
            <text:p>School﻿ Doom﻿﻿ II</text:p>
          </table:table-cell>
          <table:table-cell office:value-type="string" calcext:value-type="string">
            <text:p><text:a xlink:href="https://doomwiki.org/wiki/School_Doom_II" xlink:type="simple">https://doomwiki.org/wiki/School_Doom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25:.AMJ225]); &quot;&quot;; [.L$2:.AMJ$2] &amp; &quot;:&quot; &amp; UNICHAR(160) &amp; [.L225:.AMJ225]))" office:value-type="string" office:string-value="Doomlover77: 8" calcext:value-type="string">
            <text:p>Doomlover77: 8</text:p>
          </table:table-cell>
          <table:table-cell table:style-name="ce17" table:formula="of:=SUMPRODUCT(NOT(ISBLANK([.L225:.AMJ225])))" office:value-type="float" office:value="1" calcext:value-type="float">
            <text:p>1</text:p>
          </table:table-cell>
          <table:table-cell table:style-name="ce95" table:formula="of:=IF([.J225]&gt;2;AVERAGE([.L225:.AMJ225]);0)" office:value-type="float" office:value="0" calcext:value-type="float">
            <text:p>.000</text:p>
          </table:table-cell>
          <table:table-cell table:number-columns-repeated="178"/>
          <table:table-cell office:value-type="float" office:value="8" calcext:value-type="float">
            <text:p>8</text:p>
          </table:table-cell>
          <table:table-cell table:number-columns-repeated="83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9" calcext:value-type="float">
            <text:p>209</text:p>
          </table:table-cell>
          <table:table-cell table:formula="of:=SUM([.L226:.AMJ226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26:.AMJ226]); &quot;&quot;; [.L$2:.AMJ$2] &amp; &quot;:&quot; &amp; UNICHAR(160) &amp; [.L226:.AMJ226]))" office:value-type="string" office:string-value="42PercentHealth: 2, Graf Zahl: 2, Talvi: 3, bLOCKbOYgAMES: 1" calcext:value-type="string">
            <text:p>42PercentHealth: 2, Graf Zahl: 2, Talvi: 3, bLOCKbOYgAMES: 1</text:p>
          </table:table-cell>
          <table:table-cell table:style-name="ce17" table:formula="of:=SUMPRODUCT(NOT(ISBLANK([.L226:.AMJ226])))" office:value-type="float" office:value="4" calcext:value-type="float">
            <text:p>4</text:p>
          </table:table-cell>
          <table:table-cell table:style-name="ce95" table:formula="of:=IF([.J226]&gt;2;AVERAGE([.L226:.AMJ226]);0)" office:value-type="float" office:value="2" calcext:value-type="float">
            <text:p>2.000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9" calcext:value-type="float">
            <text:p>209</text:p>
          </table:table-cell>
          <table:table-cell table:formula="of:=SUM([.L227:.AMJ227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7:.AMJ227]); &quot;&quot;; [.L$2:.AMJ$2] &amp; &quot;:&quot; &amp; UNICHAR(160) &amp; [.L227:.AMJ227]))" office:value-type="string" office:string-value="Roofi: 8" calcext:value-type="string">
            <text:p>Roofi: 8</text:p>
          </table:table-cell>
          <table:table-cell table:style-name="ce17" table:formula="of:=SUMPRODUCT(NOT(ISBLANK([.L227:.AMJ227])))" office:value-type="float" office:value="1" calcext:value-type="float">
            <text:p>1</text:p>
          </table:table-cell>
          <table:table-cell table:style-name="ce95" table:formula="of:=IF([.J227]&gt;2;AVERAGE([.L227:.AMJ227]);0)" office:value-type="float" office:value="0" calcext:value-type="float">
            <text:p>.000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9" calcext:value-type="float">
            <text:p>209</text:p>
          </table:table-cell>
          <table:table-cell table:formula="of:=SUM([.L228:.AMJ228])" office:value-type="float" office:value="8" calcext:value-type="float">
            <text:p>8</text:p>
          </table:table-cell>
          <table:table-cell table:style-name="ce71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28:.AMJ228]); &quot;&quot;; [.L$2:.AMJ$2] &amp; &quot;:&quot; &amp; UNICHAR(160) &amp; [.L228:.AMJ228]))" office:value-type="string" office:string-value="Ragu: 8" calcext:value-type="string">
            <text:p>Ragu: 8</text:p>
          </table:table-cell>
          <table:table-cell table:style-name="ce17" table:formula="of:=SUMPRODUCT(NOT(ISBLANK([.L228:.AMJ228])))" office:value-type="float" office:value="1" calcext:value-type="float">
            <text:p>1</text:p>
          </table:table-cell>
          <table:table-cell table:style-name="ce95" table:formula="of:=IF([.J228]&gt;2;AVERAGE([.L228:.AMJ228]);0)" office:value-type="float" office:value="0" calcext:value-type="float">
            <text:p>.000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4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9" calcext:value-type="float">
            <text:p>209</text:p>
          </table:table-cell>
          <table:table-cell table:formula="of:=SUM([.L229:.AMJ229])" office:value-type="float" office:value="8" calcext:value-type="float">
            <text:p>8</text:p>
          </table:table-cell>
          <table:table-cell office:value-type="string" calcext:value-type="string">
            <text:p>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29:.AMJ229]); &quot;&quot;; [.L$2:.AMJ$2] &amp; &quot;:&quot; &amp; UNICHAR(160) &amp; [.L229:.AMJ229]))" office:value-type="string" office:string-value="Jaromir Bergmann: 8" calcext:value-type="string">
            <text:p>Jaromir Bergmann: 8</text:p>
          </table:table-cell>
          <table:table-cell table:style-name="ce17" table:formula="of:=SUMPRODUCT(NOT(ISBLANK([.L229:.AMJ229])))" office:value-type="float" office:value="1" calcext:value-type="float">
            <text:p>1</text:p>
          </table:table-cell>
          <table:table-cell table:style-name="ce95" table:formula="of:=IF([.J229]&gt;2;AVERAGE([.L229:.AMJ229]);0)" office:value-type="float" office:value="0" calcext:value-type="float">
            <text:p>.000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9" calcext:value-type="float">
            <text:p>209</text:p>
          </table:table-cell>
          <table:table-cell table:formula="of:=SUM([.L230:.AMJ230])" office:value-type="float" office:value="8" calcext:value-type="float">
            <text:p>8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0:.AMJ230]); &quot;&quot;; [.L$2:.AMJ$2] &amp; &quot;:&quot; &amp; UNICHAR(160) &amp; [.L230:.AMJ230]))" office:value-type="string" office:string-value="Spectre01: 6, erzboesewicht: 2" calcext:value-type="string">
            <text:p>Spectre01: 6, erzboesewicht: 2</text:p>
          </table:table-cell>
          <table:table-cell table:style-name="ce17" table:formula="of:=SUMPRODUCT(NOT(ISBLANK([.L230:.AMJ230])))" office:value-type="float" office:value="2" calcext:value-type="float">
            <text:p>2</text:p>
          </table:table-cell>
          <table:table-cell table:style-name="ce95" table:formula="of:=IF([.J230]&gt;2;AVERAGE([.L230:.AMJ230]);0)" office:value-type="float" office:value="0" calcext:value-type="float">
            <text:p>.000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7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9" calcext:value-type="float">
            <text:p>209</text:p>
          </table:table-cell>
          <table:table-cell table:formula="of:=SUM([.L231:.AMJ231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31:.AMJ231]); &quot;&quot;; [.L$2:.AMJ$2] &amp; &quot;:&quot; &amp; UNICHAR(160) &amp; [.L231:.AMJ231]))" office:value-type="string" office:string-value="Spectra: 4, Midnight_00: 1, vdgg: 3" calcext:value-type="string">
            <text:p>Spectra: 4, Midnight_00: 1, vdgg: 3</text:p>
          </table:table-cell>
          <table:table-cell table:style-name="ce17" table:formula="of:=SUMPRODUCT(NOT(ISBLANK([.L231:.AMJ231])))" office:value-type="float" office:value="3" calcext:value-type="float">
            <text:p>3</text:p>
          </table:table-cell>
          <table:table-cell table:style-name="ce95" table:formula="of:=IF([.J231]&gt;2;AVERAGE([.L231:.AMJ231]);0)" office:value-type="float" office:value="2.66666666666667" calcext:value-type="float">
            <text:p>2.667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9" calcext:value-type="float">
            <text:p>229</text:p>
          </table:table-cell>
          <table:table-cell table:formula="of:=SUM([.L232:.AMJ232])" office:value-type="float" office:value="7" calcext:value-type="float">
            <text:p>7</text:p>
          </table:table-cell>
          <table:table-cell office:value-type="string" calcext:value-type="string">
            <text:p>10 Sectors</text:p>
          </table:table-cell>
          <table:table-cell office:value-type="string" calcext:value-type="string">
            <text:p><text:a xlink:href="https://doomwiki.org/wiki/10_Sectors" xlink:type="simple">https://doomwiki.org/wiki/10_Sectors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2:.AMJ232]); &quot;&quot;; [.L$2:.AMJ$2] &amp; &quot;:&quot; &amp; UNICHAR(160) &amp; [.L232:.AMJ232]))" office:value-type="string" office:string-value="doombedoom: 2, Bep: 5" calcext:value-type="string">
            <text:p>doombedoom: 2, Bep: 5</text:p>
          </table:table-cell>
          <table:table-cell table:style-name="ce17" table:formula="of:=SUMPRODUCT(NOT(ISBLANK([.L232:.AMJ232])))" office:value-type="float" office:value="2" calcext:value-type="float">
            <text:p>2</text:p>
          </table:table-cell>
          <table:table-cell table:style-name="ce95" table:formula="of:=IF([.J232]&gt;2;AVERAGE([.L232:.AMJ232]);0)" office:value-type="float" office:value="0" calcext:value-type="float">
            <text:p>.000</text:p>
          </table:table-cell>
          <table:table-cell table:number-columns-repeated="19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9" calcext:value-type="float">
            <text:p>229</text:p>
          </table:table-cell>
          <table:table-cell table:formula="of:=SUM([.L233:.AMJ233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33:.AMJ233]); &quot;&quot;; [.L$2:.AMJ$2] &amp; &quot;:&quot; &amp; UNICHAR(160) &amp; [.L233:.AMJ233]))" office:value-type="string" office:string-value="Jaromir Bergmann: 7" calcext:value-type="string">
            <text:p>Jaromir Bergmann: 7</text:p>
          </table:table-cell>
          <table:table-cell table:style-name="ce17" table:formula="of:=SUMPRODUCT(NOT(ISBLANK([.L233:.AMJ233])))" office:value-type="float" office:value="1" calcext:value-type="float">
            <text:p>1</text:p>
          </table:table-cell>
          <table:table-cell table:style-name="ce95" table:formula="of:=IF([.J233]&gt;2;AVERAGE([.L233:.AMJ233]);0)" office:value-type="float" office:value="0" calcext:value-type="float">
            <text:p>.000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0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9" calcext:value-type="float">
            <text:p>229</text:p>
          </table:table-cell>
          <table:table-cell table:formula="of:=SUM([.L234:.AMJ234])" office:value-type="float" office:value="7" calcext:value-type="float">
            <text:p>7</text:p>
          </table:table-cell>
          <table:table-cell office:value-type="string" calcext:value-type="string">
            <text:p>Ashes 2063</text:p>
          </table:table-cell>
          <table:table-cell table:style-name="ce81" office:value-type="string" calcext:value-type="string">
            <text:p><text:a xlink:href="https://forum.zdoom.org/viewtopic.php?f=19&amp;t=69612" xlink:type="simple">https://forum.zdoom.org/viewtopic.php?f=19&amp;t=6961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234:.AMJ234]); &quot;&quot;; [.L$2:.AMJ$2] &amp; &quot;:&quot; &amp; UNICHAR(160) &amp; [.L234:.AMJ234]))" office:value-type="string" office:string-value="Ezepov: 2, DoomPlayer00: 5" calcext:value-type="string">
            <text:p>Ezepov: 2, DoomPlayer00: 5</text:p>
          </table:table-cell>
          <table:table-cell table:style-name="ce17" table:formula="of:=SUMPRODUCT(NOT(ISBLANK([.L234:.AMJ234])))" office:value-type="float" office:value="2" calcext:value-type="float">
            <text:p>2</text:p>
          </table:table-cell>
          <table:table-cell table:style-name="ce95" table:formula="of:=IF([.J234]&gt;2;AVERAGE([.L234:.AMJ234]);0)" office:value-type="float" office:value="0" calcext:value-type="float">
            <text:p>.000</text:p>
          </table:table-cell>
          <table:table-cell table:number-columns-repeated="17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3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9" calcext:value-type="float">
            <text:p>229</text:p>
          </table:table-cell>
          <table:table-cell table:formula="of:=SUM([.L235:.AMJ235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35:.AMJ235]); &quot;&quot;; [.L$2:.AMJ$2] &amp; &quot;:&quot; &amp; UNICHAR(160) &amp; [.L235:.AMJ235]))" office:value-type="string" office:string-value="WH-Wilou84: 2, joepallai: 5" calcext:value-type="string">
            <text:p>WH-Wilou84: 2, joepallai: 5</text:p>
          </table:table-cell>
          <table:table-cell table:style-name="ce17" table:formula="of:=SUMPRODUCT(NOT(ISBLANK([.L235:.AMJ235])))" office:value-type="float" office:value="2" calcext:value-type="float">
            <text:p>2</text:p>
          </table:table-cell>
          <table:table-cell table:style-name="ce95" table:formula="of:=IF([.J235]&gt;2;AVERAGE([.L235:.AMJ235]);0)" office:value-type="float" office:value="0" calcext:value-type="float">
            <text:p>.00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9" calcext:value-type="float">
            <text:p>229</text:p>
          </table:table-cell>
          <table:table-cell table:formula="of:=SUM([.L236:.AMJ236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36:.AMJ236]); &quot;&quot;; [.L$2:.AMJ$2] &amp; &quot;:&quot; &amp; UNICHAR(160) &amp; [.L236:.AMJ236]))" office:value-type="string" office:string-value="7hm: 7" calcext:value-type="string">
            <text:p>7hm: 7</text:p>
          </table:table-cell>
          <table:table-cell table:style-name="ce17" table:formula="of:=SUMPRODUCT(NOT(ISBLANK([.L236:.AMJ236])))" office:value-type="float" office:value="1" calcext:value-type="float">
            <text:p>1</text:p>
          </table:table-cell>
          <table:table-cell table:style-name="ce95" table:formula="of:=IF([.J236]&gt;2;AVERAGE([.L236:.AMJ236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9" calcext:value-type="float">
            <text:p>229</text:p>
          </table:table-cell>
          <table:table-cell table:formula="of:=SUM([.L237:.AMJ237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37:.AMJ237]); &quot;&quot;; [.L$2:.AMJ$2] &amp; &quot;:&quot; &amp; UNICHAR(160) &amp; [.L237:.AMJ237]))" office:value-type="string" office:string-value="vdgg: 7" calcext:value-type="string">
            <text:p>vdgg: 7</text:p>
          </table:table-cell>
          <table:table-cell table:style-name="ce17" table:formula="of:=SUMPRODUCT(NOT(ISBLANK([.L237:.AMJ237])))" office:value-type="float" office:value="1" calcext:value-type="float">
            <text:p>1</text:p>
          </table:table-cell>
          <table:table-cell table:style-name="ce95" table:formula="of:=IF([.J237]&gt;2;AVERAGE([.L237:.AMJ237]);0)" office:value-type="float" office:value="0" calcext:value-type="float">
            <text:p>.000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9" calcext:value-type="float">
            <text:p>229</text:p>
          </table:table-cell>
          <table:table-cell table:formula="of:=SUM([.L238:.AMJ238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238:.AMJ238]); &quot;&quot;; [.L$2:.AMJ$2] &amp; &quot;:&quot; &amp; UNICHAR(160) &amp; [.L238:.AMJ238]))" office:value-type="string" office:string-value="Graf Zahl: 7" calcext:value-type="string">
            <text:p>Graf Zahl: 7</text:p>
          </table:table-cell>
          <table:table-cell table:style-name="ce17" table:formula="of:=SUMPRODUCT(NOT(ISBLANK([.L238:.AMJ238])))" office:value-type="float" office:value="1" calcext:value-type="float">
            <text:p>1</text:p>
          </table:table-cell>
          <table:table-cell table:style-name="ce95" table:formula="of:=IF([.J238]&gt;2;AVERAGE([.L238:.AMJ238]);0)" office:value-type="float" office:value="0" calcext:value-type="float">
            <text:p>.000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5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9" calcext:value-type="float">
            <text:p>229</text:p>
          </table:table-cell>
          <table:table-cell table:formula="of:=SUM([.L239:.AMJ239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39:.AMJ239]); &quot;&quot;; [.L$2:.AMJ$2] &amp; &quot;:&quot; &amp; UNICHAR(160) &amp; [.L239:.AMJ239]))" office:value-type="string" office:string-value="NuMetalManiak: 3, Voltcom9: 4" calcext:value-type="string">
            <text:p>NuMetalManiak: 3, Voltcom9: 4</text:p>
          </table:table-cell>
          <table:table-cell table:style-name="ce17" table:formula="of:=SUMPRODUCT(NOT(ISBLANK([.L239:.AMJ239])))" office:value-type="float" office:value="2" calcext:value-type="float">
            <text:p>2</text:p>
          </table:table-cell>
          <table:table-cell table:style-name="ce95" table:formula="of:=IF([.J239]&gt;2;AVERAGE([.L239:.AMJ239]);0)" office:value-type="float" office:value="0" calcext:value-type="float">
            <text:p>.00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9" calcext:value-type="float">
            <text:p>229</text:p>
          </table:table-cell>
          <table:table-cell table:formula="of:=SUM([.L240:.AMJ240])" office:value-type="float" office:value="7" calcext:value-type="float">
            <text:p>7</text:p>
          </table:table-cell>
          <table:table-cell office:value-type="string" calcext:value-type="string">
            <text:p>CPD</text:p>
          </table:table-cell>
          <table:table-cell office:value-type="string" calcext:value-type="string">
            <text:p><text:a xlink:href="https://www.doomworld.com/idgames/levels/doom2/Ports/megawads/cpd" xlink:type="simple">https://www.doomworld.com/idgames/levels/doom2/Ports/megawads/cpd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0:.AMJ240]); &quot;&quot;; [.L$2:.AMJ$2] &amp; &quot;:&quot; &amp; UNICHAR(160) &amp; [.L240:.AMJ240]))" office:value-type="string" office:string-value="Ezepov: 7" calcext:value-type="string">
            <text:p>Ezepov: 7</text:p>
          </table:table-cell>
          <table:table-cell table:style-name="ce17" table:formula="of:=SUMPRODUCT(NOT(ISBLANK([.L240:.AMJ240])))" office:value-type="float" office:value="1" calcext:value-type="float">
            <text:p>1</text:p>
          </table:table-cell>
          <table:table-cell table:style-name="ce95" table:formula="of:=IF([.J240]&gt;2;AVERAGE([.L240:.AMJ240]);0)" office:value-type="float" office:value="0" calcext:value-type="float">
            <text:p>.000</text:p>
          </table:table-cell>
          <table:table-cell table:number-columns-repeated="176"/>
          <table:table-cell office:value-type="float" office:value="7" calcext:value-type="float">
            <text:p>7</text:p>
          </table:table-cell>
          <table:table-cell table:number-columns-repeated="836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9" calcext:value-type="float">
            <text:p>229</text:p>
          </table:table-cell>
          <table:table-cell table:formula="of:=SUM([.L241:.AMJ241])" office:value-type="float" office:value="7" calcext:value-type="float">
            <text:p>7</text:p>
          </table:table-cell>
          <table:table-cell table:style-name="ce71" office:value-type="string" calcext:value-type="string">
            <text:p>Dimensions</text:p>
          </table:table-cell>
          <table:table-cell table:style-name="Default" office:value-type="string" calcext:value-type="string">
            <text:p><text:a xlink:href="https://doomwiki.org/wiki/Dimensions" xlink:type="simple">https://doomwiki.org/wiki/Dimensions</text:a>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41:.AMJ241]); &quot;&quot;; [.L$2:.AMJ$2] &amp; &quot;:&quot; &amp; UNICHAR(160) &amp; [.L241:.AMJ241]))" office:value-type="string" office:string-value="KineticBeverage: 7" calcext:value-type="string">
            <text:p>KineticBeverage: 7</text:p>
          </table:table-cell>
          <table:table-cell table:style-name="ce17" table:formula="of:=SUMPRODUCT(NOT(ISBLANK([.L241:.AMJ241])))" office:value-type="float" office:value="1" calcext:value-type="float">
            <text:p>1</text:p>
          </table:table-cell>
          <table:table-cell table:style-name="ce95" table:formula="of:=IF([.J241]&gt;2;AVERAGE([.L241:.AMJ241]);0)" office:value-type="float" office:value="0" calcext:value-type="float">
            <text:p>.000</text:p>
          </table:table-cell>
          <table:table-cell table:number-columns-repeated="186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9" calcext:value-type="float">
            <text:p>229</text:p>
          </table:table-cell>
          <table:table-cell table:formula="of:=SUM([.L242:.AMJ242])" office:value-type="float" office:value="7" calcext:value-type="float">
            <text:p>7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2:.AMJ242]); &quot;&quot;; [.L$2:.AMJ$2] &amp; &quot;:&quot; &amp; UNICHAR(160) &amp; [.L242:.AMJ242]))" office:value-type="string" office:string-value="HUNdebLeonidasX: 5, Keykhosrau: 2" calcext:value-type="string">
            <text:p>HUNdebLeonidasX: 5, Keykhosrau: 2</text:p>
          </table:table-cell>
          <table:table-cell table:style-name="ce17" table:formula="of:=SUMPRODUCT(NOT(ISBLANK([.L242:.AMJ242])))" office:value-type="float" office:value="2" calcext:value-type="float">
            <text:p>2</text:p>
          </table:table-cell>
          <table:table-cell table:style-name="ce95" table:formula="of:=IF([.J242]&gt;2;AVERAGE([.L242:.AMJ242]);0)" office:value-type="float" office:value="0" calcext:value-type="float">
            <text:p>.000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141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9" calcext:value-type="float">
            <text:p>229</text:p>
          </table:table-cell>
          <table:table-cell table:formula="of:=SUM([.L243:.AMJ243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43:.AMJ243]); &quot;&quot;; [.L$2:.AMJ$2] &amp; &quot;:&quot; &amp; UNICHAR(160) &amp; [.L243:.AMJ243]))" office:value-type="string" office:string-value="Sky: 1, bzzrak: 5, A.H. Sankhatayan: 1" calcext:value-type="string">
            <text:p>Sky: 1, bzzrak: 5, A.H. Sankhatayan: 1</text:p>
          </table:table-cell>
          <table:table-cell table:style-name="ce17" table:formula="of:=SUMPRODUCT(NOT(ISBLANK([.L243:.AMJ243])))" office:value-type="float" office:value="3" calcext:value-type="float">
            <text:p>3</text:p>
          </table:table-cell>
          <table:table-cell table:style-name="ce95" table:formula="of:=IF([.J243]&gt;2;AVERAGE([.L243:.AMJ243]);0)" office:value-type="float" office:value="2.33333333333333" calcext:value-type="float">
            <text:p>2.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9" calcext:value-type="float">
            <text:p>229</text:p>
          </table:table-cell>
          <table:table-cell table:formula="of:=SUM([.L244:.AMJ244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4:.AMJ244]); &quot;&quot;; [.L$2:.AMJ$2] &amp; &quot;:&quot; &amp; UNICHAR(160) &amp; [.L244:.AMJ244]))" office:value-type="string" office:string-value="Nirvana: 7" calcext:value-type="string">
            <text:p>Nirvana: 7</text:p>
          </table:table-cell>
          <table:table-cell table:style-name="ce17" table:formula="of:=SUMPRODUCT(NOT(ISBLANK([.L244:.AMJ244])))" office:value-type="float" office:value="1" calcext:value-type="float">
            <text:p>1</text:p>
          </table:table-cell>
          <table:table-cell table:style-name="ce95" table:formula="of:=IF([.J244]&gt;2;AVERAGE([.L244:.AMJ244]);0)" office:value-type="float" office:value="0" calcext:value-type="float">
            <text:p>.000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4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9" calcext:value-type="float">
            <text:p>229</text:p>
          </table:table-cell>
          <table:table-cell table:formula="of:=SUM([.L245:.AMJ245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45:.AMJ245]); &quot;&quot;; [.L$2:.AMJ$2] &amp; &quot;:&quot; &amp; UNICHAR(160) &amp; [.L245:.AMJ245]))" office:value-type="string" office:string-value="GarrettChan: 2, eharper256: 5" calcext:value-type="string">
            <text:p>GarrettChan: 2, eharper256: 5</text:p>
          </table:table-cell>
          <table:table-cell table:style-name="ce17" table:formula="of:=SUMPRODUCT(NOT(ISBLANK([.L245:.AMJ245])))" office:value-type="float" office:value="2" calcext:value-type="float">
            <text:p>2</text:p>
          </table:table-cell>
          <table:table-cell table:style-name="ce95" table:formula="of:=IF([.J245]&gt;2;AVERAGE([.L245:.AMJ245]);0)" office:value-type="float" office:value="0" calcext:value-type="float">
            <text:p>.000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9" calcext:value-type="float">
            <text:p>229</text:p>
          </table:table-cell>
          <table:table-cell table:formula="of:=SUM([.L246:.AMJ246])" office:value-type="float" office:value="7" calcext:value-type="float">
            <text:p>7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6:.AMJ246]); &quot;&quot;; [.L$2:.AMJ$2] &amp; &quot;:&quot; &amp; UNICHAR(160) &amp; [.L246:.AMJ246]))" office:value-type="string" office:string-value="P41R47: 3, Doomlover77: 3, DoomPlayer00: 1" calcext:value-type="string">
            <text:p>P41R47: 3, Doomlover77: 3, DoomPlayer00: 1</text:p>
          </table:table-cell>
          <table:table-cell table:style-name="ce17" table:formula="of:=SUMPRODUCT(NOT(ISBLANK([.L246:.AMJ246])))" office:value-type="float" office:value="3" calcext:value-type="float">
            <text:p>3</text:p>
          </table:table-cell>
          <table:table-cell table:style-name="ce95" table:formula="of:=IF([.J246]&gt;2;AVERAGE([.L246:.AMJ246]);0)" office:value-type="float" office:value="2.33333333333333" calcext:value-type="float">
            <text:p>2.333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9" calcext:value-type="float">
            <text:p>229</text:p>
          </table:table-cell>
          <table:table-cell table:formula="of:=SUM([.L247:.AMJ247])" office:value-type="float" office:value="7" calcext:value-type="float">
            <text:p>7</text:p>
          </table:table-cell>
          <table:table-cell table:style-name="ce71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47:.AMJ247]); &quot;&quot;; [.L$2:.AMJ$2] &amp; &quot;:&quot; &amp; UNICHAR(160) &amp; [.L247:.AMJ247]))" office:value-type="string" office:string-value="A.H. Sankhatayan: 1, Ragu: 6" calcext:value-type="string">
            <text:p>A.H. Sankhatayan: 1, Ragu: 6</text:p>
          </table:table-cell>
          <table:table-cell table:style-name="ce17" table:formula="of:=SUMPRODUCT(NOT(ISBLANK([.L247:.AMJ247])))" office:value-type="float" office:value="2" calcext:value-type="float">
            <text:p>2</text:p>
          </table:table-cell>
          <table:table-cell table:style-name="ce95" table:formula="of:=IF([.J247]&gt;2;AVERAGE([.L247:.AMJ247]);0)" office:value-type="float" office:value="0" calcext:value-type="float">
            <text:p>.000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4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9" calcext:value-type="float">
            <text:p>229</text:p>
          </table:table-cell>
          <table:table-cell table:formula="of:=SUM([.L248:.AMJ248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248:.AMJ248]); &quot;&quot;; [.L$2:.AMJ$2] &amp; &quot;:&quot; &amp; UNICHAR(160) &amp; [.L248:.AMJ248]))" office:value-type="string" office:string-value="Grazza: 5, Dimon12321: 2" calcext:value-type="string">
            <text:p>Grazza: 5, Dimon12321: 2</text:p>
          </table:table-cell>
          <table:table-cell table:style-name="ce17" table:formula="of:=SUMPRODUCT(NOT(ISBLANK([.L248:.AMJ248])))" office:value-type="float" office:value="2" calcext:value-type="float">
            <text:p>2</text:p>
          </table:table-cell>
          <table:table-cell table:style-name="ce95" table:formula="of:=IF([.J248]&gt;2;AVERAGE([.L248:.AMJ248]);0)" office:value-type="float" office:value="0" calcext:value-type="float">
            <text:p>.000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3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9" calcext:value-type="float">
            <text:p>229</text:p>
          </table:table-cell>
          <table:table-cell table:formula="of:=SUM([.L249:.AMJ249])" office:value-type="float" office:value="7" calcext:value-type="float">
            <text:p>7</text:p>
          </table:table-cell>
          <table:table-cell office:value-type="string" calcext:value-type="string">
            <text:p>HSFC</text:p>
          </table:table-cell>
          <table:table-cell office:value-type="string" calcext:value-type="string">
            <text:p><text:a xlink:href="https://www.doomworld.com/idgames/themes/university/hsfc" xlink:type="simple">https://www.doomworld.com/idgames/themes/university/hsf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9:.AMJ249]); &quot;&quot;; [.L$2:.AMJ$2] &amp; &quot;:&quot; &amp; UNICHAR(160) &amp; [.L249:.AMJ249]))" office:value-type="string" office:string-value="Doomlover77: 7" calcext:value-type="string">
            <text:p>Doomlover77: 7</text:p>
          </table:table-cell>
          <table:table-cell table:style-name="ce17" table:formula="of:=SUMPRODUCT(NOT(ISBLANK([.L249:.AMJ249])))" office:value-type="float" office:value="1" calcext:value-type="float">
            <text:p>1</text:p>
          </table:table-cell>
          <table:table-cell table:style-name="ce95" table:formula="of:=IF([.J249]&gt;2;AVERAGE([.L249:.AMJ249]);0)" office:value-type="float" office:value="0" calcext:value-type="float">
            <text:p>.000</text:p>
          </table:table-cell>
          <table:table-cell table:number-columns-repeated="178"/>
          <table:table-cell office:value-type="float" office:value="7" calcext:value-type="float">
            <text:p>7</text:p>
          </table:table-cell>
          <table:table-cell table:number-columns-repeated="83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9" calcext:value-type="float">
            <text:p>229</text:p>
          </table:table-cell>
          <table:table-cell table:formula="of:=SUM([.L250:.AMJ250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50:.AMJ250]); &quot;&quot;; [.L$2:.AMJ$2] &amp; &quot;:&quot; &amp; UNICHAR(160) &amp; [.L250:.AMJ250]))" office:value-type="string" office:string-value="TechnoDoomed1: 7" calcext:value-type="string">
            <text:p>TechnoDoomed1: 7</text:p>
          </table:table-cell>
          <table:table-cell table:style-name="ce17" table:formula="of:=SUMPRODUCT(NOT(ISBLANK([.L250:.AMJ250])))" office:value-type="float" office:value="1" calcext:value-type="float">
            <text:p>1</text:p>
          </table:table-cell>
          <table:table-cell table:style-name="ce95" table:formula="of:=IF([.J250]&gt;2;AVERAGE([.L250:.AMJ250]);0)" office:value-type="float" office:value="0" calcext:value-type="float">
            <text:p>.000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5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9" calcext:value-type="float">
            <text:p>229</text:p>
          </table:table-cell>
          <table:table-cell table:formula="of:=SUM([.L251:.AMJ251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1:.AMJ251]); &quot;&quot;; [.L$2:.AMJ$2] &amp; &quot;:&quot; &amp; UNICHAR(160) &amp; [.L251:.AMJ251]))" office:value-type="string" office:string-value="Roofi: 5, Rince-wind: 2" calcext:value-type="string">
            <text:p>Roofi: 5, Rince-wind: 2</text:p>
          </table:table-cell>
          <table:table-cell table:style-name="ce17" table:formula="of:=SUMPRODUCT(NOT(ISBLANK([.L251:.AMJ251])))" office:value-type="float" office:value="2" calcext:value-type="float">
            <text:p>2</text:p>
          </table:table-cell>
          <table:table-cell table:style-name="ce95" table:formula="of:=IF([.J251]&gt;2;AVERAGE([.L251:.AMJ251]);0)" office:value-type="float" office:value="0" calcext:value-type="float">
            <text:p>.000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9" calcext:value-type="float">
            <text:p>229</text:p>
          </table:table-cell>
          <table:table-cell table:formula="of:=SUM([.L252:.AMJ252])" office:value-type="float" office:value="7" calcext:value-type="float">
            <text:p>7</text:p>
          </table:table-cell>
          <table:table-cell office:value-type="string" calcext:value-type="string">
            <text:p>Mutabor</text:p>
          </table:table-cell>
          <table:table-cell office:value-type="string" calcext:value-type="string">
            <text:p><text:a xlink:href="https://doomwiki.org/wiki/Mutabor" xlink:type="simple">https://doomwiki.org/wiki/Mutabor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52:.AMJ252]); &quot;&quot;; [.L$2:.AMJ$2] &amp; &quot;:&quot; &amp; UNICHAR(160) &amp; [.L252:.AMJ252]))" office:value-type="string" office:string-value="akolai: 2, Nefelibeta: 5" calcext:value-type="string">
            <text:p>akolai: 2, Nefelibeta: 5</text:p>
          </table:table-cell>
          <table:table-cell table:style-name="ce17" table:formula="of:=SUMPRODUCT(NOT(ISBLANK([.L252:.AMJ252])))" office:value-type="float" office:value="2" calcext:value-type="float">
            <text:p>2</text:p>
          </table:table-cell>
          <table:table-cell table:style-name="ce95" table:formula="of:=IF([.J252]&gt;2;AVERAGE([.L252:.AMJ252]);0)" office:value-type="float" office:value="0" calcext:value-type="float">
            <text:p>.000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9" calcext:value-type="float">
            <text:p>229</text:p>
          </table:table-cell>
          <table:table-cell table:formula="of:=SUM([.L253:.AMJ253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3:.AMJ253]); &quot;&quot;; [.L$2:.AMJ$2] &amp; &quot;:&quot; &amp; UNICHAR(160) &amp; [.L253:.AMJ253]))" office:value-type="string" office:string-value="7hm: 7" calcext:value-type="string">
            <text:p>7hm: 7</text:p>
          </table:table-cell>
          <table:table-cell table:style-name="ce17" table:formula="of:=SUMPRODUCT(NOT(ISBLANK([.L253:.AMJ253])))" office:value-type="float" office:value="1" calcext:value-type="float">
            <text:p>1</text:p>
          </table:table-cell>
          <table:table-cell table:style-name="ce95" table:formula="of:=IF([.J253]&gt;2;AVERAGE([.L253:.AMJ253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9" calcext:value-type="float">
            <text:p>229</text:p>
          </table:table-cell>
          <table:table-cell table:formula="of:=SUM([.L254:.AMJ254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54:.AMJ254]); &quot;&quot;; [.L$2:.AMJ$2] &amp; &quot;:&quot; &amp; UNICHAR(160) &amp; [.L254:.AMJ254]))" office:value-type="string" office:string-value="Spectra: 7" calcext:value-type="string">
            <text:p>Spectra: 7</text:p>
          </table:table-cell>
          <table:table-cell table:style-name="ce17" table:formula="of:=SUMPRODUCT(NOT(ISBLANK([.L254:.AMJ254])))" office:value-type="float" office:value="1" calcext:value-type="float">
            <text:p>1</text:p>
          </table:table-cell>
          <table:table-cell table:style-name="ce95" table:formula="of:=IF([.J254]&gt;2;AVERAGE([.L254:.AMJ254]);0)" office:value-type="float" office:value="0" calcext:value-type="float">
            <text:p>.000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9" calcext:value-type="float">
            <text:p>229</text:p>
          </table:table-cell>
          <table:table-cell table:formula="of:=SUM([.L255:.AMJ255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255:.AMJ255]); &quot;&quot;; [.L$2:.AMJ$2] &amp; &quot;:&quot; &amp; UNICHAR(160) &amp; [.L255:.AMJ255]))" office:value-type="string" office:string-value="JudgeDeadd: 2, Ryath: 5" calcext:value-type="string">
            <text:p>JudgeDeadd: 2, Ryath: 5</text:p>
          </table:table-cell>
          <table:table-cell table:style-name="ce17" table:formula="of:=SUMPRODUCT(NOT(ISBLANK([.L255:.AMJ255])))" office:value-type="float" office:value="2" calcext:value-type="float">
            <text:p>2</text:p>
          </table:table-cell>
          <table:table-cell table:style-name="ce95" table:formula="of:=IF([.J255]&gt;2;AVERAGE([.L255:.AMJ255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9" calcext:value-type="float">
            <text:p>229</text:p>
          </table:table-cell>
          <table:table-cell table:formula="of:=SUM([.L256:.AMJ256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56:.AMJ256]); &quot;&quot;; [.L$2:.AMJ$2] &amp; &quot;:&quot; &amp; UNICHAR(160) &amp; [.L256:.AMJ256]))" office:value-type="string" office:string-value="Grain of Salt: 7" calcext:value-type="string">
            <text:p>Grain of Salt: 7</text:p>
          </table:table-cell>
          <table:table-cell table:style-name="ce17" table:formula="of:=SUMPRODUCT(NOT(ISBLANK([.L256:.AMJ256])))" office:value-type="float" office:value="1" calcext:value-type="float">
            <text:p>1</text:p>
          </table:table-cell>
          <table:table-cell table:style-name="ce95" table:formula="of:=IF([.J256]&gt;2;AVERAGE([.L256:.AMJ256]);0)" office:value-type="float" office:value="0" calcext:value-type="float">
            <text:p>.000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9" calcext:value-type="float">
            <text:p>229</text:p>
          </table:table-cell>
          <table:table-cell table:formula="of:=SUM([.L257:.AMJ257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257:.AMJ257]); &quot;&quot;; [.L$2:.AMJ$2] &amp; &quot;:&quot; &amp; UNICHAR(160) &amp; [.L257:.AMJ257]))" office:value-type="string" office:string-value="STILES: 3, smeghammer: 4" calcext:value-type="string">
            <text:p>STILES: 3, smeghammer: 4</text:p>
          </table:table-cell>
          <table:table-cell table:style-name="ce17" table:formula="of:=SUMPRODUCT(NOT(ISBLANK([.L257:.AMJ257])))" office:value-type="float" office:value="2" calcext:value-type="float">
            <text:p>2</text:p>
          </table:table-cell>
          <table:table-cell table:style-name="ce95" table:formula="of:=IF([.J257]&gt;2;AVERAGE([.L257:.AMJ257]);0)" office:value-type="float" office:value="0" calcext:value-type="float">
            <text:p>.000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9" calcext:value-type="float">
            <text:p>229</text:p>
          </table:table-cell>
          <table:table-cell table:formula="of:=SUM([.L258:.AMJ258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8:.AMJ258]); &quot;&quot;; [.L$2:.AMJ$2] &amp; &quot;:&quot; &amp; UNICHAR(160) &amp; [.L258:.AMJ258]))" office:value-type="string" office:string-value="Nine Inch Heels: 1, fveitsi: 5, NoisyVelvet: 1" calcext:value-type="string">
            <text:p>Nine Inch Heels: 1, fveitsi: 5, NoisyVelvet: 1</text:p>
          </table:table-cell>
          <table:table-cell table:style-name="ce17" table:formula="of:=SUMPRODUCT(NOT(ISBLANK([.L258:.AMJ258])))" office:value-type="float" office:value="3" calcext:value-type="float">
            <text:p>3</text:p>
          </table:table-cell>
          <table:table-cell table:style-name="ce95" table:formula="of:=IF([.J258]&gt;2;AVERAGE([.L258:.AMJ258]);0)" office:value-type="float" office:value="2.33333333333333" calcext:value-type="float">
            <text:p>2.3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59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9" calcext:value-type="float">
            <text:p>229</text:p>
          </table:table-cell>
          <table:table-cell table:formula="of:=SUM([.L259:.AMJ259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59:.AMJ259]); &quot;&quot;; [.L$2:.AMJ$2] &amp; &quot;:&quot; &amp; UNICHAR(160) &amp; [.L259:.AMJ259]))" office:value-type="string" office:string-value="pcorf: 5, purist: 2" calcext:value-type="string">
            <text:p>pcorf: 5, purist: 2</text:p>
          </table:table-cell>
          <table:table-cell table:style-name="ce17" table:formula="of:=SUMPRODUCT(NOT(ISBLANK([.L259:.AMJ259])))" office:value-type="float" office:value="2" calcext:value-type="float">
            <text:p>2</text:p>
          </table:table-cell>
          <table:table-cell table:style-name="ce95" table:formula="of:=IF([.J259]&gt;2;AVERAGE([.L259:.AMJ259]);0)" office:value-type="float" office:value="0" calcext:value-type="float">
            <text:p>.000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9" calcext:value-type="float">
            <text:p>229</text:p>
          </table:table-cell>
          <table:table-cell table:formula="of:=SUM([.L260:.AMJ260])" office:value-type="float" office:value="7" calcext:value-type="float">
            <text:p>7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60:.AMJ260]); &quot;&quot;; [.L$2:.AMJ$2] &amp; &quot;:&quot; &amp; UNICHAR(160) &amp; [.L260:.AMJ260]))" office:value-type="string" office:string-value="Vorpal: 5, vdgg: 1, doombedoom: 1" calcext:value-type="string">
            <text:p>Vorpal: 5, vdgg: 1, doombedoom: 1</text:p>
          </table:table-cell>
          <table:table-cell table:style-name="ce17" table:formula="of:=SUMPRODUCT(NOT(ISBLANK([.L260:.AMJ260])))" office:value-type="float" office:value="3" calcext:value-type="float">
            <text:p>3</text:p>
          </table:table-cell>
          <table:table-cell table:style-name="ce95" table:formula="of:=IF([.J260]&gt;2;AVERAGE([.L260:.AMJ260]);0)" office:value-type="float" office:value="2.33333333333333" calcext:value-type="float">
            <text:p>2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29" calcext:value-type="float">
            <text:p>229</text:p>
          </table:table-cell>
          <table:table-cell table:formula="of:=SUM([.L261:.AMJ261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1:.AMJ261]); &quot;&quot;; [.L$2:.AMJ$2] &amp; &quot;:&quot; &amp; UNICHAR(160) &amp; [.L261:.AMJ261]))" office:value-type="string" office:string-value="4everDoomed: 6, dosboot: 1" calcext:value-type="string">
            <text:p>4everDoomed: 6, dosboot: 1</text:p>
          </table:table-cell>
          <table:table-cell table:style-name="ce17" table:formula="of:=SUMPRODUCT(NOT(ISBLANK([.L261:.AMJ261])))" office:value-type="float" office:value="2" calcext:value-type="float">
            <text:p>2</text:p>
          </table:table-cell>
          <table:table-cell table:style-name="ce95" table:formula="of:=IF([.J261]&gt;2;AVERAGE([.L261:.AMJ261]);0)" office:value-type="float" office:value="0" calcext:value-type="float">
            <text:p>.000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29" calcext:value-type="float">
            <text:p>229</text:p>
          </table:table-cell>
          <table:table-cell table:formula="of:=SUM([.L262:.AMJ262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2:.AMJ262]); &quot;&quot;; [.L$2:.AMJ$2] &amp; &quot;:&quot; &amp; UNICHAR(160) &amp; [.L262:.AMJ262]))" office:value-type="string" office:string-value="Phobus: 7" calcext:value-type="string">
            <text:p>Phobus: 7</text:p>
          </table:table-cell>
          <table:table-cell table:style-name="ce17" table:formula="of:=SUMPRODUCT(NOT(ISBLANK([.L262:.AMJ262])))" office:value-type="float" office:value="1" calcext:value-type="float">
            <text:p>1</text:p>
          </table:table-cell>
          <table:table-cell table:style-name="ce95" table:formula="of:=IF([.J262]&gt;2;AVERAGE([.L262:.AMJ262]);0)" office:value-type="float" office:value="0" calcext:value-type="float">
            <text:p>.000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29" calcext:value-type="float">
            <text:p>229</text:p>
          </table:table-cell>
          <table:table-cell table:formula="of:=SUM([.L263:.AMJ263])" office:value-type="float" office:value="7" calcext:value-type="float">
            <text:p>7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63:.AMJ263]); &quot;&quot;; [.L$2:.AMJ$2] &amp; &quot;:&quot; &amp; UNICHAR(160) &amp; [.L263:.AMJ263]))" office:value-type="string" office:string-value="Phobus: 4, TechnoDoomed1: 1, doombedoom: 2" calcext:value-type="string">
            <text:p>Phobus: 4, TechnoDoomed1: 1, doombedoom: 2</text:p>
          </table:table-cell>
          <table:table-cell table:style-name="ce17" table:formula="of:=SUMPRODUCT(NOT(ISBLANK([.L263:.AMJ263])))" office:value-type="float" office:value="3" calcext:value-type="float">
            <text:p>3</text:p>
          </table:table-cell>
          <table:table-cell table:style-name="ce95" table:formula="of:=IF([.J263]&gt;2;AVERAGE([.L263:.AMJ263]);0)" office:value-type="float" office:value="2.33333333333333" calcext:value-type="float">
            <text:p>2.333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1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61" calcext:value-type="float">
            <text:p>261</text:p>
          </table:table-cell>
          <table:table-cell table:formula="of:=SUM([.L264:.AMJ264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2" calcext:value-type="float">
            <text:p>42</text:p>
          </table:table-cell>
          <table:table-cell table:style-name="ce16" table:number-matrix-columns-spanned="1" table:number-matrix-rows-spanned="1" table:formula="of:=COM.MICROSOFT.TEXTJOIN(&quot;, &quot;; 1; IF(ISBLANK([.L264:.AMJ264]); &quot;&quot;; [.L$2:.AMJ$2] &amp; &quot;:&quot; &amp; UNICHAR(160) &amp; [.L264:.AMJ264]))" office:value-type="string" office:string-value="Voltcom9: 6" calcext:value-type="string">
            <text:p>Voltcom9: 6</text:p>
          </table:table-cell>
          <table:table-cell table:style-name="ce17" table:formula="of:=SUMPRODUCT(NOT(ISBLANK([.L264:.AMJ264])))" office:value-type="float" office:value="1" calcext:value-type="float">
            <text:p>1</text:p>
          </table:table-cell>
          <table:table-cell table:style-name="ce95" table:formula="of:=IF([.J264]&gt;2;AVERAGE([.L264:.AMJ264]);0)" office:value-type="float" office:value="0" calcext:value-type="float">
            <text:p>.000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1" calcext:value-type="float">
            <text:p>261</text:p>
          </table:table-cell>
          <table:table-cell table:formula="of:=SUM([.L265:.AMJ265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65:.AMJ265]); &quot;&quot;; [.L$2:.AMJ$2] &amp; &quot;:&quot; &amp; UNICHAR(160) &amp; [.L265:.AMJ265]))" office:value-type="string" office:string-value="Ralphis: 6" calcext:value-type="string">
            <text:p>Ralphis: 6</text:p>
          </table:table-cell>
          <table:table-cell table:style-name="ce17" table:formula="of:=SUMPRODUCT(NOT(ISBLANK([.L265:.AMJ265])))" office:value-type="float" office:value="1" calcext:value-type="float">
            <text:p>1</text:p>
          </table:table-cell>
          <table:table-cell table:style-name="ce95" table:formula="of:=IF([.J265]&gt;2;AVERAGE([.L265:.AMJ265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1" calcext:value-type="float">
            <text:p>261</text:p>
          </table:table-cell>
          <table:table-cell table:formula="of:=SUM([.L266:.AMJ266])" office:value-type="float" office:value="6" calcext:value-type="float">
            <text:p>6</text:p>
          </table:table-cell>
          <table:table-cell table:style-name="ce71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66:.AMJ266]); &quot;&quot;; [.L$2:.AMJ$2] &amp; &quot;:&quot; &amp; UNICHAR(160) &amp; [.L266:.AMJ266]))" office:value-type="string" office:string-value="TheGreenZap: 6" calcext:value-type="string">
            <text:p>TheGreenZap: 6</text:p>
          </table:table-cell>
          <table:table-cell table:style-name="ce17" table:formula="of:=SUMPRODUCT(NOT(ISBLANK([.L266:.AMJ266])))" office:value-type="float" office:value="1" calcext:value-type="float">
            <text:p>1</text:p>
          </table:table-cell>
          <table:table-cell table:style-name="ce95" table:formula="of:=IF([.J266]&gt;2;AVERAGE([.L266:.AMJ266]);0)" office:value-type="float" office:value="0" calcext:value-type="float">
            <text:p>.000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1" calcext:value-type="float">
            <text:p>261</text:p>
          </table:table-cell>
          <table:table-cell table:formula="of:=SUM([.L267:.AMJ267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7:.AMJ267]); &quot;&quot;; [.L$2:.AMJ$2] &amp; &quot;:&quot; &amp; UNICHAR(160) &amp; [.L267:.AMJ267]))" office:value-type="string" office:string-value="bzzrak: 6" calcext:value-type="string">
            <text:p>bzzrak: 6</text:p>
          </table:table-cell>
          <table:table-cell table:style-name="ce17" table:formula="of:=SUMPRODUCT(NOT(ISBLANK([.L267:.AMJ267])))" office:value-type="float" office:value="1" calcext:value-type="float">
            <text:p>1</text:p>
          </table:table-cell>
          <table:table-cell table:style-name="ce95" table:formula="of:=IF([.J267]&gt;2;AVERAGE([.L267:.AMJ267]);0)" office:value-type="float" office:value="0" calcext:value-type="float">
            <text:p>.0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1" calcext:value-type="float">
            <text:p>261</text:p>
          </table:table-cell>
          <table:table-cell table:formula="of:=SUM([.L268:.AMJ268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8:.AMJ268]); &quot;&quot;; [.L$2:.AMJ$2] &amp; &quot;:&quot; &amp; UNICHAR(160) &amp; [.L268:.AMJ268]))" office:value-type="string" office:string-value="joepallai: 1, xdude_gamer: 5" calcext:value-type="string">
            <text:p>joepallai: 1, xdude_gamer: 5</text:p>
          </table:table-cell>
          <table:table-cell table:style-name="ce17" table:formula="of:=SUMPRODUCT(NOT(ISBLANK([.L268:.AMJ268])))" office:value-type="float" office:value="2" calcext:value-type="float">
            <text:p>2</text:p>
          </table:table-cell>
          <table:table-cell table:style-name="ce95" table:formula="of:=IF([.J268]&gt;2;AVERAGE([.L268:.AMJ268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1" calcext:value-type="float">
            <text:p>261</text:p>
          </table:table-cell>
          <table:table-cell table:formula="of:=SUM([.L269:.AMJ269])" office:value-type="float" office:value="6" calcext:value-type="float">
            <text:p>6</text:p>
          </table:table-cell>
          <table:table-cell table:style-name="ce71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Plutonia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269:.AMJ269]); &quot;&quot;; [.L$2:.AMJ$2] &amp; &quot;:&quot; &amp; UNICHAR(160) &amp; [.L269:.AMJ269]))" office:value-type="string" office:string-value="whybmonotacrab: 1, Xeogred: 5" calcext:value-type="string">
            <text:p>whybmonotacrab: 1, Xeogred: 5</text:p>
          </table:table-cell>
          <table:table-cell table:style-name="ce17" table:formula="of:=SUMPRODUCT(NOT(ISBLANK([.L269:.AMJ269])))" office:value-type="float" office:value="2" calcext:value-type="float">
            <text:p>2</text:p>
          </table:table-cell>
          <table:table-cell table:style-name="ce95" table:formula="of:=IF([.J269]&gt;2;AVERAGE([.L269:.AMJ269]);0)" office:value-type="float" office:value="0" calcext:value-type="float">
            <text:p>.000</text:p>
          </table:table-cell>
          <table:table-cell table:number-columns-repeated="16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43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1" calcext:value-type="float">
            <text:p>261</text:p>
          </table:table-cell>
          <table:table-cell table:formula="of:=SUM([.L270:.AMJ270])" office:value-type="float" office:value="6" calcext:value-type="float">
            <text:p>6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70:.AMJ270]); &quot;&quot;; [.L$2:.AMJ$2] &amp; &quot;:&quot; &amp; UNICHAR(160) &amp; [.L270:.AMJ270]))" office:value-type="string" office:string-value="smeghammer: 4, doombedoom: 2" calcext:value-type="string">
            <text:p>smeghammer: 4, doombedoom: 2</text:p>
          </table:table-cell>
          <table:table-cell table:style-name="ce17" table:formula="of:=SUMPRODUCT(NOT(ISBLANK([.L270:.AMJ270])))" office:value-type="float" office:value="2" calcext:value-type="float">
            <text:p>2</text:p>
          </table:table-cell>
          <table:table-cell table:style-name="ce95" table:formula="of:=IF([.J270]&gt;2;AVERAGE([.L270:.AMJ270]);0)" office:value-type="float" office:value="0" calcext:value-type="float">
            <text:p>.000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1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1" calcext:value-type="float">
            <text:p>261</text:p>
          </table:table-cell>
          <table:table-cell table:formula="of:=SUM([.L271:.AMJ271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71:.AMJ271]); &quot;&quot;; [.L$2:.AMJ$2] &amp; &quot;:&quot; &amp; UNICHAR(160) &amp; [.L271:.AMJ271]))" office:value-type="string" office:string-value="Soundblock: 1, Lazorinc: 1, tchkb: 4" calcext:value-type="string">
            <text:p>Soundblock: 1, Lazorinc: 1, tchkb: 4</text:p>
          </table:table-cell>
          <table:table-cell table:style-name="ce17" table:formula="of:=SUMPRODUCT(NOT(ISBLANK([.L271:.AMJ271])))" office:value-type="float" office:value="3" calcext:value-type="float">
            <text:p>3</text:p>
          </table:table-cell>
          <table:table-cell table:style-name="ce95" table:formula="of:=IF([.J271]&gt;2;AVERAGE([.L271:.AMJ271]);0)" office:value-type="float" office:value="2" calcext:value-type="float">
            <text:p>2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1" calcext:value-type="float">
            <text:p>261</text:p>
          </table:table-cell>
          <table:table-cell table:formula="of:=SUM([.L272:.AMJ272])" office:value-type="float" office:value="6" calcext:value-type="float">
            <text:p>6</text:p>
          </table:table-cell>
          <table:table-cell office:value-type="string" calcext:value-type="string">
            <text:p>Doom U.H.S.</text:p>
          </table:table-cell>
          <table:table-cell office:value-type="string" calcext:value-type="string">
            <text:p><text:a xlink:href="https://www.doomworld.com/idgames/themes/university/dmuhs061" xlink:type="simple">https://www.doomworld.com/idgames/themes/university/dmuhs061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72:.AMJ272]); &quot;&quot;; [.L$2:.AMJ$2] &amp; &quot;:&quot; &amp; UNICHAR(160) &amp; [.L272:.AMJ272]))" office:value-type="string" office:string-value="Doomlover77: 6" calcext:value-type="string">
            <text:p>Doomlover77: 6</text:p>
          </table:table-cell>
          <table:table-cell table:style-name="ce17" table:formula="of:=SUMPRODUCT(NOT(ISBLANK([.L272:.AMJ272])))" office:value-type="float" office:value="1" calcext:value-type="float">
            <text:p>1</text:p>
          </table:table-cell>
          <table:table-cell table:style-name="ce95" table:formula="of:=IF([.J272]&gt;2;AVERAGE([.L272:.AMJ272]);0)" office:value-type="float" office:value="0" calcext:value-type="float">
            <text:p>.000</text:p>
          </table:table-cell>
          <table:table-cell table:number-columns-repeated="178"/>
          <table:table-cell office:value-type="float" office:value="6" calcext:value-type="float">
            <text:p>6</text:p>
          </table:table-cell>
          <table:table-cell table:number-columns-repeated="834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1" calcext:value-type="float">
            <text:p>261</text:p>
          </table:table-cell>
          <table:table-cell table:formula="of:=SUM([.L273:.AMJ273])" office:value-type="float" office:value="6" calcext:value-type="float">
            <text:p>6</text:p>
          </table:table-cell>
          <table:table-cell office:value-type="string" calcext:value-type="string">
            <text:p>Doomed in SPACE</text:p>
          </table:table-cell>
          <table:table-cell office:value-type="string" calcext:value-type="string">
            <text:p><text:a xlink:href="https://www.doomworld.com/idgames/levels/doom2/Ports/d-f/d_space_v2" xlink:type="simple">https://www.doomworld.com/idgames/levels/doom2/Ports/d-f/d_space_v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73:.AMJ273]); &quot;&quot;; [.L$2:.AMJ$2] &amp; &quot;:&quot; &amp; UNICHAR(160) &amp; [.L273:.AMJ273]))" office:value-type="string" office:string-value="Ezepov: 6" calcext:value-type="string">
            <text:p>Ezepov: 6</text:p>
          </table:table-cell>
          <table:table-cell table:style-name="ce17" table:formula="of:=SUMPRODUCT(NOT(ISBLANK([.L273:.AMJ273])))" office:value-type="float" office:value="1" calcext:value-type="float">
            <text:p>1</text:p>
          </table:table-cell>
          <table:table-cell table:style-name="ce95" table:formula="of:=IF([.J273]&gt;2;AVERAGE([.L273:.AMJ273]);0)" office:value-type="float" office:value="0" calcext:value-type="float">
            <text:p>.000</text:p>
          </table:table-cell>
          <table:table-cell table:number-columns-repeated="176"/>
          <table:table-cell office:value-type="float" office:value="6" calcext:value-type="float">
            <text:p>6</text:p>
          </table:table-cell>
          <table:table-cell table:number-columns-repeated="836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1" calcext:value-type="float">
            <text:p>261</text:p>
          </table:table-cell>
          <table:table-cell table:formula="of:=SUM([.L274:.AMJ274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4:.AMJ274]); &quot;&quot;; [.L$2:.AMJ$2] &amp; &quot;:&quot; &amp; UNICHAR(160) &amp; [.L274:.AMJ274]))" office:value-type="string" office:string-value="Ralphis: 6" calcext:value-type="string">
            <text:p>Ralphis: 6</text:p>
          </table:table-cell>
          <table:table-cell table:style-name="ce17" table:formula="of:=SUMPRODUCT(NOT(ISBLANK([.L274:.AMJ274])))" office:value-type="float" office:value="1" calcext:value-type="float">
            <text:p>1</text:p>
          </table:table-cell>
          <table:table-cell table:style-name="ce95" table:formula="of:=IF([.J274]&gt;2;AVERAGE([.L274:.AMJ274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1" calcext:value-type="float">
            <text:p>261</text:p>
          </table:table-cell>
          <table:table-cell table:formula="of:=SUM([.L275:.AMJ275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5:.AMJ275]); &quot;&quot;; [.L$2:.AMJ$2] &amp; &quot;:&quot; &amp; UNICHAR(160) &amp; [.L275:.AMJ275]))" office:value-type="string" office:string-value="Ralphis: 6" calcext:value-type="string">
            <text:p>Ralphis: 6</text:p>
          </table:table-cell>
          <table:table-cell table:style-name="ce17" table:formula="of:=SUMPRODUCT(NOT(ISBLANK([.L275:.AMJ275])))" office:value-type="float" office:value="1" calcext:value-type="float">
            <text:p>1</text:p>
          </table:table-cell>
          <table:table-cell table:style-name="ce95" table:formula="of:=IF([.J275]&gt;2;AVERAGE([.L275:.AMJ275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1" calcext:value-type="float">
            <text:p>261</text:p>
          </table:table-cell>
          <table:table-cell table:formula="of:=SUM([.L276:.AMJ276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76:.AMJ276]); &quot;&quot;; [.L$2:.AMJ$2] &amp; &quot;:&quot; &amp; UNICHAR(160) &amp; [.L276:.AMJ276]))" office:value-type="string" office:string-value="pcorf: 6" calcext:value-type="string">
            <text:p>pcorf: 6</text:p>
          </table:table-cell>
          <table:table-cell table:style-name="ce17" table:formula="of:=SUMPRODUCT(NOT(ISBLANK([.L276:.AMJ276])))" office:value-type="float" office:value="1" calcext:value-type="float">
            <text:p>1</text:p>
          </table:table-cell>
          <table:table-cell table:style-name="ce95" table:formula="of:=IF([.J276]&gt;2;AVERAGE([.L276:.AMJ276]);0)" office:value-type="float" office:value="0" calcext:value-type="float">
            <text:p>.000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1" calcext:value-type="float">
            <text:p>261</text:p>
          </table:table-cell>
          <table:table-cell table:formula="of:=SUM([.L277:.AMJ277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77:.AMJ277]); &quot;&quot;; [.L$2:.AMJ$2] &amp; &quot;:&quot; &amp; UNICHAR(160) &amp; [.L277:.AMJ277]))" office:value-type="string" office:string-value="soner du: 2, dei_eldren: 4" calcext:value-type="string">
            <text:p>soner du: 2, dei_eldren: 4</text:p>
          </table:table-cell>
          <table:table-cell table:style-name="ce17" table:formula="of:=SUMPRODUCT(NOT(ISBLANK([.L277:.AMJ277])))" office:value-type="float" office:value="2" calcext:value-type="float">
            <text:p>2</text:p>
          </table:table-cell>
          <table:table-cell table:style-name="ce95" table:formula="of:=IF([.J277]&gt;2;AVERAGE([.L277:.AMJ277]);0)" office:value-type="float" office:value="0" calcext:value-type="float">
            <text:p>.000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1" calcext:value-type="float">
            <text:p>261</text:p>
          </table:table-cell>
          <table:table-cell table:formula="of:=SUM([.L278:.AMJ278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8:.AMJ278]); &quot;&quot;; [.L$2:.AMJ$2] &amp; &quot;:&quot; &amp; UNICHAR(160) &amp; [.L278:.AMJ278]))" office:value-type="string" office:string-value="HyperLuke: 6" calcext:value-type="string">
            <text:p>HyperLuke: 6</text:p>
          </table:table-cell>
          <table:table-cell table:style-name="ce17" table:formula="of:=SUMPRODUCT(NOT(ISBLANK([.L278:.AMJ278])))" office:value-type="float" office:value="1" calcext:value-type="float">
            <text:p>1</text:p>
          </table:table-cell>
          <table:table-cell table:style-name="ce95" table:formula="of:=IF([.J278]&gt;2;AVERAGE([.L278:.AMJ278]);0)" office:value-type="float" office:value="0" calcext:value-type="float">
            <text:p>.00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1" calcext:value-type="float">
            <text:p>261</text:p>
          </table:table-cell>
          <table:table-cell table:formula="of:=SUM([.L279:.AMJ279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79:.AMJ279]); &quot;&quot;; [.L$2:.AMJ$2] &amp; &quot;:&quot; &amp; UNICHAR(160) &amp; [.L279:.AMJ279]))" office:value-type="string" office:string-value="&lt;&lt;Rewind: 6" calcext:value-type="string">
            <text:p>&lt;&lt;Rewind: 6</text:p>
          </table:table-cell>
          <table:table-cell table:style-name="ce17" table:formula="of:=SUMPRODUCT(NOT(ISBLANK([.L279:.AMJ279])))" office:value-type="float" office:value="1" calcext:value-type="float">
            <text:p>1</text:p>
          </table:table-cell>
          <table:table-cell table:style-name="ce95" table:formula="of:=IF([.J279]&gt;2;AVERAGE([.L279:.AMJ279]);0)" office:value-type="float" office:value="0" calcext:value-type="float">
            <text:p>.000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1" calcext:value-type="float">
            <text:p>261</text:p>
          </table:table-cell>
          <table:table-cell table:formula="of:=SUM([.L280:.AMJ280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0:.AMJ280]); &quot;&quot;; [.L$2:.AMJ$2] &amp; &quot;:&quot; &amp; UNICHAR(160) &amp; [.L280:.AMJ280]))" office:value-type="string" office:string-value="Ryath: 5, dosboot: 1" calcext:value-type="string">
            <text:p>Ryath: 5, dosboot: 1</text:p>
          </table:table-cell>
          <table:table-cell table:style-name="ce17" table:formula="of:=SUMPRODUCT(NOT(ISBLANK([.L280:.AMJ280])))" office:value-type="float" office:value="2" calcext:value-type="float">
            <text:p>2</text:p>
          </table:table-cell>
          <table:table-cell table:style-name="ce95" table:formula="of:=IF([.J280]&gt;2;AVERAGE([.L280:.AMJ280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1" calcext:value-type="float">
            <text:p>261</text:p>
          </table:table-cell>
          <table:table-cell table:formula="of:=SUM([.L281:.AMJ281])" office:value-type="float" office:value="6" calcext:value-type="float">
            <text:p>6</text:p>
          </table:table-cell>
          <table:table-cell table:style-name="ce71" office:value-type="string" calcext:value-type="string">
            <text:p>Interception II</text:p>
          </table:table-cell>
          <table:table-cell table:style-name="Default" office:value-type="string" calcext:value-type="string">
            <text:p><text:a xlink:href="https://www.doomworld.com/idgames/levels/doom2/Ports/megawads/intercep2" xlink:type="simple">https://www.doomworld.com/idgames/levels/doom2/Ports/megawads/intercep2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COM.MICROSOFT.TEXTJOIN(&quot;, &quot;; 1; IF(ISBLANK([.L281:.AMJ281]); &quot;&quot;; [.L$2:.AMJ$2] &amp; &quot;:&quot; &amp; UNICHAR(160) &amp; [.L281:.AMJ281]))" office:value-type="string" office:string-value="RHhe82: 6" calcext:value-type="string">
            <text:p>RHhe82: 6</text:p>
          </table:table-cell>
          <table:table-cell table:style-name="ce17" table:formula="of:=SUMPRODUCT(NOT(ISBLANK([.L281:.AMJ281])))" office:value-type="float" office:value="1" calcext:value-type="float">
            <text:p>1</text:p>
          </table:table-cell>
          <table:table-cell table:style-name="ce95" table:formula="of:=IF([.J281]&gt;2;AVERAGE([.L281:.AMJ281]);0)" office:value-type="float" office:value="0" calcext:value-type="float">
            <text:p>.000</text:p>
          </table:table-cell>
          <table:table-cell table:number-columns-repeated="183"/>
          <table:table-cell office:value-type="float" office:value="6" calcext:value-type="float">
            <text:p>6</text:p>
          </table:table-cell>
          <table:table-cell table:number-columns-repeated="82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1" calcext:value-type="float">
            <text:p>261</text:p>
          </table:table-cell>
          <table:table-cell table:formula="of:=SUM([.L282:.AMJ282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82:.AMJ282]); &quot;&quot;; [.L$2:.AMJ$2] &amp; &quot;:&quot; &amp; UNICHAR(160) &amp; [.L282:.AMJ282]))" office:value-type="string" office:string-value="antares031: 6" calcext:value-type="string">
            <text:p>antares031: 6</text:p>
          </table:table-cell>
          <table:table-cell table:style-name="ce17" table:formula="of:=SUMPRODUCT(NOT(ISBLANK([.L282:.AMJ282])))" office:value-type="float" office:value="1" calcext:value-type="float">
            <text:p>1</text:p>
          </table:table-cell>
          <table:table-cell table:style-name="ce95" table:formula="of:=IF([.J282]&gt;2;AVERAGE([.L282:.AMJ282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1" calcext:value-type="float">
            <text:p>261</text:p>
          </table:table-cell>
          <table:table-cell table:formula="of:=SUM([.L283:.AMJ283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83:.AMJ283]); &quot;&quot;; [.L$2:.AMJ$2] &amp; &quot;:&quot; &amp; UNICHAR(160) &amp; [.L283:.AMJ283]))" office:value-type="string" office:string-value="Dimon12321: 6" calcext:value-type="string">
            <text:p>Dimon12321: 6</text:p>
          </table:table-cell>
          <table:table-cell table:style-name="ce17" table:formula="of:=SUMPRODUCT(NOT(ISBLANK([.L283:.AMJ283])))" office:value-type="float" office:value="1" calcext:value-type="float">
            <text:p>1</text:p>
          </table:table-cell>
          <table:table-cell table:style-name="ce95" table:formula="of:=IF([.J283]&gt;2;AVERAGE([.L283:.AMJ283]);0)" office:value-type="float" office:value="0" calcext:value-type="float">
            <text:p>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3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1" calcext:value-type="float">
            <text:p>261</text:p>
          </table:table-cell>
          <table:table-cell table:formula="of:=SUM([.L284:.AMJ284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84:.AMJ284]); &quot;&quot;; [.L$2:.AMJ$2] &amp; &quot;:&quot; &amp; UNICHAR(160) &amp; [.L284:.AMJ284]))" office:value-type="string" office:string-value="OniriA: 6" calcext:value-type="string">
            <text:p>OniriA: 6</text:p>
          </table:table-cell>
          <table:table-cell table:style-name="ce17" table:formula="of:=SUMPRODUCT(NOT(ISBLANK([.L284:.AMJ284])))" office:value-type="float" office:value="1" calcext:value-type="float">
            <text:p>1</text:p>
          </table:table-cell>
          <table:table-cell table:style-name="ce95" table:formula="of:=IF([.J284]&gt;2;AVERAGE([.L284:.AMJ284]);0)" office:value-type="float" office:value="0" calcext:value-type="float">
            <text:p>.000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08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1" calcext:value-type="float">
            <text:p>261</text:p>
          </table:table-cell>
          <table:table-cell table:formula="of:=SUM([.L285:.AMJ285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85:.AMJ285]); &quot;&quot;; [.L$2:.AMJ$2] &amp; &quot;:&quot; &amp; UNICHAR(160) &amp; [.L285:.AMJ285]))" office:value-type="string" office:string-value="sapphics: 6" calcext:value-type="string">
            <text:p>sapphics: 6</text:p>
          </table:table-cell>
          <table:table-cell table:style-name="ce17" table:formula="of:=SUMPRODUCT(NOT(ISBLANK([.L285:.AMJ285])))" office:value-type="float" office:value="1" calcext:value-type="float">
            <text:p>1</text:p>
          </table:table-cell>
          <table:table-cell table:style-name="ce95" table:formula="of:=IF([.J285]&gt;2;AVERAGE([.L285:.AMJ285]);0)" office:value-type="float" office:value="0" calcext:value-type="float">
            <text:p>.000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2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1" calcext:value-type="float">
            <text:p>261</text:p>
          </table:table-cell>
          <table:table-cell table:formula="of:=SUM([.L286:.AMJ286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6:.AMJ286]); &quot;&quot;; [.L$2:.AMJ$2] &amp; &quot;:&quot; &amp; UNICHAR(160) &amp; [.L286:.AMJ286]))" office:value-type="string" office:string-value="Soundblock: 6" calcext:value-type="string">
            <text:p>Soundblock: 6</text:p>
          </table:table-cell>
          <table:table-cell table:style-name="ce17" table:formula="of:=SUMPRODUCT(NOT(ISBLANK([.L286:.AMJ286])))" office:value-type="float" office:value="1" calcext:value-type="float">
            <text:p>1</text:p>
          </table:table-cell>
          <table:table-cell table:style-name="ce95" table:formula="of:=IF([.J286]&gt;2;AVERAGE([.L286:.AMJ286]);0)" office:value-type="float" office:value="0" calcext:value-type="float">
            <text:p>.000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1" calcext:value-type="float">
            <text:p>261</text:p>
          </table:table-cell>
          <table:table-cell table:formula="of:=SUM([.L287:.AMJ28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87:.AMJ287]); &quot;&quot;; [.L$2:.AMJ$2] &amp; &quot;:&quot; &amp; UNICHAR(160) &amp; [.L287:.AMJ287]))" office:value-type="string" office:string-value="maxmanium: 6" calcext:value-type="string">
            <text:p>maxmanium: 6</text:p>
          </table:table-cell>
          <table:table-cell table:style-name="ce17" table:formula="of:=SUMPRODUCT(NOT(ISBLANK([.L287:.AMJ287])))" office:value-type="float" office:value="1" calcext:value-type="float">
            <text:p>1</text:p>
          </table:table-cell>
          <table:table-cell table:style-name="ce95" table:formula="of:=IF([.J287]&gt;2;AVERAGE([.L287:.AMJ287]);0)" office:value-type="float" office:value="0" calcext:value-type="float">
            <text:p>.000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9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1" calcext:value-type="float">
            <text:p>261</text:p>
          </table:table-cell>
          <table:table-cell table:formula="of:=SUM([.L288:.AMJ288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88:.AMJ288]); &quot;&quot;; [.L$2:.AMJ$2] &amp; &quot;:&quot; &amp; UNICHAR(160) &amp; [.L288:.AMJ288]))" office:value-type="string" office:string-value="antares031: 6" calcext:value-type="string">
            <text:p>antares031: 6</text:p>
          </table:table-cell>
          <table:table-cell table:style-name="ce17" table:formula="of:=SUMPRODUCT(NOT(ISBLANK([.L288:.AMJ288])))" office:value-type="float" office:value="1" calcext:value-type="float">
            <text:p>1</text:p>
          </table:table-cell>
          <table:table-cell table:style-name="ce95" table:formula="of:=IF([.J288]&gt;2;AVERAGE([.L288:.AMJ288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1" calcext:value-type="float">
            <text:p>261</text:p>
          </table:table-cell>
          <table:table-cell table:formula="of:=SUM([.L289:.AMJ289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45" calcext:value-type="float">
            <text:p>45</text:p>
          </table:table-cell>
          <table:table-cell table:style-name="ce16" table:number-matrix-columns-spanned="1" table:number-matrix-rows-spanned="1" table:formula="of:=COM.MICROSOFT.TEXTJOIN(&quot;, &quot;; 1; IF(ISBLANK([.L289:.AMJ289]); &quot;&quot;; [.L$2:.AMJ$2] &amp; &quot;:&quot; &amp; UNICHAR(160) &amp; [.L289:.AMJ289]))" office:value-type="string" office:string-value="ax34: 3, SOSU: 3" calcext:value-type="string">
            <text:p>ax34: 3, SOSU: 3</text:p>
          </table:table-cell>
          <table:table-cell table:style-name="ce17" table:formula="of:=SUMPRODUCT(NOT(ISBLANK([.L289:.AMJ289])))" office:value-type="float" office:value="2" calcext:value-type="float">
            <text:p>2</text:p>
          </table:table-cell>
          <table:table-cell table:style-name="ce95" table:formula="of:=IF([.J289]&gt;2;AVERAGE([.L289:.AMJ289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1" calcext:value-type="float">
            <text:p>261</text:p>
          </table:table-cell>
          <table:table-cell table:formula="of:=SUM([.L290:.AMJ290])" office:value-type="float" office:value="6" calcext:value-type="float">
            <text:p>6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90:.AMJ290]); &quot;&quot;; [.L$2:.AMJ$2] &amp; &quot;:&quot; &amp; UNICHAR(160) &amp; [.L290:.AMJ290]))" office:value-type="string" office:string-value="dosboot: 1, Xeogred: 2, Thelokk: 3" calcext:value-type="string">
            <text:p>dosboot: 1, Xeogred: 2, Thelokk: 3</text:p>
          </table:table-cell>
          <table:table-cell table:style-name="ce17" table:formula="of:=SUMPRODUCT(NOT(ISBLANK([.L290:.AMJ290])))" office:value-type="float" office:value="3" calcext:value-type="float">
            <text:p>3</text:p>
          </table:table-cell>
          <table:table-cell table:style-name="ce95" table:formula="of:=IF([.J290]&gt;2;AVERAGE([.L290:.AMJ290]);0)" office:value-type="float" office:value="2" calcext:value-type="float">
            <text:p>2.00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19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1" calcext:value-type="float">
            <text:p>261</text:p>
          </table:table-cell>
          <table:table-cell table:formula="of:=SUM([.L291:.AMJ291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91:.AMJ291]); &quot;&quot;; [.L$2:.AMJ$2] &amp; &quot;:&quot; &amp; UNICHAR(160) &amp; [.L291:.AMJ291]))" office:value-type="string" office:string-value="Lewonx: 6" calcext:value-type="string">
            <text:p>Lewonx: 6</text:p>
          </table:table-cell>
          <table:table-cell table:style-name="ce17" table:formula="of:=SUMPRODUCT(NOT(ISBLANK([.L291:.AMJ291])))" office:value-type="float" office:value="1" calcext:value-type="float">
            <text:p>1</text:p>
          </table:table-cell>
          <table:table-cell table:style-name="ce95" table:formula="of:=IF([.J291]&gt;2;AVERAGE([.L291:.AMJ291]);0)" office:value-type="float" office:value="0" calcext:value-type="float">
            <text:p>.000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5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1" calcext:value-type="float">
            <text:p>261</text:p>
          </table:table-cell>
          <table:table-cell table:formula="of:=SUM([.L292:.AMJ292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92:.AMJ292]); &quot;&quot;; [.L$2:.AMJ$2] &amp; &quot;:&quot; &amp; UNICHAR(160) &amp; [.L292:.AMJ292]))" office:value-type="string" office:string-value="Ralphis: 6" calcext:value-type="string">
            <text:p>Ralphis: 6</text:p>
          </table:table-cell>
          <table:table-cell table:style-name="ce17" table:formula="of:=SUMPRODUCT(NOT(ISBLANK([.L292:.AMJ292])))" office:value-type="float" office:value="1" calcext:value-type="float">
            <text:p>1</text:p>
          </table:table-cell>
          <table:table-cell table:style-name="ce95" table:formula="of:=IF([.J292]&gt;2;AVERAGE([.L292:.AMJ292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1" calcext:value-type="float">
            <text:p>261</text:p>
          </table:table-cell>
          <table:table-cell table:formula="of:=SUM([.L293:.AMJ293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293:.AMJ293]); &quot;&quot;; [.L$2:.AMJ$2] &amp; &quot;:&quot; &amp; UNICHAR(160) &amp; [.L293:.AMJ293]))" office:value-type="string" office:string-value="AnonimVio: 6" calcext:value-type="string">
            <text:p>AnonimVio: 6</text:p>
          </table:table-cell>
          <table:table-cell table:style-name="ce17" table:formula="of:=SUMPRODUCT(NOT(ISBLANK([.L293:.AMJ293])))" office:value-type="float" office:value="1" calcext:value-type="float">
            <text:p>1</text:p>
          </table:table-cell>
          <table:table-cell table:style-name="ce95" table:formula="of:=IF([.J293]&gt;2;AVERAGE([.L293:.AMJ293]);0)" office:value-type="float" office:value="0" calcext:value-type="float">
            <text:p>.000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1" calcext:value-type="float">
            <text:p>261</text:p>
          </table:table-cell>
          <table:table-cell table:formula="of:=SUM([.L294:.AMJ294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4:.AMJ294]); &quot;&quot;; [.L$2:.AMJ$2] &amp; &quot;:&quot; &amp; UNICHAR(160) &amp; [.L294:.AMJ294]))" office:value-type="string" office:string-value="Omniarch: 5, dosboot: 1" calcext:value-type="string">
            <text:p>Omniarch: 5, dosboot: 1</text:p>
          </table:table-cell>
          <table:table-cell table:style-name="ce17" table:formula="of:=SUMPRODUCT(NOT(ISBLANK([.L294:.AMJ294])))" office:value-type="float" office:value="2" calcext:value-type="float">
            <text:p>2</text:p>
          </table:table-cell>
          <table:table-cell table:style-name="ce95" table:formula="of:=IF([.J294]&gt;2;AVERAGE([.L294:.AMJ294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1" calcext:value-type="float">
            <text:p>261</text:p>
          </table:table-cell>
          <table:table-cell table:formula="of:=SUM([.L295:.AMJ295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95:.AMJ295]); &quot;&quot;; [.L$2:.AMJ$2] &amp; &quot;:&quot; &amp; UNICHAR(160) &amp; [.L295:.AMJ295]))" office:value-type="string" office:string-value="Ralphis: 6" calcext:value-type="string">
            <text:p>Ralphis: 6</text:p>
          </table:table-cell>
          <table:table-cell table:style-name="ce17" table:formula="of:=SUMPRODUCT(NOT(ISBLANK([.L295:.AMJ295])))" office:value-type="float" office:value="1" calcext:value-type="float">
            <text:p>1</text:p>
          </table:table-cell>
          <table:table-cell table:style-name="ce95" table:formula="of:=IF([.J295]&gt;2;AVERAGE([.L295:.AMJ295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1" calcext:value-type="float">
            <text:p>261</text:p>
          </table:table-cell>
          <table:table-cell table:formula="of:=SUM([.L296:.AMJ296])" office:value-type="float" office:value="6" calcext:value-type="float">
            <text:p>6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<text:a xlink:href="https://doomwiki.org/wiki/Uprising" xlink:type="simple">https://doomwiki.org/wiki/Uprising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96:.AMJ296]); &quot;&quot;; [.L$2:.AMJ$2] &amp; &quot;:&quot; &amp; UNICHAR(160) &amp; [.L296:.AMJ296]))" office:value-type="string" office:string-value="Andromeda: 6" calcext:value-type="string">
            <text:p>Andromeda: 6</text:p>
          </table:table-cell>
          <table:table-cell table:style-name="ce17" table:formula="of:=SUMPRODUCT(NOT(ISBLANK([.L296:.AMJ296])))" office:value-type="float" office:value="1" calcext:value-type="float">
            <text:p>1</text:p>
          </table:table-cell>
          <table:table-cell table:style-name="ce95" table:formula="of:=IF([.J296]&gt;2;AVERAGE([.L296:.AMJ296]);0)" office:value-type="float" office:value="0" calcext:value-type="float">
            <text:p>.000</text:p>
          </table:table-cell>
          <table:table-cell table:number-columns-repeated="137"/>
          <table:table-cell office:value-type="float" office:value="6" calcext:value-type="float">
            <text:p>6</text:p>
          </table:table-cell>
          <table:table-cell table:number-columns-repeated="875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1" calcext:value-type="float">
            <text:p>261</text:p>
          </table:table-cell>
          <table:table-cell table:formula="of:=SUM([.L297:.AMJ297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7:.AMJ297]); &quot;&quot;; [.L$2:.AMJ$2] &amp; &quot;:&quot; &amp; UNICHAR(160) &amp; [.L297:.AMJ297]))" office:value-type="string" office:string-value="4everDoomed: 4, VanaheimRanger: 2" calcext:value-type="string">
            <text:p>4everDoomed: 4, VanaheimRanger: 2</text:p>
          </table:table-cell>
          <table:table-cell table:style-name="ce17" table:formula="of:=SUMPRODUCT(NOT(ISBLANK([.L297:.AMJ297])))" office:value-type="float" office:value="2" calcext:value-type="float">
            <text:p>2</text:p>
          </table:table-cell>
          <table:table-cell table:style-name="ce95" table:formula="of:=IF([.J297]&gt;2;AVERAGE([.L297:.AMJ297]);0)" office:value-type="float" office:value="0" calcext:value-type="float">
            <text:p>.000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59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5" calcext:value-type="float">
            <text:p>295</text:p>
          </table:table-cell>
          <table:table-cell table:formula="of:=SUM([.L298:.AMJ298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98:.AMJ298]); &quot;&quot;; [.L$2:.AMJ$2] &amp; &quot;:&quot; &amp; UNICHAR(160) &amp; [.L298:.AMJ298]))" office:value-type="string" office:string-value="Horus: 5" calcext:value-type="string">
            <text:p>Horus: 5</text:p>
          </table:table-cell>
          <table:table-cell table:style-name="ce17" table:formula="of:=SUMPRODUCT(NOT(ISBLANK([.L298:.AMJ298])))" office:value-type="float" office:value="1" calcext:value-type="float">
            <text:p>1</text:p>
          </table:table-cell>
          <table:table-cell table:style-name="ce95" table:formula="of:=IF([.J298]&gt;2;AVERAGE([.L298:.AMJ298]);0)" office:value-type="float" office:value="0" calcext:value-type="float">
            <text:p>.000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5" calcext:value-type="float">
            <text:p>295</text:p>
          </table:table-cell>
          <table:table-cell table:formula="of:=SUM([.L299:.AMJ299])" office:value-type="float" office:value="5" calcext:value-type="float">
            <text:p>5</text:p>
          </table:table-cell>
          <table:table-cell table:style-name="ce112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299:.AMJ299]); &quot;&quot;; [.L$2:.AMJ$2] &amp; &quot;:&quot; &amp; UNICHAR(160) &amp; [.L299:.AMJ299]))" office:value-type="string" office:string-value="eharper256: 5" calcext:value-type="string">
            <text:p>eharper256: 5</text:p>
          </table:table-cell>
          <table:table-cell table:style-name="ce17" table:formula="of:=SUMPRODUCT(NOT(ISBLANK([.L299:.AMJ299])))" office:value-type="float" office:value="1" calcext:value-type="float">
            <text:p>1</text:p>
          </table:table-cell>
          <table:table-cell table:style-name="ce95" table:formula="of:=IF([.J299]&gt;2;AVERAGE([.L299:.AMJ299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5" calcext:value-type="float">
            <text:p>295</text:p>
          </table:table-cell>
          <table:table-cell table:formula="of:=SUM([.L300:.AMJ300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00:.AMJ300]); &quot;&quot;; [.L$2:.AMJ$2] &amp; &quot;:&quot; &amp; UNICHAR(160) &amp; [.L300:.AMJ300]))" office:value-type="string" office:string-value="Rince-wind: 5" calcext:value-type="string">
            <text:p>Rince-wind: 5</text:p>
          </table:table-cell>
          <table:table-cell table:style-name="ce17" table:formula="of:=SUMPRODUCT(NOT(ISBLANK([.L300:.AMJ300])))" office:value-type="float" office:value="1" calcext:value-type="float">
            <text:p>1</text:p>
          </table:table-cell>
          <table:table-cell table:style-name="ce95" table:formula="of:=IF([.J300]&gt;2;AVERAGE([.L300:.AMJ300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5" calcext:value-type="float">
            <text:p>295</text:p>
          </table:table-cell>
          <table:table-cell table:formula="of:=SUM([.L301:.AMJ301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01:.AMJ301]); &quot;&quot;; [.L$2:.AMJ$2] &amp; &quot;:&quot; &amp; UNICHAR(160) &amp; [.L301:.AMJ301]))" office:value-type="string" office:string-value="AtticTelephone: 5" calcext:value-type="string">
            <text:p>AtticTelephone: 5</text:p>
          </table:table-cell>
          <table:table-cell table:style-name="ce17" table:formula="of:=SUMPRODUCT(NOT(ISBLANK([.L301:.AMJ301])))" office:value-type="float" office:value="1" calcext:value-type="float">
            <text:p>1</text:p>
          </table:table-cell>
          <table:table-cell table:style-name="ce95" table:formula="of:=IF([.J301]&gt;2;AVERAGE([.L301:.AMJ301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5" calcext:value-type="float">
            <text:p>295</text:p>
          </table:table-cell>
          <table:table-cell table:formula="of:=SUM([.L302:.AMJ302])" office:value-type="float" office:value="5" calcext:value-type="float">
            <text:p>5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<text:a xlink:href="https://www.doomworld.com/idgames/levels/doom2/Ports/a-c/axolotl" xlink:type="simple">https://www.doomworld.com/idgames/levels/doom2/Ports/a-c/axolotl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02:.AMJ302]); &quot;&quot;; [.L$2:.AMJ$2] &amp; &quot;:&quot; &amp; UNICHAR(160) &amp; [.L302:.AMJ302]))" office:value-type="string" office:string-value="Nefelibeta: 5" calcext:value-type="string">
            <text:p>Nefelibeta: 5</text:p>
          </table:table-cell>
          <table:table-cell table:style-name="ce17" table:formula="of:=SUMPRODUCT(NOT(ISBLANK([.L302:.AMJ302])))" office:value-type="float" office:value="1" calcext:value-type="float">
            <text:p>1</text:p>
          </table:table-cell>
          <table:table-cell table:style-name="ce95" table:formula="of:=IF([.J302]&gt;2;AVERAGE([.L302:.AMJ302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5" calcext:value-type="float">
            <text:p>295</text:p>
          </table:table-cell>
          <table:table-cell table:formula="of:=SUM([.L303:.AMJ303])" office:value-type="float" office:value="5" calcext:value-type="float">
            <text:p>5</text:p>
          </table:table-cell>
          <table:table-cell office:value-type="string" calcext:value-type="string">
            <text:p>Birthday Bash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303:.AMJ303]); &quot;&quot;; [.L$2:.AMJ$2] &amp; &quot;:&quot; &amp; UNICHAR(160) &amp; [.L303:.AMJ303]))" office:value-type="string" office:string-value="eharper256: 5" calcext:value-type="string">
            <text:p>eharper256: 5</text:p>
          </table:table-cell>
          <table:table-cell table:style-name="ce17" table:formula="of:=SUMPRODUCT(NOT(ISBLANK([.L303:.AMJ303])))" office:value-type="float" office:value="1" calcext:value-type="float">
            <text:p>1</text:p>
          </table:table-cell>
          <table:table-cell table:style-name="ce95" table:formula="of:=IF([.J303]&gt;2;AVERAGE([.L303:.AMJ303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5" calcext:value-type="float">
            <text:p>295</text:p>
          </table:table-cell>
          <table:table-cell table:formula="of:=SUM([.L304:.AMJ304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4:.AMJ304]); &quot;&quot;; [.L$2:.AMJ$2] &amp; &quot;:&quot; &amp; UNICHAR(160) &amp; [.L304:.AMJ304]))" office:value-type="string" office:string-value="Vorpal: 5" calcext:value-type="string">
            <text:p>Vorpal: 5</text:p>
          </table:table-cell>
          <table:table-cell table:style-name="ce17" table:formula="of:=SUMPRODUCT(NOT(ISBLANK([.L304:.AMJ304])))" office:value-type="float" office:value="1" calcext:value-type="float">
            <text:p>1</text:p>
          </table:table-cell>
          <table:table-cell table:style-name="ce95" table:formula="of:=IF([.J304]&gt;2;AVERAGE([.L304:.AMJ304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5" calcext:value-type="float">
            <text:p>295</text:p>
          </table:table-cell>
          <table:table-cell table:formula="of:=SUM([.L305:.AMJ305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05:.AMJ305]); &quot;&quot;; [.L$2:.AMJ$2] &amp; &quot;:&quot; &amp; UNICHAR(160) &amp; [.L305:.AMJ305]))" office:value-type="string" office:string-value="Diabolución: 5" calcext:value-type="string">
            <text:p>Diabolución: 5</text:p>
          </table:table-cell>
          <table:table-cell table:style-name="ce17" table:formula="of:=SUMPRODUCT(NOT(ISBLANK([.L305:.AMJ305])))" office:value-type="float" office:value="1" calcext:value-type="float">
            <text:p>1</text:p>
          </table:table-cell>
          <table:table-cell table:style-name="ce95" table:formula="of:=IF([.J305]&gt;2;AVERAGE([.L305:.AMJ305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5" calcext:value-type="float">
            <text:p>295</text:p>
          </table:table-cell>
          <table:table-cell table:formula="of:=SUM([.L306:.AMJ306])" office:value-type="float" office:value="5" calcext:value-type="float">
            <text:p>5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<text:a xlink:href="https://doomwiki.org/wiki/Community_Chest" xlink:type="simple">https://doomwiki.org/wiki/Community_Ches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06:.AMJ306]); &quot;&quot;; [.L$2:.AMJ$2] &amp; &quot;:&quot; &amp; UNICHAR(160) &amp; [.L306:.AMJ306]))" office:value-type="string" office:string-value="Bep: 5" calcext:value-type="string">
            <text:p>Bep: 5</text:p>
          </table:table-cell>
          <table:table-cell table:style-name="ce17" table:formula="of:=SUMPRODUCT(NOT(ISBLANK([.L306:.AMJ306])))" office:value-type="float" office:value="1" calcext:value-type="float">
            <text:p>1</text:p>
          </table:table-cell>
          <table:table-cell table:style-name="ce95" table:formula="of:=IF([.J306]&gt;2;AVERAGE([.L306:.AMJ306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5" calcext:value-type="float">
            <text:p>295</text:p>
          </table:table-cell>
          <table:table-cell table:formula="of:=SUM([.L307:.AMJ307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7:.AMJ307]); &quot;&quot;; [.L$2:.AMJ$2] &amp; &quot;:&quot; &amp; UNICHAR(160) &amp; [.L307:.AMJ307]))" office:value-type="string" office:string-value="Soundblock: 5" calcext:value-type="string">
            <text:p>Soundblock: 5</text:p>
          </table:table-cell>
          <table:table-cell table:style-name="ce17" table:formula="of:=SUMPRODUCT(NOT(ISBLANK([.L307:.AMJ307])))" office:value-type="float" office:value="1" calcext:value-type="float">
            <text:p>1</text:p>
          </table:table-cell>
          <table:table-cell table:style-name="ce95" table:formula="of:=IF([.J307]&gt;2;AVERAGE([.L307:.AMJ307]);0)" office:value-type="float" office:value="0" calcext:value-type="float">
            <text:p>.000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1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5" calcext:value-type="float">
            <text:p>295</text:p>
          </table:table-cell>
          <table:table-cell table:formula="of:=SUM([.L308:.AMJ308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8:.AMJ308]); &quot;&quot;; [.L$2:.AMJ$2] &amp; &quot;:&quot; &amp; UNICHAR(160) &amp; [.L308:.AMJ308]))" office:value-type="string" office:string-value="ax34: 4, Doomlover77: 1" calcext:value-type="string">
            <text:p>ax34: 4, Doomlover77: 1</text:p>
          </table:table-cell>
          <table:table-cell table:style-name="ce17" table:formula="of:=SUMPRODUCT(NOT(ISBLANK([.L308:.AMJ308])))" office:value-type="float" office:value="2" calcext:value-type="float">
            <text:p>2</text:p>
          </table:table-cell>
          <table:table-cell table:style-name="ce95" table:formula="of:=IF([.J308]&gt;2;AVERAGE([.L308:.AMJ308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5" calcext:value-type="float">
            <text:p>295</text:p>
          </table:table-cell>
          <table:table-cell table:formula="of:=SUM([.L309:.AMJ309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09:.AMJ309]); &quot;&quot;; [.L$2:.AMJ$2] &amp; &quot;:&quot; &amp; UNICHAR(160) &amp; [.L309:.AMJ309]))" office:value-type="string" office:string-value="HUNdebLeonidasX: 3, TheMightyHeracross: 2" calcext:value-type="string">
            <text:p>HUNdebLeonidasX: 3, TheMightyHeracross: 2</text:p>
          </table:table-cell>
          <table:table-cell table:style-name="ce17" table:formula="of:=SUMPRODUCT(NOT(ISBLANK([.L309:.AMJ309])))" office:value-type="float" office:value="2" calcext:value-type="float">
            <text:p>2</text:p>
          </table:table-cell>
          <table:table-cell table:style-name="ce95" table:formula="of:=IF([.J309]&gt;2;AVERAGE([.L309:.AMJ309]);0)" office:value-type="float" office:value="0" calcext:value-type="float">
            <text:p>.000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5" calcext:value-type="float">
            <text:p>295</text:p>
          </table:table-cell>
          <table:table-cell table:formula="of:=SUM([.L310:.AMJ310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55" calcext:value-type="float">
            <text:p>55</text:p>
          </table:table-cell>
          <table:table-cell table:style-name="ce16" table:number-matrix-columns-spanned="1" table:number-matrix-rows-spanned="1" table:formula="of:=COM.MICROSOFT.TEXTJOIN(&quot;, &quot;; 1; IF(ISBLANK([.L310:.AMJ310]); &quot;&quot;; [.L$2:.AMJ$2] &amp; &quot;:&quot; &amp; UNICHAR(160) &amp; [.L310:.AMJ310]))" office:value-type="string" office:string-value="Ryath: 5" calcext:value-type="string">
            <text:p>Ryath: 5</text:p>
          </table:table-cell>
          <table:table-cell table:style-name="ce17" table:formula="of:=SUMPRODUCT(NOT(ISBLANK([.L310:.AMJ310])))" office:value-type="float" office:value="1" calcext:value-type="float">
            <text:p>1</text:p>
          </table:table-cell>
          <table:table-cell table:style-name="ce95" table:formula="of:=IF([.J310]&gt;2;AVERAGE([.L310:.AMJ310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5" calcext:value-type="float">
            <text:p>295</text:p>
          </table:table-cell>
          <table:table-cell table:formula="of:=SUM([.L311:.AMJ311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11:.AMJ311]); &quot;&quot;; [.L$2:.AMJ$2] &amp; &quot;:&quot; &amp; UNICHAR(160) &amp; [.L311:.AMJ311]))" office:value-type="string" office:string-value="Omniarch: 5" calcext:value-type="string">
            <text:p>Omniarch: 5</text:p>
          </table:table-cell>
          <table:table-cell table:style-name="ce17" table:formula="of:=SUMPRODUCT(NOT(ISBLANK([.L311:.AMJ311])))" office:value-type="float" office:value="1" calcext:value-type="float">
            <text:p>1</text:p>
          </table:table-cell>
          <table:table-cell table:style-name="ce95" table:formula="of:=IF([.J311]&gt;2;AVERAGE([.L311:.AMJ311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5" calcext:value-type="float">
            <text:p>295</text:p>
          </table:table-cell>
          <table:table-cell table:formula="of:=SUM([.L312:.AMJ312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forum.zdoom.org/viewtopic.php?f=42&amp;t=63530" xlink:type="simple">https://forum.zdoom.org/viewtopic.php?f=42&amp;t=6353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2:.AMJ312]); &quot;&quot;; [.L$2:.AMJ$2] &amp; &quot;:&quot; &amp; UNICHAR(160) &amp; [.L312:.AMJ312]))" office:value-type="string" office:string-value="Rince-wind: 5" calcext:value-type="string">
            <text:p>Rince-wind: 5</text:p>
          </table:table-cell>
          <table:table-cell table:style-name="ce17" table:formula="of:=SUMPRODUCT(NOT(ISBLANK([.L312:.AMJ312])))" office:value-type="float" office:value="1" calcext:value-type="float">
            <text:p>1</text:p>
          </table:table-cell>
          <table:table-cell table:style-name="ce95" table:formula="of:=IF([.J312]&gt;2;AVERAGE([.L312:.AMJ312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5" calcext:value-type="float">
            <text:p>295</text:p>
          </table:table-cell>
          <table:table-cell table:formula="of:=SUM([.L313:.AMJ313])" office:value-type="float" office:value="5" calcext:value-type="float">
            <text:p>5</text:p>
          </table:table-cell>
          <table:table-cell office:value-type="string" calcext:value-type="string">
            <text:p>Doomworld Mega Project 2016</text:p>
          </table:table-cell>
          <table:table-cell office:value-type="string" calcext:value-type="string">
            <text:p><text:a xlink:href="https://doomwiki.org/wiki/Doomworld_Mega_Project_2016" xlink:type="simple">https://doomwiki.org/wiki/Doomworld_Mega_Project_2016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313:.AMJ313]); &quot;&quot;; [.L$2:.AMJ$2] &amp; &quot;:&quot; &amp; UNICHAR(160) &amp; [.L313:.AMJ313]))" office:value-type="string" office:string-value="Bep: 5" calcext:value-type="string">
            <text:p>Bep: 5</text:p>
          </table:table-cell>
          <table:table-cell table:style-name="ce17" table:formula="of:=SUMPRODUCT(NOT(ISBLANK([.L313:.AMJ313])))" office:value-type="float" office:value="1" calcext:value-type="float">
            <text:p>1</text:p>
          </table:table-cell>
          <table:table-cell table:style-name="ce95" table:formula="of:=IF([.J313]&gt;2;AVERAGE([.L313:.AMJ313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5" calcext:value-type="float">
            <text:p>295</text:p>
          </table:table-cell>
          <table:table-cell table:formula="of:=SUM([.L314:.AMJ314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4:.AMJ314]); &quot;&quot;; [.L$2:.AMJ$2] &amp; &quot;:&quot; &amp; UNICHAR(160) &amp; [.L314:.AMJ314]))" office:value-type="string" office:string-value="Vorpal: 5" calcext:value-type="string">
            <text:p>Vorpal: 5</text:p>
          </table:table-cell>
          <table:table-cell table:style-name="ce17" table:formula="of:=SUMPRODUCT(NOT(ISBLANK([.L314:.AMJ314])))" office:value-type="float" office:value="1" calcext:value-type="float">
            <text:p>1</text:p>
          </table:table-cell>
          <table:table-cell table:style-name="ce95" table:formula="of:=IF([.J314]&gt;2;AVERAGE([.L314:.AMJ314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5" calcext:value-type="float">
            <text:p>295</text:p>
          </table:table-cell>
          <table:table-cell table:formula="of:=SUM([.L315:.AMJ315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15:.AMJ315]); &quot;&quot;; [.L$2:.AMJ$2] &amp; &quot;:&quot; &amp; UNICHAR(160) &amp; [.L315:.AMJ315]))" office:value-type="string" office:string-value="Diabolución: 5" calcext:value-type="string">
            <text:p>Diabolución: 5</text:p>
          </table:table-cell>
          <table:table-cell table:style-name="ce17" table:formula="of:=SUMPRODUCT(NOT(ISBLANK([.L315:.AMJ315])))" office:value-type="float" office:value="1" calcext:value-type="float">
            <text:p>1</text:p>
          </table:table-cell>
          <table:table-cell table:style-name="ce95" table:formula="of:=IF([.J315]&gt;2;AVERAGE([.L315:.AMJ315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5" calcext:value-type="float">
            <text:p>295</text:p>
          </table:table-cell>
          <table:table-cell table:formula="of:=SUM([.L316:.AMJ316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16:.AMJ316]); &quot;&quot;; [.L$2:.AMJ$2] &amp; &quot;:&quot; &amp; UNICHAR(160) &amp; [.L316:.AMJ316]))" office:value-type="string" office:string-value="AtticTelephone: 5" calcext:value-type="string">
            <text:p>AtticTelephone: 5</text:p>
          </table:table-cell>
          <table:table-cell table:style-name="ce17" table:formula="of:=SUMPRODUCT(NOT(ISBLANK([.L316:.AMJ316])))" office:value-type="float" office:value="1" calcext:value-type="float">
            <text:p>1</text:p>
          </table:table-cell>
          <table:table-cell table:style-name="ce95" table:formula="of:=IF([.J316]&gt;2;AVERAGE([.L316:.AMJ316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5" calcext:value-type="float">
            <text:p>295</text:p>
          </table:table-cell>
          <table:table-cell table:formula="of:=SUM([.L317:.AMJ317])" office:value-type="float" office:value="5" calcext:value-type="float">
            <text:p>5</text:p>
          </table:table-cell>
          <table:table-cell office:value-type="string" calcext:value-type="string">
            <text:p>Erkattäññe</text:p>
          </table:table-cell>
          <table:table-cell office:value-type="string" calcext:value-type="string">
            <text:p><text:a xlink:href="https://doomwiki.org/wiki/Erkattäññe" xlink:type="simple">https://doomwiki.org/wiki/Erkattäññ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/>
          <table:table-cell table:style-name="ce16" table:number-matrix-columns-spanned="1" table:number-matrix-rows-spanned="1" table:formula="of:=COM.MICROSOFT.TEXTJOIN(&quot;, &quot;; 1; IF(ISBLANK([.L317:.AMJ317]); &quot;&quot;; [.L$2:.AMJ$2] &amp; &quot;:&quot; &amp; UNICHAR(160) &amp; [.L317:.AMJ317]))" office:value-type="string" office:string-value="Bep: 5" calcext:value-type="string">
            <text:p>Bep: 5</text:p>
          </table:table-cell>
          <table:table-cell table:style-name="ce17" table:formula="of:=SUMPRODUCT(NOT(ISBLANK([.L317:.AMJ317])))" office:value-type="float" office:value="1" calcext:value-type="float">
            <text:p>1</text:p>
          </table:table-cell>
          <table:table-cell table:style-name="ce95" table:formula="of:=IF([.J317]&gt;2;AVERAGE([.L317:.AMJ317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5" calcext:value-type="float">
            <text:p>295</text:p>
          </table:table-cell>
          <table:table-cell table:formula="of:=SUM([.L318:.AMJ318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318:.AMJ318]); &quot;&quot;; [.L$2:.AMJ$2] &amp; &quot;:&quot; &amp; UNICHAR(160) &amp; [.L318:.AMJ318]))" office:value-type="string" office:string-value="Doomkid: 5" calcext:value-type="string">
            <text:p>Doomkid: 5</text:p>
          </table:table-cell>
          <table:table-cell table:style-name="ce17" table:formula="of:=SUMPRODUCT(NOT(ISBLANK([.L318:.AMJ318])))" office:value-type="float" office:value="1" calcext:value-type="float">
            <text:p>1</text:p>
          </table:table-cell>
          <table:table-cell table:style-name="ce95" table:formula="of:=IF([.J318]&gt;2;AVERAGE([.L318:.AMJ318]);0)" office:value-type="float" office:value="0" calcext:value-type="float">
            <text:p>.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5" calcext:value-type="float">
            <text:p>295</text:p>
          </table:table-cell>
          <table:table-cell table:formula="of:=SUM([.L319:.AMJ319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9:.AMJ319]); &quot;&quot;; [.L$2:.AMJ$2] &amp; &quot;:&quot; &amp; UNICHAR(160) &amp; [.L319:.AMJ319]))" office:value-type="string" office:string-value="smeghammer: 5" calcext:value-type="string">
            <text:p>smeghammer: 5</text:p>
          </table:table-cell>
          <table:table-cell table:style-name="ce17" table:formula="of:=SUMPRODUCT(NOT(ISBLANK([.L319:.AMJ319])))" office:value-type="float" office:value="1" calcext:value-type="float">
            <text:p>1</text:p>
          </table:table-cell>
          <table:table-cell table:style-name="ce95" table:formula="of:=IF([.J319]&gt;2;AVERAGE([.L319:.AMJ319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5" calcext:value-type="float">
            <text:p>295</text:p>
          </table:table-cell>
          <table:table-cell table:formula="of:=SUM([.L320:.AMJ320])" office:value-type="float" office:value="5" calcext:value-type="float">
            <text:p>5</text:p>
          </table:table-cell>
          <table:table-cell office:value-type="string" calcext:value-type="string">
            <text:p>Flotsam</text:p>
          </table:table-cell>
          <table:table-cell office:value-type="string" calcext:value-type="string">
            <text:p><text:a xlink:href="https://doomwiki.org/wiki/Flotsam" xlink:type="simple">https://doomwiki.org/wiki/Flotsam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320:.AMJ320]); &quot;&quot;; [.L$2:.AMJ$2] &amp; &quot;:&quot; &amp; UNICHAR(160) &amp; [.L320:.AMJ320]))" office:value-type="string" office:string-value="KineticBeverage: 5" calcext:value-type="string">
            <text:p>KineticBeverage: 5</text:p>
          </table:table-cell>
          <table:table-cell table:style-name="ce17" table:formula="of:=SUMPRODUCT(NOT(ISBLANK([.L320:.AMJ320])))" office:value-type="float" office:value="1" calcext:value-type="float">
            <text:p>1</text:p>
          </table:table-cell>
          <table:table-cell table:style-name="ce95" table:formula="of:=IF([.J320]&gt;2;AVERAGE([.L320:.AMJ320]);0)" office:value-type="float" office:value="0" calcext:value-type="float">
            <text:p>.000</text:p>
          </table:table-cell>
          <table:table-cell table:number-columns-repeated="186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5" calcext:value-type="float">
            <text:p>295</text:p>
          </table:table-cell>
          <table:table-cell table:formula="of:=SUM([.L321:.AMJ321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1:.AMJ321]); &quot;&quot;; [.L$2:.AMJ$2] &amp; &quot;:&quot; &amp; UNICHAR(160) &amp; [.L321:.AMJ321]))" office:value-type="string" office:string-value="msx2plus: 5" calcext:value-type="string">
            <text:p>msx2plus: 5</text:p>
          </table:table-cell>
          <table:table-cell table:style-name="ce17" table:formula="of:=SUMPRODUCT(NOT(ISBLANK([.L321:.AMJ321])))" office:value-type="float" office:value="1" calcext:value-type="float">
            <text:p>1</text:p>
          </table:table-cell>
          <table:table-cell table:style-name="ce95" table:formula="of:=IF([.J321]&gt;2;AVERAGE([.L321:.AMJ321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5" calcext:value-type="float">
            <text:p>295</text:p>
          </table:table-cell>
          <table:table-cell table:formula="of:=SUM([.L322:.AMJ322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2:.AMJ322]); &quot;&quot;; [.L$2:.AMJ$2] &amp; &quot;:&quot; &amp; UNICHAR(160) &amp; [.L322:.AMJ322]))" office:value-type="string" office:string-value="Graf Zahl: 5" calcext:value-type="string">
            <text:p>Graf Zahl: 5</text:p>
          </table:table-cell>
          <table:table-cell table:style-name="ce17" table:formula="of:=SUMPRODUCT(NOT(ISBLANK([.L322:.AMJ322])))" office:value-type="float" office:value="1" calcext:value-type="float">
            <text:p>1</text:p>
          </table:table-cell>
          <table:table-cell table:style-name="ce95" table:formula="of:=IF([.J322]&gt;2;AVERAGE([.L322:.AMJ322]);0)" office:value-type="float" office:value="0" calcext:value-type="float">
            <text:p>.000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5" calcext:value-type="float">
            <text:p>295</text:p>
          </table:table-cell>
          <table:table-cell table:formula="of:=SUM([.L323:.AMJ323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23:.AMJ323]); &quot;&quot;; [.L$2:.AMJ$2] &amp; &quot;:&quot; &amp; UNICHAR(160) &amp; [.L323:.AMJ323]))" office:value-type="string" office:string-value="Bryan T: 5" calcext:value-type="string">
            <text:p>Bryan T: 5</text:p>
          </table:table-cell>
          <table:table-cell table:style-name="ce17" table:formula="of:=SUMPRODUCT(NOT(ISBLANK([.L323:.AMJ323])))" office:value-type="float" office:value="1" calcext:value-type="float">
            <text:p>1</text:p>
          </table:table-cell>
          <table:table-cell table:style-name="ce95" table:formula="of:=IF([.J323]&gt;2;AVERAGE([.L323:.AMJ323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5" calcext:value-type="float">
            <text:p>295</text:p>
          </table:table-cell>
          <table:table-cell table:formula="of:=SUM([.L324:.AMJ324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24:.AMJ324]); &quot;&quot;; [.L$2:.AMJ$2] &amp; &quot;:&quot; &amp; UNICHAR(160) &amp; [.L324:.AMJ324]))" office:value-type="string" office:string-value="Ed: 5" calcext:value-type="string">
            <text:p>Ed: 5</text:p>
          </table:table-cell>
          <table:table-cell table:style-name="ce17" table:formula="of:=SUMPRODUCT(NOT(ISBLANK([.L324:.AMJ324])))" office:value-type="float" office:value="1" calcext:value-type="float">
            <text:p>1</text:p>
          </table:table-cell>
          <table:table-cell table:style-name="ce95" table:formula="of:=IF([.J324]&gt;2;AVERAGE([.L324:.AMJ324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5" calcext:value-type="float">
            <text:p>295</text:p>
          </table:table-cell>
          <table:table-cell table:formula="of:=SUM([.L325:.AMJ325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25:.AMJ325]); &quot;&quot;; [.L$2:.AMJ$2] &amp; &quot;:&quot; &amp; UNICHAR(160) &amp; [.L325:.AMJ325]))" office:value-type="string" office:string-value="Bryan T: 5" calcext:value-type="string">
            <text:p>Bryan T: 5</text:p>
          </table:table-cell>
          <table:table-cell table:style-name="ce17" table:formula="of:=SUMPRODUCT(NOT(ISBLANK([.L325:.AMJ325])))" office:value-type="float" office:value="1" calcext:value-type="float">
            <text:p>1</text:p>
          </table:table-cell>
          <table:table-cell table:style-name="ce95" table:formula="of:=IF([.J325]&gt;2;AVERAGE([.L325:.AMJ325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5" calcext:value-type="float">
            <text:p>295</text:p>
          </table:table-cell>
          <table:table-cell table:formula="of:=SUM([.L326:.AMJ326])" office:value-type="float" office:value="5" calcext:value-type="float">
            <text:p>5</text:p>
          </table:table-cell>
          <table:table-cell office:value-type="string" calcext:value-type="string">
            <text:p>HFFM</text:p>
          </table:table-cell>
          <table:table-cell office:value-type="string" calcext:value-type="string">
            <text:p><text:a xlink:href="https://www.doomworld.com/idgames/levels/doom2/Ports/megawads/hardfunv4" xlink:type="simple">https://www.doomworld.com/idgames/levels/doom2/Ports/megawads/hardfunv4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326:.AMJ326]); &quot;&quot;; [.L$2:.AMJ$2] &amp; &quot;:&quot; &amp; UNICHAR(160) &amp; [.L326:.AMJ326]))" office:value-type="string" office:string-value="Bep: 5" calcext:value-type="string">
            <text:p>Bep: 5</text:p>
          </table:table-cell>
          <table:table-cell table:style-name="ce17" table:formula="of:=SUMPRODUCT(NOT(ISBLANK([.L326:.AMJ326])))" office:value-type="float" office:value="1" calcext:value-type="float">
            <text:p>1</text:p>
          </table:table-cell>
          <table:table-cell table:style-name="ce95" table:formula="of:=IF([.J326]&gt;2;AVERAGE([.L326:.AMJ326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95" calcext:value-type="float">
            <text:p>295</text:p>
          </table:table-cell>
          <table:table-cell table:formula="of:=SUM([.L327:.AMJ327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27:.AMJ327]); &quot;&quot;; [.L$2:.AMJ$2] &amp; &quot;:&quot; &amp; UNICHAR(160) &amp; [.L327:.AMJ327]))" office:value-type="string" office:string-value="Spectra: 5" calcext:value-type="string">
            <text:p>Spectra: 5</text:p>
          </table:table-cell>
          <table:table-cell table:style-name="ce17" table:formula="of:=SUMPRODUCT(NOT(ISBLANK([.L327:.AMJ327])))" office:value-type="float" office:value="1" calcext:value-type="float">
            <text:p>1</text:p>
          </table:table-cell>
          <table:table-cell table:style-name="ce95" table:formula="of:=IF([.J327]&gt;2;AVERAGE([.L327:.AMJ327]);0)" office:value-type="float" office:value="0" calcext:value-type="float">
            <text:p>.00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95" calcext:value-type="float">
            <text:p>295</text:p>
          </table:table-cell>
          <table:table-cell table:formula="of:=SUM([.L328:.AMJ328])" office:value-type="float" office:value="5" calcext:value-type="float">
            <text:p>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<text:a xlink:href="https://www.doomworld.com/idgames/levels/doom2/g-i/island" xlink:type="simple">https://www.doomworld.com/idgames/levels/doom2/g-i/islan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8:.AMJ328]); &quot;&quot;; [.L$2:.AMJ$2] &amp; &quot;:&quot; &amp; UNICHAR(160) &amp; [.L328:.AMJ328]))" office:value-type="string" office:string-value="Doomlover77: 5" calcext:value-type="string">
            <text:p>Doomlover77: 5</text:p>
          </table:table-cell>
          <table:table-cell table:style-name="ce17" table:formula="of:=SUMPRODUCT(NOT(ISBLANK([.L328:.AMJ328])))" office:value-type="float" office:value="1" calcext:value-type="float">
            <text:p>1</text:p>
          </table:table-cell>
          <table:table-cell table:style-name="ce95" table:formula="of:=IF([.J328]&gt;2;AVERAGE([.L328:.AMJ328]);0)" office:value-type="float" office:value="0" calcext:value-type="float">
            <text:p>.000</text:p>
          </table:table-cell>
          <table:table-cell table:number-columns-repeated="178"/>
          <table:table-cell office:value-type="float" office:value="5" calcext:value-type="float">
            <text:p>5</text:p>
          </table:table-cell>
          <table:table-cell table:number-columns-repeated="83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95" calcext:value-type="float">
            <text:p>295</text:p>
          </table:table-cell>
          <table:table-cell table:formula="of:=SUM([.L329:.AMJ329])" office:value-type="float" office:value="5" calcext:value-type="float">
            <text:p>5</text:p>
          </table:table-cell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doomwiki.org/wiki/Jade_Earth" xlink:type="simple">https://doomwiki.org/wiki/Jade_Earth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9:.AMJ329]); &quot;&quot;; [.L$2:.AMJ$2] &amp; &quot;:&quot; &amp; UNICHAR(160) &amp; [.L329:.AMJ329]))" office:value-type="string" office:string-value=" Foodles: 5" calcext:value-type="string">
            <text:p><text:s/>Foodles: 5</text:p>
          </table:table-cell>
          <table:table-cell table:style-name="ce17" table:formula="of:=SUMPRODUCT(NOT(ISBLANK([.L329:.AMJ329])))" office:value-type="float" office:value="1" calcext:value-type="float">
            <text:p>1</text:p>
          </table:table-cell>
          <table:table-cell table:style-name="ce95" table:formula="of:=IF([.J329]&gt;2;AVERAGE([.L329:.AMJ329]);0)" office:value-type="float" office:value="0" calcext:value-type="float">
            <text:p>.000</text:p>
          </table:table-cell>
          <table:table-cell table:number-columns-repeated="191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95" calcext:value-type="float">
            <text:p>295</text:p>
          </table:table-cell>
          <table:table-cell table:formula="of:=SUM([.L330:.AMJ330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30:.AMJ330]); &quot;&quot;; [.L$2:.AMJ$2] &amp; &quot;:&quot; &amp; UNICHAR(160) &amp; [.L330:.AMJ330]))" office:value-type="string" office:string-value="msx2plus: 5" calcext:value-type="string">
            <text:p>msx2plus: 5</text:p>
          </table:table-cell>
          <table:table-cell table:style-name="ce17" table:formula="of:=SUMPRODUCT(NOT(ISBLANK([.L330:.AMJ330])))" office:value-type="float" office:value="1" calcext:value-type="float">
            <text:p>1</text:p>
          </table:table-cell>
          <table:table-cell table:style-name="ce95" table:formula="of:=IF([.J330]&gt;2;AVERAGE([.L330:.AMJ330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95" calcext:value-type="float">
            <text:p>295</text:p>
          </table:table-cell>
          <table:table-cell table:formula="of:=SUM([.L331:.AMJ331])" office:value-type="float" office:value="5" calcext:value-type="float">
            <text:p>5</text:p>
          </table:table-cell>
          <table:table-cell office:value-type="string" calcext:value-type="string">
            <text:p>Lilywhite Lilith</text:p>
          </table:table-cell>
          <table:table-cell office:value-type="string" calcext:value-type="string">
            <text:p><text:a xlink:href="https://www.doomworld.com/idgames/levels/doom2/Ports/d-f/dbp11" xlink:type="simple">https://www.doomworld.com/idgames/levels/doom2/Ports/d-f/dbp11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31:.AMJ331]); &quot;&quot;; [.L$2:.AMJ$2] &amp; &quot;:&quot; &amp; UNICHAR(160) &amp; [.L331:.AMJ331]))" office:value-type="string" office:string-value="Bep: 5" calcext:value-type="string">
            <text:p>Bep: 5</text:p>
          </table:table-cell>
          <table:table-cell table:style-name="ce17" table:formula="of:=SUMPRODUCT(NOT(ISBLANK([.L331:.AMJ331])))" office:value-type="float" office:value="1" calcext:value-type="float">
            <text:p>1</text:p>
          </table:table-cell>
          <table:table-cell table:style-name="ce95" table:formula="of:=IF([.J331]&gt;2;AVERAGE([.L331:.AMJ331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95" calcext:value-type="float">
            <text:p>295</text:p>
          </table:table-cell>
          <table:table-cell table:formula="of:=SUM([.L332:.AMJ332])" office:value-type="float" office:value="5" calcext:value-type="float">
            <text:p>5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files/file/18370-mano-laikas-a-road-to-gamzatti/" xlink:type="simple">https://www.doomworld.com/files/file/18370-mano-laikas-a-road-to-gamzatti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2:.AMJ332]); &quot;&quot;; [.L$2:.AMJ$2] &amp; &quot;:&quot; &amp; UNICHAR(160) &amp; [.L332:.AMJ332]))" office:value-type="string" office:string-value="rzh: 5" calcext:value-type="string">
            <text:p>rzh: 5</text:p>
          </table:table-cell>
          <table:table-cell table:style-name="ce17" table:formula="of:=SUMPRODUCT(NOT(ISBLANK([.L332:.AMJ332])))" office:value-type="float" office:value="1" calcext:value-type="float">
            <text:p>1</text:p>
          </table:table-cell>
          <table:table-cell table:style-name="ce95" table:formula="of:=IF([.J332]&gt;2;AVERAGE([.L332:.AMJ332]);0)" office:value-type="float" office:value="0" calcext:value-type="float">
            <text:p>.000</text:p>
          </table:table-cell>
          <table:table-cell table:number-columns-repeated="190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95" calcext:value-type="float">
            <text:p>295</text:p>
          </table:table-cell>
          <table:table-cell table:formula="of:=SUM([.L333:.AMJ333])" office:value-type="float" office:value="5" calcext:value-type="float">
            <text:p>5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7" calcext:value-type="float">
            <text:p>57</text:p>
          </table:table-cell>
          <table:table-cell table:style-name="ce16" table:number-matrix-columns-spanned="1" table:number-matrix-rows-spanned="1" table:formula="of:=COM.MICROSOFT.TEXTJOIN(&quot;, &quot;; 1; IF(ISBLANK([.L333:.AMJ333]); &quot;&quot;; [.L$2:.AMJ$2] &amp; &quot;:&quot; &amp; UNICHAR(160) &amp; [.L333:.AMJ333]))" office:value-type="string" office:string-value="I_Punch_Demons: 3, Keykhosrau: 2" calcext:value-type="string">
            <text:p>I_Punch_Demons: 3, Keykhosrau: 2</text:p>
          </table:table-cell>
          <table:table-cell table:style-name="ce17" table:formula="of:=SUMPRODUCT(NOT(ISBLANK([.L333:.AMJ333])))" office:value-type="float" office:value="2" calcext:value-type="float">
            <text:p>2</text:p>
          </table:table-cell>
          <table:table-cell table:style-name="ce95" table:formula="of:=IF([.J333]&gt;2;AVERAGE([.L333:.AMJ333]);0)" office:value-type="float" office:value="0" calcext:value-type="float">
            <text:p>.000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82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95" calcext:value-type="float">
            <text:p>295</text:p>
          </table:table-cell>
          <table:table-cell table:formula="of:=SUM([.L334:.AMJ334])" office:value-type="float" office:value="5" calcext:value-type="float">
            <text:p>5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4:.AMJ334]); &quot;&quot;; [.L$2:.AMJ$2] &amp; &quot;:&quot; &amp; UNICHAR(160) &amp; [.L334:.AMJ334]))" office:value-type="string" office:string-value="dei_eldren: 5" calcext:value-type="string">
            <text:p>dei_eldren: 5</text:p>
          </table:table-cell>
          <table:table-cell table:style-name="ce17" table:formula="of:=SUMPRODUCT(NOT(ISBLANK([.L334:.AMJ334])))" office:value-type="float" office:value="1" calcext:value-type="float">
            <text:p>1</text:p>
          </table:table-cell>
          <table:table-cell table:style-name="ce95" table:formula="of:=IF([.J334]&gt;2;AVERAGE([.L334:.AMJ334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95" calcext:value-type="float">
            <text:p>295</text:p>
          </table:table-cell>
          <table:table-cell table:formula="of:=SUM([.L335:.AMJ335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35:.AMJ335]); &quot;&quot;; [.L$2:.AMJ$2] &amp; &quot;:&quot; &amp; UNICHAR(160) &amp; [.L335:.AMJ335]))" office:value-type="string" office:string-value="Vorpal: 5" calcext:value-type="string">
            <text:p>Vorpal: 5</text:p>
          </table:table-cell>
          <table:table-cell table:style-name="ce17" table:formula="of:=SUMPRODUCT(NOT(ISBLANK([.L335:.AMJ335])))" office:value-type="float" office:value="1" calcext:value-type="float">
            <text:p>1</text:p>
          </table:table-cell>
          <table:table-cell table:style-name="ce95" table:formula="of:=IF([.J335]&gt;2;AVERAGE([.L335:.AMJ335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95" calcext:value-type="float">
            <text:p>295</text:p>
          </table:table-cell>
          <table:table-cell table:formula="of:=SUM([.L336:.AMJ336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36:.AMJ336]); &quot;&quot;; [.L$2:.AMJ$2] &amp; &quot;:&quot; &amp; UNICHAR(160) &amp; [.L336:.AMJ336]))" office:value-type="string" office:string-value="Omniarch: 5" calcext:value-type="string">
            <text:p>Omniarch: 5</text:p>
          </table:table-cell>
          <table:table-cell table:style-name="ce17" table:formula="of:=SUMPRODUCT(NOT(ISBLANK([.L336:.AMJ336])))" office:value-type="float" office:value="1" calcext:value-type="float">
            <text:p>1</text:p>
          </table:table-cell>
          <table:table-cell table:style-name="ce95" table:formula="of:=IF([.J336]&gt;2;AVERAGE([.L336:.AMJ336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95" calcext:value-type="float">
            <text:p>295</text:p>
          </table:table-cell>
          <table:table-cell table:formula="of:=SUM([.L337:.AMJ337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7:.AMJ337]); &quot;&quot;; [.L$2:.AMJ$2] &amp; &quot;:&quot; &amp; UNICHAR(160) &amp; [.L337:.AMJ337]))" office:value-type="string" office:string-value="Not Jabba: 3, dylux: 1, MtPain27: 1" calcext:value-type="string">
            <text:p>Not Jabba: 3, dylux: 1, MtPain27: 1</text:p>
          </table:table-cell>
          <table:table-cell table:style-name="ce17" table:formula="of:=SUMPRODUCT(NOT(ISBLANK([.L337:.AMJ337])))" office:value-type="float" office:value="3" calcext:value-type="float">
            <text:p>3</text:p>
          </table:table-cell>
          <table:table-cell table:style-name="ce95" table:formula="of:=IF([.J337]&gt;2;AVERAGE([.L337:.AMJ337]);0)" office:value-type="float" office:value="1.66666666666667" calcext:value-type="float">
            <text:p>1.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2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95" calcext:value-type="float">
            <text:p>295</text:p>
          </table:table-cell>
          <table:table-cell table:formula="of:=SUM([.L338:.AMJ338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s://www.wad-archive.com/wad/01646c625ef2959eb08e895889a5b88ac341af9a" xlink:type="simple">https://www.wad-archive.com/wad/01646c625ef2959eb08e895889a5b88ac341af9a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38:.AMJ338]); &quot;&quot;; [.L$2:.AMJ$2] &amp; &quot;:&quot; &amp; UNICHAR(160) &amp; [.L338:.AMJ338]))" office:value-type="string" office:string-value="Apaul27: 5" calcext:value-type="string">
            <text:p>Apaul27: 5</text:p>
          </table:table-cell>
          <table:table-cell table:style-name="ce17" table:formula="of:=SUMPRODUCT(NOT(ISBLANK([.L338:.AMJ338])))" office:value-type="float" office:value="1" calcext:value-type="float">
            <text:p>1</text:p>
          </table:table-cell>
          <table:table-cell table:style-name="ce95" table:formula="of:=IF([.J338]&gt;2;AVERAGE([.L338:.AMJ338]);0)" office:value-type="float" office:value="0" calcext:value-type="float">
            <text:p>.000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95" calcext:value-type="float">
            <text:p>295</text:p>
          </table:table-cell>
          <table:table-cell table:formula="of:=SUM([.L339:.AMJ339])" office:value-type="float" office:value="5" calcext:value-type="float">
            <text:p>5</text:p>
          </table:table-cell>
          <table:table-cell table:style-name="ce11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339:.AMJ339]); &quot;&quot;; [.L$2:.AMJ$2] &amp; &quot;:&quot; &amp; UNICHAR(160) &amp; [.L339:.AMJ339]))" office:value-type="string" office:string-value="termrork: 5" calcext:value-type="string">
            <text:p>termrork: 5</text:p>
          </table:table-cell>
          <table:table-cell table:style-name="ce17" table:formula="of:=SUMPRODUCT(NOT(ISBLANK([.L339:.AMJ339])))" office:value-type="float" office:value="1" calcext:value-type="float">
            <text:p>1</text:p>
          </table:table-cell>
          <table:table-cell table:style-name="ce95" table:formula="of:=IF([.J339]&gt;2;AVERAGE([.L339:.AMJ339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295" calcext:value-type="float">
            <text:p>295</text:p>
          </table:table-cell>
          <table:table-cell table:formula="of:=SUM([.L340:.AMJ340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0:.AMJ340]); &quot;&quot;; [.L$2:.AMJ$2] &amp; &quot;:&quot; &amp; UNICHAR(160) &amp; [.L340:.AMJ340]))" office:value-type="string" office:string-value="ax34: 5" calcext:value-type="string">
            <text:p>ax34: 5</text:p>
          </table:table-cell>
          <table:table-cell table:style-name="ce17" table:formula="of:=SUMPRODUCT(NOT(ISBLANK([.L340:.AMJ340])))" office:value-type="float" office:value="1" calcext:value-type="float">
            <text:p>1</text:p>
          </table:table-cell>
          <table:table-cell table:style-name="ce95" table:formula="of:=IF([.J340]&gt;2;AVERAGE([.L340:.AMJ340]);0)" office:value-type="float" office:value="0" calcext:value-type="float">
            <text:p>.000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295" calcext:value-type="float">
            <text:p>295</text:p>
          </table:table-cell>
          <table:table-cell table:formula="of:=SUM([.L341:.AMJ341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41:.AMJ341]); &quot;&quot;; [.L$2:.AMJ$2] &amp; &quot;:&quot; &amp; UNICHAR(160) &amp; [.L341:.AMJ341]))" office:value-type="string" office:string-value="DoomDork: 3, Snikle: 1, SCF: 1" calcext:value-type="string">
            <text:p>DoomDork: 3, Snikle: 1, SCF: 1</text:p>
          </table:table-cell>
          <table:table-cell table:style-name="ce17" table:formula="of:=SUMPRODUCT(NOT(ISBLANK([.L341:.AMJ341])))" office:value-type="float" office:value="3" calcext:value-type="float">
            <text:p>3</text:p>
          </table:table-cell>
          <table:table-cell table:style-name="ce95" table:formula="of:=IF([.J341]&gt;2;AVERAGE([.L341:.AMJ341]);0)" office:value-type="float" office:value="1.66666666666667" calcext:value-type="float">
            <text:p>1.667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295" calcext:value-type="float">
            <text:p>295</text:p>
          </table:table-cell>
          <table:table-cell table:formula="of:=SUM([.L342:.AMJ342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42:.AMJ342]); &quot;&quot;; [.L$2:.AMJ$2] &amp; &quot;:&quot; &amp; UNICHAR(160) &amp; [.L342:.AMJ342]))" office:value-type="string" office:string-value="Rince-wind: 5" calcext:value-type="string">
            <text:p>Rince-wind: 5</text:p>
          </table:table-cell>
          <table:table-cell table:style-name="ce17" table:formula="of:=SUMPRODUCT(NOT(ISBLANK([.L342:.AMJ342])))" office:value-type="float" office:value="1" calcext:value-type="float">
            <text:p>1</text:p>
          </table:table-cell>
          <table:table-cell table:style-name="ce95" table:formula="of:=IF([.J342]&gt;2;AVERAGE([.L342:.AMJ342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295" calcext:value-type="float">
            <text:p>295</text:p>
          </table:table-cell>
          <table:table-cell table:formula="of:=SUM([.L343:.AMJ343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43:.AMJ343]); &quot;&quot;; [.L$2:.AMJ$2] &amp; &quot;:&quot; &amp; UNICHAR(160) &amp; [.L343:.AMJ343]))" office:value-type="string" office:string-value="Omniarch: 5" calcext:value-type="string">
            <text:p>Omniarch: 5</text:p>
          </table:table-cell>
          <table:table-cell table:style-name="ce17" table:formula="of:=SUMPRODUCT(NOT(ISBLANK([.L343:.AMJ343])))" office:value-type="float" office:value="1" calcext:value-type="float">
            <text:p>1</text:p>
          </table:table-cell>
          <table:table-cell table:style-name="ce95" table:formula="of:=IF([.J343]&gt;2;AVERAGE([.L343:.AMJ343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295" calcext:value-type="float">
            <text:p>295</text:p>
          </table:table-cell>
          <table:table-cell table:formula="of:=SUM([.L344:.AMJ344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4:.AMJ344]); &quot;&quot;; [.L$2:.AMJ$2] &amp; &quot;:&quot; &amp; UNICHAR(160) &amp; [.L344:.AMJ344]))" office:value-type="string" office:string-value="msx2plus: 5" calcext:value-type="string">
            <text:p>msx2plus: 5</text:p>
          </table:table-cell>
          <table:table-cell table:style-name="ce17" table:formula="of:=SUMPRODUCT(NOT(ISBLANK([.L344:.AMJ344])))" office:value-type="float" office:value="1" calcext:value-type="float">
            <text:p>1</text:p>
          </table:table-cell>
          <table:table-cell table:style-name="ce95" table:formula="of:=IF([.J344]&gt;2;AVERAGE([.L344:.AMJ344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295" calcext:value-type="float">
            <text:p>295</text:p>
          </table:table-cell>
          <table:table-cell table:formula="of:=SUM([.L345:.AMJ345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5:.AMJ345]); &quot;&quot;; [.L$2:.AMJ$2] &amp; &quot;:&quot; &amp; UNICHAR(160) &amp; [.L345:.AMJ345]))" office:value-type="string" office:string-value="Diabolución: 5" calcext:value-type="string">
            <text:p>Diabolución: 5</text:p>
          </table:table-cell>
          <table:table-cell table:style-name="ce17" table:formula="of:=SUMPRODUCT(NOT(ISBLANK([.L345:.AMJ345])))" office:value-type="float" office:value="1" calcext:value-type="float">
            <text:p>1</text:p>
          </table:table-cell>
          <table:table-cell table:style-name="ce95" table:formula="of:=IF([.J345]&gt;2;AVERAGE([.L345:.AMJ345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295" calcext:value-type="float">
            <text:p>295</text:p>
          </table:table-cell>
          <table:table-cell table:formula="of:=SUM([.L346:.AMJ346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46:.AMJ346]); &quot;&quot;; [.L$2:.AMJ$2] &amp; &quot;:&quot; &amp; UNICHAR(160) &amp; [.L346:.AMJ346]))" office:value-type="string" office:string-value="4everDoomed: 5" calcext:value-type="string">
            <text:p>4everDoomed: 5</text:p>
          </table:table-cell>
          <table:table-cell table:style-name="ce17" table:formula="of:=SUMPRODUCT(NOT(ISBLANK([.L346:.AMJ346])))" office:value-type="float" office:value="1" calcext:value-type="float">
            <text:p>1</text:p>
          </table:table-cell>
          <table:table-cell table:style-name="ce95" table:formula="of:=IF([.J346]&gt;2;AVERAGE([.L346:.AMJ346]);0)" office:value-type="float" office:value="0" calcext:value-type="float">
            <text:p>.000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295" calcext:value-type="float">
            <text:p>295</text:p>
          </table:table-cell>
          <table:table-cell table:formula="of:=SUM([.L347:.AMJ347])" office:value-type="float" office:value="5" calcext:value-type="float">
            <text:p>5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47:.AMJ347]); &quot;&quot;; [.L$2:.AMJ$2] &amp; &quot;:&quot; &amp; UNICHAR(160) &amp; [.L347:.AMJ347]))" office:value-type="string" office:string-value="dei_eldren: 5" calcext:value-type="string">
            <text:p>dei_eldren: 5</text:p>
          </table:table-cell>
          <table:table-cell table:style-name="ce17" table:formula="of:=SUMPRODUCT(NOT(ISBLANK([.L347:.AMJ347])))" office:value-type="float" office:value="1" calcext:value-type="float">
            <text:p>1</text:p>
          </table:table-cell>
          <table:table-cell table:style-name="ce95" table:formula="of:=IF([.J347]&gt;2;AVERAGE([.L347:.AMJ347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295" calcext:value-type="float">
            <text:p>295</text:p>
          </table:table-cell>
          <table:table-cell table:formula="of:=SUM([.L348:.AMJ348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48:.AMJ348]); &quot;&quot;; [.L$2:.AMJ$2] &amp; &quot;:&quot; &amp; UNICHAR(160) &amp; [.L348:.AMJ348]))" office:value-type="string" office:string-value="Diabolución: 5" calcext:value-type="string">
            <text:p>Diabolución: 5</text:p>
          </table:table-cell>
          <table:table-cell table:style-name="ce17" table:formula="of:=SUMPRODUCT(NOT(ISBLANK([.L348:.AMJ348])))" office:value-type="float" office:value="1" calcext:value-type="float">
            <text:p>1</text:p>
          </table:table-cell>
          <table:table-cell table:style-name="ce95" table:formula="of:=IF([.J348]&gt;2;AVERAGE([.L348:.AMJ348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295" calcext:value-type="float">
            <text:p>295</text:p>
          </table:table-cell>
          <table:table-cell table:formula="of:=SUM([.L349:.AMJ349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49:.AMJ349]); &quot;&quot;; [.L$2:.AMJ$2] &amp; &quot;:&quot; &amp; UNICHAR(160) &amp; [.L349:.AMJ349]))" office:value-type="string" office:string-value="vdgg: 5" calcext:value-type="string">
            <text:p>vdgg: 5</text:p>
          </table:table-cell>
          <table:table-cell table:style-name="ce17" table:formula="of:=SUMPRODUCT(NOT(ISBLANK([.L349:.AMJ349])))" office:value-type="float" office:value="1" calcext:value-type="float">
            <text:p>1</text:p>
          </table:table-cell>
          <table:table-cell table:style-name="ce95" table:formula="of:=IF([.J349]&gt;2;AVERAGE([.L349:.AMJ349]);0)" office:value-type="float" office:value="0" calcext:value-type="float">
            <text:p>.000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295" calcext:value-type="float">
            <text:p>295</text:p>
          </table:table-cell>
          <table:table-cell table:formula="of:=SUM([.L350:.AMJ350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50:.AMJ350]); &quot;&quot;; [.L$2:.AMJ$2] &amp; &quot;:&quot; &amp; UNICHAR(160) &amp; [.L350:.AMJ350]))" office:value-type="string" office:string-value="Ed: 5" calcext:value-type="string">
            <text:p>Ed: 5</text:p>
          </table:table-cell>
          <table:table-cell table:style-name="ce17" table:formula="of:=SUMPRODUCT(NOT(ISBLANK([.L350:.AMJ350])))" office:value-type="float" office:value="1" calcext:value-type="float">
            <text:p>1</text:p>
          </table:table-cell>
          <table:table-cell table:style-name="ce95" table:formula="of:=IF([.J350]&gt;2;AVERAGE([.L350:.AMJ350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295" calcext:value-type="float">
            <text:p>295</text:p>
          </table:table-cell>
          <table:table-cell table:formula="of:=SUM([.L351:.AMJ351])" office:value-type="float" office:value="5" calcext:value-type="float">
            <text:p>5</text:p>
          </table:table-cell>
          <table:table-cell office:value-type="string" calcext:value-type="string">
            <text:p>Tarnsman's Projectile Hell</text:p>
          </table:table-cell>
          <table:table-cell office:value-type="string" calcext:value-type="string">
            <text:p><text:a xlink:href="https://www.doomworld.com/forum/topic/122115-megawad-tarnsmans-projectile-hell-rcf/" xlink:type="simple">https://www.doomworld.com/forum/topic/122115-megawad-tarnsmans-projectile-hell-rcf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51:.AMJ351]); &quot;&quot;; [.L$2:.AMJ$2] &amp; &quot;:&quot; &amp; UNICHAR(160) &amp; [.L351:.AMJ351]))" office:value-type="string" office:string-value="rd: 5" calcext:value-type="string">
            <text:p>rd: 5</text:p>
          </table:table-cell>
          <table:table-cell table:style-name="ce17" table:formula="of:=SUMPRODUCT(NOT(ISBLANK([.L351:.AMJ351])))" office:value-type="float" office:value="1" calcext:value-type="float">
            <text:p>1</text:p>
          </table:table-cell>
          <table:table-cell table:style-name="ce95" table:formula="of:=IF([.J351]&gt;2;AVERAGE([.L351:.AMJ351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295" calcext:value-type="float">
            <text:p>295</text:p>
          </table:table-cell>
          <table:table-cell table:formula="of:=SUM([.L352:.AMJ352])" office:value-type="float" office:value="5" calcext:value-type="float">
            <text:p>5</text:p>
          </table:table-cell>
          <table:table-cell table:style-name="ce71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52:.AMJ352]); &quot;&quot;; [.L$2:.AMJ$2] &amp; &quot;:&quot; &amp; UNICHAR(160) &amp; [.L352:.AMJ352]))" office:value-type="string" office:string-value="Ragu: 5" calcext:value-type="string">
            <text:p>Ragu: 5</text:p>
          </table:table-cell>
          <table:table-cell table:style-name="ce17" table:formula="of:=SUMPRODUCT(NOT(ISBLANK([.L352:.AMJ352])))" office:value-type="float" office:value="1" calcext:value-type="float">
            <text:p>1</text:p>
          </table:table-cell>
          <table:table-cell table:style-name="ce95" table:formula="of:=IF([.J352]&gt;2;AVERAGE([.L352:.AMJ352]);0)" office:value-type="float" office:value="0" calcext:value-type="float">
            <text:p>.000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295" calcext:value-type="float">
            <text:p>295</text:p>
          </table:table-cell>
          <table:table-cell table:formula="of:=SUM([.L353:.AMJ353])" office:value-type="float" office:value="5" calcext:value-type="float">
            <text:p>5</text:p>
          </table:table-cell>
          <table:table-cell office:value-type="string" calcext:value-type="string">
            <text:p>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53:.AMJ353]); &quot;&quot;; [.L$2:.AMJ$2] &amp; &quot;:&quot; &amp; UNICHAR(160) &amp; [.L353:.AMJ353]))" office:value-type="string" office:string-value="Rince-wind: 2, TJG1289: 3" calcext:value-type="string">
            <text:p>Rince-wind: 2, TJG1289: 3</text:p>
          </table:table-cell>
          <table:table-cell table:style-name="ce17" table:formula="of:=SUMPRODUCT(NOT(ISBLANK([.L353:.AMJ353])))" office:value-type="float" office:value="2" calcext:value-type="float">
            <text:p>2</text:p>
          </table:table-cell>
          <table:table-cell table:style-name="ce95" table:formula="of:=IF([.J353]&gt;2;AVERAGE([.L353:.AMJ353]);0)" office:value-type="float" office:value="0" calcext:value-type="float">
            <text:p>.000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58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295" calcext:value-type="float">
            <text:p>295</text:p>
          </table:table-cell>
          <table:table-cell table:formula="of:=SUM([.L354:.AMJ354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4:.AMJ354]); &quot;&quot;; [.L$2:.AMJ$2] &amp; &quot;:&quot; &amp; UNICHAR(160) &amp; [.L354:.AMJ354]))" office:value-type="string" office:string-value="msx2plus: 5" calcext:value-type="string">
            <text:p>msx2plus: 5</text:p>
          </table:table-cell>
          <table:table-cell table:style-name="ce17" table:formula="of:=SUMPRODUCT(NOT(ISBLANK([.L354:.AMJ354])))" office:value-type="float" office:value="1" calcext:value-type="float">
            <text:p>1</text:p>
          </table:table-cell>
          <table:table-cell table:style-name="ce95" table:formula="of:=IF([.J354]&gt;2;AVERAGE([.L354:.AMJ354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295" calcext:value-type="float">
            <text:p>295</text:p>
          </table:table-cell>
          <table:table-cell table:formula="of:=SUM([.L355:.AMJ355])" office:value-type="float" office:value="5" calcext:value-type="float">
            <text:p>5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5:.AMJ355]); &quot;&quot;; [.L$2:.AMJ$2] &amp; &quot;:&quot; &amp; UNICHAR(160) &amp; [.L355:.AMJ355]))" office:value-type="string" office:string-value="Li'l devil: 3, Doomlover77: 2" calcext:value-type="string">
            <text:p>Li'l devil: 3, Doomlover77: 2</text:p>
          </table:table-cell>
          <table:table-cell table:style-name="ce17" table:formula="of:=SUMPRODUCT(NOT(ISBLANK([.L355:.AMJ355])))" office:value-type="float" office:value="2" calcext:value-type="float">
            <text:p>2</text:p>
          </table:table-cell>
          <table:table-cell table:style-name="ce95" table:formula="of:=IF([.J355]&gt;2;AVERAGE([.L355:.AMJ355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295" calcext:value-type="float">
            <text:p>295</text:p>
          </table:table-cell>
          <table:table-cell table:formula="of:=SUM([.L356:.AMJ356])" office:value-type="float" office:value="5" calcext:value-type="float">
            <text:p>5</text:p>
          </table:table-cell>
          <table:table-cell office:value-type="string" calcext:value-type="string">
            <text:p>The Mapwich 2: The Mapwichening</text:p>
          </table:table-cell>
          <table:table-cell office:value-type="string" calcext:value-type="string">
            <text:p><text:a xlink:href="https://doomwiki.org/wiki/The_Mapwich_2:_The_Mapwichening" xlink:type="simple">https://doomwiki.org/wiki/The_Mapwich_2:_The_Mapwichening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356:.AMJ356]); &quot;&quot;; [.L$2:.AMJ$2] &amp; &quot;:&quot; &amp; UNICHAR(160) &amp; [.L356:.AMJ356]))" office:value-type="string" office:string-value="Bryan T: 5" calcext:value-type="string">
            <text:p>Bryan T: 5</text:p>
          </table:table-cell>
          <table:table-cell table:style-name="ce17" table:formula="of:=SUMPRODUCT(NOT(ISBLANK([.L356:.AMJ356])))" office:value-type="float" office:value="1" calcext:value-type="float">
            <text:p>1</text:p>
          </table:table-cell>
          <table:table-cell table:style-name="ce95" table:formula="of:=IF([.J356]&gt;2;AVERAGE([.L356:.AMJ356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295" calcext:value-type="float">
            <text:p>295</text:p>
          </table:table-cell>
          <table:table-cell table:formula="of:=SUM([.L357:.AMJ357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57:.AMJ357]); &quot;&quot;; [.L$2:.AMJ$2] &amp; &quot;:&quot; &amp; UNICHAR(160) &amp; [.L357:.AMJ357]))" office:value-type="string" office:string-value="Omniarch: 5" calcext:value-type="string">
            <text:p>Omniarch: 5</text:p>
          </table:table-cell>
          <table:table-cell table:style-name="ce17" table:formula="of:=SUMPRODUCT(NOT(ISBLANK([.L357:.AMJ357])))" office:value-type="float" office:value="1" calcext:value-type="float">
            <text:p>1</text:p>
          </table:table-cell>
          <table:table-cell table:style-name="ce95" table:formula="of:=IF([.J357]&gt;2;AVERAGE([.L357:.AMJ357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4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295" calcext:value-type="float">
            <text:p>295</text:p>
          </table:table-cell>
          <table:table-cell table:formula="of:=SUM([.L358:.AMJ358])" office:value-type="float" office:value="5" calcext:value-type="float">
            <text:p>5</text:p>
          </table:table-cell>
          <table:table-cell table:style-name="ce71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40" calcext:value-type="float">
            <text:p>40</text:p>
          </table:table-cell>
          <table:table-cell table:style-name="ce16" table:number-matrix-columns-spanned="1" table:number-matrix-rows-spanned="1" table:formula="of:=COM.MICROSOFT.TEXTJOIN(&quot;, &quot;; 1; IF(ISBLANK([.L358:.AMJ358]); &quot;&quot;; [.L$2:.AMJ$2] &amp; &quot;:&quot; &amp; UNICHAR(160) &amp; [.L358:.AMJ358]))" office:value-type="string" office:string-value="behemoth_667: 5" calcext:value-type="string">
            <text:p>behemoth_667: 5</text:p>
          </table:table-cell>
          <table:table-cell table:style-name="ce17" table:formula="of:=SUMPRODUCT(NOT(ISBLANK([.L358:.AMJ358])))" office:value-type="float" office:value="1" calcext:value-type="float">
            <text:p>1</text:p>
          </table:table-cell>
          <table:table-cell table:style-name="ce95" table:formula="of:=IF([.J358]&gt;2;AVERAGE([.L358:.AMJ358]);0)" office:value-type="float" office:value="0" calcext:value-type="float">
            <text:p>.000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295" calcext:value-type="float">
            <text:p>295</text:p>
          </table:table-cell>
          <table:table-cell table:formula="of:=SUM([.L359:.AMJ359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59:.AMJ359]); &quot;&quot;; [.L$2:.AMJ$2] &amp; &quot;:&quot; &amp; UNICHAR(160) &amp; [.L359:.AMJ359]))" office:value-type="string" office:string-value="Ryath: 5" calcext:value-type="string">
            <text:p>Ryath: 5</text:p>
          </table:table-cell>
          <table:table-cell table:style-name="ce17" table:formula="of:=SUMPRODUCT(NOT(ISBLANK([.L359:.AMJ359])))" office:value-type="float" office:value="1" calcext:value-type="float">
            <text:p>1</text:p>
          </table:table-cell>
          <table:table-cell table:style-name="ce95" table:formula="of:=IF([.J359]&gt;2;AVERAGE([.L359:.AMJ359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295" calcext:value-type="float">
            <text:p>295</text:p>
          </table:table-cell>
          <table:table-cell table:formula="of:=SUM([.L360:.AMJ36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60:.AMJ360]); &quot;&quot;; [.L$2:.AMJ$2] &amp; &quot;:&quot; &amp; UNICHAR(160) &amp; [.L360:.AMJ360]))" office:value-type="string" office:string-value="HyperLuke: 5" calcext:value-type="string">
            <text:p>HyperLuke: 5</text:p>
          </table:table-cell>
          <table:table-cell table:style-name="ce17" table:formula="of:=SUMPRODUCT(NOT(ISBLANK([.L360:.AMJ360])))" office:value-type="float" office:value="1" calcext:value-type="float">
            <text:p>1</text:p>
          </table:table-cell>
          <table:table-cell table:style-name="ce95" table:formula="of:=IF([.J360]&gt;2;AVERAGE([.L360:.AMJ360]);0)" office:value-type="float" office:value="0" calcext:value-type="float">
            <text:p>.000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295" calcext:value-type="float">
            <text:p>295</text:p>
          </table:table-cell>
          <table:table-cell table:formula="of:=SUM([.L361:.AMJ36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1:.AMJ361]); &quot;&quot;; [.L$2:.AMJ$2] &amp; &quot;:&quot; &amp; UNICHAR(160) &amp; [.L361:.AMJ361]))" office:value-type="string" office:string-value="Nancsi: 5" calcext:value-type="string">
            <text:p>Nancsi: 5</text:p>
          </table:table-cell>
          <table:table-cell table:style-name="ce17" table:formula="of:=SUMPRODUCT(NOT(ISBLANK([.L361:.AMJ361])))" office:value-type="float" office:value="1" calcext:value-type="float">
            <text:p>1</text:p>
          </table:table-cell>
          <table:table-cell table:style-name="ce95" table:formula="of:=IF([.J361]&gt;2;AVERAGE([.L361:.AMJ361]);0)" office:value-type="float" office:value="0" calcext:value-type="float">
            <text:p>.000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295" calcext:value-type="float">
            <text:p>295</text:p>
          </table:table-cell>
          <table:table-cell table:formula="of:=SUM([.L362:.AMJ362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2:.AMJ362]); &quot;&quot;; [.L$2:.AMJ$2] &amp; &quot;:&quot; &amp; UNICHAR(160) &amp; [.L362:.AMJ362]))" office:value-type="string" office:string-value="lokbustam257: 5" calcext:value-type="string">
            <text:p>lokbustam257: 5</text:p>
          </table:table-cell>
          <table:table-cell table:style-name="ce17" table:formula="of:=SUMPRODUCT(NOT(ISBLANK([.L362:.AMJ362])))" office:value-type="float" office:value="1" calcext:value-type="float">
            <text:p>1</text:p>
          </table:table-cell>
          <table:table-cell table:style-name="ce95" table:formula="of:=IF([.J362]&gt;2;AVERAGE([.L362:.AMJ362]);0)" office:value-type="float" office:value="0" calcext:value-type="float">
            <text:p>.000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295" calcext:value-type="float">
            <text:p>295</text:p>
          </table:table-cell>
          <table:table-cell table:formula="of:=SUM([.L363:.AMJ363])" office:value-type="float" office:value="5" calcext:value-type="float">
            <text:p>5</text:p>
          </table:table-cell>
          <table:table-cell table:style-name="ce71" office:value-type="string" calcext:value-type="string">
            <text:p>Wormwood ]|[ - The Horror</text:p>
          </table:table-cell>
          <table:table-cell office:value-type="string" calcext:value-type="string">
            <text:p><text:a xlink:href="https://www.doomworld.com/forum/topic/125529-wormwood-the-horror-boom-comp-halloween-maps-by-ribbiks-and-me/" xlink:type="simple">https://www.doomworld.com/forum/topic/125529-wormwood-the-horror-boom-comp-halloween-maps-by-ribbiks-and-m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63:.AMJ363]); &quot;&quot;; [.L$2:.AMJ$2] &amp; &quot;:&quot; &amp; UNICHAR(160) &amp; [.L363:.AMJ363]))" office:value-type="string" office:string-value="Nefelibeta: 5" calcext:value-type="string">
            <text:p>Nefelibeta: 5</text:p>
          </table:table-cell>
          <table:table-cell table:style-name="ce17" table:formula="of:=SUMPRODUCT(NOT(ISBLANK([.L363:.AMJ363])))" office:value-type="float" office:value="1" calcext:value-type="float">
            <text:p>1</text:p>
          </table:table-cell>
          <table:table-cell table:style-name="ce95" table:formula="of:=IF([.J363]&gt;2;AVERAGE([.L363:.AMJ363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295" calcext:value-type="float">
            <text:p>295</text:p>
          </table:table-cell>
          <table:table-cell table:formula="of:=SUM([.L364:.AMJ364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4:.AMJ364]); &quot;&quot;; [.L$2:.AMJ$2] &amp; &quot;:&quot; &amp; UNICHAR(160) &amp; [.L364:.AMJ364]))" office:value-type="string" office:string-value="smeghammer: 5" calcext:value-type="string">
            <text:p>smeghammer: 5</text:p>
          </table:table-cell>
          <table:table-cell table:style-name="ce17" table:formula="of:=SUMPRODUCT(NOT(ISBLANK([.L364:.AMJ364])))" office:value-type="float" office:value="1" calcext:value-type="float">
            <text:p>1</text:p>
          </table:table-cell>
          <table:table-cell table:style-name="ce95" table:formula="of:=IF([.J364]&gt;2;AVERAGE([.L364:.AMJ364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62" calcext:value-type="float">
            <text:p>362</text:p>
          </table:table-cell>
          <table:table-cell table:formula="of:=SUM([.L365:.AMJ365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65:.AMJ365]); &quot;&quot;; [.L$2:.AMJ$2] &amp; &quot;:&quot; &amp; UNICHAR(160) &amp; [.L365:.AMJ365]))" office:value-type="string" office:string-value="Doomkid: 2, TheGreenZap: 2" calcext:value-type="string">
            <text:p>Doomkid: 2, TheGreenZap: 2</text:p>
          </table:table-cell>
          <table:table-cell table:style-name="ce17" table:formula="of:=SUMPRODUCT(NOT(ISBLANK([.L365:.AMJ365])))" office:value-type="float" office:value="2" calcext:value-type="float">
            <text:p>2</text:p>
          </table:table-cell>
          <table:table-cell table:style-name="ce95" table:formula="of:=IF([.J365]&gt;2;AVERAGE([.L365:.AMJ365]);0)" office:value-type="float" office:value="0" calcext:value-type="float">
            <text:p>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62" calcext:value-type="float">
            <text:p>362</text:p>
          </table:table-cell>
          <table:table-cell table:formula="of:=SUM([.L366:.AMJ366])" office:value-type="float" office:value="4" calcext:value-type="float">
            <text:p>4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6:.AMJ366]); &quot;&quot;; [.L$2:.AMJ$2] &amp; &quot;:&quot; &amp; UNICHAR(160) &amp; [.L366:.AMJ366]))" office:value-type="string" office:string-value="northivanastan: 2, Thelokk: 2" calcext:value-type="string">
            <text:p>northivanastan: 2, Thelokk: 2</text:p>
          </table:table-cell>
          <table:table-cell table:style-name="ce17" table:formula="of:=SUMPRODUCT(NOT(ISBLANK([.L366:.AMJ366])))" office:value-type="float" office:value="2" calcext:value-type="float">
            <text:p>2</text:p>
          </table:table-cell>
          <table:table-cell table:style-name="ce95" table:formula="of:=IF([.J366]&gt;2;AVERAGE([.L366:.AMJ366]);0)" office:value-type="float" office:value="0" calcext:value-type="float">
            <text:p>.000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2" calcext:value-type="float">
            <text:p>2</text:p>
          </table:table-cell>
          <table:table-cell table:number-columns-repeated="819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62" calcext:value-type="float">
            <text:p>362</text:p>
          </table:table-cell>
          <table:table-cell table:formula="of:=SUM([.L367:.AMJ367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67:.AMJ367]); &quot;&quot;; [.L$2:.AMJ$2] &amp; &quot;:&quot; &amp; UNICHAR(160) &amp; [.L367:.AMJ367]))" office:value-type="string" office:string-value="Paul977: 4" calcext:value-type="string">
            <text:p>Paul977: 4</text:p>
          </table:table-cell>
          <table:table-cell table:style-name="ce17" table:formula="of:=SUMPRODUCT(NOT(ISBLANK([.L367:.AMJ367])))" office:value-type="float" office:value="1" calcext:value-type="float">
            <text:p>1</text:p>
          </table:table-cell>
          <table:table-cell table:style-name="ce95" table:formula="of:=IF([.J367]&gt;2;AVERAGE([.L367:.AMJ367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2" calcext:value-type="float">
            <text:p>362</text:p>
          </table:table-cell>
          <table:table-cell table:formula="of:=SUM([.L368:.AMJ368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68:.AMJ368]); &quot;&quot;; [.L$2:.AMJ$2] &amp; &quot;:&quot; &amp; UNICHAR(160) &amp; [.L368:.AMJ368]))" office:value-type="string" office:string-value="ax34: 4" calcext:value-type="string">
            <text:p>ax34: 4</text:p>
          </table:table-cell>
          <table:table-cell table:style-name="ce17" table:formula="of:=SUMPRODUCT(NOT(ISBLANK([.L368:.AMJ368])))" office:value-type="float" office:value="1" calcext:value-type="float">
            <text:p>1</text:p>
          </table:table-cell>
          <table:table-cell table:style-name="ce95" table:formula="of:=IF([.J368]&gt;2;AVERAGE([.L368:.AMJ368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2" calcext:value-type="float">
            <text:p>362</text:p>
          </table:table-cell>
          <table:table-cell table:formula="of:=SUM([.L369:.AMJ36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69:.AMJ369]); &quot;&quot;; [.L$2:.AMJ$2] &amp; &quot;:&quot; &amp; UNICHAR(160) &amp; [.L369:.AMJ369]))" office:value-type="string" office:string-value="Cynical: 1, Nate River: 3" calcext:value-type="string">
            <text:p>Cynical: 1, Nate River: 3</text:p>
          </table:table-cell>
          <table:table-cell table:style-name="ce17" table:formula="of:=SUMPRODUCT(NOT(ISBLANK([.L369:.AMJ369])))" office:value-type="float" office:value="2" calcext:value-type="float">
            <text:p>2</text:p>
          </table:table-cell>
          <table:table-cell table:style-name="ce95" table:formula="of:=IF([.J369]&gt;2;AVERAGE([.L369:.AMJ369]);0)" office:value-type="float" office:value="0" calcext:value-type="float">
            <text:p>.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2" calcext:value-type="float">
            <text:p>362</text:p>
          </table:table-cell>
          <table:table-cell table:formula="of:=SUM([.L370:.AMJ37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0:.AMJ370]); &quot;&quot;; [.L$2:.AMJ$2] &amp; &quot;:&quot; &amp; UNICHAR(160) &amp; [.L370:.AMJ370]))" office:value-type="string" office:string-value="Paul977: 4" calcext:value-type="string">
            <text:p>Paul977: 4</text:p>
          </table:table-cell>
          <table:table-cell table:style-name="ce17" table:formula="of:=SUMPRODUCT(NOT(ISBLANK([.L370:.AMJ370])))" office:value-type="float" office:value="1" calcext:value-type="float">
            <text:p>1</text:p>
          </table:table-cell>
          <table:table-cell table:style-name="ce95" table:formula="of:=IF([.J370]&gt;2;AVERAGE([.L370:.AMJ370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2" calcext:value-type="float">
            <text:p>362</text:p>
          </table:table-cell>
          <table:table-cell table:formula="of:=SUM([.L371:.AMJ37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371:.AMJ371]); &quot;&quot;; [.L$2:.AMJ$2] &amp; &quot;:&quot; &amp; UNICHAR(160) &amp; [.L371:.AMJ371]))" office:value-type="string" office:string-value="Soundblock: 4" calcext:value-type="string">
            <text:p>Soundblock: 4</text:p>
          </table:table-cell>
          <table:table-cell table:style-name="ce17" table:formula="of:=SUMPRODUCT(NOT(ISBLANK([.L371:.AMJ371])))" office:value-type="float" office:value="1" calcext:value-type="float">
            <text:p>1</text:p>
          </table:table-cell>
          <table:table-cell table:style-name="ce95" table:formula="of:=IF([.J371]&gt;2;AVERAGE([.L371:.AMJ371]);0)" office:value-type="float" office:value="0" calcext:value-type="float">
            <text:p>.000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2" calcext:value-type="float">
            <text:p>362</text:p>
          </table:table-cell>
          <table:table-cell table:formula="of:=SUM([.L372:.AMJ372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72:.AMJ372]); &quot;&quot;; [.L$2:.AMJ$2] &amp; &quot;:&quot; &amp; UNICHAR(160) &amp; [.L372:.AMJ372]))" office:value-type="string" office:string-value="Willy W.: 4" calcext:value-type="string">
            <text:p>Willy W.: 4</text:p>
          </table:table-cell>
          <table:table-cell table:style-name="ce17" table:formula="of:=SUMPRODUCT(NOT(ISBLANK([.L372:.AMJ372])))" office:value-type="float" office:value="1" calcext:value-type="float">
            <text:p>1</text:p>
          </table:table-cell>
          <table:table-cell table:style-name="ce95" table:formula="of:=IF([.J372]&gt;2;AVERAGE([.L372:.AMJ372]);0)" office:value-type="float" office:value="0" calcext:value-type="float">
            <text:p>.000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6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2" calcext:value-type="float">
            <text:p>362</text:p>
          </table:table-cell>
          <table:table-cell table:formula="of:=SUM([.L373:.AMJ373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73:.AMJ373]); &quot;&quot;; [.L$2:.AMJ$2] &amp; &quot;:&quot; &amp; UNICHAR(160) &amp; [.L373:.AMJ373]))" office:value-type="string" office:string-value="ax34: 4" calcext:value-type="string">
            <text:p>ax34: 4</text:p>
          </table:table-cell>
          <table:table-cell table:style-name="ce17" table:formula="of:=SUMPRODUCT(NOT(ISBLANK([.L373:.AMJ373])))" office:value-type="float" office:value="1" calcext:value-type="float">
            <text:p>1</text:p>
          </table:table-cell>
          <table:table-cell table:style-name="ce95" table:formula="of:=IF([.J373]&gt;2;AVERAGE([.L373:.AMJ373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2" calcext:value-type="float">
            <text:p>362</text:p>
          </table:table-cell>
          <table:table-cell table:formula="of:=SUM([.L374:.AMJ374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doomwiki.org/wiki/Dead.air" xlink:type="simple">https://doomwiki.org/wiki/Dead.ai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4:.AMJ374]); &quot;&quot;; [.L$2:.AMJ$2] &amp; &quot;:&quot; &amp; UNICHAR(160) &amp; [.L374:.AMJ374]))" office:value-type="string" office:string-value="HyperLuke: 2, Lorenz0: 2" calcext:value-type="string">
            <text:p>HyperLuke: 2, Lorenz0: 2</text:p>
          </table:table-cell>
          <table:table-cell table:style-name="ce17" table:formula="of:=SUMPRODUCT(NOT(ISBLANK([.L374:.AMJ374])))" office:value-type="float" office:value="2" calcext:value-type="float">
            <text:p>2</text:p>
          </table:table-cell>
          <table:table-cell table:style-name="ce95" table:formula="of:=IF([.J374]&gt;2;AVERAGE([.L374:.AMJ374]);0)" office:value-type="float" office:value="0" calcext:value-type="float">
            <text:p>.00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2" calcext:value-type="float">
            <text:p>362</text:p>
          </table:table-cell>
          <table:table-cell table:formula="of:=SUM([.L375:.AMJ375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75:.AMJ375]); &quot;&quot;; [.L$2:.AMJ$2] &amp; &quot;:&quot; &amp; UNICHAR(160) &amp; [.L375:.AMJ375]))" office:value-type="string" office:string-value="Odal: 2, Hitherto: 2" calcext:value-type="string">
            <text:p>Odal: 2, Hitherto: 2</text:p>
          </table:table-cell>
          <table:table-cell table:style-name="ce17" table:formula="of:=SUMPRODUCT(NOT(ISBLANK([.L375:.AMJ375])))" office:value-type="float" office:value="2" calcext:value-type="float">
            <text:p>2</text:p>
          </table:table-cell>
          <table:table-cell table:style-name="ce95" table:formula="of:=IF([.J375]&gt;2;AVERAGE([.L375:.AMJ375]);0)" office:value-type="float" office:value="0" calcext:value-type="float">
            <text:p>.00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2" calcext:value-type="float">
            <text:p>362</text:p>
          </table:table-cell>
          <table:table-cell table:formula="of:=SUM([.L376:.AMJ376])" office:value-type="float" office:value="4" calcext:value-type="float">
            <text:p>4</text:p>
          </table:table-cell>
          <table:table-cell office:value-type="string" calcext:value-type="string">
            <text:p>Doom Island</text:p>
          </table:table-cell>
          <table:table-cell office:value-type="string" calcext:value-type="string">
            <text:p><text:a xlink:href="https://www.doomworld.com/idgames/levels/doom2/Ports/d-f/doomisla" xlink:type="simple">https://www.doomworld.com/idgames/levels/doom2/Ports/d-f/doomisla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76:.AMJ376]); &quot;&quot;; [.L$2:.AMJ$2] &amp; &quot;:&quot; &amp; UNICHAR(160) &amp; [.L376:.AMJ376]))" office:value-type="string" office:string-value="dei_eldren: 4" calcext:value-type="string">
            <text:p>dei_eldren: 4</text:p>
          </table:table-cell>
          <table:table-cell table:style-name="ce17" table:formula="of:=SUMPRODUCT(NOT(ISBLANK([.L376:.AMJ376])))" office:value-type="float" office:value="1" calcext:value-type="float">
            <text:p>1</text:p>
          </table:table-cell>
          <table:table-cell table:style-name="ce95" table:formula="of:=IF([.J376]&gt;2;AVERAGE([.L376:.AMJ376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2" calcext:value-type="float">
            <text:p>362</text:p>
          </table:table-cell>
          <table:table-cell table:formula="of:=SUM([.L377:.AMJ377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77:.AMJ377]); &quot;&quot;; [.L$2:.AMJ$2] &amp; &quot;:&quot; &amp; UNICHAR(160) &amp; [.L377:.AMJ377]))" office:value-type="string" office:string-value="ShoDemo: 3, TheNerdTurtle2: 1" calcext:value-type="string">
            <text:p>ShoDemo: 3, TheNerdTurtle2: 1</text:p>
          </table:table-cell>
          <table:table-cell table:style-name="ce17" table:formula="of:=SUMPRODUCT(NOT(ISBLANK([.L377:.AMJ377])))" office:value-type="float" office:value="2" calcext:value-type="float">
            <text:p>2</text:p>
          </table:table-cell>
          <table:table-cell table:style-name="ce95" table:formula="of:=IF([.J377]&gt;2;AVERAGE([.L377:.AMJ377]);0)" office:value-type="float" office:value="0" calcext:value-type="float">
            <text:p>.00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2" calcext:value-type="float">
            <text:p>362</text:p>
          </table:table-cell>
          <table:table-cell table:formula="of:=SUM([.L378:.AMJ378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378:.AMJ378]); &quot;&quot;; [.L$2:.AMJ$2] &amp; &quot;:&quot; &amp; UNICHAR(160) &amp; [.L378:.AMJ378]))" office:value-type="string" office:string-value="Gaia74: 4" calcext:value-type="string">
            <text:p>Gaia74: 4</text:p>
          </table:table-cell>
          <table:table-cell table:style-name="ce17" table:formula="of:=SUMPRODUCT(NOT(ISBLANK([.L378:.AMJ378])))" office:value-type="float" office:value="1" calcext:value-type="float">
            <text:p>1</text:p>
          </table:table-cell>
          <table:table-cell table:style-name="ce95" table:formula="of:=IF([.J378]&gt;2;AVERAGE([.L378:.AMJ378]);0)" office:value-type="float" office:value="0" calcext:value-type="float">
            <text:p>.000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2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2" calcext:value-type="float">
            <text:p>362</text:p>
          </table:table-cell>
          <table:table-cell table:formula="of:=SUM([.L379:.AMJ379])" office:value-type="float" office:value="4" calcext:value-type="float">
            <text:p>4</text:p>
          </table:table-cell>
          <table:table-cell table:style-name="ce116" office:value-type="string" calcext:value-type="string">
            <text:p>Favillesco - Episode 1: Genuflected on Io</text:p>
          </table:table-cell>
          <table:table-cell office:value-type="string" calcext:value-type="string">
            <text:p><text:a xlink:href="https://www.doomworld.com/idgames/levels/doom/d-f/favie112" xlink:type="simple">https://www.doomworld.com/idgames/levels/doom/d-f/favie1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79:.AMJ379]); &quot;&quot;; [.L$2:.AMJ$2] &amp; &quot;:&quot; &amp; UNICHAR(160) &amp; [.L379:.AMJ379]))" office:value-type="string" office:string-value="dei_eldren: 4" calcext:value-type="string">
            <text:p>dei_eldren: 4</text:p>
          </table:table-cell>
          <table:table-cell table:style-name="ce17" table:formula="of:=SUMPRODUCT(NOT(ISBLANK([.L379:.AMJ379])))" office:value-type="float" office:value="1" calcext:value-type="float">
            <text:p>1</text:p>
          </table:table-cell>
          <table:table-cell table:style-name="ce95" table:formula="of:=IF([.J379]&gt;2;AVERAGE([.L379:.AMJ379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2" calcext:value-type="float">
            <text:p>362</text:p>
          </table:table-cell>
          <table:table-cell table:formula="of:=SUM([.L380:.AMJ380])" office:value-type="float" office:value="4" calcext:value-type="float">
            <text:p>4</text:p>
          </table:table-cell>
          <table:table-cell table:style-name="ce116"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80:.AMJ380]); &quot;&quot;; [.L$2:.AMJ$2] &amp; &quot;:&quot; &amp; UNICHAR(160) &amp; [.L380:.AMJ380]))" office:value-type="string" office:string-value="Soundblock: 1, toxic.rat: 3" calcext:value-type="string">
            <text:p>Soundblock: 1, toxic.rat: 3</text:p>
          </table:table-cell>
          <table:table-cell table:style-name="ce17" table:formula="of:=SUMPRODUCT(NOT(ISBLANK([.L380:.AMJ380])))" office:value-type="float" office:value="2" calcext:value-type="float">
            <text:p>2</text:p>
          </table:table-cell>
          <table:table-cell table:style-name="ce95" table:formula="of:=IF([.J380]&gt;2;AVERAGE([.L380:.AMJ380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2" calcext:value-type="float">
            <text:p>362</text:p>
          </table:table-cell>
          <table:table-cell table:formula="of:=SUM([.L381:.AMJ381])" office:value-type="float" office:value="4" calcext:value-type="float">
            <text:p>4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1:.AMJ381]); &quot;&quot;; [.L$2:.AMJ$2] &amp; &quot;:&quot; &amp; UNICHAR(160) &amp; [.L381:.AMJ381]))" office:value-type="string" office:string-value="JudgeDeadd: 2, Hitherto: 2" calcext:value-type="string">
            <text:p>JudgeDeadd: 2, Hitherto: 2</text:p>
          </table:table-cell>
          <table:table-cell table:style-name="ce17" table:formula="of:=SUMPRODUCT(NOT(ISBLANK([.L381:.AMJ381])))" office:value-type="float" office:value="2" calcext:value-type="float">
            <text:p>2</text:p>
          </table:table-cell>
          <table:table-cell table:style-name="ce95" table:formula="of:=IF([.J381]&gt;2;AVERAGE([.L381:.AMJ381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2" calcext:value-type="float">
            <text:p>362</text:p>
          </table:table-cell>
          <table:table-cell table:formula="of:=SUM([.L382:.AMJ382])" office:value-type="float" office:value="4" calcext:value-type="float">
            <text:p>4</text:p>
          </table:table-cell>
          <table:table-cell office:value-type="string" calcext:value-type="string">
            <text:p>IC2005</text:p>
          </table:table-cell>
          <table:table-cell office:value-type="string" calcext:value-type="string">
            <text:p><text:a xlink:href="https://doomwiki.org/wiki/IC2005" xlink:type="simple">https://doomwiki.org/wiki/IC200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2:.AMJ382]); &quot;&quot;; [.L$2:.AMJ$2] &amp; &quot;:&quot; &amp; UNICHAR(160) &amp; [.L382:.AMJ382]))" office:value-type="string" office:string-value="doombedoom: 4" calcext:value-type="string">
            <text:p>doombedoom: 4</text:p>
          </table:table-cell>
          <table:table-cell table:style-name="ce17" table:formula="of:=SUMPRODUCT(NOT(ISBLANK([.L382:.AMJ382])))" office:value-type="float" office:value="1" calcext:value-type="float">
            <text:p>1</text:p>
          </table:table-cell>
          <table:table-cell table:style-name="ce95" table:formula="of:=IF([.J382]&gt;2;AVERAGE([.L382:.AMJ382]);0)" office:value-type="float" office:value="0" calcext:value-type="float">
            <text:p>.000</text:p>
          </table:table-cell>
          <table:table-cell table:number-columns-repeated="195"/>
          <table:table-cell office:value-type="float" office:value="4" calcext:value-type="float">
            <text:p>4</text:p>
          </table:table-cell>
          <table:table-cell table:number-columns-repeated="8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2" calcext:value-type="float">
            <text:p>362</text:p>
          </table:table-cell>
          <table:table-cell table:formula="of:=SUM([.L383:.AMJ383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3:.AMJ383]); &quot;&quot;; [.L$2:.AMJ$2] &amp; &quot;:&quot; &amp; UNICHAR(160) &amp; [.L383:.AMJ383]))" office:value-type="string" office:string-value="AnonimVio: 4" calcext:value-type="string">
            <text:p>AnonimVio: 4</text:p>
          </table:table-cell>
          <table:table-cell table:style-name="ce17" table:formula="of:=SUMPRODUCT(NOT(ISBLANK([.L383:.AMJ383])))" office:value-type="float" office:value="1" calcext:value-type="float">
            <text:p>1</text:p>
          </table:table-cell>
          <table:table-cell table:style-name="ce95" table:formula="of:=IF([.J383]&gt;2;AVERAGE([.L383:.AMJ383]);0)" office:value-type="float" office:value="0" calcext:value-type="float">
            <text:p>.00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2" calcext:value-type="float">
            <text:p>362</text:p>
          </table:table-cell>
          <table:table-cell table:formula="of:=SUM([.L384:.AMJ384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84:.AMJ384]); &quot;&quot;; [.L$2:.AMJ$2] &amp; &quot;:&quot; &amp; UNICHAR(160) &amp; [.L384:.AMJ384]))" office:value-type="string" office:string-value="TheNerdTurtle2: 4" calcext:value-type="string">
            <text:p>TheNerdTurtle2: 4</text:p>
          </table:table-cell>
          <table:table-cell table:style-name="ce17" table:formula="of:=SUMPRODUCT(NOT(ISBLANK([.L384:.AMJ384])))" office:value-type="float" office:value="1" calcext:value-type="float">
            <text:p>1</text:p>
          </table:table-cell>
          <table:table-cell table:style-name="ce95" table:formula="of:=IF([.J384]&gt;2;AVERAGE([.L384:.AMJ384]);0)" office:value-type="float" office:value="0" calcext:value-type="float">
            <text:p>.000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2" calcext:value-type="float">
            <text:p>362</text:p>
          </table:table-cell>
          <table:table-cell table:formula="of:=SUM([.L385:.AMJ385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5:.AMJ385]); &quot;&quot;; [.L$2:.AMJ$2] &amp; &quot;:&quot; &amp; UNICHAR(160) &amp; [.L385:.AMJ385]))" office:value-type="string" office:string-value="NuMetalManiak: 4" calcext:value-type="string">
            <text:p>NuMetalManiak: 4</text:p>
          </table:table-cell>
          <table:table-cell table:style-name="ce17" table:formula="of:=SUMPRODUCT(NOT(ISBLANK([.L385:.AMJ385])))" office:value-type="float" office:value="1" calcext:value-type="float">
            <text:p>1</text:p>
          </table:table-cell>
          <table:table-cell table:style-name="ce95" table:formula="of:=IF([.J385]&gt;2;AVERAGE([.L385:.AMJ385]);0)" office:value-type="float" office:value="0" calcext:value-type="float">
            <text:p>.000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2" calcext:value-type="float">
            <text:p>362</text:p>
          </table:table-cell>
          <table:table-cell table:formula="of:=SUM([.L386:.AMJ386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386:.AMJ386]); &quot;&quot;; [.L$2:.AMJ$2] &amp; &quot;:&quot; &amp; UNICHAR(160) &amp; [.L386:.AMJ386]))" office:value-type="string" office:string-value="&lt;&lt;Rewind: 4" calcext:value-type="string">
            <text:p>&lt;&lt;Rewind: 4</text:p>
          </table:table-cell>
          <table:table-cell table:style-name="ce17" table:formula="of:=SUMPRODUCT(NOT(ISBLANK([.L386:.AMJ386])))" office:value-type="float" office:value="1" calcext:value-type="float">
            <text:p>1</text:p>
          </table:table-cell>
          <table:table-cell table:style-name="ce95" table:formula="of:=IF([.J386]&gt;2;AVERAGE([.L386:.AMJ386]);0)" office:value-type="float" office:value="0" calcext:value-type="float">
            <text:p>.00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2" calcext:value-type="float">
            <text:p>362</text:p>
          </table:table-cell>
          <table:table-cell table:formula="of:=SUM([.L387:.AMJ387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7:.AMJ387]); &quot;&quot;; [.L$2:.AMJ$2] &amp; &quot;:&quot; &amp; UNICHAR(160) &amp; [.L387:.AMJ387]))" office:value-type="string" office:string-value="m8f: 4" calcext:value-type="string">
            <text:p>m8f: 4</text:p>
          </table:table-cell>
          <table:table-cell table:style-name="ce17" table:formula="of:=SUMPRODUCT(NOT(ISBLANK([.L387:.AMJ387])))" office:value-type="float" office:value="1" calcext:value-type="float">
            <text:p>1</text:p>
          </table:table-cell>
          <table:table-cell table:style-name="ce95" table:formula="of:=IF([.J387]&gt;2;AVERAGE([.L387:.AMJ387]);0)" office:value-type="float" office:value="0" calcext:value-type="float">
            <text:p>.000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2" calcext:value-type="float">
            <text:p>362</text:p>
          </table:table-cell>
          <table:table-cell table:formula="of:=SUM([.L388:.AMJ388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8:.AMJ388]); &quot;&quot;; [.L$2:.AMJ$2] &amp; &quot;:&quot; &amp; UNICHAR(160) &amp; [.L388:.AMJ388]))" office:value-type="string" office:string-value="ax34: 4" calcext:value-type="string">
            <text:p>ax34: 4</text:p>
          </table:table-cell>
          <table:table-cell table:style-name="ce17" table:formula="of:=SUMPRODUCT(NOT(ISBLANK([.L388:.AMJ388])))" office:value-type="float" office:value="1" calcext:value-type="float">
            <text:p>1</text:p>
          </table:table-cell>
          <table:table-cell table:style-name="ce95" table:formula="of:=IF([.J388]&gt;2;AVERAGE([.L388:.AMJ388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2" calcext:value-type="float">
            <text:p>362</text:p>
          </table:table-cell>
          <table:table-cell table:formula="of:=SUM([.L389:.AMJ389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9:.AMJ389]); &quot;&quot;; [.L$2:.AMJ$2] &amp; &quot;:&quot; &amp; UNICHAR(160) &amp; [.L389:.AMJ389]))" office:value-type="string" office:string-value="soner du: 1, Ragu: 3" calcext:value-type="string">
            <text:p>soner du: 1, Ragu: 3</text:p>
          </table:table-cell>
          <table:table-cell table:style-name="ce17" table:formula="of:=SUMPRODUCT(NOT(ISBLANK([.L389:.AMJ389])))" office:value-type="float" office:value="2" calcext:value-type="float">
            <text:p>2</text:p>
          </table:table-cell>
          <table:table-cell table:style-name="ce95" table:formula="of:=IF([.J389]&gt;2;AVERAGE([.L389:.AMJ389]);0)" office:value-type="float" office:value="0" calcext:value-type="float">
            <text:p>.000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2" calcext:value-type="float">
            <text:p>362</text:p>
          </table:table-cell>
          <table:table-cell table:formula="of:=SUM([.L390:.AMJ390])" office:value-type="float" office:value="4" calcext:value-type="float">
            <text:p>4</text:p>
          </table:table-cell>
          <table:table-cell table:style-name="ce71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390:.AMJ390]); &quot;&quot;; [.L$2:.AMJ$2] &amp; &quot;:&quot; &amp; UNICHAR(160) &amp; [.L390:.AMJ390]))" office:value-type="string" office:string-value="ax34: 4" calcext:value-type="string">
            <text:p>ax34: 4</text:p>
          </table:table-cell>
          <table:table-cell table:style-name="ce17" table:formula="of:=SUMPRODUCT(NOT(ISBLANK([.L390:.AMJ390])))" office:value-type="float" office:value="1" calcext:value-type="float">
            <text:p>1</text:p>
          </table:table-cell>
          <table:table-cell table:style-name="ce95" table:formula="of:=IF([.J390]&gt;2;AVERAGE([.L390:.AMJ390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2" calcext:value-type="float">
            <text:p>362</text:p>
          </table:table-cell>
          <table:table-cell table:formula="of:=SUM([.L391:.AMJ391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91:.AMJ391]); &quot;&quot;; [.L$2:.AMJ$2] &amp; &quot;:&quot; &amp; UNICHAR(160) &amp; [.L391:.AMJ391]))" office:value-type="string" office:string-value="bLOCKbOYgAMES: 4" calcext:value-type="string">
            <text:p>bLOCKbOYgAMES: 4</text:p>
          </table:table-cell>
          <table:table-cell table:style-name="ce17" table:formula="of:=SUMPRODUCT(NOT(ISBLANK([.L391:.AMJ391])))" office:value-type="float" office:value="1" calcext:value-type="float">
            <text:p>1</text:p>
          </table:table-cell>
          <table:table-cell table:style-name="ce95" table:formula="of:=IF([.J391]&gt;2;AVERAGE([.L391:.AMJ391]);0)" office:value-type="float" office:value="0" calcext:value-type="float">
            <text:p>.000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2" calcext:value-type="float">
            <text:p>362</text:p>
          </table:table-cell>
          <table:table-cell table:formula="of:=SUM([.L392:.AMJ392])" office:value-type="float" office:value="4" calcext:value-type="float">
            <text:p>4</text:p>
          </table:table-cell>
          <table:table-cell table:style-name="ce11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392:.AMJ392]); &quot;&quot;; [.L$2:.AMJ$2] &amp; &quot;:&quot; &amp; UNICHAR(160) &amp; [.L392:.AMJ392]))" office:value-type="string" office:string-value="Nazgul9: 4" calcext:value-type="string">
            <text:p>Nazgul9: 4</text:p>
          </table:table-cell>
          <table:table-cell table:style-name="ce17" table:formula="of:=SUMPRODUCT(NOT(ISBLANK([.L392:.AMJ392])))" office:value-type="float" office:value="1" calcext:value-type="float">
            <text:p>1</text:p>
          </table:table-cell>
          <table:table-cell table:style-name="ce95" table:formula="of:=IF([.J392]&gt;2;AVERAGE([.L392:.AMJ392]);0)" office:value-type="float" office:value="0" calcext:value-type="float">
            <text:p>.000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2" calcext:value-type="float">
            <text:p>362</text:p>
          </table:table-cell>
          <table:table-cell table:formula="of:=SUM([.L393:.AMJ393])" office:value-type="float" office:value="4" calcext:value-type="float">
            <text:p>4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393:.AMJ393]); &quot;&quot;; [.L$2:.AMJ$2] &amp; &quot;:&quot; &amp; UNICHAR(160) &amp; [.L393:.AMJ393]))" office:value-type="string" office:string-value="ASaltShaker: 1, doombedoom: 3" calcext:value-type="string">
            <text:p>ASaltShaker: 1, doombedoom: 3</text:p>
          </table:table-cell>
          <table:table-cell table:style-name="ce17" table:formula="of:=SUMPRODUCT(NOT(ISBLANK([.L393:.AMJ393])))" office:value-type="float" office:value="2" calcext:value-type="float">
            <text:p>2</text:p>
          </table:table-cell>
          <table:table-cell table:style-name="ce95" table:formula="of:=IF([.J393]&gt;2;AVERAGE([.L393:.AMJ393]);0)" office:value-type="float" office:value="0" calcext:value-type="float">
            <text:p>.000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2" calcext:value-type="float">
            <text:p>362</text:p>
          </table:table-cell>
          <table:table-cell table:formula="of:=SUM([.L394:.AMJ394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94:.AMJ394]); &quot;&quot;; [.L$2:.AMJ$2] &amp; &quot;:&quot; &amp; UNICHAR(160) &amp; [.L394:.AMJ394]))" office:value-type="string" office:string-value="ax34: 4" calcext:value-type="string">
            <text:p>ax34: 4</text:p>
          </table:table-cell>
          <table:table-cell table:style-name="ce17" table:formula="of:=SUMPRODUCT(NOT(ISBLANK([.L394:.AMJ394])))" office:value-type="float" office:value="1" calcext:value-type="float">
            <text:p>1</text:p>
          </table:table-cell>
          <table:table-cell table:style-name="ce95" table:formula="of:=IF([.J394]&gt;2;AVERAGE([.L394:.AMJ394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2" calcext:value-type="float">
            <text:p>362</text:p>
          </table:table-cell>
          <table:table-cell table:formula="of:=SUM([.L395:.AMJ395])" office:value-type="float" office:value="4" calcext:value-type="float">
            <text:p>4</text:p>
          </table:table-cell>
          <table:table-cell table:style-name="ce112" office:value-type="string" calcext:value-type="string">
            <text:p>The Ultimate NMD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95:.AMJ395]); &quot;&quot;; [.L$2:.AMJ$2] &amp; &quot;:&quot; &amp; UNICHAR(160) &amp; [.L395:.AMJ395]))" office:value-type="string" office:string-value="eharper256: 4" calcext:value-type="string">
            <text:p>eharper256: 4</text:p>
          </table:table-cell>
          <table:table-cell table:style-name="ce17" table:formula="of:=SUMPRODUCT(NOT(ISBLANK([.L395:.AMJ395])))" office:value-type="float" office:value="1" calcext:value-type="float">
            <text:p>1</text:p>
          </table:table-cell>
          <table:table-cell table:style-name="ce95" table:formula="of:=IF([.J395]&gt;2;AVERAGE([.L395:.AMJ395]);0)" office:value-type="float" office:value="0" calcext:value-type="float">
            <text:p>.00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2" calcext:value-type="float">
            <text:p>362</text:p>
          </table:table-cell>
          <table:table-cell table:formula="of:=SUM([.L396:.AMJ396])" office:value-type="float" office:value="4" calcext:value-type="float">
            <text:p>4</text:p>
          </table:table-cell>
          <table:table-cell office:value-type="string" calcext:value-type="string">
            <text:p>The Wayfarer</text:p>
          </table:table-cell>
          <table:table-cell office:value-type="string" calcext:value-type="string">
            <text:p><text:a xlink:href="https://doomwiki.org/wiki/The_Wayfarer" xlink:type="simple">https://doomwiki.org/wiki/The_Wayfarer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96:.AMJ396]); &quot;&quot;; [.L$2:.AMJ$2] &amp; &quot;:&quot; &amp; UNICHAR(160) &amp; [.L396:.AMJ396]))" office:value-type="string" office:string-value="rd: 4" calcext:value-type="string">
            <text:p>rd: 4</text:p>
          </table:table-cell>
          <table:table-cell table:style-name="ce17" table:formula="of:=SUMPRODUCT(NOT(ISBLANK([.L396:.AMJ396])))" office:value-type="float" office:value="1" calcext:value-type="float">
            <text:p>1</text:p>
          </table:table-cell>
          <table:table-cell table:style-name="ce95" table:formula="of:=IF([.J396]&gt;2;AVERAGE([.L396:.AMJ396]);0)" office:value-type="float" office:value="0" calcext:value-type="float">
            <text:p>.000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2" calcext:value-type="float">
            <text:p>362</text:p>
          </table:table-cell>
          <table:table-cell table:formula="of:=SUM([.L397:.AMJ397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97:.AMJ397]); &quot;&quot;; [.L$2:.AMJ$2] &amp; &quot;:&quot; &amp; UNICHAR(160) &amp; [.L397:.AMJ397]))" office:value-type="string" office:string-value="Dimon12321: 4" calcext:value-type="string">
            <text:p>Dimon12321: 4</text:p>
          </table:table-cell>
          <table:table-cell table:style-name="ce17" table:formula="of:=SUMPRODUCT(NOT(ISBLANK([.L397:.AMJ397])))" office:value-type="float" office:value="1" calcext:value-type="float">
            <text:p>1</text:p>
          </table:table-cell>
          <table:table-cell table:style-name="ce95" table:formula="of:=IF([.J397]&gt;2;AVERAGE([.L397:.AMJ397]);0)" office:value-type="float" office:value="0" calcext:value-type="float">
            <text:p>.000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2" calcext:value-type="float">
            <text:p>362</text:p>
          </table:table-cell>
          <table:table-cell table:formula="of:=SUM([.L398:.AMJ398])" office:value-type="float" office:value="4" calcext:value-type="float">
            <text:p>4</text:p>
          </table:table-cell>
          <table:table-cell office:value-type="string" calcext:value-type="string">
            <text:p>Townhouses</text:p>
          </table:table-cell>
          <table:table-cell table:style-name="Default" office:value-type="string" calcext:value-type="string">
            <text:p><text:a xlink:href="https://www.doomworld.com/idgames/levels/doom2/s-u/townhou2" xlink:type="simple">https://www.doomworld.com/idgames/levels/doom2/s-u/townhou2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8:.AMJ398]); &quot;&quot;; [.L$2:.AMJ$2] &amp; &quot;:&quot; &amp; UNICHAR(160) &amp; [.L398:.AMJ398]))" office:value-type="string" office:string-value="Doomlover77: 4" calcext:value-type="string">
            <text:p>Doomlover77: 4</text:p>
          </table:table-cell>
          <table:table-cell table:style-name="ce17" table:formula="of:=SUMPRODUCT(NOT(ISBLANK([.L398:.AMJ398])))" office:value-type="float" office:value="1" calcext:value-type="float">
            <text:p>1</text:p>
          </table:table-cell>
          <table:table-cell table:style-name="ce95" table:formula="of:=IF([.J398]&gt;2;AVERAGE([.L398:.AMJ398]);0)" office:value-type="float" office:value="0" calcext:value-type="float">
            <text:p>.000</text:p>
          </table:table-cell>
          <table:table-cell table:number-columns-repeated="178"/>
          <table:table-cell office:value-type="float" office:value="4" calcext:value-type="float">
            <text:p>4</text:p>
          </table:table-cell>
          <table:table-cell table:number-columns-repeated="834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2" calcext:value-type="float">
            <text:p>362</text:p>
          </table:table-cell>
          <table:table-cell table:formula="of:=SUM([.L399:.AMJ399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99:.AMJ399]); &quot;&quot;; [.L$2:.AMJ$2] &amp; &quot;:&quot; &amp; UNICHAR(160) &amp; [.L399:.AMJ399]))" office:value-type="string" office:string-value="Sky: 4" calcext:value-type="string">
            <text:p>Sky: 4</text:p>
          </table:table-cell>
          <table:table-cell table:style-name="ce17" table:formula="of:=SUMPRODUCT(NOT(ISBLANK([.L399:.AMJ399])))" office:value-type="float" office:value="1" calcext:value-type="float">
            <text:p>1</text:p>
          </table:table-cell>
          <table:table-cell table:style-name="ce95" table:formula="of:=IF([.J399]&gt;2;AVERAGE([.L399:.AMJ399]);0)" office:value-type="float" office:value="0" calcext:value-type="float">
            <text:p>.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2" calcext:value-type="float">
            <text:p>362</text:p>
          </table:table-cell>
          <table:table-cell table:formula="of:=SUM([.L400:.AMJ40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0:.AMJ400]); &quot;&quot;; [.L$2:.AMJ$2] &amp; &quot;:&quot; &amp; UNICHAR(160) &amp; [.L400:.AMJ400]))" office:value-type="string" office:string-value="bzzrak: 4" calcext:value-type="string">
            <text:p>bzzrak: 4</text:p>
          </table:table-cell>
          <table:table-cell table:style-name="ce17" table:formula="of:=SUMPRODUCT(NOT(ISBLANK([.L400:.AMJ400])))" office:value-type="float" office:value="1" calcext:value-type="float">
            <text:p>1</text:p>
          </table:table-cell>
          <table:table-cell table:style-name="ce95" table:formula="of:=IF([.J400]&gt;2;AVERAGE([.L400:.AMJ400]);0)" office:value-type="float" office:value="0" calcext:value-type="float">
            <text:p>.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98" calcext:value-type="float">
            <text:p>398</text:p>
          </table:table-cell>
          <table:table-cell table:formula="of:=SUM([.L401:.AMJ401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www.wad-archive.com/wad/9c6e76bda78d64a3fd280aadc0394a3ed5d8a157" xlink:type="simple">https://www.wad-archive.com/wad/9c6e76bda78d64a3fd280aadc0394a3ed5d8a157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01:.AMJ401]); &quot;&quot;; [.L$2:.AMJ$2] &amp; &quot;:&quot; &amp; UNICHAR(160) &amp; [.L401:.AMJ401]))" office:value-type="string" office:string-value="Apaul27: 3" calcext:value-type="string">
            <text:p>Apaul27: 3</text:p>
          </table:table-cell>
          <table:table-cell table:style-name="ce17" table:formula="of:=SUMPRODUCT(NOT(ISBLANK([.L401:.AMJ401])))" office:value-type="float" office:value="1" calcext:value-type="float">
            <text:p>1</text:p>
          </table:table-cell>
          <table:table-cell table:style-name="ce95" table:formula="of:=IF([.J401]&gt;2;AVERAGE([.L401:.AMJ401]);0)" office:value-type="float" office:value="0" calcext:value-type="float">
            <text:p>.000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98" calcext:value-type="float">
            <text:p>398</text:p>
          </table:table-cell>
          <table:table-cell table:formula="of:=SUM([.L402:.AMJ402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3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L402:.AMJ402]); &quot;&quot;; [.L$2:.AMJ$2] &amp; &quot;:&quot; &amp; UNICHAR(160) &amp; [.L402:.AMJ402]))" office:value-type="string" office:string-value="Soundblock: 3" calcext:value-type="string">
            <text:p>Soundblock: 3</text:p>
          </table:table-cell>
          <table:table-cell table:style-name="ce17" table:formula="of:=SUMPRODUCT(NOT(ISBLANK([.L402:.AMJ402])))" office:value-type="float" office:value="1" calcext:value-type="float">
            <text:p>1</text:p>
          </table:table-cell>
          <table:table-cell table:style-name="ce95" table:formula="of:=IF([.J402]&gt;2;AVERAGE([.L402:.AMJ402]);0)" office:value-type="float" office:value="0" calcext:value-type="float">
            <text:p>.00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98" calcext:value-type="float">
            <text:p>398</text:p>
          </table:table-cell>
          <table:table-cell table:formula="of:=SUM([.L403:.AMJ403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03:.AMJ403]); &quot;&quot;; [.L$2:.AMJ$2] &amp; &quot;:&quot; &amp; UNICHAR(160) &amp; [.L403:.AMJ403]))" office:value-type="string" office:string-value="Dragonfly: 3" calcext:value-type="string">
            <text:p>Dragonfly: 3</text:p>
          </table:table-cell>
          <table:table-cell table:style-name="ce17" table:formula="of:=SUMPRODUCT(NOT(ISBLANK([.L403:.AMJ403])))" office:value-type="float" office:value="1" calcext:value-type="float">
            <text:p>1</text:p>
          </table:table-cell>
          <table:table-cell table:style-name="ce95" table:formula="of:=IF([.J403]&gt;2;AVERAGE([.L403:.AMJ403]);0)" office:value-type="float" office:value="0" calcext:value-type="float">
            <text:p>.000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98" calcext:value-type="float">
            <text:p>398</text:p>
          </table:table-cell>
          <table:table-cell table:formula="of:=SUM([.L404:.AMJ404])" office:value-type="float" office:value="3" calcext:value-type="float">
            <text:p>3</text:p>
          </table:table-cell>
          <table:table-cell table:style-name="ce116"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04:.AMJ404]); &quot;&quot;; [.L$2:.AMJ$2] &amp; &quot;:&quot; &amp; UNICHAR(160) &amp; [.L404:.AMJ404]))" office:value-type="string" office:string-value="NoisyVelvet: 3" calcext:value-type="string">
            <text:p>NoisyVelvet: 3</text:p>
          </table:table-cell>
          <table:table-cell table:style-name="ce17" table:formula="of:=SUMPRODUCT(NOT(ISBLANK([.L404:.AMJ404])))" office:value-type="float" office:value="1" calcext:value-type="float">
            <text:p>1</text:p>
          </table:table-cell>
          <table:table-cell table:style-name="ce95" table:formula="of:=IF([.J404]&gt;2;AVERAGE([.L404:.AMJ404]);0)" office:value-type="float" office:value="0" calcext:value-type="float">
            <text:p>.000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98" calcext:value-type="float">
            <text:p>398</text:p>
          </table:table-cell>
          <table:table-cell table:formula="of:=SUM([.L405:.AMJ405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5:.AMJ405]); &quot;&quot;; [.L$2:.AMJ$2] &amp; &quot;:&quot; &amp; UNICHAR(160) &amp; [.L405:.AMJ405]))" office:value-type="string" office:string-value="Graf Zahl: 3" calcext:value-type="string">
            <text:p>Graf Zahl: 3</text:p>
          </table:table-cell>
          <table:table-cell table:style-name="ce17" table:formula="of:=SUMPRODUCT(NOT(ISBLANK([.L405:.AMJ405])))" office:value-type="float" office:value="1" calcext:value-type="float">
            <text:p>1</text:p>
          </table:table-cell>
          <table:table-cell table:style-name="ce95" table:formula="of:=IF([.J405]&gt;2;AVERAGE([.L405:.AMJ405]);0)" office:value-type="float" office:value="0" calcext:value-type="float">
            <text:p>.000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98" calcext:value-type="float">
            <text:p>398</text:p>
          </table:table-cell>
          <table:table-cell table:formula="of:=SUM([.L406:.AMJ406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6:.AMJ406]); &quot;&quot;; [.L$2:.AMJ$2] &amp; &quot;:&quot; &amp; UNICHAR(160) &amp; [.L406:.AMJ406]))" office:value-type="string" office:string-value="Li'l devil: 3" calcext:value-type="string">
            <text:p>Li'l devil: 3</text:p>
          </table:table-cell>
          <table:table-cell table:style-name="ce17" table:formula="of:=SUMPRODUCT(NOT(ISBLANK([.L406:.AMJ406])))" office:value-type="float" office:value="1" calcext:value-type="float">
            <text:p>1</text:p>
          </table:table-cell>
          <table:table-cell table:style-name="ce95" table:formula="of:=IF([.J406]&gt;2;AVERAGE([.L406:.AMJ406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98" calcext:value-type="float">
            <text:p>398</text:p>
          </table:table-cell>
          <table:table-cell table:formula="of:=SUM([.L407:.AMJ407])" office:value-type="float" office:value="3" calcext:value-type="float">
            <text:p>3</text:p>
          </table:table-cell>
          <table:table-cell table:style-name="ce116"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07:.AMJ407]); &quot;&quot;; [.L$2:.AMJ$2] &amp; &quot;:&quot; &amp; UNICHAR(160) &amp; [.L407:.AMJ407]))" office:value-type="string" office:string-value="ax34: 3" calcext:value-type="string">
            <text:p>ax34: 3</text:p>
          </table:table-cell>
          <table:table-cell table:style-name="ce17" table:formula="of:=SUMPRODUCT(NOT(ISBLANK([.L407:.AMJ407])))" office:value-type="float" office:value="1" calcext:value-type="float">
            <text:p>1</text:p>
          </table:table-cell>
          <table:table-cell table:style-name="ce95" table:formula="of:=IF([.J407]&gt;2;AVERAGE([.L407:.AMJ407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98" calcext:value-type="float">
            <text:p>398</text:p>
          </table:table-cell>
          <table:table-cell table:formula="of:=SUM([.L408:.AMJ408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8:.AMJ408]); &quot;&quot;; [.L$2:.AMJ$2] &amp; &quot;:&quot; &amp; UNICHAR(160) &amp; [.L408:.AMJ408]))" office:value-type="string" office:string-value="Doomkid: 1, TheGreenZap: 2" calcext:value-type="string">
            <text:p>Doomkid: 1, TheGreenZap: 2</text:p>
          </table:table-cell>
          <table:table-cell table:style-name="ce17" table:formula="of:=SUMPRODUCT(NOT(ISBLANK([.L408:.AMJ408])))" office:value-type="float" office:value="2" calcext:value-type="float">
            <text:p>2</text:p>
          </table:table-cell>
          <table:table-cell table:style-name="ce95" table:formula="of:=IF([.J408]&gt;2;AVERAGE([.L408:.AMJ408]);0)" office:value-type="float" office:value="0" calcext:value-type="float">
            <text:p>.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98" calcext:value-type="float">
            <text:p>398</text:p>
          </table:table-cell>
          <table:table-cell table:formula="of:=SUM([.L409:.AMJ409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9:.AMJ409]); &quot;&quot;; [.L$2:.AMJ$2] &amp; &quot;:&quot; &amp; UNICHAR(160) &amp; [.L409:.AMJ409]))" office:value-type="string" office:string-value="Jaromir Bergmann: 3" calcext:value-type="string">
            <text:p>Jaromir Bergmann: 3</text:p>
          </table:table-cell>
          <table:table-cell table:style-name="ce17" table:formula="of:=SUMPRODUCT(NOT(ISBLANK([.L409:.AMJ409])))" office:value-type="float" office:value="1" calcext:value-type="float">
            <text:p>1</text:p>
          </table:table-cell>
          <table:table-cell table:style-name="ce95" table:formula="of:=IF([.J409]&gt;2;AVERAGE([.L409:.AMJ409]);0)" office:value-type="float" office:value="0" calcext:value-type="float">
            <text:p>.000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98" calcext:value-type="float">
            <text:p>398</text:p>
          </table:table-cell>
          <table:table-cell table:formula="of:=SUM([.L410:.AMJ410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0:.AMJ410]); &quot;&quot;; [.L$2:.AMJ$2] &amp; &quot;:&quot; &amp; UNICHAR(160) &amp; [.L410:.AMJ410]))" office:value-type="string" office:string-value="Paul977: 3" calcext:value-type="string">
            <text:p>Paul977: 3</text:p>
          </table:table-cell>
          <table:table-cell table:style-name="ce17" table:formula="of:=SUMPRODUCT(NOT(ISBLANK([.L410:.AMJ410])))" office:value-type="float" office:value="1" calcext:value-type="float">
            <text:p>1</text:p>
          </table:table-cell>
          <table:table-cell table:style-name="ce95" table:formula="of:=IF([.J410]&gt;2;AVERAGE([.L410:.AMJ410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98" calcext:value-type="float">
            <text:p>398</text:p>
          </table:table-cell>
          <table:table-cell table:formula="of:=SUM([.L411:.AMJ411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1:.AMJ411]); &quot;&quot;; [.L$2:.AMJ$2] &amp; &quot;:&quot; &amp; UNICHAR(160) &amp; [.L411:.AMJ411]))" office:value-type="string" office:string-value="Paul977: 3" calcext:value-type="string">
            <text:p>Paul977: 3</text:p>
          </table:table-cell>
          <table:table-cell table:style-name="ce17" table:formula="of:=SUMPRODUCT(NOT(ISBLANK([.L411:.AMJ411])))" office:value-type="float" office:value="1" calcext:value-type="float">
            <text:p>1</text:p>
          </table:table-cell>
          <table:table-cell table:style-name="ce95" table:formula="of:=IF([.J411]&gt;2;AVERAGE([.L411:.AMJ411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98" calcext:value-type="float">
            <text:p>398</text:p>
          </table:table-cell>
          <table:table-cell table:formula="of:=SUM([.L412:.AMJ412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2:.AMJ412]); &quot;&quot;; [.L$2:.AMJ$2] &amp; &quot;:&quot; &amp; UNICHAR(160) &amp; [.L412:.AMJ412]))" office:value-type="string" office:string-value="Paul977: 3" calcext:value-type="string">
            <text:p>Paul977: 3</text:p>
          </table:table-cell>
          <table:table-cell table:style-name="ce17" table:formula="of:=SUMPRODUCT(NOT(ISBLANK([.L412:.AMJ412])))" office:value-type="float" office:value="1" calcext:value-type="float">
            <text:p>1</text:p>
          </table:table-cell>
          <table:table-cell table:style-name="ce95" table:formula="of:=IF([.J412]&gt;2;AVERAGE([.L412:.AMJ412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98" calcext:value-type="float">
            <text:p>398</text:p>
          </table:table-cell>
          <table:table-cell table:formula="of:=SUM([.L413:.AMJ413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3:.AMJ413]); &quot;&quot;; [.L$2:.AMJ$2] &amp; &quot;:&quot; &amp; UNICHAR(160) &amp; [.L413:.AMJ413]))" office:value-type="string" office:string-value="ax34: 3" calcext:value-type="string">
            <text:p>ax34: 3</text:p>
          </table:table-cell>
          <table:table-cell table:style-name="ce17" table:formula="of:=SUMPRODUCT(NOT(ISBLANK([.L413:.AMJ413])))" office:value-type="float" office:value="1" calcext:value-type="float">
            <text:p>1</text:p>
          </table:table-cell>
          <table:table-cell table:style-name="ce95" table:formula="of:=IF([.J413]&gt;2;AVERAGE([.L413:.AMJ413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98" calcext:value-type="float">
            <text:p>398</text:p>
          </table:table-cell>
          <table:table-cell table:formula="of:=SUM([.L414:.AMJ41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14:.AMJ414]); &quot;&quot;; [.L$2:.AMJ$2] &amp; &quot;:&quot; &amp; UNICHAR(160) &amp; [.L414:.AMJ414]))" office:value-type="string" office:string-value="NuMetalManiak: 2, bonnie: 1" calcext:value-type="string">
            <text:p>NuMetalManiak: 2, bonnie: 1</text:p>
          </table:table-cell>
          <table:table-cell table:style-name="ce17" table:formula="of:=SUMPRODUCT(NOT(ISBLANK([.L414:.AMJ414])))" office:value-type="float" office:value="2" calcext:value-type="float">
            <text:p>2</text:p>
          </table:table-cell>
          <table:table-cell table:style-name="ce95" table:formula="of:=IF([.J414]&gt;2;AVERAGE([.L414:.AMJ414]);0)" office:value-type="float" office:value="0" calcext:value-type="float">
            <text:p>.00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98" calcext:value-type="float">
            <text:p>398</text:p>
          </table:table-cell>
          <table:table-cell table:formula="of:=SUM([.L415:.AMJ41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5:.AMJ415]); &quot;&quot;; [.L$2:.AMJ$2] &amp; &quot;:&quot; &amp; UNICHAR(160) &amp; [.L415:.AMJ415]))" office:value-type="string" office:string-value="smeghammer: 3" calcext:value-type="string">
            <text:p>smeghammer: 3</text:p>
          </table:table-cell>
          <table:table-cell table:style-name="ce17" table:formula="of:=SUMPRODUCT(NOT(ISBLANK([.L415:.AMJ415])))" office:value-type="float" office:value="1" calcext:value-type="float">
            <text:p>1</text:p>
          </table:table-cell>
          <table:table-cell table:style-name="ce95" table:formula="of:=IF([.J415]&gt;2;AVERAGE([.L415:.AMJ415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398" calcext:value-type="float">
            <text:p>398</text:p>
          </table:table-cell>
          <table:table-cell table:formula="of:=SUM([.L416:.AMJ41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16:.AMJ416]); &quot;&quot;; [.L$2:.AMJ$2] &amp; &quot;:&quot; &amp; UNICHAR(160) &amp; [.L416:.AMJ416]))" office:value-type="string" office:string-value="Nirvana: 3" calcext:value-type="string">
            <text:p>Nirvana: 3</text:p>
          </table:table-cell>
          <table:table-cell table:style-name="ce17" table:formula="of:=SUMPRODUCT(NOT(ISBLANK([.L416:.AMJ416])))" office:value-type="float" office:value="1" calcext:value-type="float">
            <text:p>1</text:p>
          </table:table-cell>
          <table:table-cell table:style-name="ce95" table:formula="of:=IF([.J416]&gt;2;AVERAGE([.L416:.AMJ416]);0)" office:value-type="float" office:value="0" calcext:value-type="float">
            <text:p>.000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398" calcext:value-type="float">
            <text:p>398</text:p>
          </table:table-cell>
          <table:table-cell table:formula="of:=SUM([.L417:.AMJ417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17:.AMJ417]); &quot;&quot;; [.L$2:.AMJ$2] &amp; &quot;:&quot; &amp; UNICHAR(160) &amp; [.L417:.AMJ417]))" office:value-type="string" office:string-value="Lorenz0: 3" calcext:value-type="string">
            <text:p>Lorenz0: 3</text:p>
          </table:table-cell>
          <table:table-cell table:style-name="ce17" table:formula="of:=SUMPRODUCT(NOT(ISBLANK([.L417:.AMJ417])))" office:value-type="float" office:value="1" calcext:value-type="float">
            <text:p>1</text:p>
          </table:table-cell>
          <table:table-cell table:style-name="ce95" table:formula="of:=IF([.J417]&gt;2;AVERAGE([.L417:.AMJ417]);0)" office:value-type="float" office:value="0" calcext:value-type="float">
            <text:p>.000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398" calcext:value-type="float">
            <text:p>398</text:p>
          </table:table-cell>
          <table:table-cell table:formula="of:=SUM([.L418:.AMJ418])" office:value-type="float" office:value="3" calcext:value-type="float">
            <text:p>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<text:a xlink:href="https://www.doomworld.com/idgames/levels/doom2/Ports/d-f/entropy" xlink:type="simple">https://www.doomworld.com/idgames/levels/doom2/Ports/d-f/entropy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418:.AMJ418]); &quot;&quot;; [.L$2:.AMJ$2] &amp; &quot;:&quot; &amp; UNICHAR(160) &amp; [.L418:.AMJ418]))" office:value-type="string" office:string-value="KineticBeverage: 3" calcext:value-type="string">
            <text:p>KineticBeverage: 3</text:p>
          </table:table-cell>
          <table:table-cell table:style-name="ce17" table:formula="of:=SUMPRODUCT(NOT(ISBLANK([.L418:.AMJ418])))" office:value-type="float" office:value="1" calcext:value-type="float">
            <text:p>1</text:p>
          </table:table-cell>
          <table:table-cell table:style-name="ce95" table:formula="of:=IF([.J418]&gt;2;AVERAGE([.L418:.AMJ418]);0)" office:value-type="float" office:value="0" calcext:value-type="float">
            <text:p>.000</text:p>
          </table:table-cell>
          <table:table-cell table:number-columns-repeated="186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398" calcext:value-type="float">
            <text:p>398</text:p>
          </table:table-cell>
          <table:table-cell table:formula="of:=SUM([.L419:.AMJ419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9:.AMJ419]); &quot;&quot;; [.L$2:.AMJ$2] &amp; &quot;:&quot; &amp; UNICHAR(160) &amp; [.L419:.AMJ419]))" office:value-type="string" office:string-value="ax34: 3" calcext:value-type="string">
            <text:p>ax34: 3</text:p>
          </table:table-cell>
          <table:table-cell table:style-name="ce17" table:formula="of:=SUMPRODUCT(NOT(ISBLANK([.L419:.AMJ419])))" office:value-type="float" office:value="1" calcext:value-type="float">
            <text:p>1</text:p>
          </table:table-cell>
          <table:table-cell table:style-name="ce95" table:formula="of:=IF([.J419]&gt;2;AVERAGE([.L419:.AMJ419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398" calcext:value-type="float">
            <text:p>398</text:p>
          </table:table-cell>
          <table:table-cell table:formula="of:=SUM([.L420:.AMJ420])" office:value-type="float" office:value="3" calcext:value-type="float">
            <text:p>3</text:p>
          </table:table-cell>
          <table:table-cell table:style-name="ce116" office:value-type="string" calcext:value-type="string">
            <text:p>Favillesco Alpha Episode 2: Desecration on Thebe</text:p>
          </table:table-cell>
          <table:table-cell office:value-type="string" calcext:value-type="string">
            <text:p><text:a xlink:href="https://www.doomworld.com/idgames/levels/doom/d-f/faviae21" xlink:type="simple">https://www.doomworld.com/idgames/levels/doom/d-f/faviae21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20:.AMJ420]); &quot;&quot;; [.L$2:.AMJ$2] &amp; &quot;:&quot; &amp; UNICHAR(160) &amp; [.L420:.AMJ420]))" office:value-type="string" office:string-value="Ezepov: 3" calcext:value-type="string">
            <text:p>Ezepov: 3</text:p>
          </table:table-cell>
          <table:table-cell table:style-name="ce17" table:formula="of:=SUMPRODUCT(NOT(ISBLANK([.L420:.AMJ420])))" office:value-type="float" office:value="1" calcext:value-type="float">
            <text:p>1</text:p>
          </table:table-cell>
          <table:table-cell table:style-name="ce95" table:formula="of:=IF([.J420]&gt;2;AVERAGE([.L420:.AMJ420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398" calcext:value-type="float">
            <text:p>398</text:p>
          </table:table-cell>
          <table:table-cell table:formula="of:=SUM([.L421:.AMJ421])" office:value-type="float" office:value="3" calcext:value-type="float">
            <text:p>3</text:p>
          </table:table-cell>
          <table:table-cell table:style-name="ce116"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21:.AMJ421]); &quot;&quot;; [.L$2:.AMJ$2] &amp; &quot;:&quot; &amp; UNICHAR(160) &amp; [.L421:.AMJ421]))" office:value-type="string" office:string-value="Woolie Wool: 3" calcext:value-type="string">
            <text:p>Woolie Wool: 3</text:p>
          </table:table-cell>
          <table:table-cell table:style-name="ce17" table:formula="of:=SUMPRODUCT(NOT(ISBLANK([.L421:.AMJ421])))" office:value-type="float" office:value="1" calcext:value-type="float">
            <text:p>1</text:p>
          </table:table-cell>
          <table:table-cell table:style-name="ce95" table:formula="of:=IF([.J421]&gt;2;AVERAGE([.L421:.AMJ421]);0)" office:value-type="float" office:value="0" calcext:value-type="float">
            <text:p>.000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398" calcext:value-type="float">
            <text:p>398</text:p>
          </table:table-cell>
          <table:table-cell table:formula="of:=SUM([.L422:.AMJ422])" office:value-type="float" office:value="3" calcext:value-type="float">
            <text:p>3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22:.AMJ422]); &quot;&quot;; [.L$2:.AMJ$2] &amp; &quot;:&quot; &amp; UNICHAR(160) &amp; [.L422:.AMJ422]))" office:value-type="string" office:string-value="dei_eldren: 3" calcext:value-type="string">
            <text:p>dei_eldren: 3</text:p>
          </table:table-cell>
          <table:table-cell table:style-name="ce17" table:formula="of:=SUMPRODUCT(NOT(ISBLANK([.L422:.AMJ422])))" office:value-type="float" office:value="1" calcext:value-type="float">
            <text:p>1</text:p>
          </table:table-cell>
          <table:table-cell table:style-name="ce95" table:formula="of:=IF([.J422]&gt;2;AVERAGE([.L422:.AMJ422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398" calcext:value-type="float">
            <text:p>398</text:p>
          </table:table-cell>
          <table:table-cell table:formula="of:=SUM([.L423:.AMJ423])" office:value-type="float" office:value="3" calcext:value-type="float">
            <text:p>3</text:p>
          </table:table-cell>
          <table:table-cell table:style-name="ce11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23:.AMJ423]); &quot;&quot;; [.L$2:.AMJ$2] &amp; &quot;:&quot; &amp; UNICHAR(160) &amp; [.L423:.AMJ423]))" office:value-type="string" office:string-value="Red-XIII: 3" calcext:value-type="string">
            <text:p>Red-XIII: 3</text:p>
          </table:table-cell>
          <table:table-cell table:style-name="ce17" table:formula="of:=SUMPRODUCT(NOT(ISBLANK([.L423:.AMJ423])))" office:value-type="float" office:value="1" calcext:value-type="float">
            <text:p>1</text:p>
          </table:table-cell>
          <table:table-cell table:style-name="ce95" table:formula="of:=IF([.J423]&gt;2;AVERAGE([.L423:.AMJ423]);0)" office:value-type="float" office:value="0" calcext:value-type="float">
            <text:p>.000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398" calcext:value-type="float">
            <text:p>398</text:p>
          </table:table-cell>
          <table:table-cell table:formula="of:=SUM([.L424:.AMJ424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24:.AMJ424]); &quot;&quot;; [.L$2:.AMJ$2] &amp; &quot;:&quot; &amp; UNICHAR(160) &amp; [.L424:.AMJ424]))" office:value-type="string" office:string-value="MFG38: 3" calcext:value-type="string">
            <text:p>MFG38: 3</text:p>
          </table:table-cell>
          <table:table-cell table:style-name="ce17" table:formula="of:=SUMPRODUCT(NOT(ISBLANK([.L424:.AMJ424])))" office:value-type="float" office:value="1" calcext:value-type="float">
            <text:p>1</text:p>
          </table:table-cell>
          <table:table-cell table:style-name="ce95" table:formula="of:=IF([.J424]&gt;2;AVERAGE([.L424:.AMJ424]);0)" office:value-type="float" office:value="0" calcext:value-type="float">
            <text:p>.00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398" calcext:value-type="float">
            <text:p>398</text:p>
          </table:table-cell>
          <table:table-cell table:formula="of:=SUM([.L425:.AMJ425])" office:value-type="float" office:value="3" calcext:value-type="float">
            <text:p>3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25:.AMJ425]); &quot;&quot;; [.L$2:.AMJ$2] &amp; &quot;:&quot; &amp; UNICHAR(160) &amp; [.L425:.AMJ425]))" office:value-type="string" office:string-value="dei_eldren: 3" calcext:value-type="string">
            <text:p>dei_eldren: 3</text:p>
          </table:table-cell>
          <table:table-cell table:style-name="ce17" table:formula="of:=SUMPRODUCT(NOT(ISBLANK([.L425:.AMJ425])))" office:value-type="float" office:value="1" calcext:value-type="float">
            <text:p>1</text:p>
          </table:table-cell>
          <table:table-cell table:style-name="ce95" table:formula="of:=IF([.J425]&gt;2;AVERAGE([.L425:.AMJ425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398" calcext:value-type="float">
            <text:p>398</text:p>
          </table:table-cell>
          <table:table-cell table:formula="of:=SUM([.L426:.AMJ426])" office:value-type="float" office:value="3" calcext:value-type="float">
            <text:p>3</text:p>
          </table:table-cell>
          <table:table-cell table:style-name="ce116"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26:.AMJ426]); &quot;&quot;; [.L$2:.AMJ$2] &amp; &quot;:&quot; &amp; UNICHAR(160) &amp; [.L426:.AMJ426]))" office:value-type="string" office:string-value="Li'l devil: 3" calcext:value-type="string">
            <text:p>Li'l devil: 3</text:p>
          </table:table-cell>
          <table:table-cell table:style-name="ce17" table:formula="of:=SUMPRODUCT(NOT(ISBLANK([.L426:.AMJ426])))" office:value-type="float" office:value="1" calcext:value-type="float">
            <text:p>1</text:p>
          </table:table-cell>
          <table:table-cell table:style-name="ce95" table:formula="of:=IF([.J426]&gt;2;AVERAGE([.L426:.AMJ426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398" calcext:value-type="float">
            <text:p>398</text:p>
          </table:table-cell>
          <table:table-cell table:formula="of:=SUM([.L427:.AMJ427])" office:value-type="float" office:value="3" calcext:value-type="float">
            <text:p>3</text:p>
          </table:table-cell>
          <table:table-cell table:style-name="ce71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27:.AMJ427]); &quot;&quot;; [.L$2:.AMJ$2] &amp; &quot;:&quot; &amp; UNICHAR(160) &amp; [.L427:.AMJ427]))" office:value-type="string" office:string-value="roadworx: 3" calcext:value-type="string">
            <text:p>roadworx: 3</text:p>
          </table:table-cell>
          <table:table-cell table:style-name="ce17" table:formula="of:=SUMPRODUCT(NOT(ISBLANK([.L427:.AMJ427])))" office:value-type="float" office:value="1" calcext:value-type="float">
            <text:p>1</text:p>
          </table:table-cell>
          <table:table-cell table:style-name="ce95" table:formula="of:=IF([.J427]&gt;2;AVERAGE([.L427:.AMJ427]);0)" office:value-type="float" office:value="0" calcext:value-type="float">
            <text:p>.000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398" calcext:value-type="float">
            <text:p>398</text:p>
          </table:table-cell>
          <table:table-cell table:formula="of:=SUM([.L428:.AMJ428])" office:value-type="float" office:value="3" calcext:value-type="float">
            <text:p>3</text:p>
          </table:table-cell>
          <table:table-cell office:value-type="string" calcext:value-type="string">
            <text:p>Occula</text:p>
          </table:table-cell>
          <table:table-cell table:style-name="Default" office:value-type="string" calcext:value-type="string">
            <text:p><text:a xlink:href="https://www.doomworld.com/forum/topic/126833-cl9-occulawad-rc1/" xlink:type="simple">https://www.doomworld.com/forum/topic/126833-cl9-occulawad-rc1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28:.AMJ428]); &quot;&quot;; [.L$2:.AMJ$2] &amp; &quot;:&quot; &amp; UNICHAR(160) &amp; [.L428:.AMJ428]))" office:value-type="string" office:string-value="akolai: 3" calcext:value-type="string">
            <text:p>akolai: 3</text:p>
          </table:table-cell>
          <table:table-cell table:style-name="ce17" table:formula="of:=SUMPRODUCT(NOT(ISBLANK([.L428:.AMJ428])))" office:value-type="float" office:value="1" calcext:value-type="float">
            <text:p>1</text:p>
          </table:table-cell>
          <table:table-cell table:style-name="ce95" table:formula="of:=IF([.J428]&gt;2;AVERAGE([.L428:.AMJ428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5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398" calcext:value-type="float">
            <text:p>398</text:p>
          </table:table-cell>
          <table:table-cell table:formula="of:=SUM([.L429:.AMJ42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29:.AMJ429]); &quot;&quot;; [.L$2:.AMJ$2] &amp; &quot;:&quot; &amp; UNICHAR(160) &amp; [.L429:.AMJ429]))" office:value-type="string" office:string-value="Jaws In Space: 3" calcext:value-type="string">
            <text:p>Jaws In Space: 3</text:p>
          </table:table-cell>
          <table:table-cell table:style-name="ce17" table:formula="of:=SUMPRODUCT(NOT(ISBLANK([.L429:.AMJ429])))" office:value-type="float" office:value="1" calcext:value-type="float">
            <text:p>1</text:p>
          </table:table-cell>
          <table:table-cell table:style-name="ce95" table:formula="of:=IF([.J429]&gt;2;AVERAGE([.L429:.AMJ429]);0)" office:value-type="float" office:value="0" calcext:value-type="float">
            <text:p>.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398" calcext:value-type="float">
            <text:p>398</text:p>
          </table:table-cell>
          <table:table-cell table:formula="of:=SUM([.L430:.AMJ430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30:.AMJ430]); &quot;&quot;; [.L$2:.AMJ$2] &amp; &quot;:&quot; &amp; UNICHAR(160) &amp; [.L430:.AMJ430]))" office:value-type="string" office:string-value="ax34: 3" calcext:value-type="string">
            <text:p>ax34: 3</text:p>
          </table:table-cell>
          <table:table-cell table:style-name="ce17" table:formula="of:=SUMPRODUCT(NOT(ISBLANK([.L430:.AMJ430])))" office:value-type="float" office:value="1" calcext:value-type="float">
            <text:p>1</text:p>
          </table:table-cell>
          <table:table-cell table:style-name="ce95" table:formula="of:=IF([.J430]&gt;2;AVERAGE([.L430:.AMJ430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398" calcext:value-type="float">
            <text:p>398</text:p>
          </table:table-cell>
          <table:table-cell table:formula="of:=SUM([.L431:.AMJ431])" office:value-type="float" office:value="3" calcext:value-type="float">
            <text:p>3</text:p>
          </table:table-cell>
          <table:table-cell office:value-type="string" calcext:value-type="string">
            <text:p>Poogers</text:p>
          </table:table-cell>
          <table:table-cell office:value-type="string" calcext:value-type="string">
            <text:p><text:a xlink:href="https://www.doomworld.com/forum/topic/127451-poogerswad-final-release/" xlink:type="simple">https://www.doomworld.com/forum/topic/127451-poogerswad-final-release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431:.AMJ431]); &quot;&quot;; [.L$2:.AMJ$2] &amp; &quot;:&quot; &amp; UNICHAR(160) &amp; [.L431:.AMJ431]))" office:value-type="string" office:string-value="akolai: 3" calcext:value-type="string">
            <text:p>akolai: 3</text:p>
          </table:table-cell>
          <table:table-cell table:style-name="ce17" table:formula="of:=SUMPRODUCT(NOT(ISBLANK([.L431:.AMJ431])))" office:value-type="float" office:value="1" calcext:value-type="float">
            <text:p>1</text:p>
          </table:table-cell>
          <table:table-cell table:style-name="ce95" table:formula="of:=IF([.J431]&gt;2;AVERAGE([.L431:.AMJ431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5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398" calcext:value-type="float">
            <text:p>398</text:p>
          </table:table-cell>
          <table:table-cell table:formula="of:=SUM([.L432:.AMJ432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432:.AMJ432]); &quot;&quot;; [.L$2:.AMJ$2] &amp; &quot;:&quot; &amp; UNICHAR(160) &amp; [.L432:.AMJ432]))" office:value-type="string" office:string-value="ax34: 3" calcext:value-type="string">
            <text:p>ax34: 3</text:p>
          </table:table-cell>
          <table:table-cell table:style-name="ce17" table:formula="of:=SUMPRODUCT(NOT(ISBLANK([.L432:.AMJ432])))" office:value-type="float" office:value="1" calcext:value-type="float">
            <text:p>1</text:p>
          </table:table-cell>
          <table:table-cell table:style-name="ce95" table:formula="of:=IF([.J432]&gt;2;AVERAGE([.L432:.AMJ432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398" calcext:value-type="float">
            <text:p>398</text:p>
          </table:table-cell>
          <table:table-cell table:formula="of:=SUM([.L433:.AMJ433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433:.AMJ433]); &quot;&quot;; [.L$2:.AMJ$2] &amp; &quot;:&quot; &amp; UNICHAR(160) &amp; [.L433:.AMJ433]))" office:value-type="string" office:string-value="TheMightyHeracross: 3" calcext:value-type="string">
            <text:p>TheMightyHeracross: 3</text:p>
          </table:table-cell>
          <table:table-cell table:style-name="ce17" table:formula="of:=SUMPRODUCT(NOT(ISBLANK([.L433:.AMJ433])))" office:value-type="float" office:value="1" calcext:value-type="float">
            <text:p>1</text:p>
          </table:table-cell>
          <table:table-cell table:style-name="ce95" table:formula="of:=IF([.J433]&gt;2;AVERAGE([.L433:.AMJ433]);0)" office:value-type="float" office:value="0" calcext:value-type="float">
            <text:p>.000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398" calcext:value-type="float">
            <text:p>398</text:p>
          </table:table-cell>
          <table:table-cell table:formula="of:=SUM([.L434:.AMJ434])" office:value-type="float" office:value="3" calcext:value-type="float">
            <text:p>3</text:p>
          </table:table-cell>
          <table:table-cell table:style-name="Default" office:value-type="string" calcext:value-type="string">
            <text:p>SINERGY</text:p>
          </table:table-cell>
          <table:table-cell table:style-name="Default" office:value-type="string" calcext:value-type="string">
            <text:p><text:a xlink:href="https://www.doomworld.com/idgames/levels/doom/Ports/megawads/sinergy" xlink:type="simple">https://www.doomworld.com/idgames/levels/doom/Ports/megawads/sinergy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434:.AMJ434]); &quot;&quot;; [.L$2:.AMJ$2] &amp; &quot;:&quot; &amp; UNICHAR(160) &amp; [.L434:.AMJ434]))" office:value-type="string" office:string-value="Ezepov: 3" calcext:value-type="string">
            <text:p>Ezepov: 3</text:p>
          </table:table-cell>
          <table:table-cell table:style-name="ce17" table:formula="of:=SUMPRODUCT(NOT(ISBLANK([.L434:.AMJ434])))" office:value-type="float" office:value="1" calcext:value-type="float">
            <text:p>1</text:p>
          </table:table-cell>
          <table:table-cell table:style-name="ce95" table:formula="of:=IF([.J434]&gt;2;AVERAGE([.L434:.AMJ434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398" calcext:value-type="float">
            <text:p>398</text:p>
          </table:table-cell>
          <table:table-cell table:formula="of:=SUM([.L435:.AMJ435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35:.AMJ435]); &quot;&quot;; [.L$2:.AMJ$2] &amp; &quot;:&quot; &amp; UNICHAR(160) &amp; [.L435:.AMJ435]))" office:value-type="string" office:string-value="bzzrak: 3" calcext:value-type="string">
            <text:p>bzzrak: 3</text:p>
          </table:table-cell>
          <table:table-cell table:style-name="ce17" table:formula="of:=SUMPRODUCT(NOT(ISBLANK([.L435:.AMJ435])))" office:value-type="float" office:value="1" calcext:value-type="float">
            <text:p>1</text:p>
          </table:table-cell>
          <table:table-cell table:style-name="ce95" table:formula="of:=IF([.J435]&gt;2;AVERAGE([.L435:.AMJ435]);0)" office:value-type="float" office:value="0" calcext:value-type="float">
            <text:p>.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398" calcext:value-type="float">
            <text:p>398</text:p>
          </table:table-cell>
          <table:table-cell table:formula="of:=SUM([.L436:.AMJ436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36:.AMJ436]); &quot;&quot;; [.L$2:.AMJ$2] &amp; &quot;:&quot; &amp; UNICHAR(160) &amp; [.L436:.AMJ436]))" office:value-type="string" office:string-value="Diabolución: 3" calcext:value-type="string">
            <text:p>Diabolución: 3</text:p>
          </table:table-cell>
          <table:table-cell table:style-name="ce17" table:formula="of:=SUMPRODUCT(NOT(ISBLANK([.L436:.AMJ436])))" office:value-type="float" office:value="1" calcext:value-type="float">
            <text:p>1</text:p>
          </table:table-cell>
          <table:table-cell table:style-name="ce95" table:formula="of:=IF([.J436]&gt;2;AVERAGE([.L436:.AMJ436]);0)" office:value-type="float" office:value="0" calcext:value-type="float">
            <text:p>.000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398" calcext:value-type="float">
            <text:p>398</text:p>
          </table:table-cell>
          <table:table-cell table:formula="of:=SUM([.L437:.AMJ437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437:.AMJ437]); &quot;&quot;; [.L$2:.AMJ$2] &amp; &quot;:&quot; &amp; UNICHAR(160) &amp; [.L437:.AMJ437]))" office:value-type="string" office:string-value="Doomkid: 3" calcext:value-type="string">
            <text:p>Doomkid: 3</text:p>
          </table:table-cell>
          <table:table-cell table:style-name="ce17" table:formula="of:=SUMPRODUCT(NOT(ISBLANK([.L437:.AMJ437])))" office:value-type="float" office:value="1" calcext:value-type="float">
            <text:p>1</text:p>
          </table:table-cell>
          <table:table-cell table:style-name="ce95" table:formula="of:=IF([.J437]&gt;2;AVERAGE([.L437:.AMJ437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398" calcext:value-type="float">
            <text:p>398</text:p>
          </table:table-cell>
          <table:table-cell table:formula="of:=SUM([.L438:.AMJ438])" office:value-type="float" office:value="3" calcext:value-type="float">
            <text:p>3</text:p>
          </table:table-cell>
          <table:table-cell table:style-name="ce116"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38:.AMJ438]); &quot;&quot;; [.L$2:.AMJ$2] &amp; &quot;:&quot; &amp; UNICHAR(160) &amp; [.L438:.AMJ438]))" office:value-type="string" office:string-value="smeghammer: 3" calcext:value-type="string">
            <text:p>smeghammer: 3</text:p>
          </table:table-cell>
          <table:table-cell table:style-name="ce17" table:formula="of:=SUMPRODUCT(NOT(ISBLANK([.L438:.AMJ438])))" office:value-type="float" office:value="1" calcext:value-type="float">
            <text:p>1</text:p>
          </table:table-cell>
          <table:table-cell table:style-name="ce95" table:formula="of:=IF([.J438]&gt;2;AVERAGE([.L438:.AMJ438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398" calcext:value-type="float">
            <text:p>398</text:p>
          </table:table-cell>
          <table:table-cell table:formula="of:=SUM([.L439:.AMJ439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439:.AMJ439]); &quot;&quot;; [.L$2:.AMJ$2] &amp; &quot;:&quot; &amp; UNICHAR(160) &amp; [.L439:.AMJ439]))" office:value-type="string" office:string-value="lokbustam257: 3" calcext:value-type="string">
            <text:p>lokbustam257: 3</text:p>
          </table:table-cell>
          <table:table-cell table:style-name="ce17" table:formula="of:=SUMPRODUCT(NOT(ISBLANK([.L439:.AMJ439])))" office:value-type="float" office:value="1" calcext:value-type="float">
            <text:p>1</text:p>
          </table:table-cell>
          <table:table-cell table:style-name="ce95" table:formula="of:=IF([.J439]&gt;2;AVERAGE([.L439:.AMJ439]);0)" office:value-type="float" office:value="0" calcext:value-type="float">
            <text:p>.000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37" calcext:value-type="float">
            <text:p>437</text:p>
          </table:table-cell>
          <table:table-cell table:formula="of:=SUM([.L440:.AMJ440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40:.AMJ440]); &quot;&quot;; [.L$2:.AMJ$2] &amp; &quot;:&quot; &amp; UNICHAR(160) &amp; [.L440:.AMJ440]))" office:value-type="string" office:string-value="Roofi: 2" calcext:value-type="string">
            <text:p>Roofi: 2</text:p>
          </table:table-cell>
          <table:table-cell table:style-name="ce17" table:formula="of:=SUMPRODUCT(NOT(ISBLANK([.L440:.AMJ440])))" office:value-type="float" office:value="1" calcext:value-type="float">
            <text:p>1</text:p>
          </table:table-cell>
          <table:table-cell table:style-name="ce95" table:formula="of:=IF([.J440]&gt;2;AVERAGE([.L440:.AMJ440]);0)" office:value-type="float" office:value="0" calcext:value-type="float">
            <text:p>.000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37" calcext:value-type="float">
            <text:p>437</text:p>
          </table:table-cell>
          <table:table-cell table:formula="of:=SUM([.L441:.AMJ441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0000" calcext:value-type="float">
            <text:p>30000</text:p>
          </table:table-cell>
          <table:table-cell table:style-name="ce16" table:number-matrix-columns-spanned="1" table:number-matrix-rows-spanned="1" table:formula="of:=COM.MICROSOFT.TEXTJOIN(&quot;, &quot;; 1; IF(ISBLANK([.L441:.AMJ441]); &quot;&quot;; [.L$2:.AMJ$2] &amp; &quot;:&quot; &amp; UNICHAR(160) &amp; [.L441:.AMJ441]))" office:value-type="string" office:string-value="AnonimVio: 2" calcext:value-type="string">
            <text:p>AnonimVio: 2</text:p>
          </table:table-cell>
          <table:table-cell table:style-name="ce17" table:formula="of:=SUMPRODUCT(NOT(ISBLANK([.L441:.AMJ441])))" office:value-type="float" office:value="1" calcext:value-type="float">
            <text:p>1</text:p>
          </table:table-cell>
          <table:table-cell table:style-name="ce95" table:formula="of:=IF([.J441]&gt;2;AVERAGE([.L441:.AMJ441]);0)" office:value-type="float" office:value="0" calcext:value-type="float">
            <text:p>.000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37" calcext:value-type="float">
            <text:p>437</text:p>
          </table:table-cell>
          <table:table-cell table:formula="of:=SUM([.L442:.AMJ442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42:.AMJ442]); &quot;&quot;; [.L$2:.AMJ$2] &amp; &quot;:&quot; &amp; UNICHAR(160) &amp; [.L442:.AMJ442]))" office:value-type="string" office:string-value="Snikle: 2" calcext:value-type="string">
            <text:p>Snikle: 2</text:p>
          </table:table-cell>
          <table:table-cell table:style-name="ce17" table:formula="of:=SUMPRODUCT(NOT(ISBLANK([.L442:.AMJ442])))" office:value-type="float" office:value="1" calcext:value-type="float">
            <text:p>1</text:p>
          </table:table-cell>
          <table:table-cell table:style-name="ce95" table:formula="of:=IF([.J442]&gt;2;AVERAGE([.L442:.AMJ442]);0)" office:value-type="float" office:value="0" calcext:value-type="float">
            <text:p>.000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37" calcext:value-type="float">
            <text:p>437</text:p>
          </table:table-cell>
          <table:table-cell table:formula="of:=SUM([.L443:.AMJ443])" office:value-type="float" office:value="2" calcext:value-type="float">
            <text:p>2</text:p>
          </table:table-cell>
          <table:table-cell office:value-type="string" calcext:value-type="string">
            <text:p>All Hell is Breaking Loose</text:p>
          </table:table-cell>
          <table:table-cell office:value-type="string" calcext:value-type="string">
            <text:p><text:a xlink:href="https://doomwiki.org/wiki/All_Hell_is_Breaking_Loose" xlink:type="simple">https://doomwiki.org/wiki/All_Hell_is_Breaking_Loo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43:.AMJ443]); &quot;&quot;; [.L$2:.AMJ$2] &amp; &quot;:&quot; &amp; UNICHAR(160) &amp; [.L443:.AMJ443]))" office:value-type="string" office:string-value="doombedoom: 2" calcext:value-type="string">
            <text:p>doombedoom: 2</text:p>
          </table:table-cell>
          <table:table-cell table:style-name="ce17" table:formula="of:=SUMPRODUCT(NOT(ISBLANK([.L443:.AMJ443])))" office:value-type="float" office:value="1" calcext:value-type="float">
            <text:p>1</text:p>
          </table:table-cell>
          <table:table-cell table:style-name="ce95" table:formula="of:=IF([.J443]&gt;2;AVERAGE([.L443:.AMJ443]);0)" office:value-type="float" office:value="0" calcext:value-type="float">
            <text:p>.000</text:p>
          </table:table-cell>
          <table:table-cell table:number-columns-repeated="195"/>
          <table:table-cell office:value-type="float" office:value="2" calcext:value-type="float">
            <text:p>2</text:p>
          </table:table-cell>
          <table:table-cell table:number-columns-repeated="817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37" calcext:value-type="float">
            <text:p>437</text:p>
          </table:table-cell>
          <table:table-cell table:formula="of:=SUM([.L444:.AMJ444])" office:value-type="float" office:value="2" calcext:value-type="float">
            <text:p>2</text:p>
          </table:table-cell>
          <table:table-cell office:value-type="string" calcext:value-type="string">
            <text:p>Alpha Invasion</text:p>
          </table:table-cell>
          <table:table-cell office:value-type="string" calcext:value-type="string">
            <text:p><text:a xlink:href="https://www.doomworld.com/idgames/deathmatch/skulltag/alinv" xlink:type="simple">https://www.doomworld.com/idgames/deathmatch/skulltag/alinv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44:.AMJ444]); &quot;&quot;; [.L$2:.AMJ$2] &amp; &quot;:&quot; &amp; UNICHAR(160) &amp; [.L444:.AMJ444]))" office:value-type="string" office:string-value="Keykhosrau: 2" calcext:value-type="string">
            <text:p>Keykhosrau: 2</text:p>
          </table:table-cell>
          <table:table-cell table:style-name="ce17" table:formula="of:=SUMPRODUCT(NOT(ISBLANK([.L444:.AMJ444])))" office:value-type="float" office:value="1" calcext:value-type="float">
            <text:p>1</text:p>
          </table:table-cell>
          <table:table-cell table:style-name="ce95" table:formula="of:=IF([.J444]&gt;2;AVERAGE([.L444:.AMJ444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37" calcext:value-type="float">
            <text:p>437</text:p>
          </table:table-cell>
          <table:table-cell table:formula="of:=SUM([.L445:.AMJ445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5:.AMJ445]); &quot;&quot;; [.L$2:.AMJ$2] &amp; &quot;:&quot; &amp; UNICHAR(160) &amp; [.L445:.AMJ445]))" office:value-type="string" office:string-value="HUNdebLeonidasX: 2" calcext:value-type="string">
            <text:p>HUNdebLeonidasX: 2</text:p>
          </table:table-cell>
          <table:table-cell table:style-name="ce17" table:formula="of:=SUMPRODUCT(NOT(ISBLANK([.L445:.AMJ445])))" office:value-type="float" office:value="1" calcext:value-type="float">
            <text:p>1</text:p>
          </table:table-cell>
          <table:table-cell table:style-name="ce95" table:formula="of:=IF([.J445]&gt;2;AVERAGE([.L445:.AMJ445]);0)" office:value-type="float" office:value="0" calcext:value-type="float">
            <text:p>.000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37" calcext:value-type="float">
            <text:p>437</text:p>
          </table:table-cell>
          <table:table-cell table:formula="of:=SUM([.L446:.AMJ446])" office:value-type="float" office:value="2" calcext:value-type="float">
            <text:p>2</text:p>
          </table:table-cell>
          <table:table-cell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46:.AMJ446]); &quot;&quot;; [.L$2:.AMJ$2] &amp; &quot;:&quot; &amp; UNICHAR(160) &amp; [.L446:.AMJ446]))" office:value-type="string" office:string-value="sapphics: 2" calcext:value-type="string">
            <text:p>sapphics: 2</text:p>
          </table:table-cell>
          <table:table-cell table:style-name="ce17" table:formula="of:=SUMPRODUCT(NOT(ISBLANK([.L446:.AMJ446])))" office:value-type="float" office:value="1" calcext:value-type="float">
            <text:p>1</text:p>
          </table:table-cell>
          <table:table-cell table:style-name="ce95" table:formula="of:=IF([.J446]&gt;2;AVERAGE([.L446:.AMJ446]);0)" office:value-type="float" office:value="0" calcext:value-type="float">
            <text:p>.000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2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37" calcext:value-type="float">
            <text:p>437</text:p>
          </table:table-cell>
          <table:table-cell table:formula="of:=SUM([.L447:.AMJ447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47:.AMJ447]); &quot;&quot;; [.L$2:.AMJ$2] &amp; &quot;:&quot; &amp; UNICHAR(160) &amp; [.L447:.AMJ447]))" office:value-type="string" office:string-value="Fadri: 2" calcext:value-type="string">
            <text:p>Fadri: 2</text:p>
          </table:table-cell>
          <table:table-cell table:style-name="ce17" table:formula="of:=SUMPRODUCT(NOT(ISBLANK([.L447:.AMJ447])))" office:value-type="float" office:value="1" calcext:value-type="float">
            <text:p>1</text:p>
          </table:table-cell>
          <table:table-cell table:style-name="ce95" table:formula="of:=IF([.J447]&gt;2;AVERAGE([.L447:.AMJ447]);0)" office:value-type="float" office:value="0" calcext:value-type="float">
            <text:p>.000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4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37" calcext:value-type="float">
            <text:p>437</text:p>
          </table:table-cell>
          <table:table-cell table:formula="of:=SUM([.L448:.AMJ448])" office:value-type="float" office:value="2" calcext:value-type="float">
            <text:p>2</text:p>
          </table:table-cell>
          <table:table-cell office:value-type="string" calcext:value-type="string">
            <text:p>Down the Drain</text:p>
          </table:table-cell>
          <table:table-cell office:value-type="string" calcext:value-type="string">
            <text:p><text:a xlink:href="https://www.doomworld.com/idgames/levels/doom2/megawads/drn" xlink:type="simple">https://www.doomworld.com/idgames/levels/doom2/megawads/dr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48:.AMJ448]); &quot;&quot;; [.L$2:.AMJ$2] &amp; &quot;:&quot; &amp; UNICHAR(160) &amp; [.L448:.AMJ448]))" office:value-type="string" office:string-value="MtPain27: 2" calcext:value-type="string">
            <text:p>MtPain27: 2</text:p>
          </table:table-cell>
          <table:table-cell table:style-name="ce17" table:formula="of:=SUMPRODUCT(NOT(ISBLANK([.L448:.AMJ448])))" office:value-type="float" office:value="1" calcext:value-type="float">
            <text:p>1</text:p>
          </table:table-cell>
          <table:table-cell table:style-name="ce95" table:formula="of:=IF([.J448]&gt;2;AVERAGE([.L448:.AMJ448]);0)" office:value-type="float" office:value="0" calcext:value-type="float">
            <text:p>.000</text:p>
          </table:table-cell>
          <table:table-cell table:number-columns-repeated="150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37" calcext:value-type="float">
            <text:p>437</text:p>
          </table:table-cell>
          <table:table-cell table:formula="of:=SUM([.L449:.AMJ449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9:.AMJ449]); &quot;&quot;; [.L$2:.AMJ$2] &amp; &quot;:&quot; &amp; UNICHAR(160) &amp; [.L449:.AMJ449]))" office:value-type="string" office:string-value="Chamelenoel: 2" calcext:value-type="string">
            <text:p>Chamelenoel: 2</text:p>
          </table:table-cell>
          <table:table-cell table:style-name="ce17" table:formula="of:=SUMPRODUCT(NOT(ISBLANK([.L449:.AMJ449])))" office:value-type="float" office:value="1" calcext:value-type="float">
            <text:p>1</text:p>
          </table:table-cell>
          <table:table-cell table:style-name="ce95" table:formula="of:=IF([.J449]&gt;2;AVERAGE([.L449:.AMJ449]);0)" office:value-type="float" office:value="0" calcext:value-type="float">
            <text:p>.00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37" calcext:value-type="float">
            <text:p>437</text:p>
          </table:table-cell>
          <table:table-cell table:formula="of:=SUM([.L450:.AMJ450])" office:value-type="float" office:value="2" calcext:value-type="float">
            <text:p>2</text:p>
          </table:table-cell>
          <table:table-cell office:value-type="string" calcext:value-type="string">
            <text:p>It Only Gets Worse</text:p>
          </table:table-cell>
          <table:table-cell office:value-type="string" calcext:value-type="string">
            <text:p><text:a xlink:href="https://www.doomworld.com/idgames/levels/doom2/Ports/g-i/iogw" xlink:type="simple">https://www.doomworld.com/idgames/levels/doom2/Ports/g-i/iogw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450:.AMJ450]); &quot;&quot;; [.L$2:.AMJ$2] &amp; &quot;:&quot; &amp; UNICHAR(160) &amp; [.L450:.AMJ450]))" office:value-type="string" office:string-value="Keykhosrau: 2" calcext:value-type="string">
            <text:p>Keykhosrau: 2</text:p>
          </table:table-cell>
          <table:table-cell table:style-name="ce17" table:formula="of:=SUMPRODUCT(NOT(ISBLANK([.L450:.AMJ450])))" office:value-type="float" office:value="1" calcext:value-type="float">
            <text:p>1</text:p>
          </table:table-cell>
          <table:table-cell table:style-name="ce95" table:formula="of:=IF([.J450]&gt;2;AVERAGE([.L450:.AMJ450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37" calcext:value-type="float">
            <text:p>437</text:p>
          </table:table-cell>
          <table:table-cell table:formula="of:=SUM([.L451:.AMJ451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1:.AMJ451]); &quot;&quot;; [.L$2:.AMJ$2] &amp; &quot;:&quot; &amp; UNICHAR(160) &amp; [.L451:.AMJ451]))" office:value-type="string" office:string-value="Soundblock: 2" calcext:value-type="string">
            <text:p>Soundblock: 2</text:p>
          </table:table-cell>
          <table:table-cell table:style-name="ce17" table:formula="of:=SUMPRODUCT(NOT(ISBLANK([.L451:.AMJ451])))" office:value-type="float" office:value="1" calcext:value-type="float">
            <text:p>1</text:p>
          </table:table-cell>
          <table:table-cell table:style-name="ce95" table:formula="of:=IF([.J451]&gt;2;AVERAGE([.L451:.AMJ451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37" calcext:value-type="float">
            <text:p>437</text:p>
          </table:table-cell>
          <table:table-cell table:formula="of:=SUM([.L452:.AMJ452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52:.AMJ452]); &quot;&quot;; [.L$2:.AMJ$2] &amp; &quot;:&quot; &amp; UNICHAR(160) &amp; [.L452:.AMJ452]))" office:value-type="string" office:string-value="Phobus: 2" calcext:value-type="string">
            <text:p>Phobus: 2</text:p>
          </table:table-cell>
          <table:table-cell table:style-name="ce17" table:formula="of:=SUMPRODUCT(NOT(ISBLANK([.L452:.AMJ452])))" office:value-type="float" office:value="1" calcext:value-type="float">
            <text:p>1</text:p>
          </table:table-cell>
          <table:table-cell table:style-name="ce95" table:formula="of:=IF([.J452]&gt;2;AVERAGE([.L452:.AMJ452]);0)" office:value-type="float" office:value="0" calcext:value-type="float">
            <text:p>.00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37" calcext:value-type="float">
            <text:p>437</text:p>
          </table:table-cell>
          <table:table-cell table:formula="of:=SUM([.L453:.AMJ453])" office:value-type="float" office:value="2" calcext:value-type="float">
            <text:p>2</text:p>
          </table:table-cell>
          <table:table-cell office:value-type="string" calcext:value-type="string">
            <text:p>Nuts 3</text:p>
          </table:table-cell>
          <table:table-cell office:value-type="string" calcext:value-type="string">
            <text:p><text:a xlink:href="https://www.doomworld.com/idgames/levels/doom2/Ports/m-o/nuts3" xlink:type="simple">https://www.doomworld.com/idgames/levels/doom2/Ports/m-o/nuts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3:.AMJ453]); &quot;&quot;; [.L$2:.AMJ$2] &amp; &quot;:&quot; &amp; UNICHAR(160) &amp; [.L453:.AMJ453]))" office:value-type="string" office:string-value="Keykhosrau: 2" calcext:value-type="string">
            <text:p>Keykhosrau: 2</text:p>
          </table:table-cell>
          <table:table-cell table:style-name="ce17" table:formula="of:=SUMPRODUCT(NOT(ISBLANK([.L453:.AMJ453])))" office:value-type="float" office:value="1" calcext:value-type="float">
            <text:p>1</text:p>
          </table:table-cell>
          <table:table-cell table:style-name="ce95" table:formula="of:=IF([.J453]&gt;2;AVERAGE([.L453:.AMJ453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37" calcext:value-type="float">
            <text:p>437</text:p>
          </table:table-cell>
          <table:table-cell table:formula="of:=SUM([.L454:.AMJ454])" office:value-type="float" office:value="2" calcext:value-type="float">
            <text:p>2</text:p>
          </table:table-cell>
          <table:table-cell table:style-name="ce116" office:value-type="string" calcext:value-type="string">
            <text:p>Okuplok Slaughter Map</text:p>
          </table:table-cell>
          <table:table-cell office:value-type="string" calcext:value-type="string">
            <text:p><text:a xlink:href="https://doomwiki.org/wiki/Okuplok_Slaughter_Map" xlink:type="simple">https://doomwiki.org/wiki/Okuplok_Slaughter_Ma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4:.AMJ454]); &quot;&quot;; [.L$2:.AMJ$2] &amp; &quot;:&quot; &amp; UNICHAR(160) &amp; [.L454:.AMJ454]))" office:value-type="string" office:string-value="Keykhosrau: 2" calcext:value-type="string">
            <text:p>Keykhosrau: 2</text:p>
          </table:table-cell>
          <table:table-cell table:style-name="ce17" table:formula="of:=SUMPRODUCT(NOT(ISBLANK([.L454:.AMJ454])))" office:value-type="float" office:value="1" calcext:value-type="float">
            <text:p>1</text:p>
          </table:table-cell>
          <table:table-cell table:style-name="ce95" table:formula="of:=IF([.J454]&gt;2;AVERAGE([.L454:.AMJ454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37" calcext:value-type="float">
            <text:p>437</text:p>
          </table:table-cell>
          <table:table-cell table:formula="of:=SUM([.L455:.AMJ455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55:.AMJ455]); &quot;&quot;; [.L$2:.AMJ$2] &amp; &quot;:&quot; &amp; UNICHAR(160) &amp; [.L455:.AMJ455]))" office:value-type="string" office:string-value="WH-Wilou84: 1, T-Rex: 1" calcext:value-type="string">
            <text:p>WH-Wilou84: 1, T-Rex: 1</text:p>
          </table:table-cell>
          <table:table-cell table:style-name="ce17" table:formula="of:=SUMPRODUCT(NOT(ISBLANK([.L455:.AMJ455])))" office:value-type="float" office:value="2" calcext:value-type="float">
            <text:p>2</text:p>
          </table:table-cell>
          <table:table-cell table:style-name="ce95" table:formula="of:=IF([.J455]&gt;2;AVERAGE([.L455:.AMJ455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37" calcext:value-type="float">
            <text:p>437</text:p>
          </table:table-cell>
          <table:table-cell table:formula="of:=SUM([.L456:.AMJ456])" office:value-type="float" office:value="2" calcext:value-type="float">
            <text:p>2</text:p>
          </table:table-cell>
          <table:table-cell office:value-type="string" calcext:value-type="string">
            <text:p>Pagodia</text:p>
          </table:table-cell>
          <table:table-cell office:value-type="string" calcext:value-type="string">
            <text:p><text:a xlink:href="https://www.doomworld.com/forum/topic/128917-pagodia-now-on-idgames/" xlink:type="simple">https://www.doomworld.com/forum/topic/128917-pagodia-now-on-idgames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56:.AMJ456]); &quot;&quot;; [.L$2:.AMJ$2] &amp; &quot;:&quot; &amp; UNICHAR(160) &amp; [.L456:.AMJ456]))" office:value-type="string" office:string-value="Maribo: 2" calcext:value-type="string">
            <text:p>Maribo: 2</text:p>
          </table:table-cell>
          <table:table-cell table:style-name="ce17" table:formula="of:=SUMPRODUCT(NOT(ISBLANK([.L456:.AMJ456])))" office:value-type="float" office:value="1" calcext:value-type="float">
            <text:p>1</text:p>
          </table:table-cell>
          <table:table-cell table:style-name="ce95" table:formula="of:=IF([.J456]&gt;2;AVERAGE([.L456:.AMJ456]);0)" office:value-type="float" office:value="0" calcext:value-type="float">
            <text:p>.000</text:p>
          </table:table-cell>
          <table:table-cell table:number-columns-repeated="180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37" calcext:value-type="float">
            <text:p>437</text:p>
          </table:table-cell>
          <table:table-cell table:formula="of:=SUM([.L457:.AMJ457])" office:value-type="float" office:value="2" calcext:value-type="float">
            <text:p>2</text:p>
          </table:table-cell>
          <table:table-cell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57:.AMJ457]); &quot;&quot;; [.L$2:.AMJ$2] &amp; &quot;:&quot; &amp; UNICHAR(160) &amp; [.L457:.AMJ457]))" office:value-type="string" office:string-value="Hitherto: 2" calcext:value-type="string">
            <text:p>Hitherto: 2</text:p>
          </table:table-cell>
          <table:table-cell table:style-name="ce17" table:formula="of:=SUMPRODUCT(NOT(ISBLANK([.L457:.AMJ457])))" office:value-type="float" office:value="1" calcext:value-type="float">
            <text:p>1</text:p>
          </table:table-cell>
          <table:table-cell table:style-name="ce95" table:formula="of:=IF([.J457]&gt;2;AVERAGE([.L457:.AMJ457]);0)" office:value-type="float" office:value="0" calcext:value-type="float">
            <text:p>.000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37" calcext:value-type="float">
            <text:p>437</text:p>
          </table:table-cell>
          <table:table-cell table:formula="of:=SUM([.L458:.AMJ458])" office:value-type="float" office:value="2" calcext:value-type="float">
            <text:p>2</text:p>
          </table:table-cell>
          <table:table-cell table:style-name="ce11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8:.AMJ458]); &quot;&quot;; [.L$2:.AMJ$2] &amp; &quot;:&quot; &amp; UNICHAR(160) &amp; [.L458:.AMJ458]))" office:value-type="string" office:string-value="Red-XIII: 2" calcext:value-type="string">
            <text:p>Red-XIII: 2</text:p>
          </table:table-cell>
          <table:table-cell table:style-name="ce17" table:formula="of:=SUMPRODUCT(NOT(ISBLANK([.L458:.AMJ458])))" office:value-type="float" office:value="1" calcext:value-type="float">
            <text:p>1</text:p>
          </table:table-cell>
          <table:table-cell table:style-name="ce95" table:formula="of:=IF([.J458]&gt;2;AVERAGE([.L458:.AMJ458]);0)" office:value-type="float" office:value="0" calcext:value-type="float">
            <text:p>.000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37" calcext:value-type="float">
            <text:p>437</text:p>
          </table:table-cell>
          <table:table-cell table:formula="of:=SUM([.L459:.AMJ459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59:.AMJ459]); &quot;&quot;; [.L$2:.AMJ$2] &amp; &quot;:&quot; &amp; UNICHAR(160) &amp; [.L459:.AMJ459]))" office:value-type="string" office:string-value="bzzrak: 2" calcext:value-type="string">
            <text:p>bzzrak: 2</text:p>
          </table:table-cell>
          <table:table-cell table:style-name="ce17" table:formula="of:=SUMPRODUCT(NOT(ISBLANK([.L459:.AMJ459])))" office:value-type="float" office:value="1" calcext:value-type="float">
            <text:p>1</text:p>
          </table:table-cell>
          <table:table-cell table:style-name="ce95" table:formula="of:=IF([.J459]&gt;2;AVERAGE([.L459:.AMJ459]);0)" office:value-type="float" office:value="0" calcext:value-type="float">
            <text:p>.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37" calcext:value-type="float">
            <text:p>437</text:p>
          </table:table-cell>
          <table:table-cell table:formula="of:=SUM([.L460:.AMJ460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9" calcext:value-type="float">
            <text:p>29</text:p>
          </table:table-cell>
          <table:table-cell table:style-name="ce16" table:number-matrix-columns-spanned="1" table:number-matrix-rows-spanned="1" table:formula="of:=COM.MICROSOFT.TEXTJOIN(&quot;, &quot;; 1; IF(ISBLANK([.L460:.AMJ460]); &quot;&quot;; [.L$2:.AMJ$2] &amp; &quot;:&quot; &amp; UNICHAR(160) &amp; [.L460:.AMJ460]))" office:value-type="string" office:string-value="Octillion: 2" calcext:value-type="string">
            <text:p>Octillion: 2</text:p>
          </table:table-cell>
          <table:table-cell table:style-name="ce17" table:formula="of:=SUMPRODUCT(NOT(ISBLANK([.L460:.AMJ460])))" office:value-type="float" office:value="1" calcext:value-type="float">
            <text:p>1</text:p>
          </table:table-cell>
          <table:table-cell table:style-name="ce95" table:formula="of:=IF([.J460]&gt;2;AVERAGE([.L460:.AMJ460]);0)" office:value-type="float" office:value="0" calcext:value-type="float">
            <text:p>.000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IF([.C461]&lt;[.C460]; [.A461]; [.B460])" office:value-type="float" office:value="437" calcext:value-type="float">
            <text:p>437</text:p>
          </table:table-cell>
          <table:table-cell table:formula="of:=SUM([.L461:.AMJ461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61:.AMJ461]); &quot;&quot;; [.L$2:.AMJ$2] &amp; &quot;:&quot; &amp; UNICHAR(160) &amp; [.L461:.AMJ461]))" office:value-type="string" office:string-value="Grazza: 2" calcext:value-type="string">
            <text:p>Grazza: 2</text:p>
          </table:table-cell>
          <table:table-cell table:style-name="ce17" table:formula="of:=SUMPRODUCT(NOT(ISBLANK([.L461:.AMJ461])))" office:value-type="float" office:value="1" calcext:value-type="float">
            <text:p>1</text:p>
          </table:table-cell>
          <table:table-cell table:style-name="ce95" table:formula="of:=IF([.J461]&gt;2;AVERAGE([.L461:.AMJ461]);0)" office:value-type="float" office:value="0" calcext:value-type="float">
            <text:p>.000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IF([.C462]&lt;[.C461]; [.A462]; [.B461])" office:value-type="float" office:value="437" calcext:value-type="float">
            <text:p>437</text:p>
          </table:table-cell>
          <table:table-cell table:formula="of:=SUM([.L462:.AMJ462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2:.AMJ462]); &quot;&quot;; [.L$2:.AMJ$2] &amp; &quot;:&quot; &amp; UNICHAR(160) &amp; [.L462:.AMJ462]))" office:value-type="string" office:string-value="Soundblock: 2" calcext:value-type="string">
            <text:p>Soundblock: 2</text:p>
          </table:table-cell>
          <table:table-cell table:style-name="ce17" table:formula="of:=SUMPRODUCT(NOT(ISBLANK([.L462:.AMJ462])))" office:value-type="float" office:value="1" calcext:value-type="float">
            <text:p>1</text:p>
          </table:table-cell>
          <table:table-cell table:style-name="ce95" table:formula="of:=IF([.J462]&gt;2;AVERAGE([.L462:.AMJ462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IF([.C463]&lt;[.C462]; [.A463]; [.B462])" office:value-type="float" office:value="437" calcext:value-type="float">
            <text:p>437</text:p>
          </table:table-cell>
          <table:table-cell table:formula="of:=SUM([.L463:.AMJ463])" office:value-type="float" office:value="2" calcext:value-type="float">
            <text:p>2</text:p>
          </table:table-cell>
          <table:table-cell office:value-type="string" calcext:value-type="string">
            <text:p>Ultimate Simpsons Doom</text:p>
          </table:table-cell>
          <table:table-cell office:value-type="string" calcext:value-type="string">
            <text:p><text:a xlink:href="https://doomwiki.org/wiki/Ultimate_Simpsons_Doom" xlink:type="simple">https://doomwiki.org/wiki/Ultimate_Simpsons_Doo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ny 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63:.AMJ463]); &quot;&quot;; [.L$2:.AMJ$2] &amp; &quot;:&quot; &amp; UNICHAR(160) &amp; [.L463:.AMJ463]))" office:value-type="string" office:string-value="Keykhosrau: 2" calcext:value-type="string">
            <text:p>Keykhosrau: 2</text:p>
          </table:table-cell>
          <table:table-cell table:style-name="ce17" table:formula="of:=SUMPRODUCT(NOT(ISBLANK([.L463:.AMJ463])))" office:value-type="float" office:value="1" calcext:value-type="float">
            <text:p>1</text:p>
          </table:table-cell>
          <table:table-cell table:style-name="ce95" table:formula="of:=IF([.J463]&gt;2;AVERAGE([.L463:.AMJ463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IF([.C464]&lt;[.C463]; [.A464]; [.B463])" office:value-type="float" office:value="461" calcext:value-type="float">
            <text:p>461</text:p>
          </table:table-cell>
          <table:table-cell table:formula="of:=SUM([.L464:.AMJ464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64:.AMJ464]); &quot;&quot;; [.L$2:.AMJ$2] &amp; &quot;:&quot; &amp; UNICHAR(160) &amp; [.L464:.AMJ464]))" office:value-type="string" office:string-value="vdgg: 1" calcext:value-type="string">
            <text:p>vdgg: 1</text:p>
          </table:table-cell>
          <table:table-cell table:style-name="ce17" table:formula="of:=SUMPRODUCT(NOT(ISBLANK([.L464:.AMJ464])))" office:value-type="float" office:value="1" calcext:value-type="float">
            <text:p>1</text:p>
          </table:table-cell>
          <table:table-cell table:style-name="ce95" table:formula="of:=IF([.J464]&gt;2;AVERAGE([.L464:.AMJ464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IF([.C465]&lt;[.C464]; [.A465]; [.B464])" office:value-type="float" office:value="461" calcext:value-type="float">
            <text:p>461</text:p>
          </table:table-cell>
          <table:table-cell table:formula="of:=SUM([.L465:.AMJ465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5:.AMJ465]); &quot;&quot;; [.L$2:.AMJ$2] &amp; &quot;:&quot; &amp; UNICHAR(160) &amp; [.L465:.AMJ465]))" office:value-type="string" office:string-value="Li'l devil: 1" calcext:value-type="string">
            <text:p>Li'l devil: 1</text:p>
          </table:table-cell>
          <table:table-cell table:style-name="ce17" table:formula="of:=SUMPRODUCT(NOT(ISBLANK([.L465:.AMJ465])))" office:value-type="float" office:value="1" calcext:value-type="float">
            <text:p>1</text:p>
          </table:table-cell>
          <table:table-cell table:style-name="ce95" table:formula="of:=IF([.J465]&gt;2;AVERAGE([.L465:.AMJ465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IF([.C466]&lt;[.C465]; [.A466]; [.B465])" office:value-type="float" office:value="461" calcext:value-type="float">
            <text:p>461</text:p>
          </table:table-cell>
          <table:table-cell table:formula="of:=SUM([.L466:.AMJ466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466:.AMJ466]); &quot;&quot;; [.L$2:.AMJ$2] &amp; &quot;:&quot; &amp; UNICHAR(160) &amp; [.L466:.AMJ466]))" office:value-type="string" office:string-value="42PercentHealth: 1" calcext:value-type="string">
            <text:p>42PercentHealth: 1</text:p>
          </table:table-cell>
          <table:table-cell table:style-name="ce17" table:formula="of:=SUMPRODUCT(NOT(ISBLANK([.L466:.AMJ466])))" office:value-type="float" office:value="1" calcext:value-type="float">
            <text:p>1</text:p>
          </table:table-cell>
          <table:table-cell table:style-name="ce95" table:formula="of:=IF([.J466]&gt;2;AVERAGE([.L466:.AMJ466]);0)" office:value-type="float" office:value="0" calcext:value-type="float">
            <text:p>.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IF([.C467]&lt;[.C466]; [.A467]; [.B466])" office:value-type="float" office:value="461" calcext:value-type="float">
            <text:p>461</text:p>
          </table:table-cell>
          <table:table-cell table:formula="of:=SUM([.L467:.AMJ467])" office:value-type="float" office:value="1" calcext:value-type="float">
            <text:p>1</text:p>
          </table:table-cell>
          <table:table-cell office:value-type="string" calcext:value-type="string">
            <text:p>Can't Run From Evil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67:.AMJ467]); &quot;&quot;; [.L$2:.AMJ$2] &amp; &quot;:&quot; &amp; UNICHAR(160) &amp; [.L467:.AMJ467]))" office:value-type="string" office:string-value="vdgg: 1" calcext:value-type="string">
            <text:p>vdgg: 1</text:p>
          </table:table-cell>
          <table:table-cell table:style-name="ce17" table:formula="of:=SUMPRODUCT(NOT(ISBLANK([.L467:.AMJ467])))" office:value-type="float" office:value="1" calcext:value-type="float">
            <text:p>1</text:p>
          </table:table-cell>
          <table:table-cell table:style-name="ce95" table:formula="of:=IF([.J467]&gt;2;AVERAGE([.L467:.AMJ467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IF([.C468]&lt;[.C467]; [.A468]; [.B467])" office:value-type="float" office:value="461" calcext:value-type="float">
            <text:p>461</text:p>
          </table:table-cell>
          <table:table-cell table:formula="of:=SUM([.L468:.AMJ468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8:.AMJ468]); &quot;&quot;; [.L$2:.AMJ$2] &amp; &quot;:&quot; &amp; UNICHAR(160) &amp; [.L468:.AMJ468]))" office:value-type="string" office:string-value="Jaws In Space: 1" calcext:value-type="string">
            <text:p>Jaws In Space: 1</text:p>
          </table:table-cell>
          <table:table-cell table:style-name="ce17" table:formula="of:=SUMPRODUCT(NOT(ISBLANK([.L468:.AMJ468])))" office:value-type="float" office:value="1" calcext:value-type="float">
            <text:p>1</text:p>
          </table:table-cell>
          <table:table-cell table:style-name="ce95" table:formula="of:=IF([.J468]&gt;2;AVERAGE([.L468:.AMJ468]);0)" office:value-type="float" office:value="0" calcext:value-type="float">
            <text:p>.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IF([.C469]&lt;[.C468]; [.A469]; [.B468])" office:value-type="float" office:value="461" calcext:value-type="float">
            <text:p>461</text:p>
          </table:table-cell>
          <table:table-cell table:formula="of:=SUM([.L469:.AMJ469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69:.AMJ469]); &quot;&quot;; [.L$2:.AMJ$2] &amp; &quot;:&quot; &amp; UNICHAR(160) &amp; [.L469:.AMJ469]))" office:value-type="string" office:string-value="Soundblock: 1" calcext:value-type="string">
            <text:p>Soundblock: 1</text:p>
          </table:table-cell>
          <table:table-cell table:style-name="ce17" table:formula="of:=SUMPRODUCT(NOT(ISBLANK([.L469:.AMJ469])))" office:value-type="float" office:value="1" calcext:value-type="float">
            <text:p>1</text:p>
          </table:table-cell>
          <table:table-cell table:style-name="ce95" table:formula="of:=IF([.J469]&gt;2;AVERAGE([.L469:.AMJ469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IF([.C470]&lt;[.C469]; [.A470]; [.B469])" office:value-type="float" office:value="461" calcext:value-type="float">
            <text:p>461</text:p>
          </table:table-cell>
          <table:table-cell table:formula="of:=SUM([.L470:.AMJ470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70:.AMJ470]); &quot;&quot;; [.L$2:.AMJ$2] &amp; &quot;:&quot; &amp; UNICHAR(160) &amp; [.L470:.AMJ470]))" office:value-type="string" office:string-value="WH-Wilou84: 1" calcext:value-type="string">
            <text:p>WH-Wilou84: 1</text:p>
          </table:table-cell>
          <table:table-cell table:style-name="ce17" table:formula="of:=SUMPRODUCT(NOT(ISBLANK([.L470:.AMJ470])))" office:value-type="float" office:value="1" calcext:value-type="float">
            <text:p>1</text:p>
          </table:table-cell>
          <table:table-cell table:style-name="ce95" table:formula="of:=IF([.J470]&gt;2;AVERAGE([.L470:.AMJ470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IF([.C471]&lt;[.C470]; [.A471]; [.B470])" office:value-type="float" office:value="461" calcext:value-type="float">
            <text:p>461</text:p>
          </table:table-cell>
          <table:table-cell table:formula="of:=SUM([.L471:.AMJ471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1:.AMJ471]); &quot;&quot;; [.L$2:.AMJ$2] &amp; &quot;:&quot; &amp; UNICHAR(160) &amp; [.L471:.AMJ471]))" office:value-type="string" office:string-value="Li'l devil: 1" calcext:value-type="string">
            <text:p>Li'l devil: 1</text:p>
          </table:table-cell>
          <table:table-cell table:style-name="ce17" table:formula="of:=SUMPRODUCT(NOT(ISBLANK([.L471:.AMJ471])))" office:value-type="float" office:value="1" calcext:value-type="float">
            <text:p>1</text:p>
          </table:table-cell>
          <table:table-cell table:style-name="ce95" table:formula="of:=IF([.J471]&gt;2;AVERAGE([.L471:.AMJ471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IF([.C472]&lt;[.C471]; [.A472]; [.B471])" office:value-type="float" office:value="461" calcext:value-type="float">
            <text:p>461</text:p>
          </table:table-cell>
          <table:table-cell table:formula="of:=SUM([.L472:.AMJ472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472:.AMJ472]); &quot;&quot;; [.L$2:.AMJ$2] &amp; &quot;:&quot; &amp; UNICHAR(160) &amp; [.L472:.AMJ472]))" office:value-type="string" office:string-value="Philnemba: 1" calcext:value-type="string">
            <text:p>Philnemba: 1</text:p>
          </table:table-cell>
          <table:table-cell table:style-name="ce17" table:formula="of:=SUMPRODUCT(NOT(ISBLANK([.L472:.AMJ472])))" office:value-type="float" office:value="1" calcext:value-type="float">
            <text:p>1</text:p>
          </table:table-cell>
          <table:table-cell table:style-name="ce95" table:formula="of:=IF([.J472]&gt;2;AVERAGE([.L472:.AMJ472]);0)" office:value-type="float" office:value="0" calcext:value-type="float">
            <text:p>.00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IF([.C473]&lt;[.C472]; [.A473]; [.B472])" office:value-type="float" office:value="461" calcext:value-type="float">
            <text:p>461</text:p>
          </table:table-cell>
          <table:table-cell table:formula="of:=SUM([.L473:.AMJ473])" office:value-type="float" office:value="1" calcext:value-type="float">
            <text:p>1</text:p>
          </table:table-cell>
          <table:table-cell table:style-name="ce71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3:.AMJ473]); &quot;&quot;; [.L$2:.AMJ$2] &amp; &quot;:&quot; &amp; UNICHAR(160) &amp; [.L473:.AMJ473]))" office:value-type="string" office:string-value="VanaheimRanger: 1" calcext:value-type="string">
            <text:p>VanaheimRanger: 1</text:p>
          </table:table-cell>
          <table:table-cell table:style-name="ce17" table:formula="of:=SUMPRODUCT(NOT(ISBLANK([.L473:.AMJ473])))" office:value-type="float" office:value="1" calcext:value-type="float">
            <text:p>1</text:p>
          </table:table-cell>
          <table:table-cell table:style-name="ce95" table:formula="of:=IF([.J473]&gt;2;AVERAGE([.L473:.AMJ473]);0)" office:value-type="float" office:value="0" calcext:value-type="float">
            <text:p>.000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IF([.C474]&lt;[.C473]; [.A474]; [.B473])" office:value-type="float" office:value="461" calcext:value-type="float">
            <text:p>461</text:p>
          </table:table-cell>
          <table:table-cell table:formula="of:=SUM([.L474:.AMJ474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74:.AMJ474]); &quot;&quot;; [.L$2:.AMJ$2] &amp; &quot;:&quot; &amp; UNICHAR(160) &amp; [.L474:.AMJ474]))" office:value-type="string" office:string-value="Diabolución: 1" calcext:value-type="string">
            <text:p>Diabolución: 1</text:p>
          </table:table-cell>
          <table:table-cell table:style-name="ce17" table:formula="of:=SUMPRODUCT(NOT(ISBLANK([.L474:.AMJ474])))" office:value-type="float" office:value="1" calcext:value-type="float">
            <text:p>1</text:p>
          </table:table-cell>
          <table:table-cell table:style-name="ce95" table:formula="of:=IF([.J474]&gt;2;AVERAGE([.L474:.AMJ474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IF([.C475]&lt;[.C474]; [.A475]; [.B474])" office:value-type="float" office:value="461" calcext:value-type="float">
            <text:p>461</text:p>
          </table:table-cell>
          <table:table-cell table:formula="of:=SUM([.L475:.AMJ475])" office:value-type="float" office:value="1" calcext:value-type="float">
            <text:p>1</text:p>
          </table:table-cell>
          <table:table-cell table:style-name="ce116"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75:.AMJ475]); &quot;&quot;; [.L$2:.AMJ$2] &amp; &quot;:&quot; &amp; UNICHAR(160) &amp; [.L475:.AMJ475]))" office:value-type="string" office:string-value="bonnie: 1" calcext:value-type="string">
            <text:p>bonnie: 1</text:p>
          </table:table-cell>
          <table:table-cell table:style-name="ce17" table:formula="of:=SUMPRODUCT(NOT(ISBLANK([.L475:.AMJ475])))" office:value-type="float" office:value="1" calcext:value-type="float">
            <text:p>1</text:p>
          </table:table-cell>
          <table:table-cell table:style-name="ce95" table:formula="of:=IF([.J475]&gt;2;AVERAGE([.L475:.AMJ475]);0)" office:value-type="float" office:value="0" calcext:value-type="float">
            <text:p>.000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IF([.C476]&lt;[.C475]; [.A476]; [.B475])" office:value-type="float" office:value="461" calcext:value-type="float">
            <text:p>461</text:p>
          </table:table-cell>
          <table:table-cell table:formula="of:=SUM([.L476:.AMJ476])" office:value-type="float" office:value="1" calcext:value-type="float">
            <text:p>1</text:p>
          </table:table-cell>
          <table:table-cell office:value-type="string" calcext:value-type="string">
            <text:p>Ex Inferis</text:p>
          </table:table-cell>
          <table:table-cell office:value-type="string" calcext:value-type="string">
            <text:p><text:a xlink:href="https://www.doomworld.com/forum/topic/128848-ex-inferis-31-map-slaughter-ish-wad/" xlink:type="simple">https://www.doomworld.com/forum/topic/128848-ex-inferis-31-map-slaughter-ish-wad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COM.MICROSOFT.TEXTJOIN(&quot;, &quot;; 1; IF(ISBLANK([.L476:.AMJ476]); &quot;&quot;; [.L$2:.AMJ$2] &amp; &quot;:&quot; &amp; UNICHAR(160) &amp; [.L476:.AMJ476]))" office:value-type="string" office:string-value="Nazgul9: 1" calcext:value-type="string">
            <text:p>Nazgul9: 1</text:p>
          </table:table-cell>
          <table:table-cell table:style-name="ce17" table:formula="of:=SUMPRODUCT(NOT(ISBLANK([.L476:.AMJ476])))" office:value-type="float" office:value="1" calcext:value-type="float">
            <text:p>1</text:p>
          </table:table-cell>
          <table:table-cell table:style-name="ce95" table:formula="of:=IF([.J476]&gt;2;AVERAGE([.L476:.AMJ476]);0)" office:value-type="float" office:value="0" calcext:value-type="float">
            <text:p>.000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IF([.C477]&lt;[.C476]; [.A477]; [.B476])" office:value-type="float" office:value="461" calcext:value-type="float">
            <text:p>461</text:p>
          </table:table-cell>
          <table:table-cell table:formula="of:=SUM([.L477:.AMJ477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77:.AMJ477]); &quot;&quot;; [.L$2:.AMJ$2] &amp; &quot;:&quot; &amp; UNICHAR(160) &amp; [.L477:.AMJ477]))" office:value-type="string" office:string-value="Lorenz0: 1" calcext:value-type="string">
            <text:p>Lorenz0: 1</text:p>
          </table:table-cell>
          <table:table-cell table:style-name="ce17" table:formula="of:=SUMPRODUCT(NOT(ISBLANK([.L477:.AMJ477])))" office:value-type="float" office:value="1" calcext:value-type="float">
            <text:p>1</text:p>
          </table:table-cell>
          <table:table-cell table:style-name="ce95" table:formula="of:=IF([.J477]&gt;2;AVERAGE([.L477:.AMJ477]);0)" office:value-type="float" office:value="0" calcext:value-type="float">
            <text:p>.000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IF([.C478]&lt;[.C477]; [.A478]; [.B477])" office:value-type="float" office:value="461" calcext:value-type="float">
            <text:p>461</text:p>
          </table:table-cell>
          <table:table-cell table:formula="of:=SUM([.L478:.AMJ478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478:.AMJ478]); &quot;&quot;; [.L$2:.AMJ$2] &amp; &quot;:&quot; &amp; UNICHAR(160) &amp; [.L478:.AMJ478]))" office:value-type="string" office:string-value="Grazza: 1" calcext:value-type="string">
            <text:p>Grazza: 1</text:p>
          </table:table-cell>
          <table:table-cell table:style-name="ce17" table:formula="of:=SUMPRODUCT(NOT(ISBLANK([.L478:.AMJ478])))" office:value-type="float" office:value="1" calcext:value-type="float">
            <text:p>1</text:p>
          </table:table-cell>
          <table:table-cell table:style-name="ce95" table:formula="of:=IF([.J478]&gt;2;AVERAGE([.L478:.AMJ478]);0)" office:value-type="float" office:value="0" calcext:value-type="float">
            <text:p>.000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IF([.C479]&lt;[.C478]; [.A479]; [.B478])" office:value-type="float" office:value="461" calcext:value-type="float">
            <text:p>461</text:p>
          </table:table-cell>
          <table:table-cell table:formula="of:=SUM([.L479:.AMJ479])" office:value-type="float" office:value="1" calcext:value-type="float">
            <text:p>1</text:p>
          </table:table-cell>
          <table:table-cell table:style-name="ce116" office:value-type="string" calcext:value-type="string">
            <text:p>Frog and Toad</text:p>
          </table:table-cell>
          <table:table-cell office:value-type="string" calcext:value-type="string">
            <text:p><text:a xlink:href="https://www.doomworld.com/forum/topic/106186-frog_and_toadwad-12-maps/" xlink:type="simple">https://www.doomworld.com/forum/topic/106186-frog_and_toadwad-12-map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79:.AMJ479]); &quot;&quot;; [.L$2:.AMJ$2] &amp; &quot;:&quot; &amp; UNICHAR(160) &amp; [.L479:.AMJ479]))" office:value-type="string" office:string-value="akolai: 1" calcext:value-type="string">
            <text:p>akolai: 1</text:p>
          </table:table-cell>
          <table:table-cell table:style-name="ce17" table:formula="of:=SUMPRODUCT(NOT(ISBLANK([.L479:.AMJ479])))" office:value-type="float" office:value="1" calcext:value-type="float">
            <text:p>1</text:p>
          </table:table-cell>
          <table:table-cell table:style-name="ce95" table:formula="of:=IF([.J479]&gt;2;AVERAGE([.L479:.AMJ479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IF([.C480]&lt;[.C479]; [.A480]; [.B479])" office:value-type="float" office:value="461" calcext:value-type="float">
            <text:p>461</text:p>
          </table:table-cell>
          <table:table-cell table:formula="of:=SUM([.L480:.AMJ480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0:.AMJ480]); &quot;&quot;; [.L$2:.AMJ$2] &amp; &quot;:&quot; &amp; UNICHAR(160) &amp; [.L480:.AMJ480]))" office:value-type="string" office:string-value="joepallai: 1" calcext:value-type="string">
            <text:p>joepallai: 1</text:p>
          </table:table-cell>
          <table:table-cell table:style-name="ce17" table:formula="of:=SUMPRODUCT(NOT(ISBLANK([.L480:.AMJ480])))" office:value-type="float" office:value="1" calcext:value-type="float">
            <text:p>1</text:p>
          </table:table-cell>
          <table:table-cell table:style-name="ce95" table:formula="of:=IF([.J480]&gt;2;AVERAGE([.L480:.AMJ480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78" calcext:value-type="float">
            <text:p>478</text:p>
          </table:table-cell>
          <table:table-cell table:formula="of:=IF([.C481]&lt;[.C480]; [.A481]; [.B480])" office:value-type="float" office:value="461" calcext:value-type="float">
            <text:p>461</text:p>
          </table:table-cell>
          <table:table-cell table:formula="of:=SUM([.L481:.AMJ481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481:.AMJ481]); &quot;&quot;; [.L$2:.AMJ$2] &amp; &quot;:&quot; &amp; UNICHAR(160) &amp; [.L481:.AMJ481]))" office:value-type="string" office:string-value="AnonimVio: 1" calcext:value-type="string">
            <text:p>AnonimVio: 1</text:p>
          </table:table-cell>
          <table:table-cell table:style-name="ce17" table:formula="of:=SUMPRODUCT(NOT(ISBLANK([.L481:.AMJ481])))" office:value-type="float" office:value="1" calcext:value-type="float">
            <text:p>1</text:p>
          </table:table-cell>
          <table:table-cell table:style-name="ce95" table:formula="of:=IF([.J481]&gt;2;AVERAGE([.L481:.AMJ481]);0)" office:value-type="float" office:value="0" calcext:value-type="float">
            <text:p>.00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79" calcext:value-type="float">
            <text:p>479</text:p>
          </table:table-cell>
          <table:table-cell table:formula="of:=IF([.C482]&lt;[.C481]; [.A482]; [.B481])" office:value-type="float" office:value="461" calcext:value-type="float">
            <text:p>461</text:p>
          </table:table-cell>
          <table:table-cell table:formula="of:=SUM([.L482:.AMJ482])" office:value-type="float" office:value="1" calcext:value-type="float">
            <text:p>1</text:p>
          </table:table-cell>
          <table:table-cell table:style-name="ce116" office:value-type="string" calcext:value-type="string">
            <text:p>H2H-Xmas</text:p>
          </table:table-cell>
          <table:table-cell office:value-type="string" calcext:value-type="string">
            <text:p><text:a xlink:href="https://doomwiki.org/wiki/H2H-Xmas" xlink:type="simple">https://doomwiki.org/wiki/H2H-Xma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2:.AMJ482]); &quot;&quot;; [.L$2:.AMJ$2] &amp; &quot;:&quot; &amp; UNICHAR(160) &amp; [.L482:.AMJ482]))" office:value-type="string" office:string-value="Katamori: 1" calcext:value-type="string">
            <text:p>Katamori: 1</text:p>
          </table:table-cell>
          <table:table-cell table:style-name="ce17" table:formula="of:=SUMPRODUCT(NOT(ISBLANK([.L482:.AMJ482])))" office:value-type="float" office:value="1" calcext:value-type="float">
            <text:p>1</text:p>
          </table:table-cell>
          <table:table-cell table:style-name="ce95" table:formula="of:=IF([.J482]&gt;2;AVERAGE([.L482:.AMJ482]);0)" office:value-type="float" office:value="0" calcext:value-type="float">
            <text:p>.000</text:p>
          </table:table-cell>
          <table:table-cell table:number-columns-repeated="184"/>
          <table:table-cell office:value-type="float" office:value="1" calcext:value-type="float">
            <text:p>1</text:p>
          </table:table-cell>
          <table:table-cell table:number-columns-repeated="828"/>
        </table:table-row>
        <table:table-row table:style-name="ro3">
          <table:table-cell office:value-type="float" office:value="480" calcext:value-type="float">
            <text:p>480</text:p>
          </table:table-cell>
          <table:table-cell table:formula="of:=IF([.C483]&lt;[.C482]; [.A483]; [.B482])" office:value-type="float" office:value="461" calcext:value-type="float">
            <text:p>461</text:p>
          </table:table-cell>
          <table:table-cell table:formula="of:=SUM([.L483:.AMJ483])" office:value-type="float" office:value="1" calcext:value-type="float">
            <text:p>1</text:p>
          </table:table-cell>
          <table:table-cell office:value-type="string" calcext:value-type="string">
            <text:p>kusok 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483:.AMJ483]); &quot;&quot;; [.L$2:.AMJ$2] &amp; &quot;:&quot; &amp; UNICHAR(160) &amp; [.L483:.AMJ483]))" office:value-type="string" office:string-value="Fadri: 1" calcext:value-type="string">
            <text:p>Fadri: 1</text:p>
          </table:table-cell>
          <table:table-cell table:style-name="ce17" table:formula="of:=SUMPRODUCT(NOT(ISBLANK([.L483:.AMJ483])))" office:value-type="float" office:value="1" calcext:value-type="float">
            <text:p>1</text:p>
          </table:table-cell>
          <table:table-cell table:style-name="ce95" table:formula="of:=IF([.J483]&gt;2;AVERAGE([.L483:.AMJ483]);0)" office:value-type="float" office:value="0" calcext:value-type="float">
            <text:p>.000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4"/>
        </table:table-row>
        <table:table-row table:style-name="ro3">
          <table:table-cell office:value-type="float" office:value="481" calcext:value-type="float">
            <text:p>481</text:p>
          </table:table-cell>
          <table:table-cell table:formula="of:=IF([.C484]&lt;[.C483]; [.A484]; [.B483])" office:value-type="float" office:value="461" calcext:value-type="float">
            <text:p>461</text:p>
          </table:table-cell>
          <table:table-cell table:formula="of:=SUM([.L484:.AMJ484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4:.AMJ484]); &quot;&quot;; [.L$2:.AMJ$2] &amp; &quot;:&quot; &amp; UNICHAR(160) &amp; [.L484:.AMJ484]))" office:value-type="string" office:string-value="Lewonx: 1" calcext:value-type="string">
            <text:p>Lewonx: 1</text:p>
          </table:table-cell>
          <table:table-cell table:style-name="ce17" table:formula="of:=SUMPRODUCT(NOT(ISBLANK([.L484:.AMJ484])))" office:value-type="float" office:value="1" calcext:value-type="float">
            <text:p>1</text:p>
          </table:table-cell>
          <table:table-cell table:style-name="ce95" table:formula="of:=IF([.J484]&gt;2;AVERAGE([.L484:.AMJ484]);0)" office:value-type="float" office:value="0" calcext:value-type="float">
            <text:p>.000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482" calcext:value-type="float">
            <text:p>482</text:p>
          </table:table-cell>
          <table:table-cell table:formula="of:=IF([.C485]&lt;[.C484]; [.A485]; [.B484])" office:value-type="float" office:value="461" calcext:value-type="float">
            <text:p>461</text:p>
          </table:table-cell>
          <table:table-cell table:formula="of:=SUM([.L485:.AMJ485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5:.AMJ485]); &quot;&quot;; [.L$2:.AMJ$2] &amp; &quot;:&quot; &amp; UNICHAR(160) &amp; [.L485:.AMJ485]))" office:value-type="string" office:string-value="bzzrak: 1" calcext:value-type="string">
            <text:p>bzzrak: 1</text:p>
          </table:table-cell>
          <table:table-cell table:style-name="ce17" table:formula="of:=SUMPRODUCT(NOT(ISBLANK([.L485:.AMJ485])))" office:value-type="float" office:value="1" calcext:value-type="float">
            <text:p>1</text:p>
          </table:table-cell>
          <table:table-cell table:style-name="ce95" table:formula="of:=IF([.J485]&gt;2;AVERAGE([.L485:.AMJ485]);0)" office:value-type="float" office:value="0" calcext:value-type="float">
            <text:p>.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483" calcext:value-type="float">
            <text:p>483</text:p>
          </table:table-cell>
          <table:table-cell table:formula="of:=IF([.C486]&lt;[.C485]; [.A486]; [.B485])" office:value-type="float" office:value="461" calcext:value-type="float">
            <text:p>461</text:p>
          </table:table-cell>
          <table:table-cell table:formula="of:=SUM([.L486:.AMJ486])" office:value-type="float" office:value="1" calcext:value-type="float">
            <text:p>1</text:p>
          </table:table-cell>
          <table:table-cell table:style-name="ce116"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6:.AMJ486]); &quot;&quot;; [.L$2:.AMJ$2] &amp; &quot;:&quot; &amp; UNICHAR(160) &amp; [.L486:.AMJ486]))" office:value-type="string" office:string-value="Phobus: 1" calcext:value-type="string">
            <text:p>Phobus: 1</text:p>
          </table:table-cell>
          <table:table-cell table:style-name="ce17" table:formula="of:=SUMPRODUCT(NOT(ISBLANK([.L486:.AMJ486])))" office:value-type="float" office:value="1" calcext:value-type="float">
            <text:p>1</text:p>
          </table:table-cell>
          <table:table-cell table:style-name="ce95" table:formula="of:=IF([.J486]&gt;2;AVERAGE([.L486:.AMJ486]);0)" office:value-type="float" office:value="0" calcext:value-type="float">
            <text:p>.000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484" calcext:value-type="float">
            <text:p>484</text:p>
          </table:table-cell>
          <table:table-cell table:formula="of:=IF([.C487]&lt;[.C486]; [.A487]; [.B486])" office:value-type="float" office:value="461" calcext:value-type="float">
            <text:p>461</text:p>
          </table:table-cell>
          <table:table-cell table:formula="of:=SUM([.L487:.AMJ487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487:.AMJ487]); &quot;&quot;; [.L$2:.AMJ$2] &amp; &quot;:&quot; &amp; UNICHAR(160) &amp; [.L487:.AMJ487]))" office:value-type="string" office:string-value="NoisyVelvet: 1" calcext:value-type="string">
            <text:p>NoisyVelvet: 1</text:p>
          </table:table-cell>
          <table:table-cell table:style-name="ce17" table:formula="of:=SUMPRODUCT(NOT(ISBLANK([.L487:.AMJ487])))" office:value-type="float" office:value="1" calcext:value-type="float">
            <text:p>1</text:p>
          </table:table-cell>
          <table:table-cell table:style-name="ce95" table:formula="of:=IF([.J487]&gt;2;AVERAGE([.L487:.AMJ487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85" calcext:value-type="float">
            <text:p>485</text:p>
          </table:table-cell>
          <table:table-cell table:formula="of:=IF([.C488]&lt;[.C487]; [.A488]; [.B487])" office:value-type="float" office:value="461" calcext:value-type="float">
            <text:p>461</text:p>
          </table:table-cell>
          <table:table-cell table:formula="of:=SUM([.L488:.AMJ488])" office:value-type="float" office:value="1" calcext:value-type="float">
            <text:p>1</text:p>
          </table:table-cell>
          <table:table-cell office:value-type="string" calcext:value-type="string">
            <text:p>Pinochestein 3D</text:p>
          </table:table-cell>
          <table:table-cell office:value-type="string" calcext:value-type="string">
            <text:p><text:a xlink:href="https://forum.zdoom.org/viewtopic.php?f=19&amp;t=47816" xlink:type="simple">https://forum.zdoom.org/viewtopic.php?f=19&amp;t=47816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8:.AMJ488]); &quot;&quot;; [.L$2:.AMJ$2] &amp; &quot;:&quot; &amp; UNICHAR(160) &amp; [.L488:.AMJ488]))" office:value-type="string" office:string-value="Ezepov: 1" calcext:value-type="string">
            <text:p>Ezepov: 1</text:p>
          </table:table-cell>
          <table:table-cell table:style-name="ce17" table:formula="of:=SUMPRODUCT(NOT(ISBLANK([.L488:.AMJ488])))" office:value-type="float" office:value="1" calcext:value-type="float">
            <text:p>1</text:p>
          </table:table-cell>
          <table:table-cell table:style-name="ce95" table:formula="of:=IF([.J488]&gt;2;AVERAGE([.L488:.AMJ488]);0)" office:value-type="float" office:value="0" calcext:value-type="float">
            <text:p>.000</text:p>
          </table:table-cell>
          <table:table-cell table:number-columns-repeated="176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86" calcext:value-type="float">
            <text:p>486</text:p>
          </table:table-cell>
          <table:table-cell table:formula="of:=IF([.C489]&lt;[.C488]; [.A489]; [.B488])" office:value-type="float" office:value="461" calcext:value-type="float">
            <text:p>461</text:p>
          </table:table-cell>
          <table:table-cell table:formula="of:=SUM([.L489:.AMJ489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9:.AMJ489]); &quot;&quot;; [.L$2:.AMJ$2] &amp; &quot;:&quot; &amp; UNICHAR(160) &amp; [.L489:.AMJ489]))" office:value-type="string" office:string-value="roadworx: 1" calcext:value-type="string">
            <text:p>roadworx: 1</text:p>
          </table:table-cell>
          <table:table-cell table:style-name="ce17" table:formula="of:=SUMPRODUCT(NOT(ISBLANK([.L489:.AMJ489])))" office:value-type="float" office:value="1" calcext:value-type="float">
            <text:p>1</text:p>
          </table:table-cell>
          <table:table-cell table:style-name="ce95" table:formula="of:=IF([.J489]&gt;2;AVERAGE([.L489:.AMJ489]);0)" office:value-type="float" office:value="0" calcext:value-type="float">
            <text:p>.00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487" calcext:value-type="float">
            <text:p>487</text:p>
          </table:table-cell>
          <table:table-cell table:formula="of:=IF([.C490]&lt;[.C489]; [.A490]; [.B489])" office:value-type="float" office:value="461" calcext:value-type="float">
            <text:p>461</text:p>
          </table:table-cell>
          <table:table-cell table:formula="of:=SUM([.L490:.AMJ490])" office:value-type="float" office:value="1" calcext:value-type="float">
            <text:p>1</text:p>
          </table:table-cell>
          <table:table-cell office:value-type="string" calcext:value-type="string">
            <text:p>Ray Mohawk 2</text:p>
          </table:table-cell>
          <table:table-cell office:value-type="string" calcext:value-type="string">
            <text:p><text:a xlink:href="https://doomwiki.org/wiki/Ray_Mohawk_2:_Ray_Wreaks_Havoc!" xlink:type="simple">https://doomwiki.org/wiki/Ray_Mohawk_2:_Ray_Wreaks_Havoc!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90:.AMJ490]); &quot;&quot;; [.L$2:.AMJ$2] &amp; &quot;:&quot; &amp; UNICHAR(160) &amp; [.L490:.AMJ490]))" office:value-type="string" office:string-value="tonytheparrot: 1" calcext:value-type="string">
            <text:p>tonytheparrot: 1</text:p>
          </table:table-cell>
          <table:table-cell table:style-name="ce17" table:formula="of:=SUMPRODUCT(NOT(ISBLANK([.L490:.AMJ490])))" office:value-type="float" office:value="1" calcext:value-type="float">
            <text:p>1</text:p>
          </table:table-cell>
          <table:table-cell table:style-name="ce95" table:formula="of:=IF([.J490]&gt;2;AVERAGE([.L490:.AMJ490]);0)" office:value-type="float" office:value="0" calcext:value-type="float">
            <text:p>.000</text:p>
          </table:table-cell>
          <table:table-cell table:number-columns-repeated="189"/>
          <table:table-cell office:value-type="float" office:value="1" calcext:value-type="float">
            <text:p>1</text:p>
          </table:table-cell>
          <table:table-cell table:number-columns-repeated="823"/>
        </table:table-row>
        <table:table-row table:style-name="ro3">
          <table:table-cell office:value-type="float" office:value="488" calcext:value-type="float">
            <text:p>488</text:p>
          </table:table-cell>
          <table:table-cell table:formula="of:=IF([.C491]&lt;[.C490]; [.A491]; [.B490])" office:value-type="float" office:value="461" calcext:value-type="float">
            <text:p>461</text:p>
          </table:table-cell>
          <table:table-cell table:formula="of:=SUM([.L491:.AMJ491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491:.AMJ491]); &quot;&quot;; [.L$2:.AMJ$2] &amp; &quot;:&quot; &amp; UNICHAR(160) &amp; [.L491:.AMJ491]))" office:value-type="string" office:string-value="HUNdebLeonidasX: 1" calcext:value-type="string">
            <text:p>HUNdebLeonidasX: 1</text:p>
          </table:table-cell>
          <table:table-cell table:style-name="ce17" table:formula="of:=SUMPRODUCT(NOT(ISBLANK([.L491:.AMJ491])))" office:value-type="float" office:value="1" calcext:value-type="float">
            <text:p>1</text:p>
          </table:table-cell>
          <table:table-cell table:style-name="ce95" table:formula="of:=IF([.J491]&gt;2;AVERAGE([.L491:.AMJ491]);0)" office:value-type="float" office:value="0" calcext:value-type="float">
            <text:p>.000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489" calcext:value-type="float">
            <text:p>489</text:p>
          </table:table-cell>
          <table:table-cell table:formula="of:=IF([.C492]&lt;[.C491]; [.A492]; [.B491])" office:value-type="float" office:value="461" calcext:value-type="float">
            <text:p>461</text:p>
          </table:table-cell>
          <table:table-cell table:formula="of:=SUM([.L492:.AMJ492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92:.AMJ492]); &quot;&quot;; [.L$2:.AMJ$2] &amp; &quot;:&quot; &amp; UNICHAR(160) &amp; [.L492:.AMJ492]))" office:value-type="string" office:string-value="everennui: 1" calcext:value-type="string">
            <text:p>everennui: 1</text:p>
          </table:table-cell>
          <table:table-cell table:style-name="ce17" table:formula="of:=SUMPRODUCT(NOT(ISBLANK([.L492:.AMJ492])))" office:value-type="float" office:value="1" calcext:value-type="float">
            <text:p>1</text:p>
          </table:table-cell>
          <table:table-cell table:style-name="ce95" table:formula="of:=IF([.J492]&gt;2;AVERAGE([.L492:.AMJ492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90" calcext:value-type="float">
            <text:p>490</text:p>
          </table:table-cell>
          <table:table-cell table:formula="of:=IF([.C493]&lt;[.C492]; [.A493]; [.B492])" office:value-type="float" office:value="461" calcext:value-type="float">
            <text:p>461</text:p>
          </table:table-cell>
          <table:table-cell table:formula="of:=SUM([.L493:.AMJ493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93:.AMJ493]); &quot;&quot;; [.L$2:.AMJ$2] &amp; &quot;:&quot; &amp; UNICHAR(160) &amp; [.L493:.AMJ493]))" office:value-type="string" office:string-value="STILES: 1" calcext:value-type="string">
            <text:p>STILES: 1</text:p>
          </table:table-cell>
          <table:table-cell table:style-name="ce17" table:formula="of:=SUMPRODUCT(NOT(ISBLANK([.L493:.AMJ493])))" office:value-type="float" office:value="1" calcext:value-type="float">
            <text:p>1</text:p>
          </table:table-cell>
          <table:table-cell table:style-name="ce95" table:formula="of:=IF([.J493]&gt;2;AVERAGE([.L493:.AMJ493]);0)" office:value-type="float" office:value="0" calcext:value-type="float">
            <text:p>.000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491" calcext:value-type="float">
            <text:p>491</text:p>
          </table:table-cell>
          <table:table-cell table:formula="of:=IF([.C494]&lt;[.C493]; [.A494]; [.B493])" office:value-type="float" office:value="461" calcext:value-type="float">
            <text:p>461</text:p>
          </table:table-cell>
          <table:table-cell table:formula="of:=SUM([.L494:.AMJ494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94:.AMJ494]); &quot;&quot;; [.L$2:.AMJ$2] &amp; &quot;:&quot; &amp; UNICHAR(160) &amp; [.L494:.AMJ494]))" office:value-type="string" office:string-value="everennui: 1" calcext:value-type="string">
            <text:p>everennui: 1</text:p>
          </table:table-cell>
          <table:table-cell table:style-name="ce17" table:formula="of:=SUMPRODUCT(NOT(ISBLANK([.L494:.AMJ494])))" office:value-type="float" office:value="1" calcext:value-type="float">
            <text:p>1</text:p>
          </table:table-cell>
          <table:table-cell table:style-name="ce95" table:formula="of:=IF([.J494]&gt;2;AVERAGE([.L494:.AMJ494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92" calcext:value-type="float">
            <text:p>492</text:p>
          </table:table-cell>
          <table:table-cell table:formula="of:=IF([.C495]&lt;[.C494]; [.A495]; [.B494])" office:value-type="float" office:value="461" calcext:value-type="float">
            <text:p>461</text:p>
          </table:table-cell>
          <table:table-cell table:formula="of:=SUM([.L495:.AMJ495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95:.AMJ495]); &quot;&quot;; [.L$2:.AMJ$2] &amp; &quot;:&quot; &amp; UNICHAR(160) &amp; [.L495:.AMJ495]))" office:value-type="string" office:string-value="Ragu: 1" calcext:value-type="string">
            <text:p>Ragu: 1</text:p>
          </table:table-cell>
          <table:table-cell table:style-name="ce17" table:formula="of:=SUMPRODUCT(NOT(ISBLANK([.L495:.AMJ495])))" office:value-type="float" office:value="1" calcext:value-type="float">
            <text:p>1</text:p>
          </table:table-cell>
          <table:table-cell table:style-name="ce95" table:formula="of:=IF([.J495]&gt;2;AVERAGE([.L495:.AMJ495]);0)" office:value-type="float" office:value="0" calcext:value-type="float">
            <text:p>.000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3">
          <table:table-cell office:value-type="float" office:value="493" calcext:value-type="float">
            <text:p>493</text:p>
          </table:table-cell>
          <table:table-cell table:formula="of:=IF([.C496]&lt;[.C495]; [.A496]; [.B495])" office:value-type="float" office:value="461" calcext:value-type="float">
            <text:p>461</text:p>
          </table:table-cell>
          <table:table-cell table:formula="of:=SUM([.L496:.AMJ496])" office:value-type="float" office:value="1" calcext:value-type="float">
            <text:p>1</text:p>
          </table:table-cell>
          <table:table-cell office:value-type="string" calcext:value-type="string">
            <text:p>The Mucus Empire</text:p>
          </table:table-cell>
          <table:table-cell office:value-type="string" calcext:value-type="string">
            <text:p><text:a xlink:href="https://www.doomworld.com/forum/topic/119490-a-boom-compatible-slaughter-mapthe-mucus-empire-final-version/" xlink:type="simple">https://www.doomworld.com/forum/topic/119490-a-boom-compatible-slaughter-mapthe-mucus-empire-final-version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96:.AMJ496]); &quot;&quot;; [.L$2:.AMJ$2] &amp; &quot;:&quot; &amp; UNICHAR(160) &amp; [.L496:.AMJ496]))" office:value-type="string" office:string-value="Nefelibeta: 1" calcext:value-type="string">
            <text:p>Nefelibeta: 1</text:p>
          </table:table-cell>
          <table:table-cell table:style-name="ce17" table:formula="of:=SUMPRODUCT(NOT(ISBLANK([.L496:.AMJ496])))" office:value-type="float" office:value="1" calcext:value-type="float">
            <text:p>1</text:p>
          </table:table-cell>
          <table:table-cell table:style-name="ce95" table:formula="of:=IF([.J496]&gt;2;AVERAGE([.L496:.AMJ496]);0)" office:value-type="float" office:value="0" calcext:value-type="float">
            <text:p>.000</text:p>
          </table:table-cell>
          <table:table-cell table:number-columns-repeated="188"/>
          <table:table-cell office:value-type="float" office:value="1" calcext:value-type="float">
            <text:p>1</text:p>
          </table:table-cell>
          <table:table-cell table:number-columns-repeated="824"/>
        </table:table-row>
        <table:table-row table:style-name="ro3">
          <table:table-cell office:value-type="float" office:value="494" calcext:value-type="float">
            <text:p>494</text:p>
          </table:table-cell>
          <table:table-cell table:formula="of:=IF([.C497]&lt;[.C496]; [.A497]; [.B496])" office:value-type="float" office:value="461" calcext:value-type="float">
            <text:p>461</text:p>
          </table:table-cell>
          <table:table-cell table:formula="of:=SUM([.L497:.AMJ497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97:.AMJ497]); &quot;&quot;; [.L$2:.AMJ$2] &amp; &quot;:&quot; &amp; UNICHAR(160) &amp; [.L497:.AMJ497]))" office:value-type="string" office:string-value="Malrionn: 1" calcext:value-type="string">
            <text:p>Malrionn: 1</text:p>
          </table:table-cell>
          <table:table-cell table:style-name="ce17" table:formula="of:=SUMPRODUCT(NOT(ISBLANK([.L497:.AMJ497])))" office:value-type="float" office:value="1" calcext:value-type="float">
            <text:p>1</text:p>
          </table:table-cell>
          <table:table-cell table:style-name="ce95" table:formula="of:=IF([.J497]&gt;2;AVERAGE([.L497:.AMJ497]);0)" office:value-type="float" office:value="0" calcext:value-type="float">
            <text:p>.00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float" office:value="495" calcext:value-type="float">
            <text:p>495</text:p>
          </table:table-cell>
          <table:table-cell table:formula="of:=IF([.C498]&lt;[.C497]; [.A498]; [.B497])" office:value-type="float" office:value="461" calcext:value-type="float">
            <text:p>461</text:p>
          </table:table-cell>
          <table:table-cell table:formula="of:=SUM([.L498:.AMJ498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98:.AMJ498]); &quot;&quot;; [.L$2:.AMJ$2] &amp; &quot;:&quot; &amp; UNICHAR(160) &amp; [.L498:.AMJ498]))" office:value-type="string" office:string-value="nikitsune: 1" calcext:value-type="string">
            <text:p>nikitsune: 1</text:p>
          </table:table-cell>
          <table:table-cell table:style-name="ce17" table:formula="of:=SUMPRODUCT(NOT(ISBLANK([.L498:.AMJ498])))" office:value-type="float" office:value="1" calcext:value-type="float">
            <text:p>1</text:p>
          </table:table-cell>
          <table:table-cell table:style-name="ce95" table:formula="of:=IF([.J498]&gt;2;AVERAGE([.L498:.AMJ498]);0)" office:value-type="float" office:value="0" calcext:value-type="float">
            <text:p>.00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496" calcext:value-type="float">
            <text:p>496</text:p>
          </table:table-cell>
          <table:table-cell table:formula="of:=IF([.C499]&lt;[.C498]; [.A499]; [.B498])" office:value-type="float" office:value="461" calcext:value-type="float">
            <text:p>461</text:p>
          </table:table-cell>
          <table:table-cell table:formula="of:=SUM([.L499:.AMJ499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99:.AMJ499]); &quot;&quot;; [.L$2:.AMJ$2] &amp; &quot;:&quot; &amp; UNICHAR(160) &amp; [.L499:.AMJ499]))" office:value-type="string" office:string-value="T-Rex: 1" calcext:value-type="string">
            <text:p>T-Rex: 1</text:p>
          </table:table-cell>
          <table:table-cell table:style-name="ce17" table:formula="of:=SUMPRODUCT(NOT(ISBLANK([.L499:.AMJ499])))" office:value-type="float" office:value="1" calcext:value-type="float">
            <text:p>1</text:p>
          </table:table-cell>
          <table:table-cell table:style-name="ce95" table:formula="of:=IF([.J499]&gt;2;AVERAGE([.L499:.AMJ499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97" calcext:value-type="float">
            <text:p>497</text:p>
          </table:table-cell>
          <table:table-cell table:formula="of:=IF([.C500]&lt;[.C499]; [.A500]; [.B499])" office:value-type="float" office:value="461" calcext:value-type="float">
            <text:p>461</text:p>
          </table:table-cell>
          <table:table-cell table:formula="of:=SUM([.L500:.AMJ500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00:.AMJ500]); &quot;&quot;; [.L$2:.AMJ$2] &amp; &quot;:&quot; &amp; UNICHAR(160) &amp; [.L500:.AMJ500]))" office:value-type="string" office:string-value="T-Rex: 1" calcext:value-type="string">
            <text:p>T-Rex: 1</text:p>
          </table:table-cell>
          <table:table-cell table:style-name="ce17" table:formula="of:=SUMPRODUCT(NOT(ISBLANK([.L500:.AMJ500])))" office:value-type="float" office:value="1" calcext:value-type="float">
            <text:p>1</text:p>
          </table:table-cell>
          <table:table-cell table:style-name="ce95" table:formula="of:=IF([.J500]&gt;2;AVERAGE([.L500:.AMJ500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98" calcext:value-type="float">
            <text:p>498</text:p>
          </table:table-cell>
          <table:table-cell table:formula="of:=IF([.C501]&lt;[.C500]; [.A501]; [.B500])" office:value-type="float" office:value="461" calcext:value-type="float">
            <text:p>461</text:p>
          </table:table-cell>
          <table:table-cell table:formula="of:=SUM([.L501:.AMJ501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01:.AMJ501]); &quot;&quot;; [.L$2:.AMJ$2] &amp; &quot;:&quot; &amp; UNICHAR(160) &amp; [.L501:.AMJ501]))" office:value-type="string" office:string-value="Soundblock: 1" calcext:value-type="string">
            <text:p>Soundblock: 1</text:p>
          </table:table-cell>
          <table:table-cell table:style-name="ce17" table:formula="of:=SUMPRODUCT(NOT(ISBLANK([.L501:.AMJ501])))" office:value-type="float" office:value="1" calcext:value-type="float">
            <text:p>1</text:p>
          </table:table-cell>
          <table:table-cell table:style-name="ce95" table:formula="of:=IF([.J501]&gt;2;AVERAGE([.L501:.AMJ501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99" calcext:value-type="float">
            <text:p>499</text:p>
          </table:table-cell>
          <table:table-cell table:formula="of:=IF([.C502]&lt;[.C501]; [.A502]; [.B501])" office:value-type="float" office:value="461" calcext:value-type="float">
            <text:p>461</text:p>
          </table:table-cell>
          <table:table-cell table:formula="of:=SUM([.L502:.AMJ502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502:.AMJ502]); &quot;&quot;; [.L$2:.AMJ$2] &amp; &quot;:&quot; &amp; UNICHAR(160) &amp; [.L502:.AMJ502]))" office:value-type="string" office:string-value="yakfak: 1" calcext:value-type="string">
            <text:p>yakfak: 1</text:p>
          </table:table-cell>
          <table:table-cell table:style-name="ce17" table:formula="of:=SUMPRODUCT(NOT(ISBLANK([.L502:.AMJ502])))" office:value-type="float" office:value="1" calcext:value-type="float">
            <text:p>1</text:p>
          </table:table-cell>
          <table:table-cell table:style-name="ce95" table:formula="of:=IF([.J502]&gt;2;AVERAGE([.L502:.AMJ502]);0)" office:value-type="float" office:value="0" calcext:value-type="float">
            <text:p>.00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00" calcext:value-type="float">
            <text:p>500</text:p>
          </table:table-cell>
          <table:table-cell table:formula="of:=IF([.C503]&lt;[.C502]; [.A503]; [.B502])" office:value-type="float" office:value="461" calcext:value-type="float">
            <text:p>461</text:p>
          </table:table-cell>
          <table:table-cell table:formula="of:=SUM([.L503:.AMJ503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503:.AMJ503]); &quot;&quot;; [.L$2:.AMJ$2] &amp; &quot;:&quot; &amp; UNICHAR(160) &amp; [.L503:.AMJ503]))" office:value-type="string" office:string-value="NoisyVelvet: 1" calcext:value-type="string">
            <text:p>NoisyVelvet: 1</text:p>
          </table:table-cell>
          <table:table-cell table:style-name="ce17" table:formula="of:=SUMPRODUCT(NOT(ISBLANK([.L503:.AMJ503])))" office:value-type="float" office:value="1" calcext:value-type="float">
            <text:p>1</text:p>
          </table:table-cell>
          <table:table-cell table:style-name="ce95" table:formula="of:=IF([.J503]&gt;2;AVERAGE([.L503:.AMJ503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501" calcext:value-type="float">
            <text:p>501</text:p>
          </table:table-cell>
          <table:table-cell table:formula="of:=IF([.C504]&lt;[.C503]; [.A504]; [.B503])" office:value-type="float" office:value="461" calcext:value-type="float">
            <text:p>461</text:p>
          </table:table-cell>
          <table:table-cell table:formula="of:=SUM([.L504:.AMJ504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04:.AMJ504]); &quot;&quot;; [.L$2:.AMJ$2] &amp; &quot;:&quot; &amp; UNICHAR(160) &amp; [.L504:.AMJ504]))" office:value-type="string" office:string-value="TJG1289: 1" calcext:value-type="string">
            <text:p>TJG1289: 1</text:p>
          </table:table-cell>
          <table:table-cell table:style-name="ce17" table:formula="of:=SUMPRODUCT(NOT(ISBLANK([.L504:.AMJ504])))" office:value-type="float" office:value="1" calcext:value-type="float">
            <text:p>1</text:p>
          </table:table-cell>
          <table:table-cell table:style-name="ce95" table:formula="of:=IF([.J504]&gt;2;AVERAGE([.L504:.AMJ504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502" calcext:value-type="float">
            <text:p>502</text:p>
          </table:table-cell>
          <table:table-cell table:formula="of:=IF([.C505]&lt;[.C504]; [.A505]; [.B504])" office:value-type="float" office:value="461" calcext:value-type="float">
            <text:p>461</text:p>
          </table:table-cell>
          <table:table-cell table:formula="of:=SUM([.L505:.AMJ505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505:.AMJ505]); &quot;&quot;; [.L$2:.AMJ$2] &amp; &quot;:&quot; &amp; UNICHAR(160) &amp; [.L505:.AMJ505]))" office:value-type="string" office:string-value="Pierrot: 1" calcext:value-type="string">
            <text:p>Pierrot: 1</text:p>
          </table:table-cell>
          <table:table-cell table:style-name="ce17" table:formula="of:=SUMPRODUCT(NOT(ISBLANK([.L505:.AMJ505])))" office:value-type="float" office:value="1" calcext:value-type="float">
            <text:p>1</text:p>
          </table:table-cell>
          <table:table-cell table:style-name="ce95" table:formula="of:=IF([.J505]&gt;2;AVERAGE([.L505:.AMJ505]);0)" office:value-type="float" office:value="0" calcext:value-type="float">
            <text:p>.000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503" calcext:value-type="float">
            <text:p>503</text:p>
          </table:table-cell>
          <table:table-cell table:formula="of:=IF([.C506]&lt;[.C505]; [.A506]; [.B505])" office:value-type="float" office:value="503" calcext:value-type="float">
            <text:p>503</text:p>
          </table:table-cell>
          <table:table-cell table:formula="of:=SUM([.L506:.AMJ506])" office:value-type="float" office:value="0" calcext:value-type="float">
            <text:p>0</text:p>
          </table:table-cell>
          <table:table-cell table:style-name="ce116" office:value-type="string" calcext:value-type="string">
            <text:p>Experiencing Nirvana</text:p>
          </table:table-cell>
          <table:table-cell office:value-type="string" calcext:value-type="string">
            <text:p><text:a xlink:href="https://www.doomworld.com/idgames/levels/doom2/Ports/megawads/enirvana" xlink:type="simple">https://www.doomworld.com/idgames/levels/doom2/Ports/megawads/enirvana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06:.AMJ506]); &quot;&quot;; [.L$2:.AMJ$2] &amp; &quot;:&quot; &amp; UNICHAR(160) &amp; [.L506:.AMJ506]))">
            <text:p/>
          </table:table-cell>
          <table:table-cell table:style-name="ce17" table:formula="of:=SUMPRODUCT(NOT(ISBLANK([.L506:.AMJ506])))" office:value-type="float" office:value="0" calcext:value-type="float">
            <text:p>0</text:p>
          </table:table-cell>
          <table:table-cell table:style-name="ce95" table:formula="of:=IF([.J506]&gt;2;AVERAGE([.L506:.AMJ506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4" calcext:value-type="float">
            <text:p>504</text:p>
          </table:table-cell>
          <table:table-cell table:formula="of:=IF([.C507]&lt;[.C506]; [.A507]; [.B506])" office:value-type="float" office:value="503" calcext:value-type="float">
            <text:p>503</text:p>
          </table:table-cell>
          <table:table-cell table:formula="of:=SUM([.L507:.AMJ507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7:.AMJ507]); &quot;&quot;; [.L$2:.AMJ$2] &amp; &quot;:&quot; &amp; UNICHAR(160) &amp; [.L507:.AMJ507]))">
            <text:p/>
          </table:table-cell>
          <table:table-cell table:style-name="ce17" table:formula="of:=SUMPRODUCT(NOT(ISBLANK([.L507:.AMJ507])))" office:value-type="float" office:value="0" calcext:value-type="float">
            <text:p>0</text:p>
          </table:table-cell>
          <table:table-cell table:style-name="ce95" table:formula="of:=IF([.J507]&gt;2;AVERAGE([.L507:.AMJ507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5" calcext:value-type="float">
            <text:p>505</text:p>
          </table:table-cell>
          <table:table-cell table:formula="of:=IF([.C508]&lt;[.C507]; [.A508]; [.B507])" office:value-type="float" office:value="503" calcext:value-type="float">
            <text:p>503</text:p>
          </table:table-cell>
          <table:table-cell table:formula="of:=SUM([.L508:.AMJ50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8:.AMJ508]); &quot;&quot;; [.L$2:.AMJ$2] &amp; &quot;:&quot; &amp; UNICHAR(160) &amp; [.L508:.AMJ508]))">
            <text:p/>
          </table:table-cell>
          <table:table-cell table:style-name="ce17" table:formula="of:=SUMPRODUCT(NOT(ISBLANK([.L508:.AMJ508])))" office:value-type="float" office:value="0" calcext:value-type="float">
            <text:p>0</text:p>
          </table:table-cell>
          <table:table-cell table:style-name="ce95" table:formula="of:=IF([.J508]&gt;2;AVERAGE([.L508:.AMJ50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6" calcext:value-type="float">
            <text:p>506</text:p>
          </table:table-cell>
          <table:table-cell table:formula="of:=IF([.C509]&lt;[.C508]; [.A509]; [.B508])" office:value-type="float" office:value="503" calcext:value-type="float">
            <text:p>503</text:p>
          </table:table-cell>
          <table:table-cell table:formula="of:=SUM([.L509:.AMJ50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9:.AMJ509]); &quot;&quot;; [.L$2:.AMJ$2] &amp; &quot;:&quot; &amp; UNICHAR(160) &amp; [.L509:.AMJ509]))">
            <text:p/>
          </table:table-cell>
          <table:table-cell table:style-name="ce17" table:formula="of:=SUMPRODUCT(NOT(ISBLANK([.L509:.AMJ509])))" office:value-type="float" office:value="0" calcext:value-type="float">
            <text:p>0</text:p>
          </table:table-cell>
          <table:table-cell table:style-name="ce95" table:formula="of:=IF([.J509]&gt;2;AVERAGE([.L509:.AMJ50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7" calcext:value-type="float">
            <text:p>507</text:p>
          </table:table-cell>
          <table:table-cell table:formula="of:=IF([.C510]&lt;[.C509]; [.A510]; [.B509])" office:value-type="float" office:value="503" calcext:value-type="float">
            <text:p>503</text:p>
          </table:table-cell>
          <table:table-cell table:formula="of:=SUM([.L510:.AMJ51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0:.AMJ510]); &quot;&quot;; [.L$2:.AMJ$2] &amp; &quot;:&quot; &amp; UNICHAR(160) &amp; [.L510:.AMJ510]))">
            <text:p/>
          </table:table-cell>
          <table:table-cell table:style-name="ce17" table:formula="of:=SUMPRODUCT(NOT(ISBLANK([.L510:.AMJ510])))" office:value-type="float" office:value="0" calcext:value-type="float">
            <text:p>0</text:p>
          </table:table-cell>
          <table:table-cell table:style-name="ce95" table:formula="of:=IF([.J510]&gt;2;AVERAGE([.L510:.AMJ51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8" calcext:value-type="float">
            <text:p>508</text:p>
          </table:table-cell>
          <table:table-cell table:formula="of:=IF([.C511]&lt;[.C510]; [.A511]; [.B510])" office:value-type="float" office:value="503" calcext:value-type="float">
            <text:p>503</text:p>
          </table:table-cell>
          <table:table-cell table:formula="of:=SUM([.L511:.AMJ51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1:.AMJ511]); &quot;&quot;; [.L$2:.AMJ$2] &amp; &quot;:&quot; &amp; UNICHAR(160) &amp; [.L511:.AMJ511]))">
            <text:p/>
          </table:table-cell>
          <table:table-cell table:style-name="ce17" table:formula="of:=SUMPRODUCT(NOT(ISBLANK([.L511:.AMJ511])))" office:value-type="float" office:value="0" calcext:value-type="float">
            <text:p>0</text:p>
          </table:table-cell>
          <table:table-cell table:style-name="ce95" table:formula="of:=IF([.J511]&gt;2;AVERAGE([.L511:.AMJ51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9" calcext:value-type="float">
            <text:p>509</text:p>
          </table:table-cell>
          <table:table-cell table:formula="of:=IF([.C512]&lt;[.C511]; [.A512]; [.B511])" office:value-type="float" office:value="503" calcext:value-type="float">
            <text:p>503</text:p>
          </table:table-cell>
          <table:table-cell table:formula="of:=SUM([.L512:.AMJ51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2:.AMJ512]); &quot;&quot;; [.L$2:.AMJ$2] &amp; &quot;:&quot; &amp; UNICHAR(160) &amp; [.L512:.AMJ512]))">
            <text:p/>
          </table:table-cell>
          <table:table-cell table:style-name="ce17" table:formula="of:=SUMPRODUCT(NOT(ISBLANK([.L512:.AMJ512])))" office:value-type="float" office:value="0" calcext:value-type="float">
            <text:p>0</text:p>
          </table:table-cell>
          <table:table-cell table:style-name="ce95" table:formula="of:=IF([.J512]&gt;2;AVERAGE([.L512:.AMJ51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0" calcext:value-type="float">
            <text:p>510</text:p>
          </table:table-cell>
          <table:table-cell table:formula="of:=IF([.C513]&lt;[.C512]; [.A513]; [.B512])" office:value-type="float" office:value="503" calcext:value-type="float">
            <text:p>503</text:p>
          </table:table-cell>
          <table:table-cell table:formula="of:=SUM([.L513:.AMJ51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3:.AMJ513]); &quot;&quot;; [.L$2:.AMJ$2] &amp; &quot;:&quot; &amp; UNICHAR(160) &amp; [.L513:.AMJ513]))">
            <text:p/>
          </table:table-cell>
          <table:table-cell table:style-name="ce17" table:formula="of:=SUMPRODUCT(NOT(ISBLANK([.L513:.AMJ513])))" office:value-type="float" office:value="0" calcext:value-type="float">
            <text:p>0</text:p>
          </table:table-cell>
          <table:table-cell table:style-name="ce95" table:formula="of:=IF([.J513]&gt;2;AVERAGE([.L513:.AMJ51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1" calcext:value-type="float">
            <text:p>511</text:p>
          </table:table-cell>
          <table:table-cell table:formula="of:=IF([.C514]&lt;[.C513]; [.A514]; [.B513])" office:value-type="float" office:value="503" calcext:value-type="float">
            <text:p>503</text:p>
          </table:table-cell>
          <table:table-cell table:formula="of:=SUM([.L514:.AMJ514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4:.AMJ514]); &quot;&quot;; [.L$2:.AMJ$2] &amp; &quot;:&quot; &amp; UNICHAR(160) &amp; [.L514:.AMJ514]))">
            <text:p/>
          </table:table-cell>
          <table:table-cell table:style-name="ce17" table:formula="of:=SUMPRODUCT(NOT(ISBLANK([.L514:.AMJ514])))" office:value-type="float" office:value="0" calcext:value-type="float">
            <text:p>0</text:p>
          </table:table-cell>
          <table:table-cell table:style-name="ce95" table:formula="of:=IF([.J514]&gt;2;AVERAGE([.L514:.AMJ514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2" calcext:value-type="float">
            <text:p>512</text:p>
          </table:table-cell>
          <table:table-cell table:formula="of:=IF([.C515]&lt;[.C514]; [.A515]; [.B514])" office:value-type="float" office:value="503" calcext:value-type="float">
            <text:p>503</text:p>
          </table:table-cell>
          <table:table-cell table:formula="of:=SUM([.L515:.AMJ515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5:.AMJ515]); &quot;&quot;; [.L$2:.AMJ$2] &amp; &quot;:&quot; &amp; UNICHAR(160) &amp; [.L515:.AMJ515]))">
            <text:p/>
          </table:table-cell>
          <table:table-cell table:style-name="ce17" table:formula="of:=SUMPRODUCT(NOT(ISBLANK([.L515:.AMJ515])))" office:value-type="float" office:value="0" calcext:value-type="float">
            <text:p>0</text:p>
          </table:table-cell>
          <table:table-cell table:style-name="ce95" table:formula="of:=IF([.J515]&gt;2;AVERAGE([.L515:.AMJ515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3" calcext:value-type="float">
            <text:p>513</text:p>
          </table:table-cell>
          <table:table-cell table:formula="of:=IF([.C516]&lt;[.C515]; [.A516]; [.B515])" office:value-type="float" office:value="503" calcext:value-type="float">
            <text:p>503</text:p>
          </table:table-cell>
          <table:table-cell table:formula="of:=SUM([.L516:.AMJ516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6:.AMJ516]); &quot;&quot;; [.L$2:.AMJ$2] &amp; &quot;:&quot; &amp; UNICHAR(160) &amp; [.L516:.AMJ516]))">
            <text:p/>
          </table:table-cell>
          <table:table-cell table:style-name="ce17" table:formula="of:=SUMPRODUCT(NOT(ISBLANK([.L516:.AMJ516])))" office:value-type="float" office:value="0" calcext:value-type="float">
            <text:p>0</text:p>
          </table:table-cell>
          <table:table-cell table:style-name="ce95" table:formula="of:=IF([.J516]&gt;2;AVERAGE([.L516:.AMJ516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4" calcext:value-type="float">
            <text:p>514</text:p>
          </table:table-cell>
          <table:table-cell table:formula="of:=IF([.C517]&lt;[.C516]; [.A517]; [.B516])" office:value-type="float" office:value="503" calcext:value-type="float">
            <text:p>503</text:p>
          </table:table-cell>
          <table:table-cell table:formula="of:=SUM([.L517:.AMJ517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7:.AMJ517]); &quot;&quot;; [.L$2:.AMJ$2] &amp; &quot;:&quot; &amp; UNICHAR(160) &amp; [.L517:.AMJ517]))">
            <text:p/>
          </table:table-cell>
          <table:table-cell table:style-name="ce17" table:formula="of:=SUMPRODUCT(NOT(ISBLANK([.L517:.AMJ517])))" office:value-type="float" office:value="0" calcext:value-type="float">
            <text:p>0</text:p>
          </table:table-cell>
          <table:table-cell table:style-name="ce95" table:formula="of:=IF([.J517]&gt;2;AVERAGE([.L517:.AMJ517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5" calcext:value-type="float">
            <text:p>515</text:p>
          </table:table-cell>
          <table:table-cell table:formula="of:=IF([.C518]&lt;[.C517]; [.A518]; [.B517])" office:value-type="float" office:value="503" calcext:value-type="float">
            <text:p>503</text:p>
          </table:table-cell>
          <table:table-cell table:formula="of:=SUM([.L518:.AMJ51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8:.AMJ518]); &quot;&quot;; [.L$2:.AMJ$2] &amp; &quot;:&quot; &amp; UNICHAR(160) &amp; [.L518:.AMJ518]))">
            <text:p/>
          </table:table-cell>
          <table:table-cell table:style-name="ce17" table:formula="of:=SUMPRODUCT(NOT(ISBLANK([.L518:.AMJ518])))" office:value-type="float" office:value="0" calcext:value-type="float">
            <text:p>0</text:p>
          </table:table-cell>
          <table:table-cell table:style-name="ce95" table:formula="of:=IF([.J518]&gt;2;AVERAGE([.L518:.AMJ51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6" calcext:value-type="float">
            <text:p>516</text:p>
          </table:table-cell>
          <table:table-cell table:formula="of:=IF([.C519]&lt;[.C518]; [.A519]; [.B518])" office:value-type="float" office:value="503" calcext:value-type="float">
            <text:p>503</text:p>
          </table:table-cell>
          <table:table-cell table:formula="of:=SUM([.L519:.AMJ51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9:.AMJ519]); &quot;&quot;; [.L$2:.AMJ$2] &amp; &quot;:&quot; &amp; UNICHAR(160) &amp; [.L519:.AMJ519]))">
            <text:p/>
          </table:table-cell>
          <table:table-cell table:style-name="ce17" table:formula="of:=SUMPRODUCT(NOT(ISBLANK([.L519:.AMJ519])))" office:value-type="float" office:value="0" calcext:value-type="float">
            <text:p>0</text:p>
          </table:table-cell>
          <table:table-cell table:style-name="ce95" table:formula="of:=IF([.J519]&gt;2;AVERAGE([.L519:.AMJ51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7" calcext:value-type="float">
            <text:p>517</text:p>
          </table:table-cell>
          <table:table-cell table:formula="of:=IF([.C520]&lt;[.C519]; [.A520]; [.B519])" office:value-type="float" office:value="503" calcext:value-type="float">
            <text:p>503</text:p>
          </table:table-cell>
          <table:table-cell table:formula="of:=SUM([.L520:.AMJ52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0:.AMJ520]); &quot;&quot;; [.L$2:.AMJ$2] &amp; &quot;:&quot; &amp; UNICHAR(160) &amp; [.L520:.AMJ520]))">
            <text:p/>
          </table:table-cell>
          <table:table-cell table:style-name="ce17" table:formula="of:=SUMPRODUCT(NOT(ISBLANK([.L520:.AMJ520])))" office:value-type="float" office:value="0" calcext:value-type="float">
            <text:p>0</text:p>
          </table:table-cell>
          <table:table-cell table:style-name="ce95" table:formula="of:=IF([.J520]&gt;2;AVERAGE([.L520:.AMJ52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8" calcext:value-type="float">
            <text:p>518</text:p>
          </table:table-cell>
          <table:table-cell table:formula="of:=IF([.C521]&lt;[.C520]; [.A521]; [.B520])" office:value-type="float" office:value="503" calcext:value-type="float">
            <text:p>503</text:p>
          </table:table-cell>
          <table:table-cell table:formula="of:=SUM([.L521:.AMJ52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1:.AMJ521]); &quot;&quot;; [.L$2:.AMJ$2] &amp; &quot;:&quot; &amp; UNICHAR(160) &amp; [.L521:.AMJ521]))">
            <text:p/>
          </table:table-cell>
          <table:table-cell table:style-name="ce17" table:formula="of:=SUMPRODUCT(NOT(ISBLANK([.L521:.AMJ521])))" office:value-type="float" office:value="0" calcext:value-type="float">
            <text:p>0</text:p>
          </table:table-cell>
          <table:table-cell table:style-name="ce95" table:formula="of:=IF([.J521]&gt;2;AVERAGE([.L521:.AMJ52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9" calcext:value-type="float">
            <text:p>519</text:p>
          </table:table-cell>
          <table:table-cell table:formula="of:=IF([.C522]&lt;[.C521]; [.A522]; [.B521])" office:value-type="float" office:value="503" calcext:value-type="float">
            <text:p>503</text:p>
          </table:table-cell>
          <table:table-cell table:formula="of:=SUM([.L522:.AMJ52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2:.AMJ522]); &quot;&quot;; [.L$2:.AMJ$2] &amp; &quot;:&quot; &amp; UNICHAR(160) &amp; [.L522:.AMJ522]))">
            <text:p/>
          </table:table-cell>
          <table:table-cell table:style-name="ce17" table:formula="of:=SUMPRODUCT(NOT(ISBLANK([.L522:.AMJ522])))" office:value-type="float" office:value="0" calcext:value-type="float">
            <text:p>0</text:p>
          </table:table-cell>
          <table:table-cell table:style-name="ce95" table:formula="of:=IF([.J522]&gt;2;AVERAGE([.L522:.AMJ52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0" calcext:value-type="float">
            <text:p>520</text:p>
          </table:table-cell>
          <table:table-cell table:formula="of:=IF([.C523]&lt;[.C522]; [.A523]; [.B522])" office:value-type="float" office:value="503" calcext:value-type="float">
            <text:p>503</text:p>
          </table:table-cell>
          <table:table-cell table:formula="of:=SUM([.L523:.AMJ52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3:.AMJ523]); &quot;&quot;; [.L$2:.AMJ$2] &amp; &quot;:&quot; &amp; UNICHAR(160) &amp; [.L523:.AMJ523]))">
            <text:p/>
          </table:table-cell>
          <table:table-cell table:style-name="ce17" table:formula="of:=SUMPRODUCT(NOT(ISBLANK([.L523:.AMJ523])))" office:value-type="float" office:value="0" calcext:value-type="float">
            <text:p>0</text:p>
          </table:table-cell>
          <table:table-cell table:style-name="ce95" table:formula="of:=IF([.J523]&gt;2;AVERAGE([.L523:.AMJ52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1" calcext:value-type="float">
            <text:p>521</text:p>
          </table:table-cell>
          <table:table-cell table:formula="of:=IF([.C524]&lt;[.C523]; [.A524]; [.B523])" office:value-type="float" office:value="503" calcext:value-type="float">
            <text:p>503</text:p>
          </table:table-cell>
          <table:table-cell table:formula="of:=SUM([.L524:.AMJ524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4:.AMJ524]); &quot;&quot;; [.L$2:.AMJ$2] &amp; &quot;:&quot; &amp; UNICHAR(160) &amp; [.L524:.AMJ524]))">
            <text:p/>
          </table:table-cell>
          <table:table-cell table:style-name="ce17" table:formula="of:=SUMPRODUCT(NOT(ISBLANK([.L524:.AMJ524])))" office:value-type="float" office:value="0" calcext:value-type="float">
            <text:p>0</text:p>
          </table:table-cell>
          <table:table-cell table:style-name="ce95" table:formula="of:=IF([.J524]&gt;2;AVERAGE([.L524:.AMJ524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2" calcext:value-type="float">
            <text:p>522</text:p>
          </table:table-cell>
          <table:table-cell table:formula="of:=IF([.C525]&lt;[.C524]; [.A525]; [.B524])" office:value-type="float" office:value="503" calcext:value-type="float">
            <text:p>503</text:p>
          </table:table-cell>
          <table:table-cell table:formula="of:=SUM([.L525:.AMJ525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5:.AMJ525]); &quot;&quot;; [.L$2:.AMJ$2] &amp; &quot;:&quot; &amp; UNICHAR(160) &amp; [.L525:.AMJ525]))">
            <text:p/>
          </table:table-cell>
          <table:table-cell table:style-name="ce17" table:formula="of:=SUMPRODUCT(NOT(ISBLANK([.L525:.AMJ525])))" office:value-type="float" office:value="0" calcext:value-type="float">
            <text:p>0</text:p>
          </table:table-cell>
          <table:table-cell table:style-name="ce95" table:formula="of:=IF([.J525]&gt;2;AVERAGE([.L525:.AMJ525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3" calcext:value-type="float">
            <text:p>523</text:p>
          </table:table-cell>
          <table:table-cell table:formula="of:=IF([.C526]&lt;[.C525]; [.A526]; [.B525])" office:value-type="float" office:value="503" calcext:value-type="float">
            <text:p>503</text:p>
          </table:table-cell>
          <table:table-cell table:formula="of:=SUM([.L526:.AMJ526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6:.AMJ526]); &quot;&quot;; [.L$2:.AMJ$2] &amp; &quot;:&quot; &amp; UNICHAR(160) &amp; [.L526:.AMJ526]))">
            <text:p/>
          </table:table-cell>
          <table:table-cell table:style-name="ce17" table:formula="of:=SUMPRODUCT(NOT(ISBLANK([.L526:.AMJ526])))" office:value-type="float" office:value="0" calcext:value-type="float">
            <text:p>0</text:p>
          </table:table-cell>
          <table:table-cell table:style-name="ce95" table:formula="of:=IF([.J526]&gt;2;AVERAGE([.L526:.AMJ526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4" calcext:value-type="float">
            <text:p>524</text:p>
          </table:table-cell>
          <table:table-cell table:formula="of:=IF([.C527]&lt;[.C526]; [.A527]; [.B526])" office:value-type="float" office:value="503" calcext:value-type="float">
            <text:p>503</text:p>
          </table:table-cell>
          <table:table-cell table:formula="of:=SUM([.L527:.AMJ527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7:.AMJ527]); &quot;&quot;; [.L$2:.AMJ$2] &amp; &quot;:&quot; &amp; UNICHAR(160) &amp; [.L527:.AMJ527]))">
            <text:p/>
          </table:table-cell>
          <table:table-cell table:style-name="ce17" table:formula="of:=SUMPRODUCT(NOT(ISBLANK([.L527:.AMJ527])))" office:value-type="float" office:value="0" calcext:value-type="float">
            <text:p>0</text:p>
          </table:table-cell>
          <table:table-cell table:style-name="ce95" table:formula="of:=IF([.J527]&gt;2;AVERAGE([.L527:.AMJ527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5" calcext:value-type="float">
            <text:p>525</text:p>
          </table:table-cell>
          <table:table-cell table:formula="of:=IF([.C528]&lt;[.C527]; [.A528]; [.B527])" office:value-type="float" office:value="503" calcext:value-type="float">
            <text:p>503</text:p>
          </table:table-cell>
          <table:table-cell table:formula="of:=SUM([.L528:.AMJ52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8:.AMJ528]); &quot;&quot;; [.L$2:.AMJ$2] &amp; &quot;:&quot; &amp; UNICHAR(160) &amp; [.L528:.AMJ528]))">
            <text:p/>
          </table:table-cell>
          <table:table-cell table:style-name="ce17" table:formula="of:=SUMPRODUCT(NOT(ISBLANK([.L528:.AMJ528])))" office:value-type="float" office:value="0" calcext:value-type="float">
            <text:p>0</text:p>
          </table:table-cell>
          <table:table-cell table:style-name="ce95" table:formula="of:=IF([.J528]&gt;2;AVERAGE([.L528:.AMJ52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6" calcext:value-type="float">
            <text:p>526</text:p>
          </table:table-cell>
          <table:table-cell table:formula="of:=IF([.C529]&lt;[.C528]; [.A529]; [.B528])" office:value-type="float" office:value="503" calcext:value-type="float">
            <text:p>503</text:p>
          </table:table-cell>
          <table:table-cell table:formula="of:=SUM([.L529:.AMJ52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9:.AMJ529]); &quot;&quot;; [.L$2:.AMJ$2] &amp; &quot;:&quot; &amp; UNICHAR(160) &amp; [.L529:.AMJ529]))">
            <text:p/>
          </table:table-cell>
          <table:table-cell table:style-name="ce17" table:formula="of:=SUMPRODUCT(NOT(ISBLANK([.L529:.AMJ529])))" office:value-type="float" office:value="0" calcext:value-type="float">
            <text:p>0</text:p>
          </table:table-cell>
          <table:table-cell table:style-name="ce95" table:formula="of:=IF([.J529]&gt;2;AVERAGE([.L529:.AMJ52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7" calcext:value-type="float">
            <text:p>527</text:p>
          </table:table-cell>
          <table:table-cell table:formula="of:=IF([.C530]&lt;[.C529]; [.A530]; [.B529])" office:value-type="float" office:value="503" calcext:value-type="float">
            <text:p>503</text:p>
          </table:table-cell>
          <table:table-cell table:formula="of:=SUM([.L530:.AMJ53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0:.AMJ530]); &quot;&quot;; [.L$2:.AMJ$2] &amp; &quot;:&quot; &amp; UNICHAR(160) &amp; [.L530:.AMJ530]))">
            <text:p/>
          </table:table-cell>
          <table:table-cell table:style-name="ce17" table:formula="of:=SUMPRODUCT(NOT(ISBLANK([.L530:.AMJ530])))" office:value-type="float" office:value="0" calcext:value-type="float">
            <text:p>0</text:p>
          </table:table-cell>
          <table:table-cell table:style-name="ce95" table:formula="of:=IF([.J530]&gt;2;AVERAGE([.L530:.AMJ53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8" calcext:value-type="float">
            <text:p>528</text:p>
          </table:table-cell>
          <table:table-cell table:formula="of:=IF([.C531]&lt;[.C530]; [.A531]; [.B530])" office:value-type="float" office:value="503" calcext:value-type="float">
            <text:p>503</text:p>
          </table:table-cell>
          <table:table-cell table:formula="of:=SUM([.L531:.AMJ53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1:.AMJ531]); &quot;&quot;; [.L$2:.AMJ$2] &amp; &quot;:&quot; &amp; UNICHAR(160) &amp; [.L531:.AMJ531]))">
            <text:p/>
          </table:table-cell>
          <table:table-cell table:style-name="ce17" table:formula="of:=SUMPRODUCT(NOT(ISBLANK([.L531:.AMJ531])))" office:value-type="float" office:value="0" calcext:value-type="float">
            <text:p>0</text:p>
          </table:table-cell>
          <table:table-cell table:style-name="ce95" table:formula="of:=IF([.J531]&gt;2;AVERAGE([.L531:.AMJ53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9" calcext:value-type="float">
            <text:p>529</text:p>
          </table:table-cell>
          <table:table-cell table:formula="of:=IF([.C532]&lt;[.C531]; [.A532]; [.B531])" office:value-type="float" office:value="503" calcext:value-type="float">
            <text:p>503</text:p>
          </table:table-cell>
          <table:table-cell table:formula="of:=SUM([.L532:.AMJ53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2:.AMJ532]); &quot;&quot;; [.L$2:.AMJ$2] &amp; &quot;:&quot; &amp; UNICHAR(160) &amp; [.L532:.AMJ532]))">
            <text:p/>
          </table:table-cell>
          <table:table-cell table:style-name="ce17" table:formula="of:=SUMPRODUCT(NOT(ISBLANK([.L532:.AMJ532])))" office:value-type="float" office:value="0" calcext:value-type="float">
            <text:p>0</text:p>
          </table:table-cell>
          <table:table-cell table:style-name="ce95" table:formula="of:=IF([.J532]&gt;2;AVERAGE([.L532:.AMJ53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30" calcext:value-type="float">
            <text:p>530</text:p>
          </table:table-cell>
          <table:table-cell table:formula="of:=IF([.C533]&lt;[.C532]; [.A533]; [.B532])" office:value-type="float" office:value="503" calcext:value-type="float">
            <text:p>503</text:p>
          </table:table-cell>
          <table:table-cell table:formula="of:=SUM([.L533:.AMJ53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3:.AMJ533]); &quot;&quot;; [.L$2:.AMJ$2] &amp; &quot;:&quot; &amp; UNICHAR(160) &amp; [.L533:.AMJ533]))">
            <text:p/>
          </table:table-cell>
          <table:table-cell table:style-name="ce17" table:formula="of:=SUMPRODUCT(NOT(ISBLANK([.L533:.AMJ533])))" office:value-type="float" office:value="0" calcext:value-type="float">
            <text:p>0</text:p>
          </table:table-cell>
          <table:table-cell table:style-name="ce95" table:formula="of:=IF([.J533]&gt;2;AVERAGE([.L533:.AMJ53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31" calcext:value-type="float">
            <text:p>531</text:p>
          </table:table-cell>
          <table:table-cell table:formula="of:=IF([.C534]&lt;[.C533]; [.A534]; [.B533])" office:value-type="float" office:value="503" calcext:value-type="float">
            <text:p>503</text:p>
          </table:table-cell>
          <table:table-cell table:formula="of:=SUM([.L534:.AMJ534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4:.AMJ534]); &quot;&quot;; [.L$2:.AMJ$2] &amp; &quot;:&quot; &amp; UNICHAR(160) &amp; [.L534:.AMJ534]))">
            <text:p/>
          </table:table-cell>
          <table:table-cell table:style-name="ce17" table:formula="of:=SUMPRODUCT(NOT(ISBLANK([.L534:.AMJ534])))" office:value-type="float" office:value="0" calcext:value-type="float">
            <text:p>0</text:p>
          </table:table-cell>
          <table:table-cell table:style-name="ce95" table:formula="of:=IF([.J534]&gt;2;AVERAGE([.L534:.AMJ534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 table:number-rows-repeated="104804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K2 Numbers.DD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K2:Numbers.CL2 Numbers.CD2:Numbers.CE2 Numbers.CH2:Numbers.CI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K2:Numbers.CL2">
            <calcext:condition calcext:apply-style-name="Result" calcext:value="duplicate" calcext:base-cell-address="Numbers.CK2"/>
            <calcext:condition calcext:apply-style-name="Default" calcext:value="unique" calcext:base-cell-address="Numbers.CK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C2:Numbers.BC2">
            <calcext:condition calcext:apply-style-name="Result" calcext:value="duplicate" calcext:base-cell-address="Numbers.BC2"/>
            <calcext:condition calcext:apply-style-name="Default" calcext:value="unique" calcext:base-cell-address="Numbers.BC2"/>
          </calcext:conditional-format>
          <calcext:conditional-format calcext:target-range-address="Numbers.D1:Numbers.D379 Numbers.D382:Numbers.D404 Numbers.D406:Numbers.D407 Numbers.D409:Numbers.D419 Numbers.D423:Numbers.D426 Numbers.D428:Numbers.D432 Numbers.D434:Numbers.D436 Numbers.D438:Numbers.D452 Numbers.D486:Numbers.D1048576 Numbers.D454:Numbers.D473 Numbers.D475:Numbers.D476 Numbers.D478:Numbers.D480 Numbers.D482:Numbers.D484">
            <calcext:condition calcext:apply-style-name="Result2" calcext:value="duplicate" calcext:base-cell-address="Numbers.D1"/>
          </calcext:conditional-format>
          <calcext:conditional-format calcext:target-range-address="Numbers.B1:Numbers.C1 Numbers.J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Sorting" table:style-name="ta1">
        <office:forms form:automatic-focus="false" form:apply-design-mode="false"/>
        <table:table-column table:style-name="co11" table:default-cell-style-name="ce177"/>
        <table:table-column table:style-name="co12" table:default-cell-style-name="ce180"/>
        <table:table-column table:style-name="co13" table:default-cell-style-name="ce180"/>
        <table:table-column table:style-name="co14" table:default-cell-style-name="ce180"/>
        <table:table-column table:style-name="co15" table:default-cell-style-name="ce180"/>
        <table:table-column table:style-name="co16" table:default-cell-style-name="ce186"/>
        <table:table-column table:style-name="co16" table:number-columns-repeated="7" table:default-cell-style-name="Default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5"/>
          <table:table-cell table:number-columns-repeated="7"/>
        </table:table-row>
        <table:table-row table:style-name="ro3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ce173" office:value-type="string" calcext:value-type="string">
            <text:p>Points</text:p>
          </table:table-cell>
          <table:table-cell table:style-name="ce179" office:value-type="string" calcext:value-type="string">
            <text:p>Maps</text:p>
          </table:table-cell>
          <table:table-cell table:style-name="ce179" office:value-type="string" calcext:value-type="string">
            <text:p>Release Year</text:p>
          </table:table-cell>
          <table:table-cell table:style-name="ce179" office:value-type="string" calcext:value-type="string">
            <text:p>IWAD</text:p>
          </table:table-cell>
          <table:table-cell table:style-name="ce179" office:value-type="string" calcext:value-type="string">
            <text:p>WAD</text:p>
          </table:table-cell>
          <table:table-cell table:style-name="ce185" office:value-type="string" calcext:value-type="string">
            <text:p>(empty)</text:p>
          </table:table-cell>
          <table:table-cell table:number-columns-repeated="7"/>
        </table:table-row>
        <table:table-row table:style-name="ro3">
          <table:table-cell table:style-name="ce174"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ncient Aliens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74"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74"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unlust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74"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viternity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74" office:value-type="float" office:value="309" calcext:value-type="float">
            <text:p>309</text:p>
          </table:table-cell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ck to Saturn X E1: Get Out of My Stations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74"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Going Down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74"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peed of Doom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74"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ck to Saturn X E2: Tower in the Fountain of Sparks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74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surgence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74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T: Revilution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74"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ruggle - Antaresian Legacy</text:p>
          </table:table-cell>
          <table:table-cell table:number-columns-repeated="5"/>
          <table:table-cell table:style-name="Pivot_20_Table_20_Category"/>
          <table:table-cell table:number-columns-repeated="2"/>
        </table:table-row>
        <table:table-row table:style-name="ro3">
          <table:table-cell table:style-name="ce174"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Japanese Community Project (JPCP)</text:p>
          </table:table-cell>
          <table:table-cell table:number-columns-repeated="8"/>
        </table:table-row>
        <table:table-row table:style-name="ro3">
          <table:table-cell table:style-name="ce174"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SIGIL</text:p>
          </table:table-cell>
          <table:table-cell table:number-columns-repeated="8"/>
        </table:table-row>
        <table:table-row table:style-name="ro3">
          <table:table-cell table:style-name="ce174"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No End in Sight</text:p>
          </table:table-cell>
          <table:table-cell table:number-columns-repeated="8"/>
        </table:table-row>
        <table:table-row table:style-name="ro3">
          <table:table-cell table:style-name="ce174"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mmunity Chest 4</text:p>
          </table:table-cell>
          <table:table-cell table:number-columns-repeated="8"/>
        </table:table-row>
        <table:table-row table:style-name="ro3">
          <table:table-cell table:style-name="ce174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ellbound</text:p>
          </table:table-cell>
          <table:table-cell table:number-columns-repeated="8"/>
        </table:table-row>
        <table:table-row table:style-name="ro3">
          <table:table-cell table:style-name="ce175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II the Way id Did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27" calcext:value-type="float">
            <text:p>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 the Way id Did</text:p>
          </table:table-cell>
          <table:table-cell table:number-columns-repeated="8"/>
        </table:table-row>
        <table:table-row table:style-name="ro3">
          <table:table-cell table:style-name="ce174"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pic 2</text:p>
          </table:table-cell>
          <table:table-cell table:number-columns-repeated="8"/>
        </table:table-row>
        <table:table-row table:style-name="ro3">
          <table:table-cell table:style-name="ce174"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irate Doom</text:p>
          </table:table-cell>
          <table:table-cell table:number-columns-repeated="8"/>
        </table:table-row>
        <table:table-row table:style-name="ro3">
          <table:table-cell table:style-name="ce174"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o Rest for the Living</text:p>
          </table:table-cell>
          <table:table-cell table:number-columns-repeated="8"/>
        </table:table-row>
        <table:table-row table:style-name="ro3">
          <table:table-cell table:style-name="ce174"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anguard</text:p>
          </table:table-cell>
          <table:table-cell table:number-columns-repeated="8"/>
        </table:table-row>
        <table:table-row table:style-name="ro3">
          <table:table-cell table:style-name="ce174"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.L.T.</text:p>
          </table:table-cell>
          <table:table-cell table:number-columns-repeated="8"/>
        </table:table-row>
        <table:table-row table:style-name="ro3">
          <table:table-cell table:style-name="ce174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ardate 20X6</text:p>
          </table:table-cell>
          <table:table-cell table:number-columns-repeated="8"/>
        </table:table-row>
        <table:table-row table:style-name="ro3">
          <table:table-cell table:style-name="ce174"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The Adventures of Square</text:p>
          </table:table-cell>
          <table:table-cell table:number-columns-repeated="8"/>
        </table:table-row>
        <table:table-row table:style-name="ro3">
          <table:table-cell table:style-name="ce174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unatic</text:p>
          </table:table-cell>
          <table:table-cell table:number-columns-repeated="8"/>
        </table:table-row>
        <table:table-row table:style-name="ro3">
          <table:table-cell table:style-name="ce174"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ost Civilization</text:p>
          </table:table-cell>
          <table:table-cell table:number-columns-repeated="8"/>
        </table:table-row>
        <table:table-row table:style-name="ro3">
          <table:table-cell table:style-name="ce174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inter's Fury</text:p>
          </table:table-cell>
          <table:table-cell table:number-columns-repeated="8"/>
        </table:table-row>
        <table:table-row table:style-name="ro3">
          <table:table-cell table:style-name="ce174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ardate 20X7</text:p>
          </table:table-cell>
          <table:table-cell table:number-columns-repeated="8"/>
        </table:table-row>
        <table:table-row table:style-name="ro3">
          <table:table-cell table:style-name="ce174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Jenesis</text:p>
          </table:table-cell>
          <table:table-cell table:number-columns-repeated="8"/>
        </table:table-row>
        <table:table-row table:style-name="ro3">
          <table:table-cell table:style-name="ce175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rutal Doom: Hell on Earth Starter Pack (Extermination Day)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Zero</text:p>
          </table:table-cell>
          <table:table-cell table:number-columns-repeated="8"/>
        </table:table-row>
        <table:table-row table:style-name="ro3">
          <table:table-cell table:style-name="ce175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a: Revisited Community Project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wim With the Whales</text:p>
          </table:table-cell>
          <table:table-cell table:number-columns-repeated="8"/>
        </table:table-row>
        <table:table-row table:style-name="ro3">
          <table:table-cell table:style-name="ce174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iasma</text:p>
          </table:table-cell>
          <table:table-cell table:number-columns-repeated="8"/>
        </table:table-row>
        <table:table-row table:style-name="ro3">
          <table:table-cell table:style-name="ce174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reach</text:p>
          </table:table-cell>
          <table:table-cell table:number-columns-repeated="8"/>
        </table:table-row>
        <table:table-row table:style-name="ro3">
          <table:table-cell table:style-name="ce174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angerine Nightmare</text:p>
          </table:table-cell>
          <table:table-cell table:number-columns-repeated="8"/>
        </table:table-row>
        <table:table-row table:style-name="ro3">
          <table:table-cell table:style-name="ce175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hillax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nloved</text:p>
          </table:table-cell>
          <table:table-cell table:number-columns-repeated="8"/>
        </table:table-row>
        <table:table-row table:style-name="ro4">
          <table:table-cell table:style-name="ce175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Nihility: Infinite ﻿Teeth﻿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unterattack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Tech Gone Bad</text:p>
          </table:table-cell>
          <table:table-cell table:number-columns-repeated="8"/>
        </table:table-row>
        <table:table-row table:style-name="ro3">
          <table:table-cell table:style-name="ce175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laughterfest 2012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rumpets</text:p>
          </table:table-cell>
          <table:table-cell table:number-columns-repeated="8"/>
        </table:table-row>
        <table:table-row table:style-name="ro3">
          <table:table-cell table:style-name="ce175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REKKR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mension of the Boomed</text:p>
          </table:table-cell>
          <table:table-cell table:number-columns-repeated="8"/>
        </table:table-row>
        <table:table-row table:style-name="ro3">
          <table:table-cell table:style-name="ce174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Zone 300</text:p>
          </table:table-cell>
          <table:table-cell table:number-columns-repeated="8"/>
        </table:table-row>
        <table:table-row table:style-name="ro3">
          <table:table-cell table:style-name="ce175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wgothic Movement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gnolia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ZDoom Community Map Project II</text:p>
          </table:table-cell>
          <table:table-cell table:number-columns-repeated="8"/>
        </table:table-row>
        <table:table-row table:style-name="ro3">
          <table:table-cell table:style-name="ce174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ternal Slumber Party</text:p>
          </table:table-cell>
          <table:table-cell table:number-columns-repeated="8"/>
        </table:table-row>
        <table:table-row table:style-name="ro3">
          <table:table-cell table:style-name="ce175" office:value-type="float" office:value="22" calcext:value-type="float">
            <text:p>22</text:p>
          </table:table-cell>
          <table:table-cell table:style-name="ce181"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uhaus</text:p>
          </table:table-cell>
          <table:table-cell table:number-columns-repeated="8"/>
        </table:table-row>
        <table:table-row table:style-name="ro3">
          <table:table-cell table:style-name="ce176"/>
          <table:table-cell table:style-name="ce182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iolence</text:p>
          </table:table-cell>
          <table:table-cell table:number-columns-repeated="8"/>
        </table:table-row>
        <table:table-row table:style-name="ro3">
          <table:table-cell table:style-name="ce17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urt</text:p>
          </table:table-cell>
          <table:table-cell table:number-columns-repeated="8"/>
        </table:table-row>
        <table:table-row table:style-name="ro3">
          <table:table-cell table:style-name="ce175"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64: Retribu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loodstain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reshold of Pain</text:p>
          </table:table-cell>
          <table:table-cell table:number-columns-repeated="8"/>
        </table:table-row>
        <table:table-row table:style-name="ro3">
          <table:table-cell table:style-name="ce17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rcadia Demade</text:p>
          </table:table-cell>
          <table:table-cell table:number-columns-repeated="8"/>
        </table:table-row>
        <table:table-row table:style-name="ro3">
          <table:table-cell table:style-name="ce175"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laughterfest 2011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Phobos Mission Control</text:p>
          </table:table-cell>
          <table:table-cell table:number-columns-repeated="8"/>
        </table:table-row>
        <table:table-row table:style-name="ro3">
          <table:table-cell table:style-name="ce175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ronghold: On the Edge of Chaos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utiny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AC Ultra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inely Crafted Fetish Film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rigandine</text:p>
          </table:table-cell>
          <table:table-cell table:number-columns-repeated="8"/>
        </table:table-row>
        <table:table-row table:style-name="ro3">
          <table:table-cell table:style-name="ce175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ark Encounters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Rise of the Wool Ball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vactor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egacy of Heroes</text:p>
          </table:table-cell>
          <table:table-cell table:number-columns-repeated="8"/>
        </table:table-row>
        <table:table-row table:style-name="ro3">
          <table:table-cell table:style-name="ce175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rch-Vile Jump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Ultimate Doom II</text:p>
          </table:table-cell>
          <table:table-cell table:number-columns-repeated="8"/>
        </table:table-row>
        <table:table-row table:style-name="ro3">
          <table:table-cell table:style-name="ce175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urvive in Hell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verie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64 for Doom II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aradise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ela Pax</text:p>
          </table:table-cell>
          <table:table-cell table:number-columns-repeated="8"/>
        </table:table-row>
        <table:table-row table:style-name="ro3">
          <table:table-cell table:style-name="ce175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: The Golden Souls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50 Shades of Graytall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acrament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oursite</text:p>
          </table:table-cell>
          <table:table-cell table:number-columns-repeated="8"/>
        </table:table-row>
        <table:table-row table:style-name="ro3">
          <table:table-cell table:style-name="ce175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Lunar Catastrophe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Journey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ova III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T: Threnody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wgothic Movement 1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eath in Excess</text:p>
          </table:table-cell>
          <table:table-cell table:number-columns-repeated="8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Favillesco Alpha Episode: Apostasy on Amalthea</text:p>
          </table:table-cell>
          <table:table-cell table:number-columns-repeated="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: One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xtreme Terror</text:p>
          </table:table-cell>
          <table:table-cell table:number-columns-repeated="8"/>
        </table:table-row>
        <table:table-row table:style-name="ro3">
          <table:table-cell table:style-name="ce175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eathless</text:p>
          </table:table-cell>
          <table:table-cell table:number-columns-repeated="8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Good Morning Phobos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2 In Name Only</text:p>
          </table:table-cell>
          <table:table-cell table:number-columns-repeated="8"/>
        </table:table-row>
        <table:table-row table:style-name="ro4">
          <table:table-cell/>
          <table:table-cell table:style-name="ce182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ss Extinction﻿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ffee Break Episode 1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Urban Brawl: Dead of Winter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ity of the Damned: Apocalypse</text:p>
          </table:table-cell>
          <table:table-cell table:number-columns-repeated="8"/>
        </table:table-row>
        <table:table-row table:style-name="ro3">
          <table:table-cell table:style-name="ce176"/>
          <table:table-cell table:style-name="ce182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matose</text:p>
          </table:table-cell>
          <table:table-cell table:number-columns-repeated="8"/>
        </table:table-row>
        <table:table-row table:style-name="ro3">
          <table:table-cell table:style-name="ce17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Alfonzone</text:p>
          </table:table-cell>
          <table:table-cell table:number-columns-repeated="8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kulldash</text:p>
          </table:table-cell>
          <table:table-cell table:number-columns-repeated="8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: The Golden Souls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nholy Realms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Italo-Doom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loody Steel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hainworm Kommando</text:p>
          </table:table-cell>
          <table:table-cell table:number-columns-repeated="8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a AD﻿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ormwood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demption Of The Slain</text:p>
          </table:table-cell>
          <table:table-cell table:number-columns-repeated="8"/>
        </table:table-row>
        <table:table-row table:style-name="ro3">
          <table:table-cell table:style-name="ce175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ump Episode 3: BFG Edi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: Damnation</text:p>
          </table:table-cell>
          <table:table-cell table:number-columns-repeated="8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ternal Slumber Party﻿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Base Ganymede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hadow Of The Wool Ball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eyond Reality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ump Episode 1: Fuck Time Limits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ellrun</text:p>
          </table:table-cell>
          <table:table-cell table:number-columns-repeated="8"/>
        </table:table-row>
        <table:table-row table:style-name="ro3">
          <table:table-cell table:style-name="ce175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50 Monsters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wift Death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Urani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Mapwich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014" calcext:value-type="float">
            <text:p>2014</text:p>
          </table:table-cell>
          <table:table-cell table:style-name="ce181" office:value-type="string" calcext:value-type="string">
            <text:p>Doom II</text:p>
          </table:table-cell>
          <table:table-cell table:style-name="ce181" office:value-type="string" calcext:value-type="string">
            <text:p>Monster Hunter Ltd Part II</text:p>
          </table:table-cell>
          <table:table-cell table:style-name="ce187"/>
          <table:table-cell table:number-columns-repeated="7"/>
        </table:table-row>
        <table:table-row table:style-name="ro3">
          <table:table-cell/>
          <table:table-cell table:style-name="ce182" table:number-columns-repeated="3"/>
          <table:table-cell table:style-name="ce182" office:value-type="string" calcext:value-type="string">
            <text:p>Monster Hunter Ltd Part I</text:p>
          </table:table-cell>
          <table:table-cell table:style-name="ce188"/>
          <table:table-cell table:number-columns-repeated="7"/>
        </table:table-row>
        <table:table-row table:style-name="ro3">
          <table:table-cell table:style-name="ce176"/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a MIDI Pack</text:p>
          </table:table-cell>
          <table:table-cell table:number-columns-repeated="8"/>
        </table:table-row>
        <table:table-row table:style-name="ro3">
          <table:table-cell table:style-name="ce175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office:value-type="string" calcext:value-type="string">
            <text:p>Ashes 2063</text:p>
          </table:table-cell>
          <table:table-cell table:number-columns-repeated="8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f 1024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astle Heng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chel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omewhere in Time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lashback to Hell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lienated</text:p>
          </table:table-cell>
          <table:table-cell table:number-columns-repeated="8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Thy Flesh - Turned into a draft-excluder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um Winds</text:p>
          </table:table-cell>
          <table:table-cell table:number-columns-repeated="8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office:value-type="string" calcext:value-type="string">
            <text:p>Shadows of Chronos</text:p>
          </table:table-cell>
          <table:table-cell table:number-columns-repeated="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mensions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Center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den</text:p>
          </table:table-cell>
          <table:table-cell table:number-columns-repeated="8"/>
        </table:table-row>
        <table:table-row table:style-name="ro3">
          <table:table-cell table:style-name="ce176"/>
          <table:table-cell table:style-name="ce182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aterlab GZD</text:p>
          </table:table-cell>
          <table:table-cell table:number-columns-repeated="8"/>
        </table:table-row>
        <table:table-row table:style-name="ro3">
          <table:table-cell table:style-name="ce175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Strange Aeons</text:p>
          </table:table-cell>
          <table:table-cell table:number-columns-repeated="8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20 Monsters Community Project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Endless Torture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emple of the Lizard Men 3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ive Rooms of Doom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hmlspd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ed in SPACE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uble Impact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Incineration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Elf Gets Pissed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Ultimate Doom the Way id Did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yringe</text:p>
          </table:table-cell>
          <table:table-cell table:number-columns-repeated="8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skim Xul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alhalla</text:p>
          </table:table-cell>
          <table:table-cell table:number-columns-repeated="8"/>
        </table:table-row>
        <table:table-row table:style-name="ro3">
          <table:table-cell table:style-name="ce175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ps of Chaos</text:p>
          </table:table-cell>
          <table:table-cell table:number-columns-repeated="8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 the Way id Did: The Lost Episodes</text:p>
          </table:table-cell>
          <table:table-cell table:number-columns-repeated="8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world Mega Project 2016</text:p>
          </table:table-cell>
          <table:table-cell table:number-columns-repeated="8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2048 Unleashed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OOO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ova II: New Dawn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no Laikas: A road to Gamzatti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oonblood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Return to Hadron Episode 1</text:p>
          </table:table-cell>
          <table:table-cell table:number-columns-repeated="8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irthday Bash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lotsam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ilith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No Sleep for the Dead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table:style-name="ce182"/>
          <table:table-cell office:value-type="string" calcext:value-type="string">
            <text:p>Doom II</text:p>
          </table:table-cell>
          <table:table-cell office:value-type="string" calcext:value-type="string">
            <text:p>Innocence X2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NWELCOME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ilywhite Lilith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Barracks Zone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ay 2 Many Dead Guys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Alpha Accident: Terra Nova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reacher</text:p>
          </table:table-cell>
          <table:table-cell table:number-columns-repeated="8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aranoid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ulkan Episode 1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roject Uber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hadows of The Nightmare Realm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One Doom's Day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rkattäññe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3" calcext:value-type="float">
            <text:p>3</text:p>
          </table:table-cell>
          <table:table-cell table:style-name="ce181"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paceDM9</text:p>
          </table:table-cell>
          <table:table-cell table:number-columns-repeated="8"/>
        </table:table-row>
        <table:table-row table:style-name="ro3">
          <table:table-cell/>
          <table:table-cell table:style-name="ce182" table:number-columns-repeated="2"/>
          <table:table-cell office:value-type="string" calcext:value-type="string">
            <text:p>Plutonia</text:p>
          </table:table-cell>
          <table:table-cell office:value-type="string" calcext:value-type="string">
            <text:p>SkePLand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ntropy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010" calcext:value-type="float">
            <text:p>2010</text:p>
          </table:table-cell>
          <table:table-cell table:style-name="ce181" office:value-type="string" calcext:value-type="string">
            <text:p>Doom II</text:p>
          </table:table-cell>
          <table:table-cell table:style-name="ce181" office:value-type="string" calcext:value-type="string">
            <text:p>Jade Earth</text:p>
          </table:table-cell>
          <table:table-cell table:style-name="ce187"/>
          <table:table-cell table:number-columns-repeated="7"/>
        </table:table-row>
        <table:table-row table:style-name="ro3">
          <table:table-cell/>
          <table:table-cell table:style-name="ce183" table:number-columns-repeated="3"/>
          <table:table-cell table:style-name="ce183" office:value-type="string" calcext:value-type="string">
            <text:p>Drip Feed</text:p>
          </table:table-cell>
          <table:table-cell table:style-name="ce189"/>
          <table:table-cell table:number-columns-repeated="7"/>
        </table:table-row>
        <table:table-row table:style-name="ro3">
          <table:table-cell/>
          <table:table-cell table:style-name="ce183"/>
          <table:table-cell table:style-name="ce182" table:number-columns-repeated="2"/>
          <table:table-cell table:style-name="ce182" office:value-type="string" calcext:value-type="string">
            <text:p>Dawn of Reality</text:p>
          </table:table-cell>
          <table:table-cell table:style-name="ce188"/>
          <table:table-cell table:number-columns-repeated="7"/>
        </table:table-row>
        <table:table-row table:style-name="ro3">
          <table:table-cell/>
          <table:table-cell table:style-name="ce183"/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lanisphere 2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table:style-name="ce181" office:value-type="float" office:value="2013" calcext:value-type="float">
            <text:p>2013</text:p>
          </table:table-cell>
          <table:table-cell table:style-name="ce181" office:value-type="string" calcext:value-type="string">
            <text:p>Doom II</text:p>
          </table:table-cell>
          <table:table-cell table:style-name="ce181" office:value-type="string" calcext:value-type="string">
            <text:p>Firetop Mountain</text:p>
          </table:table-cell>
          <table:table-cell table:style-name="ce187"/>
          <table:table-cell table:number-columns-repeated="7"/>
        </table:table-row>
        <table:table-row table:style-name="ro3">
          <table:table-cell/>
          <table:table-cell table:style-name="ce183"/>
          <table:table-cell table:style-name="ce182" table:number-columns-repeated="2"/>
          <table:table-cell table:style-name="ce182" office:value-type="string" calcext:value-type="string">
            <text:p>Brotherhood of Ruin: The Lost Temple</text:p>
          </table:table-cell>
          <table:table-cell table:style-name="ce188"/>
          <table:table-cell table:number-columns-repeated="7"/>
        </table:table-row>
        <table:table-row table:style-name="ro3">
          <table:table-cell/>
          <table:table-cell table:style-name="ce183"/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string" calcext:value-type="string">
            <text:p>Gene-Tech: Before the Storm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aturnine Chapel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table:style-name="ce181" office:value-type="float" office:value="2019" calcext:value-type="float">
            <text:p>2019</text:p>
          </table:table-cell>
          <table:table-cell table:style-name="ce181" office:value-type="string" calcext:value-type="string">
            <text:p>Doom II</text:p>
          </table:table-cell>
          <table:table-cell table:style-name="ce181" office:value-type="string" calcext:value-type="string">
            <text:p>The Egg of Human Endeavors</text:p>
          </table:table-cell>
          <table:table-cell table:style-name="ce187"/>
          <table:table-cell table:number-columns-repeated="7"/>
        </table:table-row>
        <table:table-row table:style-name="ro3">
          <table:table-cell table:style-name="ce176"/>
          <table:table-cell table:style-name="ce182" table:number-columns-repeated="3"/>
          <table:table-cell table:style-name="ce182" office:value-type="string" calcext:value-type="string">
            <text:p>Doomish Den of Design</text:p>
          </table:table-cell>
          <table:table-cell table:style-name="ce188"/>
          <table:table-cell table:number-columns-repeated="7"/>
        </table:table-row>
        <table:table-row table:style-name="ro3">
          <table:table-cell table:style-name="ce175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laughterfest 3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own Infection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DOOM Tribute Project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Jiffy Bag</text:p>
          </table:table-cell>
          <table:table-cell table:number-columns-repeated="8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obocop Doom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mpyr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amned City 2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Heretic - Curse of D'sparil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Khorus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Favillesco - Episode 1: Genuflected on Io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The Wayfarer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mbat Shock 2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AC Ultra 2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ighborhood From Hell</text:p>
          </table:table-cell>
          <table:table-cell table:number-columns-repeated="8"/>
        </table:table-row>
        <table:table-row table:style-name="ro3">
          <table:table-cell table:style-name="ce176"/>
          <table:table-cell table:style-name="ce182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ead.air</text:p>
          </table:table-cell>
          <table:table-cell table:number-columns-repeated="8"/>
        </table:table-row>
        <table:table-row table:style-name="ro3">
          <table:table-cell table:style-name="ce175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OOO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SINERGY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tman Doom: Reborn</text:p>
          </table:table-cell>
          <table:table-cell table:number-columns-repeated="8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office:value-type="string" calcext:value-type="string">
            <text:p>Serpent: Resurrec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Return of the Triad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ush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rog_and_toad.wad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sjunc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ell-Forged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Favillesco Alpha Episode 2: Desecration on Thebe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Absolutely Killed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3ST</text:p>
          </table:table-cell>
          <table:table-cell table:number-columns-repeated="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 Boy and His Barrel</text:p>
          </table:table-cell>
          <table:table-cell table:number-columns-repeated="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sciples of Darkness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Awakening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ity Assault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otanic Biosphere</text:p>
          </table:table-cell>
          <table:table-cell table:number-columns-repeated="8"/>
        </table:table-row>
        <table:table-row table:style-name="ro3">
          <table:table-cell table:style-name="ce176"/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1993" calcext:value-type="float">
            <text:p>1993</text:p>
          </table:table-cell>
          <table:table-cell table:number-columns-repeated="8"/>
        </table:table-row>
        <table:table-row table:style-name="ro3">
          <table:table-cell table:style-name="ce175"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30,000 Levels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Khorus' Speedy Shit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3 Heures d'agonie 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uper MAYhem 17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Okuplok Slaughter Map</text:p>
          </table:table-cell>
          <table:table-cell table:number-columns-repeated="8"/>
        </table:table-row>
        <table:table-row table:style-name="ro3">
          <table:table-cell table:style-name="ce176"/>
          <table:table-cell table:style-name="ce182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Ice Rage</text:p>
          </table:table-cell>
          <table:table-cell table:number-columns-repeated="8"/>
        </table:table-row>
        <table:table-row table:style-name="ro3">
          <table:table-cell table:style-name="ce17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Grezzo 2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inochestein 3D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xperiencing Nirvan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UnAligned</text:p>
          </table:table-cell>
          <table:table-cell table:number-columns-repeated="8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xomo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elism</text:p>
          </table:table-cell>
          <table:table-cell table:number-columns-repeated="8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hitemare</text:p>
          </table:table-cell>
          <table:table-cell table:number-columns-repeated="8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ispire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Devilz Work</text:p>
          </table:table-cell>
          <table:table-cell table:number-columns-repeated="8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fertiti</text:p>
          </table:table-cell>
          <table:table-cell table:number-columns-repeated="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Slaughter Spectrum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Combat Shock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an't Run From Evil</text:p>
          </table:table-cell>
          <table:table-cell table:number-columns-repeated="8"/>
        </table:table-row>
        <table:table-row table:style-name="ro3">
          <table:table-cell/>
          <table:table-cell table:style-name="ce182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4 Seasons of Doom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kusok (Kurashiki's kuso map)</text:p>
          </table:table-cell>
          <table:table-cell table:number-columns-repeated="8"/>
        </table:table-row>
        <table:table-row table:style-name="ro3">
          <table:table-cell/>
          <table:table-cell table:style-name="ce181"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5till L1 Complex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Ultimate Icon of Sin</text:p>
          </table:table-cell>
          <table:table-cell table:number-columns-repeated="8"/>
        </table:table-row>
        <table:table-row table:style-name="ro3">
          <table:table-cell/>
          <table:table-cell table:style-name="ce183"/>
          <table:table-cell table:style-name="ce181" office:value-type="float" office:value="2016" calcext:value-type="float">
            <text:p>2016</text:p>
          </table:table-cell>
          <table:table-cell table:style-name="ce181" office:value-type="string" calcext:value-type="string">
            <text:p>Doom II</text:p>
          </table:table-cell>
          <table:table-cell table:style-name="ce181" office:value-type="string" calcext:value-type="string">
            <text:p>Spicy Evil Spaghetti</text:p>
          </table:table-cell>
          <table:table-cell table:style-name="ce187"/>
          <table:table-cell table:number-columns-repeated="7"/>
        </table:table-row>
        <table:table-row table:style-name="ro3">
          <table:table-cell/>
          <table:table-cell table:style-name="ce183"/>
          <table:table-cell table:style-name="ce182" table:number-columns-repeated="2"/>
          <table:table-cell table:style-name="ce182" office:value-type="string" calcext:value-type="string">
            <text:p>Lilium</text:p>
          </table:table-cell>
          <table:table-cell table:style-name="ce188"/>
          <table:table-cell table:number-columns-repeated="7"/>
        </table:table-row>
        <table:table-row table:style-name="ro3">
          <table:table-cell/>
          <table:table-cell table:style-name="ce182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emonastery</text:p>
          </table:table-cell>
          <table:table-cell table:number-columns-repeated="8"/>
        </table:table-row>
        <table:table-row table:style-name="ro4">
          <table:table-cell table:style-name="ce178"/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2011" calcext:value-type="float">
            <text:p>2011</text:p>
          </table:table-cell>
          <table:table-cell table:style-name="ce184" office:value-type="string" calcext:value-type="string">
            <text:p>Doom</text:p>
          </table:table-cell>
          <table:table-cell table:style-name="ce184" office:value-type="string" calcext:value-type="string">
            <text:p>dtwidmus.wad﻿</text:p>
          </table:table-cell>
          <table:table-cell table:style-name="ce208"/>
          <table:table-cell table:number-columns-repeated="7"/>
        </table:table-row>
      </table:table>
      <table:table table:name="List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G4] &amp; &quot;, &quot;  &amp; IF([Numbers.F4] &gt;= 2020; &quot;[b]&quot;; &quot;&quot;) &amp; [Numbers.F4] &amp; IF([Numbers.F4] &gt;= 2020; &quot;[/b]&quot;; &quot;&quot;)  &amp; &quot;, &quot; &amp; [Numbers.H4] &amp; &quot;) [sup][&quot; &amp; [Numbers.C4] &amp; &quot;: &quot; &amp; [Numbers.I4] &amp; &quot;][/sup]&quot;; &quot;&quot;)" office:value-type="string" office:string-value="[b]1. [url=https://www.doomworld.com/idgames/levels/doom2/Ports/megawads/aaliens]Ancient Aliens[/url][/b] (Doom II, 2016, 32) [sup][474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][/sup]" calcext:value-type="string">
            <text:p>[b]1. [url=https://www.doomworld.com/idgames/levels/doom2/Ports/megawads/aaliens]Ancient Aliens[/url][/b] (Doom II, 2016, 32) [sup][474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G5] &amp; &quot;, &quot;  &amp; IF([Numbers.F5] &gt;= 2020; &quot;[b]&quot;; &quot;&quot;) &amp; [Numbers.F5] &amp; IF([Numbers.F5] &gt;= 2020; &quot;[/b]&quot;; &quot;&quot;)  &amp; &quot;, &quot; &amp; [Numbers.H5] &amp; &quot;) [sup][&quot; &amp; [Numbers.C5] &amp; &quot;: &quot; &amp; [Numbers.I5] &amp; &quot;][/sup]&quot;; &quot;&quot;)" office:value-type="string" office:string-value="[b]2. [url=https://www.doomworld.com/idgames/levels/doom2/Ports/megawads/valiant]Valiant[/url][/b] (Doom II, 2015, 32) [sup][440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][/sup]" calcext:value-type="string">
            <text:p>[b]2. [url=https://www.doomworld.com/idgames/levels/doom2/Ports/megawads/valiant]Valiant[/url][/b] (Doom II, 2015, 32) [sup][440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][/sup]</text:p>
          </table:table-cell>
          <table:table-cell table:formula="of:=COM.MICROSOFT.TEXTJOIN(CHAR(10); 1;[.$A1:.$A250])" office:value-type="string" office:string-value="[b]1. [url=https://www.doomworld.com/idgames/levels/doom2/Ports/megawads/aaliens]Ancient Aliens[/url][/b] (Doom II, 2016, 32) [sup][474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][/sup]&#10;[b]2. [url=https://www.doomworld.com/idgames/levels/doom2/Ports/megawads/valiant]Valiant[/url][/b] (Doom II, 2015, 32) [sup][440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][/sup]&#10;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&#10;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][/sup]&#10;[b]5. [url=https://www.doomworld.com/idgames/levels/doom2/Ports/megawads/sunlust]Sunlust[/url][/b] (Doom II, 2015, 32) [sup][381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][/sup]&#10;[b]6. [url=https://www.doomworld.com/forum/topic/103425-final-release-eviternity/]Eviternity[/url][/b] (Doom II, 2018, 32) [sup][343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][/sup]&#10;[b]7. [url=https://www.doomworld.com/idgames/levels/doom2/megawads/btsx_e1]Back to Saturn X E1: Get Out of My Stations[/url][/b] (Doom II, 2012, 27) [sup][309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][/sup]&#10;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&#10;[b]9. [url=https://www.doomworld.com/idgames/levels/doom2/Ports/megawads/gd]Going Down[/url][/b] (Doom II, 2014, 32) [sup][274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][/sup]&#10;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&#10;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&#10;[b]12. [url=https://www.doomworld.com/idgames/themes/hr/hr]Hell Revealed[/url][/b] (Doom II, 1997, 32) [sup][14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][/sup]&#10;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][/sup]&#10;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][/sup]&#10;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&#10;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&#10;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&#10;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&#10;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&#10;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&#10;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&#10;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&#10;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&#10;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&#10;[b]25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&#10;[b]25. [url=https://doomwiki.org/wiki/The_Plutonia_Experiment]The Plutonia Experiment[/url][/b] (Plutonia, 1996, 32) [sup][83: guitardz: 5, purist: 5, termrork: 5, Tartlman: 1, Worm318: 2, Deadwing: 10, northivanastan: 4, Fadri: 5, VanaheimRanger: 7, i suck at nicknames: 6, PBeGood4: 6, Hitherto: 5, RHhe82: 2, Dubium: 10, rzh: 5, Keykhosrau: 5][/sup]&#10;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&#10;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&#10;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&#10;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&#10;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&#10;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 Foodles: 3][/sup]&#10;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&#10;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&#10;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&#10;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&#10;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&#10;[b]38. [url=https://www.doomworld.com/idgames/levels/doom2/Ports/megawads/alt]A.L.T.[/url][/b] (Doom II, 2012, 32) [sup][59: Not Jabba: 7, Spectre01: 2, ella guro: 10, yakfak: 10, Rince-wind: 5, Hansen79: 5, P41R47: 7, SOSU: 8, rzh: 5][/sup]&#10;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&#10;[b]40. [url=http://adventuresofsquare.com/downloads.php]The Adventures of Square[/url][/b] (Standalone, 2014, 32) [sup][55: Sky: 9, ShoDemo: 5, Ed: 5, JudgeDeadd: 5, Woolie Wool: 8, Squadallah: 7, termrork: 5, Marn: 5, Sotenga: 6][/sup]&#10;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&#10;[b]42. [url=https://www.doomworld.com/idgames/levels/doom2/Ports/j-l/lunatic]Lunatic[/url][/b] (Doom II, 2011, 5) [sup][49: Cynical: 6, Dime: 9, Nate River: 4, Poncho: 5, Gaia74: 3, Deflektor: 8, Marn: 5, Boy: 5, Ezepov: 2, erzboesewicht: 2][/sup]&#10;[b]43. [url=https://www.doomworld.com/idgames/levels/doom2/Ports/megawads/1024]Congestion 1024[/url][/b] (Doom II, 2005, 32) [sup][47: Mr. Freeze: 5, HyperLuke: 7, Voltcom9: 5, bonnie: 4, Dragonfly: 8, Philnemba: 5, Hansen79: 3, waciej: 10][/sup]&#10;[b]43. [url=https://doomwiki.org/wiki/STRAIN]STRAIN[/url][/b] (Doom II, 1997, 32) [sup][47: Grazza: 6, ella guro: 4, JudgeDeadd: 1, T-Rex: 1, Squadallah: 9, smeghammer: 5, vdgg: 1, Ryath: 10, Li'l devil: 10][/sup]&#10;[b]45. [url=https://www.doomworld.com/forum/topic/105215-lost-civilization-22-map-fun-and-nonlinear-megawad-now-with-download-link/]Lost Civilization[/url][/b] (Doom II, 2019, 22) [sup][46: OniriA: 9, rd: 7, Endless: 8, Snikle: 6, MtPain27: 7, TJG1289: 5, Maribo: 4][/sup]&#10;[b]46. [url=https://doomwiki.org/wiki/Icarus:_Alien_Vanguard]Icarus: Alien Vanguard[/url][/b] (Doom II, 1996, 32) [sup][45: Ralphis: 6, Grazza: 8, T-Rex: 3, valkiriforce: 8, A.H. Sankhatayan: 10, Dimon12321: 1, xdude_gamer: 9][/sup]&#10;[b]47. [url=https://www.doomworld.com/idgames/levels/doom/Ports/megawads/kdizd_12]Knee-Deep in ZDoom[/url][/b] (Doom, 2007, 10) [sup][43: Graf Zahl: 6, Voltcom9: 7, tchkb: 2, Apaul27: 7, 4everDoomed: 5, Rince-wind: 1, Jaromir Bergmann: 2, Lewonx: 10, Li'l devil: 3][/sup]&#10;[b]48. [url=https://doomwiki.org/wiki/Winter's_Fury]Winter's Fury[/url][/b] (Doom II, 2012, 12) [sup][42: Dragonfly: 2, TechnoDoomed1: 10, Lorenz0: 7, Octillion: 7, OniriA: 3, Ivory Duke: 3, ASaltShaker: 9, Lewonx: 1][/sup]&#10;[b]49. [url=https://doomwiki.org/wiki/Cyberdreams]Cyberdreams[/url][/b] (Doom II, 1998, 32) [sup][41: 42PercentHealth: 3, ShoDemo: 1, 7hm: 7, justsomemusicguy: 3, bonnie: 7, NoisyVelvet: 4, TheNerdTurtle2: 3, termrork: 5, AtticTelephone: 5, Maribo: 1, Keykhosrau: 2][/sup]&#10;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&#10;[b]50. [url=https://www.doomworld.com/idgames/levels/doom2/Ports/s-u/sd20x7]Stardate 20X7[/url][/b] (Doom II, 2017, 9) [sup][40: yakfak: 6, Grain of Salt: 8, bemused: 4, Andromeda: 9, KineticBeverage: 8, Nefelibeta: 5][/sup]&#10;[b]52. [url=https://www.doomworld.com/idgames/levels/doom2/Ports/d-f/distrbia]Disturbia[/url][/b] (Doom II, 2008, 1) [sup][39: Sky: 7, darkreaver: 10, Roofi: 6, Paul977: 6, akolai: 5, Nefelibeta: 5][/sup]&#10;[b]52. [url=https://www.doomworld.com/idgames/levels/doom2/Ports/d-f/equinox]Equinox[/url][/b] (Doom II, 2001, 13) [sup][39: Sky: 5, Grazza: 9, ella guro: 5, A.H. Sankhatayan: 10, AtticTelephone: 5, Boy: 5][/sup]&#10;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&#10;[b]55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&#10;[b]55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&#10;[b]55. [url=https://www.doomworld.com/forum/topic/109216-doom-zero-launch-and-celebrating-25-years-of-doom-ii/]Doom Zero[/url][/b] (Doom II, 2019, 32) [sup][36: maxmanium: 2, CinnamonKilljoy: 8, Warrex: 10, Horus: 2, Azure_Horror: 3, erzboesewicht: 2, Thelokk: 9][/sup]&#10;[b]58. [url=https://www.doomworld.com/idgames/levels/doom2/Ports/megawads/prcp]Plutonia: Revisited Community Project[/url][/b] (Plutonia, 2011, 32) [sup][35: Nine Inch Heels: 3, Paul977: 10, bLOCKbOYgAMES: 3, Altima: 5, NoisyVelvet: 3, Odal: 7, Polri: 3, Scorpius: 1][/sup]&#10;[b]59. [url=https://www.doomworld.com/idgames/levels/doom2/Ports/a-c/breach]Breach[/url][/b] (Doom II, 2015, 1) [sup][33: Jaws In Space: 7, Dime: 10, guitardz: 2, Nancsi: 1, Jaromir Bergmann: 4, smeghammer: 3, TheGreenZap: 6][/sup]&#10;[b]59. [url=http://www.doom2.net/doom2/wads/DWANGO5.ZIP]Dwango5[/url][/b] (Doom II, 1995, 24) [sup][33: Doomkid: 10, Ralphis: 7, antares031: 8, toxic.rat: 8][/sup]&#10;[b]59. [url=https://www.doomworld.com/idgames/levels/doom2/Ports/s-u/swtw]Swim With the Whales[/url][/b] (Doom II, 2013, 3) [sup][33: WH-Wilou84: 2, Nate River: 9, Soundblock: 3, Lazorinc: 6, Nirvana: 10, NoisyVelvet: 3][/sup]&#10;[b]62. [url=https://www.doomworld.com/idgames/levels/doom2/Ports/m-o/miasma]Miasma[/url][/b] (Doom II, 2016, 1) [sup][32: WH-Wilou84: 1, Soundblock: 2, Nirvana: 9, NoisyVelvet: 1, Willy W.: 7, jerk-o: 7, Nefelibeta: 5][/sup]&#10;[b]62. [url=https://www.doomworld.com/idgames/levels/doom2/Ports/s-u/tn]Tangerine Nightmare[/url][/b] (Doom II, 2018, 10) [sup][32: guitardz: 10, MtPain27: 4, RHhe82: 8, tonytheparrot: 2, NiGHTS108: 8][/sup]&#10;[b]64. [url=https://doomwiki.org/wiki/Chillax]Chillax[/url][/b] (Doom II, 2010, 47) [sup][31: Nine Inch Heels: 4, AnonimVio: 5, fveitsi: 5, Outrageous Videos: 3, Simomarchi: 2, Gaia74: 5, maxmanium: 1, waciej: 6][/sup]&#10;[b]64. [url=https://www.doomworld.com/idgames/levels/doom2/Ports/s-u/unloved]Unloved[/url][/b] (Doom II, 2010, 5) [sup][31: MFG38: 1, everennui: 8, bonnie: 10, TechnoDoomed1: 3, Payload4367: 2, Dimon12321: 5, Maribo: 2][/sup]&#10;[b]66. [url=https://www.doomworld.com/idgames/levels/doom2/Ports/m-o/mek-catk]Counterattack[/url][/b] (Doom II, 2017, 7) [sup][30: rd: 7, Hansen79: 3, VanaheimRanger: 4, SCF: 5, sapphics: 10, nikitsune: 1][/sup]&#10;[b]66. [url=https://www.doomworld.com/forum/topic/85591-nihility-infinite-teeth-shareware-episode-v121/]Nihility: Infinite ﻿Teeth﻿[/url][/b] (Doom, 2016, 9) [sup][30: Rince-wind: 5, rd: 5, Omniarch: 5, Ryath: 5, rzh: 5, Bep: 5][/sup]&#10;[b]66. [url=https://www.doomworld.com/idgames/levels/doom2/megawads/rudy2]Rowdy Rudy II: POWERTRIP![/url][/b] (Doom II, [b]2020[/b], 20) [sup][30: Dimon12321: 10, Azure_Horror: 5, TheGreenZap: 10, Ezepov: 2, NiGHTS108: 3][/sup]&#10;[b]66. [url=https://www.doomworld.com/idgames/levels/doom/Ports/d-f/e1m8b]Tech Gone Bad[/url][/b] (Doom, 2016, 1) [sup][30: Jaws In Space: 5, guitardz: 5, Nancsi: 8, Diabolución: 5, Jaromir Bergmann: 1, Marn: 5, DooM Bear: 1][/sup]&#10;[b]66. [url=https://www.doomworld.com/idgames/levels/doom2/Ports/s-u/tutnt]The Ultimate Torment &amp; Torture[/url][/b] (Doom II, 2007, 8) [sup][30: HyperLuke: 8, Talvi: 4, Greyenko: 4, TechnoDoomed1: 2, TheMightyHeracross: 3, Ziad EL Zein: 5, Ivory Duke: 4][/sup]&#10;[b]71. [url=https://www.doomworld.com/idgames/themes/batman/batman]Batman Doom[/url][/b] (Doom II, 1999, 32) [sup][29: yakfak: 8, JudgeDeadd: 4, soner du: 10, Uncle 80: 4, doombedoom: 3][/sup]&#10;[b]71. [url=https://www.doomworld.com/idgames/levels/doom2/Ports/a-c/crumpets]Crumpets[/url][/b] (Doom II, 2015, 9) [sup][29: everennui: 2, Nate River: 8, Nirvana: 1, Makedounia: 2, Andromeda: 7, VanaheimRanger: 5, RHhe82: 4][/sup]&#10;[b]71. [url=https://doomwiki.org/wiki/Perdition's_Gate]Perdition's Gate[/url][/b] (Doom II, 1996, 32) [sup][29: Vorpal: 5, Nate River: 1, bonnie: 10, P41R47: 3, E.M.: 5, rzh: 5][/sup]&#10;[b]71. [url=https://www.doomworld.com/idgames/levels/doom2/Ports/megawads/sf2012]Slaughterfest 2012[/url][/b] (Doom II, 2013, 35) [sup][29: HyperLuke: 1, Outrageous Videos: 1, bemused: 2, Apaul27: 8, tmorrow: 3, Arbys550: 3, Simomarchi: 6, maxmanium: 1, Nazgul9: 4][/sup]&#10;[b]75. [url=https://www.doomworld.com/forum/topic/92574-dimension-of-the-boomed/]Dimension of the Boomed[/url][/b] (Doom II, 2018, 7) [sup][27: Ivory Duke: 7, Hansen79: 4, SOSU: 2, Ryath: 5, SCF: 2, GratefulName: 2, Uncle 80: 5][/sup]&#10;[b]75. [url=https://doomwiki.org/wiki/REKKR]REKKR[/url][/b] (Standalone, 2018, 36) [sup][27: soner du: 8, Rince-wind: 5, Dimon12321: 6, Hitherto: 3, rzh: 5][/sup]&#10;[b]75. [url=https://www.doomworld.com/idgames/levels/doom2/megawads/tvr]Revolution![/url][/b] (Doom II, 2001, 32) [sup][27: Not Jabba: 1, Grazza: 3, Altima: 4, termrork: 5, SilverMiner: 5, P41R47: 3, Katamori: 6][/sup]&#10;[b]78. [url=https://www.doomworld.com/forum/topic/108251-abandon-beta-is-here/]Abandon[/url][/b] (Doom II, [b]2020[/b], 17) [sup][26: Arbys550: 8, rd: 4, &lt;&lt;Rewind: 10, akolai: 4][/sup]&#10;[b]78. [url=https://www.doomworld.com/idgames/levels/doom2/Ports/megawads/ngmvmt2]Newgothic Movement 2[/url][/b] (Doom II, 2017, 17) [sup][26: Nine Inch Heels: 8, ShoDemo: 2, Outrageous Videos: 9, Nazgul9: 6, Andromeda: 1][/sup]&#10;[b]78. [url=https://www.doomworld.com/idgames/levels/doom2/megawads/zone300]Zone 300[/url][/b] (Doom II, 2013, 32) [sup][26: Voltcom9: 8, Soundblock: 3, purist: 3, maxmanium: 8, ASaltShaker: 4][/sup]&#10;[b]81. [url=https://www.doomworld.com/forum/topic/123042-dbp37-augerzenith-the-cyberpunk-megawad/]AUGER﻿;﻿ZENITH[/url][/b] (Doom II, [b]2021[/b], 21) [sup][25: &lt;&lt;Rewind: 4, TJG1289: 3, Ezepov: 8, Katamori: 10][/sup]&#10;[b]81. [url=https://www.doomworld.com/idgames/levels/doom/Ports/p-r/par-lutz]Phobos: Anomaly Reborn[/url][/b] (Doom, 2003, 9) [sup][25: Ed: 5, Graf Zahl: 1, SilverMiner: 10, smeghammer: 6, doombedoom: 3][/sup]&#10;[b]81. [url=https://www.doomworld.com/idgames/levels/doom2/Ports/megawads/zdcmp2]ZDoom Community Map Project II[/url][/b] (Doom II, 2014, 1) [sup][25: Graf Zahl: 10, Phobus: 9, TechnoDoomed1: 6][/sup]&#10;[b]84. [url=https://www.doomworld.com/idgames/levels/doom2/Ports/a-c/anta_req]Antaresian Reliquary[/url][/b] (Doom II, [b]2020[/b], 7) [sup][24: Dimon12321: 6, SCF: 6, Azure_Horror: 7, whybmonotacrab: 2, nikitsune: 1, DoomPlayer00: 2][/sup]&#10;[b]84. [url=https://www.doomworld.com/idgames/levels/doom2/Ports/d-f/dv]Deus Vult[/url][/b] (Doom II, 2004, 5) [sup][24: Mr. Freeze: 7, WH-Wilou84: 5, joepallai: 1, DJVCardMaster: 1, waciej: 4, Maribo: 5, doombedoom: 1][/sup]&#10;[b]86. [url=http://www.moddb.com/games/doom-ii/addons/eternal-slumber-party-v2]Eternal Slumber Party[/url][/b] (Doom II, 2015, 33) [sup][23: Roofi: 10, Outrageous Videos: 8, Grain of Salt: 4, Simomarchi: 1][/sup]&#10;[b]87. [url=https://www.doomworld.com/idgames/levels/doom2/Ports/a-c/bauhaus]Bauhaus[/url][/b] (Doom II, 2014, 4) [sup][22: ella guro: 9, 7hm: 5, Grain of Salt: 3, NoisyVelvet: 1, vdgg: 4][/sup]&#10;[b]87. [url=https://www.doomworld.com/idgames/levels/doom2/Ports/d-f/elysion]Elysion[/url][/b] (Doom II, 2009, 1) [sup][22: Sky: 8, darkreaver: 5, Maribo: 9][/sup]&#10;[b]87. [url=https://www.doomworld.com/idgames/levels/doom2/Ports/v-z/violence]Violence[/url][/b] (Doom II, 2015, 4) [sup][22: Chamelenoel: 10, everennui: 4, Nate River: 2, Lorenz0: 4, Ezepov: 2][/sup]&#10;[b]87. [url=https://www.doomworld.com/idgames/levels/doom2/Ports/megawads/zpack]ZPack[/url][/b] (Doom II, 2008, 30) [sup][22: MFG38: 5, Voltcom9: 3, TechnoDoomed1: 4, Ziad EL Zein: 5, Octillion: 5][/sup]&#10;[b]91. [url=https://doomwiki.org/wiki/180_Minutes_Pour_Vivre]180 Minutes Pour Vivre[/url][/b] (Doom II, [b]2020[/b], 33) [sup][21: Azure_Horror: 9, LadyMistDragon: 9, tonytheparrot: 3][/sup]&#10;[b]91. [url=https://www.doomworld.com/idgames/levels/doom2/Ports/megawads/cchest2]Community Chest 2[/url][/b] (Doom II, 2004, 32) [sup][21: Sky: 10, tchkb: 1, Midnight_00: 9, vdgg: 1][/sup]&#10;[b]91. [url=https://www.doomworld.com/forum/topic/105598-hurt-singleplayer-map-in-hell/]Hurt[/url][/b] (Doom II, 2019, 1) [sup][21: Jaromir Bergmann: 9, OniriA: 7, I_Punch_Demons: 5][/sup]&#10;[b]94. [url=https://www.doomworld.com/idgames/levels/doom2/Ports/megawads/1024clau]Claustrophobia 1024[/url][/b] (Doom II, 2009, 33) [sup][20: m8f: 5, DJVCardMaster: 6, Katamori: 9][/sup]&#10;[b]94. [url=https://www.doomworld.com/forum/topic/91854-v15-doom-64-retribution/]Doom 64: Retribution[/url][/b] (Doom II, 2016, 59) [sup][20: guitardz: 5, 4everDoomed: 8, Warrex: 7][/sup]&#10;[b]94. [url=https://www.doomworld.com/idgames/levels/doom2/Ports/m-o/nuts]Nuts[/url][/b] (Doom II, 2001, 1) [sup][20: Chamelenoel: 6, AnonimVio: 9, E.M.: 5][/sup]&#10;[b]94. [url=https://www.doomworld.com/idgames/levels/doom2/Ports/s-u/scl_top]Threshold of Pain[/url][/b] (Doom II, 2010, 12) [sup][20: Malrionn: 7, MFG38: 7, 4everDoomed: 6][/sup]&#10;[b]98. [url=https://www.doomworld.com/idgames/levels/doom2/Ports/a-c/arcadia]Arcadia Demade[/url][/b] (Doom II, 2010, 1) [sup][19: Jaws In Space: 9, Vorpal: 5, guitardz: 1, Nancsi: 4][/sup]&#10;[b]98. [url=https://www.doomworld.com/idgames/levels/doom2/Ports/megawads/bstain]Bloodstain[/url][/b] (Doom II, 2016, 32) [sup][19: NuMetalManiak: 5, everennui: 5, Forli: 4, DOEL: 5][/sup]&#10;[b]98. [url=https://www.doomworld.com/idgames/levels/doom2/megawads/dmonfear]Demonfear[/url][/b] (Doom II, 2000, 32) [sup][19: roadworx: 4, soner du: 3, Philnemba: 3, NaZa: 1, P41R47: 3, Marn: 5][/sup]&#10;[b]98. [url=https://doomwiki.org/wiki/Magnolia]Magnolia[/url][/b] (Doom II, 2018, 3) [sup][19: msx2plus: 5, akolai: 4, KineticBeverage: 10][/sup]&#10;[b]98. [url=https://doomwiki.org/wiki/Super_Sonic_Doom]Super Sonic Doom[/url][/b] (Doom II, 2004, 15) [sup][19: TJG1289: 2, Doomlover77: 9,  Foodles: 8][/sup]&#10;[b]98. [url=https://www.doomworld.com/idgames/levels/doom2/megawads/darken2]The Darkening Episode 2[/url][/b] (Doom II, 2000, 24) [sup][19: Graf Zahl: 4, joepallai: 2, vdgg: 8, doombedoom: 5][/sup]&#10;[b]98. [url=https://www.doomworld.com/idgames/levels/doom2/Ports/a-c/action2]Urban Brawl: Action Doom 2[/url][/b] (Standalone, 2008, 9) [sup][19: Chamelenoel: 1, JudgeDeadd: 4, Phobus: 10, Dimon12321: 4][/sup]&#10;[b]105. [url=http://www.doomwadstation.net/main/aliens.html]Aliens TC[/url][/b] (Doom II, 1994, 11) [sup][18: yakfak: 4, Payload4367: 5, Ragu: 9][/sup]&#10;[b]105. [url=https://doomwiki.org/wiki/Eternal_Doom_IV:_Return_from_Oblivion]Eternal DOOM IV: Return from Oblivion[/url][/b] (Doom II, 2008, 7) [sup][18: m8f: 5, Fadri: 4,  Foodles: 8, doombedoom: 1][/sup]&#10;[b]105. [url=https://doomwiki.org/wiki/Hell_To_Pay]Hell to Pay[/url][/b] (Doom II, 1996, 32) [sup][18: bonnie: 10, P41R47: 3, Katamori: 5][/sup]&#10;[b]105. [url=https://www.doomworld.com/idgames/levels/doom/Ports/d-f/e1m4b]Phobos Mission Control[/url][/b] (Doom, 2016, 1) [sup][18: Nancsi: 6, Diabolución: 5, Marn: 5, DooM Bear: 2][/sup]&#10;[b]105. [url=https://www.doomworld.com/idgames/levels/doom2/Ports/megawads/sf2011]Slaughterfest 2011[/url][/b] (Doom II, 2012, 32) [sup][18: Outrageous Videos: 5, tmorrow: 3, Simomarchi: 10][/sup]&#10;[b]105. [url=https://doomwiki.org/wiki/TNT:_Evilution]TNT: Evilution[/url][/b] (TNT, 1996, 32) [sup][18: Li'l devil: 6, PBeGood4: 2, nikitsune: 1, Katamori: 2, Dubium: 2, rzh: 5][/sup]&#10;[b]111. [url=https://www.doomworld.com/forum/topic/92776-brigandine-rc2-updated-2017-05-13/]Brigandine[/url][/b] (Doom II, 2017, 1) [sup][17: Dragonfly: 7, guitardz: 2, Jaromir Bergmann: 5, VanaheimRanger: 3][/sup]&#10;[b]111. [url=https://www.doomworld.com/idgames/levels/doom2/Ports/megawads/cchest3]Community Chest 3[/url][/b] (Doom II, 2007, 32) [sup][17: Mr. Freeze: 3, Lewonx: 10, sincity2100: 4][/sup]&#10;[b]111. [url=https://www.doomworld.com/forum/topic/104608-finely-crafted-fetish-film-7-puzzle-maps-for-boom/]Finely Crafted Fetish Film[/url][/b] (Doom II, 2019, 7) [sup][17: akolai: 10, KineticBeverage: 7][/sup]&#10;[b]111. [url=http://heroestospare.com/rabotik/harmony.php]Harmony[/url][/b] (Standalone, 2009, 11) [sup][17: Not Jabba: 5, Sky: 6, ax34: 4, Ezepov: 2][/sup]&#10;[b]111. [url=https://www.doomworld.com/idgames/levels/doom2/Ports/megawads/mutiny]Mutiny[/url][/b] (Doom II, 2016, 16) [sup][17: Jaws In Space: 6, Doomkid: 3, everennui: 2, NoisyVelvet: 1, m8f: 4, sapphics: 1][/sup]&#10;[b]111. [url=http://stronghold.drdteam.org/download.html]Stronghold: On the Edge of Chaos[/url][/b] (Doom II, 2010, 39) [sup][17: MFG38: 2, termrork: 5, Katamori: 10][/sup]&#10;[b]111. [url=https://www.doomworld.com/idgames/levels/doom2/Ports/s-u/uacultra]UAC Ultra[/url][/b] (Doom II, 2010, 12) [sup][17: Malrionn: 10, behemoth_667: 5, TheGreenZap: 2][/sup]&#10;[b]111. [url=https://www.doomworld.com/idgames/levels/doom2/Ports/megawads/sp_usimp]Ultimate Simplicity[/url][/b] (Doom II, 2007, 30) [sup][17: Dragonfly: 5, Simomarchi: 9, doombedoom: 3][/sup]&#10;[b]119. [url=https://www.doomworld.com/forum/topic/121263-arrival-v101-fix-a-limit-removing-episode-for-doom-ii/]Arrival[/url][/b] (Doom II, [b]2021[/b], 10) [sup][16: dosboot: 10, Xeogred: 5, LadyMistDragon: 1][/sup]&#10;[b]119. [url=https://www.doomworld.com/forum/topic/101647-avactor-last-update-is-out/]Avactor[/url][/b] (Doom II, 2018, 12) [sup][16: JudgeDeadd: 2, OniriA: 8,  Foodles: 6][/sup]&#10;[b]119. [url=https://www.doomworld.com/idgames/levels/doom/a-c/castevil]Castle of Evil[/url][/b] (Doom, 1994, 1) [sup][16: bzzrak: 10, joepallai: 6][/sup]&#10;[b]119. [url=https://www.doomworld.com/idgames/levels/doom2/Ports/megawads/drkenctr]Dark Encounters[/url][/b] (Doom II, 2017, 32) [sup][16: Bryan T: 5, dylux: 8, Octillion: 3][/sup]&#10;[b]119. [url=https://www.doomworld.com/idgames/levels/doom2/Ports/j-l/legher]Legacy of Heroes[/url][/b] (Doom II, 2016, 11) [sup][16: Woolie Wool: 5, dylux: 7, eharper256: 4][/sup]&#10;[b]119. [url=https://forum.zdoom.org/viewtopic.php?t=56668#p1000996]Rise of the Wool Ball[/url][/b] (Standalone, 2017, 18) [sup][16: JudgeDeadd: 3, Squadallah: 1, Apaul27: 9, TheMightyHeracross: 3][/sup]&#10;[b]119. [url=https://www.doomworld.com/idgames/levels/doom2/d-f/enigma]The Enigma Episode[/url][/b] (Doom II, 1995, 9) [sup][16: T-Rex: 3, valkiriforce: 1, Ragu: 10, erzboesewicht: 2][/sup]&#10;[b]126. [url=https://www.doomworld.com/idgames/levels/doom2/megawads/avj]Arch-Vile Jump[/url][/b] (Doom II, 2010, 32) [sup][15: termrork: 5, Red-XIII: 10][/sup]&#10;[b]126. [url=http://freedoom.github.io/download.html]Freedoom: Phase 1[/url][/b] (Standalone, 2009, 36) [sup][15: Chamelenoel: 3, northivanastan: 6, jerk-o: 3, xdude_gamer: 3][/sup]&#10;[b]126. [url=http://freedoom.github.io/download.html]Freedoom: Phase 2[/url][/b] (Standalone, 2003, 32) [sup][15: Spectra: 1, Voltcom9: 1, TheMightyHeracross: 3, northivanastan: 3, jerk-o: 3, xdude_gamer: 4][/sup]&#10;[b]126. [url=https://www.doomworld.com/forum/topic/119448-final-release-micro-slaughter-community-project-17-maps/]Micro Slaughter Community Project[/url][/b] (Doom II, [b]2021[/b], 17) [sup][15: Nazgul9: 4, Andromeda: 2, SCF: 1, whybmonotacrab: 1, KineticBeverage: 3, NiGHTS108: 4][/sup]&#10;[b]126. [url=https://doomwiki.org/wiki/The_Brotherhood_of_Ruin]The Brotherhood of Ruin[/url][/b] (Doom II, 2003, 7) [sup][15: joepallai: 4, vdgg: 6, Hitherto: 5][/sup]&#10;[b]126. [url=https://www.doomworld.com/forum/topic/74280-the-ultimate-doom-ii-doom-ii-levels-remade/]The Ultimate Doom II[/url][/b] (Doom II, 2015, 20) [sup][15: Ivory Duke: 5, lokbustam257: 10][/sup]&#10;[b]132. [url=https://doomwiki.org/wiki/Doom_64_for_Doom_II]Doom 64 for Doom II[/url][/b] (Doom II, 2018, 32) [sup][14: Roofi: 1, Woolie Wool: 1, I_Punch_Demons: 2, Warrex: 10][/sup]&#10;[b]132. [url=https://doomwiki.org/wiki/Faithless:_Trilogy]Faithless: Trilogy[/url][/b] (Heretic, [b]2020[/b], 28) [sup][14: ReaperAA: 4, Rince-wind: 5, Ryath: 5][/sup]&#10;[b]132. [url=https://www.doomworld.com/idgames/levels/doom2/Ports/d-f/fw]Fractured﻿﻿﻿ Worlds﻿[/url][/b] (Doom II, [b]2021[/b], 9) [sup][14: whybmonotacrab: 2, akolai: 7, Nefelibeta: 5][/sup]&#10;[b]132. [url=https://www.doomworld.com/forum/topic/129577-jumpwad-7-platforming-maps-by-ribbiks-and-me-d/]JUMPWAD[/url][/b] (Doom II, [b]2022[/b], 7) [sup][14: akolai: 5, Maribo: 9][/sup]&#10;[b]132. [url=https://www.doomworld.com/forum/topic/106058-paradise-v2-multiplayer-beta-on-page-3-4122020/]Paradise[/url][/b] (Doom II, 2019, 7) [sup][14: Lorenz0: 5, JuanchoES: 1, whybmonotacrab: 8][/sup]&#10;[b]132. [url=https://www.doomworld.com/idgames/levels/doom2/megawads/reverie]Reverie[/url][/b] (Doom II, 2011, 32) [sup][14: Octillion: 9, joepallai: 1, BohdanZPM: 4][/sup]&#10;[b]132. [url=https://www.doomworld.com/idgames/levels/doom2/Ports/megawads/sihr2fix]Survive in Hell[/url][/b] (Doom II, 2012, 33) [sup][14: Spectra: 8, Pierrot: 6][/sup]&#10;[b]132. [url=https://www.doomworld.com/forum/topic/50158-wip-vela-pax-beta-21-out-now-with-1-more-stuff/]Vela Pax[/url][/b] (Doom II, 2010, 3) [sup][14: WH-Wilou84: 2, TheNerdTurtle2: 9, jerk-o: 3][/sup]&#10;[b]140. [url=https://www.doomworld.com/idgames/levels/doom2/Ports/megawads/50shades]50 Shades of Graytall[/url][/b] (Doom II, 2015, 18) [sup][13: Nine Inch Heels: 2, Voltcom9: 2, JudgeDeadd: 1, NoisyVelvet: 3, Pierrot: 5][/sup]&#10;[b]140. [url=https://www.doomworld.com/forum/topic/69813-doom-the-golden-souls-mario-64-doom-definitive-edition-released/]Doom: The Golden Souls[/url][/b] (Doom II, 2014, 26) [sup][13: everennui: 1, TheNerdTurtle2: 7, Keykhosrau: 5][/sup]&#10;[b]140. [url=https://www.doomworld.com/idgames/levels/doom2/Ports/d-f/foursite]Foursite[/url][/b] (Doom II, 2016, 1) [sup][13: Nancsi: 7, 4everDoomed: 5, Gaia74: 1][/sup]&#10;[b]140. [url=https://doomwiki.org/wiki/Haste_(WAD)]Haste[/url][/b] (Doom II, [b]2021[/b], 18) [sup][13: Andromeda: 8, NiGHTS108: 5][/sup]&#10;[b]140. [url=https://www.doomworld.com/forum/topic/124976-old-still-life-wad/]Old Still Life[/url][/b] (Doom II, [b]2021[/b], 11) [sup][13: akolai: 5, Thelokk: 8][/sup]&#10;[b]140. [url=https://www.doomworld.com/idgames/levels/doom2/Ports/s-u/sacrment]Sacrament[/url][/b] (Doom II, 2011, 13) [sup][13: ella guro: 8, yakfak: 5][/sup]&#10;[b]140. [url=https://www.doomworld.com/idgames/levels/doom2/Ports/megawads/vile]Vile Flesh[/url][/b] (Doom II, 2004, 32) [sup][13: Grazza: 4, P41R47: 9][/sup]&#10;[b]140. [url=https://www.doomworld.com/idgames/levels/doom2/Ports/megawads/wos]Whispers of Satan[/url][/b] (Doom II, 2009, 35) [sup][13: tmorrow: 2, eharper256: 5, Warrex: 2, toxic.rat: 4][/sup]&#10;[b]140. [url=https://doomwiki.org/wiki/Wow]Wow[/url][/b] (Doom, 1999, 1) [sup][13: AnonimVio: 10, Apaul27: 1, jerk-o: 2][/sup]&#10;[b]140. [url=https://www.doomworld.com/idgames/levels/doom2/Ports/v-z/zdmcmp1]ZDoom Community Map Project: Take 1[/url][/b] (Doom II, 2004, 1) [sup][13: Phobus: 8, Ziad EL Zein: 5][/sup]&#10;[b]150. [url=https://www.doomworld.com/idgames/levels/doom2/megawads/cleim20p]Cleimos 2[/url][/b] (Doom II, 1995, 32) [sup][12: valkiriforce: 2, A.H. Sankhatayan: 10][/sup]&#10;[b]150. [url=https://www.doomworld.com/idgames/levels/doom2/Ports/megawads/die]Death in Excess[/url][/b] (Doom II, 2019, 18) [sup][12: Arbys550: 9, KineticBeverage: 3][/sup]&#10;[b]150. [url=http://www.moddb.com/mods/doomone/downloads/doomone-v04]Doom: One[/url][/b] (Doom, 2013, 4) [sup][12: HyperLuke: 4, Greyenko: 3, Keykhosrau: 5][/sup]&#10;[b]150. [url=https://www.doomworld.com/idgames/levels/doom2/Ports/d-f/exterror]Extreme Terror[/url][/b] (Doom II, 2016, 1) [sup][12: Nine Inch Heels: 5, everennui: 5, Nancsi: 2][/sup]&#10;[b]150. [url=https://www.doomworld.com/files/file/17464-favillesco-alpha-episode-apostasy-on-amalthea/]Favillesco Alpha Episode: Apostasy on Amalthea[/url][/b] (Doom, 2014, 9) [sup][12: Ryath: 5, Ezepov: 2, rzh: 5][/sup]&#10;[b]150. [url=https://www.doomworld.com/forum/topic/125238-judgment-32-map-mbf21-megawad-rc1/]Judgment[/url][/b] (Doom II, [b]2021[/b], 34) [sup][12: &lt;&lt;Rewind: 10, whybmonotacrab: 2][/sup]&#10;[b]150. [url=https://doomwiki.org/wiki/Lunar_Catastrophe]Lunar Catastrophe[/url][/b] (Doom, 2018, 36) [sup][12: dosboot: 10, Xeogred: 2][/sup]&#10;[b]150. [url=https://www.doomworld.com/idgames/levels/doom2/Ports/m-o/ngmvmt1]Newgothic Movement 1[/url][/b] (Doom II, 2010, 18) [sup][12: everennui: 2, Outrageous Videos: 4, Nazgul9: 6][/sup]&#10;[b]150. [url=https://www.doomworld.com/idgames/levels/doom2/m-o/nochance]No Chance[/url][/b] (Doom II, 2008, 1) [sup][12: Roofi: 7, Maribo: 5][/sup]&#10;[b]150. [url=https://doomwiki.org/wiki/NOVA_III]Nova III[/url][/b] (Doom II, 2019, 32) [sup][12: Makedounia: 4, DOEL: 7, MtPain27: 1][/sup]&#10;[b]150. [url=https://www.doomworld.com/forum/topic/103371-ozonia-development-boom-megawad-december-target-release/]Ozonia[/url][/b] (Doom II, [b]2021[/b], 32) [sup][12: rd: 5, dei_eldren: 3, Thelokk: 4][/sup]&#10;[b]150. [url=https://www.doomworld.com/idgames/levels/doom2/Ports/megawads/tj]The Journey[/url][/b] (Doom II, 2016, 32) [sup][12: Spectra: 6, P41R47: 6][/sup]&#10;[b]150. [url=https://www.doomworld.com/idgames/levels/doom2/Ports/megawads/thtthren]THT: Threnody[/url][/b] (Doom II, 2016, 20) [sup][12: Doomkid: 2, A.H. Sankhatayan: 1, Fadri: 2, nikitsune: 7][/sup]&#10;[b]163. [url=https://www.doomworld.com/idgames/levels/doom2/Ports/s-u/tcotd21me]City of the Damned: Apocalypse[/url][/b] (Doom II, 2011, 1) [sup][11: TechnoDoomed1: 5, Rince-wind: 5,  Foodles: 1][/sup]&#10;[b]163. [url=https://www.doomworld.com/idgames/levels/doom2/Ports/a-c/cafebrk1]Coffee Break Episode 1[/url][/b] (Doom II, 2012, 11) [sup][11: roadworx: 2, eharper256: 4, RHhe82: 5][/sup]&#10;[b]163. [url=https://www.doomworld.com/idgames/levels/doom2/Ports/a-c/comatose]Comatose[/url][/b] (Doom II, 2016, 1) [sup][11: yakfak: 7, m8f: 4][/sup]&#10;[b]163. [url=https://www.doomworld.com/forum/topic/103075-deathless-an-ultimate-doom-megawad-rc4/]Deathless[/url][/b] (Doom, 2018, 36) [sup][11: TheMightyHeracross: 2, Worm318: 3, Warrex: 5, SOSU: 1][/sup]&#10;[b]163. [url=https://www.doomworld.com/idgames/levels/doom2/megawads/d2ino]Doom 2 In Name Only[/url][/b] (Doom II, 2014, 32) [sup][11: Odal: 4, CinnamonKilljoy: 5, erzboesewicht: 2][/sup]&#10;[b]163. [url=https://doomwiki.org/wiki/Doomsday_of_UAC]Doomsday of UAC[/url][/b] (Doom, 1994, 1) [sup][11: Jaws In Space: 2, Ed: 5, joepallai: 3, Ragu: 1][/sup]&#10;[b]163. [url=https://www.doomworld.com/idgames/levels/doom2/Ports/megawads/gmp]Good Morning Phobos[/url][/b] (Doom II, 2017, 33) [sup][11: Bryan T: 5, ReaperAA: 5, MtPain27: 1][/sup]&#10;[b]163. [url=https://doomwiki.org/wiki/Grove]Grove[/url][/b] (Doom II, 2004, 1) [sup][11: MtPain27: 2, msx2plus: 5, Maribo: 4][/sup]&#10;[b]163. [url=https://doomwiki.org/wiki/Mass_Extinction]Mass Extinction﻿[/url][/b] (Doom II, 2019, 32) [sup][11: Deadwing: 6, rzh: 5][/sup]&#10;[b]163. [url=https://www.doomworld.com/idgames/levels/doom2/Ports/megawads/rl2]Running Late 2[/url][/b] (Doom II, [b]2020[/b], 18) [sup][11: Deadwing: 6, Ezepov: 5][/sup]&#10;[b]163. [url=https://www.doomworld.com/idgames/levels/doom2/Ports/a-c/ad2dow]Urban Brawl: Dead of Winter[/url][/b] (Standalone, 2014, 2) [sup][11: Ralphis: 6, Phobus: 5][/sup]&#10;[b]163. [url=http://www.rbkz.net/doom/]Wormwood: Expanded Universe[/url][/b] (Doom II, [b]2020[/b], 7) [sup][11: akolai: 2, KineticBeverage: 4, Nefelibeta: 5][/sup]&#10;[b]175. [url=https://www.doomworld.com/idgames/levels/doom/Ports/0-9/007ltsd]007: Licence to Spell DooM[/url][/b] (Doom, 2002, 9) [sup][10: Doomlover77: 10][/sup]&#10;[b]175. [url=https://www.doomworld.com/idgames/levels/doom2/megawads/1monster]1 Monster Megawad[/url][/b] (Doom II, 2007, 25) [sup][10: TheNerdTurtle2: 2, Li'l devil: 8][/sup]&#10;[b]175. [url=https://www.doomworld.com/idgames/levels/doom2/Ports/a-c/bldstlp]Bloody Steel[/url][/b] (Doom II, 2014, 10) [sup][10: ella guro: 2, Li'l devil: 3, Bep: 5][/sup]&#10;[b]175. [url=https://www.doomworld.com/idgames/levels/doom2/Ports/a-c/chnworm]Chainworm Kommando[/url][/b] (Doom II, 2017, 10) [sup][10: Rince-wind: 5, eharper256: 5][/sup]&#10;[b]175. [url=https://doomwiki.org/wiki/Chex_Quest#Chex_Quest_2]Chex Quest[/url][/b] (Standalone, 1996, 5) [sup][10: bzzrak: 7, doombedoom: 3][/sup]&#10;[b]175. [url=https://doomwiki.org/wiki/Daedalus:_Alien_Defense]Daedalus: Alien Defense[/url][/b] (Doom II, 2003, 32) [sup][10: A.H. Sankhatayan: 10][/sup]&#10;[b]175. [url=https://doomwiki.org/wiki/Doom:_The_Golden_Souls_2]Doom: The Golden Souls 2[/url][/b] (Doom II, 2018, 49) [sup][10: TJG1289: 5, Keykhosrau: 5][/sup]&#10;[b]175. [url=https://www.doomworld.com/idgames/levels/doom2/g-i/grime]Grime[/url][/b] (Doom II, 2009, 1) [sup][10: WH-Wilou84: 2, darkreaver: 4, Paul977: 4][/sup]&#10;[b]175. [url=https://www.doomworld.com/idgames/levels/doom2/Ports/megawads/italo]Italo-Doom[/url][/b] (Doom II, 2016, 20) [sup][10: bemused: 8, NiGHTS108: 2][/sup]&#10;[b]175. [url=https://www.doomworld.com/idgames/levels/doom2/m-o/osiris]Osiris TC[/url][/b] (Doom II, 1996, 8) [sup][10: Vorpal: 5, Uncle 80: 2, Hitherto: 3][/sup]&#10;[b]175. [url=https://www.doomworld.com/forum/topic/91779-a-few-maps-for-plutonia-5-maps/]Plutonia AD﻿[/url][/b] (Plutonia, 2016, 5) [sup][10: dosboot: 10][/sup]&#10;[b]175. [url=https://doomwiki.org/wiki/Redemption_of_the_Slain]Redemption Of The Slain[/url][/b] (Doom II, 2017, 1) [sup][10: Nancsi: 10][/sup]&#10;[b]175. [url=https://doomwiki.org/wiki/Skulldash]Skulldash[/url][/b] (Doom II, 2015, 50) [sup][10: everennui: 2, Lorenz0: 8][/sup]&#10;[b]175. [url=https://doomwiki.org/wiki/The_Alfonzone]The Alfonzone[/url][/b] (Doom II, 2017, 60) [sup][10: Bryan T: 5, vdgg: 1, BohdanZPM: 4][/sup]&#10;[b]175. [url=https://www.doomworld.com/idgames/levels/doom2/Ports/d-f/ehorizon]The Event Horizon[/url][/b] (Doom II, [b]2021[/b], 4) [sup][10: sapphics: 1, akolai: 4, KineticBeverage: 5][/sup]&#10;[b]175. [url=https://www.doomworld.com/idgames/levels/doom2/megawads/ur]Unholy Realms[/url][/b] (Doom II, 2013, 32) [sup][10: Dime: 6, dylux: 2, tmorrow: 2][/sup]&#10;[b]175. [url=https://www.doomworld.com/vb/thread/110060]Wormwood[/url][/b] (Doom II, 2019, 2) [sup][10: Maribo: 5, Nefelibeta: 5][/sup]&#10;[b]192. [url=https://www.doomworld.com/idgames/levels/doom2/Ports/a-c/action]Action Doom[/url][/b] (Standalone, 2004, 4) [sup][9: Dragonfly: 1, Gaia74: 2, Worm318: 1, ax34: 4, Li'l devil: 1][/sup]&#10;[b]192. [url=https://www.doomworld.com/forum/topic/104557-back-to-saturn-x-episode-3-wip/]Back to Saturn X Episode﻿ 3: Instructions to the﻿ Rusty Time Machine﻿﻿[/url][/b] (Doom II, [b]TBA[/b], ?) [sup][9: jerk-o: 9][/sup]&#10;[b]192. [url=https://www.doomworld.com/idgames/levels/doom/megawads/bgcomp]Base Ganymede[/url][/b] (Doom, 2012, 27) [sup][9: maxmanium: 9][/sup]&#10;[b]192. [url=https://www.doomworld.com/idgames/levels/doom2/Ports/a-c/brfinal]Beyond Reality[/url][/b] (Doom II, 2012, 17) [sup][9: Talvi: 3, HUNdebLeonidasX: 6][/sup]&#10;[b]192. [url=https://www.doomworld.com/idgames/levels/doom/a-c/crusades]Crusades[/url][/b] (Doom, 1999, 9) [sup][9: joepallai: 5, Hitherto: 3, doombedoom: 1][/sup]&#10;[b]192. [url=https://doomwiki.org/wiki/Doom:_Damnation]Doom: Damnation[/url][/b] (Doom, 2016, 36) [sup][9: bzzrak: 9][/sup]&#10;[b]192. [url=https://www.doomworld.com/idgames/levels/doom2/Ports/megawads/dump-1]Dump Episode 1: Fuck Time Limits[/url][/b] (Doom II, 2016, 17) [sup][9: Voltcom9: 9][/sup]&#10;[b]192. [url=https://www.doomworld.com/forum/topic/88507-dump-episode-3-bfg-edition-maps-released/]Dump Episode 3: BFG Edition[/url][/b] (Doom II, 2016, 80) [sup][9: HyperLuke: 9][/sup]&#10;[b]192. [url=https://www.doomworld.com/idgames/levels/doom2/d-f/dyst3]Dystopia 3: Re-Birth of Anarchy[/url][/b] (Doom II, 1996, 11) [sup][9: Soundblock: 3, valkiriforce: 1, joepallai: 4, dosboot: 1][/sup]&#10;[b]192. [url=https://www.doomworld.com/forum/topic/100391-esp2/]Eternal Slumber Party﻿ 2[/url][/b] (Doom II, 2018, 32) [sup][9: Roofi: 9][/sup]&#10;[b]192. [url=https://www.doomworld.com/idgames/levels/doom2/g-i/hellrun2]Hellrun[/url][/b] (Doom II, 2013, 1) [sup][9: Doomkid: 3, joepallai: 6][/sup]&#10;[b]192. [url=https://www.doomworld.com/idgames/levels/doom2/Ports/g-i/hth2]Hi-Tech Hell 2: Alien Tech[/url][/b] (Doom II, 2005, 7) [sup][9: Graf Zahl: 9][/sup]&#10;[b]192. [url=https://doomwiki.org/wiki/Mock_2:_The_Speed_of_Stupid]Mock 2: The Speed of Stupid[/url][/b] (Doom II, 2003, 41) [sup][9: AnonimVio: 7, Keykhosrau: 2][/sup]&#10;[b]192. [url=https://www.doomworld.com/idgames/levels/doom2/m-o/obtic11]Obituary[/url][/b] (Doom II, 1995, 19) [sup][9: roadworx: 4, T-Rex: 1, Ragu: 4][/sup]&#10;[b]192. [url=https://forum.zdoom.org/viewtopic.php?t=52301#p913612]Shadow Of The Wool Ball[/url][/b] (Doom II, 2016, 18) [sup][9: Apaul27: 9][/sup]&#10;[b]192. [url=https://www.doomworld.com/idgames/levels/doom/s-u/smb_v102]The Sky May Be[/url][/b] (Doom, 1997, 3) [sup][9: AnonimVio: 3, Li'l devil: 1, msx2plus: 5][/sup]&#10;[b]192. [url=https://www.doomworld.com/idgames/levels/doom2/Ports/s-u/tnte1]Torment and Torture[/url][/b] (Doom II, 2006, 1) [sup][9: MFG38: 9][/sup]&#10;[b]209. [url=https://www.doomworld.com/forum/topic/125479-1000-lines-3-community-project-released/?tab=comments#comment-2407876]1000 Lines 3: Community Project[/url][/b] (Doom II, [b]2021[/b], 34) [sup][8: ReaperAA: 6, LadyMistDragon: 2][/sup]&#10;[b]209. [url=https://www.doomworld.com/idgames/levels/doom2/megawads/50monstr]50 Monsters[/url][/b] (Doom II, 2017, 34) [sup][8: tmorrow: 2, Worm318: 6][/sup]&#10;[b]209. [url=https://www.doomworld.com/idgames/levels/doom2/Ports/megawads/amdosia]Armadosia The Mad Corridor[/url][/b] (Doom II, 2006, 32) [sup][8: Pierrot: 2, smeghammer: 6][/sup]&#10;[b]209. [url=https://www.doomworld.com/idgames/levels/doom2/d-f/doomcity]Doom City[/url][/b] (Doom II, 1995, 1) [sup][8: Jaws In Space: 4, Doomkid: 3, toxic.rat: 1][/sup]&#10;[b]209. [url=https://www.doomworld.com/idgames/levels/doom2/Ports/a-c/cybie]Doomguy's Pimp Ventures[/url][/b] (Doom II, 2006, 1) [sup][8: AnonimVio: 8][/sup]&#10;[b]209. [url=https://www.doomworld.com/idgames/levels/doom/0-9/01fava]Fava Beans[/url][/b] (Doom, 1995, 9) [sup][8: Philnemba: 2, NaZa: 4, Keykhosrau: 2][/sup]&#10;[b]209. [url=https://www.doomworld.com/idgames/levels/doom2/Ports/g-i/holyhell]Holy Hell[/url][/b] (Doom II, 2006, 1) [sup][8: Outrageous Videos: 2, bemused: 6][/sup]&#10;[b]209. [url=https://www.doomworld.com/idgames/levels/doom2/m-o/mangle]Mangle[/url][/b] (Doom II, 1995, 1) [sup][8: bzzrak: 8][/sup]&#10;[b]209. [url=https://www.doomworld.com/idgames/levels/doom2/Ports/m-o/mohu1]Monster Hunter Ltd Part I[/url][/b] (Doom II, 2014, 1) [sup][8: Jaws In Space: 4, m8f: 4][/sup]&#10;[b]209. [url=https://www.doomworld.com/idgames/levels/doom2/Ports/m-o/mohu2]Monster Hunter Ltd Part II[/url][/b] (Doom II, 2014, 1) [sup][8: Jaws In Space: 4, m8f: 4][/sup]&#10;[b]209. [url=https://www.doomworld.com/idgames/levels/doom2/Ports/m-o/nimrod]Nimrod: Ixnay on the Hombre[/url][/b] (Doom II, 2002, 10) [sup][8: Graf Zahl: 8][/sup]&#10;[b]209. [url=https://www.doomworld.com/idgames/music/plutmidi]Plutonia MIDI Pack[/url][/b] (Plutonia, 2013, 0) [sup][8: Diabolución: 1, DJVCardMaster: 2, Keykhosrau: 5][/sup]&#10;[b]209. [url=https://www.doomworld.com/idgames/levels/doom2/Ports/p-r/rush]Rush[/url][/b] (Doom II, 2014, 12) [sup][8: Nirvana: 2, I_Punch_Demons: 1, Andromeda: 5][/sup]&#10;[b]209. [url=https://doomwiki.org/wiki/School_Doom_II]School﻿ Doom﻿﻿ II[/url][/b] (Doom II, 1996, 6) [sup][8: Doomlover77: 8][/sup]&#10;[b]209. [url=https://www.doomworld.com/idgames/levels/doom2/Ports/s-u/scythex]Scythe X[/url][/b] (Doom II, 2009, 10) [sup][8: 42PercentHealth: 2, Graf Zahl: 2, Talvi: 3, bLOCKbOYgAMES: 1][/sup]&#10;[b]209. [url=https://www.doomworld.com/forum/topic/43453-new-map-ready-to-go-the-bee-map/]The Beesong[/url][/b] (Doom II, 2008, 1) [sup][8: Roofi: 8][/sup]&#10;[b]209. [url=https://doomwiki.org/wiki/The_Final_Gathering]The Final Gathering[/url][/b] (Doom II, 1995, 5) [sup][8: Ragu: 8][/sup]&#10;[b]209. [url=https://www.doomworld.com/forum/topic/107249-come-eat-the-mapwich-a-collaborative-community-project-rc1-available/]The Mapwich[/url][/b] (Doom II, 2019, 15) [sup][8: Jaromir Bergmann: 8][/sup]&#10;[b]209. [url=https://www.doomworld.com/idgames/levels/doom2/megawads/urania]Urania[/url][/b] (Plutonia, 2016, 32) [sup][8: Spectre01: 6, erzboesewicht: 2][/sup]&#10;[b]209. [url=https://www.doomworld.com/idgames/levels/doom2/Ports/v-z/vrack3]Vrack 3[/url][/b] (Doom II, 2003, 1) [sup][8: Spectra: 4, Midnight_00: 1, vdgg: 3][/sup]&#10;[b]229. [url=https://doomwiki.org/wiki/10_Sectors]10 Sectors[/url][/b] (Doom II, 2000, 32) [sup][7: doombedoom: 2, Bep: 5][/sup]&#10;[b]229. [url=https://www.doomworld.com/forum/topic/108865-rc2-release-alienated-10-levels-for-gzdoom/]Alienated[/url][/b] (Doom II, 2019, 10) [sup][7: Jaromir Bergmann: 7][/sup]&#10;[b]229. [url=https://forum.zdoom.org/viewtopic.php?f=19&amp;t=69612]Ashes 2063[/url][/b] (Any Doom, 2018, 35) [sup][7: Ezepov: 2, DoomPlayer00: 5][/sup]&#10;[b]229. [url=https://www.doomworld.com/idgames/levels/doom/a-c/b2b]Back to Basics[/url][/b] (Doom, 2007, 9) [sup][7: WH-Wilou84: 2, joepallai: 5][/sup]&#10;[b]229. [url=http://www.moddb.com/games/doom/addons/castle-heng]Castle Heng[/url][/b] (Doom II, 2014, 30) [sup][7: 7hm: 7][/sup]&#10;[b]229. [url=https://www.doomworld.com/idgames/levels/doom2/Ports/a-c/cc-cod]Caverns of Darkness[/url][/b] (Doom II, 2002, 12) [sup][7: vdgg: 7][/sup]&#10;[b]229. [url=https://www.doomworld.com/idgames/levels/doom2/Ports/a-c/cah_se]Cold as Hell[/url][/b] (Doom II, 2004, 17) [sup][7: Graf Zahl: 7][/sup]&#10;[b]229. [url=https://www.doomworld.com/idgames/levels/doom2/Ports/megawads/cif3]Community is Falling 3[/url][/b] (Doom II, 2008, 36) [sup][7: NuMetalManiak: 3, Voltcom9: 4][/sup]&#10;[b]229. [url=https://www.doomworld.com/idgames/levels/doom2/Ports/megawads/cpd]CPD[/url][/b] (Doom II, [b]2020[/b], 32) [sup][7: Ezepov: 7][/sup]&#10;[b]229. [url=https://doomwiki.org/wiki/Dimensions]Dimensions[/url][/b] (Doom II, 2017, 5) [sup][7: KineticBeverage: 7][/sup]&#10;[b]229. [url=https://www.doomworld.com/forum/topic/54022-doom-center-do-you-know-that/]Doom Center[/url][/b] (Doom II, 2011, 1) [sup][7: HUNdebLeonidasX: 5, Keykhosrau: 2][/sup]&#10;[b]229. [url=https://www.doomworld.com/idgames/levels/doom2/Ports/megawads/echelon]Echelon[/url][/b] (Doom II, 2016, 30) [sup][7: Sky: 1, bzzrak: 5, A.H. Sankhatayan: 1][/sup]&#10;[b]229. [url=https://www.doomworld.com/forum/topic/90173-eden/]Eden[/url][/b] (Doom II, 2016, 1) [sup][7: Nirvana: 7][/sup]&#10;[b]229. [url=https://www.doomworld.com/idgames/levels/doom2/Ports/d-f/fth666]Flashback to Hell[/url][/b] (Doom II, 2014, 15) [sup][7: GarrettChan: 2, eharper256: 5][/sup]&#10;[b]229. [url=https://www.doomworld.com/idgames/levels/doom2/megawads/fragport]Fragport[/url][/b] (Doom II, 2001, 32) [sup][7: P41R47: 3, Doomlover77: 3, DoomPlayer00: 1][/sup]&#10;[b]229. [url=https://doomwiki.org/wiki/Galaxia]Galaxia[/url][/b] (Doom, 1994, 2) [sup][7: A.H. Sankhatayan: 1, Ragu: 6][/sup]&#10;[b]229. [url=https://www.doomworld.com/idgames/themes/hacx/hx11pack]Hacx[/url][/b] (Doom II, 1997, 21) [sup][7: Grazza: 5, Dimon12321: 2][/sup]&#10;[b]229. [url=https://www.doomworld.com/idgames/themes/university/hsfc]HSFC[/url][/b] (Doom II, 1996, 1) [sup][7: Doomlover77: 7][/sup]&#10;[b]229. [url=https://www.doomworld.com/idgames/levels/doom2/Ports/g-i/iedge]Insanity's Edge[/url][/b] (Doom II, 2009, 2) [sup][7: TechnoDoomed1: 7][/sup]&#10;[b]229. [url=https://www.doomworld.com/idgames/levels/doom2/megawads/marsw301]Mars War[/url][/b] (Doom II, 1998, 32) [sup][7: Roofi: 5, Rince-wind: 2][/sup]&#10;[b]229. [url=https://doomwiki.org/wiki/Mutabor]Mutabor[/url][/b] (Doom II, [b]2020[/b], 3) [sup][7: akolai: 2, Nefelibeta: 5][/sup]&#10;[b]229. [url=https://www.doomworld.com/idgames/levels/doom2/m-o/odessa_1]Odessa 1[/url][/b] (Doom II, 1995, 1) [sup][7: 7hm: 7][/sup]" calcext:value-type="string">
            <text:p>[b]1. [url=https://www.doomworld.com/idgames/levels/doom2/Ports/megawads/aaliens]Ancient Aliens[/url][/b] (Doom II, 2016, 32) [sup][474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][/sup]</text:p>
            <text:p>[b]2. [url=https://www.doomworld.com/idgames/levels/doom2/Ports/megawads/valiant]Valiant[/url][/b] (Doom II, 2015, 32) [sup][440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][/sup]</text:p>
            <text:p>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</text:p>
            <text:p>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][/sup]</text:p>
            <text:p>[b]5. [url=https://www.doomworld.com/idgames/levels/doom2/Ports/megawads/sunlust]Sunlust[/url][/b] (Doom II, 2015, 32) [sup][381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][/sup]</text:p>
            <text:p>[b]6. [url=https://www.doomworld.com/forum/topic/103425-final-release-eviternity/]Eviternity[/url][/b] (Doom II, 2018, 32) [sup][343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][/sup]</text:p>
            <text:p>[b]7. [url=https://www.doomworld.com/idgames/levels/doom2/megawads/btsx_e1]Back to Saturn X E1: Get Out of My Stations[/url][/b] (Doom II, 2012, 27) [sup][309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][/sup]</text:p>
            <text:p>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</text:p>
            <text:p>[b]9. [url=https://www.doomworld.com/idgames/levels/doom2/Ports/megawads/gd]Going Down[/url][/b] (Doom II, 2014, 32) [sup][274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][/sup]</text:p>
            <text:p>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</text:p>
            <text:p>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</text:p>
            <text:p>[b]12. [url=https://www.doomworld.com/idgames/themes/hr/hr]Hell Revealed[/url][/b] (Doom II, 1997, 32) [sup][14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][/sup]</text:p>
            <text:p>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][/sup]</text:p>
            <text:p>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][/sup]</text:p>
            <text:p>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</text:p>
            <text:p>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</text:p>
            <text:p>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</text:p>
            <text:p>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</text:p>
            <text:p>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</text:p>
            <text:p>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</text:p>
            <text:p>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</text:p>
            <text:p>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</text:p>
            <text:p>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</text:p>
            <text:p>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</text:p>
            <text:p>[b]25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</text:p>
            <text:p>[b]25. [url=https://doomwiki.org/wiki/The_Plutonia_Experiment]The Plutonia Experiment[/url][/b] (Plutonia, 1996, 32) [sup][83: guitardz: 5, purist: 5, termrork: 5, Tartlman: 1, Worm318: 2, Deadwing: 10, northivanastan: 4, Fadri: 5, VanaheimRanger: 7, i suck at nicknames: 6, PBeGood4: 6, Hitherto: 5, RHhe82: 2, Dubium: 10, rzh: 5, Keykhosrau: 5][/sup]</text:p>
            <text:p>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</text:p>
            <text:p>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</text:p>
            <text:p>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</text:p>
            <text:p>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</text:p>
            <text:p>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</text:p>
            <text:p>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 Foodles: 3][/sup]</text:p>
            <text:p>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</text:p>
            <text:p>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</text:p>
            <text:p>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</text:p>
            <text:p>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</text:p>
            <text:p>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</text:p>
            <text:p>[b]38. [url=https://www.doomworld.com/idgames/levels/doom2/Ports/megawads/alt]A.L.T.[/url][/b] (Doom II, 2012, 32) [sup][59: Not Jabba: 7, Spectre01: 2, ella guro: 10, yakfak: 10, Rince-wind: 5, Hansen79: 5, P41R47: 7, SOSU: 8, rzh: 5][/sup]</text:p>
            <text:p>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</text:p>
            <text:p>[b]40. [url=http://adventuresofsquare.com/downloads.php]The Adventures of Square[/url][/b] (Standalone, 2014, 32) [sup][55: Sky: 9, ShoDemo: 5, Ed: 5, JudgeDeadd: 5, Woolie Wool: 8, Squadallah: 7, termrork: 5, Marn: 5, Sotenga: 6][/sup]</text:p>
            <text:p>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</text:p>
            <text:p>[b]42. [url=https://www.doomworld.com/idgames/levels/doom2/Ports/j-l/lunatic]Lunatic[/url][/b] (Doom II, 2011, 5) [sup][49: Cynical: 6, Dime: 9, Nate River: 4, Poncho: 5, Gaia74: 3, Deflektor: 8, Marn: 5, Boy: 5, Ezepov: 2, erzboesewicht: 2][/sup]</text:p>
            <text:p>[b]43. [url=https://www.doomworld.com/idgames/levels/doom2/Ports/megawads/1024]Congestion 1024[/url][/b] (Doom II, 2005, 32) [sup][47: Mr. Freeze: 5, HyperLuke: 7, Voltcom9: 5, bonnie: 4, Dragonfly: 8, Philnemba: 5, Hansen79: 3, waciej: 10][/sup]</text:p>
            <text:p>[b]43. [url=https://doomwiki.org/wiki/STRAIN]STRAIN[/url][/b] (Doom II, 1997, 32) [sup][47: Grazza: 6, ella guro: 4, JudgeDeadd: 1, T-Rex: 1, Squadallah: 9, smeghammer: 5, vdgg: 1, Ryath: 10, Li'l devil: 10][/sup]</text:p>
            <text:p>[b]45. [url=https://www.doomworld.com/forum/topic/105215-lost-civilization-22-map-fun-and-nonlinear-megawad-now-with-download-link/]Lost Civilization[/url][/b] (Doom II, 2019, 22) [sup][46: OniriA: 9, rd: 7, Endless: 8, Snikle: 6, MtPain27: 7, TJG1289: 5, Maribo: 4][/sup]</text:p>
            <text:p>[b]46. [url=https://doomwiki.org/wiki/Icarus:_Alien_Vanguard]Icarus: Alien Vanguard[/url][/b] (Doom II, 1996, 32) [sup][45: Ralphis: 6, Grazza: 8, T-Rex: 3, valkiriforce: 8, A.H. Sankhatayan: 10, Dimon12321: 1, xdude_gamer: 9][/sup]</text:p>
            <text:p>[b]47. [url=https://www.doomworld.com/idgames/levels/doom/Ports/megawads/kdizd_12]Knee-Deep in ZDoom[/url][/b] (Doom, 2007, 10) [sup][43: Graf Zahl: 6, Voltcom9: 7, tchkb: 2, Apaul27: 7, 4everDoomed: 5, Rince-wind: 1, Jaromir Bergmann: 2, Lewonx: 10, Li'l devil: 3][/sup]</text:p>
            <text:p>[b]48. [url=https://doomwiki.org/wiki/Winter's_Fury]Winter's Fury[/url][/b] (Doom II, 2012, 12) [sup][42: Dragonfly: 2, TechnoDoomed1: 10, Lorenz0: 7, Octillion: 7, OniriA: 3, Ivory Duke: 3, ASaltShaker: 9, Lewonx: 1][/sup]</text:p>
            <text:p>[b]49. [url=https://doomwiki.org/wiki/Cyberdreams]Cyberdreams[/url][/b] (Doom II, 1998, 32) [sup][41: 42PercentHealth: 3, ShoDemo: 1, 7hm: 7, justsomemusicguy: 3, bonnie: 7, NoisyVelvet: 4, TheNerdTurtle2: 3, termrork: 5, AtticTelephone: 5, Maribo: 1, Keykhosrau: 2][/sup]</text:p>
            <text:p>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</text:p>
            <text:p>[b]50. [url=https://www.doomworld.com/idgames/levels/doom2/Ports/s-u/sd20x7]Stardate 20X7[/url][/b] (Doom II, 2017, 9) [sup][40: yakfak: 6, Grain of Salt: 8, bemused: 4, Andromeda: 9, KineticBeverage: 8, Nefelibeta: 5][/sup]</text:p>
            <text:p>[b]52. [url=https://www.doomworld.com/idgames/levels/doom2/Ports/d-f/distrbia]Disturbia[/url][/b] (Doom II, 2008, 1) [sup][39: Sky: 7, darkreaver: 10, Roofi: 6, Paul977: 6, akolai: 5, Nefelibeta: 5][/sup]</text:p>
            <text:p>[b]52. [url=https://www.doomworld.com/idgames/levels/doom2/Ports/d-f/equinox]Equinox[/url][/b] (Doom II, 2001, 13) [sup][39: Sky: 5, Grazza: 9, ella guro: 5, A.H. Sankhatayan: 10, AtticTelephone: 5, Boy: 5][/sup]</text:p>
            <text:p>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</text:p>
            <text:p>[b]55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</text:p>
            <text:p>[b]55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</text:p>
            <text:p>[b]55. [url=https://www.doomworld.com/forum/topic/109216-doom-zero-launch-and-celebrating-25-years-of-doom-ii/]Doom Zero[/url][/b] (Doom II, 2019, 32) [sup][36: maxmanium: 2, CinnamonKilljoy: 8, Warrex: 10, Horus: 2, Azure_Horror: 3, erzboesewicht: 2, Thelokk: 9][/sup]</text:p>
            <text:p>[b]58. [url=https://www.doomworld.com/idgames/levels/doom2/Ports/megawads/prcp]Plutonia: Revisited Community Project[/url][/b] (Plutonia, 2011, 32) [sup][35: Nine Inch Heels: 3, Paul977: 10, bLOCKbOYgAMES: 3, Altima: 5, NoisyVelvet: 3, Odal: 7, Polri: 3, Scorpius: 1][/sup]</text:p>
            <text:p>[b]59. [url=https://www.doomworld.com/idgames/levels/doom2/Ports/a-c/breach]Breach[/url][/b] (Doom II, 2015, 1) [sup][33: Jaws In Space: 7, Dime: 10, guitardz: 2, Nancsi: 1, Jaromir Bergmann: 4, smeghammer: 3, TheGreenZap: 6][/sup]</text:p>
            <text:p>[b]59. [url=http://www.doom2.net/doom2/wads/DWANGO5.ZIP]Dwango5[/url][/b] (Doom II, 1995, 24) [sup][33: Doomkid: 10, Ralphis: 7, antares031: 8, toxic.rat: 8][/sup]</text:p>
            <text:p>[b]59. [url=https://www.doomworld.com/idgames/levels/doom2/Ports/s-u/swtw]Swim With the Whales[/url][/b] (Doom II, 2013, 3) [sup][33: WH-Wilou84: 2, Nate River: 9, Soundblock: 3, Lazorinc: 6, Nirvana: 10, NoisyVelvet: 3][/sup]</text:p>
            <text:p>[b]62. [url=https://www.doomworld.com/idgames/levels/doom2/Ports/m-o/miasma]Miasma[/url][/b] (Doom II, 2016, 1) [sup][32: WH-Wilou84: 1, Soundblock: 2, Nirvana: 9, NoisyVelvet: 1, Willy W.: 7, jerk-o: 7, Nefelibeta: 5][/sup]</text:p>
            <text:p>[b]62. [url=https://www.doomworld.com/idgames/levels/doom2/Ports/s-u/tn]Tangerine Nightmare[/url][/b] (Doom II, 2018, 10) [sup][32: guitardz: 10, MtPain27: 4, RHhe82: 8, tonytheparrot: 2, NiGHTS108: 8][/sup]</text:p>
            <text:p>[b]64. [url=https://doomwiki.org/wiki/Chillax]Chillax[/url][/b] (Doom II, 2010, 47) [sup][31: Nine Inch Heels: 4, AnonimVio: 5, fveitsi: 5, Outrageous Videos: 3, Simomarchi: 2, Gaia74: 5, maxmanium: 1, waciej: 6][/sup]</text:p>
            <text:p>[b]64. [url=https://www.doomworld.com/idgames/levels/doom2/Ports/s-u/unloved]Unloved[/url][/b] (Doom II, 2010, 5) [sup][31: MFG38: 1, everennui: 8, bonnie: 10, TechnoDoomed1: 3, Payload4367: 2, Dimon12321: 5, Maribo: 2][/sup]</text:p>
            <text:p>[b]66. [url=https://www.doomworld.com/idgames/levels/doom2/Ports/m-o/mek-catk]Counterattack[/url][/b] (Doom II, 2017, 7) [sup][30: rd: 7, Hansen79: 3, VanaheimRanger: 4, SCF: 5, sapphics: 10, nikitsune: 1][/sup]</text:p>
            <text:p>[b]66. [url=https://www.doomworld.com/forum/topic/85591-nihility-infinite-teeth-shareware-episode-v121/]Nihility: Infinite ﻿Teeth﻿[/url][/b] (Doom, 2016, 9) [sup][30: Rince-wind: 5, rd: 5, Omniarch: 5, Ryath: 5, rzh: 5, Bep: 5][/sup]</text:p>
            <text:p>[b]66. [url=https://www.doomworld.com/idgames/levels/doom2/megawads/rudy2]Rowdy Rudy II: POWERTRIP![/url][/b] (Doom II, [b]2020[/b], 20) [sup][30: Dimon12321: 10, Azure_Horror: 5, TheGreenZap: 10, Ezepov: 2, NiGHTS108: 3][/sup]</text:p>
            <text:p>[b]66. [url=https://www.doomworld.com/idgames/levels/doom/Ports/d-f/e1m8b]Tech Gone Bad[/url][/b] (Doom, 2016, 1) [sup][30: Jaws In Space: 5, guitardz: 5, Nancsi: 8, Diabolución: 5, Jaromir Bergmann: 1, Marn: 5, DooM Bear: 1][/sup]</text:p>
            <text:p>[b]66. [url=https://www.doomworld.com/idgames/levels/doom2/Ports/s-u/tutnt]The Ultimate Torment &amp; Torture[/url][/b] (Doom II, 2007, 8) [sup][30: HyperLuke: 8, Talvi: 4, Greyenko: 4, TechnoDoomed1: 2, TheMightyHeracross: 3, Ziad EL Zein: 5, Ivory Duke: 4][/sup]</text:p>
            <text:p>[b]71. [url=https://www.doomworld.com/idgames/themes/batman/batman]Batman Doom[/url][/b] (Doom II, 1999, 32) [sup][29: yakfak: 8, JudgeDeadd: 4, soner du: 10, Uncle 80: 4, doombedoom: 3][/sup]</text:p>
            <text:p>[b]71. [url=https://www.doomworld.com/idgames/levels/doom2/Ports/a-c/crumpets]Crumpets[/url][/b] (Doom II, 2015, 9) [sup][29: everennui: 2, Nate River: 8, Nirvana: 1, Makedounia: 2, Andromeda: 7, VanaheimRanger: 5, RHhe82: 4][/sup]</text:p>
            <text:p>[b]71. [url=https://doomwiki.org/wiki/Perdition's_Gate]Perdition's Gate[/url][/b] (Doom II, 1996, 32) [sup][29: Vorpal: 5, Nate River: 1, bonnie: 10, P41R47: 3, E.M.: 5, rzh: 5][/sup]</text:p>
            <text:p>[b]71. [url=https://www.doomworld.com/idgames/levels/doom2/Ports/megawads/sf2012]Slaughterfest 2012[/url][/b] (Doom II, 2013, 35) [sup][29: HyperLuke: 1, Outrageous Videos: 1, bemused: 2, Apaul27: 8, tmorrow: 3, Arbys550: 3, Simomarchi: 6, maxmanium: 1, Nazgul9: 4][/sup]</text:p>
            <text:p>[b]75. [url=https://www.doomworld.com/forum/topic/92574-dimension-of-the-boomed/]Dimension of the Boomed[/url][/b] (Doom II, 2018, 7) [sup][27: Ivory Duke: 7, Hansen79: 4, SOSU: 2, Ryath: 5, SCF: 2, GratefulName: 2, Uncle 80: 5][/sup]</text:p>
            <text:p>[b]75. [url=https://doomwiki.org/wiki/REKKR]REKKR[/url][/b] (Standalone, 2018, 36) [sup][27: soner du: 8, Rince-wind: 5, Dimon12321: 6, Hitherto: 3, rzh: 5][/sup]</text:p>
            <text:p>[b]75. [url=https://www.doomworld.com/idgames/levels/doom2/megawads/tvr]Revolution![/url][/b] (Doom II, 2001, 32) [sup][27: Not Jabba: 1, Grazza: 3, Altima: 4, termrork: 5, SilverMiner: 5, P41R47: 3, Katamori: 6][/sup]</text:p>
            <text:p>[b]78. [url=https://www.doomworld.com/forum/topic/108251-abandon-beta-is-here/]Abandon[/url][/b] (Doom II, [b]2020[/b], 17) [sup][26: Arbys550: 8, rd: 4, &lt;&lt;Rewind: 10, akolai: 4][/sup]</text:p>
            <text:p>[b]78. [url=https://www.doomworld.com/idgames/levels/doom2/Ports/megawads/ngmvmt2]Newgothic Movement 2[/url][/b] (Doom II, 2017, 17) [sup][26: Nine Inch Heels: 8, ShoDemo: 2, Outrageous Videos: 9, Nazgul9: 6, Andromeda: 1][/sup]</text:p>
            <text:p>[b]78. [url=https://www.doomworld.com/idgames/levels/doom2/megawads/zone300]Zone 300[/url][/b] (Doom II, 2013, 32) [sup][26: Voltcom9: 8, Soundblock: 3, purist: 3, maxmanium: 8, ASaltShaker: 4][/sup]</text:p>
            <text:p>[b]81. [url=https://www.doomworld.com/forum/topic/123042-dbp37-augerzenith-the-cyberpunk-megawad/]AUGER﻿;﻿ZENITH[/url][/b] (Doom II, [b]2021[/b], 21) [sup][25: &lt;&lt;Rewind: 4, TJG1289: 3, Ezepov: 8, Katamori: 10][/sup]</text:p>
            <text:p>[b]81. [url=https://www.doomworld.com/idgames/levels/doom/Ports/p-r/par-lutz]Phobos: Anomaly Reborn[/url][/b] (Doom, 2003, 9) [sup][25: Ed: 5, Graf Zahl: 1, SilverMiner: 10, smeghammer: 6, doombedoom: 3][/sup]</text:p>
            <text:p>[b]81. [url=https://www.doomworld.com/idgames/levels/doom2/Ports/megawads/zdcmp2]ZDoom Community Map Project II[/url][/b] (Doom II, 2014, 1) [sup][25: Graf Zahl: 10, Phobus: 9, TechnoDoomed1: 6][/sup]</text:p>
            <text:p>[b]84. [url=https://www.doomworld.com/idgames/levels/doom2/Ports/a-c/anta_req]Antaresian Reliquary[/url][/b] (Doom II, [b]2020[/b], 7) [sup][24: Dimon12321: 6, SCF: 6, Azure_Horror: 7, whybmonotacrab: 2, nikitsune: 1, DoomPlayer00: 2][/sup]</text:p>
            <text:p>[b]84. [url=https://www.doomworld.com/idgames/levels/doom2/Ports/d-f/dv]Deus Vult[/url][/b] (Doom II, 2004, 5) [sup][24: Mr. Freeze: 7, WH-Wilou84: 5, joepallai: 1, DJVCardMaster: 1, waciej: 4, Maribo: 5, doombedoom: 1][/sup]</text:p>
            <text:p>[b]86. [url=http://www.moddb.com/games/doom-ii/addons/eternal-slumber-party-v2]Eternal Slumber Party[/url][/b] (Doom II, 2015, 33) [sup][23: Roofi: 10, Outrageous Videos: 8, Grain of Salt: 4, Simomarchi: 1][/sup]</text:p>
            <text:p>[b]87. [url=https://www.doomworld.com/idgames/levels/doom2/Ports/a-c/bauhaus]Bauhaus[/url][/b] (Doom II, 2014, 4) [sup][22: ella guro: 9, 7hm: 5, Grain of Salt: 3, NoisyVelvet: 1, vdgg: 4][/sup]</text:p>
            <text:p>[b]87. [url=https://www.doomworld.com/idgames/levels/doom2/Ports/d-f/elysion]Elysion[/url][/b] (Doom II, 2009, 1) [sup][22: Sky: 8, darkreaver: 5, Maribo: 9][/sup]</text:p>
            <text:p>[b]87. [url=https://www.doomworld.com/idgames/levels/doom2/Ports/v-z/violence]Violence[/url][/b] (Doom II, 2015, 4) [sup][22: Chamelenoel: 10, everennui: 4, Nate River: 2, Lorenz0: 4, Ezepov: 2][/sup]</text:p>
            <text:p>[b]87. [url=https://www.doomworld.com/idgames/levels/doom2/Ports/megawads/zpack]ZPack[/url][/b] (Doom II, 2008, 30) [sup][22: MFG38: 5, Voltcom9: 3, TechnoDoomed1: 4, Ziad EL Zein: 5, Octillion: 5][/sup]</text:p>
            <text:p>[b]91. [url=https://doomwiki.org/wiki/180_Minutes_Pour_Vivre]180 Minutes Pour Vivre[/url][/b] (Doom II, [b]2020[/b], 33) [sup][21: Azure_Horror: 9, LadyMistDragon: 9, tonytheparrot: 3][/sup]</text:p>
            <text:p>[b]91. [url=https://www.doomworld.com/idgames/levels/doom2/Ports/megawads/cchest2]Community Chest 2[/url][/b] (Doom II, 2004, 32) [sup][21: Sky: 10, tchkb: 1, Midnight_00: 9, vdgg: 1][/sup]</text:p>
            <text:p>[b]91. [url=https://www.doomworld.com/forum/topic/105598-hurt-singleplayer-map-in-hell/]Hurt[/url][/b] (Doom II, 2019, 1) [sup][21: Jaromir Bergmann: 9, OniriA: 7, I_Punch_Demons: 5][/sup]</text:p>
            <text:p>[b]94. [url=https://www.doomworld.com/idgames/levels/doom2/Ports/megawads/1024clau]Claustrophobia 1024[/url][/b] (Doom II, 2009, 33) [sup][20: m8f: 5, DJVCardMaster: 6, Katamori: 9][/sup]</text:p>
            <text:p>[b]94. [url=https://www.doomworld.com/forum/topic/91854-v15-doom-64-retribution/]Doom 64: Retribution[/url][/b] (Doom II, 2016, 59) [sup][20: guitardz: 5, 4everDoomed: 8, Warrex: 7][/sup]</text:p>
            <text:p>[b]94. [url=https://www.doomworld.com/idgames/levels/doom2/Ports/m-o/nuts]Nuts[/url][/b] (Doom II, 2001, 1) [sup][20: Chamelenoel: 6, AnonimVio: 9, E.M.: 5][/sup]</text:p>
            <text:p>[b]94. [url=https://www.doomworld.com/idgames/levels/doom2/Ports/s-u/scl_top]Threshold of Pain[/url][/b] (Doom II, 2010, 12) [sup][20: Malrionn: 7, MFG38: 7, 4everDoomed: 6][/sup]</text:p>
            <text:p>[b]98. [url=https://www.doomworld.com/idgames/levels/doom2/Ports/a-c/arcadia]Arcadia Demade[/url][/b] (Doom II, 2010, 1) [sup][19: Jaws In Space: 9, Vorpal: 5, guitardz: 1, Nancsi: 4][/sup]</text:p>
            <text:p>[b]98. [url=https://www.doomworld.com/idgames/levels/doom2/Ports/megawads/bstain]Bloodstain[/url][/b] (Doom II, 2016, 32) [sup][19: NuMetalManiak: 5, everennui: 5, Forli: 4, DOEL: 5][/sup]</text:p>
            <text:p>[b]98. [url=https://www.doomworld.com/idgames/levels/doom2/megawads/dmonfear]Demonfear[/url][/b] (Doom II, 2000, 32) [sup][19: roadworx: 4, soner du: 3, Philnemba: 3, NaZa: 1, P41R47: 3, Marn: 5][/sup]</text:p>
            <text:p>[b]98. [url=https://doomwiki.org/wiki/Magnolia]Magnolia[/url][/b] (Doom II, 2018, 3) [sup][19: msx2plus: 5, akolai: 4, KineticBeverage: 10][/sup]</text:p>
            <text:p>[b]98. [url=https://doomwiki.org/wiki/Super_Sonic_Doom]Super Sonic Doom[/url][/b] (Doom II, 2004, 15) [sup][19: TJG1289: 2, Doomlover77: 9,  Foodles: 8][/sup]</text:p>
            <text:p>[b]98. [url=https://www.doomworld.com/idgames/levels/doom2/megawads/darken2]The Darkening Episode 2[/url][/b] (Doom II, 2000, 24) [sup][19: Graf Zahl: 4, joepallai: 2, vdgg: 8, doombedoom: 5][/sup]</text:p>
            <text:p>[b]98. [url=https://www.doomworld.com/idgames/levels/doom2/Ports/a-c/action2]Urban Brawl: Action Doom 2[/url][/b] (Standalone, 2008, 9) [sup][19: Chamelenoel: 1, JudgeDeadd: 4, Phobus: 10, Dimon12321: 4][/sup]</text:p>
            <text:p>[b]105. [url=http://www.doomwadstation.net/main/aliens.html]Aliens TC[/url][/b] (Doom II, 1994, 11) [sup][18: yakfak: 4, Payload4367: 5, Ragu: 9][/sup]</text:p>
            <text:p>[b]105. [url=https://doomwiki.org/wiki/Eternal_Doom_IV:_Return_from_Oblivion]Eternal DOOM IV: Return from Oblivion[/url][/b] (Doom II, 2008, 7) [sup][18: m8f: 5, Fadri: 4,  Foodles: 8, doombedoom: 1][/sup]</text:p>
            <text:p>[b]105. [url=https://doomwiki.org/wiki/Hell_To_Pay]Hell to Pay[/url][/b] (Doom II, 1996, 32) [sup][18: bonnie: 10, P41R47: 3, Katamori: 5][/sup]</text:p>
            <text:p>[b]105. [url=https://www.doomworld.com/idgames/levels/doom/Ports/d-f/e1m4b]Phobos Mission Control[/url][/b] (Doom, 2016, 1) [sup][18: Nancsi: 6, Diabolución: 5, Marn: 5, DooM Bear: 2][/sup]</text:p>
            <text:p>[b]105. [url=https://www.doomworld.com/idgames/levels/doom2/Ports/megawads/sf2011]Slaughterfest 2011[/url][/b] (Doom II, 2012, 32) [sup][18: Outrageous Videos: 5, tmorrow: 3, Simomarchi: 10][/sup]</text:p>
            <text:p>[b]105. [url=https://doomwiki.org/wiki/TNT:_Evilution]TNT: Evilution[/url][/b] (TNT, 1996, 32) [sup][18: Li'l devil: 6, PBeGood4: 2, nikitsune: 1, Katamori: 2, Dubium: 2, rzh: 5][/sup]</text:p>
            <text:p>[b]111. [url=https://www.doomworld.com/forum/topic/92776-brigandine-rc2-updated-2017-05-13/]Brigandine[/url][/b] (Doom II, 2017, 1) [sup][17: Dragonfly: 7, guitardz: 2, Jaromir Bergmann: 5, VanaheimRanger: 3][/sup]</text:p>
            <text:p>[b]111. [url=https://www.doomworld.com/idgames/levels/doom2/Ports/megawads/cchest3]Community Chest 3[/url][/b] (Doom II, 2007, 32) [sup][17: Mr. Freeze: 3, Lewonx: 10, sincity2100: 4][/sup]</text:p>
            <text:p>[b]111. [url=https://www.doomworld.com/forum/topic/104608-finely-crafted-fetish-film-7-puzzle-maps-for-boom/]Finely Crafted Fetish Film[/url][/b] (Doom II, 2019, 7) [sup][17: akolai: 10, KineticBeverage: 7][/sup]</text:p>
            <text:p>[b]111. [url=http://heroestospare.com/rabotik/harmony.php]Harmony[/url][/b] (Standalone, 2009, 11) [sup][17: Not Jabba: 5, Sky: 6, ax34: 4, Ezepov: 2][/sup]</text:p>
            <text:p>[b]111. [url=https://www.doomworld.com/idgames/levels/doom2/Ports/megawads/mutiny]Mutiny[/url][/b] (Doom II, 2016, 16) [sup][17: Jaws In Space: 6, Doomkid: 3, everennui: 2, NoisyVelvet: 1, m8f: 4, sapphics: 1][/sup]</text:p>
            <text:p>[b]111. [url=http://stronghold.drdteam.org/download.html]Stronghold: On the Edge of Chaos[/url][/b] (Doom II, 2010, 39) [sup][17: MFG38: 2, termrork: 5, Katamori: 10][/sup]</text:p>
            <text:p>[b]111. [url=https://www.doomworld.com/idgames/levels/doom2/Ports/s-u/uacultra]UAC Ultra[/url][/b] (Doom II, 2010, 12) [sup][17: Malrionn: 10, behemoth_667: 5, TheGreenZap: 2][/sup]</text:p>
            <text:p>[b]111. [url=https://www.doomworld.com/idgames/levels/doom2/Ports/megawads/sp_usimp]Ultimate Simplicity[/url][/b] (Doom II, 2007, 30) [sup][17: Dragonfly: 5, Simomarchi: 9, doombedoom: 3][/sup]</text:p>
            <text:p>[b]119. [url=https://www.doomworld.com/forum/topic/121263-arrival-v101-fix-a-limit-removing-episode-for-doom-ii/]Arrival[/url][/b] (Doom II, [b]2021[/b], 10) [sup][16: dosboot: 10, Xeogred: 5, LadyMistDragon: 1][/sup]</text:p>
            <text:p>[b]119. [url=https://www.doomworld.com/forum/topic/101647-avactor-last-update-is-out/]Avactor[/url][/b] (Doom II, 2018, 12) [sup][16: JudgeDeadd: 2, OniriA: 8,  Foodles: 6][/sup]</text:p>
            <text:p>[b]119. [url=https://www.doomworld.com/idgames/levels/doom/a-c/castevil]Castle of Evil[/url][/b] (Doom, 1994, 1) [sup][16: bzzrak: 10, joepallai: 6][/sup]</text:p>
            <text:p>[b]119. [url=https://www.doomworld.com/idgames/levels/doom2/Ports/megawads/drkenctr]Dark Encounters[/url][/b] (Doom II, 2017, 32) [sup][16: Bryan T: 5, dylux: 8, Octillion: 3][/sup]</text:p>
            <text:p>[b]119. [url=https://www.doomworld.com/idgames/levels/doom2/Ports/j-l/legher]Legacy of Heroes[/url][/b] (Doom II, 2016, 11) [sup][16: Woolie Wool: 5, dylux: 7, eharper256: 4][/sup]</text:p>
            <text:p>[b]119. [url=https://forum.zdoom.org/viewtopic.php?t=56668#p1000996]Rise of the Wool Ball[/url][/b] (Standalone, 2017, 18) [sup][16: JudgeDeadd: 3, Squadallah: 1, Apaul27: 9, TheMightyHeracross: 3][/sup]</text:p>
            <text:p>[b]119. [url=https://www.doomworld.com/idgames/levels/doom2/d-f/enigma]The Enigma Episode[/url][/b] (Doom II, 1995, 9) [sup][16: T-Rex: 3, valkiriforce: 1, Ragu: 10, erzboesewicht: 2][/sup]</text:p>
            <text:p>[b]126. [url=https://www.doomworld.com/idgames/levels/doom2/megawads/avj]Arch-Vile Jump[/url][/b] (Doom II, 2010, 32) [sup][15: termrork: 5, Red-XIII: 10][/sup]</text:p>
            <text:p>[b]126. [url=http://freedoom.github.io/download.html]Freedoom: Phase 1[/url][/b] (Standalone, 2009, 36) [sup][15: Chamelenoel: 3, northivanastan: 6, jerk-o: 3, xdude_gamer: 3][/sup]</text:p>
            <text:p>[b]126. [url=http://freedoom.github.io/download.html]Freedoom: Phase 2[/url][/b] (Standalone, 2003, 32) [sup][15: Spectra: 1, Voltcom9: 1, TheMightyHeracross: 3, northivanastan: 3, jerk-o: 3, xdude_gamer: 4][/sup]</text:p>
            <text:p>[b]126. [url=https://www.doomworld.com/forum/topic/119448-final-release-micro-slaughter-community-project-17-maps/]Micro Slaughter Community Project[/url][/b] (Doom II, [b]2021[/b], 17) [sup][15: Nazgul9: 4, Andromeda: 2, SCF: 1, whybmonotacrab: 1, KineticBeverage: 3, NiGHTS108: 4][/sup]</text:p>
            <text:p>[b]126. [url=https://doomwiki.org/wiki/The_Brotherhood_of_Ruin]The Brotherhood of Ruin[/url][/b] (Doom II, 2003, 7) [sup][15: joepallai: 4, vdgg: 6, Hitherto: 5][/sup]</text:p>
            <text:p>[b]126. [url=https://www.doomworld.com/forum/topic/74280-the-ultimate-doom-ii-doom-ii-levels-remade/]The Ultimate Doom II[/url][/b] (Doom II, 2015, 20) [sup][15: Ivory Duke: 5, lokbustam257: 10][/sup]</text:p>
            <text:p>[b]132. [url=https://doomwiki.org/wiki/Doom_64_for_Doom_II]Doom 64 for Doom II[/url][/b] (Doom II, 2018, 32) [sup][14: Roofi: 1, Woolie Wool: 1, I_Punch_Demons: 2, Warrex: 10][/sup]</text:p>
            <text:p>[b]132. [url=https://doomwiki.org/wiki/Faithless:_Trilogy]Faithless: Trilogy[/url][/b] (Heretic, [b]2020[/b], 28) [sup][14: ReaperAA: 4, Rince-wind: 5, Ryath: 5][/sup]</text:p>
            <text:p>[b]132. [url=https://www.doomworld.com/idgames/levels/doom2/Ports/d-f/fw]Fractured﻿﻿﻿ Worlds﻿[/url][/b] (Doom II, [b]2021[/b], 9) [sup][14: whybmonotacrab: 2, akolai: 7, Nefelibeta: 5][/sup]</text:p>
            <text:p>[b]132. [url=https://www.doomworld.com/forum/topic/129577-jumpwad-7-platforming-maps-by-ribbiks-and-me-d/]JUMPWAD[/url][/b] (Doom II, [b]2022[/b], 7) [sup][14: akolai: 5, Maribo: 9][/sup]</text:p>
            <text:p>[b]132. [url=https://www.doomworld.com/forum/topic/106058-paradise-v2-multiplayer-beta-on-page-3-4122020/]Paradise[/url][/b] (Doom II, 2019, 7) [sup][14: Lorenz0: 5, JuanchoES: 1, whybmonotacrab: 8][/sup]</text:p>
            <text:p>[b]132. [url=https://www.doomworld.com/idgames/levels/doom2/megawads/reverie]Reverie[/url][/b] (Doom II, 2011, 32) [sup][14: Octillion: 9, joepallai: 1, BohdanZPM: 4][/sup]</text:p>
            <text:p>[b]132. [url=https://www.doomworld.com/idgames/levels/doom2/Ports/megawads/sihr2fix]Survive in Hell[/url][/b] (Doom II, 2012, 33) [sup][14: Spectra: 8, Pierrot: 6][/sup]</text:p>
            <text:p>[b]132. [url=https://www.doomworld.com/forum/topic/50158-wip-vela-pax-beta-21-out-now-with-1-more-stuff/]Vela Pax[/url][/b] (Doom II, 2010, 3) [sup][14: WH-Wilou84: 2, TheNerdTurtle2: 9, jerk-o: 3][/sup]</text:p>
            <text:p>[b]140. [url=https://www.doomworld.com/idgames/levels/doom2/Ports/megawads/50shades]50 Shades of Graytall[/url][/b] (Doom II, 2015, 18) [sup][13: Nine Inch Heels: 2, Voltcom9: 2, JudgeDeadd: 1, NoisyVelvet: 3, Pierrot: 5][/sup]</text:p>
            <text:p>[b]140. [url=https://www.doomworld.com/forum/topic/69813-doom-the-golden-souls-mario-64-doom-definitive-edition-released/]Doom: The Golden Souls[/url][/b] (Doom II, 2014, 26) [sup][13: everennui: 1, TheNerdTurtle2: 7, Keykhosrau: 5][/sup]</text:p>
            <text:p>[b]140. [url=https://www.doomworld.com/idgames/levels/doom2/Ports/d-f/foursite]Foursite[/url][/b] (Doom II, 2016, 1) [sup][13: Nancsi: 7, 4everDoomed: 5, Gaia74: 1][/sup]</text:p>
            <text:p>[b]140. [url=https://doomwiki.org/wiki/Haste_(WAD)]Haste[/url][/b] (Doom II, [b]2021[/b], 18) [sup][13: Andromeda: 8, NiGHTS108: 5][/sup]</text:p>
            <text:p>[b]140. [url=https://www.doomworld.com/forum/topic/124976-old-still-life-wad/]Old Still Life[/url][/b] (Doom II, [b]2021[/b], 11) [sup][13: akolai: 5, Thelokk: 8][/sup]</text:p>
            <text:p>[b]140. [url=https://www.doomworld.com/idgames/levels/doom2/Ports/s-u/sacrment]Sacrament[/url][/b] (Doom II, 2011, 13) [sup][13: ella guro: 8, yakfak: 5][/sup]</text:p>
            <text:p>[b]140. [url=https://www.doomworld.com/idgames/levels/doom2/Ports/megawads/vile]Vile Flesh[/url][/b] (Doom II, 2004, 32) [sup][13: Grazza: 4, P41R47: 9][/sup]</text:p>
            <text:p>[b]140. [url=https://www.doomworld.com/idgames/levels/doom2/Ports/megawads/wos]Whispers of Satan[/url][/b] (Doom II, 2009, 35) [sup][13: tmorrow: 2, eharper256: 5, Warrex: 2, toxic.rat: 4][/sup]</text:p>
            <text:p>[b]140. [url=https://doomwiki.org/wiki/Wow]Wow[/url][/b] (Doom, 1999, 1) [sup][13: AnonimVio: 10, Apaul27: 1, jerk-o: 2][/sup]</text:p>
            <text:p>[b]140. [url=https://www.doomworld.com/idgames/levels/doom2/Ports/v-z/zdmcmp1]ZDoom Community Map Project: Take 1[/url][/b] (Doom II, 2004, 1) [sup][13: Phobus: 8, Ziad EL Zein: 5][/sup]</text:p>
            <text:p>[b]150. [url=https://www.doomworld.com/idgames/levels/doom2/megawads/cleim20p]Cleimos 2[/url][/b] (Doom II, 1995, 32) [sup][12: valkiriforce: 2, A.H. Sankhatayan: 10][/sup]</text:p>
            <text:p>[b]150. [url=https://www.doomworld.com/idgames/levels/doom2/Ports/megawads/die]Death in Excess[/url][/b] (Doom II, 2019, 18) [sup][12: Arbys550: 9, KineticBeverage: 3][/sup]</text:p>
            <text:p>[b]150. [url=http://www.moddb.com/mods/doomone/downloads/doomone-v04]Doom: One[/url][/b] (Doom, 2013, 4) [sup][12: HyperLuke: 4, Greyenko: 3, Keykhosrau: 5][/sup]</text:p>
            <text:p>[b]150. [url=https://www.doomworld.com/idgames/levels/doom2/Ports/d-f/exterror]Extreme Terror[/url][/b] (Doom II, 2016, 1) [sup][12: Nine Inch Heels: 5, everennui: 5, Nancsi: 2][/sup]</text:p>
            <text:p>[b]150. [url=https://www.doomworld.com/files/file/17464-favillesco-alpha-episode-apostasy-on-amalthea/]Favillesco Alpha Episode: Apostasy on Amalthea[/url][/b] (Doom, 2014, 9) [sup][12: Ryath: 5, Ezepov: 2, rzh: 5][/sup]</text:p>
            <text:p>[b]150. [url=https://www.doomworld.com/forum/topic/125238-judgment-32-map-mbf21-megawad-rc1/]Judgment[/url][/b] (Doom II, [b]2021[/b], 34) [sup][12: &lt;&lt;Rewind: 10, whybmonotacrab: 2][/sup]</text:p>
            <text:p>[b]150. [url=https://doomwiki.org/wiki/Lunar_Catastrophe]Lunar Catastrophe[/url][/b] (Doom, 2018, 36) [sup][12: dosboot: 10, Xeogred: 2][/sup]</text:p>
            <text:p>[b]150. [url=https://www.doomworld.com/idgames/levels/doom2/Ports/m-o/ngmvmt1]Newgothic Movement 1[/url][/b] (Doom II, 2010, 18) [sup][12: everennui: 2, Outrageous Videos: 4, Nazgul9: 6][/sup]</text:p>
            <text:p>[b]150. [url=https://www.doomworld.com/idgames/levels/doom2/m-o/nochance]No Chance[/url][/b] (Doom II, 2008, 1) [sup][12: Roofi: 7, Maribo: 5][/sup]</text:p>
            <text:p>[b]150. [url=https://doomwiki.org/wiki/NOVA_III]Nova III[/url][/b] (Doom II, 2019, 32) [sup][12: Makedounia: 4, DOEL: 7, MtPain27: 1][/sup]</text:p>
            <text:p>[b]150. [url=https://www.doomworld.com/forum/topic/103371-ozonia-development-boom-megawad-december-target-release/]Ozonia[/url][/b] (Doom II, [b]2021[/b], 32) [sup][12: rd: 5, dei_eldren: 3, Thelokk: 4][/sup]</text:p>
            <text:p>[b]150. [url=https://www.doomworld.com/idgames/levels/doom2/Ports/megawads/tj]The Journey[/url][/b] (Doom II, 2016, 32) [sup][12: Spectra: 6, P41R47: 6][/sup]</text:p>
            <text:p>[b]150. [url=https://www.doomworld.com/idgames/levels/doom2/Ports/megawads/thtthren]THT: Threnody[/url][/b] (Doom II, 2016, 20) [sup][12: Doomkid: 2, A.H. Sankhatayan: 1, Fadri: 2, nikitsune: 7][/sup]</text:p>
            <text:p>[b]163. [url=https://www.doomworld.com/idgames/levels/doom2/Ports/s-u/tcotd21me]City of the Damned: Apocalypse[/url][/b] (Doom II, 2011, 1) [sup][11: TechnoDoomed1: 5, Rince-wind: 5,  Foodles: 1][/sup]</text:p>
            <text:p>[b]163. [url=https://www.doomworld.com/idgames/levels/doom2/Ports/a-c/cafebrk1]Coffee Break Episode 1[/url][/b] (Doom II, 2012, 11) [sup][11: roadworx: 2, eharper256: 4, RHhe82: 5][/sup]</text:p>
            <text:p>[b]163. [url=https://www.doomworld.com/idgames/levels/doom2/Ports/a-c/comatose]Comatose[/url][/b] (Doom II, 2016, 1) [sup][11: yakfak: 7, m8f: 4][/sup]</text:p>
            <text:p>[b]163. [url=https://www.doomworld.com/forum/topic/103075-deathless-an-ultimate-doom-megawad-rc4/]Deathless[/url][/b] (Doom, 2018, 36) [sup][11: TheMightyHeracross: 2, Worm318: 3, Warrex: 5, SOSU: 1][/sup]</text:p>
            <text:p>[b]163. [url=https://www.doomworld.com/idgames/levels/doom2/megawads/d2ino]Doom 2 In Name Only[/url][/b] (Doom II, 2014, 32) [sup][11: Odal: 4, CinnamonKilljoy: 5, erzboesewicht: 2][/sup]</text:p>
            <text:p>[b]163. [url=https://doomwiki.org/wiki/Doomsday_of_UAC]Doomsday of UAC[/url][/b] (Doom, 1994, 1) [sup][11: Jaws In Space: 2, Ed: 5, joepallai: 3, Ragu: 1][/sup]</text:p>
            <text:p>[b]163. [url=https://www.doomworld.com/idgames/levels/doom2/Ports/megawads/gmp]Good Morning Phobos[/url][/b] (Doom II, 2017, 33) [sup][11: Bryan T: 5, ReaperAA: 5, MtPain27: 1][/sup]</text:p>
            <text:p>[b]163. [url=https://doomwiki.org/wiki/Grove]Grove[/url][/b] (Doom II, 2004, 1) [sup][11: MtPain27: 2, msx2plus: 5, Maribo: 4][/sup]</text:p>
            <text:p>[b]163. [url=https://doomwiki.org/wiki/Mass_Extinction]Mass Extinction﻿[/url][/b] (Doom II, 2019, 32) [sup][11: Deadwing: 6, rzh: 5][/sup]</text:p>
            <text:p>[b]163. [url=https://www.doomworld.com/idgames/levels/doom2/Ports/megawads/rl2]Running Late 2[/url][/b] (Doom II, [b]2020[/b], 18) [sup][11: Deadwing: 6, Ezepov: 5][/sup]</text:p>
            <text:p>[b]163. [url=https://www.doomworld.com/idgames/levels/doom2/Ports/a-c/ad2dow]Urban Brawl: Dead of Winter[/url][/b] (Standalone, 2014, 2) [sup][11: Ralphis: 6, Phobus: 5][/sup]</text:p>
            <text:p>[b]163. [url=http://www.rbkz.net/doom/]Wormwood: Expanded Universe[/url][/b] (Doom II, [b]2020[/b], 7) [sup][11: akolai: 2, KineticBeverage: 4, Nefelibeta: 5][/sup]</text:p>
            <text:p>[b]175. [url=https://www.doomworld.com/idgames/levels/doom/Ports/0-9/007ltsd]007: Licence to Spell DooM[/url][/b] (Doom, 2002, 9) [sup][10: Doomlover77: 10][/sup]</text:p>
            <text:p>[b]175. [url=https://www.doomworld.com/idgames/levels/doom2/megawads/1monster]1 Monster Megawad[/url][/b] (Doom II, 2007, 25) [sup][10: TheNerdTurtle2: 2, Li'l devil: 8][/sup]</text:p>
            <text:p>[b]175. [url=https://www.doomworld.com/idgames/levels/doom2/Ports/a-c/bldstlp]Bloody Steel[/url][/b] (Doom II, 2014, 10) [sup][10: ella guro: 2, Li'l devil: 3, Bep: 5][/sup]</text:p>
            <text:p>[b]175. [url=https://www.doomworld.com/idgames/levels/doom2/Ports/a-c/chnworm]Chainworm Kommando[/url][/b] (Doom II, 2017, 10) [sup][10: Rince-wind: 5, eharper256: 5][/sup]</text:p>
            <text:p>[b]175. [url=https://doomwiki.org/wiki/Chex_Quest#Chex_Quest_2]Chex Quest[/url][/b] (Standalone, 1996, 5) [sup][10: bzzrak: 7, doombedoom: 3][/sup]</text:p>
            <text:p>[b]175. [url=https://doomwiki.org/wiki/Daedalus:_Alien_Defense]Daedalus: Alien Defense[/url][/b] (Doom II, 2003, 32) [sup][10: A.H. Sankhatayan: 10][/sup]</text:p>
            <text:p>[b]175. [url=https://doomwiki.org/wiki/Doom:_The_Golden_Souls_2]Doom: The Golden Souls 2[/url][/b] (Doom II, 2018, 49) [sup][10: TJG1289: 5, Keykhosrau: 5][/sup]</text:p>
            <text:p>[b]175. [url=https://www.doomworld.com/idgames/levels/doom2/g-i/grime]Grime[/url][/b] (Doom II, 2009, 1) [sup][10: WH-Wilou84: 2, darkreaver: 4, Paul977: 4][/sup]</text:p>
            <text:p>[b]175. [url=https://www.doomworld.com/idgames/levels/doom2/Ports/megawads/italo]Italo-Doom[/url][/b] (Doom II, 2016, 20) [sup][10: bemused: 8, NiGHTS108: 2][/sup]</text:p>
            <text:p>[b]175. [url=https://www.doomworld.com/idgames/levels/doom2/m-o/osiris]Osiris TC[/url][/b] (Doom II, 1996, 8) [sup][10: Vorpal: 5, Uncle 80: 2, Hitherto: 3][/sup]</text:p>
            <text:p>[b]175. [url=https://www.doomworld.com/forum/topic/91779-a-few-maps-for-plutonia-5-maps/]Plutonia AD﻿[/url][/b] (Plutonia, 2016, 5) [sup][10: dosboot: 10][/sup]</text:p>
            <text:p>[b]175. [url=https://doomwiki.org/wiki/Redemption_of_the_Slain]Redemption Of The Slain[/url][/b] (Doom II, 2017, 1) [sup][10: Nancsi: 10][/sup]</text:p>
            <text:p>[b]175. [url=https://doomwiki.org/wiki/Skulldash]Skulldash[/url][/b] (Doom II, 2015, 50) [sup][10: everennui: 2, Lorenz0: 8][/sup]</text:p>
            <text:p>[b]175. [url=https://doomwiki.org/wiki/The_Alfonzone]The Alfonzone[/url][/b] (Doom II, 2017, 60) [sup][10: Bryan T: 5, vdgg: 1, BohdanZPM: 4][/sup]</text:p>
            <text:p>[b]175. [url=https://www.doomworld.com/idgames/levels/doom2/Ports/d-f/ehorizon]The Event Horizon[/url][/b] (Doom II, [b]2021[/b], 4) [sup][10: sapphics: 1, akolai: 4, KineticBeverage: 5][/sup]</text:p>
            <text:p>[b]175. [url=https://www.doomworld.com/idgames/levels/doom2/megawads/ur]Unholy Realms[/url][/b] (Doom II, 2013, 32) [sup][10: Dime: 6, dylux: 2, tmorrow: 2][/sup]</text:p>
            <text:p>[b]175. [url=https://www.doomworld.com/vb/thread/110060]Wormwood[/url][/b] (Doom II, 2019, 2) [sup][10: Maribo: 5, Nefelibeta: 5][/sup]</text:p>
            <text:p>[b]192. [url=https://www.doomworld.com/idgames/levels/doom2/Ports/a-c/action]Action Doom[/url][/b] (Standalone, 2004, 4) [sup][9: Dragonfly: 1, Gaia74: 2, Worm318: 1, ax34: 4, Li'l devil: 1][/sup]</text:p>
            <text:p>[b]192. [url=https://www.doomworld.com/forum/topic/104557-back-to-saturn-x-episode-3-wip/]Back to Saturn X Episode﻿ 3: Instructions to the﻿ Rusty Time Machine﻿﻿[/url][/b] (Doom II, [b]TBA[/b], ?) [sup][9: jerk-o: 9][/sup]</text:p>
            <text:p>[b]192. [url=https://www.doomworld.com/idgames/levels/doom/megawads/bgcomp]Base Ganymede[/url][/b] (Doom, 2012, 27) [sup][9: maxmanium: 9][/sup]</text:p>
            <text:p>[b]192. [url=https://www.doomworld.com/idgames/levels/doom2/Ports/a-c/brfinal]Beyond Reality[/url][/b] (Doom II, 2012, 17) [sup][9: Talvi: 3, HUNdebLeonidasX: 6][/sup]</text:p>
            <text:p>[b]192. [url=https://www.doomworld.com/idgames/levels/doom/a-c/crusades]Crusades[/url][/b] (Doom, 1999, 9) [sup][9: joepallai: 5, Hitherto: 3, doombedoom: 1][/sup]</text:p>
            <text:p>[b]192. [url=https://doomwiki.org/wiki/Doom:_Damnation]Doom: Damnation[/url][/b] (Doom, 2016, 36) [sup][9: bzzrak: 9][/sup]</text:p>
            <text:p>[b]192. [url=https://www.doomworld.com/idgames/levels/doom2/Ports/megawads/dump-1]Dump Episode 1: Fuck Time Limits[/url][/b] (Doom II, 2016, 17) [sup][9: Voltcom9: 9][/sup]</text:p>
            <text:p>[b]192. [url=https://www.doomworld.com/forum/topic/88507-dump-episode-3-bfg-edition-maps-released/]Dump Episode 3: BFG Edition[/url][/b] (Doom II, 2016, 80) [sup][9: HyperLuke: 9][/sup]</text:p>
            <text:p>[b]192. [url=https://www.doomworld.com/idgames/levels/doom2/d-f/dyst3]Dystopia 3: Re-Birth of Anarchy[/url][/b] (Doom II, 1996, 11) [sup][9: Soundblock: 3, valkiriforce: 1, joepallai: 4, dosboot: 1][/sup]</text:p>
            <text:p>[b]192. [url=https://www.doomworld.com/forum/topic/100391-esp2/]Eternal Slumber Party﻿ 2[/url][/b] (Doom II, 2018, 32) [sup][9: Roofi: 9][/sup]</text:p>
            <text:p>[b]192. [url=https://www.doomworld.com/idgames/levels/doom2/g-i/hellrun2]Hellrun[/url][/b] (Doom II, 2013, 1) [sup][9: Doomkid: 3, joepallai: 6][/sup]</text:p>
            <text:p>[b]192. [url=https://www.doomworld.com/idgames/levels/doom2/Ports/g-i/hth2]Hi-Tech Hell 2: Alien Tech[/url][/b] (Doom II, 2005, 7) [sup][9: Graf Zahl: 9][/sup]</text:p>
            <text:p>[b]192. [url=https://doomwiki.org/wiki/Mock_2:_The_Speed_of_Stupid]Mock 2: The Speed of Stupid[/url][/b] (Doom II, 2003, 41) [sup][9: AnonimVio: 7, Keykhosrau: 2][/sup]</text:p>
            <text:p>[b]192. [url=https://www.doomworld.com/idgames/levels/doom2/m-o/obtic11]Obituary[/url][/b] (Doom II, 1995, 19) [sup][9: roadworx: 4, T-Rex: 1, Ragu: 4][/sup]</text:p>
            <text:p>[b]192. [url=https://forum.zdoom.org/viewtopic.php?t=52301#p913612]Shadow Of The Wool Ball[/url][/b] (Doom II, 2016, 18) [sup][9: Apaul27: 9][/sup]</text:p>
            <text:p>[b]192. [url=https://www.doomworld.com/idgames/levels/doom/s-u/smb_v102]The Sky May Be[/url][/b] (Doom, 1997, 3) [sup][9: AnonimVio: 3, Li'l devil: 1, msx2plus: 5][/sup]</text:p>
            <text:p>[b]192. [url=https://www.doomworld.com/idgames/levels/doom2/Ports/s-u/tnte1]Torment and Torture[/url][/b] (Doom II, 2006, 1) [sup][9: MFG38: 9][/sup]</text:p>
            <text:p>[b]209. [url=https://www.doomworld.com/forum/topic/125479-1000-lines-3-community-project-released/?tab=comments#comment-2407876]1000 Lines 3: Community Project[/url][/b] (Doom II, [b]2021[/b], 34) [sup][8: ReaperAA: 6, LadyMistDragon: 2][/sup]</text:p>
            <text:p>[b]209. [url=https://www.doomworld.com/idgames/levels/doom2/megawads/50monstr]50 Monsters[/url][/b] (Doom II, 2017, 34) [sup][8: tmorrow: 2, Worm318: 6][/sup]</text:p>
            <text:p>[b]209. [url=https://www.doomworld.com/idgames/levels/doom2/Ports/megawads/amdosia]Armadosia The Mad Corridor[/url][/b] (Doom II, 2006, 32) [sup][8: Pierrot: 2, smeghammer: 6][/sup]</text:p>
            <text:p>[b]209. [url=https://www.doomworld.com/idgames/levels/doom2/d-f/doomcity]Doom City[/url][/b] (Doom II, 1995, 1) [sup][8: Jaws In Space: 4, Doomkid: 3, toxic.rat: 1][/sup]</text:p>
            <text:p>[b]209. [url=https://www.doomworld.com/idgames/levels/doom2/Ports/a-c/cybie]Doomguy's Pimp Ventures[/url][/b] (Doom II, 2006, 1) [sup][8: AnonimVio: 8][/sup]</text:p>
            <text:p>[b]209. [url=https://www.doomworld.com/idgames/levels/doom/0-9/01fava]Fava Beans[/url][/b] (Doom, 1995, 9) [sup][8: Philnemba: 2, NaZa: 4, Keykhosrau: 2][/sup]</text:p>
            <text:p>[b]209. [url=https://www.doomworld.com/idgames/levels/doom2/Ports/g-i/holyhell]Holy Hell[/url][/b] (Doom II, 2006, 1) [sup][8: Outrageous Videos: 2, bemused: 6][/sup]</text:p>
            <text:p>[b]209. [url=https://www.doomworld.com/idgames/levels/doom2/m-o/mangle]Mangle[/url][/b] (Doom II, 1995, 1) [sup][8: bzzrak: 8][/sup]</text:p>
            <text:p>[b]209. [url=https://www.doomworld.com/idgames/levels/doom2/Ports/m-o/mohu1]Monster Hunter Ltd Part I[/url][/b] (Doom II, 2014, 1) [sup][8: Jaws In Space: 4, m8f: 4][/sup]</text:p>
            <text:p>[b]209. [url=https://www.doomworld.com/idgames/levels/doom2/Ports/m-o/mohu2]Monster Hunter Ltd Part II[/url][/b] (Doom II, 2014, 1) [sup][8: Jaws In Space: 4, m8f: 4][/sup]</text:p>
            <text:p>[b]209. [url=https://www.doomworld.com/idgames/levels/doom2/Ports/m-o/nimrod]Nimrod: Ixnay on the Hombre[/url][/b] (Doom II, 2002, 10) [sup][8: Graf Zahl: 8][/sup]</text:p>
            <text:p>[b]209. [url=https://www.doomworld.com/idgames/music/plutmidi]Plutonia MIDI Pack[/url][/b] (Plutonia, 2013, 0) [sup][8: Diabolución: 1, DJVCardMaster: 2, Keykhosrau: 5][/sup]</text:p>
            <text:p>[b]209. [url=https://www.doomworld.com/idgames/levels/doom2/Ports/p-r/rush]Rush[/url][/b] (Doom II, 2014, 12) [sup][8: Nirvana: 2, I_Punch_Demons: 1, Andromeda: 5][/sup]</text:p>
            <text:p>[b]209. [url=https://doomwiki.org/wiki/School_Doom_II]School﻿ Doom﻿﻿ II[/url][/b] (Doom II, 1996, 6) [sup][8: Doomlover77: 8][/sup]</text:p>
            <text:p>[b]209. [url=https://www.doomworld.com/idgames/levels/doom2/Ports/s-u/scythex]Scythe X[/url][/b] (Doom II, 2009, 10) [sup][8: 42PercentHealth: 2, Graf Zahl: 2, Talvi: 3, bLOCKbOYgAMES: 1][/sup]</text:p>
            <text:p>[b]209. [url=https://www.doomworld.com/forum/topic/43453-new-map-ready-to-go-the-bee-map/]The Beesong[/url][/b] (Doom II, 2008, 1) [sup][8: Roofi: 8][/sup]</text:p>
            <text:p>[b]209. [url=https://doomwiki.org/wiki/The_Final_Gathering]The Final Gathering[/url][/b] (Doom II, 1995, 5) [sup][8: Ragu: 8][/sup]</text:p>
            <text:p>[b]209. [url=https://www.doomworld.com/forum/topic/107249-come-eat-the-mapwich-a-collaborative-community-project-rc1-available/]The Mapwich[/url][/b] (Doom II, 2019, 15) [sup][8: Jaromir Bergmann: 8][/sup]</text:p>
            <text:p>[b]209. [url=https://www.doomworld.com/idgames/levels/doom2/megawads/urania]Urania[/url][/b] (Plutonia, 2016, 32) [sup][8: Spectre01: 6, erzboesewicht: 2][/sup]</text:p>
            <text:p>[b]209. [url=https://www.doomworld.com/idgames/levels/doom2/Ports/v-z/vrack3]Vrack 3[/url][/b] (Doom II, 2003, 1) [sup][8: Spectra: 4, Midnight_00: 1, vdgg: 3][/sup]</text:p>
            <text:p>[b]229. [url=https://doomwiki.org/wiki/10_Sectors]10 Sectors[/url][/b] (Doom II, 2000, 32) [sup][7: doombedoom: 2, Bep: 5][/sup]</text:p>
            <text:p>[b]229. [url=https://www.doomworld.com/forum/topic/108865-rc2-release-alienated-10-levels-for-gzdoom/]Alienated[/url][/b] (Doom II, 2019, 10) [sup][7: Jaromir Bergmann: 7][/sup]</text:p>
            <text:p>[b]229. [url=https://forum.zdoom.org/viewtopic.php?f=19&amp;t=69612]Ashes 2063[/url][/b] (Any Doom, 2018, 35) [sup][7: Ezepov: 2, DoomPlayer00: 5][/sup]</text:p>
            <text:p>[b]229. [url=https://www.doomworld.com/idgames/levels/doom/a-c/b2b]Back to Basics[/url][/b] (Doom, 2007, 9) [sup][7: WH-Wilou84: 2, joepallai: 5][/sup]</text:p>
            <text:p>[b]229. [url=http://www.moddb.com/games/doom/addons/castle-heng]Castle Heng[/url][/b] (Doom II, 2014, 30) [sup][7: 7hm: 7][/sup]</text:p>
            <text:p>[b]229. [url=https://www.doomworld.com/idgames/levels/doom2/Ports/a-c/cc-cod]Caverns of Darkness[/url][/b] (Doom II, 2002, 12) [sup][7: vdgg: 7][/sup]</text:p>
            <text:p>[b]229. [url=https://www.doomworld.com/idgames/levels/doom2/Ports/a-c/cah_se]Cold as Hell[/url][/b] (Doom II, 2004, 17) [sup][7: Graf Zahl: 7][/sup]</text:p>
            <text:p>[b]229. [url=https://www.doomworld.com/idgames/levels/doom2/Ports/megawads/cif3]Community is Falling 3[/url][/b] (Doom II, 2008, 36) [sup][7: NuMetalManiak: 3, Voltcom9: 4][/sup]</text:p>
            <text:p>[b]229. [url=https://www.doomworld.com/idgames/levels/doom2/Ports/megawads/cpd]CPD[/url][/b] (Doom II, [b]2020[/b], 32) [sup][7: Ezepov: 7][/sup]</text:p>
            <text:p>[b]229. [url=https://doomwiki.org/wiki/Dimensions]Dimensions[/url][/b] (Doom II, 2017, 5) [sup][7: KineticBeverage: 7][/sup]</text:p>
            <text:p>[b]229. [url=https://www.doomworld.com/forum/topic/54022-doom-center-do-you-know-that/]Doom Center[/url][/b] (Doom II, 2011, 1) [sup][7: HUNdebLeonidasX: 5, Keykhosrau: 2][/sup]</text:p>
            <text:p>[b]229. [url=https://www.doomworld.com/idgames/levels/doom2/Ports/megawads/echelon]Echelon[/url][/b] (Doom II, 2016, 30) [sup][7: Sky: 1, bzzrak: 5, A.H. Sankhatayan: 1][/sup]</text:p>
            <text:p>[b]229. [url=https://www.doomworld.com/forum/topic/90173-eden/]Eden[/url][/b] (Doom II, 2016, 1) [sup][7: Nirvana: 7][/sup]</text:p>
            <text:p>[b]229. [url=https://www.doomworld.com/idgames/levels/doom2/Ports/d-f/fth666]Flashback to Hell[/url][/b] (Doom II, 2014, 15) [sup][7: GarrettChan: 2, eharper256: 5][/sup]</text:p>
            <text:p>[b]229. [url=https://www.doomworld.com/idgames/levels/doom2/megawads/fragport]Fragport[/url][/b] (Doom II, 2001, 32) [sup][7: P41R47: 3, Doomlover77: 3, DoomPlayer00: 1][/sup]</text:p>
            <text:p>[b]229. [url=https://doomwiki.org/wiki/Galaxia]Galaxia[/url][/b] (Doom, 1994, 2) [sup][7: A.H. Sankhatayan: 1, Ragu: 6][/sup]</text:p>
            <text:p>[b]229. [url=https://www.doomworld.com/idgames/themes/hacx/hx11pack]Hacx[/url][/b] (Doom II, 1997, 21) [sup][7: Grazza: 5, Dimon12321: 2][/sup]</text:p>
            <text:p>[b]229. [url=https://www.doomworld.com/idgames/themes/university/hsfc]HSFC[/url][/b] (Doom II, 1996, 1) [sup][7: Doomlover77: 7][/sup]</text:p>
            <text:p>[b]229. [url=https://www.doomworld.com/idgames/levels/doom2/Ports/g-i/iedge]Insanity's Edge[/url][/b] (Doom II, 2009, 2) [sup][7: TechnoDoomed1: 7][/sup]</text:p>
            <text:p>[b]229. [url=https://www.doomworld.com/idgames/levels/doom2/megawads/marsw301]Mars War[/url][/b] (Doom II, 1998, 32) [sup][7: Roofi: 5, Rince-wind: 2][/sup]</text:p>
            <text:p>[b]229. [url=https://doomwiki.org/wiki/Mutabor]Mutabor[/url][/b] (Doom II, [b]2020[/b], 3) [sup][7: akolai: 2, Nefelibeta: 5][/sup]</text:p>
            <text:p>[b]229. [url=https://www.doomworld.com/idgames/levels/doom2/m-o/odessa_1]Odessa 1[/url][/b] (Doom II, 1995, 1) [sup][7: 7hm: 7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G6] &amp; &quot;, &quot;  &amp; IF([Numbers.F6] &gt;= 2020; &quot;[b]&quot;; &quot;&quot;) &amp; [Numbers.F6] &amp; IF([Numbers.F6] &gt;= 2020; &quot;[/b]&quot;; &quot;&quot;)  &amp; &quot;, &quot; &amp; [Numbers.H6] &amp; &quot;) [sup][&quot; &amp; [Numbers.C6] &amp; &quot;: &quot; &amp; [Numbers.I6] &amp; &quot;][/sup]&quot;; &quot;&quot;)" office:value-type="string" office:string-value="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" calcext:value-type="string">
            <text:p>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29. [url=https://www.doomworld.com/idgames/levels/doom2/Ports/p-r/pwfinal]Plutonium Winds[/url][/b] (Plutonia, 2014, 7) [sup][7: Spectra: 7][/sup]&#10;[b]229. [url=https://www.doomworld.com/forum/topic/85755-rf1024-i-dont-know-whats-going-on-with-this-title-anymore/]Rf 1024[/url][/b] (Doom II, 2016, 33) [sup][7: JudgeDeadd: 2, Ryath: 5][/sup]&#10;[b]229. [url=https://www.doomworld.com/idgames/levels/hexen/j-l/kaiser_28]Shadows of Chronos[/url][/b] (Hexen, 2014, 6) [sup][7: Grain of Salt: 7][/sup]&#10;[b]229. [url=https://www.doomworld.com/idgames/levels/doom2/Ports/megawads/intime]Somewhere in Time[/url][/b] (Doom II, 2016, 16) [sup][7: STILES: 3, smeghammer: 4][/sup]&#10;[b]229. [url=https://www.doomworld.com/idgames/levels/doom2/Ports/megawads/swideath]Swift Death[/url][/b] (Doom II, 2015, 32) [sup][7: Nine Inch Heels: 1, fveitsi: 5, NoisyVelvet: 1][/sup]&#10;[b]229. [url=https://www.doomworld.com/idgames/levels/doom/a-c/class_ep]The Classic Episode[/url][/b] (Doom, 2000, 9) [sup][7: pcorf: 5, purist: 2][/sup]&#10;[b]229. [url=https://www.doomworld.com/idgames/levels/doom2/s-u/slayer]The Slayer[/url][/b] (Doom II, 2002, 15) [sup][7: Vorpal: 5, vdgg: 1, doombedoom: 1][/sup]&#10;[b]229. [url=https://www.doomworld.com/idgames/levels/doom/Ports/d-f/draftex]Thy Flesh - Turned into a draft-excluder[/url][/b] (Doom, 2014, 9) [sup][7: 4everDoomed: 6, dosboot: 1][/sup]&#10;[b]229. [url=https://forum.zdoom.org/viewtopic.php?f=42&amp;t=55741]Waterlab GZD[/url][/b] (Doom II, 2017, 1) [sup][7: Phobus: 7][/sup]&#10;[b]229. [url=https://www.doomworld.com/idgames/levels/doom2/Ports/v-z/zendyn_x]Zen Dynamics[/url][/b] (Doom II, 2005, 7) [sup][7: Phobus: 4, TechnoDoomed1: 1, doombedoom: 2][/sup]&#10;[b]261. [url=https://forum.zdoom.org/viewtopic.php?f=19&amp;t=54247&amp;p=954473]20 Monsters Community Project[/url][/b] (Doom II, 2017, 42) [sup][6: Voltcom9: 6][/sup]&#10;[b]261. [url=https://www.doomworld.com/idgames/levels/doom2/Ports/s-u/teitenga]Assault on Tei Tenga[/url][/b] (Doom II, 1999, 6) [sup][6: Ralphis: 6][/sup]&#10;[b]261. [url=https://www.doomworld.com/forum/topic/117061-bourgeois-megawad-30-maps-now-on-idgames/]Bourgeois Megawad[/url][/b] (Doom II, [b]2021[/b], 30) [sup][6: TheGreenZap: 6][/sup]&#10;[b]261. [url=https://www.doomworld.com/idgames/levels/doom2/a-c/castleof]Castle of the Damned[/url][/b] (Doom II, 1996, 1) [sup][6: bzzrak: 6][/sup]&#10;[b]261. [url=https://www.doomworld.com/idgames/levels/doom/a-c/acheron]Crossing Acheron[/url][/b] (Doom, 1994, 1) [sup][6: joepallai: 1, xdude_gamer: 5][/sup]&#10;[b]261. [url=https://www.doomworld.com/forum/topic/121935-cydonia-throwback-plutonia-wad-beta-available/]Cydonia[/url][/b] (Plutonia, [b]2021[/b], 22) [sup][6: whybmonotacrab: 1, Xeogred: 5][/sup]&#10;[b]261. [url=https://www.doomworld.com/idgames/levels/doom2/Ports/d-f/dark7]Dark 7 (with Mission Pack)[/url][/b] (Doom II, 2002, 7) [sup][6: smeghammer: 4, doombedoom: 2][/sup]&#10;[b]261. [url=https://www.doomworld.com/idgames/levels/doom2/Ports/d-f/de-pkg]Demon Eclipse[/url][/b] (Doom II, 2006, 12) [sup][6: Soundblock: 1, Lazorinc: 1, tchkb: 4][/sup]&#10;[b]261. [url=https://www.doomworld.com/idgames/themes/university/dmuhs061]Doom U.H.S.[/url][/b] (Doom, 1996, 1) [sup][6: Doomlover77: 6][/sup]&#10;[b]261. [url=https://www.doomworld.com/idgames/levels/doom2/Ports/d-f/d_space_v2]Doomed in SPACE[/url][/b] (Doom II, 2018, 13) [sup][6: Ezepov: 6][/sup]&#10;[b]261. [url=https://www.doomworld.com/idgames/levels/doom/Ports/d-f/dbimpact]Double Impact[/url][/b] (Doom, 2011, 9) [sup][6: Ralphis: 6][/sup]&#10;[b]261. [url=https://www.doomworld.com/idgames/levels/heretic/Ports/elfgp]Elf Gets Pissed[/url][/b] (Heretic, 2016, 9) [sup][6: Ralphis: 6][/sup]&#10;[b]261. [url=https://www.doomworld.com/idgames/levels/doom2/d-f/endgame]End Game[/url][/b] (Doom II, 2004, 8) [sup][6: pcorf: 6][/sup]&#10;[b]261. [url=https://www.doomworld.com/idgames/levels/doom/megawads/et]Endless Torture[/url][/b] (Doom, 2015, 36) [sup][6: soner du: 2, dei_eldren: 4][/sup]&#10;[b]261. [url=https://www.doomworld.com/idgames/levels/doom2/Ports/megawads/5room]Five Rooms of Doom[/url][/b] (Doom II, 2015, 32) [sup][6: HyperLuke: 6][/sup]&#10;[b]261. [url=https://www.doomworld.com/forum/topic/124905-dbp40-funnelcake-apparitions/]Funnelcake Apparitions[/url][/b] (Doom II, [b]2021[/b], 8) [sup][6: &lt;&lt;Rewind: 6][/sup]&#10;[b]261. [url=https://www.doomworld.com/files/file/17934-incineration/]Incineration[/url][/b] (Doom, 2014, 9) [sup][6: Ryath: 5, dosboot: 1][/sup]&#10;[b]261. [url=https://www.doomworld.com/idgames/levels/doom2/Ports/megawads/intercep2]Interception II[/url][/b] (Doom II, [b]2020[/b], 31) [sup][6: RHhe82: 6][/sup]&#10;[b]261. [url=https://www.doomworld.com/idgames/levels/doom2/deathmatch/j-l/judas23]Judas[/url][/b] (Doom II, 1996, 1) [sup][6: antares031: 6][/sup]&#10;[b]261. [url=https://doomwiki.org/wiki/Maskim_Xul]Maskim Xul[/url][/b] (Doom II, 2017, 3) [sup][6: Dimon12321: 6][/sup]&#10;[b]261. [url=https://www.doomworld.com/idgames/levels/doom2/Ports/m-o/neodoom]NeoDoom[/url][/b] (Doom II, 2006, 32) [sup][6: OniriA: 6][/sup]&#10;[b]261. [url=https://www.doomworld.com/forum/topic/117844-nosp2-nanowadmo-megawad-slaughterwad/]NoReason's Speedmaps 2[/url][/b] (Doom II, [b]2020[/b], 34) [sup][6: sapphics: 6][/sup]&#10;[b]261. [url=https://www.doomworld.com/idgames/levels/doom/m-o/nukemine]Nuke Mine (Come Get Some)[/url][/b] (Doom, 1994, 9) [sup][6: Soundblock: 6][/sup]&#10;[b]261. [url=https://www.doomworld.com/forum/topic/49008-phmlspd-boom-maps-for-people-who-like-shooting-monsters/]Phmlspd[/url][/b] (Doom II, 2010, 13) [sup][6: maxmanium: 6][/sup]&#10;[b]261. [url=https://doomwiki.org/wiki/SSL2]SSL2[/url][/b] (Doom II, 1996, 1) [sup][6: antares031: 6][/sup]&#10;[b]261. [url=https://doomwiki.org/wiki/Strange_Aeons]Strange Aeons[/url][/b] (Doom, 2015, 45) [sup][6: ax34: 3, SOSU: 3][/sup]&#10;[b]261. [url=https://www.doomworld.com/forum/topic/110956-syringe-v11-now-an-official-addon-oh-snap/]Syringe[/url][/b] (Doom II, 2019, 7) [sup][6: dosboot: 1, Xeogred: 2, Thelokk: 3][/sup]&#10;[b]261. [url=https://www.doomworld.com/idgames/levels/doom2/Ports/megawads/lmtmple3]Temple of the Lizard Men 3[/url][/b] (Doom II, 2013, 32) [sup][6: Lewonx: 6][/sup]&#10;[b]261. [url=https://www.doomworld.com/idgames/levels/doom2/Ports/m-o/massm]The Adventures of MassMouth[/url][/b] (Doom II, 2000, 10) [sup][6: Ralphis: 6][/sup]&#10;[b]261. [url=https://www.doomworld.com/idgames/themes/terrywads/uacmnnew]UAC Military Nightmare[/url][/b] (Doom II, 2008, 18) [sup][6: AnonimVio: 6][/sup]&#10;[b]261. [url=https://doomwiki.org/wiki/Ultimate_Doom_the_Way_id_Did]Ultimate Doom the Way id Did[/url][/b] (Doom, 2019, 9) [sup][6: Omniarch: 5, dosboot: 1][/sup]&#10;[b]261. [url=https://www.doomworld.com/idgames/levels/doom2/deathmatch/Ports/megawads/udmx]Unidoom Deathmatch X[/url][/b] (Doom II, 2008, 32) [sup][6: Ralphis: 6][/sup]&#10;[b]261. [url=https://doomwiki.org/wiki/Uprising]Uprising[/url][/b] (Doom II, [b]2021[/b], 32) [sup][6: Andromeda: 6][/sup]&#10;[b]261. [url=https://www.doomworld.com/idgames/levels/doom2/Ports/m-o/ma_val]Valhalla[/url][/b] (Doom II, 2010, 1) [sup][6: 4everDoomed: 4, VanaheimRanger: 2][/sup]&#10;[b]295. [url=https://www.doomworld.com/forum/topic/115653-1000-line-2-cp-completed/]1000 Line 2 Community Project[/url][/b] (Doom II, [b]2020[/b], 34) [sup][5: Horus: 5][/sup]&#10;[b]295. [url=https://www.doomworld.com/vb/thread/71473]2048 Unleashed[/url][/b] (Doom II, 2015, 49) [sup][5: eharper256: 5][/sup]&#10;[b]295. [url=https://www.doomworld.com/idgames/levels/doom/Ports/a-c/aa_e1]Alpha Accident: Terra Nova[/url][/b] (Doom, 2016, 9) [sup][5: Rince-wind: 5][/sup]&#10;[b]295. [url=https://doomwiki.org/wiki/Army_of_Darkness_TC]Army of Darkness TC[/url][/b] (Doom II, 1996, 10) [sup][5: AtticTelephone: 5][/sup]&#10;[b]295. [url=https://www.doomworld.com/idgames/levels/doom2/Ports/a-c/axolotl]Axolotl[/url][/b] (Doom II, [b]2021[/b], 12) [sup][5: Nefelibeta: 5][/sup]&#10;[b]295. [url=https://www.doomworld.com/forum/topic/105451-birthday-bash-megawad-offical-release/]Birthday Bash[/url][/b] (Doom II, 2019, 25) [sup][5: eharper256: 5][/sup]&#10;[b]295. [url=https://www.doomworld.com/idgames/levels/doom2/Ports/a-c/bor_lost]Brotherhood of Ruin: The Lost Temple[/url][/b] (Doom II, 2013, 1) [sup][5: Vorpal: 5][/sup]&#10;[b]295. [url=https://www.doomworld.com/idgames/levels/doom/p-r/retroeps]CH Retro Episode[/url][/b] (Doom, 2002, 9) [sup][5: Diabolución: 5][/sup]&#10;[b]295. [url=https://doomwiki.org/wiki/Community_Chest]Community Chest[/url][/b] (Doom II, 2003, 32) [sup][5: Bep: 5][/sup]&#10;[b]295. [url=https://www.doomworld.com/idgames/levels/doom/d-f/dante666]Dante's Gate[/url][/b] (Doom, 1994, 1) [sup][5: Soundblock: 5][/sup]&#10;[b]295. [url=https://www.doomworld.com/idgames/levels/doom2/Ports/d-f/dor]Dawn of Reality[/url][/b] (Doom II, 2010, 1) [sup][5: ax34: 4, Doomlover77: 1][/sup]&#10;[b]295. [url=http://www.wad-archive.com/wad/DOOM-Barracks-Zone-1]Doom Barracks Zone[/url][/b] (Doom II, 2010, 9) [sup][5: HUNdebLeonidasX: 3, TheMightyHeracross: 2][/sup]&#10;[b]295. [url=https://doomwiki.org/wiki/Doom_the_Way_id_Did:_The_Lost_Episodes]Doom the Way id Did: The Lost Episodes[/url][/b] (Doom, 2012, 55) [sup][5: Ryath: 5][/sup]&#10;[b]295. [url=https://doomwiki.org/wiki/Doom:_The_Lost_Episode]Doom: The Lost Episode[/url][/b] (Doom, 2009, 9) [sup][5: Omniarch: 5][/sup]&#10;[b]295. [url=https://forum.zdoom.org/viewtopic.php?f=42&amp;t=63530]Doomish Den of Design[/url][/b] (Doom II, 2019, 1) [sup][5: Rince-wind: 5][/sup]&#10;[b]295. [url=https://doomwiki.org/wiki/Doomworld_Mega_Project_2016]Doomworld Mega Project 2016[/url][/b] (Doom II, 2016, 50) [sup][5: Bep: 5][/sup]&#10;[b]295. [url=https://www.doomworld.com/idgames/levels/doom2/Ports/d-f/dripfeed]Drip Feed[/url][/b] (Doom II, 2010, 1) [sup][5: Vorpal: 5][/sup]&#10;[b]295. [url=https://doomwiki.org/wiki/E1_Contest]E1 Contest[/url][/b] (Doom, 2001, 15) [sup][5: Diabolución: 5][/sup]&#10;[b]295. [url=https://doomwiki.org/wiki/Epic]Epic[/url][/b] (Doom II, 2007, 5) [sup][5: AtticTelephone: 5][/sup]&#10;[b]295. [url=https://doomwiki.org/wiki/Erkattäññe]Erkattäññe[/url][/b] (Doom II, 2015, ) [sup][5: Bep: 5][/sup]&#10;[b]295. [url=https://www.doomworld.com/idgames/levels/doom2/deathmatch/megawads/exec]Execution[/url][/b] (Doom II, 2000, 18) [sup][5: Doomkid: 5][/sup]&#10;[b]295. [url=https://www.doomworld.com/idgames/levels/doom2/Ports/d-f/ftmtn_v2]Firetop Mountain[/url][/b] (Doom II, 2013, 1) [sup][5: smeghammer: 5][/sup]&#10;[b]295. [url=https://doomwiki.org/wiki/Flotsam]Flotsam[/url][/b] (Doom II, 2019, 16) [sup][5: KineticBeverage: 5][/sup]&#10;[b]295. [url=https://www.doomworld.com/forum/topic/116321-gateway-to-shangri-la-the-map-to-destroy-your-bitrate/]Gateway to Shangri-La[/url][/b] (Doom II, [b]2020[/b], 1) [sup][5: msx2plus: 5][/sup]&#10;[b]295. [url=https://forum.zdoom.org/viewtopic.php?f=19&amp;t=46718]Gene-Tech: Before the Storm[/url][/b] (Any Doom, 2014, 1) [sup][5: Graf Zahl: 5][/sup]&#10;[b]295. [url=https://www.doomworld.com/forum/topic/115127-wip-going-to-hell-megawad-testing/]Going To Hell[/url][/b] (Doom II, [b]2020[/b], 15) [sup][5: Bryan T: 5][/sup]&#10;[b]295. [url=https://www.doomworld.com/idgames/levels/doom2/deathmatch/Ports/megawads/gw2]Greenwar II[/url][/b] (Doom II, 2009, 36) [sup][5: Ed: 5][/sup]&#10;[b]295. [url=https://www.doomworld.com/forum/topic/117072-now-on-idgames-hellevator-32-maps-community-project-boom-megawad/]Hellevator[/url][/b] (Doom II, [b]2021[/b], 32) [sup][5: Bryan T: 5][/sup]&#10;[b]295. [url=https://www.doomworld.com/idgames/levels/doom2/Ports/megawads/hardfunv4]HFFM[/url][/b] (Doom II, [b]2021[/b], 18) [sup][5: Bep: 5][/sup]&#10;[b]295. [url=https://www.doomworld.com/idgames/levels/doom2/Ports/g-i/inncnx2]Innocence X2[/url][/b] (Doom II, 2016, 10) [sup][5: Spectra: 5][/sup]&#10;[b]295. [url=https://www.doomworld.com/idgames/levels/doom2/g-i/island]Island[/url][/b] (Doom II, 1995, 1) [sup][5: Doomlover77: 5][/sup]&#10;[b]295. [url=https://doomwiki.org/wiki/Jade_Earth]Jade Earth[/url][/b] (Doom II, 2010, 1) [sup][5:  Foodles: 5][/sup]&#10;[b]295. [url=https://doomwiki.org/wiki/Lilith]lilith[/url][/b] (Doom II, 2017, 12) [sup][5: msx2plus: 5][/sup]&#10;[b]295. [url=https://www.doomworld.com/idgames/levels/doom2/Ports/d-f/dbp11]Lilywhite Lilith[/url][/b] (Doom II, 2019, 10) [sup][5: Bep: 5][/sup]&#10;[b]295. [url=https://www.doomworld.com/files/file/18370-mano-laikas-a-road-to-gamzatti/]Mano Laikas: A road to Gamzatti[/url][/b] (Doom II, 2016, 32) [sup][5: rzh: 5][/sup]&#10;[b]295. [url=https://www.moddb.com/mods/brutal-doom/addons/brutalized-doom-and-doom-ii]Maps of Chaos[/url][/b] (Doom II, 2013, 57) [sup][5: I_Punch_Demons: 3, Keykhosrau: 2][/sup]&#10;[b]295. [url=https://doomwiki.org/wiki/Moonblood]Moonblood[/url][/b] (Doom II, 2017, 32) [sup][5: dei_eldren: 5][/sup]&#10;[b]295. [url=https://www.doomworld.com/idgames/levels/doom2/m-o/mordeth]Mordeth[/url][/b] (Doom II, 1997, 6) [sup][5: Vorpal: 5][/sup]&#10;[b]295. [url=https://doomwiki.org/wiki/No_Sleep_for_the_Dead]No Sleep for the Dead[/url][/b] (Doom, 2016, 10) [sup][5: Omniarch: 5][/sup]&#10;[b]295. [url=https://www.doomworld.com/idgames/levels/doom2/Ports/megawads/nova2]Nova II: New Dawn[/url][/b] (Doom II, 2015, 32) [sup][5: Not Jabba: 3, dylux: 1, MtPain27: 1][/sup]&#10;[b]295. [url=https://www.wad-archive.com/wad/01646c625ef2959eb08e895889a5b88ac341af9a]One Doom's Day[/url][/b] (Doom II, 2013, 5) [sup][5: Apaul27: 5][/sup]&#10;[b]295. [url=https://www.doomworld.com/idgames/levels/doom2/Ports/p-r/paranoid]Paranoid[/url][/b] (Doom II, 2010, 8) [sup][5: termrork: 5][/sup]&#10;[b]295. [url=https://www.doomworld.com/idgames/levels/doom2/Ports/p-r/planisf2]Planisphere 2[/url][/b] (Doom II, 2012, 1) [sup][5: ax34: 5][/sup]&#10;[b]295. [url=https://www.doomworld.com/idgames/?id=19249]Preacher[/url][/b] (Doom II, 2018, 9) [sup][5: DoomDork: 3, Snikle: 1, SCF: 1][/sup]&#10;[b]295. [url=https://www.doomworld.com/vb/wads-mods/67271-project-uber-idgamesd/]Project Uber[/url][/b] (Doom II, 2016, 6) [sup][5: Rince-wind: 5][/sup]&#10;[b]295. [url=https://doomwiki.org/wiki/Return_to_Hadron]Return to Hadron Episode 1[/url][/b] (Doom, 2015, 27) [sup][5: Omniarch: 5][/sup]&#10;[b]295. [url=https://doomwiki.org/wiki/Saturnine_Chapel]Saturnine Chapel[/url][/b] (Doom II, 2017, 1) [sup][5: msx2plus: 5][/sup]&#10;[b]295. [url=https://www.doomworld.com/idgames/levels/doom2/s-u/selfish5]SELFISH5[/url][/b] (Doom II, 2005, 1) [sup][5: Diabolución: 5][/sup]&#10;[b]295. [url=https://www.doomworld.com/idgames/levels/doom2/Ports/s-u/sotnr]Shadows of The Nightmare Realm[/url][/b] (Doom II, 2017, 6) [sup][5: 4everDoomed: 5][/sup]&#10;[b]295. [url=https://www.doomworld.com/forum/topic/112163-25-maps-completed-sign-of-torment-boom-compatible-megawadwip/]Sign of Torment[/url][/b] (Doom II, [b]2021[/b], 32) [sup][5: dei_eldren: 5][/sup]&#10;[b]295. [url=https://www.doomworld.com/idgames/levels/doom/Ports/p-r/pe1_phob]Simply Phobos[/url][/b] (Doom, 2004, 10) [sup][5: Diabolución: 5][/sup]&#10;[b]295. [url=https://doomwiki.org/wiki/SkePLand]SkePLand[/url][/b] (Plutonia, 2011, 3) [sup][5: vdgg: 5][/sup]&#10;[b]295. [url=https://www.doomworld.com/idgames/deathmatch/skulltag/spacedm9]SpaceDM9[/url][/b] (Doom II, 2011, 3) [sup][5: Ed: 5][/sup]&#10;[b]295. [url=https://www.doomworld.com/forum/topic/122115-megawad-tarnsmans-projectile-hell-rcf/]Tarnsman's Projectile Hell[/url][/b] (Doom II, [b]2021[/b], 36) [sup][5: rd: 5][/sup]&#10;[b]295. [url=https://doomwiki.org/wiki/The_Artifact_(WAD)]The Artifact[/url][/b] (Doom II, 1995, 3) [sup][5: Ragu: 5][/sup]&#10;[b]295. [url=https://www.doomworld.com/forum/topic/116046-dbp26-the-city-of-damned-children/]The City of Damned Children[/url][/b] (Doom II, [b]2020[/b], 11) [sup][5: Rince-wind: 2, TJG1289: 3][/sup]&#10;[b]295. [url=https://www.doomworld.com/forum/topic/103490-the-egg-of-human-endeavors-final-on-idgames/]The Egg of Human Endeavors[/url][/b] (Doom II, 2019, 1) [sup][5: msx2plus: 5][/sup]&#10;[b]295. [url=https://zdoom.org/wiki/The_Ghoul's_Forest_series]The Ghoul's Forest 3[/url][/b] (Doom II, 2007, 1) [sup][5: Li'l devil: 3, Doomlover77: 2][/sup]&#10;[b]295. [url=https://doomwiki.org/wiki/The_Mapwich_2:_The_Mapwichening]The Mapwich 2: The Mapwichening[/url][/b] (Doom II, [b]2020[/b], 22) [sup][5: Bryan T: 5][/sup]&#10;[b]295. [url=https://www.doomworld.com/forum/topic/115177-three-is-a-crowd-vanilla-megawad-with-three-protagonists-finally-released/]Three Is A Crowd[/url][/b] (Doom II, [b]2020[/b], 19) [sup][5: Omniarch: 5][/sup]&#10;[b]295. [url=https://www.doomworld.com/forum/topic/111099-psx-doom-megawad-fall-of-triton-remake-triton-ii/]TRITON﻿ II﻿[/url][/b] (Doom II, [b]2020[/b], 40) [sup][5: behemoth_667: 5][/sup]&#10;[b]295. [url=https://www.doomworld.com/forum/topic/101509-unwelcome-developement-thread-new-map-for-testing/]UNWELCOME[/url][/b] (Doom II, 2018, 10) [sup][5: Ryath: 5][/sup]&#10;[b]295. [url=https://www.doomworld.com/idgames/levels/doom2/Ports/v-z/vulkan]Vulkan Episode 1[/url][/b] (Doom II, 2017, 7) [sup][5: HyperLuke: 5][/sup]&#10;[b]295. [url=https://www.doomworld.com/vb/wads-mods/71259-way-too-many-dead-guys-map05-alpha-available/]Way 2 Many Dead Guys[/url][/b] (Doom II, 2014, 9) [sup][5: Nancsi: 5][/sup]&#10;[b]295. [url=https://doomwiki.org/wiki/WOOO]WOOO[/url][/b] (Doom II, 2013, 32) [sup][5: lokbustam257: 5][/sup]&#10;[b]295. [url=https://www.doomworld.com/forum/topic/125529-wormwood-the-horror-boom-comp-halloween-maps-by-ribbiks-and-me/]Wormwood ]|[ - The Horror[/url][/b] (Doom II, [b]2021[/b], 3) [sup][5: Nefelibeta: 5][/sup]&#10;[b]295. [url=https://www.moddb.com/mods/bloodpack]ZBloodpack[/url][/b] (Doom II, 2005, 32) [sup][5: smeghammer: 5][/sup]&#10;[b]362. [url=https://www.doomworld.com/idgames/levels/doom2/a-c/area51]Area 51[/url][/b] (Doom II, 1997, 2) [sup][4: Doomkid: 2, TheGreenZap: 2][/sup]&#10;[b]362. [url=https://www.doomworld.com/forum/topic/124790-atmospheric-extinction-a-boom-mapset-now-on-idgames/]Atmospheric﻿﻿﻿﻿﻿﻿ ﻿Extinction﻿[/url][/b] (Doom II, [b]2021[/b], 9) [sup][4: northivanastan: 2, Thelokk: 2][/sup]&#10;[b]362. [url=https://www.doomworld.com/idgames/levels/doom2/a-c/chord2]Chord 2[/url][/b] (Doom II, 1997, 1) [sup][4: Paul977: 4][/sup]&#10;[b]362. [url=https://www.doomworld.com/files/file/10874-city-of-doom-part-i-beta-1-11/]City of DooM (Part I)[/url][/b] (Doom II, 2000, 11) [sup][4: ax34: 4][/sup]&#10;[b]362. [url=https://www.doomworld.com/idgames/levels/doom2/Ports/a-c/c-shock2]Combat Shock 2[/url][/b] (Doom II, 2012, 7) [sup][4: Cynical: 1, Nate River: 3][/sup]&#10;[b]362. [url=https://www.doomworld.com/idgames/levels/doom2/Ports/a-c/crimsonh]Crimson Horizon[/url][/b] (Doom II, 2009, 1) [sup][4: Paul977: 4][/sup]&#10;[b]362. [url=https://www.doomworld.com/idgames/levels/doom2/deathmatch/Ports/megawads/crudream]Crucified Dreams[/url][/b] (Doom II, 2006, 41) [sup][4: Soundblock: 4][/sup]&#10;[b]362. [url=https://www.doomworld.com/forum/topic/106371-czechbox-final-version-available/]CzechBox[/url][/b] (Doom II, [b]2020[/b], 32) [sup][4: Willy W.: 4][/sup]&#10;[b]362. [url=https://www.doomworld.com/idgames/levels/doom2/Ports/d-f/dcity2_5]Damned City 2[/url][/b] (Doom II, 2019, 10) [sup][4: ax34: 4][/sup]&#10;[b]362. [url=https://doomwiki.org/wiki/Dead.air]dead.air[/url][/b] (Doom II, 2016, 1) [sup][4: HyperLuke: 2, Lorenz0: 2][/sup]&#10;[b]362. [url=https://www.doomworld.com/idgames/levels/doom2/megawads/d2reload]Doom 2 Reloaded[/url][/b] (Doom II, 2009, 32) [sup][4: Odal: 2, Hitherto: 2][/sup]&#10;[b]362. [url=https://www.doomworld.com/idgames/levels/doom2/Ports/d-f/doomisla]Doom Island[/url][/b] (Doom II, [b]2021[/b], 9) [sup][4: dei_eldren: 4][/sup]&#10;[b]362. [url=https://www.doomworld.com/idgames/levels/doom2/d-f/earth]Earth[/url][/b] (Doom II, 1998, 10) [sup][4: ShoDemo: 3, TheNerdTurtle2: 1][/sup]&#10;[b]362. [url=https://www.doomworld.com/forum/topic/94601-empyrion_v39-14-udmf-coop-maps-with-single-player-support/]Empyrion[/url][/b] (Doom II, 2017, 14) [sup][4: Gaia74: 4][/sup]&#10;[b]362. [url=https://www.doomworld.com/idgames/levels/doom/d-f/favie112]Favillesco - Episode 1: Genuflected on Io[/url][/b] (Doom, 2013, 9) [sup][4: dei_eldren: 4][/sup]&#10;[b]362. [url=https://www.doomworld.com/idgames/levels/doom2/deathmatch/megawads/gothicdm]Gothic DM[/url][/b] (Doom II, 1997, 32) [sup][4: Soundblock: 1, toxic.rat: 3][/sup]&#10;[b]362. [url=https://www.doomworld.com/idgames/levels/heretic/Ports/curse]Heretic - Curse of D'sparil[/url][/b] (Heretic, 2010, 9) [sup][4: JudgeDeadd: 2, Hitherto: 2][/sup]&#10;[b]362. [url=https://doomwiki.org/wiki/IC2005]IC2005[/url][/b] (Doom II, 2005, 1) [sup][4: doombedoom: 4][/sup]&#10;[b]362. [url=https://www.doomworld.com/idgames/levels/doom2/Ports/g-i/impencse]Imp Encounter[/url][/b] (Doom II, 2003, 1) [sup][4: AnonimVio: 4][/sup]&#10;[b]362. [url=https://www.doomworld.com/forum/topic/74792-jiffy-bag-a-speedmap-megawad-rc2-released/]Jiffy Bag[/url][/b] (Doom II, 2015, 32) [sup][4: TheNerdTurtle2: 4][/sup]&#10;[b]362. [url=https://www.doomworld.com/idgames/levels/doom2/Ports/j-l/khorus]Khorus[/url][/b] (Doom II, 2012, 9) [sup][4: NuMetalManiak: 4][/sup]&#10;[b]362. [url=https://www.doomworld.com/forum/topic/124896-final-literalism-release-thread/]Literalism[/url][/b] (Doom II, [b]2021[/b], 26) [sup][4: &lt;&lt;Rewind: 4][/sup]&#10;[b]362. [url=https://www.doomworld.com/files/file/15671-mapgame/]Mapgame[/url][/b] (Doom, 2009, 9) [sup][4: m8f: 4][/sup]&#10;[b]362. [url=https://www.doomworld.com/idgames/levels/doom2/Ports/m-o/nfh2]Neighborhood From Hell[/url][/b] (Doom II, 2012, 1) [sup][4: ax34: 4][/sup]&#10;[b]362. [url=https://www.doomworld.com/idgames/levels/doom2/m-o/nostromo]Nostromo's Run[/url][/b] (Doom II, 1995, 1) [sup][4: soner du: 1, Ragu: 3][/sup]&#10;[b]362. [url=https://doomwiki.org/wiki/Robocop_Doom]Robocop Doom[/url][/b] (Doom II, 2019, 17) [sup][4: ax34: 4][/sup]&#10;[b]362. [url=https://www.doomworld.com/idgames/levels/doom2/Ports/s-u/sinedie]Sine Die[/url][/b] (Doom II, 2007, 2) [sup][4: bLOCKbOYgAMES: 4][/sup]&#10;[b]362. [url=https://www.doomworld.com/idgames/levels/doom2/Ports/megawads/sf3]Slaughterfest 3[/url][/b] (Doom II, 2018, 35) [sup][4: Nazgul9: 4][/sup]&#10;[b]362. [url=https://www.doomworld.com/idgames/levels/doom2/megawads/darken]The Darkening Episode 1[/url][/b] (Doom II, 1998, 22) [sup][4: ASaltShaker: 1, doombedoom: 3][/sup]&#10;[b]362. [url=https://www.doomworld.com/idgames/levels/doom2/Ports/megawads/doomtrib]The DOOM Tribute Project[/url][/b] (Doom II, 2016, 34) [sup][4: ax34: 4][/sup]&#10;[b]362. [url=https://www.doomworld.com/idgames/levels/doom/megawads/nmdu]The Ultimate NMD[/url][/b] (Doom, 2009, 27) [sup][4: eharper256: 4][/sup]&#10;[b]362. [url=https://doomwiki.org/wiki/The_Wayfarer]The Wayfarer[/url][/b] (Heretic, 2019, 9) [sup][4: rd: 4][/sup]&#10;[b]362. [url=https://zdoom.org/wiki/Town_Infection]Town Infection[/url][/b] (Doom II, 2013, 34) [sup][4: Dimon12321: 4][/sup]&#10;[b]362. [url=https://www.doomworld.com/idgames/levels/doom2/s-u/townhou2]Townhouses[/url][/b] (Doom II, 1995, 1) [sup][4: Doomlover77: 4][/sup]&#10;[b]362. [url=http://odamex.net/boards/index.php?topic=2246.0]UAC Ultra 2[/url][/b] (Doom II, 2013, 7) [sup][4: Sky: 4][/sup]&#10;[b]362. [url=https://www.doomworld.com/idgames/levels/doom2/Ports/v-z/vrack]Vrack[/url][/b] (Doom II, 2000, 1) [sup][4: bzzrak: 4][/sup]&#10;[b]398. [url=https://www.wad-archive.com/wad/9c6e76bda78d64a3fd280aadc0394a3ed5d8a157]1993[/url][/b] (Any Doom, 2014, 0) [sup][3: Apaul27: 3][/sup]&#10;[b]398. [url=https://www.doomworld.com/forum/post/1753652]2castles[/url][/b] (?, [b]?[/b], ?) [sup][3: Soundblock: 3][/sup]&#10;[b]398. [url=https://www.doomworld.com/forum/topic/90605-v04-a-boy-and-his-barrel-a-secret-is-revealed/]A Boy and His Barrel[/url][/b] (Doom II, 2016, 5) [sup][3: Dragonfly: 3][/sup]&#10;[b]398. [url=https://www.doomworld.com/files/file/18491-absolutely-killed/]Absolutely Killed[/url][/b] (Doom, 2016, 9) [sup][3: NoisyVelvet: 3][/sup]&#10;[b]398. [url=https://www.doomworld.com/idgames/levels/doom/Ports/a-c/aaawake]Awakening[/url][/b] (Doom, 2010, 1) [sup][3: Graf Zahl: 3][/sup]&#10;[b]398. [url=https://www.doomworld.com/idgames/levels/doom2/Ports/a-c/balls]Balls[/url][/b] (Doom II, 2006, 1) [sup][3: Li'l devil: 3][/sup]&#10;[b]398. [url=https://forum.zdoom.org/viewtopic.php?t=47680#p810207]Batman Doom: Reborn[/url][/b] (Doom II, 2015, 32) [sup][3: ax34: 3][/sup]&#10;[b]398. [url=https://www.doomworld.com/idgames/levels/doom2/Ports/a-c/bermuda]Bermuda Triangle[/url][/b] (Doom II, 1999, 1) [sup][3: Doomkid: 1, TheGreenZap: 2][/sup]&#10;[b]398. [url=https://www.doomworld.com/idgames/levels/doom2/Ports/a-c/bbv11]Botanic Biosphere[/url][/b] (Doom II, 2014, 1) [sup][3: Jaromir Bergmann: 3][/sup]&#10;[b]398. [url=https://www.doomworld.com/idgames/levels/doom2/a-c/chord1]Chord 1[/url][/b] (Doom II, 1997, 1) [sup][3: Paul977: 3][/sup]&#10;[b]398. [url=https://www.doomworld.com/idgames/levels/doom2/Ports/a-c/chord3]Chord 3[/url][/b] (Doom II, 2000, 1) [sup][3: Paul977: 3][/sup]&#10;[b]398. [url=https://www.doomworld.com/idgames/levels/doom2/a-c/chordg]Chord G[/url][/b] (Doom II, 1999, 1) [sup][3: Paul977: 3][/sup]&#10;[b]398. [url=https://www.doomworld.com/idgames/levels/doom2/Ports/a-c/cityass]City Assault[/url][/b] (Doom II, 2013, 1) [sup][3: ax34: 3][/sup]&#10;[b]398. [url=https://www.doomworld.com/idgames/levels/doom2/d-f/darkcvnt]Dark Covenant[/url][/b] (Doom II, 1996, 12) [sup][3: NuMetalManiak: 2, bonnie: 1][/sup]&#10;[b]398. [url=https://www.doomworld.com/idgames/levels/doom2/d-f/demondrv]DEMON DRIVER!!!![/url][/b] (Doom II, 2006, 1) [sup][3: smeghammer: 3][/sup]&#10;[b]398. [url=https://www.doomworld.com/idgames/levels/doom2/Ports/d-f/darknes2]Disciples of Darkness[/url][/b] (Doom II, 2017, 4) [sup][3: Nirvana: 3][/sup]&#10;[b]398. [url=https://www.doomworld.com/idgames/levels/doom2/Ports/d-f/disjunct]Disjunction[/url][/b] (Doom II, 2017, 11) [sup][3: Lorenz0: 3][/sup]&#10;[b]398. [url=https://www.doomworld.com/idgames/levels/doom2/Ports/d-f/entropy]Entropy[/url][/b] (Doom II, 2019, 2) [sup][3: KineticBeverage: 3][/sup]&#10;[b]398. [url=https://www.doomworld.com/idgames/levels/doom2/d-f/europe]Europe[/url][/b] (Doom II, 2005, 1) [sup][3: ax34: 3][/sup]&#10;[b]398. [url=https://www.doomworld.com/idgames/levels/doom/d-f/faviae21]Favillesco Alpha Episode 2: Desecration on Thebe[/url][/b] (Doom, 2015, 9) [sup][3: Ezepov: 3][/sup]&#10;[b]398. [url=https://forum.zdoom.org/viewtopic.php?f=19&amp;t=13397#p273718]Hell-Forged[/url][/b] (Doom II, 2019, 10) [sup][3: Woolie Wool: 3][/sup]&#10;[b]398. [url=https://www.doomworld.com/forum/topic/113414-wip-hellish-rogues-a-new-mappers-first-mapset-feb-15th-2021-near-final-version-available/]Hellish Rogues[/url][/b] (Doom II, [b]2021[/b], 11) [sup][3: dei_eldren: 3][/sup]&#10;[b]398. [url=http://xsnake.free.fr/invasion/shots.htm]Invasion UAC[/url][/b] (Doom II, 2005, 32) [sup][3: Red-XIII: 3][/sup]&#10;[b]398. [url=https://www.doomworld.com/idgames/levels/doom2/Ports/j-l/los]Legacy of Suffering[/url][/b] (Doom II, 2009, 10) [sup][3: MFG38: 3][/sup]&#10;[b]398. [url=https://www.doomworld.com/forum/topic/117417-lunar-outpost-359-wip-wad-updated-2132021-revamped-older-levels/]Lunar Outpost 359[/url][/b] (TNT, [b]2021[/b], 10) [sup][3: dei_eldren: 3][/sup]&#10;[b]398. [url=https://zdoom.org/wiki/Marine_Assault]Marine Assault[/url][/b] (Doom II, 2003, 1) [sup][3: Li'l devil: 3][/sup]&#10;[b]398. [url=https://www.doomworld.com/idgames/levels/doom2/m-o/nilla]Nilla DooM[/url][/b] (Doom II, 2004, 7) [sup][3: roadworx: 3][/sup]&#10;[b]398. [url=https://www.doomworld.com/forum/topic/126833-cl9-occulawad-rc1/]Occula[/url][/b] (Doom II, [b]2022[/b], 7) [sup][3: akolai: 3][/sup]&#10;[b]398. [url=https://www.doomworld.com/idgames/levels/doom2/p-r/phobos2]Phobos[/url][/b] (Doom II, 1998, 4) [sup][3: Jaws In Space: 3][/sup]&#10;[b]398. [url=https://www.doomworld.com/idgames/levels/doom2/Ports/p-r/pleiades]Pleiades[/url][/b] (Doom II, 2000, 11) [sup][3: ax34: 3][/sup]&#10;[b]398. [url=https://www.doomworld.com/forum/topic/127451-poogerswad-final-release/]Poogers[/url][/b] (Doom II, [b]2022[/b], 36) [sup][3: akolai: 3][/sup]&#10;[b]398. [url=https://www.elzee.co.nz/rotttc/index.html]Return of the Triad[/url][/b] (Standalone, 2011, 18) [sup][3: ax34: 3][/sup]&#10;[b]398. [url=https://www.doomworld.com/idgames/levels/hexen/s-u/serpent]Serpent: Resurrection[/url][/b] (Hexen, 2010, 25) [sup][3: TheMightyHeracross: 3][/sup]&#10;[b]398. [url=https://www.doomworld.com/idgames/levels/doom/Ports/megawads/sinergy]SINERGY[/url][/b] (Doom, 2019, 36) [sup][3: Ezepov: 3][/sup]&#10;[b]398. [url=https://www.doomworld.com/idgames/levels/doom2/Ports/s-u/t3st]T3ST[/url][/b] (Doom II, 2016, 7) [sup][3: bzzrak: 3][/sup]&#10;[b]398. [url=https://doomwiki.org/wiki/The_Lost_Episodes_of_Doom]The Lost Episodes of Doom[/url][/b] (Doom, 1995, 24) [sup][3: Diabolución: 3][/sup]&#10;[b]398. [url=https://www.doomworld.com/idgames/levels/doom2/deathmatch/s-u/udm3]Unidoom DM 3[/url][/b] (Doom II, 2004, 16) [sup][3: Doomkid: 3][/sup]&#10;[b]398. [url=https://www.doomworld.com/idgames/levels/doom2/Ports/v-z/vrack2b]Vrack 2[/url][/b] (Doom II, 2001, 1) [sup][3: smeghammer: 3][/sup]&#10;[b]398. [url=https://doomwiki.org/wiki/WOOO_2]WOOO 2[/url][/b] (Doom II, 2014, 38) [sup][3: lokbustam257: 3][/sup]&#10;[b]437. [url=https://www.doomworld.com/idgames/levels/doom2/megawads/3ha3]3 Heures d'agonie 3[/url][/b] (Doom II, 2017, 32) [sup][2: Roofi: 2][/sup]&#10;[b]437. [url=https://www.doomworld.com/idgames/levels/doom2/Ports/0-9/30kmaps]30,000 Levels[/url][/b] (Doom II, 2012, 30000) [sup][2: AnonimVio: 2][/sup]&#10;[b]437. [url=https://www.doomworld.com/vb/thread/103867]Akeldama[/url][/b] (Doom II, [b]2020[/b], 32) [sup][2: Snikle: 2][/sup]&#10;[b]437. [url=https://doomwiki.org/wiki/All_Hell_is_Breaking_Loose]All Hell is Breaking Loose[/url][/b] (Doom II, 1996, 5) [sup][2: doombedoom: 2][/sup]&#10;[b]437. [url=https://www.doomworld.com/idgames/deathmatch/skulltag/alinv]Alpha Invasion[/url][/b] (Doom II, 2007, 11) [sup][2: Keykhosrau: 2][/sup]&#10;[b]437. [url=https://www.doomworld.com/idgames/levels/doom2/Ports/s-u/tcotd]City of the Damned[/url][/b] (Doom II, 2004, 1) [sup][2: HUNdebLeonidasX: 2][/sup]&#10;[b]437. [url=https://www.doomworld.com/forum/topic/108938-doom-ii-25-years-on-earth-32-map-limit-removing-old-school-megawad-one-year-late-edition-released-now-on-idgames/]Doom II: 25 Years on Earth[/url][/b] (Doom II, [b]2020[/b], 32) [sup][2: sapphics: 2][/sup]&#10;[b]437. [url=https://doomwiki.org/wiki/Doom_II]Doom II: Hell on Earth[/url][/b] (Doom II, 1994, 32) [sup][2: Fadri: 2][/sup]&#10;[b]437. [url=https://www.doomworld.com/idgames/levels/doom2/megawads/drn]Down the Drain[/url][/b] (Doom II, [b]2021[/b], 32) [sup][2: MtPain27: 2][/sup]&#10;[b]437. [url=https://www.doomworld.com/files/file/18802-ice-rage/]Ice Rage[/url][/b] (Doom II, 2017, 1) [sup][2: Chamelenoel: 2][/sup]&#10;[b]437. [url=https://www.doomworld.com/idgames/levels/doom2/Ports/g-i/iogw]It Only Gets Worse[/url][/b] (Doom II, 2007, 20) [sup][2: Keykhosrau: 2][/sup]&#10;[b]437. [url=https://www.doomworld.com/idgames/levels/doom2/Ports/d-f/dmdjm01]Jagermorder: Chemical Lab[/url][/b] (Doom II, 1999, 1) [sup][2: Soundblock: 2][/sup]&#10;[b]437. [url=https://www.doomworld.com/idgames/levels/doom2/megawads/kssht]Khorus' Speedy Shit[/url][/b] (Doom II, 2011, 32) [sup][2: Phobus: 2][/sup]&#10;[b]437. [url=https://www.doomworld.com/idgames/levels/doom2/Ports/m-o/nuts3]Nuts 3[/url][/b] (Doom II, 2003, 1) [sup][2: Keykhosrau: 2][/sup]&#10;[b]437. [url=https://doomwiki.org/wiki/Okuplok_Slaughter_Map]Okuplok Slaughter Map[/url][/b] (Doom II, 2012, 1) [sup][2: Keykhosrau: 2][/sup]&#10;[b]437. [url=https://www.doomworld.com/idgames/levels/doom2/a-c/bldnight]One Bloody Night[/url][/b] (Doom II, 2002, 9) [sup][2: WH-Wilou84: 1, T-Rex: 1][/sup]&#10;[b]437. [url=https://www.doomworld.com/forum/topic/128917-pagodia-now-on-idgames/]Pagodia[/url][/b] (Doom II, [b]2022[/b], 9) [sup][2: Maribo: 2][/sup]&#10;[b]437. [url=https://doomwiki.org/wiki/Remain_1]Remain 1[/url][/b] (Doom II, 2007, 11) [sup][2: Hitherto: 2][/sup]&#10;[b]437. [url=https://www.wad-archive.com/wad/be21919b261d404e694dd19e88bfaea2]Rocket Space Jumping[/url][/b] (Doom II, 2007, 1) [sup][2: Red-XIII: 2][/sup]&#10;[b]437. [url=https://www.doomworld.com/idgames/levels/doom2/0-9/666]Sector 666[/url][/b] (Doom II, 1998, 11) [sup][2: bzzrak: 2][/sup]&#10;[b]437. [url=https://www.doomworld.com/idgames/levels/doom2/Ports/megawads/mayhem17]Super MAYhem 17[/url][/b] (Doom II, 2017, 29) [sup][2: Octillion: 2][/sup]&#10;[b]437. [url=https://www.doomworld.com/idgames/levels/doom2/a-c/aboosysv]System Vices[/url][/b] (Doom II, 1996, 8) [sup][2: Grazza: 2][/sup]&#10;[b]437. [url=https://www.doomworld.com/idgames/themes/university/trinity2]The Unholy Trinity[/url][/b] (Doom, 1994, 1) [sup][2: Soundblock: 2][/sup]&#10;[b]437. [url=https://doomwiki.org/wiki/Ultimate_Simpsons_Doom]Ultimate Simpsons Doom[/url][/b] (Any Doom, 2007, 0) [sup][2: Keykhosrau: 2][/sup]&#10;[b]461. [url=https://www.doomworld.com/idgames/levels/doom2/Ports/s-u/seasons]4 Seasons of Doom[/url][/b] (Doom II, 2018, 4) [sup][1: vdgg: 1][/sup]&#10;[b]461. [url=https://doomwiki.org/wiki/5till_L1_Complex]5till L1 Complex[/url][/b] (Doom II, 2012, 1) [sup][1: Li'l devil: 1][/sup]&#10;[b]461. [url=https://www.doomworld.com/idgames/levels/doom2/Ports/a-c/aeternum]Aeternum[/url][/b] (Doom II, 2007, 3) [sup][1: 42PercentHealth: 1][/sup]&#10;[b]461. [url=https://www.doomworld.com/idgames/levels/doom2/Ports/a-c/crfe_p1]Can't Run From Evil[/url][/b] (Doom II, 2012, 4) [sup][1: vdgg: 1][/sup]&#10;[b]461. [url=https://www.doomworld.com/idgames/levels/doom2/Ports/a-c/coecits]Castle of Eternal Carrot in the Sky[/url][/b] (Doom II, 2001, 1) [sup][1: Jaws In Space: 1][/sup]&#10;[b]461. [url=https://www.doomworld.com/idgames/levels/doom/a-c/cleim10]Cleimos[/url][/b] (Doom, 1994, 9) [sup][1: Soundblock: 1][/sup]&#10;[b]461. [url=https://www.doomworld.com/idgames/levels/doom2/Ports/a-c/c-shock]Combat Shock[/url][/b] (Plutonia, 2011, 4) [sup][1: WH-Wilou84: 1][/sup]&#10;[b]461. [url=https://doomwiki.org/wiki/Congestion:_64]Congestion: 64[/url][/b] (Doom II, 2005, 32) [sup][1: Li'l devil: 1][/sup]&#10;[b]461. [url=https://www.doomworld.com/idgames/levels/doom2/a-c/cygnus20]Cygnus IV[/url][/b] (Doom II, 1997, 14) [sup][1: Philnemba: 1][/sup]&#10;[b]461. [url=https://doomwiki.org/wiki/Demonastery]Demonastery[/url][/b] (Doom II, 2018, 1) [sup][1: VanaheimRanger: 1][/sup]&#10;[b]461. [url=https://doomwiki.org/wiki/Doom_the_Way_id_Did]dtwidmus.wad﻿[/url][/b] (Doom, 2011, 0) [sup][1: Diabolución: 1][/sup]&#10;[b]461. [url=https://www.doomworld.com/idgames/levels/doom/d-f/eternity]Eternity[/url][/b] (Doom, 1994, 8) [sup][1: bonnie: 1][/sup]&#10;[b]461. [url=https://www.doomworld.com/forum/topic/128848-ex-inferis-31-map-slaughter-ish-wad/]Ex Inferis[/url][/b] (Doom II, [b]2022[/b], 31) [sup][1: Nazgul9: 1][/sup]&#10;[b]461. [url=https://www.doomworld.com/forum/topic/101755-exomoon-megawad-directors-cut-release/]Exomoon[/url][/b] (Doom II, 2017, 24) [sup][1: Lorenz0: 1][/sup]&#10;[b]461. [url=https://www.doomworld.com/idgames/levels/doom/d-f/extremal]Extremal Doom[/url][/b] (Doom, 2006, 27) [sup][1: Grazza: 1][/sup]&#10;[b]461. [url=https://www.doomworld.com/forum/topic/106186-frog_and_toadwad-12-maps/]Frog and Toad[/url][/b] (Doom II, 2019, 12) [sup][1: akolai: 1][/sup]&#10;[b]461. [url=https://www.doomworld.com/idgames/levels/doom2/deathmatch/Ports/g-i/greenwar]Green War[/url][/b] (Doom II, 2002, 32) [sup][1: joepallai: 1][/sup]&#10;[b]461. [url=https://doomwiki.org/wiki/Grezzo_2]Grezzo 2[/url][/b] (Standalone, 2012, 50) [sup][1: AnonimVio: 1][/sup]&#10;[b]461. [url=https://doomwiki.org/wiki/H2H-Xmas]H2H-Xmas[/url][/b] (Doom II, 1995, 32) [sup][1: Katamori: 1][/sup]&#10;[b]461. [url=https://www.doomworld.com/idgames/levels/doom2/Ports/j-l/kusok]kusok (Kurashiki's kuso map)[/url][/b] (Doom II, 2013, 2) [sup][1: Fadri: 1][/sup]&#10;[b]461. [url=https://www.doomworld.com/idgames/levels/doom2/Ports/j-l/lilium]Lilium[/url][/b] (Doom II, 2016, 1) [sup][1: Lewonx: 1][/sup]&#10;[b]461. [url=https://www.doomworld.com/idgames/levels/doom/j-l/lithe2m1]LithE2M1[/url][/b] (Doom, 1994, 1) [sup][1: bzzrak: 1][/sup]&#10;[b]461. [url=https://www.doomworld.com/idgames/levels/doom2/megawads/mlm12]Mini-Level Megawad[/url][/b] (Doom II, 2009, 32) [sup][1: Phobus: 1][/sup]&#10;[b]461. [url=https://www.doomworld.com/forum/topic/85907-nefertitiwad-6-maps/#comment-1554820]Nefertiti[/url][/b] (Doom II, 2016, 6) [sup][1: NoisyVelvet: 1][/sup]&#10;[b]461. [url=https://forum.zdoom.org/viewtopic.php?f=19&amp;t=47816]Pinochestein 3D[/url][/b] (Doom II, 2015, 32) [sup][1: Ezepov: 1][/sup]&#10;[b]461. [url=https://doomwiki.org/wiki/Polygon_Base]Polygon Base[/url][/b] (Doom II, 1996, 1) [sup][1: roadworx: 1][/sup]&#10;[b]461. [url=https://doomwiki.org/wiki/Ray_Mohawk_2:_Ray_Wreaks_Havoc!]Ray Mohawk 2[/url][/b] (Doom II, [b]2021[/b], 22) [sup][1: tonytheparrot: 1][/sup]&#10;[b]461. [url=http://thekinsie.com/reelism/]Reelism[/url][/b] (Doom II, 2011, 20) [sup][1: HUNdebLeonidasX: 1][/sup]&#10;[b]461. [url=https://www.doomworld.com/idgames/levels/doom2/Ports/s-u/spagheti]Spicy Evil Spaghetti[/url][/b] (Doom II, 2016, 1) [sup][1: everennui: 1][/sup]&#10;[b]461. [url=https://doomwiki.org/wiki/SQUARES]SQUARES[/url][/b] (Doom, 1995, 1) [sup][1: STILES: 1][/sup]&#10;[b]461. [url=https://www.doomworld.com/idgames/levels/doom2/s-u/tdevil2]The Devilz Work[/url][/b] (Doom II, 2014, 7) [sup][1: everennui: 1][/sup]&#10;[b]461. [url=https://doomwiki.org/wiki/The_Evil_Unleashed]The Evil Unleashed﻿[/url][/b] (Doom, 1994, 9) [sup][1: Ragu: 1][/sup]&#10;[b]461. [url=https://www.doomworld.com/forum/topic/119490-a-boom-compatible-slaughter-mapthe-mucus-empire-final-version/]The Mucus Empire[/url][/b] (Doom II, [b]2021[/b], 1) [sup][1: Nefelibeta: 1][/sup]&#10;[b]461. [url=https://www.doomworld.com/idgames/levels/doom2/megawads/rebirth]The Rebirth[/url][/b] (Doom II, 2003, 32) [sup][1: Malrionn: 1][/sup]&#10;[b]461. [url=https://www.doomworld.com/forum/topic/106310-the-slaughter-spectrum-rc1-release/]The Slaughter Spectrum[/url][/b] (Doom II, 2019, 5) [sup][1: nikitsune: 1][/sup]&#10;[b]461. [url=https://www.doomworld.com/idgames/levels/doom2/s-u/ttp-rp]The Troopers' Playground[/url][/b] (Doom II, 1996, 12) [sup][1: T-Rex: 1][/sup]&#10;[b]461. [url=https://www.doomworld.com/idgames/levels/doom2/megawads/twzone]The Twilight Zone[/url][/b] (Doom II, 1998, 32) [sup][1: T-Rex: 1][/sup]&#10;[b]461. [url=https://www.doomworld.com/forum/topic/65009-zdoom-the-ultimate-icon-of-sin/]The Ultimate Icon of Sin[/url][/b] (Doom II, 2013, 1) [sup][1: Soundblock: 1][/sup]&#10;[b]461. [url=https://www.doomworld.com/idgames/levels/doom/megawads/unalign]UnAligned[/url][/b] (Doom, 2016, 27) [sup][1: yakfak: 1][/sup]&#10;[b]461. [url=https://www.doomworld.com/files/file/18387-vispire/]Vispire[/url][/b] (Doom II, 2016, 17) [sup][1: NoisyVelvet: 1][/sup]&#10;[b]461. [url=https://doomwiki.org/wiki/Void]Void[/url][/b] (Doom II, 2003, 1) [sup][1: TJG1289: 1][/sup]&#10;[b]461. [url=https://www.doomworld.com/idgames/levels/doom2/Ports/v-z/whitemar]Whitemare[/url][/b] (Doom II, 2011, 19) [sup][1: Pierrot: 1][/sup]&#10;&#10;&#10;WADs: 503&#10;Voters: 197" calcext:value-type="string">
            <text:p>[b]229. [url=https://www.doomworld.com/idgames/levels/doom2/Ports/p-r/pwfinal]Plutonium Winds[/url][/b] (Plutonia, 2014, 7) [sup][7: Spectra: 7][/sup]</text:p>
            <text:p>[b]229. [url=https://www.doomworld.com/forum/topic/85755-rf1024-i-dont-know-whats-going-on-with-this-title-anymore/]Rf 1024[/url][/b] (Doom II, 2016, 33) [sup][7: JudgeDeadd: 2, Ryath: 5][/sup]</text:p>
            <text:p>[b]229. [url=https://www.doomworld.com/idgames/levels/hexen/j-l/kaiser_28]Shadows of Chronos[/url][/b] (Hexen, 2014, 6) [sup][7: Grain of Salt: 7][/sup]</text:p>
            <text:p>[b]229. [url=https://www.doomworld.com/idgames/levels/doom2/Ports/megawads/intime]Somewhere in Time[/url][/b] (Doom II, 2016, 16) [sup][7: STILES: 3, smeghammer: 4][/sup]</text:p>
            <text:p>[b]229. [url=https://www.doomworld.com/idgames/levels/doom2/Ports/megawads/swideath]Swift Death[/url][/b] (Doom II, 2015, 32) [sup][7: Nine Inch Heels: 1, fveitsi: 5, NoisyVelvet: 1][/sup]</text:p>
            <text:p>[b]229. [url=https://www.doomworld.com/idgames/levels/doom/a-c/class_ep]The Classic Episode[/url][/b] (Doom, 2000, 9) [sup][7: pcorf: 5, purist: 2][/sup]</text:p>
            <text:p>[b]229. [url=https://www.doomworld.com/idgames/levels/doom2/s-u/slayer]The Slayer[/url][/b] (Doom II, 2002, 15) [sup][7: Vorpal: 5, vdgg: 1, doombedoom: 1][/sup]</text:p>
            <text:p>[b]229. [url=https://www.doomworld.com/idgames/levels/doom/Ports/d-f/draftex]Thy Flesh - Turned into a draft-excluder[/url][/b] (Doom, 2014, 9) [sup][7: 4everDoomed: 6, dosboot: 1][/sup]</text:p>
            <text:p>[b]229. [url=https://forum.zdoom.org/viewtopic.php?f=42&amp;t=55741]Waterlab GZD[/url][/b] (Doom II, 2017, 1) [sup][7: Phobus: 7][/sup]</text:p>
            <text:p>[b]229. [url=https://www.doomworld.com/idgames/levels/doom2/Ports/v-z/zendyn_x]Zen Dynamics[/url][/b] (Doom II, 2005, 7) [sup][7: Phobus: 4, TechnoDoomed1: 1, doombedoom: 2][/sup]</text:p>
            <text:p>[b]261. [url=https://forum.zdoom.org/viewtopic.php?f=19&amp;t=54247&amp;p=954473]20 Monsters Community Project[/url][/b] (Doom II, 2017, 42) [sup][6: Voltcom9: 6][/sup]</text:p>
            <text:p>[b]261. [url=https://www.doomworld.com/idgames/levels/doom2/Ports/s-u/teitenga]Assault on Tei Tenga[/url][/b] (Doom II, 1999, 6) [sup][6: Ralphis: 6][/sup]</text:p>
            <text:p>[b]261. [url=https://www.doomworld.com/forum/topic/117061-bourgeois-megawad-30-maps-now-on-idgames/]Bourgeois Megawad[/url][/b] (Doom II, [b]2021[/b], 30) [sup][6: TheGreenZap: 6][/sup]</text:p>
            <text:p>[b]261. [url=https://www.doomworld.com/idgames/levels/doom2/a-c/castleof]Castle of the Damned[/url][/b] (Doom II, 1996, 1) [sup][6: bzzrak: 6][/sup]</text:p>
            <text:p>[b]261. [url=https://www.doomworld.com/idgames/levels/doom/a-c/acheron]Crossing Acheron[/url][/b] (Doom, 1994, 1) [sup][6: joepallai: 1, xdude_gamer: 5][/sup]</text:p>
            <text:p>[b]261. [url=https://www.doomworld.com/forum/topic/121935-cydonia-throwback-plutonia-wad-beta-available/]Cydonia[/url][/b] (Plutonia, [b]2021[/b], 22) [sup][6: whybmonotacrab: 1, Xeogred: 5][/sup]</text:p>
            <text:p>[b]261. [url=https://www.doomworld.com/idgames/levels/doom2/Ports/d-f/dark7]Dark 7 (with Mission Pack)[/url][/b] (Doom II, 2002, 7) [sup][6: smeghammer: 4, doombedoom: 2][/sup]</text:p>
            <text:p>[b]261. [url=https://www.doomworld.com/idgames/levels/doom2/Ports/d-f/de-pkg]Demon Eclipse[/url][/b] (Doom II, 2006, 12) [sup][6: Soundblock: 1, Lazorinc: 1, tchkb: 4][/sup]</text:p>
            <text:p>[b]261. [url=https://www.doomworld.com/idgames/themes/university/dmuhs061]Doom U.H.S.[/url][/b] (Doom, 1996, 1) [sup][6: Doomlover77: 6][/sup]</text:p>
            <text:p>[b]261. [url=https://www.doomworld.com/idgames/levels/doom2/Ports/d-f/d_space_v2]Doomed in SPACE[/url][/b] (Doom II, 2018, 13) [sup][6: Ezepov: 6][/sup]</text:p>
            <text:p>[b]261. [url=https://www.doomworld.com/idgames/levels/doom/Ports/d-f/dbimpact]Double Impact[/url][/b] (Doom, 2011, 9) [sup][6: Ralphis: 6][/sup]</text:p>
            <text:p>[b]261. [url=https://www.doomworld.com/idgames/levels/heretic/Ports/elfgp]Elf Gets Pissed[/url][/b] (Heretic, 2016, 9) [sup][6: Ralphis: 6][/sup]</text:p>
            <text:p>[b]261. [url=https://www.doomworld.com/idgames/levels/doom2/d-f/endgame]End Game[/url][/b] (Doom II, 2004, 8) [sup][6: pcorf: 6][/sup]</text:p>
            <text:p>[b]261. [url=https://www.doomworld.com/idgames/levels/doom/megawads/et]Endless Torture[/url][/b] (Doom, 2015, 36) [sup][6: soner du: 2, dei_eldren: 4][/sup]</text:p>
            <text:p>[b]261. [url=https://www.doomworld.com/idgames/levels/doom2/Ports/megawads/5room]Five Rooms of Doom[/url][/b] (Doom II, 2015, 32) [sup][6: HyperLuke: 6][/sup]</text:p>
            <text:p>[b]261. [url=https://www.doomworld.com/forum/topic/124905-dbp40-funnelcake-apparitions/]Funnelcake Apparitions[/url][/b] (Doom II, [b]2021[/b], 8) [sup][6: &lt;&lt;Rewind: 6][/sup]</text:p>
            <text:p>[b]261. [url=https://www.doomworld.com/files/file/17934-incineration/]Incineration[/url][/b] (Doom, 2014, 9) [sup][6: Ryath: 5, dosboot: 1][/sup]</text:p>
            <text:p>[b]261. [url=https://www.doomworld.com/idgames/levels/doom2/Ports/megawads/intercep2]Interception II[/url][/b] (Doom II, [b]2020[/b], 31) [sup][6: RHhe82: 6][/sup]</text:p>
            <text:p>[b]261. [url=https://www.doomworld.com/idgames/levels/doom2/deathmatch/j-l/judas23]Judas[/url][/b] (Doom II, 1996, 1) [sup][6: antares031: 6][/sup]</text:p>
            <text:p>[b]261. [url=https://doomwiki.org/wiki/Maskim_Xul]Maskim Xul[/url][/b] (Doom II, 2017, 3) [sup][6: Dimon12321: 6][/sup]</text:p>
            <text:p>[b]261. [url=https://www.doomworld.com/idgames/levels/doom2/Ports/m-o/neodoom]NeoDoom[/url][/b] (Doom II, 2006, 32) [sup][6: OniriA: 6][/sup]</text:p>
            <text:p>[b]261. [url=https://www.doomworld.com/forum/topic/117844-nosp2-nanowadmo-megawad-slaughterwad/]NoReason's Speedmaps 2[/url][/b] (Doom II, [b]2020[/b], 34) [sup][6: sapphics: 6][/sup]</text:p>
            <text:p>[b]261. [url=https://www.doomworld.com/idgames/levels/doom/m-o/nukemine]Nuke Mine (Come Get Some)[/url][/b] (Doom, 1994, 9) [sup][6: Soundblock: 6][/sup]</text:p>
            <text:p>[b]261. [url=https://www.doomworld.com/forum/topic/49008-phmlspd-boom-maps-for-people-who-like-shooting-monsters/]Phmlspd[/url][/b] (Doom II, 2010, 13) [sup][6: maxmanium: 6][/sup]</text:p>
            <text:p>[b]261. [url=https://doomwiki.org/wiki/SSL2]SSL2[/url][/b] (Doom II, 1996, 1) [sup][6: antares031: 6][/sup]</text:p>
            <text:p>[b]261. [url=https://doomwiki.org/wiki/Strange_Aeons]Strange Aeons[/url][/b] (Doom, 2015, 45) [sup][6: ax34: 3, SOSU: 3][/sup]</text:p>
            <text:p>[b]261. [url=https://www.doomworld.com/forum/topic/110956-syringe-v11-now-an-official-addon-oh-snap/]Syringe[/url][/b] (Doom II, 2019, 7) [sup][6: dosboot: 1, Xeogred: 2, Thelokk: 3][/sup]</text:p>
            <text:p>[b]261. [url=https://www.doomworld.com/idgames/levels/doom2/Ports/megawads/lmtmple3]Temple of the Lizard Men 3[/url][/b] (Doom II, 2013, 32) [sup][6: Lewonx: 6][/sup]</text:p>
            <text:p>[b]261. [url=https://www.doomworld.com/idgames/levels/doom2/Ports/m-o/massm]The Adventures of MassMouth[/url][/b] (Doom II, 2000, 10) [sup][6: Ralphis: 6][/sup]</text:p>
            <text:p>[b]261. [url=https://www.doomworld.com/idgames/themes/terrywads/uacmnnew]UAC Military Nightmare[/url][/b] (Doom II, 2008, 18) [sup][6: AnonimVio: 6][/sup]</text:p>
            <text:p>[b]261. [url=https://doomwiki.org/wiki/Ultimate_Doom_the_Way_id_Did]Ultimate Doom the Way id Did[/url][/b] (Doom, 2019, 9) [sup][6: Omniarch: 5, dosboot: 1][/sup]</text:p>
            <text:p>[b]261. [url=https://www.doomworld.com/idgames/levels/doom2/deathmatch/Ports/megawads/udmx]Unidoom Deathmatch X[/url][/b] (Doom II, 2008, 32) [sup][6: Ralphis: 6][/sup]</text:p>
            <text:p>[b]261. [url=https://doomwiki.org/wiki/Uprising]Uprising[/url][/b] (Doom II, [b]2021[/b], 32) [sup][6: Andromeda: 6][/sup]</text:p>
            <text:p>[b]261. [url=https://www.doomworld.com/idgames/levels/doom2/Ports/m-o/ma_val]Valhalla[/url][/b] (Doom II, 2010, 1) [sup][6: 4everDoomed: 4, VanaheimRanger: 2][/sup]</text:p>
            <text:p>[b]295. [url=https://www.doomworld.com/forum/topic/115653-1000-line-2-cp-completed/]1000 Line 2 Community Project[/url][/b] (Doom II, [b]2020[/b], 34) [sup][5: Horus: 5][/sup]</text:p>
            <text:p>[b]295. [url=https://www.doomworld.com/vb/thread/71473]2048 Unleashed[/url][/b] (Doom II, 2015, 49) [sup][5: eharper256: 5][/sup]</text:p>
            <text:p>[b]295. [url=https://www.doomworld.com/idgames/levels/doom/Ports/a-c/aa_e1]Alpha Accident: Terra Nova[/url][/b] (Doom, 2016, 9) [sup][5: Rince-wind: 5][/sup]</text:p>
            <text:p>[b]295. [url=https://doomwiki.org/wiki/Army_of_Darkness_TC]Army of Darkness TC[/url][/b] (Doom II, 1996, 10) [sup][5: AtticTelephone: 5][/sup]</text:p>
            <text:p>[b]295. [url=https://www.doomworld.com/idgames/levels/doom2/Ports/a-c/axolotl]Axolotl[/url][/b] (Doom II, [b]2021[/b], 12) [sup][5: Nefelibeta: 5][/sup]</text:p>
            <text:p>[b]295. [url=https://www.doomworld.com/forum/topic/105451-birthday-bash-megawad-offical-release/]Birthday Bash[/url][/b] (Doom II, 2019, 25) [sup][5: eharper256: 5][/sup]</text:p>
            <text:p>[b]295. [url=https://www.doomworld.com/idgames/levels/doom2/Ports/a-c/bor_lost]Brotherhood of Ruin: The Lost Temple[/url][/b] (Doom II, 2013, 1) [sup][5: Vorpal: 5][/sup]</text:p>
            <text:p>[b]295. [url=https://www.doomworld.com/idgames/levels/doom/p-r/retroeps]CH Retro Episode[/url][/b] (Doom, 2002, 9) [sup][5: Diabolución: 5][/sup]</text:p>
            <text:p>[b]295. [url=https://doomwiki.org/wiki/Community_Chest]Community Chest[/url][/b] (Doom II, 2003, 32) [sup][5: Bep: 5][/sup]</text:p>
            <text:p>[b]295. [url=https://www.doomworld.com/idgames/levels/doom/d-f/dante666]Dante's Gate[/url][/b] (Doom, 1994, 1) [sup][5: Soundblock: 5][/sup]</text:p>
            <text:p>[b]295. [url=https://www.doomworld.com/idgames/levels/doom2/Ports/d-f/dor]Dawn of Reality[/url][/b] (Doom II, 2010, 1) [sup][5: ax34: 4, Doomlover77: 1][/sup]</text:p>
            <text:p>[b]295. [url=http://www.wad-archive.com/wad/DOOM-Barracks-Zone-1]Doom Barracks Zone[/url][/b] (Doom II, 2010, 9) [sup][5: HUNdebLeonidasX: 3, TheMightyHeracross: 2][/sup]</text:p>
            <text:p>[b]295. [url=https://doomwiki.org/wiki/Doom_the_Way_id_Did:_The_Lost_Episodes]Doom the Way id Did: The Lost Episodes[/url][/b] (Doom, 2012, 55) [sup][5: Ryath: 5][/sup]</text:p>
            <text:p>[b]295. [url=https://doomwiki.org/wiki/Doom:_The_Lost_Episode]Doom: The Lost Episode[/url][/b] (Doom, 2009, 9) [sup][5: Omniarch: 5][/sup]</text:p>
            <text:p>[b]295. [url=https://forum.zdoom.org/viewtopic.php?f=42&amp;t=63530]Doomish Den of Design[/url][/b] (Doom II, 2019, 1) [sup][5: Rince-wind: 5][/sup]</text:p>
            <text:p>[b]295. [url=https://doomwiki.org/wiki/Doomworld_Mega_Project_2016]Doomworld Mega Project 2016[/url][/b] (Doom II, 2016, 50) [sup][5: Bep: 5][/sup]</text:p>
            <text:p>[b]295. [url=https://www.doomworld.com/idgames/levels/doom2/Ports/d-f/dripfeed]Drip Feed[/url][/b] (Doom II, 2010, 1) [sup][5: Vorpal: 5][/sup]</text:p>
            <text:p>[b]295. [url=https://doomwiki.org/wiki/E1_Contest]E1 Contest[/url][/b] (Doom, 2001, 15) [sup][5: Diabolución: 5][/sup]</text:p>
            <text:p>[b]295. [url=https://doomwiki.org/wiki/Epic]Epic[/url][/b] (Doom II, 2007, 5) [sup][5: AtticTelephone: 5][/sup]</text:p>
            <text:p>[b]295. [url=https://doomwiki.org/wiki/Erkattäññe]Erkattäññe[/url][/b] (Doom II, 2015, ) [sup][5: Bep: 5][/sup]</text:p>
            <text:p>[b]295. [url=https://www.doomworld.com/idgames/levels/doom2/deathmatch/megawads/exec]Execution[/url][/b] (Doom II, 2000, 18) [sup][5: Doomkid: 5][/sup]</text:p>
            <text:p>[b]295. [url=https://www.doomworld.com/idgames/levels/doom2/Ports/d-f/ftmtn_v2]Firetop Mountain[/url][/b] (Doom II, 2013, 1) [sup][5: smeghammer: 5][/sup]</text:p>
            <text:p>[b]295. [url=https://doomwiki.org/wiki/Flotsam]Flotsam[/url][/b] (Doom II, 2019, 16) [sup][5: KineticBeverage: 5][/sup]</text:p>
            <text:p>[b]295. [url=https://www.doomworld.com/forum/topic/116321-gateway-to-shangri-la-the-map-to-destroy-your-bitrate/]Gateway to Shangri-La[/url][/b] (Doom II, [b]2020[/b], 1) [sup][5: msx2plus: 5][/sup]</text:p>
            <text:p>[b]295. [url=https://forum.zdoom.org/viewtopic.php?f=19&amp;t=46718]Gene-Tech: Before the Storm[/url][/b] (Any Doom, 2014, 1) [sup][5: Graf Zahl: 5][/sup]</text:p>
            <text:p>[b]295. [url=https://www.doomworld.com/forum/topic/115127-wip-going-to-hell-megawad-testing/]Going To Hell[/url][/b] (Doom II, [b]2020[/b], 15) [sup][5: Bryan T: 5][/sup]</text:p>
            <text:p>[b]295. [url=https://www.doomworld.com/idgames/levels/doom2/deathmatch/Ports/megawads/gw2]Greenwar II[/url][/b] (Doom II, 2009, 36) [sup][5: Ed: 5][/sup]</text:p>
            <text:p>[b]295. [url=https://www.doomworld.com/forum/topic/117072-now-on-idgames-hellevator-32-maps-community-project-boom-megawad/]Hellevator[/url][/b] (Doom II, [b]2021[/b], 32) [sup][5: Bryan T: 5][/sup]</text:p>
            <text:p>[b]295. [url=https://www.doomworld.com/idgames/levels/doom2/Ports/megawads/hardfunv4]HFFM[/url][/b] (Doom II, [b]2021[/b], 18) [sup][5: Bep: 5][/sup]</text:p>
            <text:p>[b]295. [url=https://www.doomworld.com/idgames/levels/doom2/Ports/g-i/inncnx2]Innocence X2[/url][/b] (Doom II, 2016, 10) [sup][5: Spectra: 5][/sup]</text:p>
            <text:p>[b]295. [url=https://www.doomworld.com/idgames/levels/doom2/g-i/island]Island[/url][/b] (Doom II, 1995, 1) [sup][5: Doomlover77: 5][/sup]</text:p>
            <text:p>[b]295. [url=https://doomwiki.org/wiki/Jade_Earth]Jade Earth[/url][/b] (Doom II, 2010, 1) [sup][5:  Foodles: 5][/sup]</text:p>
            <text:p>[b]295. [url=https://doomwiki.org/wiki/Lilith]lilith[/url][/b] (Doom II, 2017, 12) [sup][5: msx2plus: 5][/sup]</text:p>
            <text:p>[b]295. [url=https://www.doomworld.com/idgames/levels/doom2/Ports/d-f/dbp11]Lilywhite Lilith[/url][/b] (Doom II, 2019, 10) [sup][5: Bep: 5][/sup]</text:p>
            <text:p>[b]295. [url=https://www.doomworld.com/files/file/18370-mano-laikas-a-road-to-gamzatti/]Mano Laikas: A road to Gamzatti[/url][/b] (Doom II, 2016, 32) [sup][5: rzh: 5][/sup]</text:p>
            <text:p>[b]295. [url=https://www.moddb.com/mods/brutal-doom/addons/brutalized-doom-and-doom-ii]Maps of Chaos[/url][/b] (Doom II, 2013, 57) [sup][5: I_Punch_Demons: 3, Keykhosrau: 2][/sup]</text:p>
            <text:p>[b]295. [url=https://doomwiki.org/wiki/Moonblood]Moonblood[/url][/b] (Doom II, 2017, 32) [sup][5: dei_eldren: 5][/sup]</text:p>
            <text:p>[b]295. [url=https://www.doomworld.com/idgames/levels/doom2/m-o/mordeth]Mordeth[/url][/b] (Doom II, 1997, 6) [sup][5: Vorpal: 5][/sup]</text:p>
            <text:p>[b]295. [url=https://doomwiki.org/wiki/No_Sleep_for_the_Dead]No Sleep for the Dead[/url][/b] (Doom, 2016, 10) [sup][5: Omniarch: 5][/sup]</text:p>
            <text:p>[b]295. [url=https://www.doomworld.com/idgames/levels/doom2/Ports/megawads/nova2]Nova II: New Dawn[/url][/b] (Doom II, 2015, 32) [sup][5: Not Jabba: 3, dylux: 1, MtPain27: 1][/sup]</text:p>
            <text:p>[b]295. [url=https://www.wad-archive.com/wad/01646c625ef2959eb08e895889a5b88ac341af9a]One Doom's Day[/url][/b] (Doom II, 2013, 5) [sup][5: Apaul27: 5][/sup]</text:p>
            <text:p>[b]295. [url=https://www.doomworld.com/idgames/levels/doom2/Ports/p-r/paranoid]Paranoid[/url][/b] (Doom II, 2010, 8) [sup][5: termrork: 5][/sup]</text:p>
            <text:p>[b]295. [url=https://www.doomworld.com/idgames/levels/doom2/Ports/p-r/planisf2]Planisphere 2[/url][/b] (Doom II, 2012, 1) [sup][5: ax34: 5][/sup]</text:p>
            <text:p>[b]295. [url=https://www.doomworld.com/idgames/?id=19249]Preacher[/url][/b] (Doom II, 2018, 9) [sup][5: DoomDork: 3, Snikle: 1, SCF: 1][/sup]</text:p>
            <text:p>[b]295. [url=https://www.doomworld.com/vb/wads-mods/67271-project-uber-idgamesd/]Project Uber[/url][/b] (Doom II, 2016, 6) [sup][5: Rince-wind: 5][/sup]</text:p>
            <text:p>[b]295. [url=https://doomwiki.org/wiki/Return_to_Hadron]Return to Hadron Episode 1[/url][/b] (Doom, 2015, 27) [sup][5: Omniarch: 5][/sup]</text:p>
            <text:p>[b]295. [url=https://doomwiki.org/wiki/Saturnine_Chapel]Saturnine Chapel[/url][/b] (Doom II, 2017, 1) [sup][5: msx2plus: 5][/sup]</text:p>
            <text:p>[b]295. [url=https://www.doomworld.com/idgames/levels/doom2/s-u/selfish5]SELFISH5[/url][/b] (Doom II, 2005, 1) [sup][5: Diabolución: 5][/sup]</text:p>
            <text:p>[b]295. [url=https://www.doomworld.com/idgames/levels/doom2/Ports/s-u/sotnr]Shadows of The Nightmare Realm[/url][/b] (Doom II, 2017, 6) [sup][5: 4everDoomed: 5][/sup]</text:p>
            <text:p>[b]295. [url=https://www.doomworld.com/forum/topic/112163-25-maps-completed-sign-of-torment-boom-compatible-megawadwip/]Sign of Torment[/url][/b] (Doom II, [b]2021[/b], 32) [sup][5: dei_eldren: 5][/sup]</text:p>
            <text:p>[b]295. [url=https://www.doomworld.com/idgames/levels/doom/Ports/p-r/pe1_phob]Simply Phobos[/url][/b] (Doom, 2004, 10) [sup][5: Diabolución: 5][/sup]</text:p>
            <text:p>[b]295. [url=https://doomwiki.org/wiki/SkePLand]SkePLand[/url][/b] (Plutonia, 2011, 3) [sup][5: vdgg: 5][/sup]</text:p>
            <text:p>[b]295. [url=https://www.doomworld.com/idgames/deathmatch/skulltag/spacedm9]SpaceDM9[/url][/b] (Doom II, 2011, 3) [sup][5: Ed: 5][/sup]</text:p>
            <text:p>[b]295. [url=https://www.doomworld.com/forum/topic/122115-megawad-tarnsmans-projectile-hell-rcf/]Tarnsman's Projectile Hell[/url][/b] (Doom II, [b]2021[/b], 36) [sup][5: rd: 5][/sup]</text:p>
            <text:p>[b]295. [url=https://doomwiki.org/wiki/The_Artifact_(WAD)]The Artifact[/url][/b] (Doom II, 1995, 3) [sup][5: Ragu: 5][/sup]</text:p>
            <text:p>[b]295. [url=https://www.doomworld.com/forum/topic/116046-dbp26-the-city-of-damned-children/]The City of Damned Children[/url][/b] (Doom II, [b]2020[/b], 11) [sup][5: Rince-wind: 2, TJG1289: 3][/sup]</text:p>
            <text:p>[b]295. [url=https://www.doomworld.com/forum/topic/103490-the-egg-of-human-endeavors-final-on-idgames/]The Egg of Human Endeavors[/url][/b] (Doom II, 2019, 1) [sup][5: msx2plus: 5][/sup]</text:p>
            <text:p>[b]295. [url=https://zdoom.org/wiki/The_Ghoul's_Forest_series]The Ghoul's Forest 3[/url][/b] (Doom II, 2007, 1) [sup][5: Li'l devil: 3, Doomlover77: 2][/sup]</text:p>
            <text:p>[b]295. [url=https://doomwiki.org/wiki/The_Mapwich_2:_The_Mapwichening]The Mapwich 2: The Mapwichening[/url][/b] (Doom II, [b]2020[/b], 22) [sup][5: Bryan T: 5][/sup]</text:p>
            <text:p>[b]295. [url=https://www.doomworld.com/forum/topic/115177-three-is-a-crowd-vanilla-megawad-with-three-protagonists-finally-released/]Three Is A Crowd[/url][/b] (Doom II, [b]2020[/b], 19) [sup][5: Omniarch: 5][/sup]</text:p>
            <text:p>[b]295. [url=https://www.doomworld.com/forum/topic/111099-psx-doom-megawad-fall-of-triton-remake-triton-ii/]TRITON﻿ II﻿[/url][/b] (Doom II, [b]2020[/b], 40) [sup][5: behemoth_667: 5][/sup]</text:p>
            <text:p>[b]295. [url=https://www.doomworld.com/forum/topic/101509-unwelcome-developement-thread-new-map-for-testing/]UNWELCOME[/url][/b] (Doom II, 2018, 10) [sup][5: Ryath: 5][/sup]</text:p>
            <text:p>[b]295. [url=https://www.doomworld.com/idgames/levels/doom2/Ports/v-z/vulkan]Vulkan Episode 1[/url][/b] (Doom II, 2017, 7) [sup][5: HyperLuke: 5][/sup]</text:p>
            <text:p>[b]295. [url=https://www.doomworld.com/vb/wads-mods/71259-way-too-many-dead-guys-map05-alpha-available/]Way 2 Many Dead Guys[/url][/b] (Doom II, 2014, 9) [sup][5: Nancsi: 5][/sup]</text:p>
            <text:p>[b]295. [url=https://doomwiki.org/wiki/WOOO]WOOO[/url][/b] (Doom II, 2013, 32) [sup][5: lokbustam257: 5][/sup]</text:p>
            <text:p>[b]295. [url=https://www.doomworld.com/forum/topic/125529-wormwood-the-horror-boom-comp-halloween-maps-by-ribbiks-and-me/]Wormwood ]|[ - The Horror[/url][/b] (Doom II, [b]2021[/b], 3) [sup][5: Nefelibeta: 5][/sup]</text:p>
            <text:p>[b]295. [url=https://www.moddb.com/mods/bloodpack]ZBloodpack[/url][/b] (Doom II, 2005, 32) [sup][5: smeghammer: 5][/sup]</text:p>
            <text:p>[b]362. [url=https://www.doomworld.com/idgames/levels/doom2/a-c/area51]Area 51[/url][/b] (Doom II, 1997, 2) [sup][4: Doomkid: 2, TheGreenZap: 2][/sup]</text:p>
            <text:p>[b]362. [url=https://www.doomworld.com/forum/topic/124790-atmospheric-extinction-a-boom-mapset-now-on-idgames/]Atmospheric﻿﻿﻿﻿﻿﻿ ﻿Extinction﻿[/url][/b] (Doom II, [b]2021[/b], 9) [sup][4: northivanastan: 2, Thelokk: 2][/sup]</text:p>
            <text:p>[b]362. [url=https://www.doomworld.com/idgames/levels/doom2/a-c/chord2]Chord 2[/url][/b] (Doom II, 1997, 1) [sup][4: Paul977: 4][/sup]</text:p>
            <text:p>[b]362. [url=https://www.doomworld.com/files/file/10874-city-of-doom-part-i-beta-1-11/]City of DooM (Part I)[/url][/b] (Doom II, 2000, 11) [sup][4: ax34: 4][/sup]</text:p>
            <text:p>[b]362. [url=https://www.doomworld.com/idgames/levels/doom2/Ports/a-c/c-shock2]Combat Shock 2[/url][/b] (Doom II, 2012, 7) [sup][4: Cynical: 1, Nate River: 3][/sup]</text:p>
            <text:p>[b]362. [url=https://www.doomworld.com/idgames/levels/doom2/Ports/a-c/crimsonh]Crimson Horizon[/url][/b] (Doom II, 2009, 1) [sup][4: Paul977: 4][/sup]</text:p>
            <text:p>[b]362. [url=https://www.doomworld.com/idgames/levels/doom2/deathmatch/Ports/megawads/crudream]Crucified Dreams[/url][/b] (Doom II, 2006, 41) [sup][4: Soundblock: 4][/sup]</text:p>
            <text:p>[b]362. [url=https://www.doomworld.com/forum/topic/106371-czechbox-final-version-available/]CzechBox[/url][/b] (Doom II, [b]2020[/b], 32) [sup][4: Willy W.: 4][/sup]</text:p>
            <text:p>[b]362. [url=https://www.doomworld.com/idgames/levels/doom2/Ports/d-f/dcity2_5]Damned City 2[/url][/b] (Doom II, 2019, 10) [sup][4: ax34: 4][/sup]</text:p>
            <text:p>[b]362. [url=https://doomwiki.org/wiki/Dead.air]dead.air[/url][/b] (Doom II, 2016, 1) [sup][4: HyperLuke: 2, Lorenz0: 2][/sup]</text:p>
            <text:p>[b]362. [url=https://www.doomworld.com/idgames/levels/doom2/megawads/d2reload]Doom 2 Reloaded[/url][/b] (Doom II, 2009, 32) [sup][4: Odal: 2, Hitherto: 2][/sup]</text:p>
            <text:p>[b]362. [url=https://www.doomworld.com/idgames/levels/doom2/Ports/d-f/doomisla]Doom Island[/url][/b] (Doom II, [b]2021[/b], 9) [sup][4: dei_eldren: 4][/sup]</text:p>
            <text:p>[b]362. [url=https://www.doomworld.com/idgames/levels/doom2/d-f/earth]Earth[/url][/b] (Doom II, 1998, 10) [sup][4: ShoDemo: 3, TheNerdTurtle2: 1][/sup]</text:p>
            <text:p>[b]362. [url=https://www.doomworld.com/forum/topic/94601-empyrion_v39-14-udmf-coop-maps-with-single-player-support/]Empyrion[/url][/b] (Doom II, 2017, 14) [sup][4: Gaia74: 4][/sup]</text:p>
            <text:p>[b]362. [url=https://www.doomworld.com/idgames/levels/doom/d-f/favie112]Favillesco - Episode 1: Genuflected on Io[/url][/b] (Doom, 2013, 9) [sup][4: dei_eldren: 4][/sup]</text:p>
            <text:p>[b]362. [url=https://www.doomworld.com/idgames/levels/doom2/deathmatch/megawads/gothicdm]Gothic DM[/url][/b] (Doom II, 1997, 32) [sup][4: Soundblock: 1, toxic.rat: 3][/sup]</text:p>
            <text:p>[b]362. [url=https://www.doomworld.com/idgames/levels/heretic/Ports/curse]Heretic - Curse of D'sparil[/url][/b] (Heretic, 2010, 9) [sup][4: JudgeDeadd: 2, Hitherto: 2][/sup]</text:p>
            <text:p>[b]362. [url=https://doomwiki.org/wiki/IC2005]IC2005[/url][/b] (Doom II, 2005, 1) [sup][4: doombedoom: 4][/sup]</text:p>
            <text:p>[b]362. [url=https://www.doomworld.com/idgames/levels/doom2/Ports/g-i/impencse]Imp Encounter[/url][/b] (Doom II, 2003, 1) [sup][4: AnonimVio: 4][/sup]</text:p>
            <text:p>[b]362. [url=https://www.doomworld.com/forum/topic/74792-jiffy-bag-a-speedmap-megawad-rc2-released/]Jiffy Bag[/url][/b] (Doom II, 2015, 32) [sup][4: TheNerdTurtle2: 4][/sup]</text:p>
            <text:p>[b]362. [url=https://www.doomworld.com/idgames/levels/doom2/Ports/j-l/khorus]Khorus[/url][/b] (Doom II, 2012, 9) [sup][4: NuMetalManiak: 4][/sup]</text:p>
            <text:p>[b]362. [url=https://www.doomworld.com/forum/topic/124896-final-literalism-release-thread/]Literalism[/url][/b] (Doom II, [b]2021[/b], 26) [sup][4: &lt;&lt;Rewind: 4][/sup]</text:p>
            <text:p>[b]362. [url=https://www.doomworld.com/files/file/15671-mapgame/]Mapgame[/url][/b] (Doom, 2009, 9) [sup][4: m8f: 4][/sup]</text:p>
            <text:p>[b]362. [url=https://www.doomworld.com/idgames/levels/doom2/Ports/m-o/nfh2]Neighborhood From Hell[/url][/b] (Doom II, 2012, 1) [sup][4: ax34: 4][/sup]</text:p>
            <text:p>[b]362. [url=https://www.doomworld.com/idgames/levels/doom2/m-o/nostromo]Nostromo's Run[/url][/b] (Doom II, 1995, 1) [sup][4: soner du: 1, Ragu: 3][/sup]</text:p>
            <text:p>[b]362. [url=https://doomwiki.org/wiki/Robocop_Doom]Robocop Doom[/url][/b] (Doom II, 2019, 17) [sup][4: ax34: 4][/sup]</text:p>
            <text:p>[b]362. [url=https://www.doomworld.com/idgames/levels/doom2/Ports/s-u/sinedie]Sine Die[/url][/b] (Doom II, 2007, 2) [sup][4: bLOCKbOYgAMES: 4][/sup]</text:p>
            <text:p>[b]362. [url=https://www.doomworld.com/idgames/levels/doom2/Ports/megawads/sf3]Slaughterfest 3[/url][/b] (Doom II, 2018, 35) [sup][4: Nazgul9: 4][/sup]</text:p>
            <text:p>[b]362. [url=https://www.doomworld.com/idgames/levels/doom2/megawads/darken]The Darkening Episode 1[/url][/b] (Doom II, 1998, 22) [sup][4: ASaltShaker: 1, doombedoom: 3][/sup]</text:p>
            <text:p>[b]362. [url=https://www.doomworld.com/idgames/levels/doom2/Ports/megawads/doomtrib]The DOOM Tribute Project[/url][/b] (Doom II, 2016, 34) [sup][4: ax34: 4][/sup]</text:p>
            <text:p>[b]362. [url=https://www.doomworld.com/idgames/levels/doom/megawads/nmdu]The Ultimate NMD[/url][/b] (Doom, 2009, 27) [sup][4: eharper256: 4][/sup]</text:p>
            <text:p>[b]362. [url=https://doomwiki.org/wiki/The_Wayfarer]The Wayfarer[/url][/b] (Heretic, 2019, 9) [sup][4: rd: 4][/sup]</text:p>
            <text:p>[b]362. [url=https://zdoom.org/wiki/Town_Infection]Town Infection[/url][/b] (Doom II, 2013, 34) [sup][4: Dimon12321: 4][/sup]</text:p>
            <text:p>[b]362. [url=https://www.doomworld.com/idgames/levels/doom2/s-u/townhou2]Townhouses[/url][/b] (Doom II, 1995, 1) [sup][4: Doomlover77: 4][/sup]</text:p>
            <text:p>[b]362. [url=http://odamex.net/boards/index.php?topic=2246.0]UAC Ultra 2[/url][/b] (Doom II, 2013, 7) [sup][4: Sky: 4][/sup]</text:p>
            <text:p>[b]362. [url=https://www.doomworld.com/idgames/levels/doom2/Ports/v-z/vrack]Vrack[/url][/b] (Doom II, 2000, 1) [sup][4: bzzrak: 4][/sup]</text:p>
            <text:p>[b]398. [url=https://www.wad-archive.com/wad/9c6e76bda78d64a3fd280aadc0394a3ed5d8a157]1993[/url][/b] (Any Doom, 2014, 0) [sup][3: Apaul27: 3][/sup]</text:p>
            <text:p>[b]398. [url=https://www.doomworld.com/forum/post/1753652]2castles[/url][/b] (?, [b]?[/b], ?) [sup][3: Soundblock: 3][/sup]</text:p>
            <text:p>[b]398. [url=https://www.doomworld.com/forum/topic/90605-v04-a-boy-and-his-barrel-a-secret-is-revealed/]A Boy and His Barrel[/url][/b] (Doom II, 2016, 5) [sup][3: Dragonfly: 3][/sup]</text:p>
            <text:p>[b]398. [url=https://www.doomworld.com/files/file/18491-absolutely-killed/]Absolutely Killed[/url][/b] (Doom, 2016, 9) [sup][3: NoisyVelvet: 3][/sup]</text:p>
            <text:p>[b]398. [url=https://www.doomworld.com/idgames/levels/doom/Ports/a-c/aaawake]Awakening[/url][/b] (Doom, 2010, 1) [sup][3: Graf Zahl: 3][/sup]</text:p>
            <text:p>[b]398. [url=https://www.doomworld.com/idgames/levels/doom2/Ports/a-c/balls]Balls[/url][/b] (Doom II, 2006, 1) [sup][3: Li'l devil: 3][/sup]</text:p>
            <text:p>[b]398. [url=https://forum.zdoom.org/viewtopic.php?t=47680#p810207]Batman Doom: Reborn[/url][/b] (Doom II, 2015, 32) [sup][3: ax34: 3][/sup]</text:p>
            <text:p>[b]398. [url=https://www.doomworld.com/idgames/levels/doom2/Ports/a-c/bermuda]Bermuda Triangle[/url][/b] (Doom II, 1999, 1) [sup][3: Doomkid: 1, TheGreenZap: 2][/sup]</text:p>
            <text:p>[b]398. [url=https://www.doomworld.com/idgames/levels/doom2/Ports/a-c/bbv11]Botanic Biosphere[/url][/b] (Doom II, 2014, 1) [sup][3: Jaromir Bergmann: 3][/sup]</text:p>
            <text:p>[b]398. [url=https://www.doomworld.com/idgames/levels/doom2/a-c/chord1]Chord 1[/url][/b] (Doom II, 1997, 1) [sup][3: Paul977: 3][/sup]</text:p>
            <text:p>[b]398. [url=https://www.doomworld.com/idgames/levels/doom2/Ports/a-c/chord3]Chord 3[/url][/b] (Doom II, 2000, 1) [sup][3: Paul977: 3][/sup]</text:p>
            <text:p>[b]398. [url=https://www.doomworld.com/idgames/levels/doom2/a-c/chordg]Chord G[/url][/b] (Doom II, 1999, 1) [sup][3: Paul977: 3][/sup]</text:p>
            <text:p>[b]398. [url=https://www.doomworld.com/idgames/levels/doom2/Ports/a-c/cityass]City Assault[/url][/b] (Doom II, 2013, 1) [sup][3: ax34: 3][/sup]</text:p>
            <text:p>[b]398. [url=https://www.doomworld.com/idgames/levels/doom2/d-f/darkcvnt]Dark Covenant[/url][/b] (Doom II, 1996, 12) [sup][3: NuMetalManiak: 2, bonnie: 1][/sup]</text:p>
            <text:p>[b]398. [url=https://www.doomworld.com/idgames/levels/doom2/d-f/demondrv]DEMON DRIVER!!!![/url][/b] (Doom II, 2006, 1) [sup][3: smeghammer: 3][/sup]</text:p>
            <text:p>[b]398. [url=https://www.doomworld.com/idgames/levels/doom2/Ports/d-f/darknes2]Disciples of Darkness[/url][/b] (Doom II, 2017, 4) [sup][3: Nirvana: 3][/sup]</text:p>
            <text:p>[b]398. [url=https://www.doomworld.com/idgames/levels/doom2/Ports/d-f/disjunct]Disjunction[/url][/b] (Doom II, 2017, 11) [sup][3: Lorenz0: 3][/sup]</text:p>
            <text:p>[b]398. [url=https://www.doomworld.com/idgames/levels/doom2/Ports/d-f/entropy]Entropy[/url][/b] (Doom II, 2019, 2) [sup][3: KineticBeverage: 3][/sup]</text:p>
            <text:p>[b]398. [url=https://www.doomworld.com/idgames/levels/doom2/d-f/europe]Europe[/url][/b] (Doom II, 2005, 1) [sup][3: ax34: 3][/sup]</text:p>
            <text:p>[b]398. [url=https://www.doomworld.com/idgames/levels/doom/d-f/faviae21]Favillesco Alpha Episode 2: Desecration on Thebe[/url][/b] (Doom, 2015, 9) [sup][3: Ezepov: 3][/sup]</text:p>
            <text:p>[b]398. [url=https://forum.zdoom.org/viewtopic.php?f=19&amp;t=13397#p273718]Hell-Forged[/url][/b] (Doom II, 2019, 10) [sup][3: Woolie Wool: 3][/sup]</text:p>
            <text:p>[b]398. [url=https://www.doomworld.com/forum/topic/113414-wip-hellish-rogues-a-new-mappers-first-mapset-feb-15th-2021-near-final-version-available/]Hellish Rogues[/url][/b] (Doom II, [b]2021[/b], 11) [sup][3: dei_eldren: 3][/sup]</text:p>
            <text:p>[b]398. [url=http://xsnake.free.fr/invasion/shots.htm]Invasion UAC[/url][/b] (Doom II, 2005, 32) [sup][3: Red-XIII: 3][/sup]</text:p>
            <text:p>[b]398. [url=https://www.doomworld.com/idgames/levels/doom2/Ports/j-l/los]Legacy of Suffering[/url][/b] (Doom II, 2009, 10) [sup][3: MFG38: 3][/sup]</text:p>
            <text:p>[b]398. [url=https://www.doomworld.com/forum/topic/117417-lunar-outpost-359-wip-wad-updated-2132021-revamped-older-levels/]Lunar Outpost 359[/url][/b] (TNT, [b]2021[/b], 10) [sup][3: dei_eldren: 3][/sup]</text:p>
            <text:p>[b]398. [url=https://zdoom.org/wiki/Marine_Assault]Marine Assault[/url][/b] (Doom II, 2003, 1) [sup][3: Li'l devil: 3][/sup]</text:p>
            <text:p>[b]398. [url=https://www.doomworld.com/idgames/levels/doom2/m-o/nilla]Nilla DooM[/url][/b] (Doom II, 2004, 7) [sup][3: roadworx: 3][/sup]</text:p>
            <text:p>[b]398. [url=https://www.doomworld.com/forum/topic/126833-cl9-occulawad-rc1/]Occula[/url][/b] (Doom II, [b]2022[/b], 7) [sup][3: akolai: 3][/sup]</text:p>
            <text:p>[b]398. [url=https://www.doomworld.com/idgames/levels/doom2/p-r/phobos2]Phobos[/url][/b] (Doom II, 1998, 4) [sup][3: Jaws In Space: 3][/sup]</text:p>
            <text:p>[b]398. [url=https://www.doomworld.com/idgames/levels/doom2/Ports/p-r/pleiades]Pleiades[/url][/b] (Doom II, 2000, 11) [sup][3: ax34: 3][/sup]</text:p>
            <text:p>[b]398. [url=https://www.doomworld.com/forum/topic/127451-poogerswad-final-release/]Poogers[/url][/b] (Doom II, [b]2022[/b], 36) [sup][3: akolai: 3][/sup]</text:p>
            <text:p>[b]398. [url=https://www.elzee.co.nz/rotttc/index.html]Return of the Triad[/url][/b] (Standalone, 2011, 18) [sup][3: ax34: 3][/sup]</text:p>
            <text:p>[b]398. [url=https://www.doomworld.com/idgames/levels/hexen/s-u/serpent]Serpent: Resurrection[/url][/b] (Hexen, 2010, 25) [sup][3: TheMightyHeracross: 3][/sup]</text:p>
            <text:p>[b]398. [url=https://www.doomworld.com/idgames/levels/doom/Ports/megawads/sinergy]SINERGY[/url][/b] (Doom, 2019, 36) [sup][3: Ezepov: 3][/sup]</text:p>
            <text:p>[b]398. [url=https://www.doomworld.com/idgames/levels/doom2/Ports/s-u/t3st]T3ST[/url][/b] (Doom II, 2016, 7) [sup][3: bzzrak: 3][/sup]</text:p>
            <text:p>[b]398. [url=https://doomwiki.org/wiki/The_Lost_Episodes_of_Doom]The Lost Episodes of Doom[/url][/b] (Doom, 1995, 24) [sup][3: Diabolución: 3][/sup]</text:p>
            <text:p>[b]398. [url=https://www.doomworld.com/idgames/levels/doom2/deathmatch/s-u/udm3]Unidoom DM 3[/url][/b] (Doom II, 2004, 16) [sup][3: Doomkid: 3][/sup]</text:p>
            <text:p>[b]398. [url=https://www.doomworld.com/idgames/levels/doom2/Ports/v-z/vrack2b]Vrack 2[/url][/b] (Doom II, 2001, 1) [sup][3: smeghammer: 3][/sup]</text:p>
            <text:p>[b]398. [url=https://doomwiki.org/wiki/WOOO_2]WOOO 2[/url][/b] (Doom II, 2014, 38) [sup][3: lokbustam257: 3][/sup]</text:p>
            <text:p>[b]437. [url=https://www.doomworld.com/idgames/levels/doom2/megawads/3ha3]3 Heures d'agonie 3[/url][/b] (Doom II, 2017, 32) [sup][2: Roofi: 2][/sup]</text:p>
            <text:p>[b]437. [url=https://www.doomworld.com/idgames/levels/doom2/Ports/0-9/30kmaps]30,000 Levels[/url][/b] (Doom II, 2012, 30000) [sup][2: AnonimVio: 2][/sup]</text:p>
            <text:p>[b]437. [url=https://www.doomworld.com/vb/thread/103867]Akeldama[/url][/b] (Doom II, [b]2020[/b], 32) [sup][2: Snikle: 2][/sup]</text:p>
            <text:p>[b]437. [url=https://doomwiki.org/wiki/All_Hell_is_Breaking_Loose]All Hell is Breaking Loose[/url][/b] (Doom II, 1996, 5) [sup][2: doombedoom: 2][/sup]</text:p>
            <text:p>[b]437. [url=https://www.doomworld.com/idgames/deathmatch/skulltag/alinv]Alpha Invasion[/url][/b] (Doom II, 2007, 11) [sup][2: Keykhosrau: 2][/sup]</text:p>
            <text:p>[b]437. [url=https://www.doomworld.com/idgames/levels/doom2/Ports/s-u/tcotd]City of the Damned[/url][/b] (Doom II, 2004, 1) [sup][2: HUNdebLeonidasX: 2][/sup]</text:p>
            <text:p>[b]437. [url=https://www.doomworld.com/forum/topic/108938-doom-ii-25-years-on-earth-32-map-limit-removing-old-school-megawad-one-year-late-edition-released-now-on-idgames/]Doom II: 25 Years on Earth[/url][/b] (Doom II, [b]2020[/b], 32) [sup][2: sapphics: 2][/sup]</text:p>
            <text:p>[b]437. [url=https://doomwiki.org/wiki/Doom_II]Doom II: Hell on Earth[/url][/b] (Doom II, 1994, 32) [sup][2: Fadri: 2][/sup]</text:p>
            <text:p>[b]437. [url=https://www.doomworld.com/idgames/levels/doom2/megawads/drn]Down the Drain[/url][/b] (Doom II, [b]2021[/b], 32) [sup][2: MtPain27: 2][/sup]</text:p>
            <text:p>[b]437. [url=https://www.doomworld.com/files/file/18802-ice-rage/]Ice Rage[/url][/b] (Doom II, 2017, 1) [sup][2: Chamelenoel: 2][/sup]</text:p>
            <text:p>[b]437. [url=https://www.doomworld.com/idgames/levels/doom2/Ports/g-i/iogw]It Only Gets Worse[/url][/b] (Doom II, 2007, 20) [sup][2: Keykhosrau: 2][/sup]</text:p>
            <text:p>[b]437. [url=https://www.doomworld.com/idgames/levels/doom2/Ports/d-f/dmdjm01]Jagermorder: Chemical Lab[/url][/b] (Doom II, 1999, 1) [sup][2: Soundblock: 2][/sup]</text:p>
            <text:p>[b]437. [url=https://www.doomworld.com/idgames/levels/doom2/megawads/kssht]Khorus' Speedy Shit[/url][/b] (Doom II, 2011, 32) [sup][2: Phobus: 2][/sup]</text:p>
            <text:p>[b]437. [url=https://www.doomworld.com/idgames/levels/doom2/Ports/m-o/nuts3]Nuts 3[/url][/b] (Doom II, 2003, 1) [sup][2: Keykhosrau: 2][/sup]</text:p>
            <text:p>[b]437. [url=https://doomwiki.org/wiki/Okuplok_Slaughter_Map]Okuplok Slaughter Map[/url][/b] (Doom II, 2012, 1) [sup][2: Keykhosrau: 2][/sup]</text:p>
            <text:p>[b]437. [url=https://www.doomworld.com/idgames/levels/doom2/a-c/bldnight]One Bloody Night[/url][/b] (Doom II, 2002, 9) [sup][2: WH-Wilou84: 1, T-Rex: 1][/sup]</text:p>
            <text:p>[b]437. [url=https://www.doomworld.com/forum/topic/128917-pagodia-now-on-idgames/]Pagodia[/url][/b] (Doom II, [b]2022[/b], 9) [sup][2: Maribo: 2][/sup]</text:p>
            <text:p>[b]437. [url=https://doomwiki.org/wiki/Remain_1]Remain 1[/url][/b] (Doom II, 2007, 11) [sup][2: Hitherto: 2][/sup]</text:p>
            <text:p>[b]437. [url=https://www.wad-archive.com/wad/be21919b261d404e694dd19e88bfaea2]Rocket Space Jumping[/url][/b] (Doom II, 2007, 1) [sup][2: Red-XIII: 2][/sup]</text:p>
            <text:p>[b]437. [url=https://www.doomworld.com/idgames/levels/doom2/0-9/666]Sector 666[/url][/b] (Doom II, 1998, 11) [sup][2: bzzrak: 2][/sup]</text:p>
            <text:p>[b]437. [url=https://www.doomworld.com/idgames/levels/doom2/Ports/megawads/mayhem17]Super MAYhem 17[/url][/b] (Doom II, 2017, 29) [sup][2: Octillion: 2][/sup]</text:p>
            <text:p>[b]437. [url=https://www.doomworld.com/idgames/levels/doom2/a-c/aboosysv]System Vices[/url][/b] (Doom II, 1996, 8) [sup][2: Grazza: 2][/sup]</text:p>
            <text:p>[b]437. [url=https://www.doomworld.com/idgames/themes/university/trinity2]The Unholy Trinity[/url][/b] (Doom, 1994, 1) [sup][2: Soundblock: 2][/sup]</text:p>
            <text:p>[b]437. [url=https://doomwiki.org/wiki/Ultimate_Simpsons_Doom]Ultimate Simpsons Doom[/url][/b] (Any Doom, 2007, 0) [sup][2: Keykhosrau: 2][/sup]</text:p>
            <text:p>[b]461. [url=https://www.doomworld.com/idgames/levels/doom2/Ports/s-u/seasons]4 Seasons of Doom[/url][/b] (Doom II, 2018, 4) [sup][1: vdgg: 1][/sup]</text:p>
            <text:p>[b]461. [url=https://doomwiki.org/wiki/5till_L1_Complex]5till L1 Complex[/url][/b] (Doom II, 2012, 1) [sup][1: Li'l devil: 1][/sup]</text:p>
            <text:p>[b]461. [url=https://www.doomworld.com/idgames/levels/doom2/Ports/a-c/aeternum]Aeternum[/url][/b] (Doom II, 2007, 3) [sup][1: 42PercentHealth: 1][/sup]</text:p>
            <text:p>[b]461. [url=https://www.doomworld.com/idgames/levels/doom2/Ports/a-c/crfe_p1]Can't Run From Evil[/url][/b] (Doom II, 2012, 4) [sup][1: vdgg: 1][/sup]</text:p>
            <text:p>[b]461. [url=https://www.doomworld.com/idgames/levels/doom2/Ports/a-c/coecits]Castle of Eternal Carrot in the Sky[/url][/b] (Doom II, 2001, 1) [sup][1: Jaws In Space: 1][/sup]</text:p>
            <text:p>[b]461. [url=https://www.doomworld.com/idgames/levels/doom/a-c/cleim10]Cleimos[/url][/b] (Doom, 1994, 9) [sup][1: Soundblock: 1][/sup]</text:p>
            <text:p>[b]461. [url=https://www.doomworld.com/idgames/levels/doom2/Ports/a-c/c-shock]Combat Shock[/url][/b] (Plutonia, 2011, 4) [sup][1: WH-Wilou84: 1][/sup]</text:p>
            <text:p>[b]461. [url=https://doomwiki.org/wiki/Congestion:_64]Congestion: 64[/url][/b] (Doom II, 2005, 32) [sup][1: Li'l devil: 1][/sup]</text:p>
            <text:p>[b]461. [url=https://www.doomworld.com/idgames/levels/doom2/a-c/cygnus20]Cygnus IV[/url][/b] (Doom II, 1997, 14) [sup][1: Philnemba: 1][/sup]</text:p>
            <text:p>[b]461. [url=https://doomwiki.org/wiki/Demonastery]Demonastery[/url][/b] (Doom II, 2018, 1) [sup][1: VanaheimRanger: 1][/sup]</text:p>
            <text:p>[b]461. [url=https://doomwiki.org/wiki/Doom_the_Way_id_Did]dtwidmus.wad﻿[/url][/b] (Doom, 2011, 0) [sup][1: Diabolución: 1][/sup]</text:p>
            <text:p>[b]461. [url=https://www.doomworld.com/idgames/levels/doom/d-f/eternity]Eternity[/url][/b] (Doom, 1994, 8) [sup][1: bonnie: 1][/sup]</text:p>
            <text:p>[b]461. [url=https://www.doomworld.com/forum/topic/128848-ex-inferis-31-map-slaughter-ish-wad/]Ex Inferis[/url][/b] (Doom II, [b]2022[/b], 31) [sup][1: Nazgul9: 1][/sup]</text:p>
            <text:p>[b]461. [url=https://www.doomworld.com/forum/topic/101755-exomoon-megawad-directors-cut-release/]Exomoon[/url][/b] (Doom II, 2017, 24) [sup][1: Lorenz0: 1][/sup]</text:p>
            <text:p>[b]461. [url=https://www.doomworld.com/idgames/levels/doom/d-f/extremal]Extremal Doom[/url][/b] (Doom, 2006, 27) [sup][1: Grazza: 1][/sup]</text:p>
            <text:p>[b]461. [url=https://www.doomworld.com/forum/topic/106186-frog_and_toadwad-12-maps/]Frog and Toad[/url][/b] (Doom II, 2019, 12) [sup][1: akolai: 1][/sup]</text:p>
            <text:p>[b]461. [url=https://www.doomworld.com/idgames/levels/doom2/deathmatch/Ports/g-i/greenwar]Green War[/url][/b] (Doom II, 2002, 32) [sup][1: joepallai: 1][/sup]</text:p>
            <text:p>[b]461. [url=https://doomwiki.org/wiki/Grezzo_2]Grezzo 2[/url][/b] (Standalone, 2012, 50) [sup][1: AnonimVio: 1][/sup]</text:p>
            <text:p>[b]461. [url=https://doomwiki.org/wiki/H2H-Xmas]H2H-Xmas[/url][/b] (Doom II, 1995, 32) [sup][1: Katamori: 1][/sup]</text:p>
            <text:p>[b]461. [url=https://www.doomworld.com/idgames/levels/doom2/Ports/j-l/kusok]kusok (Kurashiki's kuso map)[/url][/b] (Doom II, 2013, 2) [sup][1: Fadri: 1][/sup]</text:p>
            <text:p>[b]461. [url=https://www.doomworld.com/idgames/levels/doom2/Ports/j-l/lilium]Lilium[/url][/b] (Doom II, 2016, 1) [sup][1: Lewonx: 1][/sup]</text:p>
            <text:p>[b]461. [url=https://www.doomworld.com/idgames/levels/doom/j-l/lithe2m1]LithE2M1[/url][/b] (Doom, 1994, 1) [sup][1: bzzrak: 1][/sup]</text:p>
            <text:p>[b]461. [url=https://www.doomworld.com/idgames/levels/doom2/megawads/mlm12]Mini-Level Megawad[/url][/b] (Doom II, 2009, 32) [sup][1: Phobus: 1][/sup]</text:p>
            <text:p>[b]461. [url=https://www.doomworld.com/forum/topic/85907-nefertitiwad-6-maps/#comment-1554820]Nefertiti[/url][/b] (Doom II, 2016, 6) [sup][1: NoisyVelvet: 1][/sup]</text:p>
            <text:p>[b]461. [url=https://forum.zdoom.org/viewtopic.php?f=19&amp;t=47816]Pinochestein 3D[/url][/b] (Doom II, 2015, 32) [sup][1: Ezepov: 1][/sup]</text:p>
            <text:p>[b]461. [url=https://doomwiki.org/wiki/Polygon_Base]Polygon Base[/url][/b] (Doom II, 1996, 1) [sup][1: roadworx: 1][/sup]</text:p>
            <text:p>[b]461. [url=https://doomwiki.org/wiki/Ray_Mohawk_2:_Ray_Wreaks_Havoc!]Ray Mohawk 2[/url][/b] (Doom II, [b]2021[/b], 22) [sup][1: tonytheparrot: 1][/sup]</text:p>
            <text:p>[b]461. [url=http://thekinsie.com/reelism/]Reelism[/url][/b] (Doom II, 2011, 20) [sup][1: HUNdebLeonidasX: 1][/sup]</text:p>
            <text:p>[b]461. [url=https://www.doomworld.com/idgames/levels/doom2/Ports/s-u/spagheti]Spicy Evil Spaghetti[/url][/b] (Doom II, 2016, 1) [sup][1: everennui: 1][/sup]</text:p>
            <text:p>[b]461. [url=https://doomwiki.org/wiki/SQUARES]SQUARES[/url][/b] (Doom, 1995, 1) [sup][1: STILES: 1][/sup]</text:p>
            <text:p>[b]461. [url=https://www.doomworld.com/idgames/levels/doom2/s-u/tdevil2]The Devilz Work[/url][/b] (Doom II, 2014, 7) [sup][1: everennui: 1][/sup]</text:p>
            <text:p>[b]461. [url=https://doomwiki.org/wiki/The_Evil_Unleashed]The Evil Unleashed﻿[/url][/b] (Doom, 1994, 9) [sup][1: Ragu: 1][/sup]</text:p>
            <text:p>[b]461. [url=https://www.doomworld.com/forum/topic/119490-a-boom-compatible-slaughter-mapthe-mucus-empire-final-version/]The Mucus Empire[/url][/b] (Doom II, [b]2021[/b], 1) [sup][1: Nefelibeta: 1][/sup]</text:p>
            <text:p>[b]461. [url=https://www.doomworld.com/idgames/levels/doom2/megawads/rebirth]The Rebirth[/url][/b] (Doom II, 2003, 32) [sup][1: Malrionn: 1][/sup]</text:p>
            <text:p>[b]461. [url=https://www.doomworld.com/forum/topic/106310-the-slaughter-spectrum-rc1-release/]The Slaughter Spectrum[/url][/b] (Doom II, 2019, 5) [sup][1: nikitsune: 1][/sup]</text:p>
            <text:p>[b]461. [url=https://www.doomworld.com/idgames/levels/doom2/s-u/ttp-rp]The Troopers' Playground[/url][/b] (Doom II, 1996, 12) [sup][1: T-Rex: 1][/sup]</text:p>
            <text:p>[b]461. [url=https://www.doomworld.com/idgames/levels/doom2/megawads/twzone]The Twilight Zone[/url][/b] (Doom II, 1998, 32) [sup][1: T-Rex: 1][/sup]</text:p>
            <text:p>[b]461. [url=https://www.doomworld.com/forum/topic/65009-zdoom-the-ultimate-icon-of-sin/]The Ultimate Icon of Sin[/url][/b] (Doom II, 2013, 1) [sup][1: Soundblock: 1][/sup]</text:p>
            <text:p>[b]461. [url=https://www.doomworld.com/idgames/levels/doom/megawads/unalign]UnAligned[/url][/b] (Doom, 2016, 27) [sup][1: yakfak: 1][/sup]</text:p>
            <text:p>[b]461. [url=https://www.doomworld.com/files/file/18387-vispire/]Vispire[/url][/b] (Doom II, 2016, 17) [sup][1: NoisyVelvet: 1][/sup]</text:p>
            <text:p>[b]461. [url=https://doomwiki.org/wiki/Void]Void[/url][/b] (Doom II, 2003, 1) [sup][1: TJG1289: 1][/sup]</text:p>
            <text:p>[b]461. [url=https://www.doomworld.com/idgames/levels/doom2/Ports/v-z/whitemar]Whitemare[/url][/b] (Doom II, 2011, 19) [sup][1: Pierrot: 1][/sup]</text:p>
            <text:p/>
            <text:p/>
            <text:p>WADs: 503</text:p>
            <text:p>Voters: 197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G7] &amp; &quot;, &quot;  &amp; IF([Numbers.F7] &gt;= 2020; &quot;[b]&quot;; &quot;&quot;) &amp; [Numbers.F7] &amp; IF([Numbers.F7] &gt;= 2020; &quot;[/b]&quot;; &quot;&quot;)  &amp; &quot;, &quot; &amp; [Numbers.H7] &amp; &quot;) [sup][&quot; &amp; [Numbers.C7] &amp; &quot;: &quot; &amp; [Numbers.I7] &amp; &quot;][/sup]&quot;; &quot;&quot;)" office:value-type="string" office:string-value="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][/sup]" calcext:value-type="string">
            <text:p>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<text:s/>Foodles: 9, doombedoom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G8] &amp; &quot;, &quot;  &amp; IF([Numbers.F8] &gt;= 2020; &quot;[b]&quot;; &quot;&quot;) &amp; [Numbers.F8] &amp; IF([Numbers.F8] &gt;= 2020; &quot;[/b]&quot;; &quot;&quot;)  &amp; &quot;, &quot; &amp; [Numbers.H8] &amp; &quot;) [sup][&quot; &amp; [Numbers.C8] &amp; &quot;: &quot; &amp; [Numbers.I8] &amp; &quot;][/sup]&quot;; &quot;&quot;)" office:value-type="string" office:string-value="[b]5. [url=https://www.doomworld.com/idgames/levels/doom2/Ports/megawads/sunlust]Sunlust[/url][/b] (Doom II, 2015, 32) [sup][381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][/sup]" calcext:value-type="string">
            <text:p>[b]5. [url=https://www.doomworld.com/idgames/levels/doom2/Ports/megawads/sunlust]Sunlust[/url][/b] (Doom II, 2015, 32) [sup][381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G9] &amp; &quot;, &quot;  &amp; IF([Numbers.F9] &gt;= 2020; &quot;[b]&quot;; &quot;&quot;) &amp; [Numbers.F9] &amp; IF([Numbers.F9] &gt;= 2020; &quot;[/b]&quot;; &quot;&quot;)  &amp; &quot;, &quot; &amp; [Numbers.H9] &amp; &quot;) [sup][&quot; &amp; [Numbers.C9] &amp; &quot;: &quot; &amp; [Numbers.I9] &amp; &quot;][/sup]&quot;; &quot;&quot;)" office:value-type="string" office:string-value="[b]6. [url=https://www.doomworld.com/forum/topic/103425-final-release-eviternity/]Eviternity[/url][/b] (Doom II, 2018, 32) [sup][343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][/sup]" calcext:value-type="string">
            <text:p>[b]6. [url=https://www.doomworld.com/forum/topic/103425-final-release-eviternity/]Eviternity[/url][/b] (Doom II, 2018, 32) [sup][343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<text:s/>Foodle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G10] &amp; &quot;, &quot;  &amp; IF([Numbers.F10] &gt;= 2020; &quot;[b]&quot;; &quot;&quot;) &amp; [Numbers.F10] &amp; IF([Numbers.F10] &gt;= 2020; &quot;[/b]&quot;; &quot;&quot;)  &amp; &quot;, &quot; &amp; [Numbers.H10] &amp; &quot;) [sup][&quot; &amp; [Numbers.C10] &amp; &quot;: &quot; &amp; [Numbers.I10] &amp; &quot;][/sup]&quot;; &quot;&quot;)" office:value-type="string" office:string-value="[b]7. [url=https://www.doomworld.com/idgames/levels/doom2/megawads/btsx_e1]Back to Saturn X E1: Get Out of My Stations[/url][/b] (Doom II, 2012, 27) [sup][309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][/sup]" calcext:value-type="string">
            <text:p>[b]7. [url=https://www.doomworld.com/idgames/levels/doom2/megawads/btsx_e1]Back to Saturn X E1: Get Out of My Stations[/url][/b] (Doom II, 2012, 27) [sup][309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G11] &amp; &quot;, &quot;  &amp; IF([Numbers.F11] &gt;= 2020; &quot;[b]&quot;; &quot;&quot;) &amp; [Numbers.F11] &amp; IF([Numbers.F11] &gt;= 2020; &quot;[/b]&quot;; &quot;&quot;)  &amp; &quot;, &quot; &amp; [Numbers.H11] &amp; &quot;) [sup][&quot; &amp; [Numbers.C11] &amp; &quot;: &quot; &amp; [Numbers.I11] &amp; &quot;][/sup]&quot;; &quot;&quot;)" office:value-type="string" office:string-value="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" calcext:value-type="string">
            <text:p>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G12] &amp; &quot;, &quot;  &amp; IF([Numbers.F12] &gt;= 2020; &quot;[b]&quot;; &quot;&quot;) &amp; [Numbers.F12] &amp; IF([Numbers.F12] &gt;= 2020; &quot;[/b]&quot;; &quot;&quot;)  &amp; &quot;, &quot; &amp; [Numbers.H12] &amp; &quot;) [sup][&quot; &amp; [Numbers.C12] &amp; &quot;: &quot; &amp; [Numbers.I12] &amp; &quot;][/sup]&quot;; &quot;&quot;)" office:value-type="string" office:string-value="[b]9. [url=https://www.doomworld.com/idgames/levels/doom2/Ports/megawads/gd]Going Down[/url][/b] (Doom II, 2014, 32) [sup][274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][/sup]" calcext:value-type="string">
            <text:p>[b]9. [url=https://www.doomworld.com/idgames/levels/doom2/Ports/megawads/gd]Going Down[/url][/b] (Doom II, 2014, 32) [sup][274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G13] &amp; &quot;, &quot;  &amp; IF([Numbers.F13] &gt;= 2020; &quot;[b]&quot;; &quot;&quot;) &amp; [Numbers.F13] &amp; IF([Numbers.F13] &gt;= 2020; &quot;[/b]&quot;; &quot;&quot;)  &amp; &quot;, &quot; &amp; [Numbers.H13] &amp; &quot;) [sup][&quot; &amp; [Numbers.C13] &amp; &quot;: &quot; &amp; [Numbers.I13] &amp; &quot;][/sup]&quot;; &quot;&quot;)" office:value-type="string" office:string-value="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" calcext:value-type="string">
            <text:p>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G14] &amp; &quot;, &quot;  &amp; IF([Numbers.F14] &gt;= 2020; &quot;[b]&quot;; &quot;&quot;) &amp; [Numbers.F14] &amp; IF([Numbers.F14] &gt;= 2020; &quot;[/b]&quot;; &quot;&quot;)  &amp; &quot;, &quot; &amp; [Numbers.H14] &amp; &quot;) [sup][&quot; &amp; [Numbers.C14] &amp; &quot;: &quot; &amp; [Numbers.I14] &amp; &quot;][/sup]&quot;; &quot;&quot;)" office:value-type="string" office:string-value="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" calcext:value-type="string">
            <text:p>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G15] &amp; &quot;, &quot;  &amp; IF([Numbers.F15] &gt;= 2020; &quot;[b]&quot;; &quot;&quot;) &amp; [Numbers.F15] &amp; IF([Numbers.F15] &gt;= 2020; &quot;[/b]&quot;; &quot;&quot;)  &amp; &quot;, &quot; &amp; [Numbers.H15] &amp; &quot;) [sup][&quot; &amp; [Numbers.C15] &amp; &quot;: &quot; &amp; [Numbers.I15] &amp; &quot;][/sup]&quot;; &quot;&quot;)" office:value-type="string" office:string-value="[b]12. [url=https://www.doomworld.com/idgames/themes/hr/hr]Hell Revealed[/url][/b] (Doom II, 1997, 32) [sup][14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][/sup]" calcext:value-type="string">
            <text:p>[b]12. [url=https://www.doomworld.com/idgames/themes/hr/hr]Hell Revealed[/url][/b] (Doom II, 1997, 32) [sup][14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<text:s/>Foodles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G16] &amp; &quot;, &quot;  &amp; IF([Numbers.F16] &gt;= 2020; &quot;[b]&quot;; &quot;&quot;) &amp; [Numbers.F16] &amp; IF([Numbers.F16] &gt;= 2020; &quot;[/b]&quot;; &quot;&quot;)  &amp; &quot;, &quot; &amp; [Numbers.H16] &amp; &quot;) [sup][&quot; &amp; [Numbers.C16] &amp; &quot;: &quot; &amp; [Numbers.I16] &amp; &quot;][/sup]&quot;; &quot;&quot;)" office:value-type="string" office:string-value="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][/sup]" calcext:value-type="string">
            <text:p>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<text:s/>Foodles: 5, Thelokk: 1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G17] &amp; &quot;, &quot;  &amp; IF([Numbers.F17] &gt;= 2020; &quot;[b]&quot;; &quot;&quot;) &amp; [Numbers.F17] &amp; IF([Numbers.F17] &gt;= 2020; &quot;[/b]&quot;; &quot;&quot;)  &amp; &quot;, &quot; &amp; [Numbers.H17] &amp; &quot;) [sup][&quot; &amp; [Numbers.C17] &amp; &quot;: &quot; &amp; [Numbers.I17] &amp; &quot;][/sup]&quot;; &quot;&quot;)" office:value-type="string" office:string-value="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][/sup]" calcext:value-type="string">
            <text:p>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<text:s/>Foodle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G18] &amp; &quot;, &quot;  &amp; IF([Numbers.F18] &gt;= 2020; &quot;[b]&quot;; &quot;&quot;) &amp; [Numbers.F18] &amp; IF([Numbers.F18] &gt;= 2020; &quot;[/b]&quot;; &quot;&quot;)  &amp; &quot;, &quot; &amp; [Numbers.H18] &amp; &quot;) [sup][&quot; &amp; [Numbers.C18] &amp; &quot;: &quot; &amp; [Numbers.I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" calcext:value-type="string">
            <text:p>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G19] &amp; &quot;, &quot;  &amp; IF([Numbers.F19] &gt;= 2020; &quot;[b]&quot;; &quot;&quot;) &amp; [Numbers.F19] &amp; IF([Numbers.F19] &gt;= 2020; &quot;[/b]&quot;; &quot;&quot;)  &amp; &quot;, &quot; &amp; [Numbers.H19] &amp; &quot;) [sup][&quot; &amp; [Numbers.C19] &amp; &quot;: &quot; &amp; [Numbers.I19] &amp; &quot;][/sup]&quot;; &quot;&quot;)" office:value-type="string" office:string-value="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" calcext:value-type="string">
            <text:p>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G20] &amp; &quot;, &quot;  &amp; IF([Numbers.F20] &gt;= 2020; &quot;[b]&quot;; &quot;&quot;) &amp; [Numbers.F20] &amp; IF([Numbers.F20] &gt;= 2020; &quot;[/b]&quot;; &quot;&quot;)  &amp; &quot;, &quot; &amp; [Numbers.H20] &amp; &quot;) [sup][&quot; &amp; [Numbers.C20] &amp; &quot;: &quot; &amp; [Numbers.I20] &amp; &quot;][/sup]&quot;; &quot;&quot;)" office:value-type="string" office:string-value="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" calcext:value-type="string">
            <text:p>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G21] &amp; &quot;, &quot;  &amp; IF([Numbers.F21] &gt;= 2020; &quot;[b]&quot;; &quot;&quot;) &amp; [Numbers.F21] &amp; IF([Numbers.F21] &gt;= 2020; &quot;[/b]&quot;; &quot;&quot;)  &amp; &quot;, &quot; &amp; [Numbers.H21] &amp; &quot;) [sup][&quot; &amp; [Numbers.C21] &amp; &quot;: &quot; &amp; [Numbers.I21] &amp; &quot;][/sup]&quot;; &quot;&quot;)" office:value-type="string" office:string-value="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" calcext:value-type="string">
            <text:p>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G22] &amp; &quot;, &quot;  &amp; IF([Numbers.F22] &gt;= 2020; &quot;[b]&quot;; &quot;&quot;) &amp; [Numbers.F22] &amp; IF([Numbers.F22] &gt;= 2020; &quot;[/b]&quot;; &quot;&quot;)  &amp; &quot;, &quot; &amp; [Numbers.H22] &amp; &quot;) [sup][&quot; &amp; [Numbers.C22] &amp; &quot;: &quot; &amp; [Numbers.I22] &amp; &quot;][/sup]&quot;; &quot;&quot;)" office:value-type="string" office:string-value="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" calcext:value-type="string">
            <text:p>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G23] &amp; &quot;, &quot;  &amp; IF([Numbers.F23] &gt;= 2020; &quot;[b]&quot;; &quot;&quot;) &amp; [Numbers.F23] &amp; IF([Numbers.F23] &gt;= 2020; &quot;[/b]&quot;; &quot;&quot;)  &amp; &quot;, &quot; &amp; [Numbers.H23] &amp; &quot;) [sup][&quot; &amp; [Numbers.C23] &amp; &quot;: &quot; &amp; [Numbers.I23] &amp; &quot;][/sup]&quot;; &quot;&quot;)" office:value-type="string" office:string-value="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" calcext:value-type="string">
            <text:p>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G24] &amp; &quot;, &quot;  &amp; IF([Numbers.F24] &gt;= 2020; &quot;[b]&quot;; &quot;&quot;) &amp; [Numbers.F24] &amp; IF([Numbers.F24] &gt;= 2020; &quot;[/b]&quot;; &quot;&quot;)  &amp; &quot;, &quot; &amp; [Numbers.H24] &amp; &quot;) [sup][&quot; &amp; [Numbers.C24] &amp; &quot;: &quot; &amp; [Numbers.I24] &amp; &quot;][/sup]&quot;; &quot;&quot;)" office:value-type="string" office:string-value="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" calcext:value-type="string">
            <text:p>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G25] &amp; &quot;, &quot;  &amp; IF([Numbers.F25] &gt;= 2020; &quot;[b]&quot;; &quot;&quot;) &amp; [Numbers.F25] &amp; IF([Numbers.F25] &gt;= 2020; &quot;[/b]&quot;; &quot;&quot;)  &amp; &quot;, &quot; &amp; [Numbers.H25] &amp; &quot;) [sup][&quot; &amp; [Numbers.C25] &amp; &quot;: &quot; &amp; [Numbers.I25] &amp; &quot;][/sup]&quot;; &quot;&quot;)" office:value-type="string" office:string-value="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" calcext:value-type="string">
            <text:p>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G26] &amp; &quot;, &quot;  &amp; IF([Numbers.F26] &gt;= 2020; &quot;[b]&quot;; &quot;&quot;) &amp; [Numbers.F26] &amp; IF([Numbers.F26] &gt;= 2020; &quot;[/b]&quot;; &quot;&quot;)  &amp; &quot;, &quot; &amp; [Numbers.H26] &amp; &quot;) [sup][&quot; &amp; [Numbers.C26] &amp; &quot;: &quot; &amp; [Numbers.I26] &amp; &quot;][/sup]&quot;; &quot;&quot;)" office:value-type="string" office:string-value="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" calcext:value-type="string">
            <text:p>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G27] &amp; &quot;, &quot;  &amp; IF([Numbers.F27] &gt;= 2020; &quot;[b]&quot;; &quot;&quot;) &amp; [Numbers.F27] &amp; IF([Numbers.F27] &gt;= 2020; &quot;[/b]&quot;; &quot;&quot;)  &amp; &quot;, &quot; &amp; [Numbers.H27] &amp; &quot;) [sup][&quot; &amp; [Numbers.C27] &amp; &quot;: &quot; &amp; [Numbers.I27] &amp; &quot;][/sup]&quot;; &quot;&quot;)" office:value-type="string" office:string-value="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" calcext:value-type="string">
            <text:p>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G28] &amp; &quot;, &quot;  &amp; IF([Numbers.F28] &gt;= 2020; &quot;[b]&quot;; &quot;&quot;) &amp; [Numbers.F28] &amp; IF([Numbers.F28] &gt;= 2020; &quot;[/b]&quot;; &quot;&quot;)  &amp; &quot;, &quot; &amp; [Numbers.H28] &amp; &quot;) [sup][&quot; &amp; [Numbers.C28] &amp; &quot;: &quot; &amp; [Numbers.I28] &amp; &quot;][/sup]&quot;; &quot;&quot;)" office:value-type="string" office:string-value="[b]25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" calcext:value-type="string">
            <text:p>[b]25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G29] &amp; &quot;, &quot;  &amp; IF([Numbers.F29] &gt;= 2020; &quot;[b]&quot;; &quot;&quot;) &amp; [Numbers.F29] &amp; IF([Numbers.F29] &gt;= 2020; &quot;[/b]&quot;; &quot;&quot;)  &amp; &quot;, &quot; &amp; [Numbers.H29] &amp; &quot;) [sup][&quot; &amp; [Numbers.C29] &amp; &quot;: &quot; &amp; [Numbers.I29] &amp; &quot;][/sup]&quot;; &quot;&quot;)" office:value-type="string" office:string-value="[b]25. [url=https://doomwiki.org/wiki/The_Plutonia_Experiment]The Plutonia Experiment[/url][/b] (Plutonia, 1996, 32) [sup][83: guitardz: 5, purist: 5, termrork: 5, Tartlman: 1, Worm318: 2, Deadwing: 10, northivanastan: 4, Fadri: 5, VanaheimRanger: 7, i suck at nicknames: 6, PBeGood4: 6, Hitherto: 5, RHhe82: 2, Dubium: 10, rzh: 5, Keykhosrau: 5][/sup]" calcext:value-type="string">
            <text:p>[b]25. [url=https://doomwiki.org/wiki/The_Plutonia_Experiment]The Plutonia Experiment[/url][/b] (Plutonia, 1996, 32) [sup][83: guitardz: 5, purist: 5, termrork: 5, Tartlman: 1, Worm318: 2, Deadwing: 10, northivanastan: 4, Fadri: 5, VanaheimRanger: 7, i suck at nicknames: 6, PBeGood4: 6, Hitherto: 5, RHhe82: 2, Dubium: 10, rzh: 5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G30] &amp; &quot;, &quot;  &amp; IF([Numbers.F30] &gt;= 2020; &quot;[b]&quot;; &quot;&quot;) &amp; [Numbers.F30] &amp; IF([Numbers.F30] &gt;= 2020; &quot;[/b]&quot;; &quot;&quot;)  &amp; &quot;, &quot; &amp; [Numbers.H30] &amp; &quot;) [sup][&quot; &amp; [Numbers.C30] &amp; &quot;: &quot; &amp; [Numbers.I30] &amp; &quot;][/sup]&quot;; &quot;&quot;)" office:value-type="string" office:string-value="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" calcext:value-type="string">
            <text:p>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G31] &amp; &quot;, &quot;  &amp; IF([Numbers.F31] &gt;= 2020; &quot;[b]&quot;; &quot;&quot;) &amp; [Numbers.F31] &amp; IF([Numbers.F31] &gt;= 2020; &quot;[/b]&quot;; &quot;&quot;)  &amp; &quot;, &quot; &amp; [Numbers.H31] &amp; &quot;) [sup][&quot; &amp; [Numbers.C31] &amp; &quot;: &quot; &amp; [Numbers.I31] &amp; &quot;][/sup]&quot;; &quot;&quot;)" office:value-type="string" office:string-value="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" calcext:value-type="string">
            <text:p>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G32] &amp; &quot;, &quot;  &amp; IF([Numbers.F32] &gt;= 2020; &quot;[b]&quot;; &quot;&quot;) &amp; [Numbers.F32] &amp; IF([Numbers.F32] &gt;= 2020; &quot;[/b]&quot;; &quot;&quot;)  &amp; &quot;, &quot; &amp; [Numbers.H32] &amp; &quot;) [sup][&quot; &amp; [Numbers.C32] &amp; &quot;: &quot; &amp; [Numbers.I32] &amp; &quot;][/sup]&quot;; &quot;&quot;)" office:value-type="string" office:string-value="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" calcext:value-type="string">
            <text:p>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G33] &amp; &quot;, &quot;  &amp; IF([Numbers.F33] &gt;= 2020; &quot;[b]&quot;; &quot;&quot;) &amp; [Numbers.F33] &amp; IF([Numbers.F33] &gt;= 2020; &quot;[/b]&quot;; &quot;&quot;)  &amp; &quot;, &quot; &amp; [Numbers.H33] &amp; &quot;) [sup][&quot; &amp; [Numbers.C33] &amp; &quot;: &quot; &amp; [Numbers.I33] &amp; &quot;][/sup]&quot;; &quot;&quot;)" office:value-type="string" office:string-value="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" calcext:value-type="string">
            <text:p>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G34] &amp; &quot;, &quot;  &amp; IF([Numbers.F34] &gt;= 2020; &quot;[b]&quot;; &quot;&quot;) &amp; [Numbers.F34] &amp; IF([Numbers.F34] &gt;= 2020; &quot;[/b]&quot;; &quot;&quot;)  &amp; &quot;, &quot; &amp; [Numbers.H34] &amp; &quot;) [sup][&quot; &amp; [Numbers.C34] &amp; &quot;: &quot; &amp; [Numbers.I34] &amp; &quot;][/sup]&quot;; &quot;&quot;)" office:value-type="string" office:string-value="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" calcext:value-type="string">
            <text:p>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G35] &amp; &quot;, &quot;  &amp; IF([Numbers.F35] &gt;= 2020; &quot;[b]&quot;; &quot;&quot;) &amp; [Numbers.F35] &amp; IF([Numbers.F35] &gt;= 2020; &quot;[/b]&quot;; &quot;&quot;)  &amp; &quot;, &quot; &amp; [Numbers.H35] &amp; &quot;) [sup][&quot; &amp; [Numbers.C35] &amp; &quot;: &quot; &amp; [Numbers.I35] &amp; &quot;][/sup]&quot;; &quot;&quot;)" office:value-type="string" office:string-value="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 Foodles: 3][/sup]" calcext:value-type="string">
            <text:p>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<text:s/>Foodles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G36] &amp; &quot;, &quot;  &amp; IF([Numbers.F36] &gt;= 2020; &quot;[b]&quot;; &quot;&quot;) &amp; [Numbers.F36] &amp; IF([Numbers.F36] &gt;= 2020; &quot;[/b]&quot;; &quot;&quot;)  &amp; &quot;, &quot; &amp; [Numbers.H36] &amp; &quot;) [sup][&quot; &amp; [Numbers.C36] &amp; &quot;: &quot; &amp; [Numbers.I36] &amp; &quot;][/sup]&quot;; &quot;&quot;)" office:value-type="string" office:string-value="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" calcext:value-type="string">
            <text:p>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G37] &amp; &quot;, &quot;  &amp; IF([Numbers.F37] &gt;= 2020; &quot;[b]&quot;; &quot;&quot;) &amp; [Numbers.F37] &amp; IF([Numbers.F37] &gt;= 2020; &quot;[/b]&quot;; &quot;&quot;)  &amp; &quot;, &quot; &amp; [Numbers.H37] &amp; &quot;) [sup][&quot; &amp; [Numbers.C37] &amp; &quot;: &quot; &amp; [Numbers.I37] &amp; &quot;][/sup]&quot;; &quot;&quot;)" office:value-type="string" office:string-value="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" calcext:value-type="string">
            <text:p>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G38] &amp; &quot;, &quot;  &amp; IF([Numbers.F38] &gt;= 2020; &quot;[b]&quot;; &quot;&quot;) &amp; [Numbers.F38] &amp; IF([Numbers.F38] &gt;= 2020; &quot;[/b]&quot;; &quot;&quot;)  &amp; &quot;, &quot; &amp; [Numbers.H38] &amp; &quot;) [sup][&quot; &amp; [Numbers.C38] &amp; &quot;: &quot; &amp; [Numbers.I38] &amp; &quot;][/sup]&quot;; &quot;&quot;)" office:value-type="string" office:string-value="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" calcext:value-type="string">
            <text:p>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G39] &amp; &quot;, &quot;  &amp; IF([Numbers.F39] &gt;= 2020; &quot;[b]&quot;; &quot;&quot;) &amp; [Numbers.F39] &amp; IF([Numbers.F39] &gt;= 2020; &quot;[/b]&quot;; &quot;&quot;)  &amp; &quot;, &quot; &amp; [Numbers.H39] &amp; &quot;) [sup][&quot; &amp; [Numbers.C39] &amp; &quot;: &quot; &amp; [Numbers.I39] &amp; &quot;][/sup]&quot;; &quot;&quot;)" office:value-type="string" office:string-value="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" calcext:value-type="string">
            <text:p>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G40] &amp; &quot;, &quot;  &amp; IF([Numbers.F40] &gt;= 2020; &quot;[b]&quot;; &quot;&quot;) &amp; [Numbers.F40] &amp; IF([Numbers.F40] &gt;= 2020; &quot;[/b]&quot;; &quot;&quot;)  &amp; &quot;, &quot; &amp; [Numbers.H40] &amp; &quot;) [sup][&quot; &amp; [Numbers.C40] &amp; &quot;: &quot; &amp; [Numbers.I40] &amp; &quot;][/sup]&quot;; &quot;&quot;)" office:value-type="string" office:string-value="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" calcext:value-type="string">
            <text:p>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G41] &amp; &quot;, &quot;  &amp; IF([Numbers.F41] &gt;= 2020; &quot;[b]&quot;; &quot;&quot;) &amp; [Numbers.F41] &amp; IF([Numbers.F41] &gt;= 2020; &quot;[/b]&quot;; &quot;&quot;)  &amp; &quot;, &quot; &amp; [Numbers.H41] &amp; &quot;) [sup][&quot; &amp; [Numbers.C41] &amp; &quot;: &quot; &amp; [Numbers.I41] &amp; &quot;][/sup]&quot;; &quot;&quot;)" office:value-type="string" office:string-value="[b]38. [url=https://www.doomworld.com/idgames/levels/doom2/Ports/megawads/alt]A.L.T.[/url][/b] (Doom II, 2012, 32) [sup][59: Not Jabba: 7, Spectre01: 2, ella guro: 10, yakfak: 10, Rince-wind: 5, Hansen79: 5, P41R47: 7, SOSU: 8, rzh: 5][/sup]" calcext:value-type="string">
            <text:p>[b]38. [url=https://www.doomworld.com/idgames/levels/doom2/Ports/megawads/alt]A.L.T.[/url][/b] (Doom II, 2012, 32) [sup][59: Not Jabba: 7, Spectre01: 2, ella guro: 10, yakfak: 10, Rince-wind: 5, Hansen79: 5, P41R47: 7, SOSU: 8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G42] &amp; &quot;, &quot;  &amp; IF([Numbers.F42] &gt;= 2020; &quot;[b]&quot;; &quot;&quot;) &amp; [Numbers.F42] &amp; IF([Numbers.F42] &gt;= 2020; &quot;[/b]&quot;; &quot;&quot;)  &amp; &quot;, &quot; &amp; [Numbers.H42] &amp; &quot;) [sup][&quot; &amp; [Numbers.C42] &amp; &quot;: &quot; &amp; [Numbers.I42] &amp; &quot;][/sup]&quot;; &quot;&quot;)" office:value-type="string" office:string-value="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" calcext:value-type="string">
            <text:p>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G43] &amp; &quot;, &quot;  &amp; IF([Numbers.F43] &gt;= 2020; &quot;[b]&quot;; &quot;&quot;) &amp; [Numbers.F43] &amp; IF([Numbers.F43] &gt;= 2020; &quot;[/b]&quot;; &quot;&quot;)  &amp; &quot;, &quot; &amp; [Numbers.H43] &amp; &quot;) [sup][&quot; &amp; [Numbers.C43] &amp; &quot;: &quot; &amp; [Numbers.I43] &amp; &quot;][/sup]&quot;; &quot;&quot;)" office:value-type="string" office:string-value="[b]40. [url=http://adventuresofsquare.com/downloads.php]The Adventures of Square[/url][/b] (Standalone, 2014, 32) [sup][55: Sky: 9, ShoDemo: 5, Ed: 5, JudgeDeadd: 5, Woolie Wool: 8, Squadallah: 7, termrork: 5, Marn: 5, Sotenga: 6][/sup]" calcext:value-type="string">
            <text:p>[b]40. [url=http://adventuresofsquare.com/downloads.php]The Adventures of Square[/url][/b] (Standalone, 2014, 32) [sup][55: Sky: 9, ShoDemo: 5, Ed: 5, JudgeDeadd: 5, Woolie Wool: 8, Squadallah: 7, termrork: 5, Marn: 5, Sotenga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G44] &amp; &quot;, &quot;  &amp; IF([Numbers.F44] &gt;= 2020; &quot;[b]&quot;; &quot;&quot;) &amp; [Numbers.F44] &amp; IF([Numbers.F44] &gt;= 2020; &quot;[/b]&quot;; &quot;&quot;)  &amp; &quot;, &quot; &amp; [Numbers.H44] &amp; &quot;) [sup][&quot; &amp; [Numbers.C44] &amp; &quot;: &quot; &amp; [Numbers.I44] &amp; &quot;][/sup]&quot;; &quot;&quot;)" office:value-type="string" office:string-value="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" calcext:value-type="string">
            <text:p>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G45] &amp; &quot;, &quot;  &amp; IF([Numbers.F45] &gt;= 2020; &quot;[b]&quot;; &quot;&quot;) &amp; [Numbers.F45] &amp; IF([Numbers.F45] &gt;= 2020; &quot;[/b]&quot;; &quot;&quot;)  &amp; &quot;, &quot; &amp; [Numbers.H45] &amp; &quot;) [sup][&quot; &amp; [Numbers.C45] &amp; &quot;: &quot; &amp; [Numbers.I45] &amp; &quot;][/sup]&quot;; &quot;&quot;)" office:value-type="string" office:string-value="[b]42. [url=https://www.doomworld.com/idgames/levels/doom2/Ports/j-l/lunatic]Lunatic[/url][/b] (Doom II, 2011, 5) [sup][49: Cynical: 6, Dime: 9, Nate River: 4, Poncho: 5, Gaia74: 3, Deflektor: 8, Marn: 5, Boy: 5, Ezepov: 2, erzboesewicht: 2][/sup]" calcext:value-type="string">
            <text:p>[b]42. [url=https://www.doomworld.com/idgames/levels/doom2/Ports/j-l/lunatic]Lunatic[/url][/b] (Doom II, 2011, 5) [sup][49: Cynical: 6, Dime: 9, Nate River: 4, Poncho: 5, Gaia74: 3, Deflektor: 8, Marn: 5, Boy: 5, Ezepov: 2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G46] &amp; &quot;, &quot;  &amp; IF([Numbers.F46] &gt;= 2020; &quot;[b]&quot;; &quot;&quot;) &amp; [Numbers.F46] &amp; IF([Numbers.F46] &gt;= 2020; &quot;[/b]&quot;; &quot;&quot;)  &amp; &quot;, &quot; &amp; [Numbers.H46] &amp; &quot;) [sup][&quot; &amp; [Numbers.C46] &amp; &quot;: &quot; &amp; [Numbers.I46] &amp; &quot;][/sup]&quot;; &quot;&quot;)" office:value-type="string" office:string-value="[b]43. [url=https://www.doomworld.com/idgames/levels/doom2/Ports/megawads/1024]Congestion 1024[/url][/b] (Doom II, 2005, 32) [sup][47: Mr. Freeze: 5, HyperLuke: 7, Voltcom9: 5, bonnie: 4, Dragonfly: 8, Philnemba: 5, Hansen79: 3, waciej: 10][/sup]" calcext:value-type="string">
            <text:p>[b]43. [url=https://www.doomworld.com/idgames/levels/doom2/Ports/megawads/1024]Congestion 1024[/url][/b] (Doom II, 2005, 32) [sup][47: Mr. Freeze: 5, HyperLuke: 7, Voltcom9: 5, bonnie: 4, Dragonfly: 8, Philnemba: 5, Hansen79: 3, waciej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G47] &amp; &quot;, &quot;  &amp; IF([Numbers.F47] &gt;= 2020; &quot;[b]&quot;; &quot;&quot;) &amp; [Numbers.F47] &amp; IF([Numbers.F47] &gt;= 2020; &quot;[/b]&quot;; &quot;&quot;)  &amp; &quot;, &quot; &amp; [Numbers.H47] &amp; &quot;) [sup][&quot; &amp; [Numbers.C47] &amp; &quot;: &quot; &amp; [Numbers.I47] &amp; &quot;][/sup]&quot;; &quot;&quot;)" office:value-type="string" office:string-value="[b]43. [url=https://doomwiki.org/wiki/STRAIN]STRAIN[/url][/b] (Doom II, 1997, 32) [sup][47: Grazza: 6, ella guro: 4, JudgeDeadd: 1, T-Rex: 1, Squadallah: 9, smeghammer: 5, vdgg: 1, Ryath: 10, Li'l devil: 10][/sup]" calcext:value-type="string">
            <text:p>[b]43. [url=https://doomwiki.org/wiki/STRAIN]STRAIN[/url][/b] (Doom II, 1997, 32) [sup][47: Grazza: 6, ella guro: 4, JudgeDeadd: 1, T-Rex: 1, Squadallah: 9, smeghammer: 5, vdgg: 1, Ryath: 10, Li'l devil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G48] &amp; &quot;, &quot;  &amp; IF([Numbers.F48] &gt;= 2020; &quot;[b]&quot;; &quot;&quot;) &amp; [Numbers.F48] &amp; IF([Numbers.F48] &gt;= 2020; &quot;[/b]&quot;; &quot;&quot;)  &amp; &quot;, &quot; &amp; [Numbers.H48] &amp; &quot;) [sup][&quot; &amp; [Numbers.C48] &amp; &quot;: &quot; &amp; [Numbers.I48] &amp; &quot;][/sup]&quot;; &quot;&quot;)" office:value-type="string" office:string-value="[b]45. [url=https://www.doomworld.com/forum/topic/105215-lost-civilization-22-map-fun-and-nonlinear-megawad-now-with-download-link/]Lost Civilization[/url][/b] (Doom II, 2019, 22) [sup][46: OniriA: 9, rd: 7, Endless: 8, Snikle: 6, MtPain27: 7, TJG1289: 5, Maribo: 4][/sup]" calcext:value-type="string">
            <text:p>[b]45. [url=https://www.doomworld.com/forum/topic/105215-lost-civilization-22-map-fun-and-nonlinear-megawad-now-with-download-link/]Lost Civilization[/url][/b] (Doom II, 2019, 22) [sup][46: OniriA: 9, rd: 7, Endless: 8, Snikle: 6, MtPain27: 7, TJG1289: 5, Maribo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G49] &amp; &quot;, &quot;  &amp; IF([Numbers.F49] &gt;= 2020; &quot;[b]&quot;; &quot;&quot;) &amp; [Numbers.F49] &amp; IF([Numbers.F49] &gt;= 2020; &quot;[/b]&quot;; &quot;&quot;)  &amp; &quot;, &quot; &amp; [Numbers.H49] &amp; &quot;) [sup][&quot; &amp; [Numbers.C49] &amp; &quot;: &quot; &amp; [Numbers.I49] &amp; &quot;][/sup]&quot;; &quot;&quot;)" office:value-type="string" office:string-value="[b]46. [url=https://doomwiki.org/wiki/Icarus:_Alien_Vanguard]Icarus: Alien Vanguard[/url][/b] (Doom II, 1996, 32) [sup][45: Ralphis: 6, Grazza: 8, T-Rex: 3, valkiriforce: 8, A.H. Sankhatayan: 10, Dimon12321: 1, xdude_gamer: 9][/sup]" calcext:value-type="string">
            <text:p>[b]46. [url=https://doomwiki.org/wiki/Icarus:_Alien_Vanguard]Icarus: Alien Vanguard[/url][/b] (Doom II, 1996, 32) [sup][45: Ralphis: 6, Grazza: 8, T-Rex: 3, valkiriforce: 8, A.H. Sankhatayan: 10, Dimon12321: 1, xdude_gamer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G50] &amp; &quot;, &quot;  &amp; IF([Numbers.F50] &gt;= 2020; &quot;[b]&quot;; &quot;&quot;) &amp; [Numbers.F50] &amp; IF([Numbers.F50] &gt;= 2020; &quot;[/b]&quot;; &quot;&quot;)  &amp; &quot;, &quot; &amp; [Numbers.H50] &amp; &quot;) [sup][&quot; &amp; [Numbers.C50] &amp; &quot;: &quot; &amp; [Numbers.I50] &amp; &quot;][/sup]&quot;; &quot;&quot;)" office:value-type="string" office:string-value="[b]47. [url=https://www.doomworld.com/idgames/levels/doom/Ports/megawads/kdizd_12]Knee-Deep in ZDoom[/url][/b] (Doom, 2007, 10) [sup][43: Graf Zahl: 6, Voltcom9: 7, tchkb: 2, Apaul27: 7, 4everDoomed: 5, Rince-wind: 1, Jaromir Bergmann: 2, Lewonx: 10, Li'l devil: 3][/sup]" calcext:value-type="string">
            <text:p>[b]47. [url=https://www.doomworld.com/idgames/levels/doom/Ports/megawads/kdizd_12]Knee-Deep in ZDoom[/url][/b] (Doom, 2007, 10) [sup][43: Graf Zahl: 6, Voltcom9: 7, tchkb: 2, Apaul27: 7, 4everDoomed: 5, Rince-wind: 1, Jaromir Bergmann: 2, Lewonx: 10, Li'l devi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G51] &amp; &quot;, &quot;  &amp; IF([Numbers.F51] &gt;= 2020; &quot;[b]&quot;; &quot;&quot;) &amp; [Numbers.F51] &amp; IF([Numbers.F51] &gt;= 2020; &quot;[/b]&quot;; &quot;&quot;)  &amp; &quot;, &quot; &amp; [Numbers.H51] &amp; &quot;) [sup][&quot; &amp; [Numbers.C51] &amp; &quot;: &quot; &amp; [Numbers.I51] &amp; &quot;][/sup]&quot;; &quot;&quot;)" office:value-type="string" office:string-value="[b]48. [url=https://doomwiki.org/wiki/Winter's_Fury]Winter's Fury[/url][/b] (Doom II, 2012, 12) [sup][42: Dragonfly: 2, TechnoDoomed1: 10, Lorenz0: 7, Octillion: 7, OniriA: 3, Ivory Duke: 3, ASaltShaker: 9, Lewonx: 1][/sup]" calcext:value-type="string">
            <text:p>[b]48. [url=https://doomwiki.org/wiki/Winter's_Fury]Winter's Fury[/url][/b] (Doom II, 2012, 12) [sup][42: Dragonfly: 2, TechnoDoomed1: 10, Lorenz0: 7, Octillion: 7, OniriA: 3, Ivory Duke: 3, ASaltShaker: 9, Lewonx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G52] &amp; &quot;, &quot;  &amp; IF([Numbers.F52] &gt;= 2020; &quot;[b]&quot;; &quot;&quot;) &amp; [Numbers.F52] &amp; IF([Numbers.F52] &gt;= 2020; &quot;[/b]&quot;; &quot;&quot;)  &amp; &quot;, &quot; &amp; [Numbers.H52] &amp; &quot;) [sup][&quot; &amp; [Numbers.C52] &amp; &quot;: &quot; &amp; [Numbers.I52] &amp; &quot;][/sup]&quot;; &quot;&quot;)" office:value-type="string" office:string-value="[b]49. [url=https://doomwiki.org/wiki/Cyberdreams]Cyberdreams[/url][/b] (Doom II, 1998, 32) [sup][41: 42PercentHealth: 3, ShoDemo: 1, 7hm: 7, justsomemusicguy: 3, bonnie: 7, NoisyVelvet: 4, TheNerdTurtle2: 3, termrork: 5, AtticTelephone: 5, Maribo: 1, Keykhosrau: 2][/sup]" calcext:value-type="string">
            <text:p>[b]49. [url=https://doomwiki.org/wiki/Cyberdreams]Cyberdreams[/url][/b] (Doom II, 1998, 32) [sup][41: 42PercentHealth: 3, ShoDemo: 1, 7hm: 7, justsomemusicguy: 3, bonnie: 7, NoisyVelvet: 4, TheNerdTurtle2: 3, termrork: 5, AtticTelephone: 5, Maribo: 1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G53] &amp; &quot;, &quot;  &amp; IF([Numbers.F53] &gt;= 2020; &quot;[b]&quot;; &quot;&quot;) &amp; [Numbers.F53] &amp; IF([Numbers.F53] &gt;= 2020; &quot;[/b]&quot;; &quot;&quot;)  &amp; &quot;, &quot; &amp; [Numbers.H53] &amp; &quot;) [sup][&quot; &amp; [Numbers.C53] &amp; &quot;: &quot; &amp; [Numbers.I53] &amp; &quot;][/sup]&quot;; &quot;&quot;)" office:value-type="string" office:string-value="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" calcext:value-type="string">
            <text:p>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G54] &amp; &quot;, &quot;  &amp; IF([Numbers.F54] &gt;= 2020; &quot;[b]&quot;; &quot;&quot;) &amp; [Numbers.F54] &amp; IF([Numbers.F54] &gt;= 2020; &quot;[/b]&quot;; &quot;&quot;)  &amp; &quot;, &quot; &amp; [Numbers.H54] &amp; &quot;) [sup][&quot; &amp; [Numbers.C54] &amp; &quot;: &quot; &amp; [Numbers.I54] &amp; &quot;][/sup]&quot;; &quot;&quot;)" office:value-type="string" office:string-value="[b]50. [url=https://www.doomworld.com/idgames/levels/doom2/Ports/s-u/sd20x7]Stardate 20X7[/url][/b] (Doom II, 2017, 9) [sup][40: yakfak: 6, Grain of Salt: 8, bemused: 4, Andromeda: 9, KineticBeverage: 8, Nefelibeta: 5][/sup]" calcext:value-type="string">
            <text:p>[b]50. [url=https://www.doomworld.com/idgames/levels/doom2/Ports/s-u/sd20x7]Stardate 20X7[/url][/b] (Doom II, 2017, 9) [sup][40: yakfak: 6, Grain of Salt: 8, bemused: 4, Andromeda: 9, KineticBeverage: 8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G55] &amp; &quot;, &quot;  &amp; IF([Numbers.F55] &gt;= 2020; &quot;[b]&quot;; &quot;&quot;) &amp; [Numbers.F55] &amp; IF([Numbers.F55] &gt;= 2020; &quot;[/b]&quot;; &quot;&quot;)  &amp; &quot;, &quot; &amp; [Numbers.H55] &amp; &quot;) [sup][&quot; &amp; [Numbers.C55] &amp; &quot;: &quot; &amp; [Numbers.I55] &amp; &quot;][/sup]&quot;; &quot;&quot;)" office:value-type="string" office:string-value="[b]52. [url=https://www.doomworld.com/idgames/levels/doom2/Ports/d-f/distrbia]Disturbia[/url][/b] (Doom II, 2008, 1) [sup][39: Sky: 7, darkreaver: 10, Roofi: 6, Paul977: 6, akolai: 5, Nefelibeta: 5][/sup]" calcext:value-type="string">
            <text:p>[b]52. [url=https://www.doomworld.com/idgames/levels/doom2/Ports/d-f/distrbia]Disturbia[/url][/b] (Doom II, 2008, 1) [sup][39: Sky: 7, darkreaver: 10, Roofi: 6, Paul977: 6, akolai: 5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G56] &amp; &quot;, &quot;  &amp; IF([Numbers.F56] &gt;= 2020; &quot;[b]&quot;; &quot;&quot;) &amp; [Numbers.F56] &amp; IF([Numbers.F56] &gt;= 2020; &quot;[/b]&quot;; &quot;&quot;)  &amp; &quot;, &quot; &amp; [Numbers.H56] &amp; &quot;) [sup][&quot; &amp; [Numbers.C56] &amp; &quot;: &quot; &amp; [Numbers.I56] &amp; &quot;][/sup]&quot;; &quot;&quot;)" office:value-type="string" office:string-value="[b]52. [url=https://www.doomworld.com/idgames/levels/doom2/Ports/d-f/equinox]Equinox[/url][/b] (Doom II, 2001, 13) [sup][39: Sky: 5, Grazza: 9, ella guro: 5, A.H. Sankhatayan: 10, AtticTelephone: 5, Boy: 5][/sup]" calcext:value-type="string">
            <text:p>[b]52. [url=https://www.doomworld.com/idgames/levels/doom2/Ports/d-f/equinox]Equinox[/url][/b] (Doom II, 2001, 13) [sup][39: Sky: 5, Grazza: 9, ella guro: 5, A.H. Sankhatayan: 10, AtticTelephone: 5, Boy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G57] &amp; &quot;, &quot;  &amp; IF([Numbers.F57] &gt;= 2020; &quot;[b]&quot;; &quot;&quot;) &amp; [Numbers.F57] &amp; IF([Numbers.F57] &gt;= 2020; &quot;[/b]&quot;; &quot;&quot;)  &amp; &quot;, &quot; &amp; [Numbers.H57] &amp; &quot;) [sup][&quot; &amp; [Numbers.C57] &amp; &quot;: &quot; &amp; [Numbers.I57] &amp; &quot;][/sup]&quot;; &quot;&quot;)" office:value-type="string" office:string-value="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" calcext:value-type="string">
            <text:p>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G58] &amp; &quot;, &quot;  &amp; IF([Numbers.F58] &gt;= 2020; &quot;[b]&quot;; &quot;&quot;) &amp; [Numbers.F58] &amp; IF([Numbers.F58] &gt;= 2020; &quot;[/b]&quot;; &quot;&quot;)  &amp; &quot;, &quot; &amp; [Numbers.H58] &amp; &quot;) [sup][&quot; &amp; [Numbers.C58] &amp; &quot;: &quot; &amp; [Numbers.I58] &amp; &quot;][/sup]&quot;; &quot;&quot;)" office:value-type="string" office:string-value="[b]55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" calcext:value-type="string">
            <text:p>[b]55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G59] &amp; &quot;, &quot;  &amp; IF([Numbers.F59] &gt;= 2020; &quot;[b]&quot;; &quot;&quot;) &amp; [Numbers.F59] &amp; IF([Numbers.F59] &gt;= 2020; &quot;[/b]&quot;; &quot;&quot;)  &amp; &quot;, &quot; &amp; [Numbers.H59] &amp; &quot;) [sup][&quot; &amp; [Numbers.C59] &amp; &quot;: &quot; &amp; [Numbers.I59] &amp; &quot;][/sup]&quot;; &quot;&quot;)" office:value-type="string" office:string-value="[b]55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" calcext:value-type="string">
            <text:p>[b]55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G60] &amp; &quot;, &quot;  &amp; IF([Numbers.F60] &gt;= 2020; &quot;[b]&quot;; &quot;&quot;) &amp; [Numbers.F60] &amp; IF([Numbers.F60] &gt;= 2020; &quot;[/b]&quot;; &quot;&quot;)  &amp; &quot;, &quot; &amp; [Numbers.H60] &amp; &quot;) [sup][&quot; &amp; [Numbers.C60] &amp; &quot;: &quot; &amp; [Numbers.I60] &amp; &quot;][/sup]&quot;; &quot;&quot;)" office:value-type="string" office:string-value="[b]55. [url=https://www.doomworld.com/forum/topic/109216-doom-zero-launch-and-celebrating-25-years-of-doom-ii/]Doom Zero[/url][/b] (Doom II, 2019, 32) [sup][36: maxmanium: 2, CinnamonKilljoy: 8, Warrex: 10, Horus: 2, Azure_Horror: 3, erzboesewicht: 2, Thelokk: 9][/sup]" calcext:value-type="string">
            <text:p>[b]55. [url=https://www.doomworld.com/forum/topic/109216-doom-zero-launch-and-celebrating-25-years-of-doom-ii/]Doom Zero[/url][/b] (Doom II, 2019, 32) [sup][36: maxmanium: 2, CinnamonKilljoy: 8, Warrex: 10, Horus: 2, Azure_Horror: 3, erzboesewicht: 2, Thelokk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G61] &amp; &quot;, &quot;  &amp; IF([Numbers.F61] &gt;= 2020; &quot;[b]&quot;; &quot;&quot;) &amp; [Numbers.F61] &amp; IF([Numbers.F61] &gt;= 2020; &quot;[/b]&quot;; &quot;&quot;)  &amp; &quot;, &quot; &amp; [Numbers.H61] &amp; &quot;) [sup][&quot; &amp; [Numbers.C61] &amp; &quot;: &quot; &amp; [Numbers.I61] &amp; &quot;][/sup]&quot;; &quot;&quot;)" office:value-type="string" office:string-value="[b]58. [url=https://www.doomworld.com/idgames/levels/doom2/Ports/megawads/prcp]Plutonia: Revisited Community Project[/url][/b] (Plutonia, 2011, 32) [sup][35: Nine Inch Heels: 3, Paul977: 10, bLOCKbOYgAMES: 3, Altima: 5, NoisyVelvet: 3, Odal: 7, Polri: 3, Scorpius: 1][/sup]" calcext:value-type="string">
            <text:p>[b]58. [url=https://www.doomworld.com/idgames/levels/doom2/Ports/megawads/prcp]Plutonia: Revisited Community Project[/url][/b] (Plutonia, 2011, 32) [sup][35: Nine Inch Heels: 3, Paul977: 10, bLOCKbOYgAMES: 3, Altima: 5, NoisyVelvet: 3, Odal: 7, Polri: 3, Scorpiu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G62] &amp; &quot;, &quot;  &amp; IF([Numbers.F62] &gt;= 2020; &quot;[b]&quot;; &quot;&quot;) &amp; [Numbers.F62] &amp; IF([Numbers.F62] &gt;= 2020; &quot;[/b]&quot;; &quot;&quot;)  &amp; &quot;, &quot; &amp; [Numbers.H62] &amp; &quot;) [sup][&quot; &amp; [Numbers.C62] &amp; &quot;: &quot; &amp; [Numbers.I62] &amp; &quot;][/sup]&quot;; &quot;&quot;)" office:value-type="string" office:string-value="[b]59. [url=https://www.doomworld.com/idgames/levels/doom2/Ports/a-c/breach]Breach[/url][/b] (Doom II, 2015, 1) [sup][33: Jaws In Space: 7, Dime: 10, guitardz: 2, Nancsi: 1, Jaromir Bergmann: 4, smeghammer: 3, TheGreenZap: 6][/sup]" calcext:value-type="string">
            <text:p>[b]59. [url=https://www.doomworld.com/idgames/levels/doom2/Ports/a-c/breach]Breach[/url][/b] (Doom II, 2015, 1) [sup][33: Jaws In Space: 7, Dime: 10, guitardz: 2, Nancsi: 1, Jaromir Bergmann: 4, smeghammer: 3, TheGreenZap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G63] &amp; &quot;, &quot;  &amp; IF([Numbers.F63] &gt;= 2020; &quot;[b]&quot;; &quot;&quot;) &amp; [Numbers.F63] &amp; IF([Numbers.F63] &gt;= 2020; &quot;[/b]&quot;; &quot;&quot;)  &amp; &quot;, &quot; &amp; [Numbers.H63] &amp; &quot;) [sup][&quot; &amp; [Numbers.C63] &amp; &quot;: &quot; &amp; [Numbers.I63] &amp; &quot;][/sup]&quot;; &quot;&quot;)" office:value-type="string" office:string-value="[b]59. [url=http://www.doom2.net/doom2/wads/DWANGO5.ZIP]Dwango5[/url][/b] (Doom II, 1995, 24) [sup][33: Doomkid: 10, Ralphis: 7, antares031: 8, toxic.rat: 8][/sup]" calcext:value-type="string">
            <text:p>[b]59. [url=http://www.doom2.net/doom2/wads/DWANGO5.ZIP]Dwango5[/url][/b] (Doom II, 1995, 24) [sup][33: Doomkid: 10, Ralphis: 7, antares031: 8, toxic.rat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G64] &amp; &quot;, &quot;  &amp; IF([Numbers.F64] &gt;= 2020; &quot;[b]&quot;; &quot;&quot;) &amp; [Numbers.F64] &amp; IF([Numbers.F64] &gt;= 2020; &quot;[/b]&quot;; &quot;&quot;)  &amp; &quot;, &quot; &amp; [Numbers.H64] &amp; &quot;) [sup][&quot; &amp; [Numbers.C64] &amp; &quot;: &quot; &amp; [Numbers.I64] &amp; &quot;][/sup]&quot;; &quot;&quot;)" office:value-type="string" office:string-value="[b]59. [url=https://www.doomworld.com/idgames/levels/doom2/Ports/s-u/swtw]Swim With the Whales[/url][/b] (Doom II, 2013, 3) [sup][33: WH-Wilou84: 2, Nate River: 9, Soundblock: 3, Lazorinc: 6, Nirvana: 10, NoisyVelvet: 3][/sup]" calcext:value-type="string">
            <text:p>[b]59. [url=https://www.doomworld.com/idgames/levels/doom2/Ports/s-u/swtw]Swim With the Whales[/url][/b] (Doom II, 2013, 3) [sup][33: WH-Wilou84: 2, Nate River: 9, Soundblock: 3, Lazorinc: 6, Nirvana: 10, NoisyVelvet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G65] &amp; &quot;, &quot;  &amp; IF([Numbers.F65] &gt;= 2020; &quot;[b]&quot;; &quot;&quot;) &amp; [Numbers.F65] &amp; IF([Numbers.F65] &gt;= 2020; &quot;[/b]&quot;; &quot;&quot;)  &amp; &quot;, &quot; &amp; [Numbers.H65] &amp; &quot;) [sup][&quot; &amp; [Numbers.C65] &amp; &quot;: &quot; &amp; [Numbers.I65] &amp; &quot;][/sup]&quot;; &quot;&quot;)" office:value-type="string" office:string-value="[b]62. [url=https://www.doomworld.com/idgames/levels/doom2/Ports/m-o/miasma]Miasma[/url][/b] (Doom II, 2016, 1) [sup][32: WH-Wilou84: 1, Soundblock: 2, Nirvana: 9, NoisyVelvet: 1, Willy W.: 7, jerk-o: 7, Nefelibeta: 5][/sup]" calcext:value-type="string">
            <text:p>[b]62. [url=https://www.doomworld.com/idgames/levels/doom2/Ports/m-o/miasma]Miasma[/url][/b] (Doom II, 2016, 1) [sup][32: WH-Wilou84: 1, Soundblock: 2, Nirvana: 9, NoisyVelvet: 1, Willy W.: 7, jerk-o: 7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G66] &amp; &quot;, &quot;  &amp; IF([Numbers.F66] &gt;= 2020; &quot;[b]&quot;; &quot;&quot;) &amp; [Numbers.F66] &amp; IF([Numbers.F66] &gt;= 2020; &quot;[/b]&quot;; &quot;&quot;)  &amp; &quot;, &quot; &amp; [Numbers.H66] &amp; &quot;) [sup][&quot; &amp; [Numbers.C66] &amp; &quot;: &quot; &amp; [Numbers.I66] &amp; &quot;][/sup]&quot;; &quot;&quot;)" office:value-type="string" office:string-value="[b]62. [url=https://www.doomworld.com/idgames/levels/doom2/Ports/s-u/tn]Tangerine Nightmare[/url][/b] (Doom II, 2018, 10) [sup][32: guitardz: 10, MtPain27: 4, RHhe82: 8, tonytheparrot: 2, NiGHTS108: 8][/sup]" calcext:value-type="string">
            <text:p>[b]62. [url=https://www.doomworld.com/idgames/levels/doom2/Ports/s-u/tn]Tangerine Nightmare[/url][/b] (Doom II, 2018, 10) [sup][32: guitardz: 10, MtPain27: 4, RHhe82: 8, tonytheparrot: 2, NiGHTS108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G67] &amp; &quot;, &quot;  &amp; IF([Numbers.F67] &gt;= 2020; &quot;[b]&quot;; &quot;&quot;) &amp; [Numbers.F67] &amp; IF([Numbers.F67] &gt;= 2020; &quot;[/b]&quot;; &quot;&quot;)  &amp; &quot;, &quot; &amp; [Numbers.H67] &amp; &quot;) [sup][&quot; &amp; [Numbers.C67] &amp; &quot;: &quot; &amp; [Numbers.I67] &amp; &quot;][/sup]&quot;; &quot;&quot;)" office:value-type="string" office:string-value="[b]64. [url=https://doomwiki.org/wiki/Chillax]Chillax[/url][/b] (Doom II, 2010, 47) [sup][31: Nine Inch Heels: 4, AnonimVio: 5, fveitsi: 5, Outrageous Videos: 3, Simomarchi: 2, Gaia74: 5, maxmanium: 1, waciej: 6][/sup]" calcext:value-type="string">
            <text:p>[b]64. [url=https://doomwiki.org/wiki/Chillax]Chillax[/url][/b] (Doom II, 2010, 47) [sup][31: Nine Inch Heels: 4, AnonimVio: 5, fveitsi: 5, Outrageous Videos: 3, Simomarchi: 2, Gaia74: 5, maxmanium: 1, waciej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G68] &amp; &quot;, &quot;  &amp; IF([Numbers.F68] &gt;= 2020; &quot;[b]&quot;; &quot;&quot;) &amp; [Numbers.F68] &amp; IF([Numbers.F68] &gt;= 2020; &quot;[/b]&quot;; &quot;&quot;)  &amp; &quot;, &quot; &amp; [Numbers.H68] &amp; &quot;) [sup][&quot; &amp; [Numbers.C68] &amp; &quot;: &quot; &amp; [Numbers.I68] &amp; &quot;][/sup]&quot;; &quot;&quot;)" office:value-type="string" office:string-value="[b]64. [url=https://www.doomworld.com/idgames/levels/doom2/Ports/s-u/unloved]Unloved[/url][/b] (Doom II, 2010, 5) [sup][31: MFG38: 1, everennui: 8, bonnie: 10, TechnoDoomed1: 3, Payload4367: 2, Dimon12321: 5, Maribo: 2][/sup]" calcext:value-type="string">
            <text:p>[b]64. [url=https://www.doomworld.com/idgames/levels/doom2/Ports/s-u/unloved]Unloved[/url][/b] (Doom II, 2010, 5) [sup][31: MFG38: 1, everennui: 8, bonnie: 10, TechnoDoomed1: 3, Payload4367: 2, Dimon12321: 5, Marib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G69] &amp; &quot;, &quot;  &amp; IF([Numbers.F69] &gt;= 2020; &quot;[b]&quot;; &quot;&quot;) &amp; [Numbers.F69] &amp; IF([Numbers.F69] &gt;= 2020; &quot;[/b]&quot;; &quot;&quot;)  &amp; &quot;, &quot; &amp; [Numbers.H69] &amp; &quot;) [sup][&quot; &amp; [Numbers.C69] &amp; &quot;: &quot; &amp; [Numbers.I69] &amp; &quot;][/sup]&quot;; &quot;&quot;)" office:value-type="string" office:string-value="[b]66. [url=https://www.doomworld.com/idgames/levels/doom2/Ports/m-o/mek-catk]Counterattack[/url][/b] (Doom II, 2017, 7) [sup][30: rd: 7, Hansen79: 3, VanaheimRanger: 4, SCF: 5, sapphics: 10, nikitsune: 1][/sup]" calcext:value-type="string">
            <text:p>[b]66. [url=https://www.doomworld.com/idgames/levels/doom2/Ports/m-o/mek-catk]Counterattack[/url][/b] (Doom II, 2017, 7) [sup][30: rd: 7, Hansen79: 3, VanaheimRanger: 4, SCF: 5, sapphics: 10, nikitsune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G70] &amp; &quot;, &quot;  &amp; IF([Numbers.F70] &gt;= 2020; &quot;[b]&quot;; &quot;&quot;) &amp; [Numbers.F70] &amp; IF([Numbers.F70] &gt;= 2020; &quot;[/b]&quot;; &quot;&quot;)  &amp; &quot;, &quot; &amp; [Numbers.H70] &amp; &quot;) [sup][&quot; &amp; [Numbers.C70] &amp; &quot;: &quot; &amp; [Numbers.I70] &amp; &quot;][/sup]&quot;; &quot;&quot;)" office:value-type="string" office:string-value="[b]66. [url=https://www.doomworld.com/forum/topic/85591-nihility-infinite-teeth-shareware-episode-v121/]Nihility: Infinite ﻿Teeth﻿[/url][/b] (Doom, 2016, 9) [sup][30: Rince-wind: 5, rd: 5, Omniarch: 5, Ryath: 5, rzh: 5, Bep: 5][/sup]" calcext:value-type="string">
            <text:p>[b]66. [url=https://www.doomworld.com/forum/topic/85591-nihility-infinite-teeth-shareware-episode-v121/]Nihility: Infinite ﻿Teeth﻿[/url][/b] (Doom, 2016, 9) [sup][30: Rince-wind: 5, rd: 5, Omniarch: 5, Ryath: 5, rzh: 5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G71] &amp; &quot;, &quot;  &amp; IF([Numbers.F71] &gt;= 2020; &quot;[b]&quot;; &quot;&quot;) &amp; [Numbers.F71] &amp; IF([Numbers.F71] &gt;= 2020; &quot;[/b]&quot;; &quot;&quot;)  &amp; &quot;, &quot; &amp; [Numbers.H71] &amp; &quot;) [sup][&quot; &amp; [Numbers.C71] &amp; &quot;: &quot; &amp; [Numbers.I71] &amp; &quot;][/sup]&quot;; &quot;&quot;)" office:value-type="string" office:string-value="[b]66. [url=https://www.doomworld.com/idgames/levels/doom2/megawads/rudy2]Rowdy Rudy II: POWERTRIP![/url][/b] (Doom II, [b]2020[/b], 20) [sup][30: Dimon12321: 10, Azure_Horror: 5, TheGreenZap: 10, Ezepov: 2, NiGHTS108: 3][/sup]" calcext:value-type="string">
            <text:p>[b]66. [url=https://www.doomworld.com/idgames/levels/doom2/megawads/rudy2]Rowdy Rudy II: POWERTRIP![/url][/b] (Doom II, [b]2020[/b], 20) [sup][30: Dimon12321: 10, Azure_Horror: 5, TheGreenZap: 10, Ezepov: 2, NiGHTS108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G72] &amp; &quot;, &quot;  &amp; IF([Numbers.F72] &gt;= 2020; &quot;[b]&quot;; &quot;&quot;) &amp; [Numbers.F72] &amp; IF([Numbers.F72] &gt;= 2020; &quot;[/b]&quot;; &quot;&quot;)  &amp; &quot;, &quot; &amp; [Numbers.H72] &amp; &quot;) [sup][&quot; &amp; [Numbers.C72] &amp; &quot;: &quot; &amp; [Numbers.I72] &amp; &quot;][/sup]&quot;; &quot;&quot;)" office:value-type="string" office:string-value="[b]66. [url=https://www.doomworld.com/idgames/levels/doom/Ports/d-f/e1m8b]Tech Gone Bad[/url][/b] (Doom, 2016, 1) [sup][30: Jaws In Space: 5, guitardz: 5, Nancsi: 8, Diabolución: 5, Jaromir Bergmann: 1, Marn: 5, DooM Bear: 1][/sup]" calcext:value-type="string">
            <text:p>[b]66. [url=https://www.doomworld.com/idgames/levels/doom/Ports/d-f/e1m8b]Tech Gone Bad[/url][/b] (Doom, 2016, 1) [sup][30: Jaws In Space: 5, guitardz: 5, Nancsi: 8, Diabolución: 5, Jaromir Bergmann: 1, Marn: 5, DooM Bear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G73] &amp; &quot;, &quot;  &amp; IF([Numbers.F73] &gt;= 2020; &quot;[b]&quot;; &quot;&quot;) &amp; [Numbers.F73] &amp; IF([Numbers.F73] &gt;= 2020; &quot;[/b]&quot;; &quot;&quot;)  &amp; &quot;, &quot; &amp; [Numbers.H73] &amp; &quot;) [sup][&quot; &amp; [Numbers.C73] &amp; &quot;: &quot; &amp; [Numbers.I73] &amp; &quot;][/sup]&quot;; &quot;&quot;)" office:value-type="string" office:string-value="[b]66. [url=https://www.doomworld.com/idgames/levels/doom2/Ports/s-u/tutnt]The Ultimate Torment &amp; Torture[/url][/b] (Doom II, 2007, 8) [sup][30: HyperLuke: 8, Talvi: 4, Greyenko: 4, TechnoDoomed1: 2, TheMightyHeracross: 3, Ziad EL Zein: 5, Ivory Duke: 4][/sup]" calcext:value-type="string">
            <text:p>[b]66. [url=https://www.doomworld.com/idgames/levels/doom2/Ports/s-u/tutnt]The Ultimate Torment &amp; Torture[/url][/b] (Doom II, 2007, 8) [sup][30: HyperLuke: 8, Talvi: 4, Greyenko: 4, TechnoDoomed1: 2, TheMightyHeracross: 3, Ziad EL Zein: 5, Ivory Duke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G74] &amp; &quot;, &quot;  &amp; IF([Numbers.F74] &gt;= 2020; &quot;[b]&quot;; &quot;&quot;) &amp; [Numbers.F74] &amp; IF([Numbers.F74] &gt;= 2020; &quot;[/b]&quot;; &quot;&quot;)  &amp; &quot;, &quot; &amp; [Numbers.H74] &amp; &quot;) [sup][&quot; &amp; [Numbers.C74] &amp; &quot;: &quot; &amp; [Numbers.I74] &amp; &quot;][/sup]&quot;; &quot;&quot;)" office:value-type="string" office:string-value="[b]71. [url=https://www.doomworld.com/idgames/themes/batman/batman]Batman Doom[/url][/b] (Doom II, 1999, 32) [sup][29: yakfak: 8, JudgeDeadd: 4, soner du: 10, Uncle 80: 4, doombedoom: 3][/sup]" calcext:value-type="string">
            <text:p>[b]71. [url=https://www.doomworld.com/idgames/themes/batman/batman]Batman Doom[/url][/b] (Doom II, 1999, 32) [sup][29: yakfak: 8, JudgeDeadd: 4, soner du: 10, Uncle 80: 4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G75] &amp; &quot;, &quot;  &amp; IF([Numbers.F75] &gt;= 2020; &quot;[b]&quot;; &quot;&quot;) &amp; [Numbers.F75] &amp; IF([Numbers.F75] &gt;= 2020; &quot;[/b]&quot;; &quot;&quot;)  &amp; &quot;, &quot; &amp; [Numbers.H75] &amp; &quot;) [sup][&quot; &amp; [Numbers.C75] &amp; &quot;: &quot; &amp; [Numbers.I75] &amp; &quot;][/sup]&quot;; &quot;&quot;)" office:value-type="string" office:string-value="[b]71. [url=https://www.doomworld.com/idgames/levels/doom2/Ports/a-c/crumpets]Crumpets[/url][/b] (Doom II, 2015, 9) [sup][29: everennui: 2, Nate River: 8, Nirvana: 1, Makedounia: 2, Andromeda: 7, VanaheimRanger: 5, RHhe82: 4][/sup]" calcext:value-type="string">
            <text:p>[b]71. [url=https://www.doomworld.com/idgames/levels/doom2/Ports/a-c/crumpets]Crumpets[/url][/b] (Doom II, 2015, 9) [sup][29: everennui: 2, Nate River: 8, Nirvana: 1, Makedounia: 2, Andromeda: 7, VanaheimRanger: 5, RHhe82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G76] &amp; &quot;, &quot;  &amp; IF([Numbers.F76] &gt;= 2020; &quot;[b]&quot;; &quot;&quot;) &amp; [Numbers.F76] &amp; IF([Numbers.F76] &gt;= 2020; &quot;[/b]&quot;; &quot;&quot;)  &amp; &quot;, &quot; &amp; [Numbers.H76] &amp; &quot;) [sup][&quot; &amp; [Numbers.C76] &amp; &quot;: &quot; &amp; [Numbers.I76] &amp; &quot;][/sup]&quot;; &quot;&quot;)" office:value-type="string" office:string-value="[b]71. [url=https://doomwiki.org/wiki/Perdition's_Gate]Perdition's Gate[/url][/b] (Doom II, 1996, 32) [sup][29: Vorpal: 5, Nate River: 1, bonnie: 10, P41R47: 3, E.M.: 5, rzh: 5][/sup]" calcext:value-type="string">
            <text:p>[b]71. [url=https://doomwiki.org/wiki/Perdition's_Gate]Perdition's Gate[/url][/b] (Doom II, 1996, 32) [sup][29: Vorpal: 5, Nate River: 1, bonnie: 10, P41R47: 3, E.M.: 5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G77] &amp; &quot;, &quot;  &amp; IF([Numbers.F77] &gt;= 2020; &quot;[b]&quot;; &quot;&quot;) &amp; [Numbers.F77] &amp; IF([Numbers.F77] &gt;= 2020; &quot;[/b]&quot;; &quot;&quot;)  &amp; &quot;, &quot; &amp; [Numbers.H77] &amp; &quot;) [sup][&quot; &amp; [Numbers.C77] &amp; &quot;: &quot; &amp; [Numbers.I77] &amp; &quot;][/sup]&quot;; &quot;&quot;)" office:value-type="string" office:string-value="[b]71. [url=https://www.doomworld.com/idgames/levels/doom2/Ports/megawads/sf2012]Slaughterfest 2012[/url][/b] (Doom II, 2013, 35) [sup][29: HyperLuke: 1, Outrageous Videos: 1, bemused: 2, Apaul27: 8, tmorrow: 3, Arbys550: 3, Simomarchi: 6, maxmanium: 1, Nazgul9: 4][/sup]" calcext:value-type="string">
            <text:p>[b]71. [url=https://www.doomworld.com/idgames/levels/doom2/Ports/megawads/sf2012]Slaughterfest 2012[/url][/b] (Doom II, 2013, 35) [sup][29: HyperLuke: 1, Outrageous Videos: 1, bemused: 2, Apaul27: 8, tmorrow: 3, Arbys550: 3, Simomarchi: 6, maxmanium: 1, Nazgul9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G78] &amp; &quot;, &quot;  &amp; IF([Numbers.F78] &gt;= 2020; &quot;[b]&quot;; &quot;&quot;) &amp; [Numbers.F78] &amp; IF([Numbers.F78] &gt;= 2020; &quot;[/b]&quot;; &quot;&quot;)  &amp; &quot;, &quot; &amp; [Numbers.H78] &amp; &quot;) [sup][&quot; &amp; [Numbers.C78] &amp; &quot;: &quot; &amp; [Numbers.I78] &amp; &quot;][/sup]&quot;; &quot;&quot;)" office:value-type="string" office:string-value="[b]75. [url=https://www.doomworld.com/forum/topic/92574-dimension-of-the-boomed/]Dimension of the Boomed[/url][/b] (Doom II, 2018, 7) [sup][27: Ivory Duke: 7, Hansen79: 4, SOSU: 2, Ryath: 5, SCF: 2, GratefulName: 2, Uncle 80: 5][/sup]" calcext:value-type="string">
            <text:p>[b]75. [url=https://www.doomworld.com/forum/topic/92574-dimension-of-the-boomed/]Dimension of the Boomed[/url][/b] (Doom II, 2018, 7) [sup][27: Ivory Duke: 7, Hansen79: 4, SOSU: 2, Ryath: 5, SCF: 2, GratefulName: 2, Uncle 80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G79] &amp; &quot;, &quot;  &amp; IF([Numbers.F79] &gt;= 2020; &quot;[b]&quot;; &quot;&quot;) &amp; [Numbers.F79] &amp; IF([Numbers.F79] &gt;= 2020; &quot;[/b]&quot;; &quot;&quot;)  &amp; &quot;, &quot; &amp; [Numbers.H79] &amp; &quot;) [sup][&quot; &amp; [Numbers.C79] &amp; &quot;: &quot; &amp; [Numbers.I79] &amp; &quot;][/sup]&quot;; &quot;&quot;)" office:value-type="string" office:string-value="[b]75. [url=https://doomwiki.org/wiki/REKKR]REKKR[/url][/b] (Standalone, 2018, 36) [sup][27: soner du: 8, Rince-wind: 5, Dimon12321: 6, Hitherto: 3, rzh: 5][/sup]" calcext:value-type="string">
            <text:p>[b]75. [url=https://doomwiki.org/wiki/REKKR]REKKR[/url][/b] (Standalone, 2018, 36) [sup][27: soner du: 8, Rince-wind: 5, Dimon12321: 6, Hitherto: 3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G80] &amp; &quot;, &quot;  &amp; IF([Numbers.F80] &gt;= 2020; &quot;[b]&quot;; &quot;&quot;) &amp; [Numbers.F80] &amp; IF([Numbers.F80] &gt;= 2020; &quot;[/b]&quot;; &quot;&quot;)  &amp; &quot;, &quot; &amp; [Numbers.H80] &amp; &quot;) [sup][&quot; &amp; [Numbers.C80] &amp; &quot;: &quot; &amp; [Numbers.I80] &amp; &quot;][/sup]&quot;; &quot;&quot;)" office:value-type="string" office:string-value="[b]75. [url=https://www.doomworld.com/idgames/levels/doom2/megawads/tvr]Revolution![/url][/b] (Doom II, 2001, 32) [sup][27: Not Jabba: 1, Grazza: 3, Altima: 4, termrork: 5, SilverMiner: 5, P41R47: 3, Katamori: 6][/sup]" calcext:value-type="string">
            <text:p>[b]75. [url=https://www.doomworld.com/idgames/levels/doom2/megawads/tvr]Revolution![/url][/b] (Doom II, 2001, 32) [sup][27: Not Jabba: 1, Grazza: 3, Altima: 4, termrork: 5, SilverMiner: 5, P41R47: 3, Katamori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G81] &amp; &quot;, &quot;  &amp; IF([Numbers.F81] &gt;= 2020; &quot;[b]&quot;; &quot;&quot;) &amp; [Numbers.F81] &amp; IF([Numbers.F81] &gt;= 2020; &quot;[/b]&quot;; &quot;&quot;)  &amp; &quot;, &quot; &amp; [Numbers.H81] &amp; &quot;) [sup][&quot; &amp; [Numbers.C81] &amp; &quot;: &quot; &amp; [Numbers.I81] &amp; &quot;][/sup]&quot;; &quot;&quot;)" office:value-type="string" office:string-value="[b]78. [url=https://www.doomworld.com/forum/topic/108251-abandon-beta-is-here/]Abandon[/url][/b] (Doom II, [b]2020[/b], 17) [sup][26: Arbys550: 8, rd: 4, &lt;&lt;Rewind: 10, akolai: 4][/sup]" calcext:value-type="string">
            <text:p>[b]78. [url=https://www.doomworld.com/forum/topic/108251-abandon-beta-is-here/]Abandon[/url][/b] (Doom II, [b]2020[/b], 17) [sup][26: Arbys550: 8, rd: 4, &lt;&lt;Rewind: 10, akolai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G82] &amp; &quot;, &quot;  &amp; IF([Numbers.F82] &gt;= 2020; &quot;[b]&quot;; &quot;&quot;) &amp; [Numbers.F82] &amp; IF([Numbers.F82] &gt;= 2020; &quot;[/b]&quot;; &quot;&quot;)  &amp; &quot;, &quot; &amp; [Numbers.H82] &amp; &quot;) [sup][&quot; &amp; [Numbers.C82] &amp; &quot;: &quot; &amp; [Numbers.I82] &amp; &quot;][/sup]&quot;; &quot;&quot;)" office:value-type="string" office:string-value="[b]78. [url=https://www.doomworld.com/idgames/levels/doom2/Ports/megawads/ngmvmt2]Newgothic Movement 2[/url][/b] (Doom II, 2017, 17) [sup][26: Nine Inch Heels: 8, ShoDemo: 2, Outrageous Videos: 9, Nazgul9: 6, Andromeda: 1][/sup]" calcext:value-type="string">
            <text:p>[b]78. [url=https://www.doomworld.com/idgames/levels/doom2/Ports/megawads/ngmvmt2]Newgothic Movement 2[/url][/b] (Doom II, 2017, 17) [sup][26: Nine Inch Heels: 8, ShoDemo: 2, Outrageous Videos: 9, Nazgul9: 6, Andromeda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G83] &amp; &quot;, &quot;  &amp; IF([Numbers.F83] &gt;= 2020; &quot;[b]&quot;; &quot;&quot;) &amp; [Numbers.F83] &amp; IF([Numbers.F83] &gt;= 2020; &quot;[/b]&quot;; &quot;&quot;)  &amp; &quot;, &quot; &amp; [Numbers.H83] &amp; &quot;) [sup][&quot; &amp; [Numbers.C83] &amp; &quot;: &quot; &amp; [Numbers.I83] &amp; &quot;][/sup]&quot;; &quot;&quot;)" office:value-type="string" office:string-value="[b]78. [url=https://www.doomworld.com/idgames/levels/doom2/megawads/zone300]Zone 300[/url][/b] (Doom II, 2013, 32) [sup][26: Voltcom9: 8, Soundblock: 3, purist: 3, maxmanium: 8, ASaltShaker: 4][/sup]" calcext:value-type="string">
            <text:p>[b]78. [url=https://www.doomworld.com/idgames/levels/doom2/megawads/zone300]Zone 300[/url][/b] (Doom II, 2013, 32) [sup][26: Voltcom9: 8, Soundblock: 3, purist: 3, maxmanium: 8, ASaltShaker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G84] &amp; &quot;, &quot;  &amp; IF([Numbers.F84] &gt;= 2020; &quot;[b]&quot;; &quot;&quot;) &amp; [Numbers.F84] &amp; IF([Numbers.F84] &gt;= 2020; &quot;[/b]&quot;; &quot;&quot;)  &amp; &quot;, &quot; &amp; [Numbers.H84] &amp; &quot;) [sup][&quot; &amp; [Numbers.C84] &amp; &quot;: &quot; &amp; [Numbers.I84] &amp; &quot;][/sup]&quot;; &quot;&quot;)" office:value-type="string" office:string-value="[b]81. [url=https://www.doomworld.com/forum/topic/123042-dbp37-augerzenith-the-cyberpunk-megawad/]AUGER﻿;﻿ZENITH[/url][/b] (Doom II, [b]2021[/b], 21) [sup][25: &lt;&lt;Rewind: 4, TJG1289: 3, Ezepov: 8, Katamori: 10][/sup]" calcext:value-type="string">
            <text:p>[b]81. [url=https://www.doomworld.com/forum/topic/123042-dbp37-augerzenith-the-cyberpunk-megawad/]AUGER﻿;﻿ZENITH[/url][/b] (Doom II, [b]2021[/b], 21) [sup][25: &lt;&lt;Rewind: 4, TJG1289: 3, Ezepov: 8, Katamor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G85] &amp; &quot;, &quot;  &amp; IF([Numbers.F85] &gt;= 2020; &quot;[b]&quot;; &quot;&quot;) &amp; [Numbers.F85] &amp; IF([Numbers.F85] &gt;= 2020; &quot;[/b]&quot;; &quot;&quot;)  &amp; &quot;, &quot; &amp; [Numbers.H85] &amp; &quot;) [sup][&quot; &amp; [Numbers.C85] &amp; &quot;: &quot; &amp; [Numbers.I85] &amp; &quot;][/sup]&quot;; &quot;&quot;)" office:value-type="string" office:string-value="[b]81. [url=https://www.doomworld.com/idgames/levels/doom/Ports/p-r/par-lutz]Phobos: Anomaly Reborn[/url][/b] (Doom, 2003, 9) [sup][25: Ed: 5, Graf Zahl: 1, SilverMiner: 10, smeghammer: 6, doombedoom: 3][/sup]" calcext:value-type="string">
            <text:p>[b]81. [url=https://www.doomworld.com/idgames/levels/doom/Ports/p-r/par-lutz]Phobos: Anomaly Reborn[/url][/b] (Doom, 2003, 9) [sup][25: Ed: 5, Graf Zahl: 1, SilverMiner: 10, smeghammer: 6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G86] &amp; &quot;, &quot;  &amp; IF([Numbers.F86] &gt;= 2020; &quot;[b]&quot;; &quot;&quot;) &amp; [Numbers.F86] &amp; IF([Numbers.F86] &gt;= 2020; &quot;[/b]&quot;; &quot;&quot;)  &amp; &quot;, &quot; &amp; [Numbers.H86] &amp; &quot;) [sup][&quot; &amp; [Numbers.C86] &amp; &quot;: &quot; &amp; [Numbers.I86] &amp; &quot;][/sup]&quot;; &quot;&quot;)" office:value-type="string" office:string-value="[b]81. [url=https://www.doomworld.com/idgames/levels/doom2/Ports/megawads/zdcmp2]ZDoom Community Map Project II[/url][/b] (Doom II, 2014, 1) [sup][25: Graf Zahl: 10, Phobus: 9, TechnoDoomed1: 6][/sup]" calcext:value-type="string">
            <text:p>[b]81. [url=https://www.doomworld.com/idgames/levels/doom2/Ports/megawads/zdcmp2]ZDoom Community Map Project II[/url][/b] (Doom II, 2014, 1) [sup][25: Graf Zahl: 10, Phobus: 9, TechnoDoomed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G87] &amp; &quot;, &quot;  &amp; IF([Numbers.F87] &gt;= 2020; &quot;[b]&quot;; &quot;&quot;) &amp; [Numbers.F87] &amp; IF([Numbers.F87] &gt;= 2020; &quot;[/b]&quot;; &quot;&quot;)  &amp; &quot;, &quot; &amp; [Numbers.H87] &amp; &quot;) [sup][&quot; &amp; [Numbers.C87] &amp; &quot;: &quot; &amp; [Numbers.I87] &amp; &quot;][/sup]&quot;; &quot;&quot;)" office:value-type="string" office:string-value="[b]84. [url=https://www.doomworld.com/idgames/levels/doom2/Ports/a-c/anta_req]Antaresian Reliquary[/url][/b] (Doom II, [b]2020[/b], 7) [sup][24: Dimon12321: 6, SCF: 6, Azure_Horror: 7, whybmonotacrab: 2, nikitsune: 1, DoomPlayer00: 2][/sup]" calcext:value-type="string">
            <text:p>[b]84. [url=https://www.doomworld.com/idgames/levels/doom2/Ports/a-c/anta_req]Antaresian Reliquary[/url][/b] (Doom II, [b]2020[/b], 7) [sup][24: Dimon12321: 6, SCF: 6, Azure_Horror: 7, whybmonotacrab: 2, nikitsune: 1, DoomPlayer00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G88] &amp; &quot;, &quot;  &amp; IF([Numbers.F88] &gt;= 2020; &quot;[b]&quot;; &quot;&quot;) &amp; [Numbers.F88] &amp; IF([Numbers.F88] &gt;= 2020; &quot;[/b]&quot;; &quot;&quot;)  &amp; &quot;, &quot; &amp; [Numbers.H88] &amp; &quot;) [sup][&quot; &amp; [Numbers.C88] &amp; &quot;: &quot; &amp; [Numbers.I88] &amp; &quot;][/sup]&quot;; &quot;&quot;)" office:value-type="string" office:string-value="[b]84. [url=https://www.doomworld.com/idgames/levels/doom2/Ports/d-f/dv]Deus Vult[/url][/b] (Doom II, 2004, 5) [sup][24: Mr. Freeze: 7, WH-Wilou84: 5, joepallai: 1, DJVCardMaster: 1, waciej: 4, Maribo: 5, doombedoom: 1][/sup]" calcext:value-type="string">
            <text:p>[b]84. [url=https://www.doomworld.com/idgames/levels/doom2/Ports/d-f/dv]Deus Vult[/url][/b] (Doom II, 2004, 5) [sup][24: Mr. Freeze: 7, WH-Wilou84: 5, joepallai: 1, DJVCardMaster: 1, waciej: 4, Maribo: 5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G89] &amp; &quot;, &quot;  &amp; IF([Numbers.F89] &gt;= 2020; &quot;[b]&quot;; &quot;&quot;) &amp; [Numbers.F89] &amp; IF([Numbers.F89] &gt;= 2020; &quot;[/b]&quot;; &quot;&quot;)  &amp; &quot;, &quot; &amp; [Numbers.H89] &amp; &quot;) [sup][&quot; &amp; [Numbers.C89] &amp; &quot;: &quot; &amp; [Numbers.I89] &amp; &quot;][/sup]&quot;; &quot;&quot;)" office:value-type="string" office:string-value="[b]86. [url=http://www.moddb.com/games/doom-ii/addons/eternal-slumber-party-v2]Eternal Slumber Party[/url][/b] (Doom II, 2015, 33) [sup][23: Roofi: 10, Outrageous Videos: 8, Grain of Salt: 4, Simomarchi: 1][/sup]" calcext:value-type="string">
            <text:p>[b]86. [url=http://www.moddb.com/games/doom-ii/addons/eternal-slumber-party-v2]Eternal Slumber Party[/url][/b] (Doom II, 2015, 33) [sup][23: Roofi: 10, Outrageous Videos: 8, Grain of Salt: 4, Simomarchi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G90] &amp; &quot;, &quot;  &amp; IF([Numbers.F90] &gt;= 2020; &quot;[b]&quot;; &quot;&quot;) &amp; [Numbers.F90] &amp; IF([Numbers.F90] &gt;= 2020; &quot;[/b]&quot;; &quot;&quot;)  &amp; &quot;, &quot; &amp; [Numbers.H90] &amp; &quot;) [sup][&quot; &amp; [Numbers.C90] &amp; &quot;: &quot; &amp; [Numbers.I90] &amp; &quot;][/sup]&quot;; &quot;&quot;)" office:value-type="string" office:string-value="[b]87. [url=https://www.doomworld.com/idgames/levels/doom2/Ports/a-c/bauhaus]Bauhaus[/url][/b] (Doom II, 2014, 4) [sup][22: ella guro: 9, 7hm: 5, Grain of Salt: 3, NoisyVelvet: 1, vdgg: 4][/sup]" calcext:value-type="string">
            <text:p>[b]87. [url=https://www.doomworld.com/idgames/levels/doom2/Ports/a-c/bauhaus]Bauhaus[/url][/b] (Doom II, 2014, 4) [sup][22: ella guro: 9, 7hm: 5, Grain of Salt: 3, NoisyVelvet: 1, vdgg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G91] &amp; &quot;, &quot;  &amp; IF([Numbers.F91] &gt;= 2020; &quot;[b]&quot;; &quot;&quot;) &amp; [Numbers.F91] &amp; IF([Numbers.F91] &gt;= 2020; &quot;[/b]&quot;; &quot;&quot;)  &amp; &quot;, &quot; &amp; [Numbers.H91] &amp; &quot;) [sup][&quot; &amp; [Numbers.C91] &amp; &quot;: &quot; &amp; [Numbers.I91] &amp; &quot;][/sup]&quot;; &quot;&quot;)" office:value-type="string" office:string-value="[b]87. [url=https://www.doomworld.com/idgames/levels/doom2/Ports/d-f/elysion]Elysion[/url][/b] (Doom II, 2009, 1) [sup][22: Sky: 8, darkreaver: 5, Maribo: 9][/sup]" calcext:value-type="string">
            <text:p>[b]87. [url=https://www.doomworld.com/idgames/levels/doom2/Ports/d-f/elysion]Elysion[/url][/b] (Doom II, 2009, 1) [sup][22: Sky: 8, darkreaver: 5, Maribo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G92] &amp; &quot;, &quot;  &amp; IF([Numbers.F92] &gt;= 2020; &quot;[b]&quot;; &quot;&quot;) &amp; [Numbers.F92] &amp; IF([Numbers.F92] &gt;= 2020; &quot;[/b]&quot;; &quot;&quot;)  &amp; &quot;, &quot; &amp; [Numbers.H92] &amp; &quot;) [sup][&quot; &amp; [Numbers.C92] &amp; &quot;: &quot; &amp; [Numbers.I92] &amp; &quot;][/sup]&quot;; &quot;&quot;)" office:value-type="string" office:string-value="[b]87. [url=https://www.doomworld.com/idgames/levels/doom2/Ports/v-z/violence]Violence[/url][/b] (Doom II, 2015, 4) [sup][22: Chamelenoel: 10, everennui: 4, Nate River: 2, Lorenz0: 4, Ezepov: 2][/sup]" calcext:value-type="string">
            <text:p>[b]87. [url=https://www.doomworld.com/idgames/levels/doom2/Ports/v-z/violence]Violence[/url][/b] (Doom II, 2015, 4) [sup][22: Chamelenoel: 10, everennui: 4, Nate River: 2, Lorenz0: 4, Ezepov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G93] &amp; &quot;, &quot;  &amp; IF([Numbers.F93] &gt;= 2020; &quot;[b]&quot;; &quot;&quot;) &amp; [Numbers.F93] &amp; IF([Numbers.F93] &gt;= 2020; &quot;[/b]&quot;; &quot;&quot;)  &amp; &quot;, &quot; &amp; [Numbers.H93] &amp; &quot;) [sup][&quot; &amp; [Numbers.C93] &amp; &quot;: &quot; &amp; [Numbers.I93] &amp; &quot;][/sup]&quot;; &quot;&quot;)" office:value-type="string" office:string-value="[b]87. [url=https://www.doomworld.com/idgames/levels/doom2/Ports/megawads/zpack]ZPack[/url][/b] (Doom II, 2008, 30) [sup][22: MFG38: 5, Voltcom9: 3, TechnoDoomed1: 4, Ziad EL Zein: 5, Octillion: 5][/sup]" calcext:value-type="string">
            <text:p>[b]87. [url=https://www.doomworld.com/idgames/levels/doom2/Ports/megawads/zpack]ZPack[/url][/b] (Doom II, 2008, 30) [sup][22: MFG38: 5, Voltcom9: 3, TechnoDoomed1: 4, Ziad EL Zein: 5, Octillio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G94] &amp; &quot;, &quot;  &amp; IF([Numbers.F94] &gt;= 2020; &quot;[b]&quot;; &quot;&quot;) &amp; [Numbers.F94] &amp; IF([Numbers.F94] &gt;= 2020; &quot;[/b]&quot;; &quot;&quot;)  &amp; &quot;, &quot; &amp; [Numbers.H94] &amp; &quot;) [sup][&quot; &amp; [Numbers.C94] &amp; &quot;: &quot; &amp; [Numbers.I94] &amp; &quot;][/sup]&quot;; &quot;&quot;)" office:value-type="string" office:string-value="[b]91. [url=https://doomwiki.org/wiki/180_Minutes_Pour_Vivre]180 Minutes Pour Vivre[/url][/b] (Doom II, [b]2020[/b], 33) [sup][21: Azure_Horror: 9, LadyMistDragon: 9, tonytheparrot: 3][/sup]" calcext:value-type="string">
            <text:p>[b]91. [url=https://doomwiki.org/wiki/180_Minutes_Pour_Vivre]180 Minutes Pour Vivre[/url][/b] (Doom II, [b]2020[/b], 33) [sup][21: Azure_Horror: 9, LadyMistDragon: 9, tonytheparrot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G95] &amp; &quot;, &quot;  &amp; IF([Numbers.F95] &gt;= 2020; &quot;[b]&quot;; &quot;&quot;) &amp; [Numbers.F95] &amp; IF([Numbers.F95] &gt;= 2020; &quot;[/b]&quot;; &quot;&quot;)  &amp; &quot;, &quot; &amp; [Numbers.H95] &amp; &quot;) [sup][&quot; &amp; [Numbers.C95] &amp; &quot;: &quot; &amp; [Numbers.I95] &amp; &quot;][/sup]&quot;; &quot;&quot;)" office:value-type="string" office:string-value="[b]91. [url=https://www.doomworld.com/idgames/levels/doom2/Ports/megawads/cchest2]Community Chest 2[/url][/b] (Doom II, 2004, 32) [sup][21: Sky: 10, tchkb: 1, Midnight_00: 9, vdgg: 1][/sup]" calcext:value-type="string">
            <text:p>[b]91. [url=https://www.doomworld.com/idgames/levels/doom2/Ports/megawads/cchest2]Community Chest 2[/url][/b] (Doom II, 2004, 32) [sup][21: Sky: 10, tchkb: 1, Midnight_00: 9, vdgg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G96] &amp; &quot;, &quot;  &amp; IF([Numbers.F96] &gt;= 2020; &quot;[b]&quot;; &quot;&quot;) &amp; [Numbers.F96] &amp; IF([Numbers.F96] &gt;= 2020; &quot;[/b]&quot;; &quot;&quot;)  &amp; &quot;, &quot; &amp; [Numbers.H96] &amp; &quot;) [sup][&quot; &amp; [Numbers.C96] &amp; &quot;: &quot; &amp; [Numbers.I96] &amp; &quot;][/sup]&quot;; &quot;&quot;)" office:value-type="string" office:string-value="[b]91. [url=https://www.doomworld.com/forum/topic/105598-hurt-singleplayer-map-in-hell/]Hurt[/url][/b] (Doom II, 2019, 1) [sup][21: Jaromir Bergmann: 9, OniriA: 7, I_Punch_Demons: 5][/sup]" calcext:value-type="string">
            <text:p>[b]91. [url=https://www.doomworld.com/forum/topic/105598-hurt-singleplayer-map-in-hell/]Hurt[/url][/b] (Doom II, 2019, 1) [sup][21: Jaromir Bergmann: 9, OniriA: 7, I_Punch_Demon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G97] &amp; &quot;, &quot;  &amp; IF([Numbers.F97] &gt;= 2020; &quot;[b]&quot;; &quot;&quot;) &amp; [Numbers.F97] &amp; IF([Numbers.F97] &gt;= 2020; &quot;[/b]&quot;; &quot;&quot;)  &amp; &quot;, &quot; &amp; [Numbers.H97] &amp; &quot;) [sup][&quot; &amp; [Numbers.C97] &amp; &quot;: &quot; &amp; [Numbers.I97] &amp; &quot;][/sup]&quot;; &quot;&quot;)" office:value-type="string" office:string-value="[b]94. [url=https://www.doomworld.com/idgames/levels/doom2/Ports/megawads/1024clau]Claustrophobia 1024[/url][/b] (Doom II, 2009, 33) [sup][20: m8f: 5, DJVCardMaster: 6, Katamori: 9][/sup]" calcext:value-type="string">
            <text:p>[b]94. [url=https://www.doomworld.com/idgames/levels/doom2/Ports/megawads/1024clau]Claustrophobia 1024[/url][/b] (Doom II, 2009, 33) [sup][20: m8f: 5, DJVCardMaster: 6, Katamori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G98] &amp; &quot;, &quot;  &amp; IF([Numbers.F98] &gt;= 2020; &quot;[b]&quot;; &quot;&quot;) &amp; [Numbers.F98] &amp; IF([Numbers.F98] &gt;= 2020; &quot;[/b]&quot;; &quot;&quot;)  &amp; &quot;, &quot; &amp; [Numbers.H98] &amp; &quot;) [sup][&quot; &amp; [Numbers.C98] &amp; &quot;: &quot; &amp; [Numbers.I98] &amp; &quot;][/sup]&quot;; &quot;&quot;)" office:value-type="string" office:string-value="[b]94. [url=https://www.doomworld.com/forum/topic/91854-v15-doom-64-retribution/]Doom 64: Retribution[/url][/b] (Doom II, 2016, 59) [sup][20: guitardz: 5, 4everDoomed: 8, Warrex: 7][/sup]" calcext:value-type="string">
            <text:p>[b]94. [url=https://www.doomworld.com/forum/topic/91854-v15-doom-64-retribution/]Doom 64: Retribution[/url][/b] (Doom II, 2016, 59) [sup][20: guitardz: 5, 4everDoomed: 8, Warrex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G99] &amp; &quot;, &quot;  &amp; IF([Numbers.F99] &gt;= 2020; &quot;[b]&quot;; &quot;&quot;) &amp; [Numbers.F99] &amp; IF([Numbers.F99] &gt;= 2020; &quot;[/b]&quot;; &quot;&quot;)  &amp; &quot;, &quot; &amp; [Numbers.H99] &amp; &quot;) [sup][&quot; &amp; [Numbers.C99] &amp; &quot;: &quot; &amp; [Numbers.I99] &amp; &quot;][/sup]&quot;; &quot;&quot;)" office:value-type="string" office:string-value="[b]94. [url=https://www.doomworld.com/idgames/levels/doom2/Ports/m-o/nuts]Nuts[/url][/b] (Doom II, 2001, 1) [sup][20: Chamelenoel: 6, AnonimVio: 9, E.M.: 5][/sup]" calcext:value-type="string">
            <text:p>[b]94. [url=https://www.doomworld.com/idgames/levels/doom2/Ports/m-o/nuts]Nuts[/url][/b] (Doom II, 2001, 1) [sup][20: Chamelenoel: 6, AnonimVio: 9, E.M.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G100] &amp; &quot;, &quot;  &amp; IF([Numbers.F100] &gt;= 2020; &quot;[b]&quot;; &quot;&quot;) &amp; [Numbers.F100] &amp; IF([Numbers.F100] &gt;= 2020; &quot;[/b]&quot;; &quot;&quot;)  &amp; &quot;, &quot; &amp; [Numbers.H100] &amp; &quot;) [sup][&quot; &amp; [Numbers.C100] &amp; &quot;: &quot; &amp; [Numbers.I100] &amp; &quot;][/sup]&quot;; &quot;&quot;)" office:value-type="string" office:string-value="[b]94. [url=https://www.doomworld.com/idgames/levels/doom2/Ports/s-u/scl_top]Threshold of Pain[/url][/b] (Doom II, 2010, 12) [sup][20: Malrionn: 7, MFG38: 7, 4everDoomed: 6][/sup]" calcext:value-type="string">
            <text:p>[b]94. [url=https://www.doomworld.com/idgames/levels/doom2/Ports/s-u/scl_top]Threshold of Pain[/url][/b] (Doom II, 2010, 12) [sup][20: Malrionn: 7, MFG38: 7, 4everDoomed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G101] &amp; &quot;, &quot;  &amp; IF([Numbers.F101] &gt;= 2020; &quot;[b]&quot;; &quot;&quot;) &amp; [Numbers.F101] &amp; IF([Numbers.F101] &gt;= 2020; &quot;[/b]&quot;; &quot;&quot;)  &amp; &quot;, &quot; &amp; [Numbers.H101] &amp; &quot;) [sup][&quot; &amp; [Numbers.C101] &amp; &quot;: &quot; &amp; [Numbers.I101] &amp; &quot;][/sup]&quot;; &quot;&quot;)" office:value-type="string" office:string-value="[b]98. [url=https://www.doomworld.com/idgames/levels/doom2/Ports/a-c/arcadia]Arcadia Demade[/url][/b] (Doom II, 2010, 1) [sup][19: Jaws In Space: 9, Vorpal: 5, guitardz: 1, Nancsi: 4][/sup]" calcext:value-type="string">
            <text:p>[b]98. [url=https://www.doomworld.com/idgames/levels/doom2/Ports/a-c/arcadia]Arcadia Demade[/url][/b] (Doom II, 2010, 1) [sup][19: Jaws In Space: 9, Vorpal: 5, guitardz: 1, Nancsi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G102] &amp; &quot;, &quot;  &amp; IF([Numbers.F102] &gt;= 2020; &quot;[b]&quot;; &quot;&quot;) &amp; [Numbers.F102] &amp; IF([Numbers.F102] &gt;= 2020; &quot;[/b]&quot;; &quot;&quot;)  &amp; &quot;, &quot; &amp; [Numbers.H102] &amp; &quot;) [sup][&quot; &amp; [Numbers.C102] &amp; &quot;: &quot; &amp; [Numbers.I102] &amp; &quot;][/sup]&quot;; &quot;&quot;)" office:value-type="string" office:string-value="[b]98. [url=https://www.doomworld.com/idgames/levels/doom2/Ports/megawads/bstain]Bloodstain[/url][/b] (Doom II, 2016, 32) [sup][19: NuMetalManiak: 5, everennui: 5, Forli: 4, DOEL: 5][/sup]" calcext:value-type="string">
            <text:p>[b]98. [url=https://www.doomworld.com/idgames/levels/doom2/Ports/megawads/bstain]Bloodstain[/url][/b] (Doom II, 2016, 32) [sup][19: NuMetalManiak: 5, everennui: 5, Forli: 4, DOE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G103] &amp; &quot;, &quot;  &amp; IF([Numbers.F103] &gt;= 2020; &quot;[b]&quot;; &quot;&quot;) &amp; [Numbers.F103] &amp; IF([Numbers.F103] &gt;= 2020; &quot;[/b]&quot;; &quot;&quot;)  &amp; &quot;, &quot; &amp; [Numbers.H103] &amp; &quot;) [sup][&quot; &amp; [Numbers.C103] &amp; &quot;: &quot; &amp; [Numbers.I103] &amp; &quot;][/sup]&quot;; &quot;&quot;)" office:value-type="string" office:string-value="[b]98. [url=https://www.doomworld.com/idgames/levels/doom2/megawads/dmonfear]Demonfear[/url][/b] (Doom II, 2000, 32) [sup][19: roadworx: 4, soner du: 3, Philnemba: 3, NaZa: 1, P41R47: 3, Marn: 5][/sup]" calcext:value-type="string">
            <text:p>[b]98. [url=https://www.doomworld.com/idgames/levels/doom2/megawads/dmonfear]Demonfear[/url][/b] (Doom II, 2000, 32) [sup][19: roadworx: 4, soner du: 3, Philnemba: 3, NaZa: 1, P41R47: 3, Mar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G104] &amp; &quot;, &quot;  &amp; IF([Numbers.F104] &gt;= 2020; &quot;[b]&quot;; &quot;&quot;) &amp; [Numbers.F104] &amp; IF([Numbers.F104] &gt;= 2020; &quot;[/b]&quot;; &quot;&quot;)  &amp; &quot;, &quot; &amp; [Numbers.H104] &amp; &quot;) [sup][&quot; &amp; [Numbers.C104] &amp; &quot;: &quot; &amp; [Numbers.I104] &amp; &quot;][/sup]&quot;; &quot;&quot;)" office:value-type="string" office:string-value="[b]98. [url=https://doomwiki.org/wiki/Magnolia]Magnolia[/url][/b] (Doom II, 2018, 3) [sup][19: msx2plus: 5, akolai: 4, KineticBeverage: 10][/sup]" calcext:value-type="string">
            <text:p>[b]98. [url=https://doomwiki.org/wiki/Magnolia]Magnolia[/url][/b] (Doom II, 2018, 3) [sup][19: msx2plus: 5, akolai: 4, KineticBeverage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G105] &amp; &quot;, &quot;  &amp; IF([Numbers.F105] &gt;= 2020; &quot;[b]&quot;; &quot;&quot;) &amp; [Numbers.F105] &amp; IF([Numbers.F105] &gt;= 2020; &quot;[/b]&quot;; &quot;&quot;)  &amp; &quot;, &quot; &amp; [Numbers.H105] &amp; &quot;) [sup][&quot; &amp; [Numbers.C105] &amp; &quot;: &quot; &amp; [Numbers.I105] &amp; &quot;][/sup]&quot;; &quot;&quot;)" office:value-type="string" office:string-value="[b]98. [url=https://doomwiki.org/wiki/Super_Sonic_Doom]Super Sonic Doom[/url][/b] (Doom II, 2004, 15) [sup][19: TJG1289: 2, Doomlover77: 9,  Foodles: 8][/sup]" calcext:value-type="string">
            <text:p>[b]98. [url=https://doomwiki.org/wiki/Super_Sonic_Doom]Super Sonic Doom[/url][/b] (Doom II, 2004, 15) [sup][19: TJG1289: 2, Doomlover77: 9, <text:s/>Foodles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G106] &amp; &quot;, &quot;  &amp; IF([Numbers.F106] &gt;= 2020; &quot;[b]&quot;; &quot;&quot;) &amp; [Numbers.F106] &amp; IF([Numbers.F106] &gt;= 2020; &quot;[/b]&quot;; &quot;&quot;)  &amp; &quot;, &quot; &amp; [Numbers.H106] &amp; &quot;) [sup][&quot; &amp; [Numbers.C106] &amp; &quot;: &quot; &amp; [Numbers.I106] &amp; &quot;][/sup]&quot;; &quot;&quot;)" office:value-type="string" office:string-value="[b]98. [url=https://www.doomworld.com/idgames/levels/doom2/megawads/darken2]The Darkening Episode 2[/url][/b] (Doom II, 2000, 24) [sup][19: Graf Zahl: 4, joepallai: 2, vdgg: 8, doombedoom: 5][/sup]" calcext:value-type="string">
            <text:p>[b]98. [url=https://www.doomworld.com/idgames/levels/doom2/megawads/darken2]The Darkening Episode 2[/url][/b] (Doom II, 2000, 24) [sup][19: Graf Zahl: 4, joepallai: 2, vdgg: 8, doombedoom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G107] &amp; &quot;, &quot;  &amp; IF([Numbers.F107] &gt;= 2020; &quot;[b]&quot;; &quot;&quot;) &amp; [Numbers.F107] &amp; IF([Numbers.F107] &gt;= 2020; &quot;[/b]&quot;; &quot;&quot;)  &amp; &quot;, &quot; &amp; [Numbers.H107] &amp; &quot;) [sup][&quot; &amp; [Numbers.C107] &amp; &quot;: &quot; &amp; [Numbers.I107] &amp; &quot;][/sup]&quot;; &quot;&quot;)" office:value-type="string" office:string-value="[b]98. [url=https://www.doomworld.com/idgames/levels/doom2/Ports/a-c/action2]Urban Brawl: Action Doom 2[/url][/b] (Standalone, 2008, 9) [sup][19: Chamelenoel: 1, JudgeDeadd: 4, Phobus: 10, Dimon12321: 4][/sup]" calcext:value-type="string">
            <text:p>[b]98. [url=https://www.doomworld.com/idgames/levels/doom2/Ports/a-c/action2]Urban Brawl: Action Doom 2[/url][/b] (Standalone, 2008, 9) [sup][19: Chamelenoel: 1, JudgeDeadd: 4, Phobus: 10, Dimon12321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G108] &amp; &quot;, &quot;  &amp; IF([Numbers.F108] &gt;= 2020; &quot;[b]&quot;; &quot;&quot;) &amp; [Numbers.F108] &amp; IF([Numbers.F108] &gt;= 2020; &quot;[/b]&quot;; &quot;&quot;)  &amp; &quot;, &quot; &amp; [Numbers.H108] &amp; &quot;) [sup][&quot; &amp; [Numbers.C108] &amp; &quot;: &quot; &amp; [Numbers.I108] &amp; &quot;][/sup]&quot;; &quot;&quot;)" office:value-type="string" office:string-value="[b]105. [url=http://www.doomwadstation.net/main/aliens.html]Aliens TC[/url][/b] (Doom II, 1994, 11) [sup][18: yakfak: 4, Payload4367: 5, Ragu: 9][/sup]" calcext:value-type="string">
            <text:p>[b]105. [url=http://www.doomwadstation.net/main/aliens.html]Aliens TC[/url][/b] (Doom II, 1994, 11) [sup][18: yakfak: 4, Payload4367: 5, Ragu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G109] &amp; &quot;, &quot;  &amp; IF([Numbers.F109] &gt;= 2020; &quot;[b]&quot;; &quot;&quot;) &amp; [Numbers.F109] &amp; IF([Numbers.F109] &gt;= 2020; &quot;[/b]&quot;; &quot;&quot;)  &amp; &quot;, &quot; &amp; [Numbers.H109] &amp; &quot;) [sup][&quot; &amp; [Numbers.C109] &amp; &quot;: &quot; &amp; [Numbers.I109] &amp; &quot;][/sup]&quot;; &quot;&quot;)" office:value-type="string" office:string-value="[b]105. [url=https://doomwiki.org/wiki/Eternal_Doom_IV:_Return_from_Oblivion]Eternal DOOM IV: Return from Oblivion[/url][/b] (Doom II, 2008, 7) [sup][18: m8f: 5, Fadri: 4,  Foodles: 8, doombedoom: 1][/sup]" calcext:value-type="string">
            <text:p>[b]105. [url=https://doomwiki.org/wiki/Eternal_Doom_IV:_Return_from_Oblivion]Eternal DOOM IV: Return from Oblivion[/url][/b] (Doom II, 2008, 7) [sup][18: m8f: 5, Fadri: 4, <text:s/>Foodles: 8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G110] &amp; &quot;, &quot;  &amp; IF([Numbers.F110] &gt;= 2020; &quot;[b]&quot;; &quot;&quot;) &amp; [Numbers.F110] &amp; IF([Numbers.F110] &gt;= 2020; &quot;[/b]&quot;; &quot;&quot;)  &amp; &quot;, &quot; &amp; [Numbers.H110] &amp; &quot;) [sup][&quot; &amp; [Numbers.C110] &amp; &quot;: &quot; &amp; [Numbers.I110] &amp; &quot;][/sup]&quot;; &quot;&quot;)" office:value-type="string" office:string-value="[b]105. [url=https://doomwiki.org/wiki/Hell_To_Pay]Hell to Pay[/url][/b] (Doom II, 1996, 32) [sup][18: bonnie: 10, P41R47: 3, Katamori: 5][/sup]" calcext:value-type="string">
            <text:p>[b]105. [url=https://doomwiki.org/wiki/Hell_To_Pay]Hell to Pay[/url][/b] (Doom II, 1996, 32) [sup][18: bonnie: 10, P41R47: 3, Katamori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G111] &amp; &quot;, &quot;  &amp; IF([Numbers.F111] &gt;= 2020; &quot;[b]&quot;; &quot;&quot;) &amp; [Numbers.F111] &amp; IF([Numbers.F111] &gt;= 2020; &quot;[/b]&quot;; &quot;&quot;)  &amp; &quot;, &quot; &amp; [Numbers.H111] &amp; &quot;) [sup][&quot; &amp; [Numbers.C111] &amp; &quot;: &quot; &amp; [Numbers.I111] &amp; &quot;][/sup]&quot;; &quot;&quot;)" office:value-type="string" office:string-value="[b]105. [url=https://www.doomworld.com/idgames/levels/doom/Ports/d-f/e1m4b]Phobos Mission Control[/url][/b] (Doom, 2016, 1) [sup][18: Nancsi: 6, Diabolución: 5, Marn: 5, DooM Bear: 2][/sup]" calcext:value-type="string">
            <text:p>[b]105. [url=https://www.doomworld.com/idgames/levels/doom/Ports/d-f/e1m4b]Phobos Mission Control[/url][/b] (Doom, 2016, 1) [sup][18: Nancsi: 6, Diabolución: 5, Marn: 5, DooM Bear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G112] &amp; &quot;, &quot;  &amp; IF([Numbers.F112] &gt;= 2020; &quot;[b]&quot;; &quot;&quot;) &amp; [Numbers.F112] &amp; IF([Numbers.F112] &gt;= 2020; &quot;[/b]&quot;; &quot;&quot;)  &amp; &quot;, &quot; &amp; [Numbers.H112] &amp; &quot;) [sup][&quot; &amp; [Numbers.C112] &amp; &quot;: &quot; &amp; [Numbers.I112] &amp; &quot;][/sup]&quot;; &quot;&quot;)" office:value-type="string" office:string-value="[b]105. [url=https://www.doomworld.com/idgames/levels/doom2/Ports/megawads/sf2011]Slaughterfest 2011[/url][/b] (Doom II, 2012, 32) [sup][18: Outrageous Videos: 5, tmorrow: 3, Simomarchi: 10][/sup]" calcext:value-type="string">
            <text:p>[b]105. [url=https://www.doomworld.com/idgames/levels/doom2/Ports/megawads/sf2011]Slaughterfest 2011[/url][/b] (Doom II, 2012, 32) [sup][18: Outrageous Videos: 5, tmorrow: 3, Simomarch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G113] &amp; &quot;, &quot;  &amp; IF([Numbers.F113] &gt;= 2020; &quot;[b]&quot;; &quot;&quot;) &amp; [Numbers.F113] &amp; IF([Numbers.F113] &gt;= 2020; &quot;[/b]&quot;; &quot;&quot;)  &amp; &quot;, &quot; &amp; [Numbers.H113] &amp; &quot;) [sup][&quot; &amp; [Numbers.C113] &amp; &quot;: &quot; &amp; [Numbers.I113] &amp; &quot;][/sup]&quot;; &quot;&quot;)" office:value-type="string" office:string-value="[b]105. [url=https://doomwiki.org/wiki/TNT:_Evilution]TNT: Evilution[/url][/b] (TNT, 1996, 32) [sup][18: Li'l devil: 6, PBeGood4: 2, nikitsune: 1, Katamori: 2, Dubium: 2, rzh: 5][/sup]" calcext:value-type="string">
            <text:p>[b]105. [url=https://doomwiki.org/wiki/TNT:_Evilution]TNT: Evilution[/url][/b] (TNT, 1996, 32) [sup][18: Li'l devil: 6, PBeGood4: 2, nikitsune: 1, Katamori: 2, Dubium: 2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G114] &amp; &quot;, &quot;  &amp; IF([Numbers.F114] &gt;= 2020; &quot;[b]&quot;; &quot;&quot;) &amp; [Numbers.F114] &amp; IF([Numbers.F114] &gt;= 2020; &quot;[/b]&quot;; &quot;&quot;)  &amp; &quot;, &quot; &amp; [Numbers.H114] &amp; &quot;) [sup][&quot; &amp; [Numbers.C114] &amp; &quot;: &quot; &amp; [Numbers.I114] &amp; &quot;][/sup]&quot;; &quot;&quot;)" office:value-type="string" office:string-value="[b]111. [url=https://www.doomworld.com/forum/topic/92776-brigandine-rc2-updated-2017-05-13/]Brigandine[/url][/b] (Doom II, 2017, 1) [sup][17: Dragonfly: 7, guitardz: 2, Jaromir Bergmann: 5, VanaheimRanger: 3][/sup]" calcext:value-type="string">
            <text:p>[b]111. [url=https://www.doomworld.com/forum/topic/92776-brigandine-rc2-updated-2017-05-13/]Brigandine[/url][/b] (Doom II, 2017, 1) [sup][17: Dragonfly: 7, guitardz: 2, Jaromir Bergmann: 5, VanaheimRang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G115] &amp; &quot;, &quot;  &amp; IF([Numbers.F115] &gt;= 2020; &quot;[b]&quot;; &quot;&quot;) &amp; [Numbers.F115] &amp; IF([Numbers.F115] &gt;= 2020; &quot;[/b]&quot;; &quot;&quot;)  &amp; &quot;, &quot; &amp; [Numbers.H115] &amp; &quot;) [sup][&quot; &amp; [Numbers.C115] &amp; &quot;: &quot; &amp; [Numbers.I115] &amp; &quot;][/sup]&quot;; &quot;&quot;)" office:value-type="string" office:string-value="[b]111. [url=https://www.doomworld.com/idgames/levels/doom2/Ports/megawads/cchest3]Community Chest 3[/url][/b] (Doom II, 2007, 32) [sup][17: Mr. Freeze: 3, Lewonx: 10, sincity2100: 4][/sup]" calcext:value-type="string">
            <text:p>[b]111. [url=https://www.doomworld.com/idgames/levels/doom2/Ports/megawads/cchest3]Community Chest 3[/url][/b] (Doom II, 2007, 32) [sup][17: Mr. Freeze: 3, Lewonx: 10, sincity2100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G116] &amp; &quot;, &quot;  &amp; IF([Numbers.F116] &gt;= 2020; &quot;[b]&quot;; &quot;&quot;) &amp; [Numbers.F116] &amp; IF([Numbers.F116] &gt;= 2020; &quot;[/b]&quot;; &quot;&quot;)  &amp; &quot;, &quot; &amp; [Numbers.H116] &amp; &quot;) [sup][&quot; &amp; [Numbers.C116] &amp; &quot;: &quot; &amp; [Numbers.I116] &amp; &quot;][/sup]&quot;; &quot;&quot;)" office:value-type="string" office:string-value="[b]111. [url=https://www.doomworld.com/forum/topic/104608-finely-crafted-fetish-film-7-puzzle-maps-for-boom/]Finely Crafted Fetish Film[/url][/b] (Doom II, 2019, 7) [sup][17: akolai: 10, KineticBeverage: 7][/sup]" calcext:value-type="string">
            <text:p>[b]111. [url=https://www.doomworld.com/forum/topic/104608-finely-crafted-fetish-film-7-puzzle-maps-for-boom/]Finely Crafted Fetish Film[/url][/b] (Doom II, 2019, 7) [sup][17: akolai: 10, KineticBeverage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G117] &amp; &quot;, &quot;  &amp; IF([Numbers.F117] &gt;= 2020; &quot;[b]&quot;; &quot;&quot;) &amp; [Numbers.F117] &amp; IF([Numbers.F117] &gt;= 2020; &quot;[/b]&quot;; &quot;&quot;)  &amp; &quot;, &quot; &amp; [Numbers.H117] &amp; &quot;) [sup][&quot; &amp; [Numbers.C117] &amp; &quot;: &quot; &amp; [Numbers.I117] &amp; &quot;][/sup]&quot;; &quot;&quot;)" office:value-type="string" office:string-value="[b]111. [url=http://heroestospare.com/rabotik/harmony.php]Harmony[/url][/b] (Standalone, 2009, 11) [sup][17: Not Jabba: 5, Sky: 6, ax34: 4, Ezepov: 2][/sup]" calcext:value-type="string">
            <text:p>[b]111. [url=http://heroestospare.com/rabotik/harmony.php]Harmony[/url][/b] (Standalone, 2009, 11) [sup][17: Not Jabba: 5, Sky: 6, ax34: 4, Ezepov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G118] &amp; &quot;, &quot;  &amp; IF([Numbers.F118] &gt;= 2020; &quot;[b]&quot;; &quot;&quot;) &amp; [Numbers.F118] &amp; IF([Numbers.F118] &gt;= 2020; &quot;[/b]&quot;; &quot;&quot;)  &amp; &quot;, &quot; &amp; [Numbers.H118] &amp; &quot;) [sup][&quot; &amp; [Numbers.C118] &amp; &quot;: &quot; &amp; [Numbers.I118] &amp; &quot;][/sup]&quot;; &quot;&quot;)" office:value-type="string" office:string-value="[b]111. [url=https://www.doomworld.com/idgames/levels/doom2/Ports/megawads/mutiny]Mutiny[/url][/b] (Doom II, 2016, 16) [sup][17: Jaws In Space: 6, Doomkid: 3, everennui: 2, NoisyVelvet: 1, m8f: 4, sapphics: 1][/sup]" calcext:value-type="string">
            <text:p>[b]111. [url=https://www.doomworld.com/idgames/levels/doom2/Ports/megawads/mutiny]Mutiny[/url][/b] (Doom II, 2016, 16) [sup][17: Jaws In Space: 6, Doomkid: 3, everennui: 2, NoisyVelvet: 1, m8f: 4, sapphic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G119] &amp; &quot;, &quot;  &amp; IF([Numbers.F119] &gt;= 2020; &quot;[b]&quot;; &quot;&quot;) &amp; [Numbers.F119] &amp; IF([Numbers.F119] &gt;= 2020; &quot;[/b]&quot;; &quot;&quot;)  &amp; &quot;, &quot; &amp; [Numbers.H119] &amp; &quot;) [sup][&quot; &amp; [Numbers.C119] &amp; &quot;: &quot; &amp; [Numbers.I119] &amp; &quot;][/sup]&quot;; &quot;&quot;)" office:value-type="string" office:string-value="[b]111. [url=http://stronghold.drdteam.org/download.html]Stronghold: On the Edge of Chaos[/url][/b] (Doom II, 2010, 39) [sup][17: MFG38: 2, termrork: 5, Katamori: 10][/sup]" calcext:value-type="string">
            <text:p>[b]111. [url=http://stronghold.drdteam.org/download.html]Stronghold: On the Edge of Chaos[/url][/b] (Doom II, 2010, 39) [sup][17: MFG38: 2, termrork: 5, Katamor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G120] &amp; &quot;, &quot;  &amp; IF([Numbers.F120] &gt;= 2020; &quot;[b]&quot;; &quot;&quot;) &amp; [Numbers.F120] &amp; IF([Numbers.F120] &gt;= 2020; &quot;[/b]&quot;; &quot;&quot;)  &amp; &quot;, &quot; &amp; [Numbers.H120] &amp; &quot;) [sup][&quot; &amp; [Numbers.C120] &amp; &quot;: &quot; &amp; [Numbers.I120] &amp; &quot;][/sup]&quot;; &quot;&quot;)" office:value-type="string" office:string-value="[b]111. [url=https://www.doomworld.com/idgames/levels/doom2/Ports/s-u/uacultra]UAC Ultra[/url][/b] (Doom II, 2010, 12) [sup][17: Malrionn: 10, behemoth_667: 5, TheGreenZap: 2][/sup]" calcext:value-type="string">
            <text:p>[b]111. [url=https://www.doomworld.com/idgames/levels/doom2/Ports/s-u/uacultra]UAC Ultra[/url][/b] (Doom II, 2010, 12) [sup][17: Malrionn: 10, behemoth_667: 5, TheGreenZap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G121] &amp; &quot;, &quot;  &amp; IF([Numbers.F121] &gt;= 2020; &quot;[b]&quot;; &quot;&quot;) &amp; [Numbers.F121] &amp; IF([Numbers.F121] &gt;= 2020; &quot;[/b]&quot;; &quot;&quot;)  &amp; &quot;, &quot; &amp; [Numbers.H121] &amp; &quot;) [sup][&quot; &amp; [Numbers.C121] &amp; &quot;: &quot; &amp; [Numbers.I121] &amp; &quot;][/sup]&quot;; &quot;&quot;)" office:value-type="string" office:string-value="[b]111. [url=https://www.doomworld.com/idgames/levels/doom2/Ports/megawads/sp_usimp]Ultimate Simplicity[/url][/b] (Doom II, 2007, 30) [sup][17: Dragonfly: 5, Simomarchi: 9, doombedoom: 3][/sup]" calcext:value-type="string">
            <text:p>[b]111. [url=https://www.doomworld.com/idgames/levels/doom2/Ports/megawads/sp_usimp]Ultimate Simplicity[/url][/b] (Doom II, 2007, 30) [sup][17: Dragonfly: 5, Simomarchi: 9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G122] &amp; &quot;, &quot;  &amp; IF([Numbers.F122] &gt;= 2020; &quot;[b]&quot;; &quot;&quot;) &amp; [Numbers.F122] &amp; IF([Numbers.F122] &gt;= 2020; &quot;[/b]&quot;; &quot;&quot;)  &amp; &quot;, &quot; &amp; [Numbers.H122] &amp; &quot;) [sup][&quot; &amp; [Numbers.C122] &amp; &quot;: &quot; &amp; [Numbers.I122] &amp; &quot;][/sup]&quot;; &quot;&quot;)" office:value-type="string" office:string-value="[b]119. [url=https://www.doomworld.com/forum/topic/121263-arrival-v101-fix-a-limit-removing-episode-for-doom-ii/]Arrival[/url][/b] (Doom II, [b]2021[/b], 10) [sup][16: dosboot: 10, Xeogred: 5, LadyMistDragon: 1][/sup]" calcext:value-type="string">
            <text:p>[b]119. [url=https://www.doomworld.com/forum/topic/121263-arrival-v101-fix-a-limit-removing-episode-for-doom-ii/]Arrival[/url][/b] (Doom II, [b]2021[/b], 10) [sup][16: dosboot: 10, Xeogred: 5, LadyMistDragon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G123] &amp; &quot;, &quot;  &amp; IF([Numbers.F123] &gt;= 2020; &quot;[b]&quot;; &quot;&quot;) &amp; [Numbers.F123] &amp; IF([Numbers.F123] &gt;= 2020; &quot;[/b]&quot;; &quot;&quot;)  &amp; &quot;, &quot; &amp; [Numbers.H123] &amp; &quot;) [sup][&quot; &amp; [Numbers.C123] &amp; &quot;: &quot; &amp; [Numbers.I123] &amp; &quot;][/sup]&quot;; &quot;&quot;)" office:value-type="string" office:string-value="[b]119. [url=https://www.doomworld.com/forum/topic/101647-avactor-last-update-is-out/]Avactor[/url][/b] (Doom II, 2018, 12) [sup][16: JudgeDeadd: 2, OniriA: 8,  Foodles: 6][/sup]" calcext:value-type="string">
            <text:p>[b]119. [url=https://www.doomworld.com/forum/topic/101647-avactor-last-update-is-out/]Avactor[/url][/b] (Doom II, 2018, 12) [sup][16: JudgeDeadd: 2, OniriA: 8, <text:s/>Foodle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G124] &amp; &quot;, &quot;  &amp; IF([Numbers.F124] &gt;= 2020; &quot;[b]&quot;; &quot;&quot;) &amp; [Numbers.F124] &amp; IF([Numbers.F124] &gt;= 2020; &quot;[/b]&quot;; &quot;&quot;)  &amp; &quot;, &quot; &amp; [Numbers.H124] &amp; &quot;) [sup][&quot; &amp; [Numbers.C124] &amp; &quot;: &quot; &amp; [Numbers.I124] &amp; &quot;][/sup]&quot;; &quot;&quot;)" office:value-type="string" office:string-value="[b]119. [url=https://www.doomworld.com/idgames/levels/doom/a-c/castevil]Castle of Evil[/url][/b] (Doom, 1994, 1) [sup][16: bzzrak: 10, joepallai: 6][/sup]" calcext:value-type="string">
            <text:p>[b]119. [url=https://www.doomworld.com/idgames/levels/doom/a-c/castevil]Castle of Evil[/url][/b] (Doom, 1994, 1) [sup][16: bzzrak: 10, joepallai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G125] &amp; &quot;, &quot;  &amp; IF([Numbers.F125] &gt;= 2020; &quot;[b]&quot;; &quot;&quot;) &amp; [Numbers.F125] &amp; IF([Numbers.F125] &gt;= 2020; &quot;[/b]&quot;; &quot;&quot;)  &amp; &quot;, &quot; &amp; [Numbers.H125] &amp; &quot;) [sup][&quot; &amp; [Numbers.C125] &amp; &quot;: &quot; &amp; [Numbers.I125] &amp; &quot;][/sup]&quot;; &quot;&quot;)" office:value-type="string" office:string-value="[b]119. [url=https://www.doomworld.com/idgames/levels/doom2/Ports/megawads/drkenctr]Dark Encounters[/url][/b] (Doom II, 2017, 32) [sup][16: Bryan T: 5, dylux: 8, Octillion: 3][/sup]" calcext:value-type="string">
            <text:p>[b]119. [url=https://www.doomworld.com/idgames/levels/doom2/Ports/megawads/drkenctr]Dark Encounters[/url][/b] (Doom II, 2017, 32) [sup][16: Bryan T: 5, dylux: 8, Octillio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G126] &amp; &quot;, &quot;  &amp; IF([Numbers.F126] &gt;= 2020; &quot;[b]&quot;; &quot;&quot;) &amp; [Numbers.F126] &amp; IF([Numbers.F126] &gt;= 2020; &quot;[/b]&quot;; &quot;&quot;)  &amp; &quot;, &quot; &amp; [Numbers.H126] &amp; &quot;) [sup][&quot; &amp; [Numbers.C126] &amp; &quot;: &quot; &amp; [Numbers.I126] &amp; &quot;][/sup]&quot;; &quot;&quot;)" office:value-type="string" office:string-value="[b]119. [url=https://www.doomworld.com/idgames/levels/doom2/Ports/j-l/legher]Legacy of Heroes[/url][/b] (Doom II, 2016, 11) [sup][16: Woolie Wool: 5, dylux: 7, eharper256: 4][/sup]" calcext:value-type="string">
            <text:p>[b]119. [url=https://www.doomworld.com/idgames/levels/doom2/Ports/j-l/legher]Legacy of Heroes[/url][/b] (Doom II, 2016, 11) [sup][16: Woolie Wool: 5, dylux: 7, eharper256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G127] &amp; &quot;, &quot;  &amp; IF([Numbers.F127] &gt;= 2020; &quot;[b]&quot;; &quot;&quot;) &amp; [Numbers.F127] &amp; IF([Numbers.F127] &gt;= 2020; &quot;[/b]&quot;; &quot;&quot;)  &amp; &quot;, &quot; &amp; [Numbers.H127] &amp; &quot;) [sup][&quot; &amp; [Numbers.C127] &amp; &quot;: &quot; &amp; [Numbers.I127] &amp; &quot;][/sup]&quot;; &quot;&quot;)" office:value-type="string" office:string-value="[b]119. [url=https://forum.zdoom.org/viewtopic.php?t=56668#p1000996]Rise of the Wool Ball[/url][/b] (Standalone, 2017, 18) [sup][16: JudgeDeadd: 3, Squadallah: 1, Apaul27: 9, TheMightyHeracross: 3][/sup]" calcext:value-type="string">
            <text:p>[b]119. [url=https://forum.zdoom.org/viewtopic.php?t=56668#p1000996]Rise of the Wool Ball[/url][/b] (Standalone, 2017, 18) [sup][16: JudgeDeadd: 3, Squadallah: 1, Apaul27: 9, TheMightyHeracross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G128] &amp; &quot;, &quot;  &amp; IF([Numbers.F128] &gt;= 2020; &quot;[b]&quot;; &quot;&quot;) &amp; [Numbers.F128] &amp; IF([Numbers.F128] &gt;= 2020; &quot;[/b]&quot;; &quot;&quot;)  &amp; &quot;, &quot; &amp; [Numbers.H128] &amp; &quot;) [sup][&quot; &amp; [Numbers.C128] &amp; &quot;: &quot; &amp; [Numbers.I128] &amp; &quot;][/sup]&quot;; &quot;&quot;)" office:value-type="string" office:string-value="[b]119. [url=https://www.doomworld.com/idgames/levels/doom2/d-f/enigma]The Enigma Episode[/url][/b] (Doom II, 1995, 9) [sup][16: T-Rex: 3, valkiriforce: 1, Ragu: 10, erzboesewicht: 2][/sup]" calcext:value-type="string">
            <text:p>[b]119. [url=https://www.doomworld.com/idgames/levels/doom2/d-f/enigma]The Enigma Episode[/url][/b] (Doom II, 1995, 9) [sup][16: T-Rex: 3, valkiriforce: 1, Ragu: 10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G129] &amp; &quot;, &quot;  &amp; IF([Numbers.F129] &gt;= 2020; &quot;[b]&quot;; &quot;&quot;) &amp; [Numbers.F129] &amp; IF([Numbers.F129] &gt;= 2020; &quot;[/b]&quot;; &quot;&quot;)  &amp; &quot;, &quot; &amp; [Numbers.H129] &amp; &quot;) [sup][&quot; &amp; [Numbers.C129] &amp; &quot;: &quot; &amp; [Numbers.I129] &amp; &quot;][/sup]&quot;; &quot;&quot;)" office:value-type="string" office:string-value="[b]126. [url=https://www.doomworld.com/idgames/levels/doom2/megawads/avj]Arch-Vile Jump[/url][/b] (Doom II, 2010, 32) [sup][15: termrork: 5, Red-XIII: 10][/sup]" calcext:value-type="string">
            <text:p>[b]126. [url=https://www.doomworld.com/idgames/levels/doom2/megawads/avj]Arch-Vile Jump[/url][/b] (Doom II, 2010, 32) [sup][15: termrork: 5, Red-XII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G130] &amp; &quot;, &quot;  &amp; IF([Numbers.F130] &gt;= 2020; &quot;[b]&quot;; &quot;&quot;) &amp; [Numbers.F130] &amp; IF([Numbers.F130] &gt;= 2020; &quot;[/b]&quot;; &quot;&quot;)  &amp; &quot;, &quot; &amp; [Numbers.H130] &amp; &quot;) [sup][&quot; &amp; [Numbers.C130] &amp; &quot;: &quot; &amp; [Numbers.I130] &amp; &quot;][/sup]&quot;; &quot;&quot;)" office:value-type="string" office:string-value="[b]126. [url=http://freedoom.github.io/download.html]Freedoom: Phase 1[/url][/b] (Standalone, 2009, 36) [sup][15: Chamelenoel: 3, northivanastan: 6, jerk-o: 3, xdude_gamer: 3][/sup]" calcext:value-type="string">
            <text:p>[b]126. [url=http://freedoom.github.io/download.html]Freedoom: Phase 1[/url][/b] (Standalone, 2009, 36) [sup][15: Chamelenoel: 3, northivanastan: 6, jerk-o: 3, xdude_gam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G131] &amp; &quot;, &quot;  &amp; IF([Numbers.F131] &gt;= 2020; &quot;[b]&quot;; &quot;&quot;) &amp; [Numbers.F131] &amp; IF([Numbers.F131] &gt;= 2020; &quot;[/b]&quot;; &quot;&quot;)  &amp; &quot;, &quot; &amp; [Numbers.H131] &amp; &quot;) [sup][&quot; &amp; [Numbers.C131] &amp; &quot;: &quot; &amp; [Numbers.I131] &amp; &quot;][/sup]&quot;; &quot;&quot;)" office:value-type="string" office:string-value="[b]126. [url=http://freedoom.github.io/download.html]Freedoom: Phase 2[/url][/b] (Standalone, 2003, 32) [sup][15: Spectra: 1, Voltcom9: 1, TheMightyHeracross: 3, northivanastan: 3, jerk-o: 3, xdude_gamer: 4][/sup]" calcext:value-type="string">
            <text:p>[b]126. [url=http://freedoom.github.io/download.html]Freedoom: Phase 2[/url][/b] (Standalone, 2003, 32) [sup][15: Spectra: 1, Voltcom9: 1, TheMightyHeracross: 3, northivanastan: 3, jerk-o: 3, xdude_gamer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G132] &amp; &quot;, &quot;  &amp; IF([Numbers.F132] &gt;= 2020; &quot;[b]&quot;; &quot;&quot;) &amp; [Numbers.F132] &amp; IF([Numbers.F132] &gt;= 2020; &quot;[/b]&quot;; &quot;&quot;)  &amp; &quot;, &quot; &amp; [Numbers.H132] &amp; &quot;) [sup][&quot; &amp; [Numbers.C132] &amp; &quot;: &quot; &amp; [Numbers.I132] &amp; &quot;][/sup]&quot;; &quot;&quot;)" office:value-type="string" office:string-value="[b]126. [url=https://www.doomworld.com/forum/topic/119448-final-release-micro-slaughter-community-project-17-maps/]Micro Slaughter Community Project[/url][/b] (Doom II, [b]2021[/b], 17) [sup][15: Nazgul9: 4, Andromeda: 2, SCF: 1, whybmonotacrab: 1, KineticBeverage: 3, NiGHTS108: 4][/sup]" calcext:value-type="string">
            <text:p>[b]126. [url=https://www.doomworld.com/forum/topic/119448-final-release-micro-slaughter-community-project-17-maps/]Micro Slaughter Community Project[/url][/b] (Doom II, [b]2021[/b], 17) [sup][15: Nazgul9: 4, Andromeda: 2, SCF: 1, whybmonotacrab: 1, KineticBeverage: 3, NiGHTS108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G133] &amp; &quot;, &quot;  &amp; IF([Numbers.F133] &gt;= 2020; &quot;[b]&quot;; &quot;&quot;) &amp; [Numbers.F133] &amp; IF([Numbers.F133] &gt;= 2020; &quot;[/b]&quot;; &quot;&quot;)  &amp; &quot;, &quot; &amp; [Numbers.H133] &amp; &quot;) [sup][&quot; &amp; [Numbers.C133] &amp; &quot;: &quot; &amp; [Numbers.I133] &amp; &quot;][/sup]&quot;; &quot;&quot;)" office:value-type="string" office:string-value="[b]126. [url=https://doomwiki.org/wiki/The_Brotherhood_of_Ruin]The Brotherhood of Ruin[/url][/b] (Doom II, 2003, 7) [sup][15: joepallai: 4, vdgg: 6, Hitherto: 5][/sup]" calcext:value-type="string">
            <text:p>[b]126. [url=https://doomwiki.org/wiki/The_Brotherhood_of_Ruin]The Brotherhood of Ruin[/url][/b] (Doom II, 2003, 7) [sup][15: joepallai: 4, vdgg: 6, Hitherto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G134] &amp; &quot;, &quot;  &amp; IF([Numbers.F134] &gt;= 2020; &quot;[b]&quot;; &quot;&quot;) &amp; [Numbers.F134] &amp; IF([Numbers.F134] &gt;= 2020; &quot;[/b]&quot;; &quot;&quot;)  &amp; &quot;, &quot; &amp; [Numbers.H134] &amp; &quot;) [sup][&quot; &amp; [Numbers.C134] &amp; &quot;: &quot; &amp; [Numbers.I134] &amp; &quot;][/sup]&quot;; &quot;&quot;)" office:value-type="string" office:string-value="[b]126. [url=https://www.doomworld.com/forum/topic/74280-the-ultimate-doom-ii-doom-ii-levels-remade/]The Ultimate Doom II[/url][/b] (Doom II, 2015, 20) [sup][15: Ivory Duke: 5, lokbustam257: 10][/sup]" calcext:value-type="string">
            <text:p>[b]126. [url=https://www.doomworld.com/forum/topic/74280-the-ultimate-doom-ii-doom-ii-levels-remade/]The Ultimate Doom II[/url][/b] (Doom II, 2015, 20) [sup][15: Ivory Duke: 5, lokbustam257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G135] &amp; &quot;, &quot;  &amp; IF([Numbers.F135] &gt;= 2020; &quot;[b]&quot;; &quot;&quot;) &amp; [Numbers.F135] &amp; IF([Numbers.F135] &gt;= 2020; &quot;[/b]&quot;; &quot;&quot;)  &amp; &quot;, &quot; &amp; [Numbers.H135] &amp; &quot;) [sup][&quot; &amp; [Numbers.C135] &amp; &quot;: &quot; &amp; [Numbers.I135] &amp; &quot;][/sup]&quot;; &quot;&quot;)" office:value-type="string" office:string-value="[b]132. [url=https://doomwiki.org/wiki/Doom_64_for_Doom_II]Doom 64 for Doom II[/url][/b] (Doom II, 2018, 32) [sup][14: Roofi: 1, Woolie Wool: 1, I_Punch_Demons: 2, Warrex: 10][/sup]" calcext:value-type="string">
            <text:p>[b]132. [url=https://doomwiki.org/wiki/Doom_64_for_Doom_II]Doom 64 for Doom II[/url][/b] (Doom II, 2018, 32) [sup][14: Roofi: 1, Woolie Wool: 1, I_Punch_Demons: 2, Warrex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G136] &amp; &quot;, &quot;  &amp; IF([Numbers.F136] &gt;= 2020; &quot;[b]&quot;; &quot;&quot;) &amp; [Numbers.F136] &amp; IF([Numbers.F136] &gt;= 2020; &quot;[/b]&quot;; &quot;&quot;)  &amp; &quot;, &quot; &amp; [Numbers.H136] &amp; &quot;) [sup][&quot; &amp; [Numbers.C136] &amp; &quot;: &quot; &amp; [Numbers.I136] &amp; &quot;][/sup]&quot;; &quot;&quot;)" office:value-type="string" office:string-value="[b]132. [url=https://doomwiki.org/wiki/Faithless:_Trilogy]Faithless: Trilogy[/url][/b] (Heretic, [b]2020[/b], 28) [sup][14: ReaperAA: 4, Rince-wind: 5, Ryath: 5][/sup]" calcext:value-type="string">
            <text:p>[b]132. [url=https://doomwiki.org/wiki/Faithless:_Trilogy]Faithless: Trilogy[/url][/b] (Heretic, [b]2020[/b], 28) [sup][14: ReaperAA: 4, Rince-wind: 5,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G137] &amp; &quot;, &quot;  &amp; IF([Numbers.F137] &gt;= 2020; &quot;[b]&quot;; &quot;&quot;) &amp; [Numbers.F137] &amp; IF([Numbers.F137] &gt;= 2020; &quot;[/b]&quot;; &quot;&quot;)  &amp; &quot;, &quot; &amp; [Numbers.H137] &amp; &quot;) [sup][&quot; &amp; [Numbers.C137] &amp; &quot;: &quot; &amp; [Numbers.I137] &amp; &quot;][/sup]&quot;; &quot;&quot;)" office:value-type="string" office:string-value="[b]132. [url=https://www.doomworld.com/idgames/levels/doom2/Ports/d-f/fw]Fractured﻿﻿﻿ Worlds﻿[/url][/b] (Doom II, [b]2021[/b], 9) [sup][14: whybmonotacrab: 2, akolai: 7, Nefelibeta: 5][/sup]" calcext:value-type="string">
            <text:p>[b]132. [url=https://www.doomworld.com/idgames/levels/doom2/Ports/d-f/fw]Fractured﻿﻿﻿ Worlds﻿[/url][/b] (Doom II, [b]2021[/b], 9) [sup][14: whybmonotacrab: 2, akolai: 7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G138] &amp; &quot;, &quot;  &amp; IF([Numbers.F138] &gt;= 2020; &quot;[b]&quot;; &quot;&quot;) &amp; [Numbers.F138] &amp; IF([Numbers.F138] &gt;= 2020; &quot;[/b]&quot;; &quot;&quot;)  &amp; &quot;, &quot; &amp; [Numbers.H138] &amp; &quot;) [sup][&quot; &amp; [Numbers.C138] &amp; &quot;: &quot; &amp; [Numbers.I138] &amp; &quot;][/sup]&quot;; &quot;&quot;)" office:value-type="string" office:string-value="[b]132. [url=https://www.doomworld.com/forum/topic/129577-jumpwad-7-platforming-maps-by-ribbiks-and-me-d/]JUMPWAD[/url][/b] (Doom II, [b]2022[/b], 7) [sup][14: akolai: 5, Maribo: 9][/sup]" calcext:value-type="string">
            <text:p>[b]132. [url=https://www.doomworld.com/forum/topic/129577-jumpwad-7-platforming-maps-by-ribbiks-and-me-d/]JUMPWAD[/url][/b] (Doom II, [b]2022[/b], 7) [sup][14: akolai: 5, Maribo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G139] &amp; &quot;, &quot;  &amp; IF([Numbers.F139] &gt;= 2020; &quot;[b]&quot;; &quot;&quot;) &amp; [Numbers.F139] &amp; IF([Numbers.F139] &gt;= 2020; &quot;[/b]&quot;; &quot;&quot;)  &amp; &quot;, &quot; &amp; [Numbers.H139] &amp; &quot;) [sup][&quot; &amp; [Numbers.C139] &amp; &quot;: &quot; &amp; [Numbers.I139] &amp; &quot;][/sup]&quot;; &quot;&quot;)" office:value-type="string" office:string-value="[b]132. [url=https://www.doomworld.com/forum/topic/106058-paradise-v2-multiplayer-beta-on-page-3-4122020/]Paradise[/url][/b] (Doom II, 2019, 7) [sup][14: Lorenz0: 5, JuanchoES: 1, whybmonotacrab: 8][/sup]" calcext:value-type="string">
            <text:p>[b]132. [url=https://www.doomworld.com/forum/topic/106058-paradise-v2-multiplayer-beta-on-page-3-4122020/]Paradise[/url][/b] (Doom II, 2019, 7) [sup][14: Lorenz0: 5, JuanchoES: 1, whybmonotacrab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G140] &amp; &quot;, &quot;  &amp; IF([Numbers.F140] &gt;= 2020; &quot;[b]&quot;; &quot;&quot;) &amp; [Numbers.F140] &amp; IF([Numbers.F140] &gt;= 2020; &quot;[/b]&quot;; &quot;&quot;)  &amp; &quot;, &quot; &amp; [Numbers.H140] &amp; &quot;) [sup][&quot; &amp; [Numbers.C140] &amp; &quot;: &quot; &amp; [Numbers.I140] &amp; &quot;][/sup]&quot;; &quot;&quot;)" office:value-type="string" office:string-value="[b]132. [url=https://www.doomworld.com/idgames/levels/doom2/megawads/reverie]Reverie[/url][/b] (Doom II, 2011, 32) [sup][14: Octillion: 9, joepallai: 1, BohdanZPM: 4][/sup]" calcext:value-type="string">
            <text:p>[b]132. [url=https://www.doomworld.com/idgames/levels/doom2/megawads/reverie]Reverie[/url][/b] (Doom II, 2011, 32) [sup][14: Octillion: 9, joepallai: 1, BohdanZP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G141] &amp; &quot;, &quot;  &amp; IF([Numbers.F141] &gt;= 2020; &quot;[b]&quot;; &quot;&quot;) &amp; [Numbers.F141] &amp; IF([Numbers.F141] &gt;= 2020; &quot;[/b]&quot;; &quot;&quot;)  &amp; &quot;, &quot; &amp; [Numbers.H141] &amp; &quot;) [sup][&quot; &amp; [Numbers.C141] &amp; &quot;: &quot; &amp; [Numbers.I141] &amp; &quot;][/sup]&quot;; &quot;&quot;)" office:value-type="string" office:string-value="[b]132. [url=https://www.doomworld.com/idgames/levels/doom2/Ports/megawads/sihr2fix]Survive in Hell[/url][/b] (Doom II, 2012, 33) [sup][14: Spectra: 8, Pierrot: 6][/sup]" calcext:value-type="string">
            <text:p>[b]132. [url=https://www.doomworld.com/idgames/levels/doom2/Ports/megawads/sihr2fix]Survive in Hell[/url][/b] (Doom II, 2012, 33) [sup][14: Spectra: 8, Pierrot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G142] &amp; &quot;, &quot;  &amp; IF([Numbers.F142] &gt;= 2020; &quot;[b]&quot;; &quot;&quot;) &amp; [Numbers.F142] &amp; IF([Numbers.F142] &gt;= 2020; &quot;[/b]&quot;; &quot;&quot;)  &amp; &quot;, &quot; &amp; [Numbers.H142] &amp; &quot;) [sup][&quot; &amp; [Numbers.C142] &amp; &quot;: &quot; &amp; [Numbers.I142] &amp; &quot;][/sup]&quot;; &quot;&quot;)" office:value-type="string" office:string-value="[b]132. [url=https://www.doomworld.com/forum/topic/50158-wip-vela-pax-beta-21-out-now-with-1-more-stuff/]Vela Pax[/url][/b] (Doom II, 2010, 3) [sup][14: WH-Wilou84: 2, TheNerdTurtle2: 9, jerk-o: 3][/sup]" calcext:value-type="string">
            <text:p>[b]132. [url=https://www.doomworld.com/forum/topic/50158-wip-vela-pax-beta-21-out-now-with-1-more-stuff/]Vela Pax[/url][/b] (Doom II, 2010, 3) [sup][14: WH-Wilou84: 2, TheNerdTurtle2: 9, jerk-o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G143] &amp; &quot;, &quot;  &amp; IF([Numbers.F143] &gt;= 2020; &quot;[b]&quot;; &quot;&quot;) &amp; [Numbers.F143] &amp; IF([Numbers.F143] &gt;= 2020; &quot;[/b]&quot;; &quot;&quot;)  &amp; &quot;, &quot; &amp; [Numbers.H143] &amp; &quot;) [sup][&quot; &amp; [Numbers.C143] &amp; &quot;: &quot; &amp; [Numbers.I143] &amp; &quot;][/sup]&quot;; &quot;&quot;)" office:value-type="string" office:string-value="[b]140. [url=https://www.doomworld.com/idgames/levels/doom2/Ports/megawads/50shades]50 Shades of Graytall[/url][/b] (Doom II, 2015, 18) [sup][13: Nine Inch Heels: 2, Voltcom9: 2, JudgeDeadd: 1, NoisyVelvet: 3, Pierrot: 5][/sup]" calcext:value-type="string">
            <text:p>[b]140. [url=https://www.doomworld.com/idgames/levels/doom2/Ports/megawads/50shades]50 Shades of Graytall[/url][/b] (Doom II, 2015, 18) [sup][13: Nine Inch Heels: 2, Voltcom9: 2, JudgeDeadd: 1, NoisyVelvet: 3, Pierrot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G144] &amp; &quot;, &quot;  &amp; IF([Numbers.F144] &gt;= 2020; &quot;[b]&quot;; &quot;&quot;) &amp; [Numbers.F144] &amp; IF([Numbers.F144] &gt;= 2020; &quot;[/b]&quot;; &quot;&quot;)  &amp; &quot;, &quot; &amp; [Numbers.H144] &amp; &quot;) [sup][&quot; &amp; [Numbers.C144] &amp; &quot;: &quot; &amp; [Numbers.I144] &amp; &quot;][/sup]&quot;; &quot;&quot;)" office:value-type="string" office:string-value="[b]140. [url=https://www.doomworld.com/forum/topic/69813-doom-the-golden-souls-mario-64-doom-definitive-edition-released/]Doom: The Golden Souls[/url][/b] (Doom II, 2014, 26) [sup][13: everennui: 1, TheNerdTurtle2: 7, Keykhosrau: 5][/sup]" calcext:value-type="string">
            <text:p>[b]140. [url=https://www.doomworld.com/forum/topic/69813-doom-the-golden-souls-mario-64-doom-definitive-edition-released/]Doom: The Golden Souls[/url][/b] (Doom II, 2014, 26) [sup][13: everennui: 1, TheNerdTurtle2: 7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G145] &amp; &quot;, &quot;  &amp; IF([Numbers.F145] &gt;= 2020; &quot;[b]&quot;; &quot;&quot;) &amp; [Numbers.F145] &amp; IF([Numbers.F145] &gt;= 2020; &quot;[/b]&quot;; &quot;&quot;)  &amp; &quot;, &quot; &amp; [Numbers.H145] &amp; &quot;) [sup][&quot; &amp; [Numbers.C145] &amp; &quot;: &quot; &amp; [Numbers.I145] &amp; &quot;][/sup]&quot;; &quot;&quot;)" office:value-type="string" office:string-value="[b]140. [url=https://www.doomworld.com/idgames/levels/doom2/Ports/d-f/foursite]Foursite[/url][/b] (Doom II, 2016, 1) [sup][13: Nancsi: 7, 4everDoomed: 5, Gaia74: 1][/sup]" calcext:value-type="string">
            <text:p>[b]140. [url=https://www.doomworld.com/idgames/levels/doom2/Ports/d-f/foursite]Foursite[/url][/b] (Doom II, 2016, 1) [sup][13: Nancsi: 7, 4everDoomed: 5, Gaia74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G146] &amp; &quot;, &quot;  &amp; IF([Numbers.F146] &gt;= 2020; &quot;[b]&quot;; &quot;&quot;) &amp; [Numbers.F146] &amp; IF([Numbers.F146] &gt;= 2020; &quot;[/b]&quot;; &quot;&quot;)  &amp; &quot;, &quot; &amp; [Numbers.H146] &amp; &quot;) [sup][&quot; &amp; [Numbers.C146] &amp; &quot;: &quot; &amp; [Numbers.I146] &amp; &quot;][/sup]&quot;; &quot;&quot;)" office:value-type="string" office:string-value="[b]140. [url=https://doomwiki.org/wiki/Haste_(WAD)]Haste[/url][/b] (Doom II, [b]2021[/b], 18) [sup][13: Andromeda: 8, NiGHTS108: 5][/sup]" calcext:value-type="string">
            <text:p>[b]140. [url=https://doomwiki.org/wiki/Haste_(WAD)]Haste[/url][/b] (Doom II, [b]2021[/b], 18) [sup][13: Andromeda: 8, NiGHTS108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G147] &amp; &quot;, &quot;  &amp; IF([Numbers.F147] &gt;= 2020; &quot;[b]&quot;; &quot;&quot;) &amp; [Numbers.F147] &amp; IF([Numbers.F147] &gt;= 2020; &quot;[/b]&quot;; &quot;&quot;)  &amp; &quot;, &quot; &amp; [Numbers.H147] &amp; &quot;) [sup][&quot; &amp; [Numbers.C147] &amp; &quot;: &quot; &amp; [Numbers.I147] &amp; &quot;][/sup]&quot;; &quot;&quot;)" office:value-type="string" office:string-value="[b]140. [url=https://www.doomworld.com/forum/topic/124976-old-still-life-wad/]Old Still Life[/url][/b] (Doom II, [b]2021[/b], 11) [sup][13: akolai: 5, Thelokk: 8][/sup]" calcext:value-type="string">
            <text:p>[b]140. [url=https://www.doomworld.com/forum/topic/124976-old-still-life-wad/]Old Still Life[/url][/b] (Doom II, [b]2021[/b], 11) [sup][13: akolai: 5, Thelokk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G148] &amp; &quot;, &quot;  &amp; IF([Numbers.F148] &gt;= 2020; &quot;[b]&quot;; &quot;&quot;) &amp; [Numbers.F148] &amp; IF([Numbers.F148] &gt;= 2020; &quot;[/b]&quot;; &quot;&quot;)  &amp; &quot;, &quot; &amp; [Numbers.H148] &amp; &quot;) [sup][&quot; &amp; [Numbers.C148] &amp; &quot;: &quot; &amp; [Numbers.I148] &amp; &quot;][/sup]&quot;; &quot;&quot;)" office:value-type="string" office:string-value="[b]140. [url=https://www.doomworld.com/idgames/levels/doom2/Ports/s-u/sacrment]Sacrament[/url][/b] (Doom II, 2011, 13) [sup][13: ella guro: 8, yakfak: 5][/sup]" calcext:value-type="string">
            <text:p>[b]140. [url=https://www.doomworld.com/idgames/levels/doom2/Ports/s-u/sacrment]Sacrament[/url][/b] (Doom II, 2011, 13) [sup][13: ella guro: 8, yakfa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G149] &amp; &quot;, &quot;  &amp; IF([Numbers.F149] &gt;= 2020; &quot;[b]&quot;; &quot;&quot;) &amp; [Numbers.F149] &amp; IF([Numbers.F149] &gt;= 2020; &quot;[/b]&quot;; &quot;&quot;)  &amp; &quot;, &quot; &amp; [Numbers.H149] &amp; &quot;) [sup][&quot; &amp; [Numbers.C149] &amp; &quot;: &quot; &amp; [Numbers.I149] &amp; &quot;][/sup]&quot;; &quot;&quot;)" office:value-type="string" office:string-value="[b]140. [url=https://www.doomworld.com/idgames/levels/doom2/Ports/megawads/vile]Vile Flesh[/url][/b] (Doom II, 2004, 32) [sup][13: Grazza: 4, P41R47: 9][/sup]" calcext:value-type="string">
            <text:p>[b]140. [url=https://www.doomworld.com/idgames/levels/doom2/Ports/megawads/vile]Vile Flesh[/url][/b] (Doom II, 2004, 32) [sup][13: Grazza: 4, P41R47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G150] &amp; &quot;, &quot;  &amp; IF([Numbers.F150] &gt;= 2020; &quot;[b]&quot;; &quot;&quot;) &amp; [Numbers.F150] &amp; IF([Numbers.F150] &gt;= 2020; &quot;[/b]&quot;; &quot;&quot;)  &amp; &quot;, &quot; &amp; [Numbers.H150] &amp; &quot;) [sup][&quot; &amp; [Numbers.C150] &amp; &quot;: &quot; &amp; [Numbers.I150] &amp; &quot;][/sup]&quot;; &quot;&quot;)" office:value-type="string" office:string-value="[b]140. [url=https://www.doomworld.com/idgames/levels/doom2/Ports/megawads/wos]Whispers of Satan[/url][/b] (Doom II, 2009, 35) [sup][13: tmorrow: 2, eharper256: 5, Warrex: 2, toxic.rat: 4][/sup]" calcext:value-type="string">
            <text:p>[b]140. [url=https://www.doomworld.com/idgames/levels/doom2/Ports/megawads/wos]Whispers of Satan[/url][/b] (Doom II, 2009, 35) [sup][13: tmorrow: 2, eharper256: 5, Warrex: 2, toxic.rat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G151] &amp; &quot;, &quot;  &amp; IF([Numbers.F151] &gt;= 2020; &quot;[b]&quot;; &quot;&quot;) &amp; [Numbers.F151] &amp; IF([Numbers.F151] &gt;= 2020; &quot;[/b]&quot;; &quot;&quot;)  &amp; &quot;, &quot; &amp; [Numbers.H151] &amp; &quot;) [sup][&quot; &amp; [Numbers.C151] &amp; &quot;: &quot; &amp; [Numbers.I151] &amp; &quot;][/sup]&quot;; &quot;&quot;)" office:value-type="string" office:string-value="[b]140. [url=https://doomwiki.org/wiki/Wow]Wow[/url][/b] (Doom, 1999, 1) [sup][13: AnonimVio: 10, Apaul27: 1, jerk-o: 2][/sup]" calcext:value-type="string">
            <text:p>[b]140. [url=https://doomwiki.org/wiki/Wow]Wow[/url][/b] (Doom, 1999, 1) [sup][13: AnonimVio: 10, Apaul27: 1, jerk-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G152] &amp; &quot;, &quot;  &amp; IF([Numbers.F152] &gt;= 2020; &quot;[b]&quot;; &quot;&quot;) &amp; [Numbers.F152] &amp; IF([Numbers.F152] &gt;= 2020; &quot;[/b]&quot;; &quot;&quot;)  &amp; &quot;, &quot; &amp; [Numbers.H152] &amp; &quot;) [sup][&quot; &amp; [Numbers.C152] &amp; &quot;: &quot; &amp; [Numbers.I152] &amp; &quot;][/sup]&quot;; &quot;&quot;)" office:value-type="string" office:string-value="[b]140. [url=https://www.doomworld.com/idgames/levels/doom2/Ports/v-z/zdmcmp1]ZDoom Community Map Project: Take 1[/url][/b] (Doom II, 2004, 1) [sup][13: Phobus: 8, Ziad EL Zein: 5][/sup]" calcext:value-type="string">
            <text:p>[b]140. [url=https://www.doomworld.com/idgames/levels/doom2/Ports/v-z/zdmcmp1]ZDoom Community Map Project: Take 1[/url][/b] (Doom II, 2004, 1) [sup][13: Phobus: 8, Ziad EL Zei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G153] &amp; &quot;, &quot;  &amp; IF([Numbers.F153] &gt;= 2020; &quot;[b]&quot;; &quot;&quot;) &amp; [Numbers.F153] &amp; IF([Numbers.F153] &gt;= 2020; &quot;[/b]&quot;; &quot;&quot;)  &amp; &quot;, &quot; &amp; [Numbers.H153] &amp; &quot;) [sup][&quot; &amp; [Numbers.C153] &amp; &quot;: &quot; &amp; [Numbers.I153] &amp; &quot;][/sup]&quot;; &quot;&quot;)" office:value-type="string" office:string-value="[b]150. [url=https://www.doomworld.com/idgames/levels/doom2/megawads/cleim20p]Cleimos 2[/url][/b] (Doom II, 1995, 32) [sup][12: valkiriforce: 2, A.H. Sankhatayan: 10][/sup]" calcext:value-type="string">
            <text:p>[b]150. [url=https://www.doomworld.com/idgames/levels/doom2/megawads/cleim20p]Cleimos 2[/url][/b] (Doom II, 1995, 32) [sup][12: valkiriforce: 2, A.H. Sankhatayan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G154] &amp; &quot;, &quot;  &amp; IF([Numbers.F154] &gt;= 2020; &quot;[b]&quot;; &quot;&quot;) &amp; [Numbers.F154] &amp; IF([Numbers.F154] &gt;= 2020; &quot;[/b]&quot;; &quot;&quot;)  &amp; &quot;, &quot; &amp; [Numbers.H154] &amp; &quot;) [sup][&quot; &amp; [Numbers.C154] &amp; &quot;: &quot; &amp; [Numbers.I154] &amp; &quot;][/sup]&quot;; &quot;&quot;)" office:value-type="string" office:string-value="[b]150. [url=https://www.doomworld.com/idgames/levels/doom2/Ports/megawads/die]Death in Excess[/url][/b] (Doom II, 2019, 18) [sup][12: Arbys550: 9, KineticBeverage: 3][/sup]" calcext:value-type="string">
            <text:p>[b]150. [url=https://www.doomworld.com/idgames/levels/doom2/Ports/megawads/die]Death in Excess[/url][/b] (Doom II, 2019, 18) [sup][12: Arbys550: 9, KineticBeverage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G155] &amp; &quot;, &quot;  &amp; IF([Numbers.F155] &gt;= 2020; &quot;[b]&quot;; &quot;&quot;) &amp; [Numbers.F155] &amp; IF([Numbers.F155] &gt;= 2020; &quot;[/b]&quot;; &quot;&quot;)  &amp; &quot;, &quot; &amp; [Numbers.H155] &amp; &quot;) [sup][&quot; &amp; [Numbers.C155] &amp; &quot;: &quot; &amp; [Numbers.I155] &amp; &quot;][/sup]&quot;; &quot;&quot;)" office:value-type="string" office:string-value="[b]150. [url=http://www.moddb.com/mods/doomone/downloads/doomone-v04]Doom: One[/url][/b] (Doom, 2013, 4) [sup][12: HyperLuke: 4, Greyenko: 3, Keykhosrau: 5][/sup]" calcext:value-type="string">
            <text:p>[b]150. [url=http://www.moddb.com/mods/doomone/downloads/doomone-v04]Doom: One[/url][/b] (Doom, 2013, 4) [sup][12: HyperLuke: 4, Greyenko: 3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G156] &amp; &quot;, &quot;  &amp; IF([Numbers.F156] &gt;= 2020; &quot;[b]&quot;; &quot;&quot;) &amp; [Numbers.F156] &amp; IF([Numbers.F156] &gt;= 2020; &quot;[/b]&quot;; &quot;&quot;)  &amp; &quot;, &quot; &amp; [Numbers.H156] &amp; &quot;) [sup][&quot; &amp; [Numbers.C156] &amp; &quot;: &quot; &amp; [Numbers.I156] &amp; &quot;][/sup]&quot;; &quot;&quot;)" office:value-type="string" office:string-value="[b]150. [url=https://www.doomworld.com/idgames/levels/doom2/Ports/d-f/exterror]Extreme Terror[/url][/b] (Doom II, 2016, 1) [sup][12: Nine Inch Heels: 5, everennui: 5, Nancsi: 2][/sup]" calcext:value-type="string">
            <text:p>[b]150. [url=https://www.doomworld.com/idgames/levels/doom2/Ports/d-f/exterror]Extreme Terror[/url][/b] (Doom II, 2016, 1) [sup][12: Nine Inch Heels: 5, everennui: 5, Nancs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G157] &amp; &quot;, &quot;  &amp; IF([Numbers.F157] &gt;= 2020; &quot;[b]&quot;; &quot;&quot;) &amp; [Numbers.F157] &amp; IF([Numbers.F157] &gt;= 2020; &quot;[/b]&quot;; &quot;&quot;)  &amp; &quot;, &quot; &amp; [Numbers.H157] &amp; &quot;) [sup][&quot; &amp; [Numbers.C157] &amp; &quot;: &quot; &amp; [Numbers.I157] &amp; &quot;][/sup]&quot;; &quot;&quot;)" office:value-type="string" office:string-value="[b]150. [url=https://www.doomworld.com/files/file/17464-favillesco-alpha-episode-apostasy-on-amalthea/]Favillesco Alpha Episode: Apostasy on Amalthea[/url][/b] (Doom, 2014, 9) [sup][12: Ryath: 5, Ezepov: 2, rzh: 5][/sup]" calcext:value-type="string">
            <text:p>[b]150. [url=https://www.doomworld.com/files/file/17464-favillesco-alpha-episode-apostasy-on-amalthea/]Favillesco Alpha Episode: Apostasy on Amalthea[/url][/b] (Doom, 2014, 9) [sup][12: Ryath: 5, Ezepov: 2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G158] &amp; &quot;, &quot;  &amp; IF([Numbers.F158] &gt;= 2020; &quot;[b]&quot;; &quot;&quot;) &amp; [Numbers.F158] &amp; IF([Numbers.F158] &gt;= 2020; &quot;[/b]&quot;; &quot;&quot;)  &amp; &quot;, &quot; &amp; [Numbers.H158] &amp; &quot;) [sup][&quot; &amp; [Numbers.C158] &amp; &quot;: &quot; &amp; [Numbers.I158] &amp; &quot;][/sup]&quot;; &quot;&quot;)" office:value-type="string" office:string-value="[b]150. [url=https://www.doomworld.com/forum/topic/125238-judgment-32-map-mbf21-megawad-rc1/]Judgment[/url][/b] (Doom II, [b]2021[/b], 34) [sup][12: &lt;&lt;Rewind: 10, whybmonotacrab: 2][/sup]" calcext:value-type="string">
            <text:p>[b]150. [url=https://www.doomworld.com/forum/topic/125238-judgment-32-map-mbf21-megawad-rc1/]Judgment[/url][/b] (Doom II, [b]2021[/b], 34) [sup][12: &lt;&lt;Rewind: 10, whybmonotacrab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G159] &amp; &quot;, &quot;  &amp; IF([Numbers.F159] &gt;= 2020; &quot;[b]&quot;; &quot;&quot;) &amp; [Numbers.F159] &amp; IF([Numbers.F159] &gt;= 2020; &quot;[/b]&quot;; &quot;&quot;)  &amp; &quot;, &quot; &amp; [Numbers.H159] &amp; &quot;) [sup][&quot; &amp; [Numbers.C159] &amp; &quot;: &quot; &amp; [Numbers.I159] &amp; &quot;][/sup]&quot;; &quot;&quot;)" office:value-type="string" office:string-value="[b]150. [url=https://doomwiki.org/wiki/Lunar_Catastrophe]Lunar Catastrophe[/url][/b] (Doom, 2018, 36) [sup][12: dosboot: 10, Xeogred: 2][/sup]" calcext:value-type="string">
            <text:p>[b]150. [url=https://doomwiki.org/wiki/Lunar_Catastrophe]Lunar Catastrophe[/url][/b] (Doom, 2018, 36) [sup][12: dosboot: 10, Xeogred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G160] &amp; &quot;, &quot;  &amp; IF([Numbers.F160] &gt;= 2020; &quot;[b]&quot;; &quot;&quot;) &amp; [Numbers.F160] &amp; IF([Numbers.F160] &gt;= 2020; &quot;[/b]&quot;; &quot;&quot;)  &amp; &quot;, &quot; &amp; [Numbers.H160] &amp; &quot;) [sup][&quot; &amp; [Numbers.C160] &amp; &quot;: &quot; &amp; [Numbers.I160] &amp; &quot;][/sup]&quot;; &quot;&quot;)" office:value-type="string" office:string-value="[b]150. [url=https://www.doomworld.com/idgames/levels/doom2/Ports/m-o/ngmvmt1]Newgothic Movement 1[/url][/b] (Doom II, 2010, 18) [sup][12: everennui: 2, Outrageous Videos: 4, Nazgul9: 6][/sup]" calcext:value-type="string">
            <text:p>[b]150. [url=https://www.doomworld.com/idgames/levels/doom2/Ports/m-o/ngmvmt1]Newgothic Movement 1[/url][/b] (Doom II, 2010, 18) [sup][12: everennui: 2, Outrageous Videos: 4, Nazgul9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G161] &amp; &quot;, &quot;  &amp; IF([Numbers.F161] &gt;= 2020; &quot;[b]&quot;; &quot;&quot;) &amp; [Numbers.F161] &amp; IF([Numbers.F161] &gt;= 2020; &quot;[/b]&quot;; &quot;&quot;)  &amp; &quot;, &quot; &amp; [Numbers.H161] &amp; &quot;) [sup][&quot; &amp; [Numbers.C161] &amp; &quot;: &quot; &amp; [Numbers.I161] &amp; &quot;][/sup]&quot;; &quot;&quot;)" office:value-type="string" office:string-value="[b]150. [url=https://www.doomworld.com/idgames/levels/doom2/m-o/nochance]No Chance[/url][/b] (Doom II, 2008, 1) [sup][12: Roofi: 7, Maribo: 5][/sup]" calcext:value-type="string">
            <text:p>[b]150. [url=https://www.doomworld.com/idgames/levels/doom2/m-o/nochance]No Chance[/url][/b] (Doom II, 2008, 1) [sup][12: Roofi: 7, Maribo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G162] &amp; &quot;, &quot;  &amp; IF([Numbers.F162] &gt;= 2020; &quot;[b]&quot;; &quot;&quot;) &amp; [Numbers.F162] &amp; IF([Numbers.F162] &gt;= 2020; &quot;[/b]&quot;; &quot;&quot;)  &amp; &quot;, &quot; &amp; [Numbers.H162] &amp; &quot;) [sup][&quot; &amp; [Numbers.C162] &amp; &quot;: &quot; &amp; [Numbers.I162] &amp; &quot;][/sup]&quot;; &quot;&quot;)" office:value-type="string" office:string-value="[b]150. [url=https://doomwiki.org/wiki/NOVA_III]Nova III[/url][/b] (Doom II, 2019, 32) [sup][12: Makedounia: 4, DOEL: 7, MtPain27: 1][/sup]" calcext:value-type="string">
            <text:p>[b]150. [url=https://doomwiki.org/wiki/NOVA_III]Nova III[/url][/b] (Doom II, 2019, 32) [sup][12: Makedounia: 4, DOEL: 7, MtPain2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G163] &amp; &quot;, &quot;  &amp; IF([Numbers.F163] &gt;= 2020; &quot;[b]&quot;; &quot;&quot;) &amp; [Numbers.F163] &amp; IF([Numbers.F163] &gt;= 2020; &quot;[/b]&quot;; &quot;&quot;)  &amp; &quot;, &quot; &amp; [Numbers.H163] &amp; &quot;) [sup][&quot; &amp; [Numbers.C163] &amp; &quot;: &quot; &amp; [Numbers.I163] &amp; &quot;][/sup]&quot;; &quot;&quot;)" office:value-type="string" office:string-value="[b]150. [url=https://www.doomworld.com/forum/topic/103371-ozonia-development-boom-megawad-december-target-release/]Ozonia[/url][/b] (Doom II, [b]2021[/b], 32) [sup][12: rd: 5, dei_eldren: 3, Thelokk: 4][/sup]" calcext:value-type="string">
            <text:p>[b]150. [url=https://www.doomworld.com/forum/topic/103371-ozonia-development-boom-megawad-december-target-release/]Ozonia[/url][/b] (Doom II, [b]2021[/b], 32) [sup][12: rd: 5, dei_eldren: 3, Thelok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G164] &amp; &quot;, &quot;  &amp; IF([Numbers.F164] &gt;= 2020; &quot;[b]&quot;; &quot;&quot;) &amp; [Numbers.F164] &amp; IF([Numbers.F164] &gt;= 2020; &quot;[/b]&quot;; &quot;&quot;)  &amp; &quot;, &quot; &amp; [Numbers.H164] &amp; &quot;) [sup][&quot; &amp; [Numbers.C164] &amp; &quot;: &quot; &amp; [Numbers.I164] &amp; &quot;][/sup]&quot;; &quot;&quot;)" office:value-type="string" office:string-value="[b]150. [url=https://www.doomworld.com/idgames/levels/doom2/Ports/megawads/tj]The Journey[/url][/b] (Doom II, 2016, 32) [sup][12: Spectra: 6, P41R47: 6][/sup]" calcext:value-type="string">
            <text:p>[b]150. [url=https://www.doomworld.com/idgames/levels/doom2/Ports/megawads/tj]The Journey[/url][/b] (Doom II, 2016, 32) [sup][12: Spectra: 6, P41R47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G165] &amp; &quot;, &quot;  &amp; IF([Numbers.F165] &gt;= 2020; &quot;[b]&quot;; &quot;&quot;) &amp; [Numbers.F165] &amp; IF([Numbers.F165] &gt;= 2020; &quot;[/b]&quot;; &quot;&quot;)  &amp; &quot;, &quot; &amp; [Numbers.H165] &amp; &quot;) [sup][&quot; &amp; [Numbers.C165] &amp; &quot;: &quot; &amp; [Numbers.I165] &amp; &quot;][/sup]&quot;; &quot;&quot;)" office:value-type="string" office:string-value="[b]150. [url=https://www.doomworld.com/idgames/levels/doom2/Ports/megawads/thtthren]THT: Threnody[/url][/b] (Doom II, 2016, 20) [sup][12: Doomkid: 2, A.H. Sankhatayan: 1, Fadri: 2, nikitsune: 7][/sup]" calcext:value-type="string">
            <text:p>[b]150. [url=https://www.doomworld.com/idgames/levels/doom2/Ports/megawads/thtthren]THT: Threnody[/url][/b] (Doom II, 2016, 20) [sup][12: Doomkid: 2, A.H. Sankhatayan: 1, Fadri: 2, nikitsune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G166] &amp; &quot;, &quot;  &amp; IF([Numbers.F166] &gt;= 2020; &quot;[b]&quot;; &quot;&quot;) &amp; [Numbers.F166] &amp; IF([Numbers.F166] &gt;= 2020; &quot;[/b]&quot;; &quot;&quot;)  &amp; &quot;, &quot; &amp; [Numbers.H166] &amp; &quot;) [sup][&quot; &amp; [Numbers.C166] &amp; &quot;: &quot; &amp; [Numbers.I166] &amp; &quot;][/sup]&quot;; &quot;&quot;)" office:value-type="string" office:string-value="[b]163. [url=https://www.doomworld.com/idgames/levels/doom2/Ports/s-u/tcotd21me]City of the Damned: Apocalypse[/url][/b] (Doom II, 2011, 1) [sup][11: TechnoDoomed1: 5, Rince-wind: 5,  Foodles: 1][/sup]" calcext:value-type="string">
            <text:p>[b]163. [url=https://www.doomworld.com/idgames/levels/doom2/Ports/s-u/tcotd21me]City of the Damned: Apocalypse[/url][/b] (Doom II, 2011, 1) [sup][11: TechnoDoomed1: 5, Rince-wind: 5, <text:s/>Foodle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G167] &amp; &quot;, &quot;  &amp; IF([Numbers.F167] &gt;= 2020; &quot;[b]&quot;; &quot;&quot;) &amp; [Numbers.F167] &amp; IF([Numbers.F167] &gt;= 2020; &quot;[/b]&quot;; &quot;&quot;)  &amp; &quot;, &quot; &amp; [Numbers.H167] &amp; &quot;) [sup][&quot; &amp; [Numbers.C167] &amp; &quot;: &quot; &amp; [Numbers.I167] &amp; &quot;][/sup]&quot;; &quot;&quot;)" office:value-type="string" office:string-value="[b]163. [url=https://www.doomworld.com/idgames/levels/doom2/Ports/a-c/cafebrk1]Coffee Break Episode 1[/url][/b] (Doom II, 2012, 11) [sup][11: roadworx: 2, eharper256: 4, RHhe82: 5][/sup]" calcext:value-type="string">
            <text:p>[b]163. [url=https://www.doomworld.com/idgames/levels/doom2/Ports/a-c/cafebrk1]Coffee Break Episode 1[/url][/b] (Doom II, 2012, 11) [sup][11: roadworx: 2, eharper256: 4, RHhe82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G168] &amp; &quot;, &quot;  &amp; IF([Numbers.F168] &gt;= 2020; &quot;[b]&quot;; &quot;&quot;) &amp; [Numbers.F168] &amp; IF([Numbers.F168] &gt;= 2020; &quot;[/b]&quot;; &quot;&quot;)  &amp; &quot;, &quot; &amp; [Numbers.H168] &amp; &quot;) [sup][&quot; &amp; [Numbers.C168] &amp; &quot;: &quot; &amp; [Numbers.I168] &amp; &quot;][/sup]&quot;; &quot;&quot;)" office:value-type="string" office:string-value="[b]163. [url=https://www.doomworld.com/idgames/levels/doom2/Ports/a-c/comatose]Comatose[/url][/b] (Doom II, 2016, 1) [sup][11: yakfak: 7, m8f: 4][/sup]" calcext:value-type="string">
            <text:p>[b]163. [url=https://www.doomworld.com/idgames/levels/doom2/Ports/a-c/comatose]Comatose[/url][/b] (Doom II, 2016, 1) [sup][11: yakfak: 7,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G169] &amp; &quot;, &quot;  &amp; IF([Numbers.F169] &gt;= 2020; &quot;[b]&quot;; &quot;&quot;) &amp; [Numbers.F169] &amp; IF([Numbers.F169] &gt;= 2020; &quot;[/b]&quot;; &quot;&quot;)  &amp; &quot;, &quot; &amp; [Numbers.H169] &amp; &quot;) [sup][&quot; &amp; [Numbers.C169] &amp; &quot;: &quot; &amp; [Numbers.I169] &amp; &quot;][/sup]&quot;; &quot;&quot;)" office:value-type="string" office:string-value="[b]163. [url=https://www.doomworld.com/forum/topic/103075-deathless-an-ultimate-doom-megawad-rc4/]Deathless[/url][/b] (Doom, 2018, 36) [sup][11: TheMightyHeracross: 2, Worm318: 3, Warrex: 5, SOSU: 1][/sup]" calcext:value-type="string">
            <text:p>[b]163. [url=https://www.doomworld.com/forum/topic/103075-deathless-an-ultimate-doom-megawad-rc4/]Deathless[/url][/b] (Doom, 2018, 36) [sup][11: TheMightyHeracross: 2, Worm318: 3, Warrex: 5, SOSU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G170] &amp; &quot;, &quot;  &amp; IF([Numbers.F170] &gt;= 2020; &quot;[b]&quot;; &quot;&quot;) &amp; [Numbers.F170] &amp; IF([Numbers.F170] &gt;= 2020; &quot;[/b]&quot;; &quot;&quot;)  &amp; &quot;, &quot; &amp; [Numbers.H170] &amp; &quot;) [sup][&quot; &amp; [Numbers.C170] &amp; &quot;: &quot; &amp; [Numbers.I170] &amp; &quot;][/sup]&quot;; &quot;&quot;)" office:value-type="string" office:string-value="[b]163. [url=https://www.doomworld.com/idgames/levels/doom2/megawads/d2ino]Doom 2 In Name Only[/url][/b] (Doom II, 2014, 32) [sup][11: Odal: 4, CinnamonKilljoy: 5, erzboesewicht: 2][/sup]" calcext:value-type="string">
            <text:p>[b]163. [url=https://www.doomworld.com/idgames/levels/doom2/megawads/d2ino]Doom 2 In Name Only[/url][/b] (Doom II, 2014, 32) [sup][11: Odal: 4, CinnamonKilljoy: 5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G171] &amp; &quot;, &quot;  &amp; IF([Numbers.F171] &gt;= 2020; &quot;[b]&quot;; &quot;&quot;) &amp; [Numbers.F171] &amp; IF([Numbers.F171] &gt;= 2020; &quot;[/b]&quot;; &quot;&quot;)  &amp; &quot;, &quot; &amp; [Numbers.H171] &amp; &quot;) [sup][&quot; &amp; [Numbers.C171] &amp; &quot;: &quot; &amp; [Numbers.I171] &amp; &quot;][/sup]&quot;; &quot;&quot;)" office:value-type="string" office:string-value="[b]163. [url=https://doomwiki.org/wiki/Doomsday_of_UAC]Doomsday of UAC[/url][/b] (Doom, 1994, 1) [sup][11: Jaws In Space: 2, Ed: 5, joepallai: 3, Ragu: 1][/sup]" calcext:value-type="string">
            <text:p>[b]163. [url=https://doomwiki.org/wiki/Doomsday_of_UAC]Doomsday of UAC[/url][/b] (Doom, 1994, 1) [sup][11: Jaws In Space: 2, Ed: 5, joepallai: 3, Ragu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G172] &amp; &quot;, &quot;  &amp; IF([Numbers.F172] &gt;= 2020; &quot;[b]&quot;; &quot;&quot;) &amp; [Numbers.F172] &amp; IF([Numbers.F172] &gt;= 2020; &quot;[/b]&quot;; &quot;&quot;)  &amp; &quot;, &quot; &amp; [Numbers.H172] &amp; &quot;) [sup][&quot; &amp; [Numbers.C172] &amp; &quot;: &quot; &amp; [Numbers.I172] &amp; &quot;][/sup]&quot;; &quot;&quot;)" office:value-type="string" office:string-value="[b]163. [url=https://www.doomworld.com/idgames/levels/doom2/Ports/megawads/gmp]Good Morning Phobos[/url][/b] (Doom II, 2017, 33) [sup][11: Bryan T: 5, ReaperAA: 5, MtPain27: 1][/sup]" calcext:value-type="string">
            <text:p>[b]163. [url=https://www.doomworld.com/idgames/levels/doom2/Ports/megawads/gmp]Good Morning Phobos[/url][/b] (Doom II, 2017, 33) [sup][11: Bryan T: 5, ReaperAA: 5, MtPain2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G173] &amp; &quot;, &quot;  &amp; IF([Numbers.F173] &gt;= 2020; &quot;[b]&quot;; &quot;&quot;) &amp; [Numbers.F173] &amp; IF([Numbers.F173] &gt;= 2020; &quot;[/b]&quot;; &quot;&quot;)  &amp; &quot;, &quot; &amp; [Numbers.H173] &amp; &quot;) [sup][&quot; &amp; [Numbers.C173] &amp; &quot;: &quot; &amp; [Numbers.I173] &amp; &quot;][/sup]&quot;; &quot;&quot;)" office:value-type="string" office:string-value="[b]163. [url=https://doomwiki.org/wiki/Grove]Grove[/url][/b] (Doom II, 2004, 1) [sup][11: MtPain27: 2, msx2plus: 5, Maribo: 4][/sup]" calcext:value-type="string">
            <text:p>[b]163. [url=https://doomwiki.org/wiki/Grove]Grove[/url][/b] (Doom II, 2004, 1) [sup][11: MtPain27: 2, msx2plus: 5, Maribo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G174] &amp; &quot;, &quot;  &amp; IF([Numbers.F174] &gt;= 2020; &quot;[b]&quot;; &quot;&quot;) &amp; [Numbers.F174] &amp; IF([Numbers.F174] &gt;= 2020; &quot;[/b]&quot;; &quot;&quot;)  &amp; &quot;, &quot; &amp; [Numbers.H174] &amp; &quot;) [sup][&quot; &amp; [Numbers.C174] &amp; &quot;: &quot; &amp; [Numbers.I174] &amp; &quot;][/sup]&quot;; &quot;&quot;)" office:value-type="string" office:string-value="[b]163. [url=https://doomwiki.org/wiki/Mass_Extinction]Mass Extinction﻿[/url][/b] (Doom II, 2019, 32) [sup][11: Deadwing: 6, rzh: 5][/sup]" calcext:value-type="string">
            <text:p>[b]163. [url=https://doomwiki.org/wiki/Mass_Extinction]Mass Extinction﻿[/url][/b] (Doom II, 2019, 32) [sup][11: Deadwing: 6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G175] &amp; &quot;, &quot;  &amp; IF([Numbers.F175] &gt;= 2020; &quot;[b]&quot;; &quot;&quot;) &amp; [Numbers.F175] &amp; IF([Numbers.F175] &gt;= 2020; &quot;[/b]&quot;; &quot;&quot;)  &amp; &quot;, &quot; &amp; [Numbers.H175] &amp; &quot;) [sup][&quot; &amp; [Numbers.C175] &amp; &quot;: &quot; &amp; [Numbers.I175] &amp; &quot;][/sup]&quot;; &quot;&quot;)" office:value-type="string" office:string-value="[b]163. [url=https://www.doomworld.com/idgames/levels/doom2/Ports/megawads/rl2]Running Late 2[/url][/b] (Doom II, [b]2020[/b], 18) [sup][11: Deadwing: 6, Ezepov: 5][/sup]" calcext:value-type="string">
            <text:p>[b]163. [url=https://www.doomworld.com/idgames/levels/doom2/Ports/megawads/rl2]Running Late 2[/url][/b] (Doom II, [b]2020[/b], 18) [sup][11: Deadwing: 6, Ezepov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G176] &amp; &quot;, &quot;  &amp; IF([Numbers.F176] &gt;= 2020; &quot;[b]&quot;; &quot;&quot;) &amp; [Numbers.F176] &amp; IF([Numbers.F176] &gt;= 2020; &quot;[/b]&quot;; &quot;&quot;)  &amp; &quot;, &quot; &amp; [Numbers.H176] &amp; &quot;) [sup][&quot; &amp; [Numbers.C176] &amp; &quot;: &quot; &amp; [Numbers.I176] &amp; &quot;][/sup]&quot;; &quot;&quot;)" office:value-type="string" office:string-value="[b]163. [url=https://www.doomworld.com/idgames/levels/doom2/Ports/a-c/ad2dow]Urban Brawl: Dead of Winter[/url][/b] (Standalone, 2014, 2) [sup][11: Ralphis: 6, Phobus: 5][/sup]" calcext:value-type="string">
            <text:p>[b]163. [url=https://www.doomworld.com/idgames/levels/doom2/Ports/a-c/ad2dow]Urban Brawl: Dead of Winter[/url][/b] (Standalone, 2014, 2) [sup][11: Ralphis: 6, Phob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G177] &amp; &quot;, &quot;  &amp; IF([Numbers.F177] &gt;= 2020; &quot;[b]&quot;; &quot;&quot;) &amp; [Numbers.F177] &amp; IF([Numbers.F177] &gt;= 2020; &quot;[/b]&quot;; &quot;&quot;)  &amp; &quot;, &quot; &amp; [Numbers.H177] &amp; &quot;) [sup][&quot; &amp; [Numbers.C177] &amp; &quot;: &quot; &amp; [Numbers.I177] &amp; &quot;][/sup]&quot;; &quot;&quot;)" office:value-type="string" office:string-value="[b]163. [url=http://www.rbkz.net/doom/]Wormwood: Expanded Universe[/url][/b] (Doom II, [b]2020[/b], 7) [sup][11: akolai: 2, KineticBeverage: 4, Nefelibeta: 5][/sup]" calcext:value-type="string">
            <text:p>[b]163. [url=http://www.rbkz.net/doom/]Wormwood: Expanded Universe[/url][/b] (Doom II, [b]2020[/b], 7) [sup][11: akolai: 2, KineticBeverage: 4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G178] &amp; &quot;, &quot;  &amp; IF([Numbers.F178] &gt;= 2020; &quot;[b]&quot;; &quot;&quot;) &amp; [Numbers.F178] &amp; IF([Numbers.F178] &gt;= 2020; &quot;[/b]&quot;; &quot;&quot;)  &amp; &quot;, &quot; &amp; [Numbers.H178] &amp; &quot;) [sup][&quot; &amp; [Numbers.C178] &amp; &quot;: &quot; &amp; [Numbers.I178] &amp; &quot;][/sup]&quot;; &quot;&quot;)" office:value-type="string" office:string-value="[b]175. [url=https://www.doomworld.com/idgames/levels/doom/Ports/0-9/007ltsd]007: Licence to Spell DooM[/url][/b] (Doom, 2002, 9) [sup][10: Doomlover77: 10][/sup]" calcext:value-type="string">
            <text:p>[b]175. [url=https://www.doomworld.com/idgames/levels/doom/Ports/0-9/007ltsd]007: Licence to Spell DooM[/url][/b] (Doom, 2002, 9) [sup][10: Doomlover77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G179] &amp; &quot;, &quot;  &amp; IF([Numbers.F179] &gt;= 2020; &quot;[b]&quot;; &quot;&quot;) &amp; [Numbers.F179] &amp; IF([Numbers.F179] &gt;= 2020; &quot;[/b]&quot;; &quot;&quot;)  &amp; &quot;, &quot; &amp; [Numbers.H179] &amp; &quot;) [sup][&quot; &amp; [Numbers.C179] &amp; &quot;: &quot; &amp; [Numbers.I179] &amp; &quot;][/sup]&quot;; &quot;&quot;)" office:value-type="string" office:string-value="[b]175. [url=https://www.doomworld.com/idgames/levels/doom2/megawads/1monster]1 Monster Megawad[/url][/b] (Doom II, 2007, 25) [sup][10: TheNerdTurtle2: 2, Li'l devil: 8][/sup]" calcext:value-type="string">
            <text:p>[b]175. [url=https://www.doomworld.com/idgames/levels/doom2/megawads/1monster]1 Monster Megawad[/url][/b] (Doom II, 2007, 25) [sup][10: TheNerdTurtle2: 2, Li'l devil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G180] &amp; &quot;, &quot;  &amp; IF([Numbers.F180] &gt;= 2020; &quot;[b]&quot;; &quot;&quot;) &amp; [Numbers.F180] &amp; IF([Numbers.F180] &gt;= 2020; &quot;[/b]&quot;; &quot;&quot;)  &amp; &quot;, &quot; &amp; [Numbers.H180] &amp; &quot;) [sup][&quot; &amp; [Numbers.C180] &amp; &quot;: &quot; &amp; [Numbers.I180] &amp; &quot;][/sup]&quot;; &quot;&quot;)" office:value-type="string" office:string-value="[b]175. [url=https://www.doomworld.com/idgames/levels/doom2/Ports/a-c/bldstlp]Bloody Steel[/url][/b] (Doom II, 2014, 10) [sup][10: ella guro: 2, Li'l devil: 3, Bep: 5][/sup]" calcext:value-type="string">
            <text:p>[b]175. [url=https://www.doomworld.com/idgames/levels/doom2/Ports/a-c/bldstlp]Bloody Steel[/url][/b] (Doom II, 2014, 10) [sup][10: ella guro: 2, Li'l devil: 3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G181] &amp; &quot;, &quot;  &amp; IF([Numbers.F181] &gt;= 2020; &quot;[b]&quot;; &quot;&quot;) &amp; [Numbers.F181] &amp; IF([Numbers.F181] &gt;= 2020; &quot;[/b]&quot;; &quot;&quot;)  &amp; &quot;, &quot; &amp; [Numbers.H181] &amp; &quot;) [sup][&quot; &amp; [Numbers.C181] &amp; &quot;: &quot; &amp; [Numbers.I181] &amp; &quot;][/sup]&quot;; &quot;&quot;)" office:value-type="string" office:string-value="[b]175. [url=https://www.doomworld.com/idgames/levels/doom2/Ports/a-c/chnworm]Chainworm Kommando[/url][/b] (Doom II, 2017, 10) [sup][10: Rince-wind: 5, eharper256: 5][/sup]" calcext:value-type="string">
            <text:p>[b]175. [url=https://www.doomworld.com/idgames/levels/doom2/Ports/a-c/chnworm]Chainworm Kommando[/url][/b] (Doom II, 2017, 10) [sup][10: Rince-wind: 5,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G182] &amp; &quot;, &quot;  &amp; IF([Numbers.F182] &gt;= 2020; &quot;[b]&quot;; &quot;&quot;) &amp; [Numbers.F182] &amp; IF([Numbers.F182] &gt;= 2020; &quot;[/b]&quot;; &quot;&quot;)  &amp; &quot;, &quot; &amp; [Numbers.H182] &amp; &quot;) [sup][&quot; &amp; [Numbers.C182] &amp; &quot;: &quot; &amp; [Numbers.I182] &amp; &quot;][/sup]&quot;; &quot;&quot;)" office:value-type="string" office:string-value="[b]175. [url=https://doomwiki.org/wiki/Chex_Quest#Chex_Quest_2]Chex Quest[/url][/b] (Standalone, 1996, 5) [sup][10: bzzrak: 7, doombedoom: 3][/sup]" calcext:value-type="string">
            <text:p>[b]175. [url=https://doomwiki.org/wiki/Chex_Quest#Chex_Quest_2]Chex Quest[/url][/b] (Standalone, 1996, 5) [sup][10: bzzrak: 7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G183] &amp; &quot;, &quot;  &amp; IF([Numbers.F183] &gt;= 2020; &quot;[b]&quot;; &quot;&quot;) &amp; [Numbers.F183] &amp; IF([Numbers.F183] &gt;= 2020; &quot;[/b]&quot;; &quot;&quot;)  &amp; &quot;, &quot; &amp; [Numbers.H183] &amp; &quot;) [sup][&quot; &amp; [Numbers.C183] &amp; &quot;: &quot; &amp; [Numbers.I183] &amp; &quot;][/sup]&quot;; &quot;&quot;)" office:value-type="string" office:string-value="[b]175. [url=https://doomwiki.org/wiki/Daedalus:_Alien_Defense]Daedalus: Alien Defense[/url][/b] (Doom II, 2003, 32) [sup][10: A.H. Sankhatayan: 10][/sup]" calcext:value-type="string">
            <text:p>[b]175. [url=https://doomwiki.org/wiki/Daedalus:_Alien_Defense]Daedalus: Alien Defense[/url][/b] (Doom II, 2003, 32) [sup][10: A.H. Sankhatayan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G184] &amp; &quot;, &quot;  &amp; IF([Numbers.F184] &gt;= 2020; &quot;[b]&quot;; &quot;&quot;) &amp; [Numbers.F184] &amp; IF([Numbers.F184] &gt;= 2020; &quot;[/b]&quot;; &quot;&quot;)  &amp; &quot;, &quot; &amp; [Numbers.H184] &amp; &quot;) [sup][&quot; &amp; [Numbers.C184] &amp; &quot;: &quot; &amp; [Numbers.I184] &amp; &quot;][/sup]&quot;; &quot;&quot;)" office:value-type="string" office:string-value="[b]175. [url=https://doomwiki.org/wiki/Doom:_The_Golden_Souls_2]Doom: The Golden Souls 2[/url][/b] (Doom II, 2018, 49) [sup][10: TJG1289: 5, Keykhosrau: 5][/sup]" calcext:value-type="string">
            <text:p>[b]175. [url=https://doomwiki.org/wiki/Doom:_The_Golden_Souls_2]Doom: The Golden Souls 2[/url][/b] (Doom II, 2018, 49) [sup][10: TJG1289: 5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G185] &amp; &quot;, &quot;  &amp; IF([Numbers.F185] &gt;= 2020; &quot;[b]&quot;; &quot;&quot;) &amp; [Numbers.F185] &amp; IF([Numbers.F185] &gt;= 2020; &quot;[/b]&quot;; &quot;&quot;)  &amp; &quot;, &quot; &amp; [Numbers.H185] &amp; &quot;) [sup][&quot; &amp; [Numbers.C185] &amp; &quot;: &quot; &amp; [Numbers.I185] &amp; &quot;][/sup]&quot;; &quot;&quot;)" office:value-type="string" office:string-value="[b]175. [url=https://www.doomworld.com/idgames/levels/doom2/g-i/grime]Grime[/url][/b] (Doom II, 2009, 1) [sup][10: WH-Wilou84: 2, darkreaver: 4, Paul977: 4][/sup]" calcext:value-type="string">
            <text:p>[b]175. [url=https://www.doomworld.com/idgames/levels/doom2/g-i/grime]Grime[/url][/b] (Doom II, 2009, 1) [sup][10: WH-Wilou84: 2, darkreaver: 4, Paul9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G186] &amp; &quot;, &quot;  &amp; IF([Numbers.F186] &gt;= 2020; &quot;[b]&quot;; &quot;&quot;) &amp; [Numbers.F186] &amp; IF([Numbers.F186] &gt;= 2020; &quot;[/b]&quot;; &quot;&quot;)  &amp; &quot;, &quot; &amp; [Numbers.H186] &amp; &quot;) [sup][&quot; &amp; [Numbers.C186] &amp; &quot;: &quot; &amp; [Numbers.I186] &amp; &quot;][/sup]&quot;; &quot;&quot;)" office:value-type="string" office:string-value="[b]175. [url=https://www.doomworld.com/idgames/levels/doom2/Ports/megawads/italo]Italo-Doom[/url][/b] (Doom II, 2016, 20) [sup][10: bemused: 8, NiGHTS108: 2][/sup]" calcext:value-type="string">
            <text:p>[b]175. [url=https://www.doomworld.com/idgames/levels/doom2/Ports/megawads/italo]Italo-Doom[/url][/b] (Doom II, 2016, 20) [sup][10: bemused: 8, NiGHTS108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G187] &amp; &quot;, &quot;  &amp; IF([Numbers.F187] &gt;= 2020; &quot;[b]&quot;; &quot;&quot;) &amp; [Numbers.F187] &amp; IF([Numbers.F187] &gt;= 2020; &quot;[/b]&quot;; &quot;&quot;)  &amp; &quot;, &quot; &amp; [Numbers.H187] &amp; &quot;) [sup][&quot; &amp; [Numbers.C187] &amp; &quot;: &quot; &amp; [Numbers.I187] &amp; &quot;][/sup]&quot;; &quot;&quot;)" office:value-type="string" office:string-value="[b]175. [url=https://www.doomworld.com/idgames/levels/doom2/m-o/osiris]Osiris TC[/url][/b] (Doom II, 1996, 8) [sup][10: Vorpal: 5, Uncle 80: 2, Hitherto: 3][/sup]" calcext:value-type="string">
            <text:p>[b]175. [url=https://www.doomworld.com/idgames/levels/doom2/m-o/osiris]Osiris TC[/url][/b] (Doom II, 1996, 8) [sup][10: Vorpal: 5, Uncle 80: 2, Hitherto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G188] &amp; &quot;, &quot;  &amp; IF([Numbers.F188] &gt;= 2020; &quot;[b]&quot;; &quot;&quot;) &amp; [Numbers.F188] &amp; IF([Numbers.F188] &gt;= 2020; &quot;[/b]&quot;; &quot;&quot;)  &amp; &quot;, &quot; &amp; [Numbers.H188] &amp; &quot;) [sup][&quot; &amp; [Numbers.C188] &amp; &quot;: &quot; &amp; [Numbers.I188] &amp; &quot;][/sup]&quot;; &quot;&quot;)" office:value-type="string" office:string-value="[b]175. [url=https://www.doomworld.com/forum/topic/91779-a-few-maps-for-plutonia-5-maps/]Plutonia AD﻿[/url][/b] (Plutonia, 2016, 5) [sup][10: dosboot: 10][/sup]" calcext:value-type="string">
            <text:p>[b]175. [url=https://www.doomworld.com/forum/topic/91779-a-few-maps-for-plutonia-5-maps/]Plutonia AD﻿[/url][/b] (Plutonia, 2016, 5) [sup][10: dosboot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G189] &amp; &quot;, &quot;  &amp; IF([Numbers.F189] &gt;= 2020; &quot;[b]&quot;; &quot;&quot;) &amp; [Numbers.F189] &amp; IF([Numbers.F189] &gt;= 2020; &quot;[/b]&quot;; &quot;&quot;)  &amp; &quot;, &quot; &amp; [Numbers.H189] &amp; &quot;) [sup][&quot; &amp; [Numbers.C189] &amp; &quot;: &quot; &amp; [Numbers.I189] &amp; &quot;][/sup]&quot;; &quot;&quot;)" office:value-type="string" office:string-value="[b]175. [url=https://doomwiki.org/wiki/Redemption_of_the_Slain]Redemption Of The Slain[/url][/b] (Doom II, 2017, 1) [sup][10: Nancsi: 10][/sup]" calcext:value-type="string">
            <text:p>[b]175. [url=https://doomwiki.org/wiki/Redemption_of_the_Slain]Redemption Of The Slain[/url][/b] (Doom II, 2017, 1) [sup][10: Nancs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G190] &amp; &quot;, &quot;  &amp; IF([Numbers.F190] &gt;= 2020; &quot;[b]&quot;; &quot;&quot;) &amp; [Numbers.F190] &amp; IF([Numbers.F190] &gt;= 2020; &quot;[/b]&quot;; &quot;&quot;)  &amp; &quot;, &quot; &amp; [Numbers.H190] &amp; &quot;) [sup][&quot; &amp; [Numbers.C190] &amp; &quot;: &quot; &amp; [Numbers.I190] &amp; &quot;][/sup]&quot;; &quot;&quot;)" office:value-type="string" office:string-value="[b]175. [url=https://doomwiki.org/wiki/Skulldash]Skulldash[/url][/b] (Doom II, 2015, 50) [sup][10: everennui: 2, Lorenz0: 8][/sup]" calcext:value-type="string">
            <text:p>[b]175. [url=https://doomwiki.org/wiki/Skulldash]Skulldash[/url][/b] (Doom II, 2015, 50) [sup][10: everennui: 2, Lorenz0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G191] &amp; &quot;, &quot;  &amp; IF([Numbers.F191] &gt;= 2020; &quot;[b]&quot;; &quot;&quot;) &amp; [Numbers.F191] &amp; IF([Numbers.F191] &gt;= 2020; &quot;[/b]&quot;; &quot;&quot;)  &amp; &quot;, &quot; &amp; [Numbers.H191] &amp; &quot;) [sup][&quot; &amp; [Numbers.C191] &amp; &quot;: &quot; &amp; [Numbers.I191] &amp; &quot;][/sup]&quot;; &quot;&quot;)" office:value-type="string" office:string-value="[b]175. [url=https://doomwiki.org/wiki/The_Alfonzone]The Alfonzone[/url][/b] (Doom II, 2017, 60) [sup][10: Bryan T: 5, vdgg: 1, BohdanZPM: 4][/sup]" calcext:value-type="string">
            <text:p>[b]175. [url=https://doomwiki.org/wiki/The_Alfonzone]The Alfonzone[/url][/b] (Doom II, 2017, 60) [sup][10: Bryan T: 5, vdgg: 1, BohdanZP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G192] &amp; &quot;, &quot;  &amp; IF([Numbers.F192] &gt;= 2020; &quot;[b]&quot;; &quot;&quot;) &amp; [Numbers.F192] &amp; IF([Numbers.F192] &gt;= 2020; &quot;[/b]&quot;; &quot;&quot;)  &amp; &quot;, &quot; &amp; [Numbers.H192] &amp; &quot;) [sup][&quot; &amp; [Numbers.C192] &amp; &quot;: &quot; &amp; [Numbers.I192] &amp; &quot;][/sup]&quot;; &quot;&quot;)" office:value-type="string" office:string-value="[b]175. [url=https://www.doomworld.com/idgames/levels/doom2/Ports/d-f/ehorizon]The Event Horizon[/url][/b] (Doom II, [b]2021[/b], 4) [sup][10: sapphics: 1, akolai: 4, KineticBeverage: 5][/sup]" calcext:value-type="string">
            <text:p>[b]175. [url=https://www.doomworld.com/idgames/levels/doom2/Ports/d-f/ehorizon]The Event Horizon[/url][/b] (Doom II, [b]2021[/b], 4) [sup][10: sapphics: 1, akolai: 4, KineticBeverag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G193] &amp; &quot;, &quot;  &amp; IF([Numbers.F193] &gt;= 2020; &quot;[b]&quot;; &quot;&quot;) &amp; [Numbers.F193] &amp; IF([Numbers.F193] &gt;= 2020; &quot;[/b]&quot;; &quot;&quot;)  &amp; &quot;, &quot; &amp; [Numbers.H193] &amp; &quot;) [sup][&quot; &amp; [Numbers.C193] &amp; &quot;: &quot; &amp; [Numbers.I193] &amp; &quot;][/sup]&quot;; &quot;&quot;)" office:value-type="string" office:string-value="[b]175. [url=https://www.doomworld.com/idgames/levels/doom2/megawads/ur]Unholy Realms[/url][/b] (Doom II, 2013, 32) [sup][10: Dime: 6, dylux: 2, tmorrow: 2][/sup]" calcext:value-type="string">
            <text:p>[b]175. [url=https://www.doomworld.com/idgames/levels/doom2/megawads/ur]Unholy Realms[/url][/b] (Doom II, 2013, 32) [sup][10: Dime: 6, dylux: 2, tmorrow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G194] &amp; &quot;, &quot;  &amp; IF([Numbers.F194] &gt;= 2020; &quot;[b]&quot;; &quot;&quot;) &amp; [Numbers.F194] &amp; IF([Numbers.F194] &gt;= 2020; &quot;[/b]&quot;; &quot;&quot;)  &amp; &quot;, &quot; &amp; [Numbers.H194] &amp; &quot;) [sup][&quot; &amp; [Numbers.C194] &amp; &quot;: &quot; &amp; [Numbers.I194] &amp; &quot;][/sup]&quot;; &quot;&quot;)" office:value-type="string" office:string-value="[b]175. [url=https://www.doomworld.com/vb/thread/110060]Wormwood[/url][/b] (Doom II, 2019, 2) [sup][10: Maribo: 5, Nefelibeta: 5][/sup]" calcext:value-type="string">
            <text:p>[b]175. [url=https://www.doomworld.com/vb/thread/110060]Wormwood[/url][/b] (Doom II, 2019, 2) [sup][10: Maribo: 5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G195] &amp; &quot;, &quot;  &amp; IF([Numbers.F195] &gt;= 2020; &quot;[b]&quot;; &quot;&quot;) &amp; [Numbers.F195] &amp; IF([Numbers.F195] &gt;= 2020; &quot;[/b]&quot;; &quot;&quot;)  &amp; &quot;, &quot; &amp; [Numbers.H195] &amp; &quot;) [sup][&quot; &amp; [Numbers.C195] &amp; &quot;: &quot; &amp; [Numbers.I195] &amp; &quot;][/sup]&quot;; &quot;&quot;)" office:value-type="string" office:string-value="[b]192. [url=https://www.doomworld.com/idgames/levels/doom2/Ports/a-c/action]Action Doom[/url][/b] (Standalone, 2004, 4) [sup][9: Dragonfly: 1, Gaia74: 2, Worm318: 1, ax34: 4, Li'l devil: 1][/sup]" calcext:value-type="string">
            <text:p>[b]192. [url=https://www.doomworld.com/idgames/levels/doom2/Ports/a-c/action]Action Doom[/url][/b] (Standalone, 2004, 4) [sup][9: Dragonfly: 1, Gaia74: 2, Worm318: 1, ax34: 4, Li'l devil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G196] &amp; &quot;, &quot;  &amp; IF([Numbers.F196] &gt;= 2020; &quot;[b]&quot;; &quot;&quot;) &amp; [Numbers.F196] &amp; IF([Numbers.F196] &gt;= 2020; &quot;[/b]&quot;; &quot;&quot;)  &amp; &quot;, &quot; &amp; [Numbers.H196] &amp; &quot;) [sup][&quot; &amp; [Numbers.C196] &amp; &quot;: &quot; &amp; [Numbers.I196] &amp; &quot;][/sup]&quot;; &quot;&quot;)" office:value-type="string" office:string-value="[b]192. [url=https://www.doomworld.com/forum/topic/104557-back-to-saturn-x-episode-3-wip/]Back to Saturn X Episode﻿ 3: Instructions to the﻿ Rusty Time Machine﻿﻿[/url][/b] (Doom II, [b]TBA[/b], ?) [sup][9: jerk-o: 9][/sup]" calcext:value-type="string">
            <text:p>[b]192. [url=https://www.doomworld.com/forum/topic/104557-back-to-saturn-x-episode-3-wip/]Back to Saturn X Episode﻿ 3: Instructions to the﻿ Rusty Time Machine﻿﻿[/url][/b] (Doom II, [b]TBA[/b], ?) [sup][9: jerk-o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G197] &amp; &quot;, &quot;  &amp; IF([Numbers.F197] &gt;= 2020; &quot;[b]&quot;; &quot;&quot;) &amp; [Numbers.F197] &amp; IF([Numbers.F197] &gt;= 2020; &quot;[/b]&quot;; &quot;&quot;)  &amp; &quot;, &quot; &amp; [Numbers.H197] &amp; &quot;) [sup][&quot; &amp; [Numbers.C197] &amp; &quot;: &quot; &amp; [Numbers.I197] &amp; &quot;][/sup]&quot;; &quot;&quot;)" office:value-type="string" office:string-value="[b]192. [url=https://www.doomworld.com/idgames/levels/doom/megawads/bgcomp]Base Ganymede[/url][/b] (Doom, 2012, 27) [sup][9: maxmanium: 9][/sup]" calcext:value-type="string">
            <text:p>[b]192. [url=https://www.doomworld.com/idgames/levels/doom/megawads/bgcomp]Base Ganymede[/url][/b] (Doom, 2012, 27) [sup][9: maxmanium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G198] &amp; &quot;, &quot;  &amp; IF([Numbers.F198] &gt;= 2020; &quot;[b]&quot;; &quot;&quot;) &amp; [Numbers.F198] &amp; IF([Numbers.F198] &gt;= 2020; &quot;[/b]&quot;; &quot;&quot;)  &amp; &quot;, &quot; &amp; [Numbers.H198] &amp; &quot;) [sup][&quot; &amp; [Numbers.C198] &amp; &quot;: &quot; &amp; [Numbers.I198] &amp; &quot;][/sup]&quot;; &quot;&quot;)" office:value-type="string" office:string-value="[b]192. [url=https://www.doomworld.com/idgames/levels/doom2/Ports/a-c/brfinal]Beyond Reality[/url][/b] (Doom II, 2012, 17) [sup][9: Talvi: 3, HUNdebLeonidasX: 6][/sup]" calcext:value-type="string">
            <text:p>[b]192. [url=https://www.doomworld.com/idgames/levels/doom2/Ports/a-c/brfinal]Beyond Reality[/url][/b] (Doom II, 2012, 17) [sup][9: Talvi: 3, HUNdebLeonidasX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G199] &amp; &quot;, &quot;  &amp; IF([Numbers.F199] &gt;= 2020; &quot;[b]&quot;; &quot;&quot;) &amp; [Numbers.F199] &amp; IF([Numbers.F199] &gt;= 2020; &quot;[/b]&quot;; &quot;&quot;)  &amp; &quot;, &quot; &amp; [Numbers.H199] &amp; &quot;) [sup][&quot; &amp; [Numbers.C199] &amp; &quot;: &quot; &amp; [Numbers.I199] &amp; &quot;][/sup]&quot;; &quot;&quot;)" office:value-type="string" office:string-value="[b]192. [url=https://www.doomworld.com/idgames/levels/doom/a-c/crusades]Crusades[/url][/b] (Doom, 1999, 9) [sup][9: joepallai: 5, Hitherto: 3, doombedoom: 1][/sup]" calcext:value-type="string">
            <text:p>[b]192. [url=https://www.doomworld.com/idgames/levels/doom/a-c/crusades]Crusades[/url][/b] (Doom, 1999, 9) [sup][9: joepallai: 5, Hitherto: 3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G200] &amp; &quot;, &quot;  &amp; IF([Numbers.F200] &gt;= 2020; &quot;[b]&quot;; &quot;&quot;) &amp; [Numbers.F200] &amp; IF([Numbers.F200] &gt;= 2020; &quot;[/b]&quot;; &quot;&quot;)  &amp; &quot;, &quot; &amp; [Numbers.H200] &amp; &quot;) [sup][&quot; &amp; [Numbers.C200] &amp; &quot;: &quot; &amp; [Numbers.I200] &amp; &quot;][/sup]&quot;; &quot;&quot;)" office:value-type="string" office:string-value="[b]192. [url=https://doomwiki.org/wiki/Doom:_Damnation]Doom: Damnation[/url][/b] (Doom, 2016, 36) [sup][9: bzzrak: 9][/sup]" calcext:value-type="string">
            <text:p>[b]192. [url=https://doomwiki.org/wiki/Doom:_Damnation]Doom: Damnation[/url][/b] (Doom, 2016, 36) [sup][9: bzzrak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G201] &amp; &quot;, &quot;  &amp; IF([Numbers.F201] &gt;= 2020; &quot;[b]&quot;; &quot;&quot;) &amp; [Numbers.F201] &amp; IF([Numbers.F201] &gt;= 2020; &quot;[/b]&quot;; &quot;&quot;)  &amp; &quot;, &quot; &amp; [Numbers.H201] &amp; &quot;) [sup][&quot; &amp; [Numbers.C201] &amp; &quot;: &quot; &amp; [Numbers.I201] &amp; &quot;][/sup]&quot;; &quot;&quot;)" office:value-type="string" office:string-value="[b]192. [url=https://www.doomworld.com/idgames/levels/doom2/Ports/megawads/dump-1]Dump Episode 1: Fuck Time Limits[/url][/b] (Doom II, 2016, 17) [sup][9: Voltcom9: 9][/sup]" calcext:value-type="string">
            <text:p>[b]192. [url=https://www.doomworld.com/idgames/levels/doom2/Ports/megawads/dump-1]Dump Episode 1: Fuck Time Limits[/url][/b] (Doom II, 2016, 17) [sup][9: Voltcom9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G202] &amp; &quot;, &quot;  &amp; IF([Numbers.F202] &gt;= 2020; &quot;[b]&quot;; &quot;&quot;) &amp; [Numbers.F202] &amp; IF([Numbers.F202] &gt;= 2020; &quot;[/b]&quot;; &quot;&quot;)  &amp; &quot;, &quot; &amp; [Numbers.H202] &amp; &quot;) [sup][&quot; &amp; [Numbers.C202] &amp; &quot;: &quot; &amp; [Numbers.I202] &amp; &quot;][/sup]&quot;; &quot;&quot;)" office:value-type="string" office:string-value="[b]192. [url=https://www.doomworld.com/forum/topic/88507-dump-episode-3-bfg-edition-maps-released/]Dump Episode 3: BFG Edition[/url][/b] (Doom II, 2016, 80) [sup][9: HyperLuke: 9][/sup]" calcext:value-type="string">
            <text:p>[b]192. [url=https://www.doomworld.com/forum/topic/88507-dump-episode-3-bfg-edition-maps-released/]Dump Episode 3: BFG Edition[/url][/b] (Doom II, 2016, 80) [sup][9: HyperLuke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G203] &amp; &quot;, &quot;  &amp; IF([Numbers.F203] &gt;= 2020; &quot;[b]&quot;; &quot;&quot;) &amp; [Numbers.F203] &amp; IF([Numbers.F203] &gt;= 2020; &quot;[/b]&quot;; &quot;&quot;)  &amp; &quot;, &quot; &amp; [Numbers.H203] &amp; &quot;) [sup][&quot; &amp; [Numbers.C203] &amp; &quot;: &quot; &amp; [Numbers.I203] &amp; &quot;][/sup]&quot;; &quot;&quot;)" office:value-type="string" office:string-value="[b]192. [url=https://www.doomworld.com/idgames/levels/doom2/d-f/dyst3]Dystopia 3: Re-Birth of Anarchy[/url][/b] (Doom II, 1996, 11) [sup][9: Soundblock: 3, valkiriforce: 1, joepallai: 4, dosboot: 1][/sup]" calcext:value-type="string">
            <text:p>[b]192. [url=https://www.doomworld.com/idgames/levels/doom2/d-f/dyst3]Dystopia 3: Re-Birth of Anarchy[/url][/b] (Doom II, 1996, 11) [sup][9: Soundblock: 3, valkiriforce: 1, joepallai: 4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G204] &amp; &quot;, &quot;  &amp; IF([Numbers.F204] &gt;= 2020; &quot;[b]&quot;; &quot;&quot;) &amp; [Numbers.F204] &amp; IF([Numbers.F204] &gt;= 2020; &quot;[/b]&quot;; &quot;&quot;)  &amp; &quot;, &quot; &amp; [Numbers.H204] &amp; &quot;) [sup][&quot; &amp; [Numbers.C204] &amp; &quot;: &quot; &amp; [Numbers.I204] &amp; &quot;][/sup]&quot;; &quot;&quot;)" office:value-type="string" office:string-value="[b]192. [url=https://www.doomworld.com/forum/topic/100391-esp2/]Eternal Slumber Party﻿ 2[/url][/b] (Doom II, 2018, 32) [sup][9: Roofi: 9][/sup]" calcext:value-type="string">
            <text:p>[b]192. [url=https://www.doomworld.com/forum/topic/100391-esp2/]Eternal Slumber Party﻿ 2[/url][/b] (Doom II, 2018, 32) [sup][9: Roofi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G205] &amp; &quot;, &quot;  &amp; IF([Numbers.F205] &gt;= 2020; &quot;[b]&quot;; &quot;&quot;) &amp; [Numbers.F205] &amp; IF([Numbers.F205] &gt;= 2020; &quot;[/b]&quot;; &quot;&quot;)  &amp; &quot;, &quot; &amp; [Numbers.H205] &amp; &quot;) [sup][&quot; &amp; [Numbers.C205] &amp; &quot;: &quot; &amp; [Numbers.I205] &amp; &quot;][/sup]&quot;; &quot;&quot;)" office:value-type="string" office:string-value="[b]192. [url=https://www.doomworld.com/idgames/levels/doom2/g-i/hellrun2]Hellrun[/url][/b] (Doom II, 2013, 1) [sup][9: Doomkid: 3, joepallai: 6][/sup]" calcext:value-type="string">
            <text:p>[b]192. [url=https://www.doomworld.com/idgames/levels/doom2/g-i/hellrun2]Hellrun[/url][/b] (Doom II, 2013, 1) [sup][9: Doomkid: 3, joepallai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G206] &amp; &quot;, &quot;  &amp; IF([Numbers.F206] &gt;= 2020; &quot;[b]&quot;; &quot;&quot;) &amp; [Numbers.F206] &amp; IF([Numbers.F206] &gt;= 2020; &quot;[/b]&quot;; &quot;&quot;)  &amp; &quot;, &quot; &amp; [Numbers.H206] &amp; &quot;) [sup][&quot; &amp; [Numbers.C206] &amp; &quot;: &quot; &amp; [Numbers.I206] &amp; &quot;][/sup]&quot;; &quot;&quot;)" office:value-type="string" office:string-value="[b]192. [url=https://www.doomworld.com/idgames/levels/doom2/Ports/g-i/hth2]Hi-Tech Hell 2: Alien Tech[/url][/b] (Doom II, 2005, 7) [sup][9: Graf Zahl: 9][/sup]" calcext:value-type="string">
            <text:p>[b]192. [url=https://www.doomworld.com/idgames/levels/doom2/Ports/g-i/hth2]Hi-Tech Hell 2: Alien Tech[/url][/b] (Doom II, 2005, 7) [sup][9: Graf Zahl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G207] &amp; &quot;, &quot;  &amp; IF([Numbers.F207] &gt;= 2020; &quot;[b]&quot;; &quot;&quot;) &amp; [Numbers.F207] &amp; IF([Numbers.F207] &gt;= 2020; &quot;[/b]&quot;; &quot;&quot;)  &amp; &quot;, &quot; &amp; [Numbers.H207] &amp; &quot;) [sup][&quot; &amp; [Numbers.C207] &amp; &quot;: &quot; &amp; [Numbers.I207] &amp; &quot;][/sup]&quot;; &quot;&quot;)" office:value-type="string" office:string-value="[b]192. [url=https://doomwiki.org/wiki/Mock_2:_The_Speed_of_Stupid]Mock 2: The Speed of Stupid[/url][/b] (Doom II, 2003, 41) [sup][9: AnonimVio: 7, Keykhosrau: 2][/sup]" calcext:value-type="string">
            <text:p>[b]192. [url=https://doomwiki.org/wiki/Mock_2:_The_Speed_of_Stupid]Mock 2: The Speed of Stupid[/url][/b] (Doom II, 2003, 41) [sup][9: AnonimVio: 7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G208] &amp; &quot;, &quot;  &amp; IF([Numbers.F208] &gt;= 2020; &quot;[b]&quot;; &quot;&quot;) &amp; [Numbers.F208] &amp; IF([Numbers.F208] &gt;= 2020; &quot;[/b]&quot;; &quot;&quot;)  &amp; &quot;, &quot; &amp; [Numbers.H208] &amp; &quot;) [sup][&quot; &amp; [Numbers.C208] &amp; &quot;: &quot; &amp; [Numbers.I208] &amp; &quot;][/sup]&quot;; &quot;&quot;)" office:value-type="string" office:string-value="[b]192. [url=https://www.doomworld.com/idgames/levels/doom2/m-o/obtic11]Obituary[/url][/b] (Doom II, 1995, 19) [sup][9: roadworx: 4, T-Rex: 1, Ragu: 4][/sup]" calcext:value-type="string">
            <text:p>[b]192. [url=https://www.doomworld.com/idgames/levels/doom2/m-o/obtic11]Obituary[/url][/b] (Doom II, 1995, 19) [sup][9: roadworx: 4, T-Rex: 1, Ragu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G209] &amp; &quot;, &quot;  &amp; IF([Numbers.F209] &gt;= 2020; &quot;[b]&quot;; &quot;&quot;) &amp; [Numbers.F209] &amp; IF([Numbers.F209] &gt;= 2020; &quot;[/b]&quot;; &quot;&quot;)  &amp; &quot;, &quot; &amp; [Numbers.H209] &amp; &quot;) [sup][&quot; &amp; [Numbers.C209] &amp; &quot;: &quot; &amp; [Numbers.I209] &amp; &quot;][/sup]&quot;; &quot;&quot;)" office:value-type="string" office:string-value="[b]192. [url=https://forum.zdoom.org/viewtopic.php?t=52301#p913612]Shadow Of The Wool Ball[/url][/b] (Doom II, 2016, 18) [sup][9: Apaul27: 9][/sup]" calcext:value-type="string">
            <text:p>[b]192. [url=https://forum.zdoom.org/viewtopic.php?t=52301#p913612]Shadow Of The Wool Ball[/url][/b] (Doom II, 2016, 18) [sup][9: Apaul27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G210] &amp; &quot;, &quot;  &amp; IF([Numbers.F210] &gt;= 2020; &quot;[b]&quot;; &quot;&quot;) &amp; [Numbers.F210] &amp; IF([Numbers.F210] &gt;= 2020; &quot;[/b]&quot;; &quot;&quot;)  &amp; &quot;, &quot; &amp; [Numbers.H210] &amp; &quot;) [sup][&quot; &amp; [Numbers.C210] &amp; &quot;: &quot; &amp; [Numbers.I210] &amp; &quot;][/sup]&quot;; &quot;&quot;)" office:value-type="string" office:string-value="[b]192. [url=https://www.doomworld.com/idgames/levels/doom/s-u/smb_v102]The Sky May Be[/url][/b] (Doom, 1997, 3) [sup][9: AnonimVio: 3, Li'l devil: 1, msx2plus: 5][/sup]" calcext:value-type="string">
            <text:p>[b]192. [url=https://www.doomworld.com/idgames/levels/doom/s-u/smb_v102]The Sky May Be[/url][/b] (Doom, 1997, 3) [sup][9: AnonimVio: 3, Li'l devil: 1,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G211] &amp; &quot;, &quot;  &amp; IF([Numbers.F211] &gt;= 2020; &quot;[b]&quot;; &quot;&quot;) &amp; [Numbers.F211] &amp; IF([Numbers.F211] &gt;= 2020; &quot;[/b]&quot;; &quot;&quot;)  &amp; &quot;, &quot; &amp; [Numbers.H211] &amp; &quot;) [sup][&quot; &amp; [Numbers.C211] &amp; &quot;: &quot; &amp; [Numbers.I211] &amp; &quot;][/sup]&quot;; &quot;&quot;)" office:value-type="string" office:string-value="[b]192. [url=https://www.doomworld.com/idgames/levels/doom2/Ports/s-u/tnte1]Torment and Torture[/url][/b] (Doom II, 2006, 1) [sup][9: MFG38: 9][/sup]" calcext:value-type="string">
            <text:p>[b]192. [url=https://www.doomworld.com/idgames/levels/doom2/Ports/s-u/tnte1]Torment and Torture[/url][/b] (Doom II, 2006, 1) [sup][9: MFG38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G212] &amp; &quot;, &quot;  &amp; IF([Numbers.F212] &gt;= 2020; &quot;[b]&quot;; &quot;&quot;) &amp; [Numbers.F212] &amp; IF([Numbers.F212] &gt;= 2020; &quot;[/b]&quot;; &quot;&quot;)  &amp; &quot;, &quot; &amp; [Numbers.H212] &amp; &quot;) [sup][&quot; &amp; [Numbers.C212] &amp; &quot;: &quot; &amp; [Numbers.I212] &amp; &quot;][/sup]&quot;; &quot;&quot;)" office:value-type="string" office:string-value="[b]209. [url=https://www.doomworld.com/forum/topic/125479-1000-lines-3-community-project-released/?tab=comments#comment-2407876]1000 Lines 3: Community Project[/url][/b] (Doom II, [b]2021[/b], 34) [sup][8: ReaperAA: 6, LadyMistDragon: 2][/sup]" calcext:value-type="string">
            <text:p>[b]209. [url=https://www.doomworld.com/forum/topic/125479-1000-lines-3-community-project-released/?tab=comments#comment-2407876]1000 Lines 3: Community Project[/url][/b] (Doom II, [b]2021[/b], 34) [sup][8: ReaperAA: 6, LadyMistDragon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G213] &amp; &quot;, &quot;  &amp; IF([Numbers.F213] &gt;= 2020; &quot;[b]&quot;; &quot;&quot;) &amp; [Numbers.F213] &amp; IF([Numbers.F213] &gt;= 2020; &quot;[/b]&quot;; &quot;&quot;)  &amp; &quot;, &quot; &amp; [Numbers.H213] &amp; &quot;) [sup][&quot; &amp; [Numbers.C213] &amp; &quot;: &quot; &amp; [Numbers.I213] &amp; &quot;][/sup]&quot;; &quot;&quot;)" office:value-type="string" office:string-value="[b]209. [url=https://www.doomworld.com/idgames/levels/doom2/megawads/50monstr]50 Monsters[/url][/b] (Doom II, 2017, 34) [sup][8: tmorrow: 2, Worm318: 6][/sup]" calcext:value-type="string">
            <text:p>[b]209. [url=https://www.doomworld.com/idgames/levels/doom2/megawads/50monstr]50 Monsters[/url][/b] (Doom II, 2017, 34) [sup][8: tmorrow: 2, Worm318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G214] &amp; &quot;, &quot;  &amp; IF([Numbers.F214] &gt;= 2020; &quot;[b]&quot;; &quot;&quot;) &amp; [Numbers.F214] &amp; IF([Numbers.F214] &gt;= 2020; &quot;[/b]&quot;; &quot;&quot;)  &amp; &quot;, &quot; &amp; [Numbers.H214] &amp; &quot;) [sup][&quot; &amp; [Numbers.C214] &amp; &quot;: &quot; &amp; [Numbers.I214] &amp; &quot;][/sup]&quot;; &quot;&quot;)" office:value-type="string" office:string-value="[b]209. [url=https://www.doomworld.com/idgames/levels/doom2/Ports/megawads/amdosia]Armadosia The Mad Corridor[/url][/b] (Doom II, 2006, 32) [sup][8: Pierrot: 2, smeghammer: 6][/sup]" calcext:value-type="string">
            <text:p>[b]209. [url=https://www.doomworld.com/idgames/levels/doom2/Ports/megawads/amdosia]Armadosia The Mad Corridor[/url][/b] (Doom II, 2006, 32) [sup][8: Pierrot: 2, smeghammer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G215] &amp; &quot;, &quot;  &amp; IF([Numbers.F215] &gt;= 2020; &quot;[b]&quot;; &quot;&quot;) &amp; [Numbers.F215] &amp; IF([Numbers.F215] &gt;= 2020; &quot;[/b]&quot;; &quot;&quot;)  &amp; &quot;, &quot; &amp; [Numbers.H215] &amp; &quot;) [sup][&quot; &amp; [Numbers.C215] &amp; &quot;: &quot; &amp; [Numbers.I215] &amp; &quot;][/sup]&quot;; &quot;&quot;)" office:value-type="string" office:string-value="[b]209. [url=https://www.doomworld.com/idgames/levels/doom2/d-f/doomcity]Doom City[/url][/b] (Doom II, 1995, 1) [sup][8: Jaws In Space: 4, Doomkid: 3, toxic.rat: 1][/sup]" calcext:value-type="string">
            <text:p>[b]209. [url=https://www.doomworld.com/idgames/levels/doom2/d-f/doomcity]Doom City[/url][/b] (Doom II, 1995, 1) [sup][8: Jaws In Space: 4, Doomkid: 3, toxic.ra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G216] &amp; &quot;, &quot;  &amp; IF([Numbers.F216] &gt;= 2020; &quot;[b]&quot;; &quot;&quot;) &amp; [Numbers.F216] &amp; IF([Numbers.F216] &gt;= 2020; &quot;[/b]&quot;; &quot;&quot;)  &amp; &quot;, &quot; &amp; [Numbers.H216] &amp; &quot;) [sup][&quot; &amp; [Numbers.C216] &amp; &quot;: &quot; &amp; [Numbers.I216] &amp; &quot;][/sup]&quot;; &quot;&quot;)" office:value-type="string" office:string-value="[b]209. [url=https://www.doomworld.com/idgames/levels/doom2/Ports/a-c/cybie]Doomguy's Pimp Ventures[/url][/b] (Doom II, 2006, 1) [sup][8: AnonimVio: 8][/sup]" calcext:value-type="string">
            <text:p>[b]209. [url=https://www.doomworld.com/idgames/levels/doom2/Ports/a-c/cybie]Doomguy's Pimp Ventures[/url][/b] (Doom II, 2006, 1) [sup][8: AnonimVio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G217] &amp; &quot;, &quot;  &amp; IF([Numbers.F217] &gt;= 2020; &quot;[b]&quot;; &quot;&quot;) &amp; [Numbers.F217] &amp; IF([Numbers.F217] &gt;= 2020; &quot;[/b]&quot;; &quot;&quot;)  &amp; &quot;, &quot; &amp; [Numbers.H217] &amp; &quot;) [sup][&quot; &amp; [Numbers.C217] &amp; &quot;: &quot; &amp; [Numbers.I217] &amp; &quot;][/sup]&quot;; &quot;&quot;)" office:value-type="string" office:string-value="[b]209. [url=https://www.doomworld.com/idgames/levels/doom/0-9/01fava]Fava Beans[/url][/b] (Doom, 1995, 9) [sup][8: Philnemba: 2, NaZa: 4, Keykhosrau: 2][/sup]" calcext:value-type="string">
            <text:p>[b]209. [url=https://www.doomworld.com/idgames/levels/doom/0-9/01fava]Fava Beans[/url][/b] (Doom, 1995, 9) [sup][8: Philnemba: 2, NaZa: 4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G218] &amp; &quot;, &quot;  &amp; IF([Numbers.F218] &gt;= 2020; &quot;[b]&quot;; &quot;&quot;) &amp; [Numbers.F218] &amp; IF([Numbers.F218] &gt;= 2020; &quot;[/b]&quot;; &quot;&quot;)  &amp; &quot;, &quot; &amp; [Numbers.H218] &amp; &quot;) [sup][&quot; &amp; [Numbers.C218] &amp; &quot;: &quot; &amp; [Numbers.I218] &amp; &quot;][/sup]&quot;; &quot;&quot;)" office:value-type="string" office:string-value="[b]209. [url=https://www.doomworld.com/idgames/levels/doom2/Ports/g-i/holyhell]Holy Hell[/url][/b] (Doom II, 2006, 1) [sup][8: Outrageous Videos: 2, bemused: 6][/sup]" calcext:value-type="string">
            <text:p>[b]209. [url=https://www.doomworld.com/idgames/levels/doom2/Ports/g-i/holyhell]Holy Hell[/url][/b] (Doom II, 2006, 1) [sup][8: Outrageous Videos: 2, bemused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G219] &amp; &quot;, &quot;  &amp; IF([Numbers.F219] &gt;= 2020; &quot;[b]&quot;; &quot;&quot;) &amp; [Numbers.F219] &amp; IF([Numbers.F219] &gt;= 2020; &quot;[/b]&quot;; &quot;&quot;)  &amp; &quot;, &quot; &amp; [Numbers.H219] &amp; &quot;) [sup][&quot; &amp; [Numbers.C219] &amp; &quot;: &quot; &amp; [Numbers.I219] &amp; &quot;][/sup]&quot;; &quot;&quot;)" office:value-type="string" office:string-value="[b]209. [url=https://www.doomworld.com/idgames/levels/doom2/m-o/mangle]Mangle[/url][/b] (Doom II, 1995, 1) [sup][8: bzzrak: 8][/sup]" calcext:value-type="string">
            <text:p>[b]209. [url=https://www.doomworld.com/idgames/levels/doom2/m-o/mangle]Mangle[/url][/b] (Doom II, 1995, 1) [sup][8: bzzrak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G220] &amp; &quot;, &quot;  &amp; IF([Numbers.F220] &gt;= 2020; &quot;[b]&quot;; &quot;&quot;) &amp; [Numbers.F220] &amp; IF([Numbers.F220] &gt;= 2020; &quot;[/b]&quot;; &quot;&quot;)  &amp; &quot;, &quot; &amp; [Numbers.H220] &amp; &quot;) [sup][&quot; &amp; [Numbers.C220] &amp; &quot;: &quot; &amp; [Numbers.I220] &amp; &quot;][/sup]&quot;; &quot;&quot;)" office:value-type="string" office:string-value="[b]209. [url=https://www.doomworld.com/idgames/levels/doom2/Ports/m-o/mohu1]Monster Hunter Ltd Part I[/url][/b] (Doom II, 2014, 1) [sup][8: Jaws In Space: 4, m8f: 4][/sup]" calcext:value-type="string">
            <text:p>[b]209. [url=https://www.doomworld.com/idgames/levels/doom2/Ports/m-o/mohu1]Monster Hunter Ltd Part I[/url][/b] (Doom II, 2014, 1) [sup][8: Jaws In Space: 4,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G221] &amp; &quot;, &quot;  &amp; IF([Numbers.F221] &gt;= 2020; &quot;[b]&quot;; &quot;&quot;) &amp; [Numbers.F221] &amp; IF([Numbers.F221] &gt;= 2020; &quot;[/b]&quot;; &quot;&quot;)  &amp; &quot;, &quot; &amp; [Numbers.H221] &amp; &quot;) [sup][&quot; &amp; [Numbers.C221] &amp; &quot;: &quot; &amp; [Numbers.I221] &amp; &quot;][/sup]&quot;; &quot;&quot;)" office:value-type="string" office:string-value="[b]209. [url=https://www.doomworld.com/idgames/levels/doom2/Ports/m-o/mohu2]Monster Hunter Ltd Part II[/url][/b] (Doom II, 2014, 1) [sup][8: Jaws In Space: 4, m8f: 4][/sup]" calcext:value-type="string">
            <text:p>[b]209. [url=https://www.doomworld.com/idgames/levels/doom2/Ports/m-o/mohu2]Monster Hunter Ltd Part II[/url][/b] (Doom II, 2014, 1) [sup][8: Jaws In Space: 4,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G222] &amp; &quot;, &quot;  &amp; IF([Numbers.F222] &gt;= 2020; &quot;[b]&quot;; &quot;&quot;) &amp; [Numbers.F222] &amp; IF([Numbers.F222] &gt;= 2020; &quot;[/b]&quot;; &quot;&quot;)  &amp; &quot;, &quot; &amp; [Numbers.H222] &amp; &quot;) [sup][&quot; &amp; [Numbers.C222] &amp; &quot;: &quot; &amp; [Numbers.I222] &amp; &quot;][/sup]&quot;; &quot;&quot;)" office:value-type="string" office:string-value="[b]209. [url=https://www.doomworld.com/idgames/levels/doom2/Ports/m-o/nimrod]Nimrod: Ixnay on the Hombre[/url][/b] (Doom II, 2002, 10) [sup][8: Graf Zahl: 8][/sup]" calcext:value-type="string">
            <text:p>[b]209. [url=https://www.doomworld.com/idgames/levels/doom2/Ports/m-o/nimrod]Nimrod: Ixnay on the Hombre[/url][/b] (Doom II, 2002, 10) [sup][8: Graf Zahl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G223] &amp; &quot;, &quot;  &amp; IF([Numbers.F223] &gt;= 2020; &quot;[b]&quot;; &quot;&quot;) &amp; [Numbers.F223] &amp; IF([Numbers.F223] &gt;= 2020; &quot;[/b]&quot;; &quot;&quot;)  &amp; &quot;, &quot; &amp; [Numbers.H223] &amp; &quot;) [sup][&quot; &amp; [Numbers.C223] &amp; &quot;: &quot; &amp; [Numbers.I223] &amp; &quot;][/sup]&quot;; &quot;&quot;)" office:value-type="string" office:string-value="[b]209. [url=https://www.doomworld.com/idgames/music/plutmidi]Plutonia MIDI Pack[/url][/b] (Plutonia, 2013, 0) [sup][8: Diabolución: 1, DJVCardMaster: 2, Keykhosrau: 5][/sup]" calcext:value-type="string">
            <text:p>[b]209. [url=https://www.doomworld.com/idgames/music/plutmidi]Plutonia MIDI Pack[/url][/b] (Plutonia, 2013, 0) [sup][8: Diabolución: 1, DJVCardMaster: 2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G224] &amp; &quot;, &quot;  &amp; IF([Numbers.F224] &gt;= 2020; &quot;[b]&quot;; &quot;&quot;) &amp; [Numbers.F224] &amp; IF([Numbers.F224] &gt;= 2020; &quot;[/b]&quot;; &quot;&quot;)  &amp; &quot;, &quot; &amp; [Numbers.H224] &amp; &quot;) [sup][&quot; &amp; [Numbers.C224] &amp; &quot;: &quot; &amp; [Numbers.I224] &amp; &quot;][/sup]&quot;; &quot;&quot;)" office:value-type="string" office:string-value="[b]209. [url=https://www.doomworld.com/idgames/levels/doom2/Ports/p-r/rush]Rush[/url][/b] (Doom II, 2014, 12) [sup][8: Nirvana: 2, I_Punch_Demons: 1, Andromeda: 5][/sup]" calcext:value-type="string">
            <text:p>[b]209. [url=https://www.doomworld.com/idgames/levels/doom2/Ports/p-r/rush]Rush[/url][/b] (Doom II, 2014, 12) [sup][8: Nirvana: 2, I_Punch_Demons: 1, Andromed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G225] &amp; &quot;, &quot;  &amp; IF([Numbers.F225] &gt;= 2020; &quot;[b]&quot;; &quot;&quot;) &amp; [Numbers.F225] &amp; IF([Numbers.F225] &gt;= 2020; &quot;[/b]&quot;; &quot;&quot;)  &amp; &quot;, &quot; &amp; [Numbers.H225] &amp; &quot;) [sup][&quot; &amp; [Numbers.C225] &amp; &quot;: &quot; &amp; [Numbers.I225] &amp; &quot;][/sup]&quot;; &quot;&quot;)" office:value-type="string" office:string-value="[b]209. [url=https://doomwiki.org/wiki/School_Doom_II]School﻿ Doom﻿﻿ II[/url][/b] (Doom II, 1996, 6) [sup][8: Doomlover77: 8][/sup]" calcext:value-type="string">
            <text:p>[b]209. [url=https://doomwiki.org/wiki/School_Doom_II]School﻿ Doom﻿﻿ II[/url][/b] (Doom II, 1996, 6) [sup][8: Doomlover77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G226] &amp; &quot;, &quot;  &amp; IF([Numbers.F226] &gt;= 2020; &quot;[b]&quot;; &quot;&quot;) &amp; [Numbers.F226] &amp; IF([Numbers.F226] &gt;= 2020; &quot;[/b]&quot;; &quot;&quot;)  &amp; &quot;, &quot; &amp; [Numbers.H226] &amp; &quot;) [sup][&quot; &amp; [Numbers.C226] &amp; &quot;: &quot; &amp; [Numbers.I226] &amp; &quot;][/sup]&quot;; &quot;&quot;)" office:value-type="string" office:string-value="[b]209. [url=https://www.doomworld.com/idgames/levels/doom2/Ports/s-u/scythex]Scythe X[/url][/b] (Doom II, 2009, 10) [sup][8: 42PercentHealth: 2, Graf Zahl: 2, Talvi: 3, bLOCKbOYgAMES: 1][/sup]" calcext:value-type="string">
            <text:p>[b]209. [url=https://www.doomworld.com/idgames/levels/doom2/Ports/s-u/scythex]Scythe X[/url][/b] (Doom II, 2009, 10) [sup][8: 42PercentHealth: 2, Graf Zahl: 2, Talvi: 3, bLOCKbOYgAME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G227] &amp; &quot;, &quot;  &amp; IF([Numbers.F227] &gt;= 2020; &quot;[b]&quot;; &quot;&quot;) &amp; [Numbers.F227] &amp; IF([Numbers.F227] &gt;= 2020; &quot;[/b]&quot;; &quot;&quot;)  &amp; &quot;, &quot; &amp; [Numbers.H227] &amp; &quot;) [sup][&quot; &amp; [Numbers.C227] &amp; &quot;: &quot; &amp; [Numbers.I227] &amp; &quot;][/sup]&quot;; &quot;&quot;)" office:value-type="string" office:string-value="[b]209. [url=https://www.doomworld.com/forum/topic/43453-new-map-ready-to-go-the-bee-map/]The Beesong[/url][/b] (Doom II, 2008, 1) [sup][8: Roofi: 8][/sup]" calcext:value-type="string">
            <text:p>[b]209. [url=https://www.doomworld.com/forum/topic/43453-new-map-ready-to-go-the-bee-map/]The Beesong[/url][/b] (Doom II, 2008, 1) [sup][8: Roofi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G228] &amp; &quot;, &quot;  &amp; IF([Numbers.F228] &gt;= 2020; &quot;[b]&quot;; &quot;&quot;) &amp; [Numbers.F228] &amp; IF([Numbers.F228] &gt;= 2020; &quot;[/b]&quot;; &quot;&quot;)  &amp; &quot;, &quot; &amp; [Numbers.H228] &amp; &quot;) [sup][&quot; &amp; [Numbers.C228] &amp; &quot;: &quot; &amp; [Numbers.I228] &amp; &quot;][/sup]&quot;; &quot;&quot;)" office:value-type="string" office:string-value="[b]209. [url=https://doomwiki.org/wiki/The_Final_Gathering]The Final Gathering[/url][/b] (Doom II, 1995, 5) [sup][8: Ragu: 8][/sup]" calcext:value-type="string">
            <text:p>[b]209. [url=https://doomwiki.org/wiki/The_Final_Gathering]The Final Gathering[/url][/b] (Doom II, 1995, 5) [sup][8: Ragu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G229] &amp; &quot;, &quot;  &amp; IF([Numbers.F229] &gt;= 2020; &quot;[b]&quot;; &quot;&quot;) &amp; [Numbers.F229] &amp; IF([Numbers.F229] &gt;= 2020; &quot;[/b]&quot;; &quot;&quot;)  &amp; &quot;, &quot; &amp; [Numbers.H229] &amp; &quot;) [sup][&quot; &amp; [Numbers.C229] &amp; &quot;: &quot; &amp; [Numbers.I229] &amp; &quot;][/sup]&quot;; &quot;&quot;)" office:value-type="string" office:string-value="[b]209. [url=https://www.doomworld.com/forum/topic/107249-come-eat-the-mapwich-a-collaborative-community-project-rc1-available/]The Mapwich[/url][/b] (Doom II, 2019, 15) [sup][8: Jaromir Bergmann: 8][/sup]" calcext:value-type="string">
            <text:p>[b]209. [url=https://www.doomworld.com/forum/topic/107249-come-eat-the-mapwich-a-collaborative-community-project-rc1-available/]The Mapwich[/url][/b] (Doom II, 2019, 15) [sup][8: Jaromir Bergmann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G230] &amp; &quot;, &quot;  &amp; IF([Numbers.F230] &gt;= 2020; &quot;[b]&quot;; &quot;&quot;) &amp; [Numbers.F230] &amp; IF([Numbers.F230] &gt;= 2020; &quot;[/b]&quot;; &quot;&quot;)  &amp; &quot;, &quot; &amp; [Numbers.H230] &amp; &quot;) [sup][&quot; &amp; [Numbers.C230] &amp; &quot;: &quot; &amp; [Numbers.I230] &amp; &quot;][/sup]&quot;; &quot;&quot;)" office:value-type="string" office:string-value="[b]209. [url=https://www.doomworld.com/idgames/levels/doom2/megawads/urania]Urania[/url][/b] (Plutonia, 2016, 32) [sup][8: Spectre01: 6, erzboesewicht: 2][/sup]" calcext:value-type="string">
            <text:p>[b]209. [url=https://www.doomworld.com/idgames/levels/doom2/megawads/urania]Urania[/url][/b] (Plutonia, 2016, 32) [sup][8: Spectre01: 6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G231] &amp; &quot;, &quot;  &amp; IF([Numbers.F231] &gt;= 2020; &quot;[b]&quot;; &quot;&quot;) &amp; [Numbers.F231] &amp; IF([Numbers.F231] &gt;= 2020; &quot;[/b]&quot;; &quot;&quot;)  &amp; &quot;, &quot; &amp; [Numbers.H231] &amp; &quot;) [sup][&quot; &amp; [Numbers.C231] &amp; &quot;: &quot; &amp; [Numbers.I231] &amp; &quot;][/sup]&quot;; &quot;&quot;)" office:value-type="string" office:string-value="[b]209. [url=https://www.doomworld.com/idgames/levels/doom2/Ports/v-z/vrack3]Vrack 3[/url][/b] (Doom II, 2003, 1) [sup][8: Spectra: 4, Midnight_00: 1, vdgg: 3][/sup]" calcext:value-type="string">
            <text:p>[b]209. [url=https://www.doomworld.com/idgames/levels/doom2/Ports/v-z/vrack3]Vrack 3[/url][/b] (Doom II, 2003, 1) [sup][8: Spectra: 4, Midnight_00: 1, vdgg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G232] &amp; &quot;, &quot;  &amp; IF([Numbers.F232] &gt;= 2020; &quot;[b]&quot;; &quot;&quot;) &amp; [Numbers.F232] &amp; IF([Numbers.F232] &gt;= 2020; &quot;[/b]&quot;; &quot;&quot;)  &amp; &quot;, &quot; &amp; [Numbers.H232] &amp; &quot;) [sup][&quot; &amp; [Numbers.C232] &amp; &quot;: &quot; &amp; [Numbers.I232] &amp; &quot;][/sup]&quot;; &quot;&quot;)" office:value-type="string" office:string-value="[b]229. [url=https://doomwiki.org/wiki/10_Sectors]10 Sectors[/url][/b] (Doom II, 2000, 32) [sup][7: doombedoom: 2, Bep: 5][/sup]" calcext:value-type="string">
            <text:p>[b]229. [url=https://doomwiki.org/wiki/10_Sectors]10 Sectors[/url][/b] (Doom II, 2000, 32) [sup][7: doombedoom: 2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G233] &amp; &quot;, &quot;  &amp; IF([Numbers.F233] &gt;= 2020; &quot;[b]&quot;; &quot;&quot;) &amp; [Numbers.F233] &amp; IF([Numbers.F233] &gt;= 2020; &quot;[/b]&quot;; &quot;&quot;)  &amp; &quot;, &quot; &amp; [Numbers.H233] &amp; &quot;) [sup][&quot; &amp; [Numbers.C233] &amp; &quot;: &quot; &amp; [Numbers.I233] &amp; &quot;][/sup]&quot;; &quot;&quot;)" office:value-type="string" office:string-value="[b]229. [url=https://www.doomworld.com/forum/topic/108865-rc2-release-alienated-10-levels-for-gzdoom/]Alienated[/url][/b] (Doom II, 2019, 10) [sup][7: Jaromir Bergmann: 7][/sup]" calcext:value-type="string">
            <text:p>[b]229. [url=https://www.doomworld.com/forum/topic/108865-rc2-release-alienated-10-levels-for-gzdoom/]Alienated[/url][/b] (Doom II, 2019, 10) [sup][7: Jaromir Bergmann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G234] &amp; &quot;, &quot;  &amp; IF([Numbers.F234] &gt;= 2020; &quot;[b]&quot;; &quot;&quot;) &amp; [Numbers.F234] &amp; IF([Numbers.F234] &gt;= 2020; &quot;[/b]&quot;; &quot;&quot;)  &amp; &quot;, &quot; &amp; [Numbers.H234] &amp; &quot;) [sup][&quot; &amp; [Numbers.C234] &amp; &quot;: &quot; &amp; [Numbers.I234] &amp; &quot;][/sup]&quot;; &quot;&quot;)" office:value-type="string" office:string-value="[b]229. [url=https://forum.zdoom.org/viewtopic.php?f=19&amp;t=69612]Ashes 2063[/url][/b] (Any Doom, 2018, 35) [sup][7: Ezepov: 2, DoomPlayer00: 5][/sup]" calcext:value-type="string">
            <text:p>[b]229. [url=https://forum.zdoom.org/viewtopic.php?f=19&amp;t=69612]Ashes 2063[/url][/b] (Any Doom, 2018, 35) [sup][7: Ezepov: 2, DoomPlayer00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G235] &amp; &quot;, &quot;  &amp; IF([Numbers.F235] &gt;= 2020; &quot;[b]&quot;; &quot;&quot;) &amp; [Numbers.F235] &amp; IF([Numbers.F235] &gt;= 2020; &quot;[/b]&quot;; &quot;&quot;)  &amp; &quot;, &quot; &amp; [Numbers.H235] &amp; &quot;) [sup][&quot; &amp; [Numbers.C235] &amp; &quot;: &quot; &amp; [Numbers.I235] &amp; &quot;][/sup]&quot;; &quot;&quot;)" office:value-type="string" office:string-value="[b]229. [url=https://www.doomworld.com/idgames/levels/doom/a-c/b2b]Back to Basics[/url][/b] (Doom, 2007, 9) [sup][7: WH-Wilou84: 2, joepallai: 5][/sup]" calcext:value-type="string">
            <text:p>[b]229. [url=https://www.doomworld.com/idgames/levels/doom/a-c/b2b]Back to Basics[/url][/b] (Doom, 2007, 9) [sup][7: WH-Wilou84: 2, joepallai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G236] &amp; &quot;, &quot;  &amp; IF([Numbers.F236] &gt;= 2020; &quot;[b]&quot;; &quot;&quot;) &amp; [Numbers.F236] &amp; IF([Numbers.F236] &gt;= 2020; &quot;[/b]&quot;; &quot;&quot;)  &amp; &quot;, &quot; &amp; [Numbers.H236] &amp; &quot;) [sup][&quot; &amp; [Numbers.C236] &amp; &quot;: &quot; &amp; [Numbers.I236] &amp; &quot;][/sup]&quot;; &quot;&quot;)" office:value-type="string" office:string-value="[b]229. [url=http://www.moddb.com/games/doom/addons/castle-heng]Castle Heng[/url][/b] (Doom II, 2014, 30) [sup][7: 7hm: 7][/sup]" calcext:value-type="string">
            <text:p>[b]229. [url=http://www.moddb.com/games/doom/addons/castle-heng]Castle Heng[/url][/b] (Doom II, 2014, 30) [sup][7: 7hm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G237] &amp; &quot;, &quot;  &amp; IF([Numbers.F237] &gt;= 2020; &quot;[b]&quot;; &quot;&quot;) &amp; [Numbers.F237] &amp; IF([Numbers.F237] &gt;= 2020; &quot;[/b]&quot;; &quot;&quot;)  &amp; &quot;, &quot; &amp; [Numbers.H237] &amp; &quot;) [sup][&quot; &amp; [Numbers.C237] &amp; &quot;: &quot; &amp; [Numbers.I237] &amp; &quot;][/sup]&quot;; &quot;&quot;)" office:value-type="string" office:string-value="[b]229. [url=https://www.doomworld.com/idgames/levels/doom2/Ports/a-c/cc-cod]Caverns of Darkness[/url][/b] (Doom II, 2002, 12) [sup][7: vdgg: 7][/sup]" calcext:value-type="string">
            <text:p>[b]229. [url=https://www.doomworld.com/idgames/levels/doom2/Ports/a-c/cc-cod]Caverns of Darkness[/url][/b] (Doom II, 2002, 12) [sup][7: vdgg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G238] &amp; &quot;, &quot;  &amp; IF([Numbers.F238] &gt;= 2020; &quot;[b]&quot;; &quot;&quot;) &amp; [Numbers.F238] &amp; IF([Numbers.F238] &gt;= 2020; &quot;[/b]&quot;; &quot;&quot;)  &amp; &quot;, &quot; &amp; [Numbers.H238] &amp; &quot;) [sup][&quot; &amp; [Numbers.C238] &amp; &quot;: &quot; &amp; [Numbers.I238] &amp; &quot;][/sup]&quot;; &quot;&quot;)" office:value-type="string" office:string-value="[b]229. [url=https://www.doomworld.com/idgames/levels/doom2/Ports/a-c/cah_se]Cold as Hell[/url][/b] (Doom II, 2004, 17) [sup][7: Graf Zahl: 7][/sup]" calcext:value-type="string">
            <text:p>[b]229. [url=https://www.doomworld.com/idgames/levels/doom2/Ports/a-c/cah_se]Cold as Hell[/url][/b] (Doom II, 2004, 17) [sup][7: Graf Zahl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G239] &amp; &quot;, &quot;  &amp; IF([Numbers.F239] &gt;= 2020; &quot;[b]&quot;; &quot;&quot;) &amp; [Numbers.F239] &amp; IF([Numbers.F239] &gt;= 2020; &quot;[/b]&quot;; &quot;&quot;)  &amp; &quot;, &quot; &amp; [Numbers.H239] &amp; &quot;) [sup][&quot; &amp; [Numbers.C239] &amp; &quot;: &quot; &amp; [Numbers.I239] &amp; &quot;][/sup]&quot;; &quot;&quot;)" office:value-type="string" office:string-value="[b]229. [url=https://www.doomworld.com/idgames/levels/doom2/Ports/megawads/cif3]Community is Falling 3[/url][/b] (Doom II, 2008, 36) [sup][7: NuMetalManiak: 3, Voltcom9: 4][/sup]" calcext:value-type="string">
            <text:p>[b]229. [url=https://www.doomworld.com/idgames/levels/doom2/Ports/megawads/cif3]Community is Falling 3[/url][/b] (Doom II, 2008, 36) [sup][7: NuMetalManiak: 3, Voltcom9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G240] &amp; &quot;, &quot;  &amp; IF([Numbers.F240] &gt;= 2020; &quot;[b]&quot;; &quot;&quot;) &amp; [Numbers.F240] &amp; IF([Numbers.F240] &gt;= 2020; &quot;[/b]&quot;; &quot;&quot;)  &amp; &quot;, &quot; &amp; [Numbers.H240] &amp; &quot;) [sup][&quot; &amp; [Numbers.C240] &amp; &quot;: &quot; &amp; [Numbers.I240] &amp; &quot;][/sup]&quot;; &quot;&quot;)" office:value-type="string" office:string-value="[b]229. [url=https://www.doomworld.com/idgames/levels/doom2/Ports/megawads/cpd]CPD[/url][/b] (Doom II, [b]2020[/b], 32) [sup][7: Ezepov: 7][/sup]" calcext:value-type="string">
            <text:p>[b]229. [url=https://www.doomworld.com/idgames/levels/doom2/Ports/megawads/cpd]CPD[/url][/b] (Doom II, [b]2020[/b], 32) [sup][7: Ezepov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G241] &amp; &quot;, &quot;  &amp; IF([Numbers.F241] &gt;= 2020; &quot;[b]&quot;; &quot;&quot;) &amp; [Numbers.F241] &amp; IF([Numbers.F241] &gt;= 2020; &quot;[/b]&quot;; &quot;&quot;)  &amp; &quot;, &quot; &amp; [Numbers.H241] &amp; &quot;) [sup][&quot; &amp; [Numbers.C241] &amp; &quot;: &quot; &amp; [Numbers.I241] &amp; &quot;][/sup]&quot;; &quot;&quot;)" office:value-type="string" office:string-value="[b]229. [url=https://doomwiki.org/wiki/Dimensions]Dimensions[/url][/b] (Doom II, 2017, 5) [sup][7: KineticBeverage: 7][/sup]" calcext:value-type="string">
            <text:p>[b]229. [url=https://doomwiki.org/wiki/Dimensions]Dimensions[/url][/b] (Doom II, 2017, 5) [sup][7: KineticBeverage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G242] &amp; &quot;, &quot;  &amp; IF([Numbers.F242] &gt;= 2020; &quot;[b]&quot;; &quot;&quot;) &amp; [Numbers.F242] &amp; IF([Numbers.F242] &gt;= 2020; &quot;[/b]&quot;; &quot;&quot;)  &amp; &quot;, &quot; &amp; [Numbers.H242] &amp; &quot;) [sup][&quot; &amp; [Numbers.C242] &amp; &quot;: &quot; &amp; [Numbers.I242] &amp; &quot;][/sup]&quot;; &quot;&quot;)" office:value-type="string" office:string-value="[b]229. [url=https://www.doomworld.com/forum/topic/54022-doom-center-do-you-know-that/]Doom Center[/url][/b] (Doom II, 2011, 1) [sup][7: HUNdebLeonidasX: 5, Keykhosrau: 2][/sup]" calcext:value-type="string">
            <text:p>[b]229. [url=https://www.doomworld.com/forum/topic/54022-doom-center-do-you-know-that/]Doom Center[/url][/b] (Doom II, 2011, 1) [sup][7: HUNdebLeonidasX: 5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G243] &amp; &quot;, &quot;  &amp; IF([Numbers.F243] &gt;= 2020; &quot;[b]&quot;; &quot;&quot;) &amp; [Numbers.F243] &amp; IF([Numbers.F243] &gt;= 2020; &quot;[/b]&quot;; &quot;&quot;)  &amp; &quot;, &quot; &amp; [Numbers.H243] &amp; &quot;) [sup][&quot; &amp; [Numbers.C243] &amp; &quot;: &quot; &amp; [Numbers.I243] &amp; &quot;][/sup]&quot;; &quot;&quot;)" office:value-type="string" office:string-value="[b]229. [url=https://www.doomworld.com/idgames/levels/doom2/Ports/megawads/echelon]Echelon[/url][/b] (Doom II, 2016, 30) [sup][7: Sky: 1, bzzrak: 5, A.H. Sankhatayan: 1][/sup]" calcext:value-type="string">
            <text:p>[b]229. [url=https://www.doomworld.com/idgames/levels/doom2/Ports/megawads/echelon]Echelon[/url][/b] (Doom II, 2016, 30) [sup][7: Sky: 1, bzzrak: 5, A.H. Sankhatayan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G244] &amp; &quot;, &quot;  &amp; IF([Numbers.F244] &gt;= 2020; &quot;[b]&quot;; &quot;&quot;) &amp; [Numbers.F244] &amp; IF([Numbers.F244] &gt;= 2020; &quot;[/b]&quot;; &quot;&quot;)  &amp; &quot;, &quot; &amp; [Numbers.H244] &amp; &quot;) [sup][&quot; &amp; [Numbers.C244] &amp; &quot;: &quot; &amp; [Numbers.I244] &amp; &quot;][/sup]&quot;; &quot;&quot;)" office:value-type="string" office:string-value="[b]229. [url=https://www.doomworld.com/forum/topic/90173-eden/]Eden[/url][/b] (Doom II, 2016, 1) [sup][7: Nirvana: 7][/sup]" calcext:value-type="string">
            <text:p>[b]229. [url=https://www.doomworld.com/forum/topic/90173-eden/]Eden[/url][/b] (Doom II, 2016, 1) [sup][7: Nirvana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G245] &amp; &quot;, &quot;  &amp; IF([Numbers.F245] &gt;= 2020; &quot;[b]&quot;; &quot;&quot;) &amp; [Numbers.F245] &amp; IF([Numbers.F245] &gt;= 2020; &quot;[/b]&quot;; &quot;&quot;)  &amp; &quot;, &quot; &amp; [Numbers.H245] &amp; &quot;) [sup][&quot; &amp; [Numbers.C245] &amp; &quot;: &quot; &amp; [Numbers.I245] &amp; &quot;][/sup]&quot;; &quot;&quot;)" office:value-type="string" office:string-value="[b]229. [url=https://www.doomworld.com/idgames/levels/doom2/Ports/d-f/fth666]Flashback to Hell[/url][/b] (Doom II, 2014, 15) [sup][7: GarrettChan: 2, eharper256: 5][/sup]" calcext:value-type="string">
            <text:p>[b]229. [url=https://www.doomworld.com/idgames/levels/doom2/Ports/d-f/fth666]Flashback to Hell[/url][/b] (Doom II, 2014, 15) [sup][7: GarrettChan: 2,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G246] &amp; &quot;, &quot;  &amp; IF([Numbers.F246] &gt;= 2020; &quot;[b]&quot;; &quot;&quot;) &amp; [Numbers.F246] &amp; IF([Numbers.F246] &gt;= 2020; &quot;[/b]&quot;; &quot;&quot;)  &amp; &quot;, &quot; &amp; [Numbers.H246] &amp; &quot;) [sup][&quot; &amp; [Numbers.C246] &amp; &quot;: &quot; &amp; [Numbers.I246] &amp; &quot;][/sup]&quot;; &quot;&quot;)" office:value-type="string" office:string-value="[b]229. [url=https://www.doomworld.com/idgames/levels/doom2/megawads/fragport]Fragport[/url][/b] (Doom II, 2001, 32) [sup][7: P41R47: 3, Doomlover77: 3, DoomPlayer00: 1][/sup]" calcext:value-type="string">
            <text:p>[b]229. [url=https://www.doomworld.com/idgames/levels/doom2/megawads/fragport]Fragport[/url][/b] (Doom II, 2001, 32) [sup][7: P41R47: 3, Doomlover77: 3, DoomPlayer00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G247] &amp; &quot;, &quot;  &amp; IF([Numbers.F247] &gt;= 2020; &quot;[b]&quot;; &quot;&quot;) &amp; [Numbers.F247] &amp; IF([Numbers.F247] &gt;= 2020; &quot;[/b]&quot;; &quot;&quot;)  &amp; &quot;, &quot; &amp; [Numbers.H247] &amp; &quot;) [sup][&quot; &amp; [Numbers.C247] &amp; &quot;: &quot; &amp; [Numbers.I247] &amp; &quot;][/sup]&quot;; &quot;&quot;)" office:value-type="string" office:string-value="[b]229. [url=https://doomwiki.org/wiki/Galaxia]Galaxia[/url][/b] (Doom, 1994, 2) [sup][7: A.H. Sankhatayan: 1, Ragu: 6][/sup]" calcext:value-type="string">
            <text:p>[b]229. [url=https://doomwiki.org/wiki/Galaxia]Galaxia[/url][/b] (Doom, 1994, 2) [sup][7: A.H. Sankhatayan: 1, Ragu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G248] &amp; &quot;, &quot;  &amp; IF([Numbers.F248] &gt;= 2020; &quot;[b]&quot;; &quot;&quot;) &amp; [Numbers.F248] &amp; IF([Numbers.F248] &gt;= 2020; &quot;[/b]&quot;; &quot;&quot;)  &amp; &quot;, &quot; &amp; [Numbers.H248] &amp; &quot;) [sup][&quot; &amp; [Numbers.C248] &amp; &quot;: &quot; &amp; [Numbers.I248] &amp; &quot;][/sup]&quot;; &quot;&quot;)" office:value-type="string" office:string-value="[b]229. [url=https://www.doomworld.com/idgames/themes/hacx/hx11pack]Hacx[/url][/b] (Doom II, 1997, 21) [sup][7: Grazza: 5, Dimon12321: 2][/sup]" calcext:value-type="string">
            <text:p>[b]229. [url=https://www.doomworld.com/idgames/themes/hacx/hx11pack]Hacx[/url][/b] (Doom II, 1997, 21) [sup][7: Grazza: 5, Dimon12321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G249] &amp; &quot;, &quot;  &amp; IF([Numbers.F249] &gt;= 2020; &quot;[b]&quot;; &quot;&quot;) &amp; [Numbers.F249] &amp; IF([Numbers.F249] &gt;= 2020; &quot;[/b]&quot;; &quot;&quot;)  &amp; &quot;, &quot; &amp; [Numbers.H249] &amp; &quot;) [sup][&quot; &amp; [Numbers.C249] &amp; &quot;: &quot; &amp; [Numbers.I249] &amp; &quot;][/sup]&quot;; &quot;&quot;)" office:value-type="string" office:string-value="[b]229. [url=https://www.doomworld.com/idgames/themes/university/hsfc]HSFC[/url][/b] (Doom II, 1996, 1) [sup][7: Doomlover77: 7][/sup]" calcext:value-type="string">
            <text:p>[b]229. [url=https://www.doomworld.com/idgames/themes/university/hsfc]HSFC[/url][/b] (Doom II, 1996, 1) [sup][7: Doomlover77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G250] &amp; &quot;, &quot;  &amp; IF([Numbers.F250] &gt;= 2020; &quot;[b]&quot;; &quot;&quot;) &amp; [Numbers.F250] &amp; IF([Numbers.F250] &gt;= 2020; &quot;[/b]&quot;; &quot;&quot;)  &amp; &quot;, &quot; &amp; [Numbers.H250] &amp; &quot;) [sup][&quot; &amp; [Numbers.C250] &amp; &quot;: &quot; &amp; [Numbers.I250] &amp; &quot;][/sup]&quot;; &quot;&quot;)" office:value-type="string" office:string-value="[b]229. [url=https://www.doomworld.com/idgames/levels/doom2/Ports/g-i/iedge]Insanity's Edge[/url][/b] (Doom II, 2009, 2) [sup][7: TechnoDoomed1: 7][/sup]" calcext:value-type="string">
            <text:p>[b]229. [url=https://www.doomworld.com/idgames/levels/doom2/Ports/g-i/iedge]Insanity's Edge[/url][/b] (Doom II, 2009, 2) [sup][7: TechnoDoomed1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G251] &amp; &quot;, &quot;  &amp; IF([Numbers.F251] &gt;= 2020; &quot;[b]&quot;; &quot;&quot;) &amp; [Numbers.F251] &amp; IF([Numbers.F251] &gt;= 2020; &quot;[/b]&quot;; &quot;&quot;)  &amp; &quot;, &quot; &amp; [Numbers.H251] &amp; &quot;) [sup][&quot; &amp; [Numbers.C251] &amp; &quot;: &quot; &amp; [Numbers.I251] &amp; &quot;][/sup]&quot;; &quot;&quot;)" office:value-type="string" office:string-value="[b]229. [url=https://www.doomworld.com/idgames/levels/doom2/megawads/marsw301]Mars War[/url][/b] (Doom II, 1998, 32) [sup][7: Roofi: 5, Rince-wind: 2][/sup]" calcext:value-type="string">
            <text:p>[b]229. [url=https://www.doomworld.com/idgames/levels/doom2/megawads/marsw301]Mars War[/url][/b] (Doom II, 1998, 32) [sup][7: Roofi: 5, Rince-wind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G252] &amp; &quot;, &quot;  &amp; IF([Numbers.F252] &gt;= 2020; &quot;[b]&quot;; &quot;&quot;) &amp; [Numbers.F252] &amp; IF([Numbers.F252] &gt;= 2020; &quot;[/b]&quot;; &quot;&quot;)  &amp; &quot;, &quot; &amp; [Numbers.H252] &amp; &quot;) [sup][&quot; &amp; [Numbers.C252] &amp; &quot;: &quot; &amp; [Numbers.I252] &amp; &quot;][/sup]&quot;; &quot;&quot;)" office:value-type="string" office:string-value="[b]229. [url=https://doomwiki.org/wiki/Mutabor]Mutabor[/url][/b] (Doom II, [b]2020[/b], 3) [sup][7: akolai: 2, Nefelibeta: 5][/sup]" calcext:value-type="string">
            <text:p>[b]229. [url=https://doomwiki.org/wiki/Mutabor]Mutabor[/url][/b] (Doom II, [b]2020[/b], 3) [sup][7: akolai: 2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G253] &amp; &quot;, &quot;  &amp; IF([Numbers.F253] &gt;= 2020; &quot;[b]&quot;; &quot;&quot;) &amp; [Numbers.F253] &amp; IF([Numbers.F253] &gt;= 2020; &quot;[/b]&quot;; &quot;&quot;)  &amp; &quot;, &quot; &amp; [Numbers.H253] &amp; &quot;) [sup][&quot; &amp; [Numbers.C253] &amp; &quot;: &quot; &amp; [Numbers.I253] &amp; &quot;][/sup]&quot;; &quot;&quot;)" office:value-type="string" office:string-value="[b]229. [url=https://www.doomworld.com/idgames/levels/doom2/m-o/odessa_1]Odessa 1[/url][/b] (Doom II, 1995, 1) [sup][7: 7hm: 7][/sup]" calcext:value-type="string">
            <text:p>[b]229. [url=https://www.doomworld.com/idgames/levels/doom2/m-o/odessa_1]Odessa 1[/url][/b] (Doom II, 1995, 1) [sup][7: 7hm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G254] &amp; &quot;, &quot;  &amp; IF([Numbers.F254] &gt;= 2020; &quot;[b]&quot;; &quot;&quot;) &amp; [Numbers.F254] &amp; IF([Numbers.F254] &gt;= 2020; &quot;[/b]&quot;; &quot;&quot;)  &amp; &quot;, &quot; &amp; [Numbers.H254] &amp; &quot;) [sup][&quot; &amp; [Numbers.C254] &amp; &quot;: &quot; &amp; [Numbers.I254] &amp; &quot;][/sup]&quot;; &quot;&quot;)" office:value-type="string" office:string-value="[b]229. [url=https://www.doomworld.com/idgames/levels/doom2/Ports/p-r/pwfinal]Plutonium Winds[/url][/b] (Plutonia, 2014, 7) [sup][7: Spectra: 7][/sup]" calcext:value-type="string">
            <text:p>[b]229. [url=https://www.doomworld.com/idgames/levels/doom2/Ports/p-r/pwfinal]Plutonium Winds[/url][/b] (Plutonia, 2014, 7) [sup][7: Spectra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G255] &amp; &quot;, &quot;  &amp; IF([Numbers.F255] &gt;= 2020; &quot;[b]&quot;; &quot;&quot;) &amp; [Numbers.F255] &amp; IF([Numbers.F255] &gt;= 2020; &quot;[/b]&quot;; &quot;&quot;)  &amp; &quot;, &quot; &amp; [Numbers.H255] &amp; &quot;) [sup][&quot; &amp; [Numbers.C255] &amp; &quot;: &quot; &amp; [Numbers.I255] &amp; &quot;][/sup]&quot;; &quot;&quot;)" office:value-type="string" office:string-value="[b]229. [url=https://www.doomworld.com/forum/topic/85755-rf1024-i-dont-know-whats-going-on-with-this-title-anymore/]Rf 1024[/url][/b] (Doom II, 2016, 33) [sup][7: JudgeDeadd: 2, Ryath: 5][/sup]" calcext:value-type="string">
            <text:p>[b]229. [url=https://www.doomworld.com/forum/topic/85755-rf1024-i-dont-know-whats-going-on-with-this-title-anymore/]Rf 1024[/url][/b] (Doom II, 2016, 33) [sup][7: JudgeDeadd: 2,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G256] &amp; &quot;, &quot;  &amp; IF([Numbers.F256] &gt;= 2020; &quot;[b]&quot;; &quot;&quot;) &amp; [Numbers.F256] &amp; IF([Numbers.F256] &gt;= 2020; &quot;[/b]&quot;; &quot;&quot;)  &amp; &quot;, &quot; &amp; [Numbers.H256] &amp; &quot;) [sup][&quot; &amp; [Numbers.C256] &amp; &quot;: &quot; &amp; [Numbers.I256] &amp; &quot;][/sup]&quot;; &quot;&quot;)" office:value-type="string" office:string-value="[b]229. [url=https://www.doomworld.com/idgames/levels/hexen/j-l/kaiser_28]Shadows of Chronos[/url][/b] (Hexen, 2014, 6) [sup][7: Grain of Salt: 7][/sup]" calcext:value-type="string">
            <text:p>[b]229. [url=https://www.doomworld.com/idgames/levels/hexen/j-l/kaiser_28]Shadows of Chronos[/url][/b] (Hexen, 2014, 6) [sup][7: Grain of Salt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G257] &amp; &quot;, &quot;  &amp; IF([Numbers.F257] &gt;= 2020; &quot;[b]&quot;; &quot;&quot;) &amp; [Numbers.F257] &amp; IF([Numbers.F257] &gt;= 2020; &quot;[/b]&quot;; &quot;&quot;)  &amp; &quot;, &quot; &amp; [Numbers.H257] &amp; &quot;) [sup][&quot; &amp; [Numbers.C257] &amp; &quot;: &quot; &amp; [Numbers.I257] &amp; &quot;][/sup]&quot;; &quot;&quot;)" office:value-type="string" office:string-value="[b]229. [url=https://www.doomworld.com/idgames/levels/doom2/Ports/megawads/intime]Somewhere in Time[/url][/b] (Doom II, 2016, 16) [sup][7: STILES: 3, smeghammer: 4][/sup]" calcext:value-type="string">
            <text:p>[b]229. [url=https://www.doomworld.com/idgames/levels/doom2/Ports/megawads/intime]Somewhere in Time[/url][/b] (Doom II, 2016, 16) [sup][7: STILES: 3, smeghammer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G258] &amp; &quot;, &quot;  &amp; IF([Numbers.F258] &gt;= 2020; &quot;[b]&quot;; &quot;&quot;) &amp; [Numbers.F258] &amp; IF([Numbers.F258] &gt;= 2020; &quot;[/b]&quot;; &quot;&quot;)  &amp; &quot;, &quot; &amp; [Numbers.H258] &amp; &quot;) [sup][&quot; &amp; [Numbers.C258] &amp; &quot;: &quot; &amp; [Numbers.I258] &amp; &quot;][/sup]&quot;; &quot;&quot;)" office:value-type="string" office:string-value="[b]229. [url=https://www.doomworld.com/idgames/levels/doom2/Ports/megawads/swideath]Swift Death[/url][/b] (Doom II, 2015, 32) [sup][7: Nine Inch Heels: 1, fveitsi: 5, NoisyVelvet: 1][/sup]" calcext:value-type="string">
            <text:p>[b]229. [url=https://www.doomworld.com/idgames/levels/doom2/Ports/megawads/swideath]Swift Death[/url][/b] (Doom II, 2015, 32) [sup][7: Nine Inch Heels: 1, fveitsi: 5, NoisyVelve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G259] &amp; &quot;, &quot;  &amp; IF([Numbers.F259] &gt;= 2020; &quot;[b]&quot;; &quot;&quot;) &amp; [Numbers.F259] &amp; IF([Numbers.F259] &gt;= 2020; &quot;[/b]&quot;; &quot;&quot;)  &amp; &quot;, &quot; &amp; [Numbers.H259] &amp; &quot;) [sup][&quot; &amp; [Numbers.C259] &amp; &quot;: &quot; &amp; [Numbers.I259] &amp; &quot;][/sup]&quot;; &quot;&quot;)" office:value-type="string" office:string-value="[b]229. [url=https://www.doomworld.com/idgames/levels/doom/a-c/class_ep]The Classic Episode[/url][/b] (Doom, 2000, 9) [sup][7: pcorf: 5, purist: 2][/sup]" calcext:value-type="string">
            <text:p>[b]229. [url=https://www.doomworld.com/idgames/levels/doom/a-c/class_ep]The Classic Episode[/url][/b] (Doom, 2000, 9) [sup][7: pcorf: 5, puris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G260] &amp; &quot;, &quot;  &amp; IF([Numbers.F260] &gt;= 2020; &quot;[b]&quot;; &quot;&quot;) &amp; [Numbers.F260] &amp; IF([Numbers.F260] &gt;= 2020; &quot;[/b]&quot;; &quot;&quot;)  &amp; &quot;, &quot; &amp; [Numbers.H260] &amp; &quot;) [sup][&quot; &amp; [Numbers.C260] &amp; &quot;: &quot; &amp; [Numbers.I260] &amp; &quot;][/sup]&quot;; &quot;&quot;)" office:value-type="string" office:string-value="[b]229. [url=https://www.doomworld.com/idgames/levels/doom2/s-u/slayer]The Slayer[/url][/b] (Doom II, 2002, 15) [sup][7: Vorpal: 5, vdgg: 1, doombedoom: 1][/sup]" calcext:value-type="string">
            <text:p>[b]229. [url=https://www.doomworld.com/idgames/levels/doom2/s-u/slayer]The Slayer[/url][/b] (Doom II, 2002, 15) [sup][7: Vorpal: 5, vdgg: 1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G261] &amp; &quot;, &quot;  &amp; IF([Numbers.F261] &gt;= 2020; &quot;[b]&quot;; &quot;&quot;) &amp; [Numbers.F261] &amp; IF([Numbers.F261] &gt;= 2020; &quot;[/b]&quot;; &quot;&quot;)  &amp; &quot;, &quot; &amp; [Numbers.H261] &amp; &quot;) [sup][&quot; &amp; [Numbers.C261] &amp; &quot;: &quot; &amp; [Numbers.I261] &amp; &quot;][/sup]&quot;; &quot;&quot;)" office:value-type="string" office:string-value="[b]229. [url=https://www.doomworld.com/idgames/levels/doom/Ports/d-f/draftex]Thy Flesh - Turned into a draft-excluder[/url][/b] (Doom, 2014, 9) [sup][7: 4everDoomed: 6, dosboot: 1][/sup]" calcext:value-type="string">
            <text:p>[b]229. [url=https://www.doomworld.com/idgames/levels/doom/Ports/d-f/draftex]Thy Flesh - Turned into a draft-excluder[/url][/b] (Doom, 2014, 9) [sup][7: 4everDoomed: 6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G262] &amp; &quot;, &quot;  &amp; IF([Numbers.F262] &gt;= 2020; &quot;[b]&quot;; &quot;&quot;) &amp; [Numbers.F262] &amp; IF([Numbers.F262] &gt;= 2020; &quot;[/b]&quot;; &quot;&quot;)  &amp; &quot;, &quot; &amp; [Numbers.H262] &amp; &quot;) [sup][&quot; &amp; [Numbers.C262] &amp; &quot;: &quot; &amp; [Numbers.I262] &amp; &quot;][/sup]&quot;; &quot;&quot;)" office:value-type="string" office:string-value="[b]229. [url=https://forum.zdoom.org/viewtopic.php?f=42&amp;t=55741]Waterlab GZD[/url][/b] (Doom II, 2017, 1) [sup][7: Phobus: 7][/sup]" calcext:value-type="string">
            <text:p>[b]229. [url=https://forum.zdoom.org/viewtopic.php?f=42&amp;t=55741]Waterlab GZD[/url][/b] (Doom II, 2017, 1) [sup][7: Phobus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G263] &amp; &quot;, &quot;  &amp; IF([Numbers.F263] &gt;= 2020; &quot;[b]&quot;; &quot;&quot;) &amp; [Numbers.F263] &amp; IF([Numbers.F263] &gt;= 2020; &quot;[/b]&quot;; &quot;&quot;)  &amp; &quot;, &quot; &amp; [Numbers.H263] &amp; &quot;) [sup][&quot; &amp; [Numbers.C263] &amp; &quot;: &quot; &amp; [Numbers.I263] &amp; &quot;][/sup]&quot;; &quot;&quot;)" office:value-type="string" office:string-value="[b]229. [url=https://www.doomworld.com/idgames/levels/doom2/Ports/v-z/zendyn_x]Zen Dynamics[/url][/b] (Doom II, 2005, 7) [sup][7: Phobus: 4, TechnoDoomed1: 1, doombedoom: 2][/sup]" calcext:value-type="string">
            <text:p>[b]229. [url=https://www.doomworld.com/idgames/levels/doom2/Ports/v-z/zendyn_x]Zen Dynamics[/url][/b] (Doom II, 2005, 7) [sup][7: Phobus: 4, TechnoDoomed1: 1, doombedoom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G264] &amp; &quot;, &quot;  &amp; IF([Numbers.F264] &gt;= 2020; &quot;[b]&quot;; &quot;&quot;) &amp; [Numbers.F264] &amp; IF([Numbers.F264] &gt;= 2020; &quot;[/b]&quot;; &quot;&quot;)  &amp; &quot;, &quot; &amp; [Numbers.H264] &amp; &quot;) [sup][&quot; &amp; [Numbers.C264] &amp; &quot;: &quot; &amp; [Numbers.I264] &amp; &quot;][/sup]&quot;; &quot;&quot;)" office:value-type="string" office:string-value="[b]261. [url=https://forum.zdoom.org/viewtopic.php?f=19&amp;t=54247&amp;p=954473]20 Monsters Community Project[/url][/b] (Doom II, 2017, 42) [sup][6: Voltcom9: 6][/sup]" calcext:value-type="string">
            <text:p>[b]261. [url=https://forum.zdoom.org/viewtopic.php?f=19&amp;t=54247&amp;p=954473]20 Monsters Community Project[/url][/b] (Doom II, 2017, 42) [sup][6: Voltcom9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G265] &amp; &quot;, &quot;  &amp; IF([Numbers.F265] &gt;= 2020; &quot;[b]&quot;; &quot;&quot;) &amp; [Numbers.F265] &amp; IF([Numbers.F265] &gt;= 2020; &quot;[/b]&quot;; &quot;&quot;)  &amp; &quot;, &quot; &amp; [Numbers.H265] &amp; &quot;) [sup][&quot; &amp; [Numbers.C265] &amp; &quot;: &quot; &amp; [Numbers.I265] &amp; &quot;][/sup]&quot;; &quot;&quot;)" office:value-type="string" office:string-value="[b]261. [url=https://www.doomworld.com/idgames/levels/doom2/Ports/s-u/teitenga]Assault on Tei Tenga[/url][/b] (Doom II, 1999, 6) [sup][6: Ralphis: 6][/sup]" calcext:value-type="string">
            <text:p>[b]261. [url=https://www.doomworld.com/idgames/levels/doom2/Ports/s-u/teitenga]Assault on Tei Tenga[/url][/b] (Doom II, 1999, 6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G266] &amp; &quot;, &quot;  &amp; IF([Numbers.F266] &gt;= 2020; &quot;[b]&quot;; &quot;&quot;) &amp; [Numbers.F266] &amp; IF([Numbers.F266] &gt;= 2020; &quot;[/b]&quot;; &quot;&quot;)  &amp; &quot;, &quot; &amp; [Numbers.H266] &amp; &quot;) [sup][&quot; &amp; [Numbers.C266] &amp; &quot;: &quot; &amp; [Numbers.I266] &amp; &quot;][/sup]&quot;; &quot;&quot;)" office:value-type="string" office:string-value="[b]261. [url=https://www.doomworld.com/forum/topic/117061-bourgeois-megawad-30-maps-now-on-idgames/]Bourgeois Megawad[/url][/b] (Doom II, [b]2021[/b], 30) [sup][6: TheGreenZap: 6][/sup]" calcext:value-type="string">
            <text:p>[b]261. [url=https://www.doomworld.com/forum/topic/117061-bourgeois-megawad-30-maps-now-on-idgames/]Bourgeois Megawad[/url][/b] (Doom II, [b]2021[/b], 30) [sup][6: TheGreenZap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G267] &amp; &quot;, &quot;  &amp; IF([Numbers.F267] &gt;= 2020; &quot;[b]&quot;; &quot;&quot;) &amp; [Numbers.F267] &amp; IF([Numbers.F267] &gt;= 2020; &quot;[/b]&quot;; &quot;&quot;)  &amp; &quot;, &quot; &amp; [Numbers.H267] &amp; &quot;) [sup][&quot; &amp; [Numbers.C267] &amp; &quot;: &quot; &amp; [Numbers.I267] &amp; &quot;][/sup]&quot;; &quot;&quot;)" office:value-type="string" office:string-value="[b]261. [url=https://www.doomworld.com/idgames/levels/doom2/a-c/castleof]Castle of the Damned[/url][/b] (Doom II, 1996, 1) [sup][6: bzzrak: 6][/sup]" calcext:value-type="string">
            <text:p>[b]261. [url=https://www.doomworld.com/idgames/levels/doom2/a-c/castleof]Castle of the Damned[/url][/b] (Doom II, 1996, 1) [sup][6: bzzrak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G268] &amp; &quot;, &quot;  &amp; IF([Numbers.F268] &gt;= 2020; &quot;[b]&quot;; &quot;&quot;) &amp; [Numbers.F268] &amp; IF([Numbers.F268] &gt;= 2020; &quot;[/b]&quot;; &quot;&quot;)  &amp; &quot;, &quot; &amp; [Numbers.H268] &amp; &quot;) [sup][&quot; &amp; [Numbers.C268] &amp; &quot;: &quot; &amp; [Numbers.I268] &amp; &quot;][/sup]&quot;; &quot;&quot;)" office:value-type="string" office:string-value="[b]261. [url=https://www.doomworld.com/idgames/levels/doom/a-c/acheron]Crossing Acheron[/url][/b] (Doom, 1994, 1) [sup][6: joepallai: 1, xdude_gamer: 5][/sup]" calcext:value-type="string">
            <text:p>[b]261. [url=https://www.doomworld.com/idgames/levels/doom/a-c/acheron]Crossing Acheron[/url][/b] (Doom, 1994, 1) [sup][6: joepallai: 1, xdude_gamer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G269] &amp; &quot;, &quot;  &amp; IF([Numbers.F269] &gt;= 2020; &quot;[b]&quot;; &quot;&quot;) &amp; [Numbers.F269] &amp; IF([Numbers.F269] &gt;= 2020; &quot;[/b]&quot;; &quot;&quot;)  &amp; &quot;, &quot; &amp; [Numbers.H269] &amp; &quot;) [sup][&quot; &amp; [Numbers.C269] &amp; &quot;: &quot; &amp; [Numbers.I269] &amp; &quot;][/sup]&quot;; &quot;&quot;)" office:value-type="string" office:string-value="[b]261. [url=https://www.doomworld.com/forum/topic/121935-cydonia-throwback-plutonia-wad-beta-available/]Cydonia[/url][/b] (Plutonia, [b]2021[/b], 22) [sup][6: whybmonotacrab: 1, Xeogred: 5][/sup]" calcext:value-type="string">
            <text:p>[b]261. [url=https://www.doomworld.com/forum/topic/121935-cydonia-throwback-plutonia-wad-beta-available/]Cydonia[/url][/b] (Plutonia, [b]2021[/b], 22) [sup][6: whybmonotacrab: 1, Xeogr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G270] &amp; &quot;, &quot;  &amp; IF([Numbers.F270] &gt;= 2020; &quot;[b]&quot;; &quot;&quot;) &amp; [Numbers.F270] &amp; IF([Numbers.F270] &gt;= 2020; &quot;[/b]&quot;; &quot;&quot;)  &amp; &quot;, &quot; &amp; [Numbers.H270] &amp; &quot;) [sup][&quot; &amp; [Numbers.C270] &amp; &quot;: &quot; &amp; [Numbers.I270] &amp; &quot;][/sup]&quot;; &quot;&quot;)" office:value-type="string" office:string-value="[b]261. [url=https://www.doomworld.com/idgames/levels/doom2/Ports/d-f/dark7]Dark 7 (with Mission Pack)[/url][/b] (Doom II, 2002, 7) [sup][6: smeghammer: 4, doombedoom: 2][/sup]" calcext:value-type="string">
            <text:p>[b]261. [url=https://www.doomworld.com/idgames/levels/doom2/Ports/d-f/dark7]Dark 7 (with Mission Pack)[/url][/b] (Doom II, 2002, 7) [sup][6: smeghammer: 4, doombedoom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G271] &amp; &quot;, &quot;  &amp; IF([Numbers.F271] &gt;= 2020; &quot;[b]&quot;; &quot;&quot;) &amp; [Numbers.F271] &amp; IF([Numbers.F271] &gt;= 2020; &quot;[/b]&quot;; &quot;&quot;)  &amp; &quot;, &quot; &amp; [Numbers.H271] &amp; &quot;) [sup][&quot; &amp; [Numbers.C271] &amp; &quot;: &quot; &amp; [Numbers.I271] &amp; &quot;][/sup]&quot;; &quot;&quot;)" office:value-type="string" office:string-value="[b]261. [url=https://www.doomworld.com/idgames/levels/doom2/Ports/d-f/de-pkg]Demon Eclipse[/url][/b] (Doom II, 2006, 12) [sup][6: Soundblock: 1, Lazorinc: 1, tchkb: 4][/sup]" calcext:value-type="string">
            <text:p>[b]261. [url=https://www.doomworld.com/idgames/levels/doom2/Ports/d-f/de-pkg]Demon Eclipse[/url][/b] (Doom II, 2006, 12) [sup][6: Soundblock: 1, Lazorinc: 1, tchkb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G272] &amp; &quot;, &quot;  &amp; IF([Numbers.F272] &gt;= 2020; &quot;[b]&quot;; &quot;&quot;) &amp; [Numbers.F272] &amp; IF([Numbers.F272] &gt;= 2020; &quot;[/b]&quot;; &quot;&quot;)  &amp; &quot;, &quot; &amp; [Numbers.H272] &amp; &quot;) [sup][&quot; &amp; [Numbers.C272] &amp; &quot;: &quot; &amp; [Numbers.I272] &amp; &quot;][/sup]&quot;; &quot;&quot;)" office:value-type="string" office:string-value="[b]261. [url=https://www.doomworld.com/idgames/themes/university/dmuhs061]Doom U.H.S.[/url][/b] (Doom, 1996, 1) [sup][6: Doomlover77: 6][/sup]" calcext:value-type="string">
            <text:p>[b]261. [url=https://www.doomworld.com/idgames/themes/university/dmuhs061]Doom U.H.S.[/url][/b] (Doom, 1996, 1) [sup][6: Doomlover77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G273] &amp; &quot;, &quot;  &amp; IF([Numbers.F273] &gt;= 2020; &quot;[b]&quot;; &quot;&quot;) &amp; [Numbers.F273] &amp; IF([Numbers.F273] &gt;= 2020; &quot;[/b]&quot;; &quot;&quot;)  &amp; &quot;, &quot; &amp; [Numbers.H273] &amp; &quot;) [sup][&quot; &amp; [Numbers.C273] &amp; &quot;: &quot; &amp; [Numbers.I273] &amp; &quot;][/sup]&quot;; &quot;&quot;)" office:value-type="string" office:string-value="[b]261. [url=https://www.doomworld.com/idgames/levels/doom2/Ports/d-f/d_space_v2]Doomed in SPACE[/url][/b] (Doom II, 2018, 13) [sup][6: Ezepov: 6][/sup]" calcext:value-type="string">
            <text:p>[b]261. [url=https://www.doomworld.com/idgames/levels/doom2/Ports/d-f/d_space_v2]Doomed in SPACE[/url][/b] (Doom II, 2018, 13) [sup][6: Ezepov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G274] &amp; &quot;, &quot;  &amp; IF([Numbers.F274] &gt;= 2020; &quot;[b]&quot;; &quot;&quot;) &amp; [Numbers.F274] &amp; IF([Numbers.F274] &gt;= 2020; &quot;[/b]&quot;; &quot;&quot;)  &amp; &quot;, &quot; &amp; [Numbers.H274] &amp; &quot;) [sup][&quot; &amp; [Numbers.C274] &amp; &quot;: &quot; &amp; [Numbers.I274] &amp; &quot;][/sup]&quot;; &quot;&quot;)" office:value-type="string" office:string-value="[b]261. [url=https://www.doomworld.com/idgames/levels/doom/Ports/d-f/dbimpact]Double Impact[/url][/b] (Doom, 2011, 9) [sup][6: Ralphis: 6][/sup]" calcext:value-type="string">
            <text:p>[b]261. [url=https://www.doomworld.com/idgames/levels/doom/Ports/d-f/dbimpact]Double Impact[/url][/b] (Doom, 2011, 9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G275] &amp; &quot;, &quot;  &amp; IF([Numbers.F275] &gt;= 2020; &quot;[b]&quot;; &quot;&quot;) &amp; [Numbers.F275] &amp; IF([Numbers.F275] &gt;= 2020; &quot;[/b]&quot;; &quot;&quot;)  &amp; &quot;, &quot; &amp; [Numbers.H275] &amp; &quot;) [sup][&quot; &amp; [Numbers.C275] &amp; &quot;: &quot; &amp; [Numbers.I275] &amp; &quot;][/sup]&quot;; &quot;&quot;)" office:value-type="string" office:string-value="[b]261. [url=https://www.doomworld.com/idgames/levels/heretic/Ports/elfgp]Elf Gets Pissed[/url][/b] (Heretic, 2016, 9) [sup][6: Ralphis: 6][/sup]" calcext:value-type="string">
            <text:p>[b]261. [url=https://www.doomworld.com/idgames/levels/heretic/Ports/elfgp]Elf Gets Pissed[/url][/b] (Heretic, 2016, 9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G276] &amp; &quot;, &quot;  &amp; IF([Numbers.F276] &gt;= 2020; &quot;[b]&quot;; &quot;&quot;) &amp; [Numbers.F276] &amp; IF([Numbers.F276] &gt;= 2020; &quot;[/b]&quot;; &quot;&quot;)  &amp; &quot;, &quot; &amp; [Numbers.H276] &amp; &quot;) [sup][&quot; &amp; [Numbers.C276] &amp; &quot;: &quot; &amp; [Numbers.I276] &amp; &quot;][/sup]&quot;; &quot;&quot;)" office:value-type="string" office:string-value="[b]261. [url=https://www.doomworld.com/idgames/levels/doom2/d-f/endgame]End Game[/url][/b] (Doom II, 2004, 8) [sup][6: pcorf: 6][/sup]" calcext:value-type="string">
            <text:p>[b]261. [url=https://www.doomworld.com/idgames/levels/doom2/d-f/endgame]End Game[/url][/b] (Doom II, 2004, 8) [sup][6: pcorf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G277] &amp; &quot;, &quot;  &amp; IF([Numbers.F277] &gt;= 2020; &quot;[b]&quot;; &quot;&quot;) &amp; [Numbers.F277] &amp; IF([Numbers.F277] &gt;= 2020; &quot;[/b]&quot;; &quot;&quot;)  &amp; &quot;, &quot; &amp; [Numbers.H277] &amp; &quot;) [sup][&quot; &amp; [Numbers.C277] &amp; &quot;: &quot; &amp; [Numbers.I277] &amp; &quot;][/sup]&quot;; &quot;&quot;)" office:value-type="string" office:string-value="[b]261. [url=https://www.doomworld.com/idgames/levels/doom/megawads/et]Endless Torture[/url][/b] (Doom, 2015, 36) [sup][6: soner du: 2, dei_eldren: 4][/sup]" calcext:value-type="string">
            <text:p>[b]261. [url=https://www.doomworld.com/idgames/levels/doom/megawads/et]Endless Torture[/url][/b] (Doom, 2015, 36) [sup][6: soner du: 2, dei_eldren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G278] &amp; &quot;, &quot;  &amp; IF([Numbers.F278] &gt;= 2020; &quot;[b]&quot;; &quot;&quot;) &amp; [Numbers.F278] &amp; IF([Numbers.F278] &gt;= 2020; &quot;[/b]&quot;; &quot;&quot;)  &amp; &quot;, &quot; &amp; [Numbers.H278] &amp; &quot;) [sup][&quot; &amp; [Numbers.C278] &amp; &quot;: &quot; &amp; [Numbers.I278] &amp; &quot;][/sup]&quot;; &quot;&quot;)" office:value-type="string" office:string-value="[b]261. [url=https://www.doomworld.com/idgames/levels/doom2/Ports/megawads/5room]Five Rooms of Doom[/url][/b] (Doom II, 2015, 32) [sup][6: HyperLuke: 6][/sup]" calcext:value-type="string">
            <text:p>[b]261. [url=https://www.doomworld.com/idgames/levels/doom2/Ports/megawads/5room]Five Rooms of Doom[/url][/b] (Doom II, 2015, 32) [sup][6: HyperLuke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G279] &amp; &quot;, &quot;  &amp; IF([Numbers.F279] &gt;= 2020; &quot;[b]&quot;; &quot;&quot;) &amp; [Numbers.F279] &amp; IF([Numbers.F279] &gt;= 2020; &quot;[/b]&quot;; &quot;&quot;)  &amp; &quot;, &quot; &amp; [Numbers.H279] &amp; &quot;) [sup][&quot; &amp; [Numbers.C279] &amp; &quot;: &quot; &amp; [Numbers.I279] &amp; &quot;][/sup]&quot;; &quot;&quot;)" office:value-type="string" office:string-value="[b]261. [url=https://www.doomworld.com/forum/topic/124905-dbp40-funnelcake-apparitions/]Funnelcake Apparitions[/url][/b] (Doom II, [b]2021[/b], 8) [sup][6: &lt;&lt;Rewind: 6][/sup]" calcext:value-type="string">
            <text:p>[b]261. [url=https://www.doomworld.com/forum/topic/124905-dbp40-funnelcake-apparitions/]Funnelcake Apparitions[/url][/b] (Doom II, [b]2021[/b], 8) [sup][6: &lt;&lt;Rewind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G280] &amp; &quot;, &quot;  &amp; IF([Numbers.F280] &gt;= 2020; &quot;[b]&quot;; &quot;&quot;) &amp; [Numbers.F280] &amp; IF([Numbers.F280] &gt;= 2020; &quot;[/b]&quot;; &quot;&quot;)  &amp; &quot;, &quot; &amp; [Numbers.H280] &amp; &quot;) [sup][&quot; &amp; [Numbers.C280] &amp; &quot;: &quot; &amp; [Numbers.I280] &amp; &quot;][/sup]&quot;; &quot;&quot;)" office:value-type="string" office:string-value="[b]261. [url=https://www.doomworld.com/files/file/17934-incineration/]Incineration[/url][/b] (Doom, 2014, 9) [sup][6: Ryath: 5, dosboot: 1][/sup]" calcext:value-type="string">
            <text:p>[b]261. [url=https://www.doomworld.com/files/file/17934-incineration/]Incineration[/url][/b] (Doom, 2014, 9) [sup][6: Ryath: 5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G281] &amp; &quot;, &quot;  &amp; IF([Numbers.F281] &gt;= 2020; &quot;[b]&quot;; &quot;&quot;) &amp; [Numbers.F281] &amp; IF([Numbers.F281] &gt;= 2020; &quot;[/b]&quot;; &quot;&quot;)  &amp; &quot;, &quot; &amp; [Numbers.H281] &amp; &quot;) [sup][&quot; &amp; [Numbers.C281] &amp; &quot;: &quot; &amp; [Numbers.I281] &amp; &quot;][/sup]&quot;; &quot;&quot;)" office:value-type="string" office:string-value="[b]261. [url=https://www.doomworld.com/idgames/levels/doom2/Ports/megawads/intercep2]Interception II[/url][/b] (Doom II, [b]2020[/b], 31) [sup][6: RHhe82: 6][/sup]" calcext:value-type="string">
            <text:p>[b]261. [url=https://www.doomworld.com/idgames/levels/doom2/Ports/megawads/intercep2]Interception II[/url][/b] (Doom II, [b]2020[/b], 31) [sup][6: RHhe82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G282] &amp; &quot;, &quot;  &amp; IF([Numbers.F282] &gt;= 2020; &quot;[b]&quot;; &quot;&quot;) &amp; [Numbers.F282] &amp; IF([Numbers.F282] &gt;= 2020; &quot;[/b]&quot;; &quot;&quot;)  &amp; &quot;, &quot; &amp; [Numbers.H282] &amp; &quot;) [sup][&quot; &amp; [Numbers.C282] &amp; &quot;: &quot; &amp; [Numbers.I282] &amp; &quot;][/sup]&quot;; &quot;&quot;)" office:value-type="string" office:string-value="[b]261. [url=https://www.doomworld.com/idgames/levels/doom2/deathmatch/j-l/judas23]Judas[/url][/b] (Doom II, 1996, 1) [sup][6: antares031: 6][/sup]" calcext:value-type="string">
            <text:p>[b]261. [url=https://www.doomworld.com/idgames/levels/doom2/deathmatch/j-l/judas23]Judas[/url][/b] (Doom II, 1996, 1) [sup][6: antares03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G283] &amp; &quot;, &quot;  &amp; IF([Numbers.F283] &gt;= 2020; &quot;[b]&quot;; &quot;&quot;) &amp; [Numbers.F283] &amp; IF([Numbers.F283] &gt;= 2020; &quot;[/b]&quot;; &quot;&quot;)  &amp; &quot;, &quot; &amp; [Numbers.H283] &amp; &quot;) [sup][&quot; &amp; [Numbers.C283] &amp; &quot;: &quot; &amp; [Numbers.I283] &amp; &quot;][/sup]&quot;; &quot;&quot;)" office:value-type="string" office:string-value="[b]261. [url=https://doomwiki.org/wiki/Maskim_Xul]Maskim Xul[/url][/b] (Doom II, 2017, 3) [sup][6: Dimon12321: 6][/sup]" calcext:value-type="string">
            <text:p>[b]261. [url=https://doomwiki.org/wiki/Maskim_Xul]Maskim Xul[/url][/b] (Doom II, 2017, 3) [sup][6: Dimon1232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G284] &amp; &quot;, &quot;  &amp; IF([Numbers.F284] &gt;= 2020; &quot;[b]&quot;; &quot;&quot;) &amp; [Numbers.F284] &amp; IF([Numbers.F284] &gt;= 2020; &quot;[/b]&quot;; &quot;&quot;)  &amp; &quot;, &quot; &amp; [Numbers.H284] &amp; &quot;) [sup][&quot; &amp; [Numbers.C284] &amp; &quot;: &quot; &amp; [Numbers.I284] &amp; &quot;][/sup]&quot;; &quot;&quot;)" office:value-type="string" office:string-value="[b]261. [url=https://www.doomworld.com/idgames/levels/doom2/Ports/m-o/neodoom]NeoDoom[/url][/b] (Doom II, 2006, 32) [sup][6: OniriA: 6][/sup]" calcext:value-type="string">
            <text:p>[b]261. [url=https://www.doomworld.com/idgames/levels/doom2/Ports/m-o/neodoom]NeoDoom[/url][/b] (Doom II, 2006, 32) [sup][6: OniriA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G285] &amp; &quot;, &quot;  &amp; IF([Numbers.F285] &gt;= 2020; &quot;[b]&quot;; &quot;&quot;) &amp; [Numbers.F285] &amp; IF([Numbers.F285] &gt;= 2020; &quot;[/b]&quot;; &quot;&quot;)  &amp; &quot;, &quot; &amp; [Numbers.H285] &amp; &quot;) [sup][&quot; &amp; [Numbers.C285] &amp; &quot;: &quot; &amp; [Numbers.I285] &amp; &quot;][/sup]&quot;; &quot;&quot;)" office:value-type="string" office:string-value="[b]261. [url=https://www.doomworld.com/forum/topic/117844-nosp2-nanowadmo-megawad-slaughterwad/]NoReason's Speedmaps 2[/url][/b] (Doom II, [b]2020[/b], 34) [sup][6: sapphics: 6][/sup]" calcext:value-type="string">
            <text:p>[b]261. [url=https://www.doomworld.com/forum/topic/117844-nosp2-nanowadmo-megawad-slaughterwad/]NoReason's Speedmaps 2[/url][/b] (Doom II, [b]2020[/b], 34) [sup][6: sapphic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G286] &amp; &quot;, &quot;  &amp; IF([Numbers.F286] &gt;= 2020; &quot;[b]&quot;; &quot;&quot;) &amp; [Numbers.F286] &amp; IF([Numbers.F286] &gt;= 2020; &quot;[/b]&quot;; &quot;&quot;)  &amp; &quot;, &quot; &amp; [Numbers.H286] &amp; &quot;) [sup][&quot; &amp; [Numbers.C286] &amp; &quot;: &quot; &amp; [Numbers.I286] &amp; &quot;][/sup]&quot;; &quot;&quot;)" office:value-type="string" office:string-value="[b]261. [url=https://www.doomworld.com/idgames/levels/doom/m-o/nukemine]Nuke Mine (Come Get Some)[/url][/b] (Doom, 1994, 9) [sup][6: Soundblock: 6][/sup]" calcext:value-type="string">
            <text:p>[b]261. [url=https://www.doomworld.com/idgames/levels/doom/m-o/nukemine]Nuke Mine (Come Get Some)[/url][/b] (Doom, 1994, 9) [sup][6: Soundblock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G287] &amp; &quot;, &quot;  &amp; IF([Numbers.F287] &gt;= 2020; &quot;[b]&quot;; &quot;&quot;) &amp; [Numbers.F287] &amp; IF([Numbers.F287] &gt;= 2020; &quot;[/b]&quot;; &quot;&quot;)  &amp; &quot;, &quot; &amp; [Numbers.H287] &amp; &quot;) [sup][&quot; &amp; [Numbers.C287] &amp; &quot;: &quot; &amp; [Numbers.I287] &amp; &quot;][/sup]&quot;; &quot;&quot;)" office:value-type="string" office:string-value="[b]261. [url=https://www.doomworld.com/forum/topic/49008-phmlspd-boom-maps-for-people-who-like-shooting-monsters/]Phmlspd[/url][/b] (Doom II, 2010, 13) [sup][6: maxmanium: 6][/sup]" calcext:value-type="string">
            <text:p>[b]261. [url=https://www.doomworld.com/forum/topic/49008-phmlspd-boom-maps-for-people-who-like-shooting-monsters/]Phmlspd[/url][/b] (Doom II, 2010, 13) [sup][6: maxmanium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G288] &amp; &quot;, &quot;  &amp; IF([Numbers.F288] &gt;= 2020; &quot;[b]&quot;; &quot;&quot;) &amp; [Numbers.F288] &amp; IF([Numbers.F288] &gt;= 2020; &quot;[/b]&quot;; &quot;&quot;)  &amp; &quot;, &quot; &amp; [Numbers.H288] &amp; &quot;) [sup][&quot; &amp; [Numbers.C288] &amp; &quot;: &quot; &amp; [Numbers.I288] &amp; &quot;][/sup]&quot;; &quot;&quot;)" office:value-type="string" office:string-value="[b]261. [url=https://doomwiki.org/wiki/SSL2]SSL2[/url][/b] (Doom II, 1996, 1) [sup][6: antares031: 6][/sup]" calcext:value-type="string">
            <text:p>[b]261. [url=https://doomwiki.org/wiki/SSL2]SSL2[/url][/b] (Doom II, 1996, 1) [sup][6: antares03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G289] &amp; &quot;, &quot;  &amp; IF([Numbers.F289] &gt;= 2020; &quot;[b]&quot;; &quot;&quot;) &amp; [Numbers.F289] &amp; IF([Numbers.F289] &gt;= 2020; &quot;[/b]&quot;; &quot;&quot;)  &amp; &quot;, &quot; &amp; [Numbers.H289] &amp; &quot;) [sup][&quot; &amp; [Numbers.C289] &amp; &quot;: &quot; &amp; [Numbers.I289] &amp; &quot;][/sup]&quot;; &quot;&quot;)" office:value-type="string" office:string-value="[b]261. [url=https://doomwiki.org/wiki/Strange_Aeons]Strange Aeons[/url][/b] (Doom, 2015, 45) [sup][6: ax34: 3, SOSU: 3][/sup]" calcext:value-type="string">
            <text:p>[b]261. [url=https://doomwiki.org/wiki/Strange_Aeons]Strange Aeons[/url][/b] (Doom, 2015, 45) [sup][6: ax34: 3, SOSU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G290] &amp; &quot;, &quot;  &amp; IF([Numbers.F290] &gt;= 2020; &quot;[b]&quot;; &quot;&quot;) &amp; [Numbers.F290] &amp; IF([Numbers.F290] &gt;= 2020; &quot;[/b]&quot;; &quot;&quot;)  &amp; &quot;, &quot; &amp; [Numbers.H290] &amp; &quot;) [sup][&quot; &amp; [Numbers.C290] &amp; &quot;: &quot; &amp; [Numbers.I290] &amp; &quot;][/sup]&quot;; &quot;&quot;)" office:value-type="string" office:string-value="[b]261. [url=https://www.doomworld.com/forum/topic/110956-syringe-v11-now-an-official-addon-oh-snap/]Syringe[/url][/b] (Doom II, 2019, 7) [sup][6: dosboot: 1, Xeogred: 2, Thelokk: 3][/sup]" calcext:value-type="string">
            <text:p>[b]261. [url=https://www.doomworld.com/forum/topic/110956-syringe-v11-now-an-official-addon-oh-snap/]Syringe[/url][/b] (Doom II, 2019, 7) [sup][6: dosboot: 1, Xeogred: 2, Thelok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G291] &amp; &quot;, &quot;  &amp; IF([Numbers.F291] &gt;= 2020; &quot;[b]&quot;; &quot;&quot;) &amp; [Numbers.F291] &amp; IF([Numbers.F291] &gt;= 2020; &quot;[/b]&quot;; &quot;&quot;)  &amp; &quot;, &quot; &amp; [Numbers.H291] &amp; &quot;) [sup][&quot; &amp; [Numbers.C291] &amp; &quot;: &quot; &amp; [Numbers.I291] &amp; &quot;][/sup]&quot;; &quot;&quot;)" office:value-type="string" office:string-value="[b]261. [url=https://www.doomworld.com/idgames/levels/doom2/Ports/megawads/lmtmple3]Temple of the Lizard Men 3[/url][/b] (Doom II, 2013, 32) [sup][6: Lewonx: 6][/sup]" calcext:value-type="string">
            <text:p>[b]261. [url=https://www.doomworld.com/idgames/levels/doom2/Ports/megawads/lmtmple3]Temple of the Lizard Men 3[/url][/b] (Doom II, 2013, 32) [sup][6: Lewonx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G292] &amp; &quot;, &quot;  &amp; IF([Numbers.F292] &gt;= 2020; &quot;[b]&quot;; &quot;&quot;) &amp; [Numbers.F292] &amp; IF([Numbers.F292] &gt;= 2020; &quot;[/b]&quot;; &quot;&quot;)  &amp; &quot;, &quot; &amp; [Numbers.H292] &amp; &quot;) [sup][&quot; &amp; [Numbers.C292] &amp; &quot;: &quot; &amp; [Numbers.I292] &amp; &quot;][/sup]&quot;; &quot;&quot;)" office:value-type="string" office:string-value="[b]261. [url=https://www.doomworld.com/idgames/levels/doom2/Ports/m-o/massm]The Adventures of MassMouth[/url][/b] (Doom II, 2000, 10) [sup][6: Ralphis: 6][/sup]" calcext:value-type="string">
            <text:p>[b]261. [url=https://www.doomworld.com/idgames/levels/doom2/Ports/m-o/massm]The Adventures of MassMouth[/url][/b] (Doom II, 2000, 10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G293] &amp; &quot;, &quot;  &amp; IF([Numbers.F293] &gt;= 2020; &quot;[b]&quot;; &quot;&quot;) &amp; [Numbers.F293] &amp; IF([Numbers.F293] &gt;= 2020; &quot;[/b]&quot;; &quot;&quot;)  &amp; &quot;, &quot; &amp; [Numbers.H293] &amp; &quot;) [sup][&quot; &amp; [Numbers.C293] &amp; &quot;: &quot; &amp; [Numbers.I293] &amp; &quot;][/sup]&quot;; &quot;&quot;)" office:value-type="string" office:string-value="[b]261. [url=https://www.doomworld.com/idgames/themes/terrywads/uacmnnew]UAC Military Nightmare[/url][/b] (Doom II, 2008, 18) [sup][6: AnonimVio: 6][/sup]" calcext:value-type="string">
            <text:p>[b]261. [url=https://www.doomworld.com/idgames/themes/terrywads/uacmnnew]UAC Military Nightmare[/url][/b] (Doom II, 2008, 18) [sup][6: AnonimVio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G294] &amp; &quot;, &quot;  &amp; IF([Numbers.F294] &gt;= 2020; &quot;[b]&quot;; &quot;&quot;) &amp; [Numbers.F294] &amp; IF([Numbers.F294] &gt;= 2020; &quot;[/b]&quot;; &quot;&quot;)  &amp; &quot;, &quot; &amp; [Numbers.H294] &amp; &quot;) [sup][&quot; &amp; [Numbers.C294] &amp; &quot;: &quot; &amp; [Numbers.I294] &amp; &quot;][/sup]&quot;; &quot;&quot;)" office:value-type="string" office:string-value="[b]261. [url=https://doomwiki.org/wiki/Ultimate_Doom_the_Way_id_Did]Ultimate Doom the Way id Did[/url][/b] (Doom, 2019, 9) [sup][6: Omniarch: 5, dosboot: 1][/sup]" calcext:value-type="string">
            <text:p>[b]261. [url=https://doomwiki.org/wiki/Ultimate_Doom_the_Way_id_Did]Ultimate Doom the Way id Did[/url][/b] (Doom, 2019, 9) [sup][6: Omniarch: 5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G295] &amp; &quot;, &quot;  &amp; IF([Numbers.F295] &gt;= 2020; &quot;[b]&quot;; &quot;&quot;) &amp; [Numbers.F295] &amp; IF([Numbers.F295] &gt;= 2020; &quot;[/b]&quot;; &quot;&quot;)  &amp; &quot;, &quot; &amp; [Numbers.H295] &amp; &quot;) [sup][&quot; &amp; [Numbers.C295] &amp; &quot;: &quot; &amp; [Numbers.I295] &amp; &quot;][/sup]&quot;; &quot;&quot;)" office:value-type="string" office:string-value="[b]261. [url=https://www.doomworld.com/idgames/levels/doom2/deathmatch/Ports/megawads/udmx]Unidoom Deathmatch X[/url][/b] (Doom II, 2008, 32) [sup][6: Ralphis: 6][/sup]" calcext:value-type="string">
            <text:p>[b]261. [url=https://www.doomworld.com/idgames/levels/doom2/deathmatch/Ports/megawads/udmx]Unidoom Deathmatch X[/url][/b] (Doom II, 2008, 32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G296] &amp; &quot;, &quot;  &amp; IF([Numbers.F296] &gt;= 2020; &quot;[b]&quot;; &quot;&quot;) &amp; [Numbers.F296] &amp; IF([Numbers.F296] &gt;= 2020; &quot;[/b]&quot;; &quot;&quot;)  &amp; &quot;, &quot; &amp; [Numbers.H296] &amp; &quot;) [sup][&quot; &amp; [Numbers.C296] &amp; &quot;: &quot; &amp; [Numbers.I296] &amp; &quot;][/sup]&quot;; &quot;&quot;)" office:value-type="string" office:string-value="[b]261. [url=https://doomwiki.org/wiki/Uprising]Uprising[/url][/b] (Doom II, [b]2021[/b], 32) [sup][6: Andromeda: 6][/sup]" calcext:value-type="string">
            <text:p>[b]261. [url=https://doomwiki.org/wiki/Uprising]Uprising[/url][/b] (Doom II, [b]2021[/b], 32) [sup][6: Andromeda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G297] &amp; &quot;, &quot;  &amp; IF([Numbers.F297] &gt;= 2020; &quot;[b]&quot;; &quot;&quot;) &amp; [Numbers.F297] &amp; IF([Numbers.F297] &gt;= 2020; &quot;[/b]&quot;; &quot;&quot;)  &amp; &quot;, &quot; &amp; [Numbers.H297] &amp; &quot;) [sup][&quot; &amp; [Numbers.C297] &amp; &quot;: &quot; &amp; [Numbers.I297] &amp; &quot;][/sup]&quot;; &quot;&quot;)" office:value-type="string" office:string-value="[b]261. [url=https://www.doomworld.com/idgames/levels/doom2/Ports/m-o/ma_val]Valhalla[/url][/b] (Doom II, 2010, 1) [sup][6: 4everDoomed: 4, VanaheimRanger: 2][/sup]" calcext:value-type="string">
            <text:p>[b]261. [url=https://www.doomworld.com/idgames/levels/doom2/Ports/m-o/ma_val]Valhalla[/url][/b] (Doom II, 2010, 1) [sup][6: 4everDoomed: 4, VanaheimRanger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G298] &amp; &quot;, &quot;  &amp; IF([Numbers.F298] &gt;= 2020; &quot;[b]&quot;; &quot;&quot;) &amp; [Numbers.F298] &amp; IF([Numbers.F298] &gt;= 2020; &quot;[/b]&quot;; &quot;&quot;)  &amp; &quot;, &quot; &amp; [Numbers.H298] &amp; &quot;) [sup][&quot; &amp; [Numbers.C298] &amp; &quot;: &quot; &amp; [Numbers.I298] &amp; &quot;][/sup]&quot;; &quot;&quot;)" office:value-type="string" office:string-value="[b]295. [url=https://www.doomworld.com/forum/topic/115653-1000-line-2-cp-completed/]1000 Line 2 Community Project[/url][/b] (Doom II, [b]2020[/b], 34) [sup][5: Horus: 5][/sup]" calcext:value-type="string">
            <text:p>[b]295. [url=https://www.doomworld.com/forum/topic/115653-1000-line-2-cp-completed/]1000 Line 2 Community Project[/url][/b] (Doom II, [b]2020[/b], 34) [sup][5: Hor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G299] &amp; &quot;, &quot;  &amp; IF([Numbers.F299] &gt;= 2020; &quot;[b]&quot;; &quot;&quot;) &amp; [Numbers.F299] &amp; IF([Numbers.F299] &gt;= 2020; &quot;[/b]&quot;; &quot;&quot;)  &amp; &quot;, &quot; &amp; [Numbers.H299] &amp; &quot;) [sup][&quot; &amp; [Numbers.C299] &amp; &quot;: &quot; &amp; [Numbers.I299] &amp; &quot;][/sup]&quot;; &quot;&quot;)" office:value-type="string" office:string-value="[b]295. [url=https://www.doomworld.com/vb/thread/71473]2048 Unleashed[/url][/b] (Doom II, 2015, 49) [sup][5: eharper256: 5][/sup]" calcext:value-type="string">
            <text:p>[b]295. [url=https://www.doomworld.com/vb/thread/71473]2048 Unleashed[/url][/b] (Doom II, 2015, 49) [sup][5: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G300] &amp; &quot;, &quot;  &amp; IF([Numbers.F300] &gt;= 2020; &quot;[b]&quot;; &quot;&quot;) &amp; [Numbers.F300] &amp; IF([Numbers.F300] &gt;= 2020; &quot;[/b]&quot;; &quot;&quot;)  &amp; &quot;, &quot; &amp; [Numbers.H300] &amp; &quot;) [sup][&quot; &amp; [Numbers.C300] &amp; &quot;: &quot; &amp; [Numbers.I300] &amp; &quot;][/sup]&quot;; &quot;&quot;)" office:value-type="string" office:string-value="[b]295. [url=https://www.doomworld.com/idgames/levels/doom/Ports/a-c/aa_e1]Alpha Accident: Terra Nova[/url][/b] (Doom, 2016, 9) [sup][5: Rince-wind: 5][/sup]" calcext:value-type="string">
            <text:p>[b]295. [url=https://www.doomworld.com/idgames/levels/doom/Ports/a-c/aa_e1]Alpha Accident: Terra Nova[/url][/b] (Doom, 2016, 9) [sup][5: Rince-win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G301] &amp; &quot;, &quot;  &amp; IF([Numbers.F301] &gt;= 2020; &quot;[b]&quot;; &quot;&quot;) &amp; [Numbers.F301] &amp; IF([Numbers.F301] &gt;= 2020; &quot;[/b]&quot;; &quot;&quot;)  &amp; &quot;, &quot; &amp; [Numbers.H301] &amp; &quot;) [sup][&quot; &amp; [Numbers.C301] &amp; &quot;: &quot; &amp; [Numbers.I301] &amp; &quot;][/sup]&quot;; &quot;&quot;)" office:value-type="string" office:string-value="[b]295. [url=https://doomwiki.org/wiki/Army_of_Darkness_TC]Army of Darkness TC[/url][/b] (Doom II, 1996, 10) [sup][5: AtticTelephone: 5][/sup]" calcext:value-type="string">
            <text:p>[b]295. [url=https://doomwiki.org/wiki/Army_of_Darkness_TC]Army of Darkness TC[/url][/b] (Doom II, 1996, 10) [sup][5: AtticTelephon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G302] &amp; &quot;, &quot;  &amp; IF([Numbers.F302] &gt;= 2020; &quot;[b]&quot;; &quot;&quot;) &amp; [Numbers.F302] &amp; IF([Numbers.F302] &gt;= 2020; &quot;[/b]&quot;; &quot;&quot;)  &amp; &quot;, &quot; &amp; [Numbers.H302] &amp; &quot;) [sup][&quot; &amp; [Numbers.C302] &amp; &quot;: &quot; &amp; [Numbers.I302] &amp; &quot;][/sup]&quot;; &quot;&quot;)" office:value-type="string" office:string-value="[b]295. [url=https://www.doomworld.com/idgames/levels/doom2/Ports/a-c/axolotl]Axolotl[/url][/b] (Doom II, [b]2021[/b], 12) [sup][5: Nefelibeta: 5][/sup]" calcext:value-type="string">
            <text:p>[b]295. [url=https://www.doomworld.com/idgames/levels/doom2/Ports/a-c/axolotl]Axolotl[/url][/b] (Doom II, [b]2021[/b], 12) [sup][5: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G303] &amp; &quot;, &quot;  &amp; IF([Numbers.F303] &gt;= 2020; &quot;[b]&quot;; &quot;&quot;) &amp; [Numbers.F303] &amp; IF([Numbers.F303] &gt;= 2020; &quot;[/b]&quot;; &quot;&quot;)  &amp; &quot;, &quot; &amp; [Numbers.H303] &amp; &quot;) [sup][&quot; &amp; [Numbers.C303] &amp; &quot;: &quot; &amp; [Numbers.I303] &amp; &quot;][/sup]&quot;; &quot;&quot;)" office:value-type="string" office:string-value="[b]295. [url=https://www.doomworld.com/forum/topic/105451-birthday-bash-megawad-offical-release/]Birthday Bash[/url][/b] (Doom II, 2019, 25) [sup][5: eharper256: 5][/sup]" calcext:value-type="string">
            <text:p>[b]295. [url=https://www.doomworld.com/forum/topic/105451-birthday-bash-megawad-offical-release/]Birthday Bash[/url][/b] (Doom II, 2019, 25) [sup][5: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G304] &amp; &quot;, &quot;  &amp; IF([Numbers.F304] &gt;= 2020; &quot;[b]&quot;; &quot;&quot;) &amp; [Numbers.F304] &amp; IF([Numbers.F304] &gt;= 2020; &quot;[/b]&quot;; &quot;&quot;)  &amp; &quot;, &quot; &amp; [Numbers.H304] &amp; &quot;) [sup][&quot; &amp; [Numbers.C304] &amp; &quot;: &quot; &amp; [Numbers.I304] &amp; &quot;][/sup]&quot;; &quot;&quot;)" office:value-type="string" office:string-value="[b]295. [url=https://www.doomworld.com/idgames/levels/doom2/Ports/a-c/bor_lost]Brotherhood of Ruin: The Lost Temple[/url][/b] (Doom II, 2013, 1) [sup][5: Vorpal: 5][/sup]" calcext:value-type="string">
            <text:p>[b]295. [url=https://www.doomworld.com/idgames/levels/doom2/Ports/a-c/bor_lost]Brotherhood of Ruin: The Lost Temple[/url][/b] (Doom II, 2013, 1) [sup][5: Vorpa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G305] &amp; &quot;, &quot;  &amp; IF([Numbers.F305] &gt;= 2020; &quot;[b]&quot;; &quot;&quot;) &amp; [Numbers.F305] &amp; IF([Numbers.F305] &gt;= 2020; &quot;[/b]&quot;; &quot;&quot;)  &amp; &quot;, &quot; &amp; [Numbers.H305] &amp; &quot;) [sup][&quot; &amp; [Numbers.C305] &amp; &quot;: &quot; &amp; [Numbers.I305] &amp; &quot;][/sup]&quot;; &quot;&quot;)" office:value-type="string" office:string-value="[b]295. [url=https://www.doomworld.com/idgames/levels/doom/p-r/retroeps]CH Retro Episode[/url][/b] (Doom, 2002, 9) [sup][5: Diabolución: 5][/sup]" calcext:value-type="string">
            <text:p>[b]295. [url=https://www.doomworld.com/idgames/levels/doom/p-r/retroeps]CH Retro Episode[/url][/b] (Doom, 2002, 9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G306] &amp; &quot;, &quot;  &amp; IF([Numbers.F306] &gt;= 2020; &quot;[b]&quot;; &quot;&quot;) &amp; [Numbers.F306] &amp; IF([Numbers.F306] &gt;= 2020; &quot;[/b]&quot;; &quot;&quot;)  &amp; &quot;, &quot; &amp; [Numbers.H306] &amp; &quot;) [sup][&quot; &amp; [Numbers.C306] &amp; &quot;: &quot; &amp; [Numbers.I306] &amp; &quot;][/sup]&quot;; &quot;&quot;)" office:value-type="string" office:string-value="[b]295. [url=https://doomwiki.org/wiki/Community_Chest]Community Chest[/url][/b] (Doom II, 2003, 32) [sup][5: Bep: 5][/sup]" calcext:value-type="string">
            <text:p>[b]295. [url=https://doomwiki.org/wiki/Community_Chest]Community Chest[/url][/b] (Doom II, 2003, 32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G307] &amp; &quot;, &quot;  &amp; IF([Numbers.F307] &gt;= 2020; &quot;[b]&quot;; &quot;&quot;) &amp; [Numbers.F307] &amp; IF([Numbers.F307] &gt;= 2020; &quot;[/b]&quot;; &quot;&quot;)  &amp; &quot;, &quot; &amp; [Numbers.H307] &amp; &quot;) [sup][&quot; &amp; [Numbers.C307] &amp; &quot;: &quot; &amp; [Numbers.I307] &amp; &quot;][/sup]&quot;; &quot;&quot;)" office:value-type="string" office:string-value="[b]295. [url=https://www.doomworld.com/idgames/levels/doom/d-f/dante666]Dante's Gate[/url][/b] (Doom, 1994, 1) [sup][5: Soundblock: 5][/sup]" calcext:value-type="string">
            <text:p>[b]295. [url=https://www.doomworld.com/idgames/levels/doom/d-f/dante666]Dante's Gate[/url][/b] (Doom, 1994, 1) [sup][5: Soundbloc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G308] &amp; &quot;, &quot;  &amp; IF([Numbers.F308] &gt;= 2020; &quot;[b]&quot;; &quot;&quot;) &amp; [Numbers.F308] &amp; IF([Numbers.F308] &gt;= 2020; &quot;[/b]&quot;; &quot;&quot;)  &amp; &quot;, &quot; &amp; [Numbers.H308] &amp; &quot;) [sup][&quot; &amp; [Numbers.C308] &amp; &quot;: &quot; &amp; [Numbers.I308] &amp; &quot;][/sup]&quot;; &quot;&quot;)" office:value-type="string" office:string-value="[b]295. [url=https://www.doomworld.com/idgames/levels/doom2/Ports/d-f/dor]Dawn of Reality[/url][/b] (Doom II, 2010, 1) [sup][5: ax34: 4, Doomlover77: 1][/sup]" calcext:value-type="string">
            <text:p>[b]295. [url=https://www.doomworld.com/idgames/levels/doom2/Ports/d-f/dor]Dawn of Reality[/url][/b] (Doom II, 2010, 1) [sup][5: ax34: 4, Doomlover7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G309] &amp; &quot;, &quot;  &amp; IF([Numbers.F309] &gt;= 2020; &quot;[b]&quot;; &quot;&quot;) &amp; [Numbers.F309] &amp; IF([Numbers.F309] &gt;= 2020; &quot;[/b]&quot;; &quot;&quot;)  &amp; &quot;, &quot; &amp; [Numbers.H309] &amp; &quot;) [sup][&quot; &amp; [Numbers.C309] &amp; &quot;: &quot; &amp; [Numbers.I309] &amp; &quot;][/sup]&quot;; &quot;&quot;)" office:value-type="string" office:string-value="[b]295. [url=http://www.wad-archive.com/wad/DOOM-Barracks-Zone-1]Doom Barracks Zone[/url][/b] (Doom II, 2010, 9) [sup][5: HUNdebLeonidasX: 3, TheMightyHeracross: 2][/sup]" calcext:value-type="string">
            <text:p>[b]295. [url=http://www.wad-archive.com/wad/DOOM-Barracks-Zone-1]Doom Barracks Zone[/url][/b] (Doom II, 2010, 9) [sup][5: HUNdebLeonidasX: 3, TheMightyHeracros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G310] &amp; &quot;, &quot;  &amp; IF([Numbers.F310] &gt;= 2020; &quot;[b]&quot;; &quot;&quot;) &amp; [Numbers.F310] &amp; IF([Numbers.F310] &gt;= 2020; &quot;[/b]&quot;; &quot;&quot;)  &amp; &quot;, &quot; &amp; [Numbers.H310] &amp; &quot;) [sup][&quot; &amp; [Numbers.C310] &amp; &quot;: &quot; &amp; [Numbers.I310] &amp; &quot;][/sup]&quot;; &quot;&quot;)" office:value-type="string" office:string-value="[b]295. [url=https://doomwiki.org/wiki/Doom_the_Way_id_Did:_The_Lost_Episodes]Doom the Way id Did: The Lost Episodes[/url][/b] (Doom, 2012, 55) [sup][5: Ryath: 5][/sup]" calcext:value-type="string">
            <text:p>[b]295. [url=https://doomwiki.org/wiki/Doom_the_Way_id_Did:_The_Lost_Episodes]Doom the Way id Did: The Lost Episodes[/url][/b] (Doom, 2012, 55) [sup][5: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G311] &amp; &quot;, &quot;  &amp; IF([Numbers.F311] &gt;= 2020; &quot;[b]&quot;; &quot;&quot;) &amp; [Numbers.F311] &amp; IF([Numbers.F311] &gt;= 2020; &quot;[/b]&quot;; &quot;&quot;)  &amp; &quot;, &quot; &amp; [Numbers.H311] &amp; &quot;) [sup][&quot; &amp; [Numbers.C311] &amp; &quot;: &quot; &amp; [Numbers.I311] &amp; &quot;][/sup]&quot;; &quot;&quot;)" office:value-type="string" office:string-value="[b]295. [url=https://doomwiki.org/wiki/Doom:_The_Lost_Episode]Doom: The Lost Episode[/url][/b] (Doom, 2009, 9) [sup][5: Omniarch: 5][/sup]" calcext:value-type="string">
            <text:p>[b]295. [url=https://doomwiki.org/wiki/Doom:_The_Lost_Episode]Doom: The Lost Episode[/url][/b] (Doom, 2009, 9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G312] &amp; &quot;, &quot;  &amp; IF([Numbers.F312] &gt;= 2020; &quot;[b]&quot;; &quot;&quot;) &amp; [Numbers.F312] &amp; IF([Numbers.F312] &gt;= 2020; &quot;[/b]&quot;; &quot;&quot;)  &amp; &quot;, &quot; &amp; [Numbers.H312] &amp; &quot;) [sup][&quot; &amp; [Numbers.C312] &amp; &quot;: &quot; &amp; [Numbers.I312] &amp; &quot;][/sup]&quot;; &quot;&quot;)" office:value-type="string" office:string-value="[b]295. [url=https://forum.zdoom.org/viewtopic.php?f=42&amp;t=63530]Doomish Den of Design[/url][/b] (Doom II, 2019, 1) [sup][5: Rince-wind: 5][/sup]" calcext:value-type="string">
            <text:p>[b]295. [url=https://forum.zdoom.org/viewtopic.php?f=42&amp;t=63530]Doomish Den of Design[/url][/b] (Doom II, 2019, 1) [sup][5: Rince-win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G313] &amp; &quot;, &quot;  &amp; IF([Numbers.F313] &gt;= 2020; &quot;[b]&quot;; &quot;&quot;) &amp; [Numbers.F313] &amp; IF([Numbers.F313] &gt;= 2020; &quot;[/b]&quot;; &quot;&quot;)  &amp; &quot;, &quot; &amp; [Numbers.H313] &amp; &quot;) [sup][&quot; &amp; [Numbers.C313] &amp; &quot;: &quot; &amp; [Numbers.I313] &amp; &quot;][/sup]&quot;; &quot;&quot;)" office:value-type="string" office:string-value="[b]295. [url=https://doomwiki.org/wiki/Doomworld_Mega_Project_2016]Doomworld Mega Project 2016[/url][/b] (Doom II, 2016, 50) [sup][5: Bep: 5][/sup]" calcext:value-type="string">
            <text:p>[b]295. [url=https://doomwiki.org/wiki/Doomworld_Mega_Project_2016]Doomworld Mega Project 2016[/url][/b] (Doom II, 2016, 50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G314] &amp; &quot;, &quot;  &amp; IF([Numbers.F314] &gt;= 2020; &quot;[b]&quot;; &quot;&quot;) &amp; [Numbers.F314] &amp; IF([Numbers.F314] &gt;= 2020; &quot;[/b]&quot;; &quot;&quot;)  &amp; &quot;, &quot; &amp; [Numbers.H314] &amp; &quot;) [sup][&quot; &amp; [Numbers.C314] &amp; &quot;: &quot; &amp; [Numbers.I314] &amp; &quot;][/sup]&quot;; &quot;&quot;)" office:value-type="string" office:string-value="[b]295. [url=https://www.doomworld.com/idgames/levels/doom2/Ports/d-f/dripfeed]Drip Feed[/url][/b] (Doom II, 2010, 1) [sup][5: Vorpal: 5][/sup]" calcext:value-type="string">
            <text:p>[b]295. [url=https://www.doomworld.com/idgames/levels/doom2/Ports/d-f/dripfeed]Drip Feed[/url][/b] (Doom II, 2010, 1) [sup][5: Vorpa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G315] &amp; &quot;, &quot;  &amp; IF([Numbers.F315] &gt;= 2020; &quot;[b]&quot;; &quot;&quot;) &amp; [Numbers.F315] &amp; IF([Numbers.F315] &gt;= 2020; &quot;[/b]&quot;; &quot;&quot;)  &amp; &quot;, &quot; &amp; [Numbers.H315] &amp; &quot;) [sup][&quot; &amp; [Numbers.C315] &amp; &quot;: &quot; &amp; [Numbers.I315] &amp; &quot;][/sup]&quot;; &quot;&quot;)" office:value-type="string" office:string-value="[b]295. [url=https://doomwiki.org/wiki/E1_Contest]E1 Contest[/url][/b] (Doom, 2001, 15) [sup][5: Diabolución: 5][/sup]" calcext:value-type="string">
            <text:p>[b]295. [url=https://doomwiki.org/wiki/E1_Contest]E1 Contest[/url][/b] (Doom, 2001, 15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G316] &amp; &quot;, &quot;  &amp; IF([Numbers.F316] &gt;= 2020; &quot;[b]&quot;; &quot;&quot;) &amp; [Numbers.F316] &amp; IF([Numbers.F316] &gt;= 2020; &quot;[/b]&quot;; &quot;&quot;)  &amp; &quot;, &quot; &amp; [Numbers.H316] &amp; &quot;) [sup][&quot; &amp; [Numbers.C316] &amp; &quot;: &quot; &amp; [Numbers.I316] &amp; &quot;][/sup]&quot;; &quot;&quot;)" office:value-type="string" office:string-value="[b]295. [url=https://doomwiki.org/wiki/Epic]Epic[/url][/b] (Doom II, 2007, 5) [sup][5: AtticTelephone: 5][/sup]" calcext:value-type="string">
            <text:p>[b]295. [url=https://doomwiki.org/wiki/Epic]Epic[/url][/b] (Doom II, 2007, 5) [sup][5: AtticTelephon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G317] &amp; &quot;, &quot;  &amp; IF([Numbers.F317] &gt;= 2020; &quot;[b]&quot;; &quot;&quot;) &amp; [Numbers.F317] &amp; IF([Numbers.F317] &gt;= 2020; &quot;[/b]&quot;; &quot;&quot;)  &amp; &quot;, &quot; &amp; [Numbers.H317] &amp; &quot;) [sup][&quot; &amp; [Numbers.C317] &amp; &quot;: &quot; &amp; [Numbers.I317] &amp; &quot;][/sup]&quot;; &quot;&quot;)" office:value-type="string" office:string-value="[b]295. [url=https://doomwiki.org/wiki/Erkattäññe]Erkattäññe[/url][/b] (Doom II, 2015, ) [sup][5: Bep: 5][/sup]" calcext:value-type="string">
            <text:p>[b]295. [url=https://doomwiki.org/wiki/Erkattäññe]Erkattäññe[/url][/b] (Doom II, 2015, 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G318] &amp; &quot;, &quot;  &amp; IF([Numbers.F318] &gt;= 2020; &quot;[b]&quot;; &quot;&quot;) &amp; [Numbers.F318] &amp; IF([Numbers.F318] &gt;= 2020; &quot;[/b]&quot;; &quot;&quot;)  &amp; &quot;, &quot; &amp; [Numbers.H318] &amp; &quot;) [sup][&quot; &amp; [Numbers.C318] &amp; &quot;: &quot; &amp; [Numbers.I318] &amp; &quot;][/sup]&quot;; &quot;&quot;)" office:value-type="string" office:string-value="[b]295. [url=https://www.doomworld.com/idgames/levels/doom2/deathmatch/megawads/exec]Execution[/url][/b] (Doom II, 2000, 18) [sup][5: Doomkid: 5][/sup]" calcext:value-type="string">
            <text:p>[b]295. [url=https://www.doomworld.com/idgames/levels/doom2/deathmatch/megawads/exec]Execution[/url][/b] (Doom II, 2000, 18) [sup][5: Doomki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G319] &amp; &quot;, &quot;  &amp; IF([Numbers.F319] &gt;= 2020; &quot;[b]&quot;; &quot;&quot;) &amp; [Numbers.F319] &amp; IF([Numbers.F319] &gt;= 2020; &quot;[/b]&quot;; &quot;&quot;)  &amp; &quot;, &quot; &amp; [Numbers.H319] &amp; &quot;) [sup][&quot; &amp; [Numbers.C319] &amp; &quot;: &quot; &amp; [Numbers.I319] &amp; &quot;][/sup]&quot;; &quot;&quot;)" office:value-type="string" office:string-value="[b]295. [url=https://www.doomworld.com/idgames/levels/doom2/Ports/d-f/ftmtn_v2]Firetop Mountain[/url][/b] (Doom II, 2013, 1) [sup][5: smeghammer: 5][/sup]" calcext:value-type="string">
            <text:p>[b]295. [url=https://www.doomworld.com/idgames/levels/doom2/Ports/d-f/ftmtn_v2]Firetop Mountain[/url][/b] (Doom II, 2013, 1) [sup][5: smeghammer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G320] &amp; &quot;, &quot;  &amp; IF([Numbers.F320] &gt;= 2020; &quot;[b]&quot;; &quot;&quot;) &amp; [Numbers.F320] &amp; IF([Numbers.F320] &gt;= 2020; &quot;[/b]&quot;; &quot;&quot;)  &amp; &quot;, &quot; &amp; [Numbers.H320] &amp; &quot;) [sup][&quot; &amp; [Numbers.C320] &amp; &quot;: &quot; &amp; [Numbers.I320] &amp; &quot;][/sup]&quot;; &quot;&quot;)" office:value-type="string" office:string-value="[b]295. [url=https://doomwiki.org/wiki/Flotsam]Flotsam[/url][/b] (Doom II, 2019, 16) [sup][5: KineticBeverage: 5][/sup]" calcext:value-type="string">
            <text:p>[b]295. [url=https://doomwiki.org/wiki/Flotsam]Flotsam[/url][/b] (Doom II, 2019, 16) [sup][5: KineticBeverag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G321] &amp; &quot;, &quot;  &amp; IF([Numbers.F321] &gt;= 2020; &quot;[b]&quot;; &quot;&quot;) &amp; [Numbers.F321] &amp; IF([Numbers.F321] &gt;= 2020; &quot;[/b]&quot;; &quot;&quot;)  &amp; &quot;, &quot; &amp; [Numbers.H321] &amp; &quot;) [sup][&quot; &amp; [Numbers.C321] &amp; &quot;: &quot; &amp; [Numbers.I321] &amp; &quot;][/sup]&quot;; &quot;&quot;)" office:value-type="string" office:string-value="[b]295. [url=https://www.doomworld.com/forum/topic/116321-gateway-to-shangri-la-the-map-to-destroy-your-bitrate/]Gateway to Shangri-La[/url][/b] (Doom II, [b]2020[/b], 1) [sup][5: msx2plus: 5][/sup]" calcext:value-type="string">
            <text:p>[b]295. [url=https://www.doomworld.com/forum/topic/116321-gateway-to-shangri-la-the-map-to-destroy-your-bitrate/]Gateway to Shangri-La[/url][/b] (Doom II, [b]2020[/b], 1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G322] &amp; &quot;, &quot;  &amp; IF([Numbers.F322] &gt;= 2020; &quot;[b]&quot;; &quot;&quot;) &amp; [Numbers.F322] &amp; IF([Numbers.F322] &gt;= 2020; &quot;[/b]&quot;; &quot;&quot;)  &amp; &quot;, &quot; &amp; [Numbers.H322] &amp; &quot;) [sup][&quot; &amp; [Numbers.C322] &amp; &quot;: &quot; &amp; [Numbers.I322] &amp; &quot;][/sup]&quot;; &quot;&quot;)" office:value-type="string" office:string-value="[b]295. [url=https://forum.zdoom.org/viewtopic.php?f=19&amp;t=46718]Gene-Tech: Before the Storm[/url][/b] (Any Doom, 2014, 1) [sup][5: Graf Zahl: 5][/sup]" calcext:value-type="string">
            <text:p>[b]295. [url=https://forum.zdoom.org/viewtopic.php?f=19&amp;t=46718]Gene-Tech: Before the Storm[/url][/b] (Any Doom, 2014, 1) [sup][5: Graf Zah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G323] &amp; &quot;, &quot;  &amp; IF([Numbers.F323] &gt;= 2020; &quot;[b]&quot;; &quot;&quot;) &amp; [Numbers.F323] &amp; IF([Numbers.F323] &gt;= 2020; &quot;[/b]&quot;; &quot;&quot;)  &amp; &quot;, &quot; &amp; [Numbers.H323] &amp; &quot;) [sup][&quot; &amp; [Numbers.C323] &amp; &quot;: &quot; &amp; [Numbers.I323] &amp; &quot;][/sup]&quot;; &quot;&quot;)" office:value-type="string" office:string-value="[b]295. [url=https://www.doomworld.com/forum/topic/115127-wip-going-to-hell-megawad-testing/]Going To Hell[/url][/b] (Doom II, [b]2020[/b], 15) [sup][5: Bryan T: 5][/sup]" calcext:value-type="string">
            <text:p>[b]295. [url=https://www.doomworld.com/forum/topic/115127-wip-going-to-hell-megawad-testing/]Going To Hell[/url][/b] (Doom II, [b]2020[/b], 15) [sup][5: Bryan T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G324] &amp; &quot;, &quot;  &amp; IF([Numbers.F324] &gt;= 2020; &quot;[b]&quot;; &quot;&quot;) &amp; [Numbers.F324] &amp; IF([Numbers.F324] &gt;= 2020; &quot;[/b]&quot;; &quot;&quot;)  &amp; &quot;, &quot; &amp; [Numbers.H324] &amp; &quot;) [sup][&quot; &amp; [Numbers.C324] &amp; &quot;: &quot; &amp; [Numbers.I324] &amp; &quot;][/sup]&quot;; &quot;&quot;)" office:value-type="string" office:string-value="[b]295. [url=https://www.doomworld.com/idgames/levels/doom2/deathmatch/Ports/megawads/gw2]Greenwar II[/url][/b] (Doom II, 2009, 36) [sup][5: Ed: 5][/sup]" calcext:value-type="string">
            <text:p>[b]295. [url=https://www.doomworld.com/idgames/levels/doom2/deathmatch/Ports/megawads/gw2]Greenwar II[/url][/b] (Doom II, 2009, 36) [sup][5: 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G325] &amp; &quot;, &quot;  &amp; IF([Numbers.F325] &gt;= 2020; &quot;[b]&quot;; &quot;&quot;) &amp; [Numbers.F325] &amp; IF([Numbers.F325] &gt;= 2020; &quot;[/b]&quot;; &quot;&quot;)  &amp; &quot;, &quot; &amp; [Numbers.H325] &amp; &quot;) [sup][&quot; &amp; [Numbers.C325] &amp; &quot;: &quot; &amp; [Numbers.I325] &amp; &quot;][/sup]&quot;; &quot;&quot;)" office:value-type="string" office:string-value="[b]295. [url=https://www.doomworld.com/forum/topic/117072-now-on-idgames-hellevator-32-maps-community-project-boom-megawad/]Hellevator[/url][/b] (Doom II, [b]2021[/b], 32) [sup][5: Bryan T: 5][/sup]" calcext:value-type="string">
            <text:p>[b]295. [url=https://www.doomworld.com/forum/topic/117072-now-on-idgames-hellevator-32-maps-community-project-boom-megawad/]Hellevator[/url][/b] (Doom II, [b]2021[/b], 32) [sup][5: Bryan T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G326] &amp; &quot;, &quot;  &amp; IF([Numbers.F326] &gt;= 2020; &quot;[b]&quot;; &quot;&quot;) &amp; [Numbers.F326] &amp; IF([Numbers.F326] &gt;= 2020; &quot;[/b]&quot;; &quot;&quot;)  &amp; &quot;, &quot; &amp; [Numbers.H326] &amp; &quot;) [sup][&quot; &amp; [Numbers.C326] &amp; &quot;: &quot; &amp; [Numbers.I326] &amp; &quot;][/sup]&quot;; &quot;&quot;)" office:value-type="string" office:string-value="[b]295. [url=https://www.doomworld.com/idgames/levels/doom2/Ports/megawads/hardfunv4]HFFM[/url][/b] (Doom II, [b]2021[/b], 18) [sup][5: Bep: 5][/sup]" calcext:value-type="string">
            <text:p>[b]295. [url=https://www.doomworld.com/idgames/levels/doom2/Ports/megawads/hardfunv4]HFFM[/url][/b] (Doom II, [b]2021[/b], 18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G327] &amp; &quot;, &quot;  &amp; IF([Numbers.F327] &gt;= 2020; &quot;[b]&quot;; &quot;&quot;) &amp; [Numbers.F327] &amp; IF([Numbers.F327] &gt;= 2020; &quot;[/b]&quot;; &quot;&quot;)  &amp; &quot;, &quot; &amp; [Numbers.H327] &amp; &quot;) [sup][&quot; &amp; [Numbers.C327] &amp; &quot;: &quot; &amp; [Numbers.I327] &amp; &quot;][/sup]&quot;; &quot;&quot;)" office:value-type="string" office:string-value="[b]295. [url=https://www.doomworld.com/idgames/levels/doom2/Ports/g-i/inncnx2]Innocence X2[/url][/b] (Doom II, 2016, 10) [sup][5: Spectra: 5][/sup]" calcext:value-type="string">
            <text:p>[b]295. [url=https://www.doomworld.com/idgames/levels/doom2/Ports/g-i/inncnx2]Innocence X2[/url][/b] (Doom II, 2016, 10) [sup][5: Spectr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G328] &amp; &quot;, &quot;  &amp; IF([Numbers.F328] &gt;= 2020; &quot;[b]&quot;; &quot;&quot;) &amp; [Numbers.F328] &amp; IF([Numbers.F328] &gt;= 2020; &quot;[/b]&quot;; &quot;&quot;)  &amp; &quot;, &quot; &amp; [Numbers.H328] &amp; &quot;) [sup][&quot; &amp; [Numbers.C328] &amp; &quot;: &quot; &amp; [Numbers.I328] &amp; &quot;][/sup]&quot;; &quot;&quot;)" office:value-type="string" office:string-value="[b]295. [url=https://www.doomworld.com/idgames/levels/doom2/g-i/island]Island[/url][/b] (Doom II, 1995, 1) [sup][5: Doomlover77: 5][/sup]" calcext:value-type="string">
            <text:p>[b]295. [url=https://www.doomworld.com/idgames/levels/doom2/g-i/island]Island[/url][/b] (Doom II, 1995, 1) [sup][5: Doomlover7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G329] &amp; &quot;, &quot;  &amp; IF([Numbers.F329] &gt;= 2020; &quot;[b]&quot;; &quot;&quot;) &amp; [Numbers.F329] &amp; IF([Numbers.F329] &gt;= 2020; &quot;[/b]&quot;; &quot;&quot;)  &amp; &quot;, &quot; &amp; [Numbers.H329] &amp; &quot;) [sup][&quot; &amp; [Numbers.C329] &amp; &quot;: &quot; &amp; [Numbers.I329] &amp; &quot;][/sup]&quot;; &quot;&quot;)" office:value-type="string" office:string-value="[b]295. [url=https://doomwiki.org/wiki/Jade_Earth]Jade Earth[/url][/b] (Doom II, 2010, 1) [sup][5:  Foodles: 5][/sup]" calcext:value-type="string">
            <text:p>[b]295. [url=https://doomwiki.org/wiki/Jade_Earth]Jade Earth[/url][/b] (Doom II, 2010, 1) [sup][5: <text:s/>Foodle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G330] &amp; &quot;, &quot;  &amp; IF([Numbers.F330] &gt;= 2020; &quot;[b]&quot;; &quot;&quot;) &amp; [Numbers.F330] &amp; IF([Numbers.F330] &gt;= 2020; &quot;[/b]&quot;; &quot;&quot;)  &amp; &quot;, &quot; &amp; [Numbers.H330] &amp; &quot;) [sup][&quot; &amp; [Numbers.C330] &amp; &quot;: &quot; &amp; [Numbers.I330] &amp; &quot;][/sup]&quot;; &quot;&quot;)" office:value-type="string" office:string-value="[b]295. [url=https://doomwiki.org/wiki/Lilith]lilith[/url][/b] (Doom II, 2017, 12) [sup][5: msx2plus: 5][/sup]" calcext:value-type="string">
            <text:p>[b]295. [url=https://doomwiki.org/wiki/Lilith]lilith[/url][/b] (Doom II, 2017, 12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G331] &amp; &quot;, &quot;  &amp; IF([Numbers.F331] &gt;= 2020; &quot;[b]&quot;; &quot;&quot;) &amp; [Numbers.F331] &amp; IF([Numbers.F331] &gt;= 2020; &quot;[/b]&quot;; &quot;&quot;)  &amp; &quot;, &quot; &amp; [Numbers.H331] &amp; &quot;) [sup][&quot; &amp; [Numbers.C331] &amp; &quot;: &quot; &amp; [Numbers.I331] &amp; &quot;][/sup]&quot;; &quot;&quot;)" office:value-type="string" office:string-value="[b]295. [url=https://www.doomworld.com/idgames/levels/doom2/Ports/d-f/dbp11]Lilywhite Lilith[/url][/b] (Doom II, 2019, 10) [sup][5: Bep: 5][/sup]" calcext:value-type="string">
            <text:p>[b]295. [url=https://www.doomworld.com/idgames/levels/doom2/Ports/d-f/dbp11]Lilywhite Lilith[/url][/b] (Doom II, 2019, 10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G332] &amp; &quot;, &quot;  &amp; IF([Numbers.F332] &gt;= 2020; &quot;[b]&quot;; &quot;&quot;) &amp; [Numbers.F332] &amp; IF([Numbers.F332] &gt;= 2020; &quot;[/b]&quot;; &quot;&quot;)  &amp; &quot;, &quot; &amp; [Numbers.H332] &amp; &quot;) [sup][&quot; &amp; [Numbers.C332] &amp; &quot;: &quot; &amp; [Numbers.I332] &amp; &quot;][/sup]&quot;; &quot;&quot;)" office:value-type="string" office:string-value="[b]295. [url=https://www.doomworld.com/files/file/18370-mano-laikas-a-road-to-gamzatti/]Mano Laikas: A road to Gamzatti[/url][/b] (Doom II, 2016, 32) [sup][5: rzh: 5][/sup]" calcext:value-type="string">
            <text:p>[b]295. [url=https://www.doomworld.com/files/file/18370-mano-laikas-a-road-to-gamzatti/]Mano Laikas: A road to Gamzatti[/url][/b] (Doom II, 2016, 32) [sup][5: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G333] &amp; &quot;, &quot;  &amp; IF([Numbers.F333] &gt;= 2020; &quot;[b]&quot;; &quot;&quot;) &amp; [Numbers.F333] &amp; IF([Numbers.F333] &gt;= 2020; &quot;[/b]&quot;; &quot;&quot;)  &amp; &quot;, &quot; &amp; [Numbers.H333] &amp; &quot;) [sup][&quot; &amp; [Numbers.C333] &amp; &quot;: &quot; &amp; [Numbers.I333] &amp; &quot;][/sup]&quot;; &quot;&quot;)" office:value-type="string" office:string-value="[b]295. [url=https://www.moddb.com/mods/brutal-doom/addons/brutalized-doom-and-doom-ii]Maps of Chaos[/url][/b] (Doom II, 2013, 57) [sup][5: I_Punch_Demons: 3, Keykhosrau: 2][/sup]" calcext:value-type="string">
            <text:p>[b]295. [url=https://www.moddb.com/mods/brutal-doom/addons/brutalized-doom-and-doom-ii]Maps of Chaos[/url][/b] (Doom II, 2013, 57) [sup][5: I_Punch_Demons: 3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G334] &amp; &quot;, &quot;  &amp; IF([Numbers.F334] &gt;= 2020; &quot;[b]&quot;; &quot;&quot;) &amp; [Numbers.F334] &amp; IF([Numbers.F334] &gt;= 2020; &quot;[/b]&quot;; &quot;&quot;)  &amp; &quot;, &quot; &amp; [Numbers.H334] &amp; &quot;) [sup][&quot; &amp; [Numbers.C334] &amp; &quot;: &quot; &amp; [Numbers.I334] &amp; &quot;][/sup]&quot;; &quot;&quot;)" office:value-type="string" office:string-value="[b]295. [url=https://doomwiki.org/wiki/Moonblood]Moonblood[/url][/b] (Doom II, 2017, 32) [sup][5: dei_eldren: 5][/sup]" calcext:value-type="string">
            <text:p>[b]295. [url=https://doomwiki.org/wiki/Moonblood]Moonblood[/url][/b] (Doom II, 2017, 32) [sup][5: dei_eldre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G335] &amp; &quot;, &quot;  &amp; IF([Numbers.F335] &gt;= 2020; &quot;[b]&quot;; &quot;&quot;) &amp; [Numbers.F335] &amp; IF([Numbers.F335] &gt;= 2020; &quot;[/b]&quot;; &quot;&quot;)  &amp; &quot;, &quot; &amp; [Numbers.H335] &amp; &quot;) [sup][&quot; &amp; [Numbers.C335] &amp; &quot;: &quot; &amp; [Numbers.I335] &amp; &quot;][/sup]&quot;; &quot;&quot;)" office:value-type="string" office:string-value="[b]295. [url=https://www.doomworld.com/idgames/levels/doom2/m-o/mordeth]Mordeth[/url][/b] (Doom II, 1997, 6) [sup][5: Vorpal: 5][/sup]" calcext:value-type="string">
            <text:p>[b]295. [url=https://www.doomworld.com/idgames/levels/doom2/m-o/mordeth]Mordeth[/url][/b] (Doom II, 1997, 6) [sup][5: Vorpa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G336] &amp; &quot;, &quot;  &amp; IF([Numbers.F336] &gt;= 2020; &quot;[b]&quot;; &quot;&quot;) &amp; [Numbers.F336] &amp; IF([Numbers.F336] &gt;= 2020; &quot;[/b]&quot;; &quot;&quot;)  &amp; &quot;, &quot; &amp; [Numbers.H336] &amp; &quot;) [sup][&quot; &amp; [Numbers.C336] &amp; &quot;: &quot; &amp; [Numbers.I336] &amp; &quot;][/sup]&quot;; &quot;&quot;)" office:value-type="string" office:string-value="[b]295. [url=https://doomwiki.org/wiki/No_Sleep_for_the_Dead]No Sleep for the Dead[/url][/b] (Doom, 2016, 10) [sup][5: Omniarch: 5][/sup]" calcext:value-type="string">
            <text:p>[b]295. [url=https://doomwiki.org/wiki/No_Sleep_for_the_Dead]No Sleep for the Dead[/url][/b] (Doom, 2016, 10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G337] &amp; &quot;, &quot;  &amp; IF([Numbers.F337] &gt;= 2020; &quot;[b]&quot;; &quot;&quot;) &amp; [Numbers.F337] &amp; IF([Numbers.F337] &gt;= 2020; &quot;[/b]&quot;; &quot;&quot;)  &amp; &quot;, &quot; &amp; [Numbers.H337] &amp; &quot;) [sup][&quot; &amp; [Numbers.C337] &amp; &quot;: &quot; &amp; [Numbers.I337] &amp; &quot;][/sup]&quot;; &quot;&quot;)" office:value-type="string" office:string-value="[b]295. [url=https://www.doomworld.com/idgames/levels/doom2/Ports/megawads/nova2]Nova II: New Dawn[/url][/b] (Doom II, 2015, 32) [sup][5: Not Jabba: 3, dylux: 1, MtPain27: 1][/sup]" calcext:value-type="string">
            <text:p>[b]295. [url=https://www.doomworld.com/idgames/levels/doom2/Ports/megawads/nova2]Nova II: New Dawn[/url][/b] (Doom II, 2015, 32) [sup][5: Not Jabba: 3, dylux: 1, MtPain2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G338] &amp; &quot;, &quot;  &amp; IF([Numbers.F338] &gt;= 2020; &quot;[b]&quot;; &quot;&quot;) &amp; [Numbers.F338] &amp; IF([Numbers.F338] &gt;= 2020; &quot;[/b]&quot;; &quot;&quot;)  &amp; &quot;, &quot; &amp; [Numbers.H338] &amp; &quot;) [sup][&quot; &amp; [Numbers.C338] &amp; &quot;: &quot; &amp; [Numbers.I338] &amp; &quot;][/sup]&quot;; &quot;&quot;)" office:value-type="string" office:string-value="[b]295. [url=https://www.wad-archive.com/wad/01646c625ef2959eb08e895889a5b88ac341af9a]One Doom's Day[/url][/b] (Doom II, 2013, 5) [sup][5: Apaul27: 5][/sup]" calcext:value-type="string">
            <text:p>[b]295. [url=https://www.wad-archive.com/wad/01646c625ef2959eb08e895889a5b88ac341af9a]One Doom's Day[/url][/b] (Doom II, 2013, 5) [sup][5: Apaul2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G339] &amp; &quot;, &quot;  &amp; IF([Numbers.F339] &gt;= 2020; &quot;[b]&quot;; &quot;&quot;) &amp; [Numbers.F339] &amp; IF([Numbers.F339] &gt;= 2020; &quot;[/b]&quot;; &quot;&quot;)  &amp; &quot;, &quot; &amp; [Numbers.H339] &amp; &quot;) [sup][&quot; &amp; [Numbers.C339] &amp; &quot;: &quot; &amp; [Numbers.I339] &amp; &quot;][/sup]&quot;; &quot;&quot;)" office:value-type="string" office:string-value="[b]295. [url=https://www.doomworld.com/idgames/levels/doom2/Ports/p-r/paranoid]Paranoid[/url][/b] (Doom II, 2010, 8) [sup][5: termrork: 5][/sup]" calcext:value-type="string">
            <text:p>[b]295. [url=https://www.doomworld.com/idgames/levels/doom2/Ports/p-r/paranoid]Paranoid[/url][/b] (Doom II, 2010, 8) [sup][5: termror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G340] &amp; &quot;, &quot;  &amp; IF([Numbers.F340] &gt;= 2020; &quot;[b]&quot;; &quot;&quot;) &amp; [Numbers.F340] &amp; IF([Numbers.F340] &gt;= 2020; &quot;[/b]&quot;; &quot;&quot;)  &amp; &quot;, &quot; &amp; [Numbers.H340] &amp; &quot;) [sup][&quot; &amp; [Numbers.C340] &amp; &quot;: &quot; &amp; [Numbers.I340] &amp; &quot;][/sup]&quot;; &quot;&quot;)" office:value-type="string" office:string-value="[b]295. [url=https://www.doomworld.com/idgames/levels/doom2/Ports/p-r/planisf2]Planisphere 2[/url][/b] (Doom II, 2012, 1) [sup][5: ax34: 5][/sup]" calcext:value-type="string">
            <text:p>[b]295. [url=https://www.doomworld.com/idgames/levels/doom2/Ports/p-r/planisf2]Planisphere 2[/url][/b] (Doom II, 2012, 1) [sup][5: ax34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G341] &amp; &quot;, &quot;  &amp; IF([Numbers.F341] &gt;= 2020; &quot;[b]&quot;; &quot;&quot;) &amp; [Numbers.F341] &amp; IF([Numbers.F341] &gt;= 2020; &quot;[/b]&quot;; &quot;&quot;)  &amp; &quot;, &quot; &amp; [Numbers.H341] &amp; &quot;) [sup][&quot; &amp; [Numbers.C341] &amp; &quot;: &quot; &amp; [Numbers.I341] &amp; &quot;][/sup]&quot;; &quot;&quot;)" office:value-type="string" office:string-value="[b]295. [url=https://www.doomworld.com/idgames/?id=19249]Preacher[/url][/b] (Doom II, 2018, 9) [sup][5: DoomDork: 3, Snikle: 1, SCF: 1][/sup]" calcext:value-type="string">
            <text:p>[b]295. [url=https://www.doomworld.com/idgames/?id=19249]Preacher[/url][/b] (Doom II, 2018, 9) [sup][5: DoomDork: 3, Snikle: 1, SCF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G342] &amp; &quot;, &quot;  &amp; IF([Numbers.F342] &gt;= 2020; &quot;[b]&quot;; &quot;&quot;) &amp; [Numbers.F342] &amp; IF([Numbers.F342] &gt;= 2020; &quot;[/b]&quot;; &quot;&quot;)  &amp; &quot;, &quot; &amp; [Numbers.H342] &amp; &quot;) [sup][&quot; &amp; [Numbers.C342] &amp; &quot;: &quot; &amp; [Numbers.I342] &amp; &quot;][/sup]&quot;; &quot;&quot;)" office:value-type="string" office:string-value="[b]295. [url=https://www.doomworld.com/vb/wads-mods/67271-project-uber-idgamesd/]Project Uber[/url][/b] (Doom II, 2016, 6) [sup][5: Rince-wind: 5][/sup]" calcext:value-type="string">
            <text:p>[b]295. [url=https://www.doomworld.com/vb/wads-mods/67271-project-uber-idgamesd/]Project Uber[/url][/b] (Doom II, 2016, 6) [sup][5: Rince-win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G343] &amp; &quot;, &quot;  &amp; IF([Numbers.F343] &gt;= 2020; &quot;[b]&quot;; &quot;&quot;) &amp; [Numbers.F343] &amp; IF([Numbers.F343] &gt;= 2020; &quot;[/b]&quot;; &quot;&quot;)  &amp; &quot;, &quot; &amp; [Numbers.H343] &amp; &quot;) [sup][&quot; &amp; [Numbers.C343] &amp; &quot;: &quot; &amp; [Numbers.I343] &amp; &quot;][/sup]&quot;; &quot;&quot;)" office:value-type="string" office:string-value="[b]295. [url=https://doomwiki.org/wiki/Return_to_Hadron]Return to Hadron Episode 1[/url][/b] (Doom, 2015, 27) [sup][5: Omniarch: 5][/sup]" calcext:value-type="string">
            <text:p>[b]295. [url=https://doomwiki.org/wiki/Return_to_Hadron]Return to Hadron Episode 1[/url][/b] (Doom, 2015, 27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G344] &amp; &quot;, &quot;  &amp; IF([Numbers.F344] &gt;= 2020; &quot;[b]&quot;; &quot;&quot;) &amp; [Numbers.F344] &amp; IF([Numbers.F344] &gt;= 2020; &quot;[/b]&quot;; &quot;&quot;)  &amp; &quot;, &quot; &amp; [Numbers.H344] &amp; &quot;) [sup][&quot; &amp; [Numbers.C344] &amp; &quot;: &quot; &amp; [Numbers.I344] &amp; &quot;][/sup]&quot;; &quot;&quot;)" office:value-type="string" office:string-value="[b]295. [url=https://doomwiki.org/wiki/Saturnine_Chapel]Saturnine Chapel[/url][/b] (Doom II, 2017, 1) [sup][5: msx2plus: 5][/sup]" calcext:value-type="string">
            <text:p>[b]295. [url=https://doomwiki.org/wiki/Saturnine_Chapel]Saturnine Chapel[/url][/b] (Doom II, 2017, 1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G345] &amp; &quot;, &quot;  &amp; IF([Numbers.F345] &gt;= 2020; &quot;[b]&quot;; &quot;&quot;) &amp; [Numbers.F345] &amp; IF([Numbers.F345] &gt;= 2020; &quot;[/b]&quot;; &quot;&quot;)  &amp; &quot;, &quot; &amp; [Numbers.H345] &amp; &quot;) [sup][&quot; &amp; [Numbers.C345] &amp; &quot;: &quot; &amp; [Numbers.I345] &amp; &quot;][/sup]&quot;; &quot;&quot;)" office:value-type="string" office:string-value="[b]295. [url=https://www.doomworld.com/idgames/levels/doom2/s-u/selfish5]SELFISH5[/url][/b] (Doom II, 2005, 1) [sup][5: Diabolución: 5][/sup]" calcext:value-type="string">
            <text:p>[b]295. [url=https://www.doomworld.com/idgames/levels/doom2/s-u/selfish5]SELFISH5[/url][/b] (Doom II, 2005, 1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G346] &amp; &quot;, &quot;  &amp; IF([Numbers.F346] &gt;= 2020; &quot;[b]&quot;; &quot;&quot;) &amp; [Numbers.F346] &amp; IF([Numbers.F346] &gt;= 2020; &quot;[/b]&quot;; &quot;&quot;)  &amp; &quot;, &quot; &amp; [Numbers.H346] &amp; &quot;) [sup][&quot; &amp; [Numbers.C346] &amp; &quot;: &quot; &amp; [Numbers.I346] &amp; &quot;][/sup]&quot;; &quot;&quot;)" office:value-type="string" office:string-value="[b]295. [url=https://www.doomworld.com/idgames/levels/doom2/Ports/s-u/sotnr]Shadows of The Nightmare Realm[/url][/b] (Doom II, 2017, 6) [sup][5: 4everDoomed: 5][/sup]" calcext:value-type="string">
            <text:p>[b]295. [url=https://www.doomworld.com/idgames/levels/doom2/Ports/s-u/sotnr]Shadows of The Nightmare Realm[/url][/b] (Doom II, 2017, 6) [sup][5: 4everDoom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G347] &amp; &quot;, &quot;  &amp; IF([Numbers.F347] &gt;= 2020; &quot;[b]&quot;; &quot;&quot;) &amp; [Numbers.F347] &amp; IF([Numbers.F347] &gt;= 2020; &quot;[/b]&quot;; &quot;&quot;)  &amp; &quot;, &quot; &amp; [Numbers.H347] &amp; &quot;) [sup][&quot; &amp; [Numbers.C347] &amp; &quot;: &quot; &amp; [Numbers.I347] &amp; &quot;][/sup]&quot;; &quot;&quot;)" office:value-type="string" office:string-value="[b]295. [url=https://www.doomworld.com/forum/topic/112163-25-maps-completed-sign-of-torment-boom-compatible-megawadwip/]Sign of Torment[/url][/b] (Doom II, [b]2021[/b], 32) [sup][5: dei_eldren: 5][/sup]" calcext:value-type="string">
            <text:p>[b]295. [url=https://www.doomworld.com/forum/topic/112163-25-maps-completed-sign-of-torment-boom-compatible-megawadwip/]Sign of Torment[/url][/b] (Doom II, [b]2021[/b], 32) [sup][5: dei_eldre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G348] &amp; &quot;, &quot;  &amp; IF([Numbers.F348] &gt;= 2020; &quot;[b]&quot;; &quot;&quot;) &amp; [Numbers.F348] &amp; IF([Numbers.F348] &gt;= 2020; &quot;[/b]&quot;; &quot;&quot;)  &amp; &quot;, &quot; &amp; [Numbers.H348] &amp; &quot;) [sup][&quot; &amp; [Numbers.C348] &amp; &quot;: &quot; &amp; [Numbers.I348] &amp; &quot;][/sup]&quot;; &quot;&quot;)" office:value-type="string" office:string-value="[b]295. [url=https://www.doomworld.com/idgames/levels/doom/Ports/p-r/pe1_phob]Simply Phobos[/url][/b] (Doom, 2004, 10) [sup][5: Diabolución: 5][/sup]" calcext:value-type="string">
            <text:p>[b]295. [url=https://www.doomworld.com/idgames/levels/doom/Ports/p-r/pe1_phob]Simply Phobos[/url][/b] (Doom, 2004, 10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G349] &amp; &quot;, &quot;  &amp; IF([Numbers.F349] &gt;= 2020; &quot;[b]&quot;; &quot;&quot;) &amp; [Numbers.F349] &amp; IF([Numbers.F349] &gt;= 2020; &quot;[/b]&quot;; &quot;&quot;)  &amp; &quot;, &quot; &amp; [Numbers.H349] &amp; &quot;) [sup][&quot; &amp; [Numbers.C349] &amp; &quot;: &quot; &amp; [Numbers.I349] &amp; &quot;][/sup]&quot;; &quot;&quot;)" office:value-type="string" office:string-value="[b]295. [url=https://doomwiki.org/wiki/SkePLand]SkePLand[/url][/b] (Plutonia, 2011, 3) [sup][5: vdgg: 5][/sup]" calcext:value-type="string">
            <text:p>[b]295. [url=https://doomwiki.org/wiki/SkePLand]SkePLand[/url][/b] (Plutonia, 2011, 3) [sup][5: vdgg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G350] &amp; &quot;, &quot;  &amp; IF([Numbers.F350] &gt;= 2020; &quot;[b]&quot;; &quot;&quot;) &amp; [Numbers.F350] &amp; IF([Numbers.F350] &gt;= 2020; &quot;[/b]&quot;; &quot;&quot;)  &amp; &quot;, &quot; &amp; [Numbers.H350] &amp; &quot;) [sup][&quot; &amp; [Numbers.C350] &amp; &quot;: &quot; &amp; [Numbers.I350] &amp; &quot;][/sup]&quot;; &quot;&quot;)" office:value-type="string" office:string-value="[b]295. [url=https://www.doomworld.com/idgames/deathmatch/skulltag/spacedm9]SpaceDM9[/url][/b] (Doom II, 2011, 3) [sup][5: Ed: 5][/sup]" calcext:value-type="string">
            <text:p>[b]295. [url=https://www.doomworld.com/idgames/deathmatch/skulltag/spacedm9]SpaceDM9[/url][/b] (Doom II, 2011, 3) [sup][5: 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G351] &amp; &quot;, &quot;  &amp; IF([Numbers.F351] &gt;= 2020; &quot;[b]&quot;; &quot;&quot;) &amp; [Numbers.F351] &amp; IF([Numbers.F351] &gt;= 2020; &quot;[/b]&quot;; &quot;&quot;)  &amp; &quot;, &quot; &amp; [Numbers.H351] &amp; &quot;) [sup][&quot; &amp; [Numbers.C351] &amp; &quot;: &quot; &amp; [Numbers.I351] &amp; &quot;][/sup]&quot;; &quot;&quot;)" office:value-type="string" office:string-value="[b]295. [url=https://www.doomworld.com/forum/topic/122115-megawad-tarnsmans-projectile-hell-rcf/]Tarnsman's Projectile Hell[/url][/b] (Doom II, [b]2021[/b], 36) [sup][5: rd: 5][/sup]" calcext:value-type="string">
            <text:p>[b]295. [url=https://www.doomworld.com/forum/topic/122115-megawad-tarnsmans-projectile-hell-rcf/]Tarnsman's Projectile Hell[/url][/b] (Doom II, [b]2021[/b], 36) [sup][5: r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G352] &amp; &quot;, &quot;  &amp; IF([Numbers.F352] &gt;= 2020; &quot;[b]&quot;; &quot;&quot;) &amp; [Numbers.F352] &amp; IF([Numbers.F352] &gt;= 2020; &quot;[/b]&quot;; &quot;&quot;)  &amp; &quot;, &quot; &amp; [Numbers.H352] &amp; &quot;) [sup][&quot; &amp; [Numbers.C352] &amp; &quot;: &quot; &amp; [Numbers.I352] &amp; &quot;][/sup]&quot;; &quot;&quot;)" office:value-type="string" office:string-value="[b]295. [url=https://doomwiki.org/wiki/The_Artifact_(WAD)]The Artifact[/url][/b] (Doom II, 1995, 3) [sup][5: Ragu: 5][/sup]" calcext:value-type="string">
            <text:p>[b]295. [url=https://doomwiki.org/wiki/The_Artifact_(WAD)]The Artifact[/url][/b] (Doom II, 1995, 3) [sup][5: Rag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G353] &amp; &quot;, &quot;  &amp; IF([Numbers.F353] &gt;= 2020; &quot;[b]&quot;; &quot;&quot;) &amp; [Numbers.F353] &amp; IF([Numbers.F353] &gt;= 2020; &quot;[/b]&quot;; &quot;&quot;)  &amp; &quot;, &quot; &amp; [Numbers.H353] &amp; &quot;) [sup][&quot; &amp; [Numbers.C353] &amp; &quot;: &quot; &amp; [Numbers.I353] &amp; &quot;][/sup]&quot;; &quot;&quot;)" office:value-type="string" office:string-value="[b]295. [url=https://www.doomworld.com/forum/topic/116046-dbp26-the-city-of-damned-children/]The City of Damned Children[/url][/b] (Doom II, [b]2020[/b], 11) [sup][5: Rince-wind: 2, TJG1289: 3][/sup]" calcext:value-type="string">
            <text:p>[b]295. [url=https://www.doomworld.com/forum/topic/116046-dbp26-the-city-of-damned-children/]The City of Damned Children[/url][/b] (Doom II, [b]2020[/b], 11) [sup][5: Rince-wind: 2, TJG1289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G354] &amp; &quot;, &quot;  &amp; IF([Numbers.F354] &gt;= 2020; &quot;[b]&quot;; &quot;&quot;) &amp; [Numbers.F354] &amp; IF([Numbers.F354] &gt;= 2020; &quot;[/b]&quot;; &quot;&quot;)  &amp; &quot;, &quot; &amp; [Numbers.H354] &amp; &quot;) [sup][&quot; &amp; [Numbers.C354] &amp; &quot;: &quot; &amp; [Numbers.I354] &amp; &quot;][/sup]&quot;; &quot;&quot;)" office:value-type="string" office:string-value="[b]295. [url=https://www.doomworld.com/forum/topic/103490-the-egg-of-human-endeavors-final-on-idgames/]The Egg of Human Endeavors[/url][/b] (Doom II, 2019, 1) [sup][5: msx2plus: 5][/sup]" calcext:value-type="string">
            <text:p>[b]295. [url=https://www.doomworld.com/forum/topic/103490-the-egg-of-human-endeavors-final-on-idgames/]The Egg of Human Endeavors[/url][/b] (Doom II, 2019, 1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G355] &amp; &quot;, &quot;  &amp; IF([Numbers.F355] &gt;= 2020; &quot;[b]&quot;; &quot;&quot;) &amp; [Numbers.F355] &amp; IF([Numbers.F355] &gt;= 2020; &quot;[/b]&quot;; &quot;&quot;)  &amp; &quot;, &quot; &amp; [Numbers.H355] &amp; &quot;) [sup][&quot; &amp; [Numbers.C355] &amp; &quot;: &quot; &amp; [Numbers.I355] &amp; &quot;][/sup]&quot;; &quot;&quot;)" office:value-type="string" office:string-value="[b]295. [url=https://zdoom.org/wiki/The_Ghoul's_Forest_series]The Ghoul's Forest 3[/url][/b] (Doom II, 2007, 1) [sup][5: Li'l devil: 3, Doomlover77: 2][/sup]" calcext:value-type="string">
            <text:p>[b]295. [url=https://zdoom.org/wiki/The_Ghoul's_Forest_series]The Ghoul's Forest 3[/url][/b] (Doom II, 2007, 1) [sup][5: Li'l devil: 3, Doomlover77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G356] &amp; &quot;, &quot;  &amp; IF([Numbers.F356] &gt;= 2020; &quot;[b]&quot;; &quot;&quot;) &amp; [Numbers.F356] &amp; IF([Numbers.F356] &gt;= 2020; &quot;[/b]&quot;; &quot;&quot;)  &amp; &quot;, &quot; &amp; [Numbers.H356] &amp; &quot;) [sup][&quot; &amp; [Numbers.C356] &amp; &quot;: &quot; &amp; [Numbers.I356] &amp; &quot;][/sup]&quot;; &quot;&quot;)" office:value-type="string" office:string-value="[b]295. [url=https://doomwiki.org/wiki/The_Mapwich_2:_The_Mapwichening]The Mapwich 2: The Mapwichening[/url][/b] (Doom II, [b]2020[/b], 22) [sup][5: Bryan T: 5][/sup]" calcext:value-type="string">
            <text:p>[b]295. [url=https://doomwiki.org/wiki/The_Mapwich_2:_The_Mapwichening]The Mapwich 2: The Mapwichening[/url][/b] (Doom II, [b]2020[/b], 22) [sup][5: Bryan T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G357] &amp; &quot;, &quot;  &amp; IF([Numbers.F357] &gt;= 2020; &quot;[b]&quot;; &quot;&quot;) &amp; [Numbers.F357] &amp; IF([Numbers.F357] &gt;= 2020; &quot;[/b]&quot;; &quot;&quot;)  &amp; &quot;, &quot; &amp; [Numbers.H357] &amp; &quot;) [sup][&quot; &amp; [Numbers.C357] &amp; &quot;: &quot; &amp; [Numbers.I357] &amp; &quot;][/sup]&quot;; &quot;&quot;)" office:value-type="string" office:string-value="[b]295. [url=https://www.doomworld.com/forum/topic/115177-three-is-a-crowd-vanilla-megawad-with-three-protagonists-finally-released/]Three Is A Crowd[/url][/b] (Doom II, [b]2020[/b], 19) [sup][5: Omniarch: 5][/sup]" calcext:value-type="string">
            <text:p>[b]295. [url=https://www.doomworld.com/forum/topic/115177-three-is-a-crowd-vanilla-megawad-with-three-protagonists-finally-released/]Three Is A Crowd[/url][/b] (Doom II, [b]2020[/b], 19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G358] &amp; &quot;, &quot;  &amp; IF([Numbers.F358] &gt;= 2020; &quot;[b]&quot;; &quot;&quot;) &amp; [Numbers.F358] &amp; IF([Numbers.F358] &gt;= 2020; &quot;[/b]&quot;; &quot;&quot;)  &amp; &quot;, &quot; &amp; [Numbers.H358] &amp; &quot;) [sup][&quot; &amp; [Numbers.C358] &amp; &quot;: &quot; &amp; [Numbers.I358] &amp; &quot;][/sup]&quot;; &quot;&quot;)" office:value-type="string" office:string-value="[b]295. [url=https://www.doomworld.com/forum/topic/111099-psx-doom-megawad-fall-of-triton-remake-triton-ii/]TRITON﻿ II﻿[/url][/b] (Doom II, [b]2020[/b], 40) [sup][5: behemoth_667: 5][/sup]" calcext:value-type="string">
            <text:p>[b]295. [url=https://www.doomworld.com/forum/topic/111099-psx-doom-megawad-fall-of-triton-remake-triton-ii/]TRITON﻿ II﻿[/url][/b] (Doom II, [b]2020[/b], 40) [sup][5: behemoth_66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G359] &amp; &quot;, &quot;  &amp; IF([Numbers.F359] &gt;= 2020; &quot;[b]&quot;; &quot;&quot;) &amp; [Numbers.F359] &amp; IF([Numbers.F359] &gt;= 2020; &quot;[/b]&quot;; &quot;&quot;)  &amp; &quot;, &quot; &amp; [Numbers.H359] &amp; &quot;) [sup][&quot; &amp; [Numbers.C359] &amp; &quot;: &quot; &amp; [Numbers.I359] &amp; &quot;][/sup]&quot;; &quot;&quot;)" office:value-type="string" office:string-value="[b]295. [url=https://www.doomworld.com/forum/topic/101509-unwelcome-developement-thread-new-map-for-testing/]UNWELCOME[/url][/b] (Doom II, 2018, 10) [sup][5: Ryath: 5][/sup]" calcext:value-type="string">
            <text:p>[b]295. [url=https://www.doomworld.com/forum/topic/101509-unwelcome-developement-thread-new-map-for-testing/]UNWELCOME[/url][/b] (Doom II, 2018, 10) [sup][5: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G360] &amp; &quot;, &quot;  &amp; IF([Numbers.F360] &gt;= 2020; &quot;[b]&quot;; &quot;&quot;) &amp; [Numbers.F360] &amp; IF([Numbers.F360] &gt;= 2020; &quot;[/b]&quot;; &quot;&quot;)  &amp; &quot;, &quot; &amp; [Numbers.H360] &amp; &quot;) [sup][&quot; &amp; [Numbers.C360] &amp; &quot;: &quot; &amp; [Numbers.I360] &amp; &quot;][/sup]&quot;; &quot;&quot;)" office:value-type="string" office:string-value="[b]295. [url=https://www.doomworld.com/idgames/levels/doom2/Ports/v-z/vulkan]Vulkan Episode 1[/url][/b] (Doom II, 2017, 7) [sup][5: HyperLuke: 5][/sup]" calcext:value-type="string">
            <text:p>[b]295. [url=https://www.doomworld.com/idgames/levels/doom2/Ports/v-z/vulkan]Vulkan Episode 1[/url][/b] (Doom II, 2017, 7) [sup][5: HyperLuk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G361] &amp; &quot;, &quot;  &amp; IF([Numbers.F361] &gt;= 2020; &quot;[b]&quot;; &quot;&quot;) &amp; [Numbers.F361] &amp; IF([Numbers.F361] &gt;= 2020; &quot;[/b]&quot;; &quot;&quot;)  &amp; &quot;, &quot; &amp; [Numbers.H361] &amp; &quot;) [sup][&quot; &amp; [Numbers.C361] &amp; &quot;: &quot; &amp; [Numbers.I361] &amp; &quot;][/sup]&quot;; &quot;&quot;)" office:value-type="string" office:string-value="[b]295. [url=https://www.doomworld.com/vb/wads-mods/71259-way-too-many-dead-guys-map05-alpha-available/]Way 2 Many Dead Guys[/url][/b] (Doom II, 2014, 9) [sup][5: Nancsi: 5][/sup]" calcext:value-type="string">
            <text:p>[b]295. [url=https://www.doomworld.com/vb/wads-mods/71259-way-too-many-dead-guys-map05-alpha-available/]Way 2 Many Dead Guys[/url][/b] (Doom II, 2014, 9) [sup][5: Nancsi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G362] &amp; &quot;, &quot;  &amp; IF([Numbers.F362] &gt;= 2020; &quot;[b]&quot;; &quot;&quot;) &amp; [Numbers.F362] &amp; IF([Numbers.F362] &gt;= 2020; &quot;[/b]&quot;; &quot;&quot;)  &amp; &quot;, &quot; &amp; [Numbers.H362] &amp; &quot;) [sup][&quot; &amp; [Numbers.C362] &amp; &quot;: &quot; &amp; [Numbers.I362] &amp; &quot;][/sup]&quot;; &quot;&quot;)" office:value-type="string" office:string-value="[b]295. [url=https://doomwiki.org/wiki/WOOO]WOOO[/url][/b] (Doom II, 2013, 32) [sup][5: lokbustam257: 5][/sup]" calcext:value-type="string">
            <text:p>[b]295. [url=https://doomwiki.org/wiki/WOOO]WOOO[/url][/b] (Doom II, 2013, 32) [sup][5: lokbustam25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G363] &amp; &quot;, &quot;  &amp; IF([Numbers.F363] &gt;= 2020; &quot;[b]&quot;; &quot;&quot;) &amp; [Numbers.F363] &amp; IF([Numbers.F363] &gt;= 2020; &quot;[/b]&quot;; &quot;&quot;)  &amp; &quot;, &quot; &amp; [Numbers.H363] &amp; &quot;) [sup][&quot; &amp; [Numbers.C363] &amp; &quot;: &quot; &amp; [Numbers.I363] &amp; &quot;][/sup]&quot;; &quot;&quot;)" office:value-type="string" office:string-value="[b]295. [url=https://www.doomworld.com/forum/topic/125529-wormwood-the-horror-boom-comp-halloween-maps-by-ribbiks-and-me/]Wormwood ]|[ - The Horror[/url][/b] (Doom II, [b]2021[/b], 3) [sup][5: Nefelibeta: 5][/sup]" calcext:value-type="string">
            <text:p>[b]295. [url=https://www.doomworld.com/forum/topic/125529-wormwood-the-horror-boom-comp-halloween-maps-by-ribbiks-and-me/]Wormwood ]|[ - The Horror[/url][/b] (Doom II, [b]2021[/b], 3) [sup][5: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G364] &amp; &quot;, &quot;  &amp; IF([Numbers.F364] &gt;= 2020; &quot;[b]&quot;; &quot;&quot;) &amp; [Numbers.F364] &amp; IF([Numbers.F364] &gt;= 2020; &quot;[/b]&quot;; &quot;&quot;)  &amp; &quot;, &quot; &amp; [Numbers.H364] &amp; &quot;) [sup][&quot; &amp; [Numbers.C364] &amp; &quot;: &quot; &amp; [Numbers.I364] &amp; &quot;][/sup]&quot;; &quot;&quot;)" office:value-type="string" office:string-value="[b]295. [url=https://www.moddb.com/mods/bloodpack]ZBloodpack[/url][/b] (Doom II, 2005, 32) [sup][5: smeghammer: 5][/sup]" calcext:value-type="string">
            <text:p>[b]295. [url=https://www.moddb.com/mods/bloodpack]ZBloodpack[/url][/b] (Doom II, 2005, 32) [sup][5: smeghammer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G365] &amp; &quot;, &quot;  &amp; IF([Numbers.F365] &gt;= 2020; &quot;[b]&quot;; &quot;&quot;) &amp; [Numbers.F365] &amp; IF([Numbers.F365] &gt;= 2020; &quot;[/b]&quot;; &quot;&quot;)  &amp; &quot;, &quot; &amp; [Numbers.H365] &amp; &quot;) [sup][&quot; &amp; [Numbers.C365] &amp; &quot;: &quot; &amp; [Numbers.I365] &amp; &quot;][/sup]&quot;; &quot;&quot;)" office:value-type="string" office:string-value="[b]362. [url=https://www.doomworld.com/idgames/levels/doom2/a-c/area51]Area 51[/url][/b] (Doom II, 1997, 2) [sup][4: Doomkid: 2, TheGreenZap: 2][/sup]" calcext:value-type="string">
            <text:p>[b]362. [url=https://www.doomworld.com/idgames/levels/doom2/a-c/area51]Area 51[/url][/b] (Doom II, 1997, 2) [sup][4: Doomkid: 2, TheGreenZap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G366] &amp; &quot;, &quot;  &amp; IF([Numbers.F366] &gt;= 2020; &quot;[b]&quot;; &quot;&quot;) &amp; [Numbers.F366] &amp; IF([Numbers.F366] &gt;= 2020; &quot;[/b]&quot;; &quot;&quot;)  &amp; &quot;, &quot; &amp; [Numbers.H366] &amp; &quot;) [sup][&quot; &amp; [Numbers.C366] &amp; &quot;: &quot; &amp; [Numbers.I366] &amp; &quot;][/sup]&quot;; &quot;&quot;)" office:value-type="string" office:string-value="[b]362. [url=https://www.doomworld.com/forum/topic/124790-atmospheric-extinction-a-boom-mapset-now-on-idgames/]Atmospheric﻿﻿﻿﻿﻿﻿ ﻿Extinction﻿[/url][/b] (Doom II, [b]2021[/b], 9) [sup][4: northivanastan: 2, Thelokk: 2][/sup]" calcext:value-type="string">
            <text:p>[b]362. [url=https://www.doomworld.com/forum/topic/124790-atmospheric-extinction-a-boom-mapset-now-on-idgames/]Atmospheric﻿﻿﻿﻿﻿﻿ ﻿Extinction﻿[/url][/b] (Doom II, [b]2021[/b], 9) [sup][4: northivanastan: 2, Thelok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G367] &amp; &quot;, &quot;  &amp; IF([Numbers.F367] &gt;= 2020; &quot;[b]&quot;; &quot;&quot;) &amp; [Numbers.F367] &amp; IF([Numbers.F367] &gt;= 2020; &quot;[/b]&quot;; &quot;&quot;)  &amp; &quot;, &quot; &amp; [Numbers.H367] &amp; &quot;) [sup][&quot; &amp; [Numbers.C367] &amp; &quot;: &quot; &amp; [Numbers.I367] &amp; &quot;][/sup]&quot;; &quot;&quot;)" office:value-type="string" office:string-value="[b]362. [url=https://www.doomworld.com/idgames/levels/doom2/a-c/chord2]Chord 2[/url][/b] (Doom II, 1997, 1) [sup][4: Paul977: 4][/sup]" calcext:value-type="string">
            <text:p>[b]362. [url=https://www.doomworld.com/idgames/levels/doom2/a-c/chord2]Chord 2[/url][/b] (Doom II, 1997, 1) [sup][4: Paul9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G368] &amp; &quot;, &quot;  &amp; IF([Numbers.F368] &gt;= 2020; &quot;[b]&quot;; &quot;&quot;) &amp; [Numbers.F368] &amp; IF([Numbers.F368] &gt;= 2020; &quot;[/b]&quot;; &quot;&quot;)  &amp; &quot;, &quot; &amp; [Numbers.H368] &amp; &quot;) [sup][&quot; &amp; [Numbers.C368] &amp; &quot;: &quot; &amp; [Numbers.I368] &amp; &quot;][/sup]&quot;; &quot;&quot;)" office:value-type="string" office:string-value="[b]362. [url=https://www.doomworld.com/files/file/10874-city-of-doom-part-i-beta-1-11/]City of DooM (Part I)[/url][/b] (Doom II, 2000, 11) [sup][4: ax34: 4][/sup]" calcext:value-type="string">
            <text:p>[b]362. [url=https://www.doomworld.com/files/file/10874-city-of-doom-part-i-beta-1-11/]City of DooM (Part I)[/url][/b] (Doom II, 2000, 11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G369] &amp; &quot;, &quot;  &amp; IF([Numbers.F369] &gt;= 2020; &quot;[b]&quot;; &quot;&quot;) &amp; [Numbers.F369] &amp; IF([Numbers.F369] &gt;= 2020; &quot;[/b]&quot;; &quot;&quot;)  &amp; &quot;, &quot; &amp; [Numbers.H369] &amp; &quot;) [sup][&quot; &amp; [Numbers.C369] &amp; &quot;: &quot; &amp; [Numbers.I369] &amp; &quot;][/sup]&quot;; &quot;&quot;)" office:value-type="string" office:string-value="[b]362. [url=https://www.doomworld.com/idgames/levels/doom2/Ports/a-c/c-shock2]Combat Shock 2[/url][/b] (Doom II, 2012, 7) [sup][4: Cynical: 1, Nate River: 3][/sup]" calcext:value-type="string">
            <text:p>[b]362. [url=https://www.doomworld.com/idgames/levels/doom2/Ports/a-c/c-shock2]Combat Shock 2[/url][/b] (Doom II, 2012, 7) [sup][4: Cynical: 1, Nate Riv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G370] &amp; &quot;, &quot;  &amp; IF([Numbers.F370] &gt;= 2020; &quot;[b]&quot;; &quot;&quot;) &amp; [Numbers.F370] &amp; IF([Numbers.F370] &gt;= 2020; &quot;[/b]&quot;; &quot;&quot;)  &amp; &quot;, &quot; &amp; [Numbers.H370] &amp; &quot;) [sup][&quot; &amp; [Numbers.C370] &amp; &quot;: &quot; &amp; [Numbers.I370] &amp; &quot;][/sup]&quot;; &quot;&quot;)" office:value-type="string" office:string-value="[b]362. [url=https://www.doomworld.com/idgames/levels/doom2/Ports/a-c/crimsonh]Crimson Horizon[/url][/b] (Doom II, 2009, 1) [sup][4: Paul977: 4][/sup]" calcext:value-type="string">
            <text:p>[b]362. [url=https://www.doomworld.com/idgames/levels/doom2/Ports/a-c/crimsonh]Crimson Horizon[/url][/b] (Doom II, 2009, 1) [sup][4: Paul9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G371] &amp; &quot;, &quot;  &amp; IF([Numbers.F371] &gt;= 2020; &quot;[b]&quot;; &quot;&quot;) &amp; [Numbers.F371] &amp; IF([Numbers.F371] &gt;= 2020; &quot;[/b]&quot;; &quot;&quot;)  &amp; &quot;, &quot; &amp; [Numbers.H371] &amp; &quot;) [sup][&quot; &amp; [Numbers.C371] &amp; &quot;: &quot; &amp; [Numbers.I371] &amp; &quot;][/sup]&quot;; &quot;&quot;)" office:value-type="string" office:string-value="[b]362. [url=https://www.doomworld.com/idgames/levels/doom2/deathmatch/Ports/megawads/crudream]Crucified Dreams[/url][/b] (Doom II, 2006, 41) [sup][4: Soundblock: 4][/sup]" calcext:value-type="string">
            <text:p>[b]362. [url=https://www.doomworld.com/idgames/levels/doom2/deathmatch/Ports/megawads/crudream]Crucified Dreams[/url][/b] (Doom II, 2006, 41) [sup][4: Soundbloc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G372] &amp; &quot;, &quot;  &amp; IF([Numbers.F372] &gt;= 2020; &quot;[b]&quot;; &quot;&quot;) &amp; [Numbers.F372] &amp; IF([Numbers.F372] &gt;= 2020; &quot;[/b]&quot;; &quot;&quot;)  &amp; &quot;, &quot; &amp; [Numbers.H372] &amp; &quot;) [sup][&quot; &amp; [Numbers.C372] &amp; &quot;: &quot; &amp; [Numbers.I372] &amp; &quot;][/sup]&quot;; &quot;&quot;)" office:value-type="string" office:string-value="[b]362. [url=https://www.doomworld.com/forum/topic/106371-czechbox-final-version-available/]CzechBox[/url][/b] (Doom II, [b]2020[/b], 32) [sup][4: Willy W.: 4][/sup]" calcext:value-type="string">
            <text:p>[b]362. [url=https://www.doomworld.com/forum/topic/106371-czechbox-final-version-available/]CzechBox[/url][/b] (Doom II, [b]2020[/b], 32) [sup][4: Willy W.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G373] &amp; &quot;, &quot;  &amp; IF([Numbers.F373] &gt;= 2020; &quot;[b]&quot;; &quot;&quot;) &amp; [Numbers.F373] &amp; IF([Numbers.F373] &gt;= 2020; &quot;[/b]&quot;; &quot;&quot;)  &amp; &quot;, &quot; &amp; [Numbers.H373] &amp; &quot;) [sup][&quot; &amp; [Numbers.C373] &amp; &quot;: &quot; &amp; [Numbers.I373] &amp; &quot;][/sup]&quot;; &quot;&quot;)" office:value-type="string" office:string-value="[b]362. [url=https://www.doomworld.com/idgames/levels/doom2/Ports/d-f/dcity2_5]Damned City 2[/url][/b] (Doom II, 2019, 10) [sup][4: ax34: 4][/sup]" calcext:value-type="string">
            <text:p>[b]362. [url=https://www.doomworld.com/idgames/levels/doom2/Ports/d-f/dcity2_5]Damned City 2[/url][/b] (Doom II, 2019, 10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G374] &amp; &quot;, &quot;  &amp; IF([Numbers.F374] &gt;= 2020; &quot;[b]&quot;; &quot;&quot;) &amp; [Numbers.F374] &amp; IF([Numbers.F374] &gt;= 2020; &quot;[/b]&quot;; &quot;&quot;)  &amp; &quot;, &quot; &amp; [Numbers.H374] &amp; &quot;) [sup][&quot; &amp; [Numbers.C374] &amp; &quot;: &quot; &amp; [Numbers.I374] &amp; &quot;][/sup]&quot;; &quot;&quot;)" office:value-type="string" office:string-value="[b]362. [url=https://doomwiki.org/wiki/Dead.air]dead.air[/url][/b] (Doom II, 2016, 1) [sup][4: HyperLuke: 2, Lorenz0: 2][/sup]" calcext:value-type="string">
            <text:p>[b]362. [url=https://doomwiki.org/wiki/Dead.air]dead.air[/url][/b] (Doom II, 2016, 1) [sup][4: HyperLuke: 2, Lorenz0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G375] &amp; &quot;, &quot;  &amp; IF([Numbers.F375] &gt;= 2020; &quot;[b]&quot;; &quot;&quot;) &amp; [Numbers.F375] &amp; IF([Numbers.F375] &gt;= 2020; &quot;[/b]&quot;; &quot;&quot;)  &amp; &quot;, &quot; &amp; [Numbers.H375] &amp; &quot;) [sup][&quot; &amp; [Numbers.C375] &amp; &quot;: &quot; &amp; [Numbers.I375] &amp; &quot;][/sup]&quot;; &quot;&quot;)" office:value-type="string" office:string-value="[b]362. [url=https://www.doomworld.com/idgames/levels/doom2/megawads/d2reload]Doom 2 Reloaded[/url][/b] (Doom II, 2009, 32) [sup][4: Odal: 2, Hitherto: 2][/sup]" calcext:value-type="string">
            <text:p>[b]362. [url=https://www.doomworld.com/idgames/levels/doom2/megawads/d2reload]Doom 2 Reloaded[/url][/b] (Doom II, 2009, 32) [sup][4: Odal: 2, Hithert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G376] &amp; &quot;, &quot;  &amp; IF([Numbers.F376] &gt;= 2020; &quot;[b]&quot;; &quot;&quot;) &amp; [Numbers.F376] &amp; IF([Numbers.F376] &gt;= 2020; &quot;[/b]&quot;; &quot;&quot;)  &amp; &quot;, &quot; &amp; [Numbers.H376] &amp; &quot;) [sup][&quot; &amp; [Numbers.C376] &amp; &quot;: &quot; &amp; [Numbers.I376] &amp; &quot;][/sup]&quot;; &quot;&quot;)" office:value-type="string" office:string-value="[b]362. [url=https://www.doomworld.com/idgames/levels/doom2/Ports/d-f/doomisla]Doom Island[/url][/b] (Doom II, [b]2021[/b], 9) [sup][4: dei_eldren: 4][/sup]" calcext:value-type="string">
            <text:p>[b]362. [url=https://www.doomworld.com/idgames/levels/doom2/Ports/d-f/doomisla]Doom Island[/url][/b] (Doom II, [b]2021[/b], 9) [sup][4: dei_eldren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G377] &amp; &quot;, &quot;  &amp; IF([Numbers.F377] &gt;= 2020; &quot;[b]&quot;; &quot;&quot;) &amp; [Numbers.F377] &amp; IF([Numbers.F377] &gt;= 2020; &quot;[/b]&quot;; &quot;&quot;)  &amp; &quot;, &quot; &amp; [Numbers.H377] &amp; &quot;) [sup][&quot; &amp; [Numbers.C377] &amp; &quot;: &quot; &amp; [Numbers.I377] &amp; &quot;][/sup]&quot;; &quot;&quot;)" office:value-type="string" office:string-value="[b]362. [url=https://www.doomworld.com/idgames/levels/doom2/d-f/earth]Earth[/url][/b] (Doom II, 1998, 10) [sup][4: ShoDemo: 3, TheNerdTurtle2: 1][/sup]" calcext:value-type="string">
            <text:p>[b]362. [url=https://www.doomworld.com/idgames/levels/doom2/d-f/earth]Earth[/url][/b] (Doom II, 1998, 10) [sup][4: ShoDemo: 3, TheNerdTurtle2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G378] &amp; &quot;, &quot;  &amp; IF([Numbers.F378] &gt;= 2020; &quot;[b]&quot;; &quot;&quot;) &amp; [Numbers.F378] &amp; IF([Numbers.F378] &gt;= 2020; &quot;[/b]&quot;; &quot;&quot;)  &amp; &quot;, &quot; &amp; [Numbers.H378] &amp; &quot;) [sup][&quot; &amp; [Numbers.C378] &amp; &quot;: &quot; &amp; [Numbers.I378] &amp; &quot;][/sup]&quot;; &quot;&quot;)" office:value-type="string" office:string-value="[b]362. [url=https://www.doomworld.com/forum/topic/94601-empyrion_v39-14-udmf-coop-maps-with-single-player-support/]Empyrion[/url][/b] (Doom II, 2017, 14) [sup][4: Gaia74: 4][/sup]" calcext:value-type="string">
            <text:p>[b]362. [url=https://www.doomworld.com/forum/topic/94601-empyrion_v39-14-udmf-coop-maps-with-single-player-support/]Empyrion[/url][/b] (Doom II, 2017, 14) [sup][4: Gaia7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G379] &amp; &quot;, &quot;  &amp; IF([Numbers.F379] &gt;= 2020; &quot;[b]&quot;; &quot;&quot;) &amp; [Numbers.F379] &amp; IF([Numbers.F379] &gt;= 2020; &quot;[/b]&quot;; &quot;&quot;)  &amp; &quot;, &quot; &amp; [Numbers.H379] &amp; &quot;) [sup][&quot; &amp; [Numbers.C379] &amp; &quot;: &quot; &amp; [Numbers.I379] &amp; &quot;][/sup]&quot;; &quot;&quot;)" office:value-type="string" office:string-value="[b]362. [url=https://www.doomworld.com/idgames/levels/doom/d-f/favie112]Favillesco - Episode 1: Genuflected on Io[/url][/b] (Doom, 2013, 9) [sup][4: dei_eldren: 4][/sup]" calcext:value-type="string">
            <text:p>[b]362. [url=https://www.doomworld.com/idgames/levels/doom/d-f/favie112]Favillesco - Episode 1: Genuflected on Io[/url][/b] (Doom, 2013, 9) [sup][4: dei_eldren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G380] &amp; &quot;, &quot;  &amp; IF([Numbers.F380] &gt;= 2020; &quot;[b]&quot;; &quot;&quot;) &amp; [Numbers.F380] &amp; IF([Numbers.F380] &gt;= 2020; &quot;[/b]&quot;; &quot;&quot;)  &amp; &quot;, &quot; &amp; [Numbers.H380] &amp; &quot;) [sup][&quot; &amp; [Numbers.C380] &amp; &quot;: &quot; &amp; [Numbers.I380] &amp; &quot;][/sup]&quot;; &quot;&quot;)" office:value-type="string" office:string-value="[b]362. [url=https://www.doomworld.com/idgames/levels/doom2/deathmatch/megawads/gothicdm]Gothic DM[/url][/b] (Doom II, 1997, 32) [sup][4: Soundblock: 1, toxic.rat: 3][/sup]" calcext:value-type="string">
            <text:p>[b]362. [url=https://www.doomworld.com/idgames/levels/doom2/deathmatch/megawads/gothicdm]Gothic DM[/url][/b] (Doom II, 1997, 32) [sup][4: Soundblock: 1, toxic.rat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G381] &amp; &quot;, &quot;  &amp; IF([Numbers.F381] &gt;= 2020; &quot;[b]&quot;; &quot;&quot;) &amp; [Numbers.F381] &amp; IF([Numbers.F381] &gt;= 2020; &quot;[/b]&quot;; &quot;&quot;)  &amp; &quot;, &quot; &amp; [Numbers.H381] &amp; &quot;) [sup][&quot; &amp; [Numbers.C381] &amp; &quot;: &quot; &amp; [Numbers.I381] &amp; &quot;][/sup]&quot;; &quot;&quot;)" office:value-type="string" office:string-value="[b]362. [url=https://www.doomworld.com/idgames/levels/heretic/Ports/curse]Heretic - Curse of D'sparil[/url][/b] (Heretic, 2010, 9) [sup][4: JudgeDeadd: 2, Hitherto: 2][/sup]" calcext:value-type="string">
            <text:p>[b]362. [url=https://www.doomworld.com/idgames/levels/heretic/Ports/curse]Heretic - Curse of D'sparil[/url][/b] (Heretic, 2010, 9) [sup][4: JudgeDeadd: 2, Hithert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G382] &amp; &quot;, &quot;  &amp; IF([Numbers.F382] &gt;= 2020; &quot;[b]&quot;; &quot;&quot;) &amp; [Numbers.F382] &amp; IF([Numbers.F382] &gt;= 2020; &quot;[/b]&quot;; &quot;&quot;)  &amp; &quot;, &quot; &amp; [Numbers.H382] &amp; &quot;) [sup][&quot; &amp; [Numbers.C382] &amp; &quot;: &quot; &amp; [Numbers.I382] &amp; &quot;][/sup]&quot;; &quot;&quot;)" office:value-type="string" office:string-value="[b]362. [url=https://doomwiki.org/wiki/IC2005]IC2005[/url][/b] (Doom II, 2005, 1) [sup][4: doombedoom: 4][/sup]" calcext:value-type="string">
            <text:p>[b]362. [url=https://doomwiki.org/wiki/IC2005]IC2005[/url][/b] (Doom II, 2005, 1) [sup][4: doombedoo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G383] &amp; &quot;, &quot;  &amp; IF([Numbers.F383] &gt;= 2020; &quot;[b]&quot;; &quot;&quot;) &amp; [Numbers.F383] &amp; IF([Numbers.F383] &gt;= 2020; &quot;[/b]&quot;; &quot;&quot;)  &amp; &quot;, &quot; &amp; [Numbers.H383] &amp; &quot;) [sup][&quot; &amp; [Numbers.C383] &amp; &quot;: &quot; &amp; [Numbers.I383] &amp; &quot;][/sup]&quot;; &quot;&quot;)" office:value-type="string" office:string-value="[b]362. [url=https://www.doomworld.com/idgames/levels/doom2/Ports/g-i/impencse]Imp Encounter[/url][/b] (Doom II, 2003, 1) [sup][4: AnonimVio: 4][/sup]" calcext:value-type="string">
            <text:p>[b]362. [url=https://www.doomworld.com/idgames/levels/doom2/Ports/g-i/impencse]Imp Encounter[/url][/b] (Doom II, 2003, 1) [sup][4: AnonimVio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G384] &amp; &quot;, &quot;  &amp; IF([Numbers.F384] &gt;= 2020; &quot;[b]&quot;; &quot;&quot;) &amp; [Numbers.F384] &amp; IF([Numbers.F384] &gt;= 2020; &quot;[/b]&quot;; &quot;&quot;)  &amp; &quot;, &quot; &amp; [Numbers.H384] &amp; &quot;) [sup][&quot; &amp; [Numbers.C384] &amp; &quot;: &quot; &amp; [Numbers.I384] &amp; &quot;][/sup]&quot;; &quot;&quot;)" office:value-type="string" office:string-value="[b]362. [url=https://www.doomworld.com/forum/topic/74792-jiffy-bag-a-speedmap-megawad-rc2-released/]Jiffy Bag[/url][/b] (Doom II, 2015, 32) [sup][4: TheNerdTurtle2: 4][/sup]" calcext:value-type="string">
            <text:p>[b]362. [url=https://www.doomworld.com/forum/topic/74792-jiffy-bag-a-speedmap-megawad-rc2-released/]Jiffy Bag[/url][/b] (Doom II, 2015, 32) [sup][4: TheNerdTurtle2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G385] &amp; &quot;, &quot;  &amp; IF([Numbers.F385] &gt;= 2020; &quot;[b]&quot;; &quot;&quot;) &amp; [Numbers.F385] &amp; IF([Numbers.F385] &gt;= 2020; &quot;[/b]&quot;; &quot;&quot;)  &amp; &quot;, &quot; &amp; [Numbers.H385] &amp; &quot;) [sup][&quot; &amp; [Numbers.C385] &amp; &quot;: &quot; &amp; [Numbers.I385] &amp; &quot;][/sup]&quot;; &quot;&quot;)" office:value-type="string" office:string-value="[b]362. [url=https://www.doomworld.com/idgames/levels/doom2/Ports/j-l/khorus]Khorus[/url][/b] (Doom II, 2012, 9) [sup][4: NuMetalManiak: 4][/sup]" calcext:value-type="string">
            <text:p>[b]362. [url=https://www.doomworld.com/idgames/levels/doom2/Ports/j-l/khorus]Khorus[/url][/b] (Doom II, 2012, 9) [sup][4: NuMetalMania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G386] &amp; &quot;, &quot;  &amp; IF([Numbers.F386] &gt;= 2020; &quot;[b]&quot;; &quot;&quot;) &amp; [Numbers.F386] &amp; IF([Numbers.F386] &gt;= 2020; &quot;[/b]&quot;; &quot;&quot;)  &amp; &quot;, &quot; &amp; [Numbers.H386] &amp; &quot;) [sup][&quot; &amp; [Numbers.C386] &amp; &quot;: &quot; &amp; [Numbers.I386] &amp; &quot;][/sup]&quot;; &quot;&quot;)" office:value-type="string" office:string-value="[b]362. [url=https://www.doomworld.com/forum/topic/124896-final-literalism-release-thread/]Literalism[/url][/b] (Doom II, [b]2021[/b], 26) [sup][4: &lt;&lt;Rewind: 4][/sup]" calcext:value-type="string">
            <text:p>[b]362. [url=https://www.doomworld.com/forum/topic/124896-final-literalism-release-thread/]Literalism[/url][/b] (Doom II, [b]2021[/b], 26) [sup][4: &lt;&lt;Rewind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G387] &amp; &quot;, &quot;  &amp; IF([Numbers.F387] &gt;= 2020; &quot;[b]&quot;; &quot;&quot;) &amp; [Numbers.F387] &amp; IF([Numbers.F387] &gt;= 2020; &quot;[/b]&quot;; &quot;&quot;)  &amp; &quot;, &quot; &amp; [Numbers.H387] &amp; &quot;) [sup][&quot; &amp; [Numbers.C387] &amp; &quot;: &quot; &amp; [Numbers.I387] &amp; &quot;][/sup]&quot;; &quot;&quot;)" office:value-type="string" office:string-value="[b]362. [url=https://www.doomworld.com/files/file/15671-mapgame/]Mapgame[/url][/b] (Doom, 2009, 9) [sup][4: m8f: 4][/sup]" calcext:value-type="string">
            <text:p>[b]362. [url=https://www.doomworld.com/files/file/15671-mapgame/]Mapgame[/url][/b] (Doom, 2009, 9) [sup][4: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G388] &amp; &quot;, &quot;  &amp; IF([Numbers.F388] &gt;= 2020; &quot;[b]&quot;; &quot;&quot;) &amp; [Numbers.F388] &amp; IF([Numbers.F388] &gt;= 2020; &quot;[/b]&quot;; &quot;&quot;)  &amp; &quot;, &quot; &amp; [Numbers.H388] &amp; &quot;) [sup][&quot; &amp; [Numbers.C388] &amp; &quot;: &quot; &amp; [Numbers.I388] &amp; &quot;][/sup]&quot;; &quot;&quot;)" office:value-type="string" office:string-value="[b]362. [url=https://www.doomworld.com/idgames/levels/doom2/Ports/m-o/nfh2]Neighborhood From Hell[/url][/b] (Doom II, 2012, 1) [sup][4: ax34: 4][/sup]" calcext:value-type="string">
            <text:p>[b]362. [url=https://www.doomworld.com/idgames/levels/doom2/Ports/m-o/nfh2]Neighborhood From Hell[/url][/b] (Doom II, 2012, 1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G389] &amp; &quot;, &quot;  &amp; IF([Numbers.F389] &gt;= 2020; &quot;[b]&quot;; &quot;&quot;) &amp; [Numbers.F389] &amp; IF([Numbers.F389] &gt;= 2020; &quot;[/b]&quot;; &quot;&quot;)  &amp; &quot;, &quot; &amp; [Numbers.H389] &amp; &quot;) [sup][&quot; &amp; [Numbers.C389] &amp; &quot;: &quot; &amp; [Numbers.I389] &amp; &quot;][/sup]&quot;; &quot;&quot;)" office:value-type="string" office:string-value="[b]362. [url=https://www.doomworld.com/idgames/levels/doom2/m-o/nostromo]Nostromo's Run[/url][/b] (Doom II, 1995, 1) [sup][4: soner du: 1, Ragu: 3][/sup]" calcext:value-type="string">
            <text:p>[b]362. [url=https://www.doomworld.com/idgames/levels/doom2/m-o/nostromo]Nostromo's Run[/url][/b] (Doom II, 1995, 1) [sup][4: soner du: 1, Ragu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G390] &amp; &quot;, &quot;  &amp; IF([Numbers.F390] &gt;= 2020; &quot;[b]&quot;; &quot;&quot;) &amp; [Numbers.F390] &amp; IF([Numbers.F390] &gt;= 2020; &quot;[/b]&quot;; &quot;&quot;)  &amp; &quot;, &quot; &amp; [Numbers.H390] &amp; &quot;) [sup][&quot; &amp; [Numbers.C390] &amp; &quot;: &quot; &amp; [Numbers.I390] &amp; &quot;][/sup]&quot;; &quot;&quot;)" office:value-type="string" office:string-value="[b]362. [url=https://doomwiki.org/wiki/Robocop_Doom]Robocop Doom[/url][/b] (Doom II, 2019, 17) [sup][4: ax34: 4][/sup]" calcext:value-type="string">
            <text:p>[b]362. [url=https://doomwiki.org/wiki/Robocop_Doom]Robocop Doom[/url][/b] (Doom II, 2019, 17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G391] &amp; &quot;, &quot;  &amp; IF([Numbers.F391] &gt;= 2020; &quot;[b]&quot;; &quot;&quot;) &amp; [Numbers.F391] &amp; IF([Numbers.F391] &gt;= 2020; &quot;[/b]&quot;; &quot;&quot;)  &amp; &quot;, &quot; &amp; [Numbers.H391] &amp; &quot;) [sup][&quot; &amp; [Numbers.C391] &amp; &quot;: &quot; &amp; [Numbers.I391] &amp; &quot;][/sup]&quot;; &quot;&quot;)" office:value-type="string" office:string-value="[b]362. [url=https://www.doomworld.com/idgames/levels/doom2/Ports/s-u/sinedie]Sine Die[/url][/b] (Doom II, 2007, 2) [sup][4: bLOCKbOYgAMES: 4][/sup]" calcext:value-type="string">
            <text:p>[b]362. [url=https://www.doomworld.com/idgames/levels/doom2/Ports/s-u/sinedie]Sine Die[/url][/b] (Doom II, 2007, 2) [sup][4: bLOCKbOYgAMES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G392] &amp; &quot;, &quot;  &amp; IF([Numbers.F392] &gt;= 2020; &quot;[b]&quot;; &quot;&quot;) &amp; [Numbers.F392] &amp; IF([Numbers.F392] &gt;= 2020; &quot;[/b]&quot;; &quot;&quot;)  &amp; &quot;, &quot; &amp; [Numbers.H392] &amp; &quot;) [sup][&quot; &amp; [Numbers.C392] &amp; &quot;: &quot; &amp; [Numbers.I392] &amp; &quot;][/sup]&quot;; &quot;&quot;)" office:value-type="string" office:string-value="[b]362. [url=https://www.doomworld.com/idgames/levels/doom2/Ports/megawads/sf3]Slaughterfest 3[/url][/b] (Doom II, 2018, 35) [sup][4: Nazgul9: 4][/sup]" calcext:value-type="string">
            <text:p>[b]362. [url=https://www.doomworld.com/idgames/levels/doom2/Ports/megawads/sf3]Slaughterfest 3[/url][/b] (Doom II, 2018, 35) [sup][4: Nazgul9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G393] &amp; &quot;, &quot;  &amp; IF([Numbers.F393] &gt;= 2020; &quot;[b]&quot;; &quot;&quot;) &amp; [Numbers.F393] &amp; IF([Numbers.F393] &gt;= 2020; &quot;[/b]&quot;; &quot;&quot;)  &amp; &quot;, &quot; &amp; [Numbers.H393] &amp; &quot;) [sup][&quot; &amp; [Numbers.C393] &amp; &quot;: &quot; &amp; [Numbers.I393] &amp; &quot;][/sup]&quot;; &quot;&quot;)" office:value-type="string" office:string-value="[b]362. [url=https://www.doomworld.com/idgames/levels/doom2/megawads/darken]The Darkening Episode 1[/url][/b] (Doom II, 1998, 22) [sup][4: ASaltShaker: 1, doombedoom: 3][/sup]" calcext:value-type="string">
            <text:p>[b]362. [url=https://www.doomworld.com/idgames/levels/doom2/megawads/darken]The Darkening Episode 1[/url][/b] (Doom II, 1998, 22) [sup][4: ASaltShaker: 1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G394] &amp; &quot;, &quot;  &amp; IF([Numbers.F394] &gt;= 2020; &quot;[b]&quot;; &quot;&quot;) &amp; [Numbers.F394] &amp; IF([Numbers.F394] &gt;= 2020; &quot;[/b]&quot;; &quot;&quot;)  &amp; &quot;, &quot; &amp; [Numbers.H394] &amp; &quot;) [sup][&quot; &amp; [Numbers.C394] &amp; &quot;: &quot; &amp; [Numbers.I394] &amp; &quot;][/sup]&quot;; &quot;&quot;)" office:value-type="string" office:string-value="[b]362. [url=https://www.doomworld.com/idgames/levels/doom2/Ports/megawads/doomtrib]The DOOM Tribute Project[/url][/b] (Doom II, 2016, 34) [sup][4: ax34: 4][/sup]" calcext:value-type="string">
            <text:p>[b]362. [url=https://www.doomworld.com/idgames/levels/doom2/Ports/megawads/doomtrib]The DOOM Tribute Project[/url][/b] (Doom II, 2016, 34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G395] &amp; &quot;, &quot;  &amp; IF([Numbers.F395] &gt;= 2020; &quot;[b]&quot;; &quot;&quot;) &amp; [Numbers.F395] &amp; IF([Numbers.F395] &gt;= 2020; &quot;[/b]&quot;; &quot;&quot;)  &amp; &quot;, &quot; &amp; [Numbers.H395] &amp; &quot;) [sup][&quot; &amp; [Numbers.C395] &amp; &quot;: &quot; &amp; [Numbers.I395] &amp; &quot;][/sup]&quot;; &quot;&quot;)" office:value-type="string" office:string-value="[b]362. [url=https://www.doomworld.com/idgames/levels/doom/megawads/nmdu]The Ultimate NMD[/url][/b] (Doom, 2009, 27) [sup][4: eharper256: 4][/sup]" calcext:value-type="string">
            <text:p>[b]362. [url=https://www.doomworld.com/idgames/levels/doom/megawads/nmdu]The Ultimate NMD[/url][/b] (Doom, 2009, 27) [sup][4: eharper256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G396] &amp; &quot;, &quot;  &amp; IF([Numbers.F396] &gt;= 2020; &quot;[b]&quot;; &quot;&quot;) &amp; [Numbers.F396] &amp; IF([Numbers.F396] &gt;= 2020; &quot;[/b]&quot;; &quot;&quot;)  &amp; &quot;, &quot; &amp; [Numbers.H396] &amp; &quot;) [sup][&quot; &amp; [Numbers.C396] &amp; &quot;: &quot; &amp; [Numbers.I396] &amp; &quot;][/sup]&quot;; &quot;&quot;)" office:value-type="string" office:string-value="[b]362. [url=https://doomwiki.org/wiki/The_Wayfarer]The Wayfarer[/url][/b] (Heretic, 2019, 9) [sup][4: rd: 4][/sup]" calcext:value-type="string">
            <text:p>[b]362. [url=https://doomwiki.org/wiki/The_Wayfarer]The Wayfarer[/url][/b] (Heretic, 2019, 9) [sup][4: rd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G397] &amp; &quot;, &quot;  &amp; IF([Numbers.F397] &gt;= 2020; &quot;[b]&quot;; &quot;&quot;) &amp; [Numbers.F397] &amp; IF([Numbers.F397] &gt;= 2020; &quot;[/b]&quot;; &quot;&quot;)  &amp; &quot;, &quot; &amp; [Numbers.H397] &amp; &quot;) [sup][&quot; &amp; [Numbers.C397] &amp; &quot;: &quot; &amp; [Numbers.I397] &amp; &quot;][/sup]&quot;; &quot;&quot;)" office:value-type="string" office:string-value="[b]362. [url=https://zdoom.org/wiki/Town_Infection]Town Infection[/url][/b] (Doom II, 2013, 34) [sup][4: Dimon12321: 4][/sup]" calcext:value-type="string">
            <text:p>[b]362. [url=https://zdoom.org/wiki/Town_Infection]Town Infection[/url][/b] (Doom II, 2013, 34) [sup][4: Dimon12321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G398] &amp; &quot;, &quot;  &amp; IF([Numbers.F398] &gt;= 2020; &quot;[b]&quot;; &quot;&quot;) &amp; [Numbers.F398] &amp; IF([Numbers.F398] &gt;= 2020; &quot;[/b]&quot;; &quot;&quot;)  &amp; &quot;, &quot; &amp; [Numbers.H398] &amp; &quot;) [sup][&quot; &amp; [Numbers.C398] &amp; &quot;: &quot; &amp; [Numbers.I398] &amp; &quot;][/sup]&quot;; &quot;&quot;)" office:value-type="string" office:string-value="[b]362. [url=https://www.doomworld.com/idgames/levels/doom2/s-u/townhou2]Townhouses[/url][/b] (Doom II, 1995, 1) [sup][4: Doomlover77: 4][/sup]" calcext:value-type="string">
            <text:p>[b]362. [url=https://www.doomworld.com/idgames/levels/doom2/s-u/townhou2]Townhouses[/url][/b] (Doom II, 1995, 1) [sup][4: Doomlover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G399] &amp; &quot;, &quot;  &amp; IF([Numbers.F399] &gt;= 2020; &quot;[b]&quot;; &quot;&quot;) &amp; [Numbers.F399] &amp; IF([Numbers.F399] &gt;= 2020; &quot;[/b]&quot;; &quot;&quot;)  &amp; &quot;, &quot; &amp; [Numbers.H399] &amp; &quot;) [sup][&quot; &amp; [Numbers.C399] &amp; &quot;: &quot; &amp; [Numbers.I399] &amp; &quot;][/sup]&quot;; &quot;&quot;)" office:value-type="string" office:string-value="[b]362. [url=http://odamex.net/boards/index.php?topic=2246.0]UAC Ultra 2[/url][/b] (Doom II, 2013, 7) [sup][4: Sky: 4][/sup]" calcext:value-type="string">
            <text:p>[b]362. [url=http://odamex.net/boards/index.php?topic=2246.0]UAC Ultra 2[/url][/b] (Doom II, 2013, 7) [sup][4: Sky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G400] &amp; &quot;, &quot;  &amp; IF([Numbers.F400] &gt;= 2020; &quot;[b]&quot;; &quot;&quot;) &amp; [Numbers.F400] &amp; IF([Numbers.F400] &gt;= 2020; &quot;[/b]&quot;; &quot;&quot;)  &amp; &quot;, &quot; &amp; [Numbers.H400] &amp; &quot;) [sup][&quot; &amp; [Numbers.C400] &amp; &quot;: &quot; &amp; [Numbers.I400] &amp; &quot;][/sup]&quot;; &quot;&quot;)" office:value-type="string" office:string-value="[b]362. [url=https://www.doomworld.com/idgames/levels/doom2/Ports/v-z/vrack]Vrack[/url][/b] (Doom II, 2000, 1) [sup][4: bzzrak: 4][/sup]" calcext:value-type="string">
            <text:p>[b]362. [url=https://www.doomworld.com/idgames/levels/doom2/Ports/v-z/vrack]Vrack[/url][/b] (Doom II, 2000, 1) [sup][4: bzzra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G401] &amp; &quot;, &quot;  &amp; IF([Numbers.F401] &gt;= 2020; &quot;[b]&quot;; &quot;&quot;) &amp; [Numbers.F401] &amp; IF([Numbers.F401] &gt;= 2020; &quot;[/b]&quot;; &quot;&quot;)  &amp; &quot;, &quot; &amp; [Numbers.H401] &amp; &quot;) [sup][&quot; &amp; [Numbers.C401] &amp; &quot;: &quot; &amp; [Numbers.I401] &amp; &quot;][/sup]&quot;; &quot;&quot;)" office:value-type="string" office:string-value="[b]398. [url=https://www.wad-archive.com/wad/9c6e76bda78d64a3fd280aadc0394a3ed5d8a157]1993[/url][/b] (Any Doom, 2014, 0) [sup][3: Apaul27: 3][/sup]" calcext:value-type="string">
            <text:p>[b]398. [url=https://www.wad-archive.com/wad/9c6e76bda78d64a3fd280aadc0394a3ed5d8a157]1993[/url][/b] (Any Doom, 2014, 0) [sup][3: Apaul2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G402] &amp; &quot;, &quot;  &amp; IF([Numbers.F402] &gt;= 2020; &quot;[b]&quot;; &quot;&quot;) &amp; [Numbers.F402] &amp; IF([Numbers.F402] &gt;= 2020; &quot;[/b]&quot;; &quot;&quot;)  &amp; &quot;, &quot; &amp; [Numbers.H402] &amp; &quot;) [sup][&quot; &amp; [Numbers.C402] &amp; &quot;: &quot; &amp; [Numbers.I402] &amp; &quot;][/sup]&quot;; &quot;&quot;)" office:value-type="string" office:string-value="[b]398. [url=https://www.doomworld.com/forum/post/1753652]2castles[/url][/b] (?, [b]?[/b], ?) [sup][3: Soundblock: 3][/sup]" calcext:value-type="string">
            <text:p>[b]398. [url=https://www.doomworld.com/forum/post/1753652]2castles[/url][/b] (?, [b]?[/b], ?) [sup][3: Soundbloc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G403] &amp; &quot;, &quot;  &amp; IF([Numbers.F403] &gt;= 2020; &quot;[b]&quot;; &quot;&quot;) &amp; [Numbers.F403] &amp; IF([Numbers.F403] &gt;= 2020; &quot;[/b]&quot;; &quot;&quot;)  &amp; &quot;, &quot; &amp; [Numbers.H403] &amp; &quot;) [sup][&quot; &amp; [Numbers.C403] &amp; &quot;: &quot; &amp; [Numbers.I403] &amp; &quot;][/sup]&quot;; &quot;&quot;)" office:value-type="string" office:string-value="[b]398. [url=https://www.doomworld.com/forum/topic/90605-v04-a-boy-and-his-barrel-a-secret-is-revealed/]A Boy and His Barrel[/url][/b] (Doom II, 2016, 5) [sup][3: Dragonfly: 3][/sup]" calcext:value-type="string">
            <text:p>[b]398. [url=https://www.doomworld.com/forum/topic/90605-v04-a-boy-and-his-barrel-a-secret-is-revealed/]A Boy and His Barrel[/url][/b] (Doom II, 2016, 5) [sup][3: Dragonfly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G404] &amp; &quot;, &quot;  &amp; IF([Numbers.F404] &gt;= 2020; &quot;[b]&quot;; &quot;&quot;) &amp; [Numbers.F404] &amp; IF([Numbers.F404] &gt;= 2020; &quot;[/b]&quot;; &quot;&quot;)  &amp; &quot;, &quot; &amp; [Numbers.H404] &amp; &quot;) [sup][&quot; &amp; [Numbers.C404] &amp; &quot;: &quot; &amp; [Numbers.I404] &amp; &quot;][/sup]&quot;; &quot;&quot;)" office:value-type="string" office:string-value="[b]398. [url=https://www.doomworld.com/files/file/18491-absolutely-killed/]Absolutely Killed[/url][/b] (Doom, 2016, 9) [sup][3: NoisyVelvet: 3][/sup]" calcext:value-type="string">
            <text:p>[b]398. [url=https://www.doomworld.com/files/file/18491-absolutely-killed/]Absolutely Killed[/url][/b] (Doom, 2016, 9) [sup][3: NoisyVelvet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G405] &amp; &quot;, &quot;  &amp; IF([Numbers.F405] &gt;= 2020; &quot;[b]&quot;; &quot;&quot;) &amp; [Numbers.F405] &amp; IF([Numbers.F405] &gt;= 2020; &quot;[/b]&quot;; &quot;&quot;)  &amp; &quot;, &quot; &amp; [Numbers.H405] &amp; &quot;) [sup][&quot; &amp; [Numbers.C405] &amp; &quot;: &quot; &amp; [Numbers.I405] &amp; &quot;][/sup]&quot;; &quot;&quot;)" office:value-type="string" office:string-value="[b]398. [url=https://www.doomworld.com/idgames/levels/doom/Ports/a-c/aaawake]Awakening[/url][/b] (Doom, 2010, 1) [sup][3: Graf Zahl: 3][/sup]" calcext:value-type="string">
            <text:p>[b]398. [url=https://www.doomworld.com/idgames/levels/doom/Ports/a-c/aaawake]Awakening[/url][/b] (Doom, 2010, 1) [sup][3: Graf Zah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G406] &amp; &quot;, &quot;  &amp; IF([Numbers.F406] &gt;= 2020; &quot;[b]&quot;; &quot;&quot;) &amp; [Numbers.F406] &amp; IF([Numbers.F406] &gt;= 2020; &quot;[/b]&quot;; &quot;&quot;)  &amp; &quot;, &quot; &amp; [Numbers.H406] &amp; &quot;) [sup][&quot; &amp; [Numbers.C406] &amp; &quot;: &quot; &amp; [Numbers.I406] &amp; &quot;][/sup]&quot;; &quot;&quot;)" office:value-type="string" office:string-value="[b]398. [url=https://www.doomworld.com/idgames/levels/doom2/Ports/a-c/balls]Balls[/url][/b] (Doom II, 2006, 1) [sup][3: Li'l devil: 3][/sup]" calcext:value-type="string">
            <text:p>[b]398. [url=https://www.doomworld.com/idgames/levels/doom2/Ports/a-c/balls]Balls[/url][/b] (Doom II, 2006, 1) [sup][3: Li'l devi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G407] &amp; &quot;, &quot;  &amp; IF([Numbers.F407] &gt;= 2020; &quot;[b]&quot;; &quot;&quot;) &amp; [Numbers.F407] &amp; IF([Numbers.F407] &gt;= 2020; &quot;[/b]&quot;; &quot;&quot;)  &amp; &quot;, &quot; &amp; [Numbers.H407] &amp; &quot;) [sup][&quot; &amp; [Numbers.C407] &amp; &quot;: &quot; &amp; [Numbers.I407] &amp; &quot;][/sup]&quot;; &quot;&quot;)" office:value-type="string" office:string-value="[b]398. [url=https://forum.zdoom.org/viewtopic.php?t=47680#p810207]Batman Doom: Reborn[/url][/b] (Doom II, 2015, 32) [sup][3: ax34: 3][/sup]" calcext:value-type="string">
            <text:p>[b]398. [url=https://forum.zdoom.org/viewtopic.php?t=47680#p810207]Batman Doom: Reborn[/url][/b] (Doom II, 2015, 32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G408] &amp; &quot;, &quot;  &amp; IF([Numbers.F408] &gt;= 2020; &quot;[b]&quot;; &quot;&quot;) &amp; [Numbers.F408] &amp; IF([Numbers.F408] &gt;= 2020; &quot;[/b]&quot;; &quot;&quot;)  &amp; &quot;, &quot; &amp; [Numbers.H408] &amp; &quot;) [sup][&quot; &amp; [Numbers.C408] &amp; &quot;: &quot; &amp; [Numbers.I408] &amp; &quot;][/sup]&quot;; &quot;&quot;)" office:value-type="string" office:string-value="[b]398. [url=https://www.doomworld.com/idgames/levels/doom2/Ports/a-c/bermuda]Bermuda Triangle[/url][/b] (Doom II, 1999, 1) [sup][3: Doomkid: 1, TheGreenZap: 2][/sup]" calcext:value-type="string">
            <text:p>[b]398. [url=https://www.doomworld.com/idgames/levels/doom2/Ports/a-c/bermuda]Bermuda Triangle[/url][/b] (Doom II, 1999, 1) [sup][3: Doomkid: 1, TheGreenZap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G409] &amp; &quot;, &quot;  &amp; IF([Numbers.F409] &gt;= 2020; &quot;[b]&quot;; &quot;&quot;) &amp; [Numbers.F409] &amp; IF([Numbers.F409] &gt;= 2020; &quot;[/b]&quot;; &quot;&quot;)  &amp; &quot;, &quot; &amp; [Numbers.H409] &amp; &quot;) [sup][&quot; &amp; [Numbers.C409] &amp; &quot;: &quot; &amp; [Numbers.I409] &amp; &quot;][/sup]&quot;; &quot;&quot;)" office:value-type="string" office:string-value="[b]398. [url=https://www.doomworld.com/idgames/levels/doom2/Ports/a-c/bbv11]Botanic Biosphere[/url][/b] (Doom II, 2014, 1) [sup][3: Jaromir Bergmann: 3][/sup]" calcext:value-type="string">
            <text:p>[b]398. [url=https://www.doomworld.com/idgames/levels/doom2/Ports/a-c/bbv11]Botanic Biosphere[/url][/b] (Doom II, 2014, 1) [sup][3: Jaromir Bergman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G410] &amp; &quot;, &quot;  &amp; IF([Numbers.F410] &gt;= 2020; &quot;[b]&quot;; &quot;&quot;) &amp; [Numbers.F410] &amp; IF([Numbers.F410] &gt;= 2020; &quot;[/b]&quot;; &quot;&quot;)  &amp; &quot;, &quot; &amp; [Numbers.H410] &amp; &quot;) [sup][&quot; &amp; [Numbers.C410] &amp; &quot;: &quot; &amp; [Numbers.I410] &amp; &quot;][/sup]&quot;; &quot;&quot;)" office:value-type="string" office:string-value="[b]398. [url=https://www.doomworld.com/idgames/levels/doom2/a-c/chord1]Chord 1[/url][/b] (Doom II, 1997, 1) [sup][3: Paul977: 3][/sup]" calcext:value-type="string">
            <text:p>[b]398. [url=https://www.doomworld.com/idgames/levels/doom2/a-c/chord1]Chord 1[/url][/b] (Doom II, 1997, 1) [sup][3: Paul97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G411] &amp; &quot;, &quot;  &amp; IF([Numbers.F411] &gt;= 2020; &quot;[b]&quot;; &quot;&quot;) &amp; [Numbers.F411] &amp; IF([Numbers.F411] &gt;= 2020; &quot;[/b]&quot;; &quot;&quot;)  &amp; &quot;, &quot; &amp; [Numbers.H411] &amp; &quot;) [sup][&quot; &amp; [Numbers.C411] &amp; &quot;: &quot; &amp; [Numbers.I411] &amp; &quot;][/sup]&quot;; &quot;&quot;)" office:value-type="string" office:string-value="[b]398. [url=https://www.doomworld.com/idgames/levels/doom2/Ports/a-c/chord3]Chord 3[/url][/b] (Doom II, 2000, 1) [sup][3: Paul977: 3][/sup]" calcext:value-type="string">
            <text:p>[b]398. [url=https://www.doomworld.com/idgames/levels/doom2/Ports/a-c/chord3]Chord 3[/url][/b] (Doom II, 2000, 1) [sup][3: Paul97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G412] &amp; &quot;, &quot;  &amp; IF([Numbers.F412] &gt;= 2020; &quot;[b]&quot;; &quot;&quot;) &amp; [Numbers.F412] &amp; IF([Numbers.F412] &gt;= 2020; &quot;[/b]&quot;; &quot;&quot;)  &amp; &quot;, &quot; &amp; [Numbers.H412] &amp; &quot;) [sup][&quot; &amp; [Numbers.C412] &amp; &quot;: &quot; &amp; [Numbers.I412] &amp; &quot;][/sup]&quot;; &quot;&quot;)" office:value-type="string" office:string-value="[b]398. [url=https://www.doomworld.com/idgames/levels/doom2/a-c/chordg]Chord G[/url][/b] (Doom II, 1999, 1) [sup][3: Paul977: 3][/sup]" calcext:value-type="string">
            <text:p>[b]398. [url=https://www.doomworld.com/idgames/levels/doom2/a-c/chordg]Chord G[/url][/b] (Doom II, 1999, 1) [sup][3: Paul97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G413] &amp; &quot;, &quot;  &amp; IF([Numbers.F413] &gt;= 2020; &quot;[b]&quot;; &quot;&quot;) &amp; [Numbers.F413] &amp; IF([Numbers.F413] &gt;= 2020; &quot;[/b]&quot;; &quot;&quot;)  &amp; &quot;, &quot; &amp; [Numbers.H413] &amp; &quot;) [sup][&quot; &amp; [Numbers.C413] &amp; &quot;: &quot; &amp; [Numbers.I413] &amp; &quot;][/sup]&quot;; &quot;&quot;)" office:value-type="string" office:string-value="[b]398. [url=https://www.doomworld.com/idgames/levels/doom2/Ports/a-c/cityass]City Assault[/url][/b] (Doom II, 2013, 1) [sup][3: ax34: 3][/sup]" calcext:value-type="string">
            <text:p>[b]398. [url=https://www.doomworld.com/idgames/levels/doom2/Ports/a-c/cityass]City Assault[/url][/b] (Doom II, 2013, 1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G414] &amp; &quot;, &quot;  &amp; IF([Numbers.F414] &gt;= 2020; &quot;[b]&quot;; &quot;&quot;) &amp; [Numbers.F414] &amp; IF([Numbers.F414] &gt;= 2020; &quot;[/b]&quot;; &quot;&quot;)  &amp; &quot;, &quot; &amp; [Numbers.H414] &amp; &quot;) [sup][&quot; &amp; [Numbers.C414] &amp; &quot;: &quot; &amp; [Numbers.I414] &amp; &quot;][/sup]&quot;; &quot;&quot;)" office:value-type="string" office:string-value="[b]398. [url=https://www.doomworld.com/idgames/levels/doom2/d-f/darkcvnt]Dark Covenant[/url][/b] (Doom II, 1996, 12) [sup][3: NuMetalManiak: 2, bonnie: 1][/sup]" calcext:value-type="string">
            <text:p>[b]398. [url=https://www.doomworld.com/idgames/levels/doom2/d-f/darkcvnt]Dark Covenant[/url][/b] (Doom II, 1996, 12) [sup][3: NuMetalManiak: 2, bonnie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G415] &amp; &quot;, &quot;  &amp; IF([Numbers.F415] &gt;= 2020; &quot;[b]&quot;; &quot;&quot;) &amp; [Numbers.F415] &amp; IF([Numbers.F415] &gt;= 2020; &quot;[/b]&quot;; &quot;&quot;)  &amp; &quot;, &quot; &amp; [Numbers.H415] &amp; &quot;) [sup][&quot; &amp; [Numbers.C415] &amp; &quot;: &quot; &amp; [Numbers.I415] &amp; &quot;][/sup]&quot;; &quot;&quot;)" office:value-type="string" office:string-value="[b]398. [url=https://www.doomworld.com/idgames/levels/doom2/d-f/demondrv]DEMON DRIVER!!!![/url][/b] (Doom II, 2006, 1) [sup][3: smeghammer: 3][/sup]" calcext:value-type="string">
            <text:p>[b]398. [url=https://www.doomworld.com/idgames/levels/doom2/d-f/demondrv]DEMON DRIVER!!!![/url][/b] (Doom II, 2006, 1) [sup][3: smeghamm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G416] &amp; &quot;, &quot;  &amp; IF([Numbers.F416] &gt;= 2020; &quot;[b]&quot;; &quot;&quot;) &amp; [Numbers.F416] &amp; IF([Numbers.F416] &gt;= 2020; &quot;[/b]&quot;; &quot;&quot;)  &amp; &quot;, &quot; &amp; [Numbers.H416] &amp; &quot;) [sup][&quot; &amp; [Numbers.C416] &amp; &quot;: &quot; &amp; [Numbers.I416] &amp; &quot;][/sup]&quot;; &quot;&quot;)" office:value-type="string" office:string-value="[b]398. [url=https://www.doomworld.com/idgames/levels/doom2/Ports/d-f/darknes2]Disciples of Darkness[/url][/b] (Doom II, 2017, 4) [sup][3: Nirvana: 3][/sup]" calcext:value-type="string">
            <text:p>[b]398. [url=https://www.doomworld.com/idgames/levels/doom2/Ports/d-f/darknes2]Disciples of Darkness[/url][/b] (Doom II, 2017, 4) [sup][3: Nirvana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G417] &amp; &quot;, &quot;  &amp; IF([Numbers.F417] &gt;= 2020; &quot;[b]&quot;; &quot;&quot;) &amp; [Numbers.F417] &amp; IF([Numbers.F417] &gt;= 2020; &quot;[/b]&quot;; &quot;&quot;)  &amp; &quot;, &quot; &amp; [Numbers.H417] &amp; &quot;) [sup][&quot; &amp; [Numbers.C417] &amp; &quot;: &quot; &amp; [Numbers.I417] &amp; &quot;][/sup]&quot;; &quot;&quot;)" office:value-type="string" office:string-value="[b]398. [url=https://www.doomworld.com/idgames/levels/doom2/Ports/d-f/disjunct]Disjunction[/url][/b] (Doom II, 2017, 11) [sup][3: Lorenz0: 3][/sup]" calcext:value-type="string">
            <text:p>[b]398. [url=https://www.doomworld.com/idgames/levels/doom2/Ports/d-f/disjunct]Disjunction[/url][/b] (Doom II, 2017, 11) [sup][3: Lorenz0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G418] &amp; &quot;, &quot;  &amp; IF([Numbers.F418] &gt;= 2020; &quot;[b]&quot;; &quot;&quot;) &amp; [Numbers.F418] &amp; IF([Numbers.F418] &gt;= 2020; &quot;[/b]&quot;; &quot;&quot;)  &amp; &quot;, &quot; &amp; [Numbers.H418] &amp; &quot;) [sup][&quot; &amp; [Numbers.C418] &amp; &quot;: &quot; &amp; [Numbers.I418] &amp; &quot;][/sup]&quot;; &quot;&quot;)" office:value-type="string" office:string-value="[b]398. [url=https://www.doomworld.com/idgames/levels/doom2/Ports/d-f/entropy]Entropy[/url][/b] (Doom II, 2019, 2) [sup][3: KineticBeverage: 3][/sup]" calcext:value-type="string">
            <text:p>[b]398. [url=https://www.doomworld.com/idgames/levels/doom2/Ports/d-f/entropy]Entropy[/url][/b] (Doom II, 2019, 2) [sup][3: KineticBeverage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G419] &amp; &quot;, &quot;  &amp; IF([Numbers.F419] &gt;= 2020; &quot;[b]&quot;; &quot;&quot;) &amp; [Numbers.F419] &amp; IF([Numbers.F419] &gt;= 2020; &quot;[/b]&quot;; &quot;&quot;)  &amp; &quot;, &quot; &amp; [Numbers.H419] &amp; &quot;) [sup][&quot; &amp; [Numbers.C419] &amp; &quot;: &quot; &amp; [Numbers.I419] &amp; &quot;][/sup]&quot;; &quot;&quot;)" office:value-type="string" office:string-value="[b]398. [url=https://www.doomworld.com/idgames/levels/doom2/d-f/europe]Europe[/url][/b] (Doom II, 2005, 1) [sup][3: ax34: 3][/sup]" calcext:value-type="string">
            <text:p>[b]398. [url=https://www.doomworld.com/idgames/levels/doom2/d-f/europe]Europe[/url][/b] (Doom II, 2005, 1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G420] &amp; &quot;, &quot;  &amp; IF([Numbers.F420] &gt;= 2020; &quot;[b]&quot;; &quot;&quot;) &amp; [Numbers.F420] &amp; IF([Numbers.F420] &gt;= 2020; &quot;[/b]&quot;; &quot;&quot;)  &amp; &quot;, &quot; &amp; [Numbers.H420] &amp; &quot;) [sup][&quot; &amp; [Numbers.C420] &amp; &quot;: &quot; &amp; [Numbers.I420] &amp; &quot;][/sup]&quot;; &quot;&quot;)" office:value-type="string" office:string-value="[b]398. [url=https://www.doomworld.com/idgames/levels/doom/d-f/faviae21]Favillesco Alpha Episode 2: Desecration on Thebe[/url][/b] (Doom, 2015, 9) [sup][3: Ezepov: 3][/sup]" calcext:value-type="string">
            <text:p>[b]398. [url=https://www.doomworld.com/idgames/levels/doom/d-f/faviae21]Favillesco Alpha Episode 2: Desecration on Thebe[/url][/b] (Doom, 2015, 9) [sup][3: Ezepov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G421] &amp; &quot;, &quot;  &amp; IF([Numbers.F421] &gt;= 2020; &quot;[b]&quot;; &quot;&quot;) &amp; [Numbers.F421] &amp; IF([Numbers.F421] &gt;= 2020; &quot;[/b]&quot;; &quot;&quot;)  &amp; &quot;, &quot; &amp; [Numbers.H421] &amp; &quot;) [sup][&quot; &amp; [Numbers.C421] &amp; &quot;: &quot; &amp; [Numbers.I421] &amp; &quot;][/sup]&quot;; &quot;&quot;)" office:value-type="string" office:string-value="[b]398. [url=https://forum.zdoom.org/viewtopic.php?f=19&amp;t=13397#p273718]Hell-Forged[/url][/b] (Doom II, 2019, 10) [sup][3: Woolie Wool: 3][/sup]" calcext:value-type="string">
            <text:p>[b]398. [url=https://forum.zdoom.org/viewtopic.php?f=19&amp;t=13397#p273718]Hell-Forged[/url][/b] (Doom II, 2019, 10) [sup][3: Woolie Woo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G422] &amp; &quot;, &quot;  &amp; IF([Numbers.F422] &gt;= 2020; &quot;[b]&quot;; &quot;&quot;) &amp; [Numbers.F422] &amp; IF([Numbers.F422] &gt;= 2020; &quot;[/b]&quot;; &quot;&quot;)  &amp; &quot;, &quot; &amp; [Numbers.H422] &amp; &quot;) [sup][&quot; &amp; [Numbers.C422] &amp; &quot;: &quot; &amp; [Numbers.I422] &amp; &quot;][/sup]&quot;; &quot;&quot;)" office:value-type="string" office:string-value="[b]398. [url=https://www.doomworld.com/forum/topic/113414-wip-hellish-rogues-a-new-mappers-first-mapset-feb-15th-2021-near-final-version-available/]Hellish Rogues[/url][/b] (Doom II, [b]2021[/b], 11) [sup][3: dei_eldren: 3][/sup]" calcext:value-type="string">
            <text:p>[b]398. [url=https://www.doomworld.com/forum/topic/113414-wip-hellish-rogues-a-new-mappers-first-mapset-feb-15th-2021-near-final-version-available/]Hellish Rogues[/url][/b] (Doom II, [b]2021[/b], 11) [sup][3: dei_eldre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G423] &amp; &quot;, &quot;  &amp; IF([Numbers.F423] &gt;= 2020; &quot;[b]&quot;; &quot;&quot;) &amp; [Numbers.F423] &amp; IF([Numbers.F423] &gt;= 2020; &quot;[/b]&quot;; &quot;&quot;)  &amp; &quot;, &quot; &amp; [Numbers.H423] &amp; &quot;) [sup][&quot; &amp; [Numbers.C423] &amp; &quot;: &quot; &amp; [Numbers.I423] &amp; &quot;][/sup]&quot;; &quot;&quot;)" office:value-type="string" office:string-value="[b]398. [url=http://xsnake.free.fr/invasion/shots.htm]Invasion UAC[/url][/b] (Doom II, 2005, 32) [sup][3: Red-XIII: 3][/sup]" calcext:value-type="string">
            <text:p>[b]398. [url=http://xsnake.free.fr/invasion/shots.htm]Invasion UAC[/url][/b] (Doom II, 2005, 32) [sup][3: Red-XII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G424] &amp; &quot;, &quot;  &amp; IF([Numbers.F424] &gt;= 2020; &quot;[b]&quot;; &quot;&quot;) &amp; [Numbers.F424] &amp; IF([Numbers.F424] &gt;= 2020; &quot;[/b]&quot;; &quot;&quot;)  &amp; &quot;, &quot; &amp; [Numbers.H424] &amp; &quot;) [sup][&quot; &amp; [Numbers.C424] &amp; &quot;: &quot; &amp; [Numbers.I424] &amp; &quot;][/sup]&quot;; &quot;&quot;)" office:value-type="string" office:string-value="[b]398. [url=https://www.doomworld.com/idgames/levels/doom2/Ports/j-l/los]Legacy of Suffering[/url][/b] (Doom II, 2009, 10) [sup][3: MFG38: 3][/sup]" calcext:value-type="string">
            <text:p>[b]398. [url=https://www.doomworld.com/idgames/levels/doom2/Ports/j-l/los]Legacy of Suffering[/url][/b] (Doom II, 2009, 10) [sup][3: MFG38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G425] &amp; &quot;, &quot;  &amp; IF([Numbers.F425] &gt;= 2020; &quot;[b]&quot;; &quot;&quot;) &amp; [Numbers.F425] &amp; IF([Numbers.F425] &gt;= 2020; &quot;[/b]&quot;; &quot;&quot;)  &amp; &quot;, &quot; &amp; [Numbers.H425] &amp; &quot;) [sup][&quot; &amp; [Numbers.C425] &amp; &quot;: &quot; &amp; [Numbers.I425] &amp; &quot;][/sup]&quot;; &quot;&quot;)" office:value-type="string" office:string-value="[b]398. [url=https://www.doomworld.com/forum/topic/117417-lunar-outpost-359-wip-wad-updated-2132021-revamped-older-levels/]Lunar Outpost 359[/url][/b] (TNT, [b]2021[/b], 10) [sup][3: dei_eldren: 3][/sup]" calcext:value-type="string">
            <text:p>[b]398. [url=https://www.doomworld.com/forum/topic/117417-lunar-outpost-359-wip-wad-updated-2132021-revamped-older-levels/]Lunar Outpost 359[/url][/b] (TNT, [b]2021[/b], 10) [sup][3: dei_eldre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G426] &amp; &quot;, &quot;  &amp; IF([Numbers.F426] &gt;= 2020; &quot;[b]&quot;; &quot;&quot;) &amp; [Numbers.F426] &amp; IF([Numbers.F426] &gt;= 2020; &quot;[/b]&quot;; &quot;&quot;)  &amp; &quot;, &quot; &amp; [Numbers.H426] &amp; &quot;) [sup][&quot; &amp; [Numbers.C426] &amp; &quot;: &quot; &amp; [Numbers.I426] &amp; &quot;][/sup]&quot;; &quot;&quot;)" office:value-type="string" office:string-value="[b]398. [url=https://zdoom.org/wiki/Marine_Assault]Marine Assault[/url][/b] (Doom II, 2003, 1) [sup][3: Li'l devil: 3][/sup]" calcext:value-type="string">
            <text:p>[b]398. [url=https://zdoom.org/wiki/Marine_Assault]Marine Assault[/url][/b] (Doom II, 2003, 1) [sup][3: Li'l devi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G427] &amp; &quot;, &quot;  &amp; IF([Numbers.F427] &gt;= 2020; &quot;[b]&quot;; &quot;&quot;) &amp; [Numbers.F427] &amp; IF([Numbers.F427] &gt;= 2020; &quot;[/b]&quot;; &quot;&quot;)  &amp; &quot;, &quot; &amp; [Numbers.H427] &amp; &quot;) [sup][&quot; &amp; [Numbers.C427] &amp; &quot;: &quot; &amp; [Numbers.I427] &amp; &quot;][/sup]&quot;; &quot;&quot;)" office:value-type="string" office:string-value="[b]398. [url=https://www.doomworld.com/idgames/levels/doom2/m-o/nilla]Nilla DooM[/url][/b] (Doom II, 2004, 7) [sup][3: roadworx: 3][/sup]" calcext:value-type="string">
            <text:p>[b]398. [url=https://www.doomworld.com/idgames/levels/doom2/m-o/nilla]Nilla DooM[/url][/b] (Doom II, 2004, 7) [sup][3: roadworx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G428] &amp; &quot;, &quot;  &amp; IF([Numbers.F428] &gt;= 2020; &quot;[b]&quot;; &quot;&quot;) &amp; [Numbers.F428] &amp; IF([Numbers.F428] &gt;= 2020; &quot;[/b]&quot;; &quot;&quot;)  &amp; &quot;, &quot; &amp; [Numbers.H428] &amp; &quot;) [sup][&quot; &amp; [Numbers.C428] &amp; &quot;: &quot; &amp; [Numbers.I428] &amp; &quot;][/sup]&quot;; &quot;&quot;)" office:value-type="string" office:string-value="[b]398. [url=https://www.doomworld.com/forum/topic/126833-cl9-occulawad-rc1/]Occula[/url][/b] (Doom II, [b]2022[/b], 7) [sup][3: akolai: 3][/sup]" calcext:value-type="string">
            <text:p>[b]398. [url=https://www.doomworld.com/forum/topic/126833-cl9-occulawad-rc1/]Occula[/url][/b] (Doom II, [b]2022[/b], 7) [sup][3: akola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G429] &amp; &quot;, &quot;  &amp; IF([Numbers.F429] &gt;= 2020; &quot;[b]&quot;; &quot;&quot;) &amp; [Numbers.F429] &amp; IF([Numbers.F429] &gt;= 2020; &quot;[/b]&quot;; &quot;&quot;)  &amp; &quot;, &quot; &amp; [Numbers.H429] &amp; &quot;) [sup][&quot; &amp; [Numbers.C429] &amp; &quot;: &quot; &amp; [Numbers.I429] &amp; &quot;][/sup]&quot;; &quot;&quot;)" office:value-type="string" office:string-value="[b]398. [url=https://www.doomworld.com/idgames/levels/doom2/p-r/phobos2]Phobos[/url][/b] (Doom II, 1998, 4) [sup][3: Jaws In Space: 3][/sup]" calcext:value-type="string">
            <text:p>[b]398. [url=https://www.doomworld.com/idgames/levels/doom2/p-r/phobos2]Phobos[/url][/b] (Doom II, 1998, 4) [sup][3: Jaws In Space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G430] &amp; &quot;, &quot;  &amp; IF([Numbers.F430] &gt;= 2020; &quot;[b]&quot;; &quot;&quot;) &amp; [Numbers.F430] &amp; IF([Numbers.F430] &gt;= 2020; &quot;[/b]&quot;; &quot;&quot;)  &amp; &quot;, &quot; &amp; [Numbers.H430] &amp; &quot;) [sup][&quot; &amp; [Numbers.C430] &amp; &quot;: &quot; &amp; [Numbers.I430] &amp; &quot;][/sup]&quot;; &quot;&quot;)" office:value-type="string" office:string-value="[b]398. [url=https://www.doomworld.com/idgames/levels/doom2/Ports/p-r/pleiades]Pleiades[/url][/b] (Doom II, 2000, 11) [sup][3: ax34: 3][/sup]" calcext:value-type="string">
            <text:p>[b]398. [url=https://www.doomworld.com/idgames/levels/doom2/Ports/p-r/pleiades]Pleiades[/url][/b] (Doom II, 2000, 11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G431] &amp; &quot;, &quot;  &amp; IF([Numbers.F431] &gt;= 2020; &quot;[b]&quot;; &quot;&quot;) &amp; [Numbers.F431] &amp; IF([Numbers.F431] &gt;= 2020; &quot;[/b]&quot;; &quot;&quot;)  &amp; &quot;, &quot; &amp; [Numbers.H431] &amp; &quot;) [sup][&quot; &amp; [Numbers.C431] &amp; &quot;: &quot; &amp; [Numbers.I431] &amp; &quot;][/sup]&quot;; &quot;&quot;)" office:value-type="string" office:string-value="[b]398. [url=https://www.doomworld.com/forum/topic/127451-poogerswad-final-release/]Poogers[/url][/b] (Doom II, [b]2022[/b], 36) [sup][3: akolai: 3][/sup]" calcext:value-type="string">
            <text:p>[b]398. [url=https://www.doomworld.com/forum/topic/127451-poogerswad-final-release/]Poogers[/url][/b] (Doom II, [b]2022[/b], 36) [sup][3: akola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G432] &amp; &quot;, &quot;  &amp; IF([Numbers.F432] &gt;= 2020; &quot;[b]&quot;; &quot;&quot;) &amp; [Numbers.F432] &amp; IF([Numbers.F432] &gt;= 2020; &quot;[/b]&quot;; &quot;&quot;)  &amp; &quot;, &quot; &amp; [Numbers.H432] &amp; &quot;) [sup][&quot; &amp; [Numbers.C432] &amp; &quot;: &quot; &amp; [Numbers.I432] &amp; &quot;][/sup]&quot;; &quot;&quot;)" office:value-type="string" office:string-value="[b]398. [url=https://www.elzee.co.nz/rotttc/index.html]Return of the Triad[/url][/b] (Standalone, 2011, 18) [sup][3: ax34: 3][/sup]" calcext:value-type="string">
            <text:p>[b]398. [url=https://www.elzee.co.nz/rotttc/index.html]Return of the Triad[/url][/b] (Standalone, 2011, 18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G433] &amp; &quot;, &quot;  &amp; IF([Numbers.F433] &gt;= 2020; &quot;[b]&quot;; &quot;&quot;) &amp; [Numbers.F433] &amp; IF([Numbers.F433] &gt;= 2020; &quot;[/b]&quot;; &quot;&quot;)  &amp; &quot;, &quot; &amp; [Numbers.H433] &amp; &quot;) [sup][&quot; &amp; [Numbers.C433] &amp; &quot;: &quot; &amp; [Numbers.I433] &amp; &quot;][/sup]&quot;; &quot;&quot;)" office:value-type="string" office:string-value="[b]398. [url=https://www.doomworld.com/idgames/levels/hexen/s-u/serpent]Serpent: Resurrection[/url][/b] (Hexen, 2010, 25) [sup][3: TheMightyHeracross: 3][/sup]" calcext:value-type="string">
            <text:p>[b]398. [url=https://www.doomworld.com/idgames/levels/hexen/s-u/serpent]Serpent: Resurrection[/url][/b] (Hexen, 2010, 25) [sup][3: TheMightyHeracross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G434] &amp; &quot;, &quot;  &amp; IF([Numbers.F434] &gt;= 2020; &quot;[b]&quot;; &quot;&quot;) &amp; [Numbers.F434] &amp; IF([Numbers.F434] &gt;= 2020; &quot;[/b]&quot;; &quot;&quot;)  &amp; &quot;, &quot; &amp; [Numbers.H434] &amp; &quot;) [sup][&quot; &amp; [Numbers.C434] &amp; &quot;: &quot; &amp; [Numbers.I434] &amp; &quot;][/sup]&quot;; &quot;&quot;)" office:value-type="string" office:string-value="[b]398. [url=https://www.doomworld.com/idgames/levels/doom/Ports/megawads/sinergy]SINERGY[/url][/b] (Doom, 2019, 36) [sup][3: Ezepov: 3][/sup]" calcext:value-type="string">
            <text:p>[b]398. [url=https://www.doomworld.com/idgames/levels/doom/Ports/megawads/sinergy]SINERGY[/url][/b] (Doom, 2019, 36) [sup][3: Ezepov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G435] &amp; &quot;, &quot;  &amp; IF([Numbers.F435] &gt;= 2020; &quot;[b]&quot;; &quot;&quot;) &amp; [Numbers.F435] &amp; IF([Numbers.F435] &gt;= 2020; &quot;[/b]&quot;; &quot;&quot;)  &amp; &quot;, &quot; &amp; [Numbers.H435] &amp; &quot;) [sup][&quot; &amp; [Numbers.C435] &amp; &quot;: &quot; &amp; [Numbers.I435] &amp; &quot;][/sup]&quot;; &quot;&quot;)" office:value-type="string" office:string-value="[b]398. [url=https://www.doomworld.com/idgames/levels/doom2/Ports/s-u/t3st]T3ST[/url][/b] (Doom II, 2016, 7) [sup][3: bzzrak: 3][/sup]" calcext:value-type="string">
            <text:p>[b]398. [url=https://www.doomworld.com/idgames/levels/doom2/Ports/s-u/t3st]T3ST[/url][/b] (Doom II, 2016, 7) [sup][3: bzzra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G436] &amp; &quot;, &quot;  &amp; IF([Numbers.F436] &gt;= 2020; &quot;[b]&quot;; &quot;&quot;) &amp; [Numbers.F436] &amp; IF([Numbers.F436] &gt;= 2020; &quot;[/b]&quot;; &quot;&quot;)  &amp; &quot;, &quot; &amp; [Numbers.H436] &amp; &quot;) [sup][&quot; &amp; [Numbers.C436] &amp; &quot;: &quot; &amp; [Numbers.I436] &amp; &quot;][/sup]&quot;; &quot;&quot;)" office:value-type="string" office:string-value="[b]398. [url=https://doomwiki.org/wiki/The_Lost_Episodes_of_Doom]The Lost Episodes of Doom[/url][/b] (Doom, 1995, 24) [sup][3: Diabolución: 3][/sup]" calcext:value-type="string">
            <text:p>[b]398. [url=https://doomwiki.org/wiki/The_Lost_Episodes_of_Doom]The Lost Episodes of Doom[/url][/b] (Doom, 1995, 24) [sup][3: Diabolució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G437] &amp; &quot;, &quot;  &amp; IF([Numbers.F437] &gt;= 2020; &quot;[b]&quot;; &quot;&quot;) &amp; [Numbers.F437] &amp; IF([Numbers.F437] &gt;= 2020; &quot;[/b]&quot;; &quot;&quot;)  &amp; &quot;, &quot; &amp; [Numbers.H437] &amp; &quot;) [sup][&quot; &amp; [Numbers.C437] &amp; &quot;: &quot; &amp; [Numbers.I437] &amp; &quot;][/sup]&quot;; &quot;&quot;)" office:value-type="string" office:string-value="[b]398. [url=https://www.doomworld.com/idgames/levels/doom2/deathmatch/s-u/udm3]Unidoom DM 3[/url][/b] (Doom II, 2004, 16) [sup][3: Doomkid: 3][/sup]" calcext:value-type="string">
            <text:p>[b]398. [url=https://www.doomworld.com/idgames/levels/doom2/deathmatch/s-u/udm3]Unidoom DM 3[/url][/b] (Doom II, 2004, 16) [sup][3: Doomkid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G438] &amp; &quot;, &quot;  &amp; IF([Numbers.F438] &gt;= 2020; &quot;[b]&quot;; &quot;&quot;) &amp; [Numbers.F438] &amp; IF([Numbers.F438] &gt;= 2020; &quot;[/b]&quot;; &quot;&quot;)  &amp; &quot;, &quot; &amp; [Numbers.H438] &amp; &quot;) [sup][&quot; &amp; [Numbers.C438] &amp; &quot;: &quot; &amp; [Numbers.I438] &amp; &quot;][/sup]&quot;; &quot;&quot;)" office:value-type="string" office:string-value="[b]398. [url=https://www.doomworld.com/idgames/levels/doom2/Ports/v-z/vrack2b]Vrack 2[/url][/b] (Doom II, 2001, 1) [sup][3: smeghammer: 3][/sup]" calcext:value-type="string">
            <text:p>[b]398. [url=https://www.doomworld.com/idgames/levels/doom2/Ports/v-z/vrack2b]Vrack 2[/url][/b] (Doom II, 2001, 1) [sup][3: smeghamm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G439] &amp; &quot;, &quot;  &amp; IF([Numbers.F439] &gt;= 2020; &quot;[b]&quot;; &quot;&quot;) &amp; [Numbers.F439] &amp; IF([Numbers.F439] &gt;= 2020; &quot;[/b]&quot;; &quot;&quot;)  &amp; &quot;, &quot; &amp; [Numbers.H439] &amp; &quot;) [sup][&quot; &amp; [Numbers.C439] &amp; &quot;: &quot; &amp; [Numbers.I439] &amp; &quot;][/sup]&quot;; &quot;&quot;)" office:value-type="string" office:string-value="[b]398. [url=https://doomwiki.org/wiki/WOOO_2]WOOO 2[/url][/b] (Doom II, 2014, 38) [sup][3: lokbustam257: 3][/sup]" calcext:value-type="string">
            <text:p>[b]398. [url=https://doomwiki.org/wiki/WOOO_2]WOOO 2[/url][/b] (Doom II, 2014, 38) [sup][3: lokbustam25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G440] &amp; &quot;, &quot;  &amp; IF([Numbers.F440] &gt;= 2020; &quot;[b]&quot;; &quot;&quot;) &amp; [Numbers.F440] &amp; IF([Numbers.F440] &gt;= 2020; &quot;[/b]&quot;; &quot;&quot;)  &amp; &quot;, &quot; &amp; [Numbers.H440] &amp; &quot;) [sup][&quot; &amp; [Numbers.C440] &amp; &quot;: &quot; &amp; [Numbers.I440] &amp; &quot;][/sup]&quot;; &quot;&quot;)" office:value-type="string" office:string-value="[b]437. [url=https://www.doomworld.com/idgames/levels/doom2/megawads/3ha3]3 Heures d'agonie 3[/url][/b] (Doom II, 2017, 32) [sup][2: Roofi: 2][/sup]" calcext:value-type="string">
            <text:p>[b]437. [url=https://www.doomworld.com/idgames/levels/doom2/megawads/3ha3]3 Heures d'agonie 3[/url][/b] (Doom II, 2017, 32) [sup][2: Roof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G441] &amp; &quot;, &quot;  &amp; IF([Numbers.F441] &gt;= 2020; &quot;[b]&quot;; &quot;&quot;) &amp; [Numbers.F441] &amp; IF([Numbers.F441] &gt;= 2020; &quot;[/b]&quot;; &quot;&quot;)  &amp; &quot;, &quot; &amp; [Numbers.H441] &amp; &quot;) [sup][&quot; &amp; [Numbers.C441] &amp; &quot;: &quot; &amp; [Numbers.I441] &amp; &quot;][/sup]&quot;; &quot;&quot;)" office:value-type="string" office:string-value="[b]437. [url=https://www.doomworld.com/idgames/levels/doom2/Ports/0-9/30kmaps]30,000 Levels[/url][/b] (Doom II, 2012, 30000) [sup][2: AnonimVio: 2][/sup]" calcext:value-type="string">
            <text:p>[b]437. [url=https://www.doomworld.com/idgames/levels/doom2/Ports/0-9/30kmaps]30,000 Levels[/url][/b] (Doom II, 2012, 30000) [sup][2: AnonimVi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G442] &amp; &quot;, &quot;  &amp; IF([Numbers.F442] &gt;= 2020; &quot;[b]&quot;; &quot;&quot;) &amp; [Numbers.F442] &amp; IF([Numbers.F442] &gt;= 2020; &quot;[/b]&quot;; &quot;&quot;)  &amp; &quot;, &quot; &amp; [Numbers.H442] &amp; &quot;) [sup][&quot; &amp; [Numbers.C442] &amp; &quot;: &quot; &amp; [Numbers.I442] &amp; &quot;][/sup]&quot;; &quot;&quot;)" office:value-type="string" office:string-value="[b]437. [url=https://www.doomworld.com/vb/thread/103867]Akeldama[/url][/b] (Doom II, [b]2020[/b], 32) [sup][2: Snikle: 2][/sup]" calcext:value-type="string">
            <text:p>[b]437. [url=https://www.doomworld.com/vb/thread/103867]Akeldama[/url][/b] (Doom II, [b]2020[/b], 32) [sup][2: Snikle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G443] &amp; &quot;, &quot;  &amp; IF([Numbers.F443] &gt;= 2020; &quot;[b]&quot;; &quot;&quot;) &amp; [Numbers.F443] &amp; IF([Numbers.F443] &gt;= 2020; &quot;[/b]&quot;; &quot;&quot;)  &amp; &quot;, &quot; &amp; [Numbers.H443] &amp; &quot;) [sup][&quot; &amp; [Numbers.C443] &amp; &quot;: &quot; &amp; [Numbers.I443] &amp; &quot;][/sup]&quot;; &quot;&quot;)" office:value-type="string" office:string-value="[b]437. [url=https://doomwiki.org/wiki/All_Hell_is_Breaking_Loose]All Hell is Breaking Loose[/url][/b] (Doom II, 1996, 5) [sup][2: doombedoom: 2][/sup]" calcext:value-type="string">
            <text:p>[b]437. [url=https://doomwiki.org/wiki/All_Hell_is_Breaking_Loose]All Hell is Breaking Loose[/url][/b] (Doom II, 1996, 5) [sup][2: doombedoom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G444] &amp; &quot;, &quot;  &amp; IF([Numbers.F444] &gt;= 2020; &quot;[b]&quot;; &quot;&quot;) &amp; [Numbers.F444] &amp; IF([Numbers.F444] &gt;= 2020; &quot;[/b]&quot;; &quot;&quot;)  &amp; &quot;, &quot; &amp; [Numbers.H444] &amp; &quot;) [sup][&quot; &amp; [Numbers.C444] &amp; &quot;: &quot; &amp; [Numbers.I444] &amp; &quot;][/sup]&quot;; &quot;&quot;)" office:value-type="string" office:string-value="[b]437. [url=https://www.doomworld.com/idgames/deathmatch/skulltag/alinv]Alpha Invasion[/url][/b] (Doom II, 2007, 11) [sup][2: Keykhosrau: 2][/sup]" calcext:value-type="string">
            <text:p>[b]437. [url=https://www.doomworld.com/idgames/deathmatch/skulltag/alinv]Alpha Invasion[/url][/b] (Doom II, 2007, 11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G445] &amp; &quot;, &quot;  &amp; IF([Numbers.F445] &gt;= 2020; &quot;[b]&quot;; &quot;&quot;) &amp; [Numbers.F445] &amp; IF([Numbers.F445] &gt;= 2020; &quot;[/b]&quot;; &quot;&quot;)  &amp; &quot;, &quot; &amp; [Numbers.H445] &amp; &quot;) [sup][&quot; &amp; [Numbers.C445] &amp; &quot;: &quot; &amp; [Numbers.I445] &amp; &quot;][/sup]&quot;; &quot;&quot;)" office:value-type="string" office:string-value="[b]437. [url=https://www.doomworld.com/idgames/levels/doom2/Ports/s-u/tcotd]City of the Damned[/url][/b] (Doom II, 2004, 1) [sup][2: HUNdebLeonidasX: 2][/sup]" calcext:value-type="string">
            <text:p>[b]437. [url=https://www.doomworld.com/idgames/levels/doom2/Ports/s-u/tcotd]City of the Damned[/url][/b] (Doom II, 2004, 1) [sup][2: HUNdebLeonidasX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G446] &amp; &quot;, &quot;  &amp; IF([Numbers.F446] &gt;= 2020; &quot;[b]&quot;; &quot;&quot;) &amp; [Numbers.F446] &amp; IF([Numbers.F446] &gt;= 2020; &quot;[/b]&quot;; &quot;&quot;)  &amp; &quot;, &quot; &amp; [Numbers.H446] &amp; &quot;) [sup][&quot; &amp; [Numbers.C446] &amp; &quot;: &quot; &amp; [Numbers.I446] &amp; &quot;][/sup]&quot;; &quot;&quot;)" office:value-type="string" office:string-value="[b]437. [url=https://www.doomworld.com/forum/topic/108938-doom-ii-25-years-on-earth-32-map-limit-removing-old-school-megawad-one-year-late-edition-released-now-on-idgames/]Doom II: 25 Years on Earth[/url][/b] (Doom II, [b]2020[/b], 32) [sup][2: sapphics: 2][/sup]" calcext:value-type="string">
            <text:p>[b]437. [url=https://www.doomworld.com/forum/topic/108938-doom-ii-25-years-on-earth-32-map-limit-removing-old-school-megawad-one-year-late-edition-released-now-on-idgames/]Doom II: 25 Years on Earth[/url][/b] (Doom II, [b]2020[/b], 32) [sup][2: sapphic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G447] &amp; &quot;, &quot;  &amp; IF([Numbers.F447] &gt;= 2020; &quot;[b]&quot;; &quot;&quot;) &amp; [Numbers.F447] &amp; IF([Numbers.F447] &gt;= 2020; &quot;[/b]&quot;; &quot;&quot;)  &amp; &quot;, &quot; &amp; [Numbers.H447] &amp; &quot;) [sup][&quot; &amp; [Numbers.C447] &amp; &quot;: &quot; &amp; [Numbers.I447] &amp; &quot;][/sup]&quot;; &quot;&quot;)" office:value-type="string" office:string-value="[b]437. [url=https://doomwiki.org/wiki/Doom_II]Doom II: Hell on Earth[/url][/b] (Doom II, 1994, 32) [sup][2: Fadri: 2][/sup]" calcext:value-type="string">
            <text:p>[b]437. [url=https://doomwiki.org/wiki/Doom_II]Doom II: Hell on Earth[/url][/b] (Doom II, 1994, 32) [sup][2: Fadr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G448] &amp; &quot;, &quot;  &amp; IF([Numbers.F448] &gt;= 2020; &quot;[b]&quot;; &quot;&quot;) &amp; [Numbers.F448] &amp; IF([Numbers.F448] &gt;= 2020; &quot;[/b]&quot;; &quot;&quot;)  &amp; &quot;, &quot; &amp; [Numbers.H448] &amp; &quot;) [sup][&quot; &amp; [Numbers.C448] &amp; &quot;: &quot; &amp; [Numbers.I448] &amp; &quot;][/sup]&quot;; &quot;&quot;)" office:value-type="string" office:string-value="[b]437. [url=https://www.doomworld.com/idgames/levels/doom2/megawads/drn]Down the Drain[/url][/b] (Doom II, [b]2021[/b], 32) [sup][2: MtPain27: 2][/sup]" calcext:value-type="string">
            <text:p>[b]437. [url=https://www.doomworld.com/idgames/levels/doom2/megawads/drn]Down the Drain[/url][/b] (Doom II, [b]2021[/b], 32) [sup][2: MtPain27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G449] &amp; &quot;, &quot;  &amp; IF([Numbers.F449] &gt;= 2020; &quot;[b]&quot;; &quot;&quot;) &amp; [Numbers.F449] &amp; IF([Numbers.F449] &gt;= 2020; &quot;[/b]&quot;; &quot;&quot;)  &amp; &quot;, &quot; &amp; [Numbers.H449] &amp; &quot;) [sup][&quot; &amp; [Numbers.C449] &amp; &quot;: &quot; &amp; [Numbers.I449] &amp; &quot;][/sup]&quot;; &quot;&quot;)" office:value-type="string" office:string-value="[b]437. [url=https://www.doomworld.com/files/file/18802-ice-rage/]Ice Rage[/url][/b] (Doom II, 2017, 1) [sup][2: Chamelenoel: 2][/sup]" calcext:value-type="string">
            <text:p>[b]437. [url=https://www.doomworld.com/files/file/18802-ice-rage/]Ice Rage[/url][/b] (Doom II, 2017, 1) [sup][2: Chamelenoel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G450] &amp; &quot;, &quot;  &amp; IF([Numbers.F450] &gt;= 2020; &quot;[b]&quot;; &quot;&quot;) &amp; [Numbers.F450] &amp; IF([Numbers.F450] &gt;= 2020; &quot;[/b]&quot;; &quot;&quot;)  &amp; &quot;, &quot; &amp; [Numbers.H450] &amp; &quot;) [sup][&quot; &amp; [Numbers.C450] &amp; &quot;: &quot; &amp; [Numbers.I450] &amp; &quot;][/sup]&quot;; &quot;&quot;)" office:value-type="string" office:string-value="[b]437. [url=https://www.doomworld.com/idgames/levels/doom2/Ports/g-i/iogw]It Only Gets Worse[/url][/b] (Doom II, 2007, 20) [sup][2: Keykhosrau: 2][/sup]" calcext:value-type="string">
            <text:p>[b]437. [url=https://www.doomworld.com/idgames/levels/doom2/Ports/g-i/iogw]It Only Gets Worse[/url][/b] (Doom II, 2007, 20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G451] &amp; &quot;, &quot;  &amp; IF([Numbers.F451] &gt;= 2020; &quot;[b]&quot;; &quot;&quot;) &amp; [Numbers.F451] &amp; IF([Numbers.F451] &gt;= 2020; &quot;[/b]&quot;; &quot;&quot;)  &amp; &quot;, &quot; &amp; [Numbers.H451] &amp; &quot;) [sup][&quot; &amp; [Numbers.C451] &amp; &quot;: &quot; &amp; [Numbers.I451] &amp; &quot;][/sup]&quot;; &quot;&quot;)" office:value-type="string" office:string-value="[b]437. [url=https://www.doomworld.com/idgames/levels/doom2/Ports/d-f/dmdjm01]Jagermorder: Chemical Lab[/url][/b] (Doom II, 1999, 1) [sup][2: Soundblock: 2][/sup]" calcext:value-type="string">
            <text:p>[b]437. [url=https://www.doomworld.com/idgames/levels/doom2/Ports/d-f/dmdjm01]Jagermorder: Chemical Lab[/url][/b] (Doom II, 1999, 1) [sup][2: Soundbloc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G452] &amp; &quot;, &quot;  &amp; IF([Numbers.F452] &gt;= 2020; &quot;[b]&quot;; &quot;&quot;) &amp; [Numbers.F452] &amp; IF([Numbers.F452] &gt;= 2020; &quot;[/b]&quot;; &quot;&quot;)  &amp; &quot;, &quot; &amp; [Numbers.H452] &amp; &quot;) [sup][&quot; &amp; [Numbers.C452] &amp; &quot;: &quot; &amp; [Numbers.I452] &amp; &quot;][/sup]&quot;; &quot;&quot;)" office:value-type="string" office:string-value="[b]437. [url=https://www.doomworld.com/idgames/levels/doom2/megawads/kssht]Khorus' Speedy Shit[/url][/b] (Doom II, 2011, 32) [sup][2: Phobus: 2][/sup]" calcext:value-type="string">
            <text:p>[b]437. [url=https://www.doomworld.com/idgames/levels/doom2/megawads/kssht]Khorus' Speedy Shit[/url][/b] (Doom II, 2011, 32) [sup][2: Phobu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G453] &amp; &quot;, &quot;  &amp; IF([Numbers.F453] &gt;= 2020; &quot;[b]&quot;; &quot;&quot;) &amp; [Numbers.F453] &amp; IF([Numbers.F453] &gt;= 2020; &quot;[/b]&quot;; &quot;&quot;)  &amp; &quot;, &quot; &amp; [Numbers.H453] &amp; &quot;) [sup][&quot; &amp; [Numbers.C453] &amp; &quot;: &quot; &amp; [Numbers.I453] &amp; &quot;][/sup]&quot;; &quot;&quot;)" office:value-type="string" office:string-value="[b]437. [url=https://www.doomworld.com/idgames/levels/doom2/Ports/m-o/nuts3]Nuts 3[/url][/b] (Doom II, 2003, 1) [sup][2: Keykhosrau: 2][/sup]" calcext:value-type="string">
            <text:p>[b]437. [url=https://www.doomworld.com/idgames/levels/doom2/Ports/m-o/nuts3]Nuts 3[/url][/b] (Doom II, 2003, 1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G454] &amp; &quot;, &quot;  &amp; IF([Numbers.F454] &gt;= 2020; &quot;[b]&quot;; &quot;&quot;) &amp; [Numbers.F454] &amp; IF([Numbers.F454] &gt;= 2020; &quot;[/b]&quot;; &quot;&quot;)  &amp; &quot;, &quot; &amp; [Numbers.H454] &amp; &quot;) [sup][&quot; &amp; [Numbers.C454] &amp; &quot;: &quot; &amp; [Numbers.I454] &amp; &quot;][/sup]&quot;; &quot;&quot;)" office:value-type="string" office:string-value="[b]437. [url=https://doomwiki.org/wiki/Okuplok_Slaughter_Map]Okuplok Slaughter Map[/url][/b] (Doom II, 2012, 1) [sup][2: Keykhosrau: 2][/sup]" calcext:value-type="string">
            <text:p>[b]437. [url=https://doomwiki.org/wiki/Okuplok_Slaughter_Map]Okuplok Slaughter Map[/url][/b] (Doom II, 2012, 1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G455] &amp; &quot;, &quot;  &amp; IF([Numbers.F455] &gt;= 2020; &quot;[b]&quot;; &quot;&quot;) &amp; [Numbers.F455] &amp; IF([Numbers.F455] &gt;= 2020; &quot;[/b]&quot;; &quot;&quot;)  &amp; &quot;, &quot; &amp; [Numbers.H455] &amp; &quot;) [sup][&quot; &amp; [Numbers.C455] &amp; &quot;: &quot; &amp; [Numbers.I455] &amp; &quot;][/sup]&quot;; &quot;&quot;)" office:value-type="string" office:string-value="[b]437. [url=https://www.doomworld.com/idgames/levels/doom2/a-c/bldnight]One Bloody Night[/url][/b] (Doom II, 2002, 9) [sup][2: WH-Wilou84: 1, T-Rex: 1][/sup]" calcext:value-type="string">
            <text:p>[b]437. [url=https://www.doomworld.com/idgames/levels/doom2/a-c/bldnight]One Bloody Night[/url][/b] (Doom II, 2002, 9) [sup][2: WH-Wilou84: 1, T-Rex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G456] &amp; &quot;, &quot;  &amp; IF([Numbers.F456] &gt;= 2020; &quot;[b]&quot;; &quot;&quot;) &amp; [Numbers.F456] &amp; IF([Numbers.F456] &gt;= 2020; &quot;[/b]&quot;; &quot;&quot;)  &amp; &quot;, &quot; &amp; [Numbers.H456] &amp; &quot;) [sup][&quot; &amp; [Numbers.C456] &amp; &quot;: &quot; &amp; [Numbers.I456] &amp; &quot;][/sup]&quot;; &quot;&quot;)" office:value-type="string" office:string-value="[b]437. [url=https://www.doomworld.com/forum/topic/128917-pagodia-now-on-idgames/]Pagodia[/url][/b] (Doom II, [b]2022[/b], 9) [sup][2: Maribo: 2][/sup]" calcext:value-type="string">
            <text:p>[b]437. [url=https://www.doomworld.com/forum/topic/128917-pagodia-now-on-idgames/]Pagodia[/url][/b] (Doom II, [b]2022[/b], 9) [sup][2: Marib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G457] &amp; &quot;, &quot;  &amp; IF([Numbers.F457] &gt;= 2020; &quot;[b]&quot;; &quot;&quot;) &amp; [Numbers.F457] &amp; IF([Numbers.F457] &gt;= 2020; &quot;[/b]&quot;; &quot;&quot;)  &amp; &quot;, &quot; &amp; [Numbers.H457] &amp; &quot;) [sup][&quot; &amp; [Numbers.C457] &amp; &quot;: &quot; &amp; [Numbers.I457] &amp; &quot;][/sup]&quot;; &quot;&quot;)" office:value-type="string" office:string-value="[b]437. [url=https://doomwiki.org/wiki/Remain_1]Remain 1[/url][/b] (Doom II, 2007, 11) [sup][2: Hitherto: 2][/sup]" calcext:value-type="string">
            <text:p>[b]437. [url=https://doomwiki.org/wiki/Remain_1]Remain 1[/url][/b] (Doom II, 2007, 11) [sup][2: Hithert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G458] &amp; &quot;, &quot;  &amp; IF([Numbers.F458] &gt;= 2020; &quot;[b]&quot;; &quot;&quot;) &amp; [Numbers.F458] &amp; IF([Numbers.F458] &gt;= 2020; &quot;[/b]&quot;; &quot;&quot;)  &amp; &quot;, &quot; &amp; [Numbers.H458] &amp; &quot;) [sup][&quot; &amp; [Numbers.C458] &amp; &quot;: &quot; &amp; [Numbers.I458] &amp; &quot;][/sup]&quot;; &quot;&quot;)" office:value-type="string" office:string-value="[b]437. [url=https://www.wad-archive.com/wad/be21919b261d404e694dd19e88bfaea2]Rocket Space Jumping[/url][/b] (Doom II, 2007, 1) [sup][2: Red-XIII: 2][/sup]" calcext:value-type="string">
            <text:p>[b]437. [url=https://www.wad-archive.com/wad/be21919b261d404e694dd19e88bfaea2]Rocket Space Jumping[/url][/b] (Doom II, 2007, 1) [sup][2: Red-XII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G459] &amp; &quot;, &quot;  &amp; IF([Numbers.F459] &gt;= 2020; &quot;[b]&quot;; &quot;&quot;) &amp; [Numbers.F459] &amp; IF([Numbers.F459] &gt;= 2020; &quot;[/b]&quot;; &quot;&quot;)  &amp; &quot;, &quot; &amp; [Numbers.H459] &amp; &quot;) [sup][&quot; &amp; [Numbers.C459] &amp; &quot;: &quot; &amp; [Numbers.I459] &amp; &quot;][/sup]&quot;; &quot;&quot;)" office:value-type="string" office:string-value="[b]437. [url=https://www.doomworld.com/idgames/levels/doom2/0-9/666]Sector 666[/url][/b] (Doom II, 1998, 11) [sup][2: bzzrak: 2][/sup]" calcext:value-type="string">
            <text:p>[b]437. [url=https://www.doomworld.com/idgames/levels/doom2/0-9/666]Sector 666[/url][/b] (Doom II, 1998, 11) [sup][2: bzzra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G460] &amp; &quot;, &quot;  &amp; IF([Numbers.F460] &gt;= 2020; &quot;[b]&quot;; &quot;&quot;) &amp; [Numbers.F460] &amp; IF([Numbers.F460] &gt;= 2020; &quot;[/b]&quot;; &quot;&quot;)  &amp; &quot;, &quot; &amp; [Numbers.H460] &amp; &quot;) [sup][&quot; &amp; [Numbers.C460] &amp; &quot;: &quot; &amp; [Numbers.I460] &amp; &quot;][/sup]&quot;; &quot;&quot;)" office:value-type="string" office:string-value="[b]437. [url=https://www.doomworld.com/idgames/levels/doom2/Ports/megawads/mayhem17]Super MAYhem 17[/url][/b] (Doom II, 2017, 29) [sup][2: Octillion: 2][/sup]" calcext:value-type="string">
            <text:p>[b]437. [url=https://www.doomworld.com/idgames/levels/doom2/Ports/megawads/mayhem17]Super MAYhem 17[/url][/b] (Doom II, 2017, 29) [sup][2: Octillion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G461] &amp; &quot;, &quot;  &amp; IF([Numbers.F461] &gt;= 2020; &quot;[b]&quot;; &quot;&quot;) &amp; [Numbers.F461] &amp; IF([Numbers.F461] &gt;= 2020; &quot;[/b]&quot;; &quot;&quot;)  &amp; &quot;, &quot; &amp; [Numbers.H461] &amp; &quot;) [sup][&quot; &amp; [Numbers.C461] &amp; &quot;: &quot; &amp; [Numbers.I461] &amp; &quot;][/sup]&quot;; &quot;&quot;)" office:value-type="string" office:string-value="[b]437. [url=https://www.doomworld.com/idgames/levels/doom2/a-c/aboosysv]System Vices[/url][/b] (Doom II, 1996, 8) [sup][2: Grazza: 2][/sup]" calcext:value-type="string">
            <text:p>[b]437. [url=https://www.doomworld.com/idgames/levels/doom2/a-c/aboosysv]System Vices[/url][/b] (Doom II, 1996, 8) [sup][2: Grazza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G462] &amp; &quot;, &quot;  &amp; IF([Numbers.F462] &gt;= 2020; &quot;[b]&quot;; &quot;&quot;) &amp; [Numbers.F462] &amp; IF([Numbers.F462] &gt;= 2020; &quot;[/b]&quot;; &quot;&quot;)  &amp; &quot;, &quot; &amp; [Numbers.H462] &amp; &quot;) [sup][&quot; &amp; [Numbers.C462] &amp; &quot;: &quot; &amp; [Numbers.I462] &amp; &quot;][/sup]&quot;; &quot;&quot;)" office:value-type="string" office:string-value="[b]437. [url=https://www.doomworld.com/idgames/themes/university/trinity2]The Unholy Trinity[/url][/b] (Doom, 1994, 1) [sup][2: Soundblock: 2][/sup]" calcext:value-type="string">
            <text:p>[b]437. [url=https://www.doomworld.com/idgames/themes/university/trinity2]The Unholy Trinity[/url][/b] (Doom, 1994, 1) [sup][2: Soundbloc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G463] &amp; &quot;, &quot;  &amp; IF([Numbers.F463] &gt;= 2020; &quot;[b]&quot;; &quot;&quot;) &amp; [Numbers.F463] &amp; IF([Numbers.F463] &gt;= 2020; &quot;[/b]&quot;; &quot;&quot;)  &amp; &quot;, &quot; &amp; [Numbers.H463] &amp; &quot;) [sup][&quot; &amp; [Numbers.C463] &amp; &quot;: &quot; &amp; [Numbers.I463] &amp; &quot;][/sup]&quot;; &quot;&quot;)" office:value-type="string" office:string-value="[b]437. [url=https://doomwiki.org/wiki/Ultimate_Simpsons_Doom]Ultimate Simpsons Doom[/url][/b] (Any Doom, 2007, 0) [sup][2: Keykhosrau: 2][/sup]" calcext:value-type="string">
            <text:p>[b]437. [url=https://doomwiki.org/wiki/Ultimate_Simpsons_Doom]Ultimate Simpsons Doom[/url][/b] (Any Doom, 2007, 0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G464] &amp; &quot;, &quot;  &amp; IF([Numbers.F464] &gt;= 2020; &quot;[b]&quot;; &quot;&quot;) &amp; [Numbers.F464] &amp; IF([Numbers.F464] &gt;= 2020; &quot;[/b]&quot;; &quot;&quot;)  &amp; &quot;, &quot; &amp; [Numbers.H464] &amp; &quot;) [sup][&quot; &amp; [Numbers.C464] &amp; &quot;: &quot; &amp; [Numbers.I464] &amp; &quot;][/sup]&quot;; &quot;&quot;)" office:value-type="string" office:string-value="[b]461. [url=https://www.doomworld.com/idgames/levels/doom2/Ports/s-u/seasons]4 Seasons of Doom[/url][/b] (Doom II, 2018, 4) [sup][1: vdgg: 1][/sup]" calcext:value-type="string">
            <text:p>[b]461. [url=https://www.doomworld.com/idgames/levels/doom2/Ports/s-u/seasons]4 Seasons of Doom[/url][/b] (Doom II, 2018, 4) [sup][1: vdgg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G465] &amp; &quot;, &quot;  &amp; IF([Numbers.F465] &gt;= 2020; &quot;[b]&quot;; &quot;&quot;) &amp; [Numbers.F465] &amp; IF([Numbers.F465] &gt;= 2020; &quot;[/b]&quot;; &quot;&quot;)  &amp; &quot;, &quot; &amp; [Numbers.H465] &amp; &quot;) [sup][&quot; &amp; [Numbers.C465] &amp; &quot;: &quot; &amp; [Numbers.I465] &amp; &quot;][/sup]&quot;; &quot;&quot;)" office:value-type="string" office:string-value="[b]461. [url=https://doomwiki.org/wiki/5till_L1_Complex]5till L1 Complex[/url][/b] (Doom II, 2012, 1) [sup][1: Li'l devil: 1][/sup]" calcext:value-type="string">
            <text:p>[b]461. [url=https://doomwiki.org/wiki/5till_L1_Complex]5till L1 Complex[/url][/b] (Doom II, 2012, 1) [sup][1: Li'l devil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G466] &amp; &quot;, &quot;  &amp; IF([Numbers.F466] &gt;= 2020; &quot;[b]&quot;; &quot;&quot;) &amp; [Numbers.F466] &amp; IF([Numbers.F466] &gt;= 2020; &quot;[/b]&quot;; &quot;&quot;)  &amp; &quot;, &quot; &amp; [Numbers.H466] &amp; &quot;) [sup][&quot; &amp; [Numbers.C466] &amp; &quot;: &quot; &amp; [Numbers.I466] &amp; &quot;][/sup]&quot;; &quot;&quot;)" office:value-type="string" office:string-value="[b]461. [url=https://www.doomworld.com/idgames/levels/doom2/Ports/a-c/aeternum]Aeternum[/url][/b] (Doom II, 2007, 3) [sup][1: 42PercentHealth: 1][/sup]" calcext:value-type="string">
            <text:p>[b]461. [url=https://www.doomworld.com/idgames/levels/doom2/Ports/a-c/aeternum]Aeternum[/url][/b] (Doom II, 2007, 3) [sup][1: 42PercentHealth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G467] &amp; &quot;, &quot;  &amp; IF([Numbers.F467] &gt;= 2020; &quot;[b]&quot;; &quot;&quot;) &amp; [Numbers.F467] &amp; IF([Numbers.F467] &gt;= 2020; &quot;[/b]&quot;; &quot;&quot;)  &amp; &quot;, &quot; &amp; [Numbers.H467] &amp; &quot;) [sup][&quot; &amp; [Numbers.C467] &amp; &quot;: &quot; &amp; [Numbers.I467] &amp; &quot;][/sup]&quot;; &quot;&quot;)" office:value-type="string" office:string-value="[b]461. [url=https://www.doomworld.com/idgames/levels/doom2/Ports/a-c/crfe_p1]Can't Run From Evil[/url][/b] (Doom II, 2012, 4) [sup][1: vdgg: 1][/sup]" calcext:value-type="string">
            <text:p>[b]461. [url=https://www.doomworld.com/idgames/levels/doom2/Ports/a-c/crfe_p1]Can't Run From Evil[/url][/b] (Doom II, 2012, 4) [sup][1: vdgg: 1][/sup]</text:p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G468] &amp; &quot;, &quot;  &amp; IF([Numbers.F468] &gt;= 2020; &quot;[b]&quot;; &quot;&quot;) &amp; [Numbers.F468] &amp; IF([Numbers.F468] &gt;= 2020; &quot;[/b]&quot;; &quot;&quot;)  &amp; &quot;, &quot; &amp; [Numbers.H468] &amp; &quot;) [sup][&quot; &amp; [Numbers.C468] &amp; &quot;: &quot; &amp; [Numbers.I468] &amp; &quot;][/sup]&quot;; &quot;&quot;)" office:value-type="string" office:string-value="[b]461. [url=https://www.doomworld.com/idgames/levels/doom2/Ports/a-c/coecits]Castle of Eternal Carrot in the Sky[/url][/b] (Doom II, 2001, 1) [sup][1: Jaws In Space: 1][/sup]" calcext:value-type="string">
            <text:p>[b]461. [url=https://www.doomworld.com/idgames/levels/doom2/Ports/a-c/coecits]Castle of Eternal Carrot in the Sky[/url][/b] (Doom II, 2001, 1) [sup][1: Jaws In Space: 1][/sup]</text:p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G469] &amp; &quot;, &quot;  &amp; IF([Numbers.F469] &gt;= 2020; &quot;[b]&quot;; &quot;&quot;) &amp; [Numbers.F469] &amp; IF([Numbers.F469] &gt;= 2020; &quot;[/b]&quot;; &quot;&quot;)  &amp; &quot;, &quot; &amp; [Numbers.H469] &amp; &quot;) [sup][&quot; &amp; [Numbers.C469] &amp; &quot;: &quot; &amp; [Numbers.I469] &amp; &quot;][/sup]&quot;; &quot;&quot;)" office:value-type="string" office:string-value="[b]461. [url=https://www.doomworld.com/idgames/levels/doom/a-c/cleim10]Cleimos[/url][/b] (Doom, 1994, 9) [sup][1: Soundblock: 1][/sup]" calcext:value-type="string">
            <text:p>[b]461. [url=https://www.doomworld.com/idgames/levels/doom/a-c/cleim10]Cleimos[/url][/b] (Doom, 1994, 9) [sup][1: Soundblock: 1][/sup]</text:p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G470] &amp; &quot;, &quot;  &amp; IF([Numbers.F470] &gt;= 2020; &quot;[b]&quot;; &quot;&quot;) &amp; [Numbers.F470] &amp; IF([Numbers.F470] &gt;= 2020; &quot;[/b]&quot;; &quot;&quot;)  &amp; &quot;, &quot; &amp; [Numbers.H470] &amp; &quot;) [sup][&quot; &amp; [Numbers.C470] &amp; &quot;: &quot; &amp; [Numbers.I470] &amp; &quot;][/sup]&quot;; &quot;&quot;)" office:value-type="string" office:string-value="[b]461. [url=https://www.doomworld.com/idgames/levels/doom2/Ports/a-c/c-shock]Combat Shock[/url][/b] (Plutonia, 2011, 4) [sup][1: WH-Wilou84: 1][/sup]" calcext:value-type="string">
            <text:p>[b]461. [url=https://www.doomworld.com/idgames/levels/doom2/Ports/a-c/c-shock]Combat Shock[/url][/b] (Plutonia, 2011, 4) [sup][1: WH-Wilou84: 1][/sup]</text:p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G471] &amp; &quot;, &quot;  &amp; IF([Numbers.F471] &gt;= 2020; &quot;[b]&quot;; &quot;&quot;) &amp; [Numbers.F471] &amp; IF([Numbers.F471] &gt;= 2020; &quot;[/b]&quot;; &quot;&quot;)  &amp; &quot;, &quot; &amp; [Numbers.H471] &amp; &quot;) [sup][&quot; &amp; [Numbers.C471] &amp; &quot;: &quot; &amp; [Numbers.I471] &amp; &quot;][/sup]&quot;; &quot;&quot;)" office:value-type="string" office:string-value="[b]461. [url=https://doomwiki.org/wiki/Congestion:_64]Congestion: 64[/url][/b] (Doom II, 2005, 32) [sup][1: Li'l devil: 1][/sup]" calcext:value-type="string">
            <text:p>[b]461. [url=https://doomwiki.org/wiki/Congestion:_64]Congestion: 64[/url][/b] (Doom II, 2005, 32) [sup][1: Li'l devil: 1][/sup]</text:p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G472] &amp; &quot;, &quot;  &amp; IF([Numbers.F472] &gt;= 2020; &quot;[b]&quot;; &quot;&quot;) &amp; [Numbers.F472] &amp; IF([Numbers.F472] &gt;= 2020; &quot;[/b]&quot;; &quot;&quot;)  &amp; &quot;, &quot; &amp; [Numbers.H472] &amp; &quot;) [sup][&quot; &amp; [Numbers.C472] &amp; &quot;: &quot; &amp; [Numbers.I472] &amp; &quot;][/sup]&quot;; &quot;&quot;)" office:value-type="string" office:string-value="[b]461. [url=https://www.doomworld.com/idgames/levels/doom2/a-c/cygnus20]Cygnus IV[/url][/b] (Doom II, 1997, 14) [sup][1: Philnemba: 1][/sup]" calcext:value-type="string">
            <text:p>[b]461. [url=https://www.doomworld.com/idgames/levels/doom2/a-c/cygnus20]Cygnus IV[/url][/b] (Doom II, 1997, 14) [sup][1: Philnemba: 1][/sup]</text:p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G473] &amp; &quot;, &quot;  &amp; IF([Numbers.F473] &gt;= 2020; &quot;[b]&quot;; &quot;&quot;) &amp; [Numbers.F473] &amp; IF([Numbers.F473] &gt;= 2020; &quot;[/b]&quot;; &quot;&quot;)  &amp; &quot;, &quot; &amp; [Numbers.H473] &amp; &quot;) [sup][&quot; &amp; [Numbers.C473] &amp; &quot;: &quot; &amp; [Numbers.I473] &amp; &quot;][/sup]&quot;; &quot;&quot;)" office:value-type="string" office:string-value="[b]461. [url=https://doomwiki.org/wiki/Demonastery]Demonastery[/url][/b] (Doom II, 2018, 1) [sup][1: VanaheimRanger: 1][/sup]" calcext:value-type="string">
            <text:p>[b]461. [url=https://doomwiki.org/wiki/Demonastery]Demonastery[/url][/b] (Doom II, 2018, 1) [sup][1: VanaheimRanger: 1][/sup]</text:p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Numbers.E474] &amp; &quot;]&quot; &amp; [Numbers.D474] &amp; &quot;[/url][/b] (&quot; &amp; [Numbers.G474] &amp; &quot;, &quot;  &amp; IF([Numbers.F474] &gt;= 2020; &quot;[b]&quot;; &quot;&quot;) &amp; [Numbers.F474] &amp; IF([Numbers.F474] &gt;= 2020; &quot;[/b]&quot;; &quot;&quot;)  &amp; &quot;, &quot; &amp; [Numbers.H474] &amp; &quot;) [sup][&quot; &amp; [Numbers.C474] &amp; &quot;: &quot; &amp; [Numbers.I474] &amp; &quot;][/sup]&quot;; &quot;&quot;)" office:value-type="string" office:string-value="[b]461. [url=https://doomwiki.org/wiki/Doom_the_Way_id_Did]dtwidmus.wad﻿[/url][/b] (Doom, 2011, 0) [sup][1: Diabolución: 1][/sup]" calcext:value-type="string">
            <text:p>[b]461. [url=https://doomwiki.org/wiki/Doom_the_Way_id_Did]dtwidmus.wad﻿[/url][/b] (Doom, 2011, 0) [sup][1: Diabolución: 1][/sup]</text:p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G475] &amp; &quot;, &quot;  &amp; IF([Numbers.F475] &gt;= 2020; &quot;[b]&quot;; &quot;&quot;) &amp; [Numbers.F475] &amp; IF([Numbers.F475] &gt;= 2020; &quot;[/b]&quot;; &quot;&quot;)  &amp; &quot;, &quot; &amp; [Numbers.H475] &amp; &quot;) [sup][&quot; &amp; [Numbers.C475] &amp; &quot;: &quot; &amp; [Numbers.I475] &amp; &quot;][/sup]&quot;; &quot;&quot;)" office:value-type="string" office:string-value="[b]461. [url=https://www.doomworld.com/idgames/levels/doom/d-f/eternity]Eternity[/url][/b] (Doom, 1994, 8) [sup][1: bonnie: 1][/sup]" calcext:value-type="string">
            <text:p>[b]461. [url=https://www.doomworld.com/idgames/levels/doom/d-f/eternity]Eternity[/url][/b] (Doom, 1994, 8) [sup][1: bonnie: 1][/sup]</text:p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G476] &amp; &quot;, &quot;  &amp; IF([Numbers.F476] &gt;= 2020; &quot;[b]&quot;; &quot;&quot;) &amp; [Numbers.F476] &amp; IF([Numbers.F476] &gt;= 2020; &quot;[/b]&quot;; &quot;&quot;)  &amp; &quot;, &quot; &amp; [Numbers.H476] &amp; &quot;) [sup][&quot; &amp; [Numbers.C476] &amp; &quot;: &quot; &amp; [Numbers.I476] &amp; &quot;][/sup]&quot;; &quot;&quot;)" office:value-type="string" office:string-value="[b]461. [url=https://www.doomworld.com/forum/topic/128848-ex-inferis-31-map-slaughter-ish-wad/]Ex Inferis[/url][/b] (Doom II, [b]2022[/b], 31) [sup][1: Nazgul9: 1][/sup]" calcext:value-type="string">
            <text:p>[b]461. [url=https://www.doomworld.com/forum/topic/128848-ex-inferis-31-map-slaughter-ish-wad/]Ex Inferis[/url][/b] (Doom II, [b]2022[/b], 31) [sup][1: Nazgul9: 1][/sup]</text:p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G477] &amp; &quot;, &quot;  &amp; IF([Numbers.F477] &gt;= 2020; &quot;[b]&quot;; &quot;&quot;) &amp; [Numbers.F477] &amp; IF([Numbers.F477] &gt;= 2020; &quot;[/b]&quot;; &quot;&quot;)  &amp; &quot;, &quot; &amp; [Numbers.H477] &amp; &quot;) [sup][&quot; &amp; [Numbers.C477] &amp; &quot;: &quot; &amp; [Numbers.I477] &amp; &quot;][/sup]&quot;; &quot;&quot;)" office:value-type="string" office:string-value="[b]461. [url=https://www.doomworld.com/forum/topic/101755-exomoon-megawad-directors-cut-release/]Exomoon[/url][/b] (Doom II, 2017, 24) [sup][1: Lorenz0: 1][/sup]" calcext:value-type="string">
            <text:p>[b]461. [url=https://www.doomworld.com/forum/topic/101755-exomoon-megawad-directors-cut-release/]Exomoon[/url][/b] (Doom II, 2017, 24) [sup][1: Lorenz0: 1][/sup]</text:p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G478] &amp; &quot;, &quot;  &amp; IF([Numbers.F478] &gt;= 2020; &quot;[b]&quot;; &quot;&quot;) &amp; [Numbers.F478] &amp; IF([Numbers.F478] &gt;= 2020; &quot;[/b]&quot;; &quot;&quot;)  &amp; &quot;, &quot; &amp; [Numbers.H478] &amp; &quot;) [sup][&quot; &amp; [Numbers.C478] &amp; &quot;: &quot; &amp; [Numbers.I478] &amp; &quot;][/sup]&quot;; &quot;&quot;)" office:value-type="string" office:string-value="[b]461. [url=https://www.doomworld.com/idgames/levels/doom/d-f/extremal]Extremal Doom[/url][/b] (Doom, 2006, 27) [sup][1: Grazza: 1][/sup]" calcext:value-type="string">
            <text:p>[b]461. [url=https://www.doomworld.com/idgames/levels/doom/d-f/extremal]Extremal Doom[/url][/b] (Doom, 2006, 27) [sup][1: Grazza: 1][/sup]</text:p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G479] &amp; &quot;, &quot;  &amp; IF([Numbers.F479] &gt;= 2020; &quot;[b]&quot;; &quot;&quot;) &amp; [Numbers.F479] &amp; IF([Numbers.F479] &gt;= 2020; &quot;[/b]&quot;; &quot;&quot;)  &amp; &quot;, &quot; &amp; [Numbers.H479] &amp; &quot;) [sup][&quot; &amp; [Numbers.C479] &amp; &quot;: &quot; &amp; [Numbers.I479] &amp; &quot;][/sup]&quot;; &quot;&quot;)" office:value-type="string" office:string-value="[b]461. [url=https://www.doomworld.com/forum/topic/106186-frog_and_toadwad-12-maps/]Frog and Toad[/url][/b] (Doom II, 2019, 12) [sup][1: akolai: 1][/sup]" calcext:value-type="string">
            <text:p>[b]461. [url=https://www.doomworld.com/forum/topic/106186-frog_and_toadwad-12-maps/]Frog and Toad[/url][/b] (Doom II, 2019, 12) [sup][1: akolai: 1][/sup]</text:p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G480] &amp; &quot;, &quot;  &amp; IF([Numbers.F480] &gt;= 2020; &quot;[b]&quot;; &quot;&quot;) &amp; [Numbers.F480] &amp; IF([Numbers.F480] &gt;= 2020; &quot;[/b]&quot;; &quot;&quot;)  &amp; &quot;, &quot; &amp; [Numbers.H480] &amp; &quot;) [sup][&quot; &amp; [Numbers.C480] &amp; &quot;: &quot; &amp; [Numbers.I480] &amp; &quot;][/sup]&quot;; &quot;&quot;)" office:value-type="string" office:string-value="[b]461. [url=https://www.doomworld.com/idgames/levels/doom2/deathmatch/Ports/g-i/greenwar]Green War[/url][/b] (Doom II, 2002, 32) [sup][1: joepallai: 1][/sup]" calcext:value-type="string">
            <text:p>[b]461. [url=https://www.doomworld.com/idgames/levels/doom2/deathmatch/Ports/g-i/greenwar]Green War[/url][/b] (Doom II, 2002, 32) [sup][1: joepallai: 1][/sup]</text:p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G481] &amp; &quot;, &quot;  &amp; IF([Numbers.F481] &gt;= 2020; &quot;[b]&quot;; &quot;&quot;) &amp; [Numbers.F481] &amp; IF([Numbers.F481] &gt;= 2020; &quot;[/b]&quot;; &quot;&quot;)  &amp; &quot;, &quot; &amp; [Numbers.H481] &amp; &quot;) [sup][&quot; &amp; [Numbers.C481] &amp; &quot;: &quot; &amp; [Numbers.I481] &amp; &quot;][/sup]&quot;; &quot;&quot;)" office:value-type="string" office:string-value="[b]461. [url=https://doomwiki.org/wiki/Grezzo_2]Grezzo 2[/url][/b] (Standalone, 2012, 50) [sup][1: AnonimVio: 1][/sup]" calcext:value-type="string">
            <text:p>[b]461. [url=https://doomwiki.org/wiki/Grezzo_2]Grezzo 2[/url][/b] (Standalone, 2012, 50) [sup][1: AnonimVio: 1][/sup]</text:p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G482] &amp; &quot;, &quot;  &amp; IF([Numbers.F482] &gt;= 2020; &quot;[b]&quot;; &quot;&quot;) &amp; [Numbers.F482] &amp; IF([Numbers.F482] &gt;= 2020; &quot;[/b]&quot;; &quot;&quot;)  &amp; &quot;, &quot; &amp; [Numbers.H482] &amp; &quot;) [sup][&quot; &amp; [Numbers.C482] &amp; &quot;: &quot; &amp; [Numbers.I482] &amp; &quot;][/sup]&quot;; &quot;&quot;)" office:value-type="string" office:string-value="[b]461. [url=https://doomwiki.org/wiki/H2H-Xmas]H2H-Xmas[/url][/b] (Doom II, 1995, 32) [sup][1: Katamori: 1][/sup]" calcext:value-type="string">
            <text:p>[b]461. [url=https://doomwiki.org/wiki/H2H-Xmas]H2H-Xmas[/url][/b] (Doom II, 1995, 32) [sup][1: Katamori: 1][/sup]</text:p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G483] &amp; &quot;, &quot;  &amp; IF([Numbers.F483] &gt;= 2020; &quot;[b]&quot;; &quot;&quot;) &amp; [Numbers.F483] &amp; IF([Numbers.F483] &gt;= 2020; &quot;[/b]&quot;; &quot;&quot;)  &amp; &quot;, &quot; &amp; [Numbers.H483] &amp; &quot;) [sup][&quot; &amp; [Numbers.C483] &amp; &quot;: &quot; &amp; [Numbers.I483] &amp; &quot;][/sup]&quot;; &quot;&quot;)" office:value-type="string" office:string-value="[b]461. [url=https://www.doomworld.com/idgames/levels/doom2/Ports/j-l/kusok]kusok (Kurashiki's kuso map)[/url][/b] (Doom II, 2013, 2) [sup][1: Fadri: 1][/sup]" calcext:value-type="string">
            <text:p>[b]461. [url=https://www.doomworld.com/idgames/levels/doom2/Ports/j-l/kusok]kusok (Kurashiki's kuso map)[/url][/b] (Doom II, 2013, 2) [sup][1: Fadri: 1][/sup]</text:p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G484] &amp; &quot;, &quot;  &amp; IF([Numbers.F484] &gt;= 2020; &quot;[b]&quot;; &quot;&quot;) &amp; [Numbers.F484] &amp; IF([Numbers.F484] &gt;= 2020; &quot;[/b]&quot;; &quot;&quot;)  &amp; &quot;, &quot; &amp; [Numbers.H484] &amp; &quot;) [sup][&quot; &amp; [Numbers.C484] &amp; &quot;: &quot; &amp; [Numbers.I484] &amp; &quot;][/sup]&quot;; &quot;&quot;)" office:value-type="string" office:string-value="[b]461. [url=https://www.doomworld.com/idgames/levels/doom2/Ports/j-l/lilium]Lilium[/url][/b] (Doom II, 2016, 1) [sup][1: Lewonx: 1][/sup]" calcext:value-type="string">
            <text:p>[b]461. [url=https://www.doomworld.com/idgames/levels/doom2/Ports/j-l/lilium]Lilium[/url][/b] (Doom II, 2016, 1) [sup][1: Lewonx: 1][/sup]</text:p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G485] &amp; &quot;, &quot;  &amp; IF([Numbers.F485] &gt;= 2020; &quot;[b]&quot;; &quot;&quot;) &amp; [Numbers.F485] &amp; IF([Numbers.F485] &gt;= 2020; &quot;[/b]&quot;; &quot;&quot;)  &amp; &quot;, &quot; &amp; [Numbers.H485] &amp; &quot;) [sup][&quot; &amp; [Numbers.C485] &amp; &quot;: &quot; &amp; [Numbers.I485] &amp; &quot;][/sup]&quot;; &quot;&quot;)" office:value-type="string" office:string-value="[b]461. [url=https://www.doomworld.com/idgames/levels/doom/j-l/lithe2m1]LithE2M1[/url][/b] (Doom, 1994, 1) [sup][1: bzzrak: 1][/sup]" calcext:value-type="string">
            <text:p>[b]461. [url=https://www.doomworld.com/idgames/levels/doom/j-l/lithe2m1]LithE2M1[/url][/b] (Doom, 1994, 1) [sup][1: bzzrak: 1][/sup]</text:p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G486] &amp; &quot;, &quot;  &amp; IF([Numbers.F486] &gt;= 2020; &quot;[b]&quot;; &quot;&quot;) &amp; [Numbers.F486] &amp; IF([Numbers.F486] &gt;= 2020; &quot;[/b]&quot;; &quot;&quot;)  &amp; &quot;, &quot; &amp; [Numbers.H486] &amp; &quot;) [sup][&quot; &amp; [Numbers.C486] &amp; &quot;: &quot; &amp; [Numbers.I486] &amp; &quot;][/sup]&quot;; &quot;&quot;)" office:value-type="string" office:string-value="[b]461. [url=https://www.doomworld.com/idgames/levels/doom2/megawads/mlm12]Mini-Level Megawad[/url][/b] (Doom II, 2009, 32) [sup][1: Phobus: 1][/sup]" calcext:value-type="string">
            <text:p>[b]461. [url=https://www.doomworld.com/idgames/levels/doom2/megawads/mlm12]Mini-Level Megawad[/url][/b] (Doom II, 2009, 32) [sup][1: Phobus: 1][/sup]</text:p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G487] &amp; &quot;, &quot;  &amp; IF([Numbers.F487] &gt;= 2020; &quot;[b]&quot;; &quot;&quot;) &amp; [Numbers.F487] &amp; IF([Numbers.F487] &gt;= 2020; &quot;[/b]&quot;; &quot;&quot;)  &amp; &quot;, &quot; &amp; [Numbers.H487] &amp; &quot;) [sup][&quot; &amp; [Numbers.C487] &amp; &quot;: &quot; &amp; [Numbers.I487] &amp; &quot;][/sup]&quot;; &quot;&quot;)" office:value-type="string" office:string-value="[b]461. [url=https://www.doomworld.com/forum/topic/85907-nefertitiwad-6-maps/#comment-1554820]Nefertiti[/url][/b] (Doom II, 2016, 6) [sup][1: NoisyVelvet: 1][/sup]" calcext:value-type="string">
            <text:p>[b]461. [url=https://www.doomworld.com/forum/topic/85907-nefertitiwad-6-maps/#comment-1554820]Nefertiti[/url][/b] (Doom II, 2016, 6) [sup][1: NoisyVelvet: 1][/sup]</text:p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G488] &amp; &quot;, &quot;  &amp; IF([Numbers.F488] &gt;= 2020; &quot;[b]&quot;; &quot;&quot;) &amp; [Numbers.F488] &amp; IF([Numbers.F488] &gt;= 2020; &quot;[/b]&quot;; &quot;&quot;)  &amp; &quot;, &quot; &amp; [Numbers.H488] &amp; &quot;) [sup][&quot; &amp; [Numbers.C488] &amp; &quot;: &quot; &amp; [Numbers.I488] &amp; &quot;][/sup]&quot;; &quot;&quot;)" office:value-type="string" office:string-value="[b]461. [url=https://forum.zdoom.org/viewtopic.php?f=19&amp;t=47816]Pinochestein 3D[/url][/b] (Doom II, 2015, 32) [sup][1: Ezepov: 1][/sup]" calcext:value-type="string">
            <text:p>[b]461. [url=https://forum.zdoom.org/viewtopic.php?f=19&amp;t=47816]Pinochestein 3D[/url][/b] (Doom II, 2015, 32) [sup][1: Ezepov: 1][/sup]</text:p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G489] &amp; &quot;, &quot;  &amp; IF([Numbers.F489] &gt;= 2020; &quot;[b]&quot;; &quot;&quot;) &amp; [Numbers.F489] &amp; IF([Numbers.F489] &gt;= 2020; &quot;[/b]&quot;; &quot;&quot;)  &amp; &quot;, &quot; &amp; [Numbers.H489] &amp; &quot;) [sup][&quot; &amp; [Numbers.C489] &amp; &quot;: &quot; &amp; [Numbers.I489] &amp; &quot;][/sup]&quot;; &quot;&quot;)" office:value-type="string" office:string-value="[b]461. [url=https://doomwiki.org/wiki/Polygon_Base]Polygon Base[/url][/b] (Doom II, 1996, 1) [sup][1: roadworx: 1][/sup]" calcext:value-type="string">
            <text:p>[b]461. [url=https://doomwiki.org/wiki/Polygon_Base]Polygon Base[/url][/b] (Doom II, 1996, 1) [sup][1: roadworx: 1][/sup]</text:p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G490] &amp; &quot;, &quot;  &amp; IF([Numbers.F490] &gt;= 2020; &quot;[b]&quot;; &quot;&quot;) &amp; [Numbers.F490] &amp; IF([Numbers.F490] &gt;= 2020; &quot;[/b]&quot;; &quot;&quot;)  &amp; &quot;, &quot; &amp; [Numbers.H490] &amp; &quot;) [sup][&quot; &amp; [Numbers.C490] &amp; &quot;: &quot; &amp; [Numbers.I490] &amp; &quot;][/sup]&quot;; &quot;&quot;)" office:value-type="string" office:string-value="[b]461. [url=https://doomwiki.org/wiki/Ray_Mohawk_2:_Ray_Wreaks_Havoc!]Ray Mohawk 2[/url][/b] (Doom II, [b]2021[/b], 22) [sup][1: tonytheparrot: 1][/sup]" calcext:value-type="string">
            <text:p>[b]461. [url=https://doomwiki.org/wiki/Ray_Mohawk_2:_Ray_Wreaks_Havoc!]Ray Mohawk 2[/url][/b] (Doom II, [b]2021[/b], 22) [sup][1: tonytheparrot: 1][/sup]</text:p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G491] &amp; &quot;, &quot;  &amp; IF([Numbers.F491] &gt;= 2020; &quot;[b]&quot;; &quot;&quot;) &amp; [Numbers.F491] &amp; IF([Numbers.F491] &gt;= 2020; &quot;[/b]&quot;; &quot;&quot;)  &amp; &quot;, &quot; &amp; [Numbers.H491] &amp; &quot;) [sup][&quot; &amp; [Numbers.C491] &amp; &quot;: &quot; &amp; [Numbers.I491] &amp; &quot;][/sup]&quot;; &quot;&quot;)" office:value-type="string" office:string-value="[b]461. [url=http://thekinsie.com/reelism/]Reelism[/url][/b] (Doom II, 2011, 20) [sup][1: HUNdebLeonidasX: 1][/sup]" calcext:value-type="string">
            <text:p>[b]461. [url=http://thekinsie.com/reelism/]Reelism[/url][/b] (Doom II, 2011, 20) [sup][1: HUNdebLeonidasX: 1][/sup]</text:p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G492] &amp; &quot;, &quot;  &amp; IF([Numbers.F492] &gt;= 2020; &quot;[b]&quot;; &quot;&quot;) &amp; [Numbers.F492] &amp; IF([Numbers.F492] &gt;= 2020; &quot;[/b]&quot;; &quot;&quot;)  &amp; &quot;, &quot; &amp; [Numbers.H492] &amp; &quot;) [sup][&quot; &amp; [Numbers.C492] &amp; &quot;: &quot; &amp; [Numbers.I492] &amp; &quot;][/sup]&quot;; &quot;&quot;)" office:value-type="string" office:string-value="[b]461. [url=https://www.doomworld.com/idgames/levels/doom2/Ports/s-u/spagheti]Spicy Evil Spaghetti[/url][/b] (Doom II, 2016, 1) [sup][1: everennui: 1][/sup]" calcext:value-type="string">
            <text:p>[b]461. [url=https://www.doomworld.com/idgames/levels/doom2/Ports/s-u/spagheti]Spicy Evil Spaghetti[/url][/b] (Doom II, 2016, 1) [sup][1: everennui: 1][/sup]</text:p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G493] &amp; &quot;, &quot;  &amp; IF([Numbers.F493] &gt;= 2020; &quot;[b]&quot;; &quot;&quot;) &amp; [Numbers.F493] &amp; IF([Numbers.F493] &gt;= 2020; &quot;[/b]&quot;; &quot;&quot;)  &amp; &quot;, &quot; &amp; [Numbers.H493] &amp; &quot;) [sup][&quot; &amp; [Numbers.C493] &amp; &quot;: &quot; &amp; [Numbers.I493] &amp; &quot;][/sup]&quot;; &quot;&quot;)" office:value-type="string" office:string-value="[b]461. [url=https://doomwiki.org/wiki/SQUARES]SQUARES[/url][/b] (Doom, 1995, 1) [sup][1: STILES: 1][/sup]" calcext:value-type="string">
            <text:p>[b]461. [url=https://doomwiki.org/wiki/SQUARES]SQUARES[/url][/b] (Doom, 1995, 1) [sup][1: STILES: 1][/sup]</text:p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G494] &amp; &quot;, &quot;  &amp; IF([Numbers.F494] &gt;= 2020; &quot;[b]&quot;; &quot;&quot;) &amp; [Numbers.F494] &amp; IF([Numbers.F494] &gt;= 2020; &quot;[/b]&quot;; &quot;&quot;)  &amp; &quot;, &quot; &amp; [Numbers.H494] &amp; &quot;) [sup][&quot; &amp; [Numbers.C494] &amp; &quot;: &quot; &amp; [Numbers.I494] &amp; &quot;][/sup]&quot;; &quot;&quot;)" office:value-type="string" office:string-value="[b]461. [url=https://www.doomworld.com/idgames/levels/doom2/s-u/tdevil2]The Devilz Work[/url][/b] (Doom II, 2014, 7) [sup][1: everennui: 1][/sup]" calcext:value-type="string">
            <text:p>[b]461. [url=https://www.doomworld.com/idgames/levels/doom2/s-u/tdevil2]The Devilz Work[/url][/b] (Doom II, 2014, 7) [sup][1: everennui: 1][/sup]</text:p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G495] &amp; &quot;, &quot;  &amp; IF([Numbers.F495] &gt;= 2020; &quot;[b]&quot;; &quot;&quot;) &amp; [Numbers.F495] &amp; IF([Numbers.F495] &gt;= 2020; &quot;[/b]&quot;; &quot;&quot;)  &amp; &quot;, &quot; &amp; [Numbers.H495] &amp; &quot;) [sup][&quot; &amp; [Numbers.C495] &amp; &quot;: &quot; &amp; [Numbers.I495] &amp; &quot;][/sup]&quot;; &quot;&quot;)" office:value-type="string" office:string-value="[b]461. [url=https://doomwiki.org/wiki/The_Evil_Unleashed]The Evil Unleashed﻿[/url][/b] (Doom, 1994, 9) [sup][1: Ragu: 1][/sup]" calcext:value-type="string">
            <text:p>[b]461. [url=https://doomwiki.org/wiki/The_Evil_Unleashed]The Evil Unleashed﻿[/url][/b] (Doom, 1994, 9) [sup][1: Ragu: 1][/sup]</text:p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G496] &amp; &quot;, &quot;  &amp; IF([Numbers.F496] &gt;= 2020; &quot;[b]&quot;; &quot;&quot;) &amp; [Numbers.F496] &amp; IF([Numbers.F496] &gt;= 2020; &quot;[/b]&quot;; &quot;&quot;)  &amp; &quot;, &quot; &amp; [Numbers.H496] &amp; &quot;) [sup][&quot; &amp; [Numbers.C496] &amp; &quot;: &quot; &amp; [Numbers.I496] &amp; &quot;][/sup]&quot;; &quot;&quot;)" office:value-type="string" office:string-value="[b]461. [url=https://www.doomworld.com/forum/topic/119490-a-boom-compatible-slaughter-mapthe-mucus-empire-final-version/]The Mucus Empire[/url][/b] (Doom II, [b]2021[/b], 1) [sup][1: Nefelibeta: 1][/sup]" calcext:value-type="string">
            <text:p>[b]461. [url=https://www.doomworld.com/forum/topic/119490-a-boom-compatible-slaughter-mapthe-mucus-empire-final-version/]The Mucus Empire[/url][/b] (Doom II, [b]2021[/b], 1) [sup][1: Nefelibeta: 1][/sup]</text:p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G497] &amp; &quot;, &quot;  &amp; IF([Numbers.F497] &gt;= 2020; &quot;[b]&quot;; &quot;&quot;) &amp; [Numbers.F497] &amp; IF([Numbers.F497] &gt;= 2020; &quot;[/b]&quot;; &quot;&quot;)  &amp; &quot;, &quot; &amp; [Numbers.H497] &amp; &quot;) [sup][&quot; &amp; [Numbers.C497] &amp; &quot;: &quot; &amp; [Numbers.I497] &amp; &quot;][/sup]&quot;; &quot;&quot;)" office:value-type="string" office:string-value="[b]461. [url=https://www.doomworld.com/idgames/levels/doom2/megawads/rebirth]The Rebirth[/url][/b] (Doom II, 2003, 32) [sup][1: Malrionn: 1][/sup]" calcext:value-type="string">
            <text:p>[b]461. [url=https://www.doomworld.com/idgames/levels/doom2/megawads/rebirth]The Rebirth[/url][/b] (Doom II, 2003, 32) [sup][1: Malrionn: 1][/sup]</text:p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G498] &amp; &quot;, &quot;  &amp; IF([Numbers.F498] &gt;= 2020; &quot;[b]&quot;; &quot;&quot;) &amp; [Numbers.F498] &amp; IF([Numbers.F498] &gt;= 2020; &quot;[/b]&quot;; &quot;&quot;)  &amp; &quot;, &quot; &amp; [Numbers.H498] &amp; &quot;) [sup][&quot; &amp; [Numbers.C498] &amp; &quot;: &quot; &amp; [Numbers.I498] &amp; &quot;][/sup]&quot;; &quot;&quot;)" office:value-type="string" office:string-value="[b]461. [url=https://www.doomworld.com/forum/topic/106310-the-slaughter-spectrum-rc1-release/]The Slaughter Spectrum[/url][/b] (Doom II, 2019, 5) [sup][1: nikitsune: 1][/sup]" calcext:value-type="string">
            <text:p>[b]461. [url=https://www.doomworld.com/forum/topic/106310-the-slaughter-spectrum-rc1-release/]The Slaughter Spectrum[/url][/b] (Doom II, 2019, 5) [sup][1: nikitsune: 1][/sup]</text:p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G499] &amp; &quot;, &quot;  &amp; IF([Numbers.F499] &gt;= 2020; &quot;[b]&quot;; &quot;&quot;) &amp; [Numbers.F499] &amp; IF([Numbers.F499] &gt;= 2020; &quot;[/b]&quot;; &quot;&quot;)  &amp; &quot;, &quot; &amp; [Numbers.H499] &amp; &quot;) [sup][&quot; &amp; [Numbers.C499] &amp; &quot;: &quot; &amp; [Numbers.I499] &amp; &quot;][/sup]&quot;; &quot;&quot;)" office:value-type="string" office:string-value="[b]461. [url=https://www.doomworld.com/idgames/levels/doom2/s-u/ttp-rp]The Troopers' Playground[/url][/b] (Doom II, 1996, 12) [sup][1: T-Rex: 1][/sup]" calcext:value-type="string">
            <text:p>[b]461. [url=https://www.doomworld.com/idgames/levels/doom2/s-u/ttp-rp]The Troopers' Playground[/url][/b] (Doom II, 1996, 12) [sup][1: T-Rex: 1][/sup]</text:p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G500] &amp; &quot;, &quot;  &amp; IF([Numbers.F500] &gt;= 2020; &quot;[b]&quot;; &quot;&quot;) &amp; [Numbers.F500] &amp; IF([Numbers.F500] &gt;= 2020; &quot;[/b]&quot;; &quot;&quot;)  &amp; &quot;, &quot; &amp; [Numbers.H500] &amp; &quot;) [sup][&quot; &amp; [Numbers.C500] &amp; &quot;: &quot; &amp; [Numbers.I500] &amp; &quot;][/sup]&quot;; &quot;&quot;)" office:value-type="string" office:string-value="[b]461. [url=https://www.doomworld.com/idgames/levels/doom2/megawads/twzone]The Twilight Zone[/url][/b] (Doom II, 1998, 32) [sup][1: T-Rex: 1][/sup]" calcext:value-type="string">
            <text:p>[b]461. [url=https://www.doomworld.com/idgames/levels/doom2/megawads/twzone]The Twilight Zone[/url][/b] (Doom II, 1998, 32) [sup][1: T-Rex: 1][/sup]</text:p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G501] &amp; &quot;, &quot;  &amp; IF([Numbers.F501] &gt;= 2020; &quot;[b]&quot;; &quot;&quot;) &amp; [Numbers.F501] &amp; IF([Numbers.F501] &gt;= 2020; &quot;[/b]&quot;; &quot;&quot;)  &amp; &quot;, &quot; &amp; [Numbers.H501] &amp; &quot;) [sup][&quot; &amp; [Numbers.C501] &amp; &quot;: &quot; &amp; [Numbers.I501] &amp; &quot;][/sup]&quot;; &quot;&quot;)" office:value-type="string" office:string-value="[b]461. [url=https://www.doomworld.com/forum/topic/65009-zdoom-the-ultimate-icon-of-sin/]The Ultimate Icon of Sin[/url][/b] (Doom II, 2013, 1) [sup][1: Soundblock: 1][/sup]" calcext:value-type="string">
            <text:p>[b]461. [url=https://www.doomworld.com/forum/topic/65009-zdoom-the-ultimate-icon-of-sin/]The Ultimate Icon of Sin[/url][/b] (Doom II, 2013, 1) [sup][1: Soundblock: 1][/sup]</text:p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G502] &amp; &quot;, &quot;  &amp; IF([Numbers.F502] &gt;= 2020; &quot;[b]&quot;; &quot;&quot;) &amp; [Numbers.F502] &amp; IF([Numbers.F502] &gt;= 2020; &quot;[/b]&quot;; &quot;&quot;)  &amp; &quot;, &quot; &amp; [Numbers.H502] &amp; &quot;) [sup][&quot; &amp; [Numbers.C502] &amp; &quot;: &quot; &amp; [Numbers.I502] &amp; &quot;][/sup]&quot;; &quot;&quot;)" office:value-type="string" office:string-value="[b]461. [url=https://www.doomworld.com/idgames/levels/doom/megawads/unalign]UnAligned[/url][/b] (Doom, 2016, 27) [sup][1: yakfak: 1][/sup]" calcext:value-type="string">
            <text:p>[b]461. [url=https://www.doomworld.com/idgames/levels/doom/megawads/unalign]UnAligned[/url][/b] (Doom, 2016, 27) [sup][1: yakfak: 1][/sup]</text:p>
          </table:table-cell>
          <table:table-cell table:number-columns-repeated="4"/>
        </table:table-row>
        <table:table-row table:style-name="ro5">
          <table:table-cell table:style-name="ce148" table:formula="of:=IF([Numbers.C503] &gt; 0; &quot;[b]&quot; &amp; [Numbers.B503] &amp; &quot;. &quot; &amp; &quot;[url=&quot; &amp; [Numbers.E503] &amp; &quot;]&quot; &amp; [Numbers.D503] &amp; &quot;[/url][/b] (&quot; &amp; [Numbers.G503] &amp; &quot;, &quot;  &amp; IF([Numbers.F503] &gt;= 2020; &quot;[b]&quot;; &quot;&quot;) &amp; [Numbers.F503] &amp; IF([Numbers.F503] &gt;= 2020; &quot;[/b]&quot;; &quot;&quot;)  &amp; &quot;, &quot; &amp; [Numbers.H503] &amp; &quot;) [sup][&quot; &amp; [Numbers.C503] &amp; &quot;: &quot; &amp; [Numbers.I503] &amp; &quot;][/sup]&quot;; &quot;&quot;)" office:value-type="string" office:string-value="[b]461. [url=https://www.doomworld.com/files/file/18387-vispire/]Vispire[/url][/b] (Doom II, 2016, 17) [sup][1: NoisyVelvet: 1][/sup]" calcext:value-type="string">
            <text:p>[b]461. [url=https://www.doomworld.com/files/file/18387-vispire/]Vispire[/url][/b] (Doom II, 2016, 17) [sup][1: NoisyVelvet: 1][/sup]</text:p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 (&quot; &amp; [Numbers.G504] &amp; &quot;, &quot;  &amp; IF([Numbers.F504] &gt;= 2020; &quot;[b]&quot;; &quot;&quot;) &amp; [Numbers.F504] &amp; IF([Numbers.F504] &gt;= 2020; &quot;[/b]&quot;; &quot;&quot;)  &amp; &quot;, &quot; &amp; [Numbers.H504] &amp; &quot;) [sup][&quot; &amp; [Numbers.C504] &amp; &quot;: &quot; &amp; [Numbers.I504] &amp; &quot;][/sup]&quot;; &quot;&quot;)" office:value-type="string" office:string-value="[b]461. [url=https://doomwiki.org/wiki/Void]Void[/url][/b] (Doom II, 2003, 1) [sup][1: TJG1289: 1][/sup]" calcext:value-type="string">
            <text:p>[b]461. [url=https://doomwiki.org/wiki/Void]Void[/url][/b] (Doom II, 2003, 1) [sup][1: TJG1289: 1][/sup]</text:p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 (&quot; &amp; [Numbers.G505] &amp; &quot;, &quot;  &amp; IF([Numbers.F505] &gt;= 2020; &quot;[b]&quot;; &quot;&quot;) &amp; [Numbers.F505] &amp; IF([Numbers.F505] &gt;= 2020; &quot;[/b]&quot;; &quot;&quot;)  &amp; &quot;, &quot; &amp; [Numbers.H505] &amp; &quot;) [sup][&quot; &amp; [Numbers.C505] &amp; &quot;: &quot; &amp; [Numbers.I505] &amp; &quot;][/sup]&quot;; &quot;&quot;)" office:value-type="string" office:string-value="[b]461. [url=https://www.doomworld.com/idgames/levels/doom2/Ports/v-z/whitemar]Whitemare[/url][/b] (Doom II, 2011, 19) [sup][1: Pierrot: 1][/sup]" calcext:value-type="string">
            <text:p>[b]461. [url=https://www.doomworld.com/idgames/levels/doom2/Ports/v-z/whitemar]Whitemare[/url][/b] (Doom II, 2011, 19) [sup][1: Pierrot: 1][/sup]</text:p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 (&quot; &amp; [Numbers.G506] &amp; &quot;, &quot;  &amp; IF([Numbers.F506] &gt;= 2020; &quot;[b]&quot;; &quot;&quot;) &amp; [Numbers.F506] &amp; IF([Numbers.F506] &gt;= 2020; &quot;[/b]&quot;; &quot;&quot;)  &amp; &quot;, &quot; &amp; [Numbers.H506] &amp; &quot;) [sup][&quot; &amp; [Numbers.C506] &amp; &quot;: &quot; &amp; [Numbers.I5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 (&quot; &amp; [Numbers.G507] &amp; &quot;, &quot;  &amp; IF([Numbers.F507] &gt;= 2020; &quot;[b]&quot;; &quot;&quot;) &amp; [Numbers.F507] &amp; IF([Numbers.F507] &gt;= 2020; &quot;[/b]&quot;; &quot;&quot;)  &amp; &quot;, &quot; &amp; [Numbers.H507] &amp; &quot;) [sup][&quot; &amp; [Numbers.C507] &amp; &quot;: &quot; &amp; [Numbers.I5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 (&quot; &amp; [Numbers.G508] &amp; &quot;, &quot;  &amp; IF([Numbers.F508] &gt;= 2020; &quot;[b]&quot;; &quot;&quot;) &amp; [Numbers.F508] &amp; IF([Numbers.F508] &gt;= 2020; &quot;[/b]&quot;; &quot;&quot;)  &amp; &quot;, &quot; &amp; [Numbers.H508] &amp; &quot;) [sup][&quot; &amp; [Numbers.C508] &amp; &quot;: &quot; &amp; [Numbers.I5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 (&quot; &amp; [Numbers.G509] &amp; &quot;, &quot;  &amp; IF([Numbers.F509] &gt;= 2020; &quot;[b]&quot;; &quot;&quot;) &amp; [Numbers.F509] &amp; IF([Numbers.F509] &gt;= 2020; &quot;[/b]&quot;; &quot;&quot;)  &amp; &quot;, &quot; &amp; [Numbers.H509] &amp; &quot;) [sup][&quot; &amp; [Numbers.C509] &amp; &quot;: &quot; &amp; [Numbers.I5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 (&quot; &amp; [Numbers.G510] &amp; &quot;, &quot;  &amp; IF([Numbers.F510] &gt;= 2020; &quot;[b]&quot;; &quot;&quot;) &amp; [Numbers.F510] &amp; IF([Numbers.F510] &gt;= 2020; &quot;[/b]&quot;; &quot;&quot;)  &amp; &quot;, &quot; &amp; [Numbers.H510] &amp; &quot;) [sup][&quot; &amp; [Numbers.C510] &amp; &quot;: &quot; &amp; [Numbers.I5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 (&quot; &amp; [Numbers.G511] &amp; &quot;, &quot;  &amp; IF([Numbers.F511] &gt;= 2020; &quot;[b]&quot;; &quot;&quot;) &amp; [Numbers.F511] &amp; IF([Numbers.F511] &gt;= 2020; &quot;[/b]&quot;; &quot;&quot;)  &amp; &quot;, &quot; &amp; [Numbers.H511] &amp; &quot;) [sup][&quot; &amp; [Numbers.C511] &amp; &quot;: &quot; &amp; [Numbers.I5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 (&quot; &amp; [Numbers.G512] &amp; &quot;, &quot;  &amp; IF([Numbers.F512] &gt;= 2020; &quot;[b]&quot;; &quot;&quot;) &amp; [Numbers.F512] &amp; IF([Numbers.F512] &gt;= 2020; &quot;[/b]&quot;; &quot;&quot;)  &amp; &quot;, &quot; &amp; [Numbers.H512] &amp; &quot;) [sup][&quot; &amp; [Numbers.C512] &amp; &quot;: &quot; &amp; [Numbers.I5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 (&quot; &amp; [Numbers.G513] &amp; &quot;, &quot;  &amp; IF([Numbers.F513] &gt;= 2020; &quot;[b]&quot;; &quot;&quot;) &amp; [Numbers.F513] &amp; IF([Numbers.F513] &gt;= 2020; &quot;[/b]&quot;; &quot;&quot;)  &amp; &quot;, &quot; &amp; [Numbers.H513] &amp; &quot;) [sup][&quot; &amp; [Numbers.C513] &amp; &quot;: &quot; &amp; [Numbers.I5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 (&quot; &amp; [Numbers.G514] &amp; &quot;, &quot;  &amp; IF([Numbers.F514] &gt;= 2020; &quot;[b]&quot;; &quot;&quot;) &amp; [Numbers.F514] &amp; IF([Numbers.F514] &gt;= 2020; &quot;[/b]&quot;; &quot;&quot;)  &amp; &quot;, &quot; &amp; [Numbers.H514] &amp; &quot;) [sup][&quot; &amp; [Numbers.C514] &amp; &quot;: &quot; &amp; [Numbers.I5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 (&quot; &amp; [Numbers.G515] &amp; &quot;, &quot;  &amp; IF([Numbers.F515] &gt;= 2020; &quot;[b]&quot;; &quot;&quot;) &amp; [Numbers.F515] &amp; IF([Numbers.F515] &gt;= 2020; &quot;[/b]&quot;; &quot;&quot;)  &amp; &quot;, &quot; &amp; [Numbers.H515] &amp; &quot;) [sup][&quot; &amp; [Numbers.C515] &amp; &quot;: &quot; &amp; [Numbers.I5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 (&quot; &amp; [Numbers.G516] &amp; &quot;, &quot;  &amp; IF([Numbers.F516] &gt;= 2020; &quot;[b]&quot;; &quot;&quot;) &amp; [Numbers.F516] &amp; IF([Numbers.F516] &gt;= 2020; &quot;[/b]&quot;; &quot;&quot;)  &amp; &quot;, &quot; &amp; [Numbers.H516] &amp; &quot;) [sup][&quot; &amp; [Numbers.C516] &amp; &quot;: &quot; &amp; [Numbers.I5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 (&quot; &amp; [Numbers.G517] &amp; &quot;, &quot;  &amp; IF([Numbers.F517] &gt;= 2020; &quot;[b]&quot;; &quot;&quot;) &amp; [Numbers.F517] &amp; IF([Numbers.F517] &gt;= 2020; &quot;[/b]&quot;; &quot;&quot;)  &amp; &quot;, &quot; &amp; [Numbers.H517] &amp; &quot;) [sup][&quot; &amp; [Numbers.C517] &amp; &quot;: &quot; &amp; [Numbers.I5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 (&quot; &amp; [Numbers.G518] &amp; &quot;, &quot;  &amp; IF([Numbers.F518] &gt;= 2020; &quot;[b]&quot;; &quot;&quot;) &amp; [Numbers.F518] &amp; IF([Numbers.F518] &gt;= 2020; &quot;[/b]&quot;; &quot;&quot;)  &amp; &quot;, &quot; &amp; [Numbers.H518] &amp; &quot;) [sup][&quot; &amp; [Numbers.C518] &amp; &quot;: &quot; &amp; [Numbers.I5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 (&quot; &amp; [Numbers.G519] &amp; &quot;, &quot;  &amp; IF([Numbers.F519] &gt;= 2020; &quot;[b]&quot;; &quot;&quot;) &amp; [Numbers.F519] &amp; IF([Numbers.F519] &gt;= 2020; &quot;[/b]&quot;; &quot;&quot;)  &amp; &quot;, &quot; &amp; [Numbers.H519] &amp; &quot;) [sup][&quot; &amp; [Numbers.C519] &amp; &quot;: &quot; &amp; [Numbers.I5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 (&quot; &amp; [Numbers.G520] &amp; &quot;, &quot;  &amp; IF([Numbers.F520] &gt;= 2020; &quot;[b]&quot;; &quot;&quot;) &amp; [Numbers.F520] &amp; IF([Numbers.F520] &gt;= 2020; &quot;[/b]&quot;; &quot;&quot;)  &amp; &quot;, &quot; &amp; [Numbers.H520] &amp; &quot;) [sup][&quot; &amp; [Numbers.C520] &amp; &quot;: &quot; &amp; [Numbers.I5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 (&quot; &amp; [Numbers.G521] &amp; &quot;, &quot;  &amp; IF([Numbers.F521] &gt;= 2020; &quot;[b]&quot;; &quot;&quot;) &amp; [Numbers.F521] &amp; IF([Numbers.F521] &gt;= 2020; &quot;[/b]&quot;; &quot;&quot;)  &amp; &quot;, &quot; &amp; [Numbers.H521] &amp; &quot;) [sup][&quot; &amp; [Numbers.C521] &amp; &quot;: &quot; &amp; [Numbers.I5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 (&quot; &amp; [Numbers.G522] &amp; &quot;, &quot;  &amp; IF([Numbers.F522] &gt;= 2020; &quot;[b]&quot;; &quot;&quot;) &amp; [Numbers.F522] &amp; IF([Numbers.F522] &gt;= 2020; &quot;[/b]&quot;; &quot;&quot;)  &amp; &quot;, &quot; &amp; [Numbers.H522] &amp; &quot;) [sup][&quot; &amp; [Numbers.C522] &amp; &quot;: &quot; &amp; [Numbers.I5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 (&quot; &amp; [Numbers.G523] &amp; &quot;, &quot;  &amp; IF([Numbers.F523] &gt;= 2020; &quot;[b]&quot;; &quot;&quot;) &amp; [Numbers.F523] &amp; IF([Numbers.F523] &gt;= 2020; &quot;[/b]&quot;; &quot;&quot;)  &amp; &quot;, &quot; &amp; [Numbers.H523] &amp; &quot;) [sup][&quot; &amp; [Numbers.C523] &amp; &quot;: &quot; &amp; [Numbers.I5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 (&quot; &amp; [Numbers.G524] &amp; &quot;, &quot;  &amp; IF([Numbers.F524] &gt;= 2020; &quot;[b]&quot;; &quot;&quot;) &amp; [Numbers.F524] &amp; IF([Numbers.F524] &gt;= 2020; &quot;[/b]&quot;; &quot;&quot;)  &amp; &quot;, &quot; &amp; [Numbers.H524] &amp; &quot;) [sup][&quot; &amp; [Numbers.C524] &amp; &quot;: &quot; &amp; [Numbers.I5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 (&quot; &amp; [Numbers.G525] &amp; &quot;, &quot;  &amp; IF([Numbers.F525] &gt;= 2020; &quot;[b]&quot;; &quot;&quot;) &amp; [Numbers.F525] &amp; IF([Numbers.F525] &gt;= 2020; &quot;[/b]&quot;; &quot;&quot;)  &amp; &quot;, &quot; &amp; [Numbers.H525] &amp; &quot;) [sup][&quot; &amp; [Numbers.C525] &amp; &quot;: &quot; &amp; [Numbers.I5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 (&quot; &amp; [Numbers.G526] &amp; &quot;, &quot;  &amp; IF([Numbers.F526] &gt;= 2020; &quot;[b]&quot;; &quot;&quot;) &amp; [Numbers.F526] &amp; IF([Numbers.F526] &gt;= 2020; &quot;[/b]&quot;; &quot;&quot;)  &amp; &quot;, &quot; &amp; [Numbers.H526] &amp; &quot;) [sup][&quot; &amp; [Numbers.C526] &amp; &quot;: &quot; &amp; [Numbers.I5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 (&quot; &amp; [Numbers.G527] &amp; &quot;, &quot;  &amp; IF([Numbers.F527] &gt;= 2020; &quot;[b]&quot;; &quot;&quot;) &amp; [Numbers.F527] &amp; IF([Numbers.F527] &gt;= 2020; &quot;[/b]&quot;; &quot;&quot;)  &amp; &quot;, &quot; &amp; [Numbers.H527] &amp; &quot;) [sup][&quot; &amp; [Numbers.C527] &amp; &quot;: &quot; &amp; [Numbers.I5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 (&quot; &amp; [Numbers.G528] &amp; &quot;, &quot;  &amp; IF([Numbers.F528] &gt;= 2020; &quot;[b]&quot;; &quot;&quot;) &amp; [Numbers.F528] &amp; IF([Numbers.F528] &gt;= 2020; &quot;[/b]&quot;; &quot;&quot;)  &amp; &quot;, &quot; &amp; [Numbers.H528] &amp; &quot;) [sup][&quot; &amp; [Numbers.C528] &amp; &quot;: &quot; &amp; [Numbers.I5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 (&quot; &amp; [Numbers.G529] &amp; &quot;, &quot;  &amp; IF([Numbers.F529] &gt;= 2020; &quot;[b]&quot;; &quot;&quot;) &amp; [Numbers.F529] &amp; IF([Numbers.F529] &gt;= 2020; &quot;[/b]&quot;; &quot;&quot;)  &amp; &quot;, &quot; &amp; [Numbers.H529] &amp; &quot;) [sup][&quot; &amp; [Numbers.C529] &amp; &quot;: &quot; &amp; [Numbers.I5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 (&quot; &amp; [Numbers.G530] &amp; &quot;, &quot;  &amp; IF([Numbers.F530] &gt;= 2020; &quot;[b]&quot;; &quot;&quot;) &amp; [Numbers.F530] &amp; IF([Numbers.F530] &gt;= 2020; &quot;[/b]&quot;; &quot;&quot;)  &amp; &quot;, &quot; &amp; [Numbers.H530] &amp; &quot;) [sup][&quot; &amp; [Numbers.C530] &amp; &quot;: &quot; &amp; [Numbers.I5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 (&quot; &amp; [Numbers.G531] &amp; &quot;, &quot;  &amp; IF([Numbers.F531] &gt;= 2020; &quot;[b]&quot;; &quot;&quot;) &amp; [Numbers.F531] &amp; IF([Numbers.F531] &gt;= 2020; &quot;[/b]&quot;; &quot;&quot;)  &amp; &quot;, &quot; &amp; [Numbers.H531] &amp; &quot;) [sup][&quot; &amp; [Numbers.C531] &amp; &quot;: &quot; &amp; [Numbers.I5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 (&quot; &amp; [Numbers.G532] &amp; &quot;, &quot;  &amp; IF([Numbers.F532] &gt;= 2020; &quot;[b]&quot;; &quot;&quot;) &amp; [Numbers.F532] &amp; IF([Numbers.F532] &gt;= 2020; &quot;[/b]&quot;; &quot;&quot;)  &amp; &quot;, &quot; &amp; [Numbers.H532] &amp; &quot;) [sup][&quot; &amp; [Numbers.C532] &amp; &quot;: &quot; &amp; [Numbers.I5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 (&quot; &amp; [Numbers.G533] &amp; &quot;, &quot;  &amp; IF([Numbers.F533] &gt;= 2020; &quot;[b]&quot;; &quot;&quot;) &amp; [Numbers.F533] &amp; IF([Numbers.F533] &gt;= 2020; &quot;[/b]&quot;; &quot;&quot;)  &amp; &quot;, &quot; &amp; [Numbers.H533] &amp; &quot;) [sup][&quot; &amp; [Numbers.C533] &amp; &quot;: &quot; &amp; [Numbers.I5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 (&quot; &amp; [Numbers.G534] &amp; &quot;, &quot;  &amp; IF([Numbers.F534] &gt;= 2020; &quot;[b]&quot;; &quot;&quot;) &amp; [Numbers.F534] &amp; IF([Numbers.F534] &gt;= 2020; &quot;[/b]&quot;; &quot;&quot;)  &amp; &quot;, &quot; &amp; [Numbers.H534] &amp; &quot;) [sup][&quot; &amp; [Numbers.C534] &amp; &quot;: &quot; &amp; [Numbers.I5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 (&quot; &amp; [Numbers.G535] &amp; &quot;, &quot;  &amp; IF([Numbers.F535] &gt;= 2020; &quot;[b]&quot;; &quot;&quot;) &amp; [Numbers.F535] &amp; IF([Numbers.F535] &gt;= 2020; &quot;[/b]&quot;; &quot;&quot;)  &amp; &quot;, &quot; &amp; [Numbers.H535] &amp; &quot;) [sup][&quot; &amp; [Numbers.C535] &amp; &quot;: &quot; &amp; [Numbers.I5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 (&quot; &amp; [Numbers.G536] &amp; &quot;, &quot;  &amp; IF([Numbers.F536] &gt;= 2020; &quot;[b]&quot;; &quot;&quot;) &amp; [Numbers.F536] &amp; IF([Numbers.F536] &gt;= 2020; &quot;[/b]&quot;; &quot;&quot;)  &amp; &quot;, &quot; &amp; [Numbers.H536] &amp; &quot;) [sup][&quot; &amp; [Numbers.C536] &amp; &quot;: &quot; &amp; [Numbers.I5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 (&quot; &amp; [Numbers.G537] &amp; &quot;, &quot;  &amp; IF([Numbers.F537] &gt;= 2020; &quot;[b]&quot;; &quot;&quot;) &amp; [Numbers.F537] &amp; IF([Numbers.F537] &gt;= 2020; &quot;[/b]&quot;; &quot;&quot;)  &amp; &quot;, &quot; &amp; [Numbers.H537] &amp; &quot;) [sup][&quot; &amp; [Numbers.C537] &amp; &quot;: &quot; &amp; [Numbers.I5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 (&quot; &amp; [Numbers.G538] &amp; &quot;, &quot;  &amp; IF([Numbers.F538] &gt;= 2020; &quot;[b]&quot;; &quot;&quot;) &amp; [Numbers.F538] &amp; IF([Numbers.F538] &gt;= 2020; &quot;[/b]&quot;; &quot;&quot;)  &amp; &quot;, &quot; &amp; [Numbers.H538] &amp; &quot;) [sup][&quot; &amp; [Numbers.C538] &amp; &quot;: &quot; &amp; [Numbers.I5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 (&quot; &amp; [Numbers.G539] &amp; &quot;, &quot;  &amp; IF([Numbers.F539] &gt;= 2020; &quot;[b]&quot;; &quot;&quot;) &amp; [Numbers.F539] &amp; IF([Numbers.F539] &gt;= 2020; &quot;[/b]&quot;; &quot;&quot;)  &amp; &quot;, &quot; &amp; [Numbers.H539] &amp; &quot;) [sup][&quot; &amp; [Numbers.C539] &amp; &quot;: &quot; &amp; [Numbers.I5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 (&quot; &amp; [Numbers.G540] &amp; &quot;, &quot;  &amp; IF([Numbers.F540] &gt;= 2020; &quot;[b]&quot;; &quot;&quot;) &amp; [Numbers.F540] &amp; IF([Numbers.F540] &gt;= 2020; &quot;[/b]&quot;; &quot;&quot;)  &amp; &quot;, &quot; &amp; [Numbers.H540] &amp; &quot;) [sup][&quot; &amp; [Numbers.C540] &amp; &quot;: &quot; &amp; [Numbers.I5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 (&quot; &amp; [Numbers.G541] &amp; &quot;, &quot;  &amp; IF([Numbers.F541] &gt;= 2020; &quot;[b]&quot;; &quot;&quot;) &amp; [Numbers.F541] &amp; IF([Numbers.F541] &gt;= 2020; &quot;[/b]&quot;; &quot;&quot;)  &amp; &quot;, &quot; &amp; [Numbers.H541] &amp; &quot;) [sup][&quot; &amp; [Numbers.C541] &amp; &quot;: &quot; &amp; [Numbers.I5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 (&quot; &amp; [Numbers.G542] &amp; &quot;, &quot;  &amp; IF([Numbers.F542] &gt;= 2020; &quot;[b]&quot;; &quot;&quot;) &amp; [Numbers.F542] &amp; IF([Numbers.F542] &gt;= 2020; &quot;[/b]&quot;; &quot;&quot;)  &amp; &quot;, &quot; &amp; [Numbers.H542] &amp; &quot;) [sup][&quot; &amp; [Numbers.C542] &amp; &quot;: &quot; &amp; [Numbers.I5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 (&quot; &amp; [Numbers.G543] &amp; &quot;, &quot;  &amp; IF([Numbers.F543] &gt;= 2020; &quot;[b]&quot;; &quot;&quot;) &amp; [Numbers.F543] &amp; IF([Numbers.F543] &gt;= 2020; &quot;[/b]&quot;; &quot;&quot;)  &amp; &quot;, &quot; &amp; [Numbers.H543] &amp; &quot;) [sup][&quot; &amp; [Numbers.C543] &amp; &quot;: &quot; &amp; [Numbers.I5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 (&quot; &amp; [Numbers.G544] &amp; &quot;, &quot;  &amp; IF([Numbers.F544] &gt;= 2020; &quot;[b]&quot;; &quot;&quot;) &amp; [Numbers.F544] &amp; IF([Numbers.F544] &gt;= 2020; &quot;[/b]&quot;; &quot;&quot;)  &amp; &quot;, &quot; &amp; [Numbers.H544] &amp; &quot;) [sup][&quot; &amp; [Numbers.C544] &amp; &quot;: &quot; &amp; [Numbers.I5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 (&quot; &amp; [Numbers.G545] &amp; &quot;, &quot;  &amp; IF([Numbers.F545] &gt;= 2020; &quot;[b]&quot;; &quot;&quot;) &amp; [Numbers.F545] &amp; IF([Numbers.F545] &gt;= 2020; &quot;[/b]&quot;; &quot;&quot;)  &amp; &quot;, &quot; &amp; [Numbers.H545] &amp; &quot;) [sup][&quot; &amp; [Numbers.C545] &amp; &quot;: &quot; &amp; [Numbers.I5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 (&quot; &amp; [Numbers.G546] &amp; &quot;, &quot;  &amp; IF([Numbers.F546] &gt;= 2020; &quot;[b]&quot;; &quot;&quot;) &amp; [Numbers.F546] &amp; IF([Numbers.F546] &gt;= 2020; &quot;[/b]&quot;; &quot;&quot;)  &amp; &quot;, &quot; &amp; [Numbers.H546] &amp; &quot;) [sup][&quot; &amp; [Numbers.C546] &amp; &quot;: &quot; &amp; [Numbers.I5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 (&quot; &amp; [Numbers.G547] &amp; &quot;, &quot;  &amp; IF([Numbers.F547] &gt;= 2020; &quot;[b]&quot;; &quot;&quot;) &amp; [Numbers.F547] &amp; IF([Numbers.F547] &gt;= 2020; &quot;[/b]&quot;; &quot;&quot;)  &amp; &quot;, &quot; &amp; [Numbers.H547] &amp; &quot;) [sup][&quot; &amp; [Numbers.C547] &amp; &quot;: &quot; &amp; [Numbers.I5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 (&quot; &amp; [Numbers.G548] &amp; &quot;, &quot;  &amp; IF([Numbers.F548] &gt;= 2020; &quot;[b]&quot;; &quot;&quot;) &amp; [Numbers.F548] &amp; IF([Numbers.F548] &gt;= 2020; &quot;[/b]&quot;; &quot;&quot;)  &amp; &quot;, &quot; &amp; [Numbers.H548] &amp; &quot;) [sup][&quot; &amp; [Numbers.C548] &amp; &quot;: &quot; &amp; [Numbers.I5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 (&quot; &amp; [Numbers.G549] &amp; &quot;, &quot;  &amp; IF([Numbers.F549] &gt;= 2020; &quot;[b]&quot;; &quot;&quot;) &amp; [Numbers.F549] &amp; IF([Numbers.F549] &gt;= 2020; &quot;[/b]&quot;; &quot;&quot;)  &amp; &quot;, &quot; &amp; [Numbers.H549] &amp; &quot;) [sup][&quot; &amp; [Numbers.C549] &amp; &quot;: &quot; &amp; [Numbers.I5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 (&quot; &amp; [Numbers.G550] &amp; &quot;, &quot;  &amp; IF([Numbers.F550] &gt;= 2020; &quot;[b]&quot;; &quot;&quot;) &amp; [Numbers.F550] &amp; IF([Numbers.F550] &gt;= 2020; &quot;[/b]&quot;; &quot;&quot;)  &amp; &quot;, &quot; &amp; [Numbers.H550] &amp; &quot;) [sup][&quot; &amp; [Numbers.C550] &amp; &quot;: &quot; &amp; [Numbers.I5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 (&quot; &amp; [Numbers.G551] &amp; &quot;, &quot;  &amp; IF([Numbers.F551] &gt;= 2020; &quot;[b]&quot;; &quot;&quot;) &amp; [Numbers.F551] &amp; IF([Numbers.F551] &gt;= 2020; &quot;[/b]&quot;; &quot;&quot;)  &amp; &quot;, &quot; &amp; [Numbers.H551] &amp; &quot;) [sup][&quot; &amp; [Numbers.C551] &amp; &quot;: &quot; &amp; [Numbers.I5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 (&quot; &amp; [Numbers.G552] &amp; &quot;, &quot;  &amp; IF([Numbers.F552] &gt;= 2020; &quot;[b]&quot;; &quot;&quot;) &amp; [Numbers.F552] &amp; IF([Numbers.F552] &gt;= 2020; &quot;[/b]&quot;; &quot;&quot;)  &amp; &quot;, &quot; &amp; [Numbers.H552] &amp; &quot;) [sup][&quot; &amp; [Numbers.C552] &amp; &quot;: &quot; &amp; [Numbers.I5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 (&quot; &amp; [Numbers.G553] &amp; &quot;, &quot;  &amp; IF([Numbers.F553] &gt;= 2020; &quot;[b]&quot;; &quot;&quot;) &amp; [Numbers.F553] &amp; IF([Numbers.F553] &gt;= 2020; &quot;[/b]&quot;; &quot;&quot;)  &amp; &quot;, &quot; &amp; [Numbers.H553] &amp; &quot;) [sup][&quot; &amp; [Numbers.C553] &amp; &quot;: &quot; &amp; [Numbers.I5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 (&quot; &amp; [Numbers.G554] &amp; &quot;, &quot;  &amp; IF([Numbers.F554] &gt;= 2020; &quot;[b]&quot;; &quot;&quot;) &amp; [Numbers.F554] &amp; IF([Numbers.F554] &gt;= 2020; &quot;[/b]&quot;; &quot;&quot;)  &amp; &quot;, &quot; &amp; [Numbers.H554] &amp; &quot;) [sup][&quot; &amp; [Numbers.C554] &amp; &quot;: &quot; &amp; [Numbers.I5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 (&quot; &amp; [Numbers.G555] &amp; &quot;, &quot;  &amp; IF([Numbers.F555] &gt;= 2020; &quot;[b]&quot;; &quot;&quot;) &amp; [Numbers.F555] &amp; IF([Numbers.F555] &gt;= 2020; &quot;[/b]&quot;; &quot;&quot;)  &amp; &quot;, &quot; &amp; [Numbers.H555] &amp; &quot;) [sup][&quot; &amp; [Numbers.C555] &amp; &quot;: &quot; &amp; [Numbers.I5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 (&quot; &amp; [Numbers.G556] &amp; &quot;, &quot;  &amp; IF([Numbers.F556] &gt;= 2020; &quot;[b]&quot;; &quot;&quot;) &amp; [Numbers.F556] &amp; IF([Numbers.F556] &gt;= 2020; &quot;[/b]&quot;; &quot;&quot;)  &amp; &quot;, &quot; &amp; [Numbers.H556] &amp; &quot;) [sup][&quot; &amp; [Numbers.C556] &amp; &quot;: &quot; &amp; [Numbers.I5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 (&quot; &amp; [Numbers.G557] &amp; &quot;, &quot;  &amp; IF([Numbers.F557] &gt;= 2020; &quot;[b]&quot;; &quot;&quot;) &amp; [Numbers.F557] &amp; IF([Numbers.F557] &gt;= 2020; &quot;[/b]&quot;; &quot;&quot;)  &amp; &quot;, &quot; &amp; [Numbers.H557] &amp; &quot;) [sup][&quot; &amp; [Numbers.C557] &amp; &quot;: &quot; &amp; [Numbers.I5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 (&quot; &amp; [Numbers.G558] &amp; &quot;, &quot;  &amp; IF([Numbers.F558] &gt;= 2020; &quot;[b]&quot;; &quot;&quot;) &amp; [Numbers.F558] &amp; IF([Numbers.F558] &gt;= 2020; &quot;[/b]&quot;; &quot;&quot;)  &amp; &quot;, &quot; &amp; [Numbers.H558] &amp; &quot;) [sup][&quot; &amp; [Numbers.C558] &amp; &quot;: &quot; &amp; [Numbers.I5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 (&quot; &amp; [Numbers.G559] &amp; &quot;, &quot;  &amp; IF([Numbers.F559] &gt;= 2020; &quot;[b]&quot;; &quot;&quot;) &amp; [Numbers.F559] &amp; IF([Numbers.F559] &gt;= 2020; &quot;[/b]&quot;; &quot;&quot;)  &amp; &quot;, &quot; &amp; [Numbers.H559] &amp; &quot;) [sup][&quot; &amp; [Numbers.C559] &amp; &quot;: &quot; &amp; [Numbers.I5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 (&quot; &amp; [Numbers.G560] &amp; &quot;, &quot;  &amp; IF([Numbers.F560] &gt;= 2020; &quot;[b]&quot;; &quot;&quot;) &amp; [Numbers.F560] &amp; IF([Numbers.F560] &gt;= 2020; &quot;[/b]&quot;; &quot;&quot;)  &amp; &quot;, &quot; &amp; [Numbers.H560] &amp; &quot;) [sup][&quot; &amp; [Numbers.C560] &amp; &quot;: &quot; &amp; [Numbers.I5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 (&quot; &amp; [Numbers.G561] &amp; &quot;, &quot;  &amp; IF([Numbers.F561] &gt;= 2020; &quot;[b]&quot;; &quot;&quot;) &amp; [Numbers.F561] &amp; IF([Numbers.F561] &gt;= 2020; &quot;[/b]&quot;; &quot;&quot;)  &amp; &quot;, &quot; &amp; [Numbers.H561] &amp; &quot;) [sup][&quot; &amp; [Numbers.C561] &amp; &quot;: &quot; &amp; [Numbers.I5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 (&quot; &amp; [Numbers.G562] &amp; &quot;, &quot;  &amp; IF([Numbers.F562] &gt;= 2020; &quot;[b]&quot;; &quot;&quot;) &amp; [Numbers.F562] &amp; IF([Numbers.F562] &gt;= 2020; &quot;[/b]&quot;; &quot;&quot;)  &amp; &quot;, &quot; &amp; [Numbers.H562] &amp; &quot;) [sup][&quot; &amp; [Numbers.C562] &amp; &quot;: &quot; &amp; [Numbers.I5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 (&quot; &amp; [Numbers.G563] &amp; &quot;, &quot;  &amp; IF([Numbers.F563] &gt;= 2020; &quot;[b]&quot;; &quot;&quot;) &amp; [Numbers.F563] &amp; IF([Numbers.F563] &gt;= 2020; &quot;[/b]&quot;; &quot;&quot;)  &amp; &quot;, &quot; &amp; [Numbers.H563] &amp; &quot;) [sup][&quot; &amp; [Numbers.C563] &amp; &quot;: &quot; &amp; [Numbers.I5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 (&quot; &amp; [Numbers.G564] &amp; &quot;, &quot;  &amp; IF([Numbers.F564] &gt;= 2020; &quot;[b]&quot;; &quot;&quot;) &amp; [Numbers.F564] &amp; IF([Numbers.F564] &gt;= 2020; &quot;[/b]&quot;; &quot;&quot;)  &amp; &quot;, &quot; &amp; [Numbers.H564] &amp; &quot;) [sup][&quot; &amp; [Numbers.C564] &amp; &quot;: &quot; &amp; [Numbers.I5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 (&quot; &amp; [Numbers.G565] &amp; &quot;, &quot;  &amp; IF([Numbers.F565] &gt;= 2020; &quot;[b]&quot;; &quot;&quot;) &amp; [Numbers.F565] &amp; IF([Numbers.F565] &gt;= 2020; &quot;[/b]&quot;; &quot;&quot;)  &amp; &quot;, &quot; &amp; [Numbers.H565] &amp; &quot;) [sup][&quot; &amp; [Numbers.C565] &amp; &quot;: &quot; &amp; [Numbers.I5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 (&quot; &amp; [Numbers.G566] &amp; &quot;, &quot;  &amp; IF([Numbers.F566] &gt;= 2020; &quot;[b]&quot;; &quot;&quot;) &amp; [Numbers.F566] &amp; IF([Numbers.F566] &gt;= 2020; &quot;[/b]&quot;; &quot;&quot;)  &amp; &quot;, &quot; &amp; [Numbers.H566] &amp; &quot;) [sup][&quot; &amp; [Numbers.C566] &amp; &quot;: &quot; &amp; [Numbers.I5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 (&quot; &amp; [Numbers.G567] &amp; &quot;, &quot;  &amp; IF([Numbers.F567] &gt;= 2020; &quot;[b]&quot;; &quot;&quot;) &amp; [Numbers.F567] &amp; IF([Numbers.F567] &gt;= 2020; &quot;[/b]&quot;; &quot;&quot;)  &amp; &quot;, &quot; &amp; [Numbers.H567] &amp; &quot;) [sup][&quot; &amp; [Numbers.C567] &amp; &quot;: &quot; &amp; [Numbers.I5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 (&quot; &amp; [Numbers.G568] &amp; &quot;, &quot;  &amp; IF([Numbers.F568] &gt;= 2020; &quot;[b]&quot;; &quot;&quot;) &amp; [Numbers.F568] &amp; IF([Numbers.F568] &gt;= 2020; &quot;[/b]&quot;; &quot;&quot;)  &amp; &quot;, &quot; &amp; [Numbers.H568] &amp; &quot;) [sup][&quot; &amp; [Numbers.C568] &amp; &quot;: &quot; &amp; [Numbers.I5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 (&quot; &amp; [Numbers.G569] &amp; &quot;, &quot;  &amp; IF([Numbers.F569] &gt;= 2020; &quot;[b]&quot;; &quot;&quot;) &amp; [Numbers.F569] &amp; IF([Numbers.F569] &gt;= 2020; &quot;[/b]&quot;; &quot;&quot;)  &amp; &quot;, &quot; &amp; [Numbers.H569] &amp; &quot;) [sup][&quot; &amp; [Numbers.C569] &amp; &quot;: &quot; &amp; [Numbers.I5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 (&quot; &amp; [Numbers.G570] &amp; &quot;, &quot;  &amp; IF([Numbers.F570] &gt;= 2020; &quot;[b]&quot;; &quot;&quot;) &amp; [Numbers.F570] &amp; IF([Numbers.F570] &gt;= 2020; &quot;[/b]&quot;; &quot;&quot;)  &amp; &quot;, &quot; &amp; [Numbers.H570] &amp; &quot;) [sup][&quot; &amp; [Numbers.C570] &amp; &quot;: &quot; &amp; [Numbers.I5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 (&quot; &amp; [Numbers.G571] &amp; &quot;, &quot;  &amp; IF([Numbers.F571] &gt;= 2020; &quot;[b]&quot;; &quot;&quot;) &amp; [Numbers.F571] &amp; IF([Numbers.F571] &gt;= 2020; &quot;[/b]&quot;; &quot;&quot;)  &amp; &quot;, &quot; &amp; [Numbers.H571] &amp; &quot;) [sup][&quot; &amp; [Numbers.C571] &amp; &quot;: &quot; &amp; [Numbers.I5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 (&quot; &amp; [Numbers.G572] &amp; &quot;, &quot;  &amp; IF([Numbers.F572] &gt;= 2020; &quot;[b]&quot;; &quot;&quot;) &amp; [Numbers.F572] &amp; IF([Numbers.F572] &gt;= 2020; &quot;[/b]&quot;; &quot;&quot;)  &amp; &quot;, &quot; &amp; [Numbers.H572] &amp; &quot;) [sup][&quot; &amp; [Numbers.C572] &amp; &quot;: &quot; &amp; [Numbers.I5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 (&quot; &amp; [Numbers.G573] &amp; &quot;, &quot;  &amp; IF([Numbers.F573] &gt;= 2020; &quot;[b]&quot;; &quot;&quot;) &amp; [Numbers.F573] &amp; IF([Numbers.F573] &gt;= 2020; &quot;[/b]&quot;; &quot;&quot;)  &amp; &quot;, &quot; &amp; [Numbers.H573] &amp; &quot;) [sup][&quot; &amp; [Numbers.C573] &amp; &quot;: &quot; &amp; [Numbers.I5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 (&quot; &amp; [Numbers.G574] &amp; &quot;, &quot;  &amp; IF([Numbers.F574] &gt;= 2020; &quot;[b]&quot;; &quot;&quot;) &amp; [Numbers.F574] &amp; IF([Numbers.F574] &gt;= 2020; &quot;[/b]&quot;; &quot;&quot;)  &amp; &quot;, &quot; &amp; [Numbers.H574] &amp; &quot;) [sup][&quot; &amp; [Numbers.C574] &amp; &quot;: &quot; &amp; [Numbers.I5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 (&quot; &amp; [Numbers.G575] &amp; &quot;, &quot;  &amp; IF([Numbers.F575] &gt;= 2020; &quot;[b]&quot;; &quot;&quot;) &amp; [Numbers.F575] &amp; IF([Numbers.F575] &gt;= 2020; &quot;[/b]&quot;; &quot;&quot;)  &amp; &quot;, &quot; &amp; [Numbers.H575] &amp; &quot;) [sup][&quot; &amp; [Numbers.C575] &amp; &quot;: &quot; &amp; [Numbers.I5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 (&quot; &amp; [Numbers.G576] &amp; &quot;, &quot;  &amp; IF([Numbers.F576] &gt;= 2020; &quot;[b]&quot;; &quot;&quot;) &amp; [Numbers.F576] &amp; IF([Numbers.F576] &gt;= 2020; &quot;[/b]&quot;; &quot;&quot;)  &amp; &quot;, &quot; &amp; [Numbers.H576] &amp; &quot;) [sup][&quot; &amp; [Numbers.C576] &amp; &quot;: &quot; &amp; [Numbers.I5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 (&quot; &amp; [Numbers.G577] &amp; &quot;, &quot;  &amp; IF([Numbers.F577] &gt;= 2020; &quot;[b]&quot;; &quot;&quot;) &amp; [Numbers.F577] &amp; IF([Numbers.F577] &gt;= 2020; &quot;[/b]&quot;; &quot;&quot;)  &amp; &quot;, &quot; &amp; [Numbers.H577] &amp; &quot;) [sup][&quot; &amp; [Numbers.C577] &amp; &quot;: &quot; &amp; [Numbers.I5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 (&quot; &amp; [Numbers.G578] &amp; &quot;, &quot;  &amp; IF([Numbers.F578] &gt;= 2020; &quot;[b]&quot;; &quot;&quot;) &amp; [Numbers.F578] &amp; IF([Numbers.F578] &gt;= 2020; &quot;[/b]&quot;; &quot;&quot;)  &amp; &quot;, &quot; &amp; [Numbers.H578] &amp; &quot;) [sup][&quot; &amp; [Numbers.C578] &amp; &quot;: &quot; &amp; [Numbers.I5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 (&quot; &amp; [Numbers.G579] &amp; &quot;, &quot;  &amp; IF([Numbers.F579] &gt;= 2020; &quot;[b]&quot;; &quot;&quot;) &amp; [Numbers.F579] &amp; IF([Numbers.F579] &gt;= 2020; &quot;[/b]&quot;; &quot;&quot;)  &amp; &quot;, &quot; &amp; [Numbers.H579] &amp; &quot;) [sup][&quot; &amp; [Numbers.C579] &amp; &quot;: &quot; &amp; [Numbers.I5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 (&quot; &amp; [Numbers.G580] &amp; &quot;, &quot;  &amp; IF([Numbers.F580] &gt;= 2020; &quot;[b]&quot;; &quot;&quot;) &amp; [Numbers.F580] &amp; IF([Numbers.F580] &gt;= 2020; &quot;[/b]&quot;; &quot;&quot;)  &amp; &quot;, &quot; &amp; [Numbers.H580] &amp; &quot;) [sup][&quot; &amp; [Numbers.C580] &amp; &quot;: &quot; &amp; [Numbers.I5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 (&quot; &amp; [Numbers.G581] &amp; &quot;, &quot;  &amp; IF([Numbers.F581] &gt;= 2020; &quot;[b]&quot;; &quot;&quot;) &amp; [Numbers.F581] &amp; IF([Numbers.F581] &gt;= 2020; &quot;[/b]&quot;; &quot;&quot;)  &amp; &quot;, &quot; &amp; [Numbers.H581] &amp; &quot;) [sup][&quot; &amp; [Numbers.C581] &amp; &quot;: &quot; &amp; [Numbers.I5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 (&quot; &amp; [Numbers.G582] &amp; &quot;, &quot;  &amp; IF([Numbers.F582] &gt;= 2020; &quot;[b]&quot;; &quot;&quot;) &amp; [Numbers.F582] &amp; IF([Numbers.F582] &gt;= 2020; &quot;[/b]&quot;; &quot;&quot;)  &amp; &quot;, &quot; &amp; [Numbers.H582] &amp; &quot;) [sup][&quot; &amp; [Numbers.C582] &amp; &quot;: &quot; &amp; [Numbers.I5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 (&quot; &amp; [Numbers.G583] &amp; &quot;, &quot;  &amp; IF([Numbers.F583] &gt;= 2020; &quot;[b]&quot;; &quot;&quot;) &amp; [Numbers.F583] &amp; IF([Numbers.F583] &gt;= 2020; &quot;[/b]&quot;; &quot;&quot;)  &amp; &quot;, &quot; &amp; [Numbers.H583] &amp; &quot;) [sup][&quot; &amp; [Numbers.C583] &amp; &quot;: &quot; &amp; [Numbers.I5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 (&quot; &amp; [Numbers.G584] &amp; &quot;, &quot;  &amp; IF([Numbers.F584] &gt;= 2020; &quot;[b]&quot;; &quot;&quot;) &amp; [Numbers.F584] &amp; IF([Numbers.F584] &gt;= 2020; &quot;[/b]&quot;; &quot;&quot;)  &amp; &quot;, &quot; &amp; [Numbers.H584] &amp; &quot;) [sup][&quot; &amp; [Numbers.C584] &amp; &quot;: &quot; &amp; [Numbers.I5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 (&quot; &amp; [Numbers.G585] &amp; &quot;, &quot;  &amp; IF([Numbers.F585] &gt;= 2020; &quot;[b]&quot;; &quot;&quot;) &amp; [Numbers.F585] &amp; IF([Numbers.F585] &gt;= 2020; &quot;[/b]&quot;; &quot;&quot;)  &amp; &quot;, &quot; &amp; [Numbers.H585] &amp; &quot;) [sup][&quot; &amp; [Numbers.C585] &amp; &quot;: &quot; &amp; [Numbers.I5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 (&quot; &amp; [Numbers.G586] &amp; &quot;, &quot;  &amp; IF([Numbers.F586] &gt;= 2020; &quot;[b]&quot;; &quot;&quot;) &amp; [Numbers.F586] &amp; IF([Numbers.F586] &gt;= 2020; &quot;[/b]&quot;; &quot;&quot;)  &amp; &quot;, &quot; &amp; [Numbers.H586] &amp; &quot;) [sup][&quot; &amp; [Numbers.C586] &amp; &quot;: &quot; &amp; [Numbers.I5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 (&quot; &amp; [Numbers.G587] &amp; &quot;, &quot;  &amp; IF([Numbers.F587] &gt;= 2020; &quot;[b]&quot;; &quot;&quot;) &amp; [Numbers.F587] &amp; IF([Numbers.F587] &gt;= 2020; &quot;[/b]&quot;; &quot;&quot;)  &amp; &quot;, &quot; &amp; [Numbers.H587] &amp; &quot;) [sup][&quot; &amp; [Numbers.C587] &amp; &quot;: &quot; &amp; [Numbers.I5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 (&quot; &amp; [Numbers.G588] &amp; &quot;, &quot;  &amp; IF([Numbers.F588] &gt;= 2020; &quot;[b]&quot;; &quot;&quot;) &amp; [Numbers.F588] &amp; IF([Numbers.F588] &gt;= 2020; &quot;[/b]&quot;; &quot;&quot;)  &amp; &quot;, &quot; &amp; [Numbers.H588] &amp; &quot;) [sup][&quot; &amp; [Numbers.C588] &amp; &quot;: &quot; &amp; [Numbers.I5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 (&quot; &amp; [Numbers.G589] &amp; &quot;, &quot;  &amp; IF([Numbers.F589] &gt;= 2020; &quot;[b]&quot;; &quot;&quot;) &amp; [Numbers.F589] &amp; IF([Numbers.F589] &gt;= 2020; &quot;[/b]&quot;; &quot;&quot;)  &amp; &quot;, &quot; &amp; [Numbers.H589] &amp; &quot;) [sup][&quot; &amp; [Numbers.C589] &amp; &quot;: &quot; &amp; [Numbers.I5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 (&quot; &amp; [Numbers.G590] &amp; &quot;, &quot;  &amp; IF([Numbers.F590] &gt;= 2020; &quot;[b]&quot;; &quot;&quot;) &amp; [Numbers.F590] &amp; IF([Numbers.F590] &gt;= 2020; &quot;[/b]&quot;; &quot;&quot;)  &amp; &quot;, &quot; &amp; [Numbers.H590] &amp; &quot;) [sup][&quot; &amp; [Numbers.C590] &amp; &quot;: &quot; &amp; [Numbers.I5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 (&quot; &amp; [Numbers.G591] &amp; &quot;, &quot;  &amp; IF([Numbers.F591] &gt;= 2020; &quot;[b]&quot;; &quot;&quot;) &amp; [Numbers.F591] &amp; IF([Numbers.F591] &gt;= 2020; &quot;[/b]&quot;; &quot;&quot;)  &amp; &quot;, &quot; &amp; [Numbers.H591] &amp; &quot;) [sup][&quot; &amp; [Numbers.C591] &amp; &quot;: &quot; &amp; [Numbers.I5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 (&quot; &amp; [Numbers.G592] &amp; &quot;, &quot;  &amp; IF([Numbers.F592] &gt;= 2020; &quot;[b]&quot;; &quot;&quot;) &amp; [Numbers.F592] &amp; IF([Numbers.F592] &gt;= 2020; &quot;[/b]&quot;; &quot;&quot;)  &amp; &quot;, &quot; &amp; [Numbers.H592] &amp; &quot;) [sup][&quot; &amp; [Numbers.C592] &amp; &quot;: &quot; &amp; [Numbers.I5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 (&quot; &amp; [Numbers.G593] &amp; &quot;, &quot;  &amp; IF([Numbers.F593] &gt;= 2020; &quot;[b]&quot;; &quot;&quot;) &amp; [Numbers.F593] &amp; IF([Numbers.F593] &gt;= 2020; &quot;[/b]&quot;; &quot;&quot;)  &amp; &quot;, &quot; &amp; [Numbers.H593] &amp; &quot;) [sup][&quot; &amp; [Numbers.C593] &amp; &quot;: &quot; &amp; [Numbers.I5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 (&quot; &amp; [Numbers.G594] &amp; &quot;, &quot;  &amp; IF([Numbers.F594] &gt;= 2020; &quot;[b]&quot;; &quot;&quot;) &amp; [Numbers.F594] &amp; IF([Numbers.F594] &gt;= 2020; &quot;[/b]&quot;; &quot;&quot;)  &amp; &quot;, &quot; &amp; [Numbers.H594] &amp; &quot;) [sup][&quot; &amp; [Numbers.C594] &amp; &quot;: &quot; &amp; [Numbers.I5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 (&quot; &amp; [Numbers.G595] &amp; &quot;, &quot;  &amp; IF([Numbers.F595] &gt;= 2020; &quot;[b]&quot;; &quot;&quot;) &amp; [Numbers.F595] &amp; IF([Numbers.F595] &gt;= 2020; &quot;[/b]&quot;; &quot;&quot;)  &amp; &quot;, &quot; &amp; [Numbers.H595] &amp; &quot;) [sup][&quot; &amp; [Numbers.C595] &amp; &quot;: &quot; &amp; [Numbers.I5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 (&quot; &amp; [Numbers.G596] &amp; &quot;, &quot;  &amp; IF([Numbers.F596] &gt;= 2020; &quot;[b]&quot;; &quot;&quot;) &amp; [Numbers.F596] &amp; IF([Numbers.F596] &gt;= 2020; &quot;[/b]&quot;; &quot;&quot;)  &amp; &quot;, &quot; &amp; [Numbers.H596] &amp; &quot;) [sup][&quot; &amp; [Numbers.C596] &amp; &quot;: &quot; &amp; [Numbers.I5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 (&quot; &amp; [Numbers.G597] &amp; &quot;, &quot;  &amp; IF([Numbers.F597] &gt;= 2020; &quot;[b]&quot;; &quot;&quot;) &amp; [Numbers.F597] &amp; IF([Numbers.F597] &gt;= 2020; &quot;[/b]&quot;; &quot;&quot;)  &amp; &quot;, &quot; &amp; [Numbers.H597] &amp; &quot;) [sup][&quot; &amp; [Numbers.C597] &amp; &quot;: &quot; &amp; [Numbers.I5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 (&quot; &amp; [Numbers.G598] &amp; &quot;, &quot;  &amp; IF([Numbers.F598] &gt;= 2020; &quot;[b]&quot;; &quot;&quot;) &amp; [Numbers.F598] &amp; IF([Numbers.F598] &gt;= 2020; &quot;[/b]&quot;; &quot;&quot;)  &amp; &quot;, &quot; &amp; [Numbers.H598] &amp; &quot;) [sup][&quot; &amp; [Numbers.C598] &amp; &quot;: &quot; &amp; [Numbers.I5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 (&quot; &amp; [Numbers.G599] &amp; &quot;, &quot;  &amp; IF([Numbers.F599] &gt;= 2020; &quot;[b]&quot;; &quot;&quot;) &amp; [Numbers.F599] &amp; IF([Numbers.F599] &gt;= 2020; &quot;[/b]&quot;; &quot;&quot;)  &amp; &quot;, &quot; &amp; [Numbers.H599] &amp; &quot;) [sup][&quot; &amp; [Numbers.C599] &amp; &quot;: &quot; &amp; [Numbers.I5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 (&quot; &amp; [Numbers.G600] &amp; &quot;, &quot;  &amp; IF([Numbers.F600] &gt;= 2020; &quot;[b]&quot;; &quot;&quot;) &amp; [Numbers.F600] &amp; IF([Numbers.F600] &gt;= 2020; &quot;[/b]&quot;; &quot;&quot;)  &amp; &quot;, &quot; &amp; [Numbers.H600] &amp; &quot;) [sup][&quot; &amp; [Numbers.C600] &amp; &quot;: &quot; &amp; [Numbers.I6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 (&quot; &amp; [Numbers.G601] &amp; &quot;, &quot;  &amp; IF([Numbers.F601] &gt;= 2020; &quot;[b]&quot;; &quot;&quot;) &amp; [Numbers.F601] &amp; IF([Numbers.F601] &gt;= 2020; &quot;[/b]&quot;; &quot;&quot;)  &amp; &quot;, &quot; &amp; [Numbers.H601] &amp; &quot;) [sup][&quot; &amp; [Numbers.C601] &amp; &quot;: &quot; &amp; [Numbers.I6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 (&quot; &amp; [Numbers.G602] &amp; &quot;, &quot;  &amp; IF([Numbers.F602] &gt;= 2020; &quot;[b]&quot;; &quot;&quot;) &amp; [Numbers.F602] &amp; IF([Numbers.F602] &gt;= 2020; &quot;[/b]&quot;; &quot;&quot;)  &amp; &quot;, &quot; &amp; [Numbers.H602] &amp; &quot;) [sup][&quot; &amp; [Numbers.C602] &amp; &quot;: &quot; &amp; [Numbers.I6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 (&quot; &amp; [Numbers.G603] &amp; &quot;, &quot;  &amp; IF([Numbers.F603] &gt;= 2020; &quot;[b]&quot;; &quot;&quot;) &amp; [Numbers.F603] &amp; IF([Numbers.F603] &gt;= 2020; &quot;[/b]&quot;; &quot;&quot;)  &amp; &quot;, &quot; &amp; [Numbers.H603] &amp; &quot;) [sup][&quot; &amp; [Numbers.C603] &amp; &quot;: &quot; &amp; [Numbers.I6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 (&quot; &amp; [Numbers.G604] &amp; &quot;, &quot;  &amp; IF([Numbers.F604] &gt;= 2020; &quot;[b]&quot;; &quot;&quot;) &amp; [Numbers.F604] &amp; IF([Numbers.F604] &gt;= 2020; &quot;[/b]&quot;; &quot;&quot;)  &amp; &quot;, &quot; &amp; [Numbers.H604] &amp; &quot;) [sup][&quot; &amp; [Numbers.C604] &amp; &quot;: &quot; &amp; [Numbers.I6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 (&quot; &amp; [Numbers.G605] &amp; &quot;, &quot;  &amp; IF([Numbers.F605] &gt;= 2020; &quot;[b]&quot;; &quot;&quot;) &amp; [Numbers.F605] &amp; IF([Numbers.F605] &gt;= 2020; &quot;[/b]&quot;; &quot;&quot;)  &amp; &quot;, &quot; &amp; [Numbers.H605] &amp; &quot;) [sup][&quot; &amp; [Numbers.C605] &amp; &quot;: &quot; &amp; [Numbers.I6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 (&quot; &amp; [Numbers.G606] &amp; &quot;, &quot;  &amp; IF([Numbers.F606] &gt;= 2020; &quot;[b]&quot;; &quot;&quot;) &amp; [Numbers.F606] &amp; IF([Numbers.F606] &gt;= 2020; &quot;[/b]&quot;; &quot;&quot;)  &amp; &quot;, &quot; &amp; [Numbers.H606] &amp; &quot;) [sup][&quot; &amp; [Numbers.C606] &amp; &quot;: &quot; &amp; [Numbers.I6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 (&quot; &amp; [Numbers.G607] &amp; &quot;, &quot;  &amp; IF([Numbers.F607] &gt;= 2020; &quot;[b]&quot;; &quot;&quot;) &amp; [Numbers.F607] &amp; IF([Numbers.F607] &gt;= 2020; &quot;[/b]&quot;; &quot;&quot;)  &amp; &quot;, &quot; &amp; [Numbers.H607] &amp; &quot;) [sup][&quot; &amp; [Numbers.C607] &amp; &quot;: &quot; &amp; [Numbers.I6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 (&quot; &amp; [Numbers.G608] &amp; &quot;, &quot;  &amp; IF([Numbers.F608] &gt;= 2020; &quot;[b]&quot;; &quot;&quot;) &amp; [Numbers.F608] &amp; IF([Numbers.F608] &gt;= 2020; &quot;[/b]&quot;; &quot;&quot;)  &amp; &quot;, &quot; &amp; [Numbers.H608] &amp; &quot;) [sup][&quot; &amp; [Numbers.C608] &amp; &quot;: &quot; &amp; [Numbers.I6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 (&quot; &amp; [Numbers.G609] &amp; &quot;, &quot;  &amp; IF([Numbers.F609] &gt;= 2020; &quot;[b]&quot;; &quot;&quot;) &amp; [Numbers.F609] &amp; IF([Numbers.F609] &gt;= 2020; &quot;[/b]&quot;; &quot;&quot;)  &amp; &quot;, &quot; &amp; [Numbers.H609] &amp; &quot;) [sup][&quot; &amp; [Numbers.C609] &amp; &quot;: &quot; &amp; [Numbers.I6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 (&quot; &amp; [Numbers.G610] &amp; &quot;, &quot;  &amp; IF([Numbers.F610] &gt;= 2020; &quot;[b]&quot;; &quot;&quot;) &amp; [Numbers.F610] &amp; IF([Numbers.F610] &gt;= 2020; &quot;[/b]&quot;; &quot;&quot;)  &amp; &quot;, &quot; &amp; [Numbers.H610] &amp; &quot;) [sup][&quot; &amp; [Numbers.C610] &amp; &quot;: &quot; &amp; [Numbers.I6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 (&quot; &amp; [Numbers.G611] &amp; &quot;, &quot;  &amp; IF([Numbers.F611] &gt;= 2020; &quot;[b]&quot;; &quot;&quot;) &amp; [Numbers.F611] &amp; IF([Numbers.F611] &gt;= 2020; &quot;[/b]&quot;; &quot;&quot;)  &amp; &quot;, &quot; &amp; [Numbers.H611] &amp; &quot;) [sup][&quot; &amp; [Numbers.C611] &amp; &quot;: &quot; &amp; [Numbers.I6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 (&quot; &amp; [Numbers.G612] &amp; &quot;, &quot;  &amp; IF([Numbers.F612] &gt;= 2020; &quot;[b]&quot;; &quot;&quot;) &amp; [Numbers.F612] &amp; IF([Numbers.F612] &gt;= 2020; &quot;[/b]&quot;; &quot;&quot;)  &amp; &quot;, &quot; &amp; [Numbers.H612] &amp; &quot;) [sup][&quot; &amp; [Numbers.C612] &amp; &quot;: &quot; &amp; [Numbers.I6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 (&quot; &amp; [Numbers.G613] &amp; &quot;, &quot;  &amp; IF([Numbers.F613] &gt;= 2020; &quot;[b]&quot;; &quot;&quot;) &amp; [Numbers.F613] &amp; IF([Numbers.F613] &gt;= 2020; &quot;[/b]&quot;; &quot;&quot;)  &amp; &quot;, &quot; &amp; [Numbers.H613] &amp; &quot;) [sup][&quot; &amp; [Numbers.C613] &amp; &quot;: &quot; &amp; [Numbers.I6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 (&quot; &amp; [Numbers.G614] &amp; &quot;, &quot;  &amp; IF([Numbers.F614] &gt;= 2020; &quot;[b]&quot;; &quot;&quot;) &amp; [Numbers.F614] &amp; IF([Numbers.F614] &gt;= 2020; &quot;[/b]&quot;; &quot;&quot;)  &amp; &quot;, &quot; &amp; [Numbers.H614] &amp; &quot;) [sup][&quot; &amp; [Numbers.C614] &amp; &quot;: &quot; &amp; [Numbers.I6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 (&quot; &amp; [Numbers.G615] &amp; &quot;, &quot;  &amp; IF([Numbers.F615] &gt;= 2020; &quot;[b]&quot;; &quot;&quot;) &amp; [Numbers.F615] &amp; IF([Numbers.F615] &gt;= 2020; &quot;[/b]&quot;; &quot;&quot;)  &amp; &quot;, &quot; &amp; [Numbers.H615] &amp; &quot;) [sup][&quot; &amp; [Numbers.C615] &amp; &quot;: &quot; &amp; [Numbers.I6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 (&quot; &amp; [Numbers.G616] &amp; &quot;, &quot;  &amp; IF([Numbers.F616] &gt;= 2020; &quot;[b]&quot;; &quot;&quot;) &amp; [Numbers.F616] &amp; IF([Numbers.F616] &gt;= 2020; &quot;[/b]&quot;; &quot;&quot;)  &amp; &quot;, &quot; &amp; [Numbers.H616] &amp; &quot;) [sup][&quot; &amp; [Numbers.C616] &amp; &quot;: &quot; &amp; [Numbers.I6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 (&quot; &amp; [Numbers.G617] &amp; &quot;, &quot;  &amp; IF([Numbers.F617] &gt;= 2020; &quot;[b]&quot;; &quot;&quot;) &amp; [Numbers.F617] &amp; IF([Numbers.F617] &gt;= 2020; &quot;[/b]&quot;; &quot;&quot;)  &amp; &quot;, &quot; &amp; [Numbers.H617] &amp; &quot;) [sup][&quot; &amp; [Numbers.C617] &amp; &quot;: &quot; &amp; [Numbers.I6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 (&quot; &amp; [Numbers.G618] &amp; &quot;, &quot;  &amp; IF([Numbers.F618] &gt;= 2020; &quot;[b]&quot;; &quot;&quot;) &amp; [Numbers.F618] &amp; IF([Numbers.F618] &gt;= 2020; &quot;[/b]&quot;; &quot;&quot;)  &amp; &quot;, &quot; &amp; [Numbers.H618] &amp; &quot;) [sup][&quot; &amp; [Numbers.C618] &amp; &quot;: &quot; &amp; [Numbers.I6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 (&quot; &amp; [Numbers.G619] &amp; &quot;, &quot;  &amp; IF([Numbers.F619] &gt;= 2020; &quot;[b]&quot;; &quot;&quot;) &amp; [Numbers.F619] &amp; IF([Numbers.F619] &gt;= 2020; &quot;[/b]&quot;; &quot;&quot;)  &amp; &quot;, &quot; &amp; [Numbers.H619] &amp; &quot;) [sup][&quot; &amp; [Numbers.C619] &amp; &quot;: &quot; &amp; [Numbers.I6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 (&quot; &amp; [Numbers.G620] &amp; &quot;, &quot;  &amp; IF([Numbers.F620] &gt;= 2020; &quot;[b]&quot;; &quot;&quot;) &amp; [Numbers.F620] &amp; IF([Numbers.F620] &gt;= 2020; &quot;[/b]&quot;; &quot;&quot;)  &amp; &quot;, &quot; &amp; [Numbers.H620] &amp; &quot;) [sup][&quot; &amp; [Numbers.C620] &amp; &quot;: &quot; &amp; [Numbers.I6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 (&quot; &amp; [Numbers.G621] &amp; &quot;, &quot;  &amp; IF([Numbers.F621] &gt;= 2020; &quot;[b]&quot;; &quot;&quot;) &amp; [Numbers.F621] &amp; IF([Numbers.F621] &gt;= 2020; &quot;[/b]&quot;; &quot;&quot;)  &amp; &quot;, &quot; &amp; [Numbers.H621] &amp; &quot;) [sup][&quot; &amp; [Numbers.C621] &amp; &quot;: &quot; &amp; [Numbers.I6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 (&quot; &amp; [Numbers.G622] &amp; &quot;, &quot;  &amp; IF([Numbers.F622] &gt;= 2020; &quot;[b]&quot;; &quot;&quot;) &amp; [Numbers.F622] &amp; IF([Numbers.F622] &gt;= 2020; &quot;[/b]&quot;; &quot;&quot;)  &amp; &quot;, &quot; &amp; [Numbers.H622] &amp; &quot;) [sup][&quot; &amp; [Numbers.C622] &amp; &quot;: &quot; &amp; [Numbers.I6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 (&quot; &amp; [Numbers.G623] &amp; &quot;, &quot;  &amp; IF([Numbers.F623] &gt;= 2020; &quot;[b]&quot;; &quot;&quot;) &amp; [Numbers.F623] &amp; IF([Numbers.F623] &gt;= 2020; &quot;[/b]&quot;; &quot;&quot;)  &amp; &quot;, &quot; &amp; [Numbers.H623] &amp; &quot;) [sup][&quot; &amp; [Numbers.C623] &amp; &quot;: &quot; &amp; [Numbers.I6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 (&quot; &amp; [Numbers.G624] &amp; &quot;, &quot;  &amp; IF([Numbers.F624] &gt;= 2020; &quot;[b]&quot;; &quot;&quot;) &amp; [Numbers.F624] &amp; IF([Numbers.F624] &gt;= 2020; &quot;[/b]&quot;; &quot;&quot;)  &amp; &quot;, &quot; &amp; [Numbers.H624] &amp; &quot;) [sup][&quot; &amp; [Numbers.C624] &amp; &quot;: &quot; &amp; [Numbers.I6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 (&quot; &amp; [Numbers.G625] &amp; &quot;, &quot;  &amp; IF([Numbers.F625] &gt;= 2020; &quot;[b]&quot;; &quot;&quot;) &amp; [Numbers.F625] &amp; IF([Numbers.F625] &gt;= 2020; &quot;[/b]&quot;; &quot;&quot;)  &amp; &quot;, &quot; &amp; [Numbers.H625] &amp; &quot;) [sup][&quot; &amp; [Numbers.C625] &amp; &quot;: &quot; &amp; [Numbers.I6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 (&quot; &amp; [Numbers.G626] &amp; &quot;, &quot;  &amp; IF([Numbers.F626] &gt;= 2020; &quot;[b]&quot;; &quot;&quot;) &amp; [Numbers.F626] &amp; IF([Numbers.F626] &gt;= 2020; &quot;[/b]&quot;; &quot;&quot;)  &amp; &quot;, &quot; &amp; [Numbers.H626] &amp; &quot;) [sup][&quot; &amp; [Numbers.C626] &amp; &quot;: &quot; &amp; [Numbers.I6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 (&quot; &amp; [Numbers.G627] &amp; &quot;, &quot;  &amp; IF([Numbers.F627] &gt;= 2020; &quot;[b]&quot;; &quot;&quot;) &amp; [Numbers.F627] &amp; IF([Numbers.F627] &gt;= 2020; &quot;[/b]&quot;; &quot;&quot;)  &amp; &quot;, &quot; &amp; [Numbers.H627] &amp; &quot;) [sup][&quot; &amp; [Numbers.C627] &amp; &quot;: &quot; &amp; [Numbers.I6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 (&quot; &amp; [Numbers.G628] &amp; &quot;, &quot;  &amp; IF([Numbers.F628] &gt;= 2020; &quot;[b]&quot;; &quot;&quot;) &amp; [Numbers.F628] &amp; IF([Numbers.F628] &gt;= 2020; &quot;[/b]&quot;; &quot;&quot;)  &amp; &quot;, &quot; &amp; [Numbers.H628] &amp; &quot;) [sup][&quot; &amp; [Numbers.C628] &amp; &quot;: &quot; &amp; [Numbers.I6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 (&quot; &amp; [Numbers.G629] &amp; &quot;, &quot;  &amp; IF([Numbers.F629] &gt;= 2020; &quot;[b]&quot;; &quot;&quot;) &amp; [Numbers.F629] &amp; IF([Numbers.F629] &gt;= 2020; &quot;[/b]&quot;; &quot;&quot;)  &amp; &quot;, &quot; &amp; [Numbers.H629] &amp; &quot;) [sup][&quot; &amp; [Numbers.C629] &amp; &quot;: &quot; &amp; [Numbers.I6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 (&quot; &amp; [Numbers.G630] &amp; &quot;, &quot;  &amp; IF([Numbers.F630] &gt;= 2020; &quot;[b]&quot;; &quot;&quot;) &amp; [Numbers.F630] &amp; IF([Numbers.F630] &gt;= 2020; &quot;[/b]&quot;; &quot;&quot;)  &amp; &quot;, &quot; &amp; [Numbers.H630] &amp; &quot;) [sup][&quot; &amp; [Numbers.C630] &amp; &quot;: &quot; &amp; [Numbers.I6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 (&quot; &amp; [Numbers.G631] &amp; &quot;, &quot;  &amp; IF([Numbers.F631] &gt;= 2020; &quot;[b]&quot;; &quot;&quot;) &amp; [Numbers.F631] &amp; IF([Numbers.F631] &gt;= 2020; &quot;[/b]&quot;; &quot;&quot;)  &amp; &quot;, &quot; &amp; [Numbers.H631] &amp; &quot;) [sup][&quot; &amp; [Numbers.C631] &amp; &quot;: &quot; &amp; [Numbers.I6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 (&quot; &amp; [Numbers.G632] &amp; &quot;, &quot;  &amp; IF([Numbers.F632] &gt;= 2020; &quot;[b]&quot;; &quot;&quot;) &amp; [Numbers.F632] &amp; IF([Numbers.F632] &gt;= 2020; &quot;[/b]&quot;; &quot;&quot;)  &amp; &quot;, &quot; &amp; [Numbers.H632] &amp; &quot;) [sup][&quot; &amp; [Numbers.C632] &amp; &quot;: &quot; &amp; [Numbers.I6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 (&quot; &amp; [Numbers.G633] &amp; &quot;, &quot;  &amp; IF([Numbers.F633] &gt;= 2020; &quot;[b]&quot;; &quot;&quot;) &amp; [Numbers.F633] &amp; IF([Numbers.F633] &gt;= 2020; &quot;[/b]&quot;; &quot;&quot;)  &amp; &quot;, &quot; &amp; [Numbers.H633] &amp; &quot;) [sup][&quot; &amp; [Numbers.C633] &amp; &quot;: &quot; &amp; [Numbers.I6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 (&quot; &amp; [Numbers.G634] &amp; &quot;, &quot;  &amp; IF([Numbers.F634] &gt;= 2020; &quot;[b]&quot;; &quot;&quot;) &amp; [Numbers.F634] &amp; IF([Numbers.F634] &gt;= 2020; &quot;[/b]&quot;; &quot;&quot;)  &amp; &quot;, &quot; &amp; [Numbers.H634] &amp; &quot;) [sup][&quot; &amp; [Numbers.C634] &amp; &quot;: &quot; &amp; [Numbers.I6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 (&quot; &amp; [Numbers.G635] &amp; &quot;, &quot;  &amp; IF([Numbers.F635] &gt;= 2020; &quot;[b]&quot;; &quot;&quot;) &amp; [Numbers.F635] &amp; IF([Numbers.F635] &gt;= 2020; &quot;[/b]&quot;; &quot;&quot;)  &amp; &quot;, &quot; &amp; [Numbers.H635] &amp; &quot;) [sup][&quot; &amp; [Numbers.C635] &amp; &quot;: &quot; &amp; [Numbers.I6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 (&quot; &amp; [Numbers.G636] &amp; &quot;, &quot;  &amp; IF([Numbers.F636] &gt;= 2020; &quot;[b]&quot;; &quot;&quot;) &amp; [Numbers.F636] &amp; IF([Numbers.F636] &gt;= 2020; &quot;[/b]&quot;; &quot;&quot;)  &amp; &quot;, &quot; &amp; [Numbers.H636] &amp; &quot;) [sup][&quot; &amp; [Numbers.C636] &amp; &quot;: &quot; &amp; [Numbers.I6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 (&quot; &amp; [Numbers.G637] &amp; &quot;, &quot;  &amp; IF([Numbers.F637] &gt;= 2020; &quot;[b]&quot;; &quot;&quot;) &amp; [Numbers.F637] &amp; IF([Numbers.F637] &gt;= 2020; &quot;[/b]&quot;; &quot;&quot;)  &amp; &quot;, &quot; &amp; [Numbers.H637] &amp; &quot;) [sup][&quot; &amp; [Numbers.C637] &amp; &quot;: &quot; &amp; [Numbers.I6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 (&quot; &amp; [Numbers.G638] &amp; &quot;, &quot;  &amp; IF([Numbers.F638] &gt;= 2020; &quot;[b]&quot;; &quot;&quot;) &amp; [Numbers.F638] &amp; IF([Numbers.F638] &gt;= 2020; &quot;[/b]&quot;; &quot;&quot;)  &amp; &quot;, &quot; &amp; [Numbers.H638] &amp; &quot;) [sup][&quot; &amp; [Numbers.C638] &amp; &quot;: &quot; &amp; [Numbers.I6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 (&quot; &amp; [Numbers.G639] &amp; &quot;, &quot;  &amp; IF([Numbers.F639] &gt;= 2020; &quot;[b]&quot;; &quot;&quot;) &amp; [Numbers.F639] &amp; IF([Numbers.F639] &gt;= 2020; &quot;[/b]&quot;; &quot;&quot;)  &amp; &quot;, &quot; &amp; [Numbers.H639] &amp; &quot;) [sup][&quot; &amp; [Numbers.C639] &amp; &quot;: &quot; &amp; [Numbers.I6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 (&quot; &amp; [Numbers.G640] &amp; &quot;, &quot;  &amp; IF([Numbers.F640] &gt;= 2020; &quot;[b]&quot;; &quot;&quot;) &amp; [Numbers.F640] &amp; IF([Numbers.F640] &gt;= 2020; &quot;[/b]&quot;; &quot;&quot;)  &amp; &quot;, &quot; &amp; [Numbers.H640] &amp; &quot;) [sup][&quot; &amp; [Numbers.C640] &amp; &quot;: &quot; &amp; [Numbers.I6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 (&quot; &amp; [Numbers.G641] &amp; &quot;, &quot;  &amp; IF([Numbers.F641] &gt;= 2020; &quot;[b]&quot;; &quot;&quot;) &amp; [Numbers.F641] &amp; IF([Numbers.F641] &gt;= 2020; &quot;[/b]&quot;; &quot;&quot;)  &amp; &quot;, &quot; &amp; [Numbers.H641] &amp; &quot;) [sup][&quot; &amp; [Numbers.C641] &amp; &quot;: &quot; &amp; [Numbers.I6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 (&quot; &amp; [Numbers.G642] &amp; &quot;, &quot;  &amp; IF([Numbers.F642] &gt;= 2020; &quot;[b]&quot;; &quot;&quot;) &amp; [Numbers.F642] &amp; IF([Numbers.F642] &gt;= 2020; &quot;[/b]&quot;; &quot;&quot;)  &amp; &quot;, &quot; &amp; [Numbers.H642] &amp; &quot;) [sup][&quot; &amp; [Numbers.C642] &amp; &quot;: &quot; &amp; [Numbers.I6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 (&quot; &amp; [Numbers.G643] &amp; &quot;, &quot;  &amp; IF([Numbers.F643] &gt;= 2020; &quot;[b]&quot;; &quot;&quot;) &amp; [Numbers.F643] &amp; IF([Numbers.F643] &gt;= 2020; &quot;[/b]&quot;; &quot;&quot;)  &amp; &quot;, &quot; &amp; [Numbers.H643] &amp; &quot;) [sup][&quot; &amp; [Numbers.C643] &amp; &quot;: &quot; &amp; [Numbers.I6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 (&quot; &amp; [Numbers.G644] &amp; &quot;, &quot;  &amp; IF([Numbers.F644] &gt;= 2020; &quot;[b]&quot;; &quot;&quot;) &amp; [Numbers.F644] &amp; IF([Numbers.F644] &gt;= 2020; &quot;[/b]&quot;; &quot;&quot;)  &amp; &quot;, &quot; &amp; [Numbers.H644] &amp; &quot;) [sup][&quot; &amp; [Numbers.C644] &amp; &quot;: &quot; &amp; [Numbers.I6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 (&quot; &amp; [Numbers.G645] &amp; &quot;, &quot;  &amp; IF([Numbers.F645] &gt;= 2020; &quot;[b]&quot;; &quot;&quot;) &amp; [Numbers.F645] &amp; IF([Numbers.F645] &gt;= 2020; &quot;[/b]&quot;; &quot;&quot;)  &amp; &quot;, &quot; &amp; [Numbers.H645] &amp; &quot;) [sup][&quot; &amp; [Numbers.C645] &amp; &quot;: &quot; &amp; [Numbers.I6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 (&quot; &amp; [Numbers.G646] &amp; &quot;, &quot;  &amp; IF([Numbers.F646] &gt;= 2020; &quot;[b]&quot;; &quot;&quot;) &amp; [Numbers.F646] &amp; IF([Numbers.F646] &gt;= 2020; &quot;[/b]&quot;; &quot;&quot;)  &amp; &quot;, &quot; &amp; [Numbers.H646] &amp; &quot;) [sup][&quot; &amp; [Numbers.C646] &amp; &quot;: &quot; &amp; [Numbers.I6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 (&quot; &amp; [Numbers.G647] &amp; &quot;, &quot;  &amp; IF([Numbers.F647] &gt;= 2020; &quot;[b]&quot;; &quot;&quot;) &amp; [Numbers.F647] &amp; IF([Numbers.F647] &gt;= 2020; &quot;[/b]&quot;; &quot;&quot;)  &amp; &quot;, &quot; &amp; [Numbers.H647] &amp; &quot;) [sup][&quot; &amp; [Numbers.C647] &amp; &quot;: &quot; &amp; [Numbers.I6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 (&quot; &amp; [Numbers.G648] &amp; &quot;, &quot;  &amp; IF([Numbers.F648] &gt;= 2020; &quot;[b]&quot;; &quot;&quot;) &amp; [Numbers.F648] &amp; IF([Numbers.F648] &gt;= 2020; &quot;[/b]&quot;; &quot;&quot;)  &amp; &quot;, &quot; &amp; [Numbers.H648] &amp; &quot;) [sup][&quot; &amp; [Numbers.C648] &amp; &quot;: &quot; &amp; [Numbers.I6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 (&quot; &amp; [Numbers.G649] &amp; &quot;, &quot;  &amp; IF([Numbers.F649] &gt;= 2020; &quot;[b]&quot;; &quot;&quot;) &amp; [Numbers.F649] &amp; IF([Numbers.F649] &gt;= 2020; &quot;[/b]&quot;; &quot;&quot;)  &amp; &quot;, &quot; &amp; [Numbers.H649] &amp; &quot;) [sup][&quot; &amp; [Numbers.C649] &amp; &quot;: &quot; &amp; [Numbers.I6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 (&quot; &amp; [Numbers.G650] &amp; &quot;, &quot;  &amp; IF([Numbers.F650] &gt;= 2020; &quot;[b]&quot;; &quot;&quot;) &amp; [Numbers.F650] &amp; IF([Numbers.F650] &gt;= 2020; &quot;[/b]&quot;; &quot;&quot;)  &amp; &quot;, &quot; &amp; [Numbers.H650] &amp; &quot;) [sup][&quot; &amp; [Numbers.C650] &amp; &quot;: &quot; &amp; [Numbers.I6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 (&quot; &amp; [Numbers.G651] &amp; &quot;, &quot;  &amp; IF([Numbers.F651] &gt;= 2020; &quot;[b]&quot;; &quot;&quot;) &amp; [Numbers.F651] &amp; IF([Numbers.F651] &gt;= 2020; &quot;[/b]&quot;; &quot;&quot;)  &amp; &quot;, &quot; &amp; [Numbers.H651] &amp; &quot;) [sup][&quot; &amp; [Numbers.C651] &amp; &quot;: &quot; &amp; [Numbers.I6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 (&quot; &amp; [Numbers.G652] &amp; &quot;, &quot;  &amp; IF([Numbers.F652] &gt;= 2020; &quot;[b]&quot;; &quot;&quot;) &amp; [Numbers.F652] &amp; IF([Numbers.F652] &gt;= 2020; &quot;[/b]&quot;; &quot;&quot;)  &amp; &quot;, &quot; &amp; [Numbers.H652] &amp; &quot;) [sup][&quot; &amp; [Numbers.C652] &amp; &quot;: &quot; &amp; [Numbers.I6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 (&quot; &amp; [Numbers.G653] &amp; &quot;, &quot;  &amp; IF([Numbers.F653] &gt;= 2020; &quot;[b]&quot;; &quot;&quot;) &amp; [Numbers.F653] &amp; IF([Numbers.F653] &gt;= 2020; &quot;[/b]&quot;; &quot;&quot;)  &amp; &quot;, &quot; &amp; [Numbers.H653] &amp; &quot;) [sup][&quot; &amp; [Numbers.C653] &amp; &quot;: &quot; &amp; [Numbers.I6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 (&quot; &amp; [Numbers.G654] &amp; &quot;, &quot;  &amp; IF([Numbers.F654] &gt;= 2020; &quot;[b]&quot;; &quot;&quot;) &amp; [Numbers.F654] &amp; IF([Numbers.F654] &gt;= 2020; &quot;[/b]&quot;; &quot;&quot;)  &amp; &quot;, &quot; &amp; [Numbers.H654] &amp; &quot;) [sup][&quot; &amp; [Numbers.C654] &amp; &quot;: &quot; &amp; [Numbers.I6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 (&quot; &amp; [Numbers.G655] &amp; &quot;, &quot;  &amp; IF([Numbers.F655] &gt;= 2020; &quot;[b]&quot;; &quot;&quot;) &amp; [Numbers.F655] &amp; IF([Numbers.F655] &gt;= 2020; &quot;[/b]&quot;; &quot;&quot;)  &amp; &quot;, &quot; &amp; [Numbers.H655] &amp; &quot;) [sup][&quot; &amp; [Numbers.C655] &amp; &quot;: &quot; &amp; [Numbers.I6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 (&quot; &amp; [Numbers.G656] &amp; &quot;, &quot;  &amp; IF([Numbers.F656] &gt;= 2020; &quot;[b]&quot;; &quot;&quot;) &amp; [Numbers.F656] &amp; IF([Numbers.F656] &gt;= 2020; &quot;[/b]&quot;; &quot;&quot;)  &amp; &quot;, &quot; &amp; [Numbers.H656] &amp; &quot;) [sup][&quot; &amp; [Numbers.C656] &amp; &quot;: &quot; &amp; [Numbers.I6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 (&quot; &amp; [Numbers.G657] &amp; &quot;, &quot;  &amp; IF([Numbers.F657] &gt;= 2020; &quot;[b]&quot;; &quot;&quot;) &amp; [Numbers.F657] &amp; IF([Numbers.F657] &gt;= 2020; &quot;[/b]&quot;; &quot;&quot;)  &amp; &quot;, &quot; &amp; [Numbers.H657] &amp; &quot;) [sup][&quot; &amp; [Numbers.C657] &amp; &quot;: &quot; &amp; [Numbers.I6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 (&quot; &amp; [Numbers.G658] &amp; &quot;, &quot;  &amp; IF([Numbers.F658] &gt;= 2020; &quot;[b]&quot;; &quot;&quot;) &amp; [Numbers.F658] &amp; IF([Numbers.F658] &gt;= 2020; &quot;[/b]&quot;; &quot;&quot;)  &amp; &quot;, &quot; &amp; [Numbers.H658] &amp; &quot;) [sup][&quot; &amp; [Numbers.C658] &amp; &quot;: &quot; &amp; [Numbers.I6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 (&quot; &amp; [Numbers.G659] &amp; &quot;, &quot;  &amp; IF([Numbers.F659] &gt;= 2020; &quot;[b]&quot;; &quot;&quot;) &amp; [Numbers.F659] &amp; IF([Numbers.F659] &gt;= 2020; &quot;[/b]&quot;; &quot;&quot;)  &amp; &quot;, &quot; &amp; [Numbers.H659] &amp; &quot;) [sup][&quot; &amp; [Numbers.C659] &amp; &quot;: &quot; &amp; [Numbers.I6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 (&quot; &amp; [Numbers.G660] &amp; &quot;, &quot;  &amp; IF([Numbers.F660] &gt;= 2020; &quot;[b]&quot;; &quot;&quot;) &amp; [Numbers.F660] &amp; IF([Numbers.F660] &gt;= 2020; &quot;[/b]&quot;; &quot;&quot;)  &amp; &quot;, &quot; &amp; [Numbers.H660] &amp; &quot;) [sup][&quot; &amp; [Numbers.C660] &amp; &quot;: &quot; &amp; [Numbers.I6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 (&quot; &amp; [Numbers.G661] &amp; &quot;, &quot;  &amp; IF([Numbers.F661] &gt;= 2020; &quot;[b]&quot;; &quot;&quot;) &amp; [Numbers.F661] &amp; IF([Numbers.F661] &gt;= 2020; &quot;[/b]&quot;; &quot;&quot;)  &amp; &quot;, &quot; &amp; [Numbers.H661] &amp; &quot;) [sup][&quot; &amp; [Numbers.C661] &amp; &quot;: &quot; &amp; [Numbers.I6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 (&quot; &amp; [Numbers.G662] &amp; &quot;, &quot;  &amp; IF([Numbers.F662] &gt;= 2020; &quot;[b]&quot;; &quot;&quot;) &amp; [Numbers.F662] &amp; IF([Numbers.F662] &gt;= 2020; &quot;[/b]&quot;; &quot;&quot;)  &amp; &quot;, &quot; &amp; [Numbers.H662] &amp; &quot;) [sup][&quot; &amp; [Numbers.C662] &amp; &quot;: &quot; &amp; [Numbers.I6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 (&quot; &amp; [Numbers.G663] &amp; &quot;, &quot;  &amp; IF([Numbers.F663] &gt;= 2020; &quot;[b]&quot;; &quot;&quot;) &amp; [Numbers.F663] &amp; IF([Numbers.F663] &gt;= 2020; &quot;[/b]&quot;; &quot;&quot;)  &amp; &quot;, &quot; &amp; [Numbers.H663] &amp; &quot;) [sup][&quot; &amp; [Numbers.C663] &amp; &quot;: &quot; &amp; [Numbers.I6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 (&quot; &amp; [Numbers.G664] &amp; &quot;, &quot;  &amp; IF([Numbers.F664] &gt;= 2020; &quot;[b]&quot;; &quot;&quot;) &amp; [Numbers.F664] &amp; IF([Numbers.F664] &gt;= 2020; &quot;[/b]&quot;; &quot;&quot;)  &amp; &quot;, &quot; &amp; [Numbers.H664] &amp; &quot;) [sup][&quot; &amp; [Numbers.C664] &amp; &quot;: &quot; &amp; [Numbers.I6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 (&quot; &amp; [Numbers.G665] &amp; &quot;, &quot;  &amp; IF([Numbers.F665] &gt;= 2020; &quot;[b]&quot;; &quot;&quot;) &amp; [Numbers.F665] &amp; IF([Numbers.F665] &gt;= 2020; &quot;[/b]&quot;; &quot;&quot;)  &amp; &quot;, &quot; &amp; [Numbers.H665] &amp; &quot;) [sup][&quot; &amp; [Numbers.C665] &amp; &quot;: &quot; &amp; [Numbers.I6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 (&quot; &amp; [Numbers.G666] &amp; &quot;, &quot;  &amp; IF([Numbers.F666] &gt;= 2020; &quot;[b]&quot;; &quot;&quot;) &amp; [Numbers.F666] &amp; IF([Numbers.F666] &gt;= 2020; &quot;[/b]&quot;; &quot;&quot;)  &amp; &quot;, &quot; &amp; [Numbers.H666] &amp; &quot;) [sup][&quot; &amp; [Numbers.C666] &amp; &quot;: &quot; &amp; [Numbers.I6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 (&quot; &amp; [Numbers.G667] &amp; &quot;, &quot;  &amp; IF([Numbers.F667] &gt;= 2020; &quot;[b]&quot;; &quot;&quot;) &amp; [Numbers.F667] &amp; IF([Numbers.F667] &gt;= 2020; &quot;[/b]&quot;; &quot;&quot;)  &amp; &quot;, &quot; &amp; [Numbers.H667] &amp; &quot;) [sup][&quot; &amp; [Numbers.C667] &amp; &quot;: &quot; &amp; [Numbers.I6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 (&quot; &amp; [Numbers.G668] &amp; &quot;, &quot;  &amp; IF([Numbers.F668] &gt;= 2020; &quot;[b]&quot;; &quot;&quot;) &amp; [Numbers.F668] &amp; IF([Numbers.F668] &gt;= 2020; &quot;[/b]&quot;; &quot;&quot;)  &amp; &quot;, &quot; &amp; [Numbers.H668] &amp; &quot;) [sup][&quot; &amp; [Numbers.C668] &amp; &quot;: &quot; &amp; [Numbers.I6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 (&quot; &amp; [Numbers.G669] &amp; &quot;, &quot;  &amp; IF([Numbers.F669] &gt;= 2020; &quot;[b]&quot;; &quot;&quot;) &amp; [Numbers.F669] &amp; IF([Numbers.F669] &gt;= 2020; &quot;[/b]&quot;; &quot;&quot;)  &amp; &quot;, &quot; &amp; [Numbers.H669] &amp; &quot;) [sup][&quot; &amp; [Numbers.C669] &amp; &quot;: &quot; &amp; [Numbers.I6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 (&quot; &amp; [Numbers.G670] &amp; &quot;, &quot;  &amp; IF([Numbers.F670] &gt;= 2020; &quot;[b]&quot;; &quot;&quot;) &amp; [Numbers.F670] &amp; IF([Numbers.F670] &gt;= 2020; &quot;[/b]&quot;; &quot;&quot;)  &amp; &quot;, &quot; &amp; [Numbers.H670] &amp; &quot;) [sup][&quot; &amp; [Numbers.C670] &amp; &quot;: &quot; &amp; [Numbers.I6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 (&quot; &amp; [Numbers.G671] &amp; &quot;, &quot;  &amp; IF([Numbers.F671] &gt;= 2020; &quot;[b]&quot;; &quot;&quot;) &amp; [Numbers.F671] &amp; IF([Numbers.F671] &gt;= 2020; &quot;[/b]&quot;; &quot;&quot;)  &amp; &quot;, &quot; &amp; [Numbers.H671] &amp; &quot;) [sup][&quot; &amp; [Numbers.C671] &amp; &quot;: &quot; &amp; [Numbers.I6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 (&quot; &amp; [Numbers.G672] &amp; &quot;, &quot;  &amp; IF([Numbers.F672] &gt;= 2020; &quot;[b]&quot;; &quot;&quot;) &amp; [Numbers.F672] &amp; IF([Numbers.F672] &gt;= 2020; &quot;[/b]&quot;; &quot;&quot;)  &amp; &quot;, &quot; &amp; [Numbers.H672] &amp; &quot;) [sup][&quot; &amp; [Numbers.C672] &amp; &quot;: &quot; &amp; [Numbers.I6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 (&quot; &amp; [Numbers.G673] &amp; &quot;, &quot;  &amp; IF([Numbers.F673] &gt;= 2020; &quot;[b]&quot;; &quot;&quot;) &amp; [Numbers.F673] &amp; IF([Numbers.F673] &gt;= 2020; &quot;[/b]&quot;; &quot;&quot;)  &amp; &quot;, &quot; &amp; [Numbers.H673] &amp; &quot;) [sup][&quot; &amp; [Numbers.C673] &amp; &quot;: &quot; &amp; [Numbers.I6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 (&quot; &amp; [Numbers.G674] &amp; &quot;, &quot;  &amp; IF([Numbers.F674] &gt;= 2020; &quot;[b]&quot;; &quot;&quot;) &amp; [Numbers.F674] &amp; IF([Numbers.F674] &gt;= 2020; &quot;[/b]&quot;; &quot;&quot;)  &amp; &quot;, &quot; &amp; [Numbers.H674] &amp; &quot;) [sup][&quot; &amp; [Numbers.C674] &amp; &quot;: &quot; &amp; [Numbers.I6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 (&quot; &amp; [Numbers.G675] &amp; &quot;, &quot;  &amp; IF([Numbers.F675] &gt;= 2020; &quot;[b]&quot;; &quot;&quot;) &amp; [Numbers.F675] &amp; IF([Numbers.F675] &gt;= 2020; &quot;[/b]&quot;; &quot;&quot;)  &amp; &quot;, &quot; &amp; [Numbers.H675] &amp; &quot;) [sup][&quot; &amp; [Numbers.C675] &amp; &quot;: &quot; &amp; [Numbers.I6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 (&quot; &amp; [Numbers.G676] &amp; &quot;, &quot;  &amp; IF([Numbers.F676] &gt;= 2020; &quot;[b]&quot;; &quot;&quot;) &amp; [Numbers.F676] &amp; IF([Numbers.F676] &gt;= 2020; &quot;[/b]&quot;; &quot;&quot;)  &amp; &quot;, &quot; &amp; [Numbers.H676] &amp; &quot;) [sup][&quot; &amp; [Numbers.C676] &amp; &quot;: &quot; &amp; [Numbers.I6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 (&quot; &amp; [Numbers.G677] &amp; &quot;, &quot;  &amp; IF([Numbers.F677] &gt;= 2020; &quot;[b]&quot;; &quot;&quot;) &amp; [Numbers.F677] &amp; IF([Numbers.F677] &gt;= 2020; &quot;[/b]&quot;; &quot;&quot;)  &amp; &quot;, &quot; &amp; [Numbers.H677] &amp; &quot;) [sup][&quot; &amp; [Numbers.C677] &amp; &quot;: &quot; &amp; [Numbers.I6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 (&quot; &amp; [Numbers.G678] &amp; &quot;, &quot;  &amp; IF([Numbers.F678] &gt;= 2020; &quot;[b]&quot;; &quot;&quot;) &amp; [Numbers.F678] &amp; IF([Numbers.F678] &gt;= 2020; &quot;[/b]&quot;; &quot;&quot;)  &amp; &quot;, &quot; &amp; [Numbers.H678] &amp; &quot;) [sup][&quot; &amp; [Numbers.C678] &amp; &quot;: &quot; &amp; [Numbers.I6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 (&quot; &amp; [Numbers.G679] &amp; &quot;, &quot;  &amp; IF([Numbers.F679] &gt;= 2020; &quot;[b]&quot;; &quot;&quot;) &amp; [Numbers.F679] &amp; IF([Numbers.F679] &gt;= 2020; &quot;[/b]&quot;; &quot;&quot;)  &amp; &quot;, &quot; &amp; [Numbers.H679] &amp; &quot;) [sup][&quot; &amp; [Numbers.C679] &amp; &quot;: &quot; &amp; [Numbers.I6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 (&quot; &amp; [Numbers.G680] &amp; &quot;, &quot;  &amp; IF([Numbers.F680] &gt;= 2020; &quot;[b]&quot;; &quot;&quot;) &amp; [Numbers.F680] &amp; IF([Numbers.F680] &gt;= 2020; &quot;[/b]&quot;; &quot;&quot;)  &amp; &quot;, &quot; &amp; [Numbers.H680] &amp; &quot;) [sup][&quot; &amp; [Numbers.C680] &amp; &quot;: &quot; &amp; [Numbers.I6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 (&quot; &amp; [Numbers.G681] &amp; &quot;, &quot;  &amp; IF([Numbers.F681] &gt;= 2020; &quot;[b]&quot;; &quot;&quot;) &amp; [Numbers.F681] &amp; IF([Numbers.F681] &gt;= 2020; &quot;[/b]&quot;; &quot;&quot;)  &amp; &quot;, &quot; &amp; [Numbers.H681] &amp; &quot;) [sup][&quot; &amp; [Numbers.C681] &amp; &quot;: &quot; &amp; [Numbers.I6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 (&quot; &amp; [Numbers.G682] &amp; &quot;, &quot;  &amp; IF([Numbers.F682] &gt;= 2020; &quot;[b]&quot;; &quot;&quot;) &amp; [Numbers.F682] &amp; IF([Numbers.F682] &gt;= 2020; &quot;[/b]&quot;; &quot;&quot;)  &amp; &quot;, &quot; &amp; [Numbers.H682] &amp; &quot;) [sup][&quot; &amp; [Numbers.C682] &amp; &quot;: &quot; &amp; [Numbers.I6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 (&quot; &amp; [Numbers.G683] &amp; &quot;, &quot;  &amp; IF([Numbers.F683] &gt;= 2020; &quot;[b]&quot;; &quot;&quot;) &amp; [Numbers.F683] &amp; IF([Numbers.F683] &gt;= 2020; &quot;[/b]&quot;; &quot;&quot;)  &amp; &quot;, &quot; &amp; [Numbers.H683] &amp; &quot;) [sup][&quot; &amp; [Numbers.C683] &amp; &quot;: &quot; &amp; [Numbers.I6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 (&quot; &amp; [Numbers.G684] &amp; &quot;, &quot;  &amp; IF([Numbers.F684] &gt;= 2020; &quot;[b]&quot;; &quot;&quot;) &amp; [Numbers.F684] &amp; IF([Numbers.F684] &gt;= 2020; &quot;[/b]&quot;; &quot;&quot;)  &amp; &quot;, &quot; &amp; [Numbers.H684] &amp; &quot;) [sup][&quot; &amp; [Numbers.C684] &amp; &quot;: &quot; &amp; [Numbers.I6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 (&quot; &amp; [Numbers.G685] &amp; &quot;, &quot;  &amp; IF([Numbers.F685] &gt;= 2020; &quot;[b]&quot;; &quot;&quot;) &amp; [Numbers.F685] &amp; IF([Numbers.F685] &gt;= 2020; &quot;[/b]&quot;; &quot;&quot;)  &amp; &quot;, &quot; &amp; [Numbers.H685] &amp; &quot;) [sup][&quot; &amp; [Numbers.C685] &amp; &quot;: &quot; &amp; [Numbers.I6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 (&quot; &amp; [Numbers.G686] &amp; &quot;, &quot;  &amp; IF([Numbers.F686] &gt;= 2020; &quot;[b]&quot;; &quot;&quot;) &amp; [Numbers.F686] &amp; IF([Numbers.F686] &gt;= 2020; &quot;[/b]&quot;; &quot;&quot;)  &amp; &quot;, &quot; &amp; [Numbers.H686] &amp; &quot;) [sup][&quot; &amp; [Numbers.C686] &amp; &quot;: &quot; &amp; [Numbers.I6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 (&quot; &amp; [Numbers.G687] &amp; &quot;, &quot;  &amp; IF([Numbers.F687] &gt;= 2020; &quot;[b]&quot;; &quot;&quot;) &amp; [Numbers.F687] &amp; IF([Numbers.F687] &gt;= 2020; &quot;[/b]&quot;; &quot;&quot;)  &amp; &quot;, &quot; &amp; [Numbers.H687] &amp; &quot;) [sup][&quot; &amp; [Numbers.C687] &amp; &quot;: &quot; &amp; [Numbers.I6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 (&quot; &amp; [Numbers.G688] &amp; &quot;, &quot;  &amp; IF([Numbers.F688] &gt;= 2020; &quot;[b]&quot;; &quot;&quot;) &amp; [Numbers.F688] &amp; IF([Numbers.F688] &gt;= 2020; &quot;[/b]&quot;; &quot;&quot;)  &amp; &quot;, &quot; &amp; [Numbers.H688] &amp; &quot;) [sup][&quot; &amp; [Numbers.C688] &amp; &quot;: &quot; &amp; [Numbers.I6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 (&quot; &amp; [Numbers.G689] &amp; &quot;, &quot;  &amp; IF([Numbers.F689] &gt;= 2020; &quot;[b]&quot;; &quot;&quot;) &amp; [Numbers.F689] &amp; IF([Numbers.F689] &gt;= 2020; &quot;[/b]&quot;; &quot;&quot;)  &amp; &quot;, &quot; &amp; [Numbers.H689] &amp; &quot;) [sup][&quot; &amp; [Numbers.C689] &amp; &quot;: &quot; &amp; [Numbers.I6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 (&quot; &amp; [Numbers.G690] &amp; &quot;, &quot;  &amp; IF([Numbers.F690] &gt;= 2020; &quot;[b]&quot;; &quot;&quot;) &amp; [Numbers.F690] &amp; IF([Numbers.F690] &gt;= 2020; &quot;[/b]&quot;; &quot;&quot;)  &amp; &quot;, &quot; &amp; [Numbers.H690] &amp; &quot;) [sup][&quot; &amp; [Numbers.C690] &amp; &quot;: &quot; &amp; [Numbers.I6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 (&quot; &amp; [Numbers.G691] &amp; &quot;, &quot;  &amp; IF([Numbers.F691] &gt;= 2020; &quot;[b]&quot;; &quot;&quot;) &amp; [Numbers.F691] &amp; IF([Numbers.F691] &gt;= 2020; &quot;[/b]&quot;; &quot;&quot;)  &amp; &quot;, &quot; &amp; [Numbers.H691] &amp; &quot;) [sup][&quot; &amp; [Numbers.C691] &amp; &quot;: &quot; &amp; [Numbers.I6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 (&quot; &amp; [Numbers.G692] &amp; &quot;, &quot;  &amp; IF([Numbers.F692] &gt;= 2020; &quot;[b]&quot;; &quot;&quot;) &amp; [Numbers.F692] &amp; IF([Numbers.F692] &gt;= 2020; &quot;[/b]&quot;; &quot;&quot;)  &amp; &quot;, &quot; &amp; [Numbers.H692] &amp; &quot;) [sup][&quot; &amp; [Numbers.C692] &amp; &quot;: &quot; &amp; [Numbers.I6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 (&quot; &amp; [Numbers.G693] &amp; &quot;, &quot;  &amp; IF([Numbers.F693] &gt;= 2020; &quot;[b]&quot;; &quot;&quot;) &amp; [Numbers.F693] &amp; IF([Numbers.F693] &gt;= 2020; &quot;[/b]&quot;; &quot;&quot;)  &amp; &quot;, &quot; &amp; [Numbers.H693] &amp; &quot;) [sup][&quot; &amp; [Numbers.C693] &amp; &quot;: &quot; &amp; [Numbers.I6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 (&quot; &amp; [Numbers.G694] &amp; &quot;, &quot;  &amp; IF([Numbers.F694] &gt;= 2020; &quot;[b]&quot;; &quot;&quot;) &amp; [Numbers.F694] &amp; IF([Numbers.F694] &gt;= 2020; &quot;[/b]&quot;; &quot;&quot;)  &amp; &quot;, &quot; &amp; [Numbers.H694] &amp; &quot;) [sup][&quot; &amp; [Numbers.C694] &amp; &quot;: &quot; &amp; [Numbers.I6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 (&quot; &amp; [Numbers.G695] &amp; &quot;, &quot;  &amp; IF([Numbers.F695] &gt;= 2020; &quot;[b]&quot;; &quot;&quot;) &amp; [Numbers.F695] &amp; IF([Numbers.F695] &gt;= 2020; &quot;[/b]&quot;; &quot;&quot;)  &amp; &quot;, &quot; &amp; [Numbers.H695] &amp; &quot;) [sup][&quot; &amp; [Numbers.C695] &amp; &quot;: &quot; &amp; [Numbers.I6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 (&quot; &amp; [Numbers.G696] &amp; &quot;, &quot;  &amp; IF([Numbers.F696] &gt;= 2020; &quot;[b]&quot;; &quot;&quot;) &amp; [Numbers.F696] &amp; IF([Numbers.F696] &gt;= 2020; &quot;[/b]&quot;; &quot;&quot;)  &amp; &quot;, &quot; &amp; [Numbers.H696] &amp; &quot;) [sup][&quot; &amp; [Numbers.C696] &amp; &quot;: &quot; &amp; [Numbers.I6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 (&quot; &amp; [Numbers.G697] &amp; &quot;, &quot;  &amp; IF([Numbers.F697] &gt;= 2020; &quot;[b]&quot;; &quot;&quot;) &amp; [Numbers.F697] &amp; IF([Numbers.F697] &gt;= 2020; &quot;[/b]&quot;; &quot;&quot;)  &amp; &quot;, &quot; &amp; [Numbers.H697] &amp; &quot;) [sup][&quot; &amp; [Numbers.C697] &amp; &quot;: &quot; &amp; [Numbers.I6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 (&quot; &amp; [Numbers.G698] &amp; &quot;, &quot;  &amp; IF([Numbers.F698] &gt;= 2020; &quot;[b]&quot;; &quot;&quot;) &amp; [Numbers.F698] &amp; IF([Numbers.F698] &gt;= 2020; &quot;[/b]&quot;; &quot;&quot;)  &amp; &quot;, &quot; &amp; [Numbers.H698] &amp; &quot;) [sup][&quot; &amp; [Numbers.C698] &amp; &quot;: &quot; &amp; [Numbers.I6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 (&quot; &amp; [Numbers.G699] &amp; &quot;, &quot;  &amp; IF([Numbers.F699] &gt;= 2020; &quot;[b]&quot;; &quot;&quot;) &amp; [Numbers.F699] &amp; IF([Numbers.F699] &gt;= 2020; &quot;[/b]&quot;; &quot;&quot;)  &amp; &quot;, &quot; &amp; [Numbers.H699] &amp; &quot;) [sup][&quot; &amp; [Numbers.C699] &amp; &quot;: &quot; &amp; [Numbers.I6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 (&quot; &amp; [Numbers.G700] &amp; &quot;, &quot;  &amp; IF([Numbers.F700] &gt;= 2020; &quot;[b]&quot;; &quot;&quot;) &amp; [Numbers.F700] &amp; IF([Numbers.F700] &gt;= 2020; &quot;[/b]&quot;; &quot;&quot;)  &amp; &quot;, &quot; &amp; [Numbers.H700] &amp; &quot;) [sup][&quot; &amp; [Numbers.C700] &amp; &quot;: &quot; &amp; [Numbers.I7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 (&quot; &amp; [Numbers.G701] &amp; &quot;, &quot;  &amp; IF([Numbers.F701] &gt;= 2020; &quot;[b]&quot;; &quot;&quot;) &amp; [Numbers.F701] &amp; IF([Numbers.F701] &gt;= 2020; &quot;[/b]&quot;; &quot;&quot;)  &amp; &quot;, &quot; &amp; [Numbers.H701] &amp; &quot;) [sup][&quot; &amp; [Numbers.C701] &amp; &quot;: &quot; &amp; [Numbers.I7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 (&quot; &amp; [Numbers.G702] &amp; &quot;, &quot;  &amp; IF([Numbers.F702] &gt;= 2020; &quot;[b]&quot;; &quot;&quot;) &amp; [Numbers.F702] &amp; IF([Numbers.F702] &gt;= 2020; &quot;[/b]&quot;; &quot;&quot;)  &amp; &quot;, &quot; &amp; [Numbers.H702] &amp; &quot;) [sup][&quot; &amp; [Numbers.C702] &amp; &quot;: &quot; &amp; [Numbers.I7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 (&quot; &amp; [Numbers.G703] &amp; &quot;, &quot;  &amp; IF([Numbers.F703] &gt;= 2020; &quot;[b]&quot;; &quot;&quot;) &amp; [Numbers.F703] &amp; IF([Numbers.F703] &gt;= 2020; &quot;[/b]&quot;; &quot;&quot;)  &amp; &quot;, &quot; &amp; [Numbers.H703] &amp; &quot;) [sup][&quot; &amp; [Numbers.C703] &amp; &quot;: &quot; &amp; [Numbers.I7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 (&quot; &amp; [Numbers.G704] &amp; &quot;, &quot;  &amp; IF([Numbers.F704] &gt;= 2020; &quot;[b]&quot;; &quot;&quot;) &amp; [Numbers.F704] &amp; IF([Numbers.F704] &gt;= 2020; &quot;[/b]&quot;; &quot;&quot;)  &amp; &quot;, &quot; &amp; [Numbers.H704] &amp; &quot;) [sup][&quot; &amp; [Numbers.C704] &amp; &quot;: &quot; &amp; [Numbers.I7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 (&quot; &amp; [Numbers.G705] &amp; &quot;, &quot;  &amp; IF([Numbers.F705] &gt;= 2020; &quot;[b]&quot;; &quot;&quot;) &amp; [Numbers.F705] &amp; IF([Numbers.F705] &gt;= 2020; &quot;[/b]&quot;; &quot;&quot;)  &amp; &quot;, &quot; &amp; [Numbers.H705] &amp; &quot;) [sup][&quot; &amp; [Numbers.C705] &amp; &quot;: &quot; &amp; [Numbers.I7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 (&quot; &amp; [Numbers.G706] &amp; &quot;, &quot;  &amp; IF([Numbers.F706] &gt;= 2020; &quot;[b]&quot;; &quot;&quot;) &amp; [Numbers.F706] &amp; IF([Numbers.F706] &gt;= 2020; &quot;[/b]&quot;; &quot;&quot;)  &amp; &quot;, &quot; &amp; [Numbers.H706] &amp; &quot;) [sup][&quot; &amp; [Numbers.C706] &amp; &quot;: &quot; &amp; [Numbers.I7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 (&quot; &amp; [Numbers.G707] &amp; &quot;, &quot;  &amp; IF([Numbers.F707] &gt;= 2020; &quot;[b]&quot;; &quot;&quot;) &amp; [Numbers.F707] &amp; IF([Numbers.F707] &gt;= 2020; &quot;[/b]&quot;; &quot;&quot;)  &amp; &quot;, &quot; &amp; [Numbers.H707] &amp; &quot;) [sup][&quot; &amp; [Numbers.C707] &amp; &quot;: &quot; &amp; [Numbers.I7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 (&quot; &amp; [Numbers.G708] &amp; &quot;, &quot;  &amp; IF([Numbers.F708] &gt;= 2020; &quot;[b]&quot;; &quot;&quot;) &amp; [Numbers.F708] &amp; IF([Numbers.F708] &gt;= 2020; &quot;[/b]&quot;; &quot;&quot;)  &amp; &quot;, &quot; &amp; [Numbers.H708] &amp; &quot;) [sup][&quot; &amp; [Numbers.C708] &amp; &quot;: &quot; &amp; [Numbers.I7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 (&quot; &amp; [Numbers.G709] &amp; &quot;, &quot;  &amp; IF([Numbers.F709] &gt;= 2020; &quot;[b]&quot;; &quot;&quot;) &amp; [Numbers.F709] &amp; IF([Numbers.F709] &gt;= 2020; &quot;[/b]&quot;; &quot;&quot;)  &amp; &quot;, &quot; &amp; [Numbers.H709] &amp; &quot;) [sup][&quot; &amp; [Numbers.C709] &amp; &quot;: &quot; &amp; [Numbers.I7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 (&quot; &amp; [Numbers.G710] &amp; &quot;, &quot;  &amp; IF([Numbers.F710] &gt;= 2020; &quot;[b]&quot;; &quot;&quot;) &amp; [Numbers.F710] &amp; IF([Numbers.F710] &gt;= 2020; &quot;[/b]&quot;; &quot;&quot;)  &amp; &quot;, &quot; &amp; [Numbers.H710] &amp; &quot;) [sup][&quot; &amp; [Numbers.C710] &amp; &quot;: &quot; &amp; [Numbers.I7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 (&quot; &amp; [Numbers.G711] &amp; &quot;, &quot;  &amp; IF([Numbers.F711] &gt;= 2020; &quot;[b]&quot;; &quot;&quot;) &amp; [Numbers.F711] &amp; IF([Numbers.F711] &gt;= 2020; &quot;[/b]&quot;; &quot;&quot;)  &amp; &quot;, &quot; &amp; [Numbers.H711] &amp; &quot;) [sup][&quot; &amp; [Numbers.C711] &amp; &quot;: &quot; &amp; [Numbers.I7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 (&quot; &amp; [Numbers.G712] &amp; &quot;, &quot;  &amp; IF([Numbers.F712] &gt;= 2020; &quot;[b]&quot;; &quot;&quot;) &amp; [Numbers.F712] &amp; IF([Numbers.F712] &gt;= 2020; &quot;[/b]&quot;; &quot;&quot;)  &amp; &quot;, &quot; &amp; [Numbers.H712] &amp; &quot;) [sup][&quot; &amp; [Numbers.C712] &amp; &quot;: &quot; &amp; [Numbers.I7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 (&quot; &amp; [Numbers.G713] &amp; &quot;, &quot;  &amp; IF([Numbers.F713] &gt;= 2020; &quot;[b]&quot;; &quot;&quot;) &amp; [Numbers.F713] &amp; IF([Numbers.F713] &gt;= 2020; &quot;[/b]&quot;; &quot;&quot;)  &amp; &quot;, &quot; &amp; [Numbers.H713] &amp; &quot;) [sup][&quot; &amp; [Numbers.C713] &amp; &quot;: &quot; &amp; [Numbers.I7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 (&quot; &amp; [Numbers.G714] &amp; &quot;, &quot;  &amp; IF([Numbers.F714] &gt;= 2020; &quot;[b]&quot;; &quot;&quot;) &amp; [Numbers.F714] &amp; IF([Numbers.F714] &gt;= 2020; &quot;[/b]&quot;; &quot;&quot;)  &amp; &quot;, &quot; &amp; [Numbers.H714] &amp; &quot;) [sup][&quot; &amp; [Numbers.C714] &amp; &quot;: &quot; &amp; [Numbers.I7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 (&quot; &amp; [Numbers.G715] &amp; &quot;, &quot;  &amp; IF([Numbers.F715] &gt;= 2020; &quot;[b]&quot;; &quot;&quot;) &amp; [Numbers.F715] &amp; IF([Numbers.F715] &gt;= 2020; &quot;[/b]&quot;; &quot;&quot;)  &amp; &quot;, &quot; &amp; [Numbers.H715] &amp; &quot;) [sup][&quot; &amp; [Numbers.C715] &amp; &quot;: &quot; &amp; [Numbers.I7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 (&quot; &amp; [Numbers.G716] &amp; &quot;, &quot;  &amp; IF([Numbers.F716] &gt;= 2020; &quot;[b]&quot;; &quot;&quot;) &amp; [Numbers.F716] &amp; IF([Numbers.F716] &gt;= 2020; &quot;[/b]&quot;; &quot;&quot;)  &amp; &quot;, &quot; &amp; [Numbers.H716] &amp; &quot;) [sup][&quot; &amp; [Numbers.C716] &amp; &quot;: &quot; &amp; [Numbers.I7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 (&quot; &amp; [Numbers.G717] &amp; &quot;, &quot;  &amp; IF([Numbers.F717] &gt;= 2020; &quot;[b]&quot;; &quot;&quot;) &amp; [Numbers.F717] &amp; IF([Numbers.F717] &gt;= 2020; &quot;[/b]&quot;; &quot;&quot;)  &amp; &quot;, &quot; &amp; [Numbers.H717] &amp; &quot;) [sup][&quot; &amp; [Numbers.C717] &amp; &quot;: &quot; &amp; [Numbers.I7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 (&quot; &amp; [Numbers.G718] &amp; &quot;, &quot;  &amp; IF([Numbers.F718] &gt;= 2020; &quot;[b]&quot;; &quot;&quot;) &amp; [Numbers.F718] &amp; IF([Numbers.F718] &gt;= 2020; &quot;[/b]&quot;; &quot;&quot;)  &amp; &quot;, &quot; &amp; [Numbers.H718] &amp; &quot;) [sup][&quot; &amp; [Numbers.C718] &amp; &quot;: &quot; &amp; [Numbers.I7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 (&quot; &amp; [Numbers.G719] &amp; &quot;, &quot;  &amp; IF([Numbers.F719] &gt;= 2020; &quot;[b]&quot;; &quot;&quot;) &amp; [Numbers.F719] &amp; IF([Numbers.F719] &gt;= 2020; &quot;[/b]&quot;; &quot;&quot;)  &amp; &quot;, &quot; &amp; [Numbers.H719] &amp; &quot;) [sup][&quot; &amp; [Numbers.C719] &amp; &quot;: &quot; &amp; [Numbers.I7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 (&quot; &amp; [Numbers.G720] &amp; &quot;, &quot;  &amp; IF([Numbers.F720] &gt;= 2020; &quot;[b]&quot;; &quot;&quot;) &amp; [Numbers.F720] &amp; IF([Numbers.F720] &gt;= 2020; &quot;[/b]&quot;; &quot;&quot;)  &amp; &quot;, &quot; &amp; [Numbers.H720] &amp; &quot;) [sup][&quot; &amp; [Numbers.C720] &amp; &quot;: &quot; &amp; [Numbers.I7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 (&quot; &amp; [Numbers.G721] &amp; &quot;, &quot;  &amp; IF([Numbers.F721] &gt;= 2020; &quot;[b]&quot;; &quot;&quot;) &amp; [Numbers.F721] &amp; IF([Numbers.F721] &gt;= 2020; &quot;[/b]&quot;; &quot;&quot;)  &amp; &quot;, &quot; &amp; [Numbers.H721] &amp; &quot;) [sup][&quot; &amp; [Numbers.C721] &amp; &quot;: &quot; &amp; [Numbers.I7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 (&quot; &amp; [Numbers.G722] &amp; &quot;, &quot;  &amp; IF([Numbers.F722] &gt;= 2020; &quot;[b]&quot;; &quot;&quot;) &amp; [Numbers.F722] &amp; IF([Numbers.F722] &gt;= 2020; &quot;[/b]&quot;; &quot;&quot;)  &amp; &quot;, &quot; &amp; [Numbers.H722] &amp; &quot;) [sup][&quot; &amp; [Numbers.C722] &amp; &quot;: &quot; &amp; [Numbers.I7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 (&quot; &amp; [Numbers.G723] &amp; &quot;, &quot;  &amp; IF([Numbers.F723] &gt;= 2020; &quot;[b]&quot;; &quot;&quot;) &amp; [Numbers.F723] &amp; IF([Numbers.F723] &gt;= 2020; &quot;[/b]&quot;; &quot;&quot;)  &amp; &quot;, &quot; &amp; [Numbers.H723] &amp; &quot;) [sup][&quot; &amp; [Numbers.C723] &amp; &quot;: &quot; &amp; [Numbers.I7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 (&quot; &amp; [Numbers.G724] &amp; &quot;, &quot;  &amp; IF([Numbers.F724] &gt;= 2020; &quot;[b]&quot;; &quot;&quot;) &amp; [Numbers.F724] &amp; IF([Numbers.F724] &gt;= 2020; &quot;[/b]&quot;; &quot;&quot;)  &amp; &quot;, &quot; &amp; [Numbers.H724] &amp; &quot;) [sup][&quot; &amp; [Numbers.C724] &amp; &quot;: &quot; &amp; [Numbers.I7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 (&quot; &amp; [Numbers.G725] &amp; &quot;, &quot;  &amp; IF([Numbers.F725] &gt;= 2020; &quot;[b]&quot;; &quot;&quot;) &amp; [Numbers.F725] &amp; IF([Numbers.F725] &gt;= 2020; &quot;[/b]&quot;; &quot;&quot;)  &amp; &quot;, &quot; &amp; [Numbers.H725] &amp; &quot;) [sup][&quot; &amp; [Numbers.C725] &amp; &quot;: &quot; &amp; [Numbers.I7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 (&quot; &amp; [Numbers.G726] &amp; &quot;, &quot;  &amp; IF([Numbers.F726] &gt;= 2020; &quot;[b]&quot;; &quot;&quot;) &amp; [Numbers.F726] &amp; IF([Numbers.F726] &gt;= 2020; &quot;[/b]&quot;; &quot;&quot;)  &amp; &quot;, &quot; &amp; [Numbers.H726] &amp; &quot;) [sup][&quot; &amp; [Numbers.C726] &amp; &quot;: &quot; &amp; [Numbers.I7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 (&quot; &amp; [Numbers.G727] &amp; &quot;, &quot;  &amp; IF([Numbers.F727] &gt;= 2020; &quot;[b]&quot;; &quot;&quot;) &amp; [Numbers.F727] &amp; IF([Numbers.F727] &gt;= 2020; &quot;[/b]&quot;; &quot;&quot;)  &amp; &quot;, &quot; &amp; [Numbers.H727] &amp; &quot;) [sup][&quot; &amp; [Numbers.C727] &amp; &quot;: &quot; &amp; [Numbers.I7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 (&quot; &amp; [Numbers.G728] &amp; &quot;, &quot;  &amp; IF([Numbers.F728] &gt;= 2020; &quot;[b]&quot;; &quot;&quot;) &amp; [Numbers.F728] &amp; IF([Numbers.F728] &gt;= 2020; &quot;[/b]&quot;; &quot;&quot;)  &amp; &quot;, &quot; &amp; [Numbers.H728] &amp; &quot;) [sup][&quot; &amp; [Numbers.C728] &amp; &quot;: &quot; &amp; [Numbers.I7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 (&quot; &amp; [Numbers.G729] &amp; &quot;, &quot;  &amp; IF([Numbers.F729] &gt;= 2020; &quot;[b]&quot;; &quot;&quot;) &amp; [Numbers.F729] &amp; IF([Numbers.F729] &gt;= 2020; &quot;[/b]&quot;; &quot;&quot;)  &amp; &quot;, &quot; &amp; [Numbers.H729] &amp; &quot;) [sup][&quot; &amp; [Numbers.C729] &amp; &quot;: &quot; &amp; [Numbers.I7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 (&quot; &amp; [Numbers.G730] &amp; &quot;, &quot;  &amp; IF([Numbers.F730] &gt;= 2020; &quot;[b]&quot;; &quot;&quot;) &amp; [Numbers.F730] &amp; IF([Numbers.F730] &gt;= 2020; &quot;[/b]&quot;; &quot;&quot;)  &amp; &quot;, &quot; &amp; [Numbers.H730] &amp; &quot;) [sup][&quot; &amp; [Numbers.C730] &amp; &quot;: &quot; &amp; [Numbers.I7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 (&quot; &amp; [Numbers.G731] &amp; &quot;, &quot;  &amp; IF([Numbers.F731] &gt;= 2020; &quot;[b]&quot;; &quot;&quot;) &amp; [Numbers.F731] &amp; IF([Numbers.F731] &gt;= 2020; &quot;[/b]&quot;; &quot;&quot;)  &amp; &quot;, &quot; &amp; [Numbers.H731] &amp; &quot;) [sup][&quot; &amp; [Numbers.C731] &amp; &quot;: &quot; &amp; [Numbers.I7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 (&quot; &amp; [Numbers.G732] &amp; &quot;, &quot;  &amp; IF([Numbers.F732] &gt;= 2020; &quot;[b]&quot;; &quot;&quot;) &amp; [Numbers.F732] &amp; IF([Numbers.F732] &gt;= 2020; &quot;[/b]&quot;; &quot;&quot;)  &amp; &quot;, &quot; &amp; [Numbers.H732] &amp; &quot;) [sup][&quot; &amp; [Numbers.C732] &amp; &quot;: &quot; &amp; [Numbers.I7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 (&quot; &amp; [Numbers.G733] &amp; &quot;, &quot;  &amp; IF([Numbers.F733] &gt;= 2020; &quot;[b]&quot;; &quot;&quot;) &amp; [Numbers.F733] &amp; IF([Numbers.F733] &gt;= 2020; &quot;[/b]&quot;; &quot;&quot;)  &amp; &quot;, &quot; &amp; [Numbers.H733] &amp; &quot;) [sup][&quot; &amp; [Numbers.C733] &amp; &quot;: &quot; &amp; [Numbers.I7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 (&quot; &amp; [Numbers.G734] &amp; &quot;, &quot;  &amp; IF([Numbers.F734] &gt;= 2020; &quot;[b]&quot;; &quot;&quot;) &amp; [Numbers.F734] &amp; IF([Numbers.F734] &gt;= 2020; &quot;[/b]&quot;; &quot;&quot;)  &amp; &quot;, &quot; &amp; [Numbers.H734] &amp; &quot;) [sup][&quot; &amp; [Numbers.C734] &amp; &quot;: &quot; &amp; [Numbers.I7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 (&quot; &amp; [Numbers.G735] &amp; &quot;, &quot;  &amp; IF([Numbers.F735] &gt;= 2020; &quot;[b]&quot;; &quot;&quot;) &amp; [Numbers.F735] &amp; IF([Numbers.F735] &gt;= 2020; &quot;[/b]&quot;; &quot;&quot;)  &amp; &quot;, &quot; &amp; [Numbers.H735] &amp; &quot;) [sup][&quot; &amp; [Numbers.C735] &amp; &quot;: &quot; &amp; [Numbers.I7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 (&quot; &amp; [Numbers.G736] &amp; &quot;, &quot;  &amp; IF([Numbers.F736] &gt;= 2020; &quot;[b]&quot;; &quot;&quot;) &amp; [Numbers.F736] &amp; IF([Numbers.F736] &gt;= 2020; &quot;[/b]&quot;; &quot;&quot;)  &amp; &quot;, &quot; &amp; [Numbers.H736] &amp; &quot;) [sup][&quot; &amp; [Numbers.C736] &amp; &quot;: &quot; &amp; [Numbers.I7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 (&quot; &amp; [Numbers.G737] &amp; &quot;, &quot;  &amp; IF([Numbers.F737] &gt;= 2020; &quot;[b]&quot;; &quot;&quot;) &amp; [Numbers.F737] &amp; IF([Numbers.F737] &gt;= 2020; &quot;[/b]&quot;; &quot;&quot;)  &amp; &quot;, &quot; &amp; [Numbers.H737] &amp; &quot;) [sup][&quot; &amp; [Numbers.C737] &amp; &quot;: &quot; &amp; [Numbers.I7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 (&quot; &amp; [Numbers.G738] &amp; &quot;, &quot;  &amp; IF([Numbers.F738] &gt;= 2020; &quot;[b]&quot;; &quot;&quot;) &amp; [Numbers.F738] &amp; IF([Numbers.F738] &gt;= 2020; &quot;[/b]&quot;; &quot;&quot;)  &amp; &quot;, &quot; &amp; [Numbers.H738] &amp; &quot;) [sup][&quot; &amp; [Numbers.C738] &amp; &quot;: &quot; &amp; [Numbers.I7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 (&quot; &amp; [Numbers.G739] &amp; &quot;, &quot;  &amp; IF([Numbers.F739] &gt;= 2020; &quot;[b]&quot;; &quot;&quot;) &amp; [Numbers.F739] &amp; IF([Numbers.F739] &gt;= 2020; &quot;[/b]&quot;; &quot;&quot;)  &amp; &quot;, &quot; &amp; [Numbers.H739] &amp; &quot;) [sup][&quot; &amp; [Numbers.C739] &amp; &quot;: &quot; &amp; [Numbers.I7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 (&quot; &amp; [Numbers.G740] &amp; &quot;, &quot;  &amp; IF([Numbers.F740] &gt;= 2020; &quot;[b]&quot;; &quot;&quot;) &amp; [Numbers.F740] &amp; IF([Numbers.F740] &gt;= 2020; &quot;[/b]&quot;; &quot;&quot;)  &amp; &quot;, &quot; &amp; [Numbers.H740] &amp; &quot;) [sup][&quot; &amp; [Numbers.C740] &amp; &quot;: &quot; &amp; [Numbers.I7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 (&quot; &amp; [Numbers.G741] &amp; &quot;, &quot;  &amp; IF([Numbers.F741] &gt;= 2020; &quot;[b]&quot;; &quot;&quot;) &amp; [Numbers.F741] &amp; IF([Numbers.F741] &gt;= 2020; &quot;[/b]&quot;; &quot;&quot;)  &amp; &quot;, &quot; &amp; [Numbers.H741] &amp; &quot;) [sup][&quot; &amp; [Numbers.C741] &amp; &quot;: &quot; &amp; [Numbers.I7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 (&quot; &amp; [Numbers.G742] &amp; &quot;, &quot;  &amp; IF([Numbers.F742] &gt;= 2020; &quot;[b]&quot;; &quot;&quot;) &amp; [Numbers.F742] &amp; IF([Numbers.F742] &gt;= 2020; &quot;[/b]&quot;; &quot;&quot;)  &amp; &quot;, &quot; &amp; [Numbers.H742] &amp; &quot;) [sup][&quot; &amp; [Numbers.C742] &amp; &quot;: &quot; &amp; [Numbers.I7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 (&quot; &amp; [Numbers.G743] &amp; &quot;, &quot;  &amp; IF([Numbers.F743] &gt;= 2020; &quot;[b]&quot;; &quot;&quot;) &amp; [Numbers.F743] &amp; IF([Numbers.F743] &gt;= 2020; &quot;[/b]&quot;; &quot;&quot;)  &amp; &quot;, &quot; &amp; [Numbers.H743] &amp; &quot;) [sup][&quot; &amp; [Numbers.C743] &amp; &quot;: &quot; &amp; [Numbers.I7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 (&quot; &amp; [Numbers.G744] &amp; &quot;, &quot;  &amp; IF([Numbers.F744] &gt;= 2020; &quot;[b]&quot;; &quot;&quot;) &amp; [Numbers.F744] &amp; IF([Numbers.F744] &gt;= 2020; &quot;[/b]&quot;; &quot;&quot;)  &amp; &quot;, &quot; &amp; [Numbers.H744] &amp; &quot;) [sup][&quot; &amp; [Numbers.C744] &amp; &quot;: &quot; &amp; [Numbers.I7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 (&quot; &amp; [Numbers.G745] &amp; &quot;, &quot;  &amp; IF([Numbers.F745] &gt;= 2020; &quot;[b]&quot;; &quot;&quot;) &amp; [Numbers.F745] &amp; IF([Numbers.F745] &gt;= 2020; &quot;[/b]&quot;; &quot;&quot;)  &amp; &quot;, &quot; &amp; [Numbers.H745] &amp; &quot;) [sup][&quot; &amp; [Numbers.C745] &amp; &quot;: &quot; &amp; [Numbers.I7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 (&quot; &amp; [Numbers.G746] &amp; &quot;, &quot;  &amp; IF([Numbers.F746] &gt;= 2020; &quot;[b]&quot;; &quot;&quot;) &amp; [Numbers.F746] &amp; IF([Numbers.F746] &gt;= 2020; &quot;[/b]&quot;; &quot;&quot;)  &amp; &quot;, &quot; &amp; [Numbers.H746] &amp; &quot;) [sup][&quot; &amp; [Numbers.C746] &amp; &quot;: &quot; &amp; [Numbers.I7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 (&quot; &amp; [Numbers.G747] &amp; &quot;, &quot;  &amp; IF([Numbers.F747] &gt;= 2020; &quot;[b]&quot;; &quot;&quot;) &amp; [Numbers.F747] &amp; IF([Numbers.F747] &gt;= 2020; &quot;[/b]&quot;; &quot;&quot;)  &amp; &quot;, &quot; &amp; [Numbers.H747] &amp; &quot;) [sup][&quot; &amp; [Numbers.C747] &amp; &quot;: &quot; &amp; [Numbers.I7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 (&quot; &amp; [Numbers.G748] &amp; &quot;, &quot;  &amp; IF([Numbers.F748] &gt;= 2020; &quot;[b]&quot;; &quot;&quot;) &amp; [Numbers.F748] &amp; IF([Numbers.F748] &gt;= 2020; &quot;[/b]&quot;; &quot;&quot;)  &amp; &quot;, &quot; &amp; [Numbers.H748] &amp; &quot;) [sup][&quot; &amp; [Numbers.C748] &amp; &quot;: &quot; &amp; [Numbers.I7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 (&quot; &amp; [Numbers.G749] &amp; &quot;, &quot;  &amp; IF([Numbers.F749] &gt;= 2020; &quot;[b]&quot;; &quot;&quot;) &amp; [Numbers.F749] &amp; IF([Numbers.F749] &gt;= 2020; &quot;[/b]&quot;; &quot;&quot;)  &amp; &quot;, &quot; &amp; [Numbers.H749] &amp; &quot;) [sup][&quot; &amp; [Numbers.C749] &amp; &quot;: &quot; &amp; [Numbers.I7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 (&quot; &amp; [Numbers.G750] &amp; &quot;, &quot;  &amp; IF([Numbers.F750] &gt;= 2020; &quot;[b]&quot;; &quot;&quot;) &amp; [Numbers.F750] &amp; IF([Numbers.F750] &gt;= 2020; &quot;[/b]&quot;; &quot;&quot;)  &amp; &quot;, &quot; &amp; [Numbers.H750] &amp; &quot;) [sup][&quot; &amp; [Numbers.C750] &amp; &quot;: &quot; &amp; [Numbers.I7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 (&quot; &amp; [Numbers.G751] &amp; &quot;, &quot;  &amp; IF([Numbers.F751] &gt;= 2020; &quot;[b]&quot;; &quot;&quot;) &amp; [Numbers.F751] &amp; IF([Numbers.F751] &gt;= 2020; &quot;[/b]&quot;; &quot;&quot;)  &amp; &quot;, &quot; &amp; [Numbers.H751] &amp; &quot;) [sup][&quot; &amp; [Numbers.C751] &amp; &quot;: &quot; &amp; [Numbers.I7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 (&quot; &amp; [Numbers.G752] &amp; &quot;, &quot;  &amp; IF([Numbers.F752] &gt;= 2020; &quot;[b]&quot;; &quot;&quot;) &amp; [Numbers.F752] &amp; IF([Numbers.F752] &gt;= 2020; &quot;[/b]&quot;; &quot;&quot;)  &amp; &quot;, &quot; &amp; [Numbers.H752] &amp; &quot;) [sup][&quot; &amp; [Numbers.C752] &amp; &quot;: &quot; &amp; [Numbers.I7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 (&quot; &amp; [Numbers.G753] &amp; &quot;, &quot;  &amp; IF([Numbers.F753] &gt;= 2020; &quot;[b]&quot;; &quot;&quot;) &amp; [Numbers.F753] &amp; IF([Numbers.F753] &gt;= 2020; &quot;[/b]&quot;; &quot;&quot;)  &amp; &quot;, &quot; &amp; [Numbers.H753] &amp; &quot;) [sup][&quot; &amp; [Numbers.C753] &amp; &quot;: &quot; &amp; [Numbers.I7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 (&quot; &amp; [Numbers.G754] &amp; &quot;, &quot;  &amp; IF([Numbers.F754] &gt;= 2020; &quot;[b]&quot;; &quot;&quot;) &amp; [Numbers.F754] &amp; IF([Numbers.F754] &gt;= 2020; &quot;[/b]&quot;; &quot;&quot;)  &amp; &quot;, &quot; &amp; [Numbers.H754] &amp; &quot;) [sup][&quot; &amp; [Numbers.C754] &amp; &quot;: &quot; &amp; [Numbers.I7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 (&quot; &amp; [Numbers.G755] &amp; &quot;, &quot;  &amp; IF([Numbers.F755] &gt;= 2020; &quot;[b]&quot;; &quot;&quot;) &amp; [Numbers.F755] &amp; IF([Numbers.F755] &gt;= 2020; &quot;[/b]&quot;; &quot;&quot;)  &amp; &quot;, &quot; &amp; [Numbers.H755] &amp; &quot;) [sup][&quot; &amp; [Numbers.C755] &amp; &quot;: &quot; &amp; [Numbers.I7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 (&quot; &amp; [Numbers.G756] &amp; &quot;, &quot;  &amp; IF([Numbers.F756] &gt;= 2020; &quot;[b]&quot;; &quot;&quot;) &amp; [Numbers.F756] &amp; IF([Numbers.F756] &gt;= 2020; &quot;[/b]&quot;; &quot;&quot;)  &amp; &quot;, &quot; &amp; [Numbers.H756] &amp; &quot;) [sup][&quot; &amp; [Numbers.C756] &amp; &quot;: &quot; &amp; [Numbers.I7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 (&quot; &amp; [Numbers.G757] &amp; &quot;, &quot;  &amp; IF([Numbers.F757] &gt;= 2020; &quot;[b]&quot;; &quot;&quot;) &amp; [Numbers.F757] &amp; IF([Numbers.F757] &gt;= 2020; &quot;[/b]&quot;; &quot;&quot;)  &amp; &quot;, &quot; &amp; [Numbers.H757] &amp; &quot;) [sup][&quot; &amp; [Numbers.C757] &amp; &quot;: &quot; &amp; [Numbers.I7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 (&quot; &amp; [Numbers.G758] &amp; &quot;, &quot;  &amp; IF([Numbers.F758] &gt;= 2020; &quot;[b]&quot;; &quot;&quot;) &amp; [Numbers.F758] &amp; IF([Numbers.F758] &gt;= 2020; &quot;[/b]&quot;; &quot;&quot;)  &amp; &quot;, &quot; &amp; [Numbers.H758] &amp; &quot;) [sup][&quot; &amp; [Numbers.C758] &amp; &quot;: &quot; &amp; [Numbers.I7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 (&quot; &amp; [Numbers.G759] &amp; &quot;, &quot;  &amp; IF([Numbers.F759] &gt;= 2020; &quot;[b]&quot;; &quot;&quot;) &amp; [Numbers.F759] &amp; IF([Numbers.F759] &gt;= 2020; &quot;[/b]&quot;; &quot;&quot;)  &amp; &quot;, &quot; &amp; [Numbers.H759] &amp; &quot;) [sup][&quot; &amp; [Numbers.C759] &amp; &quot;: &quot; &amp; [Numbers.I7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 (&quot; &amp; [Numbers.G760] &amp; &quot;, &quot;  &amp; IF([Numbers.F760] &gt;= 2020; &quot;[b]&quot;; &quot;&quot;) &amp; [Numbers.F760] &amp; IF([Numbers.F760] &gt;= 2020; &quot;[/b]&quot;; &quot;&quot;)  &amp; &quot;, &quot; &amp; [Numbers.H760] &amp; &quot;) [sup][&quot; &amp; [Numbers.C760] &amp; &quot;: &quot; &amp; [Numbers.I7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 (&quot; &amp; [Numbers.G761] &amp; &quot;, &quot;  &amp; IF([Numbers.F761] &gt;= 2020; &quot;[b]&quot;; &quot;&quot;) &amp; [Numbers.F761] &amp; IF([Numbers.F761] &gt;= 2020; &quot;[/b]&quot;; &quot;&quot;)  &amp; &quot;, &quot; &amp; [Numbers.H761] &amp; &quot;) [sup][&quot; &amp; [Numbers.C761] &amp; &quot;: &quot; &amp; [Numbers.I7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 (&quot; &amp; [Numbers.G762] &amp; &quot;, &quot;  &amp; IF([Numbers.F762] &gt;= 2020; &quot;[b]&quot;; &quot;&quot;) &amp; [Numbers.F762] &amp; IF([Numbers.F762] &gt;= 2020; &quot;[/b]&quot;; &quot;&quot;)  &amp; &quot;, &quot; &amp; [Numbers.H762] &amp; &quot;) [sup][&quot; &amp; [Numbers.C762] &amp; &quot;: &quot; &amp; [Numbers.I7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 (&quot; &amp; [Numbers.G763] &amp; &quot;, &quot;  &amp; IF([Numbers.F763] &gt;= 2020; &quot;[b]&quot;; &quot;&quot;) &amp; [Numbers.F763] &amp; IF([Numbers.F763] &gt;= 2020; &quot;[/b]&quot;; &quot;&quot;)  &amp; &quot;, &quot; &amp; [Numbers.H763] &amp; &quot;) [sup][&quot; &amp; [Numbers.C763] &amp; &quot;: &quot; &amp; [Numbers.I7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 (&quot; &amp; [Numbers.G764] &amp; &quot;, &quot;  &amp; IF([Numbers.F764] &gt;= 2020; &quot;[b]&quot;; &quot;&quot;) &amp; [Numbers.F764] &amp; IF([Numbers.F764] &gt;= 2020; &quot;[/b]&quot;; &quot;&quot;)  &amp; &quot;, &quot; &amp; [Numbers.H764] &amp; &quot;) [sup][&quot; &amp; [Numbers.C764] &amp; &quot;: &quot; &amp; [Numbers.I7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 (&quot; &amp; [Numbers.G765] &amp; &quot;, &quot;  &amp; IF([Numbers.F765] &gt;= 2020; &quot;[b]&quot;; &quot;&quot;) &amp; [Numbers.F765] &amp; IF([Numbers.F765] &gt;= 2020; &quot;[/b]&quot;; &quot;&quot;)  &amp; &quot;, &quot; &amp; [Numbers.H765] &amp; &quot;) [sup][&quot; &amp; [Numbers.C765] &amp; &quot;: &quot; &amp; [Numbers.I7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 (&quot; &amp; [Numbers.G766] &amp; &quot;, &quot;  &amp; IF([Numbers.F766] &gt;= 2020; &quot;[b]&quot;; &quot;&quot;) &amp; [Numbers.F766] &amp; IF([Numbers.F766] &gt;= 2020; &quot;[/b]&quot;; &quot;&quot;)  &amp; &quot;, &quot; &amp; [Numbers.H766] &amp; &quot;) [sup][&quot; &amp; [Numbers.C766] &amp; &quot;: &quot; &amp; [Numbers.I7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 (&quot; &amp; [Numbers.G767] &amp; &quot;, &quot;  &amp; IF([Numbers.F767] &gt;= 2020; &quot;[b]&quot;; &quot;&quot;) &amp; [Numbers.F767] &amp; IF([Numbers.F767] &gt;= 2020; &quot;[/b]&quot;; &quot;&quot;)  &amp; &quot;, &quot; &amp; [Numbers.H767] &amp; &quot;) [sup][&quot; &amp; [Numbers.C767] &amp; &quot;: &quot; &amp; [Numbers.I7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 (&quot; &amp; [Numbers.G768] &amp; &quot;, &quot;  &amp; IF([Numbers.F768] &gt;= 2020; &quot;[b]&quot;; &quot;&quot;) &amp; [Numbers.F768] &amp; IF([Numbers.F768] &gt;= 2020; &quot;[/b]&quot;; &quot;&quot;)  &amp; &quot;, &quot; &amp; [Numbers.H768] &amp; &quot;) [sup][&quot; &amp; [Numbers.C768] &amp; &quot;: &quot; &amp; [Numbers.I7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 (&quot; &amp; [Numbers.G769] &amp; &quot;, &quot;  &amp; IF([Numbers.F769] &gt;= 2020; &quot;[b]&quot;; &quot;&quot;) &amp; [Numbers.F769] &amp; IF([Numbers.F769] &gt;= 2020; &quot;[/b]&quot;; &quot;&quot;)  &amp; &quot;, &quot; &amp; [Numbers.H769] &amp; &quot;) [sup][&quot; &amp; [Numbers.C769] &amp; &quot;: &quot; &amp; [Numbers.I7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 (&quot; &amp; [Numbers.G770] &amp; &quot;, &quot;  &amp; IF([Numbers.F770] &gt;= 2020; &quot;[b]&quot;; &quot;&quot;) &amp; [Numbers.F770] &amp; IF([Numbers.F770] &gt;= 2020; &quot;[/b]&quot;; &quot;&quot;)  &amp; &quot;, &quot; &amp; [Numbers.H770] &amp; &quot;) [sup][&quot; &amp; [Numbers.C770] &amp; &quot;: &quot; &amp; [Numbers.I7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 (&quot; &amp; [Numbers.G771] &amp; &quot;, &quot;  &amp; IF([Numbers.F771] &gt;= 2020; &quot;[b]&quot;; &quot;&quot;) &amp; [Numbers.F771] &amp; IF([Numbers.F771] &gt;= 2020; &quot;[/b]&quot;; &quot;&quot;)  &amp; &quot;, &quot; &amp; [Numbers.H771] &amp; &quot;) [sup][&quot; &amp; [Numbers.C771] &amp; &quot;: &quot; &amp; [Numbers.I7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 (&quot; &amp; [Numbers.G772] &amp; &quot;, &quot;  &amp; IF([Numbers.F772] &gt;= 2020; &quot;[b]&quot;; &quot;&quot;) &amp; [Numbers.F772] &amp; IF([Numbers.F772] &gt;= 2020; &quot;[/b]&quot;; &quot;&quot;)  &amp; &quot;, &quot; &amp; [Numbers.H772] &amp; &quot;) [sup][&quot; &amp; [Numbers.C772] &amp; &quot;: &quot; &amp; [Numbers.I7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 (&quot; &amp; [Numbers.G773] &amp; &quot;, &quot;  &amp; IF([Numbers.F773] &gt;= 2020; &quot;[b]&quot;; &quot;&quot;) &amp; [Numbers.F773] &amp; IF([Numbers.F773] &gt;= 2020; &quot;[/b]&quot;; &quot;&quot;)  &amp; &quot;, &quot; &amp; [Numbers.H773] &amp; &quot;) [sup][&quot; &amp; [Numbers.C773] &amp; &quot;: &quot; &amp; [Numbers.I7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 (&quot; &amp; [Numbers.G774] &amp; &quot;, &quot;  &amp; IF([Numbers.F774] &gt;= 2020; &quot;[b]&quot;; &quot;&quot;) &amp; [Numbers.F774] &amp; IF([Numbers.F774] &gt;= 2020; &quot;[/b]&quot;; &quot;&quot;)  &amp; &quot;, &quot; &amp; [Numbers.H774] &amp; &quot;) [sup][&quot; &amp; [Numbers.C774] &amp; &quot;: &quot; &amp; [Numbers.I7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 (&quot; &amp; [Numbers.G775] &amp; &quot;, &quot;  &amp; IF([Numbers.F775] &gt;= 2020; &quot;[b]&quot;; &quot;&quot;) &amp; [Numbers.F775] &amp; IF([Numbers.F775] &gt;= 2020; &quot;[/b]&quot;; &quot;&quot;)  &amp; &quot;, &quot; &amp; [Numbers.H775] &amp; &quot;) [sup][&quot; &amp; [Numbers.C775] &amp; &quot;: &quot; &amp; [Numbers.I7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 (&quot; &amp; [Numbers.G776] &amp; &quot;, &quot;  &amp; IF([Numbers.F776] &gt;= 2020; &quot;[b]&quot;; &quot;&quot;) &amp; [Numbers.F776] &amp; IF([Numbers.F776] &gt;= 2020; &quot;[/b]&quot;; &quot;&quot;)  &amp; &quot;, &quot; &amp; [Numbers.H776] &amp; &quot;) [sup][&quot; &amp; [Numbers.C776] &amp; &quot;: &quot; &amp; [Numbers.I7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 (&quot; &amp; [Numbers.G777] &amp; &quot;, &quot;  &amp; IF([Numbers.F777] &gt;= 2020; &quot;[b]&quot;; &quot;&quot;) &amp; [Numbers.F777] &amp; IF([Numbers.F777] &gt;= 2020; &quot;[/b]&quot;; &quot;&quot;)  &amp; &quot;, &quot; &amp; [Numbers.H777] &amp; &quot;) [sup][&quot; &amp; [Numbers.C777] &amp; &quot;: &quot; &amp; [Numbers.I7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 (&quot; &amp; [Numbers.G778] &amp; &quot;, &quot;  &amp; IF([Numbers.F778] &gt;= 2020; &quot;[b]&quot;; &quot;&quot;) &amp; [Numbers.F778] &amp; IF([Numbers.F778] &gt;= 2020; &quot;[/b]&quot;; &quot;&quot;)  &amp; &quot;, &quot; &amp; [Numbers.H778] &amp; &quot;) [sup][&quot; &amp; [Numbers.C778] &amp; &quot;: &quot; &amp; [Numbers.I7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 (&quot; &amp; [Numbers.G779] &amp; &quot;, &quot;  &amp; IF([Numbers.F779] &gt;= 2020; &quot;[b]&quot;; &quot;&quot;) &amp; [Numbers.F779] &amp; IF([Numbers.F779] &gt;= 2020; &quot;[/b]&quot;; &quot;&quot;)  &amp; &quot;, &quot; &amp; [Numbers.H779] &amp; &quot;) [sup][&quot; &amp; [Numbers.C779] &amp; &quot;: &quot; &amp; [Numbers.I7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 (&quot; &amp; [Numbers.G780] &amp; &quot;, &quot;  &amp; IF([Numbers.F780] &gt;= 2020; &quot;[b]&quot;; &quot;&quot;) &amp; [Numbers.F780] &amp; IF([Numbers.F780] &gt;= 2020; &quot;[/b]&quot;; &quot;&quot;)  &amp; &quot;, &quot; &amp; [Numbers.H780] &amp; &quot;) [sup][&quot; &amp; [Numbers.C780] &amp; &quot;: &quot; &amp; [Numbers.I7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 (&quot; &amp; [Numbers.G781] &amp; &quot;, &quot;  &amp; IF([Numbers.F781] &gt;= 2020; &quot;[b]&quot;; &quot;&quot;) &amp; [Numbers.F781] &amp; IF([Numbers.F781] &gt;= 2020; &quot;[/b]&quot;; &quot;&quot;)  &amp; &quot;, &quot; &amp; [Numbers.H781] &amp; &quot;) [sup][&quot; &amp; [Numbers.C781] &amp; &quot;: &quot; &amp; [Numbers.I7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 (&quot; &amp; [Numbers.G782] &amp; &quot;, &quot;  &amp; IF([Numbers.F782] &gt;= 2020; &quot;[b]&quot;; &quot;&quot;) &amp; [Numbers.F782] &amp; IF([Numbers.F782] &gt;= 2020; &quot;[/b]&quot;; &quot;&quot;)  &amp; &quot;, &quot; &amp; [Numbers.H782] &amp; &quot;) [sup][&quot; &amp; [Numbers.C782] &amp; &quot;: &quot; &amp; [Numbers.I7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 (&quot; &amp; [Numbers.G783] &amp; &quot;, &quot;  &amp; IF([Numbers.F783] &gt;= 2020; &quot;[b]&quot;; &quot;&quot;) &amp; [Numbers.F783] &amp; IF([Numbers.F783] &gt;= 2020; &quot;[/b]&quot;; &quot;&quot;)  &amp; &quot;, &quot; &amp; [Numbers.H783] &amp; &quot;) [sup][&quot; &amp; [Numbers.C783] &amp; &quot;: &quot; &amp; [Numbers.I7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 (&quot; &amp; [Numbers.G784] &amp; &quot;, &quot;  &amp; IF([Numbers.F784] &gt;= 2020; &quot;[b]&quot;; &quot;&quot;) &amp; [Numbers.F784] &amp; IF([Numbers.F784] &gt;= 2020; &quot;[/b]&quot;; &quot;&quot;)  &amp; &quot;, &quot; &amp; [Numbers.H784] &amp; &quot;) [sup][&quot; &amp; [Numbers.C784] &amp; &quot;: &quot; &amp; [Numbers.I7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 (&quot; &amp; [Numbers.G785] &amp; &quot;, &quot;  &amp; IF([Numbers.F785] &gt;= 2020; &quot;[b]&quot;; &quot;&quot;) &amp; [Numbers.F785] &amp; IF([Numbers.F785] &gt;= 2020; &quot;[/b]&quot;; &quot;&quot;)  &amp; &quot;, &quot; &amp; [Numbers.H785] &amp; &quot;) [sup][&quot; &amp; [Numbers.C785] &amp; &quot;: &quot; &amp; [Numbers.I7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 (&quot; &amp; [Numbers.G786] &amp; &quot;, &quot;  &amp; IF([Numbers.F786] &gt;= 2020; &quot;[b]&quot;; &quot;&quot;) &amp; [Numbers.F786] &amp; IF([Numbers.F786] &gt;= 2020; &quot;[/b]&quot;; &quot;&quot;)  &amp; &quot;, &quot; &amp; [Numbers.H786] &amp; &quot;) [sup][&quot; &amp; [Numbers.C786] &amp; &quot;: &quot; &amp; [Numbers.I7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 (&quot; &amp; [Numbers.G787] &amp; &quot;, &quot;  &amp; IF([Numbers.F787] &gt;= 2020; &quot;[b]&quot;; &quot;&quot;) &amp; [Numbers.F787] &amp; IF([Numbers.F787] &gt;= 2020; &quot;[/b]&quot;; &quot;&quot;)  &amp; &quot;, &quot; &amp; [Numbers.H787] &amp; &quot;) [sup][&quot; &amp; [Numbers.C787] &amp; &quot;: &quot; &amp; [Numbers.I7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 (&quot; &amp; [Numbers.G788] &amp; &quot;, &quot;  &amp; IF([Numbers.F788] &gt;= 2020; &quot;[b]&quot;; &quot;&quot;) &amp; [Numbers.F788] &amp; IF([Numbers.F788] &gt;= 2020; &quot;[/b]&quot;; &quot;&quot;)  &amp; &quot;, &quot; &amp; [Numbers.H788] &amp; &quot;) [sup][&quot; &amp; [Numbers.C788] &amp; &quot;: &quot; &amp; [Numbers.I7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 (&quot; &amp; [Numbers.G789] &amp; &quot;, &quot;  &amp; IF([Numbers.F789] &gt;= 2020; &quot;[b]&quot;; &quot;&quot;) &amp; [Numbers.F789] &amp; IF([Numbers.F789] &gt;= 2020; &quot;[/b]&quot;; &quot;&quot;)  &amp; &quot;, &quot; &amp; [Numbers.H789] &amp; &quot;) [sup][&quot; &amp; [Numbers.C789] &amp; &quot;: &quot; &amp; [Numbers.I7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 (&quot; &amp; [Numbers.G790] &amp; &quot;, &quot;  &amp; IF([Numbers.F790] &gt;= 2020; &quot;[b]&quot;; &quot;&quot;) &amp; [Numbers.F790] &amp; IF([Numbers.F790] &gt;= 2020; &quot;[/b]&quot;; &quot;&quot;)  &amp; &quot;, &quot; &amp; [Numbers.H790] &amp; &quot;) [sup][&quot; &amp; [Numbers.C790] &amp; &quot;: &quot; &amp; [Numbers.I7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 (&quot; &amp; [Numbers.G791] &amp; &quot;, &quot;  &amp; IF([Numbers.F791] &gt;= 2020; &quot;[b]&quot;; &quot;&quot;) &amp; [Numbers.F791] &amp; IF([Numbers.F791] &gt;= 2020; &quot;[/b]&quot;; &quot;&quot;)  &amp; &quot;, &quot; &amp; [Numbers.H791] &amp; &quot;) [sup][&quot; &amp; [Numbers.C791] &amp; &quot;: &quot; &amp; [Numbers.I7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 (&quot; &amp; [Numbers.G792] &amp; &quot;, &quot;  &amp; IF([Numbers.F792] &gt;= 2020; &quot;[b]&quot;; &quot;&quot;) &amp; [Numbers.F792] &amp; IF([Numbers.F792] &gt;= 2020; &quot;[/b]&quot;; &quot;&quot;)  &amp; &quot;, &quot; &amp; [Numbers.H792] &amp; &quot;) [sup][&quot; &amp; [Numbers.C792] &amp; &quot;: &quot; &amp; [Numbers.I7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 (&quot; &amp; [Numbers.G793] &amp; &quot;, &quot;  &amp; IF([Numbers.F793] &gt;= 2020; &quot;[b]&quot;; &quot;&quot;) &amp; [Numbers.F793] &amp; IF([Numbers.F793] &gt;= 2020; &quot;[/b]&quot;; &quot;&quot;)  &amp; &quot;, &quot; &amp; [Numbers.H793] &amp; &quot;) [sup][&quot; &amp; [Numbers.C793] &amp; &quot;: &quot; &amp; [Numbers.I7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 (&quot; &amp; [Numbers.G794] &amp; &quot;, &quot;  &amp; IF([Numbers.F794] &gt;= 2020; &quot;[b]&quot;; &quot;&quot;) &amp; [Numbers.F794] &amp; IF([Numbers.F794] &gt;= 2020; &quot;[/b]&quot;; &quot;&quot;)  &amp; &quot;, &quot; &amp; [Numbers.H794] &amp; &quot;) [sup][&quot; &amp; [Numbers.C794] &amp; &quot;: &quot; &amp; [Numbers.I7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 (&quot; &amp; [Numbers.G795] &amp; &quot;, &quot;  &amp; IF([Numbers.F795] &gt;= 2020; &quot;[b]&quot;; &quot;&quot;) &amp; [Numbers.F795] &amp; IF([Numbers.F795] &gt;= 2020; &quot;[/b]&quot;; &quot;&quot;)  &amp; &quot;, &quot; &amp; [Numbers.H795] &amp; &quot;) [sup][&quot; &amp; [Numbers.C795] &amp; &quot;: &quot; &amp; [Numbers.I7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 (&quot; &amp; [Numbers.G796] &amp; &quot;, &quot;  &amp; IF([Numbers.F796] &gt;= 2020; &quot;[b]&quot;; &quot;&quot;) &amp; [Numbers.F796] &amp; IF([Numbers.F796] &gt;= 2020; &quot;[/b]&quot;; &quot;&quot;)  &amp; &quot;, &quot; &amp; [Numbers.H796] &amp; &quot;) [sup][&quot; &amp; [Numbers.C796] &amp; &quot;: &quot; &amp; [Numbers.I7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 (&quot; &amp; [Numbers.G797] &amp; &quot;, &quot;  &amp; IF([Numbers.F797] &gt;= 2020; &quot;[b]&quot;; &quot;&quot;) &amp; [Numbers.F797] &amp; IF([Numbers.F797] &gt;= 2020; &quot;[/b]&quot;; &quot;&quot;)  &amp; &quot;, &quot; &amp; [Numbers.H797] &amp; &quot;) [sup][&quot; &amp; [Numbers.C797] &amp; &quot;: &quot; &amp; [Numbers.I7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 (&quot; &amp; [Numbers.G798] &amp; &quot;, &quot;  &amp; IF([Numbers.F798] &gt;= 2020; &quot;[b]&quot;; &quot;&quot;) &amp; [Numbers.F798] &amp; IF([Numbers.F798] &gt;= 2020; &quot;[/b]&quot;; &quot;&quot;)  &amp; &quot;, &quot; &amp; [Numbers.H798] &amp; &quot;) [sup][&quot; &amp; [Numbers.C798] &amp; &quot;: &quot; &amp; [Numbers.I7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 (&quot; &amp; [Numbers.G799] &amp; &quot;, &quot;  &amp; IF([Numbers.F799] &gt;= 2020; &quot;[b]&quot;; &quot;&quot;) &amp; [Numbers.F799] &amp; IF([Numbers.F799] &gt;= 2020; &quot;[/b]&quot;; &quot;&quot;)  &amp; &quot;, &quot; &amp; [Numbers.H799] &amp; &quot;) [sup][&quot; &amp; [Numbers.C799] &amp; &quot;: &quot; &amp; [Numbers.I7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 (&quot; &amp; [Numbers.G800] &amp; &quot;, &quot;  &amp; IF([Numbers.F800] &gt;= 2020; &quot;[b]&quot;; &quot;&quot;) &amp; [Numbers.F800] &amp; IF([Numbers.F800] &gt;= 2020; &quot;[/b]&quot;; &quot;&quot;)  &amp; &quot;, &quot; &amp; [Numbers.H800] &amp; &quot;) [sup][&quot; &amp; [Numbers.C800] &amp; &quot;: &quot; &amp; [Numbers.I8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 (&quot; &amp; [Numbers.G801] &amp; &quot;, &quot;  &amp; IF([Numbers.F801] &gt;= 2020; &quot;[b]&quot;; &quot;&quot;) &amp; [Numbers.F801] &amp; IF([Numbers.F801] &gt;= 2020; &quot;[/b]&quot;; &quot;&quot;)  &amp; &quot;, &quot; &amp; [Numbers.H801] &amp; &quot;) [sup][&quot; &amp; [Numbers.C801] &amp; &quot;: &quot; &amp; [Numbers.I8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 (&quot; &amp; [Numbers.G802] &amp; &quot;, &quot;  &amp; IF([Numbers.F802] &gt;= 2020; &quot;[b]&quot;; &quot;&quot;) &amp; [Numbers.F802] &amp; IF([Numbers.F802] &gt;= 2020; &quot;[/b]&quot;; &quot;&quot;)  &amp; &quot;, &quot; &amp; [Numbers.H802] &amp; &quot;) [sup][&quot; &amp; [Numbers.C802] &amp; &quot;: &quot; &amp; [Numbers.I8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 (&quot; &amp; [Numbers.G803] &amp; &quot;, &quot;  &amp; IF([Numbers.F803] &gt;= 2020; &quot;[b]&quot;; &quot;&quot;) &amp; [Numbers.F803] &amp; IF([Numbers.F803] &gt;= 2020; &quot;[/b]&quot;; &quot;&quot;)  &amp; &quot;, &quot; &amp; [Numbers.H803] &amp; &quot;) [sup][&quot; &amp; [Numbers.C803] &amp; &quot;: &quot; &amp; [Numbers.I8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 (&quot; &amp; [Numbers.G804] &amp; &quot;, &quot;  &amp; IF([Numbers.F804] &gt;= 2020; &quot;[b]&quot;; &quot;&quot;) &amp; [Numbers.F804] &amp; IF([Numbers.F804] &gt;= 2020; &quot;[/b]&quot;; &quot;&quot;)  &amp; &quot;, &quot; &amp; [Numbers.H804] &amp; &quot;) [sup][&quot; &amp; [Numbers.C804] &amp; &quot;: &quot; &amp; [Numbers.I8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 (&quot; &amp; [Numbers.G805] &amp; &quot;, &quot;  &amp; IF([Numbers.F805] &gt;= 2020; &quot;[b]&quot;; &quot;&quot;) &amp; [Numbers.F805] &amp; IF([Numbers.F805] &gt;= 2020; &quot;[/b]&quot;; &quot;&quot;)  &amp; &quot;, &quot; &amp; [Numbers.H805] &amp; &quot;) [sup][&quot; &amp; [Numbers.C805] &amp; &quot;: &quot; &amp; [Numbers.I8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 (&quot; &amp; [Numbers.G806] &amp; &quot;, &quot;  &amp; IF([Numbers.F806] &gt;= 2020; &quot;[b]&quot;; &quot;&quot;) &amp; [Numbers.F806] &amp; IF([Numbers.F806] &gt;= 2020; &quot;[/b]&quot;; &quot;&quot;)  &amp; &quot;, &quot; &amp; [Numbers.H806] &amp; &quot;) [sup][&quot; &amp; [Numbers.C806] &amp; &quot;: &quot; &amp; [Numbers.I8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 (&quot; &amp; [Numbers.G807] &amp; &quot;, &quot;  &amp; IF([Numbers.F807] &gt;= 2020; &quot;[b]&quot;; &quot;&quot;) &amp; [Numbers.F807] &amp; IF([Numbers.F807] &gt;= 2020; &quot;[/b]&quot;; &quot;&quot;)  &amp; &quot;, &quot; &amp; [Numbers.H807] &amp; &quot;) [sup][&quot; &amp; [Numbers.C807] &amp; &quot;: &quot; &amp; [Numbers.I8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 (&quot; &amp; [Numbers.G808] &amp; &quot;, &quot;  &amp; IF([Numbers.F808] &gt;= 2020; &quot;[b]&quot;; &quot;&quot;) &amp; [Numbers.F808] &amp; IF([Numbers.F808] &gt;= 2020; &quot;[/b]&quot;; &quot;&quot;)  &amp; &quot;, &quot; &amp; [Numbers.H808] &amp; &quot;) [sup][&quot; &amp; [Numbers.C808] &amp; &quot;: &quot; &amp; [Numbers.I8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 (&quot; &amp; [Numbers.G809] &amp; &quot;, &quot;  &amp; IF([Numbers.F809] &gt;= 2020; &quot;[b]&quot;; &quot;&quot;) &amp; [Numbers.F809] &amp; IF([Numbers.F809] &gt;= 2020; &quot;[/b]&quot;; &quot;&quot;)  &amp; &quot;, &quot; &amp; [Numbers.H809] &amp; &quot;) [sup][&quot; &amp; [Numbers.C809] &amp; &quot;: &quot; &amp; [Numbers.I8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 (&quot; &amp; [Numbers.G810] &amp; &quot;, &quot;  &amp; IF([Numbers.F810] &gt;= 2020; &quot;[b]&quot;; &quot;&quot;) &amp; [Numbers.F810] &amp; IF([Numbers.F810] &gt;= 2020; &quot;[/b]&quot;; &quot;&quot;)  &amp; &quot;, &quot; &amp; [Numbers.H810] &amp; &quot;) [sup][&quot; &amp; [Numbers.C810] &amp; &quot;: &quot; &amp; [Numbers.I8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 (&quot; &amp; [Numbers.G811] &amp; &quot;, &quot;  &amp; IF([Numbers.F811] &gt;= 2020; &quot;[b]&quot;; &quot;&quot;) &amp; [Numbers.F811] &amp; IF([Numbers.F811] &gt;= 2020; &quot;[/b]&quot;; &quot;&quot;)  &amp; &quot;, &quot; &amp; [Numbers.H811] &amp; &quot;) [sup][&quot; &amp; [Numbers.C811] &amp; &quot;: &quot; &amp; [Numbers.I8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 (&quot; &amp; [Numbers.G812] &amp; &quot;, &quot;  &amp; IF([Numbers.F812] &gt;= 2020; &quot;[b]&quot;; &quot;&quot;) &amp; [Numbers.F812] &amp; IF([Numbers.F812] &gt;= 2020; &quot;[/b]&quot;; &quot;&quot;)  &amp; &quot;, &quot; &amp; [Numbers.H812] &amp; &quot;) [sup][&quot; &amp; [Numbers.C812] &amp; &quot;: &quot; &amp; [Numbers.I8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 (&quot; &amp; [Numbers.G813] &amp; &quot;, &quot;  &amp; IF([Numbers.F813] &gt;= 2020; &quot;[b]&quot;; &quot;&quot;) &amp; [Numbers.F813] &amp; IF([Numbers.F813] &gt;= 2020; &quot;[/b]&quot;; &quot;&quot;)  &amp; &quot;, &quot; &amp; [Numbers.H813] &amp; &quot;) [sup][&quot; &amp; [Numbers.C813] &amp; &quot;: &quot; &amp; [Numbers.I8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 (&quot; &amp; [Numbers.G814] &amp; &quot;, &quot;  &amp; IF([Numbers.F814] &gt;= 2020; &quot;[b]&quot;; &quot;&quot;) &amp; [Numbers.F814] &amp; IF([Numbers.F814] &gt;= 2020; &quot;[/b]&quot;; &quot;&quot;)  &amp; &quot;, &quot; &amp; [Numbers.H814] &amp; &quot;) [sup][&quot; &amp; [Numbers.C814] &amp; &quot;: &quot; &amp; [Numbers.I8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 (&quot; &amp; [Numbers.G815] &amp; &quot;, &quot;  &amp; IF([Numbers.F815] &gt;= 2020; &quot;[b]&quot;; &quot;&quot;) &amp; [Numbers.F815] &amp; IF([Numbers.F815] &gt;= 2020; &quot;[/b]&quot;; &quot;&quot;)  &amp; &quot;, &quot; &amp; [Numbers.H815] &amp; &quot;) [sup][&quot; &amp; [Numbers.C815] &amp; &quot;: &quot; &amp; [Numbers.I8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 (&quot; &amp; [Numbers.G816] &amp; &quot;, &quot;  &amp; IF([Numbers.F816] &gt;= 2020; &quot;[b]&quot;; &quot;&quot;) &amp; [Numbers.F816] &amp; IF([Numbers.F816] &gt;= 2020; &quot;[/b]&quot;; &quot;&quot;)  &amp; &quot;, &quot; &amp; [Numbers.H816] &amp; &quot;) [sup][&quot; &amp; [Numbers.C816] &amp; &quot;: &quot; &amp; [Numbers.I8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 (&quot; &amp; [Numbers.G817] &amp; &quot;, &quot;  &amp; IF([Numbers.F817] &gt;= 2020; &quot;[b]&quot;; &quot;&quot;) &amp; [Numbers.F817] &amp; IF([Numbers.F817] &gt;= 2020; &quot;[/b]&quot;; &quot;&quot;)  &amp; &quot;, &quot; &amp; [Numbers.H817] &amp; &quot;) [sup][&quot; &amp; [Numbers.C817] &amp; &quot;: &quot; &amp; [Numbers.I8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 (&quot; &amp; [Numbers.G818] &amp; &quot;, &quot;  &amp; IF([Numbers.F818] &gt;= 2020; &quot;[b]&quot;; &quot;&quot;) &amp; [Numbers.F818] &amp; IF([Numbers.F818] &gt;= 2020; &quot;[/b]&quot;; &quot;&quot;)  &amp; &quot;, &quot; &amp; [Numbers.H818] &amp; &quot;) [sup][&quot; &amp; [Numbers.C818] &amp; &quot;: &quot; &amp; [Numbers.I8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 (&quot; &amp; [Numbers.G819] &amp; &quot;, &quot;  &amp; IF([Numbers.F819] &gt;= 2020; &quot;[b]&quot;; &quot;&quot;) &amp; [Numbers.F819] &amp; IF([Numbers.F819] &gt;= 2020; &quot;[/b]&quot;; &quot;&quot;)  &amp; &quot;, &quot; &amp; [Numbers.H819] &amp; &quot;) [sup][&quot; &amp; [Numbers.C819] &amp; &quot;: &quot; &amp; [Numbers.I8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 (&quot; &amp; [Numbers.G820] &amp; &quot;, &quot;  &amp; IF([Numbers.F820] &gt;= 2020; &quot;[b]&quot;; &quot;&quot;) &amp; [Numbers.F820] &amp; IF([Numbers.F820] &gt;= 2020; &quot;[/b]&quot;; &quot;&quot;)  &amp; &quot;, &quot; &amp; [Numbers.H820] &amp; &quot;) [sup][&quot; &amp; [Numbers.C820] &amp; &quot;: &quot; &amp; [Numbers.I8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 (&quot; &amp; [Numbers.G821] &amp; &quot;, &quot;  &amp; IF([Numbers.F821] &gt;= 2020; &quot;[b]&quot;; &quot;&quot;) &amp; [Numbers.F821] &amp; IF([Numbers.F821] &gt;= 2020; &quot;[/b]&quot;; &quot;&quot;)  &amp; &quot;, &quot; &amp; [Numbers.H821] &amp; &quot;) [sup][&quot; &amp; [Numbers.C821] &amp; &quot;: &quot; &amp; [Numbers.I8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 (&quot; &amp; [Numbers.G822] &amp; &quot;, &quot;  &amp; IF([Numbers.F822] &gt;= 2020; &quot;[b]&quot;; &quot;&quot;) &amp; [Numbers.F822] &amp; IF([Numbers.F822] &gt;= 2020; &quot;[/b]&quot;; &quot;&quot;)  &amp; &quot;, &quot; &amp; [Numbers.H822] &amp; &quot;) [sup][&quot; &amp; [Numbers.C822] &amp; &quot;: &quot; &amp; [Numbers.I8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 (&quot; &amp; [Numbers.G823] &amp; &quot;, &quot;  &amp; IF([Numbers.F823] &gt;= 2020; &quot;[b]&quot;; &quot;&quot;) &amp; [Numbers.F823] &amp; IF([Numbers.F823] &gt;= 2020; &quot;[/b]&quot;; &quot;&quot;)  &amp; &quot;, &quot; &amp; [Numbers.H823] &amp; &quot;) [sup][&quot; &amp; [Numbers.C823] &amp; &quot;: &quot; &amp; [Numbers.I8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 (&quot; &amp; [Numbers.G824] &amp; &quot;, &quot;  &amp; IF([Numbers.F824] &gt;= 2020; &quot;[b]&quot;; &quot;&quot;) &amp; [Numbers.F824] &amp; IF([Numbers.F824] &gt;= 2020; &quot;[/b]&quot;; &quot;&quot;)  &amp; &quot;, &quot; &amp; [Numbers.H824] &amp; &quot;) [sup][&quot; &amp; [Numbers.C824] &amp; &quot;: &quot; &amp; [Numbers.I8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 (&quot; &amp; [Numbers.G825] &amp; &quot;, &quot;  &amp; IF([Numbers.F825] &gt;= 2020; &quot;[b]&quot;; &quot;&quot;) &amp; [Numbers.F825] &amp; IF([Numbers.F825] &gt;= 2020; &quot;[/b]&quot;; &quot;&quot;)  &amp; &quot;, &quot; &amp; [Numbers.H825] &amp; &quot;) [sup][&quot; &amp; [Numbers.C825] &amp; &quot;: &quot; &amp; [Numbers.I8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 (&quot; &amp; [Numbers.G826] &amp; &quot;, &quot;  &amp; IF([Numbers.F826] &gt;= 2020; &quot;[b]&quot;; &quot;&quot;) &amp; [Numbers.F826] &amp; IF([Numbers.F826] &gt;= 2020; &quot;[/b]&quot;; &quot;&quot;)  &amp; &quot;, &quot; &amp; [Numbers.H826] &amp; &quot;) [sup][&quot; &amp; [Numbers.C826] &amp; &quot;: &quot; &amp; [Numbers.I8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 (&quot; &amp; [Numbers.G827] &amp; &quot;, &quot;  &amp; IF([Numbers.F827] &gt;= 2020; &quot;[b]&quot;; &quot;&quot;) &amp; [Numbers.F827] &amp; IF([Numbers.F827] &gt;= 2020; &quot;[/b]&quot;; &quot;&quot;)  &amp; &quot;, &quot; &amp; [Numbers.H827] &amp; &quot;) [sup][&quot; &amp; [Numbers.C827] &amp; &quot;: &quot; &amp; [Numbers.I8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 (&quot; &amp; [Numbers.G828] &amp; &quot;, &quot;  &amp; IF([Numbers.F828] &gt;= 2020; &quot;[b]&quot;; &quot;&quot;) &amp; [Numbers.F828] &amp; IF([Numbers.F828] &gt;= 2020; &quot;[/b]&quot;; &quot;&quot;)  &amp; &quot;, &quot; &amp; [Numbers.H828] &amp; &quot;) [sup][&quot; &amp; [Numbers.C828] &amp; &quot;: &quot; &amp; [Numbers.I8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 (&quot; &amp; [Numbers.G829] &amp; &quot;, &quot;  &amp; IF([Numbers.F829] &gt;= 2020; &quot;[b]&quot;; &quot;&quot;) &amp; [Numbers.F829] &amp; IF([Numbers.F829] &gt;= 2020; &quot;[/b]&quot;; &quot;&quot;)  &amp; &quot;, &quot; &amp; [Numbers.H829] &amp; &quot;) [sup][&quot; &amp; [Numbers.C829] &amp; &quot;: &quot; &amp; [Numbers.I8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 (&quot; &amp; [Numbers.G830] &amp; &quot;, &quot;  &amp; IF([Numbers.F830] &gt;= 2020; &quot;[b]&quot;; &quot;&quot;) &amp; [Numbers.F830] &amp; IF([Numbers.F830] &gt;= 2020; &quot;[/b]&quot;; &quot;&quot;)  &amp; &quot;, &quot; &amp; [Numbers.H830] &amp; &quot;) [sup][&quot; &amp; [Numbers.C830] &amp; &quot;: &quot; &amp; [Numbers.I8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 (&quot; &amp; [Numbers.G831] &amp; &quot;, &quot;  &amp; IF([Numbers.F831] &gt;= 2020; &quot;[b]&quot;; &quot;&quot;) &amp; [Numbers.F831] &amp; IF([Numbers.F831] &gt;= 2020; &quot;[/b]&quot;; &quot;&quot;)  &amp; &quot;, &quot; &amp; [Numbers.H831] &amp; &quot;) [sup][&quot; &amp; [Numbers.C831] &amp; &quot;: &quot; &amp; [Numbers.I8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 (&quot; &amp; [Numbers.G832] &amp; &quot;, &quot;  &amp; IF([Numbers.F832] &gt;= 2020; &quot;[b]&quot;; &quot;&quot;) &amp; [Numbers.F832] &amp; IF([Numbers.F832] &gt;= 2020; &quot;[/b]&quot;; &quot;&quot;)  &amp; &quot;, &quot; &amp; [Numbers.H832] &amp; &quot;) [sup][&quot; &amp; [Numbers.C832] &amp; &quot;: &quot; &amp; [Numbers.I8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 (&quot; &amp; [Numbers.G833] &amp; &quot;, &quot;  &amp; IF([Numbers.F833] &gt;= 2020; &quot;[b]&quot;; &quot;&quot;) &amp; [Numbers.F833] &amp; IF([Numbers.F833] &gt;= 2020; &quot;[/b]&quot;; &quot;&quot;)  &amp; &quot;, &quot; &amp; [Numbers.H833] &amp; &quot;) [sup][&quot; &amp; [Numbers.C833] &amp; &quot;: &quot; &amp; [Numbers.I8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 (&quot; &amp; [Numbers.G834] &amp; &quot;, &quot;  &amp; IF([Numbers.F834] &gt;= 2020; &quot;[b]&quot;; &quot;&quot;) &amp; [Numbers.F834] &amp; IF([Numbers.F834] &gt;= 2020; &quot;[/b]&quot;; &quot;&quot;)  &amp; &quot;, &quot; &amp; [Numbers.H834] &amp; &quot;) [sup][&quot; &amp; [Numbers.C834] &amp; &quot;: &quot; &amp; [Numbers.I8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 (&quot; &amp; [Numbers.G835] &amp; &quot;, &quot;  &amp; IF([Numbers.F835] &gt;= 2020; &quot;[b]&quot;; &quot;&quot;) &amp; [Numbers.F835] &amp; IF([Numbers.F835] &gt;= 2020; &quot;[/b]&quot;; &quot;&quot;)  &amp; &quot;, &quot; &amp; [Numbers.H835] &amp; &quot;) [sup][&quot; &amp; [Numbers.C835] &amp; &quot;: &quot; &amp; [Numbers.I8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 (&quot; &amp; [Numbers.G836] &amp; &quot;, &quot;  &amp; IF([Numbers.F836] &gt;= 2020; &quot;[b]&quot;; &quot;&quot;) &amp; [Numbers.F836] &amp; IF([Numbers.F836] &gt;= 2020; &quot;[/b]&quot;; &quot;&quot;)  &amp; &quot;, &quot; &amp; [Numbers.H836] &amp; &quot;) [sup][&quot; &amp; [Numbers.C836] &amp; &quot;: &quot; &amp; [Numbers.I8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 (&quot; &amp; [Numbers.G837] &amp; &quot;, &quot;  &amp; IF([Numbers.F837] &gt;= 2020; &quot;[b]&quot;; &quot;&quot;) &amp; [Numbers.F837] &amp; IF([Numbers.F837] &gt;= 2020; &quot;[/b]&quot;; &quot;&quot;)  &amp; &quot;, &quot; &amp; [Numbers.H837] &amp; &quot;) [sup][&quot; &amp; [Numbers.C837] &amp; &quot;: &quot; &amp; [Numbers.I8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 (&quot; &amp; [Numbers.G838] &amp; &quot;, &quot;  &amp; IF([Numbers.F838] &gt;= 2020; &quot;[b]&quot;; &quot;&quot;) &amp; [Numbers.F838] &amp; IF([Numbers.F838] &gt;= 2020; &quot;[/b]&quot;; &quot;&quot;)  &amp; &quot;, &quot; &amp; [Numbers.H838] &amp; &quot;) [sup][&quot; &amp; [Numbers.C838] &amp; &quot;: &quot; &amp; [Numbers.I8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 (&quot; &amp; [Numbers.G839] &amp; &quot;, &quot;  &amp; IF([Numbers.F839] &gt;= 2020; &quot;[b]&quot;; &quot;&quot;) &amp; [Numbers.F839] &amp; IF([Numbers.F839] &gt;= 2020; &quot;[/b]&quot;; &quot;&quot;)  &amp; &quot;, &quot; &amp; [Numbers.H839] &amp; &quot;) [sup][&quot; &amp; [Numbers.C839] &amp; &quot;: &quot; &amp; [Numbers.I8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 (&quot; &amp; [Numbers.G840] &amp; &quot;, &quot;  &amp; IF([Numbers.F840] &gt;= 2020; &quot;[b]&quot;; &quot;&quot;) &amp; [Numbers.F840] &amp; IF([Numbers.F840] &gt;= 2020; &quot;[/b]&quot;; &quot;&quot;)  &amp; &quot;, &quot; &amp; [Numbers.H840] &amp; &quot;) [sup][&quot; &amp; [Numbers.C840] &amp; &quot;: &quot; &amp; [Numbers.I8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 (&quot; &amp; [Numbers.G841] &amp; &quot;, &quot;  &amp; IF([Numbers.F841] &gt;= 2020; &quot;[b]&quot;; &quot;&quot;) &amp; [Numbers.F841] &amp; IF([Numbers.F841] &gt;= 2020; &quot;[/b]&quot;; &quot;&quot;)  &amp; &quot;, &quot; &amp; [Numbers.H841] &amp; &quot;) [sup][&quot; &amp; [Numbers.C841] &amp; &quot;: &quot; &amp; [Numbers.I8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 (&quot; &amp; [Numbers.G842] &amp; &quot;, &quot;  &amp; IF([Numbers.F842] &gt;= 2020; &quot;[b]&quot;; &quot;&quot;) &amp; [Numbers.F842] &amp; IF([Numbers.F842] &gt;= 2020; &quot;[/b]&quot;; &quot;&quot;)  &amp; &quot;, &quot; &amp; [Numbers.H842] &amp; &quot;) [sup][&quot; &amp; [Numbers.C842] &amp; &quot;: &quot; &amp; [Numbers.I8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 (&quot; &amp; [Numbers.G843] &amp; &quot;, &quot;  &amp; IF([Numbers.F843] &gt;= 2020; &quot;[b]&quot;; &quot;&quot;) &amp; [Numbers.F843] &amp; IF([Numbers.F843] &gt;= 2020; &quot;[/b]&quot;; &quot;&quot;)  &amp; &quot;, &quot; &amp; [Numbers.H843] &amp; &quot;) [sup][&quot; &amp; [Numbers.C843] &amp; &quot;: &quot; &amp; [Numbers.I8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 (&quot; &amp; [Numbers.G844] &amp; &quot;, &quot;  &amp; IF([Numbers.F844] &gt;= 2020; &quot;[b]&quot;; &quot;&quot;) &amp; [Numbers.F844] &amp; IF([Numbers.F844] &gt;= 2020; &quot;[/b]&quot;; &quot;&quot;)  &amp; &quot;, &quot; &amp; [Numbers.H844] &amp; &quot;) [sup][&quot; &amp; [Numbers.C844] &amp; &quot;: &quot; &amp; [Numbers.I8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 (&quot; &amp; [Numbers.G845] &amp; &quot;, &quot;  &amp; IF([Numbers.F845] &gt;= 2020; &quot;[b]&quot;; &quot;&quot;) &amp; [Numbers.F845] &amp; IF([Numbers.F845] &gt;= 2020; &quot;[/b]&quot;; &quot;&quot;)  &amp; &quot;, &quot; &amp; [Numbers.H845] &amp; &quot;) [sup][&quot; &amp; [Numbers.C845] &amp; &quot;: &quot; &amp; [Numbers.I8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 (&quot; &amp; [Numbers.G846] &amp; &quot;, &quot;  &amp; IF([Numbers.F846] &gt;= 2020; &quot;[b]&quot;; &quot;&quot;) &amp; [Numbers.F846] &amp; IF([Numbers.F846] &gt;= 2020; &quot;[/b]&quot;; &quot;&quot;)  &amp; &quot;, &quot; &amp; [Numbers.H846] &amp; &quot;) [sup][&quot; &amp; [Numbers.C846] &amp; &quot;: &quot; &amp; [Numbers.I8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 (&quot; &amp; [Numbers.G847] &amp; &quot;, &quot;  &amp; IF([Numbers.F847] &gt;= 2020; &quot;[b]&quot;; &quot;&quot;) &amp; [Numbers.F847] &amp; IF([Numbers.F847] &gt;= 2020; &quot;[/b]&quot;; &quot;&quot;)  &amp; &quot;, &quot; &amp; [Numbers.H847] &amp; &quot;) [sup][&quot; &amp; [Numbers.C847] &amp; &quot;: &quot; &amp; [Numbers.I8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 (&quot; &amp; [Numbers.G848] &amp; &quot;, &quot;  &amp; IF([Numbers.F848] &gt;= 2020; &quot;[b]&quot;; &quot;&quot;) &amp; [Numbers.F848] &amp; IF([Numbers.F848] &gt;= 2020; &quot;[/b]&quot;; &quot;&quot;)  &amp; &quot;, &quot; &amp; [Numbers.H848] &amp; &quot;) [sup][&quot; &amp; [Numbers.C848] &amp; &quot;: &quot; &amp; [Numbers.I8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 (&quot; &amp; [Numbers.G849] &amp; &quot;, &quot;  &amp; IF([Numbers.F849] &gt;= 2020; &quot;[b]&quot;; &quot;&quot;) &amp; [Numbers.F849] &amp; IF([Numbers.F849] &gt;= 2020; &quot;[/b]&quot;; &quot;&quot;)  &amp; &quot;, &quot; &amp; [Numbers.H849] &amp; &quot;) [sup][&quot; &amp; [Numbers.C849] &amp; &quot;: &quot; &amp; [Numbers.I8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 (&quot; &amp; [Numbers.G850] &amp; &quot;, &quot;  &amp; IF([Numbers.F850] &gt;= 2020; &quot;[b]&quot;; &quot;&quot;) &amp; [Numbers.F850] &amp; IF([Numbers.F850] &gt;= 2020; &quot;[/b]&quot;; &quot;&quot;)  &amp; &quot;, &quot; &amp; [Numbers.H850] &amp; &quot;) [sup][&quot; &amp; [Numbers.C850] &amp; &quot;: &quot; &amp; [Numbers.I8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 (&quot; &amp; [Numbers.G851] &amp; &quot;, &quot;  &amp; IF([Numbers.F851] &gt;= 2020; &quot;[b]&quot;; &quot;&quot;) &amp; [Numbers.F851] &amp; IF([Numbers.F851] &gt;= 2020; &quot;[/b]&quot;; &quot;&quot;)  &amp; &quot;, &quot; &amp; [Numbers.H851] &amp; &quot;) [sup][&quot; &amp; [Numbers.C851] &amp; &quot;: &quot; &amp; [Numbers.I8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 (&quot; &amp; [Numbers.G852] &amp; &quot;, &quot;  &amp; IF([Numbers.F852] &gt;= 2020; &quot;[b]&quot;; &quot;&quot;) &amp; [Numbers.F852] &amp; IF([Numbers.F852] &gt;= 2020; &quot;[/b]&quot;; &quot;&quot;)  &amp; &quot;, &quot; &amp; [Numbers.H852] &amp; &quot;) [sup][&quot; &amp; [Numbers.C852] &amp; &quot;: &quot; &amp; [Numbers.I8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 (&quot; &amp; [Numbers.G853] &amp; &quot;, &quot;  &amp; IF([Numbers.F853] &gt;= 2020; &quot;[b]&quot;; &quot;&quot;) &amp; [Numbers.F853] &amp; IF([Numbers.F853] &gt;= 2020; &quot;[/b]&quot;; &quot;&quot;)  &amp; &quot;, &quot; &amp; [Numbers.H853] &amp; &quot;) [sup][&quot; &amp; [Numbers.C853] &amp; &quot;: &quot; &amp; [Numbers.I8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 (&quot; &amp; [Numbers.G854] &amp; &quot;, &quot;  &amp; IF([Numbers.F854] &gt;= 2020; &quot;[b]&quot;; &quot;&quot;) &amp; [Numbers.F854] &amp; IF([Numbers.F854] &gt;= 2020; &quot;[/b]&quot;; &quot;&quot;)  &amp; &quot;, &quot; &amp; [Numbers.H854] &amp; &quot;) [sup][&quot; &amp; [Numbers.C854] &amp; &quot;: &quot; &amp; [Numbers.I8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 (&quot; &amp; [Numbers.G855] &amp; &quot;, &quot;  &amp; IF([Numbers.F855] &gt;= 2020; &quot;[b]&quot;; &quot;&quot;) &amp; [Numbers.F855] &amp; IF([Numbers.F855] &gt;= 2020; &quot;[/b]&quot;; &quot;&quot;)  &amp; &quot;, &quot; &amp; [Numbers.H855] &amp; &quot;) [sup][&quot; &amp; [Numbers.C855] &amp; &quot;: &quot; &amp; [Numbers.I8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 (&quot; &amp; [Numbers.G856] &amp; &quot;, &quot;  &amp; IF([Numbers.F856] &gt;= 2020; &quot;[b]&quot;; &quot;&quot;) &amp; [Numbers.F856] &amp; IF([Numbers.F856] &gt;= 2020; &quot;[/b]&quot;; &quot;&quot;)  &amp; &quot;, &quot; &amp; [Numbers.H856] &amp; &quot;) [sup][&quot; &amp; [Numbers.C856] &amp; &quot;: &quot; &amp; [Numbers.I8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 (&quot; &amp; [Numbers.G857] &amp; &quot;, &quot;  &amp; IF([Numbers.F857] &gt;= 2020; &quot;[b]&quot;; &quot;&quot;) &amp; [Numbers.F857] &amp; IF([Numbers.F857] &gt;= 2020; &quot;[/b]&quot;; &quot;&quot;)  &amp; &quot;, &quot; &amp; [Numbers.H857] &amp; &quot;) [sup][&quot; &amp; [Numbers.C857] &amp; &quot;: &quot; &amp; [Numbers.I8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 (&quot; &amp; [Numbers.G858] &amp; &quot;, &quot;  &amp; IF([Numbers.F858] &gt;= 2020; &quot;[b]&quot;; &quot;&quot;) &amp; [Numbers.F858] &amp; IF([Numbers.F858] &gt;= 2020; &quot;[/b]&quot;; &quot;&quot;)  &amp; &quot;, &quot; &amp; [Numbers.H858] &amp; &quot;) [sup][&quot; &amp; [Numbers.C858] &amp; &quot;: &quot; &amp; [Numbers.I8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 (&quot; &amp; [Numbers.G859] &amp; &quot;, &quot;  &amp; IF([Numbers.F859] &gt;= 2020; &quot;[b]&quot;; &quot;&quot;) &amp; [Numbers.F859] &amp; IF([Numbers.F859] &gt;= 2020; &quot;[/b]&quot;; &quot;&quot;)  &amp; &quot;, &quot; &amp; [Numbers.H859] &amp; &quot;) [sup][&quot; &amp; [Numbers.C859] &amp; &quot;: &quot; &amp; [Numbers.I8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 (&quot; &amp; [Numbers.G860] &amp; &quot;, &quot;  &amp; IF([Numbers.F860] &gt;= 2020; &quot;[b]&quot;; &quot;&quot;) &amp; [Numbers.F860] &amp; IF([Numbers.F860] &gt;= 2020; &quot;[/b]&quot;; &quot;&quot;)  &amp; &quot;, &quot; &amp; [Numbers.H860] &amp; &quot;) [sup][&quot; &amp; [Numbers.C860] &amp; &quot;: &quot; &amp; [Numbers.I8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 (&quot; &amp; [Numbers.G861] &amp; &quot;, &quot;  &amp; IF([Numbers.F861] &gt;= 2020; &quot;[b]&quot;; &quot;&quot;) &amp; [Numbers.F861] &amp; IF([Numbers.F861] &gt;= 2020; &quot;[/b]&quot;; &quot;&quot;)  &amp; &quot;, &quot; &amp; [Numbers.H861] &amp; &quot;) [sup][&quot; &amp; [Numbers.C861] &amp; &quot;: &quot; &amp; [Numbers.I8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 (&quot; &amp; [Numbers.G862] &amp; &quot;, &quot;  &amp; IF([Numbers.F862] &gt;= 2020; &quot;[b]&quot;; &quot;&quot;) &amp; [Numbers.F862] &amp; IF([Numbers.F862] &gt;= 2020; &quot;[/b]&quot;; &quot;&quot;)  &amp; &quot;, &quot; &amp; [Numbers.H862] &amp; &quot;) [sup][&quot; &amp; [Numbers.C862] &amp; &quot;: &quot; &amp; [Numbers.I8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 (&quot; &amp; [Numbers.G863] &amp; &quot;, &quot;  &amp; IF([Numbers.F863] &gt;= 2020; &quot;[b]&quot;; &quot;&quot;) &amp; [Numbers.F863] &amp; IF([Numbers.F863] &gt;= 2020; &quot;[/b]&quot;; &quot;&quot;)  &amp; &quot;, &quot; &amp; [Numbers.H863] &amp; &quot;) [sup][&quot; &amp; [Numbers.C863] &amp; &quot;: &quot; &amp; [Numbers.I8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 (&quot; &amp; [Numbers.G864] &amp; &quot;, &quot;  &amp; IF([Numbers.F864] &gt;= 2020; &quot;[b]&quot;; &quot;&quot;) &amp; [Numbers.F864] &amp; IF([Numbers.F864] &gt;= 2020; &quot;[/b]&quot;; &quot;&quot;)  &amp; &quot;, &quot; &amp; [Numbers.H864] &amp; &quot;) [sup][&quot; &amp; [Numbers.C864] &amp; &quot;: &quot; &amp; [Numbers.I8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 (&quot; &amp; [Numbers.G865] &amp; &quot;, &quot;  &amp; IF([Numbers.F865] &gt;= 2020; &quot;[b]&quot;; &quot;&quot;) &amp; [Numbers.F865] &amp; IF([Numbers.F865] &gt;= 2020; &quot;[/b]&quot;; &quot;&quot;)  &amp; &quot;, &quot; &amp; [Numbers.H865] &amp; &quot;) [sup][&quot; &amp; [Numbers.C865] &amp; &quot;: &quot; &amp; [Numbers.I8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 (&quot; &amp; [Numbers.G866] &amp; &quot;, &quot;  &amp; IF([Numbers.F866] &gt;= 2020; &quot;[b]&quot;; &quot;&quot;) &amp; [Numbers.F866] &amp; IF([Numbers.F866] &gt;= 2020; &quot;[/b]&quot;; &quot;&quot;)  &amp; &quot;, &quot; &amp; [Numbers.H866] &amp; &quot;) [sup][&quot; &amp; [Numbers.C866] &amp; &quot;: &quot; &amp; [Numbers.I8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 (&quot; &amp; [Numbers.G867] &amp; &quot;, &quot;  &amp; IF([Numbers.F867] &gt;= 2020; &quot;[b]&quot;; &quot;&quot;) &amp; [Numbers.F867] &amp; IF([Numbers.F867] &gt;= 2020; &quot;[/b]&quot;; &quot;&quot;)  &amp; &quot;, &quot; &amp; [Numbers.H867] &amp; &quot;) [sup][&quot; &amp; [Numbers.C867] &amp; &quot;: &quot; &amp; [Numbers.I8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 (&quot; &amp; [Numbers.G868] &amp; &quot;, &quot;  &amp; IF([Numbers.F868] &gt;= 2020; &quot;[b]&quot;; &quot;&quot;) &amp; [Numbers.F868] &amp; IF([Numbers.F868] &gt;= 2020; &quot;[/b]&quot;; &quot;&quot;)  &amp; &quot;, &quot; &amp; [Numbers.H868] &amp; &quot;) [sup][&quot; &amp; [Numbers.C868] &amp; &quot;: &quot; &amp; [Numbers.I8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 (&quot; &amp; [Numbers.G869] &amp; &quot;, &quot;  &amp; IF([Numbers.F869] &gt;= 2020; &quot;[b]&quot;; &quot;&quot;) &amp; [Numbers.F869] &amp; IF([Numbers.F869] &gt;= 2020; &quot;[/b]&quot;; &quot;&quot;)  &amp; &quot;, &quot; &amp; [Numbers.H869] &amp; &quot;) [sup][&quot; &amp; [Numbers.C869] &amp; &quot;: &quot; &amp; [Numbers.I8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 (&quot; &amp; [Numbers.G870] &amp; &quot;, &quot;  &amp; IF([Numbers.F870] &gt;= 2020; &quot;[b]&quot;; &quot;&quot;) &amp; [Numbers.F870] &amp; IF([Numbers.F870] &gt;= 2020; &quot;[/b]&quot;; &quot;&quot;)  &amp; &quot;, &quot; &amp; [Numbers.H870] &amp; &quot;) [sup][&quot; &amp; [Numbers.C870] &amp; &quot;: &quot; &amp; [Numbers.I8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 (&quot; &amp; [Numbers.G871] &amp; &quot;, &quot;  &amp; IF([Numbers.F871] &gt;= 2020; &quot;[b]&quot;; &quot;&quot;) &amp; [Numbers.F871] &amp; IF([Numbers.F871] &gt;= 2020; &quot;[/b]&quot;; &quot;&quot;)  &amp; &quot;, &quot; &amp; [Numbers.H871] &amp; &quot;) [sup][&quot; &amp; [Numbers.C871] &amp; &quot;: &quot; &amp; [Numbers.I8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 (&quot; &amp; [Numbers.G872] &amp; &quot;, &quot;  &amp; IF([Numbers.F872] &gt;= 2020; &quot;[b]&quot;; &quot;&quot;) &amp; [Numbers.F872] &amp; IF([Numbers.F872] &gt;= 2020; &quot;[/b]&quot;; &quot;&quot;)  &amp; &quot;, &quot; &amp; [Numbers.H872] &amp; &quot;) [sup][&quot; &amp; [Numbers.C872] &amp; &quot;: &quot; &amp; [Numbers.I8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 (&quot; &amp; [Numbers.G873] &amp; &quot;, &quot;  &amp; IF([Numbers.F873] &gt;= 2020; &quot;[b]&quot;; &quot;&quot;) &amp; [Numbers.F873] &amp; IF([Numbers.F873] &gt;= 2020; &quot;[/b]&quot;; &quot;&quot;)  &amp; &quot;, &quot; &amp; [Numbers.H873] &amp; &quot;) [sup][&quot; &amp; [Numbers.C873] &amp; &quot;: &quot; &amp; [Numbers.I8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 (&quot; &amp; [Numbers.G874] &amp; &quot;, &quot;  &amp; IF([Numbers.F874] &gt;= 2020; &quot;[b]&quot;; &quot;&quot;) &amp; [Numbers.F874] &amp; IF([Numbers.F874] &gt;= 2020; &quot;[/b]&quot;; &quot;&quot;)  &amp; &quot;, &quot; &amp; [Numbers.H874] &amp; &quot;) [sup][&quot; &amp; [Numbers.C874] &amp; &quot;: &quot; &amp; [Numbers.I8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 (&quot; &amp; [Numbers.G875] &amp; &quot;, &quot;  &amp; IF([Numbers.F875] &gt;= 2020; &quot;[b]&quot;; &quot;&quot;) &amp; [Numbers.F875] &amp; IF([Numbers.F875] &gt;= 2020; &quot;[/b]&quot;; &quot;&quot;)  &amp; &quot;, &quot; &amp; [Numbers.H875] &amp; &quot;) [sup][&quot; &amp; [Numbers.C875] &amp; &quot;: &quot; &amp; [Numbers.I8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 (&quot; &amp; [Numbers.G876] &amp; &quot;, &quot;  &amp; IF([Numbers.F876] &gt;= 2020; &quot;[b]&quot;; &quot;&quot;) &amp; [Numbers.F876] &amp; IF([Numbers.F876] &gt;= 2020; &quot;[/b]&quot;; &quot;&quot;)  &amp; &quot;, &quot; &amp; [Numbers.H876] &amp; &quot;) [sup][&quot; &amp; [Numbers.C876] &amp; &quot;: &quot; &amp; [Numbers.I8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 (&quot; &amp; [Numbers.G877] &amp; &quot;, &quot;  &amp; IF([Numbers.F877] &gt;= 2020; &quot;[b]&quot;; &quot;&quot;) &amp; [Numbers.F877] &amp; IF([Numbers.F877] &gt;= 2020; &quot;[/b]&quot;; &quot;&quot;)  &amp; &quot;, &quot; &amp; [Numbers.H877] &amp; &quot;) [sup][&quot; &amp; [Numbers.C877] &amp; &quot;: &quot; &amp; [Numbers.I8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 (&quot; &amp; [Numbers.G878] &amp; &quot;, &quot;  &amp; IF([Numbers.F878] &gt;= 2020; &quot;[b]&quot;; &quot;&quot;) &amp; [Numbers.F878] &amp; IF([Numbers.F878] &gt;= 2020; &quot;[/b]&quot;; &quot;&quot;)  &amp; &quot;, &quot; &amp; [Numbers.H878] &amp; &quot;) [sup][&quot; &amp; [Numbers.C878] &amp; &quot;: &quot; &amp; [Numbers.I8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 (&quot; &amp; [Numbers.G879] &amp; &quot;, &quot;  &amp; IF([Numbers.F879] &gt;= 2020; &quot;[b]&quot;; &quot;&quot;) &amp; [Numbers.F879] &amp; IF([Numbers.F879] &gt;= 2020; &quot;[/b]&quot;; &quot;&quot;)  &amp; &quot;, &quot; &amp; [Numbers.H879] &amp; &quot;) [sup][&quot; &amp; [Numbers.C879] &amp; &quot;: &quot; &amp; [Numbers.I8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 (&quot; &amp; [Numbers.G880] &amp; &quot;, &quot;  &amp; IF([Numbers.F880] &gt;= 2020; &quot;[b]&quot;; &quot;&quot;) &amp; [Numbers.F880] &amp; IF([Numbers.F880] &gt;= 2020; &quot;[/b]&quot;; &quot;&quot;)  &amp; &quot;, &quot; &amp; [Numbers.H880] &amp; &quot;) [sup][&quot; &amp; [Numbers.C880] &amp; &quot;: &quot; &amp; [Numbers.I8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 (&quot; &amp; [Numbers.G881] &amp; &quot;, &quot;  &amp; IF([Numbers.F881] &gt;= 2020; &quot;[b]&quot;; &quot;&quot;) &amp; [Numbers.F881] &amp; IF([Numbers.F881] &gt;= 2020; &quot;[/b]&quot;; &quot;&quot;)  &amp; &quot;, &quot; &amp; [Numbers.H881] &amp; &quot;) [sup][&quot; &amp; [Numbers.C881] &amp; &quot;: &quot; &amp; [Numbers.I8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 (&quot; &amp; [Numbers.G882] &amp; &quot;, &quot;  &amp; IF([Numbers.F882] &gt;= 2020; &quot;[b]&quot;; &quot;&quot;) &amp; [Numbers.F882] &amp; IF([Numbers.F882] &gt;= 2020; &quot;[/b]&quot;; &quot;&quot;)  &amp; &quot;, &quot; &amp; [Numbers.H882] &amp; &quot;) [sup][&quot; &amp; [Numbers.C882] &amp; &quot;: &quot; &amp; [Numbers.I8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 (&quot; &amp; [Numbers.G883] &amp; &quot;, &quot;  &amp; IF([Numbers.F883] &gt;= 2020; &quot;[b]&quot;; &quot;&quot;) &amp; [Numbers.F883] &amp; IF([Numbers.F883] &gt;= 2020; &quot;[/b]&quot;; &quot;&quot;)  &amp; &quot;, &quot; &amp; [Numbers.H883] &amp; &quot;) [sup][&quot; &amp; [Numbers.C883] &amp; &quot;: &quot; &amp; [Numbers.I8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 (&quot; &amp; [Numbers.G884] &amp; &quot;, &quot;  &amp; IF([Numbers.F884] &gt;= 2020; &quot;[b]&quot;; &quot;&quot;) &amp; [Numbers.F884] &amp; IF([Numbers.F884] &gt;= 2020; &quot;[/b]&quot;; &quot;&quot;)  &amp; &quot;, &quot; &amp; [Numbers.H884] &amp; &quot;) [sup][&quot; &amp; [Numbers.C884] &amp; &quot;: &quot; &amp; [Numbers.I8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 (&quot; &amp; [Numbers.G885] &amp; &quot;, &quot;  &amp; IF([Numbers.F885] &gt;= 2020; &quot;[b]&quot;; &quot;&quot;) &amp; [Numbers.F885] &amp; IF([Numbers.F885] &gt;= 2020; &quot;[/b]&quot;; &quot;&quot;)  &amp; &quot;, &quot; &amp; [Numbers.H885] &amp; &quot;) [sup][&quot; &amp; [Numbers.C885] &amp; &quot;: &quot; &amp; [Numbers.I8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 (&quot; &amp; [Numbers.G886] &amp; &quot;, &quot;  &amp; IF([Numbers.F886] &gt;= 2020; &quot;[b]&quot;; &quot;&quot;) &amp; [Numbers.F886] &amp; IF([Numbers.F886] &gt;= 2020; &quot;[/b]&quot;; &quot;&quot;)  &amp; &quot;, &quot; &amp; [Numbers.H886] &amp; &quot;) [sup][&quot; &amp; [Numbers.C886] &amp; &quot;: &quot; &amp; [Numbers.I8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 (&quot; &amp; [Numbers.G887] &amp; &quot;, &quot;  &amp; IF([Numbers.F887] &gt;= 2020; &quot;[b]&quot;; &quot;&quot;) &amp; [Numbers.F887] &amp; IF([Numbers.F887] &gt;= 2020; &quot;[/b]&quot;; &quot;&quot;)  &amp; &quot;, &quot; &amp; [Numbers.H887] &amp; &quot;) [sup][&quot; &amp; [Numbers.C887] &amp; &quot;: &quot; &amp; [Numbers.I8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 (&quot; &amp; [Numbers.G888] &amp; &quot;, &quot;  &amp; IF([Numbers.F888] &gt;= 2020; &quot;[b]&quot;; &quot;&quot;) &amp; [Numbers.F888] &amp; IF([Numbers.F888] &gt;= 2020; &quot;[/b]&quot;; &quot;&quot;)  &amp; &quot;, &quot; &amp; [Numbers.H888] &amp; &quot;) [sup][&quot; &amp; [Numbers.C888] &amp; &quot;: &quot; &amp; [Numbers.I8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 (&quot; &amp; [Numbers.G889] &amp; &quot;, &quot;  &amp; IF([Numbers.F889] &gt;= 2020; &quot;[b]&quot;; &quot;&quot;) &amp; [Numbers.F889] &amp; IF([Numbers.F889] &gt;= 2020; &quot;[/b]&quot;; &quot;&quot;)  &amp; &quot;, &quot; &amp; [Numbers.H889] &amp; &quot;) [sup][&quot; &amp; [Numbers.C889] &amp; &quot;: &quot; &amp; [Numbers.I8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 (&quot; &amp; [Numbers.G890] &amp; &quot;, &quot;  &amp; IF([Numbers.F890] &gt;= 2020; &quot;[b]&quot;; &quot;&quot;) &amp; [Numbers.F890] &amp; IF([Numbers.F890] &gt;= 2020; &quot;[/b]&quot;; &quot;&quot;)  &amp; &quot;, &quot; &amp; [Numbers.H890] &amp; &quot;) [sup][&quot; &amp; [Numbers.C890] &amp; &quot;: &quot; &amp; [Numbers.I8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 (&quot; &amp; [Numbers.G891] &amp; &quot;, &quot;  &amp; IF([Numbers.F891] &gt;= 2020; &quot;[b]&quot;; &quot;&quot;) &amp; [Numbers.F891] &amp; IF([Numbers.F891] &gt;= 2020; &quot;[/b]&quot;; &quot;&quot;)  &amp; &quot;, &quot; &amp; [Numbers.H891] &amp; &quot;) [sup][&quot; &amp; [Numbers.C891] &amp; &quot;: &quot; &amp; [Numbers.I8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 (&quot; &amp; [Numbers.G892] &amp; &quot;, &quot;  &amp; IF([Numbers.F892] &gt;= 2020; &quot;[b]&quot;; &quot;&quot;) &amp; [Numbers.F892] &amp; IF([Numbers.F892] &gt;= 2020; &quot;[/b]&quot;; &quot;&quot;)  &amp; &quot;, &quot; &amp; [Numbers.H892] &amp; &quot;) [sup][&quot; &amp; [Numbers.C892] &amp; &quot;: &quot; &amp; [Numbers.I8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 (&quot; &amp; [Numbers.G893] &amp; &quot;, &quot;  &amp; IF([Numbers.F893] &gt;= 2020; &quot;[b]&quot;; &quot;&quot;) &amp; [Numbers.F893] &amp; IF([Numbers.F893] &gt;= 2020; &quot;[/b]&quot;; &quot;&quot;)  &amp; &quot;, &quot; &amp; [Numbers.H893] &amp; &quot;) [sup][&quot; &amp; [Numbers.C893] &amp; &quot;: &quot; &amp; [Numbers.I8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 (&quot; &amp; [Numbers.G894] &amp; &quot;, &quot;  &amp; IF([Numbers.F894] &gt;= 2020; &quot;[b]&quot;; &quot;&quot;) &amp; [Numbers.F894] &amp; IF([Numbers.F894] &gt;= 2020; &quot;[/b]&quot;; &quot;&quot;)  &amp; &quot;, &quot; &amp; [Numbers.H894] &amp; &quot;) [sup][&quot; &amp; [Numbers.C894] &amp; &quot;: &quot; &amp; [Numbers.I8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 (&quot; &amp; [Numbers.G895] &amp; &quot;, &quot;  &amp; IF([Numbers.F895] &gt;= 2020; &quot;[b]&quot;; &quot;&quot;) &amp; [Numbers.F895] &amp; IF([Numbers.F895] &gt;= 2020; &quot;[/b]&quot;; &quot;&quot;)  &amp; &quot;, &quot; &amp; [Numbers.H895] &amp; &quot;) [sup][&quot; &amp; [Numbers.C895] &amp; &quot;: &quot; &amp; [Numbers.I8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 (&quot; &amp; [Numbers.G896] &amp; &quot;, &quot;  &amp; IF([Numbers.F896] &gt;= 2020; &quot;[b]&quot;; &quot;&quot;) &amp; [Numbers.F896] &amp; IF([Numbers.F896] &gt;= 2020; &quot;[/b]&quot;; &quot;&quot;)  &amp; &quot;, &quot; &amp; [Numbers.H896] &amp; &quot;) [sup][&quot; &amp; [Numbers.C896] &amp; &quot;: &quot; &amp; [Numbers.I8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 (&quot; &amp; [Numbers.G897] &amp; &quot;, &quot;  &amp; IF([Numbers.F897] &gt;= 2020; &quot;[b]&quot;; &quot;&quot;) &amp; [Numbers.F897] &amp; IF([Numbers.F897] &gt;= 2020; &quot;[/b]&quot;; &quot;&quot;)  &amp; &quot;, &quot; &amp; [Numbers.H897] &amp; &quot;) [sup][&quot; &amp; [Numbers.C897] &amp; &quot;: &quot; &amp; [Numbers.I8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 (&quot; &amp; [Numbers.G898] &amp; &quot;, &quot;  &amp; IF([Numbers.F898] &gt;= 2020; &quot;[b]&quot;; &quot;&quot;) &amp; [Numbers.F898] &amp; IF([Numbers.F898] &gt;= 2020; &quot;[/b]&quot;; &quot;&quot;)  &amp; &quot;, &quot; &amp; [Numbers.H898] &amp; &quot;) [sup][&quot; &amp; [Numbers.C898] &amp; &quot;: &quot; &amp; [Numbers.I8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 (&quot; &amp; [Numbers.G899] &amp; &quot;, &quot;  &amp; IF([Numbers.F899] &gt;= 2020; &quot;[b]&quot;; &quot;&quot;) &amp; [Numbers.F899] &amp; IF([Numbers.F899] &gt;= 2020; &quot;[/b]&quot;; &quot;&quot;)  &amp; &quot;, &quot; &amp; [Numbers.H899] &amp; &quot;) [sup][&quot; &amp; [Numbers.C899] &amp; &quot;: &quot; &amp; [Numbers.I8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 (&quot; &amp; [Numbers.G900] &amp; &quot;, &quot;  &amp; IF([Numbers.F900] &gt;= 2020; &quot;[b]&quot;; &quot;&quot;) &amp; [Numbers.F900] &amp; IF([Numbers.F900] &gt;= 2020; &quot;[/b]&quot;; &quot;&quot;)  &amp; &quot;, &quot; &amp; [Numbers.H900] &amp; &quot;) [sup][&quot; &amp; [Numbers.C900] &amp; &quot;: &quot; &amp; [Numbers.I9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 (&quot; &amp; [Numbers.G901] &amp; &quot;, &quot;  &amp; IF([Numbers.F901] &gt;= 2020; &quot;[b]&quot;; &quot;&quot;) &amp; [Numbers.F901] &amp; IF([Numbers.F901] &gt;= 2020; &quot;[/b]&quot;; &quot;&quot;)  &amp; &quot;, &quot; &amp; [Numbers.H901] &amp; &quot;) [sup][&quot; &amp; [Numbers.C901] &amp; &quot;: &quot; &amp; [Numbers.I9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 (&quot; &amp; [Numbers.G902] &amp; &quot;, &quot;  &amp; IF([Numbers.F902] &gt;= 2020; &quot;[b]&quot;; &quot;&quot;) &amp; [Numbers.F902] &amp; IF([Numbers.F902] &gt;= 2020; &quot;[/b]&quot;; &quot;&quot;)  &amp; &quot;, &quot; &amp; [Numbers.H902] &amp; &quot;) [sup][&quot; &amp; [Numbers.C902] &amp; &quot;: &quot; &amp; [Numbers.I9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 (&quot; &amp; [Numbers.G903] &amp; &quot;, &quot;  &amp; IF([Numbers.F903] &gt;= 2020; &quot;[b]&quot;; &quot;&quot;) &amp; [Numbers.F903] &amp; IF([Numbers.F903] &gt;= 2020; &quot;[/b]&quot;; &quot;&quot;)  &amp; &quot;, &quot; &amp; [Numbers.H903] &amp; &quot;) [sup][&quot; &amp; [Numbers.C903] &amp; &quot;: &quot; &amp; [Numbers.I9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 (&quot; &amp; [Numbers.G904] &amp; &quot;, &quot;  &amp; IF([Numbers.F904] &gt;= 2020; &quot;[b]&quot;; &quot;&quot;) &amp; [Numbers.F904] &amp; IF([Numbers.F904] &gt;= 2020; &quot;[/b]&quot;; &quot;&quot;)  &amp; &quot;, &quot; &amp; [Numbers.H904] &amp; &quot;) [sup][&quot; &amp; [Numbers.C904] &amp; &quot;: &quot; &amp; [Numbers.I9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 (&quot; &amp; [Numbers.G905] &amp; &quot;, &quot;  &amp; IF([Numbers.F905] &gt;= 2020; &quot;[b]&quot;; &quot;&quot;) &amp; [Numbers.F905] &amp; IF([Numbers.F905] &gt;= 2020; &quot;[/b]&quot;; &quot;&quot;)  &amp; &quot;, &quot; &amp; [Numbers.H905] &amp; &quot;) [sup][&quot; &amp; [Numbers.C905] &amp; &quot;: &quot; &amp; [Numbers.I9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 (&quot; &amp; [Numbers.G906] &amp; &quot;, &quot;  &amp; IF([Numbers.F906] &gt;= 2020; &quot;[b]&quot;; &quot;&quot;) &amp; [Numbers.F906] &amp; IF([Numbers.F906] &gt;= 2020; &quot;[/b]&quot;; &quot;&quot;)  &amp; &quot;, &quot; &amp; [Numbers.H906] &amp; &quot;) [sup][&quot; &amp; [Numbers.C906] &amp; &quot;: &quot; &amp; [Numbers.I9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 (&quot; &amp; [Numbers.G907] &amp; &quot;, &quot;  &amp; IF([Numbers.F907] &gt;= 2020; &quot;[b]&quot;; &quot;&quot;) &amp; [Numbers.F907] &amp; IF([Numbers.F907] &gt;= 2020; &quot;[/b]&quot;; &quot;&quot;)  &amp; &quot;, &quot; &amp; [Numbers.H907] &amp; &quot;) [sup][&quot; &amp; [Numbers.C907] &amp; &quot;: &quot; &amp; [Numbers.I9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 (&quot; &amp; [Numbers.G908] &amp; &quot;, &quot;  &amp; IF([Numbers.F908] &gt;= 2020; &quot;[b]&quot;; &quot;&quot;) &amp; [Numbers.F908] &amp; IF([Numbers.F908] &gt;= 2020; &quot;[/b]&quot;; &quot;&quot;)  &amp; &quot;, &quot; &amp; [Numbers.H908] &amp; &quot;) [sup][&quot; &amp; [Numbers.C908] &amp; &quot;: &quot; &amp; [Numbers.I9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 (&quot; &amp; [Numbers.G909] &amp; &quot;, &quot;  &amp; IF([Numbers.F909] &gt;= 2020; &quot;[b]&quot;; &quot;&quot;) &amp; [Numbers.F909] &amp; IF([Numbers.F909] &gt;= 2020; &quot;[/b]&quot;; &quot;&quot;)  &amp; &quot;, &quot; &amp; [Numbers.H909] &amp; &quot;) [sup][&quot; &amp; [Numbers.C909] &amp; &quot;: &quot; &amp; [Numbers.I9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 (&quot; &amp; [Numbers.G910] &amp; &quot;, &quot;  &amp; IF([Numbers.F910] &gt;= 2020; &quot;[b]&quot;; &quot;&quot;) &amp; [Numbers.F910] &amp; IF([Numbers.F910] &gt;= 2020; &quot;[/b]&quot;; &quot;&quot;)  &amp; &quot;, &quot; &amp; [Numbers.H910] &amp; &quot;) [sup][&quot; &amp; [Numbers.C910] &amp; &quot;: &quot; &amp; [Numbers.I9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 (&quot; &amp; [Numbers.G911] &amp; &quot;, &quot;  &amp; IF([Numbers.F911] &gt;= 2020; &quot;[b]&quot;; &quot;&quot;) &amp; [Numbers.F911] &amp; IF([Numbers.F911] &gt;= 2020; &quot;[/b]&quot;; &quot;&quot;)  &amp; &quot;, &quot; &amp; [Numbers.H911] &amp; &quot;) [sup][&quot; &amp; [Numbers.C911] &amp; &quot;: &quot; &amp; [Numbers.I9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 (&quot; &amp; [Numbers.G912] &amp; &quot;, &quot;  &amp; IF([Numbers.F912] &gt;= 2020; &quot;[b]&quot;; &quot;&quot;) &amp; [Numbers.F912] &amp; IF([Numbers.F912] &gt;= 2020; &quot;[/b]&quot;; &quot;&quot;)  &amp; &quot;, &quot; &amp; [Numbers.H912] &amp; &quot;) [sup][&quot; &amp; [Numbers.C912] &amp; &quot;: &quot; &amp; [Numbers.I9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 (&quot; &amp; [Numbers.G913] &amp; &quot;, &quot;  &amp; IF([Numbers.F913] &gt;= 2020; &quot;[b]&quot;; &quot;&quot;) &amp; [Numbers.F913] &amp; IF([Numbers.F913] &gt;= 2020; &quot;[/b]&quot;; &quot;&quot;)  &amp; &quot;, &quot; &amp; [Numbers.H913] &amp; &quot;) [sup][&quot; &amp; [Numbers.C913] &amp; &quot;: &quot; &amp; [Numbers.I9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 (&quot; &amp; [Numbers.G914] &amp; &quot;, &quot;  &amp; IF([Numbers.F914] &gt;= 2020; &quot;[b]&quot;; &quot;&quot;) &amp; [Numbers.F914] &amp; IF([Numbers.F914] &gt;= 2020; &quot;[/b]&quot;; &quot;&quot;)  &amp; &quot;, &quot; &amp; [Numbers.H914] &amp; &quot;) [sup][&quot; &amp; [Numbers.C914] &amp; &quot;: &quot; &amp; [Numbers.I9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 (&quot; &amp; [Numbers.G915] &amp; &quot;, &quot;  &amp; IF([Numbers.F915] &gt;= 2020; &quot;[b]&quot;; &quot;&quot;) &amp; [Numbers.F915] &amp; IF([Numbers.F915] &gt;= 2020; &quot;[/b]&quot;; &quot;&quot;)  &amp; &quot;, &quot; &amp; [Numbers.H915] &amp; &quot;) [sup][&quot; &amp; [Numbers.C915] &amp; &quot;: &quot; &amp; [Numbers.I9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 (&quot; &amp; [Numbers.G916] &amp; &quot;, &quot;  &amp; IF([Numbers.F916] &gt;= 2020; &quot;[b]&quot;; &quot;&quot;) &amp; [Numbers.F916] &amp; IF([Numbers.F916] &gt;= 2020; &quot;[/b]&quot;; &quot;&quot;)  &amp; &quot;, &quot; &amp; [Numbers.H916] &amp; &quot;) [sup][&quot; &amp; [Numbers.C916] &amp; &quot;: &quot; &amp; [Numbers.I9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 (&quot; &amp; [Numbers.G917] &amp; &quot;, &quot;  &amp; IF([Numbers.F917] &gt;= 2020; &quot;[b]&quot;; &quot;&quot;) &amp; [Numbers.F917] &amp; IF([Numbers.F917] &gt;= 2020; &quot;[/b]&quot;; &quot;&quot;)  &amp; &quot;, &quot; &amp; [Numbers.H917] &amp; &quot;) [sup][&quot; &amp; [Numbers.C917] &amp; &quot;: &quot; &amp; [Numbers.I9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 (&quot; &amp; [Numbers.G918] &amp; &quot;, &quot;  &amp; IF([Numbers.F918] &gt;= 2020; &quot;[b]&quot;; &quot;&quot;) &amp; [Numbers.F918] &amp; IF([Numbers.F918] &gt;= 2020; &quot;[/b]&quot;; &quot;&quot;)  &amp; &quot;, &quot; &amp; [Numbers.H918] &amp; &quot;) [sup][&quot; &amp; [Numbers.C918] &amp; &quot;: &quot; &amp; [Numbers.I9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 (&quot; &amp; [Numbers.G919] &amp; &quot;, &quot;  &amp; IF([Numbers.F919] &gt;= 2020; &quot;[b]&quot;; &quot;&quot;) &amp; [Numbers.F919] &amp; IF([Numbers.F919] &gt;= 2020; &quot;[/b]&quot;; &quot;&quot;)  &amp; &quot;, &quot; &amp; [Numbers.H919] &amp; &quot;) [sup][&quot; &amp; [Numbers.C919] &amp; &quot;: &quot; &amp; [Numbers.I9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 (&quot; &amp; [Numbers.G920] &amp; &quot;, &quot;  &amp; IF([Numbers.F920] &gt;= 2020; &quot;[b]&quot;; &quot;&quot;) &amp; [Numbers.F920] &amp; IF([Numbers.F920] &gt;= 2020; &quot;[/b]&quot;; &quot;&quot;)  &amp; &quot;, &quot; &amp; [Numbers.H920] &amp; &quot;) [sup][&quot; &amp; [Numbers.C920] &amp; &quot;: &quot; &amp; [Numbers.I9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 (&quot; &amp; [Numbers.G921] &amp; &quot;, &quot;  &amp; IF([Numbers.F921] &gt;= 2020; &quot;[b]&quot;; &quot;&quot;) &amp; [Numbers.F921] &amp; IF([Numbers.F921] &gt;= 2020; &quot;[/b]&quot;; &quot;&quot;)  &amp; &quot;, &quot; &amp; [Numbers.H921] &amp; &quot;) [sup][&quot; &amp; [Numbers.C921] &amp; &quot;: &quot; &amp; [Numbers.I9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 (&quot; &amp; [Numbers.G922] &amp; &quot;, &quot;  &amp; IF([Numbers.F922] &gt;= 2020; &quot;[b]&quot;; &quot;&quot;) &amp; [Numbers.F922] &amp; IF([Numbers.F922] &gt;= 2020; &quot;[/b]&quot;; &quot;&quot;)  &amp; &quot;, &quot; &amp; [Numbers.H922] &amp; &quot;) [sup][&quot; &amp; [Numbers.C922] &amp; &quot;: &quot; &amp; [Numbers.I9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 (&quot; &amp; [Numbers.G923] &amp; &quot;, &quot;  &amp; IF([Numbers.F923] &gt;= 2020; &quot;[b]&quot;; &quot;&quot;) &amp; [Numbers.F923] &amp; IF([Numbers.F923] &gt;= 2020; &quot;[/b]&quot;; &quot;&quot;)  &amp; &quot;, &quot; &amp; [Numbers.H923] &amp; &quot;) [sup][&quot; &amp; [Numbers.C923] &amp; &quot;: &quot; &amp; [Numbers.I9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 (&quot; &amp; [Numbers.G924] &amp; &quot;, &quot;  &amp; IF([Numbers.F924] &gt;= 2020; &quot;[b]&quot;; &quot;&quot;) &amp; [Numbers.F924] &amp; IF([Numbers.F924] &gt;= 2020; &quot;[/b]&quot;; &quot;&quot;)  &amp; &quot;, &quot; &amp; [Numbers.H924] &amp; &quot;) [sup][&quot; &amp; [Numbers.C924] &amp; &quot;: &quot; &amp; [Numbers.I9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 (&quot; &amp; [Numbers.G925] &amp; &quot;, &quot;  &amp; IF([Numbers.F925] &gt;= 2020; &quot;[b]&quot;; &quot;&quot;) &amp; [Numbers.F925] &amp; IF([Numbers.F925] &gt;= 2020; &quot;[/b]&quot;; &quot;&quot;)  &amp; &quot;, &quot; &amp; [Numbers.H925] &amp; &quot;) [sup][&quot; &amp; [Numbers.C925] &amp; &quot;: &quot; &amp; [Numbers.I9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 (&quot; &amp; [Numbers.G926] &amp; &quot;, &quot;  &amp; IF([Numbers.F926] &gt;= 2020; &quot;[b]&quot;; &quot;&quot;) &amp; [Numbers.F926] &amp; IF([Numbers.F926] &gt;= 2020; &quot;[/b]&quot;; &quot;&quot;)  &amp; &quot;, &quot; &amp; [Numbers.H926] &amp; &quot;) [sup][&quot; &amp; [Numbers.C926] &amp; &quot;: &quot; &amp; [Numbers.I9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 (&quot; &amp; [Numbers.G927] &amp; &quot;, &quot;  &amp; IF([Numbers.F927] &gt;= 2020; &quot;[b]&quot;; &quot;&quot;) &amp; [Numbers.F927] &amp; IF([Numbers.F927] &gt;= 2020; &quot;[/b]&quot;; &quot;&quot;)  &amp; &quot;, &quot; &amp; [Numbers.H927] &amp; &quot;) [sup][&quot; &amp; [Numbers.C927] &amp; &quot;: &quot; &amp; [Numbers.I9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 (&quot; &amp; [Numbers.G928] &amp; &quot;, &quot;  &amp; IF([Numbers.F928] &gt;= 2020; &quot;[b]&quot;; &quot;&quot;) &amp; [Numbers.F928] &amp; IF([Numbers.F928] &gt;= 2020; &quot;[/b]&quot;; &quot;&quot;)  &amp; &quot;, &quot; &amp; [Numbers.H928] &amp; &quot;) [sup][&quot; &amp; [Numbers.C928] &amp; &quot;: &quot; &amp; [Numbers.I9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 (&quot; &amp; [Numbers.G929] &amp; &quot;, &quot;  &amp; IF([Numbers.F929] &gt;= 2020; &quot;[b]&quot;; &quot;&quot;) &amp; [Numbers.F929] &amp; IF([Numbers.F929] &gt;= 2020; &quot;[/b]&quot;; &quot;&quot;)  &amp; &quot;, &quot; &amp; [Numbers.H929] &amp; &quot;) [sup][&quot; &amp; [Numbers.C929] &amp; &quot;: &quot; &amp; [Numbers.I9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 (&quot; &amp; [Numbers.G930] &amp; &quot;, &quot;  &amp; IF([Numbers.F930] &gt;= 2020; &quot;[b]&quot;; &quot;&quot;) &amp; [Numbers.F930] &amp; IF([Numbers.F930] &gt;= 2020; &quot;[/b]&quot;; &quot;&quot;)  &amp; &quot;, &quot; &amp; [Numbers.H930] &amp; &quot;) [sup][&quot; &amp; [Numbers.C930] &amp; &quot;: &quot; &amp; [Numbers.I9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 (&quot; &amp; [Numbers.G931] &amp; &quot;, &quot;  &amp; IF([Numbers.F931] &gt;= 2020; &quot;[b]&quot;; &quot;&quot;) &amp; [Numbers.F931] &amp; IF([Numbers.F931] &gt;= 2020; &quot;[/b]&quot;; &quot;&quot;)  &amp; &quot;, &quot; &amp; [Numbers.H931] &amp; &quot;) [sup][&quot; &amp; [Numbers.C931] &amp; &quot;: &quot; &amp; [Numbers.I9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 (&quot; &amp; [Numbers.G932] &amp; &quot;, &quot;  &amp; IF([Numbers.F932] &gt;= 2020; &quot;[b]&quot;; &quot;&quot;) &amp; [Numbers.F932] &amp; IF([Numbers.F932] &gt;= 2020; &quot;[/b]&quot;; &quot;&quot;)  &amp; &quot;, &quot; &amp; [Numbers.H932] &amp; &quot;) [sup][&quot; &amp; [Numbers.C932] &amp; &quot;: &quot; &amp; [Numbers.I9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 (&quot; &amp; [Numbers.G933] &amp; &quot;, &quot;  &amp; IF([Numbers.F933] &gt;= 2020; &quot;[b]&quot;; &quot;&quot;) &amp; [Numbers.F933] &amp; IF([Numbers.F933] &gt;= 2020; &quot;[/b]&quot;; &quot;&quot;)  &amp; &quot;, &quot; &amp; [Numbers.H933] &amp; &quot;) [sup][&quot; &amp; [Numbers.C933] &amp; &quot;: &quot; &amp; [Numbers.I9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 (&quot; &amp; [Numbers.G934] &amp; &quot;, &quot;  &amp; IF([Numbers.F934] &gt;= 2020; &quot;[b]&quot;; &quot;&quot;) &amp; [Numbers.F934] &amp; IF([Numbers.F934] &gt;= 2020; &quot;[/b]&quot;; &quot;&quot;)  &amp; &quot;, &quot; &amp; [Numbers.H934] &amp; &quot;) [sup][&quot; &amp; [Numbers.C934] &amp; &quot;: &quot; &amp; [Numbers.I9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 (&quot; &amp; [Numbers.G935] &amp; &quot;, &quot;  &amp; IF([Numbers.F935] &gt;= 2020; &quot;[b]&quot;; &quot;&quot;) &amp; [Numbers.F935] &amp; IF([Numbers.F935] &gt;= 2020; &quot;[/b]&quot;; &quot;&quot;)  &amp; &quot;, &quot; &amp; [Numbers.H935] &amp; &quot;) [sup][&quot; &amp; [Numbers.C935] &amp; &quot;: &quot; &amp; [Numbers.I9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 (&quot; &amp; [Numbers.G936] &amp; &quot;, &quot;  &amp; IF([Numbers.F936] &gt;= 2020; &quot;[b]&quot;; &quot;&quot;) &amp; [Numbers.F936] &amp; IF([Numbers.F936] &gt;= 2020; &quot;[/b]&quot;; &quot;&quot;)  &amp; &quot;, &quot; &amp; [Numbers.H936] &amp; &quot;) [sup][&quot; &amp; [Numbers.C936] &amp; &quot;: &quot; &amp; [Numbers.I9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 (&quot; &amp; [Numbers.G937] &amp; &quot;, &quot;  &amp; IF([Numbers.F937] &gt;= 2020; &quot;[b]&quot;; &quot;&quot;) &amp; [Numbers.F937] &amp; IF([Numbers.F937] &gt;= 2020; &quot;[/b]&quot;; &quot;&quot;)  &amp; &quot;, &quot; &amp; [Numbers.H937] &amp; &quot;) [sup][&quot; &amp; [Numbers.C937] &amp; &quot;: &quot; &amp; [Numbers.I9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 (&quot; &amp; [Numbers.G938] &amp; &quot;, &quot;  &amp; IF([Numbers.F938] &gt;= 2020; &quot;[b]&quot;; &quot;&quot;) &amp; [Numbers.F938] &amp; IF([Numbers.F938] &gt;= 2020; &quot;[/b]&quot;; &quot;&quot;)  &amp; &quot;, &quot; &amp; [Numbers.H938] &amp; &quot;) [sup][&quot; &amp; [Numbers.C938] &amp; &quot;: &quot; &amp; [Numbers.I9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 (&quot; &amp; [Numbers.G939] &amp; &quot;, &quot;  &amp; IF([Numbers.F939] &gt;= 2020; &quot;[b]&quot;; &quot;&quot;) &amp; [Numbers.F939] &amp; IF([Numbers.F939] &gt;= 2020; &quot;[/b]&quot;; &quot;&quot;)  &amp; &quot;, &quot; &amp; [Numbers.H939] &amp; &quot;) [sup][&quot; &amp; [Numbers.C939] &amp; &quot;: &quot; &amp; [Numbers.I9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 (&quot; &amp; [Numbers.G940] &amp; &quot;, &quot;  &amp; IF([Numbers.F940] &gt;= 2020; &quot;[b]&quot;; &quot;&quot;) &amp; [Numbers.F940] &amp; IF([Numbers.F940] &gt;= 2020; &quot;[/b]&quot;; &quot;&quot;)  &amp; &quot;, &quot; &amp; [Numbers.H940] &amp; &quot;) [sup][&quot; &amp; [Numbers.C940] &amp; &quot;: &quot; &amp; [Numbers.I9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 (&quot; &amp; [Numbers.G941] &amp; &quot;, &quot;  &amp; IF([Numbers.F941] &gt;= 2020; &quot;[b]&quot;; &quot;&quot;) &amp; [Numbers.F941] &amp; IF([Numbers.F941] &gt;= 2020; &quot;[/b]&quot;; &quot;&quot;)  &amp; &quot;, &quot; &amp; [Numbers.H941] &amp; &quot;) [sup][&quot; &amp; [Numbers.C941] &amp; &quot;: &quot; &amp; [Numbers.I9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 (&quot; &amp; [Numbers.G942] &amp; &quot;, &quot;  &amp; IF([Numbers.F942] &gt;= 2020; &quot;[b]&quot;; &quot;&quot;) &amp; [Numbers.F942] &amp; IF([Numbers.F942] &gt;= 2020; &quot;[/b]&quot;; &quot;&quot;)  &amp; &quot;, &quot; &amp; [Numbers.H942] &amp; &quot;) [sup][&quot; &amp; [Numbers.C942] &amp; &quot;: &quot; &amp; [Numbers.I9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 (&quot; &amp; [Numbers.G943] &amp; &quot;, &quot;  &amp; IF([Numbers.F943] &gt;= 2020; &quot;[b]&quot;; &quot;&quot;) &amp; [Numbers.F943] &amp; IF([Numbers.F943] &gt;= 2020; &quot;[/b]&quot;; &quot;&quot;)  &amp; &quot;, &quot; &amp; [Numbers.H943] &amp; &quot;) [sup][&quot; &amp; [Numbers.C943] &amp; &quot;: &quot; &amp; [Numbers.I9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 (&quot; &amp; [Numbers.G944] &amp; &quot;, &quot;  &amp; IF([Numbers.F944] &gt;= 2020; &quot;[b]&quot;; &quot;&quot;) &amp; [Numbers.F944] &amp; IF([Numbers.F944] &gt;= 2020; &quot;[/b]&quot;; &quot;&quot;)  &amp; &quot;, &quot; &amp; [Numbers.H944] &amp; &quot;) [sup][&quot; &amp; [Numbers.C944] &amp; &quot;: &quot; &amp; [Numbers.I9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 (&quot; &amp; [Numbers.G945] &amp; &quot;, &quot;  &amp; IF([Numbers.F945] &gt;= 2020; &quot;[b]&quot;; &quot;&quot;) &amp; [Numbers.F945] &amp; IF([Numbers.F945] &gt;= 2020; &quot;[/b]&quot;; &quot;&quot;)  &amp; &quot;, &quot; &amp; [Numbers.H945] &amp; &quot;) [sup][&quot; &amp; [Numbers.C945] &amp; &quot;: &quot; &amp; [Numbers.I9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 (&quot; &amp; [Numbers.G946] &amp; &quot;, &quot;  &amp; IF([Numbers.F946] &gt;= 2020; &quot;[b]&quot;; &quot;&quot;) &amp; [Numbers.F946] &amp; IF([Numbers.F946] &gt;= 2020; &quot;[/b]&quot;; &quot;&quot;)  &amp; &quot;, &quot; &amp; [Numbers.H946] &amp; &quot;) [sup][&quot; &amp; [Numbers.C946] &amp; &quot;: &quot; &amp; [Numbers.I9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 (&quot; &amp; [Numbers.G947] &amp; &quot;, &quot;  &amp; IF([Numbers.F947] &gt;= 2020; &quot;[b]&quot;; &quot;&quot;) &amp; [Numbers.F947] &amp; IF([Numbers.F947] &gt;= 2020; &quot;[/b]&quot;; &quot;&quot;)  &amp; &quot;, &quot; &amp; [Numbers.H947] &amp; &quot;) [sup][&quot; &amp; [Numbers.C947] &amp; &quot;: &quot; &amp; [Numbers.I9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 (&quot; &amp; [Numbers.G948] &amp; &quot;, &quot;  &amp; IF([Numbers.F948] &gt;= 2020; &quot;[b]&quot;; &quot;&quot;) &amp; [Numbers.F948] &amp; IF([Numbers.F948] &gt;= 2020; &quot;[/b]&quot;; &quot;&quot;)  &amp; &quot;, &quot; &amp; [Numbers.H948] &amp; &quot;) [sup][&quot; &amp; [Numbers.C948] &amp; &quot;: &quot; &amp; [Numbers.I9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 (&quot; &amp; [Numbers.G949] &amp; &quot;, &quot;  &amp; IF([Numbers.F949] &gt;= 2020; &quot;[b]&quot;; &quot;&quot;) &amp; [Numbers.F949] &amp; IF([Numbers.F949] &gt;= 2020; &quot;[/b]&quot;; &quot;&quot;)  &amp; &quot;, &quot; &amp; [Numbers.H949] &amp; &quot;) [sup][&quot; &amp; [Numbers.C949] &amp; &quot;: &quot; &amp; [Numbers.I9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 (&quot; &amp; [Numbers.G950] &amp; &quot;, &quot;  &amp; IF([Numbers.F950] &gt;= 2020; &quot;[b]&quot;; &quot;&quot;) &amp; [Numbers.F950] &amp; IF([Numbers.F950] &gt;= 2020; &quot;[/b]&quot;; &quot;&quot;)  &amp; &quot;, &quot; &amp; [Numbers.H950] &amp; &quot;) [sup][&quot; &amp; [Numbers.C950] &amp; &quot;: &quot; &amp; [Numbers.I9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 (&quot; &amp; [Numbers.G951] &amp; &quot;, &quot;  &amp; IF([Numbers.F951] &gt;= 2020; &quot;[b]&quot;; &quot;&quot;) &amp; [Numbers.F951] &amp; IF([Numbers.F951] &gt;= 2020; &quot;[/b]&quot;; &quot;&quot;)  &amp; &quot;, &quot; &amp; [Numbers.H951] &amp; &quot;) [sup][&quot; &amp; [Numbers.C951] &amp; &quot;: &quot; &amp; [Numbers.I9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 (&quot; &amp; [Numbers.G952] &amp; &quot;, &quot;  &amp; IF([Numbers.F952] &gt;= 2020; &quot;[b]&quot;; &quot;&quot;) &amp; [Numbers.F952] &amp; IF([Numbers.F952] &gt;= 2020; &quot;[/b]&quot;; &quot;&quot;)  &amp; &quot;, &quot; &amp; [Numbers.H952] &amp; &quot;) [sup][&quot; &amp; [Numbers.C952] &amp; &quot;: &quot; &amp; [Numbers.I9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 (&quot; &amp; [Numbers.G953] &amp; &quot;, &quot;  &amp; IF([Numbers.F953] &gt;= 2020; &quot;[b]&quot;; &quot;&quot;) &amp; [Numbers.F953] &amp; IF([Numbers.F953] &gt;= 2020; &quot;[/b]&quot;; &quot;&quot;)  &amp; &quot;, &quot; &amp; [Numbers.H953] &amp; &quot;) [sup][&quot; &amp; [Numbers.C953] &amp; &quot;: &quot; &amp; [Numbers.I9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 (&quot; &amp; [Numbers.G954] &amp; &quot;, &quot;  &amp; IF([Numbers.F954] &gt;= 2020; &quot;[b]&quot;; &quot;&quot;) &amp; [Numbers.F954] &amp; IF([Numbers.F954] &gt;= 2020; &quot;[/b]&quot;; &quot;&quot;)  &amp; &quot;, &quot; &amp; [Numbers.H954] &amp; &quot;) [sup][&quot; &amp; [Numbers.C954] &amp; &quot;: &quot; &amp; [Numbers.I9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 (&quot; &amp; [Numbers.G955] &amp; &quot;, &quot;  &amp; IF([Numbers.F955] &gt;= 2020; &quot;[b]&quot;; &quot;&quot;) &amp; [Numbers.F955] &amp; IF([Numbers.F955] &gt;= 2020; &quot;[/b]&quot;; &quot;&quot;)  &amp; &quot;, &quot; &amp; [Numbers.H955] &amp; &quot;) [sup][&quot; &amp; [Numbers.C955] &amp; &quot;: &quot; &amp; [Numbers.I9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 (&quot; &amp; [Numbers.G956] &amp; &quot;, &quot;  &amp; IF([Numbers.F956] &gt;= 2020; &quot;[b]&quot;; &quot;&quot;) &amp; [Numbers.F956] &amp; IF([Numbers.F956] &gt;= 2020; &quot;[/b]&quot;; &quot;&quot;)  &amp; &quot;, &quot; &amp; [Numbers.H956] &amp; &quot;) [sup][&quot; &amp; [Numbers.C956] &amp; &quot;: &quot; &amp; [Numbers.I9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 (&quot; &amp; [Numbers.G957] &amp; &quot;, &quot;  &amp; IF([Numbers.F957] &gt;= 2020; &quot;[b]&quot;; &quot;&quot;) &amp; [Numbers.F957] &amp; IF([Numbers.F957] &gt;= 2020; &quot;[/b]&quot;; &quot;&quot;)  &amp; &quot;, &quot; &amp; [Numbers.H957] &amp; &quot;) [sup][&quot; &amp; [Numbers.C957] &amp; &quot;: &quot; &amp; [Numbers.I9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 (&quot; &amp; [Numbers.G958] &amp; &quot;, &quot;  &amp; IF([Numbers.F958] &gt;= 2020; &quot;[b]&quot;; &quot;&quot;) &amp; [Numbers.F958] &amp; IF([Numbers.F958] &gt;= 2020; &quot;[/b]&quot;; &quot;&quot;)  &amp; &quot;, &quot; &amp; [Numbers.H958] &amp; &quot;) [sup][&quot; &amp; [Numbers.C958] &amp; &quot;: &quot; &amp; [Numbers.I9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 (&quot; &amp; [Numbers.G959] &amp; &quot;, &quot;  &amp; IF([Numbers.F959] &gt;= 2020; &quot;[b]&quot;; &quot;&quot;) &amp; [Numbers.F959] &amp; IF([Numbers.F959] &gt;= 2020; &quot;[/b]&quot;; &quot;&quot;)  &amp; &quot;, &quot; &amp; [Numbers.H959] &amp; &quot;) [sup][&quot; &amp; [Numbers.C959] &amp; &quot;: &quot; &amp; [Numbers.I9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 (&quot; &amp; [Numbers.G960] &amp; &quot;, &quot;  &amp; IF([Numbers.F960] &gt;= 2020; &quot;[b]&quot;; &quot;&quot;) &amp; [Numbers.F960] &amp; IF([Numbers.F960] &gt;= 2020; &quot;[/b]&quot;; &quot;&quot;)  &amp; &quot;, &quot; &amp; [Numbers.H960] &amp; &quot;) [sup][&quot; &amp; [Numbers.C960] &amp; &quot;: &quot; &amp; [Numbers.I9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 (&quot; &amp; [Numbers.G961] &amp; &quot;, &quot;  &amp; IF([Numbers.F961] &gt;= 2020; &quot;[b]&quot;; &quot;&quot;) &amp; [Numbers.F961] &amp; IF([Numbers.F961] &gt;= 2020; &quot;[/b]&quot;; &quot;&quot;)  &amp; &quot;, &quot; &amp; [Numbers.H961] &amp; &quot;) [sup][&quot; &amp; [Numbers.C961] &amp; &quot;: &quot; &amp; [Numbers.I9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 (&quot; &amp; [Numbers.G962] &amp; &quot;, &quot;  &amp; IF([Numbers.F962] &gt;= 2020; &quot;[b]&quot;; &quot;&quot;) &amp; [Numbers.F962] &amp; IF([Numbers.F962] &gt;= 2020; &quot;[/b]&quot;; &quot;&quot;)  &amp; &quot;, &quot; &amp; [Numbers.H962] &amp; &quot;) [sup][&quot; &amp; [Numbers.C962] &amp; &quot;: &quot; &amp; [Numbers.I9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 (&quot; &amp; [Numbers.G963] &amp; &quot;, &quot;  &amp; IF([Numbers.F963] &gt;= 2020; &quot;[b]&quot;; &quot;&quot;) &amp; [Numbers.F963] &amp; IF([Numbers.F963] &gt;= 2020; &quot;[/b]&quot;; &quot;&quot;)  &amp; &quot;, &quot; &amp; [Numbers.H963] &amp; &quot;) [sup][&quot; &amp; [Numbers.C963] &amp; &quot;: &quot; &amp; [Numbers.I9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 (&quot; &amp; [Numbers.G964] &amp; &quot;, &quot;  &amp; IF([Numbers.F964] &gt;= 2020; &quot;[b]&quot;; &quot;&quot;) &amp; [Numbers.F964] &amp; IF([Numbers.F964] &gt;= 2020; &quot;[/b]&quot;; &quot;&quot;)  &amp; &quot;, &quot; &amp; [Numbers.H964] &amp; &quot;) [sup][&quot; &amp; [Numbers.C964] &amp; &quot;: &quot; &amp; [Numbers.I9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 (&quot; &amp; [Numbers.G965] &amp; &quot;, &quot;  &amp; IF([Numbers.F965] &gt;= 2020; &quot;[b]&quot;; &quot;&quot;) &amp; [Numbers.F965] &amp; IF([Numbers.F965] &gt;= 2020; &quot;[/b]&quot;; &quot;&quot;)  &amp; &quot;, &quot; &amp; [Numbers.H965] &amp; &quot;) [sup][&quot; &amp; [Numbers.C965] &amp; &quot;: &quot; &amp; [Numbers.I9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 (&quot; &amp; [Numbers.G966] &amp; &quot;, &quot;  &amp; IF([Numbers.F966] &gt;= 2020; &quot;[b]&quot;; &quot;&quot;) &amp; [Numbers.F966] &amp; IF([Numbers.F966] &gt;= 2020; &quot;[/b]&quot;; &quot;&quot;)  &amp; &quot;, &quot; &amp; [Numbers.H966] &amp; &quot;) [sup][&quot; &amp; [Numbers.C966] &amp; &quot;: &quot; &amp; [Numbers.I9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 (&quot; &amp; [Numbers.G967] &amp; &quot;, &quot;  &amp; IF([Numbers.F967] &gt;= 2020; &quot;[b]&quot;; &quot;&quot;) &amp; [Numbers.F967] &amp; IF([Numbers.F967] &gt;= 2020; &quot;[/b]&quot;; &quot;&quot;)  &amp; &quot;, &quot; &amp; [Numbers.H967] &amp; &quot;) [sup][&quot; &amp; [Numbers.C967] &amp; &quot;: &quot; &amp; [Numbers.I9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 (&quot; &amp; [Numbers.G968] &amp; &quot;, &quot;  &amp; IF([Numbers.F968] &gt;= 2020; &quot;[b]&quot;; &quot;&quot;) &amp; [Numbers.F968] &amp; IF([Numbers.F968] &gt;= 2020; &quot;[/b]&quot;; &quot;&quot;)  &amp; &quot;, &quot; &amp; [Numbers.H968] &amp; &quot;) [sup][&quot; &amp; [Numbers.C968] &amp; &quot;: &quot; &amp; [Numbers.I9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 (&quot; &amp; [Numbers.G969] &amp; &quot;, &quot;  &amp; IF([Numbers.F969] &gt;= 2020; &quot;[b]&quot;; &quot;&quot;) &amp; [Numbers.F969] &amp; IF([Numbers.F969] &gt;= 2020; &quot;[/b]&quot;; &quot;&quot;)  &amp; &quot;, &quot; &amp; [Numbers.H969] &amp; &quot;) [sup][&quot; &amp; [Numbers.C969] &amp; &quot;: &quot; &amp; [Numbers.I9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 (&quot; &amp; [Numbers.G970] &amp; &quot;, &quot;  &amp; IF([Numbers.F970] &gt;= 2020; &quot;[b]&quot;; &quot;&quot;) &amp; [Numbers.F970] &amp; IF([Numbers.F970] &gt;= 2020; &quot;[/b]&quot;; &quot;&quot;)  &amp; &quot;, &quot; &amp; [Numbers.H970] &amp; &quot;) [sup][&quot; &amp; [Numbers.C970] &amp; &quot;: &quot; &amp; [Numbers.I9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 (&quot; &amp; [Numbers.G971] &amp; &quot;, &quot;  &amp; IF([Numbers.F971] &gt;= 2020; &quot;[b]&quot;; &quot;&quot;) &amp; [Numbers.F971] &amp; IF([Numbers.F971] &gt;= 2020; &quot;[/b]&quot;; &quot;&quot;)  &amp; &quot;, &quot; &amp; [Numbers.H971] &amp; &quot;) [sup][&quot; &amp; [Numbers.C971] &amp; &quot;: &quot; &amp; [Numbers.I9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 (&quot; &amp; [Numbers.G972] &amp; &quot;, &quot;  &amp; IF([Numbers.F972] &gt;= 2020; &quot;[b]&quot;; &quot;&quot;) &amp; [Numbers.F972] &amp; IF([Numbers.F972] &gt;= 2020; &quot;[/b]&quot;; &quot;&quot;)  &amp; &quot;, &quot; &amp; [Numbers.H972] &amp; &quot;) [sup][&quot; &amp; [Numbers.C972] &amp; &quot;: &quot; &amp; [Numbers.I9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 (&quot; &amp; [Numbers.G973] &amp; &quot;, &quot;  &amp; IF([Numbers.F973] &gt;= 2020; &quot;[b]&quot;; &quot;&quot;) &amp; [Numbers.F973] &amp; IF([Numbers.F973] &gt;= 2020; &quot;[/b]&quot;; &quot;&quot;)  &amp; &quot;, &quot; &amp; [Numbers.H973] &amp; &quot;) [sup][&quot; &amp; [Numbers.C973] &amp; &quot;: &quot; &amp; [Numbers.I9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 (&quot; &amp; [Numbers.G974] &amp; &quot;, &quot;  &amp; IF([Numbers.F974] &gt;= 2020; &quot;[b]&quot;; &quot;&quot;) &amp; [Numbers.F974] &amp; IF([Numbers.F974] &gt;= 2020; &quot;[/b]&quot;; &quot;&quot;)  &amp; &quot;, &quot; &amp; [Numbers.H974] &amp; &quot;) [sup][&quot; &amp; [Numbers.C974] &amp; &quot;: &quot; &amp; [Numbers.I9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 (&quot; &amp; [Numbers.G975] &amp; &quot;, &quot;  &amp; IF([Numbers.F975] &gt;= 2020; &quot;[b]&quot;; &quot;&quot;) &amp; [Numbers.F975] &amp; IF([Numbers.F975] &gt;= 2020; &quot;[/b]&quot;; &quot;&quot;)  &amp; &quot;, &quot; &amp; [Numbers.H975] &amp; &quot;) [sup][&quot; &amp; [Numbers.C975] &amp; &quot;: &quot; &amp; [Numbers.I9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 (&quot; &amp; [Numbers.G976] &amp; &quot;, &quot;  &amp; IF([Numbers.F976] &gt;= 2020; &quot;[b]&quot;; &quot;&quot;) &amp; [Numbers.F976] &amp; IF([Numbers.F976] &gt;= 2020; &quot;[/b]&quot;; &quot;&quot;)  &amp; &quot;, &quot; &amp; [Numbers.H976] &amp; &quot;) [sup][&quot; &amp; [Numbers.C976] &amp; &quot;: &quot; &amp; [Numbers.I9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 (&quot; &amp; [Numbers.G977] &amp; &quot;, &quot;  &amp; IF([Numbers.F977] &gt;= 2020; &quot;[b]&quot;; &quot;&quot;) &amp; [Numbers.F977] &amp; IF([Numbers.F977] &gt;= 2020; &quot;[/b]&quot;; &quot;&quot;)  &amp; &quot;, &quot; &amp; [Numbers.H977] &amp; &quot;) [sup][&quot; &amp; [Numbers.C977] &amp; &quot;: &quot; &amp; [Numbers.I9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 (&quot; &amp; [Numbers.G978] &amp; &quot;, &quot;  &amp; IF([Numbers.F978] &gt;= 2020; &quot;[b]&quot;; &quot;&quot;) &amp; [Numbers.F978] &amp; IF([Numbers.F978] &gt;= 2020; &quot;[/b]&quot;; &quot;&quot;)  &amp; &quot;, &quot; &amp; [Numbers.H978] &amp; &quot;) [sup][&quot; &amp; [Numbers.C978] &amp; &quot;: &quot; &amp; [Numbers.I9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 (&quot; &amp; [Numbers.G979] &amp; &quot;, &quot;  &amp; IF([Numbers.F979] &gt;= 2020; &quot;[b]&quot;; &quot;&quot;) &amp; [Numbers.F979] &amp; IF([Numbers.F979] &gt;= 2020; &quot;[/b]&quot;; &quot;&quot;)  &amp; &quot;, &quot; &amp; [Numbers.H979] &amp; &quot;) [sup][&quot; &amp; [Numbers.C979] &amp; &quot;: &quot; &amp; [Numbers.I9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 (&quot; &amp; [Numbers.G980] &amp; &quot;, &quot;  &amp; IF([Numbers.F980] &gt;= 2020; &quot;[b]&quot;; &quot;&quot;) &amp; [Numbers.F980] &amp; IF([Numbers.F980] &gt;= 2020; &quot;[/b]&quot;; &quot;&quot;)  &amp; &quot;, &quot; &amp; [Numbers.H980] &amp; &quot;) [sup][&quot; &amp; [Numbers.C980] &amp; &quot;: &quot; &amp; [Numbers.I9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 (&quot; &amp; [Numbers.G981] &amp; &quot;, &quot;  &amp; IF([Numbers.F981] &gt;= 2020; &quot;[b]&quot;; &quot;&quot;) &amp; [Numbers.F981] &amp; IF([Numbers.F981] &gt;= 2020; &quot;[/b]&quot;; &quot;&quot;)  &amp; &quot;, &quot; &amp; [Numbers.H981] &amp; &quot;) [sup][&quot; &amp; [Numbers.C981] &amp; &quot;: &quot; &amp; [Numbers.I9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 (&quot; &amp; [Numbers.G982] &amp; &quot;, &quot;  &amp; IF([Numbers.F982] &gt;= 2020; &quot;[b]&quot;; &quot;&quot;) &amp; [Numbers.F982] &amp; IF([Numbers.F982] &gt;= 2020; &quot;[/b]&quot;; &quot;&quot;)  &amp; &quot;, &quot; &amp; [Numbers.H982] &amp; &quot;) [sup][&quot; &amp; [Numbers.C982] &amp; &quot;: &quot; &amp; [Numbers.I9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 (&quot; &amp; [Numbers.G983] &amp; &quot;, &quot;  &amp; IF([Numbers.F983] &gt;= 2020; &quot;[b]&quot;; &quot;&quot;) &amp; [Numbers.F983] &amp; IF([Numbers.F983] &gt;= 2020; &quot;[/b]&quot;; &quot;&quot;)  &amp; &quot;, &quot; &amp; [Numbers.H983] &amp; &quot;) [sup][&quot; &amp; [Numbers.C983] &amp; &quot;: &quot; &amp; [Numbers.I9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 (&quot; &amp; [Numbers.G984] &amp; &quot;, &quot;  &amp; IF([Numbers.F984] &gt;= 2020; &quot;[b]&quot;; &quot;&quot;) &amp; [Numbers.F984] &amp; IF([Numbers.F984] &gt;= 2020; &quot;[/b]&quot;; &quot;&quot;)  &amp; &quot;, &quot; &amp; [Numbers.H984] &amp; &quot;) [sup][&quot; &amp; [Numbers.C984] &amp; &quot;: &quot; &amp; [Numbers.I9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 (&quot; &amp; [Numbers.G985] &amp; &quot;, &quot;  &amp; IF([Numbers.F985] &gt;= 2020; &quot;[b]&quot;; &quot;&quot;) &amp; [Numbers.F985] &amp; IF([Numbers.F985] &gt;= 2020; &quot;[/b]&quot;; &quot;&quot;)  &amp; &quot;, &quot; &amp; [Numbers.H985] &amp; &quot;) [sup][&quot; &amp; [Numbers.C985] &amp; &quot;: &quot; &amp; [Numbers.I9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 (&quot; &amp; [Numbers.G986] &amp; &quot;, &quot;  &amp; IF([Numbers.F986] &gt;= 2020; &quot;[b]&quot;; &quot;&quot;) &amp; [Numbers.F986] &amp; IF([Numbers.F986] &gt;= 2020; &quot;[/b]&quot;; &quot;&quot;)  &amp; &quot;, &quot; &amp; [Numbers.H986] &amp; &quot;) [sup][&quot; &amp; [Numbers.C986] &amp; &quot;: &quot; &amp; [Numbers.I9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 (&quot; &amp; [Numbers.G987] &amp; &quot;, &quot;  &amp; IF([Numbers.F987] &gt;= 2020; &quot;[b]&quot;; &quot;&quot;) &amp; [Numbers.F987] &amp; IF([Numbers.F987] &gt;= 2020; &quot;[/b]&quot;; &quot;&quot;)  &amp; &quot;, &quot; &amp; [Numbers.H987] &amp; &quot;) [sup][&quot; &amp; [Numbers.C987] &amp; &quot;: &quot; &amp; [Numbers.I9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 (&quot; &amp; [Numbers.G988] &amp; &quot;, &quot;  &amp; IF([Numbers.F988] &gt;= 2020; &quot;[b]&quot;; &quot;&quot;) &amp; [Numbers.F988] &amp; IF([Numbers.F988] &gt;= 2020; &quot;[/b]&quot;; &quot;&quot;)  &amp; &quot;, &quot; &amp; [Numbers.H988] &amp; &quot;) [sup][&quot; &amp; [Numbers.C988] &amp; &quot;: &quot; &amp; [Numbers.I9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 (&quot; &amp; [Numbers.G989] &amp; &quot;, &quot;  &amp; IF([Numbers.F989] &gt;= 2020; &quot;[b]&quot;; &quot;&quot;) &amp; [Numbers.F989] &amp; IF([Numbers.F989] &gt;= 2020; &quot;[/b]&quot;; &quot;&quot;)  &amp; &quot;, &quot; &amp; [Numbers.H989] &amp; &quot;) [sup][&quot; &amp; [Numbers.C989] &amp; &quot;: &quot; &amp; [Numbers.I9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 (&quot; &amp; [Numbers.G990] &amp; &quot;, &quot;  &amp; IF([Numbers.F990] &gt;= 2020; &quot;[b]&quot;; &quot;&quot;) &amp; [Numbers.F990] &amp; IF([Numbers.F990] &gt;= 2020; &quot;[/b]&quot;; &quot;&quot;)  &amp; &quot;, &quot; &amp; [Numbers.H990] &amp; &quot;) [sup][&quot; &amp; [Numbers.C990] &amp; &quot;: &quot; &amp; [Numbers.I9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 (&quot; &amp; [Numbers.G991] &amp; &quot;, &quot;  &amp; IF([Numbers.F991] &gt;= 2020; &quot;[b]&quot;; &quot;&quot;) &amp; [Numbers.F991] &amp; IF([Numbers.F991] &gt;= 2020; &quot;[/b]&quot;; &quot;&quot;)  &amp; &quot;, &quot; &amp; [Numbers.H991] &amp; &quot;) [sup][&quot; &amp; [Numbers.C991] &amp; &quot;: &quot; &amp; [Numbers.I9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 (&quot; &amp; [Numbers.G992] &amp; &quot;, &quot;  &amp; IF([Numbers.F992] &gt;= 2020; &quot;[b]&quot;; &quot;&quot;) &amp; [Numbers.F992] &amp; IF([Numbers.F992] &gt;= 2020; &quot;[/b]&quot;; &quot;&quot;)  &amp; &quot;, &quot; &amp; [Numbers.H992] &amp; &quot;) [sup][&quot; &amp; [Numbers.C992] &amp; &quot;: &quot; &amp; [Numbers.I9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 (&quot; &amp; [Numbers.G993] &amp; &quot;, &quot;  &amp; IF([Numbers.F993] &gt;= 2020; &quot;[b]&quot;; &quot;&quot;) &amp; [Numbers.F993] &amp; IF([Numbers.F993] &gt;= 2020; &quot;[/b]&quot;; &quot;&quot;)  &amp; &quot;, &quot; &amp; [Numbers.H993] &amp; &quot;) [sup][&quot; &amp; [Numbers.C993] &amp; &quot;: &quot; &amp; [Numbers.I9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 (&quot; &amp; [Numbers.G994] &amp; &quot;, &quot;  &amp; IF([Numbers.F994] &gt;= 2020; &quot;[b]&quot;; &quot;&quot;) &amp; [Numbers.F994] &amp; IF([Numbers.F994] &gt;= 2020; &quot;[/b]&quot;; &quot;&quot;)  &amp; &quot;, &quot; &amp; [Numbers.H994] &amp; &quot;) [sup][&quot; &amp; [Numbers.C994] &amp; &quot;: &quot; &amp; [Numbers.I9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 (&quot; &amp; [Numbers.G995] &amp; &quot;, &quot;  &amp; IF([Numbers.F995] &gt;= 2020; &quot;[b]&quot;; &quot;&quot;) &amp; [Numbers.F995] &amp; IF([Numbers.F995] &gt;= 2020; &quot;[/b]&quot;; &quot;&quot;)  &amp; &quot;, &quot; &amp; [Numbers.H995] &amp; &quot;) [sup][&quot; &amp; [Numbers.C995] &amp; &quot;: &quot; &amp; [Numbers.I9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 (&quot; &amp; [Numbers.G996] &amp; &quot;, &quot;  &amp; IF([Numbers.F996] &gt;= 2020; &quot;[b]&quot;; &quot;&quot;) &amp; [Numbers.F996] &amp; IF([Numbers.F996] &gt;= 2020; &quot;[/b]&quot;; &quot;&quot;)  &amp; &quot;, &quot; &amp; [Numbers.H996] &amp; &quot;) [sup][&quot; &amp; [Numbers.C996] &amp; &quot;: &quot; &amp; [Numbers.I9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 (&quot; &amp; [Numbers.G997] &amp; &quot;, &quot;  &amp; IF([Numbers.F997] &gt;= 2020; &quot;[b]&quot;; &quot;&quot;) &amp; [Numbers.F997] &amp; IF([Numbers.F997] &gt;= 2020; &quot;[/b]&quot;; &quot;&quot;)  &amp; &quot;, &quot; &amp; [Numbers.H997] &amp; &quot;) [sup][&quot; &amp; [Numbers.C997] &amp; &quot;: &quot; &amp; [Numbers.I9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 (&quot; &amp; [Numbers.G998] &amp; &quot;, &quot;  &amp; IF([Numbers.F998] &gt;= 2020; &quot;[b]&quot;; &quot;&quot;) &amp; [Numbers.F998] &amp; IF([Numbers.F998] &gt;= 2020; &quot;[/b]&quot;; &quot;&quot;)  &amp; &quot;, &quot; &amp; [Numbers.H998] &amp; &quot;) [sup][&quot; &amp; [Numbers.C998] &amp; &quot;: &quot; &amp; [Numbers.I9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 (&quot; &amp; [Numbers.G999] &amp; &quot;, &quot;  &amp; IF([Numbers.F999] &gt;= 2020; &quot;[b]&quot;; &quot;&quot;) &amp; [Numbers.F999] &amp; IF([Numbers.F999] &gt;= 2020; &quot;[/b]&quot;; &quot;&quot;)  &amp; &quot;, &quot; &amp; [Numbers.H999] &amp; &quot;) [sup][&quot; &amp; [Numbers.C999] &amp; &quot;: &quot; &amp; [Numbers.I9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 (&quot; &amp; [Numbers.G1000] &amp; &quot;, &quot;  &amp; IF([Numbers.F1000] &gt;= 2020; &quot;[b]&quot;; &quot;&quot;) &amp; [Numbers.F1000] &amp; IF([Numbers.F1000] &gt;= 2020; &quot;[/b]&quot;; &quot;&quot;)  &amp; &quot;, &quot; &amp; [Numbers.H1000] &amp; &quot;) [sup][&quot; &amp; [Numbers.C1000] &amp; &quot;: &quot; &amp; [Numbers.I10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 (&quot; &amp; [Numbers.G1001] &amp; &quot;, &quot;  &amp; IF([Numbers.F1001] &gt;= 2020; &quot;[b]&quot;; &quot;&quot;) &amp; [Numbers.F1001] &amp; IF([Numbers.F1001] &gt;= 2020; &quot;[/b]&quot;; &quot;&quot;)  &amp; &quot;, &quot; &amp; [Numbers.H1001] &amp; &quot;) [sup][&quot; &amp; [Numbers.C1001] &amp; &quot;: &quot; &amp; [Numbers.I10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 (&quot; &amp; [Numbers.G1002] &amp; &quot;, &quot;  &amp; IF([Numbers.F1002] &gt;= 2020; &quot;[b]&quot;; &quot;&quot;) &amp; [Numbers.F1002] &amp; IF([Numbers.F1002] &gt;= 2020; &quot;[/b]&quot;; &quot;&quot;)  &amp; &quot;, &quot; &amp; [Numbers.H1002] &amp; &quot;) [sup][&quot; &amp; [Numbers.C1002] &amp; &quot;: &quot; &amp; [Numbers.I10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 (&quot; &amp; [Numbers.G1003] &amp; &quot;, &quot;  &amp; IF([Numbers.F1003] &gt;= 2020; &quot;[b]&quot;; &quot;&quot;) &amp; [Numbers.F1003] &amp; IF([Numbers.F1003] &gt;= 2020; &quot;[/b]&quot;; &quot;&quot;)  &amp; &quot;, &quot; &amp; [Numbers.H1003] &amp; &quot;) [sup][&quot; &amp; [Numbers.C1003] &amp; &quot;: &quot; &amp; [Numbers.I10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4] &gt; 0; &quot;[b]&quot; &amp; [Numbers.B1004] &amp; &quot;. &quot; &amp; &quot;[url=&quot; &amp; [Numbers.E1004] &amp; &quot;]&quot; &amp; [Numbers.D1004] &amp; &quot;[/url][/b] (&quot; &amp; [Numbers.G1004] &amp; &quot;, &quot;  &amp; IF([Numbers.F1004] &gt;= 2020; &quot;[b]&quot;; &quot;&quot;) &amp; [Numbers.F1004] &amp; IF([Numbers.F1004] &gt;= 2020; &quot;[/b]&quot;; &quot;&quot;)  &amp; &quot;, &quot; &amp; [Numbers.H1004] &amp; &quot;) [sup][&quot; &amp; [Numbers.C1004] &amp; &quot;: &quot; &amp; [Numbers.I10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5] &gt; 0; &quot;[b]&quot; &amp; [Numbers.B1005] &amp; &quot;. &quot; &amp; &quot;[url=&quot; &amp; [Numbers.E1005] &amp; &quot;]&quot; &amp; [Numbers.D1005] &amp; &quot;[/url][/b] (&quot; &amp; [Numbers.G1005] &amp; &quot;, &quot;  &amp; IF([Numbers.F1005] &gt;= 2020; &quot;[b]&quot;; &quot;&quot;) &amp; [Numbers.F1005] &amp; IF([Numbers.F1005] &gt;= 2020; &quot;[/b]&quot;; &quot;&quot;)  &amp; &quot;, &quot; &amp; [Numbers.H1005] &amp; &quot;) [sup][&quot; &amp; [Numbers.C1005] &amp; &quot;: &quot; &amp; [Numbers.I10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6] &gt; 0; &quot;[b]&quot; &amp; [Numbers.B1006] &amp; &quot;. &quot; &amp; &quot;[url=&quot; &amp; [Numbers.E1006] &amp; &quot;]&quot; &amp; [Numbers.D1006] &amp; &quot;[/url][/b] (&quot; &amp; [Numbers.G1006] &amp; &quot;, &quot;  &amp; IF([Numbers.F1006] &gt;= 2020; &quot;[b]&quot;; &quot;&quot;) &amp; [Numbers.F1006] &amp; IF([Numbers.F1006] &gt;= 2020; &quot;[/b]&quot;; &quot;&quot;)  &amp; &quot;, &quot; &amp; [Numbers.H1006] &amp; &quot;) [sup][&quot; &amp; [Numbers.C1006] &amp; &quot;: &quot; &amp; [Numbers.I10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7] &gt; 0; &quot;[b]&quot; &amp; [Numbers.B1007] &amp; &quot;. &quot; &amp; &quot;[url=&quot; &amp; [Numbers.E1007] &amp; &quot;]&quot; &amp; [Numbers.D1007] &amp; &quot;[/url][/b] (&quot; &amp; [Numbers.G1007] &amp; &quot;, &quot;  &amp; IF([Numbers.F1007] &gt;= 2020; &quot;[b]&quot;; &quot;&quot;) &amp; [Numbers.F1007] &amp; IF([Numbers.F1007] &gt;= 2020; &quot;[/b]&quot;; &quot;&quot;)  &amp; &quot;, &quot; &amp; [Numbers.H1007] &amp; &quot;) [sup][&quot; &amp; [Numbers.C1007] &amp; &quot;: &quot; &amp; [Numbers.I10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8] &gt; 0; &quot;[b]&quot; &amp; [Numbers.B1008] &amp; &quot;. &quot; &amp; &quot;[url=&quot; &amp; [Numbers.E1008] &amp; &quot;]&quot; &amp; [Numbers.D1008] &amp; &quot;[/url][/b] (&quot; &amp; [Numbers.G1008] &amp; &quot;, &quot;  &amp; IF([Numbers.F1008] &gt;= 2020; &quot;[b]&quot;; &quot;&quot;) &amp; [Numbers.F1008] &amp; IF([Numbers.F1008] &gt;= 2020; &quot;[/b]&quot;; &quot;&quot;)  &amp; &quot;, &quot; &amp; [Numbers.H1008] &amp; &quot;) [sup][&quot; &amp; [Numbers.C1008] &amp; &quot;: &quot; &amp; [Numbers.I10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9] &gt; 0; &quot;[b]&quot; &amp; [Numbers.B1009] &amp; &quot;. &quot; &amp; &quot;[url=&quot; &amp; [Numbers.E1009] &amp; &quot;]&quot; &amp; [Numbers.D1009] &amp; &quot;[/url][/b] (&quot; &amp; [Numbers.G1009] &amp; &quot;, &quot;  &amp; IF([Numbers.F1009] &gt;= 2020; &quot;[b]&quot;; &quot;&quot;) &amp; [Numbers.F1009] &amp; IF([Numbers.F1009] &gt;= 2020; &quot;[/b]&quot;; &quot;&quot;)  &amp; &quot;, &quot; &amp; [Numbers.H1009] &amp; &quot;) [sup][&quot; &amp; [Numbers.C1009] &amp; &quot;: &quot; &amp; [Numbers.I10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0] &gt; 0; &quot;[b]&quot; &amp; [Numbers.B1010] &amp; &quot;. &quot; &amp; &quot;[url=&quot; &amp; [Numbers.E1010] &amp; &quot;]&quot; &amp; [Numbers.D1010] &amp; &quot;[/url][/b] (&quot; &amp; [Numbers.G1010] &amp; &quot;, &quot;  &amp; IF([Numbers.F1010] &gt;= 2020; &quot;[b]&quot;; &quot;&quot;) &amp; [Numbers.F1010] &amp; IF([Numbers.F1010] &gt;= 2020; &quot;[/b]&quot;; &quot;&quot;)  &amp; &quot;, &quot; &amp; [Numbers.H1010] &amp; &quot;) [sup][&quot; &amp; [Numbers.C1010] &amp; &quot;: &quot; &amp; [Numbers.I10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1] &gt; 0; &quot;[b]&quot; &amp; [Numbers.B1011] &amp; &quot;. &quot; &amp; &quot;[url=&quot; &amp; [Numbers.E1011] &amp; &quot;]&quot; &amp; [Numbers.D1011] &amp; &quot;[/url][/b] (&quot; &amp; [Numbers.G1011] &amp; &quot;, &quot;  &amp; IF([Numbers.F1011] &gt;= 2020; &quot;[b]&quot;; &quot;&quot;) &amp; [Numbers.F1011] &amp; IF([Numbers.F1011] &gt;= 2020; &quot;[/b]&quot;; &quot;&quot;)  &amp; &quot;, &quot; &amp; [Numbers.H1011] &amp; &quot;) [sup][&quot; &amp; [Numbers.C1011] &amp; &quot;: &quot; &amp; [Numbers.I10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2] &gt; 0; &quot;[b]&quot; &amp; [Numbers.B1012] &amp; &quot;. &quot; &amp; &quot;[url=&quot; &amp; [Numbers.E1012] &amp; &quot;]&quot; &amp; [Numbers.D1012] &amp; &quot;[/url][/b] (&quot; &amp; [Numbers.G1012] &amp; &quot;, &quot;  &amp; IF([Numbers.F1012] &gt;= 2020; &quot;[b]&quot;; &quot;&quot;) &amp; [Numbers.F1012] &amp; IF([Numbers.F1012] &gt;= 2020; &quot;[/b]&quot;; &quot;&quot;)  &amp; &quot;, &quot; &amp; [Numbers.H1012] &amp; &quot;) [sup][&quot; &amp; [Numbers.C1012] &amp; &quot;: &quot; &amp; [Numbers.I10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3] &gt; 0; &quot;[b]&quot; &amp; [Numbers.B1013] &amp; &quot;. &quot; &amp; &quot;[url=&quot; &amp; [Numbers.E1013] &amp; &quot;]&quot; &amp; [Numbers.D1013] &amp; &quot;[/url][/b] (&quot; &amp; [Numbers.G1013] &amp; &quot;, &quot;  &amp; IF([Numbers.F1013] &gt;= 2020; &quot;[b]&quot;; &quot;&quot;) &amp; [Numbers.F1013] &amp; IF([Numbers.F1013] &gt;= 2020; &quot;[/b]&quot;; &quot;&quot;)  &amp; &quot;, &quot; &amp; [Numbers.H1013] &amp; &quot;) [sup][&quot; &amp; [Numbers.C1013] &amp; &quot;: &quot; &amp; [Numbers.I10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4] &gt; 0; &quot;[b]&quot; &amp; [Numbers.B1014] &amp; &quot;. &quot; &amp; &quot;[url=&quot; &amp; [Numbers.E1014] &amp; &quot;]&quot; &amp; [Numbers.D1014] &amp; &quot;[/url][/b] (&quot; &amp; [Numbers.G1014] &amp; &quot;, &quot;  &amp; IF([Numbers.F1014] &gt;= 2020; &quot;[b]&quot;; &quot;&quot;) &amp; [Numbers.F1014] &amp; IF([Numbers.F1014] &gt;= 2020; &quot;[/b]&quot;; &quot;&quot;)  &amp; &quot;, &quot; &amp; [Numbers.H1014] &amp; &quot;) [sup][&quot; &amp; [Numbers.C1014] &amp; &quot;: &quot; &amp; [Numbers.I10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5] &gt; 0; &quot;[b]&quot; &amp; [Numbers.B1015] &amp; &quot;. &quot; &amp; &quot;[url=&quot; &amp; [Numbers.E1015] &amp; &quot;]&quot; &amp; [Numbers.D1015] &amp; &quot;[/url][/b] (&quot; &amp; [Numbers.G1015] &amp; &quot;, &quot;  &amp; IF([Numbers.F1015] &gt;= 2020; &quot;[b]&quot;; &quot;&quot;) &amp; [Numbers.F1015] &amp; IF([Numbers.F1015] &gt;= 2020; &quot;[/b]&quot;; &quot;&quot;)  &amp; &quot;, &quot; &amp; [Numbers.H1015] &amp; &quot;) [sup][&quot; &amp; [Numbers.C1015] &amp; &quot;: &quot; &amp; [Numbers.I10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6] &gt; 0; &quot;[b]&quot; &amp; [Numbers.B1016] &amp; &quot;. &quot; &amp; &quot;[url=&quot; &amp; [Numbers.E1016] &amp; &quot;]&quot; &amp; [Numbers.D1016] &amp; &quot;[/url][/b] (&quot; &amp; [Numbers.G1016] &amp; &quot;, &quot;  &amp; IF([Numbers.F1016] &gt;= 2020; &quot;[b]&quot;; &quot;&quot;) &amp; [Numbers.F1016] &amp; IF([Numbers.F1016] &gt;= 2020; &quot;[/b]&quot;; &quot;&quot;)  &amp; &quot;, &quot; &amp; [Numbers.H1016] &amp; &quot;) [sup][&quot; &amp; [Numbers.C1016] &amp; &quot;: &quot; &amp; [Numbers.I10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7] &gt; 0; &quot;[b]&quot; &amp; [Numbers.B1017] &amp; &quot;. &quot; &amp; &quot;[url=&quot; &amp; [Numbers.E1017] &amp; &quot;]&quot; &amp; [Numbers.D1017] &amp; &quot;[/url][/b] (&quot; &amp; [Numbers.G1017] &amp; &quot;, &quot;  &amp; IF([Numbers.F1017] &gt;= 2020; &quot;[b]&quot;; &quot;&quot;) &amp; [Numbers.F1017] &amp; IF([Numbers.F1017] &gt;= 2020; &quot;[/b]&quot;; &quot;&quot;)  &amp; &quot;, &quot; &amp; [Numbers.H1017] &amp; &quot;) [sup][&quot; &amp; [Numbers.C1017] &amp; &quot;: &quot; &amp; [Numbers.I10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8] &gt; 0; &quot;[b]&quot; &amp; [Numbers.B1018] &amp; &quot;. &quot; &amp; &quot;[url=&quot; &amp; [Numbers.E1018] &amp; &quot;]&quot; &amp; [Numbers.D1018] &amp; &quot;[/url][/b] (&quot; &amp; [Numbers.G1018] &amp; &quot;, &quot;  &amp; IF([Numbers.F1018] &gt;= 2020; &quot;[b]&quot;; &quot;&quot;) &amp; [Numbers.F1018] &amp; IF([Numbers.F1018] &gt;= 2020; &quot;[/b]&quot;; &quot;&quot;)  &amp; &quot;, &quot; &amp; [Numbers.H1018] &amp; &quot;) [sup][&quot; &amp; [Numbers.C1018] &amp; &quot;: &quot; &amp; [Numbers.I10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9] &gt; 0; &quot;[b]&quot; &amp; [Numbers.B1019] &amp; &quot;. &quot; &amp; &quot;[url=&quot; &amp; [Numbers.E1019] &amp; &quot;]&quot; &amp; [Numbers.D1019] &amp; &quot;[/url][/b] (&quot; &amp; [Numbers.G1019] &amp; &quot;, &quot;  &amp; IF([Numbers.F1019] &gt;= 2020; &quot;[b]&quot;; &quot;&quot;) &amp; [Numbers.F1019] &amp; IF([Numbers.F1019] &gt;= 2020; &quot;[/b]&quot;; &quot;&quot;)  &amp; &quot;, &quot; &amp; [Numbers.H1019] &amp; &quot;) [sup][&quot; &amp; [Numbers.C1019] &amp; &quot;: &quot; &amp; [Numbers.I10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0] &gt; 0; &quot;[b]&quot; &amp; [Numbers.B1020] &amp; &quot;. &quot; &amp; &quot;[url=&quot; &amp; [Numbers.E1020] &amp; &quot;]&quot; &amp; [Numbers.D1020] &amp; &quot;[/url][/b] (&quot; &amp; [Numbers.G1020] &amp; &quot;, &quot;  &amp; IF([Numbers.F1020] &gt;= 2020; &quot;[b]&quot;; &quot;&quot;) &amp; [Numbers.F1020] &amp; IF([Numbers.F1020] &gt;= 2020; &quot;[/b]&quot;; &quot;&quot;)  &amp; &quot;, &quot; &amp; [Numbers.H1020] &amp; &quot;) [sup][&quot; &amp; [Numbers.C1020] &amp; &quot;: &quot; &amp; [Numbers.I10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1] &gt; 0; &quot;[b]&quot; &amp; [Numbers.B1021] &amp; &quot;. &quot; &amp; &quot;[url=&quot; &amp; [Numbers.E1021] &amp; &quot;]&quot; &amp; [Numbers.D1021] &amp; &quot;[/url][/b] (&quot; &amp; [Numbers.G1021] &amp; &quot;, &quot;  &amp; IF([Numbers.F1021] &gt;= 2020; &quot;[b]&quot;; &quot;&quot;) &amp; [Numbers.F1021] &amp; IF([Numbers.F1021] &gt;= 2020; &quot;[/b]&quot;; &quot;&quot;)  &amp; &quot;, &quot; &amp; [Numbers.H1021] &amp; &quot;) [sup][&quot; &amp; [Numbers.C1021] &amp; &quot;: &quot; &amp; [Numbers.I10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2] &gt; 0; &quot;[b]&quot; &amp; [Numbers.B1022] &amp; &quot;. &quot; &amp; &quot;[url=&quot; &amp; [Numbers.E1022] &amp; &quot;]&quot; &amp; [Numbers.D1022] &amp; &quot;[/url][/b] (&quot; &amp; [Numbers.G1022] &amp; &quot;, &quot;  &amp; IF([Numbers.F1022] &gt;= 2020; &quot;[b]&quot;; &quot;&quot;) &amp; [Numbers.F1022] &amp; IF([Numbers.F1022] &gt;= 2020; &quot;[/b]&quot;; &quot;&quot;)  &amp; &quot;, &quot; &amp; [Numbers.H1022] &amp; &quot;) [sup][&quot; &amp; [Numbers.C1022] &amp; &quot;: &quot; &amp; [Numbers.I10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3] &gt; 0; &quot;[b]&quot; &amp; [Numbers.B1023] &amp; &quot;. &quot; &amp; &quot;[url=&quot; &amp; [Numbers.E1023] &amp; &quot;]&quot; &amp; [Numbers.D1023] &amp; &quot;[/url][/b] (&quot; &amp; [Numbers.G1023] &amp; &quot;, &quot;  &amp; IF([Numbers.F1023] &gt;= 2020; &quot;[b]&quot;; &quot;&quot;) &amp; [Numbers.F1023] &amp; IF([Numbers.F1023] &gt;= 2020; &quot;[/b]&quot;; &quot;&quot;)  &amp; &quot;, &quot; &amp; [Numbers.H1023] &amp; &quot;) [sup][&quot; &amp; [Numbers.C1023] &amp; &quot;: &quot; &amp; [Numbers.I10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4] &gt; 0; &quot;[b]&quot; &amp; [Numbers.B1024] &amp; &quot;. &quot; &amp; &quot;[url=&quot; &amp; [Numbers.E1024] &amp; &quot;]&quot; &amp; [Numbers.D1024] &amp; &quot;[/url][/b] (&quot; &amp; [Numbers.G1024] &amp; &quot;, &quot;  &amp; IF([Numbers.F1024] &gt;= 2020; &quot;[b]&quot;; &quot;&quot;) &amp; [Numbers.F1024] &amp; IF([Numbers.F1024] &gt;= 2020; &quot;[/b]&quot;; &quot;&quot;)  &amp; &quot;, &quot; &amp; [Numbers.H1024] &amp; &quot;) [sup][&quot; &amp; [Numbers.C1024] &amp; &quot;: &quot; &amp; [Numbers.I10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5] &gt; 0; &quot;[b]&quot; &amp; [Numbers.B1025] &amp; &quot;. &quot; &amp; &quot;[url=&quot; &amp; [Numbers.E1025] &amp; &quot;]&quot; &amp; [Numbers.D1025] &amp; &quot;[/url][/b] (&quot; &amp; [Numbers.G1025] &amp; &quot;, &quot;  &amp; IF([Numbers.F1025] &gt;= 2020; &quot;[b]&quot;; &quot;&quot;) &amp; [Numbers.F1025] &amp; IF([Numbers.F1025] &gt;= 2020; &quot;[/b]&quot;; &quot;&quot;)  &amp; &quot;, &quot; &amp; [Numbers.H1025] &amp; &quot;) [sup][&quot; &amp; [Numbers.C1025] &amp; &quot;: &quot; &amp; [Numbers.I10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6] &gt; 0; &quot;[b]&quot; &amp; [Numbers.B1026] &amp; &quot;. &quot; &amp; &quot;[url=&quot; &amp; [Numbers.E1026] &amp; &quot;]&quot; &amp; [Numbers.D1026] &amp; &quot;[/url][/b] (&quot; &amp; [Numbers.G1026] &amp; &quot;, &quot;  &amp; IF([Numbers.F1026] &gt;= 2020; &quot;[b]&quot;; &quot;&quot;) &amp; [Numbers.F1026] &amp; IF([Numbers.F1026] &gt;= 2020; &quot;[/b]&quot;; &quot;&quot;)  &amp; &quot;, &quot; &amp; [Numbers.H1026] &amp; &quot;) [sup][&quot; &amp; [Numbers.C1026] &amp; &quot;: &quot; &amp; [Numbers.I10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7] &gt; 0; &quot;[b]&quot; &amp; [Numbers.B1027] &amp; &quot;. &quot; &amp; &quot;[url=&quot; &amp; [Numbers.E1027] &amp; &quot;]&quot; &amp; [Numbers.D1027] &amp; &quot;[/url][/b] (&quot; &amp; [Numbers.G1027] &amp; &quot;, &quot;  &amp; IF([Numbers.F1027] &gt;= 2020; &quot;[b]&quot;; &quot;&quot;) &amp; [Numbers.F1027] &amp; IF([Numbers.F1027] &gt;= 2020; &quot;[/b]&quot;; &quot;&quot;)  &amp; &quot;, &quot; &amp; [Numbers.H1027] &amp; &quot;) [sup][&quot; &amp; [Numbers.C1027] &amp; &quot;: &quot; &amp; [Numbers.I10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8] &gt; 0; &quot;[b]&quot; &amp; [Numbers.B1028] &amp; &quot;. &quot; &amp; &quot;[url=&quot; &amp; [Numbers.E1028] &amp; &quot;]&quot; &amp; [Numbers.D1028] &amp; &quot;[/url][/b] (&quot; &amp; [Numbers.G1028] &amp; &quot;, &quot;  &amp; IF([Numbers.F1028] &gt;= 2020; &quot;[b]&quot;; &quot;&quot;) &amp; [Numbers.F1028] &amp; IF([Numbers.F1028] &gt;= 2020; &quot;[/b]&quot;; &quot;&quot;)  &amp; &quot;, &quot; &amp; [Numbers.H1028] &amp; &quot;) [sup][&quot; &amp; [Numbers.C1028] &amp; &quot;: &quot; &amp; [Numbers.I10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9] &gt; 0; &quot;[b]&quot; &amp; [Numbers.B1029] &amp; &quot;. &quot; &amp; &quot;[url=&quot; &amp; [Numbers.E1029] &amp; &quot;]&quot; &amp; [Numbers.D1029] &amp; &quot;[/url][/b] (&quot; &amp; [Numbers.G1029] &amp; &quot;, &quot;  &amp; IF([Numbers.F1029] &gt;= 2020; &quot;[b]&quot;; &quot;&quot;) &amp; [Numbers.F1029] &amp; IF([Numbers.F1029] &gt;= 2020; &quot;[/b]&quot;; &quot;&quot;)  &amp; &quot;, &quot; &amp; [Numbers.H1029] &amp; &quot;) [sup][&quot; &amp; [Numbers.C1029] &amp; &quot;: &quot; &amp; [Numbers.I10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0] &gt; 0; &quot;[b]&quot; &amp; [Numbers.B1030] &amp; &quot;. &quot; &amp; &quot;[url=&quot; &amp; [Numbers.E1030] &amp; &quot;]&quot; &amp; [Numbers.D1030] &amp; &quot;[/url][/b] (&quot; &amp; [Numbers.G1030] &amp; &quot;, &quot;  &amp; IF([Numbers.F1030] &gt;= 2020; &quot;[b]&quot;; &quot;&quot;) &amp; [Numbers.F1030] &amp; IF([Numbers.F1030] &gt;= 2020; &quot;[/b]&quot;; &quot;&quot;)  &amp; &quot;, &quot; &amp; [Numbers.H1030] &amp; &quot;) [sup][&quot; &amp; [Numbers.C1030] &amp; &quot;: &quot; &amp; [Numbers.I10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1] &gt; 0; &quot;[b]&quot; &amp; [Numbers.B1031] &amp; &quot;. &quot; &amp; &quot;[url=&quot; &amp; [Numbers.E1031] &amp; &quot;]&quot; &amp; [Numbers.D1031] &amp; &quot;[/url][/b] (&quot; &amp; [Numbers.G1031] &amp; &quot;, &quot;  &amp; IF([Numbers.F1031] &gt;= 2020; &quot;[b]&quot;; &quot;&quot;) &amp; [Numbers.F1031] &amp; IF([Numbers.F1031] &gt;= 2020; &quot;[/b]&quot;; &quot;&quot;)  &amp; &quot;, &quot; &amp; [Numbers.H1031] &amp; &quot;) [sup][&quot; &amp; [Numbers.C1031] &amp; &quot;: &quot; &amp; [Numbers.I10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2] &gt; 0; &quot;[b]&quot; &amp; [Numbers.B1032] &amp; &quot;. &quot; &amp; &quot;[url=&quot; &amp; [Numbers.E1032] &amp; &quot;]&quot; &amp; [Numbers.D1032] &amp; &quot;[/url][/b] (&quot; &amp; [Numbers.G1032] &amp; &quot;, &quot;  &amp; IF([Numbers.F1032] &gt;= 2020; &quot;[b]&quot;; &quot;&quot;) &amp; [Numbers.F1032] &amp; IF([Numbers.F1032] &gt;= 2020; &quot;[/b]&quot;; &quot;&quot;)  &amp; &quot;, &quot; &amp; [Numbers.H1032] &amp; &quot;) [sup][&quot; &amp; [Numbers.C1032] &amp; &quot;: &quot; &amp; [Numbers.I10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3] &gt; 0; &quot;[b]&quot; &amp; [Numbers.B1033] &amp; &quot;. &quot; &amp; &quot;[url=&quot; &amp; [Numbers.E1033] &amp; &quot;]&quot; &amp; [Numbers.D1033] &amp; &quot;[/url][/b] (&quot; &amp; [Numbers.G1033] &amp; &quot;, &quot;  &amp; IF([Numbers.F1033] &gt;= 2020; &quot;[b]&quot;; &quot;&quot;) &amp; [Numbers.F1033] &amp; IF([Numbers.F1033] &gt;= 2020; &quot;[/b]&quot;; &quot;&quot;)  &amp; &quot;, &quot; &amp; [Numbers.H1033] &amp; &quot;) [sup][&quot; &amp; [Numbers.C1033] &amp; &quot;: &quot; &amp; [Numbers.I10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4] &gt; 0; &quot;[b]&quot; &amp; [Numbers.B1034] &amp; &quot;. &quot; &amp; &quot;[url=&quot; &amp; [Numbers.E1034] &amp; &quot;]&quot; &amp; [Numbers.D1034] &amp; &quot;[/url][/b] (&quot; &amp; [Numbers.G1034] &amp; &quot;, &quot;  &amp; IF([Numbers.F1034] &gt;= 2020; &quot;[b]&quot;; &quot;&quot;) &amp; [Numbers.F1034] &amp; IF([Numbers.F1034] &gt;= 2020; &quot;[/b]&quot;; &quot;&quot;)  &amp; &quot;, &quot; &amp; [Numbers.H1034] &amp; &quot;) [sup][&quot; &amp; [Numbers.C1034] &amp; &quot;: &quot; &amp; [Numbers.I10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5] &gt; 0; &quot;[b]&quot; &amp; [Numbers.B1035] &amp; &quot;. &quot; &amp; &quot;[url=&quot; &amp; [Numbers.E1035] &amp; &quot;]&quot; &amp; [Numbers.D1035] &amp; &quot;[/url][/b] (&quot; &amp; [Numbers.G1035] &amp; &quot;, &quot;  &amp; IF([Numbers.F1035] &gt;= 2020; &quot;[b]&quot;; &quot;&quot;) &amp; [Numbers.F1035] &amp; IF([Numbers.F1035] &gt;= 2020; &quot;[/b]&quot;; &quot;&quot;)  &amp; &quot;, &quot; &amp; [Numbers.H1035] &amp; &quot;) [sup][&quot; &amp; [Numbers.C1035] &amp; &quot;: &quot; &amp; [Numbers.I10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6] &gt; 0; &quot;[b]&quot; &amp; [Numbers.B1036] &amp; &quot;. &quot; &amp; &quot;[url=&quot; &amp; [Numbers.E1036] &amp; &quot;]&quot; &amp; [Numbers.D1036] &amp; &quot;[/url][/b] (&quot; &amp; [Numbers.G1036] &amp; &quot;, &quot;  &amp; IF([Numbers.F1036] &gt;= 2020; &quot;[b]&quot;; &quot;&quot;) &amp; [Numbers.F1036] &amp; IF([Numbers.F1036] &gt;= 2020; &quot;[/b]&quot;; &quot;&quot;)  &amp; &quot;, &quot; &amp; [Numbers.H1036] &amp; &quot;) [sup][&quot; &amp; [Numbers.C1036] &amp; &quot;: &quot; &amp; [Numbers.I10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7] &gt; 0; &quot;[b]&quot; &amp; [Numbers.B1037] &amp; &quot;. &quot; &amp; &quot;[url=&quot; &amp; [Numbers.E1037] &amp; &quot;]&quot; &amp; [Numbers.D1037] &amp; &quot;[/url][/b] (&quot; &amp; [Numbers.G1037] &amp; &quot;, &quot;  &amp; IF([Numbers.F1037] &gt;= 2020; &quot;[b]&quot;; &quot;&quot;) &amp; [Numbers.F1037] &amp; IF([Numbers.F1037] &gt;= 2020; &quot;[/b]&quot;; &quot;&quot;)  &amp; &quot;, &quot; &amp; [Numbers.H1037] &amp; &quot;) [sup][&quot; &amp; [Numbers.C1037] &amp; &quot;: &quot; &amp; [Numbers.I10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8] &gt; 0; &quot;[b]&quot; &amp; [Numbers.B1038] &amp; &quot;. &quot; &amp; &quot;[url=&quot; &amp; [Numbers.E1038] &amp; &quot;]&quot; &amp; [Numbers.D1038] &amp; &quot;[/url][/b] (&quot; &amp; [Numbers.G1038] &amp; &quot;, &quot;  &amp; IF([Numbers.F1038] &gt;= 2020; &quot;[b]&quot;; &quot;&quot;) &amp; [Numbers.F1038] &amp; IF([Numbers.F1038] &gt;= 2020; &quot;[/b]&quot;; &quot;&quot;)  &amp; &quot;, &quot; &amp; [Numbers.H1038] &amp; &quot;) [sup][&quot; &amp; [Numbers.C1038] &amp; &quot;: &quot; &amp; [Numbers.I10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9] &gt; 0; &quot;[b]&quot; &amp; [Numbers.B1039] &amp; &quot;. &quot; &amp; &quot;[url=&quot; &amp; [Numbers.E1039] &amp; &quot;]&quot; &amp; [Numbers.D1039] &amp; &quot;[/url][/b] (&quot; &amp; [Numbers.G1039] &amp; &quot;, &quot;  &amp; IF([Numbers.F1039] &gt;= 2020; &quot;[b]&quot;; &quot;&quot;) &amp; [Numbers.F1039] &amp; IF([Numbers.F1039] &gt;= 2020; &quot;[/b]&quot;; &quot;&quot;)  &amp; &quot;, &quot; &amp; [Numbers.H1039] &amp; &quot;) [sup][&quot; &amp; [Numbers.C1039] &amp; &quot;: &quot; &amp; [Numbers.I10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0] &gt; 0; &quot;[b]&quot; &amp; [Numbers.B1040] &amp; &quot;. &quot; &amp; &quot;[url=&quot; &amp; [Numbers.E1040] &amp; &quot;]&quot; &amp; [Numbers.D1040] &amp; &quot;[/url][/b] (&quot; &amp; [Numbers.G1040] &amp; &quot;, &quot;  &amp; IF([Numbers.F1040] &gt;= 2020; &quot;[b]&quot;; &quot;&quot;) &amp; [Numbers.F1040] &amp; IF([Numbers.F1040] &gt;= 2020; &quot;[/b]&quot;; &quot;&quot;)  &amp; &quot;, &quot; &amp; [Numbers.H1040] &amp; &quot;) [sup][&quot; &amp; [Numbers.C1040] &amp; &quot;: &quot; &amp; [Numbers.I10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1] &gt; 0; &quot;[b]&quot; &amp; [Numbers.B1041] &amp; &quot;. &quot; &amp; &quot;[url=&quot; &amp; [Numbers.E1041] &amp; &quot;]&quot; &amp; [Numbers.D1041] &amp; &quot;[/url][/b] (&quot; &amp; [Numbers.G1041] &amp; &quot;, &quot;  &amp; IF([Numbers.F1041] &gt;= 2020; &quot;[b]&quot;; &quot;&quot;) &amp; [Numbers.F1041] &amp; IF([Numbers.F1041] &gt;= 2020; &quot;[/b]&quot;; &quot;&quot;)  &amp; &quot;, &quot; &amp; [Numbers.H1041] &amp; &quot;) [sup][&quot; &amp; [Numbers.C1041] &amp; &quot;: &quot; &amp; [Numbers.I10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2] &gt; 0; &quot;[b]&quot; &amp; [Numbers.B1042] &amp; &quot;. &quot; &amp; &quot;[url=&quot; &amp; [Numbers.E1042] &amp; &quot;]&quot; &amp; [Numbers.D1042] &amp; &quot;[/url][/b] (&quot; &amp; [Numbers.G1042] &amp; &quot;, &quot;  &amp; IF([Numbers.F1042] &gt;= 2020; &quot;[b]&quot;; &quot;&quot;) &amp; [Numbers.F1042] &amp; IF([Numbers.F1042] &gt;= 2020; &quot;[/b]&quot;; &quot;&quot;)  &amp; &quot;, &quot; &amp; [Numbers.H1042] &amp; &quot;) [sup][&quot; &amp; [Numbers.C1042] &amp; &quot;: &quot; &amp; [Numbers.I10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3] &gt; 0; &quot;[b]&quot; &amp; [Numbers.B1043] &amp; &quot;. &quot; &amp; &quot;[url=&quot; &amp; [Numbers.E1043] &amp; &quot;]&quot; &amp; [Numbers.D1043] &amp; &quot;[/url][/b] (&quot; &amp; [Numbers.G1043] &amp; &quot;, &quot;  &amp; IF([Numbers.F1043] &gt;= 2020; &quot;[b]&quot;; &quot;&quot;) &amp; [Numbers.F1043] &amp; IF([Numbers.F1043] &gt;= 2020; &quot;[/b]&quot;; &quot;&quot;)  &amp; &quot;, &quot; &amp; [Numbers.H1043] &amp; &quot;) [sup][&quot; &amp; [Numbers.C1043] &amp; &quot;: &quot; &amp; [Numbers.I10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4] &gt; 0; &quot;[b]&quot; &amp; [Numbers.B1044] &amp; &quot;. &quot; &amp; &quot;[url=&quot; &amp; [Numbers.E1044] &amp; &quot;]&quot; &amp; [Numbers.D1044] &amp; &quot;[/url][/b] (&quot; &amp; [Numbers.G1044] &amp; &quot;, &quot;  &amp; IF([Numbers.F1044] &gt;= 2020; &quot;[b]&quot;; &quot;&quot;) &amp; [Numbers.F1044] &amp; IF([Numbers.F1044] &gt;= 2020; &quot;[/b]&quot;; &quot;&quot;)  &amp; &quot;, &quot; &amp; [Numbers.H1044] &amp; &quot;) [sup][&quot; &amp; [Numbers.C1044] &amp; &quot;: &quot; &amp; [Numbers.I10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5] &gt; 0; &quot;[b]&quot; &amp; [Numbers.B1045] &amp; &quot;. &quot; &amp; &quot;[url=&quot; &amp; [Numbers.E1045] &amp; &quot;]&quot; &amp; [Numbers.D1045] &amp; &quot;[/url][/b] (&quot; &amp; [Numbers.G1045] &amp; &quot;, &quot;  &amp; IF([Numbers.F1045] &gt;= 2020; &quot;[b]&quot;; &quot;&quot;) &amp; [Numbers.F1045] &amp; IF([Numbers.F1045] &gt;= 2020; &quot;[/b]&quot;; &quot;&quot;)  &amp; &quot;, &quot; &amp; [Numbers.H1045] &amp; &quot;) [sup][&quot; &amp; [Numbers.C1045] &amp; &quot;: &quot; &amp; [Numbers.I10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6] &gt; 0; &quot;[b]&quot; &amp; [Numbers.B1046] &amp; &quot;. &quot; &amp; &quot;[url=&quot; &amp; [Numbers.E1046] &amp; &quot;]&quot; &amp; [Numbers.D1046] &amp; &quot;[/url][/b] (&quot; &amp; [Numbers.G1046] &amp; &quot;, &quot;  &amp; IF([Numbers.F1046] &gt;= 2020; &quot;[b]&quot;; &quot;&quot;) &amp; [Numbers.F1046] &amp; IF([Numbers.F1046] &gt;= 2020; &quot;[/b]&quot;; &quot;&quot;)  &amp; &quot;, &quot; &amp; [Numbers.H1046] &amp; &quot;) [sup][&quot; &amp; [Numbers.C1046] &amp; &quot;: &quot; &amp; [Numbers.I10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7] &gt; 0; &quot;[b]&quot; &amp; [Numbers.B1047] &amp; &quot;. &quot; &amp; &quot;[url=&quot; &amp; [Numbers.E1047] &amp; &quot;]&quot; &amp; [Numbers.D1047] &amp; &quot;[/url][/b] (&quot; &amp; [Numbers.G1047] &amp; &quot;, &quot;  &amp; IF([Numbers.F1047] &gt;= 2020; &quot;[b]&quot;; &quot;&quot;) &amp; [Numbers.F1047] &amp; IF([Numbers.F1047] &gt;= 2020; &quot;[/b]&quot;; &quot;&quot;)  &amp; &quot;, &quot; &amp; [Numbers.H1047] &amp; &quot;) [sup][&quot; &amp; [Numbers.C1047] &amp; &quot;: &quot; &amp; [Numbers.I10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8] &gt; 0; &quot;[b]&quot; &amp; [Numbers.B1048] &amp; &quot;. &quot; &amp; &quot;[url=&quot; &amp; [Numbers.E1048] &amp; &quot;]&quot; &amp; [Numbers.D1048] &amp; &quot;[/url][/b] (&quot; &amp; [Numbers.G1048] &amp; &quot;, &quot;  &amp; IF([Numbers.F1048] &gt;= 2020; &quot;[b]&quot;; &quot;&quot;) &amp; [Numbers.F1048] &amp; IF([Numbers.F1048] &gt;= 2020; &quot;[/b]&quot;; &quot;&quot;)  &amp; &quot;, &quot; &amp; [Numbers.H1048] &amp; &quot;) [sup][&quot; &amp; [Numbers.C1048] &amp; &quot;: &quot; &amp; [Numbers.I10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9] &gt; 0; &quot;[b]&quot; &amp; [Numbers.B1049] &amp; &quot;. &quot; &amp; &quot;[url=&quot; &amp; [Numbers.E1049] &amp; &quot;]&quot; &amp; [Numbers.D1049] &amp; &quot;[/url][/b] (&quot; &amp; [Numbers.G1049] &amp; &quot;, &quot;  &amp; IF([Numbers.F1049] &gt;= 2020; &quot;[b]&quot;; &quot;&quot;) &amp; [Numbers.F1049] &amp; IF([Numbers.F1049] &gt;= 2020; &quot;[/b]&quot;; &quot;&quot;)  &amp; &quot;, &quot; &amp; [Numbers.H1049] &amp; &quot;) [sup][&quot; &amp; [Numbers.C1049] &amp; &quot;: &quot; &amp; [Numbers.I10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0] &gt; 0; &quot;[b]&quot; &amp; [Numbers.B1050] &amp; &quot;. &quot; &amp; &quot;[url=&quot; &amp; [Numbers.E1050] &amp; &quot;]&quot; &amp; [Numbers.D1050] &amp; &quot;[/url][/b] (&quot; &amp; [Numbers.G1050] &amp; &quot;, &quot;  &amp; IF([Numbers.F1050] &gt;= 2020; &quot;[b]&quot;; &quot;&quot;) &amp; [Numbers.F1050] &amp; IF([Numbers.F1050] &gt;= 2020; &quot;[/b]&quot;; &quot;&quot;)  &amp; &quot;, &quot; &amp; [Numbers.H1050] &amp; &quot;) [sup][&quot; &amp; [Numbers.C1050] &amp; &quot;: &quot; &amp; [Numbers.I10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1] &gt; 0; &quot;[b]&quot; &amp; [Numbers.B1051] &amp; &quot;. &quot; &amp; &quot;[url=&quot; &amp; [Numbers.E1051] &amp; &quot;]&quot; &amp; [Numbers.D1051] &amp; &quot;[/url][/b] (&quot; &amp; [Numbers.G1051] &amp; &quot;, &quot;  &amp; IF([Numbers.F1051] &gt;= 2020; &quot;[b]&quot;; &quot;&quot;) &amp; [Numbers.F1051] &amp; IF([Numbers.F1051] &gt;= 2020; &quot;[/b]&quot;; &quot;&quot;)  &amp; &quot;, &quot; &amp; [Numbers.H1051] &amp; &quot;) [sup][&quot; &amp; [Numbers.C1051] &amp; &quot;: &quot; &amp; [Numbers.I10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2] &gt; 0; &quot;[b]&quot; &amp; [Numbers.B1052] &amp; &quot;. &quot; &amp; &quot;[url=&quot; &amp; [Numbers.E1052] &amp; &quot;]&quot; &amp; [Numbers.D1052] &amp; &quot;[/url][/b] (&quot; &amp; [Numbers.G1052] &amp; &quot;, &quot;  &amp; IF([Numbers.F1052] &gt;= 2020; &quot;[b]&quot;; &quot;&quot;) &amp; [Numbers.F1052] &amp; IF([Numbers.F1052] &gt;= 2020; &quot;[/b]&quot;; &quot;&quot;)  &amp; &quot;, &quot; &amp; [Numbers.H1052] &amp; &quot;) [sup][&quot; &amp; [Numbers.C1052] &amp; &quot;: &quot; &amp; [Numbers.I10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3] &gt; 0; &quot;[b]&quot; &amp; [Numbers.B1053] &amp; &quot;. &quot; &amp; &quot;[url=&quot; &amp; [Numbers.E1053] &amp; &quot;]&quot; &amp; [Numbers.D1053] &amp; &quot;[/url][/b] (&quot; &amp; [Numbers.G1053] &amp; &quot;, &quot;  &amp; IF([Numbers.F1053] &gt;= 2020; &quot;[b]&quot;; &quot;&quot;) &amp; [Numbers.F1053] &amp; IF([Numbers.F1053] &gt;= 2020; &quot;[/b]&quot;; &quot;&quot;)  &amp; &quot;, &quot; &amp; [Numbers.H1053] &amp; &quot;) [sup][&quot; &amp; [Numbers.C1053] &amp; &quot;: &quot; &amp; [Numbers.I10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4] &gt; 0; &quot;[b]&quot; &amp; [Numbers.B1054] &amp; &quot;. &quot; &amp; &quot;[url=&quot; &amp; [Numbers.E1054] &amp; &quot;]&quot; &amp; [Numbers.D1054] &amp; &quot;[/url][/b] (&quot; &amp; [Numbers.G1054] &amp; &quot;, &quot;  &amp; IF([Numbers.F1054] &gt;= 2020; &quot;[b]&quot;; &quot;&quot;) &amp; [Numbers.F1054] &amp; IF([Numbers.F1054] &gt;= 2020; &quot;[/b]&quot;; &quot;&quot;)  &amp; &quot;, &quot; &amp; [Numbers.H1054] &amp; &quot;) [sup][&quot; &amp; [Numbers.C1054] &amp; &quot;: &quot; &amp; [Numbers.I10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5] &gt; 0; &quot;[b]&quot; &amp; [Numbers.B1055] &amp; &quot;. &quot; &amp; &quot;[url=&quot; &amp; [Numbers.E1055] &amp; &quot;]&quot; &amp; [Numbers.D1055] &amp; &quot;[/url][/b] (&quot; &amp; [Numbers.G1055] &amp; &quot;, &quot;  &amp; IF([Numbers.F1055] &gt;= 2020; &quot;[b]&quot;; &quot;&quot;) &amp; [Numbers.F1055] &amp; IF([Numbers.F1055] &gt;= 2020; &quot;[/b]&quot;; &quot;&quot;)  &amp; &quot;, &quot; &amp; [Numbers.H1055] &amp; &quot;) [sup][&quot; &amp; [Numbers.C1055] &amp; &quot;: &quot; &amp; [Numbers.I10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6] &gt; 0; &quot;[b]&quot; &amp; [Numbers.B1056] &amp; &quot;. &quot; &amp; &quot;[url=&quot; &amp; [Numbers.E1056] &amp; &quot;]&quot; &amp; [Numbers.D1056] &amp; &quot;[/url][/b] (&quot; &amp; [Numbers.G1056] &amp; &quot;, &quot;  &amp; IF([Numbers.F1056] &gt;= 2020; &quot;[b]&quot;; &quot;&quot;) &amp; [Numbers.F1056] &amp; IF([Numbers.F1056] &gt;= 2020; &quot;[/b]&quot;; &quot;&quot;)  &amp; &quot;, &quot; &amp; [Numbers.H1056] &amp; &quot;) [sup][&quot; &amp; [Numbers.C1056] &amp; &quot;: &quot; &amp; [Numbers.I10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7] &gt; 0; &quot;[b]&quot; &amp; [Numbers.B1057] &amp; &quot;. &quot; &amp; &quot;[url=&quot; &amp; [Numbers.E1057] &amp; &quot;]&quot; &amp; [Numbers.D1057] &amp; &quot;[/url][/b] (&quot; &amp; [Numbers.G1057] &amp; &quot;, &quot;  &amp; IF([Numbers.F1057] &gt;= 2020; &quot;[b]&quot;; &quot;&quot;) &amp; [Numbers.F1057] &amp; IF([Numbers.F1057] &gt;= 2020; &quot;[/b]&quot;; &quot;&quot;)  &amp; &quot;, &quot; &amp; [Numbers.H1057] &amp; &quot;) [sup][&quot; &amp; [Numbers.C1057] &amp; &quot;: &quot; &amp; [Numbers.I10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8] &gt; 0; &quot;[b]&quot; &amp; [Numbers.B1058] &amp; &quot;. &quot; &amp; &quot;[url=&quot; &amp; [Numbers.E1058] &amp; &quot;]&quot; &amp; [Numbers.D1058] &amp; &quot;[/url][/b] (&quot; &amp; [Numbers.G1058] &amp; &quot;, &quot;  &amp; IF([Numbers.F1058] &gt;= 2020; &quot;[b]&quot;; &quot;&quot;) &amp; [Numbers.F1058] &amp; IF([Numbers.F1058] &gt;= 2020; &quot;[/b]&quot;; &quot;&quot;)  &amp; &quot;, &quot; &amp; [Numbers.H1058] &amp; &quot;) [sup][&quot; &amp; [Numbers.C1058] &amp; &quot;: &quot; &amp; [Numbers.I10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9] &gt; 0; &quot;[b]&quot; &amp; [Numbers.B1059] &amp; &quot;. &quot; &amp; &quot;[url=&quot; &amp; [Numbers.E1059] &amp; &quot;]&quot; &amp; [Numbers.D1059] &amp; &quot;[/url][/b] (&quot; &amp; [Numbers.G1059] &amp; &quot;, &quot;  &amp; IF([Numbers.F1059] &gt;= 2020; &quot;[b]&quot;; &quot;&quot;) &amp; [Numbers.F1059] &amp; IF([Numbers.F1059] &gt;= 2020; &quot;[/b]&quot;; &quot;&quot;)  &amp; &quot;, &quot; &amp; [Numbers.H1059] &amp; &quot;) [sup][&quot; &amp; [Numbers.C1059] &amp; &quot;: &quot; &amp; [Numbers.I10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0] &gt; 0; &quot;[b]&quot; &amp; [Numbers.B1060] &amp; &quot;. &quot; &amp; &quot;[url=&quot; &amp; [Numbers.E1060] &amp; &quot;]&quot; &amp; [Numbers.D1060] &amp; &quot;[/url][/b] (&quot; &amp; [Numbers.G1060] &amp; &quot;, &quot;  &amp; IF([Numbers.F1060] &gt;= 2020; &quot;[b]&quot;; &quot;&quot;) &amp; [Numbers.F1060] &amp; IF([Numbers.F1060] &gt;= 2020; &quot;[/b]&quot;; &quot;&quot;)  &amp; &quot;, &quot; &amp; [Numbers.H1060] &amp; &quot;) [sup][&quot; &amp; [Numbers.C1060] &amp; &quot;: &quot; &amp; [Numbers.I10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1] &gt; 0; &quot;[b]&quot; &amp; [Numbers.B1061] &amp; &quot;. &quot; &amp; &quot;[url=&quot; &amp; [Numbers.E1061] &amp; &quot;]&quot; &amp; [Numbers.D1061] &amp; &quot;[/url][/b] (&quot; &amp; [Numbers.G1061] &amp; &quot;, &quot;  &amp; IF([Numbers.F1061] &gt;= 2020; &quot;[b]&quot;; &quot;&quot;) &amp; [Numbers.F1061] &amp; IF([Numbers.F1061] &gt;= 2020; &quot;[/b]&quot;; &quot;&quot;)  &amp; &quot;, &quot; &amp; [Numbers.H1061] &amp; &quot;) [sup][&quot; &amp; [Numbers.C1061] &amp; &quot;: &quot; &amp; [Numbers.I10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2] &gt; 0; &quot;[b]&quot; &amp; [Numbers.B1062] &amp; &quot;. &quot; &amp; &quot;[url=&quot; &amp; [Numbers.E1062] &amp; &quot;]&quot; &amp; [Numbers.D1062] &amp; &quot;[/url][/b] (&quot; &amp; [Numbers.G1062] &amp; &quot;, &quot;  &amp; IF([Numbers.F1062] &gt;= 2020; &quot;[b]&quot;; &quot;&quot;) &amp; [Numbers.F1062] &amp; IF([Numbers.F1062] &gt;= 2020; &quot;[/b]&quot;; &quot;&quot;)  &amp; &quot;, &quot; &amp; [Numbers.H1062] &amp; &quot;) [sup][&quot; &amp; [Numbers.C1062] &amp; &quot;: &quot; &amp; [Numbers.I10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3] &gt; 0; &quot;[b]&quot; &amp; [Numbers.B1063] &amp; &quot;. &quot; &amp; &quot;[url=&quot; &amp; [Numbers.E1063] &amp; &quot;]&quot; &amp; [Numbers.D1063] &amp; &quot;[/url][/b] (&quot; &amp; [Numbers.G1063] &amp; &quot;, &quot;  &amp; IF([Numbers.F1063] &gt;= 2020; &quot;[b]&quot;; &quot;&quot;) &amp; [Numbers.F1063] &amp; IF([Numbers.F1063] &gt;= 2020; &quot;[/b]&quot;; &quot;&quot;)  &amp; &quot;, &quot; &amp; [Numbers.H1063] &amp; &quot;) [sup][&quot; &amp; [Numbers.C1063] &amp; &quot;: &quot; &amp; [Numbers.I10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4] &gt; 0; &quot;[b]&quot; &amp; [Numbers.B1064] &amp; &quot;. &quot; &amp; &quot;[url=&quot; &amp; [Numbers.E1064] &amp; &quot;]&quot; &amp; [Numbers.D1064] &amp; &quot;[/url][/b] (&quot; &amp; [Numbers.G1064] &amp; &quot;, &quot;  &amp; IF([Numbers.F1064] &gt;= 2020; &quot;[b]&quot;; &quot;&quot;) &amp; [Numbers.F1064] &amp; IF([Numbers.F1064] &gt;= 2020; &quot;[/b]&quot;; &quot;&quot;)  &amp; &quot;, &quot; &amp; [Numbers.H1064] &amp; &quot;) [sup][&quot; &amp; [Numbers.C1064] &amp; &quot;: &quot; &amp; [Numbers.I10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5] &gt; 0; &quot;[b]&quot; &amp; [Numbers.B1065] &amp; &quot;. &quot; &amp; &quot;[url=&quot; &amp; [Numbers.E1065] &amp; &quot;]&quot; &amp; [Numbers.D1065] &amp; &quot;[/url][/b] (&quot; &amp; [Numbers.G1065] &amp; &quot;, &quot;  &amp; IF([Numbers.F1065] &gt;= 2020; &quot;[b]&quot;; &quot;&quot;) &amp; [Numbers.F1065] &amp; IF([Numbers.F1065] &gt;= 2020; &quot;[/b]&quot;; &quot;&quot;)  &amp; &quot;, &quot; &amp; [Numbers.H1065] &amp; &quot;) [sup][&quot; &amp; [Numbers.C1065] &amp; &quot;: &quot; &amp; [Numbers.I10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6] &gt; 0; &quot;[b]&quot; &amp; [Numbers.B1066] &amp; &quot;. &quot; &amp; &quot;[url=&quot; &amp; [Numbers.E1066] &amp; &quot;]&quot; &amp; [Numbers.D1066] &amp; &quot;[/url][/b] (&quot; &amp; [Numbers.G1066] &amp; &quot;, &quot;  &amp; IF([Numbers.F1066] &gt;= 2020; &quot;[b]&quot;; &quot;&quot;) &amp; [Numbers.F1066] &amp; IF([Numbers.F1066] &gt;= 2020; &quot;[/b]&quot;; &quot;&quot;)  &amp; &quot;, &quot; &amp; [Numbers.H1066] &amp; &quot;) [sup][&quot; &amp; [Numbers.C1066] &amp; &quot;: &quot; &amp; [Numbers.I10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7] &gt; 0; &quot;[b]&quot; &amp; [Numbers.B1067] &amp; &quot;. &quot; &amp; &quot;[url=&quot; &amp; [Numbers.E1067] &amp; &quot;]&quot; &amp; [Numbers.D1067] &amp; &quot;[/url][/b] (&quot; &amp; [Numbers.G1067] &amp; &quot;, &quot;  &amp; IF([Numbers.F1067] &gt;= 2020; &quot;[b]&quot;; &quot;&quot;) &amp; [Numbers.F1067] &amp; IF([Numbers.F1067] &gt;= 2020; &quot;[/b]&quot;; &quot;&quot;)  &amp; &quot;, &quot; &amp; [Numbers.H1067] &amp; &quot;) [sup][&quot; &amp; [Numbers.C1067] &amp; &quot;: &quot; &amp; [Numbers.I10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8] &gt; 0; &quot;[b]&quot; &amp; [Numbers.B1068] &amp; &quot;. &quot; &amp; &quot;[url=&quot; &amp; [Numbers.E1068] &amp; &quot;]&quot; &amp; [Numbers.D1068] &amp; &quot;[/url][/b] (&quot; &amp; [Numbers.G1068] &amp; &quot;, &quot;  &amp; IF([Numbers.F1068] &gt;= 2020; &quot;[b]&quot;; &quot;&quot;) &amp; [Numbers.F1068] &amp; IF([Numbers.F1068] &gt;= 2020; &quot;[/b]&quot;; &quot;&quot;)  &amp; &quot;, &quot; &amp; [Numbers.H1068] &amp; &quot;) [sup][&quot; &amp; [Numbers.C1068] &amp; &quot;: &quot; &amp; [Numbers.I10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9] &gt; 0; &quot;[b]&quot; &amp; [Numbers.B1069] &amp; &quot;. &quot; &amp; &quot;[url=&quot; &amp; [Numbers.E1069] &amp; &quot;]&quot; &amp; [Numbers.D1069] &amp; &quot;[/url][/b] (&quot; &amp; [Numbers.G1069] &amp; &quot;, &quot;  &amp; IF([Numbers.F1069] &gt;= 2020; &quot;[b]&quot;; &quot;&quot;) &amp; [Numbers.F1069] &amp; IF([Numbers.F1069] &gt;= 2020; &quot;[/b]&quot;; &quot;&quot;)  &amp; &quot;, &quot; &amp; [Numbers.H1069] &amp; &quot;) [sup][&quot; &amp; [Numbers.C1069] &amp; &quot;: &quot; &amp; [Numbers.I10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0] &gt; 0; &quot;[b]&quot; &amp; [Numbers.B1070] &amp; &quot;. &quot; &amp; &quot;[url=&quot; &amp; [Numbers.E1070] &amp; &quot;]&quot; &amp; [Numbers.D1070] &amp; &quot;[/url][/b] (&quot; &amp; [Numbers.G1070] &amp; &quot;, &quot;  &amp; IF([Numbers.F1070] &gt;= 2020; &quot;[b]&quot;; &quot;&quot;) &amp; [Numbers.F1070] &amp; IF([Numbers.F1070] &gt;= 2020; &quot;[/b]&quot;; &quot;&quot;)  &amp; &quot;, &quot; &amp; [Numbers.H1070] &amp; &quot;) [sup][&quot; &amp; [Numbers.C1070] &amp; &quot;: &quot; &amp; [Numbers.I10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1] &gt; 0; &quot;[b]&quot; &amp; [Numbers.B1071] &amp; &quot;. &quot; &amp; &quot;[url=&quot; &amp; [Numbers.E1071] &amp; &quot;]&quot; &amp; [Numbers.D1071] &amp; &quot;[/url][/b] (&quot; &amp; [Numbers.G1071] &amp; &quot;, &quot;  &amp; IF([Numbers.F1071] &gt;= 2020; &quot;[b]&quot;; &quot;&quot;) &amp; [Numbers.F1071] &amp; IF([Numbers.F1071] &gt;= 2020; &quot;[/b]&quot;; &quot;&quot;)  &amp; &quot;, &quot; &amp; [Numbers.H1071] &amp; &quot;) [sup][&quot; &amp; [Numbers.C1071] &amp; &quot;: &quot; &amp; [Numbers.I10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2] &gt; 0; &quot;[b]&quot; &amp; [Numbers.B1072] &amp; &quot;. &quot; &amp; &quot;[url=&quot; &amp; [Numbers.E1072] &amp; &quot;]&quot; &amp; [Numbers.D1072] &amp; &quot;[/url][/b] (&quot; &amp; [Numbers.G1072] &amp; &quot;, &quot;  &amp; IF([Numbers.F1072] &gt;= 2020; &quot;[b]&quot;; &quot;&quot;) &amp; [Numbers.F1072] &amp; IF([Numbers.F1072] &gt;= 2020; &quot;[/b]&quot;; &quot;&quot;)  &amp; &quot;, &quot; &amp; [Numbers.H1072] &amp; &quot;) [sup][&quot; &amp; [Numbers.C1072] &amp; &quot;: &quot; &amp; [Numbers.I10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3] &gt; 0; &quot;[b]&quot; &amp; [Numbers.B1073] &amp; &quot;. &quot; &amp; &quot;[url=&quot; &amp; [Numbers.E1073] &amp; &quot;]&quot; &amp; [Numbers.D1073] &amp; &quot;[/url][/b] (&quot; &amp; [Numbers.G1073] &amp; &quot;, &quot;  &amp; IF([Numbers.F1073] &gt;= 2020; &quot;[b]&quot;; &quot;&quot;) &amp; [Numbers.F1073] &amp; IF([Numbers.F1073] &gt;= 2020; &quot;[/b]&quot;; &quot;&quot;)  &amp; &quot;, &quot; &amp; [Numbers.H1073] &amp; &quot;) [sup][&quot; &amp; [Numbers.C1073] &amp; &quot;: &quot; &amp; [Numbers.I10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4] &gt; 0; &quot;[b]&quot; &amp; [Numbers.B1074] &amp; &quot;. &quot; &amp; &quot;[url=&quot; &amp; [Numbers.E1074] &amp; &quot;]&quot; &amp; [Numbers.D1074] &amp; &quot;[/url][/b] (&quot; &amp; [Numbers.G1074] &amp; &quot;, &quot;  &amp; IF([Numbers.F1074] &gt;= 2020; &quot;[b]&quot;; &quot;&quot;) &amp; [Numbers.F1074] &amp; IF([Numbers.F1074] &gt;= 2020; &quot;[/b]&quot;; &quot;&quot;)  &amp; &quot;, &quot; &amp; [Numbers.H1074] &amp; &quot;) [sup][&quot; &amp; [Numbers.C1074] &amp; &quot;: &quot; &amp; [Numbers.I10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5] &gt; 0; &quot;[b]&quot; &amp; [Numbers.B1075] &amp; &quot;. &quot; &amp; &quot;[url=&quot; &amp; [Numbers.E1075] &amp; &quot;]&quot; &amp; [Numbers.D1075] &amp; &quot;[/url][/b] (&quot; &amp; [Numbers.G1075] &amp; &quot;, &quot;  &amp; IF([Numbers.F1075] &gt;= 2020; &quot;[b]&quot;; &quot;&quot;) &amp; [Numbers.F1075] &amp; IF([Numbers.F1075] &gt;= 2020; &quot;[/b]&quot;; &quot;&quot;)  &amp; &quot;, &quot; &amp; [Numbers.H1075] &amp; &quot;) [sup][&quot; &amp; [Numbers.C1075] &amp; &quot;: &quot; &amp; [Numbers.I10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6] &gt; 0; &quot;[b]&quot; &amp; [Numbers.B1076] &amp; &quot;. &quot; &amp; &quot;[url=&quot; &amp; [Numbers.E1076] &amp; &quot;]&quot; &amp; [Numbers.D1076] &amp; &quot;[/url][/b] (&quot; &amp; [Numbers.G1076] &amp; &quot;, &quot;  &amp; IF([Numbers.F1076] &gt;= 2020; &quot;[b]&quot;; &quot;&quot;) &amp; [Numbers.F1076] &amp; IF([Numbers.F1076] &gt;= 2020; &quot;[/b]&quot;; &quot;&quot;)  &amp; &quot;, &quot; &amp; [Numbers.H1076] &amp; &quot;) [sup][&quot; &amp; [Numbers.C1076] &amp; &quot;: &quot; &amp; [Numbers.I10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7] &gt; 0; &quot;[b]&quot; &amp; [Numbers.B1077] &amp; &quot;. &quot; &amp; &quot;[url=&quot; &amp; [Numbers.E1077] &amp; &quot;]&quot; &amp; [Numbers.D1077] &amp; &quot;[/url][/b] (&quot; &amp; [Numbers.G1077] &amp; &quot;, &quot;  &amp; IF([Numbers.F1077] &gt;= 2020; &quot;[b]&quot;; &quot;&quot;) &amp; [Numbers.F1077] &amp; IF([Numbers.F1077] &gt;= 2020; &quot;[/b]&quot;; &quot;&quot;)  &amp; &quot;, &quot; &amp; [Numbers.H1077] &amp; &quot;) [sup][&quot; &amp; [Numbers.C1077] &amp; &quot;: &quot; &amp; [Numbers.I10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8] &gt; 0; &quot;[b]&quot; &amp; [Numbers.B1078] &amp; &quot;. &quot; &amp; &quot;[url=&quot; &amp; [Numbers.E1078] &amp; &quot;]&quot; &amp; [Numbers.D1078] &amp; &quot;[/url][/b] (&quot; &amp; [Numbers.G1078] &amp; &quot;, &quot;  &amp; IF([Numbers.F1078] &gt;= 2020; &quot;[b]&quot;; &quot;&quot;) &amp; [Numbers.F1078] &amp; IF([Numbers.F1078] &gt;= 2020; &quot;[/b]&quot;; &quot;&quot;)  &amp; &quot;, &quot; &amp; [Numbers.H1078] &amp; &quot;) [sup][&quot; &amp; [Numbers.C1078] &amp; &quot;: &quot; &amp; [Numbers.I10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9] &gt; 0; &quot;[b]&quot; &amp; [Numbers.B1079] &amp; &quot;. &quot; &amp; &quot;[url=&quot; &amp; [Numbers.E1079] &amp; &quot;]&quot; &amp; [Numbers.D1079] &amp; &quot;[/url][/b] (&quot; &amp; [Numbers.G1079] &amp; &quot;, &quot;  &amp; IF([Numbers.F1079] &gt;= 2020; &quot;[b]&quot;; &quot;&quot;) &amp; [Numbers.F1079] &amp; IF([Numbers.F1079] &gt;= 2020; &quot;[/b]&quot;; &quot;&quot;)  &amp; &quot;, &quot; &amp; [Numbers.H1079] &amp; &quot;) [sup][&quot; &amp; [Numbers.C1079] &amp; &quot;: &quot; &amp; [Numbers.I10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0] &gt; 0; &quot;[b]&quot; &amp; [Numbers.B1080] &amp; &quot;. &quot; &amp; &quot;[url=&quot; &amp; [Numbers.E1080] &amp; &quot;]&quot; &amp; [Numbers.D1080] &amp; &quot;[/url][/b] (&quot; &amp; [Numbers.G1080] &amp; &quot;, &quot;  &amp; IF([Numbers.F1080] &gt;= 2020; &quot;[b]&quot;; &quot;&quot;) &amp; [Numbers.F1080] &amp; IF([Numbers.F1080] &gt;= 2020; &quot;[/b]&quot;; &quot;&quot;)  &amp; &quot;, &quot; &amp; [Numbers.H1080] &amp; &quot;) [sup][&quot; &amp; [Numbers.C1080] &amp; &quot;: &quot; &amp; [Numbers.I10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1] &gt; 0; &quot;[b]&quot; &amp; [Numbers.B1081] &amp; &quot;. &quot; &amp; &quot;[url=&quot; &amp; [Numbers.E1081] &amp; &quot;]&quot; &amp; [Numbers.D1081] &amp; &quot;[/url][/b] (&quot; &amp; [Numbers.G1081] &amp; &quot;, &quot;  &amp; IF([Numbers.F1081] &gt;= 2020; &quot;[b]&quot;; &quot;&quot;) &amp; [Numbers.F1081] &amp; IF([Numbers.F1081] &gt;= 2020; &quot;[/b]&quot;; &quot;&quot;)  &amp; &quot;, &quot; &amp; [Numbers.H1081] &amp; &quot;) [sup][&quot; &amp; [Numbers.C1081] &amp; &quot;: &quot; &amp; [Numbers.I10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2] &gt; 0; &quot;[b]&quot; &amp; [Numbers.B1082] &amp; &quot;. &quot; &amp; &quot;[url=&quot; &amp; [Numbers.E1082] &amp; &quot;]&quot; &amp; [Numbers.D1082] &amp; &quot;[/url][/b] (&quot; &amp; [Numbers.G1082] &amp; &quot;, &quot;  &amp; IF([Numbers.F1082] &gt;= 2020; &quot;[b]&quot;; &quot;&quot;) &amp; [Numbers.F1082] &amp; IF([Numbers.F1082] &gt;= 2020; &quot;[/b]&quot;; &quot;&quot;)  &amp; &quot;, &quot; &amp; [Numbers.H1082] &amp; &quot;) [sup][&quot; &amp; [Numbers.C1082] &amp; &quot;: &quot; &amp; [Numbers.I10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3] &gt; 0; &quot;[b]&quot; &amp; [Numbers.B1083] &amp; &quot;. &quot; &amp; &quot;[url=&quot; &amp; [Numbers.E1083] &amp; &quot;]&quot; &amp; [Numbers.D1083] &amp; &quot;[/url][/b] (&quot; &amp; [Numbers.G1083] &amp; &quot;, &quot;  &amp; IF([Numbers.F1083] &gt;= 2020; &quot;[b]&quot;; &quot;&quot;) &amp; [Numbers.F1083] &amp; IF([Numbers.F1083] &gt;= 2020; &quot;[/b]&quot;; &quot;&quot;)  &amp; &quot;, &quot; &amp; [Numbers.H1083] &amp; &quot;) [sup][&quot; &amp; [Numbers.C1083] &amp; &quot;: &quot; &amp; [Numbers.I10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4] &gt; 0; &quot;[b]&quot; &amp; [Numbers.B1084] &amp; &quot;. &quot; &amp; &quot;[url=&quot; &amp; [Numbers.E1084] &amp; &quot;]&quot; &amp; [Numbers.D1084] &amp; &quot;[/url][/b] (&quot; &amp; [Numbers.G1084] &amp; &quot;, &quot;  &amp; IF([Numbers.F1084] &gt;= 2020; &quot;[b]&quot;; &quot;&quot;) &amp; [Numbers.F1084] &amp; IF([Numbers.F1084] &gt;= 2020; &quot;[/b]&quot;; &quot;&quot;)  &amp; &quot;, &quot; &amp; [Numbers.H1084] &amp; &quot;) [sup][&quot; &amp; [Numbers.C1084] &amp; &quot;: &quot; &amp; [Numbers.I10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5] &gt; 0; &quot;[b]&quot; &amp; [Numbers.B1085] &amp; &quot;. &quot; &amp; &quot;[url=&quot; &amp; [Numbers.E1085] &amp; &quot;]&quot; &amp; [Numbers.D1085] &amp; &quot;[/url][/b] (&quot; &amp; [Numbers.G1085] &amp; &quot;, &quot;  &amp; IF([Numbers.F1085] &gt;= 2020; &quot;[b]&quot;; &quot;&quot;) &amp; [Numbers.F1085] &amp; IF([Numbers.F1085] &gt;= 2020; &quot;[/b]&quot;; &quot;&quot;)  &amp; &quot;, &quot; &amp; [Numbers.H1085] &amp; &quot;) [sup][&quot; &amp; [Numbers.C1085] &amp; &quot;: &quot; &amp; [Numbers.I10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6] &gt; 0; &quot;[b]&quot; &amp; [Numbers.B1086] &amp; &quot;. &quot; &amp; &quot;[url=&quot; &amp; [Numbers.E1086] &amp; &quot;]&quot; &amp; [Numbers.D1086] &amp; &quot;[/url][/b] (&quot; &amp; [Numbers.G1086] &amp; &quot;, &quot;  &amp; IF([Numbers.F1086] &gt;= 2020; &quot;[b]&quot;; &quot;&quot;) &amp; [Numbers.F1086] &amp; IF([Numbers.F1086] &gt;= 2020; &quot;[/b]&quot;; &quot;&quot;)  &amp; &quot;, &quot; &amp; [Numbers.H1086] &amp; &quot;) [sup][&quot; &amp; [Numbers.C1086] &amp; &quot;: &quot; &amp; [Numbers.I10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7] &gt; 0; &quot;[b]&quot; &amp; [Numbers.B1087] &amp; &quot;. &quot; &amp; &quot;[url=&quot; &amp; [Numbers.E1087] &amp; &quot;]&quot; &amp; [Numbers.D1087] &amp; &quot;[/url][/b] (&quot; &amp; [Numbers.G1087] &amp; &quot;, &quot;  &amp; IF([Numbers.F1087] &gt;= 2020; &quot;[b]&quot;; &quot;&quot;) &amp; [Numbers.F1087] &amp; IF([Numbers.F1087] &gt;= 2020; &quot;[/b]&quot;; &quot;&quot;)  &amp; &quot;, &quot; &amp; [Numbers.H1087] &amp; &quot;) [sup][&quot; &amp; [Numbers.C1087] &amp; &quot;: &quot; &amp; [Numbers.I10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8] &gt; 0; &quot;[b]&quot; &amp; [Numbers.B1088] &amp; &quot;. &quot; &amp; &quot;[url=&quot; &amp; [Numbers.E1088] &amp; &quot;]&quot; &amp; [Numbers.D1088] &amp; &quot;[/url][/b] (&quot; &amp; [Numbers.G1088] &amp; &quot;, &quot;  &amp; IF([Numbers.F1088] &gt;= 2020; &quot;[b]&quot;; &quot;&quot;) &amp; [Numbers.F1088] &amp; IF([Numbers.F1088] &gt;= 2020; &quot;[/b]&quot;; &quot;&quot;)  &amp; &quot;, &quot; &amp; [Numbers.H1088] &amp; &quot;) [sup][&quot; &amp; [Numbers.C1088] &amp; &quot;: &quot; &amp; [Numbers.I10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9] &gt; 0; &quot;[b]&quot; &amp; [Numbers.B1089] &amp; &quot;. &quot; &amp; &quot;[url=&quot; &amp; [Numbers.E1089] &amp; &quot;]&quot; &amp; [Numbers.D1089] &amp; &quot;[/url][/b] (&quot; &amp; [Numbers.G1089] &amp; &quot;, &quot;  &amp; IF([Numbers.F1089] &gt;= 2020; &quot;[b]&quot;; &quot;&quot;) &amp; [Numbers.F1089] &amp; IF([Numbers.F1089] &gt;= 2020; &quot;[/b]&quot;; &quot;&quot;)  &amp; &quot;, &quot; &amp; [Numbers.H1089] &amp; &quot;) [sup][&quot; &amp; [Numbers.C1089] &amp; &quot;: &quot; &amp; [Numbers.I10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0] &gt; 0; &quot;[b]&quot; &amp; [Numbers.B1090] &amp; &quot;. &quot; &amp; &quot;[url=&quot; &amp; [Numbers.E1090] &amp; &quot;]&quot; &amp; [Numbers.D1090] &amp; &quot;[/url][/b] (&quot; &amp; [Numbers.G1090] &amp; &quot;, &quot;  &amp; IF([Numbers.F1090] &gt;= 2020; &quot;[b]&quot;; &quot;&quot;) &amp; [Numbers.F1090] &amp; IF([Numbers.F1090] &gt;= 2020; &quot;[/b]&quot;; &quot;&quot;)  &amp; &quot;, &quot; &amp; [Numbers.H1090] &amp; &quot;) [sup][&quot; &amp; [Numbers.C1090] &amp; &quot;: &quot; &amp; [Numbers.I10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1] &gt; 0; &quot;[b]&quot; &amp; [Numbers.B1091] &amp; &quot;. &quot; &amp; &quot;[url=&quot; &amp; [Numbers.E1091] &amp; &quot;]&quot; &amp; [Numbers.D1091] &amp; &quot;[/url][/b] (&quot; &amp; [Numbers.G1091] &amp; &quot;, &quot;  &amp; IF([Numbers.F1091] &gt;= 2020; &quot;[b]&quot;; &quot;&quot;) &amp; [Numbers.F1091] &amp; IF([Numbers.F1091] &gt;= 2020; &quot;[/b]&quot;; &quot;&quot;)  &amp; &quot;, &quot; &amp; [Numbers.H1091] &amp; &quot;) [sup][&quot; &amp; [Numbers.C1091] &amp; &quot;: &quot; &amp; [Numbers.I10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2] &gt; 0; &quot;[b]&quot; &amp; [Numbers.B1092] &amp; &quot;. &quot; &amp; &quot;[url=&quot; &amp; [Numbers.E1092] &amp; &quot;]&quot; &amp; [Numbers.D1092] &amp; &quot;[/url][/b] (&quot; &amp; [Numbers.G1092] &amp; &quot;, &quot;  &amp; IF([Numbers.F1092] &gt;= 2020; &quot;[b]&quot;; &quot;&quot;) &amp; [Numbers.F1092] &amp; IF([Numbers.F1092] &gt;= 2020; &quot;[/b]&quot;; &quot;&quot;)  &amp; &quot;, &quot; &amp; [Numbers.H1092] &amp; &quot;) [sup][&quot; &amp; [Numbers.C1092] &amp; &quot;: &quot; &amp; [Numbers.I10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3] &gt; 0; &quot;[b]&quot; &amp; [Numbers.B1093] &amp; &quot;. &quot; &amp; &quot;[url=&quot; &amp; [Numbers.E1093] &amp; &quot;]&quot; &amp; [Numbers.D1093] &amp; &quot;[/url][/b] (&quot; &amp; [Numbers.G1093] &amp; &quot;, &quot;  &amp; IF([Numbers.F1093] &gt;= 2020; &quot;[b]&quot;; &quot;&quot;) &amp; [Numbers.F1093] &amp; IF([Numbers.F1093] &gt;= 2020; &quot;[/b]&quot;; &quot;&quot;)  &amp; &quot;, &quot; &amp; [Numbers.H1093] &amp; &quot;) [sup][&quot; &amp; [Numbers.C1093] &amp; &quot;: &quot; &amp; [Numbers.I10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4] &gt; 0; &quot;[b]&quot; &amp; [Numbers.B1094] &amp; &quot;. &quot; &amp; &quot;[url=&quot; &amp; [Numbers.E1094] &amp; &quot;]&quot; &amp; [Numbers.D1094] &amp; &quot;[/url][/b] (&quot; &amp; [Numbers.G1094] &amp; &quot;, &quot;  &amp; IF([Numbers.F1094] &gt;= 2020; &quot;[b]&quot;; &quot;&quot;) &amp; [Numbers.F1094] &amp; IF([Numbers.F1094] &gt;= 2020; &quot;[/b]&quot;; &quot;&quot;)  &amp; &quot;, &quot; &amp; [Numbers.H1094] &amp; &quot;) [sup][&quot; &amp; [Numbers.C1094] &amp; &quot;: &quot; &amp; [Numbers.I10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5] &gt; 0; &quot;[b]&quot; &amp; [Numbers.B1095] &amp; &quot;. &quot; &amp; &quot;[url=&quot; &amp; [Numbers.E1095] &amp; &quot;]&quot; &amp; [Numbers.D1095] &amp; &quot;[/url][/b] (&quot; &amp; [Numbers.G1095] &amp; &quot;, &quot;  &amp; IF([Numbers.F1095] &gt;= 2020; &quot;[b]&quot;; &quot;&quot;) &amp; [Numbers.F1095] &amp; IF([Numbers.F1095] &gt;= 2020; &quot;[/b]&quot;; &quot;&quot;)  &amp; &quot;, &quot; &amp; [Numbers.H1095] &amp; &quot;) [sup][&quot; &amp; [Numbers.C1095] &amp; &quot;: &quot; &amp; [Numbers.I10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6] &gt; 0; &quot;[b]&quot; &amp; [Numbers.B1096] &amp; &quot;. &quot; &amp; &quot;[url=&quot; &amp; [Numbers.E1096] &amp; &quot;]&quot; &amp; [Numbers.D1096] &amp; &quot;[/url][/b] (&quot; &amp; [Numbers.G1096] &amp; &quot;, &quot;  &amp; IF([Numbers.F1096] &gt;= 2020; &quot;[b]&quot;; &quot;&quot;) &amp; [Numbers.F1096] &amp; IF([Numbers.F1096] &gt;= 2020; &quot;[/b]&quot;; &quot;&quot;)  &amp; &quot;, &quot; &amp; [Numbers.H1096] &amp; &quot;) [sup][&quot; &amp; [Numbers.C1096] &amp; &quot;: &quot; &amp; [Numbers.I10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7] &gt; 0; &quot;[b]&quot; &amp; [Numbers.B1097] &amp; &quot;. &quot; &amp; &quot;[url=&quot; &amp; [Numbers.E1097] &amp; &quot;]&quot; &amp; [Numbers.D1097] &amp; &quot;[/url][/b] (&quot; &amp; [Numbers.G1097] &amp; &quot;, &quot;  &amp; IF([Numbers.F1097] &gt;= 2020; &quot;[b]&quot;; &quot;&quot;) &amp; [Numbers.F1097] &amp; IF([Numbers.F1097] &gt;= 2020; &quot;[/b]&quot;; &quot;&quot;)  &amp; &quot;, &quot; &amp; [Numbers.H1097] &amp; &quot;) [sup][&quot; &amp; [Numbers.C1097] &amp; &quot;: &quot; &amp; [Numbers.I10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8] &gt; 0; &quot;[b]&quot; &amp; [Numbers.B1098] &amp; &quot;. &quot; &amp; &quot;[url=&quot; &amp; [Numbers.E1098] &amp; &quot;]&quot; &amp; [Numbers.D1098] &amp; &quot;[/url][/b] (&quot; &amp; [Numbers.G1098] &amp; &quot;, &quot;  &amp; IF([Numbers.F1098] &gt;= 2020; &quot;[b]&quot;; &quot;&quot;) &amp; [Numbers.F1098] &amp; IF([Numbers.F1098] &gt;= 2020; &quot;[/b]&quot;; &quot;&quot;)  &amp; &quot;, &quot; &amp; [Numbers.H1098] &amp; &quot;) [sup][&quot; &amp; [Numbers.C1098] &amp; &quot;: &quot; &amp; [Numbers.I10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9] &gt; 0; &quot;[b]&quot; &amp; [Numbers.B1099] &amp; &quot;. &quot; &amp; &quot;[url=&quot; &amp; [Numbers.E1099] &amp; &quot;]&quot; &amp; [Numbers.D1099] &amp; &quot;[/url][/b] (&quot; &amp; [Numbers.G1099] &amp; &quot;, &quot;  &amp; IF([Numbers.F1099] &gt;= 2020; &quot;[b]&quot;; &quot;&quot;) &amp; [Numbers.F1099] &amp; IF([Numbers.F1099] &gt;= 2020; &quot;[/b]&quot;; &quot;&quot;)  &amp; &quot;, &quot; &amp; [Numbers.H1099] &amp; &quot;) [sup][&quot; &amp; [Numbers.C1099] &amp; &quot;: &quot; &amp; [Numbers.I10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0] &gt; 0; &quot;[b]&quot; &amp; [Numbers.B1100] &amp; &quot;. &quot; &amp; &quot;[url=&quot; &amp; [Numbers.E1100] &amp; &quot;]&quot; &amp; [Numbers.D1100] &amp; &quot;[/url][/b] (&quot; &amp; [Numbers.G1100] &amp; &quot;, &quot;  &amp; IF([Numbers.F1100] &gt;= 2020; &quot;[b]&quot;; &quot;&quot;) &amp; [Numbers.F1100] &amp; IF([Numbers.F1100] &gt;= 2020; &quot;[/b]&quot;; &quot;&quot;)  &amp; &quot;, &quot; &amp; [Numbers.H1100] &amp; &quot;) [sup][&quot; &amp; [Numbers.C1100] &amp; &quot;: &quot; &amp; [Numbers.I11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1] &gt; 0; &quot;[b]&quot; &amp; [Numbers.B1101] &amp; &quot;. &quot; &amp; &quot;[url=&quot; &amp; [Numbers.E1101] &amp; &quot;]&quot; &amp; [Numbers.D1101] &amp; &quot;[/url][/b] (&quot; &amp; [Numbers.G1101] &amp; &quot;, &quot;  &amp; IF([Numbers.F1101] &gt;= 2020; &quot;[b]&quot;; &quot;&quot;) &amp; [Numbers.F1101] &amp; IF([Numbers.F1101] &gt;= 2020; &quot;[/b]&quot;; &quot;&quot;)  &amp; &quot;, &quot; &amp; [Numbers.H1101] &amp; &quot;) [sup][&quot; &amp; [Numbers.C1101] &amp; &quot;: &quot; &amp; [Numbers.I11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2] &gt; 0; &quot;[b]&quot; &amp; [Numbers.B1102] &amp; &quot;. &quot; &amp; &quot;[url=&quot; &amp; [Numbers.E1102] &amp; &quot;]&quot; &amp; [Numbers.D1102] &amp; &quot;[/url][/b] (&quot; &amp; [Numbers.G1102] &amp; &quot;, &quot;  &amp; IF([Numbers.F1102] &gt;= 2020; &quot;[b]&quot;; &quot;&quot;) &amp; [Numbers.F1102] &amp; IF([Numbers.F1102] &gt;= 2020; &quot;[/b]&quot;; &quot;&quot;)  &amp; &quot;, &quot; &amp; [Numbers.H1102] &amp; &quot;) [sup][&quot; &amp; [Numbers.C1102] &amp; &quot;: &quot; &amp; [Numbers.I1102] &amp; &quot;][/sup]&quot;; &quot;&quot;)">
            <text:p/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5" table:number-rows-repeated="1047476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table:shapes>
          <draw:frame draw:z-index="0" draw:style-name="gr2" draw:text-style-name="P3" svg:width="11.1063in" svg:height="5.1555in" svg:x="3.9866in" svg:y="0.2303in">
            <draw:object draw:notify-on-update-of-ranges="Years.A2:Years.A31 Years.B1:Years.B1 Years.C2:Years.C31 Years.B1:Years.B1 Years.B2:Years.B31 Years.D2:Years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20" table:default-cell-style-name="Default"/>
        <table:table-column table:style-name="co21" table:default-cell-style-name="ce148"/>
        <table:table-column table:style-name="co22" table:default-cell-style-name="ce47"/>
        <table:table-column table:style-name="co23" table:default-cell-style-name="Default"/>
        <table:table-column table:style-name="co24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209" office:value-type="string" calcext:value-type="string">
            <text:p>The Most Voted WAD</text:p>
          </table:table-cell>
          <table:table-cell table:style-name="ce209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238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21" calcext:value-type="float">
            <text:p>121</text:p>
          </table:table-cell>
          <table:table-cell table:formula="of:=[.D3]-[.B3]" office:value-type="float" office:value="132" calcext:value-type="float">
            <text:p>132</text:p>
          </table:table-cell>
          <table:table-cell table:formula="of:=SUMIF([$Numbers.$F$4:$Numbers.$F$1048576]; &quot;=&quot;&amp;[.A3]; [$Numbers.$C$4:$Numbers.$C$1048576])" office:value-type="float" office:value="253" calcext:value-type="float">
            <text:p>253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18" calcext:value-type="float">
            <text:p>118</text:p>
          </table:table-cell>
          <table:table-cell table:formula="of:=[.D4]-[.B4]" office:value-type="float" office:value="390" calcext:value-type="float">
            <text:p>390</text:p>
          </table:table-cell>
          <table:table-cell table:formula="of:=SUMIF([$Numbers.$F$4:$Numbers.$F$1048576]; &quot;=&quot;&amp;[.A4]; [$Numbers.$C$4:$Numbers.$C$1048576])" office:value-type="float" office:value="508" calcext:value-type="float">
            <text:p>508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48" calcext:value-type="float">
            <text:p>148</text:p>
          </table:table-cell>
          <table:table-cell table:formula="of:=[.D5]-[.B5]" office:value-type="float" office:value="174" calcext:value-type="float">
            <text:p>174</text:p>
          </table:table-cell>
          <table:table-cell table:formula="of:=SUMIF([$Numbers.$F$4:$Numbers.$F$1048576]; &quot;=&quot;&amp;[.A5]; [$Numbers.$C$4:$Numbers.$C$1048576])" office:value-type="float" office:value="322" calcext:value-type="float">
            <text:p>322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41" calcext:value-type="float">
            <text:p>41</text:p>
          </table:table-cell>
          <table:table-cell table:formula="of:=[.D6]-[.B6]" office:value-type="float" office:value="21" calcext:value-type="float">
            <text:p>21</text:p>
          </table:table-cell>
          <table:table-cell table:formula="of:=SUMIF([$Numbers.$F$4:$Numbers.$F$1048576]; &quot;=&quot;&amp;[.A6]; [$Numbers.$C$4:$Numbers.$C$1048576])"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9" calcext:value-type="float">
            <text:p>29</text:p>
          </table:table-cell>
          <table:table-cell table:formula="of:=[.D7]-[.B7]" office:value-type="float" office:value="36" calcext:value-type="float">
            <text:p>36</text:p>
          </table:table-cell>
          <table:table-cell table:formula="of:=SUMIF([$Numbers.$F$4:$Numbers.$F$1048576]; &quot;=&quot;&amp;[.A7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58" calcext:value-type="float">
            <text:p>58</text:p>
          </table:table-cell>
          <table:table-cell table:formula="of:=SUMIF([$Numbers.$F$4:$Numbers.$F$1048576]; &quot;=&quot;&amp;[.A8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29" calcext:value-type="float">
            <text:p>429</text:p>
          </table:table-cell>
          <table:table-cell table:formula="of:=[.D9]-[.B9]" office:value-type="float" office:value="102" calcext:value-type="float">
            <text:p>102</text:p>
          </table:table-cell>
          <table:table-cell table:formula="of:=SUMIF([$Numbers.$F$4:$Numbers.$F$1048576]; &quot;=&quot;&amp;[.A9]; [$Numbers.$C$4:$Numbers.$C$1048576])" office:value-type="float" office:value="531" calcext:value-type="float">
            <text:p>531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6" calcext:value-type="float">
            <text:p>36</text:p>
          </table:table-cell>
          <table:table-cell table:formula="of:=[.D10]-[.B10]" office:value-type="float" office:value="46" calcext:value-type="float">
            <text:p>46</text:p>
          </table:table-cell>
          <table:table-cell table:formula="of:=SUMIF([$Numbers.$F$4:$Numbers.$F$1048576]; &quot;=&quot;&amp;[.A10]; [$Numbers.$C$4:$Numbers.$C$1048576])" office:value-type="float" office:value="82" calcext:value-type="float">
            <text:p>82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07" calcext:value-type="float">
            <text:p>307</text:p>
          </table:table-cell>
          <table:table-cell table:formula="of:=[.D11]-[.B11]" office:value-type="float" office:value="204" calcext:value-type="float">
            <text:p>204</text:p>
          </table:table-cell>
          <table:table-cell table:formula="of:=SUMIF([$Numbers.$F$4:$Numbers.$F$1048576]; &quot;=&quot;&amp;[.A11]; [$Numbers.$C$4:$Numbers.$C$1048576])" office:value-type="float" office:value="511" calcext:value-type="float">
            <text:p>511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4" calcext:value-type="float">
            <text:p>24</text:p>
          </table:table-cell>
          <table:table-cell table:formula="of:=[.D12]-[.B12]" office:value-type="float" office:value="112" calcext:value-type="float">
            <text:p>112</text:p>
          </table:table-cell>
          <table:table-cell table:formula="of:=SUMIF([$Numbers.$F$4:$Numbers.$F$1048576]; &quot;=&quot;&amp;[.A12]; [$Numbers.$C$4:$Numbers.$C$1048576])" office:value-type="float" office:value="136" calcext:value-type="float">
            <text:p>136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404" calcext:value-type="float">
            <text:p>404</text:p>
          </table:table-cell>
          <table:table-cell table:formula="of:=[.D13]-[.B13]" office:value-type="float" office:value="229" calcext:value-type="float">
            <text:p>229</text:p>
          </table:table-cell>
          <table:table-cell table:formula="of:=SUMIF([$Numbers.$F$4:$Numbers.$F$1048576]; &quot;=&quot;&amp;[.A13]; [$Numbers.$C$4:$Numbers.$C$1048576])" office:value-type="float" office:value="633" calcext:value-type="float">
            <text:p>633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106" calcext:value-type="float">
            <text:p>106</text:p>
          </table:table-cell>
          <table:table-cell table:formula="of:=SUMIF([$Numbers.$F$4:$Numbers.$F$1048576]; &quot;=&quot;&amp;[.A15]; [$Numbers.$C$4:$Numbers.$C$1048576])" office:value-type="float" office:value="149" calcext:value-type="float">
            <text:p>149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213" calcext:value-type="float">
            <text:p>213</text:p>
          </table:table-cell>
          <table:table-cell table:formula="of:=[.D16]-[.B16]" office:value-type="float" office:value="204" calcext:value-type="float">
            <text:p>204</text:p>
          </table:table-cell>
          <table:table-cell table:formula="of:=SUMIF([$Numbers.$F$4:$Numbers.$F$1048576]; &quot;=&quot;&amp;[.A16]; [$Numbers.$C$4:$Numbers.$C$1048576])" office:value-type="float" office:value="417" calcext:value-type="float">
            <text:p>417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45" calcext:value-type="float">
            <text:p>145</text:p>
          </table:table-cell>
          <table:table-cell table:formula="of:=[.D17]-[.B17]" office:value-type="float" office:value="203" calcext:value-type="float">
            <text:p>203</text:p>
          </table:table-cell>
          <table:table-cell table:formula="of:=SUMIF([$Numbers.$F$4:$Numbers.$F$1048576]; &quot;=&quot;&amp;[.A17]; [$Numbers.$C$4:$Numbers.$C$1048576])" office:value-type="float" office:value="348" calcext:value-type="float">
            <text:p>348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72" calcext:value-type="float">
            <text:p>172</text:p>
          </table:table-cell>
          <table:table-cell table:formula="of:=[.D18]-[.B18]" office:value-type="float" office:value="363" calcext:value-type="float">
            <text:p>363</text:p>
          </table:table-cell>
          <table:table-cell table:formula="of:=SUMIF([$Numbers.$F$4:$Numbers.$F$1048576]; &quot;=&quot;&amp;[.A18]; [$Numbers.$C$4:$Numbers.$C$1048576])" office:value-type="float" office:value="535" calcext:value-type="float">
            <text:p>535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78" calcext:value-type="float">
            <text:p>78</text:p>
          </table:table-cell>
          <table:table-cell table:formula="of:=[.D19]-[.B19]" office:value-type="float" office:value="257" calcext:value-type="float">
            <text:p>257</text:p>
          </table:table-cell>
          <table:table-cell table:formula="of:=SUMIF([$Numbers.$F$4:$Numbers.$F$1048576]; &quot;=&quot;&amp;[.A19]; [$Numbers.$C$4:$Numbers.$C$1048576])" office:value-type="float" office:value="335" calcext:value-type="float">
            <text:p>335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309" calcext:value-type="float">
            <text:p>309</text:p>
          </table:table-cell>
          <table:table-cell table:formula="of:=[.D20]-[.B20]" office:value-type="float" office:value="272" calcext:value-type="float">
            <text:p>272</text:p>
          </table:table-cell>
          <table:table-cell table:formula="of:=SUMIF([$Numbers.$F$4:$Numbers.$F$1048576]; &quot;=&quot;&amp;[.A20]; [$Numbers.$C$4:$Numbers.$C$1048576])" office:value-type="float" office:value="581" calcext:value-type="float">
            <text:p>581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80" calcext:value-type="float">
            <text:p>80</text:p>
          </table:table-cell>
          <table:table-cell table:formula="of:=[.D21]-[.B21]" office:value-type="float" office:value="381" calcext:value-type="float">
            <text:p>381</text:p>
          </table:table-cell>
          <table:table-cell table:formula="of:=SUMIF([$Numbers.$F$4:$Numbers.$F$1048576]; &quot;=&quot;&amp;[.A21]; [$Numbers.$C$4:$Numbers.$C$1048576])" office:value-type="float" office:value="461" calcext:value-type="float">
            <text:p>461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74" calcext:value-type="float">
            <text:p>274</text:p>
          </table:table-cell>
          <table:table-cell table:formula="of:=[.D22]-[.B22]" office:value-type="float" office:value="463" calcext:value-type="float">
            <text:p>463</text:p>
          </table:table-cell>
          <table:table-cell table:formula="of:=SUMIF([$Numbers.$F$4:$Numbers.$F$1048576]; &quot;=&quot;&amp;[.A22]; [$Numbers.$C$4:$Numbers.$C$1048576])" office:value-type="float" office:value="737" calcext:value-type="float">
            <text:p>737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440" calcext:value-type="float">
            <text:p>440</text:p>
          </table:table-cell>
          <table:table-cell table:formula="of:=[.D23]-[.B23]" office:value-type="float" office:value="618" calcext:value-type="float">
            <text:p>618</text:p>
          </table:table-cell>
          <table:table-cell table:formula="of:=SUMIF([$Numbers.$F$4:$Numbers.$F$1048576]; &quot;=&quot;&amp;[.A23]; [$Numbers.$C$4:$Numbers.$C$1048576])" office:value-type="float" office:value="1058" calcext:value-type="float">
            <text:p>1058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74" calcext:value-type="float">
            <text:p>474</text:p>
          </table:table-cell>
          <table:table-cell table:formula="of:=[.D24]-[.B24]" office:value-type="float" office:value="562" calcext:value-type="float">
            <text:p>562</text:p>
          </table:table-cell>
          <table:table-cell table:formula="of:=SUMIF([$Numbers.$F$4:$Numbers.$F$1048576]; &quot;=&quot;&amp;[.A24]; [$Numbers.$C$4:$Numbers.$C$1048576])" office:value-type="float" office:value="1036" calcext:value-type="float">
            <text:p>1036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100" calcext:value-type="float">
            <text:p>100</text:p>
          </table:table-cell>
          <table:table-cell table:formula="of:=[.D25]-[.B25]" office:value-type="float" office:value="262" calcext:value-type="float">
            <text:p>262</text:p>
          </table:table-cell>
          <table:table-cell table:formula="of:=SUMIF([$Numbers.$F$4:$Numbers.$F$1048576]; &quot;=&quot;&amp;[.A25]; [$Numbers.$C$4:$Numbers.$C$1048576])" office:value-type="float" office:value="362" calcext:value-type="float">
            <text:p>362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43" calcext:value-type="float">
            <text:p>343</text:p>
          </table:table-cell>
          <table:table-cell table:formula="of:=[.D26]-[.B26]" office:value-type="float" office:value="305" calcext:value-type="float">
            <text:p>305</text:p>
          </table:table-cell>
          <table:table-cell table:formula="of:=SUMIF([$Numbers.$F$4:$Numbers.$F$1048576]; &quot;=&quot;&amp;[.A26]; [$Numbers.$C$4:$Numbers.$C$1048576])" office:value-type="float" office:value="648" calcext:value-type="float">
            <text:p>648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254" calcext:value-type="float">
            <text:p>254</text:p>
          </table:table-cell>
          <table:table-cell table:formula="of:=SUMIF([$Numbers.$F$4:$Numbers.$F$1048576]; &quot;=&quot;&amp;[.A27]; [$Numbers.$C$4:$Numbers.$C$1048576])" office:value-type="float" office:value="337" calcext:value-type="float">
            <text:p>337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30" calcext:value-type="float">
            <text:p>30</text:p>
          </table:table-cell>
          <table:table-cell table:formula="of:=[.D28]-[.B28]" office:value-type="float" office:value="176" calcext:value-type="float">
            <text:p>176</text:p>
          </table:table-cell>
          <table:table-cell table:formula="of:=SUMIF([$Numbers.$F$4:$Numbers.$F$1048576]; &quot;=&quot;&amp;[.A28]; [$Numbers.$C$4:$Numbers.$C$1048576])" office:value-type="float" office:value="206" calcext:value-type="float">
            <text:p>206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38" calcext:value-type="float">
            <text:p>38</text:p>
          </table:table-cell>
          <table:table-cell table:formula="of:=[.D29]-[.B29]" office:value-type="float" office:value="214" calcext:value-type="float">
            <text:p>214</text:p>
          </table:table-cell>
          <table:table-cell table:formula="of:=SUMIF([$Numbers.$F$4:$Numbers.$F$1048576]; &quot;=&quot;&amp;[.A29]; [$Numbers.$C$4:$Numbers.$C$1048576])" office:value-type="float" office:value="252" calcext:value-type="float">
            <text:p>252</text:p>
          </table:table-cell>
          <table:table-cell table:number-columns-repeated="2"/>
        </table:table-row>
        <table:table-row table:style-name="ro3">
          <table:table-cell table:style-name="Default" office:value-type="float" office:value="2022" calcext:value-type="float">
            <text:p>2022</text:p>
          </table:table-cell>
          <table:table-cell table:formula="of:=COM.MICROSOFT.MAXIFS([$Numbers.C$1:$Numbers.C$1048576];[$Numbers.F$1:$Numbers.F$1048576];&quot;=&quot;&amp;[.A30])" office:value-type="float" office:value="14" calcext:value-type="float">
            <text:p>14</text:p>
          </table:table-cell>
          <table:table-cell table:formula="of:=[.D30]-[.B30]" office:value-type="float" office:value="9" calcext:value-type="float">
            <text:p>9</text:p>
          </table:table-cell>
          <table:table-cell table:formula="of:=SUMIF([$Numbers.$F$4:$Numbers.$F$1048576]; &quot;=&quot;&amp;[.A30]; [$Numbers.$C$4:$Numbers.$C$1048576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TBA</text:p>
          </table:table-cell>
          <table:table-cell table:formula="of:=COM.MICROSOFT.MAXIFS([$Numbers.C$1:$Numbers.C$1048576];[$Numbers.F$1:$Numbers.F$1048576];&quot;=&quot;&amp;[.A31])" office:value-type="float" office:value="9" calcext:value-type="float">
            <text:p>9</text:p>
          </table:table-cell>
          <table:table-cell table:formula="of:=[.D31]-[.B31]" office:value-type="float" office:value="0" calcext:value-type="float">
            <text:p>0</text:p>
          </table:table-cell>
          <table:table-cell table:formula="of:=SUMIF([$Numbers.$F$4:$Numbers.$F$1048576]; &quot;=&quot;&amp;[.A31]; [$Numbers.$C$4:$Numbers.$C$1048576])" office:value-type="float" office:value="9" calcext:value-type="float">
            <text:p>9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2" draw:text-style-name="P3" svg:width="9.3173in" svg:height="5.2291in" svg:x="1.7118in" svg:y="0.2299in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25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238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J$4:$Numbers.$J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J$4:$Numbers.$J$1048576])" office:value-type="float" office:value="55" calcext:value-type="float">
            <text:p>55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J$4:$Numbers.$J$1048576])" office:value-type="float" office:value="107" calcext:value-type="float">
            <text:p>107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J$4:$Numbers.$J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J$4:$Numbers.$J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J$4:$Numbers.$J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J$4:$Numbers.$J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J$4:$Numbers.$J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J$4:$Numbers.$J$1048576])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J$4:$Numbers.$J$1048576])" office:value-type="float" office:value="104" calcext:value-type="float">
            <text:p>104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J$4:$Numbers.$J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J$4:$Numbers.$J$1048576])" office:value-type="float" office:value="113" calcext:value-type="float">
            <text:p>113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J$4:$Numbers.$J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J$4:$Numbers.$J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J$4:$Numbers.$J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J$4:$Numbers.$J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J$4:$Numbers.$J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J$4:$Numbers.$J$1048576])" office:value-type="float" office:value="82" calcext:value-type="float">
            <text:p>8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J$4:$Numbers.$J$1048576])" office:value-type="float" office:value="115" calcext:value-type="float">
            <text:p>115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J$4:$Numbers.$J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J$4:$Numbers.$J$1048576])" office:value-type="float" office:value="147" calcext:value-type="float">
            <text:p>147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J$4:$Numbers.$J$1048576])" office:value-type="float" office:value="194" calcext:value-type="float">
            <text:p>19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J$4:$Numbers.$J$1048576])" office:value-type="float" office:value="196" calcext:value-type="float">
            <text:p>196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J$4:$Numbers.$J$1048576])" office:value-type="float" office:value="74" calcext:value-type="float">
            <text:p>74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J$4:$Numbers.$J$1048576])" office:value-type="float" office:value="113" calcext:value-type="float">
            <text:p>113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J$4:$Numbers.$J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J$4:$Numbers.$J$1048576])" office:value-type="float" office:value="42" calcext:value-type="float">
            <text:p>4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J$4:$Numbers.$J$1048576])" office:value-type="float" office:value="58" calcext:value-type="float">
            <text:p>58</text:p>
          </table:table-cell>
        </table:table-row>
      </table:table>
      <table:table table:name="Old Mentions" table:style-name="ta1">
        <table:table-column table:style-name="co26" table:default-cell-style-name="ce242"/>
        <table:table-column table:style-name="co16" table:default-cell-style-name="ce101"/>
        <table:table-column table:style-name="co4" table:default-cell-style-name="ce101"/>
        <table:table-column table:style-name="co27" table:default-cell-style-name="Default"/>
        <table:table-column table:style-name="co16" table:default-cell-style-name="Default"/>
        <table:table-row table:style-name="ro3">
          <table:table-cell table:style-name="ce240" office:value-type="string" calcext:value-type="string">
            <text:p>Title</text:p>
          </table:table-cell>
          <table:table-cell table:style-name="ce246" office:value-type="string" calcext:value-type="string">
            <text:p>Link</text:p>
          </table:table-cell>
          <table:table-cell table:style-name="ce246" office:value-type="string" calcext:value-type="string">
            <text:p>Year</text:p>
          </table:table-cell>
          <table:table-cell table:style-name="ce238" office:value-type="string" calcext:value-type="string">
            <text:p>IWAD</text:p>
          </table:table-cell>
          <table:table-cell table:style-name="ce238" office:value-type="string" calcext:value-type="string">
            <text:p>Maps</text:p>
          </table:table-cell>
        </table:table-row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table:style-name="ce116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101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01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Newdoom Community Project</text:p>
          </table:table-cell>
          <table:table-cell office:value-type="string" calcext:value-type="string">
            <text:p><text:a xlink:href="https://doomwiki.org/wiki/Newdoom_Community_Project" xlink:type="simple">https://doomwiki.org/wiki/Newdoom_Community_Project</text:a></text:p>
          </table:table-cell>
          <table:table-cell office:value-type="float" office:value="2006" calcext:value-type="float">
            <text:p>2006</text:p>
          </table:table-cell>
          <table:table-cell table:style-name="ce101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101" office:value-type="string" calcext:value-type="string">
            <text:p>TNT</text:p>
          </table:table-cell>
          <table:table-cell/>
        </table:table-row>
        <table:table-row table:style-name="ro3"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table:style-name="ce101" office:value-type="string" calcext:value-type="string">
            <text:p>Doom II</text:p>
          </table:table-cell>
          <table:table-cell table:style-name="ce101" office:value-type="float" office:value="1" calcext:value-type="float">
            <text:p>1</text:p>
          </table:table-cell>
        </table:table-row>
        <calcext:conditional-formats>
          <calcext:conditional-format calcext:target-range-address="'Old Mentions'.A2:'Old Mentions'.A8 'Old Mentions'.A10:'Old Mentions'.A16">
            <calcext:condition calcext:apply-style-name="Result2" calcext:value="duplicate" calcext:base-cell-address="'Old Mentions'.A2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5" table:target-range-address="'Old Mentions'.A2:'Old Mentions'.D12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Sorting.A1:Sorting.F252" table:buttons="Sorting.A1 Sorting.A3 Sorting.B3 Sorting.C3 Sorting.D3 Sorting.E3" table:grand-total="none" table:ignore-empty-rows="true" table:identify-categories="true" table:drill-down-on-double-click="false">
          <table:source-cell-range table:cell-range-address="Numbers.C2:Numbers.H603">
            <table:filter>
              <table:filter-condition table:field-number="2" table:value="0" table:operator="!=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inf" table:display="true" table:show-details="true"/>
                <table:data-pilot-member table:name="474" table:display="true" table:show-details="true"/>
                <table:data-pilot-member table:name="440" table:display="true" table:show-details="true"/>
                <table:data-pilot-member table:name="429" table:display="true" table:show-details="true"/>
                <table:data-pilot-member table:name="404" table:display="true" table:show-details="true"/>
                <table:data-pilot-member table:name="380" table:display="true" table:show-details="true"/>
                <table:data-pilot-member table:name="343" table:display="true" table:show-details="true"/>
                <table:data-pilot-member table:name="309" table:display="true" table:show-details="true"/>
                <table:data-pilot-member table:name="307" table:display="true" table:show-details="true"/>
                <table:data-pilot-member table:name="274" table:display="true" table:show-details="true"/>
                <table:data-pilot-member table:name="213" table:display="true" table:show-details="true"/>
                <table:data-pilot-member table:name="169" table:display="true" table:show-details="true"/>
                <table:data-pilot-member table:name="148" table:display="true" table:show-details="true"/>
                <table:data-pilot-member table:name="145" table:display="true" table:show-details="true"/>
                <table:data-pilot-member table:name="121" table:display="true" table:show-details="true"/>
                <table:data-pilot-member table:name="118" table:display="true" table:show-details="true"/>
                <table:data-pilot-member table:name="115" table:display="true" table:show-details="true"/>
                <table:data-pilot-member table:name="106" table:display="true" table:show-details="true"/>
                <table:data-pilot-member table:name="101" table:display="true" table:show-details="true"/>
                <table:data-pilot-member table:name="100" table:display="true" table:show-details="true"/>
                <table:data-pilot-member table:name="99" table:display="true" table:show-details="true"/>
                <table:data-pilot-member table:name="93" table:display="true" table:show-details="true"/>
                <table:data-pilot-member table:name="90" table:display="true" table:show-details="true"/>
                <table:data-pilot-member table:name="88" table:display="true" table:show-details="true"/>
                <table:data-pilot-member table:name="83" table:display="true" table:show-details="true"/>
                <table:data-pilot-member table:name="82" table:display="true" table:show-details="true"/>
                <table:data-pilot-member table:name="81" table:display="true" table:show-details="true"/>
                <table:data-pilot-member table:name="80" table:display="true" table:show-details="true"/>
                <table:data-pilot-member table:name="78" table:display="true" table:show-details="true"/>
                <table:data-pilot-member table:name="74" table:display="true" table:show-details="true"/>
                <table:data-pilot-member table:name="71" table:display="true" table:show-details="true"/>
                <table:data-pilot-member table:name="67" table:display="true" table:show-details="true"/>
                <table:data-pilot-member table:name="66" table:display="true" table:show-details="true"/>
                <table:data-pilot-member table:name="63" table:display="true" table:show-details="true"/>
                <table:data-pilot-member table:name="61" table:display="true" table:show-details="true"/>
                <table:data-pilot-member table:name="59" table:display="true" table:show-details="true"/>
                <table:data-pilot-member table:name="57" table:display="true" table:show-details="true"/>
                <table:data-pilot-member table:name="55" table:display="true" table:show-details="true"/>
                <table:data-pilot-member table:name="52" table:display="true" table:show-details="true"/>
                <table:data-pilot-member table:name="49" table:display="true" table:show-details="true"/>
                <table:data-pilot-member table:name="47" table:display="true" table:show-details="true"/>
                <table:data-pilot-member table:name="46" table:display="true" table:show-details="true"/>
                <table:data-pilot-member table:name="45" table:display="true" table:show-details="true"/>
                <table:data-pilot-member table:name="43" table:display="true" table:show-details="true"/>
                <table:data-pilot-member table:name="42" table:display="true" table:show-details="true"/>
                <table:data-pilot-member table:name="41" table:display="true" table:show-details="true"/>
                <table:data-pilot-member table:name="40" table:display="true" table:show-details="true"/>
                <table:data-pilot-member table:name="39" table:display="true" table:show-details="true"/>
                <table:data-pilot-member table:name="38" table:display="true" table:show-details="true"/>
                <table:data-pilot-member table:name="36" table:display="true" table:show-details="true"/>
                <table:data-pilot-member table:name="35" table:display="true" table:show-details="true"/>
                <table:data-pilot-member table:name="34" table:display="true" table:show-details="true"/>
                <table:data-pilot-member table:name="33" table:display="true" table:show-details="true"/>
                <table:data-pilot-member table:name="32" table:display="true" table:show-details="true"/>
                <table:data-pilot-member table:name="31" table:display="true" table:show-details="true"/>
                <table:data-pilot-member table:name="30" table:display="true" table:show-details="true"/>
                <table:data-pilot-member table:name="29" table:display="true" table:show-details="true"/>
                <table:data-pilot-member table:name="28" table:display="true" table:show-details="true"/>
                <table:data-pilot-member table:name="27" table:display="true" table:show-details="true"/>
                <table:data-pilot-member table:name="26" table:display="true" table:show-details="true"/>
                <table:data-pilot-member table:name="25" table:display="true" table:show-details="true"/>
                <table:data-pilot-member table:name="24" table:display="true" table:show-details="true"/>
                <table:data-pilot-member table:name="23" table:display="true" table:show-details="true"/>
                <table:data-pilot-member table:name="22" table:display="true" table:show-details="true"/>
                <table:data-pilot-member table:name="21" table:display="true" table:show-details="true"/>
                <table:data-pilot-member table:name="20" table:display="true" table:show-details="true"/>
                <table:data-pilot-member table:name="19" table:display="true" table:show-details="true"/>
                <table:data-pilot-member table:name="18" table:display="true" table:show-details="true"/>
                <table:data-pilot-member table:name="17" table:display="true" table:show-details="true"/>
                <table:data-pilot-member table:name="16" table:display="true" table:show-details="true"/>
                <table:data-pilot-member table:name="15" table:display="true" table:show-details="true"/>
                <table:data-pilot-member table:name="14" table:display="true" table:show-details="true"/>
                <table:data-pilot-member table:name="13" table:display="true" table:show-details="true"/>
                <table:data-pilot-member table:name="12" table:display="true" table:show-details="true"/>
                <table:data-pilot-member table:name="11" table:display="true" table:show-details="true"/>
                <table:data-pilot-member table:name="10" table:display="true" table:show-details="true"/>
                <table:data-pilot-member table:name="9" table:display="true" table:show-details="true"/>
                <table:data-pilot-member table:name="8" table:display="true" table:show-details="true"/>
                <table:data-pilot-member table:name="7" table:display="true" table:show-details="true"/>
                <table:data-pilot-member table:name="6" table:display="true" table:show-details="true"/>
                <table:data-pilot-member table:name="5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?" table:display="true" table:show-details="true"/>
                <table:data-pilot-member table:name="30000" table:display="true" table:show-details="true"/>
                <table:data-pilot-member table:name="80" table:display="true" table:show-details="true"/>
                <table:data-pilot-member table:name="60" table:display="true" table:show-details="true"/>
                <table:data-pilot-member table:name="59" table:display="true" table:show-details="true"/>
                <table:data-pilot-member table:name="57" table:display="true" table:show-details="true"/>
                <table:data-pilot-member table:name="55" table:display="true" table:show-details="true"/>
                <table:data-pilot-member table:name="50" table:display="true" table:show-details="true"/>
                <table:data-pilot-member table:name="49" table:display="true" table:show-details="true"/>
                <table:data-pilot-member table:name="47" table:display="true" table:show-details="true"/>
                <table:data-pilot-member table:name="45" table:display="true" table:show-details="true"/>
                <table:data-pilot-member table:name="42" table:display="true" table:show-details="true"/>
                <table:data-pilot-member table:name="41" table:display="true" table:show-details="true"/>
                <table:data-pilot-member table:name="40" table:display="true" table:show-details="true"/>
                <table:data-pilot-member table:name="39" table:display="true" table:show-details="true"/>
                <table:data-pilot-member table:name="38" table:display="true" table:show-details="true"/>
                <table:data-pilot-member table:name="37" table:display="true" table:show-details="true"/>
                <table:data-pilot-member table:name="36" table:display="true" table:show-details="true"/>
                <table:data-pilot-member table:name="35" table:display="true" table:show-details="true"/>
                <table:data-pilot-member table:name="34" table:display="true" table:show-details="true"/>
                <table:data-pilot-member table:name="33" table:display="true" table:show-details="true"/>
                <table:data-pilot-member table:name="32" table:display="true" table:show-details="true"/>
                <table:data-pilot-member table:name="31" table:display="true" table:show-details="true"/>
                <table:data-pilot-member table:name="30" table:display="true" table:show-details="true"/>
                <table:data-pilot-member table:name="29" table:display="true" table:show-details="true"/>
                <table:data-pilot-member table:name="28" table:display="true" table:show-details="true"/>
                <table:data-pilot-member table:name="27" table:display="true" table:show-details="true"/>
                <table:data-pilot-member table:name="26" table:display="true" table:show-details="true"/>
                <table:data-pilot-member table:name="25" table:display="true" table:show-details="true"/>
                <table:data-pilot-member table:name="24" table:display="true" table:show-details="true"/>
                <table:data-pilot-member table:name="22" table:display="true" table:show-details="true"/>
                <table:data-pilot-member table:name="21" table:display="true" table:show-details="true"/>
                <table:data-pilot-member table:name="20" table:display="true" table:show-details="true"/>
                <table:data-pilot-member table:name="19" table:display="true" table:show-details="true"/>
                <table:data-pilot-member table:name="18" table:display="true" table:show-details="true"/>
                <table:data-pilot-member table:name="17" table:display="true" table:show-details="true"/>
                <table:data-pilot-member table:name="16" table:display="true" table:show-details="true"/>
                <table:data-pilot-member table:name="15" table:display="true" table:show-details="true"/>
                <table:data-pilot-member table:name="14" table:display="true" table:show-details="true"/>
                <table:data-pilot-member table:name="13" table:display="true" table:show-details="true"/>
                <table:data-pilot-member table:name="12" table:display="true" table:show-details="true"/>
                <table:data-pilot-member table:name="11" table:display="true" table:show-details="true"/>
                <table:data-pilot-member table:name="10" table:display="true" table:show-details="true"/>
                <table:data-pilot-member table:name="9" table:display="true" table:show-details="true"/>
                <table:data-pilot-member table:name="8" table:display="true" table:show-details="true"/>
                <table:data-pilot-member table:name="7" table:display="true" table:show-details="true"/>
                <table:data-pilot-member table:name="6" table:display="true" table:show-details="true"/>
                <table:data-pilot-member table:name="5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  <table:data-pilot-member table:name="1" table:display="true" table:show-details="true"/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ease Year" table:orientation="row" table:used-hierarchy="0" table:function="auto">
            <table:data-pilot-level table:show-empty="false" calcext:repeat-item-labels="false">
              <table:data-pilot-members>
                <table:data-pilot-member table:name="1994" table:display="false" table:show-details="true"/>
                <table:data-pilot-member table:name="1995" table:display="false" table:show-details="true"/>
                <table:data-pilot-member table:name="1996" table:display="false" table:show-details="true"/>
                <table:data-pilot-member table:name="1997" table:display="false" table:show-details="true"/>
                <table:data-pilot-member table:name="1998" table:display="false" table:show-details="true"/>
                <table:data-pilot-member table:name="1999" table:display="false" table:show-details="true"/>
                <table:data-pilot-member table:name="2000" table:display="false" table:show-details="true"/>
                <table:data-pilot-member table:name="2001" table:display="false" table:show-details="true"/>
                <table:data-pilot-member table:name="2002" table:display="false" table:show-details="true"/>
                <table:data-pilot-member table:name="2003" table:display="false" table:show-details="true"/>
                <table:data-pilot-member table:name="2004" table:display="false" table:show-details="true"/>
                <table:data-pilot-member table:name="2005" table:display="false" table:show-details="true"/>
                <table:data-pilot-member table:name="2006" table:display="false" table:show-details="true"/>
                <table:data-pilot-member table:name="2007" table:display="false" table:show-details="true"/>
                <table:data-pilot-member table:name="2008" table:display="false" table:show-details="true"/>
                <table:data-pilot-member table:name="2009" table:display="fals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  <table:data-pilot-member table:name="2020" table:display="false" table:show-details="true"/>
                <table:data-pilot-member table:name="2021" table:display="false" table:show-details="true"/>
                <table:data-pilot-member table:name="2022" table:display="false" table:show-details="true"/>
                <table:data-pilot-member table:name="?" table:display="false" table:show-details="true"/>
                <table:data-pilot-member table:name="TBA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WAD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Any Doom" table:display="true" table:show-details="true"/>
                <table:data-pilot-member table:name="Doom" table:display="true" table:show-details="true"/>
                <table:data-pilot-member table:name="Doom II" table:display="true" table:show-details="true"/>
                <table:data-pilot-member table:name="Heretic" table:display="true" table:show-details="true"/>
                <table:data-pilot-member table:name="Hexen" table:display="true" table:show-details="true"/>
                <table:data-pilot-member table:name="Plutonia" table:display="true" table:show-details="true"/>
                <table:data-pilot-member table:name="Standalone" table:display="true" table:show-details="true"/>
                <table:data-pilot-member table:name="TN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D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ZPack" table:display="true" table:show-details="true"/>
                <table:data-pilot-member table:name="Zone 300" table:display="true" table:show-details="true"/>
                <table:data-pilot-member table:name="Zen Dynamics" table:display="true" table:show-details="true"/>
                <table:data-pilot-member table:name="ZDoom Community Map Project: Take 1" table:display="true" table:show-details="true"/>
                <table:data-pilot-member table:name="ZDoom Community Map Project II" table:display="true" table:show-details="true"/>
                <table:data-pilot-member table:name="ZBloodpack" table:display="true" table:show-details="true"/>
                <table:data-pilot-member table:name="Wow" table:display="true" table:show-details="true"/>
                <table:data-pilot-member table:name="Wormwood: Expanded Universe" table:display="true" table:show-details="true"/>
                <table:data-pilot-member table:name="Wormwood ]|[ - The Horror" table:display="true" table:show-details="true"/>
                <table:data-pilot-member table:name="Wormwood" table:display="true" table:show-details="true"/>
                <table:data-pilot-member table:name="WOOO 2" table:display="true" table:show-details="true"/>
                <table:data-pilot-member table:name="WOOO" table:display="true" table:show-details="true"/>
                <table:data-pilot-member table:name="Winter's Fury" table:display="true" table:show-details="true"/>
                <table:data-pilot-member table:name="Whitemare" table:display="true" table:show-details="true"/>
                <table:data-pilot-member table:name="Whispers of Satan" table:display="true" table:show-details="true"/>
                <table:data-pilot-member table:name="Way 2 Many Dead Guys" table:display="true" table:show-details="true"/>
                <table:data-pilot-member table:name="Waterlab GZD" table:display="true" table:show-details="true"/>
                <table:data-pilot-member table:name="Vulkan Episode 1" table:display="true" table:show-details="true"/>
                <table:data-pilot-member table:name="Vrack 3" table:display="true" table:show-details="true"/>
                <table:data-pilot-member table:name="Vrack 2" table:display="true" table:show-details="true"/>
                <table:data-pilot-member table:name="Vrack" table:display="true" table:show-details="true"/>
                <table:data-pilot-member table:name="Void" table:display="true" table:show-details="true"/>
                <table:data-pilot-member table:name="Vispire" table:display="true" table:show-details="true"/>
                <table:data-pilot-member table:name="Violence" table:display="true" table:show-details="true"/>
                <table:data-pilot-member table:name="Vile Flesh" table:display="true" table:show-details="true"/>
                <table:data-pilot-member table:name="Vela Pax" table:display="true" table:show-details="true"/>
                <table:data-pilot-member table:name="Vanguard" table:display="true" table:show-details="true"/>
                <table:data-pilot-member table:name="Valiant" table:display="true" table:show-details="true"/>
                <table:data-pilot-member table:name="Valhalla" table:display="true" table:show-details="true"/>
                <table:data-pilot-member table:name="Urban Brawl: Dead of Winter" table:display="true" table:show-details="true"/>
                <table:data-pilot-member table:name="Urban Brawl: Action Doom 2" table:display="true" table:show-details="true"/>
                <table:data-pilot-member table:name="Urania" table:display="true" table:show-details="true"/>
                <table:data-pilot-member table:name="UNWELCOME" table:display="true" table:show-details="true"/>
                <table:data-pilot-member table:name="Unloved" table:display="true" table:show-details="true"/>
                <table:data-pilot-member table:name="Unidoom DM 3" table:display="true" table:show-details="true"/>
                <table:data-pilot-member table:name="Unidoom Deathmatch X" table:display="true" table:show-details="true"/>
                <table:data-pilot-member table:name="Unholy Realms" table:display="true" table:show-details="true"/>
                <table:data-pilot-member table:name="UnAligned" table:display="true" table:show-details="true"/>
                <table:data-pilot-member table:name="Ultimate Simpsons Doom" table:display="true" table:show-details="true"/>
                <table:data-pilot-member table:name="Ultimate Simplicity" table:display="true" table:show-details="true"/>
                <table:data-pilot-member table:name="Ultimate Doom the Way id Did" table:display="true" table:show-details="true"/>
                <table:data-pilot-member table:name="UAC Ultra 2" table:display="true" table:show-details="true"/>
                <table:data-pilot-member table:name="UAC Ultra" table:display="true" table:show-details="true"/>
                <table:data-pilot-member table:name="UAC Military Nightmare" table:display="true" table:show-details="true"/>
                <table:data-pilot-member table:name="TRITON﻿ II﻿" table:display="true" table:show-details="true"/>
                <table:data-pilot-member table:name="Townhouses" table:display="true" table:show-details="true"/>
                <table:data-pilot-member table:name="Town Infection" table:display="true" table:show-details="true"/>
                <table:data-pilot-member table:name="Torment and Torture" table:display="true" table:show-details="true"/>
                <table:data-pilot-member table:name="TNT: Revilution" table:display="true" table:show-details="true"/>
                <table:data-pilot-member table:name="TNT: Evilution" table:display="true" table:show-details="true"/>
                <table:data-pilot-member table:name="Thy Flesh - Turned into a draft-excluder" table:display="true" table:show-details="true"/>
                <table:data-pilot-member table:name="THT: Threnody" table:display="true" table:show-details="true"/>
                <table:data-pilot-member table:name="Threshold of Pain" table:display="true" table:show-details="true"/>
                <table:data-pilot-member table:name="Three Is A Crowd" table:display="true" table:show-details="true"/>
                <table:data-pilot-member table:name="The Wayfarer" table:display="true" table:show-details="true"/>
                <table:data-pilot-member table:name="The Unholy Trinity" table:display="true" table:show-details="true"/>
                <table:data-pilot-member table:name="The Ultimate Torment &amp; Torture" table:display="true" table:show-details="true"/>
                <table:data-pilot-member table:name="The Ultimate NMD" table:display="true" table:show-details="true"/>
                <table:data-pilot-member table:name="The Ultimate Icon of Sin" table:display="true" table:show-details="true"/>
                <table:data-pilot-member table:name="The Ultimate Doom II" table:display="true" table:show-details="true"/>
                <table:data-pilot-member table:name="The Twilight Zone" table:display="true" table:show-details="true"/>
                <table:data-pilot-member table:name="The Troopers' Playground" table:display="true" table:show-details="true"/>
                <table:data-pilot-member table:name="The Slayer" table:display="true" table:show-details="true"/>
                <table:data-pilot-member table:name="The Slaughter Spectrum" table:display="true" table:show-details="true"/>
                <table:data-pilot-member table:name="The Sky May Be" table:display="true" table:show-details="true"/>
                <table:data-pilot-member table:name="The Rebirth" table:display="true" table:show-details="true"/>
                <table:data-pilot-member table:name="The Plutonia Experiment" table:display="true" table:show-details="true"/>
                <table:data-pilot-member table:name="The Mucus Empire" table:display="true" table:show-details="true"/>
                <table:data-pilot-member table:name="The Mapwich 2: The Mapwichening" table:display="true" table:show-details="true"/>
                <table:data-pilot-member table:name="The Mapwich" table:display="true" table:show-details="true"/>
                <table:data-pilot-member table:name="The Lost Episodes of Doom" table:display="true" table:show-details="true"/>
                <table:data-pilot-member table:name="The Journey" table:display="true" table:show-details="true"/>
                <table:data-pilot-member table:name="The Ghoul's Forest 3" table:display="true" table:show-details="true"/>
                <table:data-pilot-member table:name="The Final Gathering" table:display="true" table:show-details="true"/>
                <table:data-pilot-member table:name="The Evil Unleashed﻿" table:display="true" table:show-details="true"/>
                <table:data-pilot-member table:name="The Event Horizon" table:display="true" table:show-details="true"/>
                <table:data-pilot-member table:name="The Enigma Episode" table:display="true" table:show-details="true"/>
                <table:data-pilot-member table:name="The Egg of Human Endeavors" table:display="true" table:show-details="true"/>
                <table:data-pilot-member table:name="The DOOM Tribute Project" table:display="true" table:show-details="true"/>
                <table:data-pilot-member table:name="The Devilz Work" table:display="true" table:show-details="true"/>
                <table:data-pilot-member table:name="The Darkening Episode 2" table:display="true" table:show-details="true"/>
                <table:data-pilot-member table:name="The Darkening Episode 1" table:display="true" table:show-details="true"/>
                <table:data-pilot-member table:name="The Classic Episode" table:display="true" table:show-details="true"/>
                <table:data-pilot-member table:name="The City of Damned Children" table:display="true" table:show-details="true"/>
                <table:data-pilot-member table:name="The Brotherhood of Ruin" table:display="true" table:show-details="true"/>
                <table:data-pilot-member table:name="The Beesong" table:display="true" table:show-details="true"/>
                <table:data-pilot-member table:name="The Artifact" table:display="true" table:show-details="true"/>
                <table:data-pilot-member table:name="The Alfonzone" table:display="true" table:show-details="true"/>
                <table:data-pilot-member table:name="The Adventures of Square" table:display="true" table:show-details="true"/>
                <table:data-pilot-member table:name="The Adventures of MassMouth" table:display="true" table:show-details="true"/>
                <table:data-pilot-member table:name="Temple of the Lizard Men 3" table:display="true" table:show-details="true"/>
                <table:data-pilot-member table:name="Tech Gone Bad" table:display="true" table:show-details="true"/>
                <table:data-pilot-member table:name="Tarnsman's Projectile Hell" table:display="true" table:show-details="true"/>
                <table:data-pilot-member table:name="Tangerine Nightmare" table:display="true" table:show-details="true"/>
                <table:data-pilot-member table:name="T3ST" table:display="true" table:show-details="true"/>
                <table:data-pilot-member table:name="System Vices" table:display="true" table:show-details="true"/>
                <table:data-pilot-member table:name="Syringe" table:display="true" table:show-details="true"/>
                <table:data-pilot-member table:name="Swim With the Whales" table:display="true" table:show-details="true"/>
                <table:data-pilot-member table:name="Swift Death" table:display="true" table:show-details="true"/>
                <table:data-pilot-member table:name="Suspended in Dusk" table:display="true" table:show-details="true"/>
                <table:data-pilot-member table:name="Survive in Hell" table:display="true" table:show-details="true"/>
                <table:data-pilot-member table:name="Super Sonic Doom" table:display="true" table:show-details="true"/>
                <table:data-pilot-member table:name="Super MAYhem 17" table:display="true" table:show-details="true"/>
                <table:data-pilot-member table:name="Sunlust" table:display="true" table:show-details="true"/>
                <table:data-pilot-member table:name="Sunder" table:display="true" table:show-details="true"/>
                <table:data-pilot-member table:name="Struggle - Antaresian Legacy" table:display="true" table:show-details="true"/>
                <table:data-pilot-member table:name="Stronghold: On the Edge of Chaos" table:display="true" table:show-details="true"/>
                <table:data-pilot-member table:name="Strange Aeons" table:display="true" table:show-details="true"/>
                <table:data-pilot-member table:name="STRAIN" table:display="true" table:show-details="true"/>
                <table:data-pilot-member table:name="Stardate 20X7" table:display="true" table:show-details="true"/>
                <table:data-pilot-member table:name="Stardate 20X6" table:display="true" table:show-details="true"/>
                <table:data-pilot-member table:name="SSL2" table:display="true" table:show-details="true"/>
                <table:data-pilot-member table:name="SQUARES" table:display="true" table:show-details="true"/>
                <table:data-pilot-member table:name="Spicy Evil Spaghetti" table:display="true" table:show-details="true"/>
                <table:data-pilot-member table:name="Speed of Doom" table:display="true" table:show-details="true"/>
                <table:data-pilot-member table:name="SpaceDM9" table:display="true" table:show-details="true"/>
                <table:data-pilot-member table:name="Somewhere in Time" table:display="true" table:show-details="true"/>
                <table:data-pilot-member table:name="Slaughterfest 3" table:display="true" table:show-details="true"/>
                <table:data-pilot-member table:name="Slaughterfest 2012" table:display="true" table:show-details="true"/>
                <table:data-pilot-member table:name="Slaughterfest 2011" table:display="true" table:show-details="true"/>
                <table:data-pilot-member table:name="Skulldash" table:display="true" table:show-details="true"/>
                <table:data-pilot-member table:name="SkePLand" table:display="true" table:show-details="true"/>
                <table:data-pilot-member table:name="SINERGY" table:display="true" table:show-details="true"/>
                <table:data-pilot-member table:name="Sine Die" table:display="true" table:show-details="true"/>
                <table:data-pilot-member table:name="Simply Phobos" table:display="true" table:show-details="true"/>
                <table:data-pilot-member table:name="Sign of Torment" table:display="true" table:show-details="true"/>
                <table:data-pilot-member table:name="SIGIL" table:display="true" table:show-details="true"/>
                <table:data-pilot-member table:name="Shadows of The Nightmare Realm" table:display="true" table:show-details="true"/>
                <table:data-pilot-member table:name="Shadows of Chronos" table:display="true" table:show-details="true"/>
                <table:data-pilot-member table:name="Shadow Of The Wool Ball" table:display="true" table:show-details="true"/>
                <table:data-pilot-member table:name="Serpent: Resurrection" table:display="true" table:show-details="true"/>
                <table:data-pilot-member table:name="SELFISH5" table:display="true" table:show-details="true"/>
                <table:data-pilot-member table:name="Sector 666" table:display="true" table:show-details="true"/>
                <table:data-pilot-member table:name="Scythe X" table:display="true" table:show-details="true"/>
                <table:data-pilot-member table:name="Scythe 2" table:display="true" table:show-details="true"/>
                <table:data-pilot-member table:name="Scythe" table:display="true" table:show-details="true"/>
                <table:data-pilot-member table:name="School﻿ Doom﻿﻿ II" table:display="true" table:show-details="true"/>
                <table:data-pilot-member table:name="Saturnine Chapel" table:display="true" table:show-details="true"/>
                <table:data-pilot-member table:name="Sacrament" table:display="true" table:show-details="true"/>
                <table:data-pilot-member table:name="Rush" table:display="true" table:show-details="true"/>
                <table:data-pilot-member table:name="Running Late 2" table:display="true" table:show-details="true"/>
                <table:data-pilot-member table:name="Rowdy Rudy II: POWERTRIP!" table:display="true" table:show-details="true"/>
                <table:data-pilot-member table:name="Rocket Space Jumping" table:display="true" table:show-details="true"/>
                <table:data-pilot-member table:name="Robocop Doom" table:display="true" table:show-details="true"/>
                <table:data-pilot-member table:name="Rise of the Wool Ball" table:display="true" table:show-details="true"/>
                <table:data-pilot-member table:name="Rf 1024" table:display="true" table:show-details="true"/>
                <table:data-pilot-member table:name="Revolution!" table:display="true" table:show-details="true"/>
                <table:data-pilot-member table:name="Reverie" table:display="true" table:show-details="true"/>
                <table:data-pilot-member table:name="Return to Hadron Episode 1" table:display="true" table:show-details="true"/>
                <table:data-pilot-member table:name="Return of the Triad" table:display="true" table:show-details="true"/>
                <table:data-pilot-member table:name="Resurgence" table:display="true" table:show-details="true"/>
                <table:data-pilot-member table:name="Requiem" table:display="true" table:show-details="true"/>
                <table:data-pilot-member table:name="Remain 1" table:display="true" table:show-details="true"/>
                <table:data-pilot-member table:name="REKKR" table:display="true" table:show-details="true"/>
                <table:data-pilot-member table:name="Reelism" table:display="true" table:show-details="true"/>
                <table:data-pilot-member table:name="Redemption Of The Slain" table:display="true" table:show-details="true"/>
                <table:data-pilot-member table:name="Ray Mohawk 2" table:display="true" table:show-details="true"/>
                <table:data-pilot-member table:name="Project Uber" table:display="true" table:show-details="true"/>
                <table:data-pilot-member table:name="Preacher" table:display="true" table:show-details="true"/>
                <table:data-pilot-member table:name="Polygon Base" table:display="true" table:show-details="true"/>
                <table:data-pilot-member table:name="Plutonium Winds" table:display="true" table:show-details="true"/>
                <table:data-pilot-member table:name="Plutonia: Revisited Community Project" table:display="true" table:show-details="true"/>
                <table:data-pilot-member table:name="Plutonia MIDI Pack" table:display="true" table:show-details="true"/>
                <table:data-pilot-member table:name="Plutonia AD﻿" table:display="true" table:show-details="true"/>
                <table:data-pilot-member table:name="Plutonia 2" table:display="true" table:show-details="true"/>
                <table:data-pilot-member table:name="Pleiades" table:display="true" table:show-details="true"/>
                <table:data-pilot-member table:name="Planisphere 2" table:display="true" table:show-details="true"/>
                <table:data-pilot-member table:name="Pirate Doom" table:display="true" table:show-details="true"/>
                <table:data-pilot-member table:name="Pinochestein 3D" table:display="true" table:show-details="true"/>
                <table:data-pilot-member table:name="Phobos: Anomaly Reborn" table:display="true" table:show-details="true"/>
                <table:data-pilot-member table:name="Phobos Mission Control" table:display="true" table:show-details="true"/>
                <table:data-pilot-member table:name="Phobos" table:display="true" table:show-details="true"/>
                <table:data-pilot-member table:name="Phmlspd" table:display="true" table:show-details="true"/>
                <table:data-pilot-member table:name="Perdition's Gate" table:display="true" table:show-details="true"/>
                <table:data-pilot-member table:name="Paranoid" table:display="true" table:show-details="true"/>
                <table:data-pilot-member table:name="Paradise" table:display="true" table:show-details="true"/>
                <table:data-pilot-member table:name="Pagodia" table:display="true" table:show-details="true"/>
                <table:data-pilot-member table:name="Ozonia" table:display="true" table:show-details="true"/>
                <table:data-pilot-member table:name="Osiris TC" table:display="true" table:show-details="true"/>
                <table:data-pilot-member table:name="One Doom's Day" table:display="true" table:show-details="true"/>
                <table:data-pilot-member table:name="One Bloody Night" table:display="true" table:show-details="true"/>
                <table:data-pilot-member table:name="Old Still Life" table:display="true" table:show-details="true"/>
                <table:data-pilot-member table:name="Okuplok Slaughter Map" table:display="true" table:show-details="true"/>
                <table:data-pilot-member table:name="Odessa 1" table:display="true" table:show-details="true"/>
                <table:data-pilot-member table:name="Obituary" table:display="true" table:show-details="true"/>
                <table:data-pilot-member table:name="Nuts 3" table:display="true" table:show-details="true"/>
                <table:data-pilot-member table:name="Nuts" table:display="true" table:show-details="true"/>
                <table:data-pilot-member table:name="Nuke Mine (Come Get Some)" table:display="true" table:show-details="true"/>
                <table:data-pilot-member table:name="Nova III" table:display="true" table:show-details="true"/>
                <table:data-pilot-member table:name="Nova II: New Dawn" table:display="true" table:show-details="true"/>
                <table:data-pilot-member table:name="Nostromo's Run" table:display="true" table:show-details="true"/>
                <table:data-pilot-member table:name="NoReason's Speedmaps 2" table:display="true" table:show-details="true"/>
                <table:data-pilot-member table:name="No Sleep for the Dead" table:display="true" table:show-details="true"/>
                <table:data-pilot-member table:name="No Rest for the Living" table:display="true" table:show-details="true"/>
                <table:data-pilot-member table:name="No End in Sight" table:display="true" table:show-details="true"/>
                <table:data-pilot-member table:name="No Chance" table:display="true" table:show-details="true"/>
                <table:data-pilot-member table:name="Nimrod: Ixnay on the Hombre" table:display="true" table:show-details="true"/>
                <table:data-pilot-member table:name="Nilla DooM" table:display="true" table:show-details="true"/>
                <table:data-pilot-member table:name="Nihility: Infinite ﻿Teeth﻿" table:display="true" table:show-details="true"/>
                <table:data-pilot-member table:name="Newgothic Movement 2" table:display="true" table:show-details="true"/>
                <table:data-pilot-member table:name="Newgothic Movement 1" table:display="true" table:show-details="true"/>
                <table:data-pilot-member table:name="NeoDoom" table:display="true" table:show-details="true"/>
                <table:data-pilot-member table:name="Neighborhood From Hell" table:display="true" table:show-details="true"/>
                <table:data-pilot-member table:name="Nefertiti" table:display="true" table:show-details="true"/>
                <table:data-pilot-member table:name="Mutiny" table:display="true" table:show-details="true"/>
                <table:data-pilot-member table:name="Mutabor" table:display="true" table:show-details="true"/>
                <table:data-pilot-member table:name="Mordeth" table:display="true" table:show-details="true"/>
                <table:data-pilot-member table:name="Moonblood" table:display="true" table:show-details="true"/>
                <table:data-pilot-member table:name="Monster Hunter Ltd Part II" table:display="true" table:show-details="true"/>
                <table:data-pilot-member table:name="Monster Hunter Ltd Part I" table:display="true" table:show-details="true"/>
                <table:data-pilot-member table:name="Mock 2: The Speed of Stupid" table:display="true" table:show-details="true"/>
                <table:data-pilot-member table:name="Mini-Level Megawad" table:display="true" table:show-details="true"/>
                <table:data-pilot-member table:name="Micro Slaughter Community Project" table:display="true" table:show-details="true"/>
                <table:data-pilot-member table:name="Miasma" table:display="true" table:show-details="true"/>
                <table:data-pilot-member table:name="Memento Mori II" table:display="true" table:show-details="true"/>
                <table:data-pilot-member table:name="Memento Mori" table:display="true" table:show-details="true"/>
                <table:data-pilot-member table:name="Mass Extinction﻿" table:display="true" table:show-details="true"/>
                <table:data-pilot-member table:name="Maskim Xul" table:display="true" table:show-details="true"/>
                <table:data-pilot-member table:name="Mars War" table:display="true" table:show-details="true"/>
                <table:data-pilot-member table:name="Marine Assault" table:display="true" table:show-details="true"/>
                <table:data-pilot-member table:name="Maps of Chaos" table:display="true" table:show-details="true"/>
                <table:data-pilot-member table:name="Mapgame" table:display="true" table:show-details="true"/>
                <table:data-pilot-member table:name="Mano Laikas: A road to Gamzatti" table:display="true" table:show-details="true"/>
                <table:data-pilot-member table:name="Mangle" table:display="true" table:show-details="true"/>
                <table:data-pilot-member table:name="Magnolia" table:display="true" table:show-details="true"/>
                <table:data-pilot-member table:name="Lunatic" table:display="true" table:show-details="true"/>
                <table:data-pilot-member table:name="Lunar Outpost 359" table:display="true" table:show-details="true"/>
                <table:data-pilot-member table:name="Lunar Catastrophe" table:display="true" table:show-details="true"/>
                <table:data-pilot-member table:name="Lost Civilization" table:display="true" table:show-details="true"/>
                <table:data-pilot-member table:name="LithE2M1" table:display="true" table:show-details="true"/>
                <table:data-pilot-member table:name="Literalism" table:display="true" table:show-details="true"/>
                <table:data-pilot-member table:name="Lilywhite Lilith" table:display="true" table:show-details="true"/>
                <table:data-pilot-member table:name="Lilium" table:display="true" table:show-details="true"/>
                <table:data-pilot-member table:name="lilith" table:display="true" table:show-details="true"/>
                <table:data-pilot-member table:name="Legacy of Suffering" table:display="true" table:show-details="true"/>
                <table:data-pilot-member table:name="Legacy of Heroes" table:display="true" table:show-details="true"/>
                <table:data-pilot-member table:name="kusok (Kurashiki's kuso map)" table:display="true" table:show-details="true"/>
                <table:data-pilot-member table:name="Knee-Deep in ZDoom" table:display="true" table:show-details="true"/>
                <table:data-pilot-member table:name="Khorus' Speedy Shit" table:display="true" table:show-details="true"/>
                <table:data-pilot-member table:name="Khorus" table:display="true" table:show-details="true"/>
                <table:data-pilot-member table:name="Kama Sutra" table:display="true" table:show-details="true"/>
                <table:data-pilot-member table:name="JUMPWAD" table:display="true" table:show-details="true"/>
                <table:data-pilot-member table:name="Judgment" table:display="true" table:show-details="true"/>
                <table:data-pilot-member table:name="Judas" table:display="true" table:show-details="true"/>
                <table:data-pilot-member table:name="Jiffy Bag" table:display="true" table:show-details="true"/>
                <table:data-pilot-member table:name="Jenesis" table:display="true" table:show-details="true"/>
                <table:data-pilot-member table:name="Japanese Community Project (JPCP)" table:display="true" table:show-details="true"/>
                <table:data-pilot-member table:name="Jagermorder: Chemical Lab" table:display="true" table:show-details="true"/>
                <table:data-pilot-member table:name="Jade Earth" table:display="true" table:show-details="true"/>
                <table:data-pilot-member table:name="Italo-Doom" table:display="true" table:show-details="true"/>
                <table:data-pilot-member table:name="It Only Gets Worse" table:display="true" table:show-details="true"/>
                <table:data-pilot-member table:name="Island" table:display="true" table:show-details="true"/>
                <table:data-pilot-member table:name="Invasion UAC" table:display="true" table:show-details="true"/>
                <table:data-pilot-member table:name="Interception II" table:display="true" table:show-details="true"/>
                <table:data-pilot-member table:name="Insanity's Edge" table:display="true" table:show-details="true"/>
                <table:data-pilot-member table:name="Innocence X2" table:display="true" table:show-details="true"/>
                <table:data-pilot-member table:name="Incineration" table:display="true" table:show-details="true"/>
                <table:data-pilot-member table:name="Imp Encounter" table:display="true" table:show-details="true"/>
                <table:data-pilot-member table:name="Ice Rage" table:display="true" table:show-details="true"/>
                <table:data-pilot-member table:name="Icarus: Alien Vanguard" table:display="true" table:show-details="true"/>
                <table:data-pilot-member table:name="IC2005" table:display="true" table:show-details="true"/>
                <table:data-pilot-member table:name="Hurt" table:display="true" table:show-details="true"/>
                <table:data-pilot-member table:name="HSFC" table:display="true" table:show-details="true"/>
                <table:data-pilot-member table:name="Holy Hell" table:display="true" table:show-details="true"/>
                <table:data-pilot-member table:name="Hi-Tech Hell 2: Alien Tech" table:display="true" table:show-details="true"/>
                <table:data-pilot-member table:name="HFFM" table:display="true" table:show-details="true"/>
                <table:data-pilot-member table:name="Heretic - Curse of D'sparil" table:display="true" table:show-details="true"/>
                <table:data-pilot-member table:name="Hellrun" table:display="true" table:show-details="true"/>
                <table:data-pilot-member table:name="Hellish Rogues" table:display="true" table:show-details="true"/>
                <table:data-pilot-member table:name="Hellevator" table:display="true" table:show-details="true"/>
                <table:data-pilot-member table:name="Hellbound" table:display="true" table:show-details="true"/>
                <table:data-pilot-member table:name="Hell-Forged" table:display="true" table:show-details="true"/>
                <table:data-pilot-member table:name="Hell to Pay" table:display="true" table:show-details="true"/>
                <table:data-pilot-member table:name="Hell Revealed II" table:display="true" table:show-details="true"/>
                <table:data-pilot-member table:name="Hell Revealed" table:display="true" table:show-details="true"/>
                <table:data-pilot-member table:name="Hell Ground" table:display="true" table:show-details="true"/>
                <table:data-pilot-member table:name="Heartland" table:display="true" table:show-details="true"/>
                <table:data-pilot-member table:name="Haste" table:display="true" table:show-details="true"/>
                <table:data-pilot-member table:name="Harmony" table:display="true" table:show-details="true"/>
                <table:data-pilot-member table:name="Hacx" table:display="true" table:show-details="true"/>
                <table:data-pilot-member table:name="H2H-Xmas" table:display="true" table:show-details="true"/>
                <table:data-pilot-member table:name="Grove" table:display="true" table:show-details="true"/>
                <table:data-pilot-member table:name="Grime" table:display="true" table:show-details="true"/>
                <table:data-pilot-member table:name="Grezzo 2" table:display="true" table:show-details="true"/>
                <table:data-pilot-member table:name="Greenwar II" table:display="true" table:show-details="true"/>
                <table:data-pilot-member table:name="Green War" table:display="true" table:show-details="true"/>
                <table:data-pilot-member table:name="Gothic DM" table:display="true" table:show-details="true"/>
                <table:data-pilot-member table:name="Good Morning Phobos" table:display="true" table:show-details="true"/>
                <table:data-pilot-member table:name="Going To Hell" table:display="true" table:show-details="true"/>
                <table:data-pilot-member table:name="Going Down" table:display="true" table:show-details="true"/>
                <table:data-pilot-member table:name="Gene-Tech: Before the Storm" table:display="true" table:show-details="true"/>
                <table:data-pilot-member table:name="Gateway to Shangri-La" table:display="true" table:show-details="true"/>
                <table:data-pilot-member table:name="Galaxia" table:display="true" table:show-details="true"/>
                <table:data-pilot-member table:name="Funnelcake Apparitions" table:display="true" table:show-details="true"/>
                <table:data-pilot-member table:name="frog_and_toad.wad" table:display="true" table:show-details="true"/>
                <table:data-pilot-member table:name="Freedoom: Phase 2" table:display="true" table:show-details="true"/>
                <table:data-pilot-member table:name="Freedoom: Phase 1" table:display="true" table:show-details="true"/>
                <table:data-pilot-member table:name="Fragport" table:display="true" table:show-details="true"/>
                <table:data-pilot-member table:name="Fractured﻿﻿﻿ Worlds﻿" table:display="true" table:show-details="true"/>
                <table:data-pilot-member table:name="Foursite" table:display="true" table:show-details="true"/>
                <table:data-pilot-member table:name="Flotsam" table:display="true" table:show-details="true"/>
                <table:data-pilot-member table:name="Flashback to Hell" table:display="true" table:show-details="true"/>
                <table:data-pilot-member table:name="Five Rooms of Doom" table:display="true" table:show-details="true"/>
                <table:data-pilot-member table:name="Firetop Mountain" table:display="true" table:show-details="true"/>
                <table:data-pilot-member table:name="Finely Crafted Fetish Film" table:display="true" table:show-details="true"/>
                <table:data-pilot-member table:name="Favillesco Alpha Episode: Apostasy on Amalthea" table:display="true" table:show-details="true"/>
                <table:data-pilot-member table:name="Favillesco Alpha Episode 2: Desecration on Thebe" table:display="true" table:show-details="true"/>
                <table:data-pilot-member table:name="Favillesco - Episode 1: Genuflected on Io" table:display="true" table:show-details="true"/>
                <table:data-pilot-member table:name="Fava Beans" table:display="true" table:show-details="true"/>
                <table:data-pilot-member table:name="Faithless: Trilogy" table:display="true" table:show-details="true"/>
                <table:data-pilot-member table:name="Extreme Terror" table:display="true" table:show-details="true"/>
                <table:data-pilot-member table:name="Extremal Doom" table:display="true" table:show-details="true"/>
                <table:data-pilot-member table:name="Experiencing Nirvana" table:display="true" table:show-details="true"/>
                <table:data-pilot-member table:name="Exomoon" table:display="true" table:show-details="true"/>
                <table:data-pilot-member table:name="Execution" table:display="true" table:show-details="true"/>
                <table:data-pilot-member table:name="Ex Inferis" table:display="true" table:show-details="true"/>
                <table:data-pilot-member table:name="Eviternity" table:display="true" table:show-details="true"/>
                <table:data-pilot-member table:name="Europe" table:display="true" table:show-details="true"/>
                <table:data-pilot-member table:name="Eternity" table:display="true" table:show-details="true"/>
                <table:data-pilot-member table:name="Eternal Slumber Party﻿ 2" table:display="true" table:show-details="true"/>
                <table:data-pilot-member table:name="Eternal Slumber Party" table:display="true" table:show-details="true"/>
                <table:data-pilot-member table:name="Eternal DOOM IV: Return from Oblivion" table:display="true" table:show-details="true"/>
                <table:data-pilot-member table:name="Eternal Doom" table:display="true" table:show-details="true"/>
                <table:data-pilot-member table:name="Erkattäññe" table:display="true" table:show-details="true"/>
                <table:data-pilot-member table:name="Equinox" table:display="true" table:show-details="true"/>
                <table:data-pilot-member table:name="Epic 2" table:display="true" table:show-details="true"/>
                <table:data-pilot-member table:name="Epic" table:display="true" table:show-details="true"/>
                <table:data-pilot-member table:name="Entropy" table:display="true" table:show-details="true"/>
                <table:data-pilot-member table:name="Endless Torture" table:display="true" table:show-details="true"/>
                <table:data-pilot-member table:name="End Game" table:display="true" table:show-details="true"/>
                <table:data-pilot-member table:name="Empyrion" table:display="true" table:show-details="true"/>
                <table:data-pilot-member table:name="Elysion" table:display="true" table:show-details="true"/>
                <table:data-pilot-member table:name="Elf Gets Pissed" table:display="true" table:show-details="true"/>
                <table:data-pilot-member table:name="Eden" table:display="true" table:show-details="true"/>
                <table:data-pilot-member table:name="Echelon" table:display="true" table:show-details="true"/>
                <table:data-pilot-member table:name="Earth" table:display="true" table:show-details="true"/>
                <table:data-pilot-member table:name="E1 Contest" table:display="true" table:show-details="true"/>
                <table:data-pilot-member table:name="Dystopia 3: Re-Birth of Anarchy" table:display="true" table:show-details="true"/>
                <table:data-pilot-member table:name="Dwango5" table:display="true" table:show-details="true"/>
                <table:data-pilot-member table:name="Dump Episode 3: BFG Edition" table:display="true" table:show-details="true"/>
                <table:data-pilot-member table:name="Dump Episode 1: Fuck Time Limits" table:display="true" table:show-details="true"/>
                <table:data-pilot-member table:name="dtwidmus.wad﻿" table:display="true" table:show-details="true"/>
                <table:data-pilot-member table:name="Drip Feed" table:display="true" table:show-details="true"/>
                <table:data-pilot-member table:name="Down the Drain" table:display="true" table:show-details="true"/>
                <table:data-pilot-member table:name="Double Impact" table:display="true" table:show-details="true"/>
                <table:data-pilot-member table:name="Doomworld Mega Project 2016" table:display="true" table:show-details="true"/>
                <table:data-pilot-member table:name="Doomsday of UAC" table:display="true" table:show-details="true"/>
                <table:data-pilot-member table:name="Doomish Den of Design" table:display="true" table:show-details="true"/>
                <table:data-pilot-member table:name="Doomguy's Pimp Ventures" table:display="true" table:show-details="true"/>
                <table:data-pilot-member table:name="Doomed in SPACE" table:display="true" table:show-details="true"/>
                <table:data-pilot-member table:name="Doom: The Lost Episode" table:display="true" table:show-details="true"/>
                <table:data-pilot-member table:name="Doom: The Golden Souls 2" table:display="true" table:show-details="true"/>
                <table:data-pilot-member table:name="Doom: The Golden Souls" table:display="true" table:show-details="true"/>
                <table:data-pilot-member table:name="Doom: One" table:display="true" table:show-details="true"/>
                <table:data-pilot-member table:name="Doom: Damnation" table:display="true" table:show-details="true"/>
                <table:data-pilot-member table:name="Doom Zero" table:display="true" table:show-details="true"/>
                <table:data-pilot-member table:name="Doom U.H.S." table:display="true" table:show-details="true"/>
                <table:data-pilot-member table:name="Doom the Way id Did: The Lost Episodes" table:display="true" table:show-details="true"/>
                <table:data-pilot-member table:name="Doom the Way id Did" table:display="true" table:show-details="true"/>
                <table:data-pilot-member table:name="Doom Island" table:display="true" table:show-details="true"/>
                <table:data-pilot-member table:name="Doom II: Hell on Earth" table:display="true" table:show-details="true"/>
                <table:data-pilot-member table:name="Doom II: 25 Years on Earth" table:display="true" table:show-details="true"/>
                <table:data-pilot-member table:name="Doom II the Way id Did" table:display="true" table:show-details="true"/>
                <table:data-pilot-member table:name="Doom City" table:display="true" table:show-details="true"/>
                <table:data-pilot-member table:name="Doom Center" table:display="true" table:show-details="true"/>
                <table:data-pilot-member table:name="Doom Barracks Zone" table:display="true" table:show-details="true"/>
                <table:data-pilot-member table:name="Doom 64: Retribution" table:display="true" table:show-details="true"/>
                <table:data-pilot-member table:name="Doom 64 for Doom II" table:display="true" table:show-details="true"/>
                <table:data-pilot-member table:name="Doom 2 Reloaded" table:display="true" table:show-details="true"/>
                <table:data-pilot-member table:name="Doom 2 In Name Only" table:display="true" table:show-details="true"/>
                <table:data-pilot-member table:name="Disturbia" table:display="true" table:show-details="true"/>
                <table:data-pilot-member table:name="Disjunction" table:display="true" table:show-details="true"/>
                <table:data-pilot-member table:name="Disciples of Darkness" table:display="true" table:show-details="true"/>
                <table:data-pilot-member table:name="Dimensions" table:display="true" table:show-details="true"/>
                <table:data-pilot-member table:name="Dimension of the Boomed" table:display="true" table:show-details="true"/>
                <table:data-pilot-member table:name="Deus Vult II" table:display="true" table:show-details="true"/>
                <table:data-pilot-member table:name="Deus Vult" table:display="true" table:show-details="true"/>
                <table:data-pilot-member table:name="Demonfear" table:display="true" table:show-details="true"/>
                <table:data-pilot-member table:name="Demonastery" table:display="true" table:show-details="true"/>
                <table:data-pilot-member table:name="Demon Eclipse" table:display="true" table:show-details="true"/>
                <table:data-pilot-member table:name="DEMON DRIVER!!!!" table:display="true" table:show-details="true"/>
                <table:data-pilot-member table:name="Deathless" table:display="true" table:show-details="true"/>
                <table:data-pilot-member table:name="Death in Excess" table:display="true" table:show-details="true"/>
                <table:data-pilot-member table:name="dead.air" table:display="true" table:show-details="true"/>
                <table:data-pilot-member table:name="Dawn of Reality" table:display="true" table:show-details="true"/>
                <table:data-pilot-member table:name="Dark Encounters" table:display="true" table:show-details="true"/>
                <table:data-pilot-member table:name="Dark Covenant" table:display="true" table:show-details="true"/>
                <table:data-pilot-member table:name="Dark 7 (with Mission Pack)" table:display="true" table:show-details="true"/>
                <table:data-pilot-member table:name="Dante's Gate" table:display="true" table:show-details="true"/>
                <table:data-pilot-member table:name="Damned City 2" table:display="true" table:show-details="true"/>
                <table:data-pilot-member table:name="Daedalus: Alien Defense" table:display="true" table:show-details="true"/>
                <table:data-pilot-member table:name="CzechBox" table:display="true" table:show-details="true"/>
                <table:data-pilot-member table:name="Cygnus IV" table:display="true" table:show-details="true"/>
                <table:data-pilot-member table:name="Cydonia" table:display="true" table:show-details="true"/>
                <table:data-pilot-member table:name="Cyberdreams" table:display="true" table:show-details="true"/>
                <table:data-pilot-member table:name="Crusades" table:display="true" table:show-details="true"/>
                <table:data-pilot-member table:name="Crumpets" table:display="true" table:show-details="true"/>
                <table:data-pilot-member table:name="Crucified Dreams" table:display="true" table:show-details="true"/>
                <table:data-pilot-member table:name="Crossing Acheron" table:display="true" table:show-details="true"/>
                <table:data-pilot-member table:name="Crimson Horizon" table:display="true" table:show-details="true"/>
                <table:data-pilot-member table:name="CPD" table:display="true" table:show-details="true"/>
                <table:data-pilot-member table:name="Counterattack" table:display="true" table:show-details="true"/>
                <table:data-pilot-member table:name="Congestion: 64" table:display="true" table:show-details="true"/>
                <table:data-pilot-member table:name="Congestion 1024" table:display="true" table:show-details="true"/>
                <table:data-pilot-member table:name="Community is Falling 3" table:display="true" table:show-details="true"/>
                <table:data-pilot-member table:name="Community Chest 4" table:display="true" table:show-details="true"/>
                <table:data-pilot-member table:name="Community Chest 3" table:display="true" table:show-details="true"/>
                <table:data-pilot-member table:name="Community Chest 2" table:display="true" table:show-details="true"/>
                <table:data-pilot-member table:name="Community Chest" table:display="true" table:show-details="true"/>
                <table:data-pilot-member table:name="Combat Shock 2" table:display="true" table:show-details="true"/>
                <table:data-pilot-member table:name="Combat Shock" table:display="true" table:show-details="true"/>
                <table:data-pilot-member table:name="Comatose" table:display="true" table:show-details="true"/>
                <table:data-pilot-member table:name="Cold as Hell" table:display="true" table:show-details="true"/>
                <table:data-pilot-member table:name="Coffee Break Episode 1" table:display="true" table:show-details="true"/>
                <table:data-pilot-member table:name="Cleimos 2" table:display="true" table:show-details="true"/>
                <table:data-pilot-member table:name="Cleimos" table:display="true" table:show-details="true"/>
                <table:data-pilot-member table:name="Claustrophobia 1024" table:display="true" table:show-details="true"/>
                <table:data-pilot-member table:name="City of the Damned: Apocalypse" table:display="true" table:show-details="true"/>
                <table:data-pilot-member table:name="City of the Damned" table:display="true" table:show-details="true"/>
                <table:data-pilot-member table:name="City of DooM (Part I)" table:display="true" table:show-details="true"/>
                <table:data-pilot-member table:name="City Assault" table:display="true" table:show-details="true"/>
                <table:data-pilot-member table:name="Chord G" table:display="true" table:show-details="true"/>
                <table:data-pilot-member table:name="Chord 3" table:display="true" table:show-details="true"/>
                <table:data-pilot-member table:name="Chord 2" table:display="true" table:show-details="true"/>
                <table:data-pilot-member table:name="Chord 1" table:display="true" table:show-details="true"/>
                <table:data-pilot-member table:name="Chillax" table:display="true" table:show-details="true"/>
                <table:data-pilot-member table:name="Chex Quest" table:display="true" table:show-details="true"/>
                <table:data-pilot-member table:name="Chainworm Kommando" table:display="true" table:show-details="true"/>
                <table:data-pilot-member table:name="CH Retro Episode" table:display="true" table:show-details="true"/>
                <table:data-pilot-member table:name="Caverns of Darkness" table:display="true" table:show-details="true"/>
                <table:data-pilot-member table:name="Castle of the Damned" table:display="true" table:show-details="true"/>
                <table:data-pilot-member table:name="Castle of Evil" table:display="true" table:show-details="true"/>
                <table:data-pilot-member table:name="Castle of Eternal Carrot in the Sky" table:display="true" table:show-details="true"/>
                <table:data-pilot-member table:name="Castle Heng" table:display="true" table:show-details="true"/>
                <table:data-pilot-member table:name="Can't Run From Evil" table:display="true" table:show-details="true"/>
                <table:data-pilot-member table:name="Brutal Doom: Hell on Earth Starter Pack (Extermination Day)" table:display="true" table:show-details="true"/>
                <table:data-pilot-member table:name="Brotherhood of Ruin: The Lost Temple" table:display="true" table:show-details="true"/>
                <table:data-pilot-member table:name="Brigandine" table:display="true" table:show-details="true"/>
                <table:data-pilot-member table:name="Breach" table:display="true" table:show-details="true"/>
                <table:data-pilot-member table:name="Bourgeois Megawad" table:display="true" table:show-details="true"/>
                <table:data-pilot-member table:name="Botanic Biosphere" table:display="true" table:show-details="true"/>
                <table:data-pilot-member table:name="Bloody Steel" table:display="true" table:show-details="true"/>
                <table:data-pilot-member table:name="Bloodstain" table:display="true" table:show-details="true"/>
                <table:data-pilot-member table:name="Birthday Bash" table:display="true" table:show-details="true"/>
                <table:data-pilot-member table:name="Beyond Reality" table:display="true" table:show-details="true"/>
                <table:data-pilot-member table:name="Bermuda Triangle" table:display="true" table:show-details="true"/>
                <table:data-pilot-member table:name="Bauhaus" table:display="true" table:show-details="true"/>
                <table:data-pilot-member table:name="Batman Doom: Reborn" table:display="true" table:show-details="true"/>
                <table:data-pilot-member table:name="Batman Doom" table:display="true" table:show-details="true"/>
                <table:data-pilot-member table:name="Base Ganymede" table:display="true" table:show-details="true"/>
                <table:data-pilot-member table:name="Balls" table:display="true" table:show-details="true"/>
                <table:data-pilot-member table:name="Back to Saturn X Episode﻿ 3: Instructions to the﻿ Rusty Time Machine﻿﻿" table:display="true" table:show-details="true"/>
                <table:data-pilot-member table:name="Back to Saturn X E2: Tower in the Fountain of Sparks" table:display="true" table:show-details="true"/>
                <table:data-pilot-member table:name="Back to Saturn X E1: Get Out of My Stations" table:display="true" table:show-details="true"/>
                <table:data-pilot-member table:name="Back to Basics" table:display="true" table:show-details="true"/>
                <table:data-pilot-member table:name="Axolotl" table:display="true" table:show-details="true"/>
                <table:data-pilot-member table:name="Awakening" table:display="true" table:show-details="true"/>
                <table:data-pilot-member table:name="Avactor" table:display="true" table:show-details="true"/>
                <table:data-pilot-member table:name="AUGER﻿;﻿ZENITH" table:display="true" table:show-details="true"/>
                <table:data-pilot-member table:name="Atmospheric﻿﻿﻿﻿﻿﻿ ﻿Extinction﻿" table:display="true" table:show-details="true"/>
                <table:data-pilot-member table:name="Assault on Tei Tenga" table:display="true" table:show-details="true"/>
                <table:data-pilot-member table:name="Ashes 2063" table:display="true" table:show-details="true"/>
                <table:data-pilot-member table:name="Arrival" table:display="true" table:show-details="true"/>
                <table:data-pilot-member table:name="Army of Darkness TC" table:display="true" table:show-details="true"/>
                <table:data-pilot-member table:name="Armadosia The Mad Corridor" table:display="true" table:show-details="true"/>
                <table:data-pilot-member table:name="Area 51" table:display="true" table:show-details="true"/>
                <table:data-pilot-member table:name="Arch-Vile Jump" table:display="true" table:show-details="true"/>
                <table:data-pilot-member table:name="Arcadia Demade" table:display="true" table:show-details="true"/>
                <table:data-pilot-member table:name="Antaresian Reliquary" table:display="true" table:show-details="true"/>
                <table:data-pilot-member table:name="Ancient Aliens" table:display="true" table:show-details="true"/>
                <table:data-pilot-member table:name="Alpha Invasion" table:display="true" table:show-details="true"/>
                <table:data-pilot-member table:name="Alpha Accident: Terra Nova" table:display="true" table:show-details="true"/>
                <table:data-pilot-member table:name="All Hell is Breaking Loose" table:display="true" table:show-details="true"/>
                <table:data-pilot-member table:name="Aliens TC" table:display="true" table:show-details="true"/>
                <table:data-pilot-member table:name="Alienated" table:display="true" table:show-details="true"/>
                <table:data-pilot-member table:name="Alien Vendetta" table:display="true" table:show-details="true"/>
                <table:data-pilot-member table:name="Akeldama" table:display="true" table:show-details="true"/>
                <table:data-pilot-member table:name="Aeternum" table:display="true" table:show-details="true"/>
                <table:data-pilot-member table:name="Action Doom" table:display="true" table:show-details="true"/>
                <table:data-pilot-member table:name="Absolutely Killed" table:display="true" table:show-details="true"/>
                <table:data-pilot-member table:name="Abandon" table:display="true" table:show-details="true"/>
                <table:data-pilot-member table:name="A.L.T." table:display="true" table:show-details="true"/>
                <table:data-pilot-member table:name="A Boy and His Barrel" table:display="true" table:show-details="true"/>
                <table:data-pilot-member table:name="5till L1 Complex" table:display="true" table:show-details="true"/>
                <table:data-pilot-member table:name="50 Shades of Graytall" table:display="true" table:show-details="true"/>
                <table:data-pilot-member table:name="50 Monsters" table:display="true" table:show-details="true"/>
                <table:data-pilot-member table:name="4 Seasons of Doom" table:display="true" table:show-details="true"/>
                <table:data-pilot-member table:name="30,000 Levels" table:display="true" table:show-details="true"/>
                <table:data-pilot-member table:name="3 Heures d'agonie 3" table:display="true" table:show-details="true"/>
                <table:data-pilot-member table:name="2castles" table:display="true" table:show-details="true"/>
                <table:data-pilot-member table:name="2048 Unleashed" table:display="true" table:show-details="true"/>
                <table:data-pilot-member table:name="2002: A Doom Odyssey" table:display="true" table:show-details="true"/>
                <table:data-pilot-member table:name="20 Monsters Community Project" table:display="true" table:show-details="true"/>
                <table:data-pilot-member table:name="180 Minutes Pour Vivre" table:display="true" table:show-details="true"/>
                <table:data-pilot-member table:name="1000 Lines 3: Community Project" table:display="true" table:show-details="true"/>
                <table:data-pilot-member table:name="1000 Line 2 Community Project" table:display="true" table:show-details="true"/>
                <table:data-pilot-member table:name="10 Sectors" table:display="true" table:show-details="true"/>
                <table:data-pilot-member table:name="1 Monster Megawad" table:display="true" table:show-details="true"/>
                <table:data-pilot-member table:name="007: Licence to Spell DooM" table:display="true" table:show-details="true"/>
                <table:data-pilot-member table:name="19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0" number:min-decimal-places="0" number:min-integer-digits="3"/>
    </number:number-style>
    <number:number-style style:name="N124">
      <number:number number:decimal-places="3" number:min-decimal-places="3" number:min-integer-digits="0"/>
    </number:number-style>
    <number:number-style style:name="N125">
      <number:number number:decimal-places="3" number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gray_20_background" style:display-name="gray background" style:family="table-cell" style:parent-style-name="Default">
      <style:table-cell-properties fo:background-color="#cccccc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/00/0000</text:date>, <text:time style:data-style-name="N2" text:time-value="14:07:47.932515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7-10T14:19:36.477124443</dc:date>
    <meta:editing-duration>P6DT19H15M27S</meta:editing-duration>
    <meta:editing-cycles>687</meta:editing-cycles>
    <meta:generator>LibreOffice/7.2.7.2$Linux_X86_64 LibreOffice_project/20$Build-2</meta:generator>
    <meta:document-statistic meta:table-count="6" meta:cell-count="1109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100" chart:origin="0" chart:interval-major="50" chart:gap-width="75" chart:overlap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75" chart:overlap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loext:label-stroke-color="#3465a4" chart:link-data-style-to-source="true" chart:label-position="inside"/>
      <style:graphic-properties draw:stroke="none" draw:fill-color="#0000ff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svg:stroke-color="#3465a4"/>
    </style:style>
    <style:style style:name="ch12" style:family="chart" style:data-style-name="N0">
      <style:chart-properties loext:label-stroke-color="#3465a4" chart:link-data-style-to-source="true" chart:label-position="center" style:rotation-angle="90"/>
      <style:graphic-properties draw:stroke="none" draw:fill-color="#575757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near-origin"/>
      <style:graphic-properties draw:stroke="none" draw:fill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2.435cm" svg:y="1.22cm" style:legend-expansion="custom" svg:width="6.502cm" svg:height="0.721cm" style:legend-expansion-aspect-ratio="9.01803051317615" chart:style-name="ch2"/>
        <chart:plot-area chart:style-name="ch3" table:cell-range-address="Years.A2:Years.D31 Years.A1:Years.B1" chart:data-source-has-labels="both" svg:x="0.725cm" svg:y="0.367cm" svg:width="26.859cm" svg:height="12.162cm">
          <chart:coordinate-region svg:x="1.567cm" svg:y="0.567cm" svg:width="25.175cm" svg:height="11.121cm"/>
          <chart:axis chart:dimension="x" chart:name="primary-x" chart:style-name="ch4" chartooo:axis-type="text">
            <chart:categories table:cell-range-address="Years.A2:Years.A3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Years.C2:Years.C31" loext:hide-legend="true" chart:label-cell-address="Years.B1:Years.B1" chart:class="chart:bar">
            <chart:data-point chart:style-name="ch10" chart:repeated="2"/>
            <chart:data-point/>
            <chart:data-point chart:style-name="ch10"/>
            <chart:data-point chart:repeated="3"/>
            <chart:data-point chart:style-name="ch10"/>
            <chart:data-point chart:repeated="22"/>
            <chart:data-label chart:style-name="ch11"/>
          </chart:series>
          <chart:series chart:attached-axis="primary-y" chart:style-name="ch12" chart:values-cell-range-address="Years.B2:Years.B31" chart:label-cell-address="Years.B1:Years.B1" chart:class="chart:bar">
            <chart:data-point chart:repeated="30"/>
            <chart:data-label chart:style-name="ch11"/>
          </chart:series>
          <chart:series chart:attached-axis="primary-y" chart:style-name="ch13" chart:values-cell-range-address="Years.D2:Years.D31" loext:hide-legend="true" chart:class="chart:bar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 Most Voted WAD</text:p>
                <draw:g>
                  <svg:desc>Years.B1:Years.B1</svg:desc>
                </draw:g>
              </table:table-cell>
              <table:table-cell office:value-type="string">
                <text:p>The Most Voted WAD</text:p>
                <draw:g>
                  <svg:desc>Years.B1:Years.B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31</svg:desc>
                </draw:g>
              </table:table-cell>
              <table:table-cell office:value-type="float" office:value="59">
                <text:p>59</text:p>
                <draw:g>
                  <svg:desc>Years.C2:Years.C31</svg:desc>
                </draw:g>
              </table:table-cell>
              <table:table-cell office:value-type="float" office:value="18">
                <text:p>18</text:p>
                <draw:g>
                  <svg:desc>Years.B2:Years.B31</svg:desc>
                </draw:g>
              </table:table-cell>
              <table:table-cell office:value-type="float" office:value="77">
                <text:p>77</text:p>
                <draw:g>
                  <svg:desc>Years.D2:Years.D31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90">
                <text:p>390</text:p>
              </table:table-cell>
              <table:table-cell office:value-type="float" office:value="118">
                <text:p>11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74">
                <text:p>174</text:p>
              </table:table-cell>
              <table:table-cell office:value-type="float" office:value="148">
                <text:p>14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02">
                <text:p>102</text:p>
              </table:table-cell>
              <table:table-cell office:value-type="float" office:value="429">
                <text:p>42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4">
                <text:p>204</text:p>
              </table:table-cell>
              <table:table-cell office:value-type="float" office:value="307">
                <text:p>30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12">
                <text:p>112</text:p>
              </table:table-cell>
              <table:table-cell office:value-type="float" office:value="24">
                <text:p>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29">
                <text:p>229</text:p>
              </table:table-cell>
              <table:table-cell office:value-type="float" office:value="404">
                <text:p>40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6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3">
                <text:p>203</text:p>
              </table:table-cell>
              <table:table-cell office:value-type="float" office:value="145">
                <text:p>14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3">
                <text:p>363</text:p>
              </table:table-cell>
              <table:table-cell office:value-type="float" office:value="172">
                <text:p>17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57">
                <text:p>257</text:p>
              </table:table-cell>
              <table:table-cell office:value-type="float" office:value="78">
                <text:p>7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72">
                <text:p>272</text:p>
              </table:table-cell>
              <table:table-cell office:value-type="float" office:value="309">
                <text:p>30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81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63">
                <text:p>463</text:p>
              </table:table-cell>
              <table:table-cell office:value-type="float" office:value="274">
                <text:p>274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8">
                <text:p>618</text:p>
              </table:table-cell>
              <table:table-cell office:value-type="float" office:value="440">
                <text:p>44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2">
                <text:p>562</text:p>
              </table:table-cell>
              <table:table-cell office:value-type="float" office:value="474">
                <text:p>47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62">
                <text:p>262</text:p>
              </table:table-cell>
              <table:table-cell office:value-type="float" office:value="100">
                <text:p>1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05">
                <text:p>305</text:p>
              </table:table-cell>
              <table:table-cell office:value-type="float" office:value="343">
                <text:p>34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54">
                <text:p>254</text:p>
              </table:table-cell>
              <table:table-cell office:value-type="float" office:value="83">
                <text:p>8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76">
                <text:p>176</text:p>
              </table:table-cell>
              <table:table-cell office:value-type="float" office:value="30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14">
                <text:p>214</text:p>
              </table:table-cell>
              <table:table-cell office:value-type="float" office:value="38">
                <text:p>3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BA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opacity draw:name="ChartTransparencyGradient_20_1" draw:display-name="ChartTransparencyGradient 1" draw:style="linear" draw:start="100%" draw:end="100%" draw:angle="0deg" draw:border="0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opacity draw:name="ChartTransparencyGradient_20_1" draw:display-name="ChartTransparencyGradient 1" draw:style="linear" draw:start="100%" draw:end="100%" draw:angle="0deg" draw:border="0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